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e8e6e3" loext:opacity="100%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e8e6e3" loext:opacity="100%" fo:letter-spacing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e8e6e3" loext:opacity="100%" fo:letter-spacing="normal"/>
    </style:style>
    <style:style style:name="P4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e8e6e3" loext:opacity="100%" fo:letter-spacing="normal"/>
    </style:style>
    <style:style style:name="P5" style:family="paragraph" style:parent-style-name="Preformatted_20_Text">
      <style:paragraph-properties fo:orphans="2" fo:widows="2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text:span text:style-name="T1">&gt; Training Environment:</text:span></text:p>
      <text:p text:style-name="P3"><text:s/><text:span text:style-name="T1">| &gt; Backend: Torch</text:span></text:p>
      <text:p text:style-name="P3"><text:s/><text:span text:style-name="T1">| &gt; Mixed precision: True</text:span></text:p>
      <text:p text:style-name="P3"><text:s/><text:span text:style-name="T1">| &gt; Precision: fp16</text:span></text:p>
      <text:p text:style-name="P3"><text:s/><text:span text:style-name="T1">| &gt; Current device: 0</text:span></text:p>
      <text:p text:style-name="P3"><text:s/><text:span text:style-name="T1">| &gt; Num. of GPUs: 1</text:span></text:p>
      <text:p text:style-name="P3"><text:s/><text:span text:style-name="T1">| &gt; Num. of CPUs: 4</text:span></text:p>
      <text:p text:style-name="P3"><text:s/><text:span text:style-name="T1">| &gt; Num. of Torch Threads: 2</text:span></text:p>
      <text:p text:style-name="P3"><text:s/><text:span text:style-name="T1">| &gt; Torch seed: 54321</text:span></text:p>
      <text:p text:style-name="P3"><text:s/><text:span text:style-name="T1">| &gt; Torch CUDNN: True</text:span></text:p>
      <text:p text:style-name="P3"><text:s/><text:span text:style-name="T1">| &gt; Torch CUDNN deterministic: False</text:span></text:p>
      <text:p text:style-name="P3"><text:s/><text:span text:style-name="T1">| &gt; Torch CUDNN benchmark: True</text:span></text:p>
      <text:p text:style-name="P3"><text:s/><text:span text:style-name="T1">| &gt; Torch TF32 MatMul: False</text:span></text:p>
      <text:p text:style-name="P3"><text:s/><text:span text:style-name="T1">&gt; Start Tensorboard: tensorboard --logdir=/kaggle/working/vits_4_nov-May-14-2025_10+28AM-0000000</text:span></text:p>
      <text:p text:style-name="P3"><text:s/><text:span text:style-name="T1">&gt; Restoring from checkpoint_877000.pth ...</text:span></text:p>
      <text:p text:style-name="P3"><text:s/><text:span text:style-name="T1">&gt; Restoring Model...</text:span></text:p>
      <text:p text:style-name="P3"><text:s/><text:span text:style-name="T1">&gt; Restoring Optimizer...</text:span></text:p>
      <text:p text:style-name="P3"><text:s/><text:span text:style-name="T1">&gt; Restoring Scaler...</text:span></text:p>
      <text:p text:style-name="P3"><text:s/><text:span text:style-name="T1">&gt; Model restored from step 877000</text:span></text:p>
      <text:p text:style-name="P5"/>
      <text:p text:style-name="P3"><text:s/><text:span text:style-name="T1">&gt; Model has 83050540 parameters</text:span></text:p>
      <text:p text:style-name="P5"/>
      <text:p text:style-name="P1">[4m[1m &gt; EPOCH: 0/50[0m</text:p>
      <text:p text:style-name="P3"><text:s/><text:span text:style-name="T1">--&gt; /kaggle/working/vits_4_nov-May-14-2025_10+28AM-0000000</text:span></text:p>
      <text:p text:style-name="P5"/>
      <text:p text:style-name="P1">[1m &gt; TRAINING (2025-05-14 10:28:49) [0m</text:p>
      <text:p text:style-name="P5"/>
      <text:p text:style-name="P1">[1m <text:s text:c="2"/>--&gt; TIME: 2025-05-14 10:30:10 -- STEP: 99/630 -- GLOBAL_STEP: 877100[0m</text:p>
      <text:p text:style-name="P3"><text:s text:c="5"/><text:span text:style-name="T1">| &gt; loss_disc: 2.541196346282959 <text:s/>(2.583098987136225)</text:span></text:p>
      <text:p text:style-name="P3"><text:s text:c="5"/><text:span text:style-name="T1">| &gt; loss_disc_real_0: 0.20284852385520935 <text:s/>(0.17028560549622834)</text:span></text:p>
      <text:p text:style-name="P3"><text:s text:c="5"/><text:span text:style-name="T1">| &gt; loss_disc_real_1: 0.19826216995716095 <text:s/>(0.21420876922631504)</text:span></text:p>
      <text:p text:style-name="P3"><text:s text:c="5"/><text:span text:style-name="T1">| &gt; loss_disc_real_2: 0.25432053208351135 <text:s/>(0.2280016639316925)</text:span></text:p>
      <text:p text:style-name="P3"><text:s text:c="5"/><text:span text:style-name="T1">| &gt; loss_disc_real_3: 0.23575444519519806 <text:s/>(0.227563643846849)</text:span></text:p>
      <text:p text:style-name="P3"><text:s text:c="5"/><text:span text:style-name="T1">| &gt; loss_disc_real_4: 0.24201123416423798 <text:s/>(0.23676217324805982)</text:span></text:p>
      <text:p text:style-name="P3"><text:s text:c="5"/><text:span text:style-name="T1">| &gt; loss_disc_real_5: 0.2607475221157074 <text:s/>(0.2283143029369489)</text:span></text:p>
      <text:p text:style-name="P3"><text:s text:c="5"/><text:span text:style-name="T1">| &gt; loss_0: 2.541196346282959 <text:s/>(2.583098987136225)</text:span></text:p>
      <text:p text:style-name="P3"><text:s text:c="5"/><text:span text:style-name="T1">| &gt; grad_norm_0: tensor(7.8930, device='cuda:0') <text:s/>(tensor(20.8855, device='cuda:0'))</text:span></text:p>
      <text:p text:style-name="P3"><text:s text:c="5"/><text:span text:style-name="T1">| &gt; loss_gen: 2.324298143386841 <text:s/>(2.231554644276398)</text:span></text:p>
      <text:p text:style-name="P3"><text:s text:c="5"/><text:span text:style-name="T1">| &gt; loss_kl: 1.5612194538116455 <text:s/>(1.5566532419185446)</text:span></text:p>
      <text:p text:style-name="P3"><text:s text:c="5"/><text:span text:style-name="T1">| &gt; loss_feat: 6.414757251739502 <text:s/>(7.076604583046653)</text:span></text:p>
      <text:p text:style-name="P3"><text:s text:c="5"/><text:span text:style-name="T1">| &gt; loss_mel: 16.319232940673828 <text:s/>(15.508287978894783)</text:span></text:p>
      <text:p text:style-name="P3"><text:s text:c="5"/><text:span text:style-name="T1">| &gt; loss_duration: 1.4498400688171387 <text:s/>(1.4432771591225066)</text:span></text:p>
      <text:p text:style-name="P3"><text:s text:c="5"/><text:span text:style-name="T1">| &gt; amp_scaler: 256.0 <text:s/>(636.1212121212118)</text:span></text:p>
      <text:p text:style-name="P3"><text:s text:c="5"/><text:span text:style-name="T1">| &gt; loss_1: 28.06934928894043 <text:s/>(27.81637773610125)</text:span></text:p>
      <text:p text:style-name="P3"><text:s text:c="5"/><text:span text:style-name="T1">| &gt; grad_norm_1: tensor(159.8710, device='cuda:0') <text:s/>(tensor(248.6020, device='cuda:0'))</text:span></text:p>
      <text:p text:style-name="P3"><text:s text:c="5"/><text:span text:style-name="T1">| &gt; current_lr_0: 0.0002 </text:span></text:p>
      <text:p text:style-name="P3"><text:s text:c="5"/><text:span text:style-name="T1">| &gt; current_lr_1: 0.0002 </text:span></text:p>
      <text:p text:style-name="P3"><text:s text:c="5"/><text:span text:style-name="T1">| &gt; step_time: 0.6971 <text:s/>(0.7194715509511004)</text:span></text:p>
      <text:p text:style-name="P3"><text:s text:c="5"/><text:span text:style-name="T1">| &gt; loader_time: 0.0058 <text:s/>(0.0054759112271395615)</text:span></text:p>
      <text:p text:style-name="P5"/>
      <text:p text:style-name="P5"/>
      <text:p text:style-name="P1">[1m <text:s text:c="2"/>--&gt; TIME: 2025-05-14 10:31:24 -- STEP: 199/630 -- GLOBAL_STEP: 877200[0m</text:p>
      <text:p text:style-name="P3"><text:s text:c="5"/><text:span text:style-name="T1">| &gt; loss_disc: 2.5696399211883545 <text:s/>(2.59817287670308)</text:span></text:p>
      <text:p text:style-name="P3"><text:s text:c="5"/><text:span text:style-name="T1">| &gt; loss_disc_real_0: 0.11310849338769913 <text:s/>(0.16996975943221518)</text:span></text:p>
      <text:p text:style-name="P3"><text:s text:c="5"/><text:span text:style-name="T1">| &gt; loss_disc_real_1: 0.2000749707221985 <text:s/>(0.2144461447120312)</text:span></text:p>
      <text:p text:style-name="P3"><text:s text:c="5"/><text:span text:style-name="T1">| &gt; loss_disc_real_2: 0.2251717448234558 <text:s/>(0.22797891370315648)</text:span></text:p>
      <text:p text:style-name="P3"><text:s text:c="5"/><text:span text:style-name="T1">| &gt; loss_disc_real_3: 0.21167348325252533 <text:s/>(0.230459611544657)</text:span></text:p>
      <text:p text:style-name="P3"><text:s text:c="5"/><text:span text:style-name="T1">| &gt; loss_disc_real_4: 0.23473016917705536 <text:s/>(0.23955846124857513)</text:span></text:p>
      <text:p text:style-name="P3"><text:s text:c="5"/><text:span text:style-name="T1">| &gt; loss_disc_real_5: 0.24328827857971191 <text:s/>(0.23221386092991086)</text:span></text:p>
      <text:p text:style-name="P3"><text:s text:c="5"/><text:span text:style-name="T1">| &gt; loss_0: 2.5696399211883545 <text:s/>(2.59817287670308)</text:span></text:p>
      <text:p text:style-name="P3"><text:soft-page-break/><text:s text:c="5"/><text:span text:style-name="T1">| &gt; grad_norm_0: tensor(10.7297, device='cuda:0') <text:s/>(tensor(19.0180, device='cuda:0'))</text:span></text:p>
      <text:p text:style-name="P3"><text:s text:c="5"/><text:span text:style-name="T1">| &gt; loss_gen: 2.029984712600708 <text:s/>(2.2090387518082433)</text:span></text:p>
      <text:p text:style-name="P3"><text:s text:c="5"/><text:span text:style-name="T1">| &gt; loss_kl: 1.4565503597259521 <text:s/>(1.5865955754141108)</text:span></text:p>
      <text:p text:style-name="P3"><text:s text:c="5"/><text:span text:style-name="T1">| &gt; loss_feat: 7.017753601074219 <text:s/>(6.9812930097532035)</text:span></text:p>
      <text:p text:style-name="P3"><text:s text:c="5"/><text:span text:style-name="T1">| &gt; loss_mel: 14.679983139038086 <text:s/>(15.5458496755092)</text:span></text:p>
      <text:p text:style-name="P3"><text:s text:c="5"/><text:span text:style-name="T1">| &gt; loss_duration: 1.424647569656372 <text:s/>(1.393087724345414)</text:span></text:p>
      <text:p text:style-name="P3"><text:s text:c="5"/><text:span text:style-name="T1">| &gt; amp_scaler: 256.0 <text:s/>(445.10552763819067)</text:span></text:p>
      <text:p text:style-name="P3"><text:s text:c="5"/><text:span text:style-name="T1">| &gt; loss_1: 26.60892105102539 <text:s/>(27.71586473742921)</text:span></text:p>
      <text:p text:style-name="P3"><text:s text:c="5"/><text:span text:style-name="T1">| &gt; grad_norm_1: tensor(83.8757, device='cuda:0') <text:s/>(tensor(240.1375, device='cuda:0'))</text:span></text:p>
      <text:p text:style-name="P3"><text:s text:c="5"/><text:span text:style-name="T1">| &gt; current_lr_0: 0.0002 </text:span></text:p>
      <text:p text:style-name="P3"><text:s text:c="5"/><text:span text:style-name="T1">| &gt; current_lr_1: 0.0002 </text:span></text:p>
      <text:p text:style-name="P3"><text:s text:c="5"/><text:span text:style-name="T1">| &gt; step_time: 0.5854 <text:s/>(0.7231272764541395)</text:span></text:p>
      <text:p text:style-name="P3"><text:s text:c="5"/><text:span text:style-name="T1">| &gt; loader_time: 0.0064 <text:s/>(0.005929011196347338)</text:span></text:p>
      <text:p text:style-name="P5"/>
      <text:p text:style-name="P5"/>
      <text:p text:style-name="P1">[1m <text:s text:c="2"/>--&gt; TIME: 2025-05-14 10:32:42 -- STEP: 299/630 -- GLOBAL_STEP: 877300[0m</text:p>
      <text:p text:style-name="P3"><text:s text:c="5"/><text:span text:style-name="T1">| &gt; loss_disc: 2.637537956237793 <text:s/>(2.5965678476569645)</text:span></text:p>
      <text:p text:style-name="P3"><text:s text:c="5"/><text:span text:style-name="T1">| &gt; loss_disc_real_0: 0.10217836499214172 <text:s/>(0.17167144732232076)</text:span></text:p>
      <text:p text:style-name="P3"><text:s text:c="5"/><text:span text:style-name="T1">| &gt; loss_disc_real_1: 0.1999306082725525 <text:s/>(0.21346425656291557)</text:span></text:p>
      <text:p text:style-name="P3"><text:s text:c="5"/><text:span text:style-name="T1">| &gt; loss_disc_real_2: 0.2410740703344345 <text:s/>(0.22852222252649607)</text:span></text:p>
      <text:p text:style-name="P3"><text:s text:c="5"/><text:span text:style-name="T1">| &gt; loss_disc_real_3: 0.27172544598579407 <text:s/>(0.23054160835551576)</text:span></text:p>
      <text:p text:style-name="P3"><text:s text:c="5"/><text:span text:style-name="T1">| &gt; loss_disc_real_4: 0.23348262906074524 <text:s/>(0.23922175717194344)</text:span></text:p>
      <text:p text:style-name="P3"><text:s text:c="5"/><text:span text:style-name="T1">| &gt; loss_disc_real_5: 0.2823101878166199 <text:s/>(0.231475421268007)</text:span></text:p>
      <text:p text:style-name="P3"><text:s text:c="5"/><text:span text:style-name="T1">| &gt; loss_0: 2.637537956237793 <text:s/>(2.5965678476569645)</text:span></text:p>
      <text:p text:style-name="P3"><text:s text:c="5"/><text:span text:style-name="T1">| &gt; grad_norm_0: tensor(25.3562, device='cuda:0') <text:s/>(tensor(19.5521, device='cuda:0'))</text:span></text:p>
      <text:p text:style-name="P3"><text:s text:c="5"/><text:span text:style-name="T1">| &gt; loss_gen: 2.209883213043213 <text:s/>(2.2026778770529702)</text:span></text:p>
      <text:p text:style-name="P3"><text:s text:c="5"/><text:span text:style-name="T1">| &gt; loss_kl: 1.5382657051086426 <text:s/>(1.5951844162765554)</text:span></text:p>
      <text:p text:style-name="P3"><text:s text:c="5"/><text:span text:style-name="T1">| &gt; loss_feat: 7.015866756439209 <text:s/>(6.8902633995515465)</text:span></text:p>
      <text:p text:style-name="P3"><text:s text:c="5"/><text:span text:style-name="T1">| &gt; loss_mel: 15.651371955871582 <text:s/>(15.543730614576052)</text:span></text:p>
      <text:p text:style-name="P3"><text:s text:c="5"/><text:span text:style-name="T1">| &gt; loss_duration: 1.4375065565109253 <text:s/>(1.3953236756117455)</text:span></text:p>
      <text:p text:style-name="P3"><text:s text:c="5"/><text:span text:style-name="T1">| &gt; amp_scaler: 256.0 <text:s/>(381.8595317725751)</text:span></text:p>
      <text:p text:style-name="P3"><text:s text:c="5"/><text:span text:style-name="T1">| &gt; loss_1: 27.852893829345703 <text:s/>(27.627180048454573)</text:span></text:p>
      <text:p text:style-name="P3"><text:s text:c="5"/><text:span text:style-name="T1">| &gt; grad_norm_1: tensor(141.1728, device='cuda:0') <text:s/>(tensor(248.9879, device='cuda:0'))</text:span></text:p>
      <text:p text:style-name="P3"><text:s text:c="5"/><text:span text:style-name="T1">| &gt; current_lr_0: 0.0002 </text:span></text:p>
      <text:p text:style-name="P3"><text:s text:c="5"/><text:span text:style-name="T1">| &gt; current_lr_1: 0.0002 </text:span></text:p>
      <text:p text:style-name="P3"><text:s text:c="5"/><text:span text:style-name="T1">| &gt; step_time: 1.0355 <text:s/>(0.7392290284402395)</text:span></text:p>
      <text:p text:style-name="P3"><text:s text:c="5"/><text:span text:style-name="T1">| &gt; loader_time: 0.0089 <text:s/>(0.00650849549666695)</text:span></text:p>
      <text:p text:style-name="P5"/>
      <text:p text:style-name="P5"/>
      <text:p text:style-name="P1">[1m <text:s text:c="2"/>--&gt; TIME: 2025-05-14 10:34:08 -- STEP: 399/630 -- GLOBAL_STEP: 877400[0m</text:p>
      <text:p text:style-name="P3"><text:s text:c="5"/><text:span text:style-name="T1">| &gt; loss_disc: 2.5036776065826416 <text:s/>(2.5935029613045524)</text:span></text:p>
      <text:p text:style-name="P3"><text:s text:c="5"/><text:span text:style-name="T1">| &gt; loss_disc_real_0: 0.15859703719615936 <text:s/>(0.1726315132433311)</text:span></text:p>
      <text:p text:style-name="P3"><text:s text:c="5"/><text:span text:style-name="T1">| &gt; loss_disc_real_1: 0.17949408292770386 <text:s/>(0.21400433409034758)</text:span></text:p>
      <text:p text:style-name="P3"><text:s text:c="5"/><text:span text:style-name="T1">| &gt; loss_disc_real_2: 0.23355287313461304 <text:s/>(0.22863891156843133)</text:span></text:p>
      <text:p text:style-name="P3"><text:s text:c="5"/><text:span text:style-name="T1">| &gt; loss_disc_real_3: 0.24674323201179504 <text:s/>(0.23046086963854337)</text:span></text:p>
      <text:p text:style-name="P3"><text:s text:c="5"/><text:span text:style-name="T1">| &gt; loss_disc_real_4: 0.22616897523403168 <text:s/>(0.23901906781328053)</text:span></text:p>
      <text:p text:style-name="P3"><text:s text:c="5"/><text:span text:style-name="T1">| &gt; loss_disc_real_5: 0.18244747817516327 <text:s/>(0.22836134397893917)</text:span></text:p>
      <text:p text:style-name="P3"><text:s text:c="5"/><text:span text:style-name="T1">| &gt; loss_0: 2.5036776065826416 <text:s/>(2.5935029613045524)</text:span></text:p>
      <text:p text:style-name="P3"><text:s text:c="5"/><text:span text:style-name="T1">| &gt; grad_norm_0: tensor(25.0814, device='cuda:0') <text:s/>(tensor(20.7856, device='cuda:0'))</text:span></text:p>
      <text:p text:style-name="P3"><text:s text:c="5"/><text:span text:style-name="T1">| &gt; loss_gen: 2.049567699432373 <text:s/>(2.208144545555115)</text:span></text:p>
      <text:p text:style-name="P3"><text:s text:c="5"/><text:span text:style-name="T1">| &gt; loss_kl: 1.5183061361312866 <text:s/>(1.6032853739004684)</text:span></text:p>
      <text:p text:style-name="P3"><text:s text:c="5"/><text:span text:style-name="T1">| &gt; loss_feat: 6.140530586242676 <text:s/>(6.887340947201379)</text:span></text:p>
      <text:p text:style-name="P3"><text:s text:c="5"/><text:span text:style-name="T1">| &gt; loss_mel: 15.255861282348633 <text:s/>(15.529142857792982)</text:span></text:p>
      <text:p text:style-name="P3"><text:s text:c="5"/><text:span text:style-name="T1">| &gt; loss_duration: 1.4309537410736084 <text:s/>(1.398575850596703)</text:span></text:p>
      <text:p text:style-name="P3"><text:s text:c="5"/><text:span text:style-name="T1">| &gt; amp_scaler: 256.0 <text:s/>(350.31578947368405)</text:span></text:p>
      <text:p text:style-name="P3"><text:s text:c="5"/><text:span text:style-name="T1">| &gt; loss_1: 26.395219802856445 <text:s/>(27.626489634501908)</text:span></text:p>
      <text:p text:style-name="P3"><text:s text:c="5"/><text:span text:style-name="T1">| &gt; grad_norm_1: tensor(249.0735, device='cuda:0') <text:s/>(tensor(261.4655, device='cuda:0'))</text:span></text:p>
      <text:p text:style-name="P3"><text:s text:c="5"/><text:span text:style-name="T1">| &gt; current_lr_0: 0.0002 </text:span></text:p>
      <text:p text:style-name="P3"><text:soft-page-break/><text:s text:c="5"/><text:span text:style-name="T1">| &gt; current_lr_1: 0.0002 </text:span></text:p>
      <text:p text:style-name="P3"><text:s text:c="5"/><text:span text:style-name="T1">| &gt; step_time: 0.7836 <text:s/>(0.7656899388870201)</text:span></text:p>
      <text:p text:style-name="P3"><text:s text:c="5"/><text:span text:style-name="T1">| &gt; loader_time: 0.0096 <text:s/>(0.007098129219877391)</text:span></text:p>
      <text:p text:style-name="P5"/>
      <text:p text:style-name="P5"/>
      <text:p text:style-name="P1">[1m <text:s text:c="2"/>--&gt; TIME: 2025-05-14 10:35:44 -- STEP: 499/630 -- GLOBAL_STEP: 877500[0m</text:p>
      <text:p text:style-name="P3"><text:s text:c="5"/><text:span text:style-name="T1">| &gt; loss_disc: 2.5580368041992188 <text:s/>(2.599084942039841)</text:span></text:p>
      <text:p text:style-name="P3"><text:s text:c="5"/><text:span text:style-name="T1">| &gt; loss_disc_real_0: 0.1362900286912918 <text:s/>(0.17268126902874106)</text:span></text:p>
      <text:p text:style-name="P3"><text:s text:c="5"/><text:span text:style-name="T1">| &gt; loss_disc_real_1: 0.24070052802562714 <text:s/>(0.21417419260035536)</text:span></text:p>
      <text:p text:style-name="P3"><text:s text:c="5"/><text:span text:style-name="T1">| &gt; loss_disc_real_2: 0.1872912049293518 <text:s/>(0.22916918389782878)</text:span></text:p>
      <text:p text:style-name="P3"><text:s text:c="5"/><text:span text:style-name="T1">| &gt; loss_disc_real_3: 0.23501206934452057 <text:s/>(0.23039158309748273)</text:span></text:p>
      <text:p text:style-name="P3"><text:s text:c="5"/><text:span text:style-name="T1">| &gt; loss_disc_real_4: 0.2016042023897171 <text:s/>(0.23975408635660259)</text:span></text:p>
      <text:p text:style-name="P3"><text:s text:c="5"/><text:span text:style-name="T1">| &gt; loss_disc_real_5: 0.19868752360343933 <text:s/>(0.23006371099628758)</text:span></text:p>
      <text:p text:style-name="P3"><text:s text:c="5"/><text:span text:style-name="T1">| &gt; loss_0: 2.5580368041992188 <text:s/>(2.599084942039841)</text:span></text:p>
      <text:p text:style-name="P3"><text:s text:c="5"/><text:span text:style-name="T1">| &gt; grad_norm_0: tensor(12.5176, device='cuda:0') <text:s/>(tensor(19.3417, device='cuda:0'))</text:span></text:p>
      <text:p text:style-name="P3"><text:s text:c="5"/><text:span text:style-name="T1">| &gt; loss_gen: 2.0745630264282227 <text:s/>(2.195856654094549)</text:span></text:p>
      <text:p text:style-name="P3"><text:s text:c="5"/><text:span text:style-name="T1">| &gt; loss_kl: 1.6381635665893555 <text:s/>(1.6032603489373156)</text:span></text:p>
      <text:p text:style-name="P3"><text:s text:c="5"/><text:span text:style-name="T1">| &gt; loss_feat: 6.355065822601318 <text:s/>(6.812628305507806)</text:span></text:p>
      <text:p text:style-name="P3"><text:s text:c="5"/><text:span text:style-name="T1">| &gt; loss_mel: 15.931011199951172 <text:s/>(15.53354621841339)</text:span></text:p>
      <text:p text:style-name="P3"><text:s text:c="5"/><text:span text:style-name="T1">| &gt; loss_duration: 1.517388105392456 <text:s/>(1.4125814886991392)</text:span></text:p>
      <text:p text:style-name="P3"><text:s text:c="5"/><text:span text:style-name="T1">| &gt; amp_scaler: 256.0 <text:s/>(331.4148296593185)</text:span></text:p>
      <text:p text:style-name="P3"><text:s text:c="5"/><text:span text:style-name="T1">| &gt; loss_1: 27.516189575195312 <text:s/>(27.557873070359474)</text:span></text:p>
      <text:p text:style-name="P3"><text:s text:c="5"/><text:span text:style-name="T1">| &gt; grad_norm_1: tensor(128.4508, device='cuda:0') <text:s/>(tensor(236.6487, device='cuda:0'))</text:span></text:p>
      <text:p text:style-name="P3"><text:s text:c="5"/><text:span text:style-name="T1">| &gt; current_lr_0: 0.0002 </text:span></text:p>
      <text:p text:style-name="P3"><text:s text:c="5"/><text:span text:style-name="T1">| &gt; current_lr_1: 0.0002 </text:span></text:p>
      <text:p text:style-name="P3"><text:s text:c="5"/><text:span text:style-name="T1">| &gt; step_time: 1.1726 <text:s/>(0.8010818595159985)</text:span></text:p>
      <text:p text:style-name="P3"><text:s text:c="5"/><text:span text:style-name="T1">| &gt; loader_time: 0.0102 <text:s/>(0.0076235172027098634)</text:span></text:p>
      <text:p text:style-name="P5"/>
      <text:p text:style-name="P5"/>
      <text:p text:style-name="P3"><text:s/><text:span text:style-name="T1">&gt; CHECKPOINT : /kaggle/working/vits_4_nov-May-14-2025_10+28AM-0000000/checkpoint_877500.pth</text:span></text:p>
      <text:p text:style-name="P5"/>
      <text:p text:style-name="P1">[1m <text:s text:c="2"/>--&gt; TIME: 2025-05-14 10:37:44 -- STEP: 599/630 -- GLOBAL_STEP: 877600[0m</text:p>
      <text:p text:style-name="P3"><text:s text:c="5"/><text:span text:style-name="T1">| &gt; loss_disc: 2.654987096786499 <text:s/>(2.5985878584579947)</text:span></text:p>
      <text:p text:style-name="P3"><text:s text:c="5"/><text:span text:style-name="T1">| &gt; loss_disc_real_0: 0.1970704197883606 <text:s/>(0.1727115317731349)</text:span></text:p>
      <text:p text:style-name="P3"><text:s text:c="5"/><text:span text:style-name="T1">| &gt; loss_disc_real_1: 0.20512540638446808 <text:s/>(0.21445139936592822)</text:span></text:p>
      <text:p text:style-name="P3"><text:s text:c="5"/><text:span text:style-name="T1">| &gt; loss_disc_real_2: 0.18022485077381134 <text:s/>(0.22891314740670549)</text:span></text:p>
      <text:p text:style-name="P3"><text:s text:c="5"/><text:span text:style-name="T1">| &gt; loss_disc_real_3: 0.21067610383033752 <text:s/>(0.2302025156795282)</text:span></text:p>
      <text:p text:style-name="P3"><text:s text:c="5"/><text:span text:style-name="T1">| &gt; loss_disc_real_4: 0.22382207214832306 <text:s/>(0.24002311320257108)</text:span></text:p>
      <text:p text:style-name="P3"><text:s text:c="5"/><text:span text:style-name="T1">| &gt; loss_disc_real_5: 0.2397259771823883 <text:s/>(0.2301416313633298)</text:span></text:p>
      <text:p text:style-name="P3"><text:s text:c="5"/><text:span text:style-name="T1">| &gt; loss_0: 2.654987096786499 <text:s/>(2.5985878584579947)</text:span></text:p>
      <text:p text:style-name="P3"><text:s text:c="5"/><text:span text:style-name="T1">| &gt; grad_norm_0: tensor(17.7733, device='cuda:0') <text:s/>(tensor(19.4302, device='cuda:0'))</text:span></text:p>
      <text:p text:style-name="P3"><text:s text:c="5"/><text:span text:style-name="T1">| &gt; loss_gen: 1.9668817520141602 <text:s/>(2.19531105217432)</text:span></text:p>
      <text:p text:style-name="P3"><text:s text:c="5"/><text:span text:style-name="T1">| &gt; loss_kl: 1.4726840257644653 <text:s/>(1.608320862303592)</text:span></text:p>
      <text:p text:style-name="P3"><text:s text:c="5"/><text:span text:style-name="T1">| &gt; loss_feat: 5.841393947601318 <text:s/>(6.787265382744437)</text:span></text:p>
      <text:p text:style-name="P3"><text:s text:c="5"/><text:span text:style-name="T1">| &gt; loss_mel: 15.384966850280762 <text:s/>(15.559310445005389)</text:span></text:p>
      <text:p text:style-name="P3"><text:s text:c="5"/><text:span text:style-name="T1">| &gt; loss_duration: 1.4878348112106323 <text:s/>(1.4231590524141697)</text:span></text:p>
      <text:p text:style-name="P3"><text:s text:c="5"/><text:span text:style-name="T1">| &gt; amp_scaler: 256.0 <text:s/>(318.82470784641066)</text:span></text:p>
      <text:p text:style-name="P3"><text:s text:c="5"/><text:span text:style-name="T1">| &gt; loss_1: 26.153762817382812 <text:s/>(27.573366840216085)</text:span></text:p>
      <text:p text:style-name="P3"><text:s text:c="5"/><text:span text:style-name="T1">| &gt; grad_norm_1: tensor(304.6707, device='cuda:0') <text:s/>(tensor(238.8102, device='cuda:0'))</text:span></text:p>
      <text:p text:style-name="P3"><text:s text:c="5"/><text:span text:style-name="T1">| &gt; current_lr_0: 0.0002 </text:span></text:p>
      <text:p text:style-name="P3"><text:s text:c="5"/><text:span text:style-name="T1">| &gt; current_lr_1: 0.0002 </text:span></text:p>
      <text:p text:style-name="P3"><text:s text:c="5"/><text:span text:style-name="T1">| &gt; step_time: 1.4531 <text:s/>(0.8606340391608033)</text:span></text:p>
      <text:p text:style-name="P3"><text:s text:c="5"/><text:span text:style-name="T1">| &gt; loader_time: 0.0124 <text:s/>(0.008283108821098308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oft-page-break/><text:s text:c="5"/><text:span text:style-name="T1">| &gt; avg_loader_time: 0.005259593327840169 [0m(+0)</text:span></text:p>
      <text:p text:style-name="P3"><text:s text:c="5"/><text:span text:style-name="T1">| &gt; avg_loss_disc: 2.6548799872398376 [0m(+0)</text:span></text:p>
      <text:p text:style-name="P3"><text:s text:c="5"/><text:span text:style-name="T1">| &gt; avg_loss_disc_real_0: 0.10644166668256123 [0m(+0)</text:span></text:p>
      <text:p text:style-name="P3"><text:s text:c="5"/><text:span text:style-name="T1">| &gt; avg_loss_disc_real_1: 0.2484812339146932 [0m(+0)</text:span></text:p>
      <text:p text:style-name="P3"><text:s text:c="5"/><text:span text:style-name="T1">| &gt; avg_loss_disc_real_2: 0.167192243039608 [0m(+0)</text:span></text:p>
      <text:p text:style-name="P3"><text:s text:c="5"/><text:span text:style-name="T1">| &gt; avg_loss_disc_real_3: 0.2078298938771089 [0m(+0)</text:span></text:p>
      <text:p text:style-name="P3"><text:s text:c="5"/><text:span text:style-name="T1">| &gt; avg_loss_disc_real_4: 0.25538210446635884 [0m(+0)</text:span></text:p>
      <text:p text:style-name="P3"><text:s text:c="5"/><text:span text:style-name="T1">| &gt; avg_loss_disc_real_5: 0.2178861709932486 [0m(+0)</text:span></text:p>
      <text:p text:style-name="P3"><text:s text:c="5"/><text:span text:style-name="T1">| &gt; avg_loss_0: 2.6548799872398376 [0m(+0)</text:span></text:p>
      <text:p text:style-name="P3"><text:s text:c="5"/><text:span text:style-name="T1">| &gt; avg_loss_gen: 1.8552529613176982 [0m(+0)</text:span></text:p>
      <text:p text:style-name="P3"><text:s text:c="5"/><text:span text:style-name="T1">| &gt; avg_loss_kl: 1.760383317867915 [0m(+0)</text:span></text:p>
      <text:p text:style-name="P3"><text:s text:c="5"/><text:span text:style-name="T1">| &gt; avg_loss_feat: 6.7177348136901855 [0m(+0)</text:span></text:p>
      <text:p text:style-name="P3"><text:s text:c="5"/><text:span text:style-name="T1">| &gt; avg_loss_mel: 15.871013402938843 [0m(+0)</text:span></text:p>
      <text:p text:style-name="P3"><text:s text:c="5"/><text:span text:style-name="T1">| &gt; avg_loss_duration: 1.5238793989022572 [0m(+0)</text:span></text:p>
      <text:p text:style-name="P3"><text:s text:c="5"/><text:span text:style-name="T1">| &gt; avg_loss_1: 27.728264172871906 [0m(+0)</text:span></text:p>
      <text:p text:style-name="P5"/>
      <text:p text:style-name="P3"><text:s/><text:span text:style-name="T1">&gt; BEST MODEL : /kaggle/working/vits_4_nov-May-14-2025_10+28AM-0000000/best_model_877631.pth</text:span></text:p>
      <text:p text:style-name="P5"/>
      <text:p text:style-name="P1">[4m[1m &gt; EPOCH: 1/50[0m</text:p>
      <text:p text:style-name="P3"><text:s/><text:span text:style-name="T1">--&gt; /kaggle/working/vits_4_nov-May-14-2025_10+28AM-0000000</text:span></text:p>
      <text:p text:style-name="P5"/>
      <text:p text:style-name="P1">[1m &gt; TRAINING (2025-05-14 10:38:53) [0m</text:p>
      <text:p text:style-name="P5"/>
      <text:p text:style-name="P1">[1m <text:s text:c="2"/>--&gt; TIME: 2025-05-14 10:39:30 -- STEP: 69/630 -- GLOBAL_STEP: 877700[0m</text:p>
      <text:p text:style-name="P3"><text:s text:c="5"/><text:span text:style-name="T1">| &gt; loss_disc: 2.5716302394866943 <text:s/>(2.6018410143644903)</text:span></text:p>
      <text:p text:style-name="P3"><text:s text:c="5"/><text:span text:style-name="T1">| &gt; loss_disc_real_0: 0.266626238822937 <text:s/>(0.17447043944528137)</text:span></text:p>
      <text:p text:style-name="P3"><text:s text:c="5"/><text:span text:style-name="T1">| &gt; loss_disc_real_1: 0.17372985184192657 <text:s/>(0.2145699342523796)</text:span></text:p>
      <text:p text:style-name="P3"><text:s text:c="5"/><text:span text:style-name="T1">| &gt; loss_disc_real_2: 0.21889646351337433 <text:s/>(0.22977175617563553)</text:span></text:p>
      <text:p text:style-name="P3"><text:s text:c="5"/><text:span text:style-name="T1">| &gt; loss_disc_real_3: 0.22407829761505127 <text:s/>(0.22902384400367737)</text:span></text:p>
      <text:p text:style-name="P3"><text:s text:c="5"/><text:span text:style-name="T1">| &gt; loss_disc_real_4: 0.250437468290329 <text:s/>(0.2420167398193608)</text:span></text:p>
      <text:p text:style-name="P3"><text:s text:c="5"/><text:span text:style-name="T1">| &gt; loss_disc_real_5: 0.2260865867137909 <text:s/>(0.23255455925844717)</text:span></text:p>
      <text:p text:style-name="P3"><text:s text:c="5"/><text:span text:style-name="T1">| &gt; loss_0: 2.5716302394866943 <text:s/>(2.6018410143644903)</text:span></text:p>
      <text:p text:style-name="P3"><text:s text:c="5"/><text:span text:style-name="T1">| &gt; grad_norm_0: tensor(36.9208, device='cuda:0') <text:s/>(tensor(18.8026, device='cuda:0'))</text:span></text:p>
      <text:p text:style-name="P3"><text:s text:c="5"/><text:span text:style-name="T1">| &gt; loss_gen: 2.1733953952789307 <text:s/>(2.2124019532963843)</text:span></text:p>
      <text:p text:style-name="P3"><text:s text:c="5"/><text:span text:style-name="T1">| &gt; loss_kl: 1.757939100265503 <text:s/>(1.5921217479567598)</text:span></text:p>
      <text:p text:style-name="P3"><text:s text:c="5"/><text:span text:style-name="T1">| &gt; loss_feat: 7.15437126159668 <text:s/>(6.988252736520075)</text:span></text:p>
      <text:p text:style-name="P3"><text:s text:c="5"/><text:span text:style-name="T1">| &gt; loss_mel: 15.670079231262207 <text:s/>(15.51419404624165)</text:span></text:p>
      <text:p text:style-name="P3"><text:s text:c="5"/><text:span text:style-name="T1">| &gt; loss_duration: 1.4457192420959473 <text:s/>(1.4357048065766043)</text:span></text:p>
      <text:p text:style-name="P3"><text:s text:c="5"/><text:span text:style-name="T1">| &gt; amp_scaler: 256.0 <text:s/>(256.0)</text:span></text:p>
      <text:p text:style-name="P3"><text:s text:c="5"/><text:span text:style-name="T1">| &gt; loss_1: 28.20150375366211 <text:s/>(27.74267525603806)</text:span></text:p>
      <text:p text:style-name="P3"><text:s text:c="5"/><text:span text:style-name="T1">| &gt; grad_norm_1: tensor(567.2295, device='cuda:0') <text:s/>(tensor(255.3572, device='cuda:0'))</text:span></text:p>
      <text:p text:style-name="P3"><text:s text:c="5"/><text:span text:style-name="T1">| &gt; current_lr_0: 0.000199975 </text:span></text:p>
      <text:p text:style-name="P3"><text:s text:c="5"/><text:span text:style-name="T1">| &gt; current_lr_1: 0.000199975 </text:span></text:p>
      <text:p text:style-name="P3"><text:s text:c="5"/><text:span text:style-name="T1">| &gt; step_time: 0.5161 <text:s/>(0.5247562864552373)</text:span></text:p>
      <text:p text:style-name="P3"><text:s text:c="5"/><text:span text:style-name="T1">| &gt; loader_time: 0.0051 <text:s/>(0.0051648685897606)</text:span></text:p>
      <text:p text:style-name="P5"/>
      <text:p text:style-name="P5"/>
      <text:p text:style-name="P1">[1m <text:s text:c="2"/>--&gt; TIME: 2025-05-14 10:40:27 -- STEP: 169/630 -- GLOBAL_STEP: 877800[0m</text:p>
      <text:p text:style-name="P3"><text:s text:c="5"/><text:span text:style-name="T1">| &gt; loss_disc: 2.691209077835083 <text:s/>(2.5913256018824833)</text:span></text:p>
      <text:p text:style-name="P3"><text:s text:c="5"/><text:span text:style-name="T1">| &gt; loss_disc_real_0: 0.2154233455657959 <text:s/>(0.17167555179292635)</text:span></text:p>
      <text:p text:style-name="P3"><text:s text:c="5"/><text:span text:style-name="T1">| &gt; loss_disc_real_1: 0.21937382221221924 <text:s/>(0.21296556726009888)</text:span></text:p>
      <text:p text:style-name="P3"><text:s text:c="5"/><text:span text:style-name="T1">| &gt; loss_disc_real_2: 0.21364463865756989 <text:s/>(0.23009426830082955)</text:span></text:p>
      <text:p text:style-name="P3"><text:s text:c="5"/><text:span text:style-name="T1">| &gt; loss_disc_real_3: 0.20549863576889038 <text:s/>(0.22930673549513844)</text:span></text:p>
      <text:p text:style-name="P3"><text:s text:c="5"/><text:span text:style-name="T1">| &gt; loss_disc_real_4: 0.24030040204524994 <text:s/>(0.24038844401314413)</text:span></text:p>
      <text:p text:style-name="P3"><text:s text:c="5"/><text:span text:style-name="T1">| &gt; loss_disc_real_5: 0.30724528431892395 <text:s/>(0.2316025540497176)</text:span></text:p>
      <text:p text:style-name="P3"><text:s text:c="5"/><text:span text:style-name="T1">| &gt; loss_0: 2.691209077835083 <text:s/>(2.5913256018824833)</text:span></text:p>
      <text:p text:style-name="P3"><text:s text:c="5"/><text:span text:style-name="T1">| &gt; grad_norm_0: tensor(22.2899, device='cuda:0') <text:s/>(tensor(19.3623, device='cuda:0'))</text:span></text:p>
      <text:p text:style-name="P3"><text:s text:c="5"/><text:span text:style-name="T1">| &gt; loss_gen: 2.5276482105255127 <text:s/>(2.211769889092304)</text:span></text:p>
      <text:p text:style-name="P3"><text:s text:c="5"/><text:span text:style-name="T1">| &gt; loss_kl: 1.425126075744629 <text:s/>(1.596593714324681)</text:span></text:p>
      <text:p text:style-name="P3"><text:s text:c="5"/><text:span text:style-name="T1">| &gt; loss_feat: 7.501079559326172 <text:s/>(6.939584825165879)</text:span></text:p>
      <text:p text:style-name="P3"><text:soft-page-break/><text:s text:c="5"/><text:span text:style-name="T1">| &gt; loss_mel: 15.82955265045166 <text:s/>(15.553203153892381)</text:span></text:p>
      <text:p text:style-name="P3"><text:s text:c="5"/><text:span text:style-name="T1">| &gt; loss_duration: 1.4860965013504028 <text:s/>(1.3842212899902162)</text:span></text:p>
      <text:p text:style-name="P3"><text:s text:c="5"/><text:span text:style-name="T1">| &gt; amp_scaler: 256.0 <text:s/>(256.0)</text:span></text:p>
      <text:p text:style-name="P3"><text:s text:c="5"/><text:span text:style-name="T1">| &gt; loss_1: 28.76950454711914 <text:s/>(27.68537291126139)</text:span></text:p>
      <text:p text:style-name="P3"><text:s text:c="5"/><text:span text:style-name="T1">| &gt; grad_norm_1: tensor(457.5830, device='cuda:0') <text:s/>(tensor(253.8017, device='cuda:0'))</text:span></text:p>
      <text:p text:style-name="P3"><text:s text:c="5"/><text:span text:style-name="T1">| &gt; current_lr_0: 0.000199975 </text:span></text:p>
      <text:p text:style-name="P3"><text:s text:c="5"/><text:span text:style-name="T1">| &gt; current_lr_1: 0.000199975 </text:span></text:p>
      <text:p text:style-name="P3"><text:s text:c="5"/><text:span text:style-name="T1">| &gt; step_time: 0.5882 <text:s/>(0.5419546951203653)</text:span></text:p>
      <text:p text:style-name="P3"><text:s text:c="5"/><text:span text:style-name="T1">| &gt; loader_time: 0.0064 <text:s/>(0.0057019891118156845)</text:span></text:p>
      <text:p text:style-name="P5"/>
      <text:p text:style-name="P5"/>
      <text:p text:style-name="P1">[1m <text:s text:c="2"/>--&gt; TIME: 2025-05-14 10:41:29 -- STEP: 269/630 -- GLOBAL_STEP: 877900[0m</text:p>
      <text:p text:style-name="P3"><text:s text:c="5"/><text:span text:style-name="T1">| &gt; loss_disc: 2.5869736671447754 <text:s/>(2.598857665150582)</text:span></text:p>
      <text:p text:style-name="P3"><text:s text:c="5"/><text:span text:style-name="T1">| &gt; loss_disc_real_0: 0.2444716840982437 <text:s/>(0.17202929315956988)</text:span></text:p>
      <text:p text:style-name="P3"><text:s text:c="5"/><text:span text:style-name="T1">| &gt; loss_disc_real_1: 0.20690885186195374 <text:s/>(0.2145472049823924)</text:span></text:p>
      <text:p text:style-name="P3"><text:s text:c="5"/><text:span text:style-name="T1">| &gt; loss_disc_real_2: 0.23589393496513367 <text:s/>(0.2311623966716036)</text:span></text:p>
      <text:p text:style-name="P3"><text:s text:c="5"/><text:span text:style-name="T1">| &gt; loss_disc_real_3: 0.19940897822380066 <text:s/>(0.22931945938824722)</text:span></text:p>
      <text:p text:style-name="P3"><text:s text:c="5"/><text:span text:style-name="T1">| &gt; loss_disc_real_4: 0.20271266996860504 <text:s/>(0.2419478077316816)</text:span></text:p>
      <text:p text:style-name="P3"><text:s text:c="5"/><text:span text:style-name="T1">| &gt; loss_disc_real_5: 0.23216240108013153 <text:s/>(0.22845399252322526)</text:span></text:p>
      <text:p text:style-name="P3"><text:s text:c="5"/><text:span text:style-name="T1">| &gt; loss_0: 2.5869736671447754 <text:s/>(2.598857665150582)</text:span></text:p>
      <text:p text:style-name="P3"><text:s text:c="5"/><text:span text:style-name="T1">| &gt; grad_norm_0: tensor(11.4563, device='cuda:0') <text:s/>(tensor(21.9312, device='cuda:0'))</text:span></text:p>
      <text:p text:style-name="P3"><text:s text:c="5"/><text:span text:style-name="T1">| &gt; loss_gen: 2.3009955883026123 <text:s/>(2.2136464610862023)</text:span></text:p>
      <text:p text:style-name="P3"><text:s text:c="5"/><text:span text:style-name="T1">| &gt; loss_kl: 1.4130150079727173 <text:s/>(1.6007059759366915)</text:span></text:p>
      <text:p text:style-name="P3"><text:s text:c="5"/><text:span text:style-name="T1">| &gt; loss_feat: 6.563141822814941 <text:s/>(6.892141464474476)</text:span></text:p>
      <text:p text:style-name="P3"><text:s text:c="5"/><text:span text:style-name="T1">| &gt; loss_mel: 15.765031814575195 <text:s/>(15.572424172468788)</text:span></text:p>
      <text:p text:style-name="P3"><text:s text:c="5"/><text:span text:style-name="T1">| &gt; loss_duration: 1.4731621742248535 <text:s/>(1.3918518909291264)</text:span></text:p>
      <text:p text:style-name="P3"><text:s text:c="5"/><text:span text:style-name="T1">| &gt; amp_scaler: 256.0 <text:s/>(256.0)</text:span></text:p>
      <text:p text:style-name="P3"><text:s text:c="5"/><text:span text:style-name="T1">| &gt; loss_1: 27.515344619750977 <text:s/>(27.670769999904707)</text:span></text:p>
      <text:p text:style-name="P3"><text:s text:c="5"/><text:span text:style-name="T1">| &gt; grad_norm_1: tensor(91.9019, device='cuda:0') <text:s/>(tensor(290.2534, device='cuda:0'))</text:span></text:p>
      <text:p text:style-name="P3"><text:s text:c="5"/><text:span text:style-name="T1">| &gt; current_lr_0: 0.000199975 </text:span></text:p>
      <text:p text:style-name="P3"><text:s text:c="5"/><text:span text:style-name="T1">| &gt; current_lr_1: 0.000199975 </text:span></text:p>
      <text:p text:style-name="P3"><text:s text:c="5"/><text:span text:style-name="T1">| &gt; step_time: 0.6135 <text:s/>(0.5686290618655401)</text:span></text:p>
      <text:p text:style-name="P3"><text:s text:c="5"/><text:span text:style-name="T1">| &gt; loader_time: 0.0072 <text:s/>(0.006298240675802124)</text:span></text:p>
      <text:p text:style-name="P5"/>
      <text:p text:style-name="P5"/>
      <text:p text:style-name="P1">[1m <text:s text:c="2"/>--&gt; TIME: 2025-05-14 10:42:36 -- STEP: 369/630 -- GLOBAL_STEP: 878000[0m</text:p>
      <text:p text:style-name="P3"><text:s text:c="5"/><text:span text:style-name="T1">| &gt; loss_disc: 2.654486656188965 <text:s/>(2.6088957780098836)</text:span></text:p>
      <text:p text:style-name="P3"><text:s text:c="5"/><text:span text:style-name="T1">| &gt; loss_disc_real_0: 0.28468233346939087 <text:s/>(0.17333781478931584)</text:span></text:p>
      <text:p text:style-name="P3"><text:s text:c="5"/><text:span text:style-name="T1">| &gt; loss_disc_real_1: 0.2235957533121109 <text:s/>(0.21427653265516286)</text:span></text:p>
      <text:p text:style-name="P3"><text:s text:c="5"/><text:span text:style-name="T1">| &gt; loss_disc_real_2: 0.25052693486213684 <text:s/>(0.23119856804851593)</text:span></text:p>
      <text:p text:style-name="P3"><text:s text:c="5"/><text:span text:style-name="T1">| &gt; loss_disc_real_3: 0.24912118911743164 <text:s/>(0.2297056522472764)</text:span></text:p>
      <text:p text:style-name="P3"><text:s text:c="5"/><text:span text:style-name="T1">| &gt; loss_disc_real_4: 0.2608570456504822 <text:s/>(0.242215686414623)</text:span></text:p>
      <text:p text:style-name="P3"><text:s text:c="5"/><text:span text:style-name="T1">| &gt; loss_disc_real_5: 0.2599897086620331 <text:s/>(0.2316656325083115)</text:span></text:p>
      <text:p text:style-name="P3"><text:s text:c="5"/><text:span text:style-name="T1">| &gt; loss_0: 2.654486656188965 <text:s/>(2.6088957780098836)</text:span></text:p>
      <text:p text:style-name="P3"><text:s text:c="5"/><text:span text:style-name="T1">| &gt; grad_norm_0: tensor(9.4669, device='cuda:0') <text:s/>(tensor(19.8528, device='cuda:0'))</text:span></text:p>
      <text:p text:style-name="P3"><text:s text:c="5"/><text:span text:style-name="T1">| &gt; loss_gen: 2.2195019721984863 <text:s/>(2.192004329143824)</text:span></text:p>
      <text:p text:style-name="P3"><text:s text:c="5"/><text:span text:style-name="T1">| &gt; loss_kl: 1.581434726715088 <text:s/>(1.599710757170267)</text:span></text:p>
      <text:p text:style-name="P3"><text:s text:c="5"/><text:span text:style-name="T1">| &gt; loss_feat: 6.473280906677246 <text:s/>(6.84010898259274)</text:span></text:p>
      <text:p text:style-name="P3"><text:s text:c="5"/><text:span text:style-name="T1">| &gt; loss_mel: 15.222283363342285 <text:s/>(15.551348854209673)</text:span></text:p>
      <text:p text:style-name="P3"><text:s text:c="5"/><text:span text:style-name="T1">| &gt; loss_duration: 1.4342799186706543 <text:s/>(1.4108323162487206)</text:span></text:p>
      <text:p text:style-name="P3"><text:s text:c="5"/><text:span text:style-name="T1">| &gt; amp_scaler: 256.0 <text:s/>(256.0)</text:span></text:p>
      <text:p text:style-name="P3"><text:s text:c="5"/><text:span text:style-name="T1">| &gt; loss_1: 26.930782318115234 <text:s/>(27.594005259071913)</text:span></text:p>
      <text:p text:style-name="P3"><text:s text:c="5"/><text:span text:style-name="T1">| &gt; grad_norm_1: tensor(142.0419, device='cuda:0') <text:s/>(tensor(250.1096, device='cuda:0'))</text:span></text:p>
      <text:p text:style-name="P3"><text:s text:c="5"/><text:span text:style-name="T1">| &gt; current_lr_0: 0.000199975 </text:span></text:p>
      <text:p text:style-name="P3"><text:s text:c="5"/><text:span text:style-name="T1">| &gt; current_lr_1: 0.000199975 </text:span></text:p>
      <text:p text:style-name="P3"><text:s text:c="5"/><text:span text:style-name="T1">| &gt; step_time: 0.6786 <text:s/>(0.5926478768428804)</text:span></text:p>
      <text:p text:style-name="P3"><text:s text:c="5"/><text:span text:style-name="T1">| &gt; loader_time: 0.0094 <text:s/>(0.006803429869778434)</text:span></text:p>
      <text:p text:style-name="P5"/>
      <text:p text:style-name="P5"/>
      <text:p text:style-name="P3"><text:soft-page-break/><text:s/><text:span text:style-name="T1">&gt; CHECKPOINT : /kaggle/working/vits_4_nov-May-14-2025_10+28AM-0000000/checkpoint_878000.pth</text:span></text:p>
      <text:p text:style-name="P5"/>
      <text:p text:style-name="P1">[1m <text:s text:c="2"/>--&gt; TIME: 2025-05-14 10:43:54 -- STEP: 469/630 -- GLOBAL_STEP: 878100[0m</text:p>
      <text:p text:style-name="P3"><text:s text:c="5"/><text:span text:style-name="T1">| &gt; loss_disc: 2.4152846336364746 <text:s/>(2.6089282279838115)</text:span></text:p>
      <text:p text:style-name="P3"><text:s text:c="5"/><text:span text:style-name="T1">| &gt; loss_disc_real_0: 0.1606421172618866 <text:s/>(0.1742007955273331)</text:span></text:p>
      <text:p text:style-name="P3"><text:s text:c="5"/><text:span text:style-name="T1">| &gt; loss_disc_real_1: 0.14918045699596405 <text:s/>(0.21396954281370778)</text:span></text:p>
      <text:p text:style-name="P3"><text:s text:c="5"/><text:span text:style-name="T1">| &gt; loss_disc_real_2: 0.24584928154945374 <text:s/>(0.2301022190529146)</text:span></text:p>
      <text:p text:style-name="P3"><text:s text:c="5"/><text:span text:style-name="T1">| &gt; loss_disc_real_3: 0.20289729535579681 <text:s/>(0.22933112272321543)</text:span></text:p>
      <text:p text:style-name="P3"><text:s text:c="5"/><text:span text:style-name="T1">| &gt; loss_disc_real_4: 0.21950066089630127 <text:s/>(0.24219400249818748)</text:span></text:p>
      <text:p text:style-name="P3"><text:s text:c="5"/><text:span text:style-name="T1">| &gt; loss_disc_real_5: 0.2431793361902237 <text:s/>(0.23260357118110414)</text:span></text:p>
      <text:p text:style-name="P3"><text:s text:c="5"/><text:span text:style-name="T1">| &gt; loss_0: 2.4152846336364746 <text:s/>(2.6089282279838115)</text:span></text:p>
      <text:p text:style-name="P3"><text:s text:c="5"/><text:span text:style-name="T1">| &gt; grad_norm_0: tensor(28.7089, device='cuda:0') <text:s/>(tensor(18.9020, device='cuda:0'))</text:span></text:p>
      <text:p text:style-name="P3"><text:s text:c="5"/><text:span text:style-name="T1">| &gt; loss_gen: 2.2141740322113037 <text:s/>(2.1811010527458246)</text:span></text:p>
      <text:p text:style-name="P3"><text:s text:c="5"/><text:span text:style-name="T1">| &gt; loss_kl: 1.612919807434082 <text:s/>(1.6087443546445643)</text:span></text:p>
      <text:p text:style-name="P3"><text:s text:c="5"/><text:span text:style-name="T1">| &gt; loss_feat: 6.450411319732666 <text:s/>(6.79440152975542)</text:span></text:p>
      <text:p text:style-name="P3"><text:s text:c="5"/><text:span text:style-name="T1">| &gt; loss_mel: 15.073073387145996 <text:s/>(15.550834822502217)</text:span></text:p>
      <text:p text:style-name="P3"><text:s text:c="5"/><text:span text:style-name="T1">| &gt; loss_duration: 1.4879441261291504 <text:s/>(1.410957959669231)</text:span></text:p>
      <text:p text:style-name="P3"><text:s text:c="5"/><text:span text:style-name="T1">| &gt; amp_scaler: 256.0 <text:s/>(256.0)</text:span></text:p>
      <text:p text:style-name="P3"><text:s text:c="5"/><text:span text:style-name="T1">| &gt; loss_1: 26.838523864746094 <text:s/>(27.54603975210617)</text:span></text:p>
      <text:p text:style-name="P3"><text:s text:c="5"/><text:span text:style-name="T1">| &gt; grad_norm_1: tensor(130.6561, device='cuda:0') <text:s/>(tensor(232.4310, device='cuda:0'))</text:span></text:p>
      <text:p text:style-name="P3"><text:s text:c="5"/><text:span text:style-name="T1">| &gt; current_lr_0: 0.000199975 </text:span></text:p>
      <text:p text:style-name="P3"><text:s text:c="5"/><text:span text:style-name="T1">| &gt; current_lr_1: 0.000199975 </text:span></text:p>
      <text:p text:style-name="P3"><text:s text:c="5"/><text:span text:style-name="T1">| &gt; step_time: 0.7476 <text:s/>(0.6228327425812346)</text:span></text:p>
      <text:p text:style-name="P3"><text:s text:c="5"/><text:span text:style-name="T1">| &gt; loader_time: 0.0091 <text:s/>(0.007359659748036724)</text:span></text:p>
      <text:p text:style-name="P5"/>
      <text:p text:style-name="P5"/>
      <text:p text:style-name="P1">[1m <text:s text:c="2"/>--&gt; TIME: 2025-05-14 10:45:19 -- STEP: 569/630 -- GLOBAL_STEP: 878200[0m</text:p>
      <text:p text:style-name="P3"><text:s text:c="5"/><text:span text:style-name="T1">| &gt; loss_disc: 2.7293074131011963 <text:s/>(2.6087126166204575)</text:span></text:p>
      <text:p text:style-name="P3"><text:s text:c="5"/><text:span text:style-name="T1">| &gt; loss_disc_real_0: 0.11625935882329941 <text:s/>(0.1748797724216601)</text:span></text:p>
      <text:p text:style-name="P3"><text:s text:c="5"/><text:span text:style-name="T1">| &gt; loss_disc_real_1: 0.13457779586315155 <text:s/>(0.21401740298958355)</text:span></text:p>
      <text:p text:style-name="P3"><text:s text:c="5"/><text:span text:style-name="T1">| &gt; loss_disc_real_2: 0.21359945833683014 <text:s/>(0.22968720394613873)</text:span></text:p>
      <text:p text:style-name="P3"><text:s text:c="5"/><text:span text:style-name="T1">| &gt; loss_disc_real_3: 0.26273319125175476 <text:s/>(0.22961038780547607)</text:span></text:p>
      <text:p text:style-name="P3"><text:s text:c="5"/><text:span text:style-name="T1">| &gt; loss_disc_real_4: 0.22170795500278473 <text:s/>(0.24141934563803547)</text:span></text:p>
      <text:p text:style-name="P3"><text:s text:c="5"/><text:span text:style-name="T1">| &gt; loss_disc_real_5: 0.2840225398540497 <text:s/>(0.2321208407464052)</text:span></text:p>
      <text:p text:style-name="P3"><text:s text:c="5"/><text:span text:style-name="T1">| &gt; loss_0: 2.7293074131011963 <text:s/>(2.6087126166204575)</text:span></text:p>
      <text:p text:style-name="P3"><text:s text:c="5"/><text:span text:style-name="T1">| &gt; grad_norm_0: tensor(9.5172, device='cuda:0') <text:s/>(tensor(19.6457, device='cuda:0'))</text:span></text:p>
      <text:p text:style-name="P3"><text:s text:c="5"/><text:span text:style-name="T1">| &gt; loss_gen: 1.8731251955032349 <text:s/>(2.1872111535868424)</text:span></text:p>
      <text:p text:style-name="P3"><text:s text:c="5"/><text:span text:style-name="T1">| &gt; loss_kl: 1.6253676414489746 <text:s/>(1.6086590386442645)</text:span></text:p>
      <text:p text:style-name="P3"><text:s text:c="5"/><text:span text:style-name="T1">| &gt; loss_feat: 6.4404988288879395 <text:s/>(6.782436059103699)</text:span></text:p>
      <text:p text:style-name="P3"><text:s text:c="5"/><text:span text:style-name="T1">| &gt; loss_mel: 15.555947303771973 <text:s/>(15.561029928639819)</text:span></text:p>
      <text:p text:style-name="P3"><text:s text:c="5"/><text:span text:style-name="T1">| &gt; loss_duration: 1.459883213043213 <text:s/>(1.4217141292635715)</text:span></text:p>
      <text:p text:style-name="P3"><text:s text:c="5"/><text:span text:style-name="T1">| &gt; amp_scaler: 256.0 <text:s/>(256.0)</text:span></text:p>
      <text:p text:style-name="P3"><text:s text:c="5"/><text:span text:style-name="T1">| &gt; loss_1: 26.954822540283203 <text:s/>(27.561050321180087)</text:span></text:p>
      <text:p text:style-name="P3"><text:s text:c="5"/><text:span text:style-name="T1">| &gt; grad_norm_1: tensor(50.3489, device='cuda:0') <text:s/>(tensor(235.7838, device='cuda:0'))</text:span></text:p>
      <text:p text:style-name="P3"><text:s text:c="5"/><text:span text:style-name="T1">| &gt; current_lr_0: 0.000199975 </text:span></text:p>
      <text:p text:style-name="P3"><text:s text:c="5"/><text:span text:style-name="T1">| &gt; current_lr_1: 0.000199975 </text:span></text:p>
      <text:p text:style-name="P3"><text:s text:c="5"/><text:span text:style-name="T1">| &gt; step_time: 0.9485 <text:s/>(0.6591813476307734)</text:span></text:p>
      <text:p text:style-name="P3"><text:s text:c="5"/><text:span text:style-name="T1">| &gt; loader_time: 0.0113 <text:s/>(0.007917424706457368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047003428141276 [0m(-0.00021258989969889265)</text:span></text:p>
      <text:p text:style-name="P3"><text:s text:c="5"/><text:span text:style-name="T1">| &gt; avg_loss_disc:[92m 2.516577184200287 [0m(-0.13830280303955078)</text:span></text:p>
      <text:p text:style-name="P3"><text:s text:c="5"/><text:span text:style-name="T1">| &gt; avg_loss_disc_real_0:[91m 0.18219377224644026 [0m(+0.07575210556387903)</text:span></text:p>
      <text:p text:style-name="P3"><text:s text:c="5"/><text:span text:style-name="T1">| &gt; avg_loss_disc_real_1:[92m 0.24094446251789728 [0m(-0.007536771396795927)</text:span></text:p>
      <text:p text:style-name="P3"><text:soft-page-break/><text:s text:c="5"/><text:span text:style-name="T1">| &gt; avg_loss_disc_real_2:[91m 0.21221857517957687 [0m(+0.04502633213996887)</text:span></text:p>
      <text:p text:style-name="P3"><text:s text:c="5"/><text:span text:style-name="T1">| &gt; avg_loss_disc_real_3:[91m 0.26245762904485065 [0m(+0.05462773516774175)</text:span></text:p>
      <text:p text:style-name="P3"><text:s text:c="5"/><text:span text:style-name="T1">| &gt; avg_loss_disc_real_4:[92m 0.2553660770257314 [0m(-1.6027440627452982e-05)</text:span></text:p>
      <text:p text:style-name="P3"><text:s text:c="5"/><text:span text:style-name="T1">| &gt; avg_loss_disc_real_5:[91m 0.2224112239976724 [0m(+0.004525053004423796)</text:span></text:p>
      <text:p text:style-name="P3"><text:s text:c="5"/><text:span text:style-name="T1">| &gt; avg_loss_0:[92m 2.516577184200287 [0m(-0.13830280303955078)</text:span></text:p>
      <text:p text:style-name="P3"><text:s text:c="5"/><text:span text:style-name="T1">| &gt; avg_loss_gen:[91m 2.2598869800567627 [0m(+0.40463401873906446)</text:span></text:p>
      <text:p text:style-name="P3"><text:s text:c="5"/><text:span text:style-name="T1">| &gt; avg_loss_kl:[91m 1.8486497004826863 [0m(+0.08826638261477138)</text:span></text:p>
      <text:p text:style-name="P3"><text:s text:c="5"/><text:span text:style-name="T1">| &gt; avg_loss_feat:[91m 6.772546807924907 [0m(+0.05481199423472116)</text:span></text:p>
      <text:p text:style-name="P3"><text:s text:c="5"/><text:span text:style-name="T1">| &gt; avg_loss_mel:[92m 15.197856267293295 [0m(-0.6731571356455479)</text:span></text:p>
      <text:p text:style-name="P3"><text:s text:c="5"/><text:span text:style-name="T1">| &gt; avg_loss_duration:[91m 1.5359817345937092 [0m(+0.012102335691452026)</text:span></text:p>
      <text:p text:style-name="P3"><text:s text:c="5"/><text:span text:style-name="T1">| &gt; avg_loss_1:[92m 27.614921410878498 [0m(-0.1133427619934082)</text:span></text:p>
      <text:p text:style-name="P5"/>
      <text:p text:style-name="P3"><text:s/><text:span text:style-name="T1">&gt; BEST MODEL : /kaggle/working/vits_4_nov-May-14-2025_10+28AM-0000000/best_model_878261.pth</text:span></text:p>
      <text:p text:style-name="P5"/>
      <text:p text:style-name="P1">[4m[1m &gt; EPOCH: 2/50[0m</text:p>
      <text:p text:style-name="P3"><text:s/><text:span text:style-name="T1">--&gt; /kaggle/working/vits_4_nov-May-14-2025_10+28AM-0000000</text:span></text:p>
      <text:p text:style-name="P5"/>
      <text:p text:style-name="P1">[1m &gt; TRAINING (2025-05-14 10:46:37) [0m</text:p>
      <text:p text:style-name="P5"/>
      <text:p text:style-name="P1">[1m <text:s text:c="2"/>--&gt; TIME: 2025-05-14 10:46:59 -- STEP: 39/630 -- GLOBAL_STEP: 878300[0m</text:p>
      <text:p text:style-name="P3"><text:s text:c="5"/><text:span text:style-name="T1">| &gt; loss_disc: 2.594284772872925 <text:s/>(2.586544428116236)</text:span></text:p>
      <text:p text:style-name="P3"><text:s text:c="5"/><text:span text:style-name="T1">| &gt; loss_disc_real_0: 0.1482287049293518 <text:s/>(0.16994285449767724)</text:span></text:p>
      <text:p text:style-name="P3"><text:s text:c="5"/><text:span text:style-name="T1">| &gt; loss_disc_real_1: 0.19083476066589355 <text:s/>(0.21200826305609483)</text:span></text:p>
      <text:p text:style-name="P3"><text:s text:c="5"/><text:span text:style-name="T1">| &gt; loss_disc_real_2: 0.18914195895195007 <text:s/>(0.2302296723310764)</text:span></text:p>
      <text:p text:style-name="P3"><text:s text:c="5"/><text:span text:style-name="T1">| &gt; loss_disc_real_3: 0.22492742538452148 <text:s/>(0.22242107910987657)</text:span></text:p>
      <text:p text:style-name="P3"><text:s text:c="5"/><text:span text:style-name="T1">| &gt; loss_disc_real_4: 0.2061195820569992 <text:s/>(0.2418894080015329)</text:span></text:p>
      <text:p text:style-name="P3"><text:s text:c="5"/><text:span text:style-name="T1">| &gt; loss_disc_real_5: 0.247182697057724 <text:s/>(0.23870841700297135)</text:span></text:p>
      <text:p text:style-name="P3"><text:s text:c="5"/><text:span text:style-name="T1">| &gt; loss_0: 2.594284772872925 <text:s/>(2.586544428116236)</text:span></text:p>
      <text:p text:style-name="P3"><text:s text:c="5"/><text:span text:style-name="T1">| &gt; grad_norm_0: tensor(9.3708, device='cuda:0') <text:s/>(tensor(11.9438, device='cuda:0'))</text:span></text:p>
      <text:p text:style-name="P3"><text:s text:c="5"/><text:span text:style-name="T1">| &gt; loss_gen: 2.1438028812408447 <text:s/>(2.2033885686825485)</text:span></text:p>
      <text:p text:style-name="P3"><text:s text:c="5"/><text:span text:style-name="T1">| &gt; loss_kl: 1.489154577255249 <text:s/>(1.5699344139832716)</text:span></text:p>
      <text:p text:style-name="P3"><text:s text:c="5"/><text:span text:style-name="T1">| &gt; loss_feat: 6.02448844909668 <text:s/>(6.989003597161709)</text:span></text:p>
      <text:p text:style-name="P3"><text:s text:c="5"/><text:span text:style-name="T1">| &gt; loss_mel: 15.3169527053833 <text:s/>(15.708282861954126)</text:span></text:p>
      <text:p text:style-name="P3"><text:s text:c="5"/><text:span text:style-name="T1">| &gt; loss_duration: 1.449776291847229 <text:s/>(1.441045739711859)</text:span></text:p>
      <text:p text:style-name="P3"><text:s text:c="5"/><text:span text:style-name="T1">| &gt; amp_scaler: 256.0 <text:s/>(256.0)</text:span></text:p>
      <text:p text:style-name="P3"><text:s text:c="5"/><text:span text:style-name="T1">| &gt; loss_1: 26.424175262451172 <text:s/>(27.91165493696164)</text:span></text:p>
      <text:p text:style-name="P3"><text:s text:c="5"/><text:span text:style-name="T1">| &gt; grad_norm_1: tensor(159.1225, device='cuda:0') <text:s/>(tensor(118.2621, device='cuda:0'))</text:span></text:p>
      <text:p text:style-name="P3"><text:s text:c="5"/><text:span text:style-name="T1">| &gt; current_lr_0: 0.000199950003125 </text:span></text:p>
      <text:p text:style-name="P3"><text:s text:c="5"/><text:span text:style-name="T1">| &gt; current_lr_1: 0.000199950003125 </text:span></text:p>
      <text:p text:style-name="P3"><text:s text:c="5"/><text:span text:style-name="T1">| &gt; step_time: 0.5331 <text:s/>(0.5253876111446283)</text:span></text:p>
      <text:p text:style-name="P3"><text:s text:c="5"/><text:span text:style-name="T1">| &gt; loader_time: 0.0056 <text:s/>(0.005050604160015402)</text:span></text:p>
      <text:p text:style-name="P5"/>
      <text:p text:style-name="P5"/>
      <text:p text:style-name="P1">[1m <text:s text:c="2"/>--&gt; TIME: 2025-05-14 10:47:54 -- STEP: 139/630 -- GLOBAL_STEP: 878400[0m</text:p>
      <text:p text:style-name="P3"><text:s text:c="5"/><text:span text:style-name="T1">| &gt; loss_disc: 2.7345004081726074 <text:s/>(2.6038832424355935)</text:span></text:p>
      <text:p text:style-name="P3"><text:s text:c="5"/><text:span text:style-name="T1">| &gt; loss_disc_real_0: 0.1471286416053772 <text:s/>(0.1724347338723622)</text:span></text:p>
      <text:p text:style-name="P3"><text:s text:c="5"/><text:span text:style-name="T1">| &gt; loss_disc_real_1: 0.18527959287166595 <text:s/>(0.21549338413228233)</text:span></text:p>
      <text:p text:style-name="P3"><text:s text:c="5"/><text:span text:style-name="T1">| &gt; loss_disc_real_2: 0.23606610298156738 <text:s/>(0.22916221350645846)</text:span></text:p>
      <text:p text:style-name="P3"><text:s text:c="5"/><text:span text:style-name="T1">| &gt; loss_disc_real_3: 0.23463378846645355 <text:s/>(0.228171865073897)</text:span></text:p>
      <text:p text:style-name="P3"><text:s text:c="5"/><text:span text:style-name="T1">| &gt; loss_disc_real_4: 0.2931419610977173 <text:s/>(0.2413291336177922)</text:span></text:p>
      <text:p text:style-name="P3"><text:s text:c="5"/><text:span text:style-name="T1">| &gt; loss_disc_real_5: 0.2556239068508148 <text:s/>(0.23458364177093233)</text:span></text:p>
      <text:p text:style-name="P3"><text:s text:c="5"/><text:span text:style-name="T1">| &gt; loss_0: 2.7345004081726074 <text:s/>(2.6038832424355935)</text:span></text:p>
      <text:p text:style-name="P3"><text:s text:c="5"/><text:span text:style-name="T1">| &gt; grad_norm_0: tensor(26.3092, device='cuda:0') <text:s/>(tensor(15.7586, device='cuda:0'))</text:span></text:p>
      <text:p text:style-name="P3"><text:s text:c="5"/><text:span text:style-name="T1">| &gt; loss_gen: 2.1208229064941406 <text:s/>(2.181420126407268)</text:span></text:p>
      <text:p text:style-name="P3"><text:s text:c="5"/><text:span text:style-name="T1">| &gt; loss_kl: 1.609281301498413 <text:s/>(1.5875089095650816)</text:span></text:p>
      <text:p text:style-name="P3"><text:s text:c="5"/><text:span text:style-name="T1">| &gt; loss_feat: 5.962406158447266 <text:s/>(6.8453106365615515)</text:span></text:p>
      <text:p text:style-name="P3"><text:s text:c="5"/><text:span text:style-name="T1">| &gt; loss_mel: 15.360509872436523 <text:s/>(15.590865265551232)</text:span></text:p>
      <text:p text:style-name="P3"><text:s text:c="5"/><text:span text:style-name="T1">| &gt; loss_duration: 1.4664416313171387 <text:s/>(1.4173660947264526)</text:span></text:p>
      <text:p text:style-name="P3"><text:s text:c="5"/><text:span text:style-name="T1">| &gt; amp_scaler: 256.0 <text:s/>(256.0)</text:span></text:p>
      <text:p text:style-name="P3"><text:soft-page-break/><text:s text:c="5"/><text:span text:style-name="T1">| &gt; loss_1: 26.51946258544922 <text:s/>(27.62247100665415)</text:span></text:p>
      <text:p text:style-name="P3"><text:s text:c="5"/><text:span text:style-name="T1">| &gt; grad_norm_1: tensor(164.0948, device='cuda:0') <text:s/>(tensor(159.6741, device='cuda:0'))</text:span></text:p>
      <text:p text:style-name="P3"><text:s text:c="5"/><text:span text:style-name="T1">| &gt; current_lr_0: 0.000199950003125 </text:span></text:p>
      <text:p text:style-name="P3"><text:s text:c="5"/><text:span text:style-name="T1">| &gt; current_lr_1: 0.000199950003125 </text:span></text:p>
      <text:p text:style-name="P3"><text:s text:c="5"/><text:span text:style-name="T1">| &gt; step_time: 0.5405 <text:s/>(0.5316405141953943)</text:span></text:p>
      <text:p text:style-name="P3"><text:s text:c="5"/><text:span text:style-name="T1">| &gt; loader_time: 0.0065 <text:s/>(0.005648599254141609)</text:span></text:p>
      <text:p text:style-name="P5"/>
      <text:p text:style-name="P5"/>
      <text:p text:style-name="P1">[1m <text:s text:c="2"/>--&gt; TIME: 2025-05-14 10:48:54 -- STEP: 239/630 -- GLOBAL_STEP: 878500[0m</text:p>
      <text:p text:style-name="P3"><text:s text:c="5"/><text:span text:style-name="T1">| &gt; loss_disc: 2.5462546348571777 <text:s/>(2.601441624773097)</text:span></text:p>
      <text:p text:style-name="P3"><text:s text:c="5"/><text:span text:style-name="T1">| &gt; loss_disc_real_0: 0.22696425020694733 <text:s/>(0.17122899987208792)</text:span></text:p>
      <text:p text:style-name="P3"><text:s text:c="5"/><text:span text:style-name="T1">| &gt; loss_disc_real_1: 0.20538723468780518 <text:s/>(0.2153060934408938)</text:span></text:p>
      <text:p text:style-name="P3"><text:s text:c="5"/><text:span text:style-name="T1">| &gt; loss_disc_real_2: 0.22592100501060486 <text:s/>(0.23048966175342703)</text:span></text:p>
      <text:p text:style-name="P3"><text:s text:c="5"/><text:span text:style-name="T1">| &gt; loss_disc_real_3: 0.2715393304824829 <text:s/>(0.22936585327322015)</text:span></text:p>
      <text:p text:style-name="P3"><text:s text:c="5"/><text:span text:style-name="T1">| &gt; loss_disc_real_4: 0.32779207825660706 <text:s/>(0.24126725509825112)</text:span></text:p>
      <text:p text:style-name="P3"><text:s text:c="5"/><text:span text:style-name="T1">| &gt; loss_disc_real_5: 0.20342320203781128 <text:s/>(0.23178410230820148)</text:span></text:p>
      <text:p text:style-name="P3"><text:s text:c="5"/><text:span text:style-name="T1">| &gt; loss_0: 2.5462546348571777 <text:s/>(2.601441624773097)</text:span></text:p>
      <text:p text:style-name="P3"><text:s text:c="5"/><text:span text:style-name="T1">| &gt; grad_norm_0: tensor(17.8515, device='cuda:0') <text:s/>(tensor(17.4192, device='cuda:0'))</text:span></text:p>
      <text:p text:style-name="P3"><text:s text:c="5"/><text:span text:style-name="T1">| &gt; loss_gen: 2.3587143421173096 <text:s/>(2.193118925872706)</text:span></text:p>
      <text:p text:style-name="P3"><text:s text:c="5"/><text:span text:style-name="T1">| &gt; loss_kl: 1.4507226943969727 <text:s/>(1.6037393775943931)</text:span></text:p>
      <text:p text:style-name="P3"><text:s text:c="5"/><text:span text:style-name="T1">| &gt; loss_feat: 7.547421932220459 <text:s/>(6.838260371315928)</text:span></text:p>
      <text:p text:style-name="P3"><text:s text:c="5"/><text:span text:style-name="T1">| &gt; loss_mel: 16.229576110839844 <text:s/>(15.617171802281336)</text:span></text:p>
      <text:p text:style-name="P3"><text:s text:c="5"/><text:span text:style-name="T1">| &gt; loss_duration: 1.4825146198272705 <text:s/>(1.383332011589944)</text:span></text:p>
      <text:p text:style-name="P3"><text:s text:c="5"/><text:span text:style-name="T1">| &gt; amp_scaler: 256.0 <text:s/>(256.0)</text:span></text:p>
      <text:p text:style-name="P3"><text:s text:c="5"/><text:span text:style-name="T1">| &gt; loss_1: 29.068950653076172 <text:s/>(27.63562253529058)</text:span></text:p>
      <text:p text:style-name="P3"><text:s text:c="5"/><text:span text:style-name="T1">| &gt; grad_norm_1: tensor(403.9136, device='cuda:0') <text:s/>(tensor(213.2641, device='cuda:0'))</text:span></text:p>
      <text:p text:style-name="P3"><text:s text:c="5"/><text:span text:style-name="T1">| &gt; current_lr_0: 0.000199950003125 </text:span></text:p>
      <text:p text:style-name="P3"><text:s text:c="5"/><text:span text:style-name="T1">| &gt; current_lr_1: 0.000199950003125 </text:span></text:p>
      <text:p text:style-name="P3"><text:s text:c="5"/><text:span text:style-name="T1">| &gt; step_time: 0.6172 <text:s/>(0.5557289871710613)</text:span></text:p>
      <text:p text:style-name="P3"><text:s text:c="5"/><text:span text:style-name="T1">| &gt; loader_time: 0.0086 <text:s/>(0.00621143744081633)</text:span></text:p>
      <text:p text:style-name="P5"/>
      <text:p text:style-name="P5"/>
      <text:p text:style-name="P3"><text:s/><text:span text:style-name="T1">&gt; CHECKPOINT : /kaggle/working/vits_4_nov-May-14-2025_10+28AM-0000000/checkpoint_878500.pth</text:span></text:p>
      <text:p text:style-name="P5"/>
      <text:p text:style-name="P1">[1m <text:s text:c="2"/>--&gt; TIME: 2025-05-14 10:50:02 -- STEP: 339/630 -- GLOBAL_STEP: 878600[0m</text:p>
      <text:p text:style-name="P3"><text:s text:c="5"/><text:span text:style-name="T1">| &gt; loss_disc: 2.7622742652893066 <text:s/>(2.596013216142456)</text:span></text:p>
      <text:p text:style-name="P3"><text:s text:c="5"/><text:span text:style-name="T1">| &gt; loss_disc_real_0: 0.13105957210063934 <text:s/>(0.1711871982236175)</text:span></text:p>
      <text:p text:style-name="P3"><text:s text:c="5"/><text:span text:style-name="T1">| &gt; loss_disc_real_1: 0.2098546028137207 <text:s/>(0.2152180742021858)</text:span></text:p>
      <text:p text:style-name="P3"><text:s text:c="5"/><text:span text:style-name="T1">| &gt; loss_disc_real_2: 0.2753576934337616 <text:s/>(0.22970156433132194)</text:span></text:p>
      <text:p text:style-name="P3"><text:s text:c="5"/><text:span text:style-name="T1">| &gt; loss_disc_real_3: 0.25764045119285583 <text:s/>(0.2291515885816563)</text:span></text:p>
      <text:p text:style-name="P3"><text:s text:c="5"/><text:span text:style-name="T1">| &gt; loss_disc_real_4: 0.2502897381782532 <text:s/>(0.24023214593573658)</text:span></text:p>
      <text:p text:style-name="P3"><text:s text:c="5"/><text:span text:style-name="T1">| &gt; loss_disc_real_5: 0.30100783705711365 <text:s/>(0.23060419909370333)</text:span></text:p>
      <text:p text:style-name="P3"><text:s text:c="5"/><text:span text:style-name="T1">| &gt; loss_0: 2.7622742652893066 <text:s/>(2.596013216142456)</text:span></text:p>
      <text:p text:style-name="P3"><text:s text:c="5"/><text:span text:style-name="T1">| &gt; grad_norm_0: tensor(27.2328, device='cuda:0') <text:s/>(tensor(20.0995, device='cuda:0'))</text:span></text:p>
      <text:p text:style-name="P3"><text:s text:c="5"/><text:span text:style-name="T1">| &gt; loss_gen: 2.141814708709717 <text:s/>(2.201016566394705)</text:span></text:p>
      <text:p text:style-name="P3"><text:s text:c="5"/><text:span text:style-name="T1">| &gt; loss_kl: 1.5223491191864014 <text:s/>(1.6109694606434983)</text:span></text:p>
      <text:p text:style-name="P3"><text:s text:c="5"/><text:span text:style-name="T1">| &gt; loss_feat: 7.253742218017578 <text:s/>(6.818823969118012)</text:span></text:p>
      <text:p text:style-name="P3"><text:s text:c="5"/><text:span text:style-name="T1">| &gt; loss_mel: 16.17045021057129 <text:s/>(15.611517917441759)</text:span></text:p>
      <text:p text:style-name="P3"><text:s text:c="5"/><text:span text:style-name="T1">| &gt; loss_duration: 1.445335865020752 <text:s/>(1.4063756416680893)</text:span></text:p>
      <text:p text:style-name="P3"><text:s text:c="5"/><text:span text:style-name="T1">| &gt; amp_scaler: 256.0 <text:s/>(256.0)</text:span></text:p>
      <text:p text:style-name="P3"><text:s text:c="5"/><text:span text:style-name="T1">| &gt; loss_1: 28.53369140625 <text:s/>(27.648703583573873)</text:span></text:p>
      <text:p text:style-name="P3"><text:s text:c="5"/><text:span text:style-name="T1">| &gt; grad_norm_1: tensor(64.1222, device='cuda:0') <text:s/>(tensor(242.2310, device='cuda:0'))</text:span></text:p>
      <text:p text:style-name="P3"><text:s text:c="5"/><text:span text:style-name="T1">| &gt; current_lr_0: 0.000199950003125 </text:span></text:p>
      <text:p text:style-name="P3"><text:s text:c="5"/><text:span text:style-name="T1">| &gt; current_lr_1: 0.000199950003125 </text:span></text:p>
      <text:p text:style-name="P3"><text:s text:c="5"/><text:span text:style-name="T1">| &gt; step_time: 0.6824 <text:s/>(0.5800597456704187)</text:span></text:p>
      <text:p text:style-name="P3"><text:s text:c="5"/><text:span text:style-name="T1">| &gt; loader_time: 0.0083 <text:s/>(0.006685934235564373)</text:span></text:p>
      <text:p text:style-name="P5"/>
      <text:p text:style-name="P5"/>
      <text:p text:style-name="P1"><text:soft-page-break/>[1m <text:s text:c="2"/>--&gt; TIME: 2025-05-14 10:51:15 -- STEP: 439/630 -- GLOBAL_STEP: 878700[0m</text:p>
      <text:p text:style-name="P3"><text:s text:c="5"/><text:span text:style-name="T1">| &gt; loss_disc: 2.612591505050659 <text:s/>(2.596529955201376)</text:span></text:p>
      <text:p text:style-name="P3"><text:s text:c="5"/><text:span text:style-name="T1">| &gt; loss_disc_real_0: 0.24249425530433655 <text:s/>(0.17310890212553232)</text:span></text:p>
      <text:p text:style-name="P3"><text:s text:c="5"/><text:span text:style-name="T1">| &gt; loss_disc_real_1: 0.2695721685886383 <text:s/>(0.21516765589594564)</text:span></text:p>
      <text:p text:style-name="P3"><text:s text:c="5"/><text:span text:style-name="T1">| &gt; loss_disc_real_2: 0.19366919994354248 <text:s/>(0.2300414754616644)</text:span></text:p>
      <text:p text:style-name="P3"><text:s text:c="5"/><text:span text:style-name="T1">| &gt; loss_disc_real_3: 0.18695992231369019 <text:s/>(0.22857210661257046)</text:span></text:p>
      <text:p text:style-name="P3"><text:s text:c="5"/><text:span text:style-name="T1">| &gt; loss_disc_real_4: 0.24130327999591827 <text:s/>(0.23963312417743962)</text:span></text:p>
      <text:p text:style-name="P3"><text:s text:c="5"/><text:span text:style-name="T1">| &gt; loss_disc_real_5: 0.21658751368522644 <text:s/>(0.23041853675266605)</text:span></text:p>
      <text:p text:style-name="P3"><text:s text:c="5"/><text:span text:style-name="T1">| &gt; loss_0: 2.612591505050659 <text:s/>(2.596529955201376)</text:span></text:p>
      <text:p text:style-name="P3"><text:s text:c="5"/><text:span text:style-name="T1">| &gt; grad_norm_0: tensor(17.3850, device='cuda:0') <text:s/>(tensor(20.2332, device='cuda:0'))</text:span></text:p>
      <text:p text:style-name="P3"><text:s text:c="5"/><text:span text:style-name="T1">| &gt; loss_gen: 2.121614694595337 <text:s/>(2.20207190187754)</text:span></text:p>
      <text:p text:style-name="P3"><text:s text:c="5"/><text:span text:style-name="T1">| &gt; loss_kl: 1.5973156690597534 <text:s/>(1.609072247643134)</text:span></text:p>
      <text:p text:style-name="P3"><text:s text:c="5"/><text:span text:style-name="T1">| &gt; loss_feat: 6.621677875518799 <text:s/>(6.808110625977397)</text:span></text:p>
      <text:p text:style-name="P3"><text:s text:c="5"/><text:span text:style-name="T1">| &gt; loss_mel: 15.515256881713867 <text:s/>(15.59340903427715)</text:span></text:p>
      <text:p text:style-name="P3"><text:s text:c="5"/><text:span text:style-name="T1">| &gt; loss_duration: 1.4827239513397217 <text:s/>(1.407871325629719)</text:span></text:p>
      <text:p text:style-name="P3"><text:s text:c="5"/><text:span text:style-name="T1">| &gt; amp_scaler: 256.0 <text:s/>(256.0)</text:span></text:p>
      <text:p text:style-name="P3"><text:s text:c="5"/><text:span text:style-name="T1">| &gt; loss_1: 27.338586807250977 <text:s/>(27.620535183604595)</text:span></text:p>
      <text:p text:style-name="P3"><text:s text:c="5"/><text:span text:style-name="T1">| &gt; grad_norm_1: tensor(197.5541, device='cuda:0') <text:s/>(tensor(243.4702, device='cuda:0'))</text:span></text:p>
      <text:p text:style-name="P3"><text:s text:c="5"/><text:span text:style-name="T1">| &gt; current_lr_0: 0.000199950003125 </text:span></text:p>
      <text:p text:style-name="P3"><text:s text:c="5"/><text:span text:style-name="T1">| &gt; current_lr_1: 0.000199950003125 </text:span></text:p>
      <text:p text:style-name="P3"><text:s text:c="5"/><text:span text:style-name="T1">| &gt; step_time: 0.723 <text:s/>(0.6092759911183064)</text:span></text:p>
      <text:p text:style-name="P3"><text:s text:c="5"/><text:span text:style-name="T1">| &gt; loader_time: 0.0089 <text:s/>(0.007229154365209347)</text:span></text:p>
      <text:p text:style-name="P5"/>
      <text:p text:style-name="P5"/>
      <text:p text:style-name="P1">[1m <text:s text:c="2"/>--&gt; TIME: 2025-05-14 10:52:35 -- STEP: 539/630 -- GLOBAL_STEP: 878800[0m</text:p>
      <text:p text:style-name="P3"><text:s text:c="5"/><text:span text:style-name="T1">| &gt; loss_disc: 2.460418701171875 <text:s/>(2.5962980983429795)</text:span></text:p>
      <text:p text:style-name="P3"><text:s text:c="5"/><text:span text:style-name="T1">| &gt; loss_disc_real_0: 0.15908318758010864 <text:s/>(0.17327869817586908)</text:span></text:p>
      <text:p text:style-name="P3"><text:s text:c="5"/><text:span text:style-name="T1">| &gt; loss_disc_real_1: 0.14025741815567017 <text:s/>(0.21495387455749154)</text:span></text:p>
      <text:p text:style-name="P3"><text:s text:c="5"/><text:span text:style-name="T1">| &gt; loss_disc_real_2: 0.16837047040462494 <text:s/>(0.22976408846303129)</text:span></text:p>
      <text:p text:style-name="P3"><text:s text:c="5"/><text:span text:style-name="T1">| &gt; loss_disc_real_3: 0.20524826645851135 <text:s/>(0.22895524602431755)</text:span></text:p>
      <text:p text:style-name="P3"><text:s text:c="5"/><text:span text:style-name="T1">| &gt; loss_disc_real_4: 0.2781110107898712 <text:s/>(0.23936074250593695)</text:span></text:p>
      <text:p text:style-name="P3"><text:s text:c="5"/><text:span text:style-name="T1">| &gt; loss_disc_real_5: 0.2567402124404907 <text:s/>(0.22998483965591512)</text:span></text:p>
      <text:p text:style-name="P3"><text:s text:c="5"/><text:span text:style-name="T1">| &gt; loss_0: 2.460418701171875 <text:s/>(2.5962980983429795)</text:span></text:p>
      <text:p text:style-name="P3"><text:s text:c="5"/><text:span text:style-name="T1">| &gt; grad_norm_0: tensor(20.0027, device='cuda:0') <text:s/>(tensor(20.8105, device='cuda:0'))</text:span></text:p>
      <text:p text:style-name="P3"><text:s text:c="5"/><text:span text:style-name="T1">| &gt; loss_gen: 2.18044376373291 <text:s/>(2.199557998627148)</text:span></text:p>
      <text:p text:style-name="P3"><text:s text:c="5"/><text:span text:style-name="T1">| &gt; loss_kl: 1.5742366313934326 <text:s/>(1.6045403404226994)</text:span></text:p>
      <text:p text:style-name="P3"><text:s text:c="5"/><text:span text:style-name="T1">| &gt; loss_feat: 6.917572975158691 <text:s/>(6.778249921073278)</text:span></text:p>
      <text:p text:style-name="P3"><text:s text:c="5"/><text:span text:style-name="T1">| &gt; loss_mel: 15.915013313293457 <text:s/>(15.574152008721912)</text:span></text:p>
      <text:p text:style-name="P3"><text:s text:c="5"/><text:span text:style-name="T1">| &gt; loss_duration: 1.4605507850646973 <text:s/>(1.418591065176785)</text:span></text:p>
      <text:p text:style-name="P3"><text:s text:c="5"/><text:span text:style-name="T1">| &gt; amp_scaler: 256.0 <text:s/>(256.0)</text:span></text:p>
      <text:p text:style-name="P3"><text:s text:c="5"/><text:span text:style-name="T1">| &gt; loss_1: 28.047815322875977 <text:s/>(27.575091377923577)</text:span></text:p>
      <text:p text:style-name="P3"><text:s text:c="5"/><text:span text:style-name="T1">| &gt; grad_norm_1: tensor(190.2670, device='cuda:0') <text:s/>(tensor(248.1790, device='cuda:0'))</text:span></text:p>
      <text:p text:style-name="P3"><text:s text:c="5"/><text:span text:style-name="T1">| &gt; current_lr_0: 0.000199950003125 </text:span></text:p>
      <text:p text:style-name="P3"><text:s text:c="5"/><text:span text:style-name="T1">| &gt; current_lr_1: 0.000199950003125 </text:span></text:p>
      <text:p text:style-name="P3"><text:s text:c="5"/><text:span text:style-name="T1">| &gt; step_time: 0.8792 <text:s/>(0.6430254752206884)</text:span></text:p>
      <text:p text:style-name="P3"><text:s text:c="5"/><text:span text:style-name="T1">| &gt; loader_time: 0.0102 <text:s/>(0.00779113079488609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066076914469401 [0m(+1.9073486328125e-05)</text:span></text:p>
      <text:p text:style-name="P3"><text:s text:c="5"/><text:span text:style-name="T1">| &gt; avg_loss_disc:[91m 2.5726703802744546 [0m(+0.05609319607416774)</text:span></text:p>
      <text:p text:style-name="P3"><text:s text:c="5"/><text:span text:style-name="T1">| &gt; avg_loss_disc_real_0:[92m 0.1623471857359012 [0m(-0.019846586510539055)</text:span></text:p>
      <text:p text:style-name="P3"><text:s text:c="5"/><text:span text:style-name="T1">| &gt; avg_loss_disc_real_1:[92m 0.22351860255002975 [0m(-0.017425859967867524)</text:span></text:p>
      <text:p text:style-name="P3"><text:s text:c="5"/><text:span text:style-name="T1">| &gt; avg_loss_disc_real_2:[91m 0.24199815839529037 [0m(+0.0297795832157135)</text:span></text:p>
      <text:p text:style-name="P3"><text:s text:c="5"/><text:span text:style-name="T1">| &gt; avg_loss_disc_real_3:[92m 0.23264178012808165 [0m(-0.029815848916769)</text:span></text:p>
      <text:p text:style-name="P3"><text:soft-page-break/><text:s text:c="5"/><text:span text:style-name="T1">| &gt; avg_loss_disc_real_4:[92m 0.23681807021299997 [0m(-0.018548006812731416)</text:span></text:p>
      <text:p text:style-name="P3"><text:s text:c="5"/><text:span text:style-name="T1">| &gt; avg_loss_disc_real_5:[92m 0.2141428099324306 [0m(-0.008268414065241814)</text:span></text:p>
      <text:p text:style-name="P3"><text:s text:c="5"/><text:span text:style-name="T1">| &gt; avg_loss_0:[91m 2.5726703802744546 [0m(+0.05609319607416774)</text:span></text:p>
      <text:p text:style-name="P3"><text:s text:c="5"/><text:span text:style-name="T1">| &gt; avg_loss_gen:[92m 2.1148403783639274 [0m(-0.14504660169283534)</text:span></text:p>
      <text:p text:style-name="P3"><text:s text:c="5"/><text:span text:style-name="T1">| &gt; avg_loss_kl:[92m 1.6059687187274296 [0m(-0.24268098175525665)</text:span></text:p>
      <text:p text:style-name="P3"><text:s text:c="5"/><text:span text:style-name="T1">| &gt; avg_loss_feat:[91m 6.924666047096252 [0m(+0.15211923917134573)</text:span></text:p>
      <text:p text:style-name="P3"><text:s text:c="5"/><text:span text:style-name="T1">| &gt; avg_loss_mel:[91m 15.65458631515503 [0m(+0.45673004786173443)</text:span></text:p>
      <text:p text:style-name="P3"><text:s text:c="5"/><text:span text:style-name="T1">| &gt; avg_loss_duration:[92m 1.5306832293669383 [0m(-0.005298505226770889)</text:span></text:p>
      <text:p text:style-name="P3"><text:s text:c="5"/><text:span text:style-name="T1">| &gt; avg_loss_1:[91m 27.830745061238606 [0m(+0.21582365036010742)</text:span></text:p>
      <text:p text:style-name="P5"/>
      <text:p text:style-name="P5"/>
      <text:p text:style-name="P1">[4m[1m &gt; EPOCH: 3/50[0m</text:p>
      <text:p text:style-name="P3"><text:s/><text:span text:style-name="T1">--&gt; /kaggle/working/vits_4_nov-May-14-2025_10+28AM-0000000</text:span></text:p>
      <text:p text:style-name="P5"/>
      <text:p text:style-name="P1">[1m &gt; TRAINING (2025-05-14 10:54:19) [0m</text:p>
      <text:p text:style-name="P5"/>
      <text:p text:style-name="P1">[1m <text:s text:c="2"/>--&gt; TIME: 2025-05-14 10:54:25 -- STEP: 9/630 -- GLOBAL_STEP: 878900[0m</text:p>
      <text:p text:style-name="P3"><text:s text:c="5"/><text:span text:style-name="T1">| &gt; loss_disc: 2.691882371902466 <text:s/>(2.5710602866278753)</text:span></text:p>
      <text:p text:style-name="P3"><text:s text:c="5"/><text:span text:style-name="T1">| &gt; loss_disc_real_0: 0.1965857744216919 <text:s/>(0.18109815236594942)</text:span></text:p>
      <text:p text:style-name="P3"><text:s text:c="5"/><text:span text:style-name="T1">| &gt; loss_disc_real_1: 0.16926559805870056 <text:s/>(0.21206127769417232)</text:span></text:p>
      <text:p text:style-name="P3"><text:s text:c="5"/><text:span text:style-name="T1">| &gt; loss_disc_real_2: 0.22137288749217987 <text:s/>(0.22126242849561903)</text:span></text:p>
      <text:p text:style-name="P3"><text:s text:c="5"/><text:span text:style-name="T1">| &gt; loss_disc_real_3: 0.2887527346611023 <text:s/>(0.22513787779543135)</text:span></text:p>
      <text:p text:style-name="P3"><text:s text:c="5"/><text:span text:style-name="T1">| &gt; loss_disc_real_4: 0.2552274465560913 <text:s/>(0.2413397961192661)</text:span></text:p>
      <text:p text:style-name="P3"><text:s text:c="5"/><text:span text:style-name="T1">| &gt; loss_disc_real_5: 0.3239494264125824 <text:s/>(0.25236354106002384)</text:span></text:p>
      <text:p text:style-name="P3"><text:s text:c="5"/><text:span text:style-name="T1">| &gt; loss_0: 2.691882371902466 <text:s/>(2.5710602866278753)</text:span></text:p>
      <text:p text:style-name="P3"><text:s text:c="5"/><text:span text:style-name="T1">| &gt; grad_norm_0: tensor(15.4017, device='cuda:0') <text:s/>(tensor(15.0395, device='cuda:0'))</text:span></text:p>
      <text:p text:style-name="P3"><text:s text:c="5"/><text:span text:style-name="T1">| &gt; loss_gen: 2.3325726985931396 <text:s/>(2.2880855401357016)</text:span></text:p>
      <text:p text:style-name="P3"><text:s text:c="5"/><text:span text:style-name="T1">| &gt; loss_kl: 1.673779010772705 <text:s/>(1.5221229394276936)</text:span></text:p>
      <text:p text:style-name="P3"><text:s text:c="5"/><text:span text:style-name="T1">| &gt; loss_feat: 6.5987396240234375 <text:s/>(7.210574362013075)</text:span></text:p>
      <text:p text:style-name="P3"><text:s text:c="5"/><text:span text:style-name="T1">| &gt; loss_mel: 15.292482376098633 <text:s/>(15.857935587565104)</text:span></text:p>
      <text:p text:style-name="P3"><text:s text:c="5"/><text:span text:style-name="T1">| &gt; loss_duration: 1.44130277633667 <text:s/>(1.419380995962355)</text:span></text:p>
      <text:p text:style-name="P3"><text:s text:c="5"/><text:span text:style-name="T1">| &gt; amp_scaler: 256.0 <text:s/>(256.0)</text:span></text:p>
      <text:p text:style-name="P3"><text:s text:c="5"/><text:span text:style-name="T1">| &gt; loss_1: 27.338876724243164 <text:s/>(28.298099729749893)</text:span></text:p>
      <text:p text:style-name="P3"><text:s text:c="5"/><text:span text:style-name="T1">| &gt; grad_norm_1: tensor(239.8386, device='cuda:0') <text:s/>(tensor(204.1157, device='cuda:0'))</text:span></text:p>
      <text:p text:style-name="P3"><text:s text:c="5"/><text:span text:style-name="T1">| &gt; current_lr_0: 0.00019992500937460937 </text:span></text:p>
      <text:p text:style-name="P3"><text:s text:c="5"/><text:span text:style-name="T1">| &gt; current_lr_1: 0.00019992500937460937 </text:span></text:p>
      <text:p text:style-name="P3"><text:s text:c="5"/><text:span text:style-name="T1">| &gt; step_time: 0.5496 <text:s/>(0.5179816087086996)</text:span></text:p>
      <text:p text:style-name="P3"><text:s text:c="5"/><text:span text:style-name="T1">| &gt; loader_time: 0.005 <text:s/>(0.004833141962687175)</text:span></text:p>
      <text:p text:style-name="P5"/>
      <text:p text:style-name="P5"/>
      <text:p text:style-name="P1">[1m <text:s text:c="2"/>--&gt; TIME: 2025-05-14 10:55:20 -- STEP: 109/630 -- GLOBAL_STEP: 879000[0m</text:p>
      <text:p text:style-name="P3"><text:s text:c="5"/><text:span text:style-name="T1">| &gt; loss_disc: 2.6621153354644775 <text:s/>(2.5916379460501004)</text:span></text:p>
      <text:p text:style-name="P3"><text:s text:c="5"/><text:span text:style-name="T1">| &gt; loss_disc_real_0: 0.10830757021903992 <text:s/>(0.17245900309687362)</text:span></text:p>
      <text:p text:style-name="P3"><text:s text:c="5"/><text:span text:style-name="T1">| &gt; loss_disc_real_1: 0.24678122997283936 <text:s/>(0.2140906881028359)</text:span></text:p>
      <text:p text:style-name="P3"><text:s text:c="5"/><text:span text:style-name="T1">| &gt; loss_disc_real_2: 0.21753065288066864 <text:s/>(0.2281228190441744)</text:span></text:p>
      <text:p text:style-name="P3"><text:s text:c="5"/><text:span text:style-name="T1">| &gt; loss_disc_real_3: 0.24514862895011902 <text:s/>(0.22762850132010398)</text:span></text:p>
      <text:p text:style-name="P3"><text:s text:c="5"/><text:span text:style-name="T1">| &gt; loss_disc_real_4: 0.24550969898700714 <text:s/>(0.24134611878373208)</text:span></text:p>
      <text:p text:style-name="P3"><text:s text:c="5"/><text:span text:style-name="T1">| &gt; loss_disc_real_5: 0.2463897466659546 <text:s/>(0.23327837036837132)</text:span></text:p>
      <text:p text:style-name="P3"><text:s text:c="5"/><text:span text:style-name="T1">| &gt; loss_0: 2.6621153354644775 <text:s/>(2.5916379460501004)</text:span></text:p>
      <text:p text:style-name="P3"><text:s text:c="5"/><text:span text:style-name="T1">| &gt; grad_norm_0: tensor(9.0378, device='cuda:0') <text:s/>(tensor(17.4595, device='cuda:0'))</text:span></text:p>
      <text:p text:style-name="P3"><text:s text:c="5"/><text:span text:style-name="T1">| &gt; loss_gen: 2.0497989654541016 <text:s/>(2.227746264650188)</text:span></text:p>
      <text:p text:style-name="P3"><text:s text:c="5"/><text:span text:style-name="T1">| &gt; loss_kl: 1.4466240406036377 <text:s/>(1.5759173609794828)</text:span></text:p>
      <text:p text:style-name="P3"><text:s text:c="5"/><text:span text:style-name="T1">| &gt; loss_feat: 5.856705665588379 <text:s/>(7.065950896761833)</text:span></text:p>
      <text:p text:style-name="P3"><text:s text:c="5"/><text:span text:style-name="T1">| &gt; loss_mel: 15.66637897491455 <text:s/>(15.64434955316946)</text:span></text:p>
      <text:p text:style-name="P3"><text:s text:c="5"/><text:span text:style-name="T1">| &gt; loss_duration: 1.4921653270721436 <text:s/>(1.4036464472429468)</text:span></text:p>
      <text:p text:style-name="P3"><text:s text:c="5"/><text:span text:style-name="T1">| &gt; amp_scaler: 256.0 <text:s/>(256.0)</text:span></text:p>
      <text:p text:style-name="P3"><text:s text:c="5"/><text:span text:style-name="T1">| &gt; loss_1: 26.51167106628418 <text:s/>(27.9176104309362)</text:span></text:p>
      <text:p text:style-name="P3"><text:s text:c="5"/><text:span text:style-name="T1">| &gt; grad_norm_1: tensor(97.9731, device='cuda:0') <text:s/>(tensor(229.4586, device='cuda:0'))</text:span></text:p>
      <text:p text:style-name="P3"><text:s text:c="5"/><text:span text:style-name="T1">| &gt; current_lr_0: 0.00019992500937460937 </text:span></text:p>
      <text:p text:style-name="P3"><text:soft-page-break/><text:s text:c="5"/><text:span text:style-name="T1">| &gt; current_lr_1: 0.00019992500937460937 </text:span></text:p>
      <text:p text:style-name="P3"><text:s text:c="5"/><text:span text:style-name="T1">| &gt; step_time: 0.5397 <text:s/>(0.5392682092999103)</text:span></text:p>
      <text:p text:style-name="P3"><text:s text:c="5"/><text:span text:style-name="T1">| &gt; loader_time: 0.0057 <text:s/>(0.005640920149076969)</text:span></text:p>
      <text:p text:style-name="P5"/>
      <text:p text:style-name="P5"/>
      <text:p text:style-name="P3"><text:s/><text:span text:style-name="T1">&gt; CHECKPOINT : /kaggle/working/vits_4_nov-May-14-2025_10+28AM-0000000/checkpoint_879000.pth</text:span></text:p>
      <text:p text:style-name="P5"/>
      <text:p text:style-name="P1">[1m <text:s text:c="2"/>--&gt; TIME: 2025-05-14 10:56:22 -- STEP: 209/630 -- GLOBAL_STEP: 879100[0m</text:p>
      <text:p text:style-name="P3"><text:s text:c="5"/><text:span text:style-name="T1">| &gt; loss_disc: 2.5255959033966064 <text:s/>(2.59230237144032)</text:span></text:p>
      <text:p text:style-name="P3"><text:s text:c="5"/><text:span text:style-name="T1">| &gt; loss_disc_real_0: 0.17572122812271118 <text:s/>(0.1745977365371713)</text:span></text:p>
      <text:p text:style-name="P3"><text:s text:c="5"/><text:span text:style-name="T1">| &gt; loss_disc_real_1: 0.21364179253578186 <text:s/>(0.2135061297975659)</text:span></text:p>
      <text:p text:style-name="P3"><text:s text:c="5"/><text:span text:style-name="T1">| &gt; loss_disc_real_2: 0.268145352602005 <text:s/>(0.22774300677924636)</text:span></text:p>
      <text:p text:style-name="P3"><text:s text:c="5"/><text:span text:style-name="T1">| &gt; loss_disc_real_3: 0.2223956286907196 <text:s/>(0.22805566508233832)</text:span></text:p>
      <text:p text:style-name="P3"><text:s text:c="5"/><text:span text:style-name="T1">| &gt; loss_disc_real_4: 0.2302558273077011 <text:s/>(0.2390831721741617)</text:span></text:p>
      <text:p text:style-name="P3"><text:s text:c="5"/><text:span text:style-name="T1">| &gt; loss_disc_real_5: 0.17090164124965668 <text:s/>(0.2318096777611372)</text:span></text:p>
      <text:p text:style-name="P3"><text:s text:c="5"/><text:span text:style-name="T1">| &gt; loss_0: 2.5255959033966064 <text:s/>(2.59230237144032)</text:span></text:p>
      <text:p text:style-name="P3"><text:s text:c="5"/><text:span text:style-name="T1">| &gt; grad_norm_0: tensor(12.0317, device='cuda:0') <text:s/>(tensor(19.1641, device='cuda:0'))</text:span></text:p>
      <text:p text:style-name="P3"><text:s text:c="5"/><text:span text:style-name="T1">| &gt; loss_gen: 2.1467370986938477 <text:s/>(2.2202950288234184)</text:span></text:p>
      <text:p text:style-name="P3"><text:s text:c="5"/><text:span text:style-name="T1">| &gt; loss_kl: 1.4465632438659668 <text:s/>(1.5940066929639247)</text:span></text:p>
      <text:p text:style-name="P3"><text:s text:c="5"/><text:span text:style-name="T1">| &gt; loss_feat: 7.769976615905762 <text:s/>(6.98724169708325)</text:span></text:p>
      <text:p text:style-name="P3"><text:s text:c="5"/><text:span text:style-name="T1">| &gt; loss_mel: 15.587423324584961 <text:s/>(15.608780053243683)</text:span></text:p>
      <text:p text:style-name="P3"><text:s text:c="5"/><text:span text:style-name="T1">| &gt; loss_duration: 1.466074824333191 <text:s/>(1.3690647251868358)</text:span></text:p>
      <text:p text:style-name="P3"><text:s text:c="5"/><text:span text:style-name="T1">| &gt; amp_scaler: 256.0 <text:s/>(263.3492822966505)</text:span></text:p>
      <text:p text:style-name="P3"><text:s text:c="5"/><text:span text:style-name="T1">| &gt; loss_1: 28.416772842407227 <text:s/>(27.779388135700135)</text:span></text:p>
      <text:p text:style-name="P3"><text:s text:c="5"/><text:span text:style-name="T1">| &gt; grad_norm_1: tensor(393.7550, device='cuda:0') <text:s/>(tensor(264.7254, device='cuda:0'))</text:span></text:p>
      <text:p text:style-name="P3"><text:s text:c="5"/><text:span text:style-name="T1">| &gt; current_lr_0: 0.00019992500937460937 </text:span></text:p>
      <text:p text:style-name="P3"><text:s text:c="5"/><text:span text:style-name="T1">| &gt; current_lr_1: 0.00019992500937460937 </text:span></text:p>
      <text:p text:style-name="P3"><text:s text:c="5"/><text:span text:style-name="T1">| &gt; step_time: 0.6121 <text:s/>(0.5592910981064207)</text:span></text:p>
      <text:p text:style-name="P3"><text:s text:c="5"/><text:span text:style-name="T1">| &gt; loader_time: 0.0077 <text:s/>(0.006149866934598348)</text:span></text:p>
      <text:p text:style-name="P5"/>
      <text:p text:style-name="P5"/>
      <text:p text:style-name="P1">[1m <text:s text:c="2"/>--&gt; TIME: 2025-05-14 10:57:26 -- STEP: 309/630 -- GLOBAL_STEP: 879200[0m</text:p>
      <text:p text:style-name="P3"><text:s text:c="5"/><text:span text:style-name="T1">| &gt; loss_disc: 2.685307741165161 <text:s/>(2.587703429379508)</text:span></text:p>
      <text:p text:style-name="P3"><text:s text:c="5"/><text:span text:style-name="T1">| &gt; loss_disc_real_0: 0.1945084035396576 <text:s/>(0.17269797736483483)</text:span></text:p>
      <text:p text:style-name="P3"><text:s text:c="5"/><text:span text:style-name="T1">| &gt; loss_disc_real_1: 0.2665232717990875 <text:s/>(0.21245254325442334)</text:span></text:p>
      <text:p text:style-name="P3"><text:s text:c="5"/><text:span text:style-name="T1">| &gt; loss_disc_real_2: 0.23624780774116516 <text:s/>(0.22771560383846073)</text:span></text:p>
      <text:p text:style-name="P3"><text:s text:c="5"/><text:span text:style-name="T1">| &gt; loss_disc_real_3: 0.2069026082754135 <text:s/>(0.22916689172724689)</text:span></text:p>
      <text:p text:style-name="P3"><text:s text:c="5"/><text:span text:style-name="T1">| &gt; loss_disc_real_4: 0.2261110544204712 <text:s/>(0.23800897820096187)</text:span></text:p>
      <text:p text:style-name="P3"><text:s text:c="5"/><text:span text:style-name="T1">| &gt; loss_disc_real_5: 0.24732759594917297 <text:s/>(0.2321085021333787)</text:span></text:p>
      <text:p text:style-name="P3"><text:s text:c="5"/><text:span text:style-name="T1">| &gt; loss_0: 2.685307741165161 <text:s/>(2.587703429379508)</text:span></text:p>
      <text:p text:style-name="P3"><text:s text:c="5"/><text:span text:style-name="T1">| &gt; grad_norm_0: tensor(20.4772, device='cuda:0') <text:s/>(tensor(20.4613, device='cuda:0'))</text:span></text:p>
      <text:p text:style-name="P3"><text:s text:c="5"/><text:span text:style-name="T1">| &gt; loss_gen: 2.132977247238159 <text:s/>(2.223204038675552)</text:span></text:p>
      <text:p text:style-name="P3"><text:s text:c="5"/><text:span text:style-name="T1">| &gt; loss_kl: 1.6356767416000366 <text:s/>(1.6079093229423453)</text:span></text:p>
      <text:p text:style-name="P3"><text:s text:c="5"/><text:span text:style-name="T1">| &gt; loss_feat: 7.210240364074707 <text:s/>(6.93191922906919)</text:span></text:p>
      <text:p text:style-name="P3"><text:s text:c="5"/><text:span text:style-name="T1">| &gt; loss_mel: 15.793675422668457 <text:s/>(15.559798894962446)</text:span></text:p>
      <text:p text:style-name="P3"><text:s text:c="5"/><text:span text:style-name="T1">| &gt; loss_duration: 1.4170339107513428 <text:s/>(1.398913191745967)</text:span></text:p>
      <text:p text:style-name="P3"><text:s text:c="5"/><text:span text:style-name="T1">| &gt; amp_scaler: 256.0 <text:s/>(260.9708737864076)</text:span></text:p>
      <text:p text:style-name="P3"><text:s text:c="5"/><text:span text:style-name="T1">| &gt; loss_1: 28.18960189819336 <text:s/>(27.721744697842396)</text:span></text:p>
      <text:p text:style-name="P3"><text:s text:c="5"/><text:span text:style-name="T1">| &gt; grad_norm_1: tensor(241.2140, device='cuda:0') <text:s/>(tensor(262.9482, device='cuda:0'))</text:span></text:p>
      <text:p text:style-name="P3"><text:s text:c="5"/><text:span text:style-name="T1">| &gt; current_lr_0: 0.00019992500937460937 </text:span></text:p>
      <text:p text:style-name="P3"><text:s text:c="5"/><text:span text:style-name="T1">| &gt; current_lr_1: 0.00019992500937460937 </text:span></text:p>
      <text:p text:style-name="P3"><text:s text:c="5"/><text:span text:style-name="T1">| &gt; step_time: 0.6463 <text:s/>(0.5807300694166264)</text:span></text:p>
      <text:p text:style-name="P3"><text:s text:c="5"/><text:span text:style-name="T1">| &gt; loader_time: 0.008 <text:s/>(0.006730632102990999)</text:span></text:p>
      <text:p text:style-name="P5"/>
      <text:p text:style-name="P5"/>
      <text:p text:style-name="P1">[1m <text:s text:c="2"/>--&gt; TIME: 2025-05-14 10:58:38 -- STEP: 409/630 -- GLOBAL_STEP: 879300[0m</text:p>
      <text:p text:style-name="P3"><text:s text:c="5"/><text:span text:style-name="T1">| &gt; loss_disc: 2.5887808799743652 <text:s/>(2.5855845314949235)</text:span></text:p>
      <text:p text:style-name="P3"><text:s text:c="5"/><text:span text:style-name="T1">| &gt; loss_disc_real_0: 0.12376617640256882 <text:s/>(0.17245479940930913)</text:span></text:p>
      <text:p text:style-name="P3"><text:s text:c="5"/><text:span text:style-name="T1">| &gt; loss_disc_real_1: 0.17423656582832336 <text:s/>(0.21260008713216832)</text:span></text:p>
      <text:p text:style-name="P3"><text:soft-page-break/><text:s text:c="5"/><text:span text:style-name="T1">| &gt; loss_disc_real_2: 0.20216183364391327 <text:s/>(0.22817861090225228)</text:span></text:p>
      <text:p text:style-name="P3"><text:s text:c="5"/><text:span text:style-name="T1">| &gt; loss_disc_real_3: 0.20304250717163086 <text:s/>(0.22829201001409796)</text:span></text:p>
      <text:p text:style-name="P3"><text:s text:c="5"/><text:span text:style-name="T1">| &gt; loss_disc_real_4: 0.25699907541275024 <text:s/>(0.2383169321602889)</text:span></text:p>
      <text:p text:style-name="P3"><text:s text:c="5"/><text:span text:style-name="T1">| &gt; loss_disc_real_5: 0.2384192943572998 <text:s/>(0.2318165319400195)</text:span></text:p>
      <text:p text:style-name="P3"><text:s text:c="5"/><text:span text:style-name="T1">| &gt; loss_0: 2.5887808799743652 <text:s/>(2.5855845314949235)</text:span></text:p>
      <text:p text:style-name="P3"><text:s text:c="5"/><text:span text:style-name="T1">| &gt; grad_norm_0: tensor(15.9234, device='cuda:0') <text:s/>(tensor(19.9091, device='cuda:0'))</text:span></text:p>
      <text:p text:style-name="P3"><text:s text:c="5"/><text:span text:style-name="T1">| &gt; loss_gen: 2.102752685546875 <text:s/>(2.2204959990051423)</text:span></text:p>
      <text:p text:style-name="P3"><text:s text:c="5"/><text:span text:style-name="T1">| &gt; loss_kl: 1.7298544645309448 <text:s/>(1.609622203924837)</text:span></text:p>
      <text:p text:style-name="P3"><text:s text:c="5"/><text:span text:style-name="T1">| &gt; loss_feat: 6.083014488220215 <text:s/>(6.892230879123754)</text:span></text:p>
      <text:p text:style-name="P3"><text:s text:c="5"/><text:span text:style-name="T1">| &gt; loss_mel: 14.808375358581543 <text:s/>(15.554821219595837)</text:span></text:p>
      <text:p text:style-name="P3"><text:s text:c="5"/><text:span text:style-name="T1">| &gt; loss_duration: 1.481697916984558 <text:s/>(1.401087482867437)</text:span></text:p>
      <text:p text:style-name="P3"><text:s text:c="5"/><text:span text:style-name="T1">| &gt; amp_scaler: 256.0 <text:s/>(259.75550122249393)</text:span></text:p>
      <text:p text:style-name="P3"><text:s text:c="5"/><text:span text:style-name="T1">| &gt; loss_1: 26.2056941986084 <text:s/>(27.678257757993666)</text:span></text:p>
      <text:p text:style-name="P3"><text:s text:c="5"/><text:span text:style-name="T1">| &gt; grad_norm_1: tensor(286.7720, device='cuda:0') <text:s/>(tensor(254.2993, device='cuda:0'))</text:span></text:p>
      <text:p text:style-name="P3"><text:s text:c="5"/><text:span text:style-name="T1">| &gt; current_lr_0: 0.00019992500937460937 </text:span></text:p>
      <text:p text:style-name="P3"><text:s text:c="5"/><text:span text:style-name="T1">| &gt; current_lr_1: 0.00019992500937460937 </text:span></text:p>
      <text:p text:style-name="P3"><text:s text:c="5"/><text:span text:style-name="T1">| &gt; step_time: 0.7147 <text:s/>(0.6095271600196301)</text:span></text:p>
      <text:p text:style-name="P3"><text:s text:c="5"/><text:span text:style-name="T1">| &gt; loader_time: 0.0102 <text:s/>(0.00729046649046807)</text:span></text:p>
      <text:p text:style-name="P5"/>
      <text:p text:style-name="P5"/>
      <text:p text:style-name="P1">[1m <text:s text:c="2"/>--&gt; TIME: 2025-05-14 10:59:56 -- STEP: 509/630 -- GLOBAL_STEP: 879400[0m</text:p>
      <text:p text:style-name="P3"><text:s text:c="5"/><text:span text:style-name="T1">| &gt; loss_disc: 2.7464351654052734 <text:s/>(2.585955462427645)</text:span></text:p>
      <text:p text:style-name="P3"><text:s text:c="5"/><text:span text:style-name="T1">| &gt; loss_disc_real_0: 0.24131599068641663 <text:s/>(0.17203949566030322)</text:span></text:p>
      <text:p text:style-name="P3"><text:s text:c="5"/><text:span text:style-name="T1">| &gt; loss_disc_real_1: 0.2221570909023285 <text:s/>(0.21266229469731657)</text:span></text:p>
      <text:p text:style-name="P3"><text:s text:c="5"/><text:span text:style-name="T1">| &gt; loss_disc_real_2: 0.18185929954051971 <text:s/>(0.22785234503989604)</text:span></text:p>
      <text:p text:style-name="P3"><text:s text:c="5"/><text:span text:style-name="T1">| &gt; loss_disc_real_3: 0.2268015295267105 <text:s/>(0.2288624367627273)</text:span></text:p>
      <text:p text:style-name="P3"><text:s text:c="5"/><text:span text:style-name="T1">| &gt; loss_disc_real_4: 0.26153188943862915 <text:s/>(0.23941052085875528)</text:span></text:p>
      <text:p text:style-name="P3"><text:s text:c="5"/><text:span text:style-name="T1">| &gt; loss_disc_real_5: 0.27522769570350647 <text:s/>(0.2316060519405807)</text:span></text:p>
      <text:p text:style-name="P3"><text:s text:c="5"/><text:span text:style-name="T1">| &gt; loss_0: 2.7464351654052734 <text:s/>(2.585955462427645)</text:span></text:p>
      <text:p text:style-name="P3"><text:s text:c="5"/><text:span text:style-name="T1">| &gt; grad_norm_0: tensor(9.9941, device='cuda:0') <text:s/>(tensor(20.1394, device='cuda:0'))</text:span></text:p>
      <text:p text:style-name="P3"><text:s text:c="5"/><text:span text:style-name="T1">| &gt; loss_gen: 2.031771659851074 <text:s/>(2.2230148809597896)</text:span></text:p>
      <text:p text:style-name="P3"><text:s text:c="5"/><text:span text:style-name="T1">| &gt; loss_kl: 1.82265043258667 <text:s/>(1.6108444516925777)</text:span></text:p>
      <text:p text:style-name="P3"><text:s text:c="5"/><text:span text:style-name="T1">| &gt; loss_feat: 6.270338535308838 <text:s/>(6.876849026483263)</text:span></text:p>
      <text:p text:style-name="P3"><text:s text:c="5"/><text:span text:style-name="T1">| &gt; loss_mel: 16.093852996826172 <text:s/>(15.566912802825508)</text:span></text:p>
      <text:p text:style-name="P3"><text:s text:c="5"/><text:span text:style-name="T1">| &gt; loss_duration: 1.4505817890167236 <text:s/>(1.4138898182008945)</text:span></text:p>
      <text:p text:style-name="P3"><text:s text:c="5"/><text:span text:style-name="T1">| &gt; amp_scaler: 256.0 <text:s/>(259.0176817288803)</text:span></text:p>
      <text:p text:style-name="P3"><text:s text:c="5"/><text:span text:style-name="T1">| &gt; loss_1: 27.6691951751709 <text:s/>(27.691511000537684)</text:span></text:p>
      <text:p text:style-name="P3"><text:s text:c="5"/><text:span text:style-name="T1">| &gt; grad_norm_1: tensor(164.4534, device='cuda:0') <text:s/>(tensor(252.6479, device='cuda:0'))</text:span></text:p>
      <text:p text:style-name="P3"><text:s text:c="5"/><text:span text:style-name="T1">| &gt; current_lr_0: 0.00019992500937460937 </text:span></text:p>
      <text:p text:style-name="P3"><text:s text:c="5"/><text:span text:style-name="T1">| &gt; current_lr_1: 0.00019992500937460937 </text:span></text:p>
      <text:p text:style-name="P3"><text:s text:c="5"/><text:span text:style-name="T1">| &gt; step_time: 0.8817 <text:s/>(0.6417664844535426)</text:span></text:p>
      <text:p text:style-name="P3"><text:s text:c="5"/><text:span text:style-name="T1">| &gt; loader_time: 0.0118 <text:s/>(0.007843359045991729)</text:span></text:p>
      <text:p text:style-name="P5"/>
      <text:p text:style-name="P5"/>
      <text:p text:style-name="P1">[1m <text:s text:c="2"/>--&gt; TIME: 2025-05-14 11:01:30 -- STEP: 609/630 -- GLOBAL_STEP: 879500[0m</text:p>
      <text:p text:style-name="P3"><text:s text:c="5"/><text:span text:style-name="T1">| &gt; loss_disc: 2.735424041748047 <text:s/>(2.5869013123911593)</text:span></text:p>
      <text:p text:style-name="P3"><text:s text:c="5"/><text:span text:style-name="T1">| &gt; loss_disc_real_0: 0.18937300145626068 <text:s/>(0.17309361019696312)</text:span></text:p>
      <text:p text:style-name="P3"><text:s text:c="5"/><text:span text:style-name="T1">| &gt; loss_disc_real_1: 0.26651501655578613 <text:s/>(0.21204927188079734)</text:span></text:p>
      <text:p text:style-name="P3"><text:s text:c="5"/><text:span text:style-name="T1">| &gt; loss_disc_real_2: 0.2647610604763031 <text:s/>(0.2276798370974796)</text:span></text:p>
      <text:p text:style-name="P3"><text:s text:c="5"/><text:span text:style-name="T1">| &gt; loss_disc_real_3: 0.28660067915916443 <text:s/>(0.22914570070839868)</text:span></text:p>
      <text:p text:style-name="P3"><text:s text:c="5"/><text:span text:style-name="T1">| &gt; loss_disc_real_4: 0.23063921928405762 <text:s/>(0.23995564532984653)</text:span></text:p>
      <text:p text:style-name="P3"><text:s text:c="5"/><text:span text:style-name="T1">| &gt; loss_disc_real_5: 0.20572338998317719 <text:s/>(0.23177557846008268)</text:span></text:p>
      <text:p text:style-name="P3"><text:s text:c="5"/><text:span text:style-name="T1">| &gt; loss_0: 2.735424041748047 <text:s/>(2.5869013123911593)</text:span></text:p>
      <text:p text:style-name="P3"><text:s text:c="5"/><text:span text:style-name="T1">| &gt; grad_norm_0: tensor(9.5415, device='cuda:0') <text:s/>(tensor(19.4117, device='cuda:0'))</text:span></text:p>
      <text:p text:style-name="P3"><text:s text:c="5"/><text:span text:style-name="T1">| &gt; loss_gen: 2.101592779159546 <text:s/>(2.2193995763124152)</text:span></text:p>
      <text:p text:style-name="P3"><text:s text:c="5"/><text:span text:style-name="T1">| &gt; loss_kl: 1.4222073554992676 <text:s/>(1.614908765689493)</text:span></text:p>
      <text:p text:style-name="P3"><text:s text:c="5"/><text:span text:style-name="T1">| &gt; loss_feat: 6.939339637756348 <text:s/>(6.850958444410554)</text:span></text:p>
      <text:p text:style-name="P3"><text:s text:c="5"/><text:span text:style-name="T1">| &gt; loss_mel: 15.856945037841797 <text:s/>(15.550884683731153)</text:span></text:p>
      <text:p text:style-name="P3"><text:s text:c="5"/><text:span text:style-name="T1">| &gt; loss_duration: 1.4815211296081543 <text:s/>(1.4235840305710459)</text:span></text:p>
      <text:p text:style-name="P3"><text:soft-page-break/><text:s text:c="5"/><text:span text:style-name="T1">| &gt; amp_scaler: 256.0 <text:s/>(258.52216748768484)</text:span></text:p>
      <text:p text:style-name="P3"><text:s text:c="5"/><text:span text:style-name="T1">| &gt; loss_1: 27.801607131958008 <text:s/>(27.65973552146373)</text:span></text:p>
      <text:p text:style-name="P3"><text:s text:c="5"/><text:span text:style-name="T1">| &gt; grad_norm_1: tensor(146.7632, device='cuda:0') <text:s/>(tensor(241.3360, device='cuda:0'))</text:span></text:p>
      <text:p text:style-name="P3"><text:s text:c="5"/><text:span text:style-name="T1">| &gt; current_lr_0: 0.00019992500937460937 </text:span></text:p>
      <text:p text:style-name="P3"><text:s text:c="5"/><text:span text:style-name="T1">| &gt; current_lr_1: 0.00019992500937460937 </text:span></text:p>
      <text:p text:style-name="P3"><text:s text:c="5"/><text:span text:style-name="T1">| &gt; step_time: 1.0348 <text:s/>(0.6873801795915627)</text:span></text:p>
      <text:p text:style-name="P3"><text:s text:c="5"/><text:span text:style-name="T1">| &gt; loader_time: 0.0125 <text:s/>(0.008415743635205801)</text:span></text:p>
      <text:p text:style-name="P5"/>
      <text:p text:style-name="P5"/>
      <text:p text:style-name="P3"><text:s/><text:span text:style-name="T1">&gt; CHECKPOINT : /kaggle/working/vits_4_nov-May-14-2025_10+28AM-0000000/checkpoint_8795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137443542480469 [0m(+7.136662801106742e-05)</text:span></text:p>
      <text:p text:style-name="P3"><text:s text:c="5"/><text:span text:style-name="T1">| &gt; avg_loss_disc:[91m 2.642359515031179 [0m(+0.06968913475672434)</text:span></text:p>
      <text:p text:style-name="P3"><text:s text:c="5"/><text:span text:style-name="T1">| &gt; avg_loss_disc_real_0:[91m 0.21716844538847604 [0m(+0.05482125965257484)</text:span></text:p>
      <text:p text:style-name="P3"><text:s text:c="5"/><text:span text:style-name="T1">| &gt; avg_loss_disc_real_1:[91m 0.23763051629066467 [0m(+0.014111913740634918)</text:span></text:p>
      <text:p text:style-name="P3"><text:s text:c="5"/><text:span text:style-name="T1">| &gt; avg_loss_disc_real_2:[92m 0.23404837772250175 [0m(-0.00794978067278862)</text:span></text:p>
      <text:p text:style-name="P3"><text:s text:c="5"/><text:span text:style-name="T1">| &gt; avg_loss_disc_real_3:[91m 0.26705170919497806 [0m(+0.03440992906689641)</text:span></text:p>
      <text:p text:style-name="P3"><text:s text:c="5"/><text:span text:style-name="T1">| &gt; avg_loss_disc_real_4:[91m 0.24624175081650415 [0m(+0.009423680603504181)</text:span></text:p>
      <text:p text:style-name="P3"><text:s text:c="5"/><text:span text:style-name="T1">| &gt; avg_loss_disc_real_5:[91m 0.24248638624946275 [0m(+0.02834357631703216)</text:span></text:p>
      <text:p text:style-name="P3"><text:s text:c="5"/><text:span text:style-name="T1">| &gt; avg_loss_0:[91m 2.642359515031179 [0m(+0.06968913475672434)</text:span></text:p>
      <text:p text:style-name="P3"><text:s text:c="5"/><text:span text:style-name="T1">| &gt; avg_loss_gen:[91m 2.183242936929067 [0m(+0.06840255856513977)</text:span></text:p>
      <text:p text:style-name="P3"><text:s text:c="5"/><text:span text:style-name="T1">| &gt; avg_loss_kl:[91m 1.731288770834605 [0m(+0.12532005210717534)</text:span></text:p>
      <text:p text:style-name="P3"><text:s text:c="5"/><text:span text:style-name="T1">| &gt; avg_loss_feat:[92m 6.888766527175903 [0m(-0.03589951992034912)</text:span></text:p>
      <text:p text:style-name="P3"><text:s text:c="5"/><text:span text:style-name="T1">| &gt; avg_loss_mel:[92m 15.492371956507364 [0m(-0.16221435864766498)</text:span></text:p>
      <text:p text:style-name="P3"><text:s text:c="5"/><text:span text:style-name="T1">| &gt; avg_loss_duration:[92m 1.5266241828600566 [0m(-0.004059046506881714)</text:span></text:p>
      <text:p text:style-name="P3"><text:s text:c="5"/><text:span text:style-name="T1">| &gt; avg_loss_1:[92m 27.82229455312093 [0m(-0.008450508117675781)</text:span></text:p>
      <text:p text:style-name="P5"/>
      <text:p text:style-name="P5"/>
      <text:p text:style-name="P1">[4m[1m &gt; EPOCH: 4/50[0m</text:p>
      <text:p text:style-name="P3"><text:s/><text:span text:style-name="T1">--&gt; /kaggle/working/vits_4_nov-May-14-2025_10+28AM-0000000</text:span></text:p>
      <text:p text:style-name="P5"/>
      <text:p text:style-name="P1">[1m &gt; TRAINING (2025-05-14 11:02:08) [0m</text:p>
      <text:p text:style-name="P5"/>
      <text:p text:style-name="P1">[1m <text:s text:c="2"/>--&gt; TIME: 2025-05-14 11:02:51 -- STEP: 79/630 -- GLOBAL_STEP: 879600[0m</text:p>
      <text:p text:style-name="P3"><text:s text:c="5"/><text:span text:style-name="T1">| &gt; loss_disc: 2.35213041305542 <text:s/>(2.5677605882475647)</text:span></text:p>
      <text:p text:style-name="P3"><text:s text:c="5"/><text:span text:style-name="T1">| &gt; loss_disc_real_0: 0.14960011839866638 <text:s/>(0.17090774138894266)</text:span></text:p>
      <text:p text:style-name="P3"><text:s text:c="5"/><text:span text:style-name="T1">| &gt; loss_disc_real_1: 0.18732726573944092 <text:s/>(0.2096428401485274)</text:span></text:p>
      <text:p text:style-name="P3"><text:s text:c="5"/><text:span text:style-name="T1">| &gt; loss_disc_real_2: 0.24082742631435394 <text:s/>(0.2279833425072175)</text:span></text:p>
      <text:p text:style-name="P3"><text:s text:c="5"/><text:span text:style-name="T1">| &gt; loss_disc_real_3: 0.2373432070016861 <text:s/>(0.22918872271157517)</text:span></text:p>
      <text:p text:style-name="P3"><text:s text:c="5"/><text:span text:style-name="T1">| &gt; loss_disc_real_4: 0.23043963313102722 <text:s/>(0.2383376744729054)</text:span></text:p>
      <text:p text:style-name="P3"><text:s text:c="5"/><text:span text:style-name="T1">| &gt; loss_disc_real_5: 0.21791738271713257 <text:s/>(0.22857610504083994)</text:span></text:p>
      <text:p text:style-name="P3"><text:s text:c="5"/><text:span text:style-name="T1">| &gt; loss_0: 2.35213041305542 <text:s/>(2.5677605882475647)</text:span></text:p>
      <text:p text:style-name="P3"><text:s text:c="5"/><text:span text:style-name="T1">| &gt; grad_norm_0: tensor(22.8094, device='cuda:0') <text:s/>(tensor(23.3726, device='cuda:0'))</text:span></text:p>
      <text:p text:style-name="P3"><text:s text:c="5"/><text:span text:style-name="T1">| &gt; loss_gen: 2.4357922077178955 <text:s/>(2.2572432650795466)</text:span></text:p>
      <text:p text:style-name="P3"><text:s text:c="5"/><text:span text:style-name="T1">| &gt; loss_kl: 1.699660301208496 <text:s/>(1.5724403858184814)</text:span></text:p>
      <text:p text:style-name="P3"><text:s text:c="5"/><text:span text:style-name="T1">| &gt; loss_feat: 8.564120292663574 <text:s/>(7.194968314110478)</text:span></text:p>
      <text:p text:style-name="P3"><text:s text:c="5"/><text:span text:style-name="T1">| &gt; loss_mel: 17.175325393676758 <text:s/>(15.67936344388165)</text:span></text:p>
      <text:p text:style-name="P3"><text:s text:c="5"/><text:span text:style-name="T1">| &gt; loss_duration: 1.4587764739990234 <text:s/>(1.4418917411490333)</text:span></text:p>
      <text:p text:style-name="P3"><text:s text:c="5"/><text:span text:style-name="T1">| &gt; amp_scaler: 256.0 <text:s/>(256.0)</text:span></text:p>
      <text:p text:style-name="P3"><text:s text:c="5"/><text:span text:style-name="T1">| &gt; loss_1: 31.333675384521484 <text:s/>(28.145907100242905)</text:span></text:p>
      <text:p text:style-name="P3"><text:s text:c="5"/><text:span text:style-name="T1">| &gt; grad_norm_1: tensor(368.9142, device='cuda:0') <text:s/>(tensor(302.7877, device='cuda:0'))</text:span></text:p>
      <text:p text:style-name="P3"><text:s text:c="5"/><text:span text:style-name="T1">| &gt; current_lr_0: 0.00019990001874843754 </text:span></text:p>
      <text:p text:style-name="P3"><text:s text:c="5"/><text:span text:style-name="T1">| &gt; current_lr_1: 0.00019990001874843754 </text:span></text:p>
      <text:p text:style-name="P3"><text:s text:c="5"/><text:span text:style-name="T1">| &gt; step_time: 0.5289 <text:s/>(0.5242257661457302)</text:span></text:p>
      <text:p text:style-name="P3"><text:soft-page-break/><text:s text:c="5"/><text:span text:style-name="T1">| &gt; loader_time: 0.0055 <text:s/>(0.0053233617468725295)</text:span></text:p>
      <text:p text:style-name="P5"/>
      <text:p text:style-name="P5"/>
      <text:p text:style-name="P1">[1m <text:s text:c="2"/>--&gt; TIME: 2025-05-14 11:03:49 -- STEP: 179/630 -- GLOBAL_STEP: 879700[0m</text:p>
      <text:p text:style-name="P3"><text:s text:c="5"/><text:span text:style-name="T1">| &gt; loss_disc: 2.4899797439575195 <text:s/>(2.5747717718838303)</text:span></text:p>
      <text:p text:style-name="P3"><text:s text:c="5"/><text:span text:style-name="T1">| &gt; loss_disc_real_0: 0.20464372634887695 <text:s/>(0.17128000142021557)</text:span></text:p>
      <text:p text:style-name="P3"><text:s text:c="5"/><text:span text:style-name="T1">| &gt; loss_disc_real_1: 0.1977246105670929 <text:s/>(0.21035598667973246)</text:span></text:p>
      <text:p text:style-name="P3"><text:s text:c="5"/><text:span text:style-name="T1">| &gt; loss_disc_real_2: 0.23560872673988342 <text:s/>(0.22776121034302524)</text:span></text:p>
      <text:p text:style-name="P3"><text:s text:c="5"/><text:span text:style-name="T1">| &gt; loss_disc_real_3: 0.2488357573747635 <text:s/>(0.2295432064952797)</text:span></text:p>
      <text:p text:style-name="P3"><text:s text:c="5"/><text:span text:style-name="T1">| &gt; loss_disc_real_4: 0.22222687304019928 <text:s/>(0.23895289511653964)</text:span></text:p>
      <text:p text:style-name="P3"><text:s text:c="5"/><text:span text:style-name="T1">| &gt; loss_disc_real_5: 0.21682238578796387 <text:s/>(0.23114071569962208)</text:span></text:p>
      <text:p text:style-name="P3"><text:s text:c="5"/><text:span text:style-name="T1">| &gt; loss_0: 2.4899797439575195 <text:s/>(2.5747717718838303)</text:span></text:p>
      <text:p text:style-name="P3"><text:s text:c="5"/><text:span text:style-name="T1">| &gt; grad_norm_0: tensor(8.6254, device='cuda:0') <text:s/>(tensor(19.0266, device='cuda:0'))</text:span></text:p>
      <text:p text:style-name="P3"><text:s text:c="5"/><text:span text:style-name="T1">| &gt; loss_gen: 2.227363109588623 <text:s/>(2.2334564058474293)</text:span></text:p>
      <text:p text:style-name="P3"><text:s text:c="5"/><text:span text:style-name="T1">| &gt; loss_kl: 1.4439083337783813 <text:s/>(1.6068144976759755)</text:span></text:p>
      <text:p text:style-name="P3"><text:s text:c="5"/><text:span text:style-name="T1">| &gt; loss_feat: 6.587099552154541 <text:s/>(7.072572196662093)</text:span></text:p>
      <text:p text:style-name="P3"><text:s text:c="5"/><text:span text:style-name="T1">| &gt; loss_mel: 15.18795394897461 <text:s/>(15.546501324829443)</text:span></text:p>
      <text:p text:style-name="P3"><text:s text:c="5"/><text:span text:style-name="T1">| &gt; loss_duration: 1.4467613697052002 <text:s/>(1.3891119457489958)</text:span></text:p>
      <text:p text:style-name="P3"><text:s text:c="5"/><text:span text:style-name="T1">| &gt; amp_scaler: 256.0 <text:s/>(256.0)</text:span></text:p>
      <text:p text:style-name="P3"><text:s text:c="5"/><text:span text:style-name="T1">| &gt; loss_1: 26.89308738708496 <text:s/>(27.848456292179048)</text:span></text:p>
      <text:p text:style-name="P3"><text:s text:c="5"/><text:span text:style-name="T1">| &gt; grad_norm_1: tensor(71.7175, device='cuda:0') <text:s/>(tensor(246.6274, device='cuda:0'))</text:span></text:p>
      <text:p text:style-name="P3"><text:s text:c="5"/><text:span text:style-name="T1">| &gt; current_lr_0: 0.00019990001874843754 </text:span></text:p>
      <text:p text:style-name="P3"><text:s text:c="5"/><text:span text:style-name="T1">| &gt; current_lr_1: 0.00019990001874843754 </text:span></text:p>
      <text:p text:style-name="P3"><text:s text:c="5"/><text:span text:style-name="T1">| &gt; step_time: 0.589 <text:s/>(0.5474861533948164)</text:span></text:p>
      <text:p text:style-name="P3"><text:s text:c="5"/><text:span text:style-name="T1">| &gt; loader_time: 0.0074 <text:s/>(0.005851501859100177)</text:span></text:p>
      <text:p text:style-name="P5"/>
      <text:p text:style-name="P5"/>
      <text:p text:style-name="P1">[1m <text:s text:c="2"/>--&gt; TIME: 2025-05-14 11:04:52 -- STEP: 279/630 -- GLOBAL_STEP: 879800[0m</text:p>
      <text:p text:style-name="P3"><text:s text:c="5"/><text:span text:style-name="T1">| &gt; loss_disc: 2.5523171424865723 <text:s/>(2.576867146304004)</text:span></text:p>
      <text:p text:style-name="P3"><text:s text:c="5"/><text:span text:style-name="T1">| &gt; loss_disc_real_0: 0.1582830250263214 <text:s/>(0.1712374511478623)</text:span></text:p>
      <text:p text:style-name="P3"><text:s text:c="5"/><text:span text:style-name="T1">| &gt; loss_disc_real_1: 0.19264426827430725 <text:s/>(0.21097633378800526)</text:span></text:p>
      <text:p text:style-name="P3"><text:s text:c="5"/><text:span text:style-name="T1">| &gt; loss_disc_real_2: 0.20450736582279205 <text:s/>(0.2288037274153002)</text:span></text:p>
      <text:p text:style-name="P3"><text:s text:c="5"/><text:span text:style-name="T1">| &gt; loss_disc_real_3: 0.23362277448177338 <text:s/>(0.23014004256135673)</text:span></text:p>
      <text:p text:style-name="P3"><text:s text:c="5"/><text:span text:style-name="T1">| &gt; loss_disc_real_4: 0.23404675722122192 <text:s/>(0.24030181840329187)</text:span></text:p>
      <text:p text:style-name="P3"><text:s text:c="5"/><text:span text:style-name="T1">| &gt; loss_disc_real_5: 0.25970906019210815 <text:s/>(0.23064244840307474)</text:span></text:p>
      <text:p text:style-name="P3"><text:s text:c="5"/><text:span text:style-name="T1">| &gt; loss_0: 2.5523171424865723 <text:s/>(2.576867146304004)</text:span></text:p>
      <text:p text:style-name="P3"><text:s text:c="5"/><text:span text:style-name="T1">| &gt; grad_norm_0: tensor(6.3666, device='cuda:0') <text:s/>(tensor(18.9127, device='cuda:0'))</text:span></text:p>
      <text:p text:style-name="P3"><text:s text:c="5"/><text:span text:style-name="T1">| &gt; loss_gen: 2.1249921321868896 <text:s/>(2.229524478690169)</text:span></text:p>
      <text:p text:style-name="P3"><text:s text:c="5"/><text:span text:style-name="T1">| &gt; loss_kl: 1.675625205039978 <text:s/>(1.6222634665854943)</text:span></text:p>
      <text:p text:style-name="P3"><text:s text:c="5"/><text:span text:style-name="T1">| &gt; loss_feat: 6.1677021980285645 <text:s/>(6.995072768153255)</text:span></text:p>
      <text:p text:style-name="P3"><text:s text:c="5"/><text:span text:style-name="T1">| &gt; loss_mel: 14.890629768371582 <text:s/>(15.565337341746122)</text:span></text:p>
      <text:p text:style-name="P3"><text:s text:c="5"/><text:span text:style-name="T1">| &gt; loss_duration: 1.5025436878204346 <text:s/>(1.3940790870283666)</text:span></text:p>
      <text:p text:style-name="P3"><text:s text:c="5"/><text:span text:style-name="T1">| &gt; amp_scaler: 256.0 <text:s/>(256.0)</text:span></text:p>
      <text:p text:style-name="P3"><text:s text:c="5"/><text:span text:style-name="T1">| &gt; loss_1: 26.361494064331055 <text:s/>(27.806277093921512)</text:span></text:p>
      <text:p text:style-name="P3"><text:s text:c="5"/><text:span text:style-name="T1">| &gt; grad_norm_1: tensor(70.8742, device='cuda:0') <text:s/>(tensor(242.9156, device='cuda:0'))</text:span></text:p>
      <text:p text:style-name="P3"><text:s text:c="5"/><text:span text:style-name="T1">| &gt; current_lr_0: 0.00019990001874843754 </text:span></text:p>
      <text:p text:style-name="P3"><text:s text:c="5"/><text:span text:style-name="T1">| &gt; current_lr_1: 0.00019990001874843754 </text:span></text:p>
      <text:p text:style-name="P3"><text:s text:c="5"/><text:span text:style-name="T1">| &gt; step_time: 0.6478 <text:s/>(0.5749538748067767)</text:span></text:p>
      <text:p text:style-name="P3"><text:s text:c="5"/><text:span text:style-name="T1">| &gt; loader_time: 0.0075 <text:s/>(0.006415768763497742)</text:span></text:p>
      <text:p text:style-name="P5"/>
      <text:p text:style-name="P5"/>
      <text:p text:style-name="P1">[1m <text:s text:c="2"/>--&gt; TIME: 2025-05-14 11:06:01 -- STEP: 379/630 -- GLOBAL_STEP: 879900[0m</text:p>
      <text:p text:style-name="P3"><text:s text:c="5"/><text:span text:style-name="T1">| &gt; loss_disc: 2.390655040740967 <text:s/>(2.5809940165768825)</text:span></text:p>
      <text:p text:style-name="P3"><text:s text:c="5"/><text:span text:style-name="T1">| &gt; loss_disc_real_0: 0.2548055052757263 <text:s/>(0.17247738343194183)</text:span></text:p>
      <text:p text:style-name="P3"><text:s text:c="5"/><text:span text:style-name="T1">| &gt; loss_disc_real_1: 0.15104927122592926 <text:s/>(0.21169185219701173)</text:span></text:p>
      <text:p text:style-name="P3"><text:s text:c="5"/><text:span text:style-name="T1">| &gt; loss_disc_real_2: 0.18083569407463074 <text:s/>(0.22947921338528002)</text:span></text:p>
      <text:p text:style-name="P3"><text:s text:c="5"/><text:span text:style-name="T1">| &gt; loss_disc_real_3: 0.21433882415294647 <text:s/>(0.2302856010465949)</text:span></text:p>
      <text:p text:style-name="P3"><text:s text:c="5"/><text:span text:style-name="T1">| &gt; loss_disc_real_4: 0.21254436671733856 <text:s/>(0.24004440304471825)</text:span></text:p>
      <text:p text:style-name="P3"><text:s text:c="5"/><text:span text:style-name="T1">| &gt; loss_disc_real_5: 0.22224779427051544 <text:s/>(0.22845780692188594)</text:span></text:p>
      <text:p text:style-name="P3"><text:s text:c="5"/><text:span text:style-name="T1">| &gt; loss_0: 2.390655040740967 <text:s/>(2.5809940165768825)</text:span></text:p>
      <text:p text:style-name="P3"><text:soft-page-break/><text:s text:c="5"/><text:span text:style-name="T1">| &gt; grad_norm_0: tensor(41.4302, device='cuda:0') <text:s/>(tensor(20.1861, device='cuda:0'))</text:span></text:p>
      <text:p text:style-name="P3"><text:s text:c="5"/><text:span text:style-name="T1">| &gt; loss_gen: 2.48391056060791 <text:s/>(2.2324137753735718)</text:span></text:p>
      <text:p text:style-name="P3"><text:s text:c="5"/><text:span text:style-name="T1">| &gt; loss_kl: 1.6714777946472168 <text:s/>(1.626991783408817)</text:span></text:p>
      <text:p text:style-name="P3"><text:s text:c="5"/><text:span text:style-name="T1">| &gt; loss_feat: 8.622580528259277 <text:s/>(6.962740003590848)</text:span></text:p>
      <text:p text:style-name="P3"><text:s text:c="5"/><text:span text:style-name="T1">| &gt; loss_mel: 16.055448532104492 <text:s/>(15.602939849793124)</text:span></text:p>
      <text:p text:style-name="P3"><text:s text:c="5"/><text:span text:style-name="T1">| &gt; loss_duration: 1.4840173721313477 <text:s/>(1.4114520137731508)</text:span></text:p>
      <text:p text:style-name="P3"><text:s text:c="5"/><text:span text:style-name="T1">| &gt; amp_scaler: 256.0 <text:s/>(256.0)</text:span></text:p>
      <text:p text:style-name="P3"><text:s text:c="5"/><text:span text:style-name="T1">| &gt; loss_1: 30.317432403564453 <text:s/>(27.836537363661314)</text:span></text:p>
      <text:p text:style-name="P3"><text:s text:c="5"/><text:span text:style-name="T1">| &gt; grad_norm_1: tensor(694.2928, device='cuda:0') <text:s/>(tensor(254.4376, device='cuda:0'))</text:span></text:p>
      <text:p text:style-name="P3"><text:s text:c="5"/><text:span text:style-name="T1">| &gt; current_lr_0: 0.00019990001874843754 </text:span></text:p>
      <text:p text:style-name="P3"><text:s text:c="5"/><text:span text:style-name="T1">| &gt; current_lr_1: 0.00019990001874843754 </text:span></text:p>
      <text:p text:style-name="P3"><text:s text:c="5"/><text:span text:style-name="T1">| &gt; step_time: 0.694 <text:s/>(0.6018294728211181)</text:span></text:p>
      <text:p text:style-name="P3"><text:s text:c="5"/><text:span text:style-name="T1">| &gt; loader_time: 0.0083 <text:s/>(0.006988478210167397)</text:span></text:p>
      <text:p text:style-name="P5"/>
      <text:p text:style-name="P5"/>
      <text:p text:style-name="P1">[1m <text:s text:c="2"/>--&gt; TIME: 2025-05-14 11:07:19 -- STEP: 479/630 -- GLOBAL_STEP: 880000[0m</text:p>
      <text:p text:style-name="P3"><text:s text:c="5"/><text:span text:style-name="T1">| &gt; loss_disc: 2.571549892425537 <text:s/>(2.5889519365943796)</text:span></text:p>
      <text:p text:style-name="P3"><text:s text:c="5"/><text:span text:style-name="T1">| &gt; loss_disc_real_0: 0.20567536354064941 <text:s/>(0.1731637505063932)</text:span></text:p>
      <text:p text:style-name="P3"><text:s text:c="5"/><text:span text:style-name="T1">| &gt; loss_disc_real_1: 0.18822085857391357 <text:s/>(0.21332749414854607)</text:span></text:p>
      <text:p text:style-name="P3"><text:s text:c="5"/><text:span text:style-name="T1">| &gt; loss_disc_real_2: 0.2331099808216095 <text:s/>(0.22976529679119215)</text:span></text:p>
      <text:p text:style-name="P3"><text:s text:c="5"/><text:span text:style-name="T1">| &gt; loss_disc_real_3: 0.24648365378379822 <text:s/>(0.23053701943669289)</text:span></text:p>
      <text:p text:style-name="P3"><text:s text:c="5"/><text:span text:style-name="T1">| &gt; loss_disc_real_4: 0.2544920742511749 <text:s/>(0.23977678665786298)</text:span></text:p>
      <text:p text:style-name="P3"><text:s text:c="5"/><text:span text:style-name="T1">| &gt; loss_disc_real_5: 0.22963400185108185 <text:s/>(0.22996830439393356)</text:span></text:p>
      <text:p text:style-name="P3"><text:s text:c="5"/><text:span text:style-name="T1">| &gt; loss_0: 2.571549892425537 <text:s/>(2.5889519365943796)</text:span></text:p>
      <text:p text:style-name="P3"><text:s text:c="5"/><text:span text:style-name="T1">| &gt; grad_norm_0: tensor(7.0889, device='cuda:0') <text:s/>(tensor(19.3145, device='cuda:0'))</text:span></text:p>
      <text:p text:style-name="P3"><text:s text:c="5"/><text:span text:style-name="T1">| &gt; loss_gen: 2.1419529914855957 <text:s/>(2.2155760451995743)</text:span></text:p>
      <text:p text:style-name="P3"><text:s text:c="5"/><text:span text:style-name="T1">| &gt; loss_kl: 1.7310141324996948 <text:s/>(1.6257271726843212)</text:span></text:p>
      <text:p text:style-name="P3"><text:s text:c="5"/><text:span text:style-name="T1">| &gt; loss_feat: 6.424048900604248 <text:s/>(6.890229405341417)</text:span></text:p>
      <text:p text:style-name="P3"><text:s text:c="5"/><text:span text:style-name="T1">| &gt; loss_mel: 14.890236854553223 <text:s/>(15.595760323558322)</text:span></text:p>
      <text:p text:style-name="P3"><text:s text:c="5"/><text:span text:style-name="T1">| &gt; loss_duration: 1.4692381620407104 <text:s/>(1.411066096112723)</text:span></text:p>
      <text:p text:style-name="P3"><text:s text:c="5"/><text:span text:style-name="T1">| &gt; amp_scaler: 256.0 <text:s/>(256.0)</text:span></text:p>
      <text:p text:style-name="P3"><text:s text:c="5"/><text:span text:style-name="T1">| &gt; loss_1: 26.656490325927734 <text:s/>(27.738358993371)</text:span></text:p>
      <text:p text:style-name="P3"><text:s text:c="5"/><text:span text:style-name="T1">| &gt; grad_norm_1: tensor(58.4245, device='cuda:0') <text:s/>(tensor(236.6571, device='cuda:0'))</text:span></text:p>
      <text:p text:style-name="P3"><text:s text:c="5"/><text:span text:style-name="T1">| &gt; current_lr_0: 0.00019990001874843754 </text:span></text:p>
      <text:p text:style-name="P3"><text:s text:c="5"/><text:span text:style-name="T1">| &gt; current_lr_1: 0.00019990001874843754 </text:span></text:p>
      <text:p text:style-name="P3"><text:s text:c="5"/><text:span text:style-name="T1">| &gt; step_time: 0.7928 <text:s/>(0.6343643695178266)</text:span></text:p>
      <text:p text:style-name="P3"><text:s text:c="5"/><text:span text:style-name="T1">| &gt; loader_time: 0.0092 <text:s/>(0.007531319381299748)</text:span></text:p>
      <text:p text:style-name="P5"/>
      <text:p text:style-name="P5"/>
      <text:p text:style-name="P3"><text:s/><text:span text:style-name="T1">&gt; CHECKPOINT : /kaggle/working/vits_4_nov-May-14-2025_10+28AM-0000000/checkpoint_880000.pth</text:span></text:p>
      <text:p text:style-name="P5"/>
      <text:p text:style-name="P1">[1m <text:s text:c="2"/>--&gt; TIME: 2025-05-14 11:08:50 -- STEP: 579/630 -- GLOBAL_STEP: 880100[0m</text:p>
      <text:p text:style-name="P3"><text:s text:c="5"/><text:span text:style-name="T1">| &gt; loss_disc: 2.651272773742676 <text:s/>(2.5869667945954054)</text:span></text:p>
      <text:p text:style-name="P3"><text:s text:c="5"/><text:span text:style-name="T1">| &gt; loss_disc_real_0: 0.14091095328330994 <text:s/>(0.17374882646329676)</text:span></text:p>
      <text:p text:style-name="P3"><text:s text:c="5"/><text:span text:style-name="T1">| &gt; loss_disc_real_1: 0.1739829033613205 <text:s/>(0.2131095154786769)</text:span></text:p>
      <text:p text:style-name="P3"><text:s text:c="5"/><text:span text:style-name="T1">| &gt; loss_disc_real_2: 0.21706551313400269 <text:s/>(0.22901497843043175)</text:span></text:p>
      <text:p text:style-name="P3"><text:s text:c="5"/><text:span text:style-name="T1">| &gt; loss_disc_real_3: 0.2544777989387512 <text:s/>(0.23037380996660453)</text:span></text:p>
      <text:p text:style-name="P3"><text:s text:c="5"/><text:span text:style-name="T1">| &gt; loss_disc_real_4: 0.2747708261013031 <text:s/>(0.23965814496054344)</text:span></text:p>
      <text:p text:style-name="P3"><text:s text:c="5"/><text:span text:style-name="T1">| &gt; loss_disc_real_5: 0.32798558473587036 <text:s/>(0.2279992689457376)</text:span></text:p>
      <text:p text:style-name="P3"><text:s text:c="5"/><text:span text:style-name="T1">| &gt; loss_0: 2.651272773742676 <text:s/>(2.5869667945954054)</text:span></text:p>
      <text:p text:style-name="P3"><text:s text:c="5"/><text:span text:style-name="T1">| &gt; grad_norm_0: tensor(54.1990, device='cuda:0') <text:s/>(tensor(20.0509, device='cuda:0'))</text:span></text:p>
      <text:p text:style-name="P3"><text:s text:c="5"/><text:span text:style-name="T1">| &gt; loss_gen: 2.398569107055664 <text:s/>(2.220596868963027)</text:span></text:p>
      <text:p text:style-name="P3"><text:s text:c="5"/><text:span text:style-name="T1">| &gt; loss_kl: 1.8298381567001343 <text:s/>(1.626900415964077)</text:span></text:p>
      <text:p text:style-name="P3"><text:s text:c="5"/><text:span text:style-name="T1">| &gt; loss_feat: 5.993337631225586 <text:s/>(6.88293006465431)</text:span></text:p>
      <text:p text:style-name="P3"><text:s text:c="5"/><text:span text:style-name="T1">| &gt; loss_mel: 15.421035766601562 <text:s/>(15.584027016924658)</text:span></text:p>
      <text:p text:style-name="P3"><text:s text:c="5"/><text:span text:style-name="T1">| &gt; loss_duration: 1.504345417022705 <text:s/>(1.4214466507570735)</text:span></text:p>
      <text:p text:style-name="P3"><text:s text:c="5"/><text:span text:style-name="T1">| &gt; amp_scaler: 256.0 <text:s/>(256.0)</text:span></text:p>
      <text:p text:style-name="P3"><text:s text:c="5"/><text:span text:style-name="T1">| &gt; loss_1: 27.147125244140625 <text:s/>(27.735900961261553)</text:span></text:p>
      <text:p text:style-name="P3"><text:soft-page-break/><text:s text:c="5"/><text:span text:style-name="T1">| &gt; grad_norm_1: tensor(294.5937, device='cuda:0') <text:s/>(tensor(243.5549, device='cuda:0'))</text:span></text:p>
      <text:p text:style-name="P3"><text:s text:c="5"/><text:span text:style-name="T1">| &gt; current_lr_0: 0.00019990001874843754 </text:span></text:p>
      <text:p text:style-name="P3"><text:s text:c="5"/><text:span text:style-name="T1">| &gt; current_lr_1: 0.00019990001874843754 </text:span></text:p>
      <text:p text:style-name="P3"><text:s text:c="5"/><text:span text:style-name="T1">| &gt; step_time: 0.9024 <text:s/>(0.6745736706030395)</text:span></text:p>
      <text:p text:style-name="P3"><text:s text:c="5"/><text:span text:style-name="T1">| &gt; loader_time: 0.0114 <text:s/>(0.008107296955194292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9570004145304365 [0m(-0.00018044312795003226)</text:span></text:p>
      <text:p text:style-name="P3"><text:s text:c="5"/><text:span text:style-name="T1">| &gt; avg_loss_disc:[91m 2.6960413455963135 [0m(+0.053681830565134536)</text:span></text:p>
      <text:p text:style-name="P3"><text:s text:c="5"/><text:span text:style-name="T1">| &gt; avg_loss_disc_real_0:[92m 0.16217241063714027 [0m(-0.05499603475133577)</text:span></text:p>
      <text:p text:style-name="P3"><text:s text:c="5"/><text:span text:style-name="T1">| &gt; avg_loss_disc_real_1:[92m 0.19486541797717413 [0m(-0.04276509831349054)</text:span></text:p>
      <text:p text:style-name="P3"><text:s text:c="5"/><text:span text:style-name="T1">| &gt; avg_loss_disc_real_2:[92m 0.21546016881863275 [0m(-0.018588208903869002)</text:span></text:p>
      <text:p text:style-name="P3"><text:s text:c="5"/><text:span text:style-name="T1">| &gt; avg_loss_disc_real_3:[92m 0.24840495735406876 [0m(-0.018646751840909304)</text:span></text:p>
      <text:p text:style-name="P3"><text:s text:c="5"/><text:span text:style-name="T1">| &gt; avg_loss_disc_real_4:[91m 0.24688235546151796 [0m(+0.0006406046450138092)</text:span></text:p>
      <text:p text:style-name="P3"><text:s text:c="5"/><text:span text:style-name="T1">| &gt; avg_loss_disc_real_5:[91m 0.2514403189222018 [0m(+0.008953932672739057)</text:span></text:p>
      <text:p text:style-name="P3"><text:s text:c="5"/><text:span text:style-name="T1">| &gt; avg_loss_0:[91m 2.6960413455963135 [0m(+0.053681830565134536)</text:span></text:p>
      <text:p text:style-name="P3"><text:s text:c="5"/><text:span text:style-name="T1">| &gt; avg_loss_gen:[92m 1.8999577263991039 [0m(-0.28328521052996325)</text:span></text:p>
      <text:p text:style-name="P3"><text:s text:c="5"/><text:span text:style-name="T1">| &gt; avg_loss_kl:[92m 1.6756764749685924 [0m(-0.05561229586601257)</text:span></text:p>
      <text:p text:style-name="P3"><text:s text:c="5"/><text:span text:style-name="T1">| &gt; avg_loss_feat:[92m 6.405630389849345 [0m(-0.48313613732655813)</text:span></text:p>
      <text:p text:style-name="P3"><text:s text:c="5"/><text:span text:style-name="T1">| &gt; avg_loss_mel:[92m 15.388654947280884 [0m(-0.10371700922648053)</text:span></text:p>
      <text:p text:style-name="P3"><text:s text:c="5"/><text:span text:style-name="T1">| &gt; avg_loss_duration:[92m 1.5237827897071838 [0m(-0.0028413931528727954)</text:span></text:p>
      <text:p text:style-name="P3"><text:s text:c="5"/><text:span text:style-name="T1">| &gt; avg_loss_1:[92m 26.89370314280192 [0m(-0.928591410319008)</text:span></text:p>
      <text:p text:style-name="P5"/>
      <text:p text:style-name="P3"><text:s/><text:span text:style-name="T1">&gt; BEST MODEL : /kaggle/working/vits_4_nov-May-14-2025_10+28AM-0000000/best_model_880151.pth</text:span></text:p>
      <text:p text:style-name="P5"/>
      <text:p text:style-name="P1">[4m[1m &gt; EPOCH: 5/50[0m</text:p>
      <text:p text:style-name="P3"><text:s/><text:span text:style-name="T1">--&gt; /kaggle/working/vits_4_nov-May-14-2025_10+28AM-0000000</text:span></text:p>
      <text:p text:style-name="P5"/>
      <text:p text:style-name="P1">[1m &gt; TRAINING (2025-05-14 11:09:58) [0m</text:p>
      <text:p text:style-name="P5"/>
      <text:p text:style-name="P1">[1m <text:s text:c="2"/>--&gt; TIME: 2025-05-14 11:10:25 -- STEP: 49/630 -- GLOBAL_STEP: 880200[0m</text:p>
      <text:p text:style-name="P3"><text:s text:c="5"/><text:span text:style-name="T1">| &gt; loss_disc: 2.5808541774749756 <text:s/>(2.613171879126101)</text:span></text:p>
      <text:p text:style-name="P3"><text:s text:c="5"/><text:span text:style-name="T1">| &gt; loss_disc_real_0: 0.18739217519760132 <text:s/>(0.17604328752780452)</text:span></text:p>
      <text:p text:style-name="P3"><text:s text:c="5"/><text:span text:style-name="T1">| &gt; loss_disc_real_1: 0.17364977300167084 <text:s/>(0.21309592863734889)</text:span></text:p>
      <text:p text:style-name="P3"><text:s text:c="5"/><text:span text:style-name="T1">| &gt; loss_disc_real_2: 0.2153693586587906 <text:s/>(0.22729782121522085)</text:span></text:p>
      <text:p text:style-name="P3"><text:s text:c="5"/><text:span text:style-name="T1">| &gt; loss_disc_real_3: 0.2582364082336426 <text:s/>(0.2325771861538595)</text:span></text:p>
      <text:p text:style-name="P3"><text:s text:c="5"/><text:span text:style-name="T1">| &gt; loss_disc_real_4: 0.2648983597755432 <text:s/>(0.24015130923718822)</text:span></text:p>
      <text:p text:style-name="P3"><text:s text:c="5"/><text:span text:style-name="T1">| &gt; loss_disc_real_5: 0.26447686553001404 <text:s/>(0.24432858277340325)</text:span></text:p>
      <text:p text:style-name="P3"><text:s text:c="5"/><text:span text:style-name="T1">| &gt; loss_0: 2.5808541774749756 <text:s/>(2.613171879126101)</text:span></text:p>
      <text:p text:style-name="P3"><text:s text:c="5"/><text:span text:style-name="T1">| &gt; grad_norm_0: tensor(18.8809, device='cuda:0') <text:s/>(tensor(18.7295, device='cuda:0'))</text:span></text:p>
      <text:p text:style-name="P3"><text:s text:c="5"/><text:span text:style-name="T1">| &gt; loss_gen: 2.216815233230591 <text:s/>(2.16615781978685)</text:span></text:p>
      <text:p text:style-name="P3"><text:s text:c="5"/><text:span text:style-name="T1">| &gt; loss_kl: 1.6305887699127197 <text:s/>(1.5532280620263548)</text:span></text:p>
      <text:p text:style-name="P3"><text:s text:c="5"/><text:span text:style-name="T1">| &gt; loss_feat: 5.958404064178467 <text:s/>(6.8484673208119915)</text:span></text:p>
      <text:p text:style-name="P3"><text:s text:c="5"/><text:span text:style-name="T1">| &gt; loss_mel: 15.162304878234863 <text:s/>(15.524155811387665)</text:span></text:p>
      <text:p text:style-name="P3"><text:s text:c="5"/><text:span text:style-name="T1">| &gt; loss_duration: 1.4578380584716797 <text:s/>(1.43496754218121)</text:span></text:p>
      <text:p text:style-name="P3"><text:s text:c="5"/><text:span text:style-name="T1">| &gt; amp_scaler: 256.0 <text:s/>(256.0)</text:span></text:p>
      <text:p text:style-name="P3"><text:s text:c="5"/><text:span text:style-name="T1">| &gt; loss_1: 26.42595100402832 <text:s/>(27.526976799478337)</text:span></text:p>
      <text:p text:style-name="P3"><text:s text:c="5"/><text:span text:style-name="T1">| &gt; grad_norm_1: tensor(225.8958, device='cuda:0') <text:s/>(tensor(214.2343, device='cuda:0'))</text:span></text:p>
      <text:p text:style-name="P3"><text:s text:c="5"/><text:span text:style-name="T1">| &gt; current_lr_0: 0.00019987503124609398 </text:span></text:p>
      <text:p text:style-name="P3"><text:s text:c="5"/><text:span text:style-name="T1">| &gt; current_lr_1: 0.00019987503124609398 </text:span></text:p>
      <text:p text:style-name="P3"><text:s text:c="5"/><text:span text:style-name="T1">| &gt; step_time: 0.561 <text:s/>(0.5190563688472826)</text:span></text:p>
      <text:p text:style-name="P3"><text:s text:c="5"/><text:span text:style-name="T1">| &gt; loader_time: 0.0058 <text:s/>(0.005198794968274175)</text:span></text:p>
      <text:p text:style-name="P5"/>
      <text:p text:style-name="P5"><text:soft-page-break/></text:p>
      <text:p text:style-name="P1">[1m <text:s text:c="2"/>--&gt; TIME: 2025-05-14 11:11:22 -- STEP: 149/630 -- GLOBAL_STEP: 880300[0m</text:p>
      <text:p text:style-name="P3"><text:s text:c="5"/><text:span text:style-name="T1">| &gt; loss_disc: 2.444486618041992 <text:s/>(2.6206154487277042)</text:span></text:p>
      <text:p text:style-name="P3"><text:s text:c="5"/><text:span text:style-name="T1">| &gt; loss_disc_real_0: 0.1568424552679062 <text:s/>(0.17546374580804136)</text:span></text:p>
      <text:p text:style-name="P3"><text:s text:c="5"/><text:span text:style-name="T1">| &gt; loss_disc_real_1: 0.20570430159568787 <text:s/>(0.21426035788835296)</text:span></text:p>
      <text:p text:style-name="P3"><text:s text:c="5"/><text:span text:style-name="T1">| &gt; loss_disc_real_2: 0.1823878288269043 <text:s/>(0.22978577687836332)</text:span></text:p>
      <text:p text:style-name="P3"><text:s text:c="5"/><text:span text:style-name="T1">| &gt; loss_disc_real_3: 0.18653647601604462 <text:s/>(0.2315529327864615)</text:span></text:p>
      <text:p text:style-name="P3"><text:s text:c="5"/><text:span text:style-name="T1">| &gt; loss_disc_real_4: 0.18839657306671143 <text:s/>(0.24138618875669954)</text:span></text:p>
      <text:p text:style-name="P3"><text:s text:c="5"/><text:span text:style-name="T1">| &gt; loss_disc_real_5: 0.2256668657064438 <text:s/>(0.2381875749002367)</text:span></text:p>
      <text:p text:style-name="P3"><text:s text:c="5"/><text:span text:style-name="T1">| &gt; loss_0: 2.444486618041992 <text:s/>(2.6206154487277042)</text:span></text:p>
      <text:p text:style-name="P3"><text:s text:c="5"/><text:span text:style-name="T1">| &gt; grad_norm_0: tensor(7.4330, device='cuda:0') <text:s/>(tensor(13.5805, device='cuda:0'))</text:span></text:p>
      <text:p text:style-name="P3"><text:s text:c="5"/><text:span text:style-name="T1">| &gt; loss_gen: 2.0472655296325684 <text:s/>(2.137942346950506)</text:span></text:p>
      <text:p text:style-name="P3"><text:s text:c="5"/><text:span text:style-name="T1">| &gt; loss_kl: 1.8230255842208862 <text:s/>(1.605353257000046)</text:span></text:p>
      <text:p text:style-name="P3"><text:s text:c="5"/><text:span text:style-name="T1">| &gt; loss_feat: 6.786844730377197 <text:s/>(6.721224301613417)</text:span></text:p>
      <text:p text:style-name="P3"><text:s text:c="5"/><text:span text:style-name="T1">| &gt; loss_mel: 14.89522647857666 <text:s/>(15.530856894166678)</text:span></text:p>
      <text:p text:style-name="P3"><text:s text:c="5"/><text:span text:style-name="T1">| &gt; loss_duration: 1.4247243404388428 <text:s/>(1.3776125907897947)</text:span></text:p>
      <text:p text:style-name="P3"><text:s text:c="5"/><text:span text:style-name="T1">| &gt; amp_scaler: 256.0 <text:s/>(256.0)</text:span></text:p>
      <text:p text:style-name="P3"><text:s text:c="5"/><text:span text:style-name="T1">| &gt; loss_1: 26.977087020874023 <text:s/>(27.37298948812805)</text:span></text:p>
      <text:p text:style-name="P3"><text:s text:c="5"/><text:span text:style-name="T1">| &gt; grad_norm_1: tensor(140.9022, device='cuda:0') <text:s/>(tensor(255.5859, device='cuda:0'))</text:span></text:p>
      <text:p text:style-name="P3"><text:s text:c="5"/><text:span text:style-name="T1">| &gt; current_lr_0: 0.00019987503124609398 </text:span></text:p>
      <text:p text:style-name="P3"><text:s text:c="5"/><text:span text:style-name="T1">| &gt; current_lr_1: 0.00019987503124609398 </text:span></text:p>
      <text:p text:style-name="P3"><text:s text:c="5"/><text:span text:style-name="T1">| &gt; step_time: 0.5642 <text:s/>(0.5430100828209179)</text:span></text:p>
      <text:p text:style-name="P3"><text:s text:c="5"/><text:span text:style-name="T1">| &gt; loader_time: 0.0066 <text:s/>(0.00568958256868708)</text:span></text:p>
      <text:p text:style-name="P5"/>
      <text:p text:style-name="P5"/>
      <text:p text:style-name="P1">[1m <text:s text:c="2"/>--&gt; TIME: 2025-05-14 11:12:22 -- STEP: 249/630 -- GLOBAL_STEP: 880400[0m</text:p>
      <text:p text:style-name="P3"><text:s text:c="5"/><text:span text:style-name="T1">| &gt; loss_disc: 2.6024587154388428 <text:s/>(2.621635857356121)</text:span></text:p>
      <text:p text:style-name="P3"><text:s text:c="5"/><text:span text:style-name="T1">| &gt; loss_disc_real_0: 0.13824395835399628 <text:s/>(0.17549544794253077)</text:span></text:p>
      <text:p text:style-name="P3"><text:s text:c="5"/><text:span text:style-name="T1">| &gt; loss_disc_real_1: 0.20258617401123047 <text:s/>(0.214152647459124)</text:span></text:p>
      <text:p text:style-name="P3"><text:s text:c="5"/><text:span text:style-name="T1">| &gt; loss_disc_real_2: 0.17793364822864532 <text:s/>(0.23056271708155252)</text:span></text:p>
      <text:p text:style-name="P3"><text:s text:c="5"/><text:span text:style-name="T1">| &gt; loss_disc_real_3: 0.1813187450170517 <text:s/>(0.23192366311349064)</text:span></text:p>
      <text:p text:style-name="P3"><text:s text:c="5"/><text:span text:style-name="T1">| &gt; loss_disc_real_4: 0.21314415335655212 <text:s/>(0.2403742038461578)</text:span></text:p>
      <text:p text:style-name="P3"><text:s text:c="5"/><text:span text:style-name="T1">| &gt; loss_disc_real_5: 0.18180517852306366 <text:s/>(0.2380825970546309)</text:span></text:p>
      <text:p text:style-name="P3"><text:s text:c="5"/><text:span text:style-name="T1">| &gt; loss_0: 2.6024587154388428 <text:s/>(2.621635857356121)</text:span></text:p>
      <text:p text:style-name="P3"><text:s text:c="5"/><text:span text:style-name="T1">| &gt; grad_norm_0: tensor(10.8255, device='cuda:0') <text:s/>(tensor(12.6577, device='cuda:0'))</text:span></text:p>
      <text:p text:style-name="P3"><text:s text:c="5"/><text:span text:style-name="T1">| &gt; loss_gen: 2.0475285053253174 <text:s/>(2.1409421876731183)</text:span></text:p>
      <text:p text:style-name="P3"><text:s text:c="5"/><text:span text:style-name="T1">| &gt; loss_kl: 1.517427682876587 <text:s/>(1.6175157904146187)</text:span></text:p>
      <text:p text:style-name="P3"><text:s text:c="5"/><text:span text:style-name="T1">| &gt; loss_feat: 6.564358711242676 <text:s/>(6.7188565702323455)</text:span></text:p>
      <text:p text:style-name="P3"><text:s text:c="5"/><text:span text:style-name="T1">| &gt; loss_mel: 15.628636360168457 <text:s/>(15.4988029817022)</text:span></text:p>
      <text:p text:style-name="P3"><text:s text:c="5"/><text:span text:style-name="T1">| &gt; loss_duration: 1.4119194746017456 <text:s/>(1.3861018658641822)</text:span></text:p>
      <text:p text:style-name="P3"><text:s text:c="5"/><text:span text:style-name="T1">| &gt; amp_scaler: 256.0 <text:s/>(256.0)</text:span></text:p>
      <text:p text:style-name="P3"><text:s text:c="5"/><text:span text:style-name="T1">| &gt; loss_1: 27.169870376586914 <text:s/>(27.362219454294227)</text:span></text:p>
      <text:p text:style-name="P3"><text:s text:c="5"/><text:span text:style-name="T1">| &gt; grad_norm_1: tensor(201.9195, device='cuda:0') <text:s/>(tensor(198.1391, device='cuda:0'))</text:span></text:p>
      <text:p text:style-name="P3"><text:s text:c="5"/><text:span text:style-name="T1">| &gt; current_lr_0: 0.00019987503124609398 </text:span></text:p>
      <text:p text:style-name="P3"><text:s text:c="5"/><text:span text:style-name="T1">| &gt; current_lr_1: 0.00019987503124609398 </text:span></text:p>
      <text:p text:style-name="P3"><text:s text:c="5"/><text:span text:style-name="T1">| &gt; step_time: 0.6009 <text:s/>(0.5628306252889367)</text:span></text:p>
      <text:p text:style-name="P3"><text:s text:c="5"/><text:span text:style-name="T1">| &gt; loader_time: 0.0068 <text:s/>(0.0062084676750213735)</text:span></text:p>
      <text:p text:style-name="P5"/>
      <text:p text:style-name="P5"/>
      <text:p text:style-name="P1">[1m <text:s text:c="2"/>--&gt; TIME: 2025-05-14 11:13:27 -- STEP: 349/630 -- GLOBAL_STEP: 880500[0m</text:p>
      <text:p text:style-name="P3"><text:s text:c="5"/><text:span text:style-name="T1">| &gt; loss_disc: 2.654087781906128 <text:s/>(2.6246847156808832)</text:span></text:p>
      <text:p text:style-name="P3"><text:s text:c="5"/><text:span text:style-name="T1">| &gt; loss_disc_real_0: 0.10852912068367004 <text:s/>(0.17596457390525624)</text:span></text:p>
      <text:p text:style-name="P3"><text:s text:c="5"/><text:span text:style-name="T1">| &gt; loss_disc_real_1: 0.1974671632051468 <text:s/>(0.2148624844528884)</text:span></text:p>
      <text:p text:style-name="P3"><text:s text:c="5"/><text:span text:style-name="T1">| &gt; loss_disc_real_2: 0.22172674536705017 <text:s/>(0.2315712514357444)</text:span></text:p>
      <text:p text:style-name="P3"><text:s text:c="5"/><text:span text:style-name="T1">| &gt; loss_disc_real_3: 0.24356280267238617 <text:s/>(0.23138519792809528)</text:span></text:p>
      <text:p text:style-name="P3"><text:s text:c="5"/><text:span text:style-name="T1">| &gt; loss_disc_real_4: 0.2176276445388794 <text:s/>(0.240990517346087)</text:span></text:p>
      <text:p text:style-name="P3"><text:s text:c="5"/><text:span text:style-name="T1">| &gt; loss_disc_real_5: 0.24863599240779877 <text:s/>(0.23703978814846466)</text:span></text:p>
      <text:p text:style-name="P3"><text:s text:c="5"/><text:span text:style-name="T1">| &gt; loss_0: 2.654087781906128 <text:s/>(2.6246847156808832)</text:span></text:p>
      <text:p text:style-name="P3"><text:s text:c="5"/><text:span text:style-name="T1">| &gt; grad_norm_0: tensor(12.9469, device='cuda:0') <text:s/>(tensor(15.0399, device='cuda:0'))</text:span></text:p>
      <text:p text:style-name="P3"><text:soft-page-break/><text:s text:c="5"/><text:span text:style-name="T1">| &gt; loss_gen: 1.9666544198989868 <text:s/>(2.1448178287905053)</text:span></text:p>
      <text:p text:style-name="P3"><text:s text:c="5"/><text:span text:style-name="T1">| &gt; loss_kl: 1.7092487812042236 <text:s/>(1.6201342484329355)</text:span></text:p>
      <text:p text:style-name="P3"><text:s text:c="5"/><text:span text:style-name="T1">| &gt; loss_feat: 6.085273265838623 <text:s/>(6.6502019655397095)</text:span></text:p>
      <text:p text:style-name="P3"><text:s text:c="5"/><text:span text:style-name="T1">| &gt; loss_mel: 14.914270401000977 <text:s/>(15.47913688779902)</text:span></text:p>
      <text:p text:style-name="P3"><text:s text:c="5"/><text:span text:style-name="T1">| &gt; loss_duration: 1.418210744857788 <text:s/>(1.408752052012008)</text:span></text:p>
      <text:p text:style-name="P3"><text:s text:c="5"/><text:span text:style-name="T1">| &gt; amp_scaler: 256.0 <text:s/>(256.0)</text:span></text:p>
      <text:p text:style-name="P3"><text:s text:c="5"/><text:span text:style-name="T1">| &gt; loss_1: 26.093658447265625 <text:s/>(27.303043026637212)</text:span></text:p>
      <text:p text:style-name="P3"><text:s text:c="5"/><text:span text:style-name="T1">| &gt; grad_norm_1: tensor(50.5605, device='cuda:0') <text:s/>(tensor(207.9326, device='cuda:0'))</text:span></text:p>
      <text:p text:style-name="P3"><text:s text:c="5"/><text:span text:style-name="T1">| &gt; current_lr_0: 0.00019987503124609398 </text:span></text:p>
      <text:p text:style-name="P3"><text:s text:c="5"/><text:span text:style-name="T1">| &gt; current_lr_1: 0.00019987503124609398 </text:span></text:p>
      <text:p text:style-name="P3"><text:s text:c="5"/><text:span text:style-name="T1">| &gt; step_time: 0.6521 <text:s/>(0.5839739979850531)</text:span></text:p>
      <text:p text:style-name="P3"><text:s text:c="5"/><text:span text:style-name="T1">| &gt; loader_time: 0.0091 <text:s/>(0.006759795213497127)</text:span></text:p>
      <text:p text:style-name="P5"/>
      <text:p text:style-name="P5"/>
      <text:p text:style-name="P3"><text:s/><text:span text:style-name="T1">&gt; CHECKPOINT : /kaggle/working/vits_4_nov-May-14-2025_10+28AM-0000000/checkpoint_880500.pth</text:span></text:p>
      <text:p text:style-name="P5"/>
      <text:p text:style-name="P1">[1m <text:s text:c="2"/>--&gt; TIME: 2025-05-14 11:14:43 -- STEP: 449/630 -- GLOBAL_STEP: 880600[0m</text:p>
      <text:p text:style-name="P3"><text:s text:c="5"/><text:span text:style-name="T1">| &gt; loss_disc: 2.5423033237457275 <text:s/>(2.621328880632903)</text:span></text:p>
      <text:p text:style-name="P3"><text:s text:c="5"/><text:span text:style-name="T1">| &gt; loss_disc_real_0: 0.19832423329353333 <text:s/>(0.17641149862837419)</text:span></text:p>
      <text:p text:style-name="P3"><text:s text:c="5"/><text:span text:style-name="T1">| &gt; loss_disc_real_1: 0.2713968753814697 <text:s/>(0.2147305731750809)</text:span></text:p>
      <text:p text:style-name="P3"><text:s text:c="5"/><text:span text:style-name="T1">| &gt; loss_disc_real_2: 0.19762085378170013 <text:s/>(0.2307281308290953)</text:span></text:p>
      <text:p text:style-name="P3"><text:s text:c="5"/><text:span text:style-name="T1">| &gt; loss_disc_real_3: 0.1925215870141983 <text:s/>(0.23089056576546158)</text:span></text:p>
      <text:p text:style-name="P3"><text:s text:c="5"/><text:span text:style-name="T1">| &gt; loss_disc_real_4: 0.23688653111457825 <text:s/>(0.24061600601752775)</text:span></text:p>
      <text:p text:style-name="P3"><text:s text:c="5"/><text:span text:style-name="T1">| &gt; loss_disc_real_5: 0.22343724966049194 <text:s/>(0.2362732444547598)</text:span></text:p>
      <text:p text:style-name="P3"><text:s text:c="5"/><text:span text:style-name="T1">| &gt; loss_0: 2.5423033237457275 <text:s/>(2.621328880632903)</text:span></text:p>
      <text:p text:style-name="P3"><text:s text:c="5"/><text:span text:style-name="T1">| &gt; grad_norm_0: tensor(12.7709, device='cuda:0') <text:s/>(tensor(15.3498, device='cuda:0'))</text:span></text:p>
      <text:p text:style-name="P3"><text:s text:c="5"/><text:span text:style-name="T1">| &gt; loss_gen: 2.096867799758911 <text:s/>(2.1456917476547837)</text:span></text:p>
      <text:p text:style-name="P3"><text:s text:c="5"/><text:span text:style-name="T1">| &gt; loss_kl: 1.6090058088302612 <text:s/>(1.6177067018564135)</text:span></text:p>
      <text:p text:style-name="P3"><text:s text:c="5"/><text:span text:style-name="T1">| &gt; loss_feat: 5.7997236251831055 <text:s/>(6.631507999912934)</text:span></text:p>
      <text:p text:style-name="P3"><text:s text:c="5"/><text:span text:style-name="T1">| &gt; loss_mel: 14.687357902526855 <text:s/>(15.467762917346572)</text:span></text:p>
      <text:p text:style-name="P3"><text:s text:c="5"/><text:span text:style-name="T1">| &gt; loss_duration: 1.450129508972168 <text:s/>(1.4095009307818842)</text:span></text:p>
      <text:p text:style-name="P3"><text:s text:c="5"/><text:span text:style-name="T1">| &gt; amp_scaler: 256.0 <text:s/>(256.0)</text:span></text:p>
      <text:p text:style-name="P3"><text:s text:c="5"/><text:span text:style-name="T1">| &gt; loss_1: 25.643085479736328 <text:s/>(27.272170383308936)</text:span></text:p>
      <text:p text:style-name="P3"><text:s text:c="5"/><text:span text:style-name="T1">| &gt; grad_norm_1: tensor(48.7569, device='cuda:0') <text:s/>(tensor(203.2927, device='cuda:0'))</text:span></text:p>
      <text:p text:style-name="P3"><text:s text:c="5"/><text:span text:style-name="T1">| &gt; current_lr_0: 0.00019987503124609398 </text:span></text:p>
      <text:p text:style-name="P3"><text:s text:c="5"/><text:span text:style-name="T1">| &gt; current_lr_1: 0.00019987503124609398 </text:span></text:p>
      <text:p text:style-name="P3"><text:s text:c="5"/><text:span text:style-name="T1">| &gt; step_time: 0.7443 <text:s/>(0.6128710643751317)</text:span></text:p>
      <text:p text:style-name="P3"><text:s text:c="5"/><text:span text:style-name="T1">| &gt; loader_time: 0.009 <text:s/>(0.007362427849546571)</text:span></text:p>
      <text:p text:style-name="P5"/>
      <text:p text:style-name="P5"/>
      <text:p text:style-name="P1">[1m <text:s text:c="2"/>--&gt; TIME: 2025-05-14 11:16:06 -- STEP: 549/630 -- GLOBAL_STEP: 880700[0m</text:p>
      <text:p text:style-name="P3"><text:s text:c="5"/><text:span text:style-name="T1">| &gt; loss_disc: 2.6516427993774414 <text:s/>(2.615751004175625)</text:span></text:p>
      <text:p text:style-name="P3"><text:s text:c="5"/><text:span text:style-name="T1">| &gt; loss_disc_real_0: 0.1910640001296997 <text:s/>(0.17541471608186684)</text:span></text:p>
      <text:p text:style-name="P3"><text:s text:c="5"/><text:span text:style-name="T1">| &gt; loss_disc_real_1: 0.27677375078201294 <text:s/>(0.21464949521916377)</text:span></text:p>
      <text:p text:style-name="P3"><text:s text:c="5"/><text:span text:style-name="T1">| &gt; loss_disc_real_2: 0.2848183214664459 <text:s/>(0.23076651132714768)</text:span></text:p>
      <text:p text:style-name="P3"><text:s text:c="5"/><text:span text:style-name="T1">| &gt; loss_disc_real_3: 0.25831151008605957 <text:s/>(0.23086688986458623)</text:span></text:p>
      <text:p text:style-name="P3"><text:s text:c="5"/><text:span text:style-name="T1">| &gt; loss_disc_real_4: 0.2412899285554886 <text:s/>(0.24037479260471567)</text:span></text:p>
      <text:p text:style-name="P3"><text:s text:c="5"/><text:span text:style-name="T1">| &gt; loss_disc_real_5: 0.19360364973545074 <text:s/>(0.23469062952938838)</text:span></text:p>
      <text:p text:style-name="P3"><text:s text:c="5"/><text:span text:style-name="T1">| &gt; loss_0: 2.6516427993774414 <text:s/>(2.615751004175625)</text:span></text:p>
      <text:p text:style-name="P3"><text:s text:c="5"/><text:span text:style-name="T1">| &gt; grad_norm_0: tensor(32.1143, device='cuda:0') <text:s/>(tensor(16.2383, device='cuda:0'))</text:span></text:p>
      <text:p text:style-name="P3"><text:s text:c="5"/><text:span text:style-name="T1">| &gt; loss_gen: 2.2122201919555664 <text:s/>(2.153483457035486)</text:span></text:p>
      <text:p text:style-name="P3"><text:s text:c="5"/><text:span text:style-name="T1">| &gt; loss_kl: 1.6132440567016602 <text:s/>(1.6190996246042582)</text:span></text:p>
      <text:p text:style-name="P3"><text:s text:c="5"/><text:span text:style-name="T1">| &gt; loss_feat: 6.8945770263671875 <text:s/>(6.6190400167023995)</text:span></text:p>
      <text:p text:style-name="P3"><text:s text:c="5"/><text:span text:style-name="T1">| &gt; loss_mel: 15.804304122924805 <text:s/>(15.443114058350387)</text:span></text:p>
      <text:p text:style-name="P3"><text:s text:c="5"/><text:span text:style-name="T1">| &gt; loss_duration: 1.4766430854797363 <text:s/>(1.4201181286671118)</text:span></text:p>
      <text:p text:style-name="P3"><text:s text:c="5"/><text:span text:style-name="T1">| &gt; amp_scaler: 256.0 <text:s/>(256.0)</text:span></text:p>
      <text:p text:style-name="P3"><text:s text:c="5"/><text:span text:style-name="T1">| &gt; loss_1: 28.000988006591797 <text:s/>(27.254855362661115)</text:span></text:p>
      <text:p text:style-name="P3"><text:s text:c="5"/><text:span text:style-name="T1">| &gt; grad_norm_1: tensor(430.0903, device='cuda:0') <text:s/>(tensor(210.0693, device='cuda:0'))</text:span></text:p>
      <text:p text:style-name="P3"><text:soft-page-break/><text:s text:c="5"/><text:span text:style-name="T1">| &gt; current_lr_0: 0.00019987503124609398 </text:span></text:p>
      <text:p text:style-name="P3"><text:s text:c="5"/><text:span text:style-name="T1">| &gt; current_lr_1: 0.00019987503124609398 </text:span></text:p>
      <text:p text:style-name="P3"><text:s text:c="5"/><text:span text:style-name="T1">| &gt; step_time: 0.9437 <text:s/>(0.6493195102080187)</text:span></text:p>
      <text:p text:style-name="P3"><text:s text:c="5"/><text:span text:style-name="T1">| &gt; loader_time: 0.0125 <text:s/>(0.007908544036642883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251924196879069 [0m(+0.0002949237823486328)</text:span></text:p>
      <text:p text:style-name="P3"><text:s text:c="5"/><text:span text:style-name="T1">| &gt; avg_loss_disc:[92m 2.5466028650601706 [0m(-0.14943848053614284)</text:span></text:p>
      <text:p text:style-name="P3"><text:s text:c="5"/><text:span text:style-name="T1">| &gt; avg_loss_disc_real_0:[91m 0.17147818145652613 [0m(+0.009305770819385856)</text:span></text:p>
      <text:p text:style-name="P3"><text:s text:c="5"/><text:span text:style-name="T1">| &gt; avg_loss_disc_real_1:[91m 0.1958782821893692 [0m(+0.0010128642121950693)</text:span></text:p>
      <text:p text:style-name="P3"><text:s text:c="5"/><text:span text:style-name="T1">| &gt; avg_loss_disc_real_2:[92m 0.19997205461064974 [0m(-0.015488114207983017)</text:span></text:p>
      <text:p text:style-name="P3"><text:s text:c="5"/><text:span text:style-name="T1">| &gt; avg_loss_disc_real_3:[92m 0.22461191564798355 [0m(-0.023793041706085205)</text:span></text:p>
      <text:p text:style-name="P3"><text:s text:c="5"/><text:span text:style-name="T1">| &gt; avg_loss_disc_real_4:[91m 0.25991579269369447 [0m(+0.013033437232176509)</text:span></text:p>
      <text:p text:style-name="P3"><text:s text:c="5"/><text:span text:style-name="T1">| &gt; avg_loss_disc_real_5:[92m 0.24240132297078767 [0m(-0.009038995951414136)</text:span></text:p>
      <text:p text:style-name="P3"><text:s text:c="5"/><text:span text:style-name="T1">| &gt; avg_loss_0:[92m 2.5466028650601706 [0m(-0.14943848053614284)</text:span></text:p>
      <text:p text:style-name="P3"><text:s text:c="5"/><text:span text:style-name="T1">| &gt; avg_loss_gen:[91m 2.134630878766378 [0m(+0.23467315236727404)</text:span></text:p>
      <text:p text:style-name="P3"><text:s text:c="5"/><text:span text:style-name="T1">| &gt; avg_loss_kl:[91m 1.735931654771169 [0m(+0.06025517980257655)</text:span></text:p>
      <text:p text:style-name="P3"><text:s text:c="5"/><text:span text:style-name="T1">| &gt; avg_loss_feat:[91m 6.794995506604512 [0m(+0.38936511675516705)</text:span></text:p>
      <text:p text:style-name="P3"><text:s text:c="5"/><text:span text:style-name="T1">| &gt; avg_loss_mel:[91m 15.629175901412964 [0m(+0.24052095413208008)</text:span></text:p>
      <text:p text:style-name="P3"><text:s text:c="5"/><text:span text:style-name="T1">| &gt; avg_loss_duration:[91m 1.5251294076442719 [0m(+0.0013466179370880127)</text:span></text:p>
      <text:p text:style-name="P3"><text:s text:c="5"/><text:span text:style-name="T1">| &gt; avg_loss_1:[91m 27.819863319396973 [0m(+0.9261601765950509)</text:span></text:p>
      <text:p text:style-name="P5"/>
      <text:p text:style-name="P5"/>
      <text:p text:style-name="P1">[4m[1m &gt; EPOCH: 6/50[0m</text:p>
      <text:p text:style-name="P3"><text:s/><text:span text:style-name="T1">--&gt; /kaggle/working/vits_4_nov-May-14-2025_10+28AM-0000000</text:span></text:p>
      <text:p text:style-name="P5"/>
      <text:p text:style-name="P1">[1m &gt; TRAINING (2025-05-14 11:17:41) [0m</text:p>
      <text:p text:style-name="P5"/>
      <text:p text:style-name="P1">[1m <text:s text:c="2"/>--&gt; TIME: 2025-05-14 11:17:52 -- STEP: 19/630 -- GLOBAL_STEP: 880800[0m</text:p>
      <text:p text:style-name="P3"><text:s text:c="5"/><text:span text:style-name="T1">| &gt; loss_disc: 2.5543386936187744 <text:s/>(2.573853141383121)</text:span></text:p>
      <text:p text:style-name="P3"><text:s text:c="5"/><text:span text:style-name="T1">| &gt; loss_disc_real_0: 0.2492377758026123 <text:s/>(0.16963736320796766)</text:span></text:p>
      <text:p text:style-name="P3"><text:s text:c="5"/><text:span text:style-name="T1">| &gt; loss_disc_real_1: 0.20937031507492065 <text:s/>(0.21806866479547402)</text:span></text:p>
      <text:p text:style-name="P3"><text:s text:c="5"/><text:span text:style-name="T1">| &gt; loss_disc_real_2: 0.24304956197738647 <text:s/>(0.22562114110118464)</text:span></text:p>
      <text:p text:style-name="P3"><text:s text:c="5"/><text:span text:style-name="T1">| &gt; loss_disc_real_3: 0.2187308967113495 <text:s/>(0.2310079242053785)</text:span></text:p>
      <text:p text:style-name="P3"><text:s text:c="5"/><text:span text:style-name="T1">| &gt; loss_disc_real_4: 0.23400583863258362 <text:s/>(0.23856572179417862)</text:span></text:p>
      <text:p text:style-name="P3"><text:s text:c="5"/><text:span text:style-name="T1">| &gt; loss_disc_real_5: 0.19076158106327057 <text:s/>(0.23715425008221677)</text:span></text:p>
      <text:p text:style-name="P3"><text:s text:c="5"/><text:span text:style-name="T1">| &gt; loss_0: 2.5543386936187744 <text:s/>(2.573853141383121)</text:span></text:p>
      <text:p text:style-name="P3"><text:s text:c="5"/><text:span text:style-name="T1">| &gt; grad_norm_0: tensor(27.7770, device='cuda:0') <text:s/>(tensor(16.0218, device='cuda:0'))</text:span></text:p>
      <text:p text:style-name="P3"><text:s text:c="5"/><text:span text:style-name="T1">| &gt; loss_gen: 2.2157857418060303 <text:s/>(2.2441327948319283)</text:span></text:p>
      <text:p text:style-name="P3"><text:s text:c="5"/><text:span text:style-name="T1">| &gt; loss_kl: 1.767714500427246 <text:s/>(1.4969992135700427)</text:span></text:p>
      <text:p text:style-name="P3"><text:s text:c="5"/><text:span text:style-name="T1">| &gt; loss_feat: 7.980673313140869 <text:s/>(7.088567608281186)</text:span></text:p>
      <text:p text:style-name="P3"><text:s text:c="5"/><text:span text:style-name="T1">| &gt; loss_mel: 16.28488540649414 <text:s/>(15.634557272258558)</text:span></text:p>
      <text:p text:style-name="P3"><text:s text:c="5"/><text:span text:style-name="T1">| &gt; loss_duration: 1.4206526279449463 <text:s/>(1.4269405352441888)</text:span></text:p>
      <text:p text:style-name="P3"><text:s text:c="5"/><text:span text:style-name="T1">| &gt; amp_scaler: 256.0 <text:s/>(256.0)</text:span></text:p>
      <text:p text:style-name="P3"><text:s text:c="5"/><text:span text:style-name="T1">| &gt; loss_1: 29.66971206665039 <text:s/>(27.891197405363386)</text:span></text:p>
      <text:p text:style-name="P3"><text:s text:c="5"/><text:span text:style-name="T1">| &gt; grad_norm_1: tensor(456.2064, device='cuda:0') <text:s/>(tensor(193.8302, device='cuda:0'))</text:span></text:p>
      <text:p text:style-name="P3"><text:s text:c="5"/><text:span text:style-name="T1">| &gt; current_lr_0: 0.0001998500468671882 </text:span></text:p>
      <text:p text:style-name="P3"><text:s text:c="5"/><text:span text:style-name="T1">| &gt; current_lr_1: 0.0001998500468671882 </text:span></text:p>
      <text:p text:style-name="P3"><text:s text:c="5"/><text:span text:style-name="T1">| &gt; step_time: 0.5348 <text:s/>(0.5196915802202726)</text:span></text:p>
      <text:p text:style-name="P3"><text:s text:c="5"/><text:span text:style-name="T1">| &gt; loader_time: 0.0056 <text:s/>(0.004924974943462171)</text:span></text:p>
      <text:p text:style-name="P5"/>
      <text:p text:style-name="P5"/>
      <text:p text:style-name="P1"><text:soft-page-break/>[1m <text:s text:c="2"/>--&gt; TIME: 2025-05-14 11:18:47 -- STEP: 119/630 -- GLOBAL_STEP: 880900[0m</text:p>
      <text:p text:style-name="P3"><text:s text:c="5"/><text:span text:style-name="T1">| &gt; loss_disc: 2.7107701301574707 <text:s/>(2.6181739358340983)</text:span></text:p>
      <text:p text:style-name="P3"><text:s text:c="5"/><text:span text:style-name="T1">| &gt; loss_disc_real_0: 0.1688322126865387 <text:s/>(0.17416270346451204)</text:span></text:p>
      <text:p text:style-name="P3"><text:s text:c="5"/><text:span text:style-name="T1">| &gt; loss_disc_real_1: 0.2221258580684662 <text:s/>(0.21531688866495086)</text:span></text:p>
      <text:p text:style-name="P3"><text:s text:c="5"/><text:span text:style-name="T1">| &gt; loss_disc_real_2: 0.23626933991909027 <text:s/>(0.23081998464440098)</text:span></text:p>
      <text:p text:style-name="P3"><text:s text:c="5"/><text:span text:style-name="T1">| &gt; loss_disc_real_3: 0.24669982492923737 <text:s/>(0.23123778953772633)</text:span></text:p>
      <text:p text:style-name="P3"><text:s text:c="5"/><text:span text:style-name="T1">| &gt; loss_disc_real_4: 0.23925280570983887 <text:s/>(0.2398214812288765)</text:span></text:p>
      <text:p text:style-name="P3"><text:s text:c="5"/><text:span text:style-name="T1">| &gt; loss_disc_real_5: 0.223138228058815 <text:s/>(0.23695726354582972)</text:span></text:p>
      <text:p text:style-name="P3"><text:s text:c="5"/><text:span text:style-name="T1">| &gt; loss_0: 2.7107701301574707 <text:s/>(2.6181739358340983)</text:span></text:p>
      <text:p text:style-name="P3"><text:s text:c="5"/><text:span text:style-name="T1">| &gt; grad_norm_0: tensor(10.3094, device='cuda:0') <text:s/>(tensor(14.2640, device='cuda:0'))</text:span></text:p>
      <text:p text:style-name="P3"><text:s text:c="5"/><text:span text:style-name="T1">| &gt; loss_gen: 2.099547863006592 <text:s/>(2.1674402120734464)</text:span></text:p>
      <text:p text:style-name="P3"><text:s text:c="5"/><text:span text:style-name="T1">| &gt; loss_kl: 1.58018159866333 <text:s/>(1.6017327959797962)</text:span></text:p>
      <text:p text:style-name="P3"><text:s text:c="5"/><text:span text:style-name="T1">| &gt; loss_feat: 5.943609714508057 <text:s/>(6.766867473345845)</text:span></text:p>
      <text:p text:style-name="P3"><text:s text:c="5"/><text:span text:style-name="T1">| &gt; loss_mel: 15.638017654418945 <text:s/>(15.572656038428555)</text:span></text:p>
      <text:p text:style-name="P3"><text:s text:c="5"/><text:span text:style-name="T1">| &gt; loss_duration: 1.478529691696167 <text:s/>(1.4063475702991004)</text:span></text:p>
      <text:p text:style-name="P3"><text:s text:c="5"/><text:span text:style-name="T1">| &gt; amp_scaler: 256.0 <text:s/>(256.0)</text:span></text:p>
      <text:p text:style-name="P3"><text:s text:c="5"/><text:span text:style-name="T1">| &gt; loss_1: 26.739885330200195 <text:s/>(27.5150441081584)</text:span></text:p>
      <text:p text:style-name="P3"><text:s text:c="5"/><text:span text:style-name="T1">| &gt; grad_norm_1: tensor(42.4736, device='cuda:0') <text:s/>(tensor(160.3077, device='cuda:0'))</text:span></text:p>
      <text:p text:style-name="P3"><text:s text:c="5"/><text:span text:style-name="T1">| &gt; current_lr_0: 0.0001998500468671882 </text:span></text:p>
      <text:p text:style-name="P3"><text:s text:c="5"/><text:span text:style-name="T1">| &gt; current_lr_1: 0.0001998500468671882 </text:span></text:p>
      <text:p text:style-name="P3"><text:s text:c="5"/><text:span text:style-name="T1">| &gt; step_time: 0.5482 <text:s/>(0.537288086754935)</text:span></text:p>
      <text:p text:style-name="P3"><text:s text:c="5"/><text:span text:style-name="T1">| &gt; loader_time: 0.0058 <text:s/>(0.005605072534384845)</text:span></text:p>
      <text:p text:style-name="P5"/>
      <text:p text:style-name="P5"/>
      <text:p text:style-name="P1">[1m <text:s text:c="2"/>--&gt; TIME: 2025-05-14 11:19:47 -- STEP: 219/630 -- GLOBAL_STEP: 881000[0m</text:p>
      <text:p text:style-name="P3"><text:s text:c="5"/><text:span text:style-name="T1">| &gt; loss_disc: 2.5719478130340576 <text:s/>(2.613484688545471)</text:span></text:p>
      <text:p text:style-name="P3"><text:s text:c="5"/><text:span text:style-name="T1">| &gt; loss_disc_real_0: 0.13709385693073273 <text:s/>(0.17512116064083622)</text:span></text:p>
      <text:p text:style-name="P3"><text:s text:c="5"/><text:span text:style-name="T1">| &gt; loss_disc_real_1: 0.20168879628181458 <text:s/>(0.21547141392209215)</text:span></text:p>
      <text:p text:style-name="P3"><text:s text:c="5"/><text:span text:style-name="T1">| &gt; loss_disc_real_2: 0.24986860156059265 <text:s/>(0.2298572078415248)</text:span></text:p>
      <text:p text:style-name="P3"><text:s text:c="5"/><text:span text:style-name="T1">| &gt; loss_disc_real_3: 0.20967891812324524 <text:s/>(0.22847930794437182)</text:span></text:p>
      <text:p text:style-name="P3"><text:s text:c="5"/><text:span text:style-name="T1">| &gt; loss_disc_real_4: 0.20771671831607819 <text:s/>(0.2401917176023466)</text:span></text:p>
      <text:p text:style-name="P3"><text:s text:c="5"/><text:span text:style-name="T1">| &gt; loss_disc_real_5: 0.1926252245903015 <text:s/>(0.23703851989687305)</text:span></text:p>
      <text:p text:style-name="P3"><text:s text:c="5"/><text:span text:style-name="T1">| &gt; loss_0: 2.5719478130340576 <text:s/>(2.613484688545471)</text:span></text:p>
      <text:p text:style-name="P3"><text:s text:c="5"/><text:span text:style-name="T1">| &gt; grad_norm_0: tensor(15.2199, device='cuda:0') <text:s/>(tensor(14.5315, device='cuda:0'))</text:span></text:p>
      <text:p text:style-name="P3"><text:s text:c="5"/><text:span text:style-name="T1">| &gt; loss_gen: 2.0885396003723145 <text:s/>(2.1693097211454577)</text:span></text:p>
      <text:p text:style-name="P3"><text:s text:c="5"/><text:span text:style-name="T1">| &gt; loss_kl: 1.6459472179412842 <text:s/>(1.611783373301432)</text:span></text:p>
      <text:p text:style-name="P3"><text:s text:c="5"/><text:span text:style-name="T1">| &gt; loss_feat: 7.840531349182129 <text:s/>(6.807167567074571)</text:span></text:p>
      <text:p text:style-name="P3"><text:s text:c="5"/><text:span text:style-name="T1">| &gt; loss_mel: 15.853684425354004 <text:s/>(15.615627275754328)</text:span></text:p>
      <text:p text:style-name="P3"><text:s text:c="5"/><text:span text:style-name="T1">| &gt; loss_duration: 1.504267692565918 <text:s/>(1.3736604125532388)</text:span></text:p>
      <text:p text:style-name="P3"><text:s text:c="5"/><text:span text:style-name="T1">| &gt; amp_scaler: 256.0 <text:s/>(256.0)</text:span></text:p>
      <text:p text:style-name="P3"><text:s text:c="5"/><text:span text:style-name="T1">| &gt; loss_1: 28.932971954345703 <text:s/>(27.57754835363937)</text:span></text:p>
      <text:p text:style-name="P3"><text:s text:c="5"/><text:span text:style-name="T1">| &gt; grad_norm_1: tensor(145.2742, device='cuda:0') <text:s/>(tensor(182.1982, device='cuda:0'))</text:span></text:p>
      <text:p text:style-name="P3"><text:s text:c="5"/><text:span text:style-name="T1">| &gt; current_lr_0: 0.0001998500468671882 </text:span></text:p>
      <text:p text:style-name="P3"><text:s text:c="5"/><text:span text:style-name="T1">| &gt; current_lr_1: 0.0001998500468671882 </text:span></text:p>
      <text:p text:style-name="P3"><text:s text:c="5"/><text:span text:style-name="T1">| &gt; step_time: 0.5927 <text:s/>(0.5619635451329899)</text:span></text:p>
      <text:p text:style-name="P3"><text:s text:c="5"/><text:span text:style-name="T1">| &gt; loader_time: 0.0075 <text:s/>(0.006180482367946677)</text:span></text:p>
      <text:p text:style-name="P5"/>
      <text:p text:style-name="P5"/>
      <text:p text:style-name="P3"><text:s/><text:span text:style-name="T1">&gt; CHECKPOINT : /kaggle/working/vits_4_nov-May-14-2025_10+28AM-0000000/checkpoint_881000.pth</text:span></text:p>
      <text:p text:style-name="P5"/>
      <text:p text:style-name="P1">[1m <text:s text:c="2"/>--&gt; TIME: 2025-05-14 11:20:55 -- STEP: 319/630 -- GLOBAL_STEP: 881100[0m</text:p>
      <text:p text:style-name="P3"><text:s text:c="5"/><text:span text:style-name="T1">| &gt; loss_disc: 2.6485509872436523 <text:s/>(2.617480477569245)</text:span></text:p>
      <text:p text:style-name="P3"><text:s text:c="5"/><text:span text:style-name="T1">| &gt; loss_disc_real_0: 0.18019482493400574 <text:s/>(0.17591958633130614)</text:span></text:p>
      <text:p text:style-name="P3"><text:s text:c="5"/><text:span text:style-name="T1">| &gt; loss_disc_real_1: 0.17571359872817993 <text:s/>(0.21539541294208514)</text:span></text:p>
      <text:p text:style-name="P3"><text:s text:c="5"/><text:span text:style-name="T1">| &gt; loss_disc_real_2: 0.23674233257770538 <text:s/>(0.23049286162031107)</text:span></text:p>
      <text:p text:style-name="P3"><text:s text:c="5"/><text:span text:style-name="T1">| &gt; loss_disc_real_3: 0.2248619645833969 <text:s/>(0.22858951551413462)</text:span></text:p>
      <text:p text:style-name="P3"><text:s text:c="5"/><text:span text:style-name="T1">| &gt; loss_disc_real_4: 0.24740557372570038 <text:s/>(0.24048851645291786)</text:span></text:p>
      <text:p text:style-name="P3"><text:s text:c="5"/><text:span text:style-name="T1">| &gt; loss_disc_real_5: 0.18244490027427673 <text:s/>(0.23584867000206136)</text:span></text:p>
      <text:p text:style-name="P3"><text:s text:c="5"/><text:span text:style-name="T1">| &gt; loss_0: 2.6485509872436523 <text:s/>(2.617480477569245)</text:span></text:p>
      <text:p text:style-name="P3"><text:soft-page-break/><text:s text:c="5"/><text:span text:style-name="T1">| &gt; grad_norm_0: tensor(9.2763, device='cuda:0') <text:s/>(tensor(14.8658, device='cuda:0'))</text:span></text:p>
      <text:p text:style-name="P3"><text:s text:c="5"/><text:span text:style-name="T1">| &gt; loss_gen: 2.0430426597595215 <text:s/>(2.1727565474644743)</text:span></text:p>
      <text:p text:style-name="P3"><text:s text:c="5"/><text:span text:style-name="T1">| &gt; loss_kl: 1.5849120616912842 <text:s/>(1.6146820873302359)</text:span></text:p>
      <text:p text:style-name="P3"><text:s text:c="5"/><text:span text:style-name="T1">| &gt; loss_feat: 7.380484580993652 <text:s/>(6.7788335940680895)</text:span></text:p>
      <text:p text:style-name="P3"><text:s text:c="5"/><text:span text:style-name="T1">| &gt; loss_mel: 15.942156791687012 <text:s/>(15.584018474088568)</text:span></text:p>
      <text:p text:style-name="P3"><text:s text:c="5"/><text:span text:style-name="T1">| &gt; loss_duration: 1.495469093322754 <text:s/>(1.4009380751642695)</text:span></text:p>
      <text:p text:style-name="P3"><text:s text:c="5"/><text:span text:style-name="T1">| &gt; amp_scaler: 512.0 <text:s/>(312.1755485893417)</text:span></text:p>
      <text:p text:style-name="P3"><text:s text:c="5"/><text:span text:style-name="T1">| &gt; loss_1: 28.446067810058594 <text:s/>(27.551228747472493)</text:span></text:p>
      <text:p text:style-name="P3"><text:s text:c="5"/><text:span text:style-name="T1">| &gt; grad_norm_1: tensor(182.4602, device='cuda:0') <text:s/>(tensor(185.5027, device='cuda:0'))</text:span></text:p>
      <text:p text:style-name="P3"><text:s text:c="5"/><text:span text:style-name="T1">| &gt; current_lr_0: 0.0001998500468671882 </text:span></text:p>
      <text:p text:style-name="P3"><text:s text:c="5"/><text:span text:style-name="T1">| &gt; current_lr_1: 0.0001998500468671882 </text:span></text:p>
      <text:p text:style-name="P3"><text:s text:c="5"/><text:span text:style-name="T1">| &gt; step_time: 0.6474 <text:s/>(0.583772842413206)</text:span></text:p>
      <text:p text:style-name="P3"><text:s text:c="5"/><text:span text:style-name="T1">| &gt; loader_time: 0.0084 <text:s/>(0.006744518549091016)</text:span></text:p>
      <text:p text:style-name="P5"/>
      <text:p text:style-name="P5"/>
      <text:p text:style-name="P1">[1m <text:s text:c="2"/>--&gt; TIME: 2025-05-14 11:22:06 -- STEP: 419/630 -- GLOBAL_STEP: 881200[0m</text:p>
      <text:p text:style-name="P3"><text:s text:c="5"/><text:span text:style-name="T1">| &gt; loss_disc: 2.5573248863220215 <text:s/>(2.6166642321038096)</text:span></text:p>
      <text:p text:style-name="P3"><text:s text:c="5"/><text:span text:style-name="T1">| &gt; loss_disc_real_0: 0.15736156702041626 <text:s/>(0.17545509811375185)</text:span></text:p>
      <text:p text:style-name="P3"><text:s text:c="5"/><text:span text:style-name="T1">| &gt; loss_disc_real_1: 0.1778135895729065 <text:s/>(0.21487108424199225)</text:span></text:p>
      <text:p text:style-name="P3"><text:s text:c="5"/><text:span text:style-name="T1">| &gt; loss_disc_real_2: 0.2019670605659485 <text:s/>(0.23149011662865596)</text:span></text:p>
      <text:p text:style-name="P3"><text:s text:c="5"/><text:span text:style-name="T1">| &gt; loss_disc_real_3: 0.21348387002944946 <text:s/>(0.22973147006194175)</text:span></text:p>
      <text:p text:style-name="P3"><text:s text:c="5"/><text:span text:style-name="T1">| &gt; loss_disc_real_4: 0.24528029561042786 <text:s/>(0.2404151150605559)</text:span></text:p>
      <text:p text:style-name="P3"><text:s text:c="5"/><text:span text:style-name="T1">| &gt; loss_disc_real_5: 0.19209334254264832 <text:s/>(0.23445161892576832)</text:span></text:p>
      <text:p text:style-name="P3"><text:s text:c="5"/><text:span text:style-name="T1">| &gt; loss_0: 2.5573248863220215 <text:s/>(2.6166642321038096)</text:span></text:p>
      <text:p text:style-name="P3"><text:s text:c="5"/><text:span text:style-name="T1">| &gt; grad_norm_0: tensor(19.6890, device='cuda:0') <text:s/>(tensor(16.0559, device='cuda:0'))</text:span></text:p>
      <text:p text:style-name="P3"><text:s text:c="5"/><text:span text:style-name="T1">| &gt; loss_gen: 2.0384624004364014 <text:s/>(2.171992524996009)</text:span></text:p>
      <text:p text:style-name="P3"><text:s text:c="5"/><text:span text:style-name="T1">| &gt; loss_kl: 1.6575628519058228 <text:s/>(1.6283515495445966)</text:span></text:p>
      <text:p text:style-name="P3"><text:s text:c="5"/><text:span text:style-name="T1">| &gt; loss_feat: 7.082214832305908 <text:s/>(6.756600847676715)</text:span></text:p>
      <text:p text:style-name="P3"><text:s text:c="5"/><text:span text:style-name="T1">| &gt; loss_mel: 16.206844329833984 <text:s/>(15.5753297487136)</text:span></text:p>
      <text:p text:style-name="P3"><text:s text:c="5"/><text:span text:style-name="T1">| &gt; loss_duration: 1.451568841934204 <text:s/>(1.4027367670951425)</text:span></text:p>
      <text:p text:style-name="P3"><text:s text:c="5"/><text:span text:style-name="T1">| &gt; amp_scaler: 256.0 <text:s/>(335.4272076372315)</text:span></text:p>
      <text:p text:style-name="P3"><text:s text:c="5"/><text:span text:style-name="T1">| &gt; loss_1: 28.4366512298584 <text:s/>(27.535011423516103)</text:span></text:p>
      <text:p text:style-name="P3"><text:s text:c="5"/><text:span text:style-name="T1">| &gt; grad_norm_1: tensor(147.7217, device='cuda:0') <text:s/>(tensor(192.7318, device='cuda:0'))</text:span></text:p>
      <text:p text:style-name="P3"><text:s text:c="5"/><text:span text:style-name="T1">| &gt; current_lr_0: 0.0001998500468671882 </text:span></text:p>
      <text:p text:style-name="P3"><text:s text:c="5"/><text:span text:style-name="T1">| &gt; current_lr_1: 0.0001998500468671882 </text:span></text:p>
      <text:p text:style-name="P3"><text:s text:c="5"/><text:span text:style-name="T1">| &gt; step_time: 0.7146 <text:s/>(0.6122585310287296)</text:span></text:p>
      <text:p text:style-name="P3"><text:s text:c="5"/><text:span text:style-name="T1">| &gt; loader_time: 0.0092 <text:s/>(0.0072458780466229935)</text:span></text:p>
      <text:p text:style-name="P5"/>
      <text:p text:style-name="P5"/>
      <text:p text:style-name="P1">[1m <text:s text:c="2"/>--&gt; TIME: 2025-05-14 11:23:26 -- STEP: 519/630 -- GLOBAL_STEP: 881300[0m</text:p>
      <text:p text:style-name="P3"><text:s text:c="5"/><text:span text:style-name="T1">| &gt; loss_disc: 2.664377450942993 <text:s/>(2.6176413727174164)</text:span></text:p>
      <text:p text:style-name="P3"><text:s text:c="5"/><text:span text:style-name="T1">| &gt; loss_disc_real_0: 0.1525922566652298 <text:s/>(0.17642625923733254)</text:span></text:p>
      <text:p text:style-name="P3"><text:s text:c="5"/><text:span text:style-name="T1">| &gt; loss_disc_real_1: 0.2827359735965729 <text:s/>(0.21459289500938444)</text:span></text:p>
      <text:p text:style-name="P3"><text:s text:c="5"/><text:span text:style-name="T1">| &gt; loss_disc_real_2: 0.21846087276935577 <text:s/>(0.23111010599802453)</text:span></text:p>
      <text:p text:style-name="P3"><text:s text:c="5"/><text:span text:style-name="T1">| &gt; loss_disc_real_3: 0.19277901947498322 <text:s/>(0.22980614689848097)</text:span></text:p>
      <text:p text:style-name="P3"><text:s text:c="5"/><text:span text:style-name="T1">| &gt; loss_disc_real_4: 0.2243584841489792 <text:s/>(0.24038843411471342)</text:span></text:p>
      <text:p text:style-name="P3"><text:s text:c="5"/><text:span text:style-name="T1">| &gt; loss_disc_real_5: 0.24109067022800446 <text:s/>(0.2347363684046475)</text:span></text:p>
      <text:p text:style-name="P3"><text:s text:c="5"/><text:span text:style-name="T1">| &gt; loss_0: 2.664377450942993 <text:s/>(2.6176413727174164)</text:span></text:p>
      <text:p text:style-name="P3"><text:s text:c="5"/><text:span text:style-name="T1">| &gt; grad_norm_0: tensor(8.5522, device='cuda:0') <text:s/>(tensor(16.6106, device='cuda:0'))</text:span></text:p>
      <text:p text:style-name="P3"><text:s text:c="5"/><text:span text:style-name="T1">| &gt; loss_gen: 1.9831199645996094 <text:s/>(2.169664652361347)</text:span></text:p>
      <text:p text:style-name="P3"><text:s text:c="5"/><text:span text:style-name="T1">| &gt; loss_kl: 1.6865872144699097 <text:s/>(1.6311982415315047)</text:span></text:p>
      <text:p text:style-name="P3"><text:s text:c="5"/><text:span text:style-name="T1">| &gt; loss_feat: 6.6585164070129395 <text:s/>(6.701508793987061)</text:span></text:p>
      <text:p text:style-name="P3"><text:s text:c="5"/><text:span text:style-name="T1">| &gt; loss_mel: 15.166685104370117 <text:s/>(15.564145288485784)</text:span></text:p>
      <text:p text:style-name="P3"><text:s text:c="5"/><text:span text:style-name="T1">| &gt; loss_duration: 1.4200408458709717 <text:s/>(1.414857113522142)</text:span></text:p>
      <text:p text:style-name="P3"><text:s text:c="5"/><text:span text:style-name="T1">| &gt; amp_scaler: 256.0 <text:s/>(320.1233140655106)</text:span></text:p>
      <text:p text:style-name="P3"><text:s text:c="5"/><text:span text:style-name="T1">| &gt; loss_1: 26.914947509765625 <text:s/>(27.481374049692025)</text:span></text:p>
      <text:p text:style-name="P3"><text:s text:c="5"/><text:span text:style-name="T1">| &gt; grad_norm_1: tensor(59.2001, device='cuda:0') <text:s/>(tensor(198.5373, device='cuda:0'))</text:span></text:p>
      <text:p text:style-name="P3"><text:s text:c="5"/><text:span text:style-name="T1">| &gt; current_lr_0: 0.0001998500468671882 </text:span></text:p>
      <text:p text:style-name="P3"><text:soft-page-break/><text:s text:c="5"/><text:span text:style-name="T1">| &gt; current_lr_1: 0.0001998500468671882 </text:span></text:p>
      <text:p text:style-name="P3"><text:s text:c="5"/><text:span text:style-name="T1">| &gt; step_time: 0.855 <text:s/>(0.6456259123851801)</text:span></text:p>
      <text:p text:style-name="P3"><text:s text:c="5"/><text:span text:style-name="T1">| &gt; loader_time: 0.0097 <text:s/>(0.007759516868517807)</text:span></text:p>
      <text:p text:style-name="P5"/>
      <text:p text:style-name="P5"/>
      <text:p text:style-name="P1">[1m <text:s text:c="2"/>--&gt; TIME: 2025-05-14 11:25:04 -- STEP: 619/630 -- GLOBAL_STEP: 881400[0m</text:p>
      <text:p text:style-name="P3"><text:s text:c="5"/><text:span text:style-name="T1">| &gt; loss_disc: 2.598288059234619 <text:s/>(2.6156480762993217)</text:span></text:p>
      <text:p text:style-name="P3"><text:s text:c="5"/><text:span text:style-name="T1">| &gt; loss_disc_real_0: 0.20778022706508636 <text:s/>(0.17639655637914414)</text:span></text:p>
      <text:p text:style-name="P3"><text:s text:c="5"/><text:span text:style-name="T1">| &gt; loss_disc_real_1: 0.2590614855289459 <text:s/>(0.21433616320035387)</text:span></text:p>
      <text:p text:style-name="P3"><text:s text:c="5"/><text:span text:style-name="T1">| &gt; loss_disc_real_2: 0.2618822753429413 <text:s/>(0.23061503149773654)</text:span></text:p>
      <text:p text:style-name="P3"><text:s text:c="5"/><text:span text:style-name="T1">| &gt; loss_disc_real_3: 0.19398760795593262 <text:s/>(0.22945730501307424)</text:span></text:p>
      <text:p text:style-name="P3"><text:s text:c="5"/><text:span text:style-name="T1">| &gt; loss_disc_real_4: 0.22775864601135254 <text:s/>(0.2401416353002696)</text:span></text:p>
      <text:p text:style-name="P3"><text:s text:c="5"/><text:span text:style-name="T1">| &gt; loss_disc_real_5: 0.22621369361877441 <text:s/>(0.23568902182752366)</text:span></text:p>
      <text:p text:style-name="P3"><text:s text:c="5"/><text:span text:style-name="T1">| &gt; loss_0: 2.598288059234619 <text:s/>(2.6156480762993217)</text:span></text:p>
      <text:p text:style-name="P3"><text:s text:c="5"/><text:span text:style-name="T1">| &gt; grad_norm_0: tensor(11.4782, device='cuda:0') <text:s/>(tensor(15.7903, device='cuda:0'))</text:span></text:p>
      <text:p text:style-name="P3"><text:s text:c="5"/><text:span text:style-name="T1">| &gt; loss_gen: 2.117863416671753 <text:s/>(2.1702799042130128)</text:span></text:p>
      <text:p text:style-name="P3"><text:s text:c="5"/><text:span text:style-name="T1">| &gt; loss_kl: 1.7954919338226318 <text:s/>(1.6313315552925634)</text:span></text:p>
      <text:p text:style-name="P3"><text:s text:c="5"/><text:span text:style-name="T1">| &gt; loss_feat: 6.006086349487305 <text:s/>(6.6813294814360935)</text:span></text:p>
      <text:p text:style-name="P3"><text:s text:c="5"/><text:span text:style-name="T1">| &gt; loss_mel: 15.147285461425781 <text:s/>(15.554567851619689)</text:span></text:p>
      <text:p text:style-name="P3"><text:s text:c="5"/><text:span text:style-name="T1">| &gt; loss_duration: 1.5159847736358643 <text:s/>(1.424676183930121)</text:span></text:p>
      <text:p text:style-name="P3"><text:s text:c="5"/><text:span text:style-name="T1">| &gt; amp_scaler: 256.0 <text:s/>(309.7641357027461)</text:span></text:p>
      <text:p text:style-name="P3"><text:s text:c="5"/><text:span text:style-name="T1">| &gt; loss_1: 26.582712173461914 <text:s/>(27.46218494606326)</text:span></text:p>
      <text:p text:style-name="P3"><text:s text:c="5"/><text:span text:style-name="T1">| &gt; grad_norm_1: tensor(100.4284, device='cuda:0') <text:s/>(tensor(182.7890, device='cuda:0'))</text:span></text:p>
      <text:p text:style-name="P3"><text:s text:c="5"/><text:span text:style-name="T1">| &gt; current_lr_0: 0.0001998500468671882 </text:span></text:p>
      <text:p text:style-name="P3"><text:s text:c="5"/><text:span text:style-name="T1">| &gt; current_lr_1: 0.0001998500468671882 </text:span></text:p>
      <text:p text:style-name="P3"><text:s text:c="5"/><text:span text:style-name="T1">| &gt; step_time: 1.164 <text:s/>(0.696242920223846)</text:span></text:p>
      <text:p text:style-name="P3"><text:s text:c="5"/><text:span text:style-name="T1">| &gt; loader_time: 0.0157 <text:s/>(0.008414761507838531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007306734720866 [0m(-0.0002446174621582031)</text:span></text:p>
      <text:p text:style-name="P3"><text:s text:c="5"/><text:span text:style-name="T1">| &gt; avg_loss_disc:[91m 2.6628320614496865 [0m(+0.1162291963895159)</text:span></text:p>
      <text:p text:style-name="P3"><text:s text:c="5"/><text:span text:style-name="T1">| &gt; avg_loss_disc_real_0:[91m 0.34198345988988876 [0m(+0.17050527843336263)</text:span></text:p>
      <text:p text:style-name="P3"><text:s text:c="5"/><text:span text:style-name="T1">| &gt; avg_loss_disc_real_1:[92m 0.1730128526687622 [0m(-0.022865429520606995)</text:span></text:p>
      <text:p text:style-name="P3"><text:s text:c="5"/><text:span text:style-name="T1">| &gt; avg_loss_disc_real_2:[91m 0.20516874889532724 [0m(+0.0051966942846775055)</text:span></text:p>
      <text:p text:style-name="P3"><text:s text:c="5"/><text:span text:style-name="T1">| &gt; avg_loss_disc_real_3:[92m 0.21495373422900835 [0m(-0.009658181418975204)</text:span></text:p>
      <text:p text:style-name="P3"><text:s text:c="5"/><text:span text:style-name="T1">| &gt; avg_loss_disc_real_4:[92m 0.2293908384939035 [0m(-0.030524954199790982)</text:span></text:p>
      <text:p text:style-name="P3"><text:s text:c="5"/><text:span text:style-name="T1">| &gt; avg_loss_disc_real_5:[92m 0.21033805732925734 [0m(-0.032063265641530336)</text:span></text:p>
      <text:p text:style-name="P3"><text:s text:c="5"/><text:span text:style-name="T1">| &gt; avg_loss_0:[91m 2.6628320614496865 [0m(+0.1162291963895159)</text:span></text:p>
      <text:p text:style-name="P3"><text:s text:c="5"/><text:span text:style-name="T1">| &gt; avg_loss_gen:[91m 2.2428608437379203 [0m(+0.10822996497154236)</text:span></text:p>
      <text:p text:style-name="P3"><text:s text:c="5"/><text:span text:style-name="T1">| &gt; avg_loss_kl:[91m 1.8006977836290996 [0m(+0.06476612885793065)</text:span></text:p>
      <text:p text:style-name="P3"><text:s text:c="5"/><text:span text:style-name="T1">| &gt; avg_loss_feat:[92m 6.7692839701970415 [0m(-0.025711536407470703)</text:span></text:p>
      <text:p text:style-name="P3"><text:s text:c="5"/><text:span text:style-name="T1">| &gt; avg_loss_mel:[91m 15.64417298634847 [0m(+0.014997084935506777)</text:span></text:p>
      <text:p text:style-name="P3"><text:s text:c="5"/><text:span text:style-name="T1">| &gt; avg_loss_duration:[91m 1.531880925099055 [0m(+0.006751517454783196)</text:span></text:p>
      <text:p text:style-name="P3"><text:s text:c="5"/><text:span text:style-name="T1">| &gt; avg_loss_1:[91m 27.98889668782552 [0m(+0.169033368428547)</text:span></text:p>
      <text:p text:style-name="P5"/>
      <text:p text:style-name="P5"/>
      <text:p text:style-name="P1">[4m[1m &gt; EPOCH: 7/50[0m</text:p>
      <text:p text:style-name="P3"><text:s/><text:span text:style-name="T1">--&gt; /kaggle/working/vits_4_nov-May-14-2025_10+28AM-0000000</text:span></text:p>
      <text:p text:style-name="P5"/>
      <text:p text:style-name="P1">[1m &gt; TRAINING (2025-05-14 11:25:25) [0m</text:p>
      <text:p text:style-name="P5"/>
      <text:p text:style-name="P1">[1m <text:s text:c="2"/>--&gt; TIME: 2025-05-14 11:26:14 -- STEP: 89/630 -- GLOBAL_STEP: 881500[0m</text:p>
      <text:p text:style-name="P3"><text:s text:c="5"/><text:span text:style-name="T1">| &gt; loss_disc: 2.547827959060669 <text:s/>(2.5776336594913785)</text:span></text:p>
      <text:p text:style-name="P3"><text:s text:c="5"/><text:span text:style-name="T1">| &gt; loss_disc_real_0: 0.12199367582798004 <text:s/>(0.17109343518366973)</text:span></text:p>
      <text:p text:style-name="P3"><text:s text:c="5"/><text:span text:style-name="T1">| &gt; loss_disc_real_1: 0.17683368921279907 <text:s/>(0.21465947286466533)</text:span></text:p>
      <text:p text:style-name="P3"><text:soft-page-break/><text:s text:c="5"/><text:span text:style-name="T1">| &gt; loss_disc_real_2: 0.22428955137729645 <text:s/>(0.22898724457521116)</text:span></text:p>
      <text:p text:style-name="P3"><text:s text:c="5"/><text:span text:style-name="T1">| &gt; loss_disc_real_3: 0.21450626850128174 <text:s/>(0.23023754291320114)</text:span></text:p>
      <text:p text:style-name="P3"><text:s text:c="5"/><text:span text:style-name="T1">| &gt; loss_disc_real_4: 0.19111497700214386 <text:s/>(0.24318140644705696)</text:span></text:p>
      <text:p text:style-name="P3"><text:s text:c="5"/><text:span text:style-name="T1">| &gt; loss_disc_real_5: 0.2840726673603058 <text:s/>(0.22063256783431837)</text:span></text:p>
      <text:p text:style-name="P3"><text:s text:c="5"/><text:span text:style-name="T1">| &gt; loss_0: 2.547827959060669 <text:s/>(2.5776336594913785)</text:span></text:p>
      <text:p text:style-name="P3"><text:s text:c="5"/><text:span text:style-name="T1">| &gt; grad_norm_0: tensor(20.7452, device='cuda:0') <text:s/>(tensor(20.5531, device='cuda:0'))</text:span></text:p>
      <text:p text:style-name="P3"><text:s text:c="5"/><text:span text:style-name="T1">| &gt; loss_gen: 2.1720337867736816 <text:s/>(2.240115361267261)</text:span></text:p>
      <text:p text:style-name="P3"><text:s text:c="5"/><text:span text:style-name="T1">| &gt; loss_kl: 1.2746645212173462 <text:s/>(1.5719178660532063)</text:span></text:p>
      <text:p text:style-name="P3"><text:s text:c="5"/><text:span text:style-name="T1">| &gt; loss_feat: 7.218859672546387 <text:s/>(6.954612228307831)</text:span></text:p>
      <text:p text:style-name="P3"><text:s text:c="5"/><text:span text:style-name="T1">| &gt; loss_mel: 15.589953422546387 <text:s/>(15.628289362018029)</text:span></text:p>
      <text:p text:style-name="P3"><text:s text:c="5"/><text:span text:style-name="T1">| &gt; loss_duration: 1.4589660167694092 <text:s/>(1.4436175073130746)</text:span></text:p>
      <text:p text:style-name="P3"><text:s text:c="5"/><text:span text:style-name="T1">| &gt; amp_scaler: 256.0 <text:s/>(256.0)</text:span></text:p>
      <text:p text:style-name="P3"><text:s text:c="5"/><text:span text:style-name="T1">| &gt; loss_1: 27.714475631713867 <text:s/>(27.83855215351233)</text:span></text:p>
      <text:p text:style-name="P3"><text:s text:c="5"/><text:span text:style-name="T1">| &gt; grad_norm_1: tensor(77.4960, device='cuda:0') <text:s/>(tensor(278.3564, device='cuda:0'))</text:span></text:p>
      <text:p text:style-name="P3"><text:s text:c="5"/><text:span text:style-name="T1">| &gt; current_lr_0: 0.00019982506561132978 </text:span></text:p>
      <text:p text:style-name="P3"><text:s text:c="5"/><text:span text:style-name="T1">| &gt; current_lr_1: 0.00019982506561132978 </text:span></text:p>
      <text:p text:style-name="P3"><text:s text:c="5"/><text:span text:style-name="T1">| &gt; step_time: 0.6011 <text:s/>(0.5255439174309207)</text:span></text:p>
      <text:p text:style-name="P3"><text:s text:c="5"/><text:span text:style-name="T1">| &gt; loader_time: 0.0069 <text:s/>(0.005278927556584389)</text:span></text:p>
      <text:p text:style-name="P5"/>
      <text:p text:style-name="P5"/>
      <text:p text:style-name="P3"><text:s/><text:span text:style-name="T1">&gt; CHECKPOINT : /kaggle/working/vits_4_nov-May-14-2025_10+28AM-0000000/checkpoint_881500.pth</text:span></text:p>
      <text:p text:style-name="P5"/>
      <text:p text:style-name="P1">[1m <text:s text:c="2"/>--&gt; TIME: 2025-05-14 11:27:15 -- STEP: 189/630 -- GLOBAL_STEP: 881600[0m</text:p>
      <text:p text:style-name="P3"><text:s text:c="5"/><text:span text:style-name="T1">| &gt; loss_disc: 2.511181354522705 <text:s/>(2.5799403531210756)</text:span></text:p>
      <text:p text:style-name="P3"><text:s text:c="5"/><text:span text:style-name="T1">| &gt; loss_disc_real_0: 0.2343229502439499 <text:s/>(0.17210268501251463)</text:span></text:p>
      <text:p text:style-name="P3"><text:s text:c="5"/><text:span text:style-name="T1">| &gt; loss_disc_real_1: 0.1718575358390808 <text:s/>(0.21376498591489893)</text:span></text:p>
      <text:p text:style-name="P3"><text:s text:c="5"/><text:span text:style-name="T1">| &gt; loss_disc_real_2: 0.21590396761894226 <text:s/>(0.22912191169917898)</text:span></text:p>
      <text:p text:style-name="P3"><text:s text:c="5"/><text:span text:style-name="T1">| &gt; loss_disc_real_3: 0.26452934741973877 <text:s/>(0.2284208545609126)</text:span></text:p>
      <text:p text:style-name="P3"><text:s text:c="5"/><text:span text:style-name="T1">| &gt; loss_disc_real_4: 0.27553656697273254 <text:s/>(0.2407559417385273)</text:span></text:p>
      <text:p text:style-name="P3"><text:s text:c="5"/><text:span text:style-name="T1">| &gt; loss_disc_real_5: 0.27372512221336365 <text:s/>(0.2236257846708651)</text:span></text:p>
      <text:p text:style-name="P3"><text:s text:c="5"/><text:span text:style-name="T1">| &gt; loss_0: 2.511181354522705 <text:s/>(2.5799403531210756)</text:span></text:p>
      <text:p text:style-name="P3"><text:s text:c="5"/><text:span text:style-name="T1">| &gt; grad_norm_0: tensor(21.0380, device='cuda:0') <text:s/>(tensor(23.7535, device='cuda:0'))</text:span></text:p>
      <text:p text:style-name="P3"><text:s text:c="5"/><text:span text:style-name="T1">| &gt; loss_gen: 2.3426055908203125 <text:s/>(2.248529931855581)</text:span></text:p>
      <text:p text:style-name="P3"><text:s text:c="5"/><text:span text:style-name="T1">| &gt; loss_kl: 1.7344425916671753 <text:s/>(1.6061441324375294)</text:span></text:p>
      <text:p text:style-name="P3"><text:s text:c="5"/><text:span text:style-name="T1">| &gt; loss_feat: 6.575538635253906 <text:s/>(6.956214776114813)</text:span></text:p>
      <text:p text:style-name="P3"><text:s text:c="5"/><text:span text:style-name="T1">| &gt; loss_mel: 15.805710792541504 <text:s/>(15.712169833914944)</text:span></text:p>
      <text:p text:style-name="P3"><text:s text:c="5"/><text:span text:style-name="T1">| &gt; loss_duration: 1.4294317960739136 <text:s/>(1.3904035532916037)</text:span></text:p>
      <text:p text:style-name="P3"><text:s text:c="5"/><text:span text:style-name="T1">| &gt; amp_scaler: 128.0 <text:s/>(194.37037037037038)</text:span></text:p>
      <text:p text:style-name="P3"><text:s text:c="5"/><text:span text:style-name="T1">| &gt; loss_1: 27.88772964477539 <text:s/>(27.91346227050458)</text:span></text:p>
      <text:p text:style-name="P3"><text:s text:c="5"/><text:span text:style-name="T1">| &gt; grad_norm_1: tensor(242.8207, device='cuda:0') <text:s/>(tensor(315.9441, device='cuda:0'))</text:span></text:p>
      <text:p text:style-name="P3"><text:s text:c="5"/><text:span text:style-name="T1">| &gt; current_lr_0: 0.00019982506561132978 </text:span></text:p>
      <text:p text:style-name="P3"><text:s text:c="5"/><text:span text:style-name="T1">| &gt; current_lr_1: 0.00019982506561132978 </text:span></text:p>
      <text:p text:style-name="P3"><text:s text:c="5"/><text:span text:style-name="T1">| &gt; step_time: 0.5671 <text:s/>(0.5471017032704024)</text:span></text:p>
      <text:p text:style-name="P3"><text:s text:c="5"/><text:span text:style-name="T1">| &gt; loader_time: 0.0068 <text:s/>(0.0058676149479295805)</text:span></text:p>
      <text:p text:style-name="P5"/>
      <text:p text:style-name="P5"/>
      <text:p text:style-name="P1">[1m <text:s text:c="2"/>--&gt; TIME: 2025-05-14 11:28:17 -- STEP: 289/630 -- GLOBAL_STEP: 881700[0m</text:p>
      <text:p text:style-name="P3"><text:s text:c="5"/><text:span text:style-name="T1">| &gt; loss_disc: 2.5708703994750977 <text:s/>(2.5798210429485273)</text:span></text:p>
      <text:p text:style-name="P3"><text:s text:c="5"/><text:span text:style-name="T1">| &gt; loss_disc_real_0: 0.1018230989575386 <text:s/>(0.1716459584019588)</text:span></text:p>
      <text:p text:style-name="P3"><text:s text:c="5"/><text:span text:style-name="T1">| &gt; loss_disc_real_1: 0.21608933806419373 <text:s/>(0.21402369421555506)</text:span></text:p>
      <text:p text:style-name="P3"><text:s text:c="5"/><text:span text:style-name="T1">| &gt; loss_disc_real_2: 0.23442454636096954 <text:s/>(0.22773936597121217)</text:span></text:p>
      <text:p text:style-name="P3"><text:s text:c="5"/><text:span text:style-name="T1">| &gt; loss_disc_real_3: 0.20816966891288757 <text:s/>(0.22708838270609766)</text:span></text:p>
      <text:p text:style-name="P3"><text:s text:c="5"/><text:span text:style-name="T1">| &gt; loss_disc_real_4: 0.2367669939994812 <text:s/>(0.23926259231814875)</text:span></text:p>
      <text:p text:style-name="P3"><text:s text:c="5"/><text:span text:style-name="T1">| &gt; loss_disc_real_5: 0.26562511920928955 <text:s/>(0.22628066299489624)</text:span></text:p>
      <text:p text:style-name="P3"><text:s text:c="5"/><text:span text:style-name="T1">| &gt; loss_0: 2.5708703994750977 <text:s/>(2.5798210429485273)</text:span></text:p>
      <text:p text:style-name="P3"><text:s text:c="5"/><text:span text:style-name="T1">| &gt; grad_norm_0: tensor(17.9494, device='cuda:0') <text:s/>(tensor(22.4479, device='cuda:0'))</text:span></text:p>
      <text:p text:style-name="P3"><text:s text:c="5"/><text:span text:style-name="T1">| &gt; loss_gen: 2.163170099258423 <text:s/>(2.234045703518351)</text:span></text:p>
      <text:p text:style-name="P3"><text:s text:c="5"/><text:span text:style-name="T1">| &gt; loss_kl: 1.8626645803451538 <text:s/>(1.6147225336220021)</text:span></text:p>
      <text:p text:style-name="P3"><text:soft-page-break/><text:s text:c="5"/><text:span text:style-name="T1">| &gt; loss_feat: 6.800428867340088 <text:s/>(6.908155774575203)</text:span></text:p>
      <text:p text:style-name="P3"><text:s text:c="5"/><text:span text:style-name="T1">| &gt; loss_mel: 15.213729858398438 <text:s/>(15.688898805928478)</text:span></text:p>
      <text:p text:style-name="P3"><text:s text:c="5"/><text:span text:style-name="T1">| &gt; loss_duration: 1.4726064205169678 <text:s/>(1.3947479873380033)</text:span></text:p>
      <text:p text:style-name="P3"><text:s text:c="5"/><text:span text:style-name="T1">| &gt; amp_scaler: 128.0 <text:s/>(171.40484429065745)</text:span></text:p>
      <text:p text:style-name="P3"><text:s text:c="5"/><text:span text:style-name="T1">| &gt; loss_1: 27.51259994506836 <text:s/>(27.84057079961968)</text:span></text:p>
      <text:p text:style-name="P3"><text:s text:c="5"/><text:span text:style-name="T1">| &gt; grad_norm_1: tensor(232.4678, device='cuda:0') <text:s/>(tensor(292.7473, device='cuda:0'))</text:span></text:p>
      <text:p text:style-name="P3"><text:s text:c="5"/><text:span text:style-name="T1">| &gt; current_lr_0: 0.00019982506561132978 </text:span></text:p>
      <text:p text:style-name="P3"><text:s text:c="5"/><text:span text:style-name="T1">| &gt; current_lr_1: 0.00019982506561132978 </text:span></text:p>
      <text:p text:style-name="P3"><text:s text:c="5"/><text:span text:style-name="T1">| &gt; step_time: 0.6268 <text:s/>(0.5696647794188923)</text:span></text:p>
      <text:p text:style-name="P3"><text:s text:c="5"/><text:span text:style-name="T1">| &gt; loader_time: 0.0081 <text:s/>(0.006376833239228666)</text:span></text:p>
      <text:p text:style-name="P5"/>
      <text:p text:style-name="P5"/>
      <text:p text:style-name="P1">[1m <text:s text:c="2"/>--&gt; TIME: 2025-05-14 11:29:26 -- STEP: 389/630 -- GLOBAL_STEP: 881800[0m</text:p>
      <text:p text:style-name="P3"><text:s text:c="5"/><text:span text:style-name="T1">| &gt; loss_disc: 2.498274087905884 <text:s/>(2.5838719633980087)</text:span></text:p>
      <text:p text:style-name="P3"><text:s text:c="5"/><text:span text:style-name="T1">| &gt; loss_disc_real_0: 0.19087447226047516 <text:s/>(0.17235524462090673)</text:span></text:p>
      <text:p text:style-name="P3"><text:s text:c="5"/><text:span text:style-name="T1">| &gt; loss_disc_real_1: 0.17539291083812714 <text:s/>(0.21357593555147053)</text:span></text:p>
      <text:p text:style-name="P3"><text:s text:c="5"/><text:span text:style-name="T1">| &gt; loss_disc_real_2: 0.23221319913864136 <text:s/>(0.22785177819220143)</text:span></text:p>
      <text:p text:style-name="P3"><text:s text:c="5"/><text:span text:style-name="T1">| &gt; loss_disc_real_3: 0.19064538180828094 <text:s/>(0.22650164492179312)</text:span></text:p>
      <text:p text:style-name="P3"><text:s text:c="5"/><text:span text:style-name="T1">| &gt; loss_disc_real_4: 0.2544611990451813 <text:s/>(0.23998409444538057)</text:span></text:p>
      <text:p text:style-name="P3"><text:s text:c="5"/><text:span text:style-name="T1">| &gt; loss_disc_real_5: 0.22819945216178894 <text:s/>(0.228628196301068)</text:span></text:p>
      <text:p text:style-name="P3"><text:s text:c="5"/><text:span text:style-name="T1">| &gt; loss_0: 2.498274087905884 <text:s/>(2.5838719633980087)</text:span></text:p>
      <text:p text:style-name="P3"><text:s text:c="5"/><text:span text:style-name="T1">| &gt; grad_norm_0: tensor(7.4655, device='cuda:0') <text:s/>(tensor(20.0601, device='cuda:0'))</text:span></text:p>
      <text:p text:style-name="P3"><text:s text:c="5"/><text:span text:style-name="T1">| &gt; loss_gen: 2.187617778778076 <text:s/>(2.2247744912047027)</text:span></text:p>
      <text:p text:style-name="P3"><text:s text:c="5"/><text:span text:style-name="T1">| &gt; loss_kl: 1.7142047882080078 <text:s/>(1.614018586729976)</text:span></text:p>
      <text:p text:style-name="P3"><text:s text:c="5"/><text:span text:style-name="T1">| &gt; loss_feat: 7.182023048400879 <text:s/>(6.873481138812852)</text:span></text:p>
      <text:p text:style-name="P3"><text:s text:c="5"/><text:span text:style-name="T1">| &gt; loss_mel: 15.792935371398926 <text:s/>(15.679076447278492)</text:span></text:p>
      <text:p text:style-name="P3"><text:s text:c="5"/><text:span text:style-name="T1">| &gt; loss_duration: 1.489730715751648 <text:s/>(1.4120371341705316)</text:span></text:p>
      <text:p text:style-name="P3"><text:s text:c="5"/><text:span text:style-name="T1">| &gt; amp_scaler: 128.0 <text:s/>(160.24678663239075)</text:span></text:p>
      <text:p text:style-name="P3"><text:s text:c="5"/><text:span text:style-name="T1">| &gt; loss_1: 28.366512298583984 <text:s/>(27.80338777674501)</text:span></text:p>
      <text:p text:style-name="P3"><text:s text:c="5"/><text:span text:style-name="T1">| &gt; grad_norm_1: tensor(105.9317, device='cuda:0') <text:s/>(tensor(252.8447, device='cuda:0'))</text:span></text:p>
      <text:p text:style-name="P3"><text:s text:c="5"/><text:span text:style-name="T1">| &gt; current_lr_0: 0.00019982506561132978 </text:span></text:p>
      <text:p text:style-name="P3"><text:s text:c="5"/><text:span text:style-name="T1">| &gt; current_lr_1: 0.00019982506561132978 </text:span></text:p>
      <text:p text:style-name="P3"><text:s text:c="5"/><text:span text:style-name="T1">| &gt; step_time: 0.7177 <text:s/>(0.5967123379744104)</text:span></text:p>
      <text:p text:style-name="P3"><text:s text:c="5"/><text:span text:style-name="T1">| &gt; loader_time: 0.0103 <text:s/>(0.0069191786807729526)</text:span></text:p>
      <text:p text:style-name="P5"/>
      <text:p text:style-name="P5"/>
      <text:p text:style-name="P1">[1m <text:s text:c="2"/>--&gt; TIME: 2025-05-14 11:30:45 -- STEP: 489/630 -- GLOBAL_STEP: 881900[0m</text:p>
      <text:p text:style-name="P3"><text:s text:c="5"/><text:span text:style-name="T1">| &gt; loss_disc: 2.5944533348083496 <text:s/>(2.58572175117602)</text:span></text:p>
      <text:p text:style-name="P3"><text:s text:c="5"/><text:span text:style-name="T1">| &gt; loss_disc_real_0: 0.17763419449329376 <text:s/>(0.17234614793142664)</text:span></text:p>
      <text:p text:style-name="P3"><text:s text:c="5"/><text:span text:style-name="T1">| &gt; loss_disc_real_1: 0.24586424231529236 <text:s/>(0.2141197198099154)</text:span></text:p>
      <text:p text:style-name="P3"><text:s text:c="5"/><text:span text:style-name="T1">| &gt; loss_disc_real_2: 0.3136477768421173 <text:s/>(0.2281530639023381)</text:span></text:p>
      <text:p text:style-name="P3"><text:s text:c="5"/><text:span text:style-name="T1">| &gt; loss_disc_real_3: 0.2615189254283905 <text:s/>(0.22708992129820257)</text:span></text:p>
      <text:p text:style-name="P3"><text:s text:c="5"/><text:span text:style-name="T1">| &gt; loss_disc_real_4: 0.2464628517627716 <text:s/>(0.24008414606375197)</text:span></text:p>
      <text:p text:style-name="P3"><text:s text:c="5"/><text:span text:style-name="T1">| &gt; loss_disc_real_5: 0.23732653260231018 <text:s/>(0.2280328108915766)</text:span></text:p>
      <text:p text:style-name="P3"><text:s text:c="5"/><text:span text:style-name="T1">| &gt; loss_0: 2.5944533348083496 <text:s/>(2.58572175117602)</text:span></text:p>
      <text:p text:style-name="P3"><text:s text:c="5"/><text:span text:style-name="T1">| &gt; grad_norm_0: tensor(13.0404, device='cuda:0') <text:s/>(tensor(20.8884, device='cuda:0'))</text:span></text:p>
      <text:p text:style-name="P3"><text:s text:c="5"/><text:span text:style-name="T1">| &gt; loss_gen: 2.128565788269043 <text:s/>(2.222586360202003)</text:span></text:p>
      <text:p text:style-name="P3"><text:s text:c="5"/><text:span text:style-name="T1">| &gt; loss_kl: 1.4861923456192017 <text:s/>(1.6166194153222078)</text:span></text:p>
      <text:p text:style-name="P3"><text:s text:c="5"/><text:span text:style-name="T1">| &gt; loss_feat: 6.731064319610596 <text:s/>(6.828733087317344)</text:span></text:p>
      <text:p text:style-name="P3"><text:s text:c="5"/><text:span text:style-name="T1">| &gt; loss_mel: 14.806007385253906 <text:s/>(15.650223172271666)</text:span></text:p>
      <text:p text:style-name="P3"><text:s text:c="5"/><text:span text:style-name="T1">| &gt; loss_duration: 1.4556609392166138 <text:s/>(1.41225087008837)</text:span></text:p>
      <text:p text:style-name="P3"><text:s text:c="5"/><text:span text:style-name="T1">| &gt; amp_scaler: 128.0 <text:s/>(153.65235173824135)</text:span></text:p>
      <text:p text:style-name="P3"><text:s text:c="5"/><text:span text:style-name="T1">| &gt; loss_1: 26.60749053955078 <text:s/>(27.7304129064205)</text:span></text:p>
      <text:p text:style-name="P3"><text:s text:c="5"/><text:span text:style-name="T1">| &gt; grad_norm_1: tensor(242.9043, device='cuda:0') <text:s/>(tensor(259.6563, device='cuda:0'))</text:span></text:p>
      <text:p text:style-name="P3"><text:s text:c="5"/><text:span text:style-name="T1">| &gt; current_lr_0: 0.00019982506561132978 </text:span></text:p>
      <text:p text:style-name="P3"><text:s text:c="5"/><text:span text:style-name="T1">| &gt; current_lr_1: 0.00019982506561132978 </text:span></text:p>
      <text:p text:style-name="P3"><text:s text:c="5"/><text:span text:style-name="T1">| &gt; step_time: 0.788 <text:s/>(0.6331557286541394)</text:span></text:p>
      <text:p text:style-name="P3"><text:s text:c="5"/><text:span text:style-name="T1">| &gt; loader_time: 0.0094 <text:s/>(0.007478687660825764)</text:span></text:p>
      <text:p text:style-name="P5"/>
      <text:p text:style-name="P5"><text:soft-page-break/></text:p>
      <text:p text:style-name="P1">[1m <text:s text:c="2"/>--&gt; TIME: 2025-05-14 11:32:14 -- STEP: 589/630 -- GLOBAL_STEP: 882000[0m</text:p>
      <text:p text:style-name="P3"><text:s text:c="5"/><text:span text:style-name="T1">| &gt; loss_disc: 2.5998892784118652 <text:s/>(2.592604128330796)</text:span></text:p>
      <text:p text:style-name="P3"><text:s text:c="5"/><text:span text:style-name="T1">| &gt; loss_disc_real_0: 0.13124489784240723 <text:s/>(0.17249584359912185)</text:span></text:p>
      <text:p text:style-name="P3"><text:s text:c="5"/><text:span text:style-name="T1">| &gt; loss_disc_real_1: 0.27008870244026184 <text:s/>(0.21415085909676268)</text:span></text:p>
      <text:p text:style-name="P3"><text:s text:c="5"/><text:span text:style-name="T1">| &gt; loss_disc_real_2: 0.24801139533519745 <text:s/>(0.22864948956893538)</text:span></text:p>
      <text:p text:style-name="P3"><text:s text:c="5"/><text:span text:style-name="T1">| &gt; loss_disc_real_3: 0.21531856060028076 <text:s/>(0.22785605363712247)</text:span></text:p>
      <text:p text:style-name="P3"><text:s text:c="5"/><text:span text:style-name="T1">| &gt; loss_disc_real_4: 0.264617919921875 <text:s/>(0.24043615597516854)</text:span></text:p>
      <text:p text:style-name="P3"><text:s text:c="5"/><text:span text:style-name="T1">| &gt; loss_disc_real_5: 0.23065412044525146 <text:s/>(0.22953565120191044)</text:span></text:p>
      <text:p text:style-name="P3"><text:s text:c="5"/><text:span text:style-name="T1">| &gt; loss_0: 2.5998892784118652 <text:s/>(2.592604128330796)</text:span></text:p>
      <text:p text:style-name="P3"><text:s text:c="5"/><text:span text:style-name="T1">| &gt; grad_norm_0: tensor(11.9295, device='cuda:0') <text:s/>(tensor(19.9352, device='cuda:0'))</text:span></text:p>
      <text:p text:style-name="P3"><text:s text:c="5"/><text:span text:style-name="T1">| &gt; loss_gen: 2.217015027999878 <text:s/>(2.210777482071637)</text:span></text:p>
      <text:p text:style-name="P3"><text:s text:c="5"/><text:span text:style-name="T1">| &gt; loss_kl: 1.6269490718841553 <text:s/>(1.618880457708102)</text:span></text:p>
      <text:p text:style-name="P3"><text:s text:c="5"/><text:span text:style-name="T1">| &gt; loss_feat: 6.259328842163086 <text:s/>(6.779872400448965)</text:span></text:p>
      <text:p text:style-name="P3"><text:s text:c="5"/><text:span text:style-name="T1">| &gt; loss_mel: 15.654276847839355 <text:s/>(15.656596335976152)</text:span></text:p>
      <text:p text:style-name="P3"><text:s text:c="5"/><text:span text:style-name="T1">| &gt; loss_duration: 1.4820836782455444 <text:s/>(1.4222590320179127)</text:span></text:p>
      <text:p text:style-name="P3"><text:s text:c="5"/><text:span text:style-name="T1">| &gt; amp_scaler: 128.0 <text:s/>(149.29711375212236)</text:span></text:p>
      <text:p text:style-name="P3"><text:s text:c="5"/><text:span text:style-name="T1">| &gt; loss_1: 27.239652633666992 <text:s/>(27.688385722187867)</text:span></text:p>
      <text:p text:style-name="P3"><text:s text:c="5"/><text:span text:style-name="T1">| &gt; grad_norm_1: tensor(71.9185, device='cuda:0') <text:s/>(tensor(243.4369, device='cuda:0'))</text:span></text:p>
      <text:p text:style-name="P3"><text:s text:c="5"/><text:span text:style-name="T1">| &gt; current_lr_0: 0.00019982506561132978 </text:span></text:p>
      <text:p text:style-name="P3"><text:s text:c="5"/><text:span text:style-name="T1">| &gt; current_lr_1: 0.00019982506561132978 </text:span></text:p>
      <text:p text:style-name="P3"><text:s text:c="5"/><text:span text:style-name="T1">| &gt; step_time: 0.9393 <text:s/>(0.674989886923435)</text:span></text:p>
      <text:p text:style-name="P3"><text:s text:c="5"/><text:span text:style-name="T1">| &gt; loader_time: 0.0114 <text:s/>(0.008084371255897303)</text:span></text:p>
      <text:p text:style-name="P5"/>
      <text:p text:style-name="P5"/>
      <text:p text:style-name="P3"><text:s/><text:span text:style-name="T1">&gt; CHECKPOINT : /kaggle/working/vits_4_nov-May-14-2025_10+28AM-0000000/checkpoint_8820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147238572438558 [0m(+0.00013993183771769148)</text:span></text:p>
      <text:p text:style-name="P3"><text:s text:c="5"/><text:span text:style-name="T1">| &gt; avg_loss_disc:[92m 2.5932882626851397 [0m(-0.06954379876454686)</text:span></text:p>
      <text:p text:style-name="P3"><text:s text:c="5"/><text:span text:style-name="T1">| &gt; avg_loss_disc_real_0:[92m 0.17588124920924506 [0m(-0.1661022106806437)</text:span></text:p>
      <text:p text:style-name="P3"><text:s text:c="5"/><text:span text:style-name="T1">| &gt; avg_loss_disc_real_1:[91m 0.20688872039318085 [0m(+0.03387586772441864)</text:span></text:p>
      <text:p text:style-name="P3"><text:s text:c="5"/><text:span text:style-name="T1">| &gt; avg_loss_disc_real_2:[91m 0.2263301114241282 [0m(+0.021161362528800964)</text:span></text:p>
      <text:p text:style-name="P3"><text:s text:c="5"/><text:span text:style-name="T1">| &gt; avg_loss_disc_real_3:[91m 0.2820998951792717 [0m(+0.06714616095026335)</text:span></text:p>
      <text:p text:style-name="P3"><text:s text:c="5"/><text:span text:style-name="T1">| &gt; avg_loss_disc_real_4:[91m 0.25512872139612836 [0m(+0.025737882902224868)</text:span></text:p>
      <text:p text:style-name="P3"><text:s text:c="5"/><text:span text:style-name="T1">| &gt; avg_loss_disc_real_5:[91m 0.2308050865928332 [0m(+0.020467029263575853)</text:span></text:p>
      <text:p text:style-name="P3"><text:s text:c="5"/><text:span text:style-name="T1">| &gt; avg_loss_0:[92m 2.5932882626851397 [0m(-0.06954379876454686)</text:span></text:p>
      <text:p text:style-name="P3"><text:s text:c="5"/><text:span text:style-name="T1">| &gt; avg_loss_gen:[92m 2.1316262086232505 [0m(-0.1112346351146698)</text:span></text:p>
      <text:p text:style-name="P3"><text:s text:c="5"/><text:span text:style-name="T1">| &gt; avg_loss_kl:[92m 1.7384624183177948 [0m(-0.0622353653113048)</text:span></text:p>
      <text:p text:style-name="P3"><text:s text:c="5"/><text:span text:style-name="T1">| &gt; avg_loss_feat:[92m 6.134666224320729 [0m(-0.6346177458763123)</text:span></text:p>
      <text:p text:style-name="P3"><text:s text:c="5"/><text:span text:style-name="T1">| &gt; avg_loss_mel:[91m 15.712168216705322 [0m(+0.06799523035685162)</text:span></text:p>
      <text:p text:style-name="P3"><text:s text:c="5"/><text:span text:style-name="T1">| &gt; avg_loss_duration:[92m 1.5210553606351216 [0m(-0.010825564463933457)</text:span></text:p>
      <text:p text:style-name="P3"><text:s text:c="5"/><text:span text:style-name="T1">| &gt; avg_loss_1:[92m 27.237978140513103 [0m(-0.7509185473124163)</text:span></text:p>
      <text:p text:style-name="P5"/>
      <text:p text:style-name="P5"/>
      <text:p text:style-name="P1">[4m[1m &gt; EPOCH: 8/50[0m</text:p>
      <text:p text:style-name="P3"><text:s/><text:span text:style-name="T1">--&gt; /kaggle/working/vits_4_nov-May-14-2025_10+28AM-0000000</text:span></text:p>
      <text:p text:style-name="P5"/>
      <text:p text:style-name="P1">[1m &gt; TRAINING (2025-05-14 11:33:13) [0m</text:p>
      <text:p text:style-name="P5"/>
      <text:p text:style-name="P1">[1m <text:s text:c="2"/>--&gt; TIME: 2025-05-14 11:33:45 -- STEP: 59/630 -- GLOBAL_STEP: 882100[0m</text:p>
      <text:p text:style-name="P3"><text:s text:c="5"/><text:span text:style-name="T1">| &gt; loss_disc: 2.553854465484619 <text:s/>(2.600319033962185)</text:span></text:p>
      <text:p text:style-name="P3"><text:s text:c="5"/><text:span text:style-name="T1">| &gt; loss_disc_real_0: 0.13410750031471252 <text:s/>(0.16997764032270948)</text:span></text:p>
      <text:p text:style-name="P3"><text:s text:c="5"/><text:span text:style-name="T1">| &gt; loss_disc_real_1: 0.2615089416503906 <text:s/>(0.2134487990100505)</text:span></text:p>
      <text:p text:style-name="P3"><text:s text:c="5"/><text:span text:style-name="T1">| &gt; loss_disc_real_2: 0.20421089231967926 <text:s/>(0.23268611577607817)</text:span></text:p>
      <text:p text:style-name="P3"><text:s text:c="5"/><text:span text:style-name="T1">| &gt; loss_disc_real_3: 0.22861947119235992 <text:s/>(0.229021019602226)</text:span></text:p>
      <text:p text:style-name="P3"><text:s text:c="5"/><text:span text:style-name="T1">| &gt; loss_disc_real_4: 0.23075364530086517 <text:s/>(0.2419852614402771)</text:span></text:p>
      <text:p text:style-name="P3"><text:soft-page-break/><text:s text:c="5"/><text:span text:style-name="T1">| &gt; loss_disc_real_5: 0.21390800178050995 <text:s/>(0.23494297922667812)</text:span></text:p>
      <text:p text:style-name="P3"><text:s text:c="5"/><text:span text:style-name="T1">| &gt; loss_0: 2.553854465484619 <text:s/>(2.600319033962185)</text:span></text:p>
      <text:p text:style-name="P3"><text:s text:c="5"/><text:span text:style-name="T1">| &gt; grad_norm_0: tensor(10.8459, device='cuda:0') <text:s/>(tensor(14.3603, device='cuda:0'))</text:span></text:p>
      <text:p text:style-name="P3"><text:s text:c="5"/><text:span text:style-name="T1">| &gt; loss_gen: 2.0959911346435547 <text:s/>(2.2021249613519442)</text:span></text:p>
      <text:p text:style-name="P3"><text:s text:c="5"/><text:span text:style-name="T1">| &gt; loss_kl: 1.4019174575805664 <text:s/>(1.5463539180109056)</text:span></text:p>
      <text:p text:style-name="P3"><text:s text:c="5"/><text:span text:style-name="T1">| &gt; loss_feat: 6.881077766418457 <text:s/>(6.938709372181004)</text:span></text:p>
      <text:p text:style-name="P3"><text:s text:c="5"/><text:span text:style-name="T1">| &gt; loss_mel: 15.045957565307617 <text:s/>(15.567689588514424)</text:span></text:p>
      <text:p text:style-name="P3"><text:s text:c="5"/><text:span text:style-name="T1">| &gt; loss_duration: 1.4481499195098877 <text:s/>(1.4315803010584944)</text:span></text:p>
      <text:p text:style-name="P3"><text:s text:c="5"/><text:span text:style-name="T1">| &gt; amp_scaler: 128.0 <text:s/>(128.0)</text:span></text:p>
      <text:p text:style-name="P3"><text:s text:c="5"/><text:span text:style-name="T1">| &gt; loss_1: 26.87309455871582 <text:s/>(27.686458135055283)</text:span></text:p>
      <text:p text:style-name="P3"><text:s text:c="5"/><text:span text:style-name="T1">| &gt; grad_norm_1: tensor(81.6805, device='cuda:0') <text:s/>(tensor(130.3252, device='cuda:0'))</text:span></text:p>
      <text:p text:style-name="P3"><text:s text:c="5"/><text:span text:style-name="T1">| &gt; current_lr_0: 0.00019980008747812837 </text:span></text:p>
      <text:p text:style-name="P3"><text:s text:c="5"/><text:span text:style-name="T1">| &gt; current_lr_1: 0.00019980008747812837 </text:span></text:p>
      <text:p text:style-name="P3"><text:s text:c="5"/><text:span text:style-name="T1">| &gt; step_time: 0.5436 <text:s/>(0.5250005398766467)</text:span></text:p>
      <text:p text:style-name="P3"><text:s text:c="5"/><text:span text:style-name="T1">| &gt; loader_time: 0.006 <text:s/>(0.005289461653111346)</text:span></text:p>
      <text:p text:style-name="P5"/>
      <text:p text:style-name="P5"/>
      <text:p text:style-name="P1">[1m <text:s text:c="2"/>--&gt; TIME: 2025-05-14 11:34:42 -- STEP: 159/630 -- GLOBAL_STEP: 882200[0m</text:p>
      <text:p text:style-name="P3"><text:s text:c="5"/><text:span text:style-name="T1">| &gt; loss_disc: 2.682387590408325 <text:s/>(2.595844678159029)</text:span></text:p>
      <text:p text:style-name="P3"><text:s text:c="5"/><text:span text:style-name="T1">| &gt; loss_disc_real_0: 0.07554370164871216 <text:s/>(0.16957944308249462)</text:span></text:p>
      <text:p text:style-name="P3"><text:s text:c="5"/><text:span text:style-name="T1">| &gt; loss_disc_real_1: 0.17175781726837158 <text:s/>(0.21153411278559728)</text:span></text:p>
      <text:p text:style-name="P3"><text:s text:c="5"/><text:span text:style-name="T1">| &gt; loss_disc_real_2: 0.20648454129695892 <text:s/>(0.231117751988225)</text:span></text:p>
      <text:p text:style-name="P3"><text:s text:c="5"/><text:span text:style-name="T1">| &gt; loss_disc_real_3: 0.2697749733924866 <text:s/>(0.23049763266770346)</text:span></text:p>
      <text:p text:style-name="P3"><text:s text:c="5"/><text:span text:style-name="T1">| &gt; loss_disc_real_4: 0.2798961102962494 <text:s/>(0.24198144158852175)</text:span></text:p>
      <text:p text:style-name="P3"><text:s text:c="5"/><text:span text:style-name="T1">| &gt; loss_disc_real_5: 0.2883248031139374 <text:s/>(0.2346709406225936)</text:span></text:p>
      <text:p text:style-name="P3"><text:s text:c="5"/><text:span text:style-name="T1">| &gt; loss_0: 2.682387590408325 <text:s/>(2.595844678159029)</text:span></text:p>
      <text:p text:style-name="P3"><text:s text:c="5"/><text:span text:style-name="T1">| &gt; grad_norm_0: tensor(14.3538, device='cuda:0') <text:s/>(tensor(13.8214, device='cuda:0'))</text:span></text:p>
      <text:p text:style-name="P3"><text:s text:c="5"/><text:span text:style-name="T1">| &gt; loss_gen: 2.091317892074585 <text:s/>(2.1944043298937235)</text:span></text:p>
      <text:p text:style-name="P3"><text:s text:c="5"/><text:span text:style-name="T1">| &gt; loss_kl: 1.6611449718475342 <text:s/>(1.5765326300507074)</text:span></text:p>
      <text:p text:style-name="P3"><text:s text:c="5"/><text:span text:style-name="T1">| &gt; loss_feat: 6.634852409362793 <text:s/>(6.854992446659496)</text:span></text:p>
      <text:p text:style-name="P3"><text:s text:c="5"/><text:span text:style-name="T1">| &gt; loss_mel: 16.111896514892578 <text:s/>(15.539310497307927)</text:span></text:p>
      <text:p text:style-name="P3"><text:s text:c="5"/><text:span text:style-name="T1">| &gt; loss_duration: 1.4773495197296143 <text:s/>(1.3760292784972756)</text:span></text:p>
      <text:p text:style-name="P3"><text:s text:c="5"/><text:span text:style-name="T1">| &gt; amp_scaler: 128.0 <text:s/>(128.0)</text:span></text:p>
      <text:p text:style-name="P3"><text:s text:c="5"/><text:span text:style-name="T1">| &gt; loss_1: 27.9765625 <text:s/>(27.54126921839684)</text:span></text:p>
      <text:p text:style-name="P3"><text:s text:c="5"/><text:span text:style-name="T1">| &gt; grad_norm_1: tensor(117.4267, device='cuda:0') <text:s/>(tensor(158.9918, device='cuda:0'))</text:span></text:p>
      <text:p text:style-name="P3"><text:s text:c="5"/><text:span text:style-name="T1">| &gt; current_lr_0: 0.00019980008747812837 </text:span></text:p>
      <text:p text:style-name="P3"><text:s text:c="5"/><text:span text:style-name="T1">| &gt; current_lr_1: 0.00019980008747812837 </text:span></text:p>
      <text:p text:style-name="P3"><text:s text:c="5"/><text:span text:style-name="T1">| &gt; step_time: 0.5624 <text:s/>(0.5456412768214001)</text:span></text:p>
      <text:p text:style-name="P3"><text:s text:c="5"/><text:span text:style-name="T1">| &gt; loader_time: 0.0064 <text:s/>(0.005800917463482551)</text:span></text:p>
      <text:p text:style-name="P5"/>
      <text:p text:style-name="P5"/>
      <text:p text:style-name="P1">[1m <text:s text:c="2"/>--&gt; TIME: 2025-05-14 11:35:44 -- STEP: 259/630 -- GLOBAL_STEP: 882300[0m</text:p>
      <text:p text:style-name="P3"><text:s text:c="5"/><text:span text:style-name="T1">| &gt; loss_disc: 2.5520081520080566 <text:s/>(2.5912634967376817)</text:span></text:p>
      <text:p text:style-name="P3"><text:s text:c="5"/><text:span text:style-name="T1">| &gt; loss_disc_real_0: 0.12050794064998627 <text:s/>(0.1719521041312273)</text:span></text:p>
      <text:p text:style-name="P3"><text:s text:c="5"/><text:span text:style-name="T1">| &gt; loss_disc_real_1: 0.24954438209533691 <text:s/>(0.21309530424335288)</text:span></text:p>
      <text:p text:style-name="P3"><text:s text:c="5"/><text:span text:style-name="T1">| &gt; loss_disc_real_2: 0.1991199105978012 <text:s/>(0.2302075009433459)</text:span></text:p>
      <text:p text:style-name="P3"><text:s text:c="5"/><text:span text:style-name="T1">| &gt; loss_disc_real_3: 0.22568915784358978 <text:s/>(0.2300990728452859)</text:span></text:p>
      <text:p text:style-name="P3"><text:s text:c="5"/><text:span text:style-name="T1">| &gt; loss_disc_real_4: 0.2223070114850998 <text:s/>(0.24048343720813514)</text:span></text:p>
      <text:p text:style-name="P3"><text:s text:c="5"/><text:span text:style-name="T1">| &gt; loss_disc_real_5: 0.1856682002544403 <text:s/>(0.23005703678462497)</text:span></text:p>
      <text:p text:style-name="P3"><text:s text:c="5"/><text:span text:style-name="T1">| &gt; loss_0: 2.5520081520080566 <text:s/>(2.5912634967376817)</text:span></text:p>
      <text:p text:style-name="P3"><text:s text:c="5"/><text:span text:style-name="T1">| &gt; grad_norm_0: tensor(35.1083, device='cuda:0') <text:s/>(tensor(16.8442, device='cuda:0'))</text:span></text:p>
      <text:p text:style-name="P3"><text:s text:c="5"/><text:span text:style-name="T1">| &gt; loss_gen: 2.229531764984131 <text:s/>(2.2181732378411)</text:span></text:p>
      <text:p text:style-name="P3"><text:s text:c="5"/><text:span text:style-name="T1">| &gt; loss_kl: 1.2978142499923706 <text:s/>(1.5910070674299734)</text:span></text:p>
      <text:p text:style-name="P3"><text:s text:c="5"/><text:span text:style-name="T1">| &gt; loss_feat: 7.340092182159424 <text:s/>(6.851377004822249)</text:span></text:p>
      <text:p text:style-name="P3"><text:s text:c="5"/><text:span text:style-name="T1">| &gt; loss_mel: 15.729005813598633 <text:s/>(15.565570249520674)</text:span></text:p>
      <text:p text:style-name="P3"><text:s text:c="5"/><text:span text:style-name="T1">| &gt; loss_duration: 1.4562560319900513 <text:s/>(1.385999636760549)</text:span></text:p>
      <text:p text:style-name="P3"><text:s text:c="5"/><text:span text:style-name="T1">| &gt; amp_scaler: 128.0 <text:s/>(128.0)</text:span></text:p>
      <text:p text:style-name="P3"><text:s text:c="5"/><text:span text:style-name="T1">| &gt; loss_1: 28.052701950073242 <text:s/>(27.612127274620025)</text:span></text:p>
      <text:p text:style-name="P3"><text:soft-page-break/><text:s text:c="5"/><text:span text:style-name="T1">| &gt; grad_norm_1: tensor(707.5511, device='cuda:0') <text:s/>(tensor(207.0697, device='cuda:0'))</text:span></text:p>
      <text:p text:style-name="P3"><text:s text:c="5"/><text:span text:style-name="T1">| &gt; current_lr_0: 0.00019980008747812837 </text:span></text:p>
      <text:p text:style-name="P3"><text:s text:c="5"/><text:span text:style-name="T1">| &gt; current_lr_1: 0.00019980008747812837 </text:span></text:p>
      <text:p text:style-name="P3"><text:s text:c="5"/><text:span text:style-name="T1">| &gt; step_time: 0.6126 <text:s/>(0.5688847556537641)</text:span></text:p>
      <text:p text:style-name="P3"><text:s text:c="5"/><text:span text:style-name="T1">| &gt; loader_time: 0.0072 <text:s/>(0.006355904244087837)</text:span></text:p>
      <text:p text:style-name="P5"/>
      <text:p text:style-name="P5"/>
      <text:p text:style-name="P1">[1m <text:s text:c="2"/>--&gt; TIME: 2025-05-14 11:36:52 -- STEP: 359/630 -- GLOBAL_STEP: 882400[0m</text:p>
      <text:p text:style-name="P3"><text:s text:c="5"/><text:span text:style-name="T1">| &gt; loss_disc: 2.4516396522521973 <text:s/>(2.5887880484705836)</text:span></text:p>
      <text:p text:style-name="P3"><text:s text:c="5"/><text:span text:style-name="T1">| &gt; loss_disc_real_0: 0.1925220787525177 <text:s/>(0.17234426047808613)</text:span></text:p>
      <text:p text:style-name="P3"><text:s text:c="5"/><text:span text:style-name="T1">| &gt; loss_disc_real_1: 0.17381620407104492 <text:s/>(0.2127200466344615)</text:span></text:p>
      <text:p text:style-name="P3"><text:s text:c="5"/><text:span text:style-name="T1">| &gt; loss_disc_real_2: 0.20925839245319366 <text:s/>(0.2305616962212374)</text:span></text:p>
      <text:p text:style-name="P3"><text:s text:c="5"/><text:span text:style-name="T1">| &gt; loss_disc_real_3: 0.15582314133644104 <text:s/>(0.2291696179128955)</text:span></text:p>
      <text:p text:style-name="P3"><text:s text:c="5"/><text:span text:style-name="T1">| &gt; loss_disc_real_4: 0.22239020466804504 <text:s/>(0.2402184022834374)</text:span></text:p>
      <text:p text:style-name="P3"><text:s text:c="5"/><text:span text:style-name="T1">| &gt; loss_disc_real_5: 0.209773451089859 <text:s/>(0.22843171589719885)</text:span></text:p>
      <text:p text:style-name="P3"><text:s text:c="5"/><text:span text:style-name="T1">| &gt; loss_0: 2.4516396522521973 <text:s/>(2.5887880484705836)</text:span></text:p>
      <text:p text:style-name="P3"><text:s text:c="5"/><text:span text:style-name="T1">| &gt; grad_norm_0: tensor(33.3652, device='cuda:0') <text:s/>(tensor(19.0497, device='cuda:0'))</text:span></text:p>
      <text:p text:style-name="P3"><text:s text:c="5"/><text:span text:style-name="T1">| &gt; loss_gen: 2.1969475746154785 <text:s/>(2.2187098357670827)</text:span></text:p>
      <text:p text:style-name="P3"><text:s text:c="5"/><text:span text:style-name="T1">| &gt; loss_kl: 1.4488811492919922 <text:s/>(1.5929200293958017)</text:span></text:p>
      <text:p text:style-name="P3"><text:s text:c="5"/><text:span text:style-name="T1">| &gt; loss_feat: 7.828907012939453 <text:s/>(6.83108981007653)</text:span></text:p>
      <text:p text:style-name="P3"><text:s text:c="5"/><text:span text:style-name="T1">| &gt; loss_mel: 16.19223403930664 <text:s/>(15.578991313498664)</text:span></text:p>
      <text:p text:style-name="P3"><text:s text:c="5"/><text:span text:style-name="T1">| &gt; loss_duration: 1.4602162837982178 <text:s/>(1.4055843044456326)</text:span></text:p>
      <text:p text:style-name="P3"><text:s text:c="5"/><text:span text:style-name="T1">| &gt; amp_scaler: 128.0 <text:s/>(128.0)</text:span></text:p>
      <text:p text:style-name="P3"><text:s text:c="5"/><text:span text:style-name="T1">| &gt; loss_1: 29.127185821533203 <text:s/>(27.627295310782856)</text:span></text:p>
      <text:p text:style-name="P3"><text:s text:c="5"/><text:span text:style-name="T1">| &gt; grad_norm_1: tensor(299.5578, device='cuda:0') <text:s/>(tensor(233.5294, device='cuda:0'))</text:span></text:p>
      <text:p text:style-name="P3"><text:s text:c="5"/><text:span text:style-name="T1">| &gt; current_lr_0: 0.00019980008747812837 </text:span></text:p>
      <text:p text:style-name="P3"><text:s text:c="5"/><text:span text:style-name="T1">| &gt; current_lr_1: 0.00019980008747812837 </text:span></text:p>
      <text:p text:style-name="P3"><text:s text:c="5"/><text:span text:style-name="T1">| &gt; step_time: 0.6929 <text:s/>(0.5962435820640625)</text:span></text:p>
      <text:p text:style-name="P3"><text:s text:c="5"/><text:span text:style-name="T1">| &gt; loader_time: 0.0086 <text:s/>(0.006880466652447799)</text:span></text:p>
      <text:p text:style-name="P5"/>
      <text:p text:style-name="P5"/>
      <text:p text:style-name="P1">[1m <text:s text:c="2"/>--&gt; TIME: 2025-05-14 11:38:07 -- STEP: 459/630 -- GLOBAL_STEP: 882500[0m</text:p>
      <text:p text:style-name="P3"><text:s text:c="5"/><text:span text:style-name="T1">| &gt; loss_disc: 2.460017681121826 <text:s/>(2.585697766222984)</text:span></text:p>
      <text:p text:style-name="P3"><text:s text:c="5"/><text:span text:style-name="T1">| &gt; loss_disc_real_0: 0.13925151526927948 <text:s/>(0.17188498684588605)</text:span></text:p>
      <text:p text:style-name="P3"><text:s text:c="5"/><text:span text:style-name="T1">| &gt; loss_disc_real_1: 0.22955214977264404 <text:s/>(0.21166130838700625)</text:span></text:p>
      <text:p text:style-name="P3"><text:s text:c="5"/><text:span text:style-name="T1">| &gt; loss_disc_real_2: 0.23086388409137726 <text:s/>(0.2303240862806898)</text:span></text:p>
      <text:p text:style-name="P3"><text:s text:c="5"/><text:span text:style-name="T1">| &gt; loss_disc_real_3: 0.21860839426517487 <text:s/>(0.22999204747167806)</text:span></text:p>
      <text:p text:style-name="P3"><text:s text:c="5"/><text:span text:style-name="T1">| &gt; loss_disc_real_4: 0.20394213497638702 <text:s/>(0.23992367228391642)</text:span></text:p>
      <text:p text:style-name="P3"><text:s text:c="5"/><text:span text:style-name="T1">| &gt; loss_disc_real_5: 0.21734891831874847 <text:s/>(0.22818133838815627)</text:span></text:p>
      <text:p text:style-name="P3"><text:s text:c="5"/><text:span text:style-name="T1">| &gt; loss_0: 2.460017681121826 <text:s/>(2.585697766222984)</text:span></text:p>
      <text:p text:style-name="P3"><text:s text:c="5"/><text:span text:style-name="T1">| &gt; grad_norm_0: tensor(8.4188, device='cuda:0') <text:s/>(tensor(19.6827, device='cuda:0'))</text:span></text:p>
      <text:p text:style-name="P3"><text:s text:c="5"/><text:span text:style-name="T1">| &gt; loss_gen: 2.3496315479278564 <text:s/>(2.2167649843074657)</text:span></text:p>
      <text:p text:style-name="P3"><text:s text:c="5"/><text:span text:style-name="T1">| &gt; loss_kl: 1.6625547409057617 <text:s/>(1.6020997271818271)</text:span></text:p>
      <text:p text:style-name="P3"><text:s text:c="5"/><text:span text:style-name="T1">| &gt; loss_feat: 6.3946852684021 <text:s/>(6.798850295330704)</text:span></text:p>
      <text:p text:style-name="P3"><text:s text:c="5"/><text:span text:style-name="T1">| &gt; loss_mel: 15.487318992614746 <text:s/>(15.559959972605986)</text:span></text:p>
      <text:p text:style-name="P3"><text:s text:c="5"/><text:span text:style-name="T1">| &gt; loss_duration: 1.4200198650360107 <text:s/>(1.406298381830352)</text:span></text:p>
      <text:p text:style-name="P3"><text:s text:c="5"/><text:span text:style-name="T1">| &gt; amp_scaler: 128.0 <text:s/>(128.0)</text:span></text:p>
      <text:p text:style-name="P3"><text:s text:c="5"/><text:span text:style-name="T1">| &gt; loss_1: 27.314210891723633 <text:s/>(27.58397341709511)</text:span></text:p>
      <text:p text:style-name="P3"><text:s text:c="5"/><text:span text:style-name="T1">| &gt; grad_norm_1: tensor(139.9465, device='cuda:0') <text:s/>(tensor(240.6744, device='cuda:0'))</text:span></text:p>
      <text:p text:style-name="P3"><text:s text:c="5"/><text:span text:style-name="T1">| &gt; current_lr_0: 0.00019980008747812837 </text:span></text:p>
      <text:p text:style-name="P3"><text:s text:c="5"/><text:span text:style-name="T1">| &gt; current_lr_1: 0.00019980008747812837 </text:span></text:p>
      <text:p text:style-name="P3"><text:s text:c="5"/><text:span text:style-name="T1">| &gt; step_time: 0.7523 <text:s/>(0.6259674636367099)</text:span></text:p>
      <text:p text:style-name="P3"><text:s text:c="5"/><text:span text:style-name="T1">| &gt; loader_time: 0.0097 <text:s/>(0.007432814517052345)</text:span></text:p>
      <text:p text:style-name="P5"/>
      <text:p text:style-name="P5"/>
      <text:p text:style-name="P3"><text:s/><text:span text:style-name="T1">&gt; CHECKPOINT : /kaggle/working/vits_4_nov-May-14-2025_10+28AM-0000000/checkpoint_882500.pth</text:span></text:p>
      <text:p text:style-name="P5"/>
      <text:p text:style-name="P1">[1m <text:s text:c="2"/>--&gt; TIME: 2025-05-14 11:39:35 -- STEP: 559/630 -- GLOBAL_STEP: 882600[0m</text:p>
      <text:p text:style-name="P3"><text:soft-page-break/><text:s text:c="5"/><text:span text:style-name="T1">| &gt; loss_disc: 2.53824520111084 <text:s/>(2.587077968662241)</text:span></text:p>
      <text:p text:style-name="P3"><text:s text:c="5"/><text:span text:style-name="T1">| &gt; loss_disc_real_0: 0.1090468317270279 <text:s/>(0.17243646223877757)</text:span></text:p>
      <text:p text:style-name="P3"><text:s text:c="5"/><text:span text:style-name="T1">| &gt; loss_disc_real_1: 0.26428335905075073 <text:s/>(0.2116296544191236)</text:span></text:p>
      <text:p text:style-name="P3"><text:s text:c="5"/><text:span text:style-name="T1">| &gt; loss_disc_real_2: 0.22242240607738495 <text:s/>(0.229640159522698)</text:span></text:p>
      <text:p text:style-name="P3"><text:s text:c="5"/><text:span text:style-name="T1">| &gt; loss_disc_real_3: 0.27383697032928467 <text:s/>(0.2299260042861024)</text:span></text:p>
      <text:p text:style-name="P3"><text:s text:c="5"/><text:span text:style-name="T1">| &gt; loss_disc_real_4: 0.2818055748939514 <text:s/>(0.23993386248249915)</text:span></text:p>
      <text:p text:style-name="P3"><text:s text:c="5"/><text:span text:style-name="T1">| &gt; loss_disc_real_5: 0.2508341073989868 <text:s/>(0.23009443616291278)</text:span></text:p>
      <text:p text:style-name="P3"><text:s text:c="5"/><text:span text:style-name="T1">| &gt; loss_0: 2.53824520111084 <text:s/>(2.587077968662241)</text:span></text:p>
      <text:p text:style-name="P3"><text:s text:c="5"/><text:span text:style-name="T1">| &gt; grad_norm_0: tensor(11.5605, device='cuda:0') <text:s/>(tensor(18.5532, device='cuda:0'))</text:span></text:p>
      <text:p text:style-name="P3"><text:s text:c="5"/><text:span text:style-name="T1">| &gt; loss_gen: 2.276912212371826 <text:s/>(2.2125989578277783)</text:span></text:p>
      <text:p text:style-name="P3"><text:s text:c="5"/><text:span text:style-name="T1">| &gt; loss_kl: 1.5991120338439941 <text:s/>(1.6029638504086325)</text:span></text:p>
      <text:p text:style-name="P3"><text:s text:c="5"/><text:span text:style-name="T1">| &gt; loss_feat: 7.482673645019531 <text:s/>(6.762315439623454)</text:span></text:p>
      <text:p text:style-name="P3"><text:s text:c="5"/><text:span text:style-name="T1">| &gt; loss_mel: 15.139538764953613 <text:s/>(15.576502045919728)</text:span></text:p>
      <text:p text:style-name="P3"><text:s text:c="5"/><text:span text:style-name="T1">| &gt; loss_duration: 1.4784051179885864 <text:s/>(1.4166535249976215)</text:span></text:p>
      <text:p text:style-name="P3"><text:s text:c="5"/><text:span text:style-name="T1">| &gt; amp_scaler: 128.0 <text:s/>(128.0)</text:span></text:p>
      <text:p text:style-name="P3"><text:s text:c="5"/><text:span text:style-name="T1">| &gt; loss_1: 27.976642608642578 <text:s/>(27.57103385993535)</text:span></text:p>
      <text:p text:style-name="P3"><text:s text:c="5"/><text:span text:style-name="T1">| &gt; grad_norm_1: tensor(149.0688, device='cuda:0') <text:s/>(tensor(223.2904, device='cuda:0'))</text:span></text:p>
      <text:p text:style-name="P3"><text:s text:c="5"/><text:span text:style-name="T1">| &gt; current_lr_0: 0.00019980008747812837 </text:span></text:p>
      <text:p text:style-name="P3"><text:s text:c="5"/><text:span text:style-name="T1">| &gt; current_lr_1: 0.00019980008747812837 </text:span></text:p>
      <text:p text:style-name="P3"><text:s text:c="5"/><text:span text:style-name="T1">| &gt; step_time: 0.8483 <text:s/>(0.6629174838978829)</text:span></text:p>
      <text:p text:style-name="P3"><text:s text:c="5"/><text:span text:style-name="T1">| &gt; loader_time: 0.011 <text:s/>(0.008001655073626527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37031888961792 [0m(+0.00022308031717936227)</text:span></text:p>
      <text:p text:style-name="P3"><text:s text:c="5"/><text:span text:style-name="T1">| &gt; avg_loss_disc:[91m 2.7363478342692056 [0m(+0.1430595715840659)</text:span></text:p>
      <text:p text:style-name="P3"><text:s text:c="5"/><text:span text:style-name="T1">| &gt; avg_loss_disc_real_0:[92m 0.15558235409359136 [0m(-0.020298895115653692)</text:span></text:p>
      <text:p text:style-name="P3"><text:s text:c="5"/><text:span text:style-name="T1">| &gt; avg_loss_disc_real_1:[91m 0.26525014266371727 [0m(+0.05836142227053642)</text:span></text:p>
      <text:p text:style-name="P3"><text:s text:c="5"/><text:span text:style-name="T1">| &gt; avg_loss_disc_real_2:[91m 0.31807700047890347 [0m(+0.09174688905477527)</text:span></text:p>
      <text:p text:style-name="P3"><text:s text:c="5"/><text:span text:style-name="T1">| &gt; avg_loss_disc_real_3:[92m 0.24156367282072702 [0m(-0.04053622235854468)</text:span></text:p>
      <text:p text:style-name="P3"><text:s text:c="5"/><text:span text:style-name="T1">| &gt; avg_loss_disc_real_4:[92m 0.23980327447255453 [0m(-0.015325446923573821)</text:span></text:p>
      <text:p text:style-name="P3"><text:s text:c="5"/><text:span text:style-name="T1">| &gt; avg_loss_disc_real_5:[91m 0.2609216471513112 [0m(+0.030116560558478028)</text:span></text:p>
      <text:p text:style-name="P3"><text:s text:c="5"/><text:span text:style-name="T1">| &gt; avg_loss_0:[91m 2.7363478342692056 [0m(+0.1430595715840659)</text:span></text:p>
      <text:p text:style-name="P3"><text:s text:c="5"/><text:span text:style-name="T1">| &gt; avg_loss_gen:[92m 2.1286415457725525 [0m(-0.0029846628506979833)</text:span></text:p>
      <text:p text:style-name="P3"><text:s text:c="5"/><text:span text:style-name="T1">| &gt; avg_loss_kl:[92m 1.6381353040536244 [0m(-0.1003271142641704)</text:span></text:p>
      <text:p text:style-name="P3"><text:s text:c="5"/><text:span text:style-name="T1">| &gt; avg_loss_feat:[91m 6.391209880510966 [0m(+0.256543656190237)</text:span></text:p>
      <text:p text:style-name="P3"><text:s text:c="5"/><text:span text:style-name="T1">| &gt; avg_loss_mel:[92m 15.396269162495932 [0m(-0.3158990542093907)</text:span></text:p>
      <text:p text:style-name="P3"><text:s text:c="5"/><text:span text:style-name="T1">| &gt; avg_loss_duration:[91m 1.5247027079264324 [0m(+0.0036473472913107763)</text:span></text:p>
      <text:p text:style-name="P3"><text:s text:c="5"/><text:span text:style-name="T1">| &gt; avg_loss_1:[92m 27.07895835240682 [0m(-0.15901978810628492)</text:span></text:p>
      <text:p text:style-name="P5"/>
      <text:p text:style-name="P5"/>
      <text:p text:style-name="P1">[4m[1m &gt; EPOCH: 9/50[0m</text:p>
      <text:p text:style-name="P3"><text:s/><text:span text:style-name="T1">--&gt; /kaggle/working/vits_4_nov-May-14-2025_10+28AM-0000000</text:span></text:p>
      <text:p text:style-name="P5"/>
      <text:p text:style-name="P1">[1m &gt; TRAINING (2025-05-14 11:40:58) [0m</text:p>
      <text:p text:style-name="P5"/>
      <text:p text:style-name="P1">[1m <text:s text:c="2"/>--&gt; TIME: 2025-05-14 11:41:14 -- STEP: 29/630 -- GLOBAL_STEP: 882700[0m</text:p>
      <text:p text:style-name="P3"><text:s text:c="5"/><text:span text:style-name="T1">| &gt; loss_disc: 2.563443183898926 <text:s/>(2.6061846141157483)</text:span></text:p>
      <text:p text:style-name="P3"><text:s text:c="5"/><text:span text:style-name="T1">| &gt; loss_disc_real_0: 0.18966831266880035 <text:s/>(0.17538325822558892)</text:span></text:p>
      <text:p text:style-name="P3"><text:s text:c="5"/><text:span text:style-name="T1">| &gt; loss_disc_real_1: 0.1876741349697113 <text:s/>(0.21576009896294823)</text:span></text:p>
      <text:p text:style-name="P3"><text:s text:c="5"/><text:span text:style-name="T1">| &gt; loss_disc_real_2: 0.20854692161083221 <text:s/>(0.232468424172237)</text:span></text:p>
      <text:p text:style-name="P3"><text:s text:c="5"/><text:span text:style-name="T1">| &gt; loss_disc_real_3: 0.2574041485786438 <text:s/>(0.23643836327667894)</text:span></text:p>
      <text:p text:style-name="P3"><text:s text:c="5"/><text:span text:style-name="T1">| &gt; loss_disc_real_4: 0.2575233280658722 <text:s/>(0.24282282642249403)</text:span></text:p>
      <text:p text:style-name="P3"><text:s text:c="5"/><text:span text:style-name="T1">| &gt; loss_disc_real_5: 0.2288496345281601 <text:s/>(0.23147336573436342)</text:span></text:p>
      <text:p text:style-name="P3"><text:s text:c="5"/><text:span text:style-name="T1">| &gt; loss_0: 2.563443183898926 <text:s/>(2.6061846141157483)</text:span></text:p>
      <text:p text:style-name="P3"><text:s text:c="5"/><text:span text:style-name="T1">| &gt; grad_norm_0: tensor(7.9772, device='cuda:0') <text:s/>(tensor(26.5852, device='cuda:0'))</text:span></text:p>
      <text:p text:style-name="P3"><text:soft-page-break/><text:s text:c="5"/><text:span text:style-name="T1">| &gt; loss_gen: 2.367332935333252 <text:s/>(2.235730294523567)</text:span></text:p>
      <text:p text:style-name="P3"><text:s text:c="5"/><text:span text:style-name="T1">| &gt; loss_kl: 1.4079865217208862 <text:s/>(1.5710049086603626)</text:span></text:p>
      <text:p text:style-name="P3"><text:s text:c="5"/><text:span text:style-name="T1">| &gt; loss_feat: 6.8308892250061035 <text:s/>(7.00314107434503)</text:span></text:p>
      <text:p text:style-name="P3"><text:s text:c="5"/><text:span text:style-name="T1">| &gt; loss_mel: 15.678466796875 <text:s/>(15.690871468905744)</text:span></text:p>
      <text:p text:style-name="P3"><text:s text:c="5"/><text:span text:style-name="T1">| &gt; loss_duration: 1.4138176441192627 <text:s/>(1.4372085168443878)</text:span></text:p>
      <text:p text:style-name="P3"><text:s text:c="5"/><text:span text:style-name="T1">| &gt; amp_scaler: 128.0 <text:s/>(128.0)</text:span></text:p>
      <text:p text:style-name="P3"><text:s text:c="5"/><text:span text:style-name="T1">| &gt; loss_1: 27.69849395751953 <text:s/>(27.937956316717738)</text:span></text:p>
      <text:p text:style-name="P3"><text:s text:c="5"/><text:span text:style-name="T1">| &gt; grad_norm_1: tensor(140.9540, device='cuda:0') <text:s/>(tensor(370.9848, device='cuda:0'))</text:span></text:p>
      <text:p text:style-name="P3"><text:s text:c="5"/><text:span text:style-name="T1">| &gt; current_lr_0: 0.0001997751124671936 </text:span></text:p>
      <text:p text:style-name="P3"><text:s text:c="5"/><text:span text:style-name="T1">| &gt; current_lr_1: 0.0001997751124671936 </text:span></text:p>
      <text:p text:style-name="P3"><text:s text:c="5"/><text:span text:style-name="T1">| &gt; step_time: 0.5238 <text:s/>(0.5184189040085367)</text:span></text:p>
      <text:p text:style-name="P3"><text:s text:c="5"/><text:span text:style-name="T1">| &gt; loader_time: 0.0057 <text:s/>(0.005228404341072872)</text:span></text:p>
      <text:p text:style-name="P5"/>
      <text:p text:style-name="P5"/>
      <text:p text:style-name="P1">[1m <text:s text:c="2"/>--&gt; TIME: 2025-05-14 11:42:09 -- STEP: 129/630 -- GLOBAL_STEP: 882800[0m</text:p>
      <text:p text:style-name="P3"><text:s text:c="5"/><text:span text:style-name="T1">| &gt; loss_disc: 2.569969415664673 <text:s/>(2.5854126057883566)</text:span></text:p>
      <text:p text:style-name="P3"><text:s text:c="5"/><text:span text:style-name="T1">| &gt; loss_disc_real_0: 0.20051103830337524 <text:s/>(0.17433966355499367)</text:span></text:p>
      <text:p text:style-name="P3"><text:s text:c="5"/><text:span text:style-name="T1">| &gt; loss_disc_real_1: 0.20785725116729736 <text:s/>(0.21148981165516284)</text:span></text:p>
      <text:p text:style-name="P3"><text:s text:c="5"/><text:span text:style-name="T1">| &gt; loss_disc_real_2: 0.17588695883750916 <text:s/>(0.22826679767102234)</text:span></text:p>
      <text:p text:style-name="P3"><text:s text:c="5"/><text:span text:style-name="T1">| &gt; loss_disc_real_3: 0.22887787222862244 <text:s/>(0.2302031674126322)</text:span></text:p>
      <text:p text:style-name="P3"><text:s text:c="5"/><text:span text:style-name="T1">| &gt; loss_disc_real_4: 0.2108207494020462 <text:s/>(0.23918264261049818)</text:span></text:p>
      <text:p text:style-name="P3"><text:s text:c="5"/><text:span text:style-name="T1">| &gt; loss_disc_real_5: 0.25586816668510437 <text:s/>(0.23073692227056783)</text:span></text:p>
      <text:p text:style-name="P3"><text:s text:c="5"/><text:span text:style-name="T1">| &gt; loss_0: 2.569969415664673 <text:s/>(2.5854126057883566)</text:span></text:p>
      <text:p text:style-name="P3"><text:s text:c="5"/><text:span text:style-name="T1">| &gt; grad_norm_0: tensor(12.3960, device='cuda:0') <text:s/>(tensor(22.7179, device='cuda:0'))</text:span></text:p>
      <text:p text:style-name="P3"><text:s text:c="5"/><text:span text:style-name="T1">| &gt; loss_gen: 2.086500883102417 <text:s/>(2.230066511982172)</text:span></text:p>
      <text:p text:style-name="P3"><text:s text:c="5"/><text:span text:style-name="T1">| &gt; loss_kl: 1.7700105905532837 <text:s/>(1.540034105611402)</text:span></text:p>
      <text:p text:style-name="P3"><text:s text:c="5"/><text:span text:style-name="T1">| &gt; loss_feat: 6.384365081787109 <text:s/>(6.984329408453417)</text:span></text:p>
      <text:p text:style-name="P3"><text:s text:c="5"/><text:span text:style-name="T1">| &gt; loss_mel: 15.439699172973633 <text:s/>(15.641834332961444)</text:span></text:p>
      <text:p text:style-name="P3"><text:s text:c="5"/><text:span text:style-name="T1">| &gt; loss_duration: 1.482862949371338 <text:s/>(1.415788564571115)</text:span></text:p>
      <text:p text:style-name="P3"><text:s text:c="5"/><text:span text:style-name="T1">| &gt; amp_scaler: 128.0 <text:s/>(128.0)</text:span></text:p>
      <text:p text:style-name="P3"><text:s text:c="5"/><text:span text:style-name="T1">| &gt; loss_1: 27.163436889648438 <text:s/>(27.812052881994912)</text:span></text:p>
      <text:p text:style-name="P3"><text:s text:c="5"/><text:span text:style-name="T1">| &gt; grad_norm_1: tensor(189.8733, device='cuda:0') <text:s/>(tensor(291.2256, device='cuda:0'))</text:span></text:p>
      <text:p text:style-name="P3"><text:s text:c="5"/><text:span text:style-name="T1">| &gt; current_lr_0: 0.0001997751124671936 </text:span></text:p>
      <text:p text:style-name="P3"><text:s text:c="5"/><text:span text:style-name="T1">| &gt; current_lr_1: 0.0001997751124671936 </text:span></text:p>
      <text:p text:style-name="P3"><text:s text:c="5"/><text:span text:style-name="T1">| &gt; step_time: 0.5449 <text:s/>(0.5360242618146795)</text:span></text:p>
      <text:p text:style-name="P3"><text:s text:c="5"/><text:span text:style-name="T1">| &gt; loader_time: 0.0058 <text:s/>(0.005646635395611901)</text:span></text:p>
      <text:p text:style-name="P5"/>
      <text:p text:style-name="P5"/>
      <text:p text:style-name="P1">[1m <text:s text:c="2"/>--&gt; TIME: 2025-05-14 11:43:10 -- STEP: 229/630 -- GLOBAL_STEP: 882900[0m</text:p>
      <text:p text:style-name="P3"><text:s text:c="5"/><text:span text:style-name="T1">| &gt; loss_disc: 2.6763012409210205 <text:s/>(2.5835751591811524)</text:span></text:p>
      <text:p text:style-name="P3"><text:s text:c="5"/><text:span text:style-name="T1">| &gt; loss_disc_real_0: 0.13961070775985718 <text:s/>(0.17182785757374042)</text:span></text:p>
      <text:p text:style-name="P3"><text:s text:c="5"/><text:span text:style-name="T1">| &gt; loss_disc_real_1: 0.27818626165390015 <text:s/>(0.21214895444926216)</text:span></text:p>
      <text:p text:style-name="P3"><text:s text:c="5"/><text:span text:style-name="T1">| &gt; loss_disc_real_2: 0.2595091462135315 <text:s/>(0.22607532351818668)</text:span></text:p>
      <text:p text:style-name="P3"><text:s text:c="5"/><text:span text:style-name="T1">| &gt; loss_disc_real_3: 0.23428156971931458 <text:s/>(0.22871021711670156)</text:span></text:p>
      <text:p text:style-name="P3"><text:s text:c="5"/><text:span text:style-name="T1">| &gt; loss_disc_real_4: 0.2173181176185608 <text:s/>(0.23951819532563073)</text:span></text:p>
      <text:p text:style-name="P3"><text:s text:c="5"/><text:span text:style-name="T1">| &gt; loss_disc_real_5: 0.1862059086561203 <text:s/>(0.23163908147395437)</text:span></text:p>
      <text:p text:style-name="P3"><text:s text:c="5"/><text:span text:style-name="T1">| &gt; loss_0: 2.6763012409210205 <text:s/>(2.5835751591811524)</text:span></text:p>
      <text:p text:style-name="P3"><text:s text:c="5"/><text:span text:style-name="T1">| &gt; grad_norm_0: tensor(14.2352, device='cuda:0') <text:s/>(tensor(20.0661, device='cuda:0'))</text:span></text:p>
      <text:p text:style-name="P3"><text:s text:c="5"/><text:span text:style-name="T1">| &gt; loss_gen: 2.066584825515747 <text:s/>(2.2239941748989733)</text:span></text:p>
      <text:p text:style-name="P3"><text:s text:c="5"/><text:span text:style-name="T1">| &gt; loss_kl: 1.5523616075515747 <text:s/>(1.5596942693385492)</text:span></text:p>
      <text:p text:style-name="P3"><text:s text:c="5"/><text:span text:style-name="T1">| &gt; loss_feat: 6.714180946350098 <text:s/>(6.963616743879027)</text:span></text:p>
      <text:p text:style-name="P3"><text:s text:c="5"/><text:span text:style-name="T1">| &gt; loss_mel: 16.016599655151367 <text:s/>(15.666510161354031)</text:span></text:p>
      <text:p text:style-name="P3"><text:s text:c="5"/><text:span text:style-name="T1">| &gt; loss_duration: 1.453287124633789 <text:s/>(1.3787434043842637)</text:span></text:p>
      <text:p text:style-name="P3"><text:s text:c="5"/><text:span text:style-name="T1">| &gt; amp_scaler: 128.0 <text:s/>(128.0)</text:span></text:p>
      <text:p text:style-name="P3"><text:s text:c="5"/><text:span text:style-name="T1">| &gt; loss_1: 27.803014755249023 <text:s/>(27.792558670043945)</text:span></text:p>
      <text:p text:style-name="P3"><text:s text:c="5"/><text:span text:style-name="T1">| &gt; grad_norm_1: tensor(261.6899, device='cuda:0') <text:s/>(tensor(275.9023, device='cuda:0'))</text:span></text:p>
      <text:p text:style-name="P3"><text:s text:c="5"/><text:span text:style-name="T1">| &gt; current_lr_0: 0.0001997751124671936 </text:span></text:p>
      <text:p text:style-name="P3"><text:s text:c="5"/><text:span text:style-name="T1">| &gt; current_lr_1: 0.0001997751124671936 </text:span></text:p>
      <text:p text:style-name="P3"><text:s text:c="5"/><text:span text:style-name="T1">| &gt; step_time: 0.6048 <text:s/>(0.560742591666343)</text:span></text:p>
      <text:p text:style-name="P3"><text:soft-page-break/><text:s text:c="5"/><text:span text:style-name="T1">| &gt; loader_time: 0.0077 <text:s/>(0.006174135416355715)</text:span></text:p>
      <text:p text:style-name="P5"/>
      <text:p text:style-name="P5"/>
      <text:p text:style-name="P1">[1m <text:s text:c="2"/>--&gt; TIME: 2025-05-14 11:44:15 -- STEP: 329/630 -- GLOBAL_STEP: 883000[0m</text:p>
      <text:p text:style-name="P3"><text:s text:c="5"/><text:span text:style-name="T1">| &gt; loss_disc: 2.5140204429626465 <text:s/>(2.591126320209909)</text:span></text:p>
      <text:p text:style-name="P3"><text:s text:c="5"/><text:span text:style-name="T1">| &gt; loss_disc_real_0: 0.2082597017288208 <text:s/>(0.17279831495554984)</text:span></text:p>
      <text:p text:style-name="P3"><text:s text:c="5"/><text:span text:style-name="T1">| &gt; loss_disc_real_1: 0.27946433424949646 <text:s/>(0.21308444757410822)</text:span></text:p>
      <text:p text:style-name="P3"><text:s text:c="5"/><text:span text:style-name="T1">| &gt; loss_disc_real_2: 0.23179961740970612 <text:s/>(0.2277792446700273)</text:span></text:p>
      <text:p text:style-name="P3"><text:s text:c="5"/><text:span text:style-name="T1">| &gt; loss_disc_real_3: 0.21520480513572693 <text:s/>(0.22959177454191862)</text:span></text:p>
      <text:p text:style-name="P3"><text:s text:c="5"/><text:span text:style-name="T1">| &gt; loss_disc_real_4: 0.19686315953731537 <text:s/>(0.23929914664533725)</text:span></text:p>
      <text:p text:style-name="P3"><text:s text:c="5"/><text:span text:style-name="T1">| &gt; loss_disc_real_5: 0.2035311907529831 <text:s/>(0.2323732129255689)</text:span></text:p>
      <text:p text:style-name="P3"><text:s text:c="5"/><text:span text:style-name="T1">| &gt; loss_0: 2.5140204429626465 <text:s/>(2.591126320209909)</text:span></text:p>
      <text:p text:style-name="P3"><text:s text:c="5"/><text:span text:style-name="T1">| &gt; grad_norm_0: tensor(35.6672, device='cuda:0') <text:s/>(tensor(19.5515, device='cuda:0'))</text:span></text:p>
      <text:p text:style-name="P3"><text:s text:c="5"/><text:span text:style-name="T1">| &gt; loss_gen: 2.283479690551758 <text:s/>(2.2141661346864545)</text:span></text:p>
      <text:p text:style-name="P3"><text:s text:c="5"/><text:span text:style-name="T1">| &gt; loss_kl: 1.4062812328338623 <text:s/>(1.5729047686858022)</text:span></text:p>
      <text:p text:style-name="P3"><text:s text:c="5"/><text:span text:style-name="T1">| &gt; loss_feat: 6.12084436416626 <text:s/>(6.889201870080548)</text:span></text:p>
      <text:p text:style-name="P3"><text:s text:c="5"/><text:span text:style-name="T1">| &gt; loss_mel: 14.787065505981445 <text:s/>(15.627272771122245)</text:span></text:p>
      <text:p text:style-name="P3"><text:s text:c="5"/><text:span text:style-name="T1">| &gt; loss_duration: 1.480415940284729 <text:s/>(1.404184820079514)</text:span></text:p>
      <text:p text:style-name="P3"><text:s text:c="5"/><text:span text:style-name="T1">| &gt; amp_scaler: 128.0 <text:s/>(128.0)</text:span></text:p>
      <text:p text:style-name="P3"><text:s text:c="5"/><text:span text:style-name="T1">| &gt; loss_1: 26.07808494567871 <text:s/>(27.70773029037522)</text:span></text:p>
      <text:p text:style-name="P3"><text:s text:c="5"/><text:span text:style-name="T1">| &gt; grad_norm_1: tensor(304.1145, device='cuda:0') <text:s/>(tensor(250.5397, device='cuda:0'))</text:span></text:p>
      <text:p text:style-name="P3"><text:s text:c="5"/><text:span text:style-name="T1">| &gt; current_lr_0: 0.0001997751124671936 </text:span></text:p>
      <text:p text:style-name="P3"><text:s text:c="5"/><text:span text:style-name="T1">| &gt; current_lr_1: 0.0001997751124671936 </text:span></text:p>
      <text:p text:style-name="P3"><text:s text:c="5"/><text:span text:style-name="T1">| &gt; step_time: 0.6704 <text:s/>(0.5839318852294181)</text:span></text:p>
      <text:p text:style-name="P3"><text:s text:c="5"/><text:span text:style-name="T1">| &gt; loader_time: 0.0076 <text:s/>(0.006670432250188112)</text:span></text:p>
      <text:p text:style-name="P5"/>
      <text:p text:style-name="P5"/>
      <text:p text:style-name="P3"><text:s/><text:span text:style-name="T1">&gt; CHECKPOINT : /kaggle/working/vits_4_nov-May-14-2025_10+28AM-0000000/checkpoint_883000.pth</text:span></text:p>
      <text:p text:style-name="P5"/>
      <text:p text:style-name="P1">[1m <text:s text:c="2"/>--&gt; TIME: 2025-05-14 11:45:31 -- STEP: 429/630 -- GLOBAL_STEP: 883100[0m</text:p>
      <text:p text:style-name="P3"><text:s text:c="5"/><text:span text:style-name="T1">| &gt; loss_disc: 2.5723767280578613 <text:s/>(2.58635832768776)</text:span></text:p>
      <text:p text:style-name="P3"><text:s text:c="5"/><text:span text:style-name="T1">| &gt; loss_disc_real_0: 0.19266735017299652 <text:s/>(0.1722710507993516)</text:span></text:p>
      <text:p text:style-name="P3"><text:s text:c="5"/><text:span text:style-name="T1">| &gt; loss_disc_real_1: 0.222127765417099 <text:s/>(0.21316066005707898)</text:span></text:p>
      <text:p text:style-name="P3"><text:s text:c="5"/><text:span text:style-name="T1">| &gt; loss_disc_real_2: 0.23131732642650604 <text:s/>(0.2279569030433268)</text:span></text:p>
      <text:p text:style-name="P3"><text:s text:c="5"/><text:span text:style-name="T1">| &gt; loss_disc_real_3: 0.22517482936382294 <text:s/>(0.22902195631485164)</text:span></text:p>
      <text:p text:style-name="P3"><text:s text:c="5"/><text:span text:style-name="T1">| &gt; loss_disc_real_4: 0.23645678162574768 <text:s/>(0.23946066787748627)</text:span></text:p>
      <text:p text:style-name="P3"><text:s text:c="5"/><text:span text:style-name="T1">| &gt; loss_disc_real_5: 0.22149087488651276 <text:s/>(0.23054980547417017)</text:span></text:p>
      <text:p text:style-name="P3"><text:s text:c="5"/><text:span text:style-name="T1">| &gt; loss_0: 2.5723767280578613 <text:s/>(2.58635832768776)</text:span></text:p>
      <text:p text:style-name="P3"><text:s text:c="5"/><text:span text:style-name="T1">| &gt; grad_norm_0: tensor(27.0952, device='cuda:0') <text:s/>(tensor(20.4489, device='cuda:0'))</text:span></text:p>
      <text:p text:style-name="P3"><text:s text:c="5"/><text:span text:style-name="T1">| &gt; loss_gen: 2.3018953800201416 <text:s/>(2.2164768227886187)</text:span></text:p>
      <text:p text:style-name="P3"><text:s text:c="5"/><text:span text:style-name="T1">| &gt; loss_kl: 1.688676118850708 <text:s/>(1.5774592144505963)</text:span></text:p>
      <text:p text:style-name="P3"><text:s text:c="5"/><text:span text:style-name="T1">| &gt; loss_feat: 6.652895450592041 <text:s/>(6.852709296700004)</text:span></text:p>
      <text:p text:style-name="P3"><text:s text:c="5"/><text:span text:style-name="T1">| &gt; loss_mel: 16.681596755981445 <text:s/>(15.617829822993778)</text:span></text:p>
      <text:p text:style-name="P3"><text:s text:c="5"/><text:span text:style-name="T1">| &gt; loss_duration: 1.4515771865844727 <text:s/>(1.4052783487004274)</text:span></text:p>
      <text:p text:style-name="P3"><text:s text:c="5"/><text:span text:style-name="T1">| &gt; amp_scaler: 128.0 <text:s/>(128.0)</text:span></text:p>
      <text:p text:style-name="P3"><text:s text:c="5"/><text:span text:style-name="T1">| &gt; loss_1: 28.776641845703125 <text:s/>(27.66975347256605)</text:span></text:p>
      <text:p text:style-name="P3"><text:s text:c="5"/><text:span text:style-name="T1">| &gt; grad_norm_1: tensor(424.9033, device='cuda:0') <text:s/>(tensor(257.1778, device='cuda:0'))</text:span></text:p>
      <text:p text:style-name="P3"><text:s text:c="5"/><text:span text:style-name="T1">| &gt; current_lr_0: 0.0001997751124671936 </text:span></text:p>
      <text:p text:style-name="P3"><text:s text:c="5"/><text:span text:style-name="T1">| &gt; current_lr_1: 0.0001997751124671936 </text:span></text:p>
      <text:p text:style-name="P3"><text:s text:c="5"/><text:span text:style-name="T1">| &gt; step_time: 0.7511 <text:s/>(0.6144370927121536)</text:span></text:p>
      <text:p text:style-name="P3"><text:s text:c="5"/><text:span text:style-name="T1">| &gt; loader_time: 0.0104 <text:s/>(0.007236507389095277)</text:span></text:p>
      <text:p text:style-name="P5"/>
      <text:p text:style-name="P5"/>
      <text:p text:style-name="P1">[1m <text:s text:c="2"/>--&gt; TIME: 2025-05-14 11:46:51 -- STEP: 529/630 -- GLOBAL_STEP: 883200[0m</text:p>
      <text:p text:style-name="P3"><text:s text:c="5"/><text:span text:style-name="T1">| &gt; loss_disc: 2.6279189586639404 <text:s/>(2.587208228661118)</text:span></text:p>
      <text:p text:style-name="P3"><text:s text:c="5"/><text:span text:style-name="T1">| &gt; loss_disc_real_0: 0.19204801321029663 <text:s/>(0.17267212230141774)</text:span></text:p>
      <text:p text:style-name="P3"><text:s text:c="5"/><text:span text:style-name="T1">| &gt; loss_disc_real_1: 0.23587709665298462 <text:s/>(0.2128828645090525)</text:span></text:p>
      <text:p text:style-name="P3"><text:s text:c="5"/><text:span text:style-name="T1">| &gt; loss_disc_real_2: 0.19614115357398987 <text:s/>(0.22812554352900932)</text:span></text:p>
      <text:p text:style-name="P3"><text:s text:c="5"/><text:span text:style-name="T1">| &gt; loss_disc_real_3: 0.2393680363893509 <text:s/>(0.2294240884609619)</text:span></text:p>
      <text:p text:style-name="P3"><text:soft-page-break/><text:s text:c="5"/><text:span text:style-name="T1">| &gt; loss_disc_real_4: 0.22305932641029358 <text:s/>(0.23924983643516476)</text:span></text:p>
      <text:p text:style-name="P3"><text:s text:c="5"/><text:span text:style-name="T1">| &gt; loss_disc_real_5: 0.23704954981803894 <text:s/>(0.23052567015410824)</text:span></text:p>
      <text:p text:style-name="P3"><text:s text:c="5"/><text:span text:style-name="T1">| &gt; loss_0: 2.6279189586639404 <text:s/>(2.587208228661118)</text:span></text:p>
      <text:p text:style-name="P3"><text:s text:c="5"/><text:span text:style-name="T1">| &gt; grad_norm_0: tensor(9.0028, device='cuda:0') <text:s/>(tensor(20.7988, device='cuda:0'))</text:span></text:p>
      <text:p text:style-name="P3"><text:s text:c="5"/><text:span text:style-name="T1">| &gt; loss_gen: 2.2694780826568604 <text:s/>(2.21693196684291)</text:span></text:p>
      <text:p text:style-name="P3"><text:s text:c="5"/><text:span text:style-name="T1">| &gt; loss_kl: 1.6190674304962158 <text:s/>(1.5788707730900815)</text:span></text:p>
      <text:p text:style-name="P3"><text:s text:c="5"/><text:span text:style-name="T1">| &gt; loss_feat: 6.848050117492676 <text:s/>(6.849933796433735)</text:span></text:p>
      <text:p text:style-name="P3"><text:s text:c="5"/><text:span text:style-name="T1">| &gt; loss_mel: 16.379560470581055 <text:s/>(15.620555037586811)</text:span></text:p>
      <text:p text:style-name="P3"><text:s text:c="5"/><text:span text:style-name="T1">| &gt; loss_duration: 1.4406639337539673 <text:s/>(1.4169058234119234)</text:span></text:p>
      <text:p text:style-name="P3"><text:s text:c="5"/><text:span text:style-name="T1">| &gt; amp_scaler: 128.0 <text:s/>(128.0)</text:span></text:p>
      <text:p text:style-name="P3"><text:s text:c="5"/><text:span text:style-name="T1">| &gt; loss_1: 28.556819915771484 <text:s/>(27.68319737483062)</text:span></text:p>
      <text:p text:style-name="P3"><text:s text:c="5"/><text:span text:style-name="T1">| &gt; grad_norm_1: tensor(330.2668, device='cuda:0') <text:s/>(tensor(260.6106, device='cuda:0'))</text:span></text:p>
      <text:p text:style-name="P3"><text:s text:c="5"/><text:span text:style-name="T1">| &gt; current_lr_0: 0.0001997751124671936 </text:span></text:p>
      <text:p text:style-name="P3"><text:s text:c="5"/><text:span text:style-name="T1">| &gt; current_lr_1: 0.0001997751124671936 </text:span></text:p>
      <text:p text:style-name="P3"><text:s text:c="5"/><text:span text:style-name="T1">| &gt; step_time: 0.8013 <text:s/>(0.6460546442150846)</text:span></text:p>
      <text:p text:style-name="P3"><text:s text:c="5"/><text:span text:style-name="T1">| &gt; loader_time: 0.0103 <text:s/>(0.007766573100099039)</text:span></text:p>
      <text:p text:style-name="P5"/>
      <text:p text:style-name="P5"/>
      <text:p text:style-name="P1">[1m <text:s text:c="2"/>--&gt; TIME: 2025-05-14 11:48:33 -- STEP: 629/630 -- GLOBAL_STEP: 883300[0m</text:p>
      <text:p text:style-name="P3"><text:s text:c="5"/><text:span text:style-name="T1">| &gt; loss_disc: 2.738759756088257 <text:s/>(2.5906382971613517)</text:span></text:p>
      <text:p text:style-name="P3"><text:s text:c="5"/><text:span text:style-name="T1">| &gt; loss_disc_real_0: 0.1015167310833931 <text:s/>(0.17350687335921977)</text:span></text:p>
      <text:p text:style-name="P3"><text:s text:c="5"/><text:span text:style-name="T1">| &gt; loss_disc_real_1: 0.21391308307647705 <text:s/>(0.21311840462381404)</text:span></text:p>
      <text:p text:style-name="P3"><text:s text:c="5"/><text:span text:style-name="T1">| &gt; loss_disc_real_2: 0.24846535921096802 <text:s/>(0.2281235674890691)</text:span></text:p>
      <text:p text:style-name="P3"><text:s text:c="5"/><text:span text:style-name="T1">| &gt; loss_disc_real_3: 0.25047171115875244 <text:s/>(0.2289030490078873)</text:span></text:p>
      <text:p text:style-name="P3"><text:s text:c="5"/><text:span text:style-name="T1">| &gt; loss_disc_real_4: 0.2543833255767822 <text:s/>(0.23917116468775254)</text:span></text:p>
      <text:p text:style-name="P3"><text:s text:c="5"/><text:span text:style-name="T1">| &gt; loss_disc_real_5: 0.26853594183921814 <text:s/>(0.2312880771053994)</text:span></text:p>
      <text:p text:style-name="P3"><text:s text:c="5"/><text:span text:style-name="T1">| &gt; loss_0: 2.738759756088257 <text:s/>(2.5906382971613517)</text:span></text:p>
      <text:p text:style-name="P3"><text:s text:c="5"/><text:span text:style-name="T1">| &gt; grad_norm_0: tensor(10.3421, device='cuda:0') <text:s/>(tensor(19.7826, device='cuda:0'))</text:span></text:p>
      <text:p text:style-name="P3"><text:s text:c="5"/><text:span text:style-name="T1">| &gt; loss_gen: 2.1854214668273926 <text:s/>(2.2078654769873207)</text:span></text:p>
      <text:p text:style-name="P3"><text:s text:c="5"/><text:span text:style-name="T1">| &gt; loss_kl: 1.5624473094940186 <text:s/>(1.5845221874255249)</text:span></text:p>
      <text:p text:style-name="P3"><text:s text:c="5"/><text:span text:style-name="T1">| &gt; loss_feat: 6.473028182983398 <text:s/>(6.807920428641462)</text:span></text:p>
      <text:p text:style-name="P3"><text:s text:c="5"/><text:span text:style-name="T1">| &gt; loss_mel: 16.011436462402344 <text:s/>(15.605492629762296)</text:span></text:p>
      <text:p text:style-name="P3"><text:s text:c="5"/><text:span text:style-name="T1">| &gt; loss_duration: 1.5069324970245361 <text:s/>(1.4261769977396728)</text:span></text:p>
      <text:p text:style-name="P3"><text:s text:c="5"/><text:span text:style-name="T1">| &gt; amp_scaler: 128.0 <text:s/>(128.0)</text:span></text:p>
      <text:p text:style-name="P3"><text:s text:c="5"/><text:span text:style-name="T1">| &gt; loss_1: 27.739267349243164 <text:s/>(27.631977715060138)</text:span></text:p>
      <text:p text:style-name="P3"><text:s text:c="5"/><text:span text:style-name="T1">| &gt; grad_norm_1: tensor(117.1080, device='cuda:0') <text:s/>(tensor(243.1039, device='cuda:0'))</text:span></text:p>
      <text:p text:style-name="P3"><text:s text:c="5"/><text:span text:style-name="T1">| &gt; current_lr_0: 0.0001997751124671936 </text:span></text:p>
      <text:p text:style-name="P3"><text:s text:c="5"/><text:span text:style-name="T1">| &gt; current_lr_1: 0.0001997751124671936 </text:span></text:p>
      <text:p text:style-name="P3"><text:s text:c="5"/><text:span text:style-name="T1">| &gt; step_time: 1.6334 <text:s/>(0.7024156872911564)</text:span></text:p>
      <text:p text:style-name="P3"><text:s text:c="5"/><text:span text:style-name="T1">| &gt; loader_time: 0.0156 <text:s/>(0.008460559602382643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2361687024434405 [0m(-0.00013415018717447946)</text:span></text:p>
      <text:p text:style-name="P3"><text:s text:c="5"/><text:span text:style-name="T1">| &gt; avg_loss_disc:[92m 2.6885334054629006 [0m(-0.04781442880630493)</text:span></text:p>
      <text:p text:style-name="P3"><text:s text:c="5"/><text:span text:style-name="T1">| &gt; avg_loss_disc_real_0:[91m 0.17716650664806366 [0m(+0.021584152554472297)</text:span></text:p>
      <text:p text:style-name="P3"><text:s text:c="5"/><text:span text:style-name="T1">| &gt; avg_loss_disc_real_1:[92m 0.227289367467165 [0m(-0.03796077519655228)</text:span></text:p>
      <text:p text:style-name="P3"><text:s text:c="5"/><text:span text:style-name="T1">| &gt; avg_loss_disc_real_2:[92m 0.22167498618364334 [0m(-0.09640201429526013)</text:span></text:p>
      <text:p text:style-name="P3"><text:s text:c="5"/><text:span text:style-name="T1">| &gt; avg_loss_disc_real_3:[91m 0.2418598048388958 [0m(+0.00029613201816877655)</text:span></text:p>
      <text:p text:style-name="P3"><text:s text:c="5"/><text:span text:style-name="T1">| &gt; avg_loss_disc_real_4:[91m 0.25695061186949414 [0m(+0.017147337396939605)</text:span></text:p>
      <text:p text:style-name="P3"><text:s text:c="5"/><text:span text:style-name="T1">| &gt; avg_loss_disc_real_5:[91m 0.26752542952696484 [0m(+0.006603782375653622)</text:span></text:p>
      <text:p text:style-name="P3"><text:s text:c="5"/><text:span text:style-name="T1">| &gt; avg_loss_0:[92m 2.6885334054629006 [0m(-0.04781442880630493)</text:span></text:p>
      <text:p text:style-name="P3"><text:s text:c="5"/><text:span text:style-name="T1">| &gt; avg_loss_gen:[92m 2.066851844390233 [0m(-0.06178970138231943)</text:span></text:p>
      <text:p text:style-name="P3"><text:soft-page-break/><text:s text:c="5"/><text:span text:style-name="T1">| &gt; avg_loss_kl:[91m 1.824983835220337 [0m(+0.18684853116671252)</text:span></text:p>
      <text:p text:style-name="P3"><text:s text:c="5"/><text:span text:style-name="T1">| &gt; avg_loss_feat:[91m 6.677076776822408 [0m(+0.28586689631144147)</text:span></text:p>
      <text:p text:style-name="P3"><text:s text:c="5"/><text:span text:style-name="T1">| &gt; avg_loss_mel:[91m 15.63687547047933 [0m(+0.24060630798339844)</text:span></text:p>
      <text:p text:style-name="P3"><text:s text:c="5"/><text:span text:style-name="T1">| &gt; avg_loss_duration:[91m 1.527563323577245 [0m(+0.002860615650812637)</text:span></text:p>
      <text:p text:style-name="P3"><text:s text:c="5"/><text:span text:style-name="T1">| &gt; avg_loss_1:[91m 27.733351230621338 [0m(+0.6543928782145194)</text:span></text:p>
      <text:p text:style-name="P5"/>
      <text:p text:style-name="P5"/>
      <text:p text:style-name="P1">[4m[1m &gt; EPOCH: 10/50[0m</text:p>
      <text:p text:style-name="P3"><text:s/><text:span text:style-name="T1">--&gt; /kaggle/working/vits_4_nov-May-14-2025_10+28AM-0000000</text:span></text:p>
      <text:p text:style-name="P5"/>
      <text:p text:style-name="P1">[1m &gt; TRAINING (2025-05-14 11:48:41) [0m</text:p>
      <text:p text:style-name="P5"/>
      <text:p text:style-name="P1">[1m <text:s text:c="2"/>--&gt; TIME: 2025-05-14 11:49:35 -- STEP: 99/630 -- GLOBAL_STEP: 883400[0m</text:p>
      <text:p text:style-name="P3"><text:s text:c="5"/><text:span text:style-name="T1">| &gt; loss_disc: 2.402559518814087 <text:s/>(2.5645662750860665)</text:span></text:p>
      <text:p text:style-name="P3"><text:s text:c="5"/><text:span text:style-name="T1">| &gt; loss_disc_real_0: 0.1192263811826706 <text:s/>(0.1730596799441059)</text:span></text:p>
      <text:p text:style-name="P3"><text:s text:c="5"/><text:span text:style-name="T1">| &gt; loss_disc_real_1: 0.22304171323776245 <text:s/>(0.21280017705878826)</text:span></text:p>
      <text:p text:style-name="P3"><text:s text:c="5"/><text:span text:style-name="T1">| &gt; loss_disc_real_2: 0.21670548617839813 <text:s/>(0.22766985616298638)</text:span></text:p>
      <text:p text:style-name="P3"><text:s text:c="5"/><text:span text:style-name="T1">| &gt; loss_disc_real_3: 0.210807666182518 <text:s/>(0.22960763146178892)</text:span></text:p>
      <text:p text:style-name="P3"><text:s text:c="5"/><text:span text:style-name="T1">| &gt; loss_disc_real_4: 0.2500951290130615 <text:s/>(0.2394342302071928)</text:span></text:p>
      <text:p text:style-name="P3"><text:s text:c="5"/><text:span text:style-name="T1">| &gt; loss_disc_real_5: 0.16140705347061157 <text:s/>(0.21855859360610597)</text:span></text:p>
      <text:p text:style-name="P3"><text:s text:c="5"/><text:span text:style-name="T1">| &gt; loss_0: 2.402559518814087 <text:s/>(2.5645662750860665)</text:span></text:p>
      <text:p text:style-name="P3"><text:s text:c="5"/><text:span text:style-name="T1">| &gt; grad_norm_0: tensor(6.9270, device='cuda:0') <text:s/>(tensor(20.9836, device='cuda:0'))</text:span></text:p>
      <text:p text:style-name="P3"><text:s text:c="5"/><text:span text:style-name="T1">| &gt; loss_gen: 2.243626117706299 <text:s/>(2.249715001896174)</text:span></text:p>
      <text:p text:style-name="P3"><text:s text:c="5"/><text:span text:style-name="T1">| &gt; loss_kl: 1.6120104789733887 <text:s/>(1.547223884649951)</text:span></text:p>
      <text:p text:style-name="P3"><text:s text:c="5"/><text:span text:style-name="T1">| &gt; loss_feat: 7.31284236907959 <text:s/>(6.982223322897246)</text:span></text:p>
      <text:p text:style-name="P3"><text:s text:c="5"/><text:span text:style-name="T1">| &gt; loss_mel: 15.379871368408203 <text:s/>(15.456639925638834)</text:span></text:p>
      <text:p text:style-name="P3"><text:s text:c="5"/><text:span text:style-name="T1">| &gt; loss_duration: 1.4685300588607788 <text:s/>(1.4413464815929682)</text:span></text:p>
      <text:p text:style-name="P3"><text:s text:c="5"/><text:span text:style-name="T1">| &gt; amp_scaler: 128.0 <text:s/>(128.0)</text:span></text:p>
      <text:p text:style-name="P3"><text:s text:c="5"/><text:span text:style-name="T1">| &gt; loss_1: 28.01688003540039 <text:s/>(27.677148857502022)</text:span></text:p>
      <text:p text:style-name="P3"><text:s text:c="5"/><text:span text:style-name="T1">| &gt; grad_norm_1: tensor(233.2499, device='cuda:0') <text:s/>(tensor(273.6893, device='cuda:0'))</text:span></text:p>
      <text:p text:style-name="P3"><text:s text:c="5"/><text:span text:style-name="T1">| &gt; current_lr_0: 0.00019975014057813518 </text:span></text:p>
      <text:p text:style-name="P3"><text:s text:c="5"/><text:span text:style-name="T1">| &gt; current_lr_1: 0.00019975014057813518 </text:span></text:p>
      <text:p text:style-name="P3"><text:s text:c="5"/><text:span text:style-name="T1">| &gt; step_time: 0.5457 <text:s/>(0.5240365302923947)</text:span></text:p>
      <text:p text:style-name="P3"><text:s text:c="5"/><text:span text:style-name="T1">| &gt; loader_time: 0.0064 <text:s/>(0.0054024084649904784)</text:span></text:p>
      <text:p text:style-name="P5"/>
      <text:p text:style-name="P5"/>
      <text:p text:style-name="P1">[1m <text:s text:c="2"/>--&gt; TIME: 2025-05-14 11:50:34 -- STEP: 199/630 -- GLOBAL_STEP: 883500[0m</text:p>
      <text:p text:style-name="P3"><text:s text:c="5"/><text:span text:style-name="T1">| &gt; loss_disc: 2.459517240524292 <text:s/>(2.581563809409214)</text:span></text:p>
      <text:p text:style-name="P3"><text:s text:c="5"/><text:span text:style-name="T1">| &gt; loss_disc_real_0: 0.14198563992977142 <text:s/>(0.17346050916005618)</text:span></text:p>
      <text:p text:style-name="P3"><text:s text:c="5"/><text:span text:style-name="T1">| &gt; loss_disc_real_1: 0.2268611639738083 <text:s/>(0.21096735975550646)</text:span></text:p>
      <text:p text:style-name="P3"><text:s text:c="5"/><text:span text:style-name="T1">| &gt; loss_disc_real_2: 0.16700191795825958 <text:s/>(0.22656618350714294)</text:span></text:p>
      <text:p text:style-name="P3"><text:s text:c="5"/><text:span text:style-name="T1">| &gt; loss_disc_real_3: 0.23609955608844757 <text:s/>(0.22923066568135017)</text:span></text:p>
      <text:p text:style-name="P3"><text:s text:c="5"/><text:span text:style-name="T1">| &gt; loss_disc_real_4: 0.21719688177108765 <text:s/>(0.23847516644839664)</text:span></text:p>
      <text:p text:style-name="P3"><text:s text:c="5"/><text:span text:style-name="T1">| &gt; loss_disc_real_5: 0.2328587919473648 <text:s/>(0.22875858779678393)</text:span></text:p>
      <text:p text:style-name="P3"><text:s text:c="5"/><text:span text:style-name="T1">| &gt; loss_0: 2.459517240524292 <text:s/>(2.581563809409214)</text:span></text:p>
      <text:p text:style-name="P3"><text:s text:c="5"/><text:span text:style-name="T1">| &gt; grad_norm_0: tensor(13.1133, device='cuda:0') <text:s/>(tensor(18.8380, device='cuda:0'))</text:span></text:p>
      <text:p text:style-name="P3"><text:s text:c="5"/><text:span text:style-name="T1">| &gt; loss_gen: 2.2983238697052 <text:s/>(2.2206296501447214)</text:span></text:p>
      <text:p text:style-name="P3"><text:s text:c="5"/><text:span text:style-name="T1">| &gt; loss_kl: 1.7633143663406372 <text:s/>(1.5798233435980633)</text:span></text:p>
      <text:p text:style-name="P3"><text:s text:c="5"/><text:span text:style-name="T1">| &gt; loss_feat: 7.187002658843994 <text:s/>(6.905227701867645)</text:span></text:p>
      <text:p text:style-name="P3"><text:s text:c="5"/><text:span text:style-name="T1">| &gt; loss_mel: 16.08978271484375 <text:s/>(15.497299199128271)</text:span></text:p>
      <text:p text:style-name="P3"><text:s text:c="5"/><text:span text:style-name="T1">| &gt; loss_duration: 1.4402453899383545 <text:s/>(1.3969681161132885)</text:span></text:p>
      <text:p text:style-name="P3"><text:s text:c="5"/><text:span text:style-name="T1">| &gt; amp_scaler: 128.0 <text:s/>(128.0)</text:span></text:p>
      <text:p text:style-name="P3"><text:s text:c="5"/><text:span text:style-name="T1">| &gt; loss_1: 28.778669357299805 <text:s/>(27.59994814503732)</text:span></text:p>
      <text:p text:style-name="P3"><text:s text:c="5"/><text:span text:style-name="T1">| &gt; grad_norm_1: tensor(56.8639, device='cuda:0') <text:s/>(tensor(275.0194, device='cuda:0'))</text:span></text:p>
      <text:p text:style-name="P3"><text:s text:c="5"/><text:span text:style-name="T1">| &gt; current_lr_0: 0.00019975014057813518 </text:span></text:p>
      <text:p text:style-name="P3"><text:s text:c="5"/><text:span text:style-name="T1">| &gt; current_lr_1: 0.00019975014057813518 </text:span></text:p>
      <text:p text:style-name="P3"><text:s text:c="5"/><text:span text:style-name="T1">| &gt; step_time: 0.5911 <text:s/>(0.550374428830554)</text:span></text:p>
      <text:p text:style-name="P3"><text:s text:c="5"/><text:span text:style-name="T1">| &gt; loader_time: 0.0069 <text:s/>(0.005941999617533468)</text:span></text:p>
      <text:p text:style-name="P5"/>
      <text:p text:style-name="P5"/>
      <text:p text:style-name="P3"><text:soft-page-break/><text:s/><text:span text:style-name="T1">&gt; CHECKPOINT : /kaggle/working/vits_4_nov-May-14-2025_10+28AM-0000000/checkpoint_883500.pth</text:span></text:p>
      <text:p text:style-name="P5"/>
      <text:p text:style-name="P1">[1m <text:s text:c="2"/>--&gt; TIME: 2025-05-14 11:51:41 -- STEP: 299/630 -- GLOBAL_STEP: 883600[0m</text:p>
      <text:p text:style-name="P3"><text:s text:c="5"/><text:span text:style-name="T1">| &gt; loss_disc: 2.631441354751587 <text:s/>(2.5876156964828354)</text:span></text:p>
      <text:p text:style-name="P3"><text:s text:c="5"/><text:span text:style-name="T1">| &gt; loss_disc_real_0: 0.21969319880008698 <text:s/>(0.17387715485383043)</text:span></text:p>
      <text:p text:style-name="P3"><text:s text:c="5"/><text:span text:style-name="T1">| &gt; loss_disc_real_1: 0.17371055483818054 <text:s/>(0.21223407243705517)</text:span></text:p>
      <text:p text:style-name="P3"><text:s text:c="5"/><text:span text:style-name="T1">| &gt; loss_disc_real_2: 0.23359239101409912 <text:s/>(0.22692293686212903)</text:span></text:p>
      <text:p text:style-name="P3"><text:s text:c="5"/><text:span text:style-name="T1">| &gt; loss_disc_real_3: 0.28880801796913147 <text:s/>(0.22878294056873258)</text:span></text:p>
      <text:p text:style-name="P3"><text:s text:c="5"/><text:span text:style-name="T1">| &gt; loss_disc_real_4: 0.2904047667980194 <text:s/>(0.2385051168725642)</text:span></text:p>
      <text:p text:style-name="P3"><text:s text:c="5"/><text:span text:style-name="T1">| &gt; loss_disc_real_5: 0.16801497340202332 <text:s/>(0.2303392372551969)</text:span></text:p>
      <text:p text:style-name="P3"><text:s text:c="5"/><text:span text:style-name="T1">| &gt; loss_0: 2.631441354751587 <text:s/>(2.5876156964828354)</text:span></text:p>
      <text:p text:style-name="P3"><text:s text:c="5"/><text:span text:style-name="T1">| &gt; grad_norm_0: tensor(17.3040, device='cuda:0') <text:s/>(tensor(16.9307, device='cuda:0'))</text:span></text:p>
      <text:p text:style-name="P3"><text:s text:c="5"/><text:span text:style-name="T1">| &gt; loss_gen: 2.30556058883667 <text:s/>(2.2037869069887246)</text:span></text:p>
      <text:p text:style-name="P3"><text:s text:c="5"/><text:span text:style-name="T1">| &gt; loss_kl: 1.6958894729614258 <text:s/>(1.5897734787153157)</text:span></text:p>
      <text:p text:style-name="P3"><text:s text:c="5"/><text:span text:style-name="T1">| &gt; loss_feat: 6.86480188369751 <text:s/>(6.843963304092254)</text:span></text:p>
      <text:p text:style-name="P3"><text:s text:c="5"/><text:span text:style-name="T1">| &gt; loss_mel: 15.957942008972168 <text:s/>(15.472382551850284)</text:span></text:p>
      <text:p text:style-name="P3"><text:s text:c="5"/><text:span text:style-name="T1">| &gt; loss_duration: 1.4324266910552979 <text:s/>(1.3990240647242622)</text:span></text:p>
      <text:p text:style-name="P3"><text:s text:c="5"/><text:span text:style-name="T1">| &gt; amp_scaler: 256.0 <text:s/>(166.9565217391305)</text:span></text:p>
      <text:p text:style-name="P3"><text:s text:c="5"/><text:span text:style-name="T1">| &gt; loss_1: 28.256622314453125 <text:s/>(27.50893037215523)</text:span></text:p>
      <text:p text:style-name="P3"><text:s text:c="5"/><text:span text:style-name="T1">| &gt; grad_norm_1: tensor(272.4738, device='cuda:0') <text:s/>(tensor(228.9751, device='cuda:0'))</text:span></text:p>
      <text:p text:style-name="P3"><text:s text:c="5"/><text:span text:style-name="T1">| &gt; current_lr_0: 0.00019975014057813518 </text:span></text:p>
      <text:p text:style-name="P3"><text:s text:c="5"/><text:span text:style-name="T1">| &gt; current_lr_1: 0.00019975014057813518 </text:span></text:p>
      <text:p text:style-name="P3"><text:s text:c="5"/><text:span text:style-name="T1">| &gt; step_time: 0.6368 <text:s/>(0.5765222083764724)</text:span></text:p>
      <text:p text:style-name="P3"><text:s text:c="5"/><text:span text:style-name="T1">| &gt; loader_time: 0.0081 <text:s/>(0.006509759354352152)</text:span></text:p>
      <text:p text:style-name="P5"/>
      <text:p text:style-name="P5"/>
      <text:p text:style-name="P1">[1m <text:s text:c="2"/>--&gt; TIME: 2025-05-14 11:52:51 -- STEP: 399/630 -- GLOBAL_STEP: 883700[0m</text:p>
      <text:p text:style-name="P3"><text:s text:c="5"/><text:span text:style-name="T1">| &gt; loss_disc: 2.72636342048645 <text:s/>(2.585255146026611)</text:span></text:p>
      <text:p text:style-name="P3"><text:s text:c="5"/><text:span text:style-name="T1">| &gt; loss_disc_real_0: 0.28972554206848145 <text:s/>(0.17343270507895558)</text:span></text:p>
      <text:p text:style-name="P3"><text:s text:c="5"/><text:span text:style-name="T1">| &gt; loss_disc_real_1: 0.2089729756116867 <text:s/>(0.21168066783432374)</text:span></text:p>
      <text:p text:style-name="P3"><text:s text:c="5"/><text:span text:style-name="T1">| &gt; loss_disc_real_2: 0.19422300159931183 <text:s/>(0.22756956812731902)</text:span></text:p>
      <text:p text:style-name="P3"><text:s text:c="5"/><text:span text:style-name="T1">| &gt; loss_disc_real_3: 0.18524032831192017 <text:s/>(0.22879229441173093)</text:span></text:p>
      <text:p text:style-name="P3"><text:s text:c="5"/><text:span text:style-name="T1">| &gt; loss_disc_real_4: 0.22998526692390442 <text:s/>(0.23901293958936418)</text:span></text:p>
      <text:p text:style-name="P3"><text:s text:c="5"/><text:span text:style-name="T1">| &gt; loss_disc_real_5: 0.21651652455329895 <text:s/>(0.2294204461208561)</text:span></text:p>
      <text:p text:style-name="P3"><text:s text:c="5"/><text:span text:style-name="T1">| &gt; loss_0: 2.72636342048645 <text:s/>(2.585255146026611)</text:span></text:p>
      <text:p text:style-name="P3"><text:s text:c="5"/><text:span text:style-name="T1">| &gt; grad_norm_0: tensor(10.7325, device='cuda:0') <text:s/>(tensor(18.8269, device='cuda:0'))</text:span></text:p>
      <text:p text:style-name="P3"><text:s text:c="5"/><text:span text:style-name="T1">| &gt; loss_gen: 1.8914556503295898 <text:s/>(2.2143673663748835)</text:span></text:p>
      <text:p text:style-name="P3"><text:s text:c="5"/><text:span text:style-name="T1">| &gt; loss_kl: 1.3622523546218872 <text:s/>(1.5990337100542877)</text:span></text:p>
      <text:p text:style-name="P3"><text:s text:c="5"/><text:span text:style-name="T1">| &gt; loss_feat: 6.261260509490967 <text:s/>(6.873181155450959)</text:span></text:p>
      <text:p text:style-name="P3"><text:s text:c="5"/><text:span text:style-name="T1">| &gt; loss_mel: 15.704572677612305 <text:s/>(15.52476387693171)</text:span></text:p>
      <text:p text:style-name="P3"><text:s text:c="5"/><text:span text:style-name="T1">| &gt; loss_duration: 1.4423136711120605 <text:s/>(1.4005243891761414)</text:span></text:p>
      <text:p text:style-name="P3"><text:s text:c="5"/><text:span text:style-name="T1">| &gt; amp_scaler: 256.0 <text:s/>(189.27318295739354)</text:span></text:p>
      <text:p text:style-name="P3"><text:s text:c="5"/><text:span text:style-name="T1">| &gt; loss_1: 26.661853790283203 <text:s/>(27.611870548181365)</text:span></text:p>
      <text:p text:style-name="P3"><text:s text:c="5"/><text:span text:style-name="T1">| &gt; grad_norm_1: tensor(315.1255, device='cuda:0') <text:s/>(tensor(253.6616, device='cuda:0'))</text:span></text:p>
      <text:p text:style-name="P3"><text:s text:c="5"/><text:span text:style-name="T1">| &gt; current_lr_0: 0.00019975014057813518 </text:span></text:p>
      <text:p text:style-name="P3"><text:s text:c="5"/><text:span text:style-name="T1">| &gt; current_lr_1: 0.00019975014057813518 </text:span></text:p>
      <text:p text:style-name="P3"><text:s text:c="5"/><text:span text:style-name="T1">| &gt; step_time: 0.7167 <text:s/>(0.6029710572465015)</text:span></text:p>
      <text:p text:style-name="P3"><text:s text:c="5"/><text:span text:style-name="T1">| &gt; loader_time: 0.0086 <text:s/>(0.007024334785633518)</text:span></text:p>
      <text:p text:style-name="P5"/>
      <text:p text:style-name="P5"/>
      <text:p text:style-name="P1">[1m <text:s text:c="2"/>--&gt; TIME: 2025-05-14 11:54:08 -- STEP: 499/630 -- GLOBAL_STEP: 883800[0m</text:p>
      <text:p text:style-name="P3"><text:s text:c="5"/><text:span text:style-name="T1">| &gt; loss_disc: 2.61417555809021 <text:s/>(2.582651842572168)</text:span></text:p>
      <text:p text:style-name="P3"><text:s text:c="5"/><text:span text:style-name="T1">| &gt; loss_disc_real_0: 0.1032891795039177 <text:s/>(0.17341528228206005)</text:span></text:p>
      <text:p text:style-name="P3"><text:s text:c="5"/><text:span text:style-name="T1">| &gt; loss_disc_real_1: 0.17175567150115967 <text:s/>(0.21132088828839377)</text:span></text:p>
      <text:p text:style-name="P3"><text:s text:c="5"/><text:span text:style-name="T1">| &gt; loss_disc_real_2: 0.1738840490579605 <text:s/>(0.22733980151479374)</text:span></text:p>
      <text:p text:style-name="P3"><text:s text:c="5"/><text:span text:style-name="T1">| &gt; loss_disc_real_3: 0.27104049921035767 <text:s/>(0.2289854468467957)</text:span></text:p>
      <text:p text:style-name="P3"><text:s text:c="5"/><text:span text:style-name="T1">| &gt; loss_disc_real_4: 0.2436918020248413 <text:s/>(0.23929718187552892)</text:span></text:p>
      <text:p text:style-name="P3"><text:s text:c="5"/><text:span text:style-name="T1">| &gt; loss_disc_real_5: 0.17385122179985046 <text:s/>(0.2281823643373105)</text:span></text:p>
      <text:p text:style-name="P3"><text:s text:c="5"/><text:span text:style-name="T1">| &gt; loss_0: 2.61417555809021 <text:s/>(2.582651842572168)</text:span></text:p>
      <text:p text:style-name="P3"><text:soft-page-break/><text:s text:c="5"/><text:span text:style-name="T1">| &gt; grad_norm_0: tensor(26.7197, device='cuda:0') <text:s/>(tensor(19.8994, device='cuda:0'))</text:span></text:p>
      <text:p text:style-name="P3"><text:s text:c="5"/><text:span text:style-name="T1">| &gt; loss_gen: 2.1473636627197266 <text:s/>(2.2202366320546987)</text:span></text:p>
      <text:p text:style-name="P3"><text:s text:c="5"/><text:span text:style-name="T1">| &gt; loss_kl: 1.7159128189086914 <text:s/>(1.5947489688296117)</text:span></text:p>
      <text:p text:style-name="P3"><text:s text:c="5"/><text:span text:style-name="T1">| &gt; loss_feat: 6.567203521728516 <text:s/>(6.865843732753593)</text:span></text:p>
      <text:p text:style-name="P3"><text:s text:c="5"/><text:span text:style-name="T1">| &gt; loss_mel: 15.784765243530273 <text:s/>(15.529598006743468)</text:span></text:p>
      <text:p text:style-name="P3"><text:s text:c="5"/><text:span text:style-name="T1">| &gt; loss_duration: 1.5048470497131348 <text:s/>(1.4139640221375978)</text:span></text:p>
      <text:p text:style-name="P3"><text:s text:c="5"/><text:span text:style-name="T1">| &gt; amp_scaler: 256.0 <text:s/>(202.64529058116239)</text:span></text:p>
      <text:p text:style-name="P3"><text:s text:c="5"/><text:span text:style-name="T1">| &gt; loss_1: 27.7200927734375 <text:s/>(27.624391418181823)</text:span></text:p>
      <text:p text:style-name="P3"><text:s text:c="5"/><text:span text:style-name="T1">| &gt; grad_norm_1: tensor(66.7834, device='cuda:0') <text:s/>(tensor(265.6888, device='cuda:0'))</text:span></text:p>
      <text:p text:style-name="P3"><text:s text:c="5"/><text:span text:style-name="T1">| &gt; current_lr_0: 0.00019975014057813518 </text:span></text:p>
      <text:p text:style-name="P3"><text:s text:c="5"/><text:span text:style-name="T1">| &gt; current_lr_1: 0.00019975014057813518 </text:span></text:p>
      <text:p text:style-name="P3"><text:s text:c="5"/><text:span text:style-name="T1">| &gt; step_time: 0.8108 <text:s/>(0.6331633312668729)</text:span></text:p>
      <text:p text:style-name="P3"><text:s text:c="5"/><text:span text:style-name="T1">| &gt; loader_time: 0.0113 <text:s/>(0.007542318237090636)</text:span></text:p>
      <text:p text:style-name="P5"/>
      <text:p text:style-name="P5"/>
      <text:p text:style-name="P1">[1m <text:s text:c="2"/>--&gt; TIME: 2025-05-14 11:55:39 -- STEP: 599/630 -- GLOBAL_STEP: 883900[0m</text:p>
      <text:p text:style-name="P3"><text:s text:c="5"/><text:span text:style-name="T1">| &gt; loss_disc: 2.662499189376831 <text:s/>(2.585578936368276)</text:span></text:p>
      <text:p text:style-name="P3"><text:s text:c="5"/><text:span text:style-name="T1">| &gt; loss_disc_real_0: 0.20336422324180603 <text:s/>(0.17345761450533076)</text:span></text:p>
      <text:p text:style-name="P3"><text:s text:c="5"/><text:span text:style-name="T1">| &gt; loss_disc_real_1: 0.2275066077709198 <text:s/>(0.2123175692155284)</text:span></text:p>
      <text:p text:style-name="P3"><text:s text:c="5"/><text:span text:style-name="T1">| &gt; loss_disc_real_2: 0.20345532894134521 <text:s/>(0.22788666300662172)</text:span></text:p>
      <text:p text:style-name="P3"><text:s text:c="5"/><text:span text:style-name="T1">| &gt; loss_disc_real_3: 0.23687027394771576 <text:s/>(0.22946046198250256)</text:span></text:p>
      <text:p text:style-name="P3"><text:s text:c="5"/><text:span text:style-name="T1">| &gt; loss_disc_real_4: 0.23243500292301178 <text:s/>(0.23952774046756986)</text:span></text:p>
      <text:p text:style-name="P3"><text:s text:c="5"/><text:span text:style-name="T1">| &gt; loss_disc_real_5: 0.26020124554634094 <text:s/>(0.22893084131666336)</text:span></text:p>
      <text:p text:style-name="P3"><text:s text:c="5"/><text:span text:style-name="T1">| &gt; loss_0: 2.662499189376831 <text:s/>(2.585578936368276)</text:span></text:p>
      <text:p text:style-name="P3"><text:s text:c="5"/><text:span text:style-name="T1">| &gt; grad_norm_0: tensor(10.3379, device='cuda:0') <text:s/>(tensor(20.0154, device='cuda:0'))</text:span></text:p>
      <text:p text:style-name="P3"><text:s text:c="5"/><text:span text:style-name="T1">| &gt; loss_gen: 2.1345369815826416 <text:s/>(2.2193235523115615)</text:span></text:p>
      <text:p text:style-name="P3"><text:s text:c="5"/><text:span text:style-name="T1">| &gt; loss_kl: 1.6114603281021118 <text:s/>(1.5957697604056786)</text:span></text:p>
      <text:p text:style-name="P3"><text:s text:c="5"/><text:span text:style-name="T1">| &gt; loss_feat: 6.492807388305664 <text:s/>(6.855512054615307)</text:span></text:p>
      <text:p text:style-name="P3"><text:s text:c="5"/><text:span text:style-name="T1">| &gt; loss_mel: 15.914438247680664 <text:s/>(15.530793428819049)</text:span></text:p>
      <text:p text:style-name="P3"><text:s text:c="5"/><text:span text:style-name="T1">| &gt; loss_duration: 1.4909552335739136 <text:s/>(1.4236902428389784)</text:span></text:p>
      <text:p text:style-name="P3"><text:s text:c="5"/><text:span text:style-name="T1">| &gt; amp_scaler: 256.0 <text:s/>(211.5525876460769)</text:span></text:p>
      <text:p text:style-name="P3"><text:s text:c="5"/><text:span text:style-name="T1">| &gt; loss_1: 27.64419937133789 <text:s/>(27.625089075410106)</text:span></text:p>
      <text:p text:style-name="P3"><text:s text:c="5"/><text:span text:style-name="T1">| &gt; grad_norm_1: tensor(240.1212, device='cuda:0') <text:s/>(tensor(264.8867, device='cuda:0'))</text:span></text:p>
      <text:p text:style-name="P3"><text:s text:c="5"/><text:span text:style-name="T1">| &gt; current_lr_0: 0.00019975014057813518 </text:span></text:p>
      <text:p text:style-name="P3"><text:s text:c="5"/><text:span text:style-name="T1">| &gt; current_lr_1: 0.00019975014057813518 </text:span></text:p>
      <text:p text:style-name="P3"><text:s text:c="5"/><text:span text:style-name="T1">| &gt; step_time: 0.975 <text:s/>(0.6770913489473877)</text:span></text:p>
      <text:p text:style-name="P3"><text:s text:c="5"/><text:span text:style-name="T1">| &gt; loader_time: 0.0136 <text:s/>(0.008179953579910615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942953586578369 [0m(-0.0002932151158650713)</text:span></text:p>
      <text:p text:style-name="P3"><text:s text:c="5"/><text:span text:style-name="T1">| &gt; avg_loss_disc:[92m 2.6834535201390586 [0m(-0.0050798853238420705)</text:span></text:p>
      <text:p text:style-name="P3"><text:s text:c="5"/><text:span text:style-name="T1">| &gt; avg_loss_disc_real_0:[92m 0.17610391477743784 [0m(-0.001062591870625823)</text:span></text:p>
      <text:p text:style-name="P3"><text:s text:c="5"/><text:span text:style-name="T1">| &gt; avg_loss_disc_real_1:[91m 0.2804714081188043 [0m(+0.053182040651639284)</text:span></text:p>
      <text:p text:style-name="P3"><text:s text:c="5"/><text:span text:style-name="T1">| &gt; avg_loss_disc_real_2:[91m 0.24566576878229776 [0m(+0.02399078259865442)</text:span></text:p>
      <text:p text:style-name="P3"><text:s text:c="5"/><text:span text:style-name="T1">| &gt; avg_loss_disc_real_3:[92m 0.238702525695165 [0m(-0.00315727914373079)</text:span></text:p>
      <text:p text:style-name="P3"><text:s text:c="5"/><text:span text:style-name="T1">| &gt; avg_loss_disc_real_4:[92m 0.24666460355122885 [0m(-0.010286008318265288)</text:span></text:p>
      <text:p text:style-name="P3"><text:s text:c="5"/><text:span text:style-name="T1">| &gt; avg_loss_disc_real_5:[92m 0.2190790002544721 [0m(-0.048446429272492736)</text:span></text:p>
      <text:p text:style-name="P3"><text:s text:c="5"/><text:span text:style-name="T1">| &gt; avg_loss_0:[92m 2.6834535201390586 [0m(-0.0050798853238420705)</text:span></text:p>
      <text:p text:style-name="P3"><text:s text:c="5"/><text:span text:style-name="T1">| &gt; avg_loss_gen:[91m 2.1230838100115457 [0m(+0.05623196562131261)</text:span></text:p>
      <text:p text:style-name="P3"><text:s text:c="5"/><text:span text:style-name="T1">| &gt; avg_loss_kl:[92m 1.7536093890666962 [0m(-0.07137444615364075)</text:span></text:p>
      <text:p text:style-name="P3"><text:s text:c="5"/><text:span text:style-name="T1">| &gt; avg_loss_feat:[92m 6.364585955937703 [0m(-0.3124908208847046)</text:span></text:p>
      <text:p text:style-name="P3"><text:s text:c="5"/><text:span text:style-name="T1">| &gt; avg_loss_mel:[91m 15.788508097330729 [0m(+0.15163262685139856)</text:span></text:p>
      <text:p text:style-name="P3"><text:s text:c="5"/><text:span text:style-name="T1">| &gt; avg_loss_duration:[91m 1.5375177562236786 [0m(+0.009954432646433586)</text:span></text:p>
      <text:p text:style-name="P3"><text:s text:c="5"/><text:span text:style-name="T1">| &gt; avg_loss_1:[92m 27.56730540593465 [0m(-0.16604582468668738)</text:span></text:p>
      <text:p text:style-name="P5"><text:soft-page-break/></text:p>
      <text:p text:style-name="P5"/>
      <text:p text:style-name="P1">[4m[1m &gt; EPOCH: 11/50[0m</text:p>
      <text:p text:style-name="P3"><text:s/><text:span text:style-name="T1">--&gt; /kaggle/working/vits_4_nov-May-14-2025_10+28AM-0000000</text:span></text:p>
      <text:p text:style-name="P5"/>
      <text:p text:style-name="P1">[1m &gt; TRAINING (2025-05-14 11:56:24) [0m</text:p>
      <text:p text:style-name="P5"/>
      <text:p text:style-name="P1">[1m <text:s text:c="2"/>--&gt; TIME: 2025-05-14 11:57:03 -- STEP: 69/630 -- GLOBAL_STEP: 884000[0m</text:p>
      <text:p text:style-name="P3"><text:s text:c="5"/><text:span text:style-name="T1">| &gt; loss_disc: 2.678880453109741 <text:s/>(2.616738205370696)</text:span></text:p>
      <text:p text:style-name="P3"><text:s text:c="5"/><text:span text:style-name="T1">| &gt; loss_disc_real_0: 0.18669801950454712 <text:s/>(0.17202409993911136)</text:span></text:p>
      <text:p text:style-name="P3"><text:s text:c="5"/><text:span text:style-name="T1">| &gt; loss_disc_real_1: 0.22140488028526306 <text:s/>(0.21793784071569858)</text:span></text:p>
      <text:p text:style-name="P3"><text:s text:c="5"/><text:span text:style-name="T1">| &gt; loss_disc_real_2: 0.22421804070472717 <text:s/>(0.22859460137028625)</text:span></text:p>
      <text:p text:style-name="P3"><text:s text:c="5"/><text:span text:style-name="T1">| &gt; loss_disc_real_3: 0.21206186711788177 <text:s/>(0.2297762360261834)</text:span></text:p>
      <text:p text:style-name="P3"><text:s text:c="5"/><text:span text:style-name="T1">| &gt; loss_disc_real_4: 0.23161719739437103 <text:s/>(0.24290299026862436)</text:span></text:p>
      <text:p text:style-name="P3"><text:s text:c="5"/><text:span text:style-name="T1">| &gt; loss_disc_real_5: 0.2520788311958313 <text:s/>(0.23833643202332483)</text:span></text:p>
      <text:p text:style-name="P3"><text:s text:c="5"/><text:span text:style-name="T1">| &gt; loss_0: 2.678880453109741 <text:s/>(2.616738205370696)</text:span></text:p>
      <text:p text:style-name="P3"><text:s text:c="5"/><text:span text:style-name="T1">| &gt; grad_norm_0: tensor(9.4600, device='cuda:0') <text:s/>(tensor(16.7413, device='cuda:0'))</text:span></text:p>
      <text:p text:style-name="P3"><text:s text:c="5"/><text:span text:style-name="T1">| &gt; loss_gen: 2.1153578758239746 <text:s/>(2.1873715442159893)</text:span></text:p>
      <text:p text:style-name="P3"><text:s text:c="5"/><text:span text:style-name="T1">| &gt; loss_kl: 1.6255253553390503 <text:s/>(1.5667917728424072)</text:span></text:p>
      <text:p text:style-name="P3"><text:s text:c="5"/><text:span text:style-name="T1">| &gt; loss_feat: 6.258321762084961 <text:s/>(6.891404614932295)</text:span></text:p>
      <text:p text:style-name="P3"><text:s text:c="5"/><text:span text:style-name="T1">| &gt; loss_mel: 15.898225784301758 <text:s/>(15.542951597683672)</text:span></text:p>
      <text:p text:style-name="P3"><text:s text:c="5"/><text:span text:style-name="T1">| &gt; loss_duration: 1.4326725006103516 <text:s/>(1.4377189425454622)</text:span></text:p>
      <text:p text:style-name="P3"><text:s text:c="5"/><text:span text:style-name="T1">| &gt; amp_scaler: 256.0 <text:s/>(256.0)</text:span></text:p>
      <text:p text:style-name="P3"><text:s text:c="5"/><text:span text:style-name="T1">| &gt; loss_1: 27.33010482788086 <text:s/>(27.6262383668319)</text:span></text:p>
      <text:p text:style-name="P3"><text:s text:c="5"/><text:span text:style-name="T1">| &gt; grad_norm_1: tensor(99.4749, device='cuda:0') <text:s/>(tensor(175.6596, device='cuda:0'))</text:span></text:p>
      <text:p text:style-name="P3"><text:s text:c="5"/><text:span text:style-name="T1">| &gt; current_lr_0: 0.00019972517181056292 </text:span></text:p>
      <text:p text:style-name="P3"><text:s text:c="5"/><text:span text:style-name="T1">| &gt; current_lr_1: 0.00019972517181056292 </text:span></text:p>
      <text:p text:style-name="P3"><text:s text:c="5"/><text:span text:style-name="T1">| &gt; step_time: 0.5232 <text:s/>(0.5349938282068225)</text:span></text:p>
      <text:p text:style-name="P3"><text:s text:c="5"/><text:span text:style-name="T1">| &gt; loader_time: 0.0052 <text:s/>(0.005171996959741565)</text:span></text:p>
      <text:p text:style-name="P5"/>
      <text:p text:style-name="P5"/>
      <text:p text:style-name="P3"><text:s/><text:span text:style-name="T1">&gt; CHECKPOINT : /kaggle/working/vits_4_nov-May-14-2025_10+28AM-0000000/checkpoint_884000.pth</text:span></text:p>
      <text:p text:style-name="P5"/>
      <text:p text:style-name="P1">[1m <text:s text:c="2"/>--&gt; TIME: 2025-05-14 11:58:02 -- STEP: 169/630 -- GLOBAL_STEP: 884100[0m</text:p>
      <text:p text:style-name="P3"><text:s text:c="5"/><text:span text:style-name="T1">| &gt; loss_disc: 2.5358691215515137 <text:s/>(2.5927432951842544)</text:span></text:p>
      <text:p text:style-name="P3"><text:s text:c="5"/><text:span text:style-name="T1">| &gt; loss_disc_real_0: 0.10022391378879547 <text:s/>(0.16976661129287018)</text:span></text:p>
      <text:p text:style-name="P3"><text:s text:c="5"/><text:span text:style-name="T1">| &gt; loss_disc_real_1: 0.23908327519893646 <text:s/>(0.2158630939983052)</text:span></text:p>
      <text:p text:style-name="P3"><text:s text:c="5"/><text:span text:style-name="T1">| &gt; loss_disc_real_2: 0.26090797781944275 <text:s/>(0.22809961006133514)</text:span></text:p>
      <text:p text:style-name="P3"><text:s text:c="5"/><text:span text:style-name="T1">| &gt; loss_disc_real_3: 0.2505696415901184 <text:s/>(0.23073536748364126)</text:span></text:p>
      <text:p text:style-name="P3"><text:s text:c="5"/><text:span text:style-name="T1">| &gt; loss_disc_real_4: 0.26826804876327515 <text:s/>(0.24021572641719727)</text:span></text:p>
      <text:p text:style-name="P3"><text:s text:c="5"/><text:span text:style-name="T1">| &gt; loss_disc_real_5: 0.237457737326622 <text:s/>(0.23280147361684833)</text:span></text:p>
      <text:p text:style-name="P3"><text:s text:c="5"/><text:span text:style-name="T1">| &gt; loss_0: 2.5358691215515137 <text:s/>(2.5927432951842544)</text:span></text:p>
      <text:p text:style-name="P3"><text:s text:c="5"/><text:span text:style-name="T1">| &gt; grad_norm_0: tensor(18.2201, device='cuda:0') <text:s/>(tensor(17.8804, device='cuda:0'))</text:span></text:p>
      <text:p text:style-name="P3"><text:s text:c="5"/><text:span text:style-name="T1">| &gt; loss_gen: 2.264943838119507 <text:s/>(2.2121578539616955)</text:span></text:p>
      <text:p text:style-name="P3"><text:s text:c="5"/><text:span text:style-name="T1">| &gt; loss_kl: 1.5977495908737183 <text:s/>(1.5782042501946172)</text:span></text:p>
      <text:p text:style-name="P3"><text:s text:c="5"/><text:span text:style-name="T1">| &gt; loss_feat: 6.891236782073975 <text:s/>(6.8893540596820895)</text:span></text:p>
      <text:p text:style-name="P3"><text:s text:c="5"/><text:span text:style-name="T1">| &gt; loss_mel: 15.323399543762207 <text:s/>(15.5197583542773)</text:span></text:p>
      <text:p text:style-name="P3"><text:s text:c="5"/><text:span text:style-name="T1">| &gt; loss_duration: 1.4931495189666748 <text:s/>(1.3870768441251045)</text:span></text:p>
      <text:p text:style-name="P3"><text:s text:c="5"/><text:span text:style-name="T1">| &gt; amp_scaler: 256.0 <text:s/>(256.0)</text:span></text:p>
      <text:p text:style-name="P3"><text:s text:c="5"/><text:span text:style-name="T1">| &gt; loss_1: 27.570478439331055 <text:s/>(27.586551271246734)</text:span></text:p>
      <text:p text:style-name="P3"><text:s text:c="5"/><text:span text:style-name="T1">| &gt; grad_norm_1: tensor(174.0382, device='cuda:0') <text:s/>(tensor(320.7776, device='cuda:0'))</text:span></text:p>
      <text:p text:style-name="P3"><text:s text:c="5"/><text:span text:style-name="T1">| &gt; current_lr_0: 0.00019972517181056292 </text:span></text:p>
      <text:p text:style-name="P3"><text:s text:c="5"/><text:span text:style-name="T1">| &gt; current_lr_1: 0.00019972517181056292 </text:span></text:p>
      <text:p text:style-name="P3"><text:s text:c="5"/><text:span text:style-name="T1">| &gt; step_time: 0.5577 <text:s/>(0.5481400024256059)</text:span></text:p>
      <text:p text:style-name="P3"><text:s text:c="5"/><text:span text:style-name="T1">| &gt; loader_time: 0.0065 <text:s/>(0.005757393921620746)</text:span></text:p>
      <text:p text:style-name="P5"/>
      <text:p text:style-name="P5"/>
      <text:p text:style-name="P1">[1m <text:s text:c="2"/>--&gt; TIME: 2025-05-14 11:59:03 -- STEP: 269/630 -- GLOBAL_STEP: 884200[0m</text:p>
      <text:p text:style-name="P3"><text:s text:c="5"/><text:span text:style-name="T1">| &gt; loss_disc: 2.6004109382629395 <text:s/>(2.592318234390486)</text:span></text:p>
      <text:p text:style-name="P3"><text:soft-page-break/><text:s text:c="5"/><text:span text:style-name="T1">| &gt; loss_disc_real_0: 0.10343347489833832 <text:s/>(0.16995569670288985)</text:span></text:p>
      <text:p text:style-name="P3"><text:s text:c="5"/><text:span text:style-name="T1">| &gt; loss_disc_real_1: 0.2299455851316452 <text:s/>(0.21488127610940472)</text:span></text:p>
      <text:p text:style-name="P3"><text:s text:c="5"/><text:span text:style-name="T1">| &gt; loss_disc_real_2: 0.24572591483592987 <text:s/>(0.22877275018665427)</text:span></text:p>
      <text:p text:style-name="P3"><text:s text:c="5"/><text:span text:style-name="T1">| &gt; loss_disc_real_3: 0.24973361194133759 <text:s/>(0.23079392646325123)</text:span></text:p>
      <text:p text:style-name="P3"><text:s text:c="5"/><text:span text:style-name="T1">| &gt; loss_disc_real_4: 0.23756961524486542 <text:s/>(0.23981416297446395)</text:span></text:p>
      <text:p text:style-name="P3"><text:s text:c="5"/><text:span text:style-name="T1">| &gt; loss_disc_real_5: 0.2566702663898468 <text:s/>(0.23396352504044218)</text:span></text:p>
      <text:p text:style-name="P3"><text:s text:c="5"/><text:span text:style-name="T1">| &gt; loss_0: 2.6004109382629395 <text:s/>(2.592318234390486)</text:span></text:p>
      <text:p text:style-name="P3"><text:s text:c="5"/><text:span text:style-name="T1">| &gt; grad_norm_0: tensor(32.5937, device='cuda:0') <text:s/>(tensor(18.5187, device='cuda:0'))</text:span></text:p>
      <text:p text:style-name="P3"><text:s text:c="5"/><text:span text:style-name="T1">| &gt; loss_gen: 2.1316349506378174 <text:s/>(2.211174574483284)</text:span></text:p>
      <text:p text:style-name="P3"><text:s text:c="5"/><text:span text:style-name="T1">| &gt; loss_kl: 1.7142695188522339 <text:s/>(1.5873506507908988)</text:span></text:p>
      <text:p text:style-name="P3"><text:s text:c="5"/><text:span text:style-name="T1">| &gt; loss_feat: 6.72344446182251 <text:s/>(6.860982995937304)</text:span></text:p>
      <text:p text:style-name="P3"><text:s text:c="5"/><text:span text:style-name="T1">| &gt; loss_mel: 15.850495338439941 <text:s/>(15.533393629421532)</text:span></text:p>
      <text:p text:style-name="P3"><text:s text:c="5"/><text:span text:style-name="T1">| &gt; loss_duration: 1.4615111351013184 <text:s/>(1.3924989469875633)</text:span></text:p>
      <text:p text:style-name="P3"><text:s text:c="5"/><text:span text:style-name="T1">| &gt; amp_scaler: 256.0 <text:s/>(256.0)</text:span></text:p>
      <text:p text:style-name="P3"><text:s text:c="5"/><text:span text:style-name="T1">| &gt; loss_1: 27.88135528564453 <text:s/>(27.585400747986974)</text:span></text:p>
      <text:p text:style-name="P3"><text:s text:c="5"/><text:span text:style-name="T1">| &gt; grad_norm_1: tensor(297.5385, device='cuda:0') <text:s/>(tensor(291.6959, device='cuda:0'))</text:span></text:p>
      <text:p text:style-name="P3"><text:s text:c="5"/><text:span text:style-name="T1">| &gt; current_lr_0: 0.00019972517181056292 </text:span></text:p>
      <text:p text:style-name="P3"><text:s text:c="5"/><text:span text:style-name="T1">| &gt; current_lr_1: 0.00019972517181056292 </text:span></text:p>
      <text:p text:style-name="P3"><text:s text:c="5"/><text:span text:style-name="T1">| &gt; step_time: 0.6018 <text:s/>(0.563288384653822)</text:span></text:p>
      <text:p text:style-name="P3"><text:s text:c="5"/><text:span text:style-name="T1">| &gt; loader_time: 0.0082 <text:s/>(0.00624800348813649)</text:span></text:p>
      <text:p text:style-name="P5"/>
      <text:p text:style-name="P5"/>
      <text:p text:style-name="P1">[1m <text:s text:c="2"/>--&gt; TIME: 2025-05-14 12:00:07 -- STEP: 369/630 -- GLOBAL_STEP: 884300[0m</text:p>
      <text:p text:style-name="P3"><text:s text:c="5"/><text:span text:style-name="T1">| &gt; loss_disc: 2.722782850265503 <text:s/>(2.5898159907116143)</text:span></text:p>
      <text:p text:style-name="P3"><text:s text:c="5"/><text:span text:style-name="T1">| &gt; loss_disc_real_0: 0.16743190586566925 <text:s/>(0.1697630271880931)</text:span></text:p>
      <text:p text:style-name="P3"><text:s text:c="5"/><text:span text:style-name="T1">| &gt; loss_disc_real_1: 0.20802128314971924 <text:s/>(0.21389747760321706)</text:span></text:p>
      <text:p text:style-name="P3"><text:s text:c="5"/><text:span text:style-name="T1">| &gt; loss_disc_real_2: 0.2659345269203186 <text:s/>(0.22905053622354338)</text:span></text:p>
      <text:p text:style-name="P3"><text:s text:c="5"/><text:span text:style-name="T1">| &gt; loss_disc_real_3: 0.27041253447532654 <text:s/>(0.2301722941844444)</text:span></text:p>
      <text:p text:style-name="P3"><text:s text:c="5"/><text:span text:style-name="T1">| &gt; loss_disc_real_4: 0.2777172327041626 <text:s/>(0.23993102862906004)</text:span></text:p>
      <text:p text:style-name="P3"><text:s text:c="5"/><text:span text:style-name="T1">| &gt; loss_disc_real_5: 0.20184287428855896 <text:s/>(0.23196150782470135)</text:span></text:p>
      <text:p text:style-name="P3"><text:s text:c="5"/><text:span text:style-name="T1">| &gt; loss_0: 2.722782850265503 <text:s/>(2.5898159907116143)</text:span></text:p>
      <text:p text:style-name="P3"><text:s text:c="5"/><text:span text:style-name="T1">| &gt; grad_norm_0: tensor(9.4666, device='cuda:0') <text:s/>(tensor(19.8130, device='cuda:0'))</text:span></text:p>
      <text:p text:style-name="P3"><text:s text:c="5"/><text:span text:style-name="T1">| &gt; loss_gen: 2.1679978370666504 <text:s/>(2.21697894344485)</text:span></text:p>
      <text:p text:style-name="P3"><text:s text:c="5"/><text:span text:style-name="T1">| &gt; loss_kl: 1.5442323684692383 <text:s/>(1.5933860973290959)</text:span></text:p>
      <text:p text:style-name="P3"><text:s text:c="5"/><text:span text:style-name="T1">| &gt; loss_feat: 6.124301910400391 <text:s/>(6.855373422627848)</text:span></text:p>
      <text:p text:style-name="P3"><text:s text:c="5"/><text:span text:style-name="T1">| &gt; loss_mel: 15.831212043762207 <text:s/>(15.546840471303883)</text:span></text:p>
      <text:p text:style-name="P3"><text:s text:c="5"/><text:span text:style-name="T1">| &gt; loss_duration: 1.4299852848052979 <text:s/>(1.410718732086946)</text:span></text:p>
      <text:p text:style-name="P3"><text:s text:c="5"/><text:span text:style-name="T1">| &gt; amp_scaler: 256.0 <text:s/>(256.0)</text:span></text:p>
      <text:p text:style-name="P3"><text:s text:c="5"/><text:span text:style-name="T1">| &gt; loss_1: 27.097728729248047 <text:s/>(27.6232976319021)</text:span></text:p>
      <text:p text:style-name="P3"><text:s text:c="5"/><text:span text:style-name="T1">| &gt; grad_norm_1: tensor(74.0428, device='cuda:0') <text:s/>(tensor(289.0562, device='cuda:0'))</text:span></text:p>
      <text:p text:style-name="P3"><text:s text:c="5"/><text:span text:style-name="T1">| &gt; current_lr_0: 0.00019972517181056292 </text:span></text:p>
      <text:p text:style-name="P3"><text:s text:c="5"/><text:span text:style-name="T1">| &gt; current_lr_1: 0.00019972517181056292 </text:span></text:p>
      <text:p text:style-name="P3"><text:s text:c="5"/><text:span text:style-name="T1">| &gt; step_time: 0.6547 <text:s/>(0.5824423947631507)</text:span></text:p>
      <text:p text:style-name="P3"><text:s text:c="5"/><text:span text:style-name="T1">| &gt; loader_time: 0.0086 <text:s/>(0.006827709797598159)</text:span></text:p>
      <text:p text:style-name="P5"/>
      <text:p text:style-name="P5"/>
      <text:p text:style-name="P1">[1m <text:s text:c="2"/>--&gt; TIME: 2025-05-14 12:01:19 -- STEP: 469/630 -- GLOBAL_STEP: 884400[0m</text:p>
      <text:p text:style-name="P3"><text:s text:c="5"/><text:span text:style-name="T1">| &gt; loss_disc: 2.7046666145324707 <text:s/>(2.5917866657029327)</text:span></text:p>
      <text:p text:style-name="P3"><text:s text:c="5"/><text:span text:style-name="T1">| &gt; loss_disc_real_0: 0.15252311527729034 <text:s/>(0.17032922818653118)</text:span></text:p>
      <text:p text:style-name="P3"><text:s text:c="5"/><text:span text:style-name="T1">| &gt; loss_disc_real_1: 0.2614155411720276 <text:s/>(0.2136111495527885)</text:span></text:p>
      <text:p text:style-name="P3"><text:s text:c="5"/><text:span text:style-name="T1">| &gt; loss_disc_real_2: 0.34025344252586365 <text:s/>(0.22811359951872306)</text:span></text:p>
      <text:p text:style-name="P3"><text:s text:c="5"/><text:span text:style-name="T1">| &gt; loss_disc_real_3: 0.25476503372192383 <text:s/>(0.2300992967096219)</text:span></text:p>
      <text:p text:style-name="P3"><text:s text:c="5"/><text:span text:style-name="T1">| &gt; loss_disc_real_4: 0.2465476244688034 <text:s/>(0.23975118839029055)</text:span></text:p>
      <text:p text:style-name="P3"><text:s text:c="5"/><text:span text:style-name="T1">| &gt; loss_disc_real_5: 0.2502236068248749 <text:s/>(0.2330055489723108)</text:span></text:p>
      <text:p text:style-name="P3"><text:s text:c="5"/><text:span text:style-name="T1">| &gt; loss_0: 2.7046666145324707 <text:s/>(2.5917866657029327)</text:span></text:p>
      <text:p text:style-name="P3"><text:s text:c="5"/><text:span text:style-name="T1">| &gt; grad_norm_0: tensor(11.0816, device='cuda:0') <text:s/>(tensor(18.6911, device='cuda:0'))</text:span></text:p>
      <text:p text:style-name="P3"><text:s text:c="5"/><text:span text:style-name="T1">| &gt; loss_gen: 2.1728668212890625 <text:s/>(2.2067499132807056)</text:span></text:p>
      <text:p text:style-name="P3"><text:s text:c="5"/><text:span text:style-name="T1">| &gt; loss_kl: 1.5857478380203247 <text:s/>(1.5997371381279757)</text:span></text:p>
      <text:p text:style-name="P3"><text:s text:c="5"/><text:span text:style-name="T1">| &gt; loss_feat: 6.103460788726807 <text:s/>(6.82404905595759)</text:span></text:p>
      <text:p text:style-name="P3"><text:soft-page-break/><text:s text:c="5"/><text:span text:style-name="T1">| &gt; loss_mel: 15.534159660339355 <text:s/>(15.534717773323628)</text:span></text:p>
      <text:p text:style-name="P3"><text:s text:c="5"/><text:span text:style-name="T1">| &gt; loss_duration: 1.498314619064331 <text:s/>(1.4107015742930262)</text:span></text:p>
      <text:p text:style-name="P3"><text:s text:c="5"/><text:span text:style-name="T1">| &gt; amp_scaler: 256.0 <text:s/>(256.0)</text:span></text:p>
      <text:p text:style-name="P3"><text:s text:c="5"/><text:span text:style-name="T1">| &gt; loss_1: 26.894548416137695 <text:s/>(27.575955437698852)</text:span></text:p>
      <text:p text:style-name="P3"><text:s text:c="5"/><text:span text:style-name="T1">| &gt; grad_norm_1: tensor(140.9828, device='cuda:0') <text:s/>(tensor(256.8576, device='cuda:0'))</text:span></text:p>
      <text:p text:style-name="P3"><text:s text:c="5"/><text:span text:style-name="T1">| &gt; current_lr_0: 0.00019972517181056292 </text:span></text:p>
      <text:p text:style-name="P3"><text:s text:c="5"/><text:span text:style-name="T1">| &gt; current_lr_1: 0.00019972517181056292 </text:span></text:p>
      <text:p text:style-name="P3"><text:s text:c="5"/><text:span text:style-name="T1">| &gt; step_time: 0.7262 <text:s/>(0.6080312190025345)</text:span></text:p>
      <text:p text:style-name="P3"><text:s text:c="5"/><text:span text:style-name="T1">| &gt; loader_time: 0.0095 <text:s/>(0.007354912219017045)</text:span></text:p>
      <text:p text:style-name="P5"/>
      <text:p text:style-name="P5"/>
      <text:p text:style-name="P1">[1m <text:s text:c="2"/>--&gt; TIME: 2025-05-14 12:02:43 -- STEP: 569/630 -- GLOBAL_STEP: 884500[0m</text:p>
      <text:p text:style-name="P3"><text:s text:c="5"/><text:span text:style-name="T1">| &gt; loss_disc: 2.6410770416259766 <text:s/>(2.5905113911586817)</text:span></text:p>
      <text:p text:style-name="P3"><text:s text:c="5"/><text:span text:style-name="T1">| &gt; loss_disc_real_0: 0.19034382700920105 <text:s/>(0.17052233407702727)</text:span></text:p>
      <text:p text:style-name="P3"><text:s text:c="5"/><text:span text:style-name="T1">| &gt; loss_disc_real_1: 0.22495438158512115 <text:s/>(0.2134225544747233)</text:span></text:p>
      <text:p text:style-name="P3"><text:s text:c="5"/><text:span text:style-name="T1">| &gt; loss_disc_real_2: 0.24273420870304108 <text:s/>(0.22854941069870296)</text:span></text:p>
      <text:p text:style-name="P3"><text:s text:c="5"/><text:span text:style-name="T1">| &gt; loss_disc_real_3: 0.23613256216049194 <text:s/>(0.23040653458798077)</text:span></text:p>
      <text:p text:style-name="P3"><text:s text:c="5"/><text:span text:style-name="T1">| &gt; loss_disc_real_4: 0.23440320789813995 <text:s/>(0.2397958633403158)</text:span></text:p>
      <text:p text:style-name="P3"><text:s text:c="5"/><text:span text:style-name="T1">| &gt; loss_disc_real_5: 0.2465791255235672 <text:s/>(0.23184778055532954)</text:span></text:p>
      <text:p text:style-name="P3"><text:s text:c="5"/><text:span text:style-name="T1">| &gt; loss_0: 2.6410770416259766 <text:s/>(2.5905113911586817)</text:span></text:p>
      <text:p text:style-name="P3"><text:s text:c="5"/><text:span text:style-name="T1">| &gt; grad_norm_0: tensor(12.1286, device='cuda:0') <text:s/>(tensor(19.0029, device='cuda:0'))</text:span></text:p>
      <text:p text:style-name="P3"><text:s text:c="5"/><text:span text:style-name="T1">| &gt; loss_gen: 2.1631224155426025 <text:s/>(2.2069369659272966)</text:span></text:p>
      <text:p text:style-name="P3"><text:s text:c="5"/><text:span text:style-name="T1">| &gt; loss_kl: 1.5607396364212036 <text:s/>(1.6010719590111648)</text:span></text:p>
      <text:p text:style-name="P3"><text:s text:c="5"/><text:span text:style-name="T1">| &gt; loss_feat: 7.122102737426758 <text:s/>(6.793783448492495)</text:span></text:p>
      <text:p text:style-name="P3"><text:s text:c="5"/><text:span text:style-name="T1">| &gt; loss_mel: 15.265911102294922 <text:s/>(15.520684302586453)</text:span></text:p>
      <text:p text:style-name="P3"><text:s text:c="5"/><text:span text:style-name="T1">| &gt; loss_duration: 1.4555472135543823 <text:s/>(1.4206631902232112)</text:span></text:p>
      <text:p text:style-name="P3"><text:s text:c="5"/><text:span text:style-name="T1">| &gt; amp_scaler: 256.0 <text:s/>(256.0)</text:span></text:p>
      <text:p text:style-name="P3"><text:s text:c="5"/><text:span text:style-name="T1">| &gt; loss_1: 27.56742286682129 <text:s/>(27.543139861631474)</text:span></text:p>
      <text:p text:style-name="P3"><text:s text:c="5"/><text:span text:style-name="T1">| &gt; grad_norm_1: tensor(76.9817, device='cuda:0') <text:s/>(tensor(251.9868, device='cuda:0'))</text:span></text:p>
      <text:p text:style-name="P3"><text:s text:c="5"/><text:span text:style-name="T1">| &gt; current_lr_0: 0.00019972517181056292 </text:span></text:p>
      <text:p text:style-name="P3"><text:s text:c="5"/><text:span text:style-name="T1">| &gt; current_lr_1: 0.00019972517181056292 </text:span></text:p>
      <text:p text:style-name="P3"><text:s text:c="5"/><text:span text:style-name="T1">| &gt; step_time: 0.8801 <text:s/>(0.6453771779742518)</text:span></text:p>
      <text:p text:style-name="P3"><text:s text:c="5"/><text:span text:style-name="T1">| &gt; loader_time: 0.0109 <text:s/>(0.007957087669305519)</text:span></text:p>
      <text:p text:style-name="P5"/>
      <text:p text:style-name="P5"/>
      <text:p text:style-name="P3"><text:s/><text:span text:style-name="T1">&gt; CHECKPOINT : /kaggle/working/vits_4_nov-May-14-2025_10+28AM-0000000/checkpoint_8845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794597625732422 [0m(-0.00014835596084594727)</text:span></text:p>
      <text:p text:style-name="P3"><text:s text:c="5"/><text:span text:style-name="T1">| &gt; avg_loss_disc:[92m 2.557807505130768 [0m(-0.12564601500829076)</text:span></text:p>
      <text:p text:style-name="P3"><text:s text:c="5"/><text:span text:style-name="T1">| &gt; avg_loss_disc_real_0:[92m 0.14896872453391552 [0m(-0.027135190243522317)</text:span></text:p>
      <text:p text:style-name="P3"><text:s text:c="5"/><text:span text:style-name="T1">| &gt; avg_loss_disc_real_1:[92m 0.19215047607819238 [0m(-0.0883209320406119)</text:span></text:p>
      <text:p text:style-name="P3"><text:s text:c="5"/><text:span text:style-name="T1">| &gt; avg_loss_disc_real_2:[92m 0.18734862158695856 [0m(-0.0583171471953392)</text:span></text:p>
      <text:p text:style-name="P3"><text:s text:c="5"/><text:span text:style-name="T1">| &gt; avg_loss_disc_real_3:[92m 0.23405992736419043 [0m(-0.004642598330974579)</text:span></text:p>
      <text:p text:style-name="P3"><text:s text:c="5"/><text:span text:style-name="T1">| &gt; avg_loss_disc_real_4:[91m 0.2578390588363012 [0m(+0.011174455285072354)</text:span></text:p>
      <text:p text:style-name="P3"><text:s text:c="5"/><text:span text:style-name="T1">| &gt; avg_loss_disc_real_5:[91m 0.228733508537213 [0m(+0.009654508282740892)</text:span></text:p>
      <text:p text:style-name="P3"><text:s text:c="5"/><text:span text:style-name="T1">| &gt; avg_loss_0:[92m 2.557807505130768 [0m(-0.12564601500829076)</text:span></text:p>
      <text:p text:style-name="P3"><text:s text:c="5"/><text:span text:style-name="T1">| &gt; avg_loss_gen:[92m 2.0631913542747498 [0m(-0.05989245573679591)</text:span></text:p>
      <text:p text:style-name="P3"><text:s text:c="5"/><text:span text:style-name="T1">| &gt; avg_loss_kl:[92m 1.6985377669334412 [0m(-0.055071622133255005)</text:span></text:p>
      <text:p text:style-name="P3"><text:s text:c="5"/><text:span text:style-name="T1">| &gt; avg_loss_feat:[91m 6.740227262179057 [0m(+0.37564130624135394)</text:span></text:p>
      <text:p text:style-name="P3"><text:s text:c="5"/><text:span text:style-name="T1">| &gt; avg_loss_mel:[92m 14.997974793116251 [0m(-0.7905333042144775)</text:span></text:p>
      <text:p text:style-name="P3"><text:s text:c="5"/><text:span text:style-name="T1">| &gt; avg_loss_duration:[92m 1.5250209669272106 [0m(-0.012496789296468025)</text:span></text:p>
      <text:p text:style-name="P3"><text:s text:c="5"/><text:span text:style-name="T1">| &gt; avg_loss_1:[92m 27.02495225270589 [0m(-0.5423531532287598)</text:span></text:p>
      <text:p text:style-name="P5"/>
      <text:p text:style-name="P3"><text:soft-page-break/><text:s/><text:span text:style-name="T1">&gt; BEST MODEL : /kaggle/working/vits_4_nov-May-14-2025_10+28AM-0000000/best_model_884561.pth</text:span></text:p>
      <text:p text:style-name="P5"/>
      <text:p text:style-name="P1">[4m[1m &gt; EPOCH: 12/50[0m</text:p>
      <text:p text:style-name="P3"><text:s/><text:span text:style-name="T1">--&gt; /kaggle/working/vits_4_nov-May-14-2025_10+28AM-0000000</text:span></text:p>
      <text:p text:style-name="P5"/>
      <text:p text:style-name="P1">[1m &gt; TRAINING (2025-05-14 12:04:02) [0m</text:p>
      <text:p text:style-name="P5"/>
      <text:p text:style-name="P1">[1m <text:s text:c="2"/>--&gt; TIME: 2025-05-14 12:04:24 -- STEP: 39/630 -- GLOBAL_STEP: 884600[0m</text:p>
      <text:p text:style-name="P3"><text:s text:c="5"/><text:span text:style-name="T1">| &gt; loss_disc: 2.763981819152832 <text:s/>(2.5682885280022245)</text:span></text:p>
      <text:p text:style-name="P3"><text:s text:c="5"/><text:span text:style-name="T1">| &gt; loss_disc_real_0: 0.12843723595142365 <text:s/>(0.1677219330882415)</text:span></text:p>
      <text:p text:style-name="P3"><text:s text:c="5"/><text:span text:style-name="T1">| &gt; loss_disc_real_1: 0.26216545701026917 <text:s/>(0.22080894464101547)</text:span></text:p>
      <text:p text:style-name="P3"><text:s text:c="5"/><text:span text:style-name="T1">| &gt; loss_disc_real_2: 0.31982478499412537 <text:s/>(0.22823985723348764)</text:span></text:p>
      <text:p text:style-name="P3"><text:s text:c="5"/><text:span text:style-name="T1">| &gt; loss_disc_real_3: 0.2764507532119751 <text:s/>(0.2293832886677522)</text:span></text:p>
      <text:p text:style-name="P3"><text:s text:c="5"/><text:span text:style-name="T1">| &gt; loss_disc_real_4: 0.27843180298805237 <text:s/>(0.23703272602497003)</text:span></text:p>
      <text:p text:style-name="P3"><text:s text:c="5"/><text:span text:style-name="T1">| &gt; loss_disc_real_5: 0.23857061564922333 <text:s/>(0.22696920579824692)</text:span></text:p>
      <text:p text:style-name="P3"><text:s text:c="5"/><text:span text:style-name="T1">| &gt; loss_0: 2.763981819152832 <text:s/>(2.5682885280022245)</text:span></text:p>
      <text:p text:style-name="P3"><text:s text:c="5"/><text:span text:style-name="T1">| &gt; grad_norm_0: tensor(21.1845, device='cuda:0') <text:s/>(tensor(20.1578, device='cuda:0'))</text:span></text:p>
      <text:p text:style-name="P3"><text:s text:c="5"/><text:span text:style-name="T1">| &gt; loss_gen: 2.086263656616211 <text:s/>(2.253436871064015)</text:span></text:p>
      <text:p text:style-name="P3"><text:s text:c="5"/><text:span text:style-name="T1">| &gt; loss_kl: 1.7450308799743652 <text:s/>(1.5143474493271265)</text:span></text:p>
      <text:p text:style-name="P3"><text:s text:c="5"/><text:span text:style-name="T1">| &gt; loss_feat: 5.997071266174316 <text:s/>(7.138967318412585)</text:span></text:p>
      <text:p text:style-name="P3"><text:s text:c="5"/><text:span text:style-name="T1">| &gt; loss_mel: 15.511563301086426 <text:s/>(15.485749244689941)</text:span></text:p>
      <text:p text:style-name="P3"><text:s text:c="5"/><text:span text:style-name="T1">| &gt; loss_duration: 1.4358415603637695 <text:s/>(1.432421488639636)</text:span></text:p>
      <text:p text:style-name="P3"><text:s text:c="5"/><text:span text:style-name="T1">| &gt; amp_scaler: 256.0 <text:s/>(256.0)</text:span></text:p>
      <text:p text:style-name="P3"><text:s text:c="5"/><text:span text:style-name="T1">| &gt; loss_1: 26.775772094726562 <text:s/>(27.824922170394505)</text:span></text:p>
      <text:p text:style-name="P3"><text:s text:c="5"/><text:span text:style-name="T1">| &gt; grad_norm_1: tensor(328.9138, device='cuda:0') <text:s/>(tensor(296.4546, device='cuda:0'))</text:span></text:p>
      <text:p text:style-name="P3"><text:s text:c="5"/><text:span text:style-name="T1">| &gt; current_lr_0: 0.0001997002061640866 </text:span></text:p>
      <text:p text:style-name="P3"><text:s text:c="5"/><text:span text:style-name="T1">| &gt; current_lr_1: 0.0001997002061640866 </text:span></text:p>
      <text:p text:style-name="P3"><text:s text:c="5"/><text:span text:style-name="T1">| &gt; step_time: 0.5341 <text:s/>(0.533401758242876)</text:span></text:p>
      <text:p text:style-name="P3"><text:s text:c="5"/><text:span text:style-name="T1">| &gt; loader_time: 0.0052 <text:s/>(0.005174007171239608)</text:span></text:p>
      <text:p text:style-name="P5"/>
      <text:p text:style-name="P5"/>
      <text:p text:style-name="P1">[1m <text:s text:c="2"/>--&gt; TIME: 2025-05-14 12:05:19 -- STEP: 139/630 -- GLOBAL_STEP: 884700[0m</text:p>
      <text:p text:style-name="P3"><text:s text:c="5"/><text:span text:style-name="T1">| &gt; loss_disc: 2.53690242767334 <text:s/>(2.5700868479639505)</text:span></text:p>
      <text:p text:style-name="P3"><text:s text:c="5"/><text:span text:style-name="T1">| &gt; loss_disc_real_0: 0.19141164422035217 <text:s/>(0.16702817241064935)</text:span></text:p>
      <text:p text:style-name="P3"><text:s text:c="5"/><text:span text:style-name="T1">| &gt; loss_disc_real_1: 0.22395898401737213 <text:s/>(0.21519536208763396)</text:span></text:p>
      <text:p text:style-name="P3"><text:s text:c="5"/><text:span text:style-name="T1">| &gt; loss_disc_real_2: 0.23445428907871246 <text:s/>(0.22738525700226103)</text:span></text:p>
      <text:p text:style-name="P3"><text:s text:c="5"/><text:span text:style-name="T1">| &gt; loss_disc_real_3: 0.24603784084320068 <text:s/>(0.2291958804825227)</text:span></text:p>
      <text:p text:style-name="P3"><text:s text:c="5"/><text:span text:style-name="T1">| &gt; loss_disc_real_4: 0.2672739028930664 <text:s/>(0.23858757274185152)</text:span></text:p>
      <text:p text:style-name="P3"><text:s text:c="5"/><text:span text:style-name="T1">| &gt; loss_disc_real_5: 0.24628518521785736 <text:s/>(0.22854290881174075)</text:span></text:p>
      <text:p text:style-name="P3"><text:s text:c="5"/><text:span text:style-name="T1">| &gt; loss_0: 2.53690242767334 <text:s/>(2.5700868479639505)</text:span></text:p>
      <text:p text:style-name="P3"><text:s text:c="5"/><text:span text:style-name="T1">| &gt; grad_norm_0: tensor(23.8217, device='cuda:0') <text:s/>(tensor(21.5583, device='cuda:0'))</text:span></text:p>
      <text:p text:style-name="P3"><text:s text:c="5"/><text:span text:style-name="T1">| &gt; loss_gen: 2.204418182373047 <text:s/>(2.243989546521962)</text:span></text:p>
      <text:p text:style-name="P3"><text:s text:c="5"/><text:span text:style-name="T1">| &gt; loss_kl: 1.5891884565353394 <text:s/>(1.581955298245382)</text:span></text:p>
      <text:p text:style-name="P3"><text:s text:c="5"/><text:span text:style-name="T1">| &gt; loss_feat: 5.459821701049805 <text:s/>(7.040067988333942)</text:span></text:p>
      <text:p text:style-name="P3"><text:s text:c="5"/><text:span text:style-name="T1">| &gt; loss_mel: 14.4974365234375 <text:s/>(15.514507341727937)</text:span></text:p>
      <text:p text:style-name="P3"><text:s text:c="5"/><text:span text:style-name="T1">| &gt; loss_duration: 1.445218801498413 <text:s/>(1.4095007824383197)</text:span></text:p>
      <text:p text:style-name="P3"><text:s text:c="5"/><text:span text:style-name="T1">| &gt; amp_scaler: 256.0 <text:s/>(256.0)</text:span></text:p>
      <text:p text:style-name="P3"><text:s text:c="5"/><text:span text:style-name="T1">| &gt; loss_1: 25.19608497619629 <text:s/>(27.79002097699282)</text:span></text:p>
      <text:p text:style-name="P3"><text:s text:c="5"/><text:span text:style-name="T1">| &gt; grad_norm_1: tensor(380.0193, device='cuda:0') <text:s/>(tensor(304.7204, device='cuda:0'))</text:span></text:p>
      <text:p text:style-name="P3"><text:s text:c="5"/><text:span text:style-name="T1">| &gt; current_lr_0: 0.0001997002061640866 </text:span></text:p>
      <text:p text:style-name="P3"><text:s text:c="5"/><text:span text:style-name="T1">| &gt; current_lr_1: 0.0001997002061640866 </text:span></text:p>
      <text:p text:style-name="P3"><text:s text:c="5"/><text:span text:style-name="T1">| &gt; step_time: 0.5524 <text:s/>(0.5378072038828897)</text:span></text:p>
      <text:p text:style-name="P3"><text:s text:c="5"/><text:span text:style-name="T1">| &gt; loader_time: 0.0071 <text:s/>(0.005510606354089092)</text:span></text:p>
      <text:p text:style-name="P5"/>
      <text:p text:style-name="P5"/>
      <text:p text:style-name="P1">[1m <text:s text:c="2"/>--&gt; TIME: 2025-05-14 12:06:20 -- STEP: 239/630 -- GLOBAL_STEP: 884800[0m</text:p>
      <text:p text:style-name="P3"><text:s text:c="5"/><text:span text:style-name="T1">| &gt; loss_disc: 2.6035449504852295 <text:s/>(2.5674683000253347)</text:span></text:p>
      <text:p text:style-name="P3"><text:s text:c="5"/><text:span text:style-name="T1">| &gt; loss_disc_real_0: 0.29680174589157104 <text:s/>(0.16795312055234635)</text:span></text:p>
      <text:p text:style-name="P3"><text:s text:c="5"/><text:span text:style-name="T1">| &gt; loss_disc_real_1: 0.19797401130199432 <text:s/>(0.21283764164567492)</text:span></text:p>
      <text:p text:style-name="P3"><text:soft-page-break/><text:s text:c="5"/><text:span text:style-name="T1">| &gt; loss_disc_real_2: 0.23252125084400177 <text:s/>(0.22642739484998473)</text:span></text:p>
      <text:p text:style-name="P3"><text:s text:c="5"/><text:span text:style-name="T1">| &gt; loss_disc_real_3: 0.20823626220226288 <text:s/>(0.22772240738489638)</text:span></text:p>
      <text:p text:style-name="P3"><text:s text:c="5"/><text:span text:style-name="T1">| &gt; loss_disc_real_4: 0.24920544028282166 <text:s/>(0.23921567731571997)</text:span></text:p>
      <text:p text:style-name="P3"><text:s text:c="5"/><text:span text:style-name="T1">| &gt; loss_disc_real_5: 0.22677624225616455 <text:s/>(0.23008451227363683)</text:span></text:p>
      <text:p text:style-name="P3"><text:s text:c="5"/><text:span text:style-name="T1">| &gt; loss_0: 2.6035449504852295 <text:s/>(2.5674683000253347)</text:span></text:p>
      <text:p text:style-name="P3"><text:s text:c="5"/><text:span text:style-name="T1">| &gt; grad_norm_0: tensor(20.1778, device='cuda:0') <text:s/>(tensor(19.1741, device='cuda:0'))</text:span></text:p>
      <text:p text:style-name="P3"><text:s text:c="5"/><text:span text:style-name="T1">| &gt; loss_gen: 2.1884195804595947 <text:s/>(2.236340889870872)</text:span></text:p>
      <text:p text:style-name="P3"><text:s text:c="5"/><text:span text:style-name="T1">| &gt; loss_kl: 1.8028326034545898 <text:s/>(1.6047442991863234)</text:span></text:p>
      <text:p text:style-name="P3"><text:s text:c="5"/><text:span text:style-name="T1">| &gt; loss_feat: 7.242447376251221 <text:s/>(7.036347133843969)</text:span></text:p>
      <text:p text:style-name="P3"><text:s text:c="5"/><text:span text:style-name="T1">| &gt; loss_mel: 15.44315242767334 <text:s/>(15.51766929865881)</text:span></text:p>
      <text:p text:style-name="P3"><text:s text:c="5"/><text:span text:style-name="T1">| &gt; loss_duration: 1.4544017314910889 <text:s/>(1.3767328940674852)</text:span></text:p>
      <text:p text:style-name="P3"><text:s text:c="5"/><text:span text:style-name="T1">| &gt; amp_scaler: 256.0 <text:s/>(256.0)</text:span></text:p>
      <text:p text:style-name="P3"><text:s text:c="5"/><text:span text:style-name="T1">| &gt; loss_1: 28.131254196166992 <text:s/>(27.77183462486107)</text:span></text:p>
      <text:p text:style-name="P3"><text:s text:c="5"/><text:span text:style-name="T1">| &gt; grad_norm_1: tensor(253.5353, device='cuda:0') <text:s/>(tensor(268.3881, device='cuda:0'))</text:span></text:p>
      <text:p text:style-name="P3"><text:s text:c="5"/><text:span text:style-name="T1">| &gt; current_lr_0: 0.0001997002061640866 </text:span></text:p>
      <text:p text:style-name="P3"><text:s text:c="5"/><text:span text:style-name="T1">| &gt; current_lr_1: 0.0001997002061640866 </text:span></text:p>
      <text:p text:style-name="P3"><text:s text:c="5"/><text:span text:style-name="T1">| &gt; step_time: 0.6259 <text:s/>(0.5616334661779044)</text:span></text:p>
      <text:p text:style-name="P3"><text:s text:c="5"/><text:span text:style-name="T1">| &gt; loader_time: 0.0082 <text:s/>(0.006066745295185423)</text:span></text:p>
      <text:p text:style-name="P5"/>
      <text:p text:style-name="P5"/>
      <text:p text:style-name="P1">[1m <text:s text:c="2"/>--&gt; TIME: 2025-05-14 12:07:24 -- STEP: 339/630 -- GLOBAL_STEP: 884900[0m</text:p>
      <text:p text:style-name="P3"><text:s text:c="5"/><text:span text:style-name="T1">| &gt; loss_disc: 2.555312156677246 <text:s/>(2.571364733321828)</text:span></text:p>
      <text:p text:style-name="P3"><text:s text:c="5"/><text:span text:style-name="T1">| &gt; loss_disc_real_0: 0.13925252854824066 <text:s/>(0.1682559563874496)</text:span></text:p>
      <text:p text:style-name="P3"><text:s text:c="5"/><text:span text:style-name="T1">| &gt; loss_disc_real_1: 0.21500788629055023 <text:s/>(0.21308374958755696)</text:span></text:p>
      <text:p text:style-name="P3"><text:s text:c="5"/><text:span text:style-name="T1">| &gt; loss_disc_real_2: 0.19399037957191467 <text:s/>(0.22741555767600866)</text:span></text:p>
      <text:p text:style-name="P3"><text:s text:c="5"/><text:span text:style-name="T1">| &gt; loss_disc_real_3: 0.23587672412395477 <text:s/>(0.22811935965114638)</text:span></text:p>
      <text:p text:style-name="P3"><text:s text:c="5"/><text:span text:style-name="T1">| &gt; loss_disc_real_4: 0.23042893409729004 <text:s/>(0.23970352535226705)</text:span></text:p>
      <text:p text:style-name="P3"><text:s text:c="5"/><text:span text:style-name="T1">| &gt; loss_disc_real_5: 0.19972403347492218 <text:s/>(0.22961468396812765)</text:span></text:p>
      <text:p text:style-name="P3"><text:s text:c="5"/><text:span text:style-name="T1">| &gt; loss_0: 2.555312156677246 <text:s/>(2.571364733321828)</text:span></text:p>
      <text:p text:style-name="P3"><text:s text:c="5"/><text:span text:style-name="T1">| &gt; grad_norm_0: tensor(12.6440, device='cuda:0') <text:s/>(tensor(18.2797, device='cuda:0'))</text:span></text:p>
      <text:p text:style-name="P3"><text:s text:c="5"/><text:span text:style-name="T1">| &gt; loss_gen: 2.234213352203369 <text:s/>(2.2269906006028175)</text:span></text:p>
      <text:p text:style-name="P3"><text:s text:c="5"/><text:span text:style-name="T1">| &gt; loss_kl: 1.546760082244873 <text:s/>(1.6047572147178086)</text:span></text:p>
      <text:p text:style-name="P3"><text:s text:c="5"/><text:span text:style-name="T1">| &gt; loss_feat: 7.346099853515625 <text:s/>(6.969138461931617)</text:span></text:p>
      <text:p text:style-name="P3"><text:s text:c="5"/><text:span text:style-name="T1">| &gt; loss_mel: 16.075281143188477 <text:s/>(15.524023666494363)</text:span></text:p>
      <text:p text:style-name="P3"><text:s text:c="5"/><text:span text:style-name="T1">| &gt; loss_duration: 1.4275009632110596 <text:s/>(1.4007120758382974)</text:span></text:p>
      <text:p text:style-name="P3"><text:s text:c="5"/><text:span text:style-name="T1">| &gt; amp_scaler: 256.0 <text:s/>(256.0)</text:span></text:p>
      <text:p text:style-name="P3"><text:s text:c="5"/><text:span text:style-name="T1">| &gt; loss_1: 28.62985610961914 <text:s/>(27.72562212086004)</text:span></text:p>
      <text:p text:style-name="P3"><text:s text:c="5"/><text:span text:style-name="T1">| &gt; grad_norm_1: tensor(289.2224, device='cuda:0') <text:s/>(tensor(242.2399, device='cuda:0'))</text:span></text:p>
      <text:p text:style-name="P3"><text:s text:c="5"/><text:span text:style-name="T1">| &gt; current_lr_0: 0.0001997002061640866 </text:span></text:p>
      <text:p text:style-name="P3"><text:s text:c="5"/><text:span text:style-name="T1">| &gt; current_lr_1: 0.0001997002061640866 </text:span></text:p>
      <text:p text:style-name="P3"><text:s text:c="5"/><text:span text:style-name="T1">| &gt; step_time: 0.6865 <text:s/>(0.5822425247293654)</text:span></text:p>
      <text:p text:style-name="P3"><text:s text:c="5"/><text:span text:style-name="T1">| &gt; loader_time: 0.0094 <text:s/>(0.006581487908827517)</text:span></text:p>
      <text:p text:style-name="P5"/>
      <text:p text:style-name="P5"/>
      <text:p text:style-name="P1">[1m <text:s text:c="2"/>--&gt; TIME: 2025-05-14 12:08:38 -- STEP: 439/630 -- GLOBAL_STEP: 885000[0m</text:p>
      <text:p text:style-name="P3"><text:s text:c="5"/><text:span text:style-name="T1">| &gt; loss_disc: 2.491370916366577 <text:s/>(2.5788045575787097)</text:span></text:p>
      <text:p text:style-name="P3"><text:s text:c="5"/><text:span text:style-name="T1">| &gt; loss_disc_real_0: 0.09459161013364792 <text:s/>(0.1695458350495217)</text:span></text:p>
      <text:p text:style-name="P3"><text:s text:c="5"/><text:span text:style-name="T1">| &gt; loss_disc_real_1: 0.2107626348733902 <text:s/>(0.21402347515547193)</text:span></text:p>
      <text:p text:style-name="P3"><text:s text:c="5"/><text:span text:style-name="T1">| &gt; loss_disc_real_2: 0.23131747543811798 <text:s/>(0.22800016253847197)</text:span></text:p>
      <text:p text:style-name="P3"><text:s text:c="5"/><text:span text:style-name="T1">| &gt; loss_disc_real_3: 0.17960003018379211 <text:s/>(0.22923925647974558)</text:span></text:p>
      <text:p text:style-name="P3"><text:s text:c="5"/><text:span text:style-name="T1">| &gt; loss_disc_real_4: 0.2352275401353836 <text:s/>(0.23951468940883672)</text:span></text:p>
      <text:p text:style-name="P3"><text:s text:c="5"/><text:span text:style-name="T1">| &gt; loss_disc_real_5: 0.18408913910388947 <text:s/>(0.22813653531813133)</text:span></text:p>
      <text:p text:style-name="P3"><text:s text:c="5"/><text:span text:style-name="T1">| &gt; loss_0: 2.491370916366577 <text:s/>(2.5788045575787097)</text:span></text:p>
      <text:p text:style-name="P3"><text:s text:c="5"/><text:span text:style-name="T1">| &gt; grad_norm_0: tensor(33.6881, device='cuda:0') <text:s/>(tensor(19.3947, device='cuda:0'))</text:span></text:p>
      <text:p text:style-name="P3"><text:s text:c="5"/><text:span text:style-name="T1">| &gt; loss_gen: 2.2209556102752686 <text:s/>(2.222613448705655)</text:span></text:p>
      <text:p text:style-name="P3"><text:s text:c="5"/><text:span text:style-name="T1">| &gt; loss_kl: 1.651607871055603 <text:s/>(1.606145866096427)</text:span></text:p>
      <text:p text:style-name="P3"><text:s text:c="5"/><text:span text:style-name="T1">| &gt; loss_feat: 7.24776029586792 <text:s/>(6.922782721986532)</text:span></text:p>
      <text:p text:style-name="P3"><text:s text:c="5"/><text:span text:style-name="T1">| &gt; loss_mel: 15.903871536254883 <text:s/>(15.516976906118197)</text:span></text:p>
      <text:p text:style-name="P3"><text:s text:c="5"/><text:span text:style-name="T1">| &gt; loss_duration: 1.475872278213501 <text:s/>(1.4028833648338406)</text:span></text:p>
      <text:p text:style-name="P3"><text:soft-page-break/><text:s text:c="5"/><text:span text:style-name="T1">| &gt; amp_scaler: 256.0 <text:s/>(256.0)</text:span></text:p>
      <text:p text:style-name="P3"><text:s text:c="5"/><text:span text:style-name="T1">| &gt; loss_1: 28.50006675720215 <text:s/>(27.671402368567247)</text:span></text:p>
      <text:p text:style-name="P3"><text:s text:c="5"/><text:span text:style-name="T1">| &gt; grad_norm_1: tensor(617.4520, device='cuda:0') <text:s/>(tensor(252.6434, device='cuda:0'))</text:span></text:p>
      <text:p text:style-name="P3"><text:s text:c="5"/><text:span text:style-name="T1">| &gt; current_lr_0: 0.0001997002061640866 </text:span></text:p>
      <text:p text:style-name="P3"><text:s text:c="5"/><text:span text:style-name="T1">| &gt; current_lr_1: 0.0001997002061640866 </text:span></text:p>
      <text:p text:style-name="P3"><text:s text:c="5"/><text:span text:style-name="T1">| &gt; step_time: 0.7455 <text:s/>(0.614229076272534)</text:span></text:p>
      <text:p text:style-name="P3"><text:s text:c="5"/><text:span text:style-name="T1">| &gt; loader_time: 0.01 <text:s/>(0.007122834885582021)</text:span></text:p>
      <text:p text:style-name="P5"/>
      <text:p text:style-name="P5"/>
      <text:p text:style-name="P3"><text:s/><text:span text:style-name="T1">&gt; CHECKPOINT : /kaggle/working/vits_4_nov-May-14-2025_10+28AM-0000000/checkpoint_885000.pth</text:span></text:p>
      <text:p text:style-name="P5"/>
      <text:p text:style-name="P1">[1m <text:s text:c="2"/>--&gt; TIME: 2025-05-14 12:10:03 -- STEP: 539/630 -- GLOBAL_STEP: 885100[0m</text:p>
      <text:p text:style-name="P3"><text:s text:c="5"/><text:span text:style-name="T1">| &gt; loss_disc: 2.5153088569641113 <text:s/>(2.582812913052447)</text:span></text:p>
      <text:p text:style-name="P3"><text:s text:c="5"/><text:span text:style-name="T1">| &gt; loss_disc_real_0: 0.11160492897033691 <text:s/>(0.16999680682989135)</text:span></text:p>
      <text:p text:style-name="P3"><text:s text:c="5"/><text:span text:style-name="T1">| &gt; loss_disc_real_1: 0.22218012809753418 <text:s/>(0.21342576127879473)</text:span></text:p>
      <text:p text:style-name="P3"><text:s text:c="5"/><text:span text:style-name="T1">| &gt; loss_disc_real_2: 0.21904107928276062 <text:s/>(0.22830962236272603)</text:span></text:p>
      <text:p text:style-name="P3"><text:s text:c="5"/><text:span text:style-name="T1">| &gt; loss_disc_real_3: 0.23607313632965088 <text:s/>(0.22999418611208008)</text:span></text:p>
      <text:p text:style-name="P3"><text:s text:c="5"/><text:span text:style-name="T1">| &gt; loss_disc_real_4: 0.24963924288749695 <text:s/>(0.23936277296193675)</text:span></text:p>
      <text:p text:style-name="P3"><text:s text:c="5"/><text:span text:style-name="T1">| &gt; loss_disc_real_5: 0.23147204518318176 <text:s/>(0.22991274651105417)</text:span></text:p>
      <text:p text:style-name="P3"><text:s text:c="5"/><text:span text:style-name="T1">| &gt; loss_0: 2.5153088569641113 <text:s/>(2.582812913052447)</text:span></text:p>
      <text:p text:style-name="P3"><text:s text:c="5"/><text:span text:style-name="T1">| &gt; grad_norm_0: tensor(12.7924, device='cuda:0') <text:s/>(tensor(18.3799, device='cuda:0'))</text:span></text:p>
      <text:p text:style-name="P3"><text:s text:c="5"/><text:span text:style-name="T1">| &gt; loss_gen: 2.2771925926208496 <text:s/>(2.2126361881425995)</text:span></text:p>
      <text:p text:style-name="P3"><text:s text:c="5"/><text:span text:style-name="T1">| &gt; loss_kl: 1.7846060991287231 <text:s/>(1.6079690000785305)</text:span></text:p>
      <text:p text:style-name="P3"><text:s text:c="5"/><text:span text:style-name="T1">| &gt; loss_feat: 6.644561290740967 <text:s/>(6.858169362805991)</text:span></text:p>
      <text:p text:style-name="P3"><text:s text:c="5"/><text:span text:style-name="T1">| &gt; loss_mel: 15.226245880126953 <text:s/>(15.49857690206043)</text:span></text:p>
      <text:p text:style-name="P3"><text:s text:c="5"/><text:span text:style-name="T1">| &gt; loss_duration: 1.4587171077728271 <text:s/>(1.4136788201464794)</text:span></text:p>
      <text:p text:style-name="P3"><text:s text:c="5"/><text:span text:style-name="T1">| &gt; amp_scaler: 256.0 <text:s/>(256.0)</text:span></text:p>
      <text:p text:style-name="P3"><text:s text:c="5"/><text:span text:style-name="T1">| &gt; loss_1: 27.391324996948242 <text:s/>(27.591030315477013)</text:span></text:p>
      <text:p text:style-name="P3"><text:s text:c="5"/><text:span text:style-name="T1">| &gt; grad_norm_1: tensor(124.3206, device='cuda:0') <text:s/>(tensor(231.4140, device='cuda:0'))</text:span></text:p>
      <text:p text:style-name="P3"><text:s text:c="5"/><text:span text:style-name="T1">| &gt; current_lr_0: 0.0001997002061640866 </text:span></text:p>
      <text:p text:style-name="P3"><text:s text:c="5"/><text:span text:style-name="T1">| &gt; current_lr_1: 0.0001997002061640866 </text:span></text:p>
      <text:p text:style-name="P3"><text:s text:c="5"/><text:span text:style-name="T1">| &gt; step_time: 0.8773 <text:s/>(0.6497818826523247)</text:span></text:p>
      <text:p text:style-name="P3"><text:s text:c="5"/><text:span text:style-name="T1">| &gt; loader_time: 0.0105 <text:s/>(0.007668808351421178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1910877227783194 [0m(+0.00039649009704589757)</text:span></text:p>
      <text:p text:style-name="P3"><text:s text:c="5"/><text:span text:style-name="T1">| &gt; avg_loss_disc:[91m 2.6609639326731362 [0m(+0.10315642754236842)</text:span></text:p>
      <text:p text:style-name="P3"><text:s text:c="5"/><text:span text:style-name="T1">| &gt; avg_loss_disc_real_0:[92m 0.1488983022669951 [0m(-7.042226692041686e-05)</text:span></text:p>
      <text:p text:style-name="P3"><text:s text:c="5"/><text:span text:style-name="T1">| &gt; avg_loss_disc_real_1:[91m 0.2295402263601621 [0m(+0.037389750281969725)</text:span></text:p>
      <text:p text:style-name="P3"><text:s text:c="5"/><text:span text:style-name="T1">| &gt; avg_loss_disc_real_2:[91m 0.2663899337251981 [0m(+0.07904131213823953)</text:span></text:p>
      <text:p text:style-name="P3"><text:s text:c="5"/><text:span text:style-name="T1">| &gt; avg_loss_disc_real_3:[91m 0.2401322883864244 [0m(+0.006072361022233963)</text:span></text:p>
      <text:p text:style-name="P3"><text:s text:c="5"/><text:span text:style-name="T1">| &gt; avg_loss_disc_real_4:[92m 0.23128235464294752 [0m(-0.02655670419335368)</text:span></text:p>
      <text:p text:style-name="P3"><text:s text:c="5"/><text:span text:style-name="T1">| &gt; avg_loss_disc_real_5:[91m 0.2643620806435744 [0m(+0.03562857210636142)</text:span></text:p>
      <text:p text:style-name="P3"><text:s text:c="5"/><text:span text:style-name="T1">| &gt; avg_loss_0:[91m 2.6609639326731362 [0m(+0.10315642754236842)</text:span></text:p>
      <text:p text:style-name="P3"><text:s text:c="5"/><text:span text:style-name="T1">| &gt; avg_loss_gen:[92m 2.048099935054779 [0m(-0.015091419219970703)</text:span></text:p>
      <text:p text:style-name="P3"><text:s text:c="5"/><text:span text:style-name="T1">| &gt; avg_loss_kl:[92m 1.6365828116734822 [0m(-0.06195495525995898)</text:span></text:p>
      <text:p text:style-name="P3"><text:s text:c="5"/><text:span text:style-name="T1">| &gt; avg_loss_feat:[92m 6.365891059239705 [0m(-0.374336202939352)</text:span></text:p>
      <text:p text:style-name="P3"><text:s text:c="5"/><text:span text:style-name="T1">| &gt; avg_loss_mel:[91m 15.483813206354776 [0m(+0.4858384132385254)</text:span></text:p>
      <text:p text:style-name="P3"><text:s text:c="5"/><text:span text:style-name="T1">| &gt; avg_loss_duration:[91m 1.5297860105832417 [0m(+0.004765043656031143)</text:span></text:p>
      <text:p text:style-name="P3"><text:s text:c="5"/><text:span text:style-name="T1">| &gt; avg_loss_1:[91m 27.064173539479572 [0m(+0.03922128677368164)</text:span></text:p>
      <text:p text:style-name="P5"/>
      <text:p text:style-name="P5"/>
      <text:p text:style-name="P1">[4m[1m &gt; EPOCH: 13/50[0m</text:p>
      <text:p text:style-name="P3"><text:s/><text:span text:style-name="T1">--&gt; /kaggle/working/vits_4_nov-May-14-2025_10+28AM-0000000</text:span></text:p>
      <text:p text:style-name="P5"/>
      <text:p text:style-name="P1"><text:soft-page-break/>[1m &gt; TRAINING (2025-05-14 12:11:46) [0m</text:p>
      <text:p text:style-name="P5"/>
      <text:p text:style-name="P1">[1m <text:s text:c="2"/>--&gt; TIME: 2025-05-14 12:11:51 -- STEP: 9/630 -- GLOBAL_STEP: 885200[0m</text:p>
      <text:p text:style-name="P3"><text:s text:c="5"/><text:span text:style-name="T1">| &gt; loss_disc: 2.4626641273498535 <text:s/>(2.465575509601169)</text:span></text:p>
      <text:p text:style-name="P3"><text:s text:c="5"/><text:span text:style-name="T1">| &gt; loss_disc_real_0: 0.16523875296115875 <text:s/>(0.16188357522090277)</text:span></text:p>
      <text:p text:style-name="P3"><text:s text:c="5"/><text:span text:style-name="T1">| &gt; loss_disc_real_1: 0.21069692075252533 <text:s/>(0.1955033557282554)</text:span></text:p>
      <text:p text:style-name="P3"><text:s text:c="5"/><text:span text:style-name="T1">| &gt; loss_disc_real_2: 0.2458229511976242 <text:s/>(0.21028228104114532)</text:span></text:p>
      <text:p text:style-name="P3"><text:s text:c="5"/><text:span text:style-name="T1">| &gt; loss_disc_real_3: 0.19290126860141754 <text:s/>(0.20618083079655966)</text:span></text:p>
      <text:p text:style-name="P3"><text:s text:c="5"/><text:span text:style-name="T1">| &gt; loss_disc_real_4: 0.22590917348861694 <text:s/>(0.23100743525558048)</text:span></text:p>
      <text:p text:style-name="P3"><text:s text:c="5"/><text:span text:style-name="T1">| &gt; loss_disc_real_5: 0.21218334138393402 <text:s/>(0.2356828467713462)</text:span></text:p>
      <text:p text:style-name="P3"><text:s text:c="5"/><text:span text:style-name="T1">| &gt; loss_0: 2.4626641273498535 <text:s/>(2.465575509601169)</text:span></text:p>
      <text:p text:style-name="P3"><text:s text:c="5"/><text:span text:style-name="T1">| &gt; grad_norm_0: tensor(8.8402, device='cuda:0') <text:s/>(tensor(27.4056, device='cuda:0'))</text:span></text:p>
      <text:p text:style-name="P3"><text:s text:c="5"/><text:span text:style-name="T1">| &gt; loss_gen: 2.362391948699951 <text:s/>(2.3588616847991943)</text:span></text:p>
      <text:p text:style-name="P3"><text:s text:c="5"/><text:span text:style-name="T1">| &gt; loss_kl: 1.225560188293457 <text:s/>(1.4179459545347426)</text:span></text:p>
      <text:p text:style-name="P3"><text:s text:c="5"/><text:span text:style-name="T1">| &gt; loss_feat: 7.935507774353027 <text:s/>(7.652467674679226)</text:span></text:p>
      <text:p text:style-name="P3"><text:s text:c="5"/><text:span text:style-name="T1">| &gt; loss_mel: 14.991159439086914 <text:s/>(15.539214028252495)</text:span></text:p>
      <text:p text:style-name="P3"><text:s text:c="5"/><text:span text:style-name="T1">| &gt; loss_duration: 1.4234752655029297 <text:s/>(1.414964000384013)</text:span></text:p>
      <text:p text:style-name="P3"><text:s text:c="5"/><text:span text:style-name="T1">| &gt; amp_scaler: 256.0 <text:s/>(256.0)</text:span></text:p>
      <text:p text:style-name="P3"><text:s text:c="5"/><text:span text:style-name="T1">| &gt; loss_1: 27.938095092773438 <text:s/>(28.383453157212998)</text:span></text:p>
      <text:p text:style-name="P3"><text:s text:c="5"/><text:span text:style-name="T1">| &gt; grad_norm_1: tensor(252.0452, device='cuda:0') <text:s/>(tensor(375.3961, device='cuda:0'))</text:span></text:p>
      <text:p text:style-name="P3"><text:s text:c="5"/><text:span text:style-name="T1">| &gt; current_lr_0: 0.00019967524363831608 </text:span></text:p>
      <text:p text:style-name="P3"><text:s text:c="5"/><text:span text:style-name="T1">| &gt; current_lr_1: 0.00019967524363831608 </text:span></text:p>
      <text:p text:style-name="P3"><text:s text:c="5"/><text:span text:style-name="T1">| &gt; step_time: 0.5231 <text:s/>(0.5185727543301053)</text:span></text:p>
      <text:p text:style-name="P3"><text:s text:c="5"/><text:span text:style-name="T1">| &gt; loader_time: 0.0049 <text:s/>(0.004576894972059462)</text:span></text:p>
      <text:p text:style-name="P5"/>
      <text:p text:style-name="P5"/>
      <text:p text:style-name="P1">[1m <text:s text:c="2"/>--&gt; TIME: 2025-05-14 12:12:46 -- STEP: 109/630 -- GLOBAL_STEP: 885300[0m</text:p>
      <text:p text:style-name="P3"><text:s text:c="5"/><text:span text:style-name="T1">| &gt; loss_disc: 2.651432991027832 <text:s/>(2.561039204991192)</text:span></text:p>
      <text:p text:style-name="P3"><text:s text:c="5"/><text:span text:style-name="T1">| &gt; loss_disc_real_0: 0.1519671380519867 <text:s/>(0.16589504808460903)</text:span></text:p>
      <text:p text:style-name="P3"><text:s text:c="5"/><text:span text:style-name="T1">| &gt; loss_disc_real_1: 0.2486102283000946 <text:s/>(0.2144629167854239)</text:span></text:p>
      <text:p text:style-name="P3"><text:s text:c="5"/><text:span text:style-name="T1">| &gt; loss_disc_real_2: 0.22213779389858246 <text:s/>(0.22481837349200468)</text:span></text:p>
      <text:p text:style-name="P3"><text:s text:c="5"/><text:span text:style-name="T1">| &gt; loss_disc_real_3: 0.24767988920211792 <text:s/>(0.22690250170887064)</text:span></text:p>
      <text:p text:style-name="P3"><text:s text:c="5"/><text:span text:style-name="T1">| &gt; loss_disc_real_4: 0.2397587150335312 <text:s/>(0.23833036682474504)</text:span></text:p>
      <text:p text:style-name="P3"><text:s text:c="5"/><text:span text:style-name="T1">| &gt; loss_disc_real_5: 0.2353455275297165 <text:s/>(0.22587049308173154)</text:span></text:p>
      <text:p text:style-name="P3"><text:s text:c="5"/><text:span text:style-name="T1">| &gt; loss_0: 2.651432991027832 <text:s/>(2.561039204991192)</text:span></text:p>
      <text:p text:style-name="P3"><text:s text:c="5"/><text:span text:style-name="T1">| &gt; grad_norm_0: tensor(12.4971, device='cuda:0') <text:s/>(tensor(24.5425, device='cuda:0'))</text:span></text:p>
      <text:p text:style-name="P3"><text:s text:c="5"/><text:span text:style-name="T1">| &gt; loss_gen: 2.234114170074463 <text:s/>(2.259984959156141)</text:span></text:p>
      <text:p text:style-name="P3"><text:s text:c="5"/><text:span text:style-name="T1">| &gt; loss_kl: 1.7476603984832764 <text:s/>(1.5935800228643855)</text:span></text:p>
      <text:p text:style-name="P3"><text:s text:c="5"/><text:span text:style-name="T1">| &gt; loss_feat: 6.925206661224365 <text:s/>(7.073546339612489)</text:span></text:p>
      <text:p text:style-name="P3"><text:s text:c="5"/><text:span text:style-name="T1">| &gt; loss_mel: 15.389328002929688 <text:s/>(15.484761833050928)</text:span></text:p>
      <text:p text:style-name="P3"><text:s text:c="5"/><text:span text:style-name="T1">| &gt; loss_duration: 1.4649901390075684 <text:s/>(1.3924597042416214)</text:span></text:p>
      <text:p text:style-name="P3"><text:s text:c="5"/><text:span text:style-name="T1">| &gt; amp_scaler: 256.0 <text:s/>(256.0)</text:span></text:p>
      <text:p text:style-name="P3"><text:s text:c="5"/><text:span text:style-name="T1">| &gt; loss_1: 27.76129913330078 <text:s/>(27.804332803148743)</text:span></text:p>
      <text:p text:style-name="P3"><text:s text:c="5"/><text:span text:style-name="T1">| &gt; grad_norm_1: tensor(59.1416, device='cuda:0') <text:s/>(tensor(321.2398, device='cuda:0'))</text:span></text:p>
      <text:p text:style-name="P3"><text:s text:c="5"/><text:span text:style-name="T1">| &gt; current_lr_0: 0.00019967524363831608 </text:span></text:p>
      <text:p text:style-name="P3"><text:s text:c="5"/><text:span text:style-name="T1">| &gt; current_lr_1: 0.00019967524363831608 </text:span></text:p>
      <text:p text:style-name="P3"><text:s text:c="5"/><text:span text:style-name="T1">| &gt; step_time: 0.5498 <text:s/>(0.5350920279091649)</text:span></text:p>
      <text:p text:style-name="P3"><text:s text:c="5"/><text:span text:style-name="T1">| &gt; loader_time: 0.0065 <text:s/>(0.005446543387316783)</text:span></text:p>
      <text:p text:style-name="P5"/>
      <text:p text:style-name="P5"/>
      <text:p text:style-name="P1">[1m <text:s text:c="2"/>--&gt; TIME: 2025-05-14 12:13:47 -- STEP: 209/630 -- GLOBAL_STEP: 885400[0m</text:p>
      <text:p text:style-name="P3"><text:s text:c="5"/><text:span text:style-name="T1">| &gt; loss_disc: 2.5555615425109863 <text:s/>(2.571830342260845)</text:span></text:p>
      <text:p text:style-name="P3"><text:s text:c="5"/><text:span text:style-name="T1">| &gt; loss_disc_real_0: 0.18167045712471008 <text:s/>(0.16770598998195246)</text:span></text:p>
      <text:p text:style-name="P3"><text:s text:c="5"/><text:span text:style-name="T1">| &gt; loss_disc_real_1: 0.1947217881679535 <text:s/>(0.2138305772719771)</text:span></text:p>
      <text:p text:style-name="P3"><text:s text:c="5"/><text:span text:style-name="T1">| &gt; loss_disc_real_2: 0.19245506823062897 <text:s/>(0.2247541812760978)</text:span></text:p>
      <text:p text:style-name="P3"><text:s text:c="5"/><text:span text:style-name="T1">| &gt; loss_disc_real_3: 0.2212258130311966 <text:s/>(0.22736130055913514)</text:span></text:p>
      <text:p text:style-name="P3"><text:s text:c="5"/><text:span text:style-name="T1">| &gt; loss_disc_real_4: 0.2184542715549469 <text:s/>(0.238456024935371)</text:span></text:p>
      <text:p text:style-name="P3"><text:s text:c="5"/><text:span text:style-name="T1">| &gt; loss_disc_real_5: 0.19774813950061798 <text:s/>(0.23113258960144373)</text:span></text:p>
      <text:p text:style-name="P3"><text:s text:c="5"/><text:span text:style-name="T1">| &gt; loss_0: 2.5555615425109863 <text:s/>(2.571830342260845)</text:span></text:p>
      <text:p text:style-name="P3"><text:soft-page-break/><text:s text:c="5"/><text:span text:style-name="T1">| &gt; grad_norm_0: tensor(22.5188, device='cuda:0') <text:s/>(tensor(21.1319, device='cuda:0'))</text:span></text:p>
      <text:p text:style-name="P3"><text:s text:c="5"/><text:span text:style-name="T1">| &gt; loss_gen: 2.2158753871917725 <text:s/>(2.235779422321959)</text:span></text:p>
      <text:p text:style-name="P3"><text:s text:c="5"/><text:span text:style-name="T1">| &gt; loss_kl: 1.732455849647522 <text:s/>(1.614722405324142)</text:span></text:p>
      <text:p text:style-name="P3"><text:s text:c="5"/><text:span text:style-name="T1">| &gt; loss_feat: 6.772927761077881 <text:s/>(6.976216916262248)</text:span></text:p>
      <text:p text:style-name="P3"><text:s text:c="5"/><text:span text:style-name="T1">| &gt; loss_mel: 16.742538452148438 <text:s/>(15.545727191359232)</text:span></text:p>
      <text:p text:style-name="P3"><text:s text:c="5"/><text:span text:style-name="T1">| &gt; loss_duration: 1.4608774185180664 <text:s/>(1.3609839506696857)</text:span></text:p>
      <text:p text:style-name="P3"><text:s text:c="5"/><text:span text:style-name="T1">| &gt; amp_scaler: 256.0 <text:s/>(256.0)</text:span></text:p>
      <text:p text:style-name="P3"><text:s text:c="5"/><text:span text:style-name="T1">| &gt; loss_1: 28.92467498779297 <text:s/>(27.733429885937266)</text:span></text:p>
      <text:p text:style-name="P3"><text:s text:c="5"/><text:span text:style-name="T1">| &gt; grad_norm_1: tensor(184.9080, device='cuda:0') <text:s/>(tensor(276.6636, device='cuda:0'))</text:span></text:p>
      <text:p text:style-name="P3"><text:s text:c="5"/><text:span text:style-name="T1">| &gt; current_lr_0: 0.00019967524363831608 </text:span></text:p>
      <text:p text:style-name="P3"><text:s text:c="5"/><text:span text:style-name="T1">| &gt; current_lr_1: 0.00019967524363831608 </text:span></text:p>
      <text:p text:style-name="P3"><text:s text:c="5"/><text:span text:style-name="T1">| &gt; step_time: 0.6034 <text:s/>(0.5637198760749049)</text:span></text:p>
      <text:p text:style-name="P3"><text:s text:c="5"/><text:span text:style-name="T1">| &gt; loader_time: 0.0071 <text:s/>(0.0059745277514298)</text:span></text:p>
      <text:p text:style-name="P5"/>
      <text:p text:style-name="P5"/>
      <text:p text:style-name="P1">[1m <text:s text:c="2"/>--&gt; TIME: 2025-05-14 12:14:50 -- STEP: 309/630 -- GLOBAL_STEP: 885500[0m</text:p>
      <text:p text:style-name="P3"><text:s text:c="5"/><text:span text:style-name="T1">| &gt; loss_disc: 2.511476993560791 <text:s/>(2.576811675500715)</text:span></text:p>
      <text:p text:style-name="P3"><text:s text:c="5"/><text:span text:style-name="T1">| &gt; loss_disc_real_0: 0.1775956004858017 <text:s/>(0.1697829640364956)</text:span></text:p>
      <text:p text:style-name="P3"><text:s text:c="5"/><text:span text:style-name="T1">| &gt; loss_disc_real_1: 0.19470460712909698 <text:s/>(0.21339428149959416)</text:span></text:p>
      <text:p text:style-name="P3"><text:s text:c="5"/><text:span text:style-name="T1">| &gt; loss_disc_real_2: 0.18265634775161743 <text:s/>(0.2244476784973083)</text:span></text:p>
      <text:p text:style-name="P3"><text:s text:c="5"/><text:span text:style-name="T1">| &gt; loss_disc_real_3: 0.1998147964477539 <text:s/>(0.2284088978682521)</text:span></text:p>
      <text:p text:style-name="P3"><text:s text:c="5"/><text:span text:style-name="T1">| &gt; loss_disc_real_4: 0.23221470415592194 <text:s/>(0.23820158255717516)</text:span></text:p>
      <text:p text:style-name="P3"><text:s text:c="5"/><text:span text:style-name="T1">| &gt; loss_disc_real_5: 0.22949279844760895 <text:s/>(0.2321302641460425)</text:span></text:p>
      <text:p text:style-name="P3"><text:s text:c="5"/><text:span text:style-name="T1">| &gt; loss_0: 2.511476993560791 <text:s/>(2.576811675500715)</text:span></text:p>
      <text:p text:style-name="P3"><text:s text:c="5"/><text:span text:style-name="T1">| &gt; grad_norm_0: tensor(11.0397, device='cuda:0') <text:s/>(tensor(19.7746, device='cuda:0'))</text:span></text:p>
      <text:p text:style-name="P3"><text:s text:c="5"/><text:span text:style-name="T1">| &gt; loss_gen: 2.196183681488037 <text:s/>(2.2236699961535757)</text:span></text:p>
      <text:p text:style-name="P3"><text:s text:c="5"/><text:span text:style-name="T1">| &gt; loss_kl: 1.6544864177703857 <text:s/>(1.609632953470965)</text:span></text:p>
      <text:p text:style-name="P3"><text:s text:c="5"/><text:span text:style-name="T1">| &gt; loss_feat: 6.476459503173828 <text:s/>(6.919362403042494)</text:span></text:p>
      <text:p text:style-name="P3"><text:s text:c="5"/><text:span text:style-name="T1">| &gt; loss_mel: 15.29267406463623 <text:s/>(15.577699192133537)</text:span></text:p>
      <text:p text:style-name="P3"><text:s text:c="5"/><text:span text:style-name="T1">| &gt; loss_duration: 1.411482334136963 <text:s/>(1.391888761597544)</text:span></text:p>
      <text:p text:style-name="P3"><text:s text:c="5"/><text:span text:style-name="T1">| &gt; amp_scaler: 256.0 <text:s/>(256.0)</text:span></text:p>
      <text:p text:style-name="P3"><text:s text:c="5"/><text:span text:style-name="T1">| &gt; loss_1: 27.031286239624023 <text:s/>(27.72225333031713)</text:span></text:p>
      <text:p text:style-name="P3"><text:s text:c="5"/><text:span text:style-name="T1">| &gt; grad_norm_1: tensor(43.9727, device='cuda:0') <text:s/>(tensor(246.9501, device='cuda:0'))</text:span></text:p>
      <text:p text:style-name="P3"><text:s text:c="5"/><text:span text:style-name="T1">| &gt; current_lr_0: 0.00019967524363831608 </text:span></text:p>
      <text:p text:style-name="P3"><text:s text:c="5"/><text:span text:style-name="T1">| &gt; current_lr_1: 0.00019967524363831608 </text:span></text:p>
      <text:p text:style-name="P3"><text:s text:c="5"/><text:span text:style-name="T1">| &gt; step_time: 0.6329 <text:s/>(0.5828710520537533)</text:span></text:p>
      <text:p text:style-name="P3"><text:s text:c="5"/><text:span text:style-name="T1">| &gt; loader_time: 0.0083 <text:s/>(0.006535887332410099)</text:span></text:p>
      <text:p text:style-name="P5"/>
      <text:p text:style-name="P5"/>
      <text:p text:style-name="P3"><text:s/><text:span text:style-name="T1">&gt; CHECKPOINT : /kaggle/working/vits_4_nov-May-14-2025_10+28AM-0000000/checkpoint_885500.pth</text:span></text:p>
      <text:p text:style-name="P5"/>
      <text:p text:style-name="P1">[1m <text:s text:c="2"/>--&gt; TIME: 2025-05-14 12:16:03 -- STEP: 409/630 -- GLOBAL_STEP: 885600[0m</text:p>
      <text:p text:style-name="P3"><text:s text:c="5"/><text:span text:style-name="T1">| &gt; loss_disc: 2.3304011821746826 <text:s/>(2.5730755795476488)</text:span></text:p>
      <text:p text:style-name="P3"><text:s text:c="5"/><text:span text:style-name="T1">| &gt; loss_disc_real_0: 0.13971199095249176 <text:s/>(0.1710647523293869)</text:span></text:p>
      <text:p text:style-name="P3"><text:s text:c="5"/><text:span text:style-name="T1">| &gt; loss_disc_real_1: 0.15258252620697021 <text:s/>(0.21245730524395381)</text:span></text:p>
      <text:p text:style-name="P3"><text:s text:c="5"/><text:span text:style-name="T1">| &gt; loss_disc_real_2: 0.22354058921337128 <text:s/>(0.22505166776897273)</text:span></text:p>
      <text:p text:style-name="P3"><text:s text:c="5"/><text:span text:style-name="T1">| &gt; loss_disc_real_3: 0.20964165031909943 <text:s/>(0.22791371026365564)</text:span></text:p>
      <text:p text:style-name="P3"><text:s text:c="5"/><text:span text:style-name="T1">| &gt; loss_disc_real_4: 0.22628401219844818 <text:s/>(0.23907064815896648)</text:span></text:p>
      <text:p text:style-name="P3"><text:s text:c="5"/><text:span text:style-name="T1">| &gt; loss_disc_real_5: 0.26859521865844727 <text:s/>(0.2296888278136918)</text:span></text:p>
      <text:p text:style-name="P3"><text:s text:c="5"/><text:span text:style-name="T1">| &gt; loss_0: 2.3304011821746826 <text:s/>(2.5730755795476488)</text:span></text:p>
      <text:p text:style-name="P3"><text:s text:c="5"/><text:span text:style-name="T1">| &gt; grad_norm_0: tensor(43.2699, device='cuda:0') <text:s/>(tensor(21.5438, device='cuda:0'))</text:span></text:p>
      <text:p text:style-name="P3"><text:s text:c="5"/><text:span text:style-name="T1">| &gt; loss_gen: 2.632258176803589 <text:s/>(2.238142419269443)</text:span></text:p>
      <text:p text:style-name="P3"><text:s text:c="5"/><text:span text:style-name="T1">| &gt; loss_kl: 1.7899531126022339 <text:s/>(1.6140901004772605)</text:span></text:p>
      <text:p text:style-name="P3"><text:s text:c="5"/><text:span text:style-name="T1">| &gt; loss_feat: 7.898254871368408 <text:s/>(6.92395017316114)</text:span></text:p>
      <text:p text:style-name="P3"><text:s text:c="5"/><text:span text:style-name="T1">| &gt; loss_mel: 15.159200668334961 <text:s/>(15.616958669461948)</text:span></text:p>
      <text:p text:style-name="P3"><text:s text:c="5"/><text:span text:style-name="T1">| &gt; loss_duration: 1.480552315711975 <text:s/>(1.3949417904711585)</text:span></text:p>
      <text:p text:style-name="P3"><text:s text:c="5"/><text:span text:style-name="T1">| &gt; amp_scaler: 256.0 <text:s/>(256.62591687041555)</text:span></text:p>
      <text:p text:style-name="P3"><text:s text:c="5"/><text:span text:style-name="T1">| &gt; loss_1: 28.96021842956543 <text:s/>(27.788083172077656)</text:span></text:p>
      <text:p text:style-name="P3"><text:soft-page-break/><text:s text:c="5"/><text:span text:style-name="T1">| &gt; grad_norm_1: tensor(759.9622, device='cuda:0') <text:s/>(tensor(267.8400, device='cuda:0'))</text:span></text:p>
      <text:p text:style-name="P3"><text:s text:c="5"/><text:span text:style-name="T1">| &gt; current_lr_0: 0.00019967524363831608 </text:span></text:p>
      <text:p text:style-name="P3"><text:s text:c="5"/><text:span text:style-name="T1">| &gt; current_lr_1: 0.00019967524363831608 </text:span></text:p>
      <text:p text:style-name="P3"><text:s text:c="5"/><text:span text:style-name="T1">| &gt; step_time: 0.7084 <text:s/>(0.6064427808327886)</text:span></text:p>
      <text:p text:style-name="P3"><text:s text:c="5"/><text:span text:style-name="T1">| &gt; loader_time: 0.0084 <text:s/>(0.007065184250437541)</text:span></text:p>
      <text:p text:style-name="P5"/>
      <text:p text:style-name="P5"/>
      <text:p text:style-name="P1">[1m <text:s text:c="2"/>--&gt; TIME: 2025-05-14 12:17:19 -- STEP: 509/630 -- GLOBAL_STEP: 885700[0m</text:p>
      <text:p text:style-name="P3"><text:s text:c="5"/><text:span text:style-name="T1">| &gt; loss_disc: 2.6787991523742676 <text:s/>(2.5738420931435755)</text:span></text:p>
      <text:p text:style-name="P3"><text:s text:c="5"/><text:span text:style-name="T1">| &gt; loss_disc_real_0: 0.27554529905319214 <text:s/>(0.17063130865748136)</text:span></text:p>
      <text:p text:style-name="P3"><text:s text:c="5"/><text:span text:style-name="T1">| &gt; loss_disc_real_1: 0.25057747960090637 <text:s/>(0.2127773158676732)</text:span></text:p>
      <text:p text:style-name="P3"><text:s text:c="5"/><text:span text:style-name="T1">| &gt; loss_disc_real_2: 0.26729968190193176 <text:s/>(0.22555428154927573)</text:span></text:p>
      <text:p text:style-name="P3"><text:s text:c="5"/><text:span text:style-name="T1">| &gt; loss_disc_real_3: 0.19335362315177917 <text:s/>(0.22860534421821474)</text:span></text:p>
      <text:p text:style-name="P3"><text:s text:c="5"/><text:span text:style-name="T1">| &gt; loss_disc_real_4: 0.27297651767730713 <text:s/>(0.2394700216345328)</text:span></text:p>
      <text:p text:style-name="P3"><text:s text:c="5"/><text:span text:style-name="T1">| &gt; loss_disc_real_5: 0.2653614282608032 <text:s/>(0.22951014178909346)</text:span></text:p>
      <text:p text:style-name="P3"><text:s text:c="5"/><text:span text:style-name="T1">| &gt; loss_0: 2.6787991523742676 <text:s/>(2.5738420931435755)</text:span></text:p>
      <text:p text:style-name="P3"><text:s text:c="5"/><text:span text:style-name="T1">| &gt; grad_norm_0: tensor(17.8897, device='cuda:0') <text:s/>(tensor(21.5979, device='cuda:0'))</text:span></text:p>
      <text:p text:style-name="P3"><text:s text:c="5"/><text:span text:style-name="T1">| &gt; loss_gen: 2.1333200931549072 <text:s/>(2.237065792083743)</text:span></text:p>
      <text:p text:style-name="P3"><text:s text:c="5"/><text:span text:style-name="T1">| &gt; loss_kl: 1.8236888647079468 <text:s/>(1.6110793759640167)</text:span></text:p>
      <text:p text:style-name="P3"><text:s text:c="5"/><text:span text:style-name="T1">| &gt; loss_feat: 6.485538005828857 <text:s/>(6.891522437509713)</text:span></text:p>
      <text:p text:style-name="P3"><text:s text:c="5"/><text:span text:style-name="T1">| &gt; loss_mel: 15.62446117401123 <text:s/>(15.604280707878308)</text:span></text:p>
      <text:p text:style-name="P3"><text:s text:c="5"/><text:span text:style-name="T1">| &gt; loss_duration: 1.4566161632537842 <text:s/>(1.4082876804535422)</text:span></text:p>
      <text:p text:style-name="P3"><text:s text:c="5"/><text:span text:style-name="T1">| &gt; amp_scaler: 256.0 <text:s/>(256.50294695481307)</text:span></text:p>
      <text:p text:style-name="P3"><text:s text:c="5"/><text:span text:style-name="T1">| &gt; loss_1: 27.523624420166016 <text:s/>(27.752236008409902)</text:span></text:p>
      <text:p text:style-name="P3"><text:s text:c="5"/><text:span text:style-name="T1">| &gt; grad_norm_1: tensor(124.3000, device='cuda:0') <text:s/>(tensor(265.1223, device='cuda:0'))</text:span></text:p>
      <text:p text:style-name="P3"><text:s text:c="5"/><text:span text:style-name="T1">| &gt; current_lr_0: 0.00019967524363831608 </text:span></text:p>
      <text:p text:style-name="P3"><text:s text:c="5"/><text:span text:style-name="T1">| &gt; current_lr_1: 0.00019967524363831608 </text:span></text:p>
      <text:p text:style-name="P3"><text:s text:c="5"/><text:span text:style-name="T1">| &gt; step_time: 0.8671 <text:s/>(0.6351334697371138)</text:span></text:p>
      <text:p text:style-name="P3"><text:s text:c="5"/><text:span text:style-name="T1">| &gt; loader_time: 0.0104 <text:s/>(0.007577636152915728)</text:span></text:p>
      <text:p text:style-name="P5"/>
      <text:p text:style-name="P5"/>
      <text:p text:style-name="P1">[1m <text:s text:c="2"/>--&gt; TIME: 2025-05-14 12:18:52 -- STEP: 609/630 -- GLOBAL_STEP: 885800[0m</text:p>
      <text:p text:style-name="P3"><text:s text:c="5"/><text:span text:style-name="T1">| &gt; loss_disc: 2.6608455181121826 <text:s/>(2.5747817604021117)</text:span></text:p>
      <text:p text:style-name="P3"><text:s text:c="5"/><text:span text:style-name="T1">| &gt; loss_disc_real_0: 0.26173755526542664 <text:s/>(0.1703338851824965)</text:span></text:p>
      <text:p text:style-name="P3"><text:s text:c="5"/><text:span text:style-name="T1">| &gt; loss_disc_real_1: 0.20325879752635956 <text:s/>(0.21199882923578003)</text:span></text:p>
      <text:p text:style-name="P3"><text:s text:c="5"/><text:span text:style-name="T1">| &gt; loss_disc_real_2: 0.2144782990217209 <text:s/>(0.22619501999250577)</text:span></text:p>
      <text:p text:style-name="P3"><text:s text:c="5"/><text:span text:style-name="T1">| &gt; loss_disc_real_3: 0.2691251039505005 <text:s/>(0.22849306532706337)</text:span></text:p>
      <text:p text:style-name="P3"><text:s text:c="5"/><text:span text:style-name="T1">| &gt; loss_disc_real_4: 0.26970934867858887 <text:s/>(0.23910473000827093)</text:span></text:p>
      <text:p text:style-name="P3"><text:s text:c="5"/><text:span text:style-name="T1">| &gt; loss_disc_real_5: 0.20763996243476868 <text:s/>(0.23056393467831884)</text:span></text:p>
      <text:p text:style-name="P3"><text:s text:c="5"/><text:span text:style-name="T1">| &gt; loss_0: 2.6608455181121826 <text:s/>(2.5747817604021117)</text:span></text:p>
      <text:p text:style-name="P3"><text:s text:c="5"/><text:span text:style-name="T1">| &gt; grad_norm_0: tensor(13.5756, device='cuda:0') <text:s/>(tensor(20.8121, device='cuda:0'))</text:span></text:p>
      <text:p text:style-name="P3"><text:s text:c="5"/><text:span text:style-name="T1">| &gt; loss_gen: 2.3565917015075684 <text:s/>(2.229768458845582)</text:span></text:p>
      <text:p text:style-name="P3"><text:s text:c="5"/><text:span text:style-name="T1">| &gt; loss_kl: 1.5846567153930664 <text:s/>(1.6132372457209876)</text:span></text:p>
      <text:p text:style-name="P3"><text:s text:c="5"/><text:span text:style-name="T1">| &gt; loss_feat: 6.405854225158691 <text:s/>(6.859130121804223)</text:span></text:p>
      <text:p text:style-name="P3"><text:s text:c="5"/><text:span text:style-name="T1">| &gt; loss_mel: 16.06343650817871 <text:s/>(15.59259310536001)</text:span></text:p>
      <text:p text:style-name="P3"><text:s text:c="5"/><text:span text:style-name="T1">| &gt; loss_duration: 1.4844671487808228 <text:s/>(1.418787815496447)</text:span></text:p>
      <text:p text:style-name="P3"><text:s text:c="5"/><text:span text:style-name="T1">| &gt; amp_scaler: 256.0 <text:s/>(256.42036124794714)</text:span></text:p>
      <text:p text:style-name="P3"><text:s text:c="5"/><text:span text:style-name="T1">| &gt; loss_1: 27.89500617980957 <text:s/>(27.713516758384774)</text:span></text:p>
      <text:p text:style-name="P3"><text:s text:c="5"/><text:span text:style-name="T1">| &gt; grad_norm_1: tensor(175.3095, device='cuda:0') <text:s/>(tensor(250.8929, device='cuda:0'))</text:span></text:p>
      <text:p text:style-name="P3"><text:s text:c="5"/><text:span text:style-name="T1">| &gt; current_lr_0: 0.00019967524363831608 </text:span></text:p>
      <text:p text:style-name="P3"><text:s text:c="5"/><text:span text:style-name="T1">| &gt; current_lr_1: 0.00019967524363831608 </text:span></text:p>
      <text:p text:style-name="P3"><text:s text:c="5"/><text:span text:style-name="T1">| &gt; step_time: 1.0706 <text:s/>(0.6797729008303476)</text:span></text:p>
      <text:p text:style-name="P3"><text:s text:c="5"/><text:span text:style-name="T1">| &gt; loader_time: 0.0154 <text:s/>(0.00822519355611065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oft-page-break/><text:s text:c="5"/><text:span text:style-name="T1">| &gt; avg_loader_time:[92m 0.005126059055328369 [0m(-6.50286674499503e-05)</text:span></text:p>
      <text:p text:style-name="P3"><text:s text:c="5"/><text:span text:style-name="T1">| &gt; avg_loss_disc:[91m 2.7093708515167236 [0m(+0.04840691884358739)</text:span></text:p>
      <text:p text:style-name="P3"><text:s text:c="5"/><text:span text:style-name="T1">| &gt; avg_loss_disc_real_0:[92m 0.12843917993207773 [0m(-0.020459122334917368)</text:span></text:p>
      <text:p text:style-name="P3"><text:s text:c="5"/><text:span text:style-name="T1">| &gt; avg_loss_disc_real_1:[92m 0.18193157141407332 [0m(-0.04760865494608879)</text:span></text:p>
      <text:p text:style-name="P3"><text:s text:c="5"/><text:span text:style-name="T1">| &gt; avg_loss_disc_real_2:[92m 0.22413905709981918 [0m(-0.04225087662537891)</text:span></text:p>
      <text:p text:style-name="P3"><text:s text:c="5"/><text:span text:style-name="T1">| &gt; avg_loss_disc_real_3:[92m 0.22696412975589433 [0m(-0.013168158630530058)</text:span></text:p>
      <text:p text:style-name="P3"><text:s text:c="5"/><text:span text:style-name="T1">| &gt; avg_loss_disc_real_4:[91m 0.2359038069844246 [0m(+0.004621452341477067)</text:span></text:p>
      <text:p text:style-name="P3"><text:s text:c="5"/><text:span text:style-name="T1">| &gt; avg_loss_disc_real_5:[92m 0.22522488112250963 [0m(-0.039137199521064786)</text:span></text:p>
      <text:p text:style-name="P3"><text:s text:c="5"/><text:span text:style-name="T1">| &gt; avg_loss_0:[91m 2.7093708515167236 [0m(+0.04840691884358739)</text:span></text:p>
      <text:p text:style-name="P3"><text:s text:c="5"/><text:span text:style-name="T1">| &gt; avg_loss_gen:[92m 1.8399384915828705 [0m(-0.20816144347190857)</text:span></text:p>
      <text:p text:style-name="P3"><text:s text:c="5"/><text:span text:style-name="T1">| &gt; avg_loss_kl:[91m 1.7054350972175598 [0m(+0.06885228554407763)</text:span></text:p>
      <text:p text:style-name="P3"><text:s text:c="5"/><text:span text:style-name="T1">| &gt; avg_loss_feat:[91m 6.654959479967753 [0m(+0.2890684207280483)</text:span></text:p>
      <text:p text:style-name="P3"><text:s text:c="5"/><text:span text:style-name="T1">| &gt; avg_loss_mel:[91m 15.696065664291382 [0m(+0.2122524579366054)</text:span></text:p>
      <text:p text:style-name="P3"><text:s text:c="5"/><text:span text:style-name="T1">| &gt; avg_loss_duration:[92m 1.5195974310239155 [0m(-0.010188579559326172)</text:span></text:p>
      <text:p text:style-name="P3"><text:s text:c="5"/><text:span text:style-name="T1">| &gt; avg_loss_1:[91m 27.415995756785076 [0m(+0.35182221730550367)</text:span></text:p>
      <text:p text:style-name="P5"/>
      <text:p text:style-name="P5"/>
      <text:p text:style-name="P1">[4m[1m &gt; EPOCH: 14/50[0m</text:p>
      <text:p text:style-name="P3"><text:s/><text:span text:style-name="T1">--&gt; /kaggle/working/vits_4_nov-May-14-2025_10+28AM-0000000</text:span></text:p>
      <text:p text:style-name="P5"/>
      <text:p text:style-name="P1">[1m &gt; TRAINING (2025-05-14 12:19:26) [0m</text:p>
      <text:p text:style-name="P5"/>
      <text:p text:style-name="P1">[1m <text:s text:c="2"/>--&gt; TIME: 2025-05-14 12:20:10 -- STEP: 79/630 -- GLOBAL_STEP: 885900[0m</text:p>
      <text:p text:style-name="P3"><text:s text:c="5"/><text:span text:style-name="T1">| &gt; loss_disc: 2.8201327323913574 <text:s/>(2.586397985868816)</text:span></text:p>
      <text:p text:style-name="P3"><text:s text:c="5"/><text:span text:style-name="T1">| &gt; loss_disc_real_0: 0.1421985775232315 <text:s/>(0.16526290425394158)</text:span></text:p>
      <text:p text:style-name="P3"><text:s text:c="5"/><text:span text:style-name="T1">| &gt; loss_disc_real_1: 0.2609029710292816 <text:s/>(0.21580207225265383)</text:span></text:p>
      <text:p text:style-name="P3"><text:s text:c="5"/><text:span text:style-name="T1">| &gt; loss_disc_real_2: 0.33797866106033325 <text:s/>(0.2299657224477092)</text:span></text:p>
      <text:p text:style-name="P3"><text:s text:c="5"/><text:span text:style-name="T1">| &gt; loss_disc_real_3: 0.31356728076934814 <text:s/>(0.2293207017304022)</text:span></text:p>
      <text:p text:style-name="P3"><text:s text:c="5"/><text:span text:style-name="T1">| &gt; loss_disc_real_4: 0.3177231252193451 <text:s/>(0.2403133151274693)</text:span></text:p>
      <text:p text:style-name="P3"><text:s text:c="5"/><text:span text:style-name="T1">| &gt; loss_disc_real_5: 0.2512146830558777 <text:s/>(0.2287988349606719)</text:span></text:p>
      <text:p text:style-name="P3"><text:s text:c="5"/><text:span text:style-name="T1">| &gt; loss_0: 2.8201327323913574 <text:s/>(2.586397985868816)</text:span></text:p>
      <text:p text:style-name="P3"><text:s text:c="5"/><text:span text:style-name="T1">| &gt; grad_norm_0: tensor(22.3192, device='cuda:0') <text:s/>(tensor(22.5841, device='cuda:0'))</text:span></text:p>
      <text:p text:style-name="P3"><text:s text:c="5"/><text:span text:style-name="T1">| &gt; loss_gen: 2.1935250759124756 <text:s/>(2.2243895047827618)</text:span></text:p>
      <text:p text:style-name="P3"><text:s text:c="5"/><text:span text:style-name="T1">| &gt; loss_kl: 1.6877334117889404 <text:s/>(1.5817777823798265)</text:span></text:p>
      <text:p text:style-name="P3"><text:s text:c="5"/><text:span text:style-name="T1">| &gt; loss_feat: 6.601104736328125 <text:s/>(7.04671932775763)</text:span></text:p>
      <text:p text:style-name="P3"><text:s text:c="5"/><text:span text:style-name="T1">| &gt; loss_mel: 16.34673309326172 <text:s/>(15.596877918967717)</text:span></text:p>
      <text:p text:style-name="P3"><text:s text:c="5"/><text:span text:style-name="T1">| &gt; loss_duration: 1.460214376449585 <text:s/>(1.43852832196634)</text:span></text:p>
      <text:p text:style-name="P3"><text:s text:c="5"/><text:span text:style-name="T1">| &gt; amp_scaler: 256.0 <text:s/>(256.0)</text:span></text:p>
      <text:p text:style-name="P3"><text:s text:c="5"/><text:span text:style-name="T1">| &gt; loss_1: 28.289310455322266 <text:s/>(27.888292819638796)</text:span></text:p>
      <text:p text:style-name="P3"><text:s text:c="5"/><text:span text:style-name="T1">| &gt; grad_norm_1: tensor(155.7949, device='cuda:0') <text:s/>(tensor(279.5413, device='cuda:0'))</text:span></text:p>
      <text:p text:style-name="P3"><text:s text:c="5"/><text:span text:style-name="T1">| &gt; current_lr_0: 0.0001996502842328613 </text:span></text:p>
      <text:p text:style-name="P3"><text:s text:c="5"/><text:span text:style-name="T1">| &gt; current_lr_1: 0.0001996502842328613 </text:span></text:p>
      <text:p text:style-name="P3"><text:s text:c="5"/><text:span text:style-name="T1">| &gt; step_time: 0.5343 <text:s/>(0.529182536692559)</text:span></text:p>
      <text:p text:style-name="P3"><text:s text:c="5"/><text:span text:style-name="T1">| &gt; loader_time: 0.0054 <text:s/>(0.005442438246328619)</text:span></text:p>
      <text:p text:style-name="P5"/>
      <text:p text:style-name="P5"/>
      <text:p text:style-name="P1">[1m <text:s text:c="2"/>--&gt; TIME: 2025-05-14 12:21:09 -- STEP: 179/630 -- GLOBAL_STEP: 886000[0m</text:p>
      <text:p text:style-name="P3"><text:s text:c="5"/><text:span text:style-name="T1">| &gt; loss_disc: 2.5658884048461914 <text:s/>(2.5822805172904237)</text:span></text:p>
      <text:p text:style-name="P3"><text:s text:c="5"/><text:span text:style-name="T1">| &gt; loss_disc_real_0: 0.15086740255355835 <text:s/>(0.16624218258777804)</text:span></text:p>
      <text:p text:style-name="P3"><text:s text:c="5"/><text:span text:style-name="T1">| &gt; loss_disc_real_1: 0.2376812845468521 <text:s/>(0.21336636067935208)</text:span></text:p>
      <text:p text:style-name="P3"><text:s text:c="5"/><text:span text:style-name="T1">| &gt; loss_disc_real_2: 0.20542874932289124 <text:s/>(0.2306045770811635)</text:span></text:p>
      <text:p text:style-name="P3"><text:s text:c="5"/><text:span text:style-name="T1">| &gt; loss_disc_real_3: 0.25740358233451843 <text:s/>(0.22831376820969182)</text:span></text:p>
      <text:p text:style-name="P3"><text:s text:c="5"/><text:span text:style-name="T1">| &gt; loss_disc_real_4: 0.21081732213497162 <text:s/>(0.23798524559210132)</text:span></text:p>
      <text:p text:style-name="P3"><text:s text:c="5"/><text:span text:style-name="T1">| &gt; loss_disc_real_5: 0.21048976480960846 <text:s/>(0.22952288946958893)</text:span></text:p>
      <text:p text:style-name="P3"><text:s text:c="5"/><text:span text:style-name="T1">| &gt; loss_0: 2.5658884048461914 <text:s/>(2.5822805172904237)</text:span></text:p>
      <text:p text:style-name="P3"><text:s text:c="5"/><text:span text:style-name="T1">| &gt; grad_norm_0: tensor(9.2602, device='cuda:0') <text:s/>(tensor(21.6135, device='cuda:0'))</text:span></text:p>
      <text:p text:style-name="P3"><text:s text:c="5"/><text:span text:style-name="T1">| &gt; loss_gen: 2.353459358215332 <text:s/>(2.214914408475993)</text:span></text:p>
      <text:p text:style-name="P3"><text:s text:c="5"/><text:span text:style-name="T1">| &gt; loss_kl: 1.6327491998672485 <text:s/>(1.6341353228638291)</text:span></text:p>
      <text:p text:style-name="P3"><text:soft-page-break/><text:s text:c="5"/><text:span text:style-name="T1">| &gt; loss_feat: 8.066092491149902 <text:s/>(7.018603668532558)</text:span></text:p>
      <text:p text:style-name="P3"><text:s text:c="5"/><text:span text:style-name="T1">| &gt; loss_mel: 15.803858757019043 <text:s/>(15.59798507051095)</text:span></text:p>
      <text:p text:style-name="P3"><text:s text:c="5"/><text:span text:style-name="T1">| &gt; loss_duration: 1.4576807022094727 <text:s/>(1.385781821591894)</text:span></text:p>
      <text:p text:style-name="P3"><text:s text:c="5"/><text:span text:style-name="T1">| &gt; amp_scaler: 256.0 <text:s/>(256.0)</text:span></text:p>
      <text:p text:style-name="P3"><text:s text:c="5"/><text:span text:style-name="T1">| &gt; loss_1: 29.313838958740234 <text:s/>(27.85142025867654)</text:span></text:p>
      <text:p text:style-name="P3"><text:s text:c="5"/><text:span text:style-name="T1">| &gt; grad_norm_1: tensor(196.2119, device='cuda:0') <text:s/>(tensor(286.2505, device='cuda:0'))</text:span></text:p>
      <text:p text:style-name="P3"><text:s text:c="5"/><text:span text:style-name="T1">| &gt; current_lr_0: 0.0001996502842328613 </text:span></text:p>
      <text:p text:style-name="P3"><text:s text:c="5"/><text:span text:style-name="T1">| &gt; current_lr_1: 0.0001996502842328613 </text:span></text:p>
      <text:p text:style-name="P3"><text:s text:c="5"/><text:span text:style-name="T1">| &gt; step_time: 0.5749 <text:s/>(0.5558316467860555)</text:span></text:p>
      <text:p text:style-name="P3"><text:s text:c="5"/><text:span text:style-name="T1">| &gt; loader_time: 0.007 <text:s/>(0.005936175085312825)</text:span></text:p>
      <text:p text:style-name="P5"/>
      <text:p text:style-name="P5"/>
      <text:p text:style-name="P3"><text:s/><text:span text:style-name="T1">&gt; CHECKPOINT : /kaggle/working/vits_4_nov-May-14-2025_10+28AM-0000000/checkpoint_886000.pth</text:span></text:p>
      <text:p text:style-name="P5"/>
      <text:p text:style-name="P1">[1m <text:s text:c="2"/>--&gt; TIME: 2025-05-14 12:22:13 -- STEP: 279/630 -- GLOBAL_STEP: 886100[0m</text:p>
      <text:p text:style-name="P3"><text:s text:c="5"/><text:span text:style-name="T1">| &gt; loss_disc: 2.7149240970611572 <text:s/>(2.5882875842432824)</text:span></text:p>
      <text:p text:style-name="P3"><text:s text:c="5"/><text:span text:style-name="T1">| &gt; loss_disc_real_0: 0.19704517722129822 <text:s/>(0.16902326883274163)</text:span></text:p>
      <text:p text:style-name="P3"><text:s text:c="5"/><text:span text:style-name="T1">| &gt; loss_disc_real_1: 0.2127717286348343 <text:s/>(0.21481611312610707)</text:span></text:p>
      <text:p text:style-name="P3"><text:s text:c="5"/><text:span text:style-name="T1">| &gt; loss_disc_real_2: 0.18765975534915924 <text:s/>(0.2292893273108322)</text:span></text:p>
      <text:p text:style-name="P3"><text:s text:c="5"/><text:span text:style-name="T1">| &gt; loss_disc_real_3: 0.24077259004116058 <text:s/>(0.22701179564640087)</text:span></text:p>
      <text:p text:style-name="P3"><text:s text:c="5"/><text:span text:style-name="T1">| &gt; loss_disc_real_4: 0.2700187861919403 <text:s/>(0.24009599715578087)</text:span></text:p>
      <text:p text:style-name="P3"><text:s text:c="5"/><text:span text:style-name="T1">| &gt; loss_disc_real_5: 0.29839736223220825 <text:s/>(0.23107124325622366)</text:span></text:p>
      <text:p text:style-name="P3"><text:s text:c="5"/><text:span text:style-name="T1">| &gt; loss_0: 2.7149240970611572 <text:s/>(2.5882875842432824)</text:span></text:p>
      <text:p text:style-name="P3"><text:s text:c="5"/><text:span text:style-name="T1">| &gt; grad_norm_0: tensor(9.8481, device='cuda:0') <text:s/>(tensor(21.6431, device='cuda:0'))</text:span></text:p>
      <text:p text:style-name="P3"><text:s text:c="5"/><text:span text:style-name="T1">| &gt; loss_gen: 2.051884651184082 <text:s/>(2.213821015904881)</text:span></text:p>
      <text:p text:style-name="P3"><text:s text:c="5"/><text:span text:style-name="T1">| &gt; loss_kl: 1.6524511575698853 <text:s/>(1.6372078836605115)</text:span></text:p>
      <text:p text:style-name="P3"><text:s text:c="5"/><text:span text:style-name="T1">| &gt; loss_feat: 6.422399997711182 <text:s/>(6.944630166535736)</text:span></text:p>
      <text:p text:style-name="P3"><text:s text:c="5"/><text:span text:style-name="T1">| &gt; loss_mel: 16.317947387695312 <text:s/>(15.656827742053617)</text:span></text:p>
      <text:p text:style-name="P3"><text:s text:c="5"/><text:span text:style-name="T1">| &gt; loss_duration: 1.4806774854660034 <text:s/>(1.3908400864584045)</text:span></text:p>
      <text:p text:style-name="P3"><text:s text:c="5"/><text:span text:style-name="T1">| &gt; amp_scaler: 256.0 <text:s/>(256.0)</text:span></text:p>
      <text:p text:style-name="P3"><text:s text:c="5"/><text:span text:style-name="T1">| &gt; loss_1: 27.92535972595215 <text:s/>(27.843326896749517)</text:span></text:p>
      <text:p text:style-name="P3"><text:s text:c="5"/><text:span text:style-name="T1">| &gt; grad_norm_1: tensor(66.6394, device='cuda:0') <text:s/>(tensor(275.3741, device='cuda:0'))</text:span></text:p>
      <text:p text:style-name="P3"><text:s text:c="5"/><text:span text:style-name="T1">| &gt; current_lr_0: 0.0001996502842328613 </text:span></text:p>
      <text:p text:style-name="P3"><text:s text:c="5"/><text:span text:style-name="T1">| &gt; current_lr_1: 0.0001996502842328613 </text:span></text:p>
      <text:p text:style-name="P3"><text:s text:c="5"/><text:span text:style-name="T1">| &gt; step_time: 0.6349 <text:s/>(0.5730287174170161)</text:span></text:p>
      <text:p text:style-name="P3"><text:s text:c="5"/><text:span text:style-name="T1">| &gt; loader_time: 0.0084 <text:s/>(0.006426401035760037)</text:span></text:p>
      <text:p text:style-name="P5"/>
      <text:p text:style-name="P5"/>
      <text:p text:style-name="P1">[1m <text:s text:c="2"/>--&gt; TIME: 2025-05-14 12:23:20 -- STEP: 379/630 -- GLOBAL_STEP: 886200[0m</text:p>
      <text:p text:style-name="P3"><text:s text:c="5"/><text:span text:style-name="T1">| &gt; loss_disc: 2.648956298828125 <text:s/>(2.5872765134695666)</text:span></text:p>
      <text:p text:style-name="P3"><text:s text:c="5"/><text:span text:style-name="T1">| &gt; loss_disc_real_0: 0.16981440782546997 <text:s/>(0.16926793838632453)</text:span></text:p>
      <text:p text:style-name="P3"><text:s text:c="5"/><text:span text:style-name="T1">| &gt; loss_disc_real_1: 0.15014101564884186 <text:s/>(0.2133288282635659)</text:span></text:p>
      <text:p text:style-name="P3"><text:s text:c="5"/><text:span text:style-name="T1">| &gt; loss_disc_real_2: 0.22353559732437134 <text:s/>(0.2286996146698426)</text:span></text:p>
      <text:p text:style-name="P3"><text:s text:c="5"/><text:span text:style-name="T1">| &gt; loss_disc_real_3: 0.22865600883960724 <text:s/>(0.22788137964176944)</text:span></text:p>
      <text:p text:style-name="P3"><text:s text:c="5"/><text:span text:style-name="T1">| &gt; loss_disc_real_4: 0.23394666612148285 <text:s/>(0.24022799101228134)</text:span></text:p>
      <text:p text:style-name="P3"><text:s text:c="5"/><text:span text:style-name="T1">| &gt; loss_disc_real_5: 0.235648974776268 <text:s/>(0.23157472704048207)</text:span></text:p>
      <text:p text:style-name="P3"><text:s text:c="5"/><text:span text:style-name="T1">| &gt; loss_0: 2.648956298828125 <text:s/>(2.5872765134695666)</text:span></text:p>
      <text:p text:style-name="P3"><text:s text:c="5"/><text:span text:style-name="T1">| &gt; grad_norm_0: tensor(31.0091, device='cuda:0') <text:s/>(tensor(20.9807, device='cuda:0'))</text:span></text:p>
      <text:p text:style-name="P3"><text:s text:c="5"/><text:span text:style-name="T1">| &gt; loss_gen: 2.2165770530700684 <text:s/>(2.2061728355437924)</text:span></text:p>
      <text:p text:style-name="P3"><text:s text:c="5"/><text:span text:style-name="T1">| &gt; loss_kl: 1.7611721754074097 <text:s/>(1.6307365475984237)</text:span></text:p>
      <text:p text:style-name="P3"><text:s text:c="5"/><text:span text:style-name="T1">| &gt; loss_feat: 7.392507076263428 <text:s/>(6.875703404006354)</text:span></text:p>
      <text:p text:style-name="P3"><text:s text:c="5"/><text:span text:style-name="T1">| &gt; loss_mel: 15.803804397583008 <text:s/>(15.641702166333362)</text:span></text:p>
      <text:p text:style-name="P3"><text:s text:c="5"/><text:span text:style-name="T1">| &gt; loss_duration: 1.4895012378692627 <text:s/>(1.4087954193432286)</text:span></text:p>
      <text:p text:style-name="P3"><text:s text:c="5"/><text:span text:style-name="T1">| &gt; amp_scaler: 256.0 <text:s/>(256.0)</text:span></text:p>
      <text:p text:style-name="P3"><text:s text:c="5"/><text:span text:style-name="T1">| &gt; loss_1: 28.663562774658203 <text:s/>(27.763110359614632)</text:span></text:p>
      <text:p text:style-name="P3"><text:s text:c="5"/><text:span text:style-name="T1">| &gt; grad_norm_1: tensor(222.8993, device='cuda:0') <text:s/>(tensor(260.6510, device='cuda:0'))</text:span></text:p>
      <text:p text:style-name="P3"><text:s text:c="5"/><text:span text:style-name="T1">| &gt; current_lr_0: 0.0001996502842328613 </text:span></text:p>
      <text:p text:style-name="P3"><text:s text:c="5"/><text:span text:style-name="T1">| &gt; current_lr_1: 0.0001996502842328613 </text:span></text:p>
      <text:p text:style-name="P3"><text:soft-page-break/><text:s text:c="5"/><text:span text:style-name="T1">| &gt; step_time: 0.6809 <text:s/>(0.5943922876997176)</text:span></text:p>
      <text:p text:style-name="P3"><text:s text:c="5"/><text:span text:style-name="T1">| &gt; loader_time: 0.0087 <text:s/>(0.006945388612772354)</text:span></text:p>
      <text:p text:style-name="P5"/>
      <text:p text:style-name="P5"/>
      <text:p text:style-name="P1">[1m <text:s text:c="2"/>--&gt; TIME: 2025-05-14 12:24:32 -- STEP: 479/630 -- GLOBAL_STEP: 886300[0m</text:p>
      <text:p text:style-name="P3"><text:s text:c="5"/><text:span text:style-name="T1">| &gt; loss_disc: 2.5526700019836426 <text:s/>(2.5847730532070803)</text:span></text:p>
      <text:p text:style-name="P3"><text:s text:c="5"/><text:span text:style-name="T1">| &gt; loss_disc_real_0: 0.11484114080667496 <text:s/>(0.16928403998777614)</text:span></text:p>
      <text:p text:style-name="P3"><text:s text:c="5"/><text:span text:style-name="T1">| &gt; loss_disc_real_1: 0.22475802898406982 <text:s/>(0.2136101659721771)</text:span></text:p>
      <text:p text:style-name="P3"><text:s text:c="5"/><text:span text:style-name="T1">| &gt; loss_disc_real_2: 0.22396859526634216 <text:s/>(0.227931973145252)</text:span></text:p>
      <text:p text:style-name="P3"><text:s text:c="5"/><text:span text:style-name="T1">| &gt; loss_disc_real_3: 0.19919507205486298 <text:s/>(0.22809914283314428)</text:span></text:p>
      <text:p text:style-name="P3"><text:s text:c="5"/><text:span text:style-name="T1">| &gt; loss_disc_real_4: 0.2678989768028259 <text:s/>(0.23992421025398628)</text:span></text:p>
      <text:p text:style-name="P3"><text:s text:c="5"/><text:span text:style-name="T1">| &gt; loss_disc_real_5: 0.30342698097229004 <text:s/>(0.2308112381333349)</text:span></text:p>
      <text:p text:style-name="P3"><text:s text:c="5"/><text:span text:style-name="T1">| &gt; loss_0: 2.5526700019836426 <text:s/>(2.5847730532070803)</text:span></text:p>
      <text:p text:style-name="P3"><text:s text:c="5"/><text:span text:style-name="T1">| &gt; grad_norm_0: tensor(47.3099, device='cuda:0') <text:s/>(tensor(21.4174, device='cuda:0'))</text:span></text:p>
      <text:p text:style-name="P3"><text:s text:c="5"/><text:span text:style-name="T1">| &gt; loss_gen: 2.3915112018585205 <text:s/>(2.2097438949632746)</text:span></text:p>
      <text:p text:style-name="P3"><text:s text:c="5"/><text:span text:style-name="T1">| &gt; loss_kl: 1.6384249925613403 <text:s/>(1.6231023986553599)</text:span></text:p>
      <text:p text:style-name="P3"><text:s text:c="5"/><text:span text:style-name="T1">| &gt; loss_feat: 7.391449451446533 <text:s/>(6.8457007746606875)</text:span></text:p>
      <text:p text:style-name="P3"><text:s text:c="5"/><text:span text:style-name="T1">| &gt; loss_mel: 15.496665954589844 <text:s/>(15.613424102050526)</text:span></text:p>
      <text:p text:style-name="P3"><text:s text:c="5"/><text:span text:style-name="T1">| &gt; loss_duration: 1.4675326347351074 <text:s/>(1.408568128165721)</text:span></text:p>
      <text:p text:style-name="P3"><text:s text:c="5"/><text:span text:style-name="T1">| &gt; amp_scaler: 256.0 <text:s/>(256.0)</text:span></text:p>
      <text:p text:style-name="P3"><text:s text:c="5"/><text:span text:style-name="T1">| &gt; loss_1: 28.38558578491211 <text:s/>(27.700539276346035)</text:span></text:p>
      <text:p text:style-name="P3"><text:s text:c="5"/><text:span text:style-name="T1">| &gt; grad_norm_1: tensor(354.9580, device='cuda:0') <text:s/>(tensor(265.3764, device='cuda:0'))</text:span></text:p>
      <text:p text:style-name="P3"><text:s text:c="5"/><text:span text:style-name="T1">| &gt; current_lr_0: 0.0001996502842328613 </text:span></text:p>
      <text:p text:style-name="P3"><text:s text:c="5"/><text:span text:style-name="T1">| &gt; current_lr_1: 0.0001996502842328613 </text:span></text:p>
      <text:p text:style-name="P3"><text:s text:c="5"/><text:span text:style-name="T1">| &gt; step_time: 0.7399 <text:s/>(0.6175135695113028)</text:span></text:p>
      <text:p text:style-name="P3"><text:s text:c="5"/><text:span text:style-name="T1">| &gt; loader_time: 0.011 <text:s/>(0.007483981596403181)</text:span></text:p>
      <text:p text:style-name="P5"/>
      <text:p text:style-name="P5"/>
      <text:p text:style-name="P1">[1m <text:s text:c="2"/>--&gt; TIME: 2025-05-14 12:25:55 -- STEP: 579/630 -- GLOBAL_STEP: 886400[0m</text:p>
      <text:p text:style-name="P3"><text:s text:c="5"/><text:span text:style-name="T1">| &gt; loss_disc: 2.7336974143981934 <text:s/>(2.5847058831513037)</text:span></text:p>
      <text:p text:style-name="P3"><text:s text:c="5"/><text:span text:style-name="T1">| &gt; loss_disc_real_0: 0.20301011204719543 <text:s/>(0.16984132238517352)</text:span></text:p>
      <text:p text:style-name="P3"><text:s text:c="5"/><text:span text:style-name="T1">| &gt; loss_disc_real_1: 0.2269745022058487 <text:s/>(0.2132589089618241)</text:span></text:p>
      <text:p text:style-name="P3"><text:s text:c="5"/><text:span text:style-name="T1">| &gt; loss_disc_real_2: 0.19036339223384857 <text:s/>(0.22771889763998446)</text:span></text:p>
      <text:p text:style-name="P3"><text:s text:c="5"/><text:span text:style-name="T1">| &gt; loss_disc_real_3: 0.199787437915802 <text:s/>(0.22790767916434787)</text:span></text:p>
      <text:p text:style-name="P3"><text:s text:c="5"/><text:span text:style-name="T1">| &gt; loss_disc_real_4: 0.1979357898235321 <text:s/>(0.2396811348014545)</text:span></text:p>
      <text:p text:style-name="P3"><text:s text:c="5"/><text:span text:style-name="T1">| &gt; loss_disc_real_5: 0.2181648463010788 <text:s/>(0.2311877641756094)</text:span></text:p>
      <text:p text:style-name="P3"><text:s text:c="5"/><text:span text:style-name="T1">| &gt; loss_0: 2.7336974143981934 <text:s/>(2.5847058831513037)</text:span></text:p>
      <text:p text:style-name="P3"><text:s text:c="5"/><text:span text:style-name="T1">| &gt; grad_norm_0: tensor(9.7366, device='cuda:0') <text:s/>(tensor(20.9015, device='cuda:0'))</text:span></text:p>
      <text:p text:style-name="P3"><text:s text:c="5"/><text:span text:style-name="T1">| &gt; loss_gen: 2.0012638568878174 <text:s/>(2.2075399889229486)</text:span></text:p>
      <text:p text:style-name="P3"><text:s text:c="5"/><text:span text:style-name="T1">| &gt; loss_kl: 1.6757537126541138 <text:s/>(1.6234749003807285)</text:span></text:p>
      <text:p text:style-name="P3"><text:s text:c="5"/><text:span text:style-name="T1">| &gt; loss_feat: 6.652374267578125 <text:s/>(6.824316276787478)</text:span></text:p>
      <text:p text:style-name="P3"><text:s text:c="5"/><text:span text:style-name="T1">| &gt; loss_mel: 15.36051082611084 <text:s/>(15.61795308964652)</text:span></text:p>
      <text:p text:style-name="P3"><text:s text:c="5"/><text:span text:style-name="T1">| &gt; loss_duration: 1.4851713180541992 <text:s/>(1.4187875745210003)</text:span></text:p>
      <text:p text:style-name="P3"><text:s text:c="5"/><text:span text:style-name="T1">| &gt; amp_scaler: 256.0 <text:s/>(256.0)</text:span></text:p>
      <text:p text:style-name="P3"><text:s text:c="5"/><text:span text:style-name="T1">| &gt; loss_1: 27.17507553100586 <text:s/>(27.69207182572913)</text:span></text:p>
      <text:p text:style-name="P3"><text:s text:c="5"/><text:span text:style-name="T1">| &gt; grad_norm_1: tensor(170.2027, device='cuda:0') <text:s/>(tensor(253.5978, device='cuda:0'))</text:span></text:p>
      <text:p text:style-name="P3"><text:s text:c="5"/><text:span text:style-name="T1">| &gt; current_lr_0: 0.0001996502842328613 </text:span></text:p>
      <text:p text:style-name="P3"><text:s text:c="5"/><text:span text:style-name="T1">| &gt; current_lr_1: 0.0001996502842328613 </text:span></text:p>
      <text:p text:style-name="P3"><text:s text:c="5"/><text:span text:style-name="T1">| &gt; step_time: 0.8984 <text:s/>(0.6506772222502453)</text:span></text:p>
      <text:p text:style-name="P3"><text:s text:c="5"/><text:span text:style-name="T1">| &gt; loader_time: 0.0114 <text:s/>(0.008078420718099171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083858966827393 [0m(-4.220008850097656e-05)</text:span></text:p>
      <text:p text:style-name="P3"><text:s text:c="5"/><text:span text:style-name="T1">| &gt; avg_loss_disc:[91m 2.7636141180992126 [0m(+0.054243266582489014)</text:span></text:p>
      <text:p text:style-name="P3"><text:s text:c="5"/><text:span text:style-name="T1">| &gt; avg_loss_disc_real_0:[91m 0.1564705471197764 [0m(+0.028031367187698664)</text:span></text:p>
      <text:p text:style-name="P3"><text:s text:c="5"/><text:span text:style-name="T1">| &gt; avg_loss_disc_real_1:[91m 0.25150263806184137 [0m(+0.06957106664776805)</text:span></text:p>
      <text:p text:style-name="P3"><text:soft-page-break/><text:s text:c="5"/><text:span text:style-name="T1">| &gt; avg_loss_disc_real_2:[91m 0.26089292640487355 [0m(+0.036753869305054365)</text:span></text:p>
      <text:p text:style-name="P3"><text:s text:c="5"/><text:span text:style-name="T1">| &gt; avg_loss_disc_real_3:[91m 0.29326031481226283 [0m(+0.0662961850563685)</text:span></text:p>
      <text:p text:style-name="P3"><text:s text:c="5"/><text:span text:style-name="T1">| &gt; avg_loss_disc_real_4:[91m 0.2659508449335893 [0m(+0.03004703794916469)</text:span></text:p>
      <text:p text:style-name="P3"><text:s text:c="5"/><text:span text:style-name="T1">| &gt; avg_loss_disc_real_5:[91m 0.2536012791097164 [0m(+0.028376397987206786)</text:span></text:p>
      <text:p text:style-name="P3"><text:s text:c="5"/><text:span text:style-name="T1">| &gt; avg_loss_0:[91m 2.7636141180992126 [0m(+0.054243266582489014)</text:span></text:p>
      <text:p text:style-name="P3"><text:s text:c="5"/><text:span text:style-name="T1">| &gt; avg_loss_gen:[91m 2.1175711353619895 [0m(+0.277632643779119)</text:span></text:p>
      <text:p text:style-name="P3"><text:s text:c="5"/><text:span text:style-name="T1">| &gt; avg_loss_kl:[92m 1.6776643494764965 [0m(-0.027770747741063362)</text:span></text:p>
      <text:p text:style-name="P3"><text:s text:c="5"/><text:span text:style-name="T1">| &gt; avg_loss_feat:[91m 6.814855297406514 [0m(+0.1598958174387608)</text:span></text:p>
      <text:p text:style-name="P3"><text:s text:c="5"/><text:span text:style-name="T1">| &gt; avg_loss_mel:[91m 15.7494109471639 [0m(+0.053345282872518496)</text:span></text:p>
      <text:p text:style-name="P3"><text:s text:c="5"/><text:span text:style-name="T1">| &gt; avg_loss_duration:[91m 1.5226512849330902 [0m(+0.0030538539091746753)</text:span></text:p>
      <text:p text:style-name="P3"><text:s text:c="5"/><text:span text:style-name="T1">| &gt; avg_loss_1:[91m 27.8821538289388 [0m(+0.46615807215372485)</text:span></text:p>
      <text:p text:style-name="P5"/>
      <text:p text:style-name="P5"/>
      <text:p text:style-name="P1">[4m[1m &gt; EPOCH: 15/50[0m</text:p>
      <text:p text:style-name="P3"><text:s/><text:span text:style-name="T1">--&gt; /kaggle/working/vits_4_nov-May-14-2025_10+28AM-0000000</text:span></text:p>
      <text:p text:style-name="P5"/>
      <text:p text:style-name="P1">[1m &gt; TRAINING (2025-05-14 12:26:57) [0m</text:p>
      <text:p text:style-name="P5"/>
      <text:p text:style-name="P1">[1m <text:s text:c="2"/>--&gt; TIME: 2025-05-14 12:27:23 -- STEP: 49/630 -- GLOBAL_STEP: 886500[0m</text:p>
      <text:p text:style-name="P3"><text:s text:c="5"/><text:span text:style-name="T1">| &gt; loss_disc: 2.548855781555176 <text:s/>(2.545114969720646)</text:span></text:p>
      <text:p text:style-name="P3"><text:s text:c="5"/><text:span text:style-name="T1">| &gt; loss_disc_real_0: 0.2467813640832901 <text:s/>(0.1674837664682038)</text:span></text:p>
      <text:p text:style-name="P3"><text:s text:c="5"/><text:span text:style-name="T1">| &gt; loss_disc_real_1: 0.24433402717113495 <text:s/>(0.21855146696372907)</text:span></text:p>
      <text:p text:style-name="P3"><text:s text:c="5"/><text:span text:style-name="T1">| &gt; loss_disc_real_2: 0.21555599570274353 <text:s/>(0.22697971639584522)</text:span></text:p>
      <text:p text:style-name="P3"><text:s text:c="5"/><text:span text:style-name="T1">| &gt; loss_disc_real_3: 0.2022068053483963 <text:s/>(0.22870403710676698)</text:span></text:p>
      <text:p text:style-name="P3"><text:s text:c="5"/><text:span text:style-name="T1">| &gt; loss_disc_real_4: 0.25544223189353943 <text:s/>(0.23922632360944943)</text:span></text:p>
      <text:p text:style-name="P3"><text:s text:c="5"/><text:span text:style-name="T1">| &gt; loss_disc_real_5: 0.26061293482780457 <text:s/>(0.21603344061544963)</text:span></text:p>
      <text:p text:style-name="P3"><text:s text:c="5"/><text:span text:style-name="T1">| &gt; loss_0: 2.548855781555176 <text:s/>(2.545114969720646)</text:span></text:p>
      <text:p text:style-name="P3"><text:s text:c="5"/><text:span text:style-name="T1">| &gt; grad_norm_0: tensor(25.1396, device='cuda:0') <text:s/>(tensor(19.9309, device='cuda:0'))</text:span></text:p>
      <text:p text:style-name="P3"><text:s text:c="5"/><text:span text:style-name="T1">| &gt; loss_gen: 2.29929256439209 <text:s/>(2.2893909142941844)</text:span></text:p>
      <text:p text:style-name="P3"><text:s text:c="5"/><text:span text:style-name="T1">| &gt; loss_kl: 1.5461143255233765 <text:s/>(1.5368111680965035)</text:span></text:p>
      <text:p text:style-name="P3"><text:s text:c="5"/><text:span text:style-name="T1">| &gt; loss_feat: 7.177511692047119 <text:s/>(7.145213350957754)</text:span></text:p>
      <text:p text:style-name="P3"><text:s text:c="5"/><text:span text:style-name="T1">| &gt; loss_mel: 15.046630859375 <text:s/>(15.573283682064135)</text:span></text:p>
      <text:p text:style-name="P3"><text:s text:c="5"/><text:span text:style-name="T1">| &gt; loss_duration: 1.4648265838623047 <text:s/>(1.4353715862546645)</text:span></text:p>
      <text:p text:style-name="P3"><text:s text:c="5"/><text:span text:style-name="T1">| &gt; amp_scaler: 256.0 <text:s/>(256.0)</text:span></text:p>
      <text:p text:style-name="P3"><text:s text:c="5"/><text:span text:style-name="T1">| &gt; loss_1: 27.53437614440918 <text:s/>(27.980070814794423)</text:span></text:p>
      <text:p text:style-name="P3"><text:s text:c="5"/><text:span text:style-name="T1">| &gt; grad_norm_1: tensor(184.2177, device='cuda:0') <text:s/>(tensor(274.7009, device='cuda:0'))</text:span></text:p>
      <text:p text:style-name="P3"><text:s text:c="5"/><text:span text:style-name="T1">| &gt; current_lr_0: 0.00019962532794733217 </text:span></text:p>
      <text:p text:style-name="P3"><text:s text:c="5"/><text:span text:style-name="T1">| &gt; current_lr_1: 0.00019962532794733217 </text:span></text:p>
      <text:p text:style-name="P3"><text:s text:c="5"/><text:span text:style-name="T1">| &gt; step_time: 0.5322 <text:s/>(0.5179532206788352)</text:span></text:p>
      <text:p text:style-name="P3"><text:s text:c="5"/><text:span text:style-name="T1">| &gt; loader_time: 0.0056 <text:s/>(0.004985390877237125)</text:span></text:p>
      <text:p text:style-name="P5"/>
      <text:p text:style-name="P5"/>
      <text:p text:style-name="P3"><text:s/><text:span text:style-name="T1">&gt; CHECKPOINT : /kaggle/working/vits_4_nov-May-14-2025_10+28AM-0000000/checkpoint_886500.pth</text:span></text:p>
      <text:p text:style-name="P5"/>
      <text:p text:style-name="P1">[1m <text:s text:c="2"/>--&gt; TIME: 2025-05-14 12:28:23 -- STEP: 149/630 -- GLOBAL_STEP: 886600[0m</text:p>
      <text:p text:style-name="P3"><text:s text:c="5"/><text:span text:style-name="T1">| &gt; loss_disc: 2.5771162509918213 <text:s/>(2.572962506505466)</text:span></text:p>
      <text:p text:style-name="P3"><text:s text:c="5"/><text:span text:style-name="T1">| &gt; loss_disc_real_0: 0.2151453047990799 <text:s/>(0.16799434269434657)</text:span></text:p>
      <text:p text:style-name="P3"><text:s text:c="5"/><text:span text:style-name="T1">| &gt; loss_disc_real_1: 0.14614242315292358 <text:s/>(0.21579696208038587)</text:span></text:p>
      <text:p text:style-name="P3"><text:s text:c="5"/><text:span text:style-name="T1">| &gt; loss_disc_real_2: 0.25157856941223145 <text:s/>(0.22919810448316918)</text:span></text:p>
      <text:p text:style-name="P3"><text:s text:c="5"/><text:span text:style-name="T1">| &gt; loss_disc_real_3: 0.24491466581821442 <text:s/>(0.22844175894388422)</text:span></text:p>
      <text:p text:style-name="P3"><text:s text:c="5"/><text:span text:style-name="T1">| &gt; loss_disc_real_4: 0.20430012047290802 <text:s/>(0.23876099708496323)</text:span></text:p>
      <text:p text:style-name="P3"><text:s text:c="5"/><text:span text:style-name="T1">| &gt; loss_disc_real_5: 0.19876350462436676 <text:s/>(0.2239793198520705)</text:span></text:p>
      <text:p text:style-name="P3"><text:s text:c="5"/><text:span text:style-name="T1">| &gt; loss_0: 2.5771162509918213 <text:s/>(2.572962506505466)</text:span></text:p>
      <text:p text:style-name="P3"><text:s text:c="5"/><text:span text:style-name="T1">| &gt; grad_norm_0: tensor(16.5817, device='cuda:0') <text:s/>(tensor(20.6717, device='cuda:0'))</text:span></text:p>
      <text:p text:style-name="P3"><text:s text:c="5"/><text:span text:style-name="T1">| &gt; loss_gen: 2.1446616649627686 <text:s/>(2.2450496246350697)</text:span></text:p>
      <text:p text:style-name="P3"><text:s text:c="5"/><text:span text:style-name="T1">| &gt; loss_kl: 1.7574779987335205 <text:s/>(1.5873308865816005)</text:span></text:p>
      <text:p text:style-name="P3"><text:s text:c="5"/><text:span text:style-name="T1">| &gt; loss_feat: 7.242183208465576 <text:s/>(6.988911087880998)</text:span></text:p>
      <text:p text:style-name="P3"><text:s text:c="5"/><text:span text:style-name="T1">| &gt; loss_mel: 16.08262825012207 <text:s/>(15.493016262182453)</text:span></text:p>
      <text:p text:style-name="P3"><text:s text:c="5"/><text:span text:style-name="T1">| &gt; loss_duration: 1.4229449033737183 <text:s/>(1.3705260825637202)</text:span></text:p>
      <text:p text:style-name="P3"><text:soft-page-break/><text:s text:c="5"/><text:span text:style-name="T1">| &gt; amp_scaler: 256.0 <text:s/>(256.0)</text:span></text:p>
      <text:p text:style-name="P3"><text:s text:c="5"/><text:span text:style-name="T1">| &gt; loss_1: 28.6498966217041 <text:s/>(27.684834025850233)</text:span></text:p>
      <text:p text:style-name="P3"><text:s text:c="5"/><text:span text:style-name="T1">| &gt; grad_norm_1: tensor(410.6871, device='cuda:0') <text:s/>(tensor(289.4895, device='cuda:0'))</text:span></text:p>
      <text:p text:style-name="P3"><text:s text:c="5"/><text:span text:style-name="T1">| &gt; current_lr_0: 0.00019962532794733217 </text:span></text:p>
      <text:p text:style-name="P3"><text:s text:c="5"/><text:span text:style-name="T1">| &gt; current_lr_1: 0.00019962532794733217 </text:span></text:p>
      <text:p text:style-name="P3"><text:s text:c="5"/><text:span text:style-name="T1">| &gt; step_time: 0.5593 <text:s/>(0.5406352225566069)</text:span></text:p>
      <text:p text:style-name="P3"><text:s text:c="5"/><text:span text:style-name="T1">| &gt; loader_time: 0.0063 <text:s/>(0.005580121238759698)</text:span></text:p>
      <text:p text:style-name="P5"/>
      <text:p text:style-name="P5"/>
      <text:p text:style-name="P1">[1m <text:s text:c="2"/>--&gt; TIME: 2025-05-14 12:29:23 -- STEP: 249/630 -- GLOBAL_STEP: 886700[0m</text:p>
      <text:p text:style-name="P3"><text:s text:c="5"/><text:span text:style-name="T1">| &gt; loss_disc: 2.3599419593811035 <text:s/>(2.572367424945754)</text:span></text:p>
      <text:p text:style-name="P3"><text:s text:c="5"/><text:span text:style-name="T1">| &gt; loss_disc_real_0: 0.19344991445541382 <text:s/>(0.1690989119341096)</text:span></text:p>
      <text:p text:style-name="P3"><text:s text:c="5"/><text:span text:style-name="T1">| &gt; loss_disc_real_1: 0.18329238891601562 <text:s/>(0.21507471716068835)</text:span></text:p>
      <text:p text:style-name="P3"><text:s text:c="5"/><text:span text:style-name="T1">| &gt; loss_disc_real_2: 0.21175450086593628 <text:s/>(0.2293098411526546)</text:span></text:p>
      <text:p text:style-name="P3"><text:s text:c="5"/><text:span text:style-name="T1">| &gt; loss_disc_real_3: 0.20994052290916443 <text:s/>(0.2272743450470239)</text:span></text:p>
      <text:p text:style-name="P3"><text:s text:c="5"/><text:span text:style-name="T1">| &gt; loss_disc_real_4: 0.23611000180244446 <text:s/>(0.23788367929946946)</text:span></text:p>
      <text:p text:style-name="P3"><text:s text:c="5"/><text:span text:style-name="T1">| &gt; loss_disc_real_5: 0.17887508869171143 <text:s/>(0.22361589594179368)</text:span></text:p>
      <text:p text:style-name="P3"><text:s text:c="5"/><text:span text:style-name="T1">| &gt; loss_0: 2.3599419593811035 <text:s/>(2.572367424945754)</text:span></text:p>
      <text:p text:style-name="P3"><text:s text:c="5"/><text:span text:style-name="T1">| &gt; grad_norm_0: tensor(15.8453, device='cuda:0') <text:s/>(tensor(21.4941, device='cuda:0'))</text:span></text:p>
      <text:p text:style-name="P3"><text:s text:c="5"/><text:span text:style-name="T1">| &gt; loss_gen: 2.408759117126465 <text:s/>(2.246497108754383)</text:span></text:p>
      <text:p text:style-name="P3"><text:s text:c="5"/><text:span text:style-name="T1">| &gt; loss_kl: 1.4837905168533325 <text:s/>(1.5961554938530826)</text:span></text:p>
      <text:p text:style-name="P3"><text:s text:c="5"/><text:span text:style-name="T1">| &gt; loss_feat: 7.051994323730469 <text:s/>(6.9737948241482774)</text:span></text:p>
      <text:p text:style-name="P3"><text:s text:c="5"/><text:span text:style-name="T1">| &gt; loss_mel: 14.707138061523438 <text:s/>(15.532015172353232)</text:span></text:p>
      <text:p text:style-name="P3"><text:s text:c="5"/><text:span text:style-name="T1">| &gt; loss_duration: 1.4301645755767822 <text:s/>(1.3833689105558582)</text:span></text:p>
      <text:p text:style-name="P3"><text:s text:c="5"/><text:span text:style-name="T1">| &gt; amp_scaler: 256.0 <text:s/>(256.0)</text:span></text:p>
      <text:p text:style-name="P3"><text:s text:c="5"/><text:span text:style-name="T1">| &gt; loss_1: 27.08184814453125 <text:s/>(27.731831577408265)</text:span></text:p>
      <text:p text:style-name="P3"><text:s text:c="5"/><text:span text:style-name="T1">| &gt; grad_norm_1: tensor(501.5488, device='cuda:0') <text:s/>(tensor(299.2126, device='cuda:0'))</text:span></text:p>
      <text:p text:style-name="P3"><text:s text:c="5"/><text:span text:style-name="T1">| &gt; current_lr_0: 0.00019962532794733217 </text:span></text:p>
      <text:p text:style-name="P3"><text:s text:c="5"/><text:span text:style-name="T1">| &gt; current_lr_1: 0.00019962532794733217 </text:span></text:p>
      <text:p text:style-name="P3"><text:s text:c="5"/><text:span text:style-name="T1">| &gt; step_time: 0.6014 <text:s/>(0.559791208749794)</text:span></text:p>
      <text:p text:style-name="P3"><text:s text:c="5"/><text:span text:style-name="T1">| &gt; loader_time: 0.0076 <text:s/>(0.0060632879954265265)</text:span></text:p>
      <text:p text:style-name="P5"/>
      <text:p text:style-name="P5"/>
      <text:p text:style-name="P1">[1m <text:s text:c="2"/>--&gt; TIME: 2025-05-14 12:30:28 -- STEP: 349/630 -- GLOBAL_STEP: 886800[0m</text:p>
      <text:p text:style-name="P3"><text:s text:c="5"/><text:span text:style-name="T1">| &gt; loss_disc: 2.567476987838745 <text:s/>(2.5771886885678503)</text:span></text:p>
      <text:p text:style-name="P3"><text:s text:c="5"/><text:span text:style-name="T1">| &gt; loss_disc_real_0: 0.23791305720806122 <text:s/>(0.17000058274129073)</text:span></text:p>
      <text:p text:style-name="P3"><text:s text:c="5"/><text:span text:style-name="T1">| &gt; loss_disc_real_1: 0.23616929352283478 <text:s/>(0.2139391797490653)</text:span></text:p>
      <text:p text:style-name="P3"><text:s text:c="5"/><text:span text:style-name="T1">| &gt; loss_disc_real_2: 0.24059385061264038 <text:s/>(0.22827650935397106)</text:span></text:p>
      <text:p text:style-name="P3"><text:s text:c="5"/><text:span text:style-name="T1">| &gt; loss_disc_real_3: 0.24128906428813934 <text:s/>(0.22876454514043038)</text:span></text:p>
      <text:p text:style-name="P3"><text:s text:c="5"/><text:span text:style-name="T1">| &gt; loss_disc_real_4: 0.2703116834163666 <text:s/>(0.23925282509415743)</text:span></text:p>
      <text:p text:style-name="P3"><text:s text:c="5"/><text:span text:style-name="T1">| &gt; loss_disc_real_5: 0.2342381477355957 <text:s/>(0.2252796941508878)</text:span></text:p>
      <text:p text:style-name="P3"><text:s text:c="5"/><text:span text:style-name="T1">| &gt; loss_0: 2.567476987838745 <text:s/>(2.5771886885678503)</text:span></text:p>
      <text:p text:style-name="P3"><text:s text:c="5"/><text:span text:style-name="T1">| &gt; grad_norm_0: tensor(13.7893, device='cuda:0') <text:s/>(tensor(21.3674, device='cuda:0'))</text:span></text:p>
      <text:p text:style-name="P3"><text:s text:c="5"/><text:span text:style-name="T1">| &gt; loss_gen: 2.1972978115081787 <text:s/>(2.232710318100828)</text:span></text:p>
      <text:p text:style-name="P3"><text:s text:c="5"/><text:span text:style-name="T1">| &gt; loss_kl: 1.521230697631836 <text:s/>(1.6003914653059406)</text:span></text:p>
      <text:p text:style-name="P3"><text:s text:c="5"/><text:span text:style-name="T1">| &gt; loss_feat: 6.651496410369873 <text:s/>(6.896436330582146)</text:span></text:p>
      <text:p text:style-name="P3"><text:s text:c="5"/><text:span text:style-name="T1">| &gt; loss_mel: 15.129722595214844 <text:s/>(15.533544797268842)</text:span></text:p>
      <text:p text:style-name="P3"><text:s text:c="5"/><text:span text:style-name="T1">| &gt; loss_duration: 1.4238643646240234 <text:s/>(1.4045243457941754)</text:span></text:p>
      <text:p text:style-name="P3"><text:s text:c="5"/><text:span text:style-name="T1">| &gt; amp_scaler: 256.0 <text:s/>(256.0)</text:span></text:p>
      <text:p text:style-name="P3"><text:s text:c="5"/><text:span text:style-name="T1">| &gt; loss_1: 26.923612594604492 <text:s/>(27.6676073320274)</text:span></text:p>
      <text:p text:style-name="P3"><text:s text:c="5"/><text:span text:style-name="T1">| &gt; grad_norm_1: tensor(325.4695, device='cuda:0') <text:s/>(tensor(289.5601, device='cuda:0'))</text:span></text:p>
      <text:p text:style-name="P3"><text:s text:c="5"/><text:span text:style-name="T1">| &gt; current_lr_0: 0.00019962532794733217 </text:span></text:p>
      <text:p text:style-name="P3"><text:s text:c="5"/><text:span text:style-name="T1">| &gt; current_lr_1: 0.00019962532794733217 </text:span></text:p>
      <text:p text:style-name="P3"><text:s text:c="5"/><text:span text:style-name="T1">| &gt; step_time: 0.6664 <text:s/>(0.5828046511783985)</text:span></text:p>
      <text:p text:style-name="P3"><text:s text:c="5"/><text:span text:style-name="T1">| &gt; loader_time: 0.0092 <text:s/>(0.006621205021112218)</text:span></text:p>
      <text:p text:style-name="P5"/>
      <text:p text:style-name="P5"/>
      <text:p text:style-name="P1">[1m <text:s text:c="2"/>--&gt; TIME: 2025-05-14 12:31:42 -- STEP: 449/630 -- GLOBAL_STEP: 886900[0m</text:p>
      <text:p text:style-name="P3"><text:s text:c="5"/><text:span text:style-name="T1">| &gt; loss_disc: 2.705989360809326 <text:s/>(2.587277611539198)</text:span></text:p>
      <text:p text:style-name="P3"><text:soft-page-break/><text:s text:c="5"/><text:span text:style-name="T1">| &gt; loss_disc_real_0: 0.24988456070423126 <text:s/>(0.17136856365973813)</text:span></text:p>
      <text:p text:style-name="P3"><text:s text:c="5"/><text:span text:style-name="T1">| &gt; loss_disc_real_1: 0.231417715549469 <text:s/>(0.21439444603925292)</text:span></text:p>
      <text:p text:style-name="P3"><text:s text:c="5"/><text:span text:style-name="T1">| &gt; loss_disc_real_2: 0.24847924709320068 <text:s/>(0.22929106934829915)</text:span></text:p>
      <text:p text:style-name="P3"><text:s text:c="5"/><text:span text:style-name="T1">| &gt; loss_disc_real_3: 0.22963199019432068 <text:s/>(0.22993661008592703)</text:span></text:p>
      <text:p text:style-name="P3"><text:s text:c="5"/><text:span text:style-name="T1">| &gt; loss_disc_real_4: 0.21741093695163727 <text:s/>(0.23951068799320469)</text:span></text:p>
      <text:p text:style-name="P3"><text:s text:c="5"/><text:span text:style-name="T1">| &gt; loss_disc_real_5: 0.2811969220638275 <text:s/>(0.22846879275777027)</text:span></text:p>
      <text:p text:style-name="P3"><text:s text:c="5"/><text:span text:style-name="T1">| &gt; loss_0: 2.705989360809326 <text:s/>(2.587277611539198)</text:span></text:p>
      <text:p text:style-name="P3"><text:s text:c="5"/><text:span text:style-name="T1">| &gt; grad_norm_0: tensor(11.7888, device='cuda:0') <text:s/>(tensor(20.4515, device='cuda:0'))</text:span></text:p>
      <text:p text:style-name="P3"><text:s text:c="5"/><text:span text:style-name="T1">| &gt; loss_gen: 2.2736518383026123 <text:s/>(2.219600769618569)</text:span></text:p>
      <text:p text:style-name="P3"><text:s text:c="5"/><text:span text:style-name="T1">| &gt; loss_kl: 1.5499913692474365 <text:s/>(1.6001018982687611)</text:span></text:p>
      <text:p text:style-name="P3"><text:s text:c="5"/><text:span text:style-name="T1">| &gt; loss_feat: 5.406331539154053 <text:s/>(6.826806637651405)</text:span></text:p>
      <text:p text:style-name="P3"><text:s text:c="5"/><text:span text:style-name="T1">| &gt; loss_mel: 15.123176574707031 <text:s/>(15.527543917530629)</text:span></text:p>
      <text:p text:style-name="P3"><text:s text:c="5"/><text:span text:style-name="T1">| &gt; loss_duration: 1.4369227886199951 <text:s/>(1.4049085864510995)</text:span></text:p>
      <text:p text:style-name="P3"><text:s text:c="5"/><text:span text:style-name="T1">| &gt; amp_scaler: 256.0 <text:s/>(256.0)</text:span></text:p>
      <text:p text:style-name="P3"><text:s text:c="5"/><text:span text:style-name="T1">| &gt; loss_1: 25.790071487426758 <text:s/>(27.57896184602665)</text:span></text:p>
      <text:p text:style-name="P3"><text:s text:c="5"/><text:span text:style-name="T1">| &gt; grad_norm_1: tensor(170.8358, device='cuda:0') <text:s/>(tensor(269.0911, device='cuda:0'))</text:span></text:p>
      <text:p text:style-name="P3"><text:s text:c="5"/><text:span text:style-name="T1">| &gt; current_lr_0: 0.00019962532794733217 </text:span></text:p>
      <text:p text:style-name="P3"><text:s text:c="5"/><text:span text:style-name="T1">| &gt; current_lr_1: 0.00019962532794733217 </text:span></text:p>
      <text:p text:style-name="P3"><text:s text:c="5"/><text:span text:style-name="T1">| &gt; step_time: 0.7057 <text:s/>(0.6151517733168232)</text:span></text:p>
      <text:p text:style-name="P3"><text:s text:c="5"/><text:span text:style-name="T1">| &gt; loader_time: 0.0092 <text:s/>(0.007191254991731027)</text:span></text:p>
      <text:p text:style-name="P5"/>
      <text:p text:style-name="P5"/>
      <text:p text:style-name="P1">[1m <text:s text:c="2"/>--&gt; TIME: 2025-05-14 12:33:02 -- STEP: 549/630 -- GLOBAL_STEP: 887000[0m</text:p>
      <text:p text:style-name="P3"><text:s text:c="5"/><text:span text:style-name="T1">| &gt; loss_disc: 2.6228814125061035 <text:s/>(2.5921540916074597)</text:span></text:p>
      <text:p text:style-name="P3"><text:s text:c="5"/><text:span text:style-name="T1">| &gt; loss_disc_real_0: 0.17930692434310913 <text:s/>(0.17282070712150768)</text:span></text:p>
      <text:p text:style-name="P3"><text:s text:c="5"/><text:span text:style-name="T1">| &gt; loss_disc_real_1: 0.13240420818328857 <text:s/>(0.21487536103564753)</text:span></text:p>
      <text:p text:style-name="P3"><text:s text:c="5"/><text:span text:style-name="T1">| &gt; loss_disc_real_2: 0.19940029084682465 <text:s/>(0.2296085788415429)</text:span></text:p>
      <text:p text:style-name="P3"><text:s text:c="5"/><text:span text:style-name="T1">| &gt; loss_disc_real_3: 0.18404202163219452 <text:s/>(0.23039243469364223)</text:span></text:p>
      <text:p text:style-name="P3"><text:s text:c="5"/><text:span text:style-name="T1">| &gt; loss_disc_real_4: 0.28140631318092346 <text:s/>(0.2393315623095344)</text:span></text:p>
      <text:p text:style-name="P3"><text:s text:c="5"/><text:span text:style-name="T1">| &gt; loss_disc_real_5: 0.23174382746219635 <text:s/>(0.22787622548300496)</text:span></text:p>
      <text:p text:style-name="P3"><text:s text:c="5"/><text:span text:style-name="T1">| &gt; loss_0: 2.6228814125061035 <text:s/>(2.5921540916074597)</text:span></text:p>
      <text:p text:style-name="P3"><text:s text:c="5"/><text:span text:style-name="T1">| &gt; grad_norm_0: tensor(39.8988, device='cuda:0') <text:s/>(tensor(21.1133, device='cuda:0'))</text:span></text:p>
      <text:p text:style-name="P3"><text:s text:c="5"/><text:span text:style-name="T1">| &gt; loss_gen: 2.2301316261291504 <text:s/>(2.215504864525923)</text:span></text:p>
      <text:p text:style-name="P3"><text:s text:c="5"/><text:span text:style-name="T1">| &gt; loss_kl: 1.4824739694595337 <text:s/>(1.6030279824642533)</text:span></text:p>
      <text:p text:style-name="P3"><text:s text:c="5"/><text:span text:style-name="T1">| &gt; loss_feat: 7.6162519454956055 <text:s/>(6.786246865173506)</text:span></text:p>
      <text:p text:style-name="P3"><text:s text:c="5"/><text:span text:style-name="T1">| &gt; loss_mel: 16.141599655151367 <text:s/>(15.519052020839004)</text:span></text:p>
      <text:p text:style-name="P3"><text:s text:c="5"/><text:span text:style-name="T1">| &gt; loss_duration: 1.4764764308929443 <text:s/>(1.4156719474410315)</text:span></text:p>
      <text:p text:style-name="P3"><text:s text:c="5"/><text:span text:style-name="T1">| &gt; amp_scaler: 256.0 <text:s/>(256.0)</text:span></text:p>
      <text:p text:style-name="P3"><text:s text:c="5"/><text:span text:style-name="T1">| &gt; loss_1: 28.94693374633789 <text:s/>(27.539503677729485)</text:span></text:p>
      <text:p text:style-name="P3"><text:s text:c="5"/><text:span text:style-name="T1">| &gt; grad_norm_1: tensor(577.6204, device='cuda:0') <text:s/>(tensor(269.8983, device='cuda:0'))</text:span></text:p>
      <text:p text:style-name="P3"><text:s text:c="5"/><text:span text:style-name="T1">| &gt; current_lr_0: 0.00019962532794733217 </text:span></text:p>
      <text:p text:style-name="P3"><text:s text:c="5"/><text:span text:style-name="T1">| &gt; current_lr_1: 0.00019962532794733217 </text:span></text:p>
      <text:p text:style-name="P3"><text:s text:c="5"/><text:span text:style-name="T1">| &gt; step_time: 0.883 <text:s/>(0.6461484414849344)</text:span></text:p>
      <text:p text:style-name="P3"><text:s text:c="5"/><text:span text:style-name="T1">| &gt; loader_time: 0.0138 <text:s/>(0.007757374497710682)</text:span></text:p>
      <text:p text:style-name="P5"/>
      <text:p text:style-name="P5"/>
      <text:p text:style-name="P3"><text:s/><text:span text:style-name="T1">&gt; CHECKPOINT : /kaggle/working/vits_4_nov-May-14-2025_10+28AM-0000000/checkpoint_8870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94140386581421 [0m(-0.00014245510101318273)</text:span></text:p>
      <text:p text:style-name="P3"><text:s text:c="5"/><text:span text:style-name="T1">| &gt; avg_loss_disc:[92m 2.6272661685943604 [0m(-0.1363479495048523)</text:span></text:p>
      <text:p text:style-name="P3"><text:s text:c="5"/><text:span text:style-name="T1">| &gt; avg_loss_disc_real_0:[91m 0.17897279312213263 [0m(+0.02250224600235623)</text:span></text:p>
      <text:p text:style-name="P3"><text:s text:c="5"/><text:span text:style-name="T1">| &gt; avg_loss_disc_real_1:[92m 0.21402526025970778 [0m(-0.03747737780213359)</text:span></text:p>
      <text:p text:style-name="P3"><text:s text:c="5"/><text:span text:style-name="T1">| &gt; avg_loss_disc_real_2:[91m 0.27699776738882065 [0m(+0.0161048409839471)</text:span></text:p>
      <text:p text:style-name="P3"><text:s text:c="5"/><text:span text:style-name="T1">| &gt; avg_loss_disc_real_3:[92m 0.25850720206896466 [0m(-0.034753112743298176)</text:span></text:p>
      <text:p text:style-name="P3"><text:soft-page-break/><text:s text:c="5"/><text:span text:style-name="T1">| &gt; avg_loss_disc_real_4:[91m 0.2728126347064972 [0m(+0.006861789772907911)</text:span></text:p>
      <text:p text:style-name="P3"><text:s text:c="5"/><text:span text:style-name="T1">| &gt; avg_loss_disc_real_5:[92m 0.24803300450245538 [0m(-0.005568274607261031)</text:span></text:p>
      <text:p text:style-name="P3"><text:s text:c="5"/><text:span text:style-name="T1">| &gt; avg_loss_0:[92m 2.6272661685943604 [0m(-0.1363479495048523)</text:span></text:p>
      <text:p text:style-name="P3"><text:s text:c="5"/><text:span text:style-name="T1">| &gt; avg_loss_gen:[91m 2.2105817596117654 [0m(+0.09301062424977591)</text:span></text:p>
      <text:p text:style-name="P3"><text:s text:c="5"/><text:span text:style-name="T1">| &gt; avg_loss_kl:[91m 1.7033178210258484 [0m(+0.025653471549351936)</text:span></text:p>
      <text:p text:style-name="P3"><text:s text:c="5"/><text:span text:style-name="T1">| &gt; avg_loss_feat:[92m 6.209191004435222 [0m(-0.6056642929712925)</text:span></text:p>
      <text:p text:style-name="P3"><text:s text:c="5"/><text:span text:style-name="T1">| &gt; avg_loss_mel:[92m 15.330597400665283 [0m(-0.41881354649861713)</text:span></text:p>
      <text:p text:style-name="P3"><text:s text:c="5"/><text:span text:style-name="T1">| &gt; avg_loss_duration:[92m 1.5214268267154694 [0m(-0.0012244582176208496)</text:span></text:p>
      <text:p text:style-name="P3"><text:s text:c="5"/><text:span text:style-name="T1">| &gt; avg_loss_1:[92m 26.975114345550537 [0m(-0.9070394833882638)</text:span></text:p>
      <text:p text:style-name="P5"/>
      <text:p text:style-name="P5"/>
      <text:p text:style-name="P1">[4m[1m &gt; EPOCH: 16/50[0m</text:p>
      <text:p text:style-name="P3"><text:s/><text:span text:style-name="T1">--&gt; /kaggle/working/vits_4_nov-May-14-2025_10+28AM-0000000</text:span></text:p>
      <text:p text:style-name="P5"/>
      <text:p text:style-name="P1">[1m &gt; TRAINING (2025-05-14 12:34:37) [0m</text:p>
      <text:p text:style-name="P5"/>
      <text:p text:style-name="P1">[1m <text:s text:c="2"/>--&gt; TIME: 2025-05-14 12:34:48 -- STEP: 19/630 -- GLOBAL_STEP: 887100[0m</text:p>
      <text:p text:style-name="P3"><text:s text:c="5"/><text:span text:style-name="T1">| &gt; loss_disc: 2.706984758377075 <text:s/>(2.6372329937784293)</text:span></text:p>
      <text:p text:style-name="P3"><text:s text:c="5"/><text:span text:style-name="T1">| &gt; loss_disc_real_0: 0.1465105414390564 <text:s/>(0.1688332298868581)</text:span></text:p>
      <text:p text:style-name="P3"><text:s text:c="5"/><text:span text:style-name="T1">| &gt; loss_disc_real_1: 0.2944331467151642 <text:s/>(0.21537950713383525)</text:span></text:p>
      <text:p text:style-name="P3"><text:s text:c="5"/><text:span text:style-name="T1">| &gt; loss_disc_real_2: 0.2256295084953308 <text:s/>(0.2292730572976564)</text:span></text:p>
      <text:p text:style-name="P3"><text:s text:c="5"/><text:span text:style-name="T1">| &gt; loss_disc_real_3: 0.15533585846424103 <text:s/>(0.23943039774894714)</text:span></text:p>
      <text:p text:style-name="P3"><text:s text:c="5"/><text:span text:style-name="T1">| &gt; loss_disc_real_4: 0.22621484100818634 <text:s/>(0.2563487863854358)</text:span></text:p>
      <text:p text:style-name="P3"><text:s text:c="5"/><text:span text:style-name="T1">| &gt; loss_disc_real_5: 0.2284860908985138 <text:s/>(0.2499271199891442)</text:span></text:p>
      <text:p text:style-name="P3"><text:s text:c="5"/><text:span text:style-name="T1">| &gt; loss_0: 2.706984758377075 <text:s/>(2.6372329937784293)</text:span></text:p>
      <text:p text:style-name="P3"><text:s text:c="5"/><text:span text:style-name="T1">| &gt; grad_norm_0: tensor(8.6218, device='cuda:0') <text:s/>(tensor(16.1199, device='cuda:0'))</text:span></text:p>
      <text:p text:style-name="P3"><text:s text:c="5"/><text:span text:style-name="T1">| &gt; loss_gen: 1.9953391551971436 <text:s/>(2.172485778206273)</text:span></text:p>
      <text:p text:style-name="P3"><text:s text:c="5"/><text:span text:style-name="T1">| &gt; loss_kl: 1.7241029739379883 <text:s/>(1.4950682364012067)</text:span></text:p>
      <text:p text:style-name="P3"><text:s text:c="5"/><text:span text:style-name="T1">| &gt; loss_feat: 7.936678886413574 <text:s/>(6.838115215301514)</text:span></text:p>
      <text:p text:style-name="P3"><text:s text:c="5"/><text:span text:style-name="T1">| &gt; loss_mel: 16.07206153869629 <text:s/>(15.727952103865775)</text:span></text:p>
      <text:p text:style-name="P3"><text:s text:c="5"/><text:span text:style-name="T1">| &gt; loss_duration: 1.401944875717163 <text:s/>(1.4172737661160921)</text:span></text:p>
      <text:p text:style-name="P3"><text:s text:c="5"/><text:span text:style-name="T1">| &gt; amp_scaler: 256.0 <text:s/>(256.0)</text:span></text:p>
      <text:p text:style-name="P3"><text:s text:c="5"/><text:span text:style-name="T1">| &gt; loss_1: 29.130126953125 <text:s/>(27.650895068519993)</text:span></text:p>
      <text:p text:style-name="P3"><text:s text:c="5"/><text:span text:style-name="T1">| &gt; grad_norm_1: tensor(136.9735, device='cuda:0') <text:s/>(tensor(182.7776, device='cuda:0'))</text:span></text:p>
      <text:p text:style-name="P3"><text:s text:c="5"/><text:span text:style-name="T1">| &gt; current_lr_0: 0.00019960037478133875 </text:span></text:p>
      <text:p text:style-name="P3"><text:s text:c="5"/><text:span text:style-name="T1">| &gt; current_lr_1: 0.00019960037478133875 </text:span></text:p>
      <text:p text:style-name="P3"><text:s text:c="5"/><text:span text:style-name="T1">| &gt; step_time: 0.5155 <text:s/>(0.5188208755693937)</text:span></text:p>
      <text:p text:style-name="P3"><text:s text:c="5"/><text:span text:style-name="T1">| &gt; loader_time: 0.0049 <text:s/>(0.005140768854241622)</text:span></text:p>
      <text:p text:style-name="P5"/>
      <text:p text:style-name="P5"/>
      <text:p text:style-name="P1">[1m <text:s text:c="2"/>--&gt; TIME: 2025-05-14 12:35:43 -- STEP: 119/630 -- GLOBAL_STEP: 887200[0m</text:p>
      <text:p text:style-name="P3"><text:s text:c="5"/><text:span text:style-name="T1">| &gt; loss_disc: 2.415386199951172 <text:s/>(2.6119349884385836)</text:span></text:p>
      <text:p text:style-name="P3"><text:s text:c="5"/><text:span text:style-name="T1">| &gt; loss_disc_real_0: 0.1527746021747589 <text:s/>(0.17006184523846926)</text:span></text:p>
      <text:p text:style-name="P3"><text:s text:c="5"/><text:span text:style-name="T1">| &gt; loss_disc_real_1: 0.1519836187362671 <text:s/>(0.21378012840487376)</text:span></text:p>
      <text:p text:style-name="P3"><text:s text:c="5"/><text:span text:style-name="T1">| &gt; loss_disc_real_2: 0.217324361205101 <text:s/>(0.22858899631420104)</text:span></text:p>
      <text:p text:style-name="P3"><text:s text:c="5"/><text:span text:style-name="T1">| &gt; loss_disc_real_3: 0.2212873101234436 <text:s/>(0.23325328441227183)</text:span></text:p>
      <text:p text:style-name="P3"><text:s text:c="5"/><text:span text:style-name="T1">| &gt; loss_disc_real_4: 0.24494829773902893 <text:s/>(0.2411991758506839)</text:span></text:p>
      <text:p text:style-name="P3"><text:s text:c="5"/><text:span text:style-name="T1">| &gt; loss_disc_real_5: 0.18569672107696533 <text:s/>(0.23952305467188859)</text:span></text:p>
      <text:p text:style-name="P3"><text:s text:c="5"/><text:span text:style-name="T1">| &gt; loss_0: 2.415386199951172 <text:s/>(2.6119349884385836)</text:span></text:p>
      <text:p text:style-name="P3"><text:s text:c="5"/><text:span text:style-name="T1">| &gt; grad_norm_0: tensor(9.5264, device='cuda:0') <text:s/>(tensor(13.9824, device='cuda:0'))</text:span></text:p>
      <text:p text:style-name="P3"><text:s text:c="5"/><text:span text:style-name="T1">| &gt; loss_gen: 2.4184131622314453 <text:s/>(2.1722052477988876)</text:span></text:p>
      <text:p text:style-name="P3"><text:s text:c="5"/><text:span text:style-name="T1">| &gt; loss_kl: 1.5501067638397217 <text:s/>(1.5699063198907033)</text:span></text:p>
      <text:p text:style-name="P3"><text:s text:c="5"/><text:span text:style-name="T1">| &gt; loss_feat: 7.144192218780518 <text:s/>(6.783076146069695)</text:span></text:p>
      <text:p text:style-name="P3"><text:s text:c="5"/><text:span text:style-name="T1">| &gt; loss_mel: 15.31580638885498 <text:s/>(15.55987749981279)</text:span></text:p>
      <text:p text:style-name="P3"><text:s text:c="5"/><text:span text:style-name="T1">| &gt; loss_duration: 1.4987539052963257 <text:s/>(1.402452083194957)</text:span></text:p>
      <text:p text:style-name="P3"><text:s text:c="5"/><text:span text:style-name="T1">| &gt; amp_scaler: 256.0 <text:s/>(256.0)</text:span></text:p>
      <text:p text:style-name="P3"><text:s text:c="5"/><text:span text:style-name="T1">| &gt; loss_1: 27.92727279663086 <text:s/>(27.48751725268965)</text:span></text:p>
      <text:p text:style-name="P3"><text:s text:c="5"/><text:span text:style-name="T1">| &gt; grad_norm_1: tensor(226.8189, device='cuda:0') <text:s/>(tensor(158.7488, device='cuda:0'))</text:span></text:p>
      <text:p text:style-name="P3"><text:s text:c="5"/><text:span text:style-name="T1">| &gt; current_lr_0: 0.00019960037478133875 </text:span></text:p>
      <text:p text:style-name="P3"><text:soft-page-break/><text:s text:c="5"/><text:span text:style-name="T1">| &gt; current_lr_1: 0.00019960037478133875 </text:span></text:p>
      <text:p text:style-name="P3"><text:s text:c="5"/><text:span text:style-name="T1">| &gt; step_time: 0.5597 <text:s/>(0.5337528180675347)</text:span></text:p>
      <text:p text:style-name="P3"><text:s text:c="5"/><text:span text:style-name="T1">| &gt; loader_time: 0.0065 <text:s/>(0.005526368357554203)</text:span></text:p>
      <text:p text:style-name="P5"/>
      <text:p text:style-name="P5"/>
      <text:p text:style-name="P1">[1m <text:s text:c="2"/>--&gt; TIME: 2025-05-14 12:36:43 -- STEP: 219/630 -- GLOBAL_STEP: 887300[0m</text:p>
      <text:p text:style-name="P3"><text:s text:c="5"/><text:span text:style-name="T1">| &gt; loss_disc: 2.638266086578369 <text:s/>(2.6005397126010554)</text:span></text:p>
      <text:p text:style-name="P3"><text:s text:c="5"/><text:span text:style-name="T1">| &gt; loss_disc_real_0: 0.16823187470436096 <text:s/>(0.17360068279314264)</text:span></text:p>
      <text:p text:style-name="P3"><text:s text:c="5"/><text:span text:style-name="T1">| &gt; loss_disc_real_1: 0.23646531999111176 <text:s/>(0.21368307582863935)</text:span></text:p>
      <text:p text:style-name="P3"><text:s text:c="5"/><text:span text:style-name="T1">| &gt; loss_disc_real_2: 0.2739797830581665 <text:s/>(0.2281674467809669)</text:span></text:p>
      <text:p text:style-name="P3"><text:s text:c="5"/><text:span text:style-name="T1">| &gt; loss_disc_real_3: 0.2792148292064667 <text:s/>(0.23186842552875275)</text:span></text:p>
      <text:p text:style-name="P3"><text:s text:c="5"/><text:span text:style-name="T1">| &gt; loss_disc_real_4: 0.25924423336982727 <text:s/>(0.24016638460768958)</text:span></text:p>
      <text:p text:style-name="P3"><text:s text:c="5"/><text:span text:style-name="T1">| &gt; loss_disc_real_5: 0.24973316490650177 <text:s/>(0.23298136304774786)</text:span></text:p>
      <text:p text:style-name="P3"><text:s text:c="5"/><text:span text:style-name="T1">| &gt; loss_0: 2.638266086578369 <text:s/>(2.6005397126010554)</text:span></text:p>
      <text:p text:style-name="P3"><text:s text:c="5"/><text:span text:style-name="T1">| &gt; grad_norm_0: tensor(15.2779, device='cuda:0') <text:s/>(tensor(19.6571, device='cuda:0'))</text:span></text:p>
      <text:p text:style-name="P3"><text:s text:c="5"/><text:span text:style-name="T1">| &gt; loss_gen: 2.276791572570801 <text:s/>(2.2098615093318297)</text:span></text:p>
      <text:p text:style-name="P3"><text:s text:c="5"/><text:span text:style-name="T1">| &gt; loss_kl: 1.590544581413269 <text:s/>(1.5886369241427065)</text:span></text:p>
      <text:p text:style-name="P3"><text:s text:c="5"/><text:span text:style-name="T1">| &gt; loss_feat: 6.766689300537109 <text:s/>(6.836290938669144)</text:span></text:p>
      <text:p text:style-name="P3"><text:s text:c="5"/><text:span text:style-name="T1">| &gt; loss_mel: 16.578439712524414 <text:s/>(15.545607301198185)</text:span></text:p>
      <text:p text:style-name="P3"><text:s text:c="5"/><text:span text:style-name="T1">| &gt; loss_duration: 1.4775593280792236 <text:s/>(1.3673387771327743)</text:span></text:p>
      <text:p text:style-name="P3"><text:s text:c="5"/><text:span text:style-name="T1">| &gt; amp_scaler: 256.0 <text:s/>(256.0)</text:span></text:p>
      <text:p text:style-name="P3"><text:s text:c="5"/><text:span text:style-name="T1">| &gt; loss_1: 28.69002342224121 <text:s/>(27.54773532745501)</text:span></text:p>
      <text:p text:style-name="P3"><text:s text:c="5"/><text:span text:style-name="T1">| &gt; grad_norm_1: tensor(159.5070, device='cuda:0') <text:s/>(tensor(245.9693, device='cuda:0'))</text:span></text:p>
      <text:p text:style-name="P3"><text:s text:c="5"/><text:span text:style-name="T1">| &gt; current_lr_0: 0.00019960037478133875 </text:span></text:p>
      <text:p text:style-name="P3"><text:s text:c="5"/><text:span text:style-name="T1">| &gt; current_lr_1: 0.00019960037478133875 </text:span></text:p>
      <text:p text:style-name="P3"><text:s text:c="5"/><text:span text:style-name="T1">| &gt; step_time: 0.5848 <text:s/>(0.5581906146654803)</text:span></text:p>
      <text:p text:style-name="P3"><text:s text:c="5"/><text:span text:style-name="T1">| &gt; loader_time: 0.0074 <text:s/>(0.006061982890786646)</text:span></text:p>
      <text:p text:style-name="P5"/>
      <text:p text:style-name="P5"/>
      <text:p text:style-name="P1">[1m <text:s text:c="2"/>--&gt; TIME: 2025-05-14 12:37:47 -- STEP: 319/630 -- GLOBAL_STEP: 887400[0m</text:p>
      <text:p text:style-name="P3"><text:s text:c="5"/><text:span text:style-name="T1">| &gt; loss_disc: 2.6821658611297607 <text:s/>(2.5920872733137057)</text:span></text:p>
      <text:p text:style-name="P3"><text:s text:c="5"/><text:span text:style-name="T1">| &gt; loss_disc_real_0: 0.242845356464386 <text:s/>(0.17217540862418265)</text:span></text:p>
      <text:p text:style-name="P3"><text:s text:c="5"/><text:span text:style-name="T1">| &gt; loss_disc_real_1: 0.19577118754386902 <text:s/>(0.2134193209551718)</text:span></text:p>
      <text:p text:style-name="P3"><text:s text:c="5"/><text:span text:style-name="T1">| &gt; loss_disc_real_2: 0.23395967483520508 <text:s/>(0.22878398566410463)</text:span></text:p>
      <text:p text:style-name="P3"><text:s text:c="5"/><text:span text:style-name="T1">| &gt; loss_disc_real_3: 0.26458796858787537 <text:s/>(0.2313294185553225)</text:span></text:p>
      <text:p text:style-name="P3"><text:s text:c="5"/><text:span text:style-name="T1">| &gt; loss_disc_real_4: 0.28443488478660583 <text:s/>(0.23948718546699954)</text:span></text:p>
      <text:p text:style-name="P3"><text:s text:c="5"/><text:span text:style-name="T1">| &gt; loss_disc_real_5: 0.25694146752357483 <text:s/>(0.2301571603198784)</text:span></text:p>
      <text:p text:style-name="P3"><text:s text:c="5"/><text:span text:style-name="T1">| &gt; loss_0: 2.6821658611297607 <text:s/>(2.5920872733137057)</text:span></text:p>
      <text:p text:style-name="P3"><text:s text:c="5"/><text:span text:style-name="T1">| &gt; grad_norm_0: tensor(70.1628, device='cuda:0') <text:s/>(tensor(20.6815, device='cuda:0'))</text:span></text:p>
      <text:p text:style-name="P3"><text:s text:c="5"/><text:span text:style-name="T1">| &gt; loss_gen: 2.3214335441589355 <text:s/>(2.213360487480523)</text:span></text:p>
      <text:p text:style-name="P3"><text:s text:c="5"/><text:span text:style-name="T1">| &gt; loss_kl: 1.7362627983093262 <text:s/>(1.5855372606026343)</text:span></text:p>
      <text:p text:style-name="P3"><text:s text:c="5"/><text:span text:style-name="T1">| &gt; loss_feat: 5.972080707550049 <text:s/>(6.8272540083499536)</text:span></text:p>
      <text:p text:style-name="P3"><text:s text:c="5"/><text:span text:style-name="T1">| &gt; loss_mel: 14.721064567565918 <text:s/>(15.519853487283832)</text:span></text:p>
      <text:p text:style-name="P3"><text:s text:c="5"/><text:span text:style-name="T1">| &gt; loss_duration: 1.5035208463668823 <text:s/>(1.3960032257540473)</text:span></text:p>
      <text:p text:style-name="P3"><text:s text:c="5"/><text:span text:style-name="T1">| &gt; amp_scaler: 128.0 <text:s/>(250.38244514106583)</text:span></text:p>
      <text:p text:style-name="P3"><text:s text:c="5"/><text:span text:style-name="T1">| &gt; loss_1: 26.254364013671875 <text:s/>(27.54200841491125)</text:span></text:p>
      <text:p text:style-name="P3"><text:s text:c="5"/><text:span text:style-name="T1">| &gt; grad_norm_1: tensor(362.6942, device='cuda:0') <text:s/>(tensor(256.5316, device='cuda:0'))</text:span></text:p>
      <text:p text:style-name="P3"><text:s text:c="5"/><text:span text:style-name="T1">| &gt; current_lr_0: 0.00019960037478133875 </text:span></text:p>
      <text:p text:style-name="P3"><text:s text:c="5"/><text:span text:style-name="T1">| &gt; current_lr_1: 0.00019960037478133875 </text:span></text:p>
      <text:p text:style-name="P3"><text:s text:c="5"/><text:span text:style-name="T1">| &gt; step_time: 0.7084 <text:s/>(0.580252997180138)</text:span></text:p>
      <text:p text:style-name="P3"><text:s text:c="5"/><text:span text:style-name="T1">| &gt; loader_time: 0.0089 <text:s/>(0.006645544943017275)</text:span></text:p>
      <text:p text:style-name="P5"/>
      <text:p text:style-name="P5"/>
      <text:p text:style-name="P1">[1m <text:s text:c="2"/>--&gt; TIME: 2025-05-14 12:38:58 -- STEP: 419/630 -- GLOBAL_STEP: 887500[0m</text:p>
      <text:p text:style-name="P3"><text:s text:c="5"/><text:span text:style-name="T1">| &gt; loss_disc: 2.3933238983154297 <text:s/>(2.594735847737167)</text:span></text:p>
      <text:p text:style-name="P3"><text:s text:c="5"/><text:span text:style-name="T1">| &gt; loss_disc_real_0: 0.1605975329875946 <text:s/>(0.1735411277996611)</text:span></text:p>
      <text:p text:style-name="P3"><text:s text:c="5"/><text:span text:style-name="T1">| &gt; loss_disc_real_1: 0.2174765020608902 <text:s/>(0.21412457088297474)</text:span></text:p>
      <text:p text:style-name="P3"><text:s text:c="5"/><text:span text:style-name="T1">| &gt; loss_disc_real_2: 0.23158171772956848 <text:s/>(0.22875296418735125)</text:span></text:p>
      <text:p text:style-name="P3"><text:s text:c="5"/><text:span text:style-name="T1">| &gt; loss_disc_real_3: 0.2159254252910614 <text:s/>(0.23037210825235008)</text:span></text:p>
      <text:p text:style-name="P3"><text:s text:c="5"/><text:span text:style-name="T1">| &gt; loss_disc_real_4: 0.21253208816051483 <text:s/>(0.23929910511134064)</text:span></text:p>
      <text:p text:style-name="P3"><text:soft-page-break/><text:s text:c="5"/><text:span text:style-name="T1">| &gt; loss_disc_real_5: 0.2355954498052597 <text:s/>(0.23116250510431985)</text:span></text:p>
      <text:p text:style-name="P3"><text:s text:c="5"/><text:span text:style-name="T1">| &gt; loss_0: 2.3933238983154297 <text:s/>(2.594735847737167)</text:span></text:p>
      <text:p text:style-name="P3"><text:s text:c="5"/><text:span text:style-name="T1">| &gt; grad_norm_0: tensor(9.2454, device='cuda:0') <text:s/>(tensor(20.5511, device='cuda:0'))</text:span></text:p>
      <text:p text:style-name="P3"><text:s text:c="5"/><text:span text:style-name="T1">| &gt; loss_gen: 2.245349884033203 <text:s/>(2.2163944708134498)</text:span></text:p>
      <text:p text:style-name="P3"><text:s text:c="5"/><text:span text:style-name="T1">| &gt; loss_kl: 1.5433820486068726 <text:s/>(1.5920569330525003)</text:span></text:p>
      <text:p text:style-name="P3"><text:s text:c="5"/><text:span text:style-name="T1">| &gt; loss_feat: 6.579614162445068 <text:s/>(6.826871915193617)</text:span></text:p>
      <text:p text:style-name="P3"><text:s text:c="5"/><text:span text:style-name="T1">| &gt; loss_mel: 15.413187980651855 <text:s/>(15.543999669659962)</text:span></text:p>
      <text:p text:style-name="P3"><text:s text:c="5"/><text:span text:style-name="T1">| &gt; loss_duration: 1.4599082469940186 <text:s/>(1.3989012978241944)</text:span></text:p>
      <text:p text:style-name="P3"><text:s text:c="5"/><text:span text:style-name="T1">| &gt; amp_scaler: 128.0 <text:s/>(221.1742243436754)</text:span></text:p>
      <text:p text:style-name="P3"><text:s text:c="5"/><text:span text:style-name="T1">| &gt; loss_1: 27.24144172668457 <text:s/>(27.578224227650352)</text:span></text:p>
      <text:p text:style-name="P3"><text:s text:c="5"/><text:span text:style-name="T1">| &gt; grad_norm_1: tensor(327.5768, device='cuda:0') <text:s/>(tensor(254.3087, device='cuda:0'))</text:span></text:p>
      <text:p text:style-name="P3"><text:s text:c="5"/><text:span text:style-name="T1">| &gt; current_lr_0: 0.00019960037478133875 </text:span></text:p>
      <text:p text:style-name="P3"><text:s text:c="5"/><text:span text:style-name="T1">| &gt; current_lr_1: 0.00019960037478133875 </text:span></text:p>
      <text:p text:style-name="P3"><text:s text:c="5"/><text:span text:style-name="T1">| &gt; step_time: 0.741 <text:s/>(0.6085347281435513)</text:span></text:p>
      <text:p text:style-name="P3"><text:s text:c="5"/><text:span text:style-name="T1">| &gt; loader_time: 0.0088 <text:s/>(0.0071991605235170375)</text:span></text:p>
      <text:p text:style-name="P5"/>
      <text:p text:style-name="P5"/>
      <text:p text:style-name="P3"><text:s/><text:span text:style-name="T1">&gt; CHECKPOINT : /kaggle/working/vits_4_nov-May-14-2025_10+28AM-0000000/checkpoint_887500.pth</text:span></text:p>
      <text:p text:style-name="P5"/>
      <text:p text:style-name="P1">[1m <text:s text:c="2"/>--&gt; TIME: 2025-05-14 12:40:20 -- STEP: 519/630 -- GLOBAL_STEP: 887600[0m</text:p>
      <text:p text:style-name="P3"><text:s text:c="5"/><text:span text:style-name="T1">| &gt; loss_disc: 2.701235771179199 <text:s/>(2.594418387881592)</text:span></text:p>
      <text:p text:style-name="P3"><text:s text:c="5"/><text:span text:style-name="T1">| &gt; loss_disc_real_0: 0.1849256008863449 <text:s/>(0.17361741257483324)</text:span></text:p>
      <text:p text:style-name="P3"><text:s text:c="5"/><text:span text:style-name="T1">| &gt; loss_disc_real_1: 0.26189619302749634 <text:s/>(0.21393263842443966)</text:span></text:p>
      <text:p text:style-name="P3"><text:s text:c="5"/><text:span text:style-name="T1">| &gt; loss_disc_real_2: 0.23175102472305298 <text:s/>(0.2282198941431983)</text:span></text:p>
      <text:p text:style-name="P3"><text:s text:c="5"/><text:span text:style-name="T1">| &gt; loss_disc_real_3: 0.24830250442028046 <text:s/>(0.22993499353556737)</text:span></text:p>
      <text:p text:style-name="P3"><text:s text:c="5"/><text:span text:style-name="T1">| &gt; loss_disc_real_4: 0.24035459756851196 <text:s/>(0.2389886988782699)</text:span></text:p>
      <text:p text:style-name="P3"><text:s text:c="5"/><text:span text:style-name="T1">| &gt; loss_disc_real_5: 0.2340366691350937 <text:s/>(0.23170621664423013)</text:span></text:p>
      <text:p text:style-name="P3"><text:s text:c="5"/><text:span text:style-name="T1">| &gt; loss_0: 2.701235771179199 <text:s/>(2.594418387881592)</text:span></text:p>
      <text:p text:style-name="P3"><text:s text:c="5"/><text:span text:style-name="T1">| &gt; grad_norm_0: tensor(16.2044, device='cuda:0') <text:s/>(tensor(19.5486, device='cuda:0'))</text:span></text:p>
      <text:p text:style-name="P3"><text:s text:c="5"/><text:span text:style-name="T1">| &gt; loss_gen: 2.0069026947021484 <text:s/>(2.2083269456448105)</text:span></text:p>
      <text:p text:style-name="P3"><text:s text:c="5"/><text:span text:style-name="T1">| &gt; loss_kl: 1.5804369449615479 <text:s/>(1.5935964584350588)</text:span></text:p>
      <text:p text:style-name="P3"><text:s text:c="5"/><text:span text:style-name="T1">| &gt; loss_feat: 7.952576160430908 <text:s/>(6.764521556552895)</text:span></text:p>
      <text:p text:style-name="P3"><text:s text:c="5"/><text:span text:style-name="T1">| &gt; loss_mel: 14.78344440460205 <text:s/>(15.493141782536442)</text:span></text:p>
      <text:p text:style-name="P3"><text:s text:c="5"/><text:span text:style-name="T1">| &gt; loss_duration: 1.4243139028549194 <text:s/>(1.4114150447422824)</text:span></text:p>
      <text:p text:style-name="P3"><text:s text:c="5"/><text:span text:style-name="T1">| &gt; amp_scaler: 128.0 <text:s/>(203.22157996146436)</text:span></text:p>
      <text:p text:style-name="P3"><text:s text:c="5"/><text:span text:style-name="T1">| &gt; loss_1: 27.7476749420166 <text:s/>(27.471001718774698)</text:span></text:p>
      <text:p text:style-name="P3"><text:s text:c="5"/><text:span text:style-name="T1">| &gt; grad_norm_1: tensor(110.4612, device='cuda:0') <text:s/>(tensor(237.4316, device='cuda:0'))</text:span></text:p>
      <text:p text:style-name="P3"><text:s text:c="5"/><text:span text:style-name="T1">| &gt; current_lr_0: 0.00019960037478133875 </text:span></text:p>
      <text:p text:style-name="P3"><text:s text:c="5"/><text:span text:style-name="T1">| &gt; current_lr_1: 0.00019960037478133875 </text:span></text:p>
      <text:p text:style-name="P3"><text:s text:c="5"/><text:span text:style-name="T1">| &gt; step_time: 0.8268 <text:s/>(0.6384134246664472)</text:span></text:p>
      <text:p text:style-name="P3"><text:s text:c="5"/><text:span text:style-name="T1">| &gt; loader_time: 0.0103 <text:s/>(0.00772906911625798)</text:span></text:p>
      <text:p text:style-name="P5"/>
      <text:p text:style-name="P5"/>
      <text:p text:style-name="P1">[1m <text:s text:c="2"/>--&gt; TIME: 2025-05-14 12:41:53 -- STEP: 619/630 -- GLOBAL_STEP: 887700[0m</text:p>
      <text:p text:style-name="P3"><text:s text:c="5"/><text:span text:style-name="T1">| &gt; loss_disc: 2.7141013145446777 <text:s/>(2.593405575282352)</text:span></text:p>
      <text:p text:style-name="P3"><text:s text:c="5"/><text:span text:style-name="T1">| &gt; loss_disc_real_0: 0.26260945200920105 <text:s/>(0.1739745041496919)</text:span></text:p>
      <text:p text:style-name="P3"><text:s text:c="5"/><text:span text:style-name="T1">| &gt; loss_disc_real_1: 0.2771717309951782 <text:s/>(0.21395088412072238)</text:span></text:p>
      <text:p text:style-name="P3"><text:s text:c="5"/><text:span text:style-name="T1">| &gt; loss_disc_real_2: 0.21421268582344055 <text:s/>(0.22823965019863912)</text:span></text:p>
      <text:p text:style-name="P3"><text:s text:c="5"/><text:span text:style-name="T1">| &gt; loss_disc_real_3: 0.2617532014846802 <text:s/>(0.22983895369800883)</text:span></text:p>
      <text:p text:style-name="P3"><text:s text:c="5"/><text:span text:style-name="T1">| &gt; loss_disc_real_4: 0.2557218372821808 <text:s/>(0.2394049426176629)</text:span></text:p>
      <text:p text:style-name="P3"><text:s text:c="5"/><text:span text:style-name="T1">| &gt; loss_disc_real_5: 0.18317589163780212 <text:s/>(0.2306707408489819)</text:span></text:p>
      <text:p text:style-name="P3"><text:s text:c="5"/><text:span text:style-name="T1">| &gt; loss_0: 2.7141013145446777 <text:s/>(2.593405575282352)</text:span></text:p>
      <text:p text:style-name="P3"><text:s text:c="5"/><text:span text:style-name="T1">| &gt; grad_norm_0: tensor(38.3052, device='cuda:0') <text:s/>(tensor(19.7416, device='cuda:0'))</text:span></text:p>
      <text:p text:style-name="P3"><text:s text:c="5"/><text:span text:style-name="T1">| &gt; loss_gen: 2.328406810760498 <text:s/>(2.2128958499874534)</text:span></text:p>
      <text:p text:style-name="P3"><text:s text:c="5"/><text:span text:style-name="T1">| &gt; loss_kl: 1.6793949604034424 <text:s/>(1.5951537877947148)</text:span></text:p>
      <text:p text:style-name="P3"><text:s text:c="5"/><text:span text:style-name="T1">| &gt; loss_feat: 6.973641872406006 <text:s/>(6.763974751332272)</text:span></text:p>
      <text:p text:style-name="P3"><text:s text:c="5"/><text:span text:style-name="T1">| &gt; loss_mel: 15.250446319580078 <text:s/>(15.504323110441785)</text:span></text:p>
      <text:p text:style-name="P3"><text:s text:c="5"/><text:span text:style-name="T1">| &gt; loss_duration: 1.5281071662902832 <text:s/>(1.421662236646611)</text:span></text:p>
      <text:p text:style-name="P3"><text:soft-page-break/><text:s text:c="5"/><text:span text:style-name="T1">| &gt; amp_scaler: 128.0 <text:s/>(191.06946688206799)</text:span></text:p>
      <text:p text:style-name="P3"><text:s text:c="5"/><text:span text:style-name="T1">| &gt; loss_1: 27.759998321533203 <text:s/>(27.49800969556769)</text:span></text:p>
      <text:p text:style-name="P3"><text:s text:c="5"/><text:span text:style-name="T1">| &gt; grad_norm_1: tensor(647.9454, device='cuda:0') <text:s/>(tensor(240.3706, device='cuda:0'))</text:span></text:p>
      <text:p text:style-name="P3"><text:s text:c="5"/><text:span text:style-name="T1">| &gt; current_lr_0: 0.00019960037478133875 </text:span></text:p>
      <text:p text:style-name="P3"><text:s text:c="5"/><text:span text:style-name="T1">| &gt; current_lr_1: 0.00019960037478133875 </text:span></text:p>
      <text:p text:style-name="P3"><text:s text:c="5"/><text:span text:style-name="T1">| &gt; step_time: 1.0842 <text:s/>(0.6833348971383831)</text:span></text:p>
      <text:p text:style-name="P3"><text:s text:c="5"/><text:span text:style-name="T1">| &gt; loader_time: 0.0137 <text:s/>(0.0083313712395836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4980901877085368 [0m(+3.9498011271158276e-05)</text:span></text:p>
      <text:p text:style-name="P3"><text:s text:c="5"/><text:span text:style-name="T1">| &gt; avg_loss_disc:[91m 2.7026121020317078 [0m(+0.07534593343734741)</text:span></text:p>
      <text:p text:style-name="P3"><text:s text:c="5"/><text:span text:style-name="T1">| &gt; avg_loss_disc_real_0:[91m 0.34090377390384674 [0m(+0.1619309807817141)</text:span></text:p>
      <text:p text:style-name="P3"><text:s text:c="5"/><text:span text:style-name="T1">| &gt; avg_loss_disc_real_1:[91m 0.2451299193004767 [0m(+0.031104659040768923)</text:span></text:p>
      <text:p text:style-name="P3"><text:s text:c="5"/><text:span text:style-name="T1">| &gt; avg_loss_disc_real_2:[92m 0.22851191833615303 [0m(-0.04848584905266762)</text:span></text:p>
      <text:p text:style-name="P3"><text:s text:c="5"/><text:span text:style-name="T1">| &gt; avg_loss_disc_real_3:[92m 0.2187331939737002 [0m(-0.03977400809526446)</text:span></text:p>
      <text:p text:style-name="P3"><text:s text:c="5"/><text:span text:style-name="T1">| &gt; avg_loss_disc_real_4:[92m 0.22371958817044893 [0m(-0.04909304653604826)</text:span></text:p>
      <text:p text:style-name="P3"><text:s text:c="5"/><text:span text:style-name="T1">| &gt; avg_loss_disc_real_5:[92m 0.16605907492339608 [0m(-0.0819739295790593)</text:span></text:p>
      <text:p text:style-name="P3"><text:s text:c="5"/><text:span text:style-name="T1">| &gt; avg_loss_0:[91m 2.7026121020317078 [0m(+0.07534593343734741)</text:span></text:p>
      <text:p text:style-name="P3"><text:s text:c="5"/><text:span text:style-name="T1">| &gt; avg_loss_gen:[91m 2.2717518409093223 [0m(+0.061170081297556855)</text:span></text:p>
      <text:p text:style-name="P3"><text:s text:c="5"/><text:span text:style-name="T1">| &gt; avg_loss_kl:[92m 1.638478289047877 [0m(-0.06483953197797132)</text:span></text:p>
      <text:p text:style-name="P3"><text:s text:c="5"/><text:span text:style-name="T1">| &gt; avg_loss_feat:[91m 6.6160658200581866 [0m(+0.4068748156229649)</text:span></text:p>
      <text:p text:style-name="P3"><text:s text:c="5"/><text:span text:style-name="T1">| &gt; avg_loss_mel:[91m 15.705338637034098 [0m(+0.3747412363688145)</text:span></text:p>
      <text:p text:style-name="P3"><text:s text:c="5"/><text:span text:style-name="T1">| &gt; avg_loss_duration:[91m 1.5283117095629375 [0m(+0.006884882847468132)</text:span></text:p>
      <text:p text:style-name="P3"><text:s text:c="5"/><text:span text:style-name="T1">| &gt; avg_loss_1:[91m 27.75994602839152 [0m(+0.7848316828409843)</text:span></text:p>
      <text:p text:style-name="P5"/>
      <text:p text:style-name="P5"/>
      <text:p text:style-name="P1">[4m[1m &gt; EPOCH: 17/50[0m</text:p>
      <text:p text:style-name="P3"><text:s/><text:span text:style-name="T1">--&gt; /kaggle/working/vits_4_nov-May-14-2025_10+28AM-0000000</text:span></text:p>
      <text:p text:style-name="P5"/>
      <text:p text:style-name="P1">[1m &gt; TRAINING (2025-05-14 12:42:16) [0m</text:p>
      <text:p text:style-name="P5"/>
      <text:p text:style-name="P1">[1m <text:s text:c="2"/>--&gt; TIME: 2025-05-14 12:43:05 -- STEP: 89/630 -- GLOBAL_STEP: 887800[0m</text:p>
      <text:p text:style-name="P3"><text:s text:c="5"/><text:span text:style-name="T1">| &gt; loss_disc: 2.5499958992004395 <text:s/>(2.5619311600588683)</text:span></text:p>
      <text:p text:style-name="P3"><text:s text:c="5"/><text:span text:style-name="T1">| &gt; loss_disc_real_0: 0.17036795616149902 <text:s/>(0.17013325207353977)</text:span></text:p>
      <text:p text:style-name="P3"><text:s text:c="5"/><text:span text:style-name="T1">| &gt; loss_disc_real_1: 0.18993037939071655 <text:s/>(0.21660182432512218)</text:span></text:p>
      <text:p text:style-name="P3"><text:s text:c="5"/><text:span text:style-name="T1">| &gt; loss_disc_real_2: 0.28138116002082825 <text:s/>(0.22519283515683722)</text:span></text:p>
      <text:p text:style-name="P3"><text:s text:c="5"/><text:span text:style-name="T1">| &gt; loss_disc_real_3: 0.20456573367118835 <text:s/>(0.22765200526526805)</text:span></text:p>
      <text:p text:style-name="P3"><text:s text:c="5"/><text:span text:style-name="T1">| &gt; loss_disc_real_4: 0.21829722821712494 <text:s/>(0.2377387936530488)</text:span></text:p>
      <text:p text:style-name="P3"><text:s text:c="5"/><text:span text:style-name="T1">| &gt; loss_disc_real_5: 0.17607367038726807 <text:s/>(0.21717688031076046)</text:span></text:p>
      <text:p text:style-name="P3"><text:s text:c="5"/><text:span text:style-name="T1">| &gt; loss_0: 2.5499958992004395 <text:s/>(2.5619311600588683)</text:span></text:p>
      <text:p text:style-name="P3"><text:s text:c="5"/><text:span text:style-name="T1">| &gt; grad_norm_0: tensor(18.8606, device='cuda:0') <text:s/>(tensor(27.9227, device='cuda:0'))</text:span></text:p>
      <text:p text:style-name="P3"><text:s text:c="5"/><text:span text:style-name="T1">| &gt; loss_gen: 2.3080031871795654 <text:s/>(2.282733974831828)</text:span></text:p>
      <text:p text:style-name="P3"><text:s text:c="5"/><text:span text:style-name="T1">| &gt; loss_kl: 1.8939917087554932 <text:s/>(1.575272798538208)</text:span></text:p>
      <text:p text:style-name="P3"><text:s text:c="5"/><text:span text:style-name="T1">| &gt; loss_feat: 7.268620491027832 <text:s/>(7.105276364958688)</text:span></text:p>
      <text:p text:style-name="P3"><text:s text:c="5"/><text:span text:style-name="T1">| &gt; loss_mel: 15.719191551208496 <text:s/>(15.470960317033061)</text:span></text:p>
      <text:p text:style-name="P3"><text:s text:c="5"/><text:span text:style-name="T1">| &gt; loss_duration: 1.4521772861480713 <text:s/>(1.433372518989477)</text:span></text:p>
      <text:p text:style-name="P3"><text:s text:c="5"/><text:span text:style-name="T1">| &gt; amp_scaler: 128.0 <text:s/>(128.0)</text:span></text:p>
      <text:p text:style-name="P3"><text:s text:c="5"/><text:span text:style-name="T1">| &gt; loss_1: 28.641983032226562 <text:s/>(27.867616139101177)</text:span></text:p>
      <text:p text:style-name="P3"><text:s text:c="5"/><text:span text:style-name="T1">| &gt; grad_norm_1: tensor(290.7354, device='cuda:0') <text:s/>(tensor(397.5861, device='cuda:0'))</text:span></text:p>
      <text:p text:style-name="P3"><text:s text:c="5"/><text:span text:style-name="T1">| &gt; current_lr_0: 0.00019957542473449108 </text:span></text:p>
      <text:p text:style-name="P3"><text:s text:c="5"/><text:span text:style-name="T1">| &gt; current_lr_1: 0.00019957542473449108 </text:span></text:p>
      <text:p text:style-name="P3"><text:s text:c="5"/><text:span text:style-name="T1">| &gt; step_time: 0.5441 <text:s/>(0.5299753874875188)</text:span></text:p>
      <text:p text:style-name="P3"><text:s text:c="5"/><text:span text:style-name="T1">| &gt; loader_time: 0.0061 <text:s/>(0.005387324965401983)</text:span></text:p>
      <text:p text:style-name="P5"/>
      <text:p text:style-name="P5"/>
      <text:p text:style-name="P1">[1m <text:s text:c="2"/>--&gt; TIME: 2025-05-14 12:44:03 -- STEP: 189/630 -- GLOBAL_STEP: 887900[0m</text:p>
      <text:p text:style-name="P3"><text:s text:c="5"/><text:span text:style-name="T1">| &gt; loss_disc: 2.3775649070739746 <text:s/>(2.5766263664084113)</text:span></text:p>
      <text:p text:style-name="P3"><text:soft-page-break/><text:s text:c="5"/><text:span text:style-name="T1">| &gt; loss_disc_real_0: 0.19284561276435852 <text:s/>(0.17006934615512373)</text:span></text:p>
      <text:p text:style-name="P3"><text:s text:c="5"/><text:span text:style-name="T1">| &gt; loss_disc_real_1: 0.21806840598583221 <text:s/>(0.2141462082743014)</text:span></text:p>
      <text:p text:style-name="P3"><text:s text:c="5"/><text:span text:style-name="T1">| &gt; loss_disc_real_2: 0.19572913646697998 <text:s/>(0.2256081567081825)</text:span></text:p>
      <text:p text:style-name="P3"><text:s text:c="5"/><text:span text:style-name="T1">| &gt; loss_disc_real_3: 0.22458818554878235 <text:s/>(0.22862102800891512)</text:span></text:p>
      <text:p text:style-name="P3"><text:s text:c="5"/><text:span text:style-name="T1">| &gt; loss_disc_real_4: 0.21237720549106598 <text:s/>(0.2401027720441263)</text:span></text:p>
      <text:p text:style-name="P3"><text:s text:c="5"/><text:span text:style-name="T1">| &gt; loss_disc_real_5: 0.22456054389476776 <text:s/>(0.22837747716241413)</text:span></text:p>
      <text:p text:style-name="P3"><text:s text:c="5"/><text:span text:style-name="T1">| &gt; loss_0: 2.3775649070739746 <text:s/>(2.5766263664084113)</text:span></text:p>
      <text:p text:style-name="P3"><text:s text:c="5"/><text:span text:style-name="T1">| &gt; grad_norm_0: tensor(17.1473, device='cuda:0') <text:s/>(tensor(22.2514, device='cuda:0'))</text:span></text:p>
      <text:p text:style-name="P3"><text:s text:c="5"/><text:span text:style-name="T1">| &gt; loss_gen: 2.314544916152954 <text:s/>(2.2355259934430407)</text:span></text:p>
      <text:p text:style-name="P3"><text:s text:c="5"/><text:span text:style-name="T1">| &gt; loss_kl: 1.752254605293274 <text:s/>(1.6008941307269706)</text:span></text:p>
      <text:p text:style-name="P3"><text:s text:c="5"/><text:span text:style-name="T1">| &gt; loss_feat: 6.475306987762451 <text:s/>(6.926504518619921)</text:span></text:p>
      <text:p text:style-name="P3"><text:s text:c="5"/><text:span text:style-name="T1">| &gt; loss_mel: 15.15851879119873 <text:s/>(15.462215918081778)</text:span></text:p>
      <text:p text:style-name="P3"><text:s text:c="5"/><text:span text:style-name="T1">| &gt; loss_duration: 1.449163794517517 <text:s/>(1.3959830923685952)</text:span></text:p>
      <text:p text:style-name="P3"><text:s text:c="5"/><text:span text:style-name="T1">| &gt; amp_scaler: 128.0 <text:s/>(128.0)</text:span></text:p>
      <text:p text:style-name="P3"><text:s text:c="5"/><text:span text:style-name="T1">| &gt; loss_1: 27.149789810180664 <text:s/>(27.621123611611665)</text:span></text:p>
      <text:p text:style-name="P3"><text:s text:c="5"/><text:span text:style-name="T1">| &gt; grad_norm_1: tensor(262.3934, device='cuda:0') <text:s/>(tensor(385.1904, device='cuda:0'))</text:span></text:p>
      <text:p text:style-name="P3"><text:s text:c="5"/><text:span text:style-name="T1">| &gt; current_lr_0: 0.00019957542473449108 </text:span></text:p>
      <text:p text:style-name="P3"><text:s text:c="5"/><text:span text:style-name="T1">| &gt; current_lr_1: 0.00019957542473449108 </text:span></text:p>
      <text:p text:style-name="P3"><text:s text:c="5"/><text:span text:style-name="T1">| &gt; step_time: 0.5817 <text:s/>(0.5532513245072948)</text:span></text:p>
      <text:p text:style-name="P3"><text:s text:c="5"/><text:span text:style-name="T1">| &gt; loader_time: 0.0065 <text:s/>(0.005913870675223214)</text:span></text:p>
      <text:p text:style-name="P5"/>
      <text:p text:style-name="P5"/>
      <text:p text:style-name="P1">[1m <text:s text:c="2"/>--&gt; TIME: 2025-05-14 12:45:07 -- STEP: 289/630 -- GLOBAL_STEP: 888000[0m</text:p>
      <text:p text:style-name="P3"><text:s text:c="5"/><text:span text:style-name="T1">| &gt; loss_disc: 2.4583778381347656 <text:s/>(2.5852401091565698)</text:span></text:p>
      <text:p text:style-name="P3"><text:s text:c="5"/><text:span text:style-name="T1">| &gt; loss_disc_real_0: 0.13651369512081146 <text:s/>(0.17067831682498888)</text:span></text:p>
      <text:p text:style-name="P3"><text:s text:c="5"/><text:span text:style-name="T1">| &gt; loss_disc_real_1: 0.2146834284067154 <text:s/>(0.21440626180708208)</text:span></text:p>
      <text:p text:style-name="P3"><text:s text:c="5"/><text:span text:style-name="T1">| &gt; loss_disc_real_2: 0.23147225379943848 <text:s/>(0.22711405544751243)</text:span></text:p>
      <text:p text:style-name="P3"><text:s text:c="5"/><text:span text:style-name="T1">| &gt; loss_disc_real_3: 0.19949156045913696 <text:s/>(0.23008262404727275)</text:span></text:p>
      <text:p text:style-name="P3"><text:s text:c="5"/><text:span text:style-name="T1">| &gt; loss_disc_real_4: 0.2412722110748291 <text:s/>(0.24035893829223606)</text:span></text:p>
      <text:p text:style-name="P3"><text:s text:c="5"/><text:span text:style-name="T1">| &gt; loss_disc_real_5: 0.20612382888793945 <text:s/>(0.22904158301110086)</text:span></text:p>
      <text:p text:style-name="P3"><text:s text:c="5"/><text:span text:style-name="T1">| &gt; loss_0: 2.4583778381347656 <text:s/>(2.5852401091565698)</text:span></text:p>
      <text:p text:style-name="P3"><text:s text:c="5"/><text:span text:style-name="T1">| &gt; grad_norm_0: tensor(12.2912, device='cuda:0') <text:s/>(tensor(21.5246, device='cuda:0'))</text:span></text:p>
      <text:p text:style-name="P3"><text:s text:c="5"/><text:span text:style-name="T1">| &gt; loss_gen: 2.1112284660339355 <text:s/>(2.2259894922942842)</text:span></text:p>
      <text:p text:style-name="P3"><text:s text:c="5"/><text:span text:style-name="T1">| &gt; loss_kl: 1.7224363088607788 <text:s/>(1.617750734193927)</text:span></text:p>
      <text:p text:style-name="P3"><text:s text:c="5"/><text:span text:style-name="T1">| &gt; loss_feat: 6.631711006164551 <text:s/>(6.90372073361618)</text:span></text:p>
      <text:p text:style-name="P3"><text:s text:c="5"/><text:span text:style-name="T1">| &gt; loss_mel: 14.492987632751465 <text:s/>(15.48466954016768)</text:span></text:p>
      <text:p text:style-name="P3"><text:s text:c="5"/><text:span text:style-name="T1">| &gt; loss_duration: 1.4684414863586426 <text:s/>(1.396390423230234)</text:span></text:p>
      <text:p text:style-name="P3"><text:s text:c="5"/><text:span text:style-name="T1">| &gt; amp_scaler: 128.0 <text:s/>(128.0)</text:span></text:p>
      <text:p text:style-name="P3"><text:s text:c="5"/><text:span text:style-name="T1">| &gt; loss_1: 26.426803588867188 <text:s/>(27.6285209457767)</text:span></text:p>
      <text:p text:style-name="P3"><text:s text:c="5"/><text:span text:style-name="T1">| &gt; grad_norm_1: tensor(288.9578, device='cuda:0') <text:s/>(tensor(351.3963, device='cuda:0'))</text:span></text:p>
      <text:p text:style-name="P3"><text:s text:c="5"/><text:span text:style-name="T1">| &gt; current_lr_0: 0.00019957542473449108 </text:span></text:p>
      <text:p text:style-name="P3"><text:s text:c="5"/><text:span text:style-name="T1">| &gt; current_lr_1: 0.00019957542473449108 </text:span></text:p>
      <text:p text:style-name="P3"><text:s text:c="5"/><text:span text:style-name="T1">| &gt; step_time: 0.6378 <text:s/>(0.5781134899099803)</text:span></text:p>
      <text:p text:style-name="P3"><text:s text:c="5"/><text:span text:style-name="T1">| &gt; loader_time: 0.0078 <text:s/>(0.006468574893515828)</text:span></text:p>
      <text:p text:style-name="P5"/>
      <text:p text:style-name="P5"/>
      <text:p text:style-name="P3"><text:s/><text:span text:style-name="T1">&gt; CHECKPOINT : /kaggle/working/vits_4_nov-May-14-2025_10+28AM-0000000/checkpoint_888000.pth</text:span></text:p>
      <text:p text:style-name="P5"/>
      <text:p text:style-name="P1">[1m <text:s text:c="2"/>--&gt; TIME: 2025-05-14 12:46:21 -- STEP: 389/630 -- GLOBAL_STEP: 888100[0m</text:p>
      <text:p text:style-name="P3"><text:s text:c="5"/><text:span text:style-name="T1">| &gt; loss_disc: 2.4875271320343018 <text:s/>(2.591052705034191)</text:span></text:p>
      <text:p text:style-name="P3"><text:s text:c="5"/><text:span text:style-name="T1">| &gt; loss_disc_real_0: 0.17763638496398926 <text:s/>(0.17171998925334683)</text:span></text:p>
      <text:p text:style-name="P3"><text:s text:c="5"/><text:span text:style-name="T1">| &gt; loss_disc_real_1: 0.20309945940971375 <text:s/>(0.2143771173408528)</text:span></text:p>
      <text:p text:style-name="P3"><text:s text:c="5"/><text:span text:style-name="T1">| &gt; loss_disc_real_2: 0.23456935584545135 <text:s/>(0.2270776038764375)</text:span></text:p>
      <text:p text:style-name="P3"><text:s text:c="5"/><text:span text:style-name="T1">| &gt; loss_disc_real_3: 0.2041630744934082 <text:s/>(0.22935991276505674)</text:span></text:p>
      <text:p text:style-name="P3"><text:s text:c="5"/><text:span text:style-name="T1">| &gt; loss_disc_real_4: 0.20490524172782898 <text:s/>(0.24068517128728656)</text:span></text:p>
      <text:p text:style-name="P3"><text:s text:c="5"/><text:span text:style-name="T1">| &gt; loss_disc_real_5: 0.22369495034217834 <text:s/>(0.22991834502370315)</text:span></text:p>
      <text:p text:style-name="P3"><text:s text:c="5"/><text:span text:style-name="T1">| &gt; loss_0: 2.4875271320343018 <text:s/>(2.591052705034191)</text:span></text:p>
      <text:p text:style-name="P3"><text:s text:c="5"/><text:span text:style-name="T1">| &gt; grad_norm_0: tensor(22.6032, device='cuda:0') <text:s/>(tensor(21.3235, device='cuda:0'))</text:span></text:p>
      <text:p text:style-name="P3"><text:soft-page-break/><text:s text:c="5"/><text:span text:style-name="T1">| &gt; loss_gen: 2.155590534210205 <text:s/>(2.216468978970095)</text:span></text:p>
      <text:p text:style-name="P3"><text:s text:c="5"/><text:span text:style-name="T1">| &gt; loss_kl: 1.7372721433639526 <text:s/>(1.620044723574484)</text:span></text:p>
      <text:p text:style-name="P3"><text:s text:c="5"/><text:span text:style-name="T1">| &gt; loss_feat: 7.390008926391602 <text:s/>(6.861532273819638)</text:span></text:p>
      <text:p text:style-name="P3"><text:s text:c="5"/><text:span text:style-name="T1">| &gt; loss_mel: 15.710389137268066 <text:s/>(15.529803116707692)</text:span></text:p>
      <text:p text:style-name="P3"><text:s text:c="5"/><text:span text:style-name="T1">| &gt; loss_duration: 1.4816405773162842 <text:s/>(1.413100950209218)</text:span></text:p>
      <text:p text:style-name="P3"><text:s text:c="5"/><text:span text:style-name="T1">| &gt; amp_scaler: 128.0 <text:s/>(128.0)</text:span></text:p>
      <text:p text:style-name="P3"><text:s text:c="5"/><text:span text:style-name="T1">| &gt; loss_1: 28.474899291992188 <text:s/>(27.6409501073293)</text:span></text:p>
      <text:p text:style-name="P3"><text:s text:c="5"/><text:span text:style-name="T1">| &gt; grad_norm_1: tensor(356.4127, device='cuda:0') <text:s/>(tensor(323.6909, device='cuda:0'))</text:span></text:p>
      <text:p text:style-name="P3"><text:s text:c="5"/><text:span text:style-name="T1">| &gt; current_lr_0: 0.00019957542473449108 </text:span></text:p>
      <text:p text:style-name="P3"><text:s text:c="5"/><text:span text:style-name="T1">| &gt; current_lr_1: 0.00019957542473449108 </text:span></text:p>
      <text:p text:style-name="P3"><text:s text:c="5"/><text:span text:style-name="T1">| &gt; step_time: 0.7191 <text:s/>(0.6086485165250335)</text:span></text:p>
      <text:p text:style-name="P3"><text:s text:c="5"/><text:span text:style-name="T1">| &gt; loader_time: 0.0089 <text:s/>(0.007040550898770133)</text:span></text:p>
      <text:p text:style-name="P5"/>
      <text:p text:style-name="P5"/>
      <text:p text:style-name="P1">[1m <text:s text:c="2"/>--&gt; TIME: 2025-05-14 12:47:38 -- STEP: 489/630 -- GLOBAL_STEP: 888200[0m</text:p>
      <text:p text:style-name="P3"><text:s text:c="5"/><text:span text:style-name="T1">| &gt; loss_disc: 2.636627435684204 <text:s/>(2.593052513516508)</text:span></text:p>
      <text:p text:style-name="P3"><text:s text:c="5"/><text:span text:style-name="T1">| &gt; loss_disc_real_0: 0.12084424495697021 <text:s/>(0.17185789907393031)</text:span></text:p>
      <text:p text:style-name="P3"><text:s text:c="5"/><text:span text:style-name="T1">| &gt; loss_disc_real_1: 0.22624064981937408 <text:s/>(0.21367511579839243)</text:span></text:p>
      <text:p text:style-name="P3"><text:s text:c="5"/><text:span text:style-name="T1">| &gt; loss_disc_real_2: 0.24625319242477417 <text:s/>(0.22701976964810144)</text:span></text:p>
      <text:p text:style-name="P3"><text:s text:c="5"/><text:span text:style-name="T1">| &gt; loss_disc_real_3: 0.25332722067832947 <text:s/>(0.22961594923142276)</text:span></text:p>
      <text:p text:style-name="P3"><text:s text:c="5"/><text:span text:style-name="T1">| &gt; loss_disc_real_4: 0.2666339874267578 <text:s/>(0.24080073556163803)</text:span></text:p>
      <text:p text:style-name="P3"><text:s text:c="5"/><text:span text:style-name="T1">| &gt; loss_disc_real_5: 0.21638967096805573 <text:s/>(0.23140710968608016)</text:span></text:p>
      <text:p text:style-name="P3"><text:s text:c="5"/><text:span text:style-name="T1">| &gt; loss_0: 2.636627435684204 <text:s/>(2.593052513516508)</text:span></text:p>
      <text:p text:style-name="P3"><text:s text:c="5"/><text:span text:style-name="T1">| &gt; grad_norm_0: tensor(8.9530, device='cuda:0') <text:s/>(tensor(19.5140, device='cuda:0'))</text:span></text:p>
      <text:p text:style-name="P3"><text:s text:c="5"/><text:span text:style-name="T1">| &gt; loss_gen: 2.1298129558563232 <text:s/>(2.2037551027621736)</text:span></text:p>
      <text:p text:style-name="P3"><text:s text:c="5"/><text:span text:style-name="T1">| &gt; loss_kl: 1.6009615659713745 <text:s/>(1.6161328673606514)</text:span></text:p>
      <text:p text:style-name="P3"><text:s text:c="5"/><text:span text:style-name="T1">| &gt; loss_feat: 6.57973051071167 <text:s/>(6.769837836790184)</text:span></text:p>
      <text:p text:style-name="P3"><text:s text:c="5"/><text:span text:style-name="T1">| &gt; loss_mel: 15.354209899902344 <text:s/>(15.516061995414624)</text:span></text:p>
      <text:p text:style-name="P3"><text:s text:c="5"/><text:span text:style-name="T1">| &gt; loss_duration: 1.4555860757827759 <text:s/>(1.412397533838003)</text:span></text:p>
      <text:p text:style-name="P3"><text:s text:c="5"/><text:span text:style-name="T1">| &gt; amp_scaler: 128.0 <text:s/>(128.0)</text:span></text:p>
      <text:p text:style-name="P3"><text:s text:c="5"/><text:span text:style-name="T1">| &gt; loss_1: 27.120298385620117 <text:s/>(27.51818537175777)</text:span></text:p>
      <text:p text:style-name="P3"><text:s text:c="5"/><text:span text:style-name="T1">| &gt; grad_norm_1: tensor(63.2868, device='cuda:0') <text:s/>(tensor(281.5376, device='cuda:0'))</text:span></text:p>
      <text:p text:style-name="P3"><text:s text:c="5"/><text:span text:style-name="T1">| &gt; current_lr_0: 0.00019957542473449108 </text:span></text:p>
      <text:p text:style-name="P3"><text:s text:c="5"/><text:span text:style-name="T1">| &gt; current_lr_1: 0.00019957542473449108 </text:span></text:p>
      <text:p text:style-name="P3"><text:s text:c="5"/><text:span text:style-name="T1">| &gt; step_time: 0.7742 <text:s/>(0.6389971496137378)</text:span></text:p>
      <text:p text:style-name="P3"><text:s text:c="5"/><text:span text:style-name="T1">| &gt; loader_time: 0.0095 <text:s/>(0.007573597270286888)</text:span></text:p>
      <text:p text:style-name="P5"/>
      <text:p text:style-name="P5"/>
      <text:p text:style-name="P1">[1m <text:s text:c="2"/>--&gt; TIME: 2025-05-14 12:49:05 -- STEP: 589/630 -- GLOBAL_STEP: 888300[0m</text:p>
      <text:p text:style-name="P3"><text:s text:c="5"/><text:span text:style-name="T1">| &gt; loss_disc: 2.6080002784729004 <text:s/>(2.591908007607191)</text:span></text:p>
      <text:p text:style-name="P3"><text:s text:c="5"/><text:span text:style-name="T1">| &gt; loss_disc_real_0: 0.14031240344047546 <text:s/>(0.1720858296483806)</text:span></text:p>
      <text:p text:style-name="P3"><text:s text:c="5"/><text:span text:style-name="T1">| &gt; loss_disc_real_1: 0.16609102487564087 <text:s/>(0.21330608561609715)</text:span></text:p>
      <text:p text:style-name="P3"><text:s text:c="5"/><text:span text:style-name="T1">| &gt; loss_disc_real_2: 0.26946163177490234 <text:s/>(0.22755008710766486)</text:span></text:p>
      <text:p text:style-name="P3"><text:s text:c="5"/><text:span text:style-name="T1">| &gt; loss_disc_real_3: 0.26465538144111633 <text:s/>(0.22946703454229747)</text:span></text:p>
      <text:p text:style-name="P3"><text:s text:c="5"/><text:span text:style-name="T1">| &gt; loss_disc_real_4: 0.2734817862510681 <text:s/>(0.24036320092722596)</text:span></text:p>
      <text:p text:style-name="P3"><text:s text:c="5"/><text:span text:style-name="T1">| &gt; loss_disc_real_5: 0.1817501038312912 <text:s/>(0.23065326881479528)</text:span></text:p>
      <text:p text:style-name="P3"><text:s text:c="5"/><text:span text:style-name="T1">| &gt; loss_0: 2.6080002784729004 <text:s/>(2.591908007607191)</text:span></text:p>
      <text:p text:style-name="P3"><text:s text:c="5"/><text:span text:style-name="T1">| &gt; grad_norm_0: tensor(30.0364, device='cuda:0') <text:s/>(tensor(19.1278, device='cuda:0'))</text:span></text:p>
      <text:p text:style-name="P3"><text:s text:c="5"/><text:span text:style-name="T1">| &gt; loss_gen: 2.571183919906616 <text:s/>(2.2072297342766736)</text:span></text:p>
      <text:p text:style-name="P3"><text:s text:c="5"/><text:span text:style-name="T1">| &gt; loss_kl: 1.5327606201171875 <text:s/>(1.6193774017696667)</text:span></text:p>
      <text:p text:style-name="P3"><text:s text:c="5"/><text:span text:style-name="T1">| &gt; loss_feat: 6.70917272567749 <text:s/>(6.767303250641492)</text:span></text:p>
      <text:p text:style-name="P3"><text:s text:c="5"/><text:span text:style-name="T1">| &gt; loss_mel: 16.3351993560791 <text:s/>(15.532841240408466)</text:span></text:p>
      <text:p text:style-name="P3"><text:s text:c="5"/><text:span text:style-name="T1">| &gt; loss_duration: 1.4748294353485107 <text:s/>(1.4216355805890872)</text:span></text:p>
      <text:p text:style-name="P3"><text:s text:c="5"/><text:span text:style-name="T1">| &gt; amp_scaler: 128.0 <text:s/>(128.0)</text:span></text:p>
      <text:p text:style-name="P3"><text:s text:c="5"/><text:span text:style-name="T1">| &gt; loss_1: 28.623146057128906 <text:s/>(27.5483872263055)</text:span></text:p>
      <text:p text:style-name="P3"><text:s text:c="5"/><text:span text:style-name="T1">| &gt; grad_norm_1: tensor(575.3492, device='cuda:0') <text:s/>(tensor(268.0723, device='cuda:0'))</text:span></text:p>
      <text:p text:style-name="P3"><text:s text:c="5"/><text:span text:style-name="T1">| &gt; current_lr_0: 0.00019957542473449108 </text:span></text:p>
      <text:p text:style-name="P3"><text:s text:c="5"/><text:span text:style-name="T1">| &gt; current_lr_1: 0.00019957542473449108 </text:span></text:p>
      <text:p text:style-name="P3"><text:s text:c="5"/><text:span text:style-name="T1">| &gt; step_time: 0.953 <text:s/>(0.6752657048366274)</text:span></text:p>
      <text:p text:style-name="P3"><text:soft-page-break/><text:s text:c="5"/><text:span text:style-name="T1">| &gt; loader_time: 0.0118 <text:s/>(0.008122650998152783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26962677637736 [0m(+0.0002887248992919922)</text:span></text:p>
      <text:p text:style-name="P3"><text:s text:c="5"/><text:span text:style-name="T1">| &gt; avg_loss_disc:[92m 2.581980884075165 [0m(-0.12063121795654297)</text:span></text:p>
      <text:p text:style-name="P3"><text:s text:c="5"/><text:span text:style-name="T1">| &gt; avg_loss_disc_real_0:[92m 0.14490332454442978 [0m(-0.19600044935941696)</text:span></text:p>
      <text:p text:style-name="P3"><text:s text:c="5"/><text:span text:style-name="T1">| &gt; avg_loss_disc_real_1:[92m 0.2144248473147551 [0m(-0.030705071985721588)</text:span></text:p>
      <text:p text:style-name="P3"><text:s text:c="5"/><text:span text:style-name="T1">| &gt; avg_loss_disc_real_2:[92m 0.22296464691559473 [0m(-0.005547271420558303)</text:span></text:p>
      <text:p text:style-name="P3"><text:s text:c="5"/><text:span text:style-name="T1">| &gt; avg_loss_disc_real_3:[91m 0.2260539991160234 [0m(+0.007320805142323195)</text:span></text:p>
      <text:p text:style-name="P3"><text:s text:c="5"/><text:span text:style-name="T1">| &gt; avg_loss_disc_real_4:[91m 0.272722952067852 [0m(+0.04900336389740309)</text:span></text:p>
      <text:p text:style-name="P3"><text:s text:c="5"/><text:span text:style-name="T1">| &gt; avg_loss_disc_real_5:[91m 0.2715800888836384 [0m(+0.1055210139602423)</text:span></text:p>
      <text:p text:style-name="P3"><text:s text:c="5"/><text:span text:style-name="T1">| &gt; avg_loss_0:[92m 2.581980884075165 [0m(-0.12063121795654297)</text:span></text:p>
      <text:p text:style-name="P3"><text:s text:c="5"/><text:span text:style-name="T1">| &gt; avg_loss_gen:[92m 2.17368154724439 [0m(-0.09807029366493225)</text:span></text:p>
      <text:p text:style-name="P3"><text:s text:c="5"/><text:span text:style-name="T1">| &gt; avg_loss_kl:[91m 1.7562777896722157 [0m(+0.11779950062433864)</text:span></text:p>
      <text:p text:style-name="P3"><text:s text:c="5"/><text:span text:style-name="T1">| &gt; avg_loss_feat:[91m 7.00927738348643 [0m(+0.3932115634282436)</text:span></text:p>
      <text:p text:style-name="P3"><text:s text:c="5"/><text:span text:style-name="T1">| &gt; avg_loss_mel:[92m 15.478299935658773 [0m(-0.22703870137532434)</text:span></text:p>
      <text:p text:style-name="P3"><text:s text:c="5"/><text:span text:style-name="T1">| &gt; avg_loss_duration:[91m 1.5309225420157115 [0m(+0.002610832452774048)</text:span></text:p>
      <text:p text:style-name="P3"><text:s text:c="5"/><text:span text:style-name="T1">| &gt; avg_loss_1:[91m 27.948458989461262 [0m(+0.18851296106974047)</text:span></text:p>
      <text:p text:style-name="P5"/>
      <text:p text:style-name="P5"/>
      <text:p text:style-name="P1">[4m[1m &gt; EPOCH: 18/50[0m</text:p>
      <text:p text:style-name="P3"><text:s/><text:span text:style-name="T1">--&gt; /kaggle/working/vits_4_nov-May-14-2025_10+28AM-0000000</text:span></text:p>
      <text:p text:style-name="P5"/>
      <text:p text:style-name="P1">[1m &gt; TRAINING (2025-05-14 12:50:00) [0m</text:p>
      <text:p text:style-name="P5"/>
      <text:p text:style-name="P1">[1m <text:s text:c="2"/>--&gt; TIME: 2025-05-14 12:50:32 -- STEP: 59/630 -- GLOBAL_STEP: 888400[0m</text:p>
      <text:p text:style-name="P3"><text:s text:c="5"/><text:span text:style-name="T1">| &gt; loss_disc: 2.5736026763916016 <text:s/>(2.560464915582689)</text:span></text:p>
      <text:p text:style-name="P3"><text:s text:c="5"/><text:span text:style-name="T1">| &gt; loss_disc_real_0: 0.21300539374351501 <text:s/>(0.16996250238458985)</text:span></text:p>
      <text:p text:style-name="P3"><text:s text:c="5"/><text:span text:style-name="T1">| &gt; loss_disc_real_1: 0.21387389302253723 <text:s/>(0.21284721993793876)</text:span></text:p>
      <text:p text:style-name="P3"><text:s text:c="5"/><text:span text:style-name="T1">| &gt; loss_disc_real_2: 0.19681531190872192 <text:s/>(0.22485327821666912)</text:span></text:p>
      <text:p text:style-name="P3"><text:s text:c="5"/><text:span text:style-name="T1">| &gt; loss_disc_real_3: 0.2578384280204773 <text:s/>(0.22558661310349482)</text:span></text:p>
      <text:p text:style-name="P3"><text:s text:c="5"/><text:span text:style-name="T1">| &gt; loss_disc_real_4: 0.2985841631889343 <text:s/>(0.24158070299584986)</text:span></text:p>
      <text:p text:style-name="P3"><text:s text:c="5"/><text:span text:style-name="T1">| &gt; loss_disc_real_5: 0.2789400815963745 <text:s/>(0.2259814595266924)</text:span></text:p>
      <text:p text:style-name="P3"><text:s text:c="5"/><text:span text:style-name="T1">| &gt; loss_0: 2.5736026763916016 <text:s/>(2.560464915582689)</text:span></text:p>
      <text:p text:style-name="P3"><text:s text:c="5"/><text:span text:style-name="T1">| &gt; grad_norm_0: tensor(14.4683, device='cuda:0') <text:s/>(tensor(24.5433, device='cuda:0'))</text:span></text:p>
      <text:p text:style-name="P3"><text:s text:c="5"/><text:span text:style-name="T1">| &gt; loss_gen: 2.18131685256958 <text:s/>(2.2473193750543103)</text:span></text:p>
      <text:p text:style-name="P3"><text:s text:c="5"/><text:span text:style-name="T1">| &gt; loss_kl: 1.839187741279602 <text:s/>(1.593208115989879)</text:span></text:p>
      <text:p text:style-name="P3"><text:s text:c="5"/><text:span text:style-name="T1">| &gt; loss_feat: 5.806538105010986 <text:s/>(7.018519797567594)</text:span></text:p>
      <text:p text:style-name="P3"><text:s text:c="5"/><text:span text:style-name="T1">| &gt; loss_mel: 14.816390991210938 <text:s/>(15.475194704734673)</text:span></text:p>
      <text:p text:style-name="P3"><text:s text:c="5"/><text:span text:style-name="T1">| &gt; loss_duration: 1.4258641004562378 <text:s/>(1.4303876666699427)</text:span></text:p>
      <text:p text:style-name="P3"><text:s text:c="5"/><text:span text:style-name="T1">| &gt; amp_scaler: 128.0 <text:s/>(128.0)</text:span></text:p>
      <text:p text:style-name="P3"><text:s text:c="5"/><text:span text:style-name="T1">| &gt; loss_1: 26.06929588317871 <text:s/>(27.76462955798133)</text:span></text:p>
      <text:p text:style-name="P3"><text:s text:c="5"/><text:span text:style-name="T1">| &gt; grad_norm_1: tensor(54.0669, device='cuda:0') <text:s/>(tensor(329.2239, device='cuda:0'))</text:span></text:p>
      <text:p text:style-name="P3"><text:s text:c="5"/><text:span text:style-name="T1">| &gt; current_lr_0: 0.00019955047780639926 </text:span></text:p>
      <text:p text:style-name="P3"><text:s text:c="5"/><text:span text:style-name="T1">| &gt; current_lr_1: 0.00019955047780639926 </text:span></text:p>
      <text:p text:style-name="P3"><text:s text:c="5"/><text:span text:style-name="T1">| &gt; step_time: 0.5179 <text:s/>(0.5196535870180294)</text:span></text:p>
      <text:p text:style-name="P3"><text:s text:c="5"/><text:span text:style-name="T1">| &gt; loader_time: 0.0054 <text:s/>(0.005039801031856215)</text:span></text:p>
      <text:p text:style-name="P5"/>
      <text:p text:style-name="P5"/>
      <text:p text:style-name="P1">[1m <text:s text:c="2"/>--&gt; TIME: 2025-05-14 12:51:28 -- STEP: 159/630 -- GLOBAL_STEP: 888500[0m</text:p>
      <text:p text:style-name="P3"><text:s text:c="5"/><text:span text:style-name="T1">| &gt; loss_disc: 2.646879196166992 <text:s/>(2.576286345907727)</text:span></text:p>
      <text:p text:style-name="P3"><text:s text:c="5"/><text:span text:style-name="T1">| &gt; loss_disc_real_0: 0.20258107781410217 <text:s/>(0.16824398091379203)</text:span></text:p>
      <text:p text:style-name="P3"><text:s text:c="5"/><text:span text:style-name="T1">| &gt; loss_disc_real_1: 0.1563894897699356 <text:s/>(0.2129154789653964)</text:span></text:p>
      <text:p text:style-name="P3"><text:s text:c="5"/><text:span text:style-name="T1">| &gt; loss_disc_real_2: 0.2074776589870453 <text:s/>(0.22757234475897542)</text:span></text:p>
      <text:p text:style-name="P3"><text:s text:c="5"/><text:span text:style-name="T1">| &gt; loss_disc_real_3: 0.265572726726532 <text:s/>(0.22677700184051347)</text:span></text:p>
      <text:p text:style-name="P3"><text:s text:c="5"/><text:span text:style-name="T1">| &gt; loss_disc_real_4: 0.25683045387268066 <text:s/>(0.24055404839275768)</text:span></text:p>
      <text:p text:style-name="P3"><text:s text:c="5"/><text:span text:style-name="T1">| &gt; loss_disc_real_5: 0.27932310104370117 <text:s/>(0.23249859011398172)</text:span></text:p>
      <text:p text:style-name="P3"><text:soft-page-break/><text:s text:c="5"/><text:span text:style-name="T1">| &gt; loss_0: 2.646879196166992 <text:s/>(2.576286345907727)</text:span></text:p>
      <text:p text:style-name="P3"><text:s text:c="5"/><text:span text:style-name="T1">| &gt; grad_norm_0: tensor(20.5621, device='cuda:0') <text:s/>(tensor(21.0693, device='cuda:0'))</text:span></text:p>
      <text:p text:style-name="P3"><text:s text:c="5"/><text:span text:style-name="T1">| &gt; loss_gen: 2.133047580718994 <text:s/>(2.225431895855838)</text:span></text:p>
      <text:p text:style-name="P3"><text:s text:c="5"/><text:span text:style-name="T1">| &gt; loss_kl: 1.2549076080322266 <text:s/>(1.6133553415724324)</text:span></text:p>
      <text:p text:style-name="P3"><text:s text:c="5"/><text:span text:style-name="T1">| &gt; loss_feat: 6.81824254989624 <text:s/>(6.953969946447408)</text:span></text:p>
      <text:p text:style-name="P3"><text:s text:c="5"/><text:span text:style-name="T1">| &gt; loss_mel: 16.266738891601562 <text:s/>(15.567599950346557)</text:span></text:p>
      <text:p text:style-name="P3"><text:s text:c="5"/><text:span text:style-name="T1">| &gt; loss_duration: 1.4584145545959473 <text:s/>(1.3727444005462355)</text:span></text:p>
      <text:p text:style-name="P3"><text:s text:c="5"/><text:span text:style-name="T1">| &gt; amp_scaler: 128.0 <text:s/>(128.0)</text:span></text:p>
      <text:p text:style-name="P3"><text:s text:c="5"/><text:span text:style-name="T1">| &gt; loss_1: 27.931350708007812 <text:s/>(27.733101418933025)</text:span></text:p>
      <text:p text:style-name="P3"><text:s text:c="5"/><text:span text:style-name="T1">| &gt; grad_norm_1: tensor(155.1346, device='cuda:0') <text:s/>(tensor(284.1598, device='cuda:0'))</text:span></text:p>
      <text:p text:style-name="P3"><text:s text:c="5"/><text:span text:style-name="T1">| &gt; current_lr_0: 0.00019955047780639926 </text:span></text:p>
      <text:p text:style-name="P3"><text:s text:c="5"/><text:span text:style-name="T1">| &gt; current_lr_1: 0.00019955047780639926 </text:span></text:p>
      <text:p text:style-name="P3"><text:s text:c="5"/><text:span text:style-name="T1">| &gt; step_time: 0.5723 <text:s/>(0.5403856661334733)</text:span></text:p>
      <text:p text:style-name="P3"><text:s text:c="5"/><text:span text:style-name="T1">| &gt; loader_time: 0.0067 <text:s/>(0.0056887032850733345)</text:span></text:p>
      <text:p text:style-name="P5"/>
      <text:p text:style-name="P5"/>
      <text:p text:style-name="P3"><text:s/><text:span text:style-name="T1">&gt; CHECKPOINT : /kaggle/working/vits_4_nov-May-14-2025_10+28AM-0000000/checkpoint_888500.pth</text:span></text:p>
      <text:p text:style-name="P5"/>
      <text:p text:style-name="P1">[1m <text:s text:c="2"/>--&gt; TIME: 2025-05-14 12:52:32 -- STEP: 259/630 -- GLOBAL_STEP: 888600[0m</text:p>
      <text:p text:style-name="P3"><text:s text:c="5"/><text:span text:style-name="T1">| &gt; loss_disc: 2.6609249114990234 <text:s/>(2.5802479683202213)</text:span></text:p>
      <text:p text:style-name="P3"><text:s text:c="5"/><text:span text:style-name="T1">| &gt; loss_disc_real_0: 0.16175229847431183 <text:s/>(0.16923002518972374)</text:span></text:p>
      <text:p text:style-name="P3"><text:s text:c="5"/><text:span text:style-name="T1">| &gt; loss_disc_real_1: 0.20795461535453796 <text:s/>(0.2111066597366425)</text:span></text:p>
      <text:p text:style-name="P3"><text:s text:c="5"/><text:span text:style-name="T1">| &gt; loss_disc_real_2: 0.23334433138370514 <text:s/>(0.2281232263936039)</text:span></text:p>
      <text:p text:style-name="P3"><text:s text:c="5"/><text:span text:style-name="T1">| &gt; loss_disc_real_3: 0.22292397916316986 <text:s/>(0.22817671857055088)</text:span></text:p>
      <text:p text:style-name="P3"><text:s text:c="5"/><text:span text:style-name="T1">| &gt; loss_disc_real_4: 0.2443845272064209 <text:s/>(0.23992850438738422)</text:span></text:p>
      <text:p text:style-name="P3"><text:s text:c="5"/><text:span text:style-name="T1">| &gt; loss_disc_real_5: 0.26516425609588623 <text:s/>(0.23197617442221255)</text:span></text:p>
      <text:p text:style-name="P3"><text:s text:c="5"/><text:span text:style-name="T1">| &gt; loss_0: 2.6609249114990234 <text:s/>(2.5802479683202213)</text:span></text:p>
      <text:p text:style-name="P3"><text:s text:c="5"/><text:span text:style-name="T1">| &gt; grad_norm_0: tensor(39.4373, device='cuda:0') <text:s/>(tensor(20.4722, device='cuda:0'))</text:span></text:p>
      <text:p text:style-name="P3"><text:s text:c="5"/><text:span text:style-name="T1">| &gt; loss_gen: 2.0407297611236572 <text:s/>(2.2104363703819776)</text:span></text:p>
      <text:p text:style-name="P3"><text:s text:c="5"/><text:span text:style-name="T1">| &gt; loss_kl: 1.5817761421203613 <text:s/>(1.616907538364293)</text:span></text:p>
      <text:p text:style-name="P3"><text:s text:c="5"/><text:span text:style-name="T1">| &gt; loss_feat: 6.028005599975586 <text:s/>(6.847992497521478)</text:span></text:p>
      <text:p text:style-name="P3"><text:s text:c="5"/><text:span text:style-name="T1">| &gt; loss_mel: 15.323936462402344 <text:s/>(15.547039267639397)</text:span></text:p>
      <text:p text:style-name="P3"><text:s text:c="5"/><text:span text:style-name="T1">| &gt; loss_duration: 1.4555151462554932 <text:s/>(1.3837927934285756)</text:span></text:p>
      <text:p text:style-name="P3"><text:s text:c="5"/><text:span text:style-name="T1">| &gt; amp_scaler: 128.0 <text:s/>(128.0)</text:span></text:p>
      <text:p text:style-name="P3"><text:s text:c="5"/><text:span text:style-name="T1">| &gt; loss_1: 26.429962158203125 <text:s/>(27.606168393462777)</text:span></text:p>
      <text:p text:style-name="P3"><text:s text:c="5"/><text:span text:style-name="T1">| &gt; grad_norm_1: tensor(322.4675, device='cuda:0') <text:s/>(tensor(268.3615, device='cuda:0'))</text:span></text:p>
      <text:p text:style-name="P3"><text:s text:c="5"/><text:span text:style-name="T1">| &gt; current_lr_0: 0.00019955047780639926 </text:span></text:p>
      <text:p text:style-name="P3"><text:s text:c="5"/><text:span text:style-name="T1">| &gt; current_lr_1: 0.00019955047780639926 </text:span></text:p>
      <text:p text:style-name="P3"><text:s text:c="5"/><text:span text:style-name="T1">| &gt; step_time: 0.605 <text:s/>(0.5636146749768944)</text:span></text:p>
      <text:p text:style-name="P3"><text:s text:c="5"/><text:span text:style-name="T1">| &gt; loader_time: 0.0077 <text:s/>(0.006257347158483557)</text:span></text:p>
      <text:p text:style-name="P5"/>
      <text:p text:style-name="P5"/>
      <text:p text:style-name="P1">[1m <text:s text:c="2"/>--&gt; TIME: 2025-05-14 12:53:38 -- STEP: 359/630 -- GLOBAL_STEP: 888700[0m</text:p>
      <text:p text:style-name="P3"><text:s text:c="5"/><text:span text:style-name="T1">| &gt; loss_disc: 2.5963168144226074 <text:s/>(2.5838919416443558)</text:span></text:p>
      <text:p text:style-name="P3"><text:s text:c="5"/><text:span text:style-name="T1">| &gt; loss_disc_real_0: 0.21948736906051636 <text:s/>(0.17078367830319002)</text:span></text:p>
      <text:p text:style-name="P3"><text:s text:c="5"/><text:span text:style-name="T1">| &gt; loss_disc_real_1: 0.20612025260925293 <text:s/>(0.21236288375260107)</text:span></text:p>
      <text:p text:style-name="P3"><text:s text:c="5"/><text:span text:style-name="T1">| &gt; loss_disc_real_2: 0.22390104830265045 <text:s/>(0.22810366135453783)</text:span></text:p>
      <text:p text:style-name="P3"><text:s text:c="5"/><text:span text:style-name="T1">| &gt; loss_disc_real_3: 0.1888786405324936 <text:s/>(0.22833589570269944)</text:span></text:p>
      <text:p text:style-name="P3"><text:s text:c="5"/><text:span text:style-name="T1">| &gt; loss_disc_real_4: 0.22873631119728088 <text:s/>(0.2397676275052068)</text:span></text:p>
      <text:p text:style-name="P3"><text:s text:c="5"/><text:span text:style-name="T1">| &gt; loss_disc_real_5: 0.21292810142040253 <text:s/>(0.23111918564460404)</text:span></text:p>
      <text:p text:style-name="P3"><text:s text:c="5"/><text:span text:style-name="T1">| &gt; loss_0: 2.5963168144226074 <text:s/>(2.5838919416443558)</text:span></text:p>
      <text:p text:style-name="P3"><text:s text:c="5"/><text:span text:style-name="T1">| &gt; grad_norm_0: tensor(7.8425, device='cuda:0') <text:s/>(tensor(20.5426, device='cuda:0'))</text:span></text:p>
      <text:p text:style-name="P3"><text:s text:c="5"/><text:span text:style-name="T1">| &gt; loss_gen: 2.1693406105041504 <text:s/>(2.209589446819592)</text:span></text:p>
      <text:p text:style-name="P3"><text:s text:c="5"/><text:span text:style-name="T1">| &gt; loss_kl: 1.6738003492355347 <text:s/>(1.6119554745121583)</text:span></text:p>
      <text:p text:style-name="P3"><text:s text:c="5"/><text:span text:style-name="T1">| &gt; loss_feat: 6.666990756988525 <text:s/>(6.829036335427117)</text:span></text:p>
      <text:p text:style-name="P3"><text:s text:c="5"/><text:span text:style-name="T1">| &gt; loss_mel: 15.48983097076416 <text:s/>(15.535051568969047)</text:span></text:p>
      <text:p text:style-name="P3"><text:s text:c="5"/><text:span text:style-name="T1">| &gt; loss_duration: 1.4729878902435303 <text:s/>(1.404029903637666)</text:span></text:p>
      <text:p text:style-name="P3"><text:s text:c="5"/><text:span text:style-name="T1">| &gt; amp_scaler: 128.0 <text:s/>(128.0)</text:span></text:p>
      <text:p text:style-name="P3"><text:soft-page-break/><text:s text:c="5"/><text:span text:style-name="T1">| &gt; loss_1: 27.472949981689453 <text:s/>(27.589662642200004)</text:span></text:p>
      <text:p text:style-name="P3"><text:s text:c="5"/><text:span text:style-name="T1">| &gt; grad_norm_1: tensor(58.7840, device='cuda:0') <text:s/>(tensor(262.8585, device='cuda:0'))</text:span></text:p>
      <text:p text:style-name="P3"><text:s text:c="5"/><text:span text:style-name="T1">| &gt; current_lr_0: 0.00019955047780639926 </text:span></text:p>
      <text:p text:style-name="P3"><text:s text:c="5"/><text:span text:style-name="T1">| &gt; current_lr_1: 0.00019955047780639926 </text:span></text:p>
      <text:p text:style-name="P3"><text:s text:c="5"/><text:span text:style-name="T1">| &gt; step_time: 0.6516 <text:s/>(0.585495578877442)</text:span></text:p>
      <text:p text:style-name="P3"><text:s text:c="5"/><text:span text:style-name="T1">| &gt; loader_time: 0.0096 <text:s/>(0.00676246273816462)</text:span></text:p>
      <text:p text:style-name="P5"/>
      <text:p text:style-name="P5"/>
      <text:p text:style-name="P1">[1m <text:s text:c="2"/>--&gt; TIME: 2025-05-14 12:54:51 -- STEP: 459/630 -- GLOBAL_STEP: 888800[0m</text:p>
      <text:p text:style-name="P3"><text:s text:c="5"/><text:span text:style-name="T1">| &gt; loss_disc: 2.5793886184692383 <text:s/>(2.5926084211968647)</text:span></text:p>
      <text:p text:style-name="P3"><text:s text:c="5"/><text:span text:style-name="T1">| &gt; loss_disc_real_0: 0.17783376574516296 <text:s/>(0.171490069535563)</text:span></text:p>
      <text:p text:style-name="P3"><text:s text:c="5"/><text:span text:style-name="T1">| &gt; loss_disc_real_1: 0.15372687578201294 <text:s/>(0.21292298137816987)</text:span></text:p>
      <text:p text:style-name="P3"><text:s text:c="5"/><text:span text:style-name="T1">| &gt; loss_disc_real_2: 0.19435448944568634 <text:s/>(0.22858360286371904)</text:span></text:p>
      <text:p text:style-name="P3"><text:s text:c="5"/><text:span text:style-name="T1">| &gt; loss_disc_real_3: 0.20921829342842102 <text:s/>(0.22934832753439094)</text:span></text:p>
      <text:p text:style-name="P3"><text:s text:c="5"/><text:span text:style-name="T1">| &gt; loss_disc_real_4: 0.23269221186637878 <text:s/>(0.2398946016767186)</text:span></text:p>
      <text:p text:style-name="P3"><text:s text:c="5"/><text:span text:style-name="T1">| &gt; loss_disc_real_5: 0.23088085651397705 <text:s/>(0.2329723620077104)</text:span></text:p>
      <text:p text:style-name="P3"><text:s text:c="5"/><text:span text:style-name="T1">| &gt; loss_0: 2.5793886184692383 <text:s/>(2.5926084211968647)</text:span></text:p>
      <text:p text:style-name="P3"><text:s text:c="5"/><text:span text:style-name="T1">| &gt; grad_norm_0: tensor(15.8700, device='cuda:0') <text:s/>(tensor(19.2716, device='cuda:0'))</text:span></text:p>
      <text:p text:style-name="P3"><text:s text:c="5"/><text:span text:style-name="T1">| &gt; loss_gen: 2.0623021125793457 <text:s/>(2.1956279010294812)</text:span></text:p>
      <text:p text:style-name="P3"><text:s text:c="5"/><text:span text:style-name="T1">| &gt; loss_kl: 1.5338791608810425 <text:s/>(1.6065784101912137)</text:span></text:p>
      <text:p text:style-name="P3"><text:s text:c="5"/><text:span text:style-name="T1">| &gt; loss_feat: 6.813322067260742 <text:s/>(6.748926312315698)</text:span></text:p>
      <text:p text:style-name="P3"><text:s text:c="5"/><text:span text:style-name="T1">| &gt; loss_mel: 15.815780639648438 <text:s/>(15.513801770012883)</text:span></text:p>
      <text:p text:style-name="P3"><text:s text:c="5"/><text:span text:style-name="T1">| &gt; loss_duration: 1.421539068222046 <text:s/>(1.4049081708870685)</text:span></text:p>
      <text:p text:style-name="P3"><text:s text:c="5"/><text:span text:style-name="T1">| &gt; amp_scaler: 128.0 <text:s/>(128.0)</text:span></text:p>
      <text:p text:style-name="P3"><text:s text:c="5"/><text:span text:style-name="T1">| &gt; loss_1: 27.64682388305664 <text:s/>(27.469842495222228)</text:span></text:p>
      <text:p text:style-name="P3"><text:s text:c="5"/><text:span text:style-name="T1">| &gt; grad_norm_1: tensor(60.1291, device='cuda:0') <text:s/>(tensor(236.9455, device='cuda:0'))</text:span></text:p>
      <text:p text:style-name="P3"><text:s text:c="5"/><text:span text:style-name="T1">| &gt; current_lr_0: 0.00019955047780639926 </text:span></text:p>
      <text:p text:style-name="P3"><text:s text:c="5"/><text:span text:style-name="T1">| &gt; current_lr_1: 0.00019955047780639926 </text:span></text:p>
      <text:p text:style-name="P3"><text:s text:c="5"/><text:span text:style-name="T1">| &gt; step_time: 0.719 <text:s/>(0.6134292881992652)</text:span></text:p>
      <text:p text:style-name="P3"><text:s text:c="5"/><text:span text:style-name="T1">| &gt; loader_time: 0.0089 <text:s/>(0.007266292904456976)</text:span></text:p>
      <text:p text:style-name="P5"/>
      <text:p text:style-name="P5"/>
      <text:p text:style-name="P1">[1m <text:s text:c="2"/>--&gt; TIME: 2025-05-14 12:56:13 -- STEP: 559/630 -- GLOBAL_STEP: 888900[0m</text:p>
      <text:p text:style-name="P3"><text:s text:c="5"/><text:span text:style-name="T1">| &gt; loss_disc: 2.6562306880950928 <text:s/>(2.59128858322321)</text:span></text:p>
      <text:p text:style-name="P3"><text:s text:c="5"/><text:span text:style-name="T1">| &gt; loss_disc_real_0: 0.11002179235219955 <text:s/>(0.17144685763739095)</text:span></text:p>
      <text:p text:style-name="P3"><text:s text:c="5"/><text:span text:style-name="T1">| &gt; loss_disc_real_1: 0.23113292455673218 <text:s/>(0.21332494921195916)</text:span></text:p>
      <text:p text:style-name="P3"><text:s text:c="5"/><text:span text:style-name="T1">| &gt; loss_disc_real_2: 0.28554654121398926 <text:s/>(0.22884576643728827)</text:span></text:p>
      <text:p text:style-name="P3"><text:s text:c="5"/><text:span text:style-name="T1">| &gt; loss_disc_real_3: 0.25053802132606506 <text:s/>(0.22978145657157215)</text:span></text:p>
      <text:p text:style-name="P3"><text:s text:c="5"/><text:span text:style-name="T1">| &gt; loss_disc_real_4: 0.236097052693367 <text:s/>(0.23972373321145932)</text:span></text:p>
      <text:p text:style-name="P3"><text:s text:c="5"/><text:span text:style-name="T1">| &gt; loss_disc_real_5: 0.25179800391197205 <text:s/>(0.23196957936120588)</text:span></text:p>
      <text:p text:style-name="P3"><text:s text:c="5"/><text:span text:style-name="T1">| &gt; loss_0: 2.6562306880950928 <text:s/>(2.59128858322321)</text:span></text:p>
      <text:p text:style-name="P3"><text:s text:c="5"/><text:span text:style-name="T1">| &gt; grad_norm_0: tensor(7.7300, device='cuda:0') <text:s/>(tensor(20.1380, device='cuda:0'))</text:span></text:p>
      <text:p text:style-name="P3"><text:s text:c="5"/><text:span text:style-name="T1">| &gt; loss_gen: 2.03551983833313 <text:s/>(2.20112913281845)</text:span></text:p>
      <text:p text:style-name="P3"><text:s text:c="5"/><text:span text:style-name="T1">| &gt; loss_kl: 1.7419190406799316 <text:s/>(1.6062841751281176)</text:span></text:p>
      <text:p text:style-name="P3"><text:s text:c="5"/><text:span text:style-name="T1">| &gt; loss_feat: 5.511699676513672 <text:s/>(6.726798547188582)</text:span></text:p>
      <text:p text:style-name="P3"><text:s text:c="5"/><text:span text:style-name="T1">| &gt; loss_mel: 14.359760284423828 <text:s/>(15.516155601187554)</text:span></text:p>
      <text:p text:style-name="P3"><text:s text:c="5"/><text:span text:style-name="T1">| &gt; loss_duration: 1.4929349422454834 <text:s/>(1.4157987485418166)</text:span></text:p>
      <text:p text:style-name="P3"><text:s text:c="5"/><text:span text:style-name="T1">| &gt; amp_scaler: 128.0 <text:s/>(128.0)</text:span></text:p>
      <text:p text:style-name="P3"><text:s text:c="5"/><text:span text:style-name="T1">| &gt; loss_1: 25.141834259033203 <text:s/>(27.466166129479028)</text:span></text:p>
      <text:p text:style-name="P3"><text:s text:c="5"/><text:span text:style-name="T1">| &gt; grad_norm_1: tensor(151.6452, device='cuda:0') <text:s/>(tensor(242.7287, device='cuda:0'))</text:span></text:p>
      <text:p text:style-name="P3"><text:s text:c="5"/><text:span text:style-name="T1">| &gt; current_lr_0: 0.00019955047780639926 </text:span></text:p>
      <text:p text:style-name="P3"><text:s text:c="5"/><text:span text:style-name="T1">| &gt; current_lr_1: 0.00019955047780639926 </text:span></text:p>
      <text:p text:style-name="P3"><text:s text:c="5"/><text:span text:style-name="T1">| &gt; step_time: 0.8769 <text:s/>(0.6476624280694137)</text:span></text:p>
      <text:p text:style-name="P3"><text:s text:c="5"/><text:span text:style-name="T1">| &gt; loader_time: 0.0106 <text:s/>(0.007820950424521895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oft-page-break/><text:s text:c="2"/><text:span text:style-name="T1">[1m--&gt; EVAL PERFORMANCE[0m</text:span></text:p>
      <text:p text:style-name="P3"><text:s text:c="5"/><text:span text:style-name="T1">| &gt; avg_loader_time:[92m 0.005068759123484293 [0m(-0.00020086765289306727)</text:span></text:p>
      <text:p text:style-name="P3"><text:s text:c="5"/><text:span text:style-name="T1">| &gt; avg_loss_disc:[91m 2.6937841971715293 [0m(+0.11180331309636449)</text:span></text:p>
      <text:p text:style-name="P3"><text:s text:c="5"/><text:span text:style-name="T1">| &gt; avg_loss_disc_real_0:[91m 0.18928499644001326 [0m(+0.04438167189558348)</text:span></text:p>
      <text:p text:style-name="P3"><text:s text:c="5"/><text:span text:style-name="T1">| &gt; avg_loss_disc_real_1:[91m 0.22208202257752419 [0m(+0.0076571752627690726)</text:span></text:p>
      <text:p text:style-name="P3"><text:s text:c="5"/><text:span text:style-name="T1">| &gt; avg_loss_disc_real_2:[91m 0.2725022087494532 [0m(+0.04953756183385846)</text:span></text:p>
      <text:p text:style-name="P3"><text:s text:c="5"/><text:span text:style-name="T1">| &gt; avg_loss_disc_real_3:[91m 0.25029823059837025 [0m(+0.024244231482346862)</text:span></text:p>
      <text:p text:style-name="P3"><text:s text:c="5"/><text:span text:style-name="T1">| &gt; avg_loss_disc_real_4:[91m 0.2839995237688223 [0m(+0.011276571700970295)</text:span></text:p>
      <text:p text:style-name="P3"><text:s text:c="5"/><text:span text:style-name="T1">| &gt; avg_loss_disc_real_5:[91m 0.27731331313649815 [0m(+0.00573322425285977)</text:span></text:p>
      <text:p text:style-name="P3"><text:s text:c="5"/><text:span text:style-name="T1">| &gt; avg_loss_0:[91m 2.6937841971715293 [0m(+0.11180331309636449)</text:span></text:p>
      <text:p text:style-name="P3"><text:s text:c="5"/><text:span text:style-name="T1">| &gt; avg_loss_gen:[92m 2.170070936282476 [0m(-0.0036106109619140625)</text:span></text:p>
      <text:p text:style-name="P3"><text:s text:c="5"/><text:span text:style-name="T1">| &gt; avg_loss_kl:[91m 1.829207181930542 [0m(+0.07292939225832629)</text:span></text:p>
      <text:p text:style-name="P3"><text:s text:c="5"/><text:span text:style-name="T1">| &gt; avg_loss_feat:[92m 6.344914714495341 [0m(-0.6643626689910889)</text:span></text:p>
      <text:p text:style-name="P3"><text:s text:c="5"/><text:span text:style-name="T1">| &gt; avg_loss_mel:[91m 15.876675923665365 [0m(+0.3983759880065918)</text:span></text:p>
      <text:p text:style-name="P3"><text:s text:c="5"/><text:span text:style-name="T1">| &gt; avg_loss_duration:[92m 1.5264968772729237 [0m(-0.004425664742787827)</text:span></text:p>
      <text:p text:style-name="P3"><text:s text:c="5"/><text:span text:style-name="T1">| &gt; avg_loss_1:[92m 27.747365474700928 [0m(-0.2010935147603341)</text:span></text:p>
      <text:p text:style-name="P5"/>
      <text:p text:style-name="P5"/>
      <text:p text:style-name="P1">[4m[1m &gt; EPOCH: 19/50[0m</text:p>
      <text:p text:style-name="P3"><text:s/><text:span text:style-name="T1">--&gt; /kaggle/working/vits_4_nov-May-14-2025_10+28AM-0000000</text:span></text:p>
      <text:p text:style-name="P5"/>
      <text:p text:style-name="P1">[1m &gt; TRAINING (2025-05-14 12:57:35) [0m</text:p>
      <text:p text:style-name="P5"/>
      <text:p text:style-name="P1">[1m <text:s text:c="2"/>--&gt; TIME: 2025-05-14 12:57:52 -- STEP: 29/630 -- GLOBAL_STEP: 889000[0m</text:p>
      <text:p text:style-name="P3"><text:s text:c="5"/><text:span text:style-name="T1">| &gt; loss_disc: 2.590909242630005 <text:s/>(2.5795447168679067)</text:span></text:p>
      <text:p text:style-name="P3"><text:s text:c="5"/><text:span text:style-name="T1">| &gt; loss_disc_real_0: 0.1576915681362152 <text:s/>(0.16511391771250755)</text:span></text:p>
      <text:p text:style-name="P3"><text:s text:c="5"/><text:span text:style-name="T1">| &gt; loss_disc_real_1: 0.21973180770874023 <text:s/>(0.2168621575010234)</text:span></text:p>
      <text:p text:style-name="P3"><text:s text:c="5"/><text:span text:style-name="T1">| &gt; loss_disc_real_2: 0.2391888052225113 <text:s/>(0.22502537431388064)</text:span></text:p>
      <text:p text:style-name="P3"><text:s text:c="5"/><text:span text:style-name="T1">| &gt; loss_disc_real_3: 0.23298846185207367 <text:s/>(0.22811251621821832)</text:span></text:p>
      <text:p text:style-name="P3"><text:s text:c="5"/><text:span text:style-name="T1">| &gt; loss_disc_real_4: 0.24795733392238617 <text:s/>(0.2454695444682549)</text:span></text:p>
      <text:p text:style-name="P3"><text:s text:c="5"/><text:span text:style-name="T1">| &gt; loss_disc_real_5: 0.22364114224910736 <text:s/>(0.23637578251032992)</text:span></text:p>
      <text:p text:style-name="P3"><text:s text:c="5"/><text:span text:style-name="T1">| &gt; loss_0: 2.590909242630005 <text:s/>(2.5795447168679067)</text:span></text:p>
      <text:p text:style-name="P3"><text:s text:c="5"/><text:span text:style-name="T1">| &gt; grad_norm_0: tensor(40.1398, device='cuda:0') <text:s/>(tensor(20.7325, device='cuda:0'))</text:span></text:p>
      <text:p text:style-name="P3"><text:s text:c="5"/><text:span text:style-name="T1">| &gt; loss_gen: 2.2605226039886475 <text:s/>(2.2356680426104307)</text:span></text:p>
      <text:p text:style-name="P3"><text:s text:c="5"/><text:span text:style-name="T1">| &gt; loss_kl: 1.5167500972747803 <text:s/>(1.5869983270250518)</text:span></text:p>
      <text:p text:style-name="P3"><text:s text:c="5"/><text:span text:style-name="T1">| &gt; loss_feat: 6.630181312561035 <text:s/>(7.0456174982005155)</text:span></text:p>
      <text:p text:style-name="P3"><text:s text:c="5"/><text:span text:style-name="T1">| &gt; loss_mel: 15.114002227783203 <text:s/>(15.564793323648386)</text:span></text:p>
      <text:p text:style-name="P3"><text:s text:c="5"/><text:span text:style-name="T1">| &gt; loss_duration: 1.3951181173324585 <text:s/>(1.4278571482362419)</text:span></text:p>
      <text:p text:style-name="P3"><text:s text:c="5"/><text:span text:style-name="T1">| &gt; amp_scaler: 128.0 <text:s/>(128.0)</text:span></text:p>
      <text:p text:style-name="P3"><text:s text:c="5"/><text:span text:style-name="T1">| &gt; loss_1: 26.916574478149414 <text:s/>(27.86093409308072)</text:span></text:p>
      <text:p text:style-name="P3"><text:s text:c="5"/><text:span text:style-name="T1">| &gt; grad_norm_1: tensor(522.2332, device='cuda:0') <text:s/>(tensor(220.8007, device='cuda:0'))</text:span></text:p>
      <text:p text:style-name="P3"><text:s text:c="5"/><text:span text:style-name="T1">| &gt; current_lr_0: 0.00019952553399667344 </text:span></text:p>
      <text:p text:style-name="P3"><text:s text:c="5"/><text:span text:style-name="T1">| &gt; current_lr_1: 0.00019952553399667344 </text:span></text:p>
      <text:p text:style-name="P3"><text:s text:c="5"/><text:span text:style-name="T1">| &gt; step_time: 0.5117 <text:s/>(0.5158034521957924)</text:span></text:p>
      <text:p text:style-name="P3"><text:s text:c="5"/><text:span text:style-name="T1">| &gt; loader_time: 0.005 <text:s/>(0.00483957652387948)</text:span></text:p>
      <text:p text:style-name="P5"/>
      <text:p text:style-name="P5"/>
      <text:p text:style-name="P3"><text:s/><text:span text:style-name="T1">&gt; CHECKPOINT : /kaggle/working/vits_4_nov-May-14-2025_10+28AM-0000000/checkpoint_889000.pth</text:span></text:p>
      <text:p text:style-name="P5"/>
      <text:p text:style-name="P1">[1m <text:s text:c="2"/>--&gt; TIME: 2025-05-14 12:58:49 -- STEP: 129/630 -- GLOBAL_STEP: 889100[0m</text:p>
      <text:p text:style-name="P3"><text:s text:c="5"/><text:span text:style-name="T1">| &gt; loss_disc: 2.363527774810791 <text:s/>(2.571724527566008)</text:span></text:p>
      <text:p text:style-name="P3"><text:s text:c="5"/><text:span text:style-name="T1">| &gt; loss_disc_real_0: 0.13539338111877441 <text:s/>(0.16665327352608827)</text:span></text:p>
      <text:p text:style-name="P3"><text:s text:c="5"/><text:span text:style-name="T1">| &gt; loss_disc_real_1: 0.18041850626468658 <text:s/>(0.21541002323461134)</text:span></text:p>
      <text:p text:style-name="P3"><text:s text:c="5"/><text:span text:style-name="T1">| &gt; loss_disc_real_2: 0.21635273098945618 <text:s/>(0.22798422163771104)</text:span></text:p>
      <text:p text:style-name="P3"><text:s text:c="5"/><text:span text:style-name="T1">| &gt; loss_disc_real_3: 0.2334437072277069 <text:s/>(0.2282935591169106)</text:span></text:p>
      <text:p text:style-name="P3"><text:s text:c="5"/><text:span text:style-name="T1">| &gt; loss_disc_real_4: 0.2143842875957489 <text:s/>(0.2401376194501108)</text:span></text:p>
      <text:p text:style-name="P3"><text:s text:c="5"/><text:span text:style-name="T1">| &gt; loss_disc_real_5: 0.14879140257835388 <text:s/>(0.2284002577842668)</text:span></text:p>
      <text:p text:style-name="P3"><text:s text:c="5"/><text:span text:style-name="T1">| &gt; loss_0: 2.363527774810791 <text:s/>(2.571724527566008)</text:span></text:p>
      <text:p text:style-name="P3"><text:soft-page-break/><text:s text:c="5"/><text:span text:style-name="T1">| &gt; grad_norm_0: tensor(11.6834, device='cuda:0') <text:s/>(tensor(20.6800, device='cuda:0'))</text:span></text:p>
      <text:p text:style-name="P3"><text:s text:c="5"/><text:span text:style-name="T1">| &gt; loss_gen: 2.1157703399658203 <text:s/>(2.2379879286122866)</text:span></text:p>
      <text:p text:style-name="P3"><text:s text:c="5"/><text:span text:style-name="T1">| &gt; loss_kl: 1.7909820079803467 <text:s/>(1.5966280319894006)</text:span></text:p>
      <text:p text:style-name="P3"><text:s text:c="5"/><text:span text:style-name="T1">| &gt; loss_feat: 6.370931625366211 <text:s/>(6.95439228531002)</text:span></text:p>
      <text:p text:style-name="P3"><text:s text:c="5"/><text:span text:style-name="T1">| &gt; loss_mel: 15.848233222961426 <text:s/>(15.487481028534646)</text:span></text:p>
      <text:p text:style-name="P3"><text:s text:c="5"/><text:span text:style-name="T1">| &gt; loss_duration: 1.4693900346755981 <text:s/>(1.4081898687421812)</text:span></text:p>
      <text:p text:style-name="P3"><text:s text:c="5"/><text:span text:style-name="T1">| &gt; amp_scaler: 128.0 <text:s/>(128.0)</text:span></text:p>
      <text:p text:style-name="P3"><text:s text:c="5"/><text:span text:style-name="T1">| &gt; loss_1: 27.595308303833008 <text:s/>(27.68467904615772)</text:span></text:p>
      <text:p text:style-name="P3"><text:s text:c="5"/><text:span text:style-name="T1">| &gt; grad_norm_1: tensor(159.4355, device='cuda:0') <text:s/>(tensor(264.8995, device='cuda:0'))</text:span></text:p>
      <text:p text:style-name="P3"><text:s text:c="5"/><text:span text:style-name="T1">| &gt; current_lr_0: 0.00019952553399667344 </text:span></text:p>
      <text:p text:style-name="P3"><text:s text:c="5"/><text:span text:style-name="T1">| &gt; current_lr_1: 0.00019952553399667344 </text:span></text:p>
      <text:p text:style-name="P3"><text:s text:c="5"/><text:span text:style-name="T1">| &gt; step_time: 0.5855 <text:s/>(0.5320322273313534)</text:span></text:p>
      <text:p text:style-name="P3"><text:s text:c="5"/><text:span text:style-name="T1">| &gt; loader_time: 0.0062 <text:s/>(0.00543661450230798)</text:span></text:p>
      <text:p text:style-name="P5"/>
      <text:p text:style-name="P5"/>
      <text:p text:style-name="P1">[1m <text:s text:c="2"/>--&gt; TIME: 2025-05-14 12:59:49 -- STEP: 229/630 -- GLOBAL_STEP: 889200[0m</text:p>
      <text:p text:style-name="P3"><text:s text:c="5"/><text:span text:style-name="T1">| &gt; loss_disc: 2.7781081199645996 <text:s/>(2.577650429379991)</text:span></text:p>
      <text:p text:style-name="P3"><text:s text:c="5"/><text:span text:style-name="T1">| &gt; loss_disc_real_0: 0.23051223158836365 <text:s/>(0.1700720659184664)</text:span></text:p>
      <text:p text:style-name="P3"><text:s text:c="5"/><text:span text:style-name="T1">| &gt; loss_disc_real_1: 0.2446359395980835 <text:s/>(0.21217707541311673)</text:span></text:p>
      <text:p text:style-name="P3"><text:s text:c="5"/><text:span text:style-name="T1">| &gt; loss_disc_real_2: 0.17089858651161194 <text:s/>(0.227864234598443)</text:span></text:p>
      <text:p text:style-name="P3"><text:s text:c="5"/><text:span text:style-name="T1">| &gt; loss_disc_real_3: 0.20648270845413208 <text:s/>(0.23046323396753535)</text:span></text:p>
      <text:p text:style-name="P3"><text:s text:c="5"/><text:span text:style-name="T1">| &gt; loss_disc_real_4: 0.20459529757499695 <text:s/>(0.23959295874599806)</text:span></text:p>
      <text:p text:style-name="P3"><text:s text:c="5"/><text:span text:style-name="T1">| &gt; loss_disc_real_5: 0.28023985028266907 <text:s/>(0.22877189744768184)</text:span></text:p>
      <text:p text:style-name="P3"><text:s text:c="5"/><text:span text:style-name="T1">| &gt; loss_0: 2.7781081199645996 <text:s/>(2.577650429379991)</text:span></text:p>
      <text:p text:style-name="P3"><text:s text:c="5"/><text:span text:style-name="T1">| &gt; grad_norm_0: tensor(13.6816, device='cuda:0') <text:s/>(tensor(21.7080, device='cuda:0'))</text:span></text:p>
      <text:p text:style-name="P3"><text:s text:c="5"/><text:span text:style-name="T1">| &gt; loss_gen: 2.016106367111206 <text:s/>(2.2348173221646412)</text:span></text:p>
      <text:p text:style-name="P3"><text:s text:c="5"/><text:span text:style-name="T1">| &gt; loss_kl: 1.6796629428863525 <text:s/>(1.6184382964429895)</text:span></text:p>
      <text:p text:style-name="P3"><text:s text:c="5"/><text:span text:style-name="T1">| &gt; loss_feat: 7.306788444519043 <text:s/>(6.926261129337627)</text:span></text:p>
      <text:p text:style-name="P3"><text:s text:c="5"/><text:span text:style-name="T1">| &gt; loss_mel: 15.506938934326172 <text:s/>(15.567352153328308)</text:span></text:p>
      <text:p text:style-name="P3"><text:s text:c="5"/><text:span text:style-name="T1">| &gt; loss_duration: 1.4659395217895508 <text:s/>(1.3761513316475142)</text:span></text:p>
      <text:p text:style-name="P3"><text:s text:c="5"/><text:span text:style-name="T1">| &gt; amp_scaler: 128.0 <text:s/>(128.0)</text:span></text:p>
      <text:p text:style-name="P3"><text:s text:c="5"/><text:span text:style-name="T1">| &gt; loss_1: 27.975433349609375 <text:s/>(27.723020128808166)</text:span></text:p>
      <text:p text:style-name="P3"><text:s text:c="5"/><text:span text:style-name="T1">| &gt; grad_norm_1: tensor(89.7759, device='cuda:0') <text:s/>(tensor(319.3794, device='cuda:0'))</text:span></text:p>
      <text:p text:style-name="P3"><text:s text:c="5"/><text:span text:style-name="T1">| &gt; current_lr_0: 0.00019952553399667344 </text:span></text:p>
      <text:p text:style-name="P3"><text:s text:c="5"/><text:span text:style-name="T1">| &gt; current_lr_1: 0.00019952553399667344 </text:span></text:p>
      <text:p text:style-name="P3"><text:s text:c="5"/><text:span text:style-name="T1">| &gt; step_time: 0.5989 <text:s/>(0.5557611530004108)</text:span></text:p>
      <text:p text:style-name="P3"><text:s text:c="5"/><text:span text:style-name="T1">| &gt; loader_time: 0.0072 <text:s/>(0.005954796570357277)</text:span></text:p>
      <text:p text:style-name="P5"/>
      <text:p text:style-name="P5"/>
      <text:p text:style-name="P1">[1m <text:s text:c="2"/>--&gt; TIME: 2025-05-14 13:00:53 -- STEP: 329/630 -- GLOBAL_STEP: 889300[0m</text:p>
      <text:p text:style-name="P3"><text:s text:c="5"/><text:span text:style-name="T1">| &gt; loss_disc: 2.6767759323120117 <text:s/>(2.5837484101756356)</text:span></text:p>
      <text:p text:style-name="P3"><text:s text:c="5"/><text:span text:style-name="T1">| &gt; loss_disc_real_0: 0.16442786157131195 <text:s/>(0.1717355566320086)</text:span></text:p>
      <text:p text:style-name="P3"><text:s text:c="5"/><text:span text:style-name="T1">| &gt; loss_disc_real_1: 0.17137210071086884 <text:s/>(0.21251433960934904)</text:span></text:p>
      <text:p text:style-name="P3"><text:s text:c="5"/><text:span text:style-name="T1">| &gt; loss_disc_real_2: 0.2134445458650589 <text:s/>(0.22793599079988647)</text:span></text:p>
      <text:p text:style-name="P3"><text:s text:c="5"/><text:span text:style-name="T1">| &gt; loss_disc_real_3: 0.2516078054904938 <text:s/>(0.22960993778923)</text:span></text:p>
      <text:p text:style-name="P3"><text:s text:c="5"/><text:span text:style-name="T1">| &gt; loss_disc_real_4: 0.24742287397384644 <text:s/>(0.23975097888508828)</text:span></text:p>
      <text:p text:style-name="P3"><text:s text:c="5"/><text:span text:style-name="T1">| &gt; loss_disc_real_5: 0.25979140400886536 <text:s/>(0.22959302021558525)</text:span></text:p>
      <text:p text:style-name="P3"><text:s text:c="5"/><text:span text:style-name="T1">| &gt; loss_0: 2.6767759323120117 <text:s/>(2.5837484101756356)</text:span></text:p>
      <text:p text:style-name="P3"><text:s text:c="5"/><text:span text:style-name="T1">| &gt; grad_norm_0: tensor(31.4626, device='cuda:0') <text:s/>(tensor(21.7846, device='cuda:0'))</text:span></text:p>
      <text:p text:style-name="P3"><text:s text:c="5"/><text:span text:style-name="T1">| &gt; loss_gen: 2.0274658203125 <text:s/>(2.226559367223349)</text:span></text:p>
      <text:p text:style-name="P3"><text:s text:c="5"/><text:span text:style-name="T1">| &gt; loss_kl: 1.5632933378219604 <text:s/>(1.6204527428084956)</text:span></text:p>
      <text:p text:style-name="P3"><text:s text:c="5"/><text:span text:style-name="T1">| &gt; loss_feat: 5.786581039428711 <text:s/>(6.885932789022797)</text:span></text:p>
      <text:p text:style-name="P3"><text:s text:c="5"/><text:span text:style-name="T1">| &gt; loss_mel: 15.196398735046387 <text:s/>(15.577847228586492)</text:span></text:p>
      <text:p text:style-name="P3"><text:s text:c="5"/><text:span text:style-name="T1">| &gt; loss_duration: 1.4762506484985352 <text:s/>(1.4008600534276756)</text:span></text:p>
      <text:p text:style-name="P3"><text:s text:c="5"/><text:span text:style-name="T1">| &gt; amp_scaler: 128.0 <text:s/>(128.0)</text:span></text:p>
      <text:p text:style-name="P3"><text:s text:c="5"/><text:span text:style-name="T1">| &gt; loss_1: 26.04998779296875 <text:s/>(27.711652048453008)</text:span></text:p>
      <text:p text:style-name="P3"><text:s text:c="5"/><text:span text:style-name="T1">| &gt; grad_norm_1: tensor(298.8946, device='cuda:0') <text:s/>(tensor(297.0088, device='cuda:0'))</text:span></text:p>
      <text:p text:style-name="P3"><text:s text:c="5"/><text:span text:style-name="T1">| &gt; current_lr_0: 0.00019952553399667344 </text:span></text:p>
      <text:p text:style-name="P3"><text:soft-page-break/><text:s text:c="5"/><text:span text:style-name="T1">| &gt; current_lr_1: 0.00019952553399667344 </text:span></text:p>
      <text:p text:style-name="P3"><text:s text:c="5"/><text:span text:style-name="T1">| &gt; step_time: 0.6521 <text:s/>(0.5767761110172439)</text:span></text:p>
      <text:p text:style-name="P3"><text:s text:c="5"/><text:span text:style-name="T1">| &gt; loader_time: 0.0083 <text:s/>(0.006530610986031296)</text:span></text:p>
      <text:p text:style-name="P5"/>
      <text:p text:style-name="P5"/>
      <text:p text:style-name="P1">[1m <text:s text:c="2"/>--&gt; TIME: 2025-05-14 13:02:04 -- STEP: 429/630 -- GLOBAL_STEP: 889400[0m</text:p>
      <text:p text:style-name="P3"><text:s text:c="5"/><text:span text:style-name="T1">| &gt; loss_disc: 2.4734487533569336 <text:s/>(2.58723122256619)</text:span></text:p>
      <text:p text:style-name="P3"><text:s text:c="5"/><text:span text:style-name="T1">| &gt; loss_disc_real_0: 0.20759037137031555 <text:s/>(0.17305529331202274)</text:span></text:p>
      <text:p text:style-name="P3"><text:s text:c="5"/><text:span text:style-name="T1">| &gt; loss_disc_real_1: 0.20263825356960297 <text:s/>(0.2125439767515187)</text:span></text:p>
      <text:p text:style-name="P3"><text:s text:c="5"/><text:span text:style-name="T1">| &gt; loss_disc_real_2: 0.21966727077960968 <text:s/>(0.22817788719436227)</text:span></text:p>
      <text:p text:style-name="P3"><text:s text:c="5"/><text:span text:style-name="T1">| &gt; loss_disc_real_3: 0.18008588254451752 <text:s/>(0.2297750450931229)</text:span></text:p>
      <text:p text:style-name="P3"><text:s text:c="5"/><text:span text:style-name="T1">| &gt; loss_disc_real_4: 0.22066742181777954 <text:s/>(0.23978937940025108)</text:span></text:p>
      <text:p text:style-name="P3"><text:s text:c="5"/><text:span text:style-name="T1">| &gt; loss_disc_real_5: 0.26552534103393555 <text:s/>(0.2306872760499274)</text:span></text:p>
      <text:p text:style-name="P3"><text:s text:c="5"/><text:span text:style-name="T1">| &gt; loss_0: 2.4734487533569336 <text:s/>(2.58723122256619)</text:span></text:p>
      <text:p text:style-name="P3"><text:s text:c="5"/><text:span text:style-name="T1">| &gt; grad_norm_0: tensor(15.5653, device='cuda:0') <text:s/>(tensor(20.9800, device='cuda:0'))</text:span></text:p>
      <text:p text:style-name="P3"><text:s text:c="5"/><text:span text:style-name="T1">| &gt; loss_gen: 2.2871599197387695 <text:s/>(2.2175296103204025)</text:span></text:p>
      <text:p text:style-name="P3"><text:s text:c="5"/><text:span text:style-name="T1">| &gt; loss_kl: 1.7116414308547974 <text:s/>(1.6181486895034363)</text:span></text:p>
      <text:p text:style-name="P3"><text:s text:c="5"/><text:span text:style-name="T1">| &gt; loss_feat: 6.389497756958008 <text:s/>(6.833505122533765)</text:span></text:p>
      <text:p text:style-name="P3"><text:s text:c="5"/><text:span text:style-name="T1">| &gt; loss_mel: 15.19674015045166 <text:s/>(15.574777449761237)</text:span></text:p>
      <text:p text:style-name="P3"><text:s text:c="5"/><text:span text:style-name="T1">| &gt; loss_duration: 1.4636836051940918 <text:s/>(1.4027363867748588)</text:span></text:p>
      <text:p text:style-name="P3"><text:s text:c="5"/><text:span text:style-name="T1">| &gt; amp_scaler: 256.0 <text:s/>(132.17715617715615)</text:span></text:p>
      <text:p text:style-name="P3"><text:s text:c="5"/><text:span text:style-name="T1">| &gt; loss_1: 27.048721313476562 <text:s/>(27.646697113286088)</text:span></text:p>
      <text:p text:style-name="P3"><text:s text:c="5"/><text:span text:style-name="T1">| &gt; grad_norm_1: tensor(156.6583, device='cuda:0') <text:s/>(tensor(280.2215, device='cuda:0'))</text:span></text:p>
      <text:p text:style-name="P3"><text:s text:c="5"/><text:span text:style-name="T1">| &gt; current_lr_0: 0.00019952553399667344 </text:span></text:p>
      <text:p text:style-name="P3"><text:s text:c="5"/><text:span text:style-name="T1">| &gt; current_lr_1: 0.00019952553399667344 </text:span></text:p>
      <text:p text:style-name="P3"><text:s text:c="5"/><text:span text:style-name="T1">| &gt; step_time: 0.7257 <text:s/>(0.6043010902849386)</text:span></text:p>
      <text:p text:style-name="P3"><text:s text:c="5"/><text:span text:style-name="T1">| &gt; loader_time: 0.0093 <text:s/>(0.00706701512103314)</text:span></text:p>
      <text:p text:style-name="P5"/>
      <text:p text:style-name="P5"/>
      <text:p text:style-name="P1">[1m <text:s text:c="2"/>--&gt; TIME: 2025-05-14 13:03:23 -- STEP: 529/630 -- GLOBAL_STEP: 889500[0m</text:p>
      <text:p text:style-name="P3"><text:s text:c="5"/><text:span text:style-name="T1">| &gt; loss_disc: 2.4065282344818115 <text:s/>(2.587455870749143)</text:span></text:p>
      <text:p text:style-name="P3"><text:s text:c="5"/><text:span text:style-name="T1">| &gt; loss_disc_real_0: 0.21900907158851624 <text:s/>(0.17309846664252487)</text:span></text:p>
      <text:p text:style-name="P3"><text:s text:c="5"/><text:span text:style-name="T1">| &gt; loss_disc_real_1: 0.21733465790748596 <text:s/>(0.2125209259372803)</text:span></text:p>
      <text:p text:style-name="P3"><text:s text:c="5"/><text:span text:style-name="T1">| &gt; loss_disc_real_2: 0.2171430140733719 <text:s/>(0.22767641396738855)</text:span></text:p>
      <text:p text:style-name="P3"><text:s text:c="5"/><text:span text:style-name="T1">| &gt; loss_disc_real_3: 0.20233076810836792 <text:s/>(0.22958245915704054)</text:span></text:p>
      <text:p text:style-name="P3"><text:s text:c="5"/><text:span text:style-name="T1">| &gt; loss_disc_real_4: 0.1892474889755249 <text:s/>(0.23992247682325332)</text:span></text:p>
      <text:p text:style-name="P3"><text:s text:c="5"/><text:span text:style-name="T1">| &gt; loss_disc_real_5: 0.2159021645784378 <text:s/>(0.23083711408487115)</text:span></text:p>
      <text:p text:style-name="P3"><text:s text:c="5"/><text:span text:style-name="T1">| &gt; loss_0: 2.4065282344818115 <text:s/>(2.587455870749143)</text:span></text:p>
      <text:p text:style-name="P3"><text:s text:c="5"/><text:span text:style-name="T1">| &gt; grad_norm_0: tensor(7.9319, device='cuda:0') <text:s/>(tensor(20.8437, device='cuda:0'))</text:span></text:p>
      <text:p text:style-name="P3"><text:s text:c="5"/><text:span text:style-name="T1">| &gt; loss_gen: 2.2578577995300293 <text:s/>(2.2142051996941357)</text:span></text:p>
      <text:p text:style-name="P3"><text:s text:c="5"/><text:span text:style-name="T1">| &gt; loss_kl: 1.440342903137207 <text:s/>(1.6175911913296674)</text:span></text:p>
      <text:p text:style-name="P3"><text:s text:c="5"/><text:span text:style-name="T1">| &gt; loss_feat: 7.340822696685791 <text:s/>(6.790940895873791)</text:span></text:p>
      <text:p text:style-name="P3"><text:s text:c="5"/><text:span text:style-name="T1">| &gt; loss_mel: 15.052369117736816 <text:s/>(15.556594872069043)</text:span></text:p>
      <text:p text:style-name="P3"><text:s text:c="5"/><text:span text:style-name="T1">| &gt; loss_duration: 1.4429988861083984 <text:s/>(1.4141893165999413)</text:span></text:p>
      <text:p text:style-name="P3"><text:s text:c="5"/><text:span text:style-name="T1">| &gt; amp_scaler: 256.0 <text:s/>(155.58412098298675)</text:span></text:p>
      <text:p text:style-name="P3"><text:s text:c="5"/><text:span text:style-name="T1">| &gt; loss_1: 27.534391403198242 <text:s/>(27.59352135973752)</text:span></text:p>
      <text:p text:style-name="P3"><text:s text:c="5"/><text:span text:style-name="T1">| &gt; grad_norm_1: tensor(93.1010, device='cuda:0') <text:s/>(tensor(270.2060, device='cuda:0'))</text:span></text:p>
      <text:p text:style-name="P3"><text:s text:c="5"/><text:span text:style-name="T1">| &gt; current_lr_0: 0.00019952553399667344 </text:span></text:p>
      <text:p text:style-name="P3"><text:s text:c="5"/><text:span text:style-name="T1">| &gt; current_lr_1: 0.00019952553399667344 </text:span></text:p>
      <text:p text:style-name="P3"><text:s text:c="5"/><text:span text:style-name="T1">| &gt; step_time: 0.8314 <text:s/>(0.6364851015952673)</text:span></text:p>
      <text:p text:style-name="P3"><text:s text:c="5"/><text:span text:style-name="T1">| &gt; loader_time: 0.0105 <text:s/>(0.007616278354522186)</text:span></text:p>
      <text:p text:style-name="P5"/>
      <text:p text:style-name="P5"/>
      <text:p text:style-name="P3"><text:s/><text:span text:style-name="T1">&gt; CHECKPOINT : /kaggle/working/vits_4_nov-May-14-2025_10+28AM-0000000/checkpoint_889500.pth</text:span></text:p>
      <text:p text:style-name="P5"/>
      <text:p text:style-name="P1">[1m <text:s text:c="2"/>--&gt; TIME: 2025-05-14 13:05:07 -- STEP: 629/630 -- GLOBAL_STEP: 889600[0m</text:p>
      <text:p text:style-name="P3"><text:s text:c="5"/><text:span text:style-name="T1">| &gt; loss_disc: 2.6009788513183594 <text:s/>(2.5895648161822917)</text:span></text:p>
      <text:p text:style-name="P3"><text:s text:c="5"/><text:span text:style-name="T1">| &gt; loss_disc_real_0: 0.1545337438583374 <text:s/>(0.17307518716362597)</text:span></text:p>
      <text:p text:style-name="P3"><text:s text:c="5"/><text:span text:style-name="T1">| &gt; loss_disc_real_1: 0.20161819458007812 <text:s/>(0.2131461382551868)</text:span></text:p>
      <text:p text:style-name="P3"><text:soft-page-break/><text:s text:c="5"/><text:span text:style-name="T1">| &gt; loss_disc_real_2: 0.22860611975193024 <text:s/>(0.2279288996668423)</text:span></text:p>
      <text:p text:style-name="P3"><text:s text:c="5"/><text:span text:style-name="T1">| &gt; loss_disc_real_3: 0.2575063407421112 <text:s/>(0.22968208477114266)</text:span></text:p>
      <text:p text:style-name="P3"><text:s text:c="5"/><text:span text:style-name="T1">| &gt; loss_disc_real_4: 0.24608057737350464 <text:s/>(0.23976983220001094)</text:span></text:p>
      <text:p text:style-name="P3"><text:s text:c="5"/><text:span text:style-name="T1">| &gt; loss_disc_real_5: 0.20875312387943268 <text:s/>(0.23155998702742905)</text:span></text:p>
      <text:p text:style-name="P3"><text:s text:c="5"/><text:span text:style-name="T1">| &gt; loss_0: 2.6009788513183594 <text:s/>(2.5895648161822917)</text:span></text:p>
      <text:p text:style-name="P3"><text:s text:c="5"/><text:span text:style-name="T1">| &gt; grad_norm_0: tensor(19.1763, device='cuda:0') <text:s/>(tensor(19.9746, device='cuda:0'))</text:span></text:p>
      <text:p text:style-name="P3"><text:s text:c="5"/><text:span text:style-name="T1">| &gt; loss_gen: 2.1046643257141113 <text:s/>(2.2089163248792913)</text:span></text:p>
      <text:p text:style-name="P3"><text:s text:c="5"/><text:span text:style-name="T1">| &gt; loss_kl: 1.6744731664657593 <text:s/>(1.6207419370429872)</text:span></text:p>
      <text:p text:style-name="P3"><text:s text:c="5"/><text:span text:style-name="T1">| &gt; loss_feat: 6.413708686828613 <text:s/>(6.760587987914939)</text:span></text:p>
      <text:p text:style-name="P3"><text:s text:c="5"/><text:span text:style-name="T1">| &gt; loss_mel: 15.63590145111084 <text:s/>(15.540377154448832)</text:span></text:p>
      <text:p text:style-name="P3"><text:s text:c="5"/><text:span text:style-name="T1">| &gt; loss_duration: 1.5016183853149414 <text:s/>(1.4233437990725315)</text:span></text:p>
      <text:p text:style-name="P3"><text:s text:c="5"/><text:span text:style-name="T1">| &gt; amp_scaler: 256.0 <text:s/>(171.54848966613673)</text:span></text:p>
      <text:p text:style-name="P3"><text:s text:c="5"/><text:span text:style-name="T1">| &gt; loss_1: 27.330364227294922 <text:s/>(27.55396709836343)</text:span></text:p>
      <text:p text:style-name="P3"><text:s text:c="5"/><text:span text:style-name="T1">| &gt; grad_norm_1: tensor(570.8367, device='cuda:0') <text:s/>(tensor(258.0587, device='cuda:0'))</text:span></text:p>
      <text:p text:style-name="P3"><text:s text:c="5"/><text:span text:style-name="T1">| &gt; current_lr_0: 0.00019952553399667344 </text:span></text:p>
      <text:p text:style-name="P3"><text:s text:c="5"/><text:span text:style-name="T1">| &gt; current_lr_1: 0.00019952553399667344 </text:span></text:p>
      <text:p text:style-name="P3"><text:s text:c="5"/><text:span text:style-name="T1">| &gt; step_time: 1.4728 <text:s/>(0.6933493788556945)</text:span></text:p>
      <text:p text:style-name="P3"><text:s text:c="5"/><text:span text:style-name="T1">| &gt; loader_time: 0.0154 <text:s/>(0.008366999072755657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905978838602701 [0m(-0.0001627802848815918)</text:span></text:p>
      <text:p text:style-name="P3"><text:s text:c="5"/><text:span text:style-name="T1">| &gt; avg_loss_disc:[92m 2.574891904989878 [0m(-0.1188922921816511)</text:span></text:p>
      <text:p text:style-name="P3"><text:s text:c="5"/><text:span text:style-name="T1">| &gt; avg_loss_disc_real_0:[92m 0.14558221958577633 [0m(-0.04370277685423693)</text:span></text:p>
      <text:p text:style-name="P3"><text:s text:c="5"/><text:span text:style-name="T1">| &gt; avg_loss_disc_real_1:[92m 0.18828151499231657 [0m(-0.03380050758520761)</text:span></text:p>
      <text:p text:style-name="P3"><text:s text:c="5"/><text:span text:style-name="T1">| &gt; avg_loss_disc_real_2:[92m 0.23399348556995392 [0m(-0.03850872317949927)</text:span></text:p>
      <text:p text:style-name="P3"><text:s text:c="5"/><text:span text:style-name="T1">| &gt; avg_loss_disc_real_3:[91m 0.2563805530468623 [0m(+0.00608232244849205)</text:span></text:p>
      <text:p text:style-name="P3"><text:s text:c="5"/><text:span text:style-name="T1">| &gt; avg_loss_disc_real_4:[92m 0.2570451460778713 [0m(-0.026954377690950992)</text:span></text:p>
      <text:p text:style-name="P3"><text:s text:c="5"/><text:span text:style-name="T1">| &gt; avg_loss_disc_real_5:[92m 0.22339637453357378 [0m(-0.053916938602924375)</text:span></text:p>
      <text:p text:style-name="P3"><text:s text:c="5"/><text:span text:style-name="T1">| &gt; avg_loss_0:[92m 2.574891904989878 [0m(-0.1188922921816511)</text:span></text:p>
      <text:p text:style-name="P3"><text:s text:c="5"/><text:span text:style-name="T1">| &gt; avg_loss_gen:[92m 2.0290775100390115 [0m(-0.14099342624346445)</text:span></text:p>
      <text:p text:style-name="P3"><text:s text:c="5"/><text:span text:style-name="T1">| &gt; avg_loss_kl:[92m 1.805339405934016 [0m(-0.02386777599652601)</text:span></text:p>
      <text:p text:style-name="P3"><text:s text:c="5"/><text:span text:style-name="T1">| &gt; avg_loss_feat:[91m 6.4542390902837115 [0m(+0.10932437578837018)</text:span></text:p>
      <text:p text:style-name="P3"><text:s text:c="5"/><text:span text:style-name="T1">| &gt; avg_loss_mel:[92m 15.601918776830038 [0m(-0.27475714683532715)</text:span></text:p>
      <text:p text:style-name="P3"><text:s text:c="5"/><text:span text:style-name="T1">| &gt; avg_loss_duration:[92m 1.5196883082389832 [0m(-0.006808569033940559)</text:span></text:p>
      <text:p text:style-name="P3"><text:s text:c="5"/><text:span text:style-name="T1">| &gt; avg_loss_1:[92m 27.410262902577717 [0m(-0.3371025721232108)</text:span></text:p>
      <text:p text:style-name="P5"/>
      <text:p text:style-name="P5"/>
      <text:p text:style-name="P1">[4m[1m &gt; EPOCH: 20/50[0m</text:p>
      <text:p text:style-name="P3"><text:s/><text:span text:style-name="T1">--&gt; /kaggle/working/vits_4_nov-May-14-2025_10+28AM-0000000</text:span></text:p>
      <text:p text:style-name="P5"/>
      <text:p text:style-name="P1">[1m &gt; TRAINING (2025-05-14 13:05:16) [0m</text:p>
      <text:p text:style-name="P5"/>
      <text:p text:style-name="P1">[1m <text:s text:c="2"/>--&gt; TIME: 2025-05-14 13:06:10 -- STEP: 99/630 -- GLOBAL_STEP: 889700[0m</text:p>
      <text:p text:style-name="P3"><text:s text:c="5"/><text:span text:style-name="T1">| &gt; loss_disc: 2.590895175933838 <text:s/>(2.5736076253833176)</text:span></text:p>
      <text:p text:style-name="P3"><text:s text:c="5"/><text:span text:style-name="T1">| &gt; loss_disc_real_0: 0.2382826805114746 <text:s/>(0.16927323106563452)</text:span></text:p>
      <text:p text:style-name="P3"><text:s text:c="5"/><text:span text:style-name="T1">| &gt; loss_disc_real_1: 0.2458665370941162 <text:s/>(0.21589062776830462)</text:span></text:p>
      <text:p text:style-name="P3"><text:s text:c="5"/><text:span text:style-name="T1">| &gt; loss_disc_real_2: 0.24303796887397766 <text:s/>(0.22678103681766626)</text:span></text:p>
      <text:p text:style-name="P3"><text:s text:c="5"/><text:span text:style-name="T1">| &gt; loss_disc_real_3: 0.2635914385318756 <text:s/>(0.23000964958860418)</text:span></text:p>
      <text:p text:style-name="P3"><text:s text:c="5"/><text:span text:style-name="T1">| &gt; loss_disc_real_4: 0.268966943025589 <text:s/>(0.23943327006065485)</text:span></text:p>
      <text:p text:style-name="P3"><text:s text:c="5"/><text:span text:style-name="T1">| &gt; loss_disc_real_5: 0.19301468133926392 <text:s/>(0.22188927248270826)</text:span></text:p>
      <text:p text:style-name="P3"><text:s text:c="5"/><text:span text:style-name="T1">| &gt; loss_0: 2.590895175933838 <text:s/>(2.5736076253833176)</text:span></text:p>
      <text:p text:style-name="P3"><text:s text:c="5"/><text:span text:style-name="T1">| &gt; grad_norm_0: tensor(18.4359, device='cuda:0') <text:s/>(tensor(24.5780, device='cuda:0'))</text:span></text:p>
      <text:p text:style-name="P3"><text:s text:c="5"/><text:span text:style-name="T1">| &gt; loss_gen: 2.0932204723358154 <text:s/>(2.2561730423358943)</text:span></text:p>
      <text:p text:style-name="P3"><text:s text:c="5"/><text:span text:style-name="T1">| &gt; loss_kl: 1.712169885635376 <text:s/>(1.5895781601318206)</text:span></text:p>
      <text:p text:style-name="P3"><text:s text:c="5"/><text:span text:style-name="T1">| &gt; loss_feat: 6.261690616607666 <text:s/>(7.032969388094815)</text:span></text:p>
      <text:p text:style-name="P3"><text:s text:c="5"/><text:span text:style-name="T1">| &gt; loss_mel: 15.263885498046875 <text:s/>(15.431144897383874)</text:span></text:p>
      <text:p text:style-name="P3"><text:soft-page-break/><text:s text:c="5"/><text:span text:style-name="T1">| &gt; loss_duration: 1.4583438634872437 <text:s/>(1.437170572955199)</text:span></text:p>
      <text:p text:style-name="P3"><text:s text:c="5"/><text:span text:style-name="T1">| &gt; amp_scaler: 256.0 <text:s/>(256.0)</text:span></text:p>
      <text:p text:style-name="P3"><text:s text:c="5"/><text:span text:style-name="T1">| &gt; loss_1: 26.789310455322266 <text:s/>(27.74703596095846)</text:span></text:p>
      <text:p text:style-name="P3"><text:s text:c="5"/><text:span text:style-name="T1">| &gt; grad_norm_1: tensor(201.6091, device='cuda:0') <text:s/>(tensor(306.8849, device='cuda:0'))</text:span></text:p>
      <text:p text:style-name="P3"><text:s text:c="5"/><text:span text:style-name="T1">| &gt; current_lr_0: 0.00019950059330492385 </text:span></text:p>
      <text:p text:style-name="P3"><text:s text:c="5"/><text:span text:style-name="T1">| &gt; current_lr_1: 0.00019950059330492385 </text:span></text:p>
      <text:p text:style-name="P3"><text:s text:c="5"/><text:span text:style-name="T1">| &gt; step_time: 0.5272 <text:s/>(0.5258030289351338)</text:span></text:p>
      <text:p text:style-name="P3"><text:s text:c="5"/><text:span text:style-name="T1">| &gt; loader_time: 0.0055 <text:s/>(0.005274442711261785)</text:span></text:p>
      <text:p text:style-name="P5"/>
      <text:p text:style-name="P5"/>
      <text:p text:style-name="P1">[1m <text:s text:c="2"/>--&gt; TIME: 2025-05-14 13:07:08 -- STEP: 199/630 -- GLOBAL_STEP: 889800[0m</text:p>
      <text:p text:style-name="P3"><text:s text:c="5"/><text:span text:style-name="T1">| &gt; loss_disc: 2.5452048778533936 <text:s/>(2.57918024662152)</text:span></text:p>
      <text:p text:style-name="P3"><text:s text:c="5"/><text:span text:style-name="T1">| &gt; loss_disc_real_0: 0.13652047514915466 <text:s/>(0.17013856836000277)</text:span></text:p>
      <text:p text:style-name="P3"><text:s text:c="5"/><text:span text:style-name="T1">| &gt; loss_disc_real_1: 0.22965626418590546 <text:s/>(0.21297749360302584)</text:span></text:p>
      <text:p text:style-name="P3"><text:s text:c="5"/><text:span text:style-name="T1">| &gt; loss_disc_real_2: 0.2447318434715271 <text:s/>(0.22657942277702256)</text:span></text:p>
      <text:p text:style-name="P3"><text:s text:c="5"/><text:span text:style-name="T1">| &gt; loss_disc_real_3: 0.17585359513759613 <text:s/>(0.22909916825030915)</text:span></text:p>
      <text:p text:style-name="P3"><text:s text:c="5"/><text:span text:style-name="T1">| &gt; loss_disc_real_4: 0.22929739952087402 <text:s/>(0.24037866249455878)</text:span></text:p>
      <text:p text:style-name="P3"><text:s text:c="5"/><text:span text:style-name="T1">| &gt; loss_disc_real_5: 0.20664286613464355 <text:s/>(0.22684975672307325)</text:span></text:p>
      <text:p text:style-name="P3"><text:s text:c="5"/><text:span text:style-name="T1">| &gt; loss_0: 2.5452048778533936 <text:s/>(2.57918024662152)</text:span></text:p>
      <text:p text:style-name="P3"><text:s text:c="5"/><text:span text:style-name="T1">| &gt; grad_norm_0: tensor(21.1164, device='cuda:0') <text:s/>(tensor(23.2706, device='cuda:0'))</text:span></text:p>
      <text:p text:style-name="P3"><text:s text:c="5"/><text:span text:style-name="T1">| &gt; loss_gen: 2.0664432048797607 <text:s/>(2.237087375554608)</text:span></text:p>
      <text:p text:style-name="P3"><text:s text:c="5"/><text:span text:style-name="T1">| &gt; loss_kl: 1.8620758056640625 <text:s/>(1.6123637811622429)</text:span></text:p>
      <text:p text:style-name="P3"><text:s text:c="5"/><text:span text:style-name="T1">| &gt; loss_feat: 6.914305210113525 <text:s/>(6.938940053010107)</text:span></text:p>
      <text:p text:style-name="P3"><text:s text:c="5"/><text:span text:style-name="T1">| &gt; loss_mel: 14.997748374938965 <text:s/>(15.550708952860617)</text:span></text:p>
      <text:p text:style-name="P3"><text:s text:c="5"/><text:span text:style-name="T1">| &gt; loss_duration: 1.4187031984329224 <text:s/>(1.389777066719592)</text:span></text:p>
      <text:p text:style-name="P3"><text:s text:c="5"/><text:span text:style-name="T1">| &gt; amp_scaler: 256.0 <text:s/>(256.0)</text:span></text:p>
      <text:p text:style-name="P3"><text:s text:c="5"/><text:span text:style-name="T1">| &gt; loss_1: 27.259273529052734 <text:s/>(27.72887715862025)</text:span></text:p>
      <text:p text:style-name="P3"><text:s text:c="5"/><text:span text:style-name="T1">| &gt; grad_norm_1: tensor(92.6195, device='cuda:0') <text:s/>(tensor(296.8266, device='cuda:0'))</text:span></text:p>
      <text:p text:style-name="P3"><text:s text:c="5"/><text:span text:style-name="T1">| &gt; current_lr_0: 0.00019950059330492385 </text:span></text:p>
      <text:p text:style-name="P3"><text:s text:c="5"/><text:span text:style-name="T1">| &gt; current_lr_1: 0.00019950059330492385 </text:span></text:p>
      <text:p text:style-name="P3"><text:s text:c="5"/><text:span text:style-name="T1">| &gt; step_time: 0.583 <text:s/>(0.5504077523197961)</text:span></text:p>
      <text:p text:style-name="P3"><text:s text:c="5"/><text:span text:style-name="T1">| &gt; loader_time: 0.0066 <text:s/>(0.005859957268489664)</text:span></text:p>
      <text:p text:style-name="P5"/>
      <text:p text:style-name="P5"/>
      <text:p text:style-name="P1">[1m <text:s text:c="2"/>--&gt; TIME: 2025-05-14 13:08:11 -- STEP: 299/630 -- GLOBAL_STEP: 889900[0m</text:p>
      <text:p text:style-name="P3"><text:s text:c="5"/><text:span text:style-name="T1">| &gt; loss_disc: 2.4735970497131348 <text:s/>(2.581119595562734)</text:span></text:p>
      <text:p text:style-name="P3"><text:s text:c="5"/><text:span text:style-name="T1">| &gt; loss_disc_real_0: 0.1745806634426117 <text:s/>(0.1699305063854889)</text:span></text:p>
      <text:p text:style-name="P3"><text:s text:c="5"/><text:span text:style-name="T1">| &gt; loss_disc_real_1: 0.18337048590183258 <text:s/>(0.21197526595464927)</text:span></text:p>
      <text:p text:style-name="P3"><text:s text:c="5"/><text:span text:style-name="T1">| &gt; loss_disc_real_2: 0.22236987948417664 <text:s/>(0.22795522347541158)</text:span></text:p>
      <text:p text:style-name="P3"><text:s text:c="5"/><text:span text:style-name="T1">| &gt; loss_disc_real_3: 0.23794417083263397 <text:s/>(0.22962115680094947)</text:span></text:p>
      <text:p text:style-name="P3"><text:s text:c="5"/><text:span text:style-name="T1">| &gt; loss_disc_real_4: 0.24126966297626495 <text:s/>(0.24006666437439297)</text:span></text:p>
      <text:p text:style-name="P3"><text:s text:c="5"/><text:span text:style-name="T1">| &gt; loss_disc_real_5: 0.16836833953857422 <text:s/>(0.2287525951762662)</text:span></text:p>
      <text:p text:style-name="P3"><text:s text:c="5"/><text:span text:style-name="T1">| &gt; loss_0: 2.4735970497131348 <text:s/>(2.581119595562734)</text:span></text:p>
      <text:p text:style-name="P3"><text:s text:c="5"/><text:span text:style-name="T1">| &gt; grad_norm_0: tensor(22.7322, device='cuda:0') <text:s/>(tensor(22.0362, device='cuda:0'))</text:span></text:p>
      <text:p text:style-name="P3"><text:s text:c="5"/><text:span text:style-name="T1">| &gt; loss_gen: 2.024405002593994 <text:s/>(2.228528640740693)</text:span></text:p>
      <text:p text:style-name="P3"><text:s text:c="5"/><text:span text:style-name="T1">| &gt; loss_kl: 1.8207894563674927 <text:s/>(1.6186624498271618)</text:span></text:p>
      <text:p text:style-name="P3"><text:s text:c="5"/><text:span text:style-name="T1">| &gt; loss_feat: 6.218670845031738 <text:s/>(6.8776375585575185)</text:span></text:p>
      <text:p text:style-name="P3"><text:s text:c="5"/><text:span text:style-name="T1">| &gt; loss_mel: 15.099265098571777 <text:s/>(15.556015630230856)</text:span></text:p>
      <text:p text:style-name="P3"><text:s text:c="5"/><text:span text:style-name="T1">| &gt; loss_duration: 1.426448106765747 <text:s/>(1.3951621442335502)</text:span></text:p>
      <text:p text:style-name="P3"><text:s text:c="5"/><text:span text:style-name="T1">| &gt; amp_scaler: 256.0 <text:s/>(256.0)</text:span></text:p>
      <text:p text:style-name="P3"><text:s text:c="5"/><text:span text:style-name="T1">| &gt; loss_1: 26.58957862854004 <text:s/>(27.67600636817141)</text:span></text:p>
      <text:p text:style-name="P3"><text:s text:c="5"/><text:span text:style-name="T1">| &gt; grad_norm_1: tensor(91.7583, device='cuda:0') <text:s/>(tensor(277.1255, device='cuda:0'))</text:span></text:p>
      <text:p text:style-name="P3"><text:s text:c="5"/><text:span text:style-name="T1">| &gt; current_lr_0: 0.00019950059330492385 </text:span></text:p>
      <text:p text:style-name="P3"><text:s text:c="5"/><text:span text:style-name="T1">| &gt; current_lr_1: 0.00019950059330492385 </text:span></text:p>
      <text:p text:style-name="P3"><text:s text:c="5"/><text:span text:style-name="T1">| &gt; step_time: 0.6441 <text:s/>(0.5721827669685904)</text:span></text:p>
      <text:p text:style-name="P3"><text:s text:c="5"/><text:span text:style-name="T1">| &gt; loader_time: 0.0076 <text:s/>(0.006405781742721098)</text:span></text:p>
      <text:p text:style-name="P5"/>
      <text:p text:style-name="P5"/>
      <text:p text:style-name="P1">[1m <text:s text:c="2"/>--&gt; TIME: 2025-05-14 13:09:20 -- STEP: 399/630 -- GLOBAL_STEP: 890000[0m</text:p>
      <text:p text:style-name="P3"><text:soft-page-break/><text:s text:c="5"/><text:span text:style-name="T1">| &gt; loss_disc: 2.428149461746216 <text:s/>(2.580251048979604)</text:span></text:p>
      <text:p text:style-name="P3"><text:s text:c="5"/><text:span text:style-name="T1">| &gt; loss_disc_real_0: 0.15929198265075684 <text:s/>(0.16953378884042405)</text:span></text:p>
      <text:p text:style-name="P3"><text:s text:c="5"/><text:span text:style-name="T1">| &gt; loss_disc_real_1: 0.18587559461593628 <text:s/>(0.21166132517476435)</text:span></text:p>
      <text:p text:style-name="P3"><text:s text:c="5"/><text:span text:style-name="T1">| &gt; loss_disc_real_2: 0.2402307689189911 <text:s/>(0.22814044472119563)</text:span></text:p>
      <text:p text:style-name="P3"><text:s text:c="5"/><text:span text:style-name="T1">| &gt; loss_disc_real_3: 0.22948922216892242 <text:s/>(0.22876714289487154)</text:span></text:p>
      <text:p text:style-name="P3"><text:s text:c="5"/><text:span text:style-name="T1">| &gt; loss_disc_real_4: 0.21245668828487396 <text:s/>(0.24035482097389108)</text:span></text:p>
      <text:p text:style-name="P3"><text:s text:c="5"/><text:span text:style-name="T1">| &gt; loss_disc_real_5: 0.24807339906692505 <text:s/>(0.22962557694368196)</text:span></text:p>
      <text:p text:style-name="P3"><text:s text:c="5"/><text:span text:style-name="T1">| &gt; loss_0: 2.428149461746216 <text:s/>(2.580251048979604)</text:span></text:p>
      <text:p text:style-name="P3"><text:s text:c="5"/><text:span text:style-name="T1">| &gt; grad_norm_0: tensor(17.4480, device='cuda:0') <text:s/>(tensor(21.0722, device='cuda:0'))</text:span></text:p>
      <text:p text:style-name="P3"><text:s text:c="5"/><text:span text:style-name="T1">| &gt; loss_gen: 2.209634304046631 <text:s/>(2.223511025421601)</text:span></text:p>
      <text:p text:style-name="P3"><text:s text:c="5"/><text:span text:style-name="T1">| &gt; loss_kl: 1.7735557556152344 <text:s/>(1.6156069040298455)</text:span></text:p>
      <text:p text:style-name="P3"><text:s text:c="5"/><text:span text:style-name="T1">| &gt; loss_feat: 6.905001163482666 <text:s/>(6.852013917793906)</text:span></text:p>
      <text:p text:style-name="P3"><text:s text:c="5"/><text:span text:style-name="T1">| &gt; loss_mel: 15.148090362548828 <text:s/>(15.548378516558119)</text:span></text:p>
      <text:p text:style-name="P3"><text:s text:c="5"/><text:span text:style-name="T1">| &gt; loss_duration: 1.4345260858535767 <text:s/>(1.3977735622186105)</text:span></text:p>
      <text:p text:style-name="P3"><text:s text:c="5"/><text:span text:style-name="T1">| &gt; amp_scaler: 256.0 <text:s/>(256.0)</text:span></text:p>
      <text:p text:style-name="P3"><text:s text:c="5"/><text:span text:style-name="T1">| &gt; loss_1: 27.470808029174805 <text:s/>(27.637283870152064)</text:span></text:p>
      <text:p text:style-name="P3"><text:s text:c="5"/><text:span text:style-name="T1">| &gt; grad_norm_1: tensor(259.6781, device='cuda:0') <text:s/>(tensor(263.7760, device='cuda:0'))</text:span></text:p>
      <text:p text:style-name="P3"><text:s text:c="5"/><text:span text:style-name="T1">| &gt; current_lr_0: 0.00019950059330492385 </text:span></text:p>
      <text:p text:style-name="P3"><text:s text:c="5"/><text:span text:style-name="T1">| &gt; current_lr_1: 0.00019950059330492385 </text:span></text:p>
      <text:p text:style-name="P3"><text:s text:c="5"/><text:span text:style-name="T1">| &gt; step_time: 0.7499 <text:s/>(0.5994937240629264)</text:span></text:p>
      <text:p text:style-name="P3"><text:s text:c="5"/><text:span text:style-name="T1">| &gt; loader_time: 0.0089 <text:s/>(0.006986218885072789)</text:span></text:p>
      <text:p text:style-name="P5"/>
      <text:p text:style-name="P5"/>
      <text:p text:style-name="P3"><text:s/><text:span text:style-name="T1">&gt; CHECKPOINT : /kaggle/working/vits_4_nov-May-14-2025_10+28AM-0000000/checkpoint_890000.pth</text:span></text:p>
      <text:p text:style-name="P5"/>
      <text:p text:style-name="P1">[1m <text:s text:c="2"/>--&gt; TIME: 2025-05-14 13:10:41 -- STEP: 499/630 -- GLOBAL_STEP: 890100[0m</text:p>
      <text:p text:style-name="P3"><text:s text:c="5"/><text:span text:style-name="T1">| &gt; loss_disc: 2.6379899978637695 <text:s/>(2.580936297147212)</text:span></text:p>
      <text:p text:style-name="P3"><text:s text:c="5"/><text:span text:style-name="T1">| &gt; loss_disc_real_0: 0.20770806074142456 <text:s/>(0.16954508507418958)</text:span></text:p>
      <text:p text:style-name="P3"><text:s text:c="5"/><text:span text:style-name="T1">| &gt; loss_disc_real_1: 0.21752803027629852 <text:s/>(0.2122427569720932)</text:span></text:p>
      <text:p text:style-name="P3"><text:s text:c="5"/><text:span text:style-name="T1">| &gt; loss_disc_real_2: 0.22132600843906403 <text:s/>(0.22822263218716293)</text:span></text:p>
      <text:p text:style-name="P3"><text:s text:c="5"/><text:span text:style-name="T1">| &gt; loss_disc_real_3: 0.2607405185699463 <text:s/>(0.22892867446781878)</text:span></text:p>
      <text:p text:style-name="P3"><text:s text:c="5"/><text:span text:style-name="T1">| &gt; loss_disc_real_4: 0.26229915022850037 <text:s/>(0.24001411356046826)</text:span></text:p>
      <text:p text:style-name="P3"><text:s text:c="5"/><text:span text:style-name="T1">| &gt; loss_disc_real_5: 0.2713824212551117 <text:s/>(0.22958678180325723)</text:span></text:p>
      <text:p text:style-name="P3"><text:s text:c="5"/><text:span text:style-name="T1">| &gt; loss_0: 2.6379899978637695 <text:s/>(2.580936297147212)</text:span></text:p>
      <text:p text:style-name="P3"><text:s text:c="5"/><text:span text:style-name="T1">| &gt; grad_norm_0: tensor(38.6316, device='cuda:0') <text:s/>(tensor(20.2698, device='cuda:0'))</text:span></text:p>
      <text:p text:style-name="P3"><text:s text:c="5"/><text:span text:style-name="T1">| &gt; loss_gen: 2.2652556896209717 <text:s/>(2.2177909488429526)</text:span></text:p>
      <text:p text:style-name="P3"><text:s text:c="5"/><text:span text:style-name="T1">| &gt; loss_kl: 1.547715425491333 <text:s/>(1.616075665535095)</text:span></text:p>
      <text:p text:style-name="P3"><text:s text:c="5"/><text:span text:style-name="T1">| &gt; loss_feat: 6.704491138458252 <text:s/>(6.824603232687605)</text:span></text:p>
      <text:p text:style-name="P3"><text:s text:c="5"/><text:span text:style-name="T1">| &gt; loss_mel: 15.44037914276123 <text:s/>(15.548832901016265)</text:span></text:p>
      <text:p text:style-name="P3"><text:s text:c="5"/><text:span text:style-name="T1">| &gt; loss_duration: 1.4956343173980713 <text:s/>(1.4113035202026363)</text:span></text:p>
      <text:p text:style-name="P3"><text:s text:c="5"/><text:span text:style-name="T1">| &gt; amp_scaler: 256.0 <text:s/>(256.0)</text:span></text:p>
      <text:p text:style-name="P3"><text:s text:c="5"/><text:span text:style-name="T1">| &gt; loss_1: 27.453474044799805 <text:s/>(27.61860620808267)</text:span></text:p>
      <text:p text:style-name="P3"><text:s text:c="5"/><text:span text:style-name="T1">| &gt; grad_norm_1: tensor(291.7560, device='cuda:0') <text:s/>(tensor(249.4420, device='cuda:0'))</text:span></text:p>
      <text:p text:style-name="P3"><text:s text:c="5"/><text:span text:style-name="T1">| &gt; current_lr_0: 0.00019950059330492385 </text:span></text:p>
      <text:p text:style-name="P3"><text:s text:c="5"/><text:span text:style-name="T1">| &gt; current_lr_1: 0.00019950059330492385 </text:span></text:p>
      <text:p text:style-name="P3"><text:s text:c="5"/><text:span text:style-name="T1">| &gt; step_time: 0.7876 <text:s/>(0.6314497911380618)</text:span></text:p>
      <text:p text:style-name="P3"><text:s text:c="5"/><text:span text:style-name="T1">| &gt; loader_time: 0.0092 <text:s/>(0.0075120491111923555)</text:span></text:p>
      <text:p text:style-name="P5"/>
      <text:p text:style-name="P5"/>
      <text:p text:style-name="P1">[1m <text:s text:c="2"/>--&gt; TIME: 2025-05-14 13:12:09 -- STEP: 599/630 -- GLOBAL_STEP: 890200[0m</text:p>
      <text:p text:style-name="P3"><text:s text:c="5"/><text:span text:style-name="T1">| &gt; loss_disc: 2.5139780044555664 <text:s/>(2.582350433171292)</text:span></text:p>
      <text:p text:style-name="P3"><text:s text:c="5"/><text:span text:style-name="T1">| &gt; loss_disc_real_0: 0.24922560155391693 <text:s/>(0.17060617173404644)</text:span></text:p>
      <text:p text:style-name="P3"><text:s text:c="5"/><text:span text:style-name="T1">| &gt; loss_disc_real_1: 0.22217553853988647 <text:s/>(0.21206389877553383)</text:span></text:p>
      <text:p text:style-name="P3"><text:s text:c="5"/><text:span text:style-name="T1">| &gt; loss_disc_real_2: 0.2228655368089676 <text:s/>(0.22816944080024013)</text:span></text:p>
      <text:p text:style-name="P3"><text:s text:c="5"/><text:span text:style-name="T1">| &gt; loss_disc_real_3: 0.1878199726343155 <text:s/>(0.22916866107556183)</text:span></text:p>
      <text:p text:style-name="P3"><text:s text:c="5"/><text:span text:style-name="T1">| &gt; loss_disc_real_4: 0.2748103737831116 <text:s/>(0.2398672553653112)</text:span></text:p>
      <text:p text:style-name="P3"><text:s text:c="5"/><text:span text:style-name="T1">| &gt; loss_disc_real_5: 0.23270824551582336 <text:s/>(0.22968215812526283)</text:span></text:p>
      <text:p text:style-name="P3"><text:s text:c="5"/><text:span text:style-name="T1">| &gt; loss_0: 2.5139780044555664 <text:s/>(2.582350433171292)</text:span></text:p>
      <text:p text:style-name="P3"><text:soft-page-break/><text:s text:c="5"/><text:span text:style-name="T1">| &gt; grad_norm_0: tensor(24.3224, device='cuda:0') <text:s/>(tensor(19.8137, device='cuda:0'))</text:span></text:p>
      <text:p text:style-name="P3"><text:s text:c="5"/><text:span text:style-name="T1">| &gt; loss_gen: 2.228741407394409 <text:s/>(2.212858126040095)</text:span></text:p>
      <text:p text:style-name="P3"><text:s text:c="5"/><text:span text:style-name="T1">| &gt; loss_kl: 1.6225045919418335 <text:s/>(1.6130148835094615)</text:span></text:p>
      <text:p text:style-name="P3"><text:s text:c="5"/><text:span text:style-name="T1">| &gt; loss_feat: 6.7371015548706055 <text:s/>(6.788416984284264)</text:span></text:p>
      <text:p text:style-name="P3"><text:s text:c="5"/><text:span text:style-name="T1">| &gt; loss_mel: 15.664457321166992 <text:s/>(15.529481604421676)</text:span></text:p>
      <text:p text:style-name="P3"><text:s text:c="5"/><text:span text:style-name="T1">| &gt; loss_duration: 1.4686429500579834 <text:s/>(1.4213281258915809)</text:span></text:p>
      <text:p text:style-name="P3"><text:s text:c="5"/><text:span text:style-name="T1">| &gt; amp_scaler: 256.0 <text:s/>(256.0)</text:span></text:p>
      <text:p text:style-name="P3"><text:s text:c="5"/><text:span text:style-name="T1">| &gt; loss_1: 27.721446990966797 <text:s/>(27.565099652502095)</text:span></text:p>
      <text:p text:style-name="P3"><text:s text:c="5"/><text:span text:style-name="T1">| &gt; grad_norm_1: tensor(411.2791, device='cuda:0') <text:s/>(tensor(240.4827, device='cuda:0'))</text:span></text:p>
      <text:p text:style-name="P3"><text:s text:c="5"/><text:span text:style-name="T1">| &gt; current_lr_0: 0.00019950059330492385 </text:span></text:p>
      <text:p text:style-name="P3"><text:s text:c="5"/><text:span text:style-name="T1">| &gt; current_lr_1: 0.00019950059330492385 </text:span></text:p>
      <text:p text:style-name="P3"><text:s text:c="5"/><text:span text:style-name="T1">| &gt; step_time: 0.9831 <text:s/>(0.670422851342788)</text:span></text:p>
      <text:p text:style-name="P3"><text:s text:c="5"/><text:span text:style-name="T1">| &gt; loader_time: 0.0137 <text:s/>(0.008092246986987794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043009916941325 [0m(+0.00013703107833862391)</text:span></text:p>
      <text:p text:style-name="P3"><text:s text:c="5"/><text:span text:style-name="T1">| &gt; avg_loss_disc:[91m 2.613993247350057 [0m(+0.039101342360178926)</text:span></text:p>
      <text:p text:style-name="P3"><text:s text:c="5"/><text:span text:style-name="T1">| &gt; avg_loss_disc_real_0:[91m 0.14637026749551296 [0m(+0.0007880479097366333)</text:span></text:p>
      <text:p text:style-name="P3"><text:s text:c="5"/><text:span text:style-name="T1">| &gt; avg_loss_disc_real_1:[91m 0.22183498119314513 [0m(+0.03355346620082855)</text:span></text:p>
      <text:p text:style-name="P3"><text:s text:c="5"/><text:span text:style-name="T1">| &gt; avg_loss_disc_real_2:[91m 0.26584797849257785 [0m(+0.031854492922623934)</text:span></text:p>
      <text:p text:style-name="P3"><text:s text:c="5"/><text:span text:style-name="T1">| &gt; avg_loss_disc_real_3:[92m 0.2246942718823751 [0m(-0.03168628116448721)</text:span></text:p>
      <text:p text:style-name="P3"><text:s text:c="5"/><text:span text:style-name="T1">| &gt; avg_loss_disc_real_4:[92m 0.24090424428383508 [0m(-0.01614090179403624)</text:span></text:p>
      <text:p text:style-name="P3"><text:s text:c="5"/><text:span text:style-name="T1">| &gt; avg_loss_disc_real_5:[91m 0.23028654977679253 [0m(+0.006890175243218749)</text:span></text:p>
      <text:p text:style-name="P3"><text:s text:c="5"/><text:span text:style-name="T1">| &gt; avg_loss_0:[91m 2.613993247350057 [0m(+0.039101342360178926)</text:span></text:p>
      <text:p text:style-name="P3"><text:s text:c="5"/><text:span text:style-name="T1">| &gt; avg_loss_gen:[91m 2.0592347284158072 [0m(+0.030157218376795747)</text:span></text:p>
      <text:p text:style-name="P3"><text:s text:c="5"/><text:span text:style-name="T1">| &gt; avg_loss_kl:[92m 1.7402965525786083 [0m(-0.06504285335540771)</text:span></text:p>
      <text:p text:style-name="P3"><text:s text:c="5"/><text:span text:style-name="T1">| &gt; avg_loss_feat:[91m 6.505826433499654 [0m(+0.05158734321594238)</text:span></text:p>
      <text:p text:style-name="P3"><text:s text:c="5"/><text:span text:style-name="T1">| &gt; avg_loss_mel:[92m 15.421603202819824 [0m(-0.1803155740102138)</text:span></text:p>
      <text:p text:style-name="P3"><text:s text:c="5"/><text:span text:style-name="T1">| &gt; avg_loss_duration:[91m 1.5321314632892609 [0m(+0.01244315505027771)</text:span></text:p>
      <text:p text:style-name="P3"><text:s text:c="5"/><text:span text:style-name="T1">| &gt; avg_loss_1:[92m 27.259092489878338 [0m(-0.15117041269937914)</text:span></text:p>
      <text:p text:style-name="P5"/>
      <text:p text:style-name="P5"/>
      <text:p text:style-name="P1">[4m[1m &gt; EPOCH: 21/50[0m</text:p>
      <text:p text:style-name="P3"><text:s/><text:span text:style-name="T1">--&gt; /kaggle/working/vits_4_nov-May-14-2025_10+28AM-0000000</text:span></text:p>
      <text:p text:style-name="P5"/>
      <text:p text:style-name="P1">[1m &gt; TRAINING (2025-05-14 13:12:52) [0m</text:p>
      <text:p text:style-name="P5"/>
      <text:p text:style-name="P1">[1m <text:s text:c="2"/>--&gt; TIME: 2025-05-14 13:13:30 -- STEP: 69/630 -- GLOBAL_STEP: 890300[0m</text:p>
      <text:p text:style-name="P3"><text:s text:c="5"/><text:span text:style-name="T1">| &gt; loss_disc: 2.508545160293579 <text:s/>(2.5649721207826035)</text:span></text:p>
      <text:p text:style-name="P3"><text:s text:c="5"/><text:span text:style-name="T1">| &gt; loss_disc_real_0: 0.23360514640808105 <text:s/>(0.16719615135503849)</text:span></text:p>
      <text:p text:style-name="P3"><text:s text:c="5"/><text:span text:style-name="T1">| &gt; loss_disc_real_1: 0.2734556496143341 <text:s/>(0.2102138296417568)</text:span></text:p>
      <text:p text:style-name="P3"><text:s text:c="5"/><text:span text:style-name="T1">| &gt; loss_disc_real_2: 0.23973044753074646 <text:s/>(0.22856635589530502)</text:span></text:p>
      <text:p text:style-name="P3"><text:s text:c="5"/><text:span text:style-name="T1">| &gt; loss_disc_real_3: 0.20335926115512848 <text:s/>(0.23146339473517044)</text:span></text:p>
      <text:p text:style-name="P3"><text:s text:c="5"/><text:span text:style-name="T1">| &gt; loss_disc_real_4: 0.20599783957004547 <text:s/>(0.24395426395146744)</text:span></text:p>
      <text:p text:style-name="P3"><text:s text:c="5"/><text:span text:style-name="T1">| &gt; loss_disc_real_5: 0.21644015610218048 <text:s/>(0.23067968673464181)</text:span></text:p>
      <text:p text:style-name="P3"><text:s text:c="5"/><text:span text:style-name="T1">| &gt; loss_0: 2.508545160293579 <text:s/>(2.5649721207826035)</text:span></text:p>
      <text:p text:style-name="P3"><text:s text:c="5"/><text:span text:style-name="T1">| &gt; grad_norm_0: tensor(15.8712, device='cuda:0') <text:s/>(tensor(22.7369, device='cuda:0'))</text:span></text:p>
      <text:p text:style-name="P3"><text:s text:c="5"/><text:span text:style-name="T1">| &gt; loss_gen: 2.2786574363708496 <text:s/>(2.249529220055842)</text:span></text:p>
      <text:p text:style-name="P3"><text:s text:c="5"/><text:span text:style-name="T1">| &gt; loss_kl: 1.5427473783493042 <text:s/>(1.5933972562568774)</text:span></text:p>
      <text:p text:style-name="P3"><text:s text:c="5"/><text:span text:style-name="T1">| &gt; loss_feat: 6.732856273651123 <text:s/>(7.0688609247622285)</text:span></text:p>
      <text:p text:style-name="P3"><text:s text:c="5"/><text:span text:style-name="T1">| &gt; loss_mel: 15.42770004272461 <text:s/>(15.6303014340608)</text:span></text:p>
      <text:p text:style-name="P3"><text:s text:c="5"/><text:span text:style-name="T1">| &gt; loss_duration: 1.4504637718200684 <text:s/>(1.4364581833715024)</text:span></text:p>
      <text:p text:style-name="P3"><text:s text:c="5"/><text:span text:style-name="T1">| &gt; amp_scaler: 256.0 <text:s/>(256.0)</text:span></text:p>
      <text:p text:style-name="P3"><text:s text:c="5"/><text:span text:style-name="T1">| &gt; loss_1: 27.43242645263672 <text:s/>(27.978546888931938)</text:span></text:p>
      <text:p text:style-name="P3"><text:soft-page-break/><text:s text:c="5"/><text:span text:style-name="T1">| &gt; grad_norm_1: tensor(148.5102, device='cuda:0') <text:s/>(tensor(261.2692, device='cuda:0'))</text:span></text:p>
      <text:p text:style-name="P3"><text:s text:c="5"/><text:span text:style-name="T1">| &gt; current_lr_0: 0.00019947565573076072 </text:span></text:p>
      <text:p text:style-name="P3"><text:s text:c="5"/><text:span text:style-name="T1">| &gt; current_lr_1: 0.00019947565573076072 </text:span></text:p>
      <text:p text:style-name="P3"><text:s text:c="5"/><text:span text:style-name="T1">| &gt; step_time: 0.5355 <text:s/>(0.5228606928949768)</text:span></text:p>
      <text:p text:style-name="P3"><text:s text:c="5"/><text:span text:style-name="T1">| &gt; loader_time: 0.0059 <text:s/>(0.005174132360928301)</text:span></text:p>
      <text:p text:style-name="P5"/>
      <text:p text:style-name="P5"/>
      <text:p text:style-name="P1">[1m <text:s text:c="2"/>--&gt; TIME: 2025-05-14 13:14:28 -- STEP: 169/630 -- GLOBAL_STEP: 890400[0m</text:p>
      <text:p text:style-name="P3"><text:s text:c="5"/><text:span text:style-name="T1">| &gt; loss_disc: 2.4551620483398438 <text:s/>(2.5701521232988718)</text:span></text:p>
      <text:p text:style-name="P3"><text:s text:c="5"/><text:span text:style-name="T1">| &gt; loss_disc_real_0: 0.10624021291732788 <text:s/>(0.16693725481012162)</text:span></text:p>
      <text:p text:style-name="P3"><text:s text:c="5"/><text:span text:style-name="T1">| &gt; loss_disc_real_1: 0.17764896154403687 <text:s/>(0.2122394036082827)</text:span></text:p>
      <text:p text:style-name="P3"><text:s text:c="5"/><text:span text:style-name="T1">| &gt; loss_disc_real_2: 0.23406459391117096 <text:s/>(0.22865848490119686)</text:span></text:p>
      <text:p text:style-name="P3"><text:s text:c="5"/><text:span text:style-name="T1">| &gt; loss_disc_real_3: 0.23854319751262665 <text:s/>(0.22988474598297706)</text:span></text:p>
      <text:p text:style-name="P3"><text:s text:c="5"/><text:span text:style-name="T1">| &gt; loss_disc_real_4: 0.24986986815929413 <text:s/>(0.24128370692391368)</text:span></text:p>
      <text:p text:style-name="P3"><text:s text:c="5"/><text:span text:style-name="T1">| &gt; loss_disc_real_5: 0.19320213794708252 <text:s/>(0.23029426868850664)</text:span></text:p>
      <text:p text:style-name="P3"><text:s text:c="5"/><text:span text:style-name="T1">| &gt; loss_0: 2.4551620483398438 <text:s/>(2.5701521232988718)</text:span></text:p>
      <text:p text:style-name="P3"><text:s text:c="5"/><text:span text:style-name="T1">| &gt; grad_norm_0: tensor(26.1028, device='cuda:0') <text:s/>(tensor(20.4732, device='cuda:0'))</text:span></text:p>
      <text:p text:style-name="P3"><text:s text:c="5"/><text:span text:style-name="T1">| &gt; loss_gen: 2.12597393989563 <text:s/>(2.2340155762328195)</text:span></text:p>
      <text:p text:style-name="P3"><text:s text:c="5"/><text:span text:style-name="T1">| &gt; loss_kl: 1.3987858295440674 <text:s/>(1.5906513710699137)</text:span></text:p>
      <text:p text:style-name="P3"><text:s text:c="5"/><text:span text:style-name="T1">| &gt; loss_feat: 7.193950176239014 <text:s/>(6.933978580158843)</text:span></text:p>
      <text:p text:style-name="P3"><text:s text:c="5"/><text:span text:style-name="T1">| &gt; loss_mel: 15.365257263183594 <text:s/>(15.499361269572782)</text:span></text:p>
      <text:p text:style-name="P3"><text:s text:c="5"/><text:span text:style-name="T1">| &gt; loss_duration: 1.4817063808441162 <text:s/>(1.3944758430740538)</text:span></text:p>
      <text:p text:style-name="P3"><text:s text:c="5"/><text:span text:style-name="T1">| &gt; amp_scaler: 256.0 <text:s/>(256.0)</text:span></text:p>
      <text:p text:style-name="P3"><text:s text:c="5"/><text:span text:style-name="T1">| &gt; loss_1: 27.565673828125 <text:s/>(27.652482715584117)</text:span></text:p>
      <text:p text:style-name="P3"><text:s text:c="5"/><text:span text:style-name="T1">| &gt; grad_norm_1: tensor(415.8255, device='cuda:0') <text:s/>(tensor(276.3165, device='cuda:0'))</text:span></text:p>
      <text:p text:style-name="P3"><text:s text:c="5"/><text:span text:style-name="T1">| &gt; current_lr_0: 0.00019947565573076072 </text:span></text:p>
      <text:p text:style-name="P3"><text:s text:c="5"/><text:span text:style-name="T1">| &gt; current_lr_1: 0.00019947565573076072 </text:span></text:p>
      <text:p text:style-name="P3"><text:s text:c="5"/><text:span text:style-name="T1">| &gt; step_time: 0.5739 <text:s/>(0.5478757274221383)</text:span></text:p>
      <text:p text:style-name="P3"><text:s text:c="5"/><text:span text:style-name="T1">| &gt; loader_time: 0.0067 <text:s/>(0.005845233533509384)</text:span></text:p>
      <text:p text:style-name="P5"/>
      <text:p text:style-name="P5"/>
      <text:p text:style-name="P1">[1m <text:s text:c="2"/>--&gt; TIME: 2025-05-14 13:15:28 -- STEP: 269/630 -- GLOBAL_STEP: 890500[0m</text:p>
      <text:p text:style-name="P3"><text:s text:c="5"/><text:span text:style-name="T1">| &gt; loss_disc: 2.4458203315734863 <text:s/>(2.57897971642505)</text:span></text:p>
      <text:p text:style-name="P3"><text:s text:c="5"/><text:span text:style-name="T1">| &gt; loss_disc_real_0: 0.23860493302345276 <text:s/>(0.16846065976584262)</text:span></text:p>
      <text:p text:style-name="P3"><text:s text:c="5"/><text:span text:style-name="T1">| &gt; loss_disc_real_1: 0.22499124705791473 <text:s/>(0.2130362128901216)</text:span></text:p>
      <text:p text:style-name="P3"><text:s text:c="5"/><text:span text:style-name="T1">| &gt; loss_disc_real_2: 0.26217782497406006 <text:s/>(0.22859816419369225)</text:span></text:p>
      <text:p text:style-name="P3"><text:s text:c="5"/><text:span text:style-name="T1">| &gt; loss_disc_real_3: 0.2120673507452011 <text:s/>(0.2298431434152738)</text:span></text:p>
      <text:p text:style-name="P3"><text:s text:c="5"/><text:span text:style-name="T1">| &gt; loss_disc_real_4: 0.24788525700569153 <text:s/>(0.23972026161766408)</text:span></text:p>
      <text:p text:style-name="P3"><text:s text:c="5"/><text:span text:style-name="T1">| &gt; loss_disc_real_5: 0.20378857851028442 <text:s/>(0.23193680730450994)</text:span></text:p>
      <text:p text:style-name="P3"><text:s text:c="5"/><text:span text:style-name="T1">| &gt; loss_0: 2.4458203315734863 <text:s/>(2.57897971642505)</text:span></text:p>
      <text:p text:style-name="P3"><text:s text:c="5"/><text:span text:style-name="T1">| &gt; grad_norm_0: tensor(18.1430, device='cuda:0') <text:s/>(tensor(19.7424, device='cuda:0'))</text:span></text:p>
      <text:p text:style-name="P3"><text:s text:c="5"/><text:span text:style-name="T1">| &gt; loss_gen: 2.515760898590088 <text:s/>(2.2213605185866783)</text:span></text:p>
      <text:p text:style-name="P3"><text:s text:c="5"/><text:span text:style-name="T1">| &gt; loss_kl: 1.4314452409744263 <text:s/>(1.5999211223595204)</text:span></text:p>
      <text:p text:style-name="P3"><text:s text:c="5"/><text:span text:style-name="T1">| &gt; loss_feat: 7.062121391296387 <text:s/>(6.882727211735949)</text:span></text:p>
      <text:p text:style-name="P3"><text:s text:c="5"/><text:span text:style-name="T1">| &gt; loss_mel: 15.448692321777344 <text:s/>(15.520778248301227)</text:span></text:p>
      <text:p text:style-name="P3"><text:s text:c="5"/><text:span text:style-name="T1">| &gt; loss_duration: 1.4811010360717773 <text:s/>(1.3973063031093782)</text:span></text:p>
      <text:p text:style-name="P3"><text:s text:c="5"/><text:span text:style-name="T1">| &gt; amp_scaler: 256.0 <text:s/>(256.0)</text:span></text:p>
      <text:p text:style-name="P3"><text:s text:c="5"/><text:span text:style-name="T1">| &gt; loss_1: 27.93912124633789 <text:s/>(27.622093455942146)</text:span></text:p>
      <text:p text:style-name="P3"><text:s text:c="5"/><text:span text:style-name="T1">| &gt; grad_norm_1: tensor(348.9461, device='cuda:0') <text:s/>(tensor(253.4501, device='cuda:0'))</text:span></text:p>
      <text:p text:style-name="P3"><text:s text:c="5"/><text:span text:style-name="T1">| &gt; current_lr_0: 0.00019947565573076072 </text:span></text:p>
      <text:p text:style-name="P3"><text:s text:c="5"/><text:span text:style-name="T1">| &gt; current_lr_1: 0.00019947565573076072 </text:span></text:p>
      <text:p text:style-name="P3"><text:s text:c="5"/><text:span text:style-name="T1">| &gt; step_time: 0.6041 <text:s/>(0.5645456606570669)</text:span></text:p>
      <text:p text:style-name="P3"><text:s text:c="5"/><text:span text:style-name="T1">| &gt; loader_time: 0.0078 <text:s/>(0.006341916477813153)</text:span></text:p>
      <text:p text:style-name="P5"/>
      <text:p text:style-name="P5"/>
      <text:p text:style-name="P3"><text:s/><text:span text:style-name="T1">&gt; CHECKPOINT : /kaggle/working/vits_4_nov-May-14-2025_10+28AM-0000000/checkpoint_890500.pth</text:span></text:p>
      <text:p text:style-name="P5"/>
      <text:p text:style-name="P1">[1m <text:s text:c="2"/>--&gt; TIME: 2025-05-14 13:16:37 -- STEP: 369/630 -- GLOBAL_STEP: 890600[0m</text:p>
      <text:p text:style-name="P3"><text:soft-page-break/><text:s text:c="5"/><text:span text:style-name="T1">| &gt; loss_disc: 2.484107494354248 <text:s/>(2.582454612261556)</text:span></text:p>
      <text:p text:style-name="P3"><text:s text:c="5"/><text:span text:style-name="T1">| &gt; loss_disc_real_0: 0.2134668529033661 <text:s/>(0.17003881055003583)</text:span></text:p>
      <text:p text:style-name="P3"><text:s text:c="5"/><text:span text:style-name="T1">| &gt; loss_disc_real_1: 0.13450048863887787 <text:s/>(0.21396088836396612)</text:span></text:p>
      <text:p text:style-name="P3"><text:s text:c="5"/><text:span text:style-name="T1">| &gt; loss_disc_real_2: 0.23096150159835815 <text:s/>(0.2285680651745499)</text:span></text:p>
      <text:p text:style-name="P3"><text:s text:c="5"/><text:span text:style-name="T1">| &gt; loss_disc_real_3: 0.21473662555217743 <text:s/>(0.22943926632888917)</text:span></text:p>
      <text:p text:style-name="P3"><text:s text:c="5"/><text:span text:style-name="T1">| &gt; loss_disc_real_4: 0.22460848093032837 <text:s/>(0.2399316241101521)</text:span></text:p>
      <text:p text:style-name="P3"><text:s text:c="5"/><text:span text:style-name="T1">| &gt; loss_disc_real_5: 0.2695274353027344 <text:s/>(0.23198615830280594)</text:span></text:p>
      <text:p text:style-name="P3"><text:s text:c="5"/><text:span text:style-name="T1">| &gt; loss_0: 2.484107494354248 <text:s/>(2.582454612261556)</text:span></text:p>
      <text:p text:style-name="P3"><text:s text:c="5"/><text:span text:style-name="T1">| &gt; grad_norm_0: tensor(23.6464, device='cuda:0') <text:s/>(tensor(18.9903, device='cuda:0'))</text:span></text:p>
      <text:p text:style-name="P3"><text:s text:c="5"/><text:span text:style-name="T1">| &gt; loss_gen: 2.21671462059021 <text:s/>(2.216879278340636)</text:span></text:p>
      <text:p text:style-name="P3"><text:s text:c="5"/><text:span text:style-name="T1">| &gt; loss_kl: 1.7019157409667969 <text:s/>(1.6069722466352512)</text:span></text:p>
      <text:p text:style-name="P3"><text:s text:c="5"/><text:span text:style-name="T1">| &gt; loss_feat: 7.393097877502441 <text:s/>(6.842825034123449)</text:span></text:p>
      <text:p text:style-name="P3"><text:s text:c="5"/><text:span text:style-name="T1">| &gt; loss_mel: 15.27727222442627 <text:s/>(15.520653308568608)</text:span></text:p>
      <text:p text:style-name="P3"><text:s text:c="5"/><text:span text:style-name="T1">| &gt; loss_duration: 1.4420671463012695 <text:s/>(1.41395967213442)</text:span></text:p>
      <text:p text:style-name="P3"><text:s text:c="5"/><text:span text:style-name="T1">| &gt; amp_scaler: 256.0 <text:s/>(256.0)</text:span></text:p>
      <text:p text:style-name="P3"><text:s text:c="5"/><text:span text:style-name="T1">| &gt; loss_1: 28.03106689453125 <text:s/>(27.601289552724786)</text:span></text:p>
      <text:p text:style-name="P3"><text:s text:c="5"/><text:span text:style-name="T1">| &gt; grad_norm_1: tensor(257.9543, device='cuda:0') <text:s/>(tensor(236.8113, device='cuda:0'))</text:span></text:p>
      <text:p text:style-name="P3"><text:s text:c="5"/><text:span text:style-name="T1">| &gt; current_lr_0: 0.00019947565573076072 </text:span></text:p>
      <text:p text:style-name="P3"><text:s text:c="5"/><text:span text:style-name="T1">| &gt; current_lr_1: 0.00019947565573076072 </text:span></text:p>
      <text:p text:style-name="P3"><text:s text:c="5"/><text:span text:style-name="T1">| &gt; step_time: 0.6742 <text:s/>(0.5875417682213507)</text:span></text:p>
      <text:p text:style-name="P3"><text:s text:c="5"/><text:span text:style-name="T1">| &gt; loader_time: 0.009 <text:s/>(0.0068599408881128)</text:span></text:p>
      <text:p text:style-name="P5"/>
      <text:p text:style-name="P5"/>
      <text:p text:style-name="P1">[1m <text:s text:c="2"/>--&gt; TIME: 2025-05-14 13:17:52 -- STEP: 469/630 -- GLOBAL_STEP: 890700[0m</text:p>
      <text:p text:style-name="P3"><text:s text:c="5"/><text:span text:style-name="T1">| &gt; loss_disc: 2.6222591400146484 <text:s/>(2.581015937109746)</text:span></text:p>
      <text:p text:style-name="P3"><text:s text:c="5"/><text:span text:style-name="T1">| &gt; loss_disc_real_0: 0.11639268696308136 <text:s/>(0.1699355181092138)</text:span></text:p>
      <text:p text:style-name="P3"><text:s text:c="5"/><text:span text:style-name="T1">| &gt; loss_disc_real_1: 0.18316853046417236 <text:s/>(0.21304069284691232)</text:span></text:p>
      <text:p text:style-name="P3"><text:s text:c="5"/><text:span text:style-name="T1">| &gt; loss_disc_real_2: 0.25803396105766296 <text:s/>(0.22901954681380218)</text:span></text:p>
      <text:p text:style-name="P3"><text:s text:c="5"/><text:span text:style-name="T1">| &gt; loss_disc_real_3: 0.233738973736763 <text:s/>(0.22955902073301995)</text:span></text:p>
      <text:p text:style-name="P3"><text:s text:c="5"/><text:span text:style-name="T1">| &gt; loss_disc_real_4: 0.26477935910224915 <text:s/>(0.24024308642853043)</text:span></text:p>
      <text:p text:style-name="P3"><text:s text:c="5"/><text:span text:style-name="T1">| &gt; loss_disc_real_5: 0.18794257938861847 <text:s/>(0.2299705050838019)</text:span></text:p>
      <text:p text:style-name="P3"><text:s text:c="5"/><text:span text:style-name="T1">| &gt; loss_0: 2.6222591400146484 <text:s/>(2.581015937109746)</text:span></text:p>
      <text:p text:style-name="P3"><text:s text:c="5"/><text:span text:style-name="T1">| &gt; grad_norm_0: tensor(20.7237, device='cuda:0') <text:s/>(tensor(19.8349, device='cuda:0'))</text:span></text:p>
      <text:p text:style-name="P3"><text:s text:c="5"/><text:span text:style-name="T1">| &gt; loss_gen: 2.1625382900238037 <text:s/>(2.2178665923157217)</text:span></text:p>
      <text:p text:style-name="P3"><text:s text:c="5"/><text:span text:style-name="T1">| &gt; loss_kl: 1.5715490579605103 <text:s/>(1.610956240818699)</text:span></text:p>
      <text:p text:style-name="P3"><text:s text:c="5"/><text:span text:style-name="T1">| &gt; loss_feat: 7.011415958404541 <text:s/>(6.819740471301048)</text:span></text:p>
      <text:p text:style-name="P3"><text:s text:c="5"/><text:span text:style-name="T1">| &gt; loss_mel: 15.515246391296387 <text:s/>(15.519953125829636)</text:span></text:p>
      <text:p text:style-name="P3"><text:s text:c="5"/><text:span text:style-name="T1">| &gt; loss_duration: 1.4623160362243652 <text:s/>(1.4132573304654183)</text:span></text:p>
      <text:p text:style-name="P3"><text:s text:c="5"/><text:span text:style-name="T1">| &gt; amp_scaler: 256.0 <text:s/>(256.0)</text:span></text:p>
      <text:p text:style-name="P3"><text:s text:c="5"/><text:span text:style-name="T1">| &gt; loss_1: 27.723066329956055 <text:s/>(27.581773766068256)</text:span></text:p>
      <text:p text:style-name="P3"><text:s text:c="5"/><text:span text:style-name="T1">| &gt; grad_norm_1: tensor(273.3906, device='cuda:0') <text:s/>(tensor(245.5485, device='cuda:0'))</text:span></text:p>
      <text:p text:style-name="P3"><text:s text:c="5"/><text:span text:style-name="T1">| &gt; current_lr_0: 0.00019947565573076072 </text:span></text:p>
      <text:p text:style-name="P3"><text:s text:c="5"/><text:span text:style-name="T1">| &gt; current_lr_1: 0.00019947565573076072 </text:span></text:p>
      <text:p text:style-name="P3"><text:s text:c="5"/><text:span text:style-name="T1">| &gt; step_time: 0.7373 <text:s/>(0.6192686964453914)</text:span></text:p>
      <text:p text:style-name="P3"><text:s text:c="5"/><text:span text:style-name="T1">| &gt; loader_time: 0.0097 <text:s/>(0.007389628810923237)</text:span></text:p>
      <text:p text:style-name="P5"/>
      <text:p text:style-name="P5"/>
      <text:p text:style-name="P1">[1m <text:s text:c="2"/>--&gt; TIME: 2025-05-14 13:19:16 -- STEP: 569/630 -- GLOBAL_STEP: 890800[0m</text:p>
      <text:p text:style-name="P3"><text:s text:c="5"/><text:span text:style-name="T1">| &gt; loss_disc: 2.7880990505218506 <text:s/>(2.581029558852184)</text:span></text:p>
      <text:p text:style-name="P3"><text:s text:c="5"/><text:span text:style-name="T1">| &gt; loss_disc_real_0: 0.22039401531219482 <text:s/>(0.17004486089588675)</text:span></text:p>
      <text:p text:style-name="P3"><text:s text:c="5"/><text:span text:style-name="T1">| &gt; loss_disc_real_1: 0.19878561794757843 <text:s/>(0.21306614700855392)</text:span></text:p>
      <text:p text:style-name="P3"><text:s text:c="5"/><text:span text:style-name="T1">| &gt; loss_disc_real_2: 0.20163266360759735 <text:s/>(0.2288065819570595)</text:span></text:p>
      <text:p text:style-name="P3"><text:s text:c="5"/><text:span text:style-name="T1">| &gt; loss_disc_real_3: 0.21288512647151947 <text:s/>(0.22903648922334446)</text:span></text:p>
      <text:p text:style-name="P3"><text:s text:c="5"/><text:span text:style-name="T1">| &gt; loss_disc_real_4: 0.22113728523254395 <text:s/>(0.24004793148782425)</text:span></text:p>
      <text:p text:style-name="P3"><text:s text:c="5"/><text:span text:style-name="T1">| &gt; loss_disc_real_5: 0.2577158510684967 <text:s/>(0.23063153499878145)</text:span></text:p>
      <text:p text:style-name="P3"><text:s text:c="5"/><text:span text:style-name="T1">| &gt; loss_0: 2.7880990505218506 <text:s/>(2.581029558852184)</text:span></text:p>
      <text:p text:style-name="P3"><text:s text:c="5"/><text:span text:style-name="T1">| &gt; grad_norm_0: tensor(15.0286, device='cuda:0') <text:s/>(tensor(19.3124, device='cuda:0'))</text:span></text:p>
      <text:p text:style-name="P3"><text:s text:c="5"/><text:span text:style-name="T1">| &gt; loss_gen: 2.0488929748535156 <text:s/>(2.211720029792383)</text:span></text:p>
      <text:p text:style-name="P3"><text:s text:c="5"/><text:span text:style-name="T1">| &gt; loss_kl: 1.5909368991851807 <text:s/>(1.6083569377922635)</text:span></text:p>
      <text:p text:style-name="P3"><text:soft-page-break/><text:s text:c="5"/><text:span text:style-name="T1">| &gt; loss_feat: 6.739809513092041 <text:s/>(6.7707957576155025)</text:span></text:p>
      <text:p text:style-name="P3"><text:s text:c="5"/><text:span text:style-name="T1">| &gt; loss_mel: 15.79755687713623 <text:s/>(15.510798323552512)</text:span></text:p>
      <text:p text:style-name="P3"><text:s text:c="5"/><text:span text:style-name="T1">| &gt; loss_duration: 1.462772011756897 <text:s/>(1.4226950606059523)</text:span></text:p>
      <text:p text:style-name="P3"><text:s text:c="5"/><text:span text:style-name="T1">| &gt; amp_scaler: 256.0 <text:s/>(256.0)</text:span></text:p>
      <text:p text:style-name="P3"><text:s text:c="5"/><text:span text:style-name="T1">| &gt; loss_1: 27.639968872070312 <text:s/>(27.524366127376197)</text:span></text:p>
      <text:p text:style-name="P3"><text:s text:c="5"/><text:span text:style-name="T1">| &gt; grad_norm_1: tensor(75.6075, device='cuda:0') <text:s/>(tensor(235.1718, device='cuda:0'))</text:span></text:p>
      <text:p text:style-name="P3"><text:s text:c="5"/><text:span text:style-name="T1">| &gt; current_lr_0: 0.00019947565573076072 </text:span></text:p>
      <text:p text:style-name="P3"><text:s text:c="5"/><text:span text:style-name="T1">| &gt; current_lr_1: 0.00019947565573076072 </text:span></text:p>
      <text:p text:style-name="P3"><text:s text:c="5"/><text:span text:style-name="T1">| &gt; step_time: 0.8502 <text:s/>(0.6551313957556267)</text:span></text:p>
      <text:p text:style-name="P3"><text:s text:c="5"/><text:span text:style-name="T1">| &gt; loader_time: 0.0107 <text:s/>(0.00795203897781238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340894063313802 [0m(+0.00029788414637247664)</text:span></text:p>
      <text:p text:style-name="P3"><text:s text:c="5"/><text:span text:style-name="T1">| &gt; avg_loss_disc:[92m 2.578609128793081 [0m(-0.03538411855697632)</text:span></text:p>
      <text:p text:style-name="P3"><text:s text:c="5"/><text:span text:style-name="T1">| &gt; avg_loss_disc_real_0:[91m 0.24630849435925484 [0m(+0.09993822686374187)</text:span></text:p>
      <text:p text:style-name="P3"><text:s text:c="5"/><text:span text:style-name="T1">| &gt; avg_loss_disc_real_1:[92m 0.2039612097044786 [0m(-0.017873771488666534)</text:span></text:p>
      <text:p text:style-name="P3"><text:s text:c="5"/><text:span text:style-name="T1">| &gt; avg_loss_disc_real_2:[92m 0.21544093017776808 [0m(-0.05040704831480977)</text:span></text:p>
      <text:p text:style-name="P3"><text:s text:c="5"/><text:span text:style-name="T1">| &gt; avg_loss_disc_real_3:[91m 0.23112130289276442 [0m(+0.006427031010389328)</text:span></text:p>
      <text:p text:style-name="P3"><text:s text:c="5"/><text:span text:style-name="T1">| &gt; avg_loss_disc_real_4:[91m 0.2424355869491895 [0m(+0.0015313426653544293)</text:span></text:p>
      <text:p text:style-name="P3"><text:s text:c="5"/><text:span text:style-name="T1">| &gt; avg_loss_disc_real_5:[91m 0.23645709827542305 [0m(+0.006170548498630524)</text:span></text:p>
      <text:p text:style-name="P3"><text:s text:c="5"/><text:span text:style-name="T1">| &gt; avg_loss_0:[92m 2.578609128793081 [0m(-0.03538411855697632)</text:span></text:p>
      <text:p text:style-name="P3"><text:s text:c="5"/><text:span text:style-name="T1">| &gt; avg_loss_gen:[91m 2.1905574997266135 [0m(+0.13132277131080627)</text:span></text:p>
      <text:p text:style-name="P3"><text:s text:c="5"/><text:span text:style-name="T1">| &gt; avg_loss_kl:[92m 1.7378626465797424 [0m(-0.0024339059988658374)</text:span></text:p>
      <text:p text:style-name="P3"><text:s text:c="5"/><text:span text:style-name="T1">| &gt; avg_loss_feat:[91m 6.640856305758159 [0m(+0.13502987225850482)</text:span></text:p>
      <text:p text:style-name="P3"><text:s text:c="5"/><text:span text:style-name="T1">| &gt; avg_loss_mel:[91m 15.556625445683798 [0m(+0.13502224286397357)</text:span></text:p>
      <text:p text:style-name="P3"><text:s text:c="5"/><text:span text:style-name="T1">| &gt; avg_loss_duration:[92m 1.5214502116044362 [0m(-0.0106812516848247)</text:span></text:p>
      <text:p text:style-name="P3"><text:s text:c="5"/><text:span text:style-name="T1">| &gt; avg_loss_1:[91m 27.64735221862793 [0m(+0.3882597287495919)</text:span></text:p>
      <text:p text:style-name="P5"/>
      <text:p text:style-name="P5"/>
      <text:p text:style-name="P1">[4m[1m &gt; EPOCH: 22/50[0m</text:p>
      <text:p text:style-name="P3"><text:s/><text:span text:style-name="T1">--&gt; /kaggle/working/vits_4_nov-May-14-2025_10+28AM-0000000</text:span></text:p>
      <text:p text:style-name="P5"/>
      <text:p text:style-name="P1">[1m &gt; TRAINING (2025-05-14 13:20:31) [0m</text:p>
      <text:p text:style-name="P5"/>
      <text:p text:style-name="P1">[1m <text:s text:c="2"/>--&gt; TIME: 2025-05-14 13:20:53 -- STEP: 39/630 -- GLOBAL_STEP: 890900[0m</text:p>
      <text:p text:style-name="P3"><text:s text:c="5"/><text:span text:style-name="T1">| &gt; loss_disc: 2.4862871170043945 <text:s/>(2.5442155752426534)</text:span></text:p>
      <text:p text:style-name="P3"><text:s text:c="5"/><text:span text:style-name="T1">| &gt; loss_disc_real_0: 0.16171938180923462 <text:s/>(0.16678126347370634)</text:span></text:p>
      <text:p text:style-name="P3"><text:s text:c="5"/><text:span text:style-name="T1">| &gt; loss_disc_real_1: 0.17382660508155823 <text:s/>(0.20764473386299917)</text:span></text:p>
      <text:p text:style-name="P3"><text:s text:c="5"/><text:span text:style-name="T1">| &gt; loss_disc_real_2: 0.1904878318309784 <text:s/>(0.22401892221890962)</text:span></text:p>
      <text:p text:style-name="P3"><text:s text:c="5"/><text:span text:style-name="T1">| &gt; loss_disc_real_3: 0.23647326231002808 <text:s/>(0.22330719232559204)</text:span></text:p>
      <text:p text:style-name="P3"><text:s text:c="5"/><text:span text:style-name="T1">| &gt; loss_disc_real_4: 0.22289222478866577 <text:s/>(0.24387091856736404)</text:span></text:p>
      <text:p text:style-name="P3"><text:s text:c="5"/><text:span text:style-name="T1">| &gt; loss_disc_real_5: 0.17892399430274963 <text:s/>(0.22193246927016821)</text:span></text:p>
      <text:p text:style-name="P3"><text:s text:c="5"/><text:span text:style-name="T1">| &gt; loss_0: 2.4862871170043945 <text:s/>(2.5442155752426534)</text:span></text:p>
      <text:p text:style-name="P3"><text:s text:c="5"/><text:span text:style-name="T1">| &gt; grad_norm_0: tensor(23.3675, device='cuda:0') <text:s/>(tensor(21.3466, device='cuda:0'))</text:span></text:p>
      <text:p text:style-name="P3"><text:s text:c="5"/><text:span text:style-name="T1">| &gt; loss_gen: 2.342576503753662 <text:s/>(2.284468369606213)</text:span></text:p>
      <text:p text:style-name="P3"><text:s text:c="5"/><text:span text:style-name="T1">| &gt; loss_kl: 1.977612853050232 <text:s/>(1.5225593952032237)</text:span></text:p>
      <text:p text:style-name="P3"><text:s text:c="5"/><text:span text:style-name="T1">| &gt; loss_feat: 7.522021293640137 <text:s/>(7.080509051298484)</text:span></text:p>
      <text:p text:style-name="P3"><text:s text:c="5"/><text:span text:style-name="T1">| &gt; loss_mel: 16.195520401000977 <text:s/>(15.682995894016363)</text:span></text:p>
      <text:p text:style-name="P3"><text:s text:c="5"/><text:span text:style-name="T1">| &gt; loss_duration: 1.432945966720581 <text:s/>(1.4284984087332704)</text:span></text:p>
      <text:p text:style-name="P3"><text:s text:c="5"/><text:span text:style-name="T1">| &gt; amp_scaler: 256.0 <text:s/>(256.0)</text:span></text:p>
      <text:p text:style-name="P3"><text:s text:c="5"/><text:span text:style-name="T1">| &gt; loss_1: 29.47067642211914 <text:s/>(27.999031115800907)</text:span></text:p>
      <text:p text:style-name="P3"><text:s text:c="5"/><text:span text:style-name="T1">| &gt; grad_norm_1: tensor(539.9031, device='cuda:0') <text:s/>(tensor(271.0610, device='cuda:0'))</text:span></text:p>
      <text:p text:style-name="P3"><text:s text:c="5"/><text:span text:style-name="T1">| &gt; current_lr_0: 0.00019945072127379438 </text:span></text:p>
      <text:p text:style-name="P3"><text:s text:c="5"/><text:span text:style-name="T1">| &gt; current_lr_1: 0.00019945072127379438 </text:span></text:p>
      <text:p text:style-name="P3"><text:soft-page-break/><text:s text:c="5"/><text:span text:style-name="T1">| &gt; step_time: 0.5394 <text:s/>(0.5257566831050773)</text:span></text:p>
      <text:p text:style-name="P3"><text:s text:c="5"/><text:span text:style-name="T1">| &gt; loader_time: 0.0055 <text:s/>(0.004984213755680964)</text:span></text:p>
      <text:p text:style-name="P5"/>
      <text:p text:style-name="P5"/>
      <text:p text:style-name="P1">[1m <text:s text:c="2"/>--&gt; TIME: 2025-05-14 13:21:48 -- STEP: 139/630 -- GLOBAL_STEP: 891000[0m</text:p>
      <text:p text:style-name="P3"><text:s text:c="5"/><text:span text:style-name="T1">| &gt; loss_disc: 2.467832565307617 <text:s/>(2.575657576965772)</text:span></text:p>
      <text:p text:style-name="P3"><text:s text:c="5"/><text:span text:style-name="T1">| &gt; loss_disc_real_0: 0.19448700547218323 <text:s/>(0.17217704198128886)</text:span></text:p>
      <text:p text:style-name="P3"><text:s text:c="5"/><text:span text:style-name="T1">| &gt; loss_disc_real_1: 0.1781279742717743 <text:s/>(0.21134078106005416)</text:span></text:p>
      <text:p text:style-name="P3"><text:s text:c="5"/><text:span text:style-name="T1">| &gt; loss_disc_real_2: 0.2002749741077423 <text:s/>(0.22741555899596042)</text:span></text:p>
      <text:p text:style-name="P3"><text:s text:c="5"/><text:span text:style-name="T1">| &gt; loss_disc_real_3: 0.1981908529996872 <text:s/>(0.22798056696816313)</text:span></text:p>
      <text:p text:style-name="P3"><text:s text:c="5"/><text:span text:style-name="T1">| &gt; loss_disc_real_4: 0.24452482163906097 <text:s/>(0.24062685539825357)</text:span></text:p>
      <text:p text:style-name="P3"><text:s text:c="5"/><text:span text:style-name="T1">| &gt; loss_disc_real_5: 0.23619678616523743 <text:s/>(0.2283968773248384)</text:span></text:p>
      <text:p text:style-name="P3"><text:s text:c="5"/><text:span text:style-name="T1">| &gt; loss_0: 2.467832565307617 <text:s/>(2.575657576965772)</text:span></text:p>
      <text:p text:style-name="P3"><text:s text:c="5"/><text:span text:style-name="T1">| &gt; grad_norm_0: tensor(20.3191, device='cuda:0') <text:s/>(tensor(21.8278, device='cuda:0'))</text:span></text:p>
      <text:p text:style-name="P3"><text:s text:c="5"/><text:span text:style-name="T1">| &gt; loss_gen: 2.3146634101867676 <text:s/>(2.245582060848208)</text:span></text:p>
      <text:p text:style-name="P3"><text:s text:c="5"/><text:span text:style-name="T1">| &gt; loss_kl: 1.502134919166565 <text:s/>(1.5974943672152733)</text:span></text:p>
      <text:p text:style-name="P3"><text:s text:c="5"/><text:span text:style-name="T1">| &gt; loss_feat: 6.66635274887085 <text:s/>(6.99470390347268)</text:span></text:p>
      <text:p text:style-name="P3"><text:s text:c="5"/><text:span text:style-name="T1">| &gt; loss_mel: 15.383187294006348 <text:s/>(15.528581358545976)</text:span></text:p>
      <text:p text:style-name="P3"><text:s text:c="5"/><text:span text:style-name="T1">| &gt; loss_duration: 1.4595664739608765 <text:s/>(1.4183408785209382)</text:span></text:p>
      <text:p text:style-name="P3"><text:s text:c="5"/><text:span text:style-name="T1">| &gt; amp_scaler: 256.0 <text:s/>(256.0)</text:span></text:p>
      <text:p text:style-name="P3"><text:s text:c="5"/><text:span text:style-name="T1">| &gt; loss_1: 27.325902938842773 <text:s/>(27.784702520576314)</text:span></text:p>
      <text:p text:style-name="P3"><text:s text:c="5"/><text:span text:style-name="T1">| &gt; grad_norm_1: tensor(214.1115, device='cuda:0') <text:s/>(tensor(273.5426, device='cuda:0'))</text:span></text:p>
      <text:p text:style-name="P3"><text:s text:c="5"/><text:span text:style-name="T1">| &gt; current_lr_0: 0.00019945072127379438 </text:span></text:p>
      <text:p text:style-name="P3"><text:s text:c="5"/><text:span text:style-name="T1">| &gt; current_lr_1: 0.00019945072127379438 </text:span></text:p>
      <text:p text:style-name="P3"><text:s text:c="5"/><text:span text:style-name="T1">| &gt; step_time: 0.568 <text:s/>(0.5397497475576055)</text:span></text:p>
      <text:p text:style-name="P3"><text:s text:c="5"/><text:span text:style-name="T1">| &gt; loader_time: 0.007 <text:s/>(0.00560855693954358)</text:span></text:p>
      <text:p text:style-name="P5"/>
      <text:p text:style-name="P5"/>
      <text:p text:style-name="P3"><text:s/><text:span text:style-name="T1">&gt; CHECKPOINT : /kaggle/working/vits_4_nov-May-14-2025_10+28AM-0000000/checkpoint_891000.pth</text:span></text:p>
      <text:p text:style-name="P5"/>
      <text:p text:style-name="P1">[1m <text:s text:c="2"/>--&gt; TIME: 2025-05-14 13:22:53 -- STEP: 239/630 -- GLOBAL_STEP: 891100[0m</text:p>
      <text:p text:style-name="P3"><text:s text:c="5"/><text:span text:style-name="T1">| &gt; loss_disc: 2.6191329956054688 <text:s/>(2.5757144205739806)</text:span></text:p>
      <text:p text:style-name="P3"><text:s text:c="5"/><text:span text:style-name="T1">| &gt; loss_disc_real_0: 0.15967923402786255 <text:s/>(0.17048825847304522)</text:span></text:p>
      <text:p text:style-name="P3"><text:s text:c="5"/><text:span text:style-name="T1">| &gt; loss_disc_real_1: 0.2796841561794281 <text:s/>(0.21115110197326628)</text:span></text:p>
      <text:p text:style-name="P3"><text:s text:c="5"/><text:span text:style-name="T1">| &gt; loss_disc_real_2: 0.3248772919178009 <text:s/>(0.22838655924697301)</text:span></text:p>
      <text:p text:style-name="P3"><text:s text:c="5"/><text:span text:style-name="T1">| &gt; loss_disc_real_3: 0.28730103373527527 <text:s/>(0.2272232148687211)</text:span></text:p>
      <text:p text:style-name="P3"><text:s text:c="5"/><text:span text:style-name="T1">| &gt; loss_disc_real_4: 0.26753365993499756 <text:s/>(0.24036176259547598)</text:span></text:p>
      <text:p text:style-name="P3"><text:s text:c="5"/><text:span text:style-name="T1">| &gt; loss_disc_real_5: 0.2568940222263336 <text:s/>(0.23081161125434493)</text:span></text:p>
      <text:p text:style-name="P3"><text:s text:c="5"/><text:span text:style-name="T1">| &gt; loss_0: 2.6191329956054688 <text:s/>(2.5757144205739806)</text:span></text:p>
      <text:p text:style-name="P3"><text:s text:c="5"/><text:span text:style-name="T1">| &gt; grad_norm_0: tensor(7.9852, device='cuda:0') <text:s/>(tensor(20.1573, device='cuda:0'))</text:span></text:p>
      <text:p text:style-name="P3"><text:s text:c="5"/><text:span text:style-name="T1">| &gt; loss_gen: 2.4112160205841064 <text:s/>(2.229011643880579)</text:span></text:p>
      <text:p text:style-name="P3"><text:s text:c="5"/><text:span text:style-name="T1">| &gt; loss_kl: 1.5851234197616577 <text:s/>(1.6243307046810451)</text:span></text:p>
      <text:p text:style-name="P3"><text:s text:c="5"/><text:span text:style-name="T1">| &gt; loss_feat: 6.609187126159668 <text:s/>(6.926211450888022)</text:span></text:p>
      <text:p text:style-name="P3"><text:s text:c="5"/><text:span text:style-name="T1">| &gt; loss_mel: 15.783415794372559 <text:s/>(15.465702819026165)</text:span></text:p>
      <text:p text:style-name="P3"><text:s text:c="5"/><text:span text:style-name="T1">| &gt; loss_duration: 1.4742943048477173 <text:s/>(1.3849049646984084)</text:span></text:p>
      <text:p text:style-name="P3"><text:s text:c="5"/><text:span text:style-name="T1">| &gt; amp_scaler: 256.0 <text:s/>(256.0)</text:span></text:p>
      <text:p text:style-name="P3"><text:s text:c="5"/><text:span text:style-name="T1">| &gt; loss_1: 27.863237380981445 <text:s/>(27.630161532797075)</text:span></text:p>
      <text:p text:style-name="P3"><text:s text:c="5"/><text:span text:style-name="T1">| &gt; grad_norm_1: tensor(106.5759, device='cuda:0') <text:s/>(tensor(254.1200, device='cuda:0'))</text:span></text:p>
      <text:p text:style-name="P3"><text:s text:c="5"/><text:span text:style-name="T1">| &gt; current_lr_0: 0.00019945072127379438 </text:span></text:p>
      <text:p text:style-name="P3"><text:s text:c="5"/><text:span text:style-name="T1">| &gt; current_lr_1: 0.00019945072127379438 </text:span></text:p>
      <text:p text:style-name="P3"><text:s text:c="5"/><text:span text:style-name="T1">| &gt; step_time: 0.6011 <text:s/>(0.5667659438304818)</text:span></text:p>
      <text:p text:style-name="P3"><text:s text:c="5"/><text:span text:style-name="T1">| &gt; loader_time: 0.007 <text:s/>(0.006167164407514626)</text:span></text:p>
      <text:p text:style-name="P5"/>
      <text:p text:style-name="P5"/>
      <text:p text:style-name="P1">[1m <text:s text:c="2"/>--&gt; TIME: 2025-05-14 13:24:00 -- STEP: 339/630 -- GLOBAL_STEP: 891200[0m</text:p>
      <text:p text:style-name="P3"><text:s text:c="5"/><text:span text:style-name="T1">| &gt; loss_disc: 2.651001214981079 <text:s/>(2.5755001190489377)</text:span></text:p>
      <text:p text:style-name="P3"><text:s text:c="5"/><text:span text:style-name="T1">| &gt; loss_disc_real_0: 0.15858310461044312 <text:s/>(0.1702411769062369)</text:span></text:p>
      <text:p text:style-name="P3"><text:s text:c="5"/><text:span text:style-name="T1">| &gt; loss_disc_real_1: 0.21519364416599274 <text:s/>(0.21063764933991222)</text:span></text:p>
      <text:p text:style-name="P3"><text:s text:c="5"/><text:span text:style-name="T1">| &gt; loss_disc_real_2: 0.29751110076904297 <text:s/>(0.22837608991119362)</text:span></text:p>
      <text:p text:style-name="P3"><text:soft-page-break/><text:s text:c="5"/><text:span text:style-name="T1">| &gt; loss_disc_real_3: 0.21780391037464142 <text:s/>(0.2286901379493134)</text:span></text:p>
      <text:p text:style-name="P3"><text:s text:c="5"/><text:span text:style-name="T1">| &gt; loss_disc_real_4: 0.27049314975738525 <text:s/>(0.24057540697509913)</text:span></text:p>
      <text:p text:style-name="P3"><text:s text:c="5"/><text:span text:style-name="T1">| &gt; loss_disc_real_5: 0.25189730525016785 <text:s/>(0.22915096629334059)</text:span></text:p>
      <text:p text:style-name="P3"><text:s text:c="5"/><text:span text:style-name="T1">| &gt; loss_0: 2.651001214981079 <text:s/>(2.5755001190489377)</text:span></text:p>
      <text:p text:style-name="P3"><text:s text:c="5"/><text:span text:style-name="T1">| &gt; grad_norm_0: tensor(31.7216, device='cuda:0') <text:s/>(tensor(21.6649, device='cuda:0'))</text:span></text:p>
      <text:p text:style-name="P3"><text:s text:c="5"/><text:span text:style-name="T1">| &gt; loss_gen: 2.161207437515259 <text:s/>(2.2334440672292084)</text:span></text:p>
      <text:p text:style-name="P3"><text:s text:c="5"/><text:span text:style-name="T1">| &gt; loss_kl: 1.7371916770935059 <text:s/>(1.618396511823378)</text:span></text:p>
      <text:p text:style-name="P3"><text:s text:c="5"/><text:span text:style-name="T1">| &gt; loss_feat: 6.317499160766602 <text:s/>(6.914376862281192)</text:span></text:p>
      <text:p text:style-name="P3"><text:s text:c="5"/><text:span text:style-name="T1">| &gt; loss_mel: 15.419225692749023 <text:s/>(15.449232318056719)</text:span></text:p>
      <text:p text:style-name="P3"><text:s text:c="5"/><text:span text:style-name="T1">| &gt; loss_duration: 1.4229356050491333 <text:s/>(1.405448529572613)</text:span></text:p>
      <text:p text:style-name="P3"><text:s text:c="5"/><text:span text:style-name="T1">| &gt; amp_scaler: 256.0 <text:s/>(256.0)</text:span></text:p>
      <text:p text:style-name="P3"><text:s text:c="5"/><text:span text:style-name="T1">| &gt; loss_1: 27.058059692382812 <text:s/>(27.62089830021591)</text:span></text:p>
      <text:p text:style-name="P3"><text:s text:c="5"/><text:span text:style-name="T1">| &gt; grad_norm_1: tensor(361.7995, device='cuda:0') <text:s/>(tensor(270.9490, device='cuda:0'))</text:span></text:p>
      <text:p text:style-name="P3"><text:s text:c="5"/><text:span text:style-name="T1">| &gt; current_lr_0: 0.00019945072127379438 </text:span></text:p>
      <text:p text:style-name="P3"><text:s text:c="5"/><text:span text:style-name="T1">| &gt; current_lr_1: 0.00019945072127379438 </text:span></text:p>
      <text:p text:style-name="P3"><text:s text:c="5"/><text:span text:style-name="T1">| &gt; step_time: 0.699 <text:s/>(0.5935708674709351)</text:span></text:p>
      <text:p text:style-name="P3"><text:s text:c="5"/><text:span text:style-name="T1">| &gt; loader_time: 0.009 <text:s/>(0.006723299139017199)</text:span></text:p>
      <text:p text:style-name="P5"/>
      <text:p text:style-name="P5"/>
      <text:p text:style-name="P1">[1m <text:s text:c="2"/>--&gt; TIME: 2025-05-14 13:25:13 -- STEP: 439/630 -- GLOBAL_STEP: 891300[0m</text:p>
      <text:p text:style-name="P3"><text:s text:c="5"/><text:span text:style-name="T1">| &gt; loss_disc: 2.530735969543457 <text:s/>(2.5804842180977636)</text:span></text:p>
      <text:p text:style-name="P3"><text:s text:c="5"/><text:span text:style-name="T1">| &gt; loss_disc_real_0: 0.1332130879163742 <text:s/>(0.17088404341955135)</text:span></text:p>
      <text:p text:style-name="P3"><text:s text:c="5"/><text:span text:style-name="T1">| &gt; loss_disc_real_1: 0.18438254296779633 <text:s/>(0.21160039797866534)</text:span></text:p>
      <text:p text:style-name="P3"><text:s text:c="5"/><text:span text:style-name="T1">| &gt; loss_disc_real_2: 0.23824411630630493 <text:s/>(0.22901611498520966)</text:span></text:p>
      <text:p text:style-name="P3"><text:s text:c="5"/><text:span text:style-name="T1">| &gt; loss_disc_real_3: 0.26029273867607117 <text:s/>(0.22861847936563992)</text:span></text:p>
      <text:p text:style-name="P3"><text:s text:c="5"/><text:span text:style-name="T1">| &gt; loss_disc_real_4: 0.2681395411491394 <text:s/>(0.24059045043241462)</text:span></text:p>
      <text:p text:style-name="P3"><text:s text:c="5"/><text:span text:style-name="T1">| &gt; loss_disc_real_5: 0.26121267676353455 <text:s/>(0.22946967137022822)</text:span></text:p>
      <text:p text:style-name="P3"><text:s text:c="5"/><text:span text:style-name="T1">| &gt; loss_0: 2.530735969543457 <text:s/>(2.5804842180977636)</text:span></text:p>
      <text:p text:style-name="P3"><text:s text:c="5"/><text:span text:style-name="T1">| &gt; grad_norm_0: tensor(36.4242, device='cuda:0') <text:s/>(tensor(21.8376, device='cuda:0'))</text:span></text:p>
      <text:p text:style-name="P3"><text:s text:c="5"/><text:span text:style-name="T1">| &gt; loss_gen: 2.1692895889282227 <text:s/>(2.2262020434225307)</text:span></text:p>
      <text:p text:style-name="P3"><text:s text:c="5"/><text:span text:style-name="T1">| &gt; loss_kl: 1.7057948112487793 <text:s/>(1.6160539032929577)</text:span></text:p>
      <text:p text:style-name="P3"><text:s text:c="5"/><text:span text:style-name="T1">| &gt; loss_feat: 5.619987487792969 <text:s/>(6.875993704741528)</text:span></text:p>
      <text:p text:style-name="P3"><text:s text:c="5"/><text:span text:style-name="T1">| &gt; loss_mel: 14.519865036010742 <text:s/>(15.461664656028661)</text:span></text:p>
      <text:p text:style-name="P3"><text:s text:c="5"/><text:span text:style-name="T1">| &gt; loss_duration: 1.483278512954712 <text:s/>(1.4065148898300655)</text:span></text:p>
      <text:p text:style-name="P3"><text:s text:c="5"/><text:span text:style-name="T1">| &gt; amp_scaler: 256.0 <text:s/>(256.0)</text:span></text:p>
      <text:p text:style-name="P3"><text:s text:c="5"/><text:span text:style-name="T1">| &gt; loss_1: 25.49821662902832 <text:s/>(27.586429200574315)</text:span></text:p>
      <text:p text:style-name="P3"><text:s text:c="5"/><text:span text:style-name="T1">| &gt; grad_norm_1: tensor(351.5213, device='cuda:0') <text:s/>(tensor(270.1876, device='cuda:0'))</text:span></text:p>
      <text:p text:style-name="P3"><text:s text:c="5"/><text:span text:style-name="T1">| &gt; current_lr_0: 0.00019945072127379438 </text:span></text:p>
      <text:p text:style-name="P3"><text:s text:c="5"/><text:span text:style-name="T1">| &gt; current_lr_1: 0.00019945072127379438 </text:span></text:p>
      <text:p text:style-name="P3"><text:s text:c="5"/><text:span text:style-name="T1">| &gt; step_time: 0.7375 <text:s/>(0.6228535153599692)</text:span></text:p>
      <text:p text:style-name="P3"><text:s text:c="5"/><text:span text:style-name="T1">| &gt; loader_time: 0.0093 <text:s/>(0.007270436080550277)</text:span></text:p>
      <text:p text:style-name="P5"/>
      <text:p text:style-name="P5"/>
      <text:p text:style-name="P1">[1m <text:s text:c="2"/>--&gt; TIME: 2025-05-14 13:26:36 -- STEP: 539/630 -- GLOBAL_STEP: 891400[0m</text:p>
      <text:p text:style-name="P3"><text:s text:c="5"/><text:span text:style-name="T1">| &gt; loss_disc: 2.6219401359558105 <text:s/>(2.580116985459052)</text:span></text:p>
      <text:p text:style-name="P3"><text:s text:c="5"/><text:span text:style-name="T1">| &gt; loss_disc_real_0: 0.15695784986019135 <text:s/>(0.17159318870040627)</text:span></text:p>
      <text:p text:style-name="P3"><text:s text:c="5"/><text:span text:style-name="T1">| &gt; loss_disc_real_1: 0.18657176196575165 <text:s/>(0.21160398899181876)</text:span></text:p>
      <text:p text:style-name="P3"><text:s text:c="5"/><text:span text:style-name="T1">| &gt; loss_disc_real_2: 0.20335178077220917 <text:s/>(0.22857944001072197)</text:span></text:p>
      <text:p text:style-name="P3"><text:s text:c="5"/><text:span text:style-name="T1">| &gt; loss_disc_real_3: 0.2102961540222168 <text:s/>(0.22885899345264363)</text:span></text:p>
      <text:p text:style-name="P3"><text:s text:c="5"/><text:span text:style-name="T1">| &gt; loss_disc_real_4: 0.21603041887283325 <text:s/>(0.24028236467342873)</text:span></text:p>
      <text:p text:style-name="P3"><text:s text:c="5"/><text:span text:style-name="T1">| &gt; loss_disc_real_5: 0.23602360486984253 <text:s/>(0.22890306699585602)</text:span></text:p>
      <text:p text:style-name="P3"><text:s text:c="5"/><text:span text:style-name="T1">| &gt; loss_0: 2.6219401359558105 <text:s/>(2.580116985459052)</text:span></text:p>
      <text:p text:style-name="P3"><text:s text:c="5"/><text:span text:style-name="T1">| &gt; grad_norm_0: tensor(28.9615, device='cuda:0') <text:s/>(tensor(22.1884, device='cuda:0'))</text:span></text:p>
      <text:p text:style-name="P3"><text:s text:c="5"/><text:span text:style-name="T1">| &gt; loss_gen: 2.031845808029175 <text:s/>(2.225745136087588)</text:span></text:p>
      <text:p text:style-name="P3"><text:s text:c="5"/><text:span text:style-name="T1">| &gt; loss_kl: 1.5627387762069702 <text:s/>(1.6158750917562081)</text:span></text:p>
      <text:p text:style-name="P3"><text:s text:c="5"/><text:span text:style-name="T1">| &gt; loss_feat: 6.519467830657959 <text:s/>(6.842279374931208)</text:span></text:p>
      <text:p text:style-name="P3"><text:s text:c="5"/><text:span text:style-name="T1">| &gt; loss_mel: 14.992443084716797 <text:s/>(15.461781105437836)</text:span></text:p>
      <text:p text:style-name="P3"><text:s text:c="5"/><text:span text:style-name="T1">| &gt; loss_duration: 1.4734389781951904 <text:s/>(1.4174927614615445)</text:span></text:p>
      <text:p text:style-name="P3"><text:s text:c="5"/><text:span text:style-name="T1">| &gt; amp_scaler: 256.0 <text:s/>(259.3246753246754)</text:span></text:p>
      <text:p text:style-name="P3"><text:soft-page-break/><text:s text:c="5"/><text:span text:style-name="T1">| &gt; loss_1: 26.579933166503906 <text:s/>(27.563173460385354)</text:span></text:p>
      <text:p text:style-name="P3"><text:s text:c="5"/><text:span text:style-name="T1">| &gt; grad_norm_1: tensor(257.2169, device='cuda:0') <text:s/>(tensor(271.9716, device='cuda:0'))</text:span></text:p>
      <text:p text:style-name="P3"><text:s text:c="5"/><text:span text:style-name="T1">| &gt; current_lr_0: 0.00019945072127379438 </text:span></text:p>
      <text:p text:style-name="P3"><text:s text:c="5"/><text:span text:style-name="T1">| &gt; current_lr_1: 0.00019945072127379438 </text:span></text:p>
      <text:p text:style-name="P3"><text:s text:c="5"/><text:span text:style-name="T1">| &gt; step_time: 0.9001 <text:s/>(0.6577556062496656)</text:span></text:p>
      <text:p text:style-name="P3"><text:s text:c="5"/><text:span text:style-name="T1">| &gt; loader_time: 0.0121 <text:s/>(0.007814493161627889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332748095194499 [0m(-8.145968119302807e-06)</text:span></text:p>
      <text:p text:style-name="P3"><text:s text:c="5"/><text:span text:style-name="T1">| &gt; avg_loss_disc:[91m 2.6937608321507773 [0m(+0.11515170335769653)</text:span></text:p>
      <text:p text:style-name="P3"><text:s text:c="5"/><text:span text:style-name="T1">| &gt; avg_loss_disc_real_0:[92m 0.23777721698085466 [0m(-0.008531277378400176)</text:span></text:p>
      <text:p text:style-name="P3"><text:s text:c="5"/><text:span text:style-name="T1">| &gt; avg_loss_disc_real_1:[91m 0.2687414512038231 [0m(+0.0647802414993445)</text:span></text:p>
      <text:p text:style-name="P3"><text:s text:c="5"/><text:span text:style-name="T1">| &gt; avg_loss_disc_real_2:[91m 0.23312701905767122 [0m(+0.01768608887990314)</text:span></text:p>
      <text:p text:style-name="P3"><text:s text:c="5"/><text:span text:style-name="T1">| &gt; avg_loss_disc_real_3:[91m 0.25097675745685893 [0m(+0.019855454564094516)</text:span></text:p>
      <text:p text:style-name="P3"><text:s text:c="5"/><text:span text:style-name="T1">| &gt; avg_loss_disc_real_4:[92m 0.22540594016512236 [0m(-0.017029646784067154)</text:span></text:p>
      <text:p text:style-name="P3"><text:s text:c="5"/><text:span text:style-name="T1">| &gt; avg_loss_disc_real_5:[92m 0.22697569305698076 [0m(-0.00948140521844229)</text:span></text:p>
      <text:p text:style-name="P3"><text:s text:c="5"/><text:span text:style-name="T1">| &gt; avg_loss_0:[91m 2.6937608321507773 [0m(+0.11515170335769653)</text:span></text:p>
      <text:p text:style-name="P3"><text:s text:c="5"/><text:span text:style-name="T1">| &gt; avg_loss_gen:[91m 2.2394009232521057 [0m(+0.0488434235254922)</text:span></text:p>
      <text:p text:style-name="P3"><text:s text:c="5"/><text:span text:style-name="T1">| &gt; avg_loss_kl:[91m 1.764559268951416 [0m(+0.026696622371673584)</text:span></text:p>
      <text:p text:style-name="P3"><text:s text:c="5"/><text:span text:style-name="T1">| &gt; avg_loss_feat:[92m 6.607199629147847 [0m(-0.033656676610311465)</text:span></text:p>
      <text:p text:style-name="P3"><text:s text:c="5"/><text:span text:style-name="T1">| &gt; avg_loss_mel:[92m 15.474721749623617 [0m(-0.08190369606018066)</text:span></text:p>
      <text:p text:style-name="P3"><text:s text:c="5"/><text:span text:style-name="T1">| &gt; avg_loss_duration:[91m 1.5320588052272797 [0m(+0.010608593622843498)</text:span></text:p>
      <text:p text:style-name="P3"><text:s text:c="5"/><text:span text:style-name="T1">| &gt; avg_loss_1:[92m 27.617940266927082 [0m(-0.02941195170084754)</text:span></text:p>
      <text:p text:style-name="P5"/>
      <text:p text:style-name="P5"/>
      <text:p text:style-name="P1">[4m[1m &gt; EPOCH: 23/50[0m</text:p>
      <text:p text:style-name="P3"><text:s/><text:span text:style-name="T1">--&gt; /kaggle/working/vits_4_nov-May-14-2025_10+28AM-0000000</text:span></text:p>
      <text:p text:style-name="P5"/>
      <text:p text:style-name="P1">[1m &gt; TRAINING (2025-05-14 13:28:20) [0m</text:p>
      <text:p text:style-name="P5"/>
      <text:p text:style-name="P1">[1m <text:s text:c="2"/>--&gt; TIME: 2025-05-14 13:28:25 -- STEP: 9/630 -- GLOBAL_STEP: 891500[0m</text:p>
      <text:p text:style-name="P3"><text:s text:c="5"/><text:span text:style-name="T1">| &gt; loss_disc: 2.5689265727996826 <text:s/>(2.5919610129462347)</text:span></text:p>
      <text:p text:style-name="P3"><text:s text:c="5"/><text:span text:style-name="T1">| &gt; loss_disc_real_0: 0.17978167533874512 <text:s/>(0.17066588832272422)</text:span></text:p>
      <text:p text:style-name="P3"><text:s text:c="5"/><text:span text:style-name="T1">| &gt; loss_disc_real_1: 0.18325552344322205 <text:s/>(0.21302616430653465)</text:span></text:p>
      <text:p text:style-name="P3"><text:s text:c="5"/><text:span text:style-name="T1">| &gt; loss_disc_real_2: 0.21850590407848358 <text:s/>(0.22134993804825676)</text:span></text:p>
      <text:p text:style-name="P3"><text:s text:c="5"/><text:span text:style-name="T1">| &gt; loss_disc_real_3: 0.20475980639457703 <text:s/>(0.2237211416165034)</text:span></text:p>
      <text:p text:style-name="P3"><text:s text:c="5"/><text:span text:style-name="T1">| &gt; loss_disc_real_4: 0.21983112394809723 <text:s/>(0.2596525020069546)</text:span></text:p>
      <text:p text:style-name="P3"><text:s text:c="5"/><text:span text:style-name="T1">| &gt; loss_disc_real_5: 0.20252567529678345 <text:s/>(0.24208380778630575)</text:span></text:p>
      <text:p text:style-name="P3"><text:s text:c="5"/><text:span text:style-name="T1">| &gt; loss_0: 2.5689265727996826 <text:s/>(2.5919610129462347)</text:span></text:p>
      <text:p text:style-name="P3"><text:s text:c="5"/><text:span text:style-name="T1">| &gt; grad_norm_0: tensor(14.0030, device='cuda:0') <text:s/>(tensor(13.5660, device='cuda:0'))</text:span></text:p>
      <text:p text:style-name="P3"><text:s text:c="5"/><text:span text:style-name="T1">| &gt; loss_gen: 2.2741007804870605 <text:s/>(2.3125761879814997)</text:span></text:p>
      <text:p text:style-name="P3"><text:s text:c="5"/><text:span text:style-name="T1">| &gt; loss_kl: 1.4184082746505737 <text:s/>(1.5447381734848022)</text:span></text:p>
      <text:p text:style-name="P3"><text:s text:c="5"/><text:span text:style-name="T1">| &gt; loss_feat: 8.165867805480957 <text:s/>(7.639859676361084)</text:span></text:p>
      <text:p text:style-name="P3"><text:s text:c="5"/><text:span text:style-name="T1">| &gt; loss_mel: 15.84589958190918 <text:s/>(15.62499385409885)</text:span></text:p>
      <text:p text:style-name="P3"><text:s text:c="5"/><text:span text:style-name="T1">| &gt; loss_duration: 1.3994815349578857 <text:s/>(1.4241113795174494)</text:span></text:p>
      <text:p text:style-name="P3"><text:s text:c="5"/><text:span text:style-name="T1">| &gt; amp_scaler: 256.0 <text:s/>(256.0)</text:span></text:p>
      <text:p text:style-name="P3"><text:s text:c="5"/><text:span text:style-name="T1">| &gt; loss_1: 29.103757858276367 <text:s/>(28.54627842373318)</text:span></text:p>
      <text:p text:style-name="P3"><text:s text:c="5"/><text:span text:style-name="T1">| &gt; grad_norm_1: tensor(137.1086, device='cuda:0') <text:s/>(tensor(116.9546, device='cuda:0'))</text:span></text:p>
      <text:p text:style-name="P3"><text:s text:c="5"/><text:span text:style-name="T1">| &gt; current_lr_0: 0.00019942578993363514 </text:span></text:p>
      <text:p text:style-name="P3"><text:s text:c="5"/><text:span text:style-name="T1">| &gt; current_lr_1: 0.00019942578993363514 </text:span></text:p>
      <text:p text:style-name="P3"><text:s text:c="5"/><text:span text:style-name="T1">| &gt; step_time: 0.549 <text:s/>(0.5141121016608344)</text:span></text:p>
      <text:p text:style-name="P3"><text:s text:c="5"/><text:span text:style-name="T1">| &gt; loader_time: 0.0045 <text:s/>(0.004394107394748264)</text:span></text:p>
      <text:p text:style-name="P5"/>
      <text:p text:style-name="P5"/>
      <text:p text:style-name="P3"><text:soft-page-break/><text:s/><text:span text:style-name="T1">&gt; CHECKPOINT : /kaggle/working/vits_4_nov-May-14-2025_10+28AM-0000000/checkpoint_891500.pth</text:span></text:p>
      <text:p text:style-name="P5"/>
      <text:p text:style-name="P1">[1m <text:s text:c="2"/>--&gt; TIME: 2025-05-14 13:29:24 -- STEP: 109/630 -- GLOBAL_STEP: 891600[0m</text:p>
      <text:p text:style-name="P3"><text:s text:c="5"/><text:span text:style-name="T1">| &gt; loss_disc: 2.5886924266815186 <text:s/>(2.5814893420683123)</text:span></text:p>
      <text:p text:style-name="P3"><text:s text:c="5"/><text:span text:style-name="T1">| &gt; loss_disc_real_0: 0.20531460642814636 <text:s/>(0.16804821344964002)</text:span></text:p>
      <text:p text:style-name="P3"><text:s text:c="5"/><text:span text:style-name="T1">| &gt; loss_disc_real_1: 0.19147153198719025 <text:s/>(0.21510062503431915)</text:span></text:p>
      <text:p text:style-name="P3"><text:s text:c="5"/><text:span text:style-name="T1">| &gt; loss_disc_real_2: 0.2289365977048874 <text:s/>(0.23182541815512772)</text:span></text:p>
      <text:p text:style-name="P3"><text:s text:c="5"/><text:span text:style-name="T1">| &gt; loss_disc_real_3: 0.2078743726015091 <text:s/>(0.22507203814633395)</text:span></text:p>
      <text:p text:style-name="P3"><text:s text:c="5"/><text:span text:style-name="T1">| &gt; loss_disc_real_4: 0.21619728207588196 <text:s/>(0.24197430266152828)</text:span></text:p>
      <text:p text:style-name="P3"><text:s text:c="5"/><text:span text:style-name="T1">| &gt; loss_disc_real_5: 0.16749246418476105 <text:s/>(0.23055763583664501)</text:span></text:p>
      <text:p text:style-name="P3"><text:s text:c="5"/><text:span text:style-name="T1">| &gt; loss_0: 2.5886924266815186 <text:s/>(2.5814893420683123)</text:span></text:p>
      <text:p text:style-name="P3"><text:s text:c="5"/><text:span text:style-name="T1">| &gt; grad_norm_0: tensor(14.6978, device='cuda:0') <text:s/>(tensor(14.6822, device='cuda:0'))</text:span></text:p>
      <text:p text:style-name="P3"><text:s text:c="5"/><text:span text:style-name="T1">| &gt; loss_gen: 2.0990474224090576 <text:s/>(2.231327756829219)</text:span></text:p>
      <text:p text:style-name="P3"><text:s text:c="5"/><text:span text:style-name="T1">| &gt; loss_kl: 1.6624685525894165 <text:s/>(1.596866870145186)</text:span></text:p>
      <text:p text:style-name="P3"><text:s text:c="5"/><text:span text:style-name="T1">| &gt; loss_feat: 7.037642955780029 <text:s/>(6.952344054475836)</text:span></text:p>
      <text:p text:style-name="P3"><text:s text:c="5"/><text:span text:style-name="T1">| &gt; loss_mel: 14.712151527404785 <text:s/>(15.463085559529995)</text:span></text:p>
      <text:p text:style-name="P3"><text:s text:c="5"/><text:span text:style-name="T1">| &gt; loss_duration: 1.465456247329712 <text:s/>(1.3892308375157343)</text:span></text:p>
      <text:p text:style-name="P3"><text:s text:c="5"/><text:span text:style-name="T1">| &gt; amp_scaler: 256.0 <text:s/>(256.0)</text:span></text:p>
      <text:p text:style-name="P3"><text:s text:c="5"/><text:span text:style-name="T1">| &gt; loss_1: 26.976764678955078 <text:s/>(27.632855039124095)</text:span></text:p>
      <text:p text:style-name="P3"><text:s text:c="5"/><text:span text:style-name="T1">| &gt; grad_norm_1: tensor(291.7482, device='cuda:0') <text:s/>(tensor(170.0835, device='cuda:0'))</text:span></text:p>
      <text:p text:style-name="P3"><text:s text:c="5"/><text:span text:style-name="T1">| &gt; current_lr_0: 0.00019942578993363514 </text:span></text:p>
      <text:p text:style-name="P3"><text:s text:c="5"/><text:span text:style-name="T1">| &gt; current_lr_1: 0.00019942578993363514 </text:span></text:p>
      <text:p text:style-name="P3"><text:s text:c="5"/><text:span text:style-name="T1">| &gt; step_time: 0.5431 <text:s/>(0.5454286019736473)</text:span></text:p>
      <text:p text:style-name="P3"><text:s text:c="5"/><text:span text:style-name="T1">| &gt; loader_time: 0.0069 <text:s/>(0.005419768324685755)</text:span></text:p>
      <text:p text:style-name="P5"/>
      <text:p text:style-name="P5"/>
      <text:p text:style-name="P1">[1m <text:s text:c="2"/>--&gt; TIME: 2025-05-14 13:30:24 -- STEP: 209/630 -- GLOBAL_STEP: 891700[0m</text:p>
      <text:p text:style-name="P3"><text:s text:c="5"/><text:span text:style-name="T1">| &gt; loss_disc: 2.5634336471557617 <text:s/>(2.573903987282201)</text:span></text:p>
      <text:p text:style-name="P3"><text:s text:c="5"/><text:span text:style-name="T1">| &gt; loss_disc_real_0: 0.24457067251205444 <text:s/>(0.17003351296676975)</text:span></text:p>
      <text:p text:style-name="P3"><text:s text:c="5"/><text:span text:style-name="T1">| &gt; loss_disc_real_1: 0.20944413542747498 <text:s/>(0.2147131591108427)</text:span></text:p>
      <text:p text:style-name="P3"><text:s text:c="5"/><text:span text:style-name="T1">| &gt; loss_disc_real_2: 0.19956517219543457 <text:s/>(0.23043949146304973)</text:span></text:p>
      <text:p text:style-name="P3"><text:s text:c="5"/><text:span text:style-name="T1">| &gt; loss_disc_real_3: 0.25024062395095825 <text:s/>(0.22843704597231304)</text:span></text:p>
      <text:p text:style-name="P3"><text:s text:c="5"/><text:span text:style-name="T1">| &gt; loss_disc_real_4: 0.2167312502861023 <text:s/>(0.24072909426460995)</text:span></text:p>
      <text:p text:style-name="P3"><text:s text:c="5"/><text:span text:style-name="T1">| &gt; loss_disc_real_5: 0.24948589503765106 <text:s/>(0.22235335473808945)</text:span></text:p>
      <text:p text:style-name="P3"><text:s text:c="5"/><text:span text:style-name="T1">| &gt; loss_0: 2.5634336471557617 <text:s/>(2.573903987282201)</text:span></text:p>
      <text:p text:style-name="P3"><text:s text:c="5"/><text:span text:style-name="T1">| &gt; grad_norm_0: tensor(22.1037, device='cuda:0') <text:s/>(tensor(21.4279, device='cuda:0'))</text:span></text:p>
      <text:p text:style-name="P3"><text:s text:c="5"/><text:span text:style-name="T1">| &gt; loss_gen: 2.2316858768463135 <text:s/>(2.2665162474344807)</text:span></text:p>
      <text:p text:style-name="P3"><text:s text:c="5"/><text:span text:style-name="T1">| &gt; loss_kl: 1.751657485961914 <text:s/>(1.618117614225908)</text:span></text:p>
      <text:p text:style-name="P3"><text:s text:c="5"/><text:span text:style-name="T1">| &gt; loss_feat: 6.470715522766113 <text:s/>(7.004102658997312)</text:span></text:p>
      <text:p text:style-name="P3"><text:s text:c="5"/><text:span text:style-name="T1">| &gt; loss_mel: 15.747870445251465 <text:s/>(15.497275785966353)</text:span></text:p>
      <text:p text:style-name="P3"><text:s text:c="5"/><text:span text:style-name="T1">| &gt; loss_duration: 1.4620251655578613 <text:s/>(1.3901018896741724)</text:span></text:p>
      <text:p text:style-name="P3"><text:s text:c="5"/><text:span text:style-name="T1">| &gt; amp_scaler: 256.0 <text:s/>(256.0)</text:span></text:p>
      <text:p text:style-name="P3"><text:s text:c="5"/><text:span text:style-name="T1">| &gt; loss_1: 27.66395378112793 <text:s/>(27.776114103326385)</text:span></text:p>
      <text:p text:style-name="P3"><text:s text:c="5"/><text:span text:style-name="T1">| &gt; grad_norm_1: tensor(116.8840, device='cuda:0') <text:s/>(tensor(267.9967, device='cuda:0'))</text:span></text:p>
      <text:p text:style-name="P3"><text:s text:c="5"/><text:span text:style-name="T1">| &gt; current_lr_0: 0.00019942578993363514 </text:span></text:p>
      <text:p text:style-name="P3"><text:s text:c="5"/><text:span text:style-name="T1">| &gt; current_lr_1: 0.00019942578993363514 </text:span></text:p>
      <text:p text:style-name="P3"><text:s text:c="5"/><text:span text:style-name="T1">| &gt; step_time: 0.6291 <text:s/>(0.5643940211483165)</text:span></text:p>
      <text:p text:style-name="P3"><text:s text:c="5"/><text:span text:style-name="T1">| &gt; loader_time: 0.007 <text:s/>(0.005940561659598465)</text:span></text:p>
      <text:p text:style-name="P5"/>
      <text:p text:style-name="P5"/>
      <text:p text:style-name="P1">[1m <text:s text:c="2"/>--&gt; TIME: 2025-05-14 13:31:28 -- STEP: 309/630 -- GLOBAL_STEP: 891800[0m</text:p>
      <text:p text:style-name="P3"><text:s text:c="5"/><text:span text:style-name="T1">| &gt; loss_disc: 2.6625027656555176 <text:s/>(2.581497336668489)</text:span></text:p>
      <text:p text:style-name="P3"><text:s text:c="5"/><text:span text:style-name="T1">| &gt; loss_disc_real_0: 0.17479553818702698 <text:s/>(0.17125427742220434)</text:span></text:p>
      <text:p text:style-name="P3"><text:s text:c="5"/><text:span text:style-name="T1">| &gt; loss_disc_real_1: 0.23651325702667236 <text:s/>(0.21439736857286934)</text:span></text:p>
      <text:p text:style-name="P3"><text:s text:c="5"/><text:span text:style-name="T1">| &gt; loss_disc_real_2: 0.20791219174861908 <text:s/>(0.23016273546180294)</text:span></text:p>
      <text:p text:style-name="P3"><text:s text:c="5"/><text:span text:style-name="T1">| &gt; loss_disc_real_3: 0.23678532242774963 <text:s/>(0.22787972479383536)</text:span></text:p>
      <text:p text:style-name="P3"><text:s text:c="5"/><text:span text:style-name="T1">| &gt; loss_disc_real_4: 0.24007932841777802 <text:s/>(0.2392869632703201)</text:span></text:p>
      <text:p text:style-name="P3"><text:s text:c="5"/><text:span text:style-name="T1">| &gt; loss_disc_real_5: 0.2525744140148163 <text:s/>(0.22764699947101016)</text:span></text:p>
      <text:p text:style-name="P3"><text:s text:c="5"/><text:span text:style-name="T1">| &gt; loss_0: 2.6625027656555176 <text:s/>(2.581497336668489)</text:span></text:p>
      <text:p text:style-name="P3"><text:soft-page-break/><text:s text:c="5"/><text:span text:style-name="T1">| &gt; grad_norm_0: tensor(26.4045, device='cuda:0') <text:s/>(tensor(19.1814, device='cuda:0'))</text:span></text:p>
      <text:p text:style-name="P3"><text:s text:c="5"/><text:span text:style-name="T1">| &gt; loss_gen: 2.0717248916625977 <text:s/>(2.2394346075922167)</text:span></text:p>
      <text:p text:style-name="P3"><text:s text:c="5"/><text:span text:style-name="T1">| &gt; loss_kl: 1.777432918548584 <text:s/>(1.6177632723811373)</text:span></text:p>
      <text:p text:style-name="P3"><text:s text:c="5"/><text:span text:style-name="T1">| &gt; loss_feat: 7.193081378936768 <text:s/>(6.8821740767716575)</text:span></text:p>
      <text:p text:style-name="P3"><text:s text:c="5"/><text:span text:style-name="T1">| &gt; loss_mel: 15.496232032775879 <text:s/>(15.499811653951996)</text:span></text:p>
      <text:p text:style-name="P3"><text:s text:c="5"/><text:span text:style-name="T1">| &gt; loss_duration: 1.4587136507034302 <text:s/>(1.4124866029591236)</text:span></text:p>
      <text:p text:style-name="P3"><text:s text:c="5"/><text:span text:style-name="T1">| &gt; amp_scaler: 256.0 <text:s/>(256.0)</text:span></text:p>
      <text:p text:style-name="P3"><text:s text:c="5"/><text:span text:style-name="T1">| &gt; loss_1: 27.99718475341797 <text:s/>(27.651670141127504)</text:span></text:p>
      <text:p text:style-name="P3"><text:s text:c="5"/><text:span text:style-name="T1">| &gt; grad_norm_1: tensor(272.0473, device='cuda:0') <text:s/>(tensor(226.0540, device='cuda:0'))</text:span></text:p>
      <text:p text:style-name="P3"><text:s text:c="5"/><text:span text:style-name="T1">| &gt; current_lr_0: 0.00019942578993363514 </text:span></text:p>
      <text:p text:style-name="P3"><text:s text:c="5"/><text:span text:style-name="T1">| &gt; current_lr_1: 0.00019942578993363514 </text:span></text:p>
      <text:p text:style-name="P3"><text:s text:c="5"/><text:span text:style-name="T1">| &gt; step_time: 0.6769 <text:s/>(0.5841680005144535)</text:span></text:p>
      <text:p text:style-name="P3"><text:s text:c="5"/><text:span text:style-name="T1">| &gt; loader_time: 0.0093 <text:s/>(0.006496181765806327)</text:span></text:p>
      <text:p text:style-name="P5"/>
      <text:p text:style-name="P5"/>
      <text:p text:style-name="P1">[1m <text:s text:c="2"/>--&gt; TIME: 2025-05-14 13:32:38 -- STEP: 409/630 -- GLOBAL_STEP: 891900[0m</text:p>
      <text:p text:style-name="P3"><text:s text:c="5"/><text:span text:style-name="T1">| &gt; loss_disc: 2.6748569011688232 <text:s/>(2.5853846562812266)</text:span></text:p>
      <text:p text:style-name="P3"><text:s text:c="5"/><text:span text:style-name="T1">| &gt; loss_disc_real_0: 0.2233547866344452 <text:s/>(0.17205496105048945)</text:span></text:p>
      <text:p text:style-name="P3"><text:s text:c="5"/><text:span text:style-name="T1">| &gt; loss_disc_real_1: 0.19978484511375427 <text:s/>(0.21445629009772046)</text:span></text:p>
      <text:p text:style-name="P3"><text:s text:c="5"/><text:span text:style-name="T1">| &gt; loss_disc_real_2: 0.2815251350402832 <text:s/>(0.2302935343864203)</text:span></text:p>
      <text:p text:style-name="P3"><text:s text:c="5"/><text:span text:style-name="T1">| &gt; loss_disc_real_3: 0.2612247169017792 <text:s/>(0.228886823199489)</text:span></text:p>
      <text:p text:style-name="P3"><text:s text:c="5"/><text:span text:style-name="T1">| &gt; loss_disc_real_4: 0.2701517939567566 <text:s/>(0.23937743734613898)</text:span></text:p>
      <text:p text:style-name="P3"><text:s text:c="5"/><text:span text:style-name="T1">| &gt; loss_disc_real_5: 0.2605712413787842 <text:s/>(0.22678200711102245)</text:span></text:p>
      <text:p text:style-name="P3"><text:s text:c="5"/><text:span text:style-name="T1">| &gt; loss_0: 2.6748569011688232 <text:s/>(2.5853846562812266)</text:span></text:p>
      <text:p text:style-name="P3"><text:s text:c="5"/><text:span text:style-name="T1">| &gt; grad_norm_0: tensor(26.5393, device='cuda:0') <text:s/>(tensor(20.1052, device='cuda:0'))</text:span></text:p>
      <text:p text:style-name="P3"><text:s text:c="5"/><text:span text:style-name="T1">| &gt; loss_gen: 2.289989948272705 <text:s/>(2.2376757297655776)</text:span></text:p>
      <text:p text:style-name="P3"><text:s text:c="5"/><text:span text:style-name="T1">| &gt; loss_kl: 1.646167278289795 <text:s/>(1.6207161832846753)</text:span></text:p>
      <text:p text:style-name="P3"><text:s text:c="5"/><text:span text:style-name="T1">| &gt; loss_feat: 6.606828212738037 <text:s/>(6.864951080098419)</text:span></text:p>
      <text:p text:style-name="P3"><text:s text:c="5"/><text:span text:style-name="T1">| &gt; loss_mel: 15.63026237487793 <text:s/>(15.493133234802842)</text:span></text:p>
      <text:p text:style-name="P3"><text:s text:c="5"/><text:span text:style-name="T1">| &gt; loss_duration: 1.4765890836715698 <text:s/>(1.417925966980987)</text:span></text:p>
      <text:p text:style-name="P3"><text:s text:c="5"/><text:span text:style-name="T1">| &gt; amp_scaler: 256.0 <text:s/>(256.0)</text:span></text:p>
      <text:p text:style-name="P3"><text:s text:c="5"/><text:span text:style-name="T1">| &gt; loss_1: 27.649837493896484 <text:s/>(27.63440214684074)</text:span></text:p>
      <text:p text:style-name="P3"><text:s text:c="5"/><text:span text:style-name="T1">| &gt; grad_norm_1: tensor(160.3665, device='cuda:0') <text:s/>(tensor(236.2159, device='cuda:0'))</text:span></text:p>
      <text:p text:style-name="P3"><text:s text:c="5"/><text:span text:style-name="T1">| &gt; current_lr_0: 0.00019942578993363514 </text:span></text:p>
      <text:p text:style-name="P3"><text:s text:c="5"/><text:span text:style-name="T1">| &gt; current_lr_1: 0.00019942578993363514 </text:span></text:p>
      <text:p text:style-name="P3"><text:s text:c="5"/><text:span text:style-name="T1">| &gt; step_time: 0.7393 <text:s/>(0.6109020546770914)</text:span></text:p>
      <text:p text:style-name="P3"><text:s text:c="5"/><text:span text:style-name="T1">| &gt; loader_time: 0.0103 <text:s/>(0.0070990904036244435)</text:span></text:p>
      <text:p text:style-name="P5"/>
      <text:p text:style-name="P5"/>
      <text:p text:style-name="P1">[1m <text:s text:c="2"/>--&gt; TIME: 2025-05-14 13:33:57 -- STEP: 509/630 -- GLOBAL_STEP: 892000[0m</text:p>
      <text:p text:style-name="P3"><text:s text:c="5"/><text:span text:style-name="T1">| &gt; loss_disc: 2.6872541904449463 <text:s/>(2.5836199346366238)</text:span></text:p>
      <text:p text:style-name="P3"><text:s text:c="5"/><text:span text:style-name="T1">| &gt; loss_disc_real_0: 0.17560569941997528 <text:s/>(0.1725199611780686)</text:span></text:p>
      <text:p text:style-name="P3"><text:s text:c="5"/><text:span text:style-name="T1">| &gt; loss_disc_real_1: 0.17958125472068787 <text:s/>(0.21324627375146027)</text:span></text:p>
      <text:p text:style-name="P3"><text:s text:c="5"/><text:span text:style-name="T1">| &gt; loss_disc_real_2: 0.2167387157678604 <text:s/>(0.22870843484265865)</text:span></text:p>
      <text:p text:style-name="P3"><text:s text:c="5"/><text:span text:style-name="T1">| &gt; loss_disc_real_3: 0.23972724378108978 <text:s/>(0.22934433955457684)</text:span></text:p>
      <text:p text:style-name="P3"><text:s text:c="5"/><text:span text:style-name="T1">| &gt; loss_disc_real_4: 0.24540747702121735 <text:s/>(0.23926444234571664)</text:span></text:p>
      <text:p text:style-name="P3"><text:s text:c="5"/><text:span text:style-name="T1">| &gt; loss_disc_real_5: 0.2788998484611511 <text:s/>(0.2284930286332526)</text:span></text:p>
      <text:p text:style-name="P3"><text:s text:c="5"/><text:span text:style-name="T1">| &gt; loss_0: 2.6872541904449463 <text:s/>(2.5836199346366238)</text:span></text:p>
      <text:p text:style-name="P3"><text:s text:c="5"/><text:span text:style-name="T1">| &gt; grad_norm_0: tensor(15.6100, device='cuda:0') <text:s/>(tensor(19.3758, device='cuda:0'))</text:span></text:p>
      <text:p text:style-name="P3"><text:s text:c="5"/><text:span text:style-name="T1">| &gt; loss_gen: 2.1119353771209717 <text:s/>(2.2284840387539218)</text:span></text:p>
      <text:p text:style-name="P3"><text:s text:c="5"/><text:span text:style-name="T1">| &gt; loss_kl: 1.5160685777664185 <text:s/>(1.6236470914308587)</text:span></text:p>
      <text:p text:style-name="P3"><text:s text:c="5"/><text:span text:style-name="T1">| &gt; loss_feat: 5.6422247886657715 <text:s/>(6.808107762065054)</text:span></text:p>
      <text:p text:style-name="P3"><text:s text:c="5"/><text:span text:style-name="T1">| &gt; loss_mel: 15.174543380737305 <text:s/>(15.502111695370177)</text:span></text:p>
      <text:p text:style-name="P3"><text:s text:c="5"/><text:span text:style-name="T1">| &gt; loss_duration: 1.4122672080993652 <text:s/>(1.4267470251132082)</text:span></text:p>
      <text:p text:style-name="P3"><text:s text:c="5"/><text:span text:style-name="T1">| &gt; amp_scaler: 256.0 <text:s/>(256.0)</text:span></text:p>
      <text:p text:style-name="P3"><text:s text:c="5"/><text:span text:style-name="T1">| &gt; loss_1: 25.857038497924805 <text:s/>(27.589097590718147)</text:span></text:p>
      <text:p text:style-name="P3"><text:s text:c="5"/><text:span text:style-name="T1">| &gt; grad_norm_1: tensor(176.3160, device='cuda:0') <text:s/>(tensor(227.0017, device='cuda:0'))</text:span></text:p>
      <text:p text:style-name="P3"><text:s text:c="5"/><text:span text:style-name="T1">| &gt; current_lr_0: 0.00019942578993363514 </text:span></text:p>
      <text:p text:style-name="P3"><text:soft-page-break/><text:s text:c="5"/><text:span text:style-name="T1">| &gt; current_lr_1: 0.00019942578993363514 </text:span></text:p>
      <text:p text:style-name="P3"><text:s text:c="5"/><text:span text:style-name="T1">| &gt; step_time: 0.8654 <text:s/>(0.6423497185960033)</text:span></text:p>
      <text:p text:style-name="P3"><text:s text:c="5"/><text:span text:style-name="T1">| &gt; loader_time: 0.0099 <text:s/>(0.007670002508257133)</text:span></text:p>
      <text:p text:style-name="P5"/>
      <text:p text:style-name="P5"/>
      <text:p text:style-name="P3"><text:s/><text:span text:style-name="T1">&gt; CHECKPOINT : /kaggle/working/vits_4_nov-May-14-2025_10+28AM-0000000/checkpoint_892000.pth</text:span></text:p>
      <text:p text:style-name="P5"/>
      <text:p text:style-name="P1">[1m <text:s text:c="2"/>--&gt; TIME: 2025-05-14 13:35:33 -- STEP: 609/630 -- GLOBAL_STEP: 892100[0m</text:p>
      <text:p text:style-name="P3"><text:s text:c="5"/><text:span text:style-name="T1">| &gt; loss_disc: 2.614476203918457 <text:s/>(2.5837684531125724)</text:span></text:p>
      <text:p text:style-name="P3"><text:s text:c="5"/><text:span text:style-name="T1">| &gt; loss_disc_real_0: 0.21674810349941254 <text:s/>(0.172272972701414)</text:span></text:p>
      <text:p text:style-name="P3"><text:s text:c="5"/><text:span text:style-name="T1">| &gt; loss_disc_real_1: 0.18852540850639343 <text:s/>(0.21305428412307073)</text:span></text:p>
      <text:p text:style-name="P3"><text:s text:c="5"/><text:span text:style-name="T1">| &gt; loss_disc_real_2: 0.26506489515304565 <text:s/>(0.22835815880196822)</text:span></text:p>
      <text:p text:style-name="P3"><text:s text:c="5"/><text:span text:style-name="T1">| &gt; loss_disc_real_3: 0.2070174515247345 <text:s/>(0.2293985060038434)</text:span></text:p>
      <text:p text:style-name="P3"><text:s text:c="5"/><text:span text:style-name="T1">| &gt; loss_disc_real_4: 0.22738218307495117 <text:s/>(0.23935967544323117)</text:span></text:p>
      <text:p text:style-name="P3"><text:s text:c="5"/><text:span text:style-name="T1">| &gt; loss_disc_real_5: 0.27336961030960083 <text:s/>(0.2287121003337682)</text:span></text:p>
      <text:p text:style-name="P3"><text:s text:c="5"/><text:span text:style-name="T1">| &gt; loss_0: 2.614476203918457 <text:s/>(2.5837684531125724)</text:span></text:p>
      <text:p text:style-name="P3"><text:s text:c="5"/><text:span text:style-name="T1">| &gt; grad_norm_0: tensor(23.2242, device='cuda:0') <text:s/>(tensor(19.3261, device='cuda:0'))</text:span></text:p>
      <text:p text:style-name="P3"><text:s text:c="5"/><text:span text:style-name="T1">| &gt; loss_gen: 2.237143039703369 <text:s/>(2.224512664555329)</text:span></text:p>
      <text:p text:style-name="P3"><text:s text:c="5"/><text:span text:style-name="T1">| &gt; loss_kl: 1.6999918222427368 <text:s/>(1.6234541900443722)</text:span></text:p>
      <text:p text:style-name="P3"><text:s text:c="5"/><text:span text:style-name="T1">| &gt; loss_feat: 5.941520690917969 <text:s/>(6.774398225085877)</text:span></text:p>
      <text:p text:style-name="P3"><text:s text:c="5"/><text:span text:style-name="T1">| &gt; loss_mel: 15.512892723083496 <text:s/>(15.497400014467036)</text:span></text:p>
      <text:p text:style-name="P3"><text:s text:c="5"/><text:span text:style-name="T1">| &gt; loss_duration: 1.4870257377624512 <text:s/>(1.4334721173754656)</text:span></text:p>
      <text:p text:style-name="P3"><text:s text:c="5"/><text:span text:style-name="T1">| &gt; amp_scaler: 256.0 <text:s/>(256.0)</text:span></text:p>
      <text:p text:style-name="P3"><text:s text:c="5"/><text:span text:style-name="T1">| &gt; loss_1: 26.87857437133789 <text:s/>(27.553237175902318)</text:span></text:p>
      <text:p text:style-name="P3"><text:s text:c="5"/><text:span text:style-name="T1">| &gt; grad_norm_1: tensor(210.6920, device='cuda:0') <text:s/>(tensor(223.5282, device='cuda:0'))</text:span></text:p>
      <text:p text:style-name="P3"><text:s text:c="5"/><text:span text:style-name="T1">| &gt; current_lr_0: 0.00019942578993363514 </text:span></text:p>
      <text:p text:style-name="P3"><text:s text:c="5"/><text:span text:style-name="T1">| &gt; current_lr_1: 0.00019942578993363514 </text:span></text:p>
      <text:p text:style-name="P3"><text:s text:c="5"/><text:span text:style-name="T1">| &gt; step_time: 1.0045 <text:s/>(0.6876274321858324)</text:span></text:p>
      <text:p text:style-name="P3"><text:s text:c="5"/><text:span text:style-name="T1">| &gt; loader_time: 0.0127 <text:s/>(0.008315508784527454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717727502187093 [0m(-0.0006150205930074062)</text:span></text:p>
      <text:p text:style-name="P3"><text:s text:c="5"/><text:span text:style-name="T1">| &gt; avg_loss_disc:[92m 2.498935321966807 [0m(-0.19482551018397043)</text:span></text:p>
      <text:p text:style-name="P3"><text:s text:c="5"/><text:span text:style-name="T1">| &gt; avg_loss_disc_real_0:[92m 0.15154729783535004 [0m(-0.08622991914550462)</text:span></text:p>
      <text:p text:style-name="P3"><text:s text:c="5"/><text:span text:style-name="T1">| &gt; avg_loss_disc_real_1:[92m 0.1898052953183651 [0m(-0.07893615588545799)</text:span></text:p>
      <text:p text:style-name="P3"><text:s text:c="5"/><text:span text:style-name="T1">| &gt; avg_loss_disc_real_2:[91m 0.2770354362825553 [0m(+0.04390841722488406)</text:span></text:p>
      <text:p text:style-name="P3"><text:s text:c="5"/><text:span text:style-name="T1">| &gt; avg_loss_disc_real_3:[92m 0.22912824029723802 [0m(-0.02184851715962091)</text:span></text:p>
      <text:p text:style-name="P3"><text:s text:c="5"/><text:span text:style-name="T1">| &gt; avg_loss_disc_real_4:[91m 0.26078782106439274 [0m(+0.035381880899270385)</text:span></text:p>
      <text:p text:style-name="P3"><text:s text:c="5"/><text:span text:style-name="T1">| &gt; avg_loss_disc_real_5:[92m 0.2220700408021609 [0m(-0.00490565225481987)</text:span></text:p>
      <text:p text:style-name="P3"><text:s text:c="5"/><text:span text:style-name="T1">| &gt; avg_loss_0:[92m 2.498935321966807 [0m(-0.19482551018397043)</text:span></text:p>
      <text:p text:style-name="P3"><text:s text:c="5"/><text:span text:style-name="T1">| &gt; avg_loss_gen:[92m 2.216202994187673 [0m(-0.023197929064432632)</text:span></text:p>
      <text:p text:style-name="P3"><text:s text:c="5"/><text:span text:style-name="T1">| &gt; avg_loss_kl:[91m 1.7678057551383972 [0m(+0.003246486186981201)</text:span></text:p>
      <text:p text:style-name="P3"><text:s text:c="5"/><text:span text:style-name="T1">| &gt; avg_loss_feat:[91m 6.6186629931132 [0m(+0.011463363965352968)</text:span></text:p>
      <text:p text:style-name="P3"><text:s text:c="5"/><text:span text:style-name="T1">| &gt; avg_loss_mel:[91m 15.71893310546875 [0m(+0.24421135584513287)</text:span></text:p>
      <text:p text:style-name="P3"><text:s text:c="5"/><text:span text:style-name="T1">| &gt; avg_loss_duration:[91m 1.532705008983612 [0m(+0.0006462037563323975)</text:span></text:p>
      <text:p text:style-name="P3"><text:s text:c="5"/><text:span text:style-name="T1">| &gt; avg_loss_1:[91m 27.85430971781413 [0m(+0.23636945088704664)</text:span></text:p>
      <text:p text:style-name="P5"/>
      <text:p text:style-name="P5"/>
      <text:p text:style-name="P1">[4m[1m &gt; EPOCH: 24/50[0m</text:p>
      <text:p text:style-name="P3"><text:s/><text:span text:style-name="T1">--&gt; /kaggle/working/vits_4_nov-May-14-2025_10+28AM-0000000</text:span></text:p>
      <text:p text:style-name="P5"/>
      <text:p text:style-name="P1">[1m &gt; TRAINING (2025-05-14 13:36:08) [0m</text:p>
      <text:p text:style-name="P5"/>
      <text:p text:style-name="P1">[1m <text:s text:c="2"/>--&gt; TIME: 2025-05-14 13:36:51 -- STEP: 79/630 -- GLOBAL_STEP: 892200[0m</text:p>
      <text:p text:style-name="P3"><text:s text:c="5"/><text:span text:style-name="T1">| &gt; loss_disc: 2.4496335983276367 <text:s/>(2.560191335557382)</text:span></text:p>
      <text:p text:style-name="P3"><text:s text:c="5"/><text:span text:style-name="T1">| &gt; loss_disc_real_0: 0.1254006028175354 <text:s/>(0.16532723350992687)</text:span></text:p>
      <text:p text:style-name="P3"><text:soft-page-break/><text:s text:c="5"/><text:span text:style-name="T1">| &gt; loss_disc_real_1: 0.25151437520980835 <text:s/>(0.21667173240758195)</text:span></text:p>
      <text:p text:style-name="P3"><text:s text:c="5"/><text:span text:style-name="T1">| &gt; loss_disc_real_2: 0.16487927734851837 <text:s/>(0.2251586035082612)</text:span></text:p>
      <text:p text:style-name="P3"><text:s text:c="5"/><text:span text:style-name="T1">| &gt; loss_disc_real_3: 0.2551586925983429 <text:s/>(0.23402504396589496)</text:span></text:p>
      <text:p text:style-name="P3"><text:s text:c="5"/><text:span text:style-name="T1">| &gt; loss_disc_real_4: 0.26479706168174744 <text:s/>(0.240153246853925)</text:span></text:p>
      <text:p text:style-name="P3"><text:s text:c="5"/><text:span text:style-name="T1">| &gt; loss_disc_real_5: 0.24906928837299347 <text:s/>(0.22110917579524125)</text:span></text:p>
      <text:p text:style-name="P3"><text:s text:c="5"/><text:span text:style-name="T1">| &gt; loss_0: 2.4496335983276367 <text:s/>(2.560191335557382)</text:span></text:p>
      <text:p text:style-name="P3"><text:s text:c="5"/><text:span text:style-name="T1">| &gt; grad_norm_0: tensor(19.7371, device='cuda:0') <text:s/>(tensor(27.6022, device='cuda:0'))</text:span></text:p>
      <text:p text:style-name="P3"><text:s text:c="5"/><text:span text:style-name="T1">| &gt; loss_gen: 2.377375602722168 <text:s/>(2.2863251106648503)</text:span></text:p>
      <text:p text:style-name="P3"><text:s text:c="5"/><text:span text:style-name="T1">| &gt; loss_kl: 1.540795922279358 <text:s/>(1.539606273928775)</text:span></text:p>
      <text:p text:style-name="P3"><text:s text:c="5"/><text:span text:style-name="T1">| &gt; loss_feat: 6.9101691246032715 <text:s/>(7.142035828361029)</text:span></text:p>
      <text:p text:style-name="P3"><text:s text:c="5"/><text:span text:style-name="T1">| &gt; loss_mel: 15.592442512512207 <text:s/>(15.609358509884604)</text:span></text:p>
      <text:p text:style-name="P3"><text:s text:c="5"/><text:span text:style-name="T1">| &gt; loss_duration: 1.4678561687469482 <text:s/>(1.4346433063096642)</text:span></text:p>
      <text:p text:style-name="P3"><text:s text:c="5"/><text:span text:style-name="T1">| &gt; amp_scaler: 256.0 <text:s/>(256.0)</text:span></text:p>
      <text:p text:style-name="P3"><text:s text:c="5"/><text:span text:style-name="T1">| &gt; loss_1: 27.888639450073242 <text:s/>(28.011969023113004)</text:span></text:p>
      <text:p text:style-name="P3"><text:s text:c="5"/><text:span text:style-name="T1">| &gt; grad_norm_1: tensor(131.0186, device='cuda:0') <text:s/>(tensor(354.7166, device='cuda:0'))</text:span></text:p>
      <text:p text:style-name="P3"><text:s text:c="5"/><text:span text:style-name="T1">| &gt; current_lr_0: 0.00019940086170989343 </text:span></text:p>
      <text:p text:style-name="P3"><text:s text:c="5"/><text:span text:style-name="T1">| &gt; current_lr_1: 0.00019940086170989343 </text:span></text:p>
      <text:p text:style-name="P3"><text:s text:c="5"/><text:span text:style-name="T1">| &gt; step_time: 0.5364 <text:s/>(0.5235586920871013)</text:span></text:p>
      <text:p text:style-name="P3"><text:s text:c="5"/><text:span text:style-name="T1">| &gt; loader_time: 0.0058 <text:s/>(0.00523210779021058)</text:span></text:p>
      <text:p text:style-name="P5"/>
      <text:p text:style-name="P5"/>
      <text:p text:style-name="P1">[1m <text:s text:c="2"/>--&gt; TIME: 2025-05-14 13:37:50 -- STEP: 179/630 -- GLOBAL_STEP: 892300[0m</text:p>
      <text:p text:style-name="P3"><text:s text:c="5"/><text:span text:style-name="T1">| &gt; loss_disc: 2.568108320236206 <text:s/>(2.5711176075748896)</text:span></text:p>
      <text:p text:style-name="P3"><text:s text:c="5"/><text:span text:style-name="T1">| &gt; loss_disc_real_0: 0.10500884056091309 <text:s/>(0.1671106490675963)</text:span></text:p>
      <text:p text:style-name="P3"><text:s text:c="5"/><text:span text:style-name="T1">| &gt; loss_disc_real_1: 0.1828179508447647 <text:s/>(0.21332836334265806)</text:span></text:p>
      <text:p text:style-name="P3"><text:s text:c="5"/><text:span text:style-name="T1">| &gt; loss_disc_real_2: 0.22070814669132233 <text:s/>(0.2257454627552512)</text:span></text:p>
      <text:p text:style-name="P3"><text:s text:c="5"/><text:span text:style-name="T1">| &gt; loss_disc_real_3: 0.19880756735801697 <text:s/>(0.2301037815196554)</text:span></text:p>
      <text:p text:style-name="P3"><text:s text:c="5"/><text:span text:style-name="T1">| &gt; loss_disc_real_4: 0.2154455929994583 <text:s/>(0.23852085026615824)</text:span></text:p>
      <text:p text:style-name="P3"><text:s text:c="5"/><text:span text:style-name="T1">| &gt; loss_disc_real_5: 0.22344838082790375 <text:s/>(0.22731317246759403)</text:span></text:p>
      <text:p text:style-name="P3"><text:s text:c="5"/><text:span text:style-name="T1">| &gt; loss_0: 2.568108320236206 <text:s/>(2.5711176075748896)</text:span></text:p>
      <text:p text:style-name="P3"><text:s text:c="5"/><text:span text:style-name="T1">| &gt; grad_norm_0: tensor(9.4836, device='cuda:0') <text:s/>(tensor(21.7735, device='cuda:0'))</text:span></text:p>
      <text:p text:style-name="P3"><text:s text:c="5"/><text:span text:style-name="T1">| &gt; loss_gen: 2.1180574893951416 <text:s/>(2.23638651757267)</text:span></text:p>
      <text:p text:style-name="P3"><text:s text:c="5"/><text:span text:style-name="T1">| &gt; loss_kl: 1.7388206720352173 <text:s/>(1.5768534224792565)</text:span></text:p>
      <text:p text:style-name="P3"><text:s text:c="5"/><text:span text:style-name="T1">| &gt; loss_feat: 6.820229530334473 <text:s/>(6.969730251994213)</text:span></text:p>
      <text:p text:style-name="P3"><text:s text:c="5"/><text:span text:style-name="T1">| &gt; loss_mel: 16.03732681274414 <text:s/>(15.489555273642088)</text:span></text:p>
      <text:p text:style-name="P3"><text:s text:c="5"/><text:span text:style-name="T1">| &gt; loss_duration: 1.4395644664764404 <text:s/>(1.3999013827499727)</text:span></text:p>
      <text:p text:style-name="P3"><text:s text:c="5"/><text:span text:style-name="T1">| &gt; amp_scaler: 256.0 <text:s/>(256.0)</text:span></text:p>
      <text:p text:style-name="P3"><text:s text:c="5"/><text:span text:style-name="T1">| &gt; loss_1: 28.15399932861328 <text:s/>(27.67242674587825)</text:span></text:p>
      <text:p text:style-name="P3"><text:s text:c="5"/><text:span text:style-name="T1">| &gt; grad_norm_1: tensor(44.0881, device='cuda:0') <text:s/>(tensor(271.8749, device='cuda:0'))</text:span></text:p>
      <text:p text:style-name="P3"><text:s text:c="5"/><text:span text:style-name="T1">| &gt; current_lr_0: 0.00019940086170989343 </text:span></text:p>
      <text:p text:style-name="P3"><text:s text:c="5"/><text:span text:style-name="T1">| &gt; current_lr_1: 0.00019940086170989343 </text:span></text:p>
      <text:p text:style-name="P3"><text:s text:c="5"/><text:span text:style-name="T1">| &gt; step_time: 0.5905 <text:s/>(0.5569041734301178)</text:span></text:p>
      <text:p text:style-name="P3"><text:s text:c="5"/><text:span text:style-name="T1">| &gt; loader_time: 0.007 <text:s/>(0.005922221604672223)</text:span></text:p>
      <text:p text:style-name="P5"/>
      <text:p text:style-name="P5"/>
      <text:p text:style-name="P1">[1m <text:s text:c="2"/>--&gt; TIME: 2025-05-14 13:38:55 -- STEP: 279/630 -- GLOBAL_STEP: 892400[0m</text:p>
      <text:p text:style-name="P3"><text:s text:c="5"/><text:span text:style-name="T1">| &gt; loss_disc: 2.42195200920105 <text:s/>(2.577917036617101)</text:span></text:p>
      <text:p text:style-name="P3"><text:s text:c="5"/><text:span text:style-name="T1">| &gt; loss_disc_real_0: 0.1635759174823761 <text:s/>(0.167289646536005)</text:span></text:p>
      <text:p text:style-name="P3"><text:s text:c="5"/><text:span text:style-name="T1">| &gt; loss_disc_real_1: 0.21111717820167542 <text:s/>(0.21234440632618456)</text:span></text:p>
      <text:p text:style-name="P3"><text:s text:c="5"/><text:span text:style-name="T1">| &gt; loss_disc_real_2: 0.2309059202671051 <text:s/>(0.2279528025337445)</text:span></text:p>
      <text:p text:style-name="P3"><text:s text:c="5"/><text:span text:style-name="T1">| &gt; loss_disc_real_3: 0.23176603019237518 <text:s/>(0.23126731770226605)</text:span></text:p>
      <text:p text:style-name="P3"><text:s text:c="5"/><text:span text:style-name="T1">| &gt; loss_disc_real_4: 0.22945751249790192 <text:s/>(0.24036014646184914)</text:span></text:p>
      <text:p text:style-name="P3"><text:s text:c="5"/><text:span text:style-name="T1">| &gt; loss_disc_real_5: 0.1893680840730667 <text:s/>(0.22752231797437086)</text:span></text:p>
      <text:p text:style-name="P3"><text:s text:c="5"/><text:span text:style-name="T1">| &gt; loss_0: 2.42195200920105 <text:s/>(2.577917036617101)</text:span></text:p>
      <text:p text:style-name="P3"><text:s text:c="5"/><text:span text:style-name="T1">| &gt; grad_norm_0: tensor(47.2095, device='cuda:0') <text:s/>(tensor(21.8084, device='cuda:0'))</text:span></text:p>
      <text:p text:style-name="P3"><text:s text:c="5"/><text:span text:style-name="T1">| &gt; loss_gen: 2.385234832763672 <text:s/>(2.227526716006698)</text:span></text:p>
      <text:p text:style-name="P3"><text:s text:c="5"/><text:span text:style-name="T1">| &gt; loss_kl: 1.6130712032318115 <text:s/>(1.5973326207061822)</text:span></text:p>
      <text:p text:style-name="P3"><text:s text:c="5"/><text:span text:style-name="T1">| &gt; loss_feat: 7.552953243255615 <text:s/>(6.88879153890849)</text:span></text:p>
      <text:p text:style-name="P3"><text:s text:c="5"/><text:span text:style-name="T1">| &gt; loss_mel: 17.059486389160156 <text:s/>(15.47037402532434)</text:span></text:p>
      <text:p text:style-name="P3"><text:soft-page-break/><text:s text:c="5"/><text:span text:style-name="T1">| &gt; loss_duration: 1.4855835437774658 <text:s/>(1.403017902459722)</text:span></text:p>
      <text:p text:style-name="P3"><text:s text:c="5"/><text:span text:style-name="T1">| &gt; amp_scaler: 256.0 <text:s/>(256.0)</text:span></text:p>
      <text:p text:style-name="P3"><text:s text:c="5"/><text:span text:style-name="T1">| &gt; loss_1: 30.096328735351562 <text:s/>(27.587042661550655)</text:span></text:p>
      <text:p text:style-name="P3"><text:s text:c="5"/><text:span text:style-name="T1">| &gt; grad_norm_1: tensor(410.9521, device='cuda:0') <text:s/>(tensor(266.7566, device='cuda:0'))</text:span></text:p>
      <text:p text:style-name="P3"><text:s text:c="5"/><text:span text:style-name="T1">| &gt; current_lr_0: 0.00019940086170989343 </text:span></text:p>
      <text:p text:style-name="P3"><text:s text:c="5"/><text:span text:style-name="T1">| &gt; current_lr_1: 0.00019940086170989343 </text:span></text:p>
      <text:p text:style-name="P3"><text:s text:c="5"/><text:span text:style-name="T1">| &gt; step_time: 0.6543 <text:s/>(0.5847421410263227)</text:span></text:p>
      <text:p text:style-name="P3"><text:s text:c="5"/><text:span text:style-name="T1">| &gt; loader_time: 0.0076 <text:s/>(0.006533682559980713)</text:span></text:p>
      <text:p text:style-name="P5"/>
      <text:p text:style-name="P5"/>
      <text:p text:style-name="P1">[1m <text:s text:c="2"/>--&gt; TIME: 2025-05-14 13:40:05 -- STEP: 379/630 -- GLOBAL_STEP: 892500[0m</text:p>
      <text:p text:style-name="P3"><text:s text:c="5"/><text:span text:style-name="T1">| &gt; loss_disc: 2.5036118030548096 <text:s/>(2.5764483166244223)</text:span></text:p>
      <text:p text:style-name="P3"><text:s text:c="5"/><text:span text:style-name="T1">| &gt; loss_disc_real_0: 0.1717599332332611 <text:s/>(0.16764298673119576)</text:span></text:p>
      <text:p text:style-name="P3"><text:s text:c="5"/><text:span text:style-name="T1">| &gt; loss_disc_real_1: 0.22274130582809448 <text:s/>(0.2126898014608348)</text:span></text:p>
      <text:p text:style-name="P3"><text:s text:c="5"/><text:span text:style-name="T1">| &gt; loss_disc_real_2: 0.2756887376308441 <text:s/>(0.22802749374453815)</text:span></text:p>
      <text:p text:style-name="P3"><text:s text:c="5"/><text:span text:style-name="T1">| &gt; loss_disc_real_3: 0.27115580439567566 <text:s/>(0.2308823748597369)</text:span></text:p>
      <text:p text:style-name="P3"><text:s text:c="5"/><text:span text:style-name="T1">| &gt; loss_disc_real_4: 0.24008089303970337 <text:s/>(0.23952535376699743)</text:span></text:p>
      <text:p text:style-name="P3"><text:s text:c="5"/><text:span text:style-name="T1">| &gt; loss_disc_real_5: 0.2344999462366104 <text:s/>(0.22672945357328356)</text:span></text:p>
      <text:p text:style-name="P3"><text:s text:c="5"/><text:span text:style-name="T1">| &gt; loss_0: 2.5036118030548096 <text:s/>(2.5764483166244223)</text:span></text:p>
      <text:p text:style-name="P3"><text:s text:c="5"/><text:span text:style-name="T1">| &gt; grad_norm_0: tensor(16.8725, device='cuda:0') <text:s/>(tensor(22.6872, device='cuda:0'))</text:span></text:p>
      <text:p text:style-name="P3"><text:s text:c="5"/><text:span text:style-name="T1">| &gt; loss_gen: 2.397099494934082 <text:s/>(2.2285622024913563)</text:span></text:p>
      <text:p text:style-name="P3"><text:s text:c="5"/><text:span text:style-name="T1">| &gt; loss_kl: 1.556849718093872 <text:s/>(1.611115695304166)</text:span></text:p>
      <text:p text:style-name="P3"><text:s text:c="5"/><text:span text:style-name="T1">| &gt; loss_feat: 6.378726482391357 <text:s/>(6.875169442008225)</text:span></text:p>
      <text:p text:style-name="P3"><text:s text:c="5"/><text:span text:style-name="T1">| &gt; loss_mel: 14.836872100830078 <text:s/>(15.453780974435933)</text:span></text:p>
      <text:p text:style-name="P3"><text:s text:c="5"/><text:span text:style-name="T1">| &gt; loss_duration: 1.4777708053588867 <text:s/>(1.4185376481833747)</text:span></text:p>
      <text:p text:style-name="P3"><text:s text:c="5"/><text:span text:style-name="T1">| &gt; amp_scaler: 256.0 <text:s/>(256.0)</text:span></text:p>
      <text:p text:style-name="P3"><text:s text:c="5"/><text:span text:style-name="T1">| &gt; loss_1: 26.647319793701172 <text:s/>(27.587165842584696)</text:span></text:p>
      <text:p text:style-name="P3"><text:s text:c="5"/><text:span text:style-name="T1">| &gt; grad_norm_1: tensor(243.6609, device='cuda:0') <text:s/>(tensor(276.2766, device='cuda:0'))</text:span></text:p>
      <text:p text:style-name="P3"><text:s text:c="5"/><text:span text:style-name="T1">| &gt; current_lr_0: 0.00019940086170989343 </text:span></text:p>
      <text:p text:style-name="P3"><text:s text:c="5"/><text:span text:style-name="T1">| &gt; current_lr_1: 0.00019940086170989343 </text:span></text:p>
      <text:p text:style-name="P3"><text:s text:c="5"/><text:span text:style-name="T1">| &gt; step_time: 0.713 <text:s/>(0.6113307513788065)</text:span></text:p>
      <text:p text:style-name="P3"><text:s text:c="5"/><text:span text:style-name="T1">| &gt; loader_time: 0.0092 <text:s/>(0.007141598925426956)</text:span></text:p>
      <text:p text:style-name="P5"/>
      <text:p text:style-name="P5"/>
      <text:p text:style-name="P3"><text:s/><text:span text:style-name="T1">&gt; CHECKPOINT : /kaggle/working/vits_4_nov-May-14-2025_10+28AM-0000000/checkpoint_892500.pth</text:span></text:p>
      <text:p text:style-name="P5"/>
      <text:p text:style-name="P1">[1m <text:s text:c="2"/>--&gt; TIME: 2025-05-14 13:41:27 -- STEP: 479/630 -- GLOBAL_STEP: 892600[0m</text:p>
      <text:p text:style-name="P3"><text:s text:c="5"/><text:span text:style-name="T1">| &gt; loss_disc: 2.559563159942627 <text:s/>(2.575916322636457)</text:span></text:p>
      <text:p text:style-name="P3"><text:s text:c="5"/><text:span text:style-name="T1">| &gt; loss_disc_real_0: 0.20617829263210297 <text:s/>(0.167248225271204)</text:span></text:p>
      <text:p text:style-name="P3"><text:s text:c="5"/><text:span text:style-name="T1">| &gt; loss_disc_real_1: 0.2650220990180969 <text:s/>(0.21287730202421018)</text:span></text:p>
      <text:p text:style-name="P3"><text:s text:c="5"/><text:span text:style-name="T1">| &gt; loss_disc_real_2: 0.2385183423757553 <text:s/>(0.22788398238462795)</text:span></text:p>
      <text:p text:style-name="P3"><text:s text:c="5"/><text:span text:style-name="T1">| &gt; loss_disc_real_3: 0.2752355635166168 <text:s/>(0.23089635449934107)</text:span></text:p>
      <text:p text:style-name="P3"><text:s text:c="5"/><text:span text:style-name="T1">| &gt; loss_disc_real_4: 0.2675914764404297 <text:s/>(0.2400068472098707)</text:span></text:p>
      <text:p text:style-name="P3"><text:s text:c="5"/><text:span text:style-name="T1">| &gt; loss_disc_real_5: 0.2203385829925537 <text:s/>(0.2272795187873233)</text:span></text:p>
      <text:p text:style-name="P3"><text:s text:c="5"/><text:span text:style-name="T1">| &gt; loss_0: 2.559563159942627 <text:s/>(2.575916322636457)</text:span></text:p>
      <text:p text:style-name="P3"><text:s text:c="5"/><text:span text:style-name="T1">| &gt; grad_norm_0: tensor(18.3153, device='cuda:0') <text:s/>(tensor(22.6190, device='cuda:0'))</text:span></text:p>
      <text:p text:style-name="P3"><text:s text:c="5"/><text:span text:style-name="T1">| &gt; loss_gen: 2.2004191875457764 <text:s/>(2.2279985824557063)</text:span></text:p>
      <text:p text:style-name="P3"><text:s text:c="5"/><text:span text:style-name="T1">| &gt; loss_kl: 1.495432734489441 <text:s/>(1.6143682291711796)</text:span></text:p>
      <text:p text:style-name="P3"><text:s text:c="5"/><text:span text:style-name="T1">| &gt; loss_feat: 6.6541290283203125 <text:s/>(6.851533863887904)</text:span></text:p>
      <text:p text:style-name="P3"><text:s text:c="5"/><text:span text:style-name="T1">| &gt; loss_mel: 15.686687469482422 <text:s/>(15.466478357733168)</text:span></text:p>
      <text:p text:style-name="P3"><text:s text:c="5"/><text:span text:style-name="T1">| &gt; loss_duration: 1.4596128463745117 <text:s/>(1.4208535038105878)</text:span></text:p>
      <text:p text:style-name="P3"><text:s text:c="5"/><text:span text:style-name="T1">| &gt; amp_scaler: 256.0 <text:s/>(256.0)</text:span></text:p>
      <text:p text:style-name="P3"><text:s text:c="5"/><text:span text:style-name="T1">| &gt; loss_1: 27.496280670166016 <text:s/>(27.581232445225087)</text:span></text:p>
      <text:p text:style-name="P3"><text:s text:c="5"/><text:span text:style-name="T1">| &gt; grad_norm_1: tensor(403.4604, device='cuda:0') <text:s/>(tensor(276.1136, device='cuda:0'))</text:span></text:p>
      <text:p text:style-name="P3"><text:s text:c="5"/><text:span text:style-name="T1">| &gt; current_lr_0: 0.00019940086170989343 </text:span></text:p>
      <text:p text:style-name="P3"><text:s text:c="5"/><text:span text:style-name="T1">| &gt; current_lr_1: 0.00019940086170989343 </text:span></text:p>
      <text:p text:style-name="P3"><text:s text:c="5"/><text:span text:style-name="T1">| &gt; step_time: 0.8004 <text:s/>(0.644642941887045)</text:span></text:p>
      <text:p text:style-name="P3"><text:s text:c="5"/><text:span text:style-name="T1">| &gt; loader_time: 0.0091 <text:s/>(0.0077203718754842035)</text:span></text:p>
      <text:p text:style-name="P5"><text:soft-page-break/></text:p>
      <text:p text:style-name="P5"/>
      <text:p text:style-name="P1">[1m <text:s text:c="2"/>--&gt; TIME: 2025-05-14 13:42:57 -- STEP: 579/630 -- GLOBAL_STEP: 892700[0m</text:p>
      <text:p text:style-name="P3"><text:s text:c="5"/><text:span text:style-name="T1">| &gt; loss_disc: 2.5087175369262695 <text:s/>(2.576530113944943)</text:span></text:p>
      <text:p text:style-name="P3"><text:s text:c="5"/><text:span text:style-name="T1">| &gt; loss_disc_real_0: 0.13554731011390686 <text:s/>(0.16767250370742529)</text:span></text:p>
      <text:p text:style-name="P3"><text:s text:c="5"/><text:span text:style-name="T1">| &gt; loss_disc_real_1: 0.18904609978199005 <text:s/>(0.21247038062475299)</text:span></text:p>
      <text:p text:style-name="P3"><text:s text:c="5"/><text:span text:style-name="T1">| &gt; loss_disc_real_2: 0.23593422770500183 <text:s/>(0.22825706923872702)</text:span></text:p>
      <text:p text:style-name="P3"><text:s text:c="5"/><text:span text:style-name="T1">| &gt; loss_disc_real_3: 0.2216615378856659 <text:s/>(0.23106944030842427)</text:span></text:p>
      <text:p text:style-name="P3"><text:s text:c="5"/><text:span text:style-name="T1">| &gt; loss_disc_real_4: 0.2205604463815689 <text:s/>(0.23995606557487)</text:span></text:p>
      <text:p text:style-name="P3"><text:s text:c="5"/><text:span text:style-name="T1">| &gt; loss_disc_real_5: 0.2233188897371292 <text:s/>(0.2264027106149415)</text:span></text:p>
      <text:p text:style-name="P3"><text:s text:c="5"/><text:span text:style-name="T1">| &gt; loss_0: 2.5087175369262695 <text:s/>(2.576530113944943)</text:span></text:p>
      <text:p text:style-name="P3"><text:s text:c="5"/><text:span text:style-name="T1">| &gt; grad_norm_0: tensor(19.0486, device='cuda:0') <text:s/>(tensor(22.7432, device='cuda:0'))</text:span></text:p>
      <text:p text:style-name="P3"><text:s text:c="5"/><text:span text:style-name="T1">| &gt; loss_gen: 2.184246301651001 <text:s/>(2.2270264353776814)</text:span></text:p>
      <text:p text:style-name="P3"><text:s text:c="5"/><text:span text:style-name="T1">| &gt; loss_kl: 1.5699611902236938 <text:s/>(1.6134498018469017)</text:span></text:p>
      <text:p text:style-name="P3"><text:s text:c="5"/><text:span text:style-name="T1">| &gt; loss_feat: 6.983954429626465 <text:s/>(6.81806026798044)</text:span></text:p>
      <text:p text:style-name="P3"><text:s text:c="5"/><text:span text:style-name="T1">| &gt; loss_mel: 15.908055305480957 <text:s/>(15.468477446798216)</text:span></text:p>
      <text:p text:style-name="P3"><text:s text:c="5"/><text:span text:style-name="T1">| &gt; loss_duration: 1.5008370876312256 <text:s/>(1.4287356321469897)</text:span></text:p>
      <text:p text:style-name="P3"><text:s text:c="5"/><text:span text:style-name="T1">| &gt; amp_scaler: 256.0 <text:s/>(256.0)</text:span></text:p>
      <text:p text:style-name="P3"><text:s text:c="5"/><text:span text:style-name="T1">| &gt; loss_1: 28.14705467224121 <text:s/>(27.555749504471493)</text:span></text:p>
      <text:p text:style-name="P3"><text:s text:c="5"/><text:span text:style-name="T1">| &gt; grad_norm_1: tensor(241.4291, device='cuda:0') <text:s/>(tensor(279.7232, device='cuda:0'))</text:span></text:p>
      <text:p text:style-name="P3"><text:s text:c="5"/><text:span text:style-name="T1">| &gt; current_lr_0: 0.00019940086170989343 </text:span></text:p>
      <text:p text:style-name="P3"><text:s text:c="5"/><text:span text:style-name="T1">| &gt; current_lr_1: 0.00019940086170989343 </text:span></text:p>
      <text:p text:style-name="P3"><text:s text:c="5"/><text:span text:style-name="T1">| &gt; step_time: 0.964 <text:s/>(0.6861027370050985)</text:span></text:p>
      <text:p text:style-name="P3"><text:s text:c="5"/><text:span text:style-name="T1">| &gt; loader_time: 0.0145 <text:s/>(0.008303890574163723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1739613215128575 [0m(+0.0004562338193257647)</text:span></text:p>
      <text:p text:style-name="P3"><text:s text:c="5"/><text:span text:style-name="T1">| &gt; avg_loss_disc:[91m 2.535228510697683 [0m(+0.03629318873087595)</text:span></text:p>
      <text:p text:style-name="P3"><text:s text:c="5"/><text:span text:style-name="T1">| &gt; avg_loss_disc_real_0:[91m 0.22166882827877998 [0m(+0.07012153044342995)</text:span></text:p>
      <text:p text:style-name="P3"><text:s text:c="5"/><text:span text:style-name="T1">| &gt; avg_loss_disc_real_1:[91m 0.20456891879439354 [0m(+0.014763623476028442)</text:span></text:p>
      <text:p text:style-name="P3"><text:s text:c="5"/><text:span text:style-name="T1">| &gt; avg_loss_disc_real_2:[92m 0.19886084025104842 [0m(-0.07817459603150687)</text:span></text:p>
      <text:p text:style-name="P3"><text:s text:c="5"/><text:span text:style-name="T1">| &gt; avg_loss_disc_real_3:[91m 0.25782539571324986 [0m(+0.028697155416011838)</text:span></text:p>
      <text:p text:style-name="P3"><text:s text:c="5"/><text:span text:style-name="T1">| &gt; avg_loss_disc_real_4:[92m 0.23588514948884645 [0m(-0.024902671575546292)</text:span></text:p>
      <text:p text:style-name="P3"><text:s text:c="5"/><text:span text:style-name="T1">| &gt; avg_loss_disc_real_5:[91m 0.23992516348759332 [0m(+0.017855122685432434)</text:span></text:p>
      <text:p text:style-name="P3"><text:s text:c="5"/><text:span text:style-name="T1">| &gt; avg_loss_0:[91m 2.535228510697683 [0m(+0.03629318873087595)</text:span></text:p>
      <text:p text:style-name="P3"><text:s text:c="5"/><text:span text:style-name="T1">| &gt; avg_loss_gen:[91m 2.243287732203801 [0m(+0.027084738016128096)</text:span></text:p>
      <text:p text:style-name="P3"><text:s text:c="5"/><text:span text:style-name="T1">| &gt; avg_loss_kl:[91m 1.8143297235171 [0m(+0.046523968378702873)</text:span></text:p>
      <text:p text:style-name="P3"><text:s text:c="5"/><text:span text:style-name="T1">| &gt; avg_loss_feat:[92m 6.461727658907573 [0m(-0.15693533420562744)</text:span></text:p>
      <text:p text:style-name="P3"><text:s text:c="5"/><text:span text:style-name="T1">| &gt; avg_loss_mel:[92m 15.49359162648519 [0m(-0.2253414789835606)</text:span></text:p>
      <text:p text:style-name="P3"><text:s text:c="5"/><text:span text:style-name="T1">| &gt; avg_loss_duration:[92m 1.5293051699797313 [0m(-0.0033998390038807447)</text:span></text:p>
      <text:p text:style-name="P3"><text:s text:c="5"/><text:span text:style-name="T1">| &gt; avg_loss_1:[92m 27.54224157333374 [0m(-0.31206814448038855)</text:span></text:p>
      <text:p text:style-name="P5"/>
      <text:p text:style-name="P5"/>
      <text:p text:style-name="P1">[4m[1m &gt; EPOCH: 25/50[0m</text:p>
      <text:p text:style-name="P3"><text:s/><text:span text:style-name="T1">--&gt; /kaggle/working/vits_4_nov-May-14-2025_10+28AM-0000000</text:span></text:p>
      <text:p text:style-name="P5"/>
      <text:p text:style-name="P1">[1m &gt; TRAINING (2025-05-14 13:44:01) [0m</text:p>
      <text:p text:style-name="P5"/>
      <text:p text:style-name="P1">[1m <text:s text:c="2"/>--&gt; TIME: 2025-05-14 13:44:29 -- STEP: 49/630 -- GLOBAL_STEP: 892800[0m</text:p>
      <text:p text:style-name="P3"><text:s text:c="5"/><text:span text:style-name="T1">| &gt; loss_disc: 2.5394883155822754 <text:s/>(2.5734404544441074)</text:span></text:p>
      <text:p text:style-name="P3"><text:s text:c="5"/><text:span text:style-name="T1">| &gt; loss_disc_real_0: 0.252113401889801 <text:s/>(0.1665809698098776)</text:span></text:p>
      <text:p text:style-name="P3"><text:s text:c="5"/><text:span text:style-name="T1">| &gt; loss_disc_real_1: 0.2001657336950302 <text:s/>(0.21203466215912176)</text:span></text:p>
      <text:p text:style-name="P3"><text:s text:c="5"/><text:span text:style-name="T1">| &gt; loss_disc_real_2: 0.25866612792015076 <text:s/>(0.22711754939994033)</text:span></text:p>
      <text:p text:style-name="P3"><text:s text:c="5"/><text:span text:style-name="T1">| &gt; loss_disc_real_3: 0.21893486380577087 <text:s/>(0.2342909267362283)</text:span></text:p>
      <text:p text:style-name="P3"><text:soft-page-break/><text:s text:c="5"/><text:span text:style-name="T1">| &gt; loss_disc_real_4: 0.24336272478103638 <text:s/>(0.24004414647209402)</text:span></text:p>
      <text:p text:style-name="P3"><text:s text:c="5"/><text:span text:style-name="T1">| &gt; loss_disc_real_5: 0.1857919692993164 <text:s/>(0.23133124867264104)</text:span></text:p>
      <text:p text:style-name="P3"><text:s text:c="5"/><text:span text:style-name="T1">| &gt; loss_0: 2.5394883155822754 <text:s/>(2.5734404544441074)</text:span></text:p>
      <text:p text:style-name="P3"><text:s text:c="5"/><text:span text:style-name="T1">| &gt; grad_norm_0: tensor(19.0034, device='cuda:0') <text:s/>(tensor(19.0386, device='cuda:0'))</text:span></text:p>
      <text:p text:style-name="P3"><text:s text:c="5"/><text:span text:style-name="T1">| &gt; loss_gen: 2.367680549621582 <text:s/>(2.267561099967178)</text:span></text:p>
      <text:p text:style-name="P3"><text:s text:c="5"/><text:span text:style-name="T1">| &gt; loss_kl: 1.514462947845459 <text:s/>(1.5533329491712609)</text:span></text:p>
      <text:p text:style-name="P3"><text:s text:c="5"/><text:span text:style-name="T1">| &gt; loss_feat: 7.365781784057617 <text:s/>(7.290323393685477)</text:span></text:p>
      <text:p text:style-name="P3"><text:s text:c="5"/><text:span text:style-name="T1">| &gt; loss_mel: 15.954742431640625 <text:s/>(15.570270032298808)</text:span></text:p>
      <text:p text:style-name="P3"><text:s text:c="5"/><text:span text:style-name="T1">| &gt; loss_duration: 1.4509087800979614 <text:s/>(1.435791018057843)</text:span></text:p>
      <text:p text:style-name="P3"><text:s text:c="5"/><text:span text:style-name="T1">| &gt; amp_scaler: 256.0 <text:s/>(256.0)</text:span></text:p>
      <text:p text:style-name="P3"><text:s text:c="5"/><text:span text:style-name="T1">| &gt; loss_1: 28.653575897216797 <text:s/>(28.117278391001175)</text:span></text:p>
      <text:p text:style-name="P3"><text:s text:c="5"/><text:span text:style-name="T1">| &gt; grad_norm_1: tensor(601.8508, device='cuda:0') <text:s/>(tensor(249.3826, device='cuda:0'))</text:span></text:p>
      <text:p text:style-name="P3"><text:s text:c="5"/><text:span text:style-name="T1">| &gt; current_lr_0: 0.0001993759366021797 </text:span></text:p>
      <text:p text:style-name="P3"><text:s text:c="5"/><text:span text:style-name="T1">| &gt; current_lr_1: 0.0001993759366021797 </text:span></text:p>
      <text:p text:style-name="P3"><text:s text:c="5"/><text:span text:style-name="T1">| &gt; step_time: 0.5426 <text:s/>(0.5258935714254573)</text:span></text:p>
      <text:p text:style-name="P3"><text:s text:c="5"/><text:span text:style-name="T1">| &gt; loader_time: 0.0056 <text:s/>(0.005193092385116887)</text:span></text:p>
      <text:p text:style-name="P5"/>
      <text:p text:style-name="P5"/>
      <text:p text:style-name="P1">[1m <text:s text:c="2"/>--&gt; TIME: 2025-05-14 13:45:26 -- STEP: 149/630 -- GLOBAL_STEP: 892900[0m</text:p>
      <text:p text:style-name="P3"><text:s text:c="5"/><text:span text:style-name="T1">| &gt; loss_disc: 2.598405122756958 <text:s/>(2.5658583001002375)</text:span></text:p>
      <text:p text:style-name="P3"><text:s text:c="5"/><text:span text:style-name="T1">| &gt; loss_disc_real_0: 0.1887606978416443 <text:s/>(0.166742469265357)</text:span></text:p>
      <text:p text:style-name="P3"><text:s text:c="5"/><text:span text:style-name="T1">| &gt; loss_disc_real_1: 0.22057390213012695 <text:s/>(0.2124848138766001)</text:span></text:p>
      <text:p text:style-name="P3"><text:s text:c="5"/><text:span text:style-name="T1">| &gt; loss_disc_real_2: 0.20667403936386108 <text:s/>(0.22841921188687317)</text:span></text:p>
      <text:p text:style-name="P3"><text:s text:c="5"/><text:span text:style-name="T1">| &gt; loss_disc_real_3: 0.2380741387605667 <text:s/>(0.23023109448036091)</text:span></text:p>
      <text:p text:style-name="P3"><text:s text:c="5"/><text:span text:style-name="T1">| &gt; loss_disc_real_4: 0.2683013677597046 <text:s/>(0.24003044460843873)</text:span></text:p>
      <text:p text:style-name="P3"><text:s text:c="5"/><text:span text:style-name="T1">| &gt; loss_disc_real_5: 0.2351967841386795 <text:s/>(0.2256902210264398)</text:span></text:p>
      <text:p text:style-name="P3"><text:s text:c="5"/><text:span text:style-name="T1">| &gt; loss_0: 2.598405122756958 <text:s/>(2.5658583001002375)</text:span></text:p>
      <text:p text:style-name="P3"><text:s text:c="5"/><text:span text:style-name="T1">| &gt; grad_norm_0: tensor(7.1542, device='cuda:0') <text:s/>(tensor(21.4625, device='cuda:0'))</text:span></text:p>
      <text:p text:style-name="P3"><text:s text:c="5"/><text:span text:style-name="T1">| &gt; loss_gen: 2.0848379135131836 <text:s/>(2.261859371358117)</text:span></text:p>
      <text:p text:style-name="P3"><text:s text:c="5"/><text:span text:style-name="T1">| &gt; loss_kl: 1.6121609210968018 <text:s/>(1.5727014741641565)</text:span></text:p>
      <text:p text:style-name="P3"><text:s text:c="5"/><text:span text:style-name="T1">| &gt; loss_feat: 6.013556957244873 <text:s/>(7.045145847653383)</text:span></text:p>
      <text:p text:style-name="P3"><text:s text:c="5"/><text:span text:style-name="T1">| &gt; loss_mel: 16.756378173828125 <text:s/>(15.489524150054727)</text:span></text:p>
      <text:p text:style-name="P3"><text:s text:c="5"/><text:span text:style-name="T1">| &gt; loss_duration: 1.4154300689697266 <text:s/>(1.387534867197075)</text:span></text:p>
      <text:p text:style-name="P3"><text:s text:c="5"/><text:span text:style-name="T1">| &gt; amp_scaler: 256.0 <text:s/>(256.0)</text:span></text:p>
      <text:p text:style-name="P3"><text:s text:c="5"/><text:span text:style-name="T1">| &gt; loss_1: 27.88236427307129 <text:s/>(27.756765660023518)</text:span></text:p>
      <text:p text:style-name="P3"><text:s text:c="5"/><text:span text:style-name="T1">| &gt; grad_norm_1: tensor(152.1048, device='cuda:0') <text:s/>(tensor(291.4995, device='cuda:0'))</text:span></text:p>
      <text:p text:style-name="P3"><text:s text:c="5"/><text:span text:style-name="T1">| &gt; current_lr_0: 0.0001993759366021797 </text:span></text:p>
      <text:p text:style-name="P3"><text:s text:c="5"/><text:span text:style-name="T1">| &gt; current_lr_1: 0.0001993759366021797 </text:span></text:p>
      <text:p text:style-name="P3"><text:s text:c="5"/><text:span text:style-name="T1">| &gt; step_time: 0.6063 <text:s/>(0.5468586195235282)</text:span></text:p>
      <text:p text:style-name="P3"><text:s text:c="5"/><text:span text:style-name="T1">| &gt; loader_time: 0.0074 <text:s/>(0.005704746950392758)</text:span></text:p>
      <text:p text:style-name="P5"/>
      <text:p text:style-name="P5"/>
      <text:p text:style-name="P1">[1m <text:s text:c="2"/>--&gt; TIME: 2025-05-14 13:46:28 -- STEP: 249/630 -- GLOBAL_STEP: 893000[0m</text:p>
      <text:p text:style-name="P3"><text:s text:c="5"/><text:span text:style-name="T1">| &gt; loss_disc: 2.6487929821014404 <text:s/>(2.566969094027479)</text:span></text:p>
      <text:p text:style-name="P3"><text:s text:c="5"/><text:span text:style-name="T1">| &gt; loss_disc_real_0: 0.2827165424823761 <text:s/>(0.16609308801322098)</text:span></text:p>
      <text:p text:style-name="P3"><text:s text:c="5"/><text:span text:style-name="T1">| &gt; loss_disc_real_1: 0.16978922486305237 <text:s/>(0.2114362266647768)</text:span></text:p>
      <text:p text:style-name="P3"><text:s text:c="5"/><text:span text:style-name="T1">| &gt; loss_disc_real_2: 0.23358368873596191 <text:s/>(0.2291397153134327)</text:span></text:p>
      <text:p text:style-name="P3"><text:s text:c="5"/><text:span text:style-name="T1">| &gt; loss_disc_real_3: 0.2631237506866455 <text:s/>(0.22960602734462324)</text:span></text:p>
      <text:p text:style-name="P3"><text:s text:c="5"/><text:span text:style-name="T1">| &gt; loss_disc_real_4: 0.203736811876297 <text:s/>(0.2395137349764506)</text:span></text:p>
      <text:p text:style-name="P3"><text:s text:c="5"/><text:span text:style-name="T1">| &gt; loss_disc_real_5: 0.20581944286823273 <text:s/>(0.22748592178744964)</text:span></text:p>
      <text:p text:style-name="P3"><text:s text:c="5"/><text:span text:style-name="T1">| &gt; loss_0: 2.6487929821014404 <text:s/>(2.566969094027479)</text:span></text:p>
      <text:p text:style-name="P3"><text:s text:c="5"/><text:span text:style-name="T1">| &gt; grad_norm_0: tensor(13.2329, device='cuda:0') <text:s/>(tensor(20.0036, device='cuda:0'))</text:span></text:p>
      <text:p text:style-name="P3"><text:s text:c="5"/><text:span text:style-name="T1">| &gt; loss_gen: 2.0750746726989746 <text:s/>(2.242674197537831)</text:span></text:p>
      <text:p text:style-name="P3"><text:s text:c="5"/><text:span text:style-name="T1">| &gt; loss_kl: 1.5943864583969116 <text:s/>(1.604235943062717)</text:span></text:p>
      <text:p text:style-name="P3"><text:s text:c="5"/><text:span text:style-name="T1">| &gt; loss_feat: 7.353593349456787 <text:s/>(6.969152804838127)</text:span></text:p>
      <text:p text:style-name="P3"><text:s text:c="5"/><text:span text:style-name="T1">| &gt; loss_mel: 15.78513240814209 <text:s/>(15.50129174228653)</text:span></text:p>
      <text:p text:style-name="P3"><text:s text:c="5"/><text:span text:style-name="T1">| &gt; loss_duration: 1.4290827512741089 <text:s/>(1.3951952189326766)</text:span></text:p>
      <text:p text:style-name="P3"><text:s text:c="5"/><text:span text:style-name="T1">| &gt; amp_scaler: 256.0 <text:s/>(256.0)</text:span></text:p>
      <text:p text:style-name="P3"><text:s text:c="5"/><text:span text:style-name="T1">| &gt; loss_1: 28.23727035522461 <text:s/>(27.712549891337805)</text:span></text:p>
      <text:p text:style-name="P3"><text:soft-page-break/><text:s text:c="5"/><text:span text:style-name="T1">| &gt; grad_norm_1: tensor(135.6784, device='cuda:0') <text:s/>(tensor(254.0196, device='cuda:0'))</text:span></text:p>
      <text:p text:style-name="P3"><text:s text:c="5"/><text:span text:style-name="T1">| &gt; current_lr_0: 0.0001993759366021797 </text:span></text:p>
      <text:p text:style-name="P3"><text:s text:c="5"/><text:span text:style-name="T1">| &gt; current_lr_1: 0.0001993759366021797 </text:span></text:p>
      <text:p text:style-name="P3"><text:s text:c="5"/><text:span text:style-name="T1">| &gt; step_time: 0.6155 <text:s/>(0.5723299702487318)</text:span></text:p>
      <text:p text:style-name="P3"><text:s text:c="5"/><text:span text:style-name="T1">| &gt; loader_time: 0.0076 <text:s/>(0.00624189893883395)</text:span></text:p>
      <text:p text:style-name="P5"/>
      <text:p text:style-name="P5"/>
      <text:p text:style-name="P3"><text:s/><text:span text:style-name="T1">&gt; CHECKPOINT : /kaggle/working/vits_4_nov-May-14-2025_10+28AM-0000000/checkpoint_893000.pth</text:span></text:p>
      <text:p text:style-name="P5"/>
      <text:p text:style-name="P1">[1m <text:s text:c="2"/>--&gt; TIME: 2025-05-14 13:47:38 -- STEP: 349/630 -- GLOBAL_STEP: 893100[0m</text:p>
      <text:p text:style-name="P3"><text:s text:c="5"/><text:span text:style-name="T1">| &gt; loss_disc: 2.415276527404785 <text:s/>(2.5723410984848165)</text:span></text:p>
      <text:p text:style-name="P3"><text:s text:c="5"/><text:span text:style-name="T1">| &gt; loss_disc_real_0: 0.20009660720825195 <text:s/>(0.16847071442272746)</text:span></text:p>
      <text:p text:style-name="P3"><text:s text:c="5"/><text:span text:style-name="T1">| &gt; loss_disc_real_1: 0.17552639544010162 <text:s/>(0.21201250610344732)</text:span></text:p>
      <text:p text:style-name="P3"><text:s text:c="5"/><text:span text:style-name="T1">| &gt; loss_disc_real_2: 0.17198039591312408 <text:s/>(0.22874909737561017)</text:span></text:p>
      <text:p text:style-name="P3"><text:s text:c="5"/><text:span text:style-name="T1">| &gt; loss_disc_real_3: 0.18976205587387085 <text:s/>(0.2289949558611244)</text:span></text:p>
      <text:p text:style-name="P3"><text:s text:c="5"/><text:span text:style-name="T1">| &gt; loss_disc_real_4: 0.24148768186569214 <text:s/>(0.2405962943176827)</text:span></text:p>
      <text:p text:style-name="P3"><text:s text:c="5"/><text:span text:style-name="T1">| &gt; loss_disc_real_5: 0.17704151570796967 <text:s/>(0.22674108794049752)</text:span></text:p>
      <text:p text:style-name="P3"><text:s text:c="5"/><text:span text:style-name="T1">| &gt; loss_0: 2.415276527404785 <text:s/>(2.5723410984848165)</text:span></text:p>
      <text:p text:style-name="P3"><text:s text:c="5"/><text:span text:style-name="T1">| &gt; grad_norm_0: tensor(35.8703, device='cuda:0') <text:s/>(tensor(19.6447, device='cuda:0'))</text:span></text:p>
      <text:p text:style-name="P3"><text:s text:c="5"/><text:span text:style-name="T1">| &gt; loss_gen: 2.669581174850464 <text:s/>(2.241000146442293)</text:span></text:p>
      <text:p text:style-name="P3"><text:s text:c="5"/><text:span text:style-name="T1">| &gt; loss_kl: 1.7263394594192505 <text:s/>(1.616507730716279)</text:span></text:p>
      <text:p text:style-name="P3"><text:s text:c="5"/><text:span text:style-name="T1">| &gt; loss_feat: 8.776947021484375 <text:s/>(6.917519416371867)</text:span></text:p>
      <text:p text:style-name="P3"><text:s text:c="5"/><text:span text:style-name="T1">| &gt; loss_mel: 16.150772094726562 <text:s/>(15.487957427016644)</text:span></text:p>
      <text:p text:style-name="P3"><text:s text:c="5"/><text:span text:style-name="T1">| &gt; loss_duration: 1.433473825454712 <text:s/>(1.4139015623354982)</text:span></text:p>
      <text:p text:style-name="P3"><text:s text:c="5"/><text:span text:style-name="T1">| &gt; amp_scaler: 256.0 <text:s/>(256.0)</text:span></text:p>
      <text:p text:style-name="P3"><text:s text:c="5"/><text:span text:style-name="T1">| &gt; loss_1: 30.757112503051758 <text:s/>(27.67688626614545)</text:span></text:p>
      <text:p text:style-name="P3"><text:s text:c="5"/><text:span text:style-name="T1">| &gt; grad_norm_1: tensor(599.1036, device='cuda:0') <text:s/>(tensor(247.0874, device='cuda:0'))</text:span></text:p>
      <text:p text:style-name="P3"><text:s text:c="5"/><text:span text:style-name="T1">| &gt; current_lr_0: 0.0001993759366021797 </text:span></text:p>
      <text:p text:style-name="P3"><text:s text:c="5"/><text:span text:style-name="T1">| &gt; current_lr_1: 0.0001993759366021797 </text:span></text:p>
      <text:p text:style-name="P3"><text:s text:c="5"/><text:span text:style-name="T1">| &gt; step_time: 0.7153 <text:s/>(0.596814872200646)</text:span></text:p>
      <text:p text:style-name="P3"><text:s text:c="5"/><text:span text:style-name="T1">| &gt; loader_time: 0.0104 <text:s/>(0.0068022118598478915)</text:span></text:p>
      <text:p text:style-name="P5"/>
      <text:p text:style-name="P5"/>
      <text:p text:style-name="P1">[1m <text:s text:c="2"/>--&gt; TIME: 2025-05-14 13:48:52 -- STEP: 449/630 -- GLOBAL_STEP: 893200[0m</text:p>
      <text:p text:style-name="P3"><text:s text:c="5"/><text:span text:style-name="T1">| &gt; loss_disc: 2.6924571990966797 <text:s/>(2.5781474262144095)</text:span></text:p>
      <text:p text:style-name="P3"><text:s text:c="5"/><text:span text:style-name="T1">| &gt; loss_disc_real_0: 0.2174464762210846 <text:s/>(0.16903300073935357)</text:span></text:p>
      <text:p text:style-name="P3"><text:s text:c="5"/><text:span text:style-name="T1">| &gt; loss_disc_real_1: 0.20376244187355042 <text:s/>(0.21232303346451248)</text:span></text:p>
      <text:p text:style-name="P3"><text:s text:c="5"/><text:span text:style-name="T1">| &gt; loss_disc_real_2: 0.21075107157230377 <text:s/>(0.2286846012474434)</text:span></text:p>
      <text:p text:style-name="P3"><text:s text:c="5"/><text:span text:style-name="T1">| &gt; loss_disc_real_3: 0.18819455802440643 <text:s/>(0.22988272997610817)</text:span></text:p>
      <text:p text:style-name="P3"><text:s text:c="5"/><text:span text:style-name="T1">| &gt; loss_disc_real_4: 0.24462942779064178 <text:s/>(0.24071285659592506)</text:span></text:p>
      <text:p text:style-name="P3"><text:s text:c="5"/><text:span text:style-name="T1">| &gt; loss_disc_real_5: 0.22571979463100433 <text:s/>(0.22754974626751415)</text:span></text:p>
      <text:p text:style-name="P3"><text:s text:c="5"/><text:span text:style-name="T1">| &gt; loss_0: 2.6924571990966797 <text:s/>(2.5781474262144095)</text:span></text:p>
      <text:p text:style-name="P3"><text:s text:c="5"/><text:span text:style-name="T1">| &gt; grad_norm_0: tensor(30.6482, device='cuda:0') <text:s/>(tensor(21.2976, device='cuda:0'))</text:span></text:p>
      <text:p text:style-name="P3"><text:s text:c="5"/><text:span text:style-name="T1">| &gt; loss_gen: 2.0929102897644043 <text:s/>(2.2342119341703723)</text:span></text:p>
      <text:p text:style-name="P3"><text:s text:c="5"/><text:span text:style-name="T1">| &gt; loss_kl: 1.759830117225647 <text:s/>(1.6200484143599105)</text:span></text:p>
      <text:p text:style-name="P3"><text:s text:c="5"/><text:span text:style-name="T1">| &gt; loss_feat: 6.99064826965332 <text:s/>(6.8771930282524805)</text:span></text:p>
      <text:p text:style-name="P3"><text:s text:c="5"/><text:span text:style-name="T1">| &gt; loss_mel: 15.734223365783691 <text:s/>(15.47597147043139)</text:span></text:p>
      <text:p text:style-name="P3"><text:s text:c="5"/><text:span text:style-name="T1">| &gt; loss_duration: 1.4444859027862549 <text:s/>(1.417501851285752)</text:span></text:p>
      <text:p text:style-name="P3"><text:s text:c="5"/><text:span text:style-name="T1">| &gt; amp_scaler: 256.0 <text:s/>(256.0)</text:span></text:p>
      <text:p text:style-name="P3"><text:s text:c="5"/><text:span text:style-name="T1">| &gt; loss_1: 28.0221004486084 <text:s/>(27.62492669239341)</text:span></text:p>
      <text:p text:style-name="P3"><text:s text:c="5"/><text:span text:style-name="T1">| &gt; grad_norm_1: tensor(448.7083, device='cuda:0') <text:s/>(tensor(263.1789, device='cuda:0'))</text:span></text:p>
      <text:p text:style-name="P3"><text:s text:c="5"/><text:span text:style-name="T1">| &gt; current_lr_0: 0.0001993759366021797 </text:span></text:p>
      <text:p text:style-name="P3"><text:s text:c="5"/><text:span text:style-name="T1">| &gt; current_lr_1: 0.0001993759366021797 </text:span></text:p>
      <text:p text:style-name="P3"><text:s text:c="5"/><text:span text:style-name="T1">| &gt; step_time: 0.7533 <text:s/>(0.6258973900087694)</text:span></text:p>
      <text:p text:style-name="P3"><text:s text:c="5"/><text:span text:style-name="T1">| &gt; loader_time: 0.0092 <text:s/>(0.00734468079887679)</text:span></text:p>
      <text:p text:style-name="P5"/>
      <text:p text:style-name="P5"/>
      <text:p text:style-name="P1">[1m <text:s text:c="2"/>--&gt; TIME: 2025-05-14 13:50:16 -- STEP: 549/630 -- GLOBAL_STEP: 893300[0m</text:p>
      <text:p text:style-name="P3"><text:soft-page-break/><text:s text:c="5"/><text:span text:style-name="T1">| &gt; loss_disc: 2.6218693256378174 <text:s/>(2.581584754971642)</text:span></text:p>
      <text:p text:style-name="P3"><text:s text:c="5"/><text:span text:style-name="T1">| &gt; loss_disc_real_0: 0.3054982125759125 <text:s/>(0.16989013421025215)</text:span></text:p>
      <text:p text:style-name="P3"><text:s text:c="5"/><text:span text:style-name="T1">| &gt; loss_disc_real_1: 0.20867034792900085 <text:s/>(0.21226087739124544)</text:span></text:p>
      <text:p text:style-name="P3"><text:s text:c="5"/><text:span text:style-name="T1">| &gt; loss_disc_real_2: 0.22148185968399048 <text:s/>(0.22855070233345032)</text:span></text:p>
      <text:p text:style-name="P3"><text:s text:c="5"/><text:span text:style-name="T1">| &gt; loss_disc_real_3: 0.2011033296585083 <text:s/>(0.22950896246185715)</text:span></text:p>
      <text:p text:style-name="P3"><text:s text:c="5"/><text:span text:style-name="T1">| &gt; loss_disc_real_4: 0.22966477274894714 <text:s/>(0.24037991116715693)</text:span></text:p>
      <text:p text:style-name="P3"><text:s text:c="5"/><text:span text:style-name="T1">| &gt; loss_disc_real_5: 0.25731655955314636 <text:s/>(0.22825171278691248)</text:span></text:p>
      <text:p text:style-name="P3"><text:s text:c="5"/><text:span text:style-name="T1">| &gt; loss_0: 2.6218693256378174 <text:s/>(2.581584754971642)</text:span></text:p>
      <text:p text:style-name="P3"><text:s text:c="5"/><text:span text:style-name="T1">| &gt; grad_norm_0: tensor(33.5861, device='cuda:0') <text:s/>(tensor(20.7943, device='cuda:0'))</text:span></text:p>
      <text:p text:style-name="P3"><text:s text:c="5"/><text:span text:style-name="T1">| &gt; loss_gen: 2.2132554054260254 <text:s/>(2.2223421254878915)</text:span></text:p>
      <text:p text:style-name="P3"><text:s text:c="5"/><text:span text:style-name="T1">| &gt; loss_kl: 1.5549870729446411 <text:s/>(1.6201849874034389)</text:span></text:p>
      <text:p text:style-name="P3"><text:s text:c="5"/><text:span text:style-name="T1">| &gt; loss_feat: 6.549464702606201 <text:s/>(6.812816145641556)</text:span></text:p>
      <text:p text:style-name="P3"><text:s text:c="5"/><text:span text:style-name="T1">| &gt; loss_mel: 15.330020904541016 <text:s/>(15.45380118462123)</text:span></text:p>
      <text:p text:style-name="P3"><text:s text:c="5"/><text:span text:style-name="T1">| &gt; loss_duration: 1.4764535427093506 <text:s/>(1.4259479710313145)</text:span></text:p>
      <text:p text:style-name="P3"><text:s text:c="5"/><text:span text:style-name="T1">| &gt; amp_scaler: 256.0 <text:s/>(256.0)</text:span></text:p>
      <text:p text:style-name="P3"><text:s text:c="5"/><text:span text:style-name="T1">| &gt; loss_1: 27.124181747436523 <text:s/>(27.53509241114548)</text:span></text:p>
      <text:p text:style-name="P3"><text:s text:c="5"/><text:span text:style-name="T1">| &gt; grad_norm_1: tensor(250.9529, device='cuda:0') <text:s/>(tensor(256.9871, device='cuda:0'))</text:span></text:p>
      <text:p text:style-name="P3"><text:s text:c="5"/><text:span text:style-name="T1">| &gt; current_lr_0: 0.0001993759366021797 </text:span></text:p>
      <text:p text:style-name="P3"><text:s text:c="5"/><text:span text:style-name="T1">| &gt; current_lr_1: 0.0001993759366021797 </text:span></text:p>
      <text:p text:style-name="P3"><text:s text:c="5"/><text:span text:style-name="T1">| &gt; step_time: 0.9444 <text:s/>(0.6615392823036904)</text:span></text:p>
      <text:p text:style-name="P3"><text:s text:c="5"/><text:span text:style-name="T1">| &gt; loader_time: 0.0115 <text:s/>(0.007944542202141767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395412445068359 [0m(+0.00022145112355550188)</text:span></text:p>
      <text:p text:style-name="P3"><text:s text:c="5"/><text:span text:style-name="T1">| &gt; avg_loss_disc:[91m 2.6073222955067954 [0m(+0.07209378480911255)</text:span></text:p>
      <text:p text:style-name="P3"><text:s text:c="5"/><text:span text:style-name="T1">| &gt; avg_loss_disc_real_0:[92m 0.1588436538974444 [0m(-0.06282517438133559)</text:span></text:p>
      <text:p text:style-name="P3"><text:s text:c="5"/><text:span text:style-name="T1">| &gt; avg_loss_disc_real_1:[92m 0.17851862063010535 [0m(-0.026050298164288194)</text:span></text:p>
      <text:p text:style-name="P3"><text:s text:c="5"/><text:span text:style-name="T1">| &gt; avg_loss_disc_real_2:[92m 0.19548504054546356 [0m(-0.003375799705584853)</text:span></text:p>
      <text:p text:style-name="P3"><text:s text:c="5"/><text:span text:style-name="T1">| &gt; avg_loss_disc_real_3:[92m 0.2097185862561067 [0m(-0.04810680945714316)</text:span></text:p>
      <text:p text:style-name="P3"><text:s text:c="5"/><text:span text:style-name="T1">| &gt; avg_loss_disc_real_4:[91m 0.23695510625839233 [0m(+0.0010699567695458823)</text:span></text:p>
      <text:p text:style-name="P3"><text:s text:c="5"/><text:span text:style-name="T1">| &gt; avg_loss_disc_real_5:[92m 0.22283328200380007 [0m(-0.01709188148379326)</text:span></text:p>
      <text:p text:style-name="P3"><text:s text:c="5"/><text:span text:style-name="T1">| &gt; avg_loss_0:[91m 2.6073222955067954 [0m(+0.07209378480911255)</text:span></text:p>
      <text:p text:style-name="P3"><text:s text:c="5"/><text:span text:style-name="T1">| &gt; avg_loss_gen:[92m 1.8990122477213542 [0m(-0.34427548448244694)</text:span></text:p>
      <text:p text:style-name="P3"><text:s text:c="5"/><text:span text:style-name="T1">| &gt; avg_loss_kl:[92m 1.7195779780546825 [0m(-0.0947517454624176)</text:span></text:p>
      <text:p text:style-name="P3"><text:s text:c="5"/><text:span text:style-name="T1">| &gt; avg_loss_feat:[92m 6.205055832862854 [0m(-0.2566718260447187)</text:span></text:p>
      <text:p text:style-name="P3"><text:s text:c="5"/><text:span text:style-name="T1">| &gt; avg_loss_mel:[92m 15.43578815460205 [0m(-0.05780347188313861)</text:span></text:p>
      <text:p text:style-name="P3"><text:s text:c="5"/><text:span text:style-name="T1">| &gt; avg_loss_duration:[92m 1.5292454262574513 [0m(-5.9743722280014566e-05)</text:span></text:p>
      <text:p text:style-name="P3"><text:s text:c="5"/><text:span text:style-name="T1">| &gt; avg_loss_1:[92m 26.788679440816242 [0m(-0.7535621325174979)</text:span></text:p>
      <text:p text:style-name="P5"/>
      <text:p text:style-name="P3"><text:s/><text:span text:style-name="T1">&gt; BEST MODEL : /kaggle/working/vits_4_nov-May-14-2025_10+28AM-0000000/best_model_893381.pth</text:span></text:p>
      <text:p text:style-name="P5"/>
      <text:p text:style-name="P1">[4m[1m &gt; EPOCH: 26/50[0m</text:p>
      <text:p text:style-name="P3"><text:s/><text:span text:style-name="T1">--&gt; /kaggle/working/vits_4_nov-May-14-2025_10+28AM-0000000</text:span></text:p>
      <text:p text:style-name="P5"/>
      <text:p text:style-name="P1">[1m &gt; TRAINING (2025-05-14 13:51:54) [0m</text:p>
      <text:p text:style-name="P5"/>
      <text:p text:style-name="P1">[1m <text:s text:c="2"/>--&gt; TIME: 2025-05-14 13:52:05 -- STEP: 19/630 -- GLOBAL_STEP: 893400[0m</text:p>
      <text:p text:style-name="P3"><text:s text:c="5"/><text:span text:style-name="T1">| &gt; loss_disc: 2.549625873565674 <text:s/>(2.554559431577984)</text:span></text:p>
      <text:p text:style-name="P3"><text:s text:c="5"/><text:span text:style-name="T1">| &gt; loss_disc_real_0: 0.1405792236328125 <text:s/>(0.1693875621023931)</text:span></text:p>
      <text:p text:style-name="P3"><text:s text:c="5"/><text:span text:style-name="T1">| &gt; loss_disc_real_1: 0.16271531581878662 <text:s/>(0.21215201757456126)</text:span></text:p>
      <text:p text:style-name="P3"><text:s text:c="5"/><text:span text:style-name="T1">| &gt; loss_disc_real_2: 0.22423651814460754 <text:s/>(0.2246891809137244)</text:span></text:p>
      <text:p text:style-name="P3"><text:s text:c="5"/><text:span text:style-name="T1">| &gt; loss_disc_real_3: 0.253535658121109 <text:s/>(0.22936825062099256)</text:span></text:p>
      <text:p text:style-name="P3"><text:s text:c="5"/><text:span text:style-name="T1">| &gt; loss_disc_real_4: 0.24418634176254272 <text:s/>(0.2385831992877157)</text:span></text:p>
      <text:p text:style-name="P3"><text:s text:c="5"/><text:span text:style-name="T1">| &gt; loss_disc_real_5: 0.23142971098423004 <text:s/>(0.2312984890059421)</text:span></text:p>
      <text:p text:style-name="P3"><text:soft-page-break/><text:s text:c="5"/><text:span text:style-name="T1">| &gt; loss_0: 2.549625873565674 <text:s/>(2.554559431577984)</text:span></text:p>
      <text:p text:style-name="P3"><text:s text:c="5"/><text:span text:style-name="T1">| &gt; grad_norm_0: tensor(49.9013, device='cuda:0') <text:s/>(tensor(24.6366, device='cuda:0'))</text:span></text:p>
      <text:p text:style-name="P3"><text:s text:c="5"/><text:span text:style-name="T1">| &gt; loss_gen: 2.275780439376831 <text:s/>(2.2565296198192395)</text:span></text:p>
      <text:p text:style-name="P3"><text:s text:c="5"/><text:span text:style-name="T1">| &gt; loss_kl: 1.4163769483566284 <text:s/>(1.4224435404727334)</text:span></text:p>
      <text:p text:style-name="P3"><text:s text:c="5"/><text:span text:style-name="T1">| &gt; loss_feat: 6.609110355377197 <text:s/>(6.875587764539216)</text:span></text:p>
      <text:p text:style-name="P3"><text:s text:c="5"/><text:span text:style-name="T1">| &gt; loss_mel: 15.441646575927734 <text:s/>(15.332055443211607)</text:span></text:p>
      <text:p text:style-name="P3"><text:s text:c="5"/><text:span text:style-name="T1">| &gt; loss_duration: 1.426713228225708 <text:s/>(1.4301150786249262)</text:span></text:p>
      <text:p text:style-name="P3"><text:s text:c="5"/><text:span text:style-name="T1">| &gt; amp_scaler: 256.0 <text:s/>(269.4736842105263)</text:span></text:p>
      <text:p text:style-name="P3"><text:s text:c="5"/><text:span text:style-name="T1">| &gt; loss_1: 27.169626235961914 <text:s/>(27.31673150313528)</text:span></text:p>
      <text:p text:style-name="P3"><text:s text:c="5"/><text:span text:style-name="T1">| &gt; grad_norm_1: tensor(541.4528, device='cuda:0') <text:s/>(tensor(332.2595, device='cuda:0'))</text:span></text:p>
      <text:p text:style-name="P3"><text:s text:c="5"/><text:span text:style-name="T1">| &gt; current_lr_0: 0.00019935101461010442 </text:span></text:p>
      <text:p text:style-name="P3"><text:s text:c="5"/><text:span text:style-name="T1">| &gt; current_lr_1: 0.00019935101461010442 </text:span></text:p>
      <text:p text:style-name="P3"><text:s text:c="5"/><text:span text:style-name="T1">| &gt; step_time: 0.5497 <text:s/>(0.5528375851480586)</text:span></text:p>
      <text:p text:style-name="P3"><text:s text:c="5"/><text:span text:style-name="T1">| &gt; loader_time: 0.0048 <text:s/>(0.005198804955733449)</text:span></text:p>
      <text:p text:style-name="P5"/>
      <text:p text:style-name="P5"/>
      <text:p text:style-name="P1">[1m <text:s text:c="2"/>--&gt; TIME: 2025-05-14 13:53:02 -- STEP: 119/630 -- GLOBAL_STEP: 893500[0m</text:p>
      <text:p text:style-name="P3"><text:s text:c="5"/><text:span text:style-name="T1">| &gt; loss_disc: 2.5719356536865234 <text:s/>(2.5809373074219013)</text:span></text:p>
      <text:p text:style-name="P3"><text:s text:c="5"/><text:span text:style-name="T1">| &gt; loss_disc_real_0: 0.23393823206424713 <text:s/>(0.16566687866168864)</text:span></text:p>
      <text:p text:style-name="P3"><text:s text:c="5"/><text:span text:style-name="T1">| &gt; loss_disc_real_1: 0.19228433072566986 <text:s/>(0.21512021800550093)</text:span></text:p>
      <text:p text:style-name="P3"><text:s text:c="5"/><text:span text:style-name="T1">| &gt; loss_disc_real_2: 0.24850700795650482 <text:s/>(0.23081098046122478)</text:span></text:p>
      <text:p text:style-name="P3"><text:s text:c="5"/><text:span text:style-name="T1">| &gt; loss_disc_real_3: 0.2333553582429886 <text:s/>(0.23022271442313155)</text:span></text:p>
      <text:p text:style-name="P3"><text:s text:c="5"/><text:span text:style-name="T1">| &gt; loss_disc_real_4: 0.19330118596553802 <text:s/>(0.2407452963730868)</text:span></text:p>
      <text:p text:style-name="P3"><text:s text:c="5"/><text:span text:style-name="T1">| &gt; loss_disc_real_5: 0.26490944623947144 <text:s/>(0.22462549154497996)</text:span></text:p>
      <text:p text:style-name="P3"><text:s text:c="5"/><text:span text:style-name="T1">| &gt; loss_0: 2.5719356536865234 <text:s/>(2.5809373074219013)</text:span></text:p>
      <text:p text:style-name="P3"><text:s text:c="5"/><text:span text:style-name="T1">| &gt; grad_norm_0: tensor(12.0578, device='cuda:0') <text:s/>(tensor(25.5013, device='cuda:0'))</text:span></text:p>
      <text:p text:style-name="P3"><text:s text:c="5"/><text:span text:style-name="T1">| &gt; loss_gen: 2.1734061241149902 <text:s/>(2.243967018207581)</text:span></text:p>
      <text:p text:style-name="P3"><text:s text:c="5"/><text:span text:style-name="T1">| &gt; loss_kl: 1.4873147010803223 <text:s/>(1.5947487815087584)</text:span></text:p>
      <text:p text:style-name="P3"><text:s text:c="5"/><text:span text:style-name="T1">| &gt; loss_feat: 6.398857593536377 <text:s/>(6.962650519459188)</text:span></text:p>
      <text:p text:style-name="P3"><text:s text:c="5"/><text:span text:style-name="T1">| &gt; loss_mel: 15.517060279846191 <text:s/>(15.323966731544303)</text:span></text:p>
      <text:p text:style-name="P3"><text:s text:c="5"/><text:span text:style-name="T1">| &gt; loss_duration: 1.4685230255126953 <text:s/>(1.4061811350974716)</text:span></text:p>
      <text:p text:style-name="P3"><text:s text:c="5"/><text:span text:style-name="T1">| &gt; amp_scaler: 256.0 <text:s/>(258.1512605042015)</text:span></text:p>
      <text:p text:style-name="P3"><text:s text:c="5"/><text:span text:style-name="T1">| &gt; loss_1: 27.045162200927734 <text:s/>(27.531514127715294)</text:span></text:p>
      <text:p text:style-name="P3"><text:s text:c="5"/><text:span text:style-name="T1">| &gt; grad_norm_1: tensor(45.3194, device='cuda:0') <text:s/>(tensor(326.3759, device='cuda:0'))</text:span></text:p>
      <text:p text:style-name="P3"><text:s text:c="5"/><text:span text:style-name="T1">| &gt; current_lr_0: 0.00019935101461010442 </text:span></text:p>
      <text:p text:style-name="P3"><text:s text:c="5"/><text:span text:style-name="T1">| &gt; current_lr_1: 0.00019935101461010442 </text:span></text:p>
      <text:p text:style-name="P3"><text:s text:c="5"/><text:span text:style-name="T1">| &gt; step_time: 0.5641 <text:s/>(0.5507614452297949)</text:span></text:p>
      <text:p text:style-name="P3"><text:s text:c="5"/><text:span text:style-name="T1">| &gt; loader_time: 0.0065 <text:s/>(0.005653108869280132)</text:span></text:p>
      <text:p text:style-name="P5"/>
      <text:p text:style-name="P5"/>
      <text:p text:style-name="P3"><text:s/><text:span text:style-name="T1">&gt; CHECKPOINT : /kaggle/working/vits_4_nov-May-14-2025_10+28AM-0000000/checkpoint_893500.pth</text:span></text:p>
      <text:p text:style-name="P5"/>
      <text:p text:style-name="P1">[1m <text:s text:c="2"/>--&gt; TIME: 2025-05-14 13:54:07 -- STEP: 219/630 -- GLOBAL_STEP: 893600[0m</text:p>
      <text:p text:style-name="P3"><text:s text:c="5"/><text:span text:style-name="T1">| &gt; loss_disc: 2.6167197227478027 <text:s/>(2.580518429682136)</text:span></text:p>
      <text:p text:style-name="P3"><text:s text:c="5"/><text:span text:style-name="T1">| &gt; loss_disc_real_0: 0.21750010550022125 <text:s/>(0.16792932969250082)</text:span></text:p>
      <text:p text:style-name="P3"><text:s text:c="5"/><text:span text:style-name="T1">| &gt; loss_disc_real_1: 0.18010571599006653 <text:s/>(0.21484069750733573)</text:span></text:p>
      <text:p text:style-name="P3"><text:s text:c="5"/><text:span text:style-name="T1">| &gt; loss_disc_real_2: 0.3172585368156433 <text:s/>(0.22991217455090998)</text:span></text:p>
      <text:p text:style-name="P3"><text:s text:c="5"/><text:span text:style-name="T1">| &gt; loss_disc_real_3: 0.21923162043094635 <text:s/>(0.23025833580591906)</text:span></text:p>
      <text:p text:style-name="P3"><text:s text:c="5"/><text:span text:style-name="T1">| &gt; loss_disc_real_4: 0.19954395294189453 <text:s/>(0.24165601606510545)</text:span></text:p>
      <text:p text:style-name="P3"><text:s text:c="5"/><text:span text:style-name="T1">| &gt; loss_disc_real_5: 0.22048547863960266 <text:s/>(0.22327318631078555)</text:span></text:p>
      <text:p text:style-name="P3"><text:s text:c="5"/><text:span text:style-name="T1">| &gt; loss_0: 2.6167197227478027 <text:s/>(2.580518429682136)</text:span></text:p>
      <text:p text:style-name="P3"><text:s text:c="5"/><text:span text:style-name="T1">| &gt; grad_norm_0: tensor(21.1612, device='cuda:0') <text:s/>(tensor(24.3172, device='cuda:0'))</text:span></text:p>
      <text:p text:style-name="P3"><text:s text:c="5"/><text:span text:style-name="T1">| &gt; loss_gen: 2.4187281131744385 <text:s/>(2.2413769895083284)</text:span></text:p>
      <text:p text:style-name="P3"><text:s text:c="5"/><text:span text:style-name="T1">| &gt; loss_kl: 1.4059609174728394 <text:s/>(1.6103642776132174)</text:span></text:p>
      <text:p text:style-name="P3"><text:s text:c="5"/><text:span text:style-name="T1">| &gt; loss_feat: 7.665640354156494 <text:s/>(6.891126391005843)</text:span></text:p>
      <text:p text:style-name="P3"><text:s text:c="5"/><text:span text:style-name="T1">| &gt; loss_mel: 16.159029006958008 <text:s/>(15.38695524381176)</text:span></text:p>
      <text:p text:style-name="P3"><text:s text:c="5"/><text:span text:style-name="T1">| &gt; loss_duration: 1.485241174697876 <text:s/>(1.3821566768977198)</text:span></text:p>
      <text:p text:style-name="P3"><text:s text:c="5"/><text:span text:style-name="T1">| &gt; amp_scaler: 256.0 <text:s/>(257.1689497716895)</text:span></text:p>
      <text:p text:style-name="P3"><text:soft-page-break/><text:s text:c="5"/><text:span text:style-name="T1">| &gt; loss_1: 29.134597778320312 <text:s/>(27.511979630004326)</text:span></text:p>
      <text:p text:style-name="P3"><text:s text:c="5"/><text:span text:style-name="T1">| &gt; grad_norm_1: tensor(428.9087, device='cuda:0') <text:s/>(tensor(312.6104, device='cuda:0'))</text:span></text:p>
      <text:p text:style-name="P3"><text:s text:c="5"/><text:span text:style-name="T1">| &gt; current_lr_0: 0.00019935101461010442 </text:span></text:p>
      <text:p text:style-name="P3"><text:s text:c="5"/><text:span text:style-name="T1">| &gt; current_lr_1: 0.00019935101461010442 </text:span></text:p>
      <text:p text:style-name="P3"><text:s text:c="5"/><text:span text:style-name="T1">| &gt; step_time: 0.6094 <text:s/>(0.5786488916231618)</text:span></text:p>
      <text:p text:style-name="P3"><text:s text:c="5"/><text:span text:style-name="T1">| &gt; loader_time: 0.0073 <text:s/>(0.006201442518190708)</text:span></text:p>
      <text:p text:style-name="P5"/>
      <text:p text:style-name="P5"/>
      <text:p text:style-name="P1">[1m <text:s text:c="2"/>--&gt; TIME: 2025-05-14 13:55:13 -- STEP: 319/630 -- GLOBAL_STEP: 893700[0m</text:p>
      <text:p text:style-name="P3"><text:s text:c="5"/><text:span text:style-name="T1">| &gt; loss_disc: 2.5058603286743164 <text:s/>(2.573592185974123)</text:span></text:p>
      <text:p text:style-name="P3"><text:s text:c="5"/><text:span text:style-name="T1">| &gt; loss_disc_real_0: 0.28920555114746094 <text:s/>(0.16698069812081826)</text:span></text:p>
      <text:p text:style-name="P3"><text:s text:c="5"/><text:span text:style-name="T1">| &gt; loss_disc_real_1: 0.16154949367046356 <text:s/>(0.213706329278064)</text:span></text:p>
      <text:p text:style-name="P3"><text:s text:c="5"/><text:span text:style-name="T1">| &gt; loss_disc_real_2: 0.20499072968959808 <text:s/>(0.2284238693949571)</text:span></text:p>
      <text:p text:style-name="P3"><text:s text:c="5"/><text:span text:style-name="T1">| &gt; loss_disc_real_3: 0.195858895778656 <text:s/>(0.2297093611339043)</text:span></text:p>
      <text:p text:style-name="P3"><text:s text:c="5"/><text:span text:style-name="T1">| &gt; loss_disc_real_4: 0.1850840449333191 <text:s/>(0.24060242069552312)</text:span></text:p>
      <text:p text:style-name="P3"><text:s text:c="5"/><text:span text:style-name="T1">| &gt; loss_disc_real_5: 0.17580704391002655 <text:s/>(0.22347508501670205)</text:span></text:p>
      <text:p text:style-name="P3"><text:s text:c="5"/><text:span text:style-name="T1">| &gt; loss_0: 2.5058603286743164 <text:s/>(2.573592185974123)</text:span></text:p>
      <text:p text:style-name="P3"><text:s text:c="5"/><text:span text:style-name="T1">| &gt; grad_norm_0: tensor(19.2095, device='cuda:0') <text:s/>(tensor(24.4102, device='cuda:0'))</text:span></text:p>
      <text:p text:style-name="P3"><text:s text:c="5"/><text:span text:style-name="T1">| &gt; loss_gen: 2.2707507610321045 <text:s/>(2.2437733217466587)</text:span></text:p>
      <text:p text:style-name="P3"><text:s text:c="5"/><text:span text:style-name="T1">| &gt; loss_kl: 1.6005734205245972 <text:s/>(1.6151374582212925)</text:span></text:p>
      <text:p text:style-name="P3"><text:s text:c="5"/><text:span text:style-name="T1">| &gt; loss_feat: 6.694543361663818 <text:s/>(6.862995436199033)</text:span></text:p>
      <text:p text:style-name="P3"><text:s text:c="5"/><text:span text:style-name="T1">| &gt; loss_mel: 15.51902961730957 <text:s/>(15.42045081446537)</text:span></text:p>
      <text:p text:style-name="P3"><text:s text:c="5"/><text:span text:style-name="T1">| &gt; loss_duration: 1.486216425895691 <text:s/>(1.4074781340865135)</text:span></text:p>
      <text:p text:style-name="P3"><text:s text:c="5"/><text:span text:style-name="T1">| &gt; amp_scaler: 128.0 <text:s/>(218.2821316614421)</text:span></text:p>
      <text:p text:style-name="P3"><text:s text:c="5"/><text:span text:style-name="T1">| &gt; loss_1: 27.57111167907715 <text:s/>(27.54983524693217)</text:span></text:p>
      <text:p text:style-name="P3"><text:s text:c="5"/><text:span text:style-name="T1">| &gt; grad_norm_1: tensor(275.4962, device='cuda:0') <text:s/>(tensor(310.3579, device='cuda:0'))</text:span></text:p>
      <text:p text:style-name="P3"><text:s text:c="5"/><text:span text:style-name="T1">| &gt; current_lr_0: 0.00019935101461010442 </text:span></text:p>
      <text:p text:style-name="P3"><text:s text:c="5"/><text:span text:style-name="T1">| &gt; current_lr_1: 0.00019935101461010442 </text:span></text:p>
      <text:p text:style-name="P3"><text:s text:c="5"/><text:span text:style-name="T1">| &gt; step_time: 0.6683 <text:s/>(0.598225761730469)</text:span></text:p>
      <text:p text:style-name="P3"><text:s text:c="5"/><text:span text:style-name="T1">| &gt; loader_time: 0.0087 <text:s/>(0.006762057636225112)</text:span></text:p>
      <text:p text:style-name="P5"/>
      <text:p text:style-name="P5"/>
      <text:p text:style-name="P1">[1m <text:s text:c="2"/>--&gt; TIME: 2025-05-14 13:56:25 -- STEP: 419/630 -- GLOBAL_STEP: 893800[0m</text:p>
      <text:p text:style-name="P3"><text:s text:c="5"/><text:span text:style-name="T1">| &gt; loss_disc: 2.606405258178711 <text:s/>(2.5726096254544517)</text:span></text:p>
      <text:p text:style-name="P3"><text:s text:c="5"/><text:span text:style-name="T1">| &gt; loss_disc_real_0: 0.139694482088089 <text:s/>(0.1668712828743999)</text:span></text:p>
      <text:p text:style-name="P3"><text:s text:c="5"/><text:span text:style-name="T1">| &gt; loss_disc_real_1: 0.2473660707473755 <text:s/>(0.21342960874903458)</text:span></text:p>
      <text:p text:style-name="P3"><text:s text:c="5"/><text:span text:style-name="T1">| &gt; loss_disc_real_2: 0.21431973576545715 <text:s/>(0.2276200928807543)</text:span></text:p>
      <text:p text:style-name="P3"><text:s text:c="5"/><text:span text:style-name="T1">| &gt; loss_disc_real_3: 0.25996914505958557 <text:s/>(0.2294875907229353)</text:span></text:p>
      <text:p text:style-name="P3"><text:s text:c="5"/><text:span text:style-name="T1">| &gt; loss_disc_real_4: 0.21859581768512726 <text:s/>(0.24000684113235063)</text:span></text:p>
      <text:p text:style-name="P3"><text:s text:c="5"/><text:span text:style-name="T1">| &gt; loss_disc_real_5: 0.21903377771377563 <text:s/>(0.22612570396897902)</text:span></text:p>
      <text:p text:style-name="P3"><text:s text:c="5"/><text:span text:style-name="T1">| &gt; loss_0: 2.606405258178711 <text:s/>(2.5726096254544517)</text:span></text:p>
      <text:p text:style-name="P3"><text:s text:c="5"/><text:span text:style-name="T1">| &gt; grad_norm_0: tensor(36.3870, device='cuda:0') <text:s/>(tensor(22.0319, device='cuda:0'))</text:span></text:p>
      <text:p text:style-name="P3"><text:s text:c="5"/><text:span text:style-name="T1">| &gt; loss_gen: 2.2330005168914795 <text:s/>(2.230734130363191)</text:span></text:p>
      <text:p text:style-name="P3"><text:s text:c="5"/><text:span text:style-name="T1">| &gt; loss_kl: 1.529077410697937 <text:s/>(1.6204429466570764)</text:span></text:p>
      <text:p text:style-name="P3"><text:s text:c="5"/><text:span text:style-name="T1">| &gt; loss_feat: 6.889566421508789 <text:s/>(6.814829545260045)</text:span></text:p>
      <text:p text:style-name="P3"><text:s text:c="5"/><text:span text:style-name="T1">| &gt; loss_mel: 15.183241844177246 <text:s/>(15.409383332245675)</text:span></text:p>
      <text:p text:style-name="P3"><text:s text:c="5"/><text:span text:style-name="T1">| &gt; loss_duration: 1.4515154361724854 <text:s/>(1.4115022139219227)</text:span></text:p>
      <text:p text:style-name="P3"><text:s text:c="5"/><text:span text:style-name="T1">| &gt; amp_scaler: 128.0 <text:s/>(196.73508353221965)</text:span></text:p>
      <text:p text:style-name="P3"><text:s text:c="5"/><text:span text:style-name="T1">| &gt; loss_1: 27.286401748657227 <text:s/>(27.486892258637276)</text:span></text:p>
      <text:p text:style-name="P3"><text:s text:c="5"/><text:span text:style-name="T1">| &gt; grad_norm_1: tensor(318.4008, device='cuda:0') <text:s/>(tensor(273.3612, device='cuda:0'))</text:span></text:p>
      <text:p text:style-name="P3"><text:s text:c="5"/><text:span text:style-name="T1">| &gt; current_lr_0: 0.00019935101461010442 </text:span></text:p>
      <text:p text:style-name="P3"><text:s text:c="5"/><text:span text:style-name="T1">| &gt; current_lr_1: 0.00019935101461010442 </text:span></text:p>
      <text:p text:style-name="P3"><text:s text:c="5"/><text:span text:style-name="T1">| &gt; step_time: 0.7379 <text:s/>(0.6251133796992333)</text:span></text:p>
      <text:p text:style-name="P3"><text:s text:c="5"/><text:span text:style-name="T1">| &gt; loader_time: 0.0098 <text:s/>(0.007320434210693068)</text:span></text:p>
      <text:p text:style-name="P5"/>
      <text:p text:style-name="P5"/>
      <text:p text:style-name="P1">[1m <text:s text:c="2"/>--&gt; TIME: 2025-05-14 13:57:45 -- STEP: 519/630 -- GLOBAL_STEP: 893900[0m</text:p>
      <text:p text:style-name="P3"><text:s text:c="5"/><text:span text:style-name="T1">| &gt; loss_disc: 2.5590505599975586 <text:s/>(2.573438126227761)</text:span></text:p>
      <text:p text:style-name="P3"><text:s text:c="5"/><text:span text:style-name="T1">| &gt; loss_disc_real_0: 0.21822497248649597 <text:s/>(0.16692428807647247)</text:span></text:p>
      <text:p text:style-name="P3"><text:soft-page-break/><text:s text:c="5"/><text:span text:style-name="T1">| &gt; loss_disc_real_1: 0.184295192360878 <text:s/>(0.21371228233525288)</text:span></text:p>
      <text:p text:style-name="P3"><text:s text:c="5"/><text:span text:style-name="T1">| &gt; loss_disc_real_2: 0.24500514566898346 <text:s/>(0.2278613063698789)</text:span></text:p>
      <text:p text:style-name="P3"><text:s text:c="5"/><text:span text:style-name="T1">| &gt; loss_disc_real_3: 0.22521163523197174 <text:s/>(0.22972877530348784)</text:span></text:p>
      <text:p text:style-name="P3"><text:s text:c="5"/><text:span text:style-name="T1">| &gt; loss_disc_real_4: 0.27040886878967285 <text:s/>(0.24008334036162823)</text:span></text:p>
      <text:p text:style-name="P3"><text:s text:c="5"/><text:span text:style-name="T1">| &gt; loss_disc_real_5: 0.2568376660346985 <text:s/>(0.22669974121629388)</text:span></text:p>
      <text:p text:style-name="P3"><text:s text:c="5"/><text:span text:style-name="T1">| &gt; loss_0: 2.5590505599975586 <text:s/>(2.573438126227761)</text:span></text:p>
      <text:p text:style-name="P3"><text:s text:c="5"/><text:span text:style-name="T1">| &gt; grad_norm_0: tensor(12.9392, device='cuda:0') <text:s/>(tensor(20.6384, device='cuda:0'))</text:span></text:p>
      <text:p text:style-name="P3"><text:s text:c="5"/><text:span text:style-name="T1">| &gt; loss_gen: 2.25132417678833 <text:s/>(2.227827523944466)</text:span></text:p>
      <text:p text:style-name="P3"><text:s text:c="5"/><text:span text:style-name="T1">| &gt; loss_kl: 1.5879237651824951 <text:s/>(1.6164855878936535)</text:span></text:p>
      <text:p text:style-name="P3"><text:s text:c="5"/><text:span text:style-name="T1">| &gt; loss_feat: 6.050282955169678 <text:s/>(6.7963450418961076)</text:span></text:p>
      <text:p text:style-name="P3"><text:s text:c="5"/><text:span text:style-name="T1">| &gt; loss_mel: 15.46203899383545 <text:s/>(15.419004502783391)</text:span></text:p>
      <text:p text:style-name="P3"><text:s text:c="5"/><text:span text:style-name="T1">| &gt; loss_duration: 1.4436250925064087 <text:s/>(1.4216159244493256)</text:span></text:p>
      <text:p text:style-name="P3"><text:s text:c="5"/><text:span text:style-name="T1">| &gt; amp_scaler: 128.0 <text:s/>(183.49132947976884)</text:span></text:p>
      <text:p text:style-name="P3"><text:s text:c="5"/><text:span text:style-name="T1">| &gt; loss_1: 26.795194625854492 <text:s/>(27.481278641834884)</text:span></text:p>
      <text:p text:style-name="P3"><text:s text:c="5"/><text:span text:style-name="T1">| &gt; grad_norm_1: tensor(116.4640, device='cuda:0') <text:s/>(tensor(254.0692, device='cuda:0'))</text:span></text:p>
      <text:p text:style-name="P3"><text:s text:c="5"/><text:span text:style-name="T1">| &gt; current_lr_0: 0.00019935101461010442 </text:span></text:p>
      <text:p text:style-name="P3"><text:s text:c="5"/><text:span text:style-name="T1">| &gt; current_lr_1: 0.00019935101461010442 </text:span></text:p>
      <text:p text:style-name="P3"><text:s text:c="5"/><text:span text:style-name="T1">| &gt; step_time: 0.8534 <text:s/>(0.6562635848058209)</text:span></text:p>
      <text:p text:style-name="P3"><text:s text:c="5"/><text:span text:style-name="T1">| &gt; loader_time: 0.0104 <text:s/>(0.007832928659369262)</text:span></text:p>
      <text:p text:style-name="P5"/>
      <text:p text:style-name="P5"/>
      <text:p text:style-name="P1">[1m <text:s text:c="2"/>--&gt; TIME: 2025-05-14 13:59:24 -- STEP: 619/630 -- GLOBAL_STEP: 894000[0m</text:p>
      <text:p text:style-name="P3"><text:s text:c="5"/><text:span text:style-name="T1">| &gt; loss_disc: 2.5044631958007812 <text:s/>(2.5703288064442087)</text:span></text:p>
      <text:p text:style-name="P3"><text:s text:c="5"/><text:span text:style-name="T1">| &gt; loss_disc_real_0: 0.17165090143680573 <text:s/>(0.1664656647669095)</text:span></text:p>
      <text:p text:style-name="P3"><text:s text:c="5"/><text:span text:style-name="T1">| &gt; loss_disc_real_1: 0.2347671389579773 <text:s/>(0.21336964298767871)</text:span></text:p>
      <text:p text:style-name="P3"><text:s text:c="5"/><text:span text:style-name="T1">| &gt; loss_disc_real_2: 0.25497475266456604 <text:s/>(0.2280830311948533)</text:span></text:p>
      <text:p text:style-name="P3"><text:s text:c="5"/><text:span text:style-name="T1">| &gt; loss_disc_real_3: 0.22518043220043182 <text:s/>(0.22954459286179035)</text:span></text:p>
      <text:p text:style-name="P3"><text:s text:c="5"/><text:span text:style-name="T1">| &gt; loss_disc_real_4: 0.2464902400970459 <text:s/>(0.23990965132663247)</text:span></text:p>
      <text:p text:style-name="P3"><text:s text:c="5"/><text:span text:style-name="T1">| &gt; loss_disc_real_5: 0.22824804484844208 <text:s/>(0.22593712958361298)</text:span></text:p>
      <text:p text:style-name="P3"><text:s text:c="5"/><text:span text:style-name="T1">| &gt; loss_0: 2.5044631958007812 <text:s/>(2.5703288064442087)</text:span></text:p>
      <text:p text:style-name="P3"><text:s text:c="5"/><text:span text:style-name="T1">| &gt; grad_norm_0: tensor(35.8421, device='cuda:0') <text:s/>(tensor(21.0574, device='cuda:0'))</text:span></text:p>
      <text:p text:style-name="P3"><text:s text:c="5"/><text:span text:style-name="T1">| &gt; loss_gen: 2.450899600982666 <text:s/>(2.2336528253093095)</text:span></text:p>
      <text:p text:style-name="P3"><text:s text:c="5"/><text:span text:style-name="T1">| &gt; loss_kl: 1.5653245449066162 <text:s/>(1.6146950506047024)</text:span></text:p>
      <text:p text:style-name="P3"><text:s text:c="5"/><text:span text:style-name="T1">| &gt; loss_feat: 7.283891201019287 <text:s/>(6.80102929314042)</text:span></text:p>
      <text:p text:style-name="P3"><text:s text:c="5"/><text:span text:style-name="T1">| &gt; loss_mel: 15.814393043518066 <text:s/>(15.438343448669729)</text:span></text:p>
      <text:p text:style-name="P3"><text:s text:c="5"/><text:span text:style-name="T1">| &gt; loss_duration: 1.5300953388214111 <text:s/>(1.4301712942431546)</text:span></text:p>
      <text:p text:style-name="P3"><text:s text:c="5"/><text:span text:style-name="T1">| &gt; amp_scaler: 128.0 <text:s/>(174.52665589660754)</text:span></text:p>
      <text:p text:style-name="P3"><text:s text:c="5"/><text:span text:style-name="T1">| &gt; loss_1: 28.644603729248047 <text:s/>(27.517891959342883)</text:span></text:p>
      <text:p text:style-name="P3"><text:s text:c="5"/><text:span text:style-name="T1">| &gt; grad_norm_1: tensor(837.7761, device='cuda:0') <text:s/>(tensor(258.0875, device='cuda:0'))</text:span></text:p>
      <text:p text:style-name="P3"><text:s text:c="5"/><text:span text:style-name="T1">| &gt; current_lr_0: 0.00019935101461010442 </text:span></text:p>
      <text:p text:style-name="P3"><text:s text:c="5"/><text:span text:style-name="T1">| &gt; current_lr_1: 0.00019935101461010442 </text:span></text:p>
      <text:p text:style-name="P3"><text:s text:c="5"/><text:span text:style-name="T1">| &gt; step_time: 1.2109 <text:s/>(0.707457216953037)</text:span></text:p>
      <text:p text:style-name="P3"><text:s text:c="5"/><text:span text:style-name="T1">| &gt; loader_time: 0.0154 <text:s/>(0.008510416659476876)</text:span></text:p>
      <text:p text:style-name="P5"/>
      <text:p text:style-name="P5"/>
      <text:p text:style-name="P3"><text:s/><text:span text:style-name="T1">&gt; CHECKPOINT : /kaggle/working/vits_4_nov-May-14-2025_10+28AM-0000000/checkpoint_8940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273779233296712 [0m(-0.00012163321177164742)</text:span></text:p>
      <text:p text:style-name="P3"><text:s text:c="5"/><text:span text:style-name="T1">| &gt; avg_loss_disc:[92m 2.522285004456838 [0m(-0.08503729104995728)</text:span></text:p>
      <text:p text:style-name="P3"><text:s text:c="5"/><text:span text:style-name="T1">| &gt; avg_loss_disc_real_0:[92m 0.1442653133223454 [0m(-0.014578340575098991)</text:span></text:p>
      <text:p text:style-name="P3"><text:s text:c="5"/><text:span text:style-name="T1">| &gt; avg_loss_disc_real_1:[92m 0.17139596616228422 [0m(-0.007122654467821121)</text:span></text:p>
      <text:p text:style-name="P3"><text:s text:c="5"/><text:span text:style-name="T1">| &gt; avg_loss_disc_real_2:[92m 0.18940273796518645 [0m(-0.006082302580277116)</text:span></text:p>
      <text:p text:style-name="P3"><text:soft-page-break/><text:s text:c="5"/><text:span text:style-name="T1">| &gt; avg_loss_disc_real_3:[91m 0.22096187248826027 [0m(+0.011243286232153565)</text:span></text:p>
      <text:p text:style-name="P3"><text:s text:c="5"/><text:span text:style-name="T1">| &gt; avg_loss_disc_real_4:[92m 0.23676555479566255 [0m(-0.00018955146272978118)</text:span></text:p>
      <text:p text:style-name="P3"><text:s text:c="5"/><text:span text:style-name="T1">| &gt; avg_loss_disc_real_5:[91m 0.24566969027121863 [0m(+0.022836408267418562)</text:span></text:p>
      <text:p text:style-name="P3"><text:s text:c="5"/><text:span text:style-name="T1">| &gt; avg_loss_0:[92m 2.522285004456838 [0m(-0.08503729104995728)</text:span></text:p>
      <text:p text:style-name="P3"><text:s text:c="5"/><text:span text:style-name="T1">| &gt; avg_loss_gen:[91m 2.0537258187929788 [0m(+0.15471357107162453)</text:span></text:p>
      <text:p text:style-name="P3"><text:s text:c="5"/><text:span text:style-name="T1">| &gt; avg_loss_kl:[91m 1.7379916906356812 [0m(+0.018413712580998665)</text:span></text:p>
      <text:p text:style-name="P3"><text:s text:c="5"/><text:span text:style-name="T1">| &gt; avg_loss_feat:[91m 6.223216533660889 [0m(+0.018160700798034668)</text:span></text:p>
      <text:p text:style-name="P3"><text:s text:c="5"/><text:span text:style-name="T1">| &gt; avg_loss_mel:[92m 15.216332991917929 [0m(-0.21945516268412213)</text:span></text:p>
      <text:p text:style-name="P3"><text:s text:c="5"/><text:span text:style-name="T1">| &gt; avg_loss_duration:[91m 1.5298860867818196 [0m(+0.0006406605243682861)</text:span></text:p>
      <text:p text:style-name="P3"><text:s text:c="5"/><text:span text:style-name="T1">| &gt; avg_loss_1:[92m 26.76115306218465 [0m(-0.027526378631591797)</text:span></text:p>
      <text:p text:style-name="P5"/>
      <text:p text:style-name="P3"><text:s/><text:span text:style-name="T1">&gt; BEST MODEL : /kaggle/working/vits_4_nov-May-14-2025_10+28AM-0000000/best_model_894011.pth</text:span></text:p>
      <text:p text:style-name="P5"/>
      <text:p text:style-name="P1">[4m[1m &gt; EPOCH: 27/50[0m</text:p>
      <text:p text:style-name="P3"><text:s/><text:span text:style-name="T1">--&gt; /kaggle/working/vits_4_nov-May-14-2025_10+28AM-0000000</text:span></text:p>
      <text:p text:style-name="P5"/>
      <text:p text:style-name="P1">[1m &gt; TRAINING (2025-05-14 13:59:55) [0m</text:p>
      <text:p text:style-name="P5"/>
      <text:p text:style-name="P1">[1m <text:s text:c="2"/>--&gt; TIME: 2025-05-14 14:00:45 -- STEP: 89/630 -- GLOBAL_STEP: 894100[0m</text:p>
      <text:p text:style-name="P3"><text:s text:c="5"/><text:span text:style-name="T1">| &gt; loss_disc: 2.5677289962768555 <text:s/>(2.5832440424501235)</text:span></text:p>
      <text:p text:style-name="P3"><text:s text:c="5"/><text:span text:style-name="T1">| &gt; loss_disc_real_0: 0.0941711887717247 <text:s/>(0.16559753859980725)</text:span></text:p>
      <text:p text:style-name="P3"><text:s text:c="5"/><text:span text:style-name="T1">| &gt; loss_disc_real_1: 0.1725863367319107 <text:s/>(0.21239188681827503)</text:span></text:p>
      <text:p text:style-name="P3"><text:s text:c="5"/><text:span text:style-name="T1">| &gt; loss_disc_real_2: 0.17287816107273102 <text:s/>(0.22718310448225965)</text:span></text:p>
      <text:p text:style-name="P3"><text:s text:c="5"/><text:span text:style-name="T1">| &gt; loss_disc_real_3: 0.21631093323230743 <text:s/>(0.23037607833910523)</text:span></text:p>
      <text:p text:style-name="P3"><text:s text:c="5"/><text:span text:style-name="T1">| &gt; loss_disc_real_4: 0.2243182361125946 <text:s/>(0.23832319208075492)</text:span></text:p>
      <text:p text:style-name="P3"><text:s text:c="5"/><text:span text:style-name="T1">| &gt; loss_disc_real_5: 0.22078734636306763 <text:s/>(0.23467730906572234)</text:span></text:p>
      <text:p text:style-name="P3"><text:s text:c="5"/><text:span text:style-name="T1">| &gt; loss_0: 2.5677289962768555 <text:s/>(2.5832440424501235)</text:span></text:p>
      <text:p text:style-name="P3"><text:s text:c="5"/><text:span text:style-name="T1">| &gt; grad_norm_0: tensor(6.8641, device='cuda:0') <text:s/>(tensor(13.3966, device='cuda:0'))</text:span></text:p>
      <text:p text:style-name="P3"><text:s text:c="5"/><text:span text:style-name="T1">| &gt; loss_gen: 2.1587777137756348 <text:s/>(2.217611387874304)</text:span></text:p>
      <text:p text:style-name="P3"><text:s text:c="5"/><text:span text:style-name="T1">| &gt; loss_kl: 1.4864838123321533 <text:s/>(1.5342122919104073)</text:span></text:p>
      <text:p text:style-name="P3"><text:s text:c="5"/><text:span text:style-name="T1">| &gt; loss_feat: 7.067257404327393 <text:s/>(7.01992910899473)</text:span></text:p>
      <text:p text:style-name="P3"><text:s text:c="5"/><text:span text:style-name="T1">| &gt; loss_mel: 15.05163288116455 <text:s/>(15.481766807899046)</text:span></text:p>
      <text:p text:style-name="P3"><text:s text:c="5"/><text:span text:style-name="T1">| &gt; loss_duration: 1.433026671409607 <text:s/>(1.4362209941563988)</text:span></text:p>
      <text:p text:style-name="P3"><text:s text:c="5"/><text:span text:style-name="T1">| &gt; amp_scaler: 128.0 <text:s/>(128.0)</text:span></text:p>
      <text:p text:style-name="P3"><text:s text:c="5"/><text:span text:style-name="T1">| &gt; loss_1: 27.19717788696289 <text:s/>(27.6897408131803)</text:span></text:p>
      <text:p text:style-name="P3"><text:s text:c="5"/><text:span text:style-name="T1">| &gt; grad_norm_1: tensor(54.7561, device='cuda:0') <text:s/>(tensor(151.9429, device='cuda:0'))</text:span></text:p>
      <text:p text:style-name="P3"><text:s text:c="5"/><text:span text:style-name="T1">| &gt; current_lr_0: 0.00019932609573327815 </text:span></text:p>
      <text:p text:style-name="P3"><text:s text:c="5"/><text:span text:style-name="T1">| &gt; current_lr_1: 0.00019932609573327815 </text:span></text:p>
      <text:p text:style-name="P3"><text:s text:c="5"/><text:span text:style-name="T1">| &gt; step_time: 0.5314 <text:s/>(0.5391824406184508)</text:span></text:p>
      <text:p text:style-name="P3"><text:s text:c="5"/><text:span text:style-name="T1">| &gt; loader_time: 0.0054 <text:s/>(0.005355146493804591)</text:span></text:p>
      <text:p text:style-name="P5"/>
      <text:p text:style-name="P5"/>
      <text:p text:style-name="P1">[1m <text:s text:c="2"/>--&gt; TIME: 2025-05-14 14:01:44 -- STEP: 189/630 -- GLOBAL_STEP: 894200[0m</text:p>
      <text:p text:style-name="P3"><text:s text:c="5"/><text:span text:style-name="T1">| &gt; loss_disc: 2.6545281410217285 <text:s/>(2.5680161052280015)</text:span></text:p>
      <text:p text:style-name="P3"><text:s text:c="5"/><text:span text:style-name="T1">| &gt; loss_disc_real_0: 0.23078209161758423 <text:s/>(0.16510166760001857)</text:span></text:p>
      <text:p text:style-name="P3"><text:s text:c="5"/><text:span text:style-name="T1">| &gt; loss_disc_real_1: 0.24672414362430573 <text:s/>(0.2119437344175167)</text:span></text:p>
      <text:p text:style-name="P3"><text:s text:c="5"/><text:span text:style-name="T1">| &gt; loss_disc_real_2: 0.21327397227287292 <text:s/>(0.2266873519020106)</text:span></text:p>
      <text:p text:style-name="P3"><text:s text:c="5"/><text:span text:style-name="T1">| &gt; loss_disc_real_3: 0.23152673244476318 <text:s/>(0.22910589090100042)</text:span></text:p>
      <text:p text:style-name="P3"><text:s text:c="5"/><text:span text:style-name="T1">| &gt; loss_disc_real_4: 0.170954167842865 <text:s/>(0.23725086119439867)</text:span></text:p>
      <text:p text:style-name="P3"><text:s text:c="5"/><text:span text:style-name="T1">| &gt; loss_disc_real_5: 0.2265065759420395 <text:s/>(0.2311006528202188)</text:span></text:p>
      <text:p text:style-name="P3"><text:s text:c="5"/><text:span text:style-name="T1">| &gt; loss_0: 2.6545281410217285 <text:s/>(2.5680161052280015)</text:span></text:p>
      <text:p text:style-name="P3"><text:s text:c="5"/><text:span text:style-name="T1">| &gt; grad_norm_0: tensor(35.2875, device='cuda:0') <text:s/>(tensor(18.8377, device='cuda:0'))</text:span></text:p>
      <text:p text:style-name="P3"><text:s text:c="5"/><text:span text:style-name="T1">| &gt; loss_gen: 2.1433310508728027 <text:s/>(2.234196203726311)</text:span></text:p>
      <text:p text:style-name="P3"><text:s text:c="5"/><text:span text:style-name="T1">| &gt; loss_kl: 1.7170859575271606 <text:s/>(1.5678539225664094)</text:span></text:p>
      <text:p text:style-name="P3"><text:s text:c="5"/><text:span text:style-name="T1">| &gt; loss_feat: 7.4810309410095215 <text:s/>(6.995018328308428)</text:span></text:p>
      <text:p text:style-name="P3"><text:s text:c="5"/><text:span text:style-name="T1">| &gt; loss_mel: 15.407057762145996 <text:s/>(15.521943622165256)</text:span></text:p>
      <text:p text:style-name="P3"><text:s text:c="5"/><text:span text:style-name="T1">| &gt; loss_duration: 1.4368923902511597 <text:s/>(1.3955074220738088)</text:span></text:p>
      <text:p text:style-name="P3"><text:soft-page-break/><text:s text:c="5"/><text:span text:style-name="T1">| &gt; amp_scaler: 128.0 <text:s/>(128.0)</text:span></text:p>
      <text:p text:style-name="P3"><text:s text:c="5"/><text:span text:style-name="T1">| &gt; loss_1: 28.18539810180664 <text:s/>(27.714519551191387)</text:span></text:p>
      <text:p text:style-name="P3"><text:s text:c="5"/><text:span text:style-name="T1">| &gt; grad_norm_1: tensor(200.4768, device='cuda:0') <text:s/>(tensor(226.0314, device='cuda:0'))</text:span></text:p>
      <text:p text:style-name="P3"><text:s text:c="5"/><text:span text:style-name="T1">| &gt; current_lr_0: 0.00019932609573327815 </text:span></text:p>
      <text:p text:style-name="P3"><text:s text:c="5"/><text:span text:style-name="T1">| &gt; current_lr_1: 0.00019932609573327815 </text:span></text:p>
      <text:p text:style-name="P3"><text:s text:c="5"/><text:span text:style-name="T1">| &gt; step_time: 0.58 <text:s/>(0.5586714113830895)</text:span></text:p>
      <text:p text:style-name="P3"><text:s text:c="5"/><text:span text:style-name="T1">| &gt; loader_time: 0.0063 <text:s/>(0.005839041301182338)</text:span></text:p>
      <text:p text:style-name="P5"/>
      <text:p text:style-name="P5"/>
      <text:p text:style-name="P1">[1m <text:s text:c="2"/>--&gt; TIME: 2025-05-14 14:02:47 -- STEP: 289/630 -- GLOBAL_STEP: 894300[0m</text:p>
      <text:p text:style-name="P3"><text:s text:c="5"/><text:span text:style-name="T1">| &gt; loss_disc: 2.527235269546509 <text:s/>(2.568113812938281)</text:span></text:p>
      <text:p text:style-name="P3"><text:s text:c="5"/><text:span text:style-name="T1">| &gt; loss_disc_real_0: 0.1371433436870575 <text:s/>(0.16629308954551553)</text:span></text:p>
      <text:p text:style-name="P3"><text:s text:c="5"/><text:span text:style-name="T1">| &gt; loss_disc_real_1: 0.21884502470493317 <text:s/>(0.21132409758221324)</text:span></text:p>
      <text:p text:style-name="P3"><text:s text:c="5"/><text:span text:style-name="T1">| &gt; loss_disc_real_2: 0.2048213928937912 <text:s/>(0.22600948405822668)</text:span></text:p>
      <text:p text:style-name="P3"><text:s text:c="5"/><text:span text:style-name="T1">| &gt; loss_disc_real_3: 0.22641345858573914 <text:s/>(0.2300300886886755)</text:span></text:p>
      <text:p text:style-name="P3"><text:s text:c="5"/><text:span text:style-name="T1">| &gt; loss_disc_real_4: 0.2505433261394501 <text:s/>(0.23859900298003095)</text:span></text:p>
      <text:p text:style-name="P3"><text:s text:c="5"/><text:span text:style-name="T1">| &gt; loss_disc_real_5: 0.23990540206432343 <text:s/>(0.2298096231729514)</text:span></text:p>
      <text:p text:style-name="P3"><text:s text:c="5"/><text:span text:style-name="T1">| &gt; loss_0: 2.527235269546509 <text:s/>(2.568113812938281)</text:span></text:p>
      <text:p text:style-name="P3"><text:s text:c="5"/><text:span text:style-name="T1">| &gt; grad_norm_0: tensor(22.7295, device='cuda:0') <text:s/>(tensor(20.4249, device='cuda:0'))</text:span></text:p>
      <text:p text:style-name="P3"><text:s text:c="5"/><text:span text:style-name="T1">| &gt; loss_gen: 2.111034393310547 <text:s/>(2.2402697710842427)</text:span></text:p>
      <text:p text:style-name="P3"><text:s text:c="5"/><text:span text:style-name="T1">| &gt; loss_kl: 1.7663902044296265 <text:s/>(1.5930882510841928)</text:span></text:p>
      <text:p text:style-name="P3"><text:s text:c="5"/><text:span text:style-name="T1">| &gt; loss_feat: 6.726494312286377 <text:s/>(6.946313516491425)</text:span></text:p>
      <text:p text:style-name="P3"><text:s text:c="5"/><text:span text:style-name="T1">| &gt; loss_mel: 15.062750816345215 <text:s/>(15.526856706216673)</text:span></text:p>
      <text:p text:style-name="P3"><text:s text:c="5"/><text:span text:style-name="T1">| &gt; loss_duration: 1.4506149291992188 <text:s/>(1.399229332237508)</text:span></text:p>
      <text:p text:style-name="P3"><text:s text:c="5"/><text:span text:style-name="T1">| &gt; amp_scaler: 128.0 <text:s/>(128.0)</text:span></text:p>
      <text:p text:style-name="P3"><text:s text:c="5"/><text:span text:style-name="T1">| &gt; loss_1: 27.117284774780273 <text:s/>(27.705757669099057)</text:span></text:p>
      <text:p text:style-name="P3"><text:s text:c="5"/><text:span text:style-name="T1">| &gt; grad_norm_1: tensor(306.6739, device='cuda:0') <text:s/>(tensor(247.7672, device='cuda:0'))</text:span></text:p>
      <text:p text:style-name="P3"><text:s text:c="5"/><text:span text:style-name="T1">| &gt; current_lr_0: 0.00019932609573327815 </text:span></text:p>
      <text:p text:style-name="P3"><text:s text:c="5"/><text:span text:style-name="T1">| &gt; current_lr_1: 0.00019932609573327815 </text:span></text:p>
      <text:p text:style-name="P3"><text:s text:c="5"/><text:span text:style-name="T1">| &gt; step_time: 0.6411 <text:s/>(0.5812818616319287)</text:span></text:p>
      <text:p text:style-name="P3"><text:s text:c="5"/><text:span text:style-name="T1">| &gt; loader_time: 0.0082 <text:s/>(0.0064382412854362935)</text:span></text:p>
      <text:p text:style-name="P5"/>
      <text:p text:style-name="P5"/>
      <text:p text:style-name="P1">[1m <text:s text:c="2"/>--&gt; TIME: 2025-05-14 14:03:56 -- STEP: 389/630 -- GLOBAL_STEP: 894400[0m</text:p>
      <text:p text:style-name="P3"><text:s text:c="5"/><text:span text:style-name="T1">| &gt; loss_disc: 2.6409833431243896 <text:s/>(2.574537438414704)</text:span></text:p>
      <text:p text:style-name="P3"><text:s text:c="5"/><text:span text:style-name="T1">| &gt; loss_disc_real_0: 0.13147039711475372 <text:s/>(0.1662301372707963)</text:span></text:p>
      <text:p text:style-name="P3"><text:s text:c="5"/><text:span text:style-name="T1">| &gt; loss_disc_real_1: 0.24324560165405273 <text:s/>(0.21168594384101486)</text:span></text:p>
      <text:p text:style-name="P3"><text:s text:c="5"/><text:span text:style-name="T1">| &gt; loss_disc_real_2: 0.25442102551460266 <text:s/>(0.22686907750551988)</text:span></text:p>
      <text:p text:style-name="P3"><text:s text:c="5"/><text:span text:style-name="T1">| &gt; loss_disc_real_3: 0.24939410388469696 <text:s/>(0.23054699607404155)</text:span></text:p>
      <text:p text:style-name="P3"><text:s text:c="5"/><text:span text:style-name="T1">| &gt; loss_disc_real_4: 0.24666890501976013 <text:s/>(0.23908762082189397)</text:span></text:p>
      <text:p text:style-name="P3"><text:s text:c="5"/><text:span text:style-name="T1">| &gt; loss_disc_real_5: 0.2611996531486511 <text:s/>(0.22981780598892956)</text:span></text:p>
      <text:p text:style-name="P3"><text:s text:c="5"/><text:span text:style-name="T1">| &gt; loss_0: 2.6409833431243896 <text:s/>(2.574537438414704)</text:span></text:p>
      <text:p text:style-name="P3"><text:s text:c="5"/><text:span text:style-name="T1">| &gt; grad_norm_0: tensor(22.5398, device='cuda:0') <text:s/>(tensor(20.5892, device='cuda:0'))</text:span></text:p>
      <text:p text:style-name="P3"><text:s text:c="5"/><text:span text:style-name="T1">| &gt; loss_gen: 2.3552913665771484 <text:s/>(2.232875443362946)</text:span></text:p>
      <text:p text:style-name="P3"><text:s text:c="5"/><text:span text:style-name="T1">| &gt; loss_kl: 1.582982063293457 <text:s/>(1.5990332291487865)</text:span></text:p>
      <text:p text:style-name="P3"><text:s text:c="5"/><text:span text:style-name="T1">| &gt; loss_feat: 6.587188720703125 <text:s/>(6.908449910906717)</text:span></text:p>
      <text:p text:style-name="P3"><text:s text:c="5"/><text:span text:style-name="T1">| &gt; loss_mel: 15.590124130249023 <text:s/>(15.510121921647178)</text:span></text:p>
      <text:p text:style-name="P3"><text:s text:c="5"/><text:span text:style-name="T1">| &gt; loss_duration: 1.4660383462905884 <text:s/>(1.4140358697479378)</text:span></text:p>
      <text:p text:style-name="P3"><text:s text:c="5"/><text:span text:style-name="T1">| &gt; amp_scaler: 128.0 <text:s/>(128.0)</text:span></text:p>
      <text:p text:style-name="P3"><text:s text:c="5"/><text:span text:style-name="T1">| &gt; loss_1: 27.58162498474121 <text:s/>(27.664516434264975)</text:span></text:p>
      <text:p text:style-name="P3"><text:s text:c="5"/><text:span text:style-name="T1">| &gt; grad_norm_1: tensor(508.1290, device='cuda:0') <text:s/>(tensor(245.0278, device='cuda:0'))</text:span></text:p>
      <text:p text:style-name="P3"><text:s text:c="5"/><text:span text:style-name="T1">| &gt; current_lr_0: 0.00019932609573327815 </text:span></text:p>
      <text:p text:style-name="P3"><text:s text:c="5"/><text:span text:style-name="T1">| &gt; current_lr_1: 0.00019932609573327815 </text:span></text:p>
      <text:p text:style-name="P3"><text:s text:c="5"/><text:span text:style-name="T1">| &gt; step_time: 0.7066 <text:s/>(0.605114323314481)</text:span></text:p>
      <text:p text:style-name="P3"><text:s text:c="5"/><text:span text:style-name="T1">| &gt; loader_time: 0.0083 <text:s/>(0.006951595639814753)</text:span></text:p>
      <text:p text:style-name="P5"/>
      <text:p text:style-name="P5"/>
      <text:p text:style-name="P1">[1m <text:s text:c="2"/>--&gt; TIME: 2025-05-14 14:05:13 -- STEP: 489/630 -- GLOBAL_STEP: 894500[0m</text:p>
      <text:p text:style-name="P3"><text:s text:c="5"/><text:span text:style-name="T1">| &gt; loss_disc: 2.644747734069824 <text:s/>(2.5821796945755224)</text:span></text:p>
      <text:p text:style-name="P3"><text:soft-page-break/><text:s text:c="5"/><text:span text:style-name="T1">| &gt; loss_disc_real_0: 0.17494583129882812 <text:s/>(0.1669678629084599)</text:span></text:p>
      <text:p text:style-name="P3"><text:s text:c="5"/><text:span text:style-name="T1">| &gt; loss_disc_real_1: 0.3472725450992584 <text:s/>(0.21183860067331475)</text:span></text:p>
      <text:p text:style-name="P3"><text:s text:c="5"/><text:span text:style-name="T1">| &gt; loss_disc_real_2: 0.2675691843032837 <text:s/>(0.22784515284382736)</text:span></text:p>
      <text:p text:style-name="P3"><text:s text:c="5"/><text:span text:style-name="T1">| &gt; loss_disc_real_3: 0.27444392442703247 <text:s/>(0.2308724519543365)</text:span></text:p>
      <text:p text:style-name="P3"><text:s text:c="5"/><text:span text:style-name="T1">| &gt; loss_disc_real_4: 0.2598419189453125 <text:s/>(0.2397376592966189)</text:span></text:p>
      <text:p text:style-name="P3"><text:s text:c="5"/><text:span text:style-name="T1">| &gt; loss_disc_real_5: 0.2727237045764923 <text:s/>(0.23212084384417972)</text:span></text:p>
      <text:p text:style-name="P3"><text:s text:c="5"/><text:span text:style-name="T1">| &gt; loss_0: 2.644747734069824 <text:s/>(2.5821796945755224)</text:span></text:p>
      <text:p text:style-name="P3"><text:s text:c="5"/><text:span text:style-name="T1">| &gt; grad_norm_0: tensor(17.1799, device='cuda:0') <text:s/>(tensor(19.4249, device='cuda:0'))</text:span></text:p>
      <text:p text:style-name="P3"><text:s text:c="5"/><text:span text:style-name="T1">| &gt; loss_gen: 2.4464378356933594 <text:s/>(2.2257841472001667)</text:span></text:p>
      <text:p text:style-name="P3"><text:s text:c="5"/><text:span text:style-name="T1">| &gt; loss_kl: 1.6964823007583618 <text:s/>(1.6030497156037877)</text:span></text:p>
      <text:p text:style-name="P3"><text:s text:c="5"/><text:span text:style-name="T1">| &gt; loss_feat: 6.837000846862793 <text:s/>(6.860147568833366)</text:span></text:p>
      <text:p text:style-name="P3"><text:s text:c="5"/><text:span text:style-name="T1">| &gt; loss_mel: 15.6535062789917 <text:s/>(15.511683249522328)</text:span></text:p>
      <text:p text:style-name="P3"><text:s text:c="5"/><text:span text:style-name="T1">| &gt; loss_duration: 1.455643653869629 <text:s/>(1.415985494303558)</text:span></text:p>
      <text:p text:style-name="P3"><text:s text:c="5"/><text:span text:style-name="T1">| &gt; amp_scaler: 128.0 <text:s/>(128.0)</text:span></text:p>
      <text:p text:style-name="P3"><text:s text:c="5"/><text:span text:style-name="T1">| &gt; loss_1: 28.089069366455078 <text:s/>(27.616650224463335)</text:span></text:p>
      <text:p text:style-name="P3"><text:s text:c="5"/><text:span text:style-name="T1">| &gt; grad_norm_1: tensor(182.2418, device='cuda:0') <text:s/>(tensor(228.3878, device='cuda:0'))</text:span></text:p>
      <text:p text:style-name="P3"><text:s text:c="5"/><text:span text:style-name="T1">| &gt; current_lr_0: 0.00019932609573327815 </text:span></text:p>
      <text:p text:style-name="P3"><text:s text:c="5"/><text:span text:style-name="T1">| &gt; current_lr_1: 0.00019932609573327815 </text:span></text:p>
      <text:p text:style-name="P3"><text:s text:c="5"/><text:span text:style-name="T1">| &gt; step_time: 0.8047 <text:s/>(0.6356004400974894)</text:span></text:p>
      <text:p text:style-name="P3"><text:s text:c="5"/><text:span text:style-name="T1">| &gt; loader_time: 0.0101 <text:s/>(0.007460453758941837)</text:span></text:p>
      <text:p text:style-name="P5"/>
      <text:p text:style-name="P5"/>
      <text:p text:style-name="P3"><text:s/><text:span text:style-name="T1">&gt; CHECKPOINT : /kaggle/working/vits_4_nov-May-14-2025_10+28AM-0000000/checkpoint_894500.pth</text:span></text:p>
      <text:p text:style-name="P5"/>
      <text:p text:style-name="P1">[1m <text:s text:c="2"/>--&gt; TIME: 2025-05-14 14:06:45 -- STEP: 589/630 -- GLOBAL_STEP: 894600[0m</text:p>
      <text:p text:style-name="P3"><text:s text:c="5"/><text:span text:style-name="T1">| &gt; loss_disc: 2.6180837154388428 <text:s/>(2.583149000015647)</text:span></text:p>
      <text:p text:style-name="P3"><text:s text:c="5"/><text:span text:style-name="T1">| &gt; loss_disc_real_0: 0.16217514872550964 <text:s/>(0.16796501388169302)</text:span></text:p>
      <text:p text:style-name="P3"><text:s text:c="5"/><text:span text:style-name="T1">| &gt; loss_disc_real_1: 0.2653869688510895 <text:s/>(0.21189771276378466)</text:span></text:p>
      <text:p text:style-name="P3"><text:s text:c="5"/><text:span text:style-name="T1">| &gt; loss_disc_real_2: 0.25820156931877136 <text:s/>(0.22834270009818425)</text:span></text:p>
      <text:p text:style-name="P3"><text:s text:c="5"/><text:span text:style-name="T1">| &gt; loss_disc_real_3: 0.2759656310081482 <text:s/>(0.2302873731924439)</text:span></text:p>
      <text:p text:style-name="P3"><text:s text:c="5"/><text:span text:style-name="T1">| &gt; loss_disc_real_4: 0.2635432481765747 <text:s/>(0.2400169764947405)</text:span></text:p>
      <text:p text:style-name="P3"><text:s text:c="5"/><text:span text:style-name="T1">| &gt; loss_disc_real_5: 0.18336327373981476 <text:s/>(0.2317163911355574)</text:span></text:p>
      <text:p text:style-name="P3"><text:s text:c="5"/><text:span text:style-name="T1">| &gt; loss_0: 2.6180837154388428 <text:s/>(2.583149000015647)</text:span></text:p>
      <text:p text:style-name="P3"><text:s text:c="5"/><text:span text:style-name="T1">| &gt; grad_norm_0: tensor(9.8432, device='cuda:0') <text:s/>(tensor(19.3664, device='cuda:0'))</text:span></text:p>
      <text:p text:style-name="P3"><text:s text:c="5"/><text:span text:style-name="T1">| &gt; loss_gen: 2.0957083702087402 <text:s/>(2.22190255463022)</text:span></text:p>
      <text:p text:style-name="P3"><text:s text:c="5"/><text:span text:style-name="T1">| &gt; loss_kl: 1.7349082231521606 <text:s/>(1.6076986648028495)</text:span></text:p>
      <text:p text:style-name="P3"><text:s text:c="5"/><text:span text:style-name="T1">| &gt; loss_feat: 5.5572028160095215 <text:s/>(6.816665256772259)</text:span></text:p>
      <text:p text:style-name="P3"><text:s text:c="5"/><text:span text:style-name="T1">| &gt; loss_mel: 15.48355484008789 <text:s/>(15.517861779153044)</text:span></text:p>
      <text:p text:style-name="P3"><text:s text:c="5"/><text:span text:style-name="T1">| &gt; loss_duration: 1.4698240756988525 <text:s/>(1.424384816797967)</text:span></text:p>
      <text:p text:style-name="P3"><text:s text:c="5"/><text:span text:style-name="T1">| &gt; amp_scaler: 128.0 <text:s/>(128.0)</text:span></text:p>
      <text:p text:style-name="P3"><text:s text:c="5"/><text:span text:style-name="T1">| &gt; loss_1: 26.341197967529297 <text:s/>(27.588513100693714)</text:span></text:p>
      <text:p text:style-name="P3"><text:s text:c="5"/><text:span text:style-name="T1">| &gt; grad_norm_1: tensor(159.8746, device='cuda:0') <text:s/>(tensor(227.6174, device='cuda:0'))</text:span></text:p>
      <text:p text:style-name="P3"><text:s text:c="5"/><text:span text:style-name="T1">| &gt; current_lr_0: 0.00019932609573327815 </text:span></text:p>
      <text:p text:style-name="P3"><text:s text:c="5"/><text:span text:style-name="T1">| &gt; current_lr_1: 0.00019932609573327815 </text:span></text:p>
      <text:p text:style-name="P3"><text:s text:c="5"/><text:span text:style-name="T1">| &gt; step_time: 1.0355 <text:s/>(0.6769659001070293)</text:span></text:p>
      <text:p text:style-name="P3"><text:s text:c="5"/><text:span text:style-name="T1">| &gt; loader_time: 0.013 <text:s/>(0.008049839016537108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202571551005046 [0m(-7.120768229166609e-05)</text:span></text:p>
      <text:p text:style-name="P3"><text:s text:c="5"/><text:span text:style-name="T1">| &gt; avg_loss_disc:[91m 2.6989572842915854 [0m(+0.17667227983474731)</text:span></text:p>
      <text:p text:style-name="P3"><text:s text:c="5"/><text:span text:style-name="T1">| &gt; avg_loss_disc_real_0:[91m 0.21026518568396568 [0m(+0.06599987236162028)</text:span></text:p>
      <text:p text:style-name="P3"><text:s text:c="5"/><text:span text:style-name="T1">| &gt; avg_loss_disc_real_1:[91m 0.21350008870164552 [0m(+0.0421041225393613)</text:span></text:p>
      <text:p text:style-name="P3"><text:s text:c="5"/><text:span text:style-name="T1">| &gt; avg_loss_disc_real_2:[91m 0.19280093908309937 [0m(+0.003398201117912919)</text:span></text:p>
      <text:p text:style-name="P3"><text:s text:c="5"/><text:span text:style-name="T1">| &gt; avg_loss_disc_real_3:[91m 0.25457438329855603 [0m(+0.03361251081029576)</text:span></text:p>
      <text:p text:style-name="P3"><text:soft-page-break/><text:s text:c="5"/><text:span text:style-name="T1">| &gt; avg_loss_disc_real_4:[92m 0.21826023111740747 [0m(-0.01850532367825508)</text:span></text:p>
      <text:p text:style-name="P3"><text:s text:c="5"/><text:span text:style-name="T1">| &gt; avg_loss_disc_real_5:[92m 0.20293784017364183 [0m(-0.042731850097576796)</text:span></text:p>
      <text:p text:style-name="P3"><text:s text:c="5"/><text:span text:style-name="T1">| &gt; avg_loss_0:[91m 2.6989572842915854 [0m(+0.17667227983474731)</text:span></text:p>
      <text:p text:style-name="P3"><text:s text:c="5"/><text:span text:style-name="T1">| &gt; avg_loss_gen:[92m 1.9497977097829182 [0m(-0.10392810901006055)</text:span></text:p>
      <text:p text:style-name="P3"><text:s text:c="5"/><text:span text:style-name="T1">| &gt; avg_loss_kl:[91m 1.8289323846499126 [0m(+0.09094069401423144)</text:span></text:p>
      <text:p text:style-name="P3"><text:s text:c="5"/><text:span text:style-name="T1">| &gt; avg_loss_feat:[91m 6.662873148918152 [0m(+0.4396566152572632)</text:span></text:p>
      <text:p text:style-name="P3"><text:s text:c="5"/><text:span text:style-name="T1">| &gt; avg_loss_mel:[91m 15.92339563369751 [0m(+0.7070626417795811)</text:span></text:p>
      <text:p text:style-name="P3"><text:s text:c="5"/><text:span text:style-name="T1">| &gt; avg_loss_duration:[91m 1.5392732123533885 [0m(+0.009387125571568955)</text:span></text:p>
      <text:p text:style-name="P3"><text:s text:c="5"/><text:span text:style-name="T1">| &gt; avg_loss_1:[91m 27.904272238413494 [0m(+1.1431191762288435)</text:span></text:p>
      <text:p text:style-name="P5"/>
      <text:p text:style-name="P5"/>
      <text:p text:style-name="P1">[4m[1m &gt; EPOCH: 28/50[0m</text:p>
      <text:p text:style-name="P3"><text:s/><text:span text:style-name="T1">--&gt; /kaggle/working/vits_4_nov-May-14-2025_10+28AM-0000000</text:span></text:p>
      <text:p text:style-name="P5"/>
      <text:p text:style-name="P1">[1m &gt; TRAINING (2025-05-14 14:07:41) [0m</text:p>
      <text:p text:style-name="P5"/>
      <text:p text:style-name="P1">[1m <text:s text:c="2"/>--&gt; TIME: 2025-05-14 14:08:13 -- STEP: 59/630 -- GLOBAL_STEP: 894700[0m</text:p>
      <text:p text:style-name="P3"><text:s text:c="5"/><text:span text:style-name="T1">| &gt; loss_disc: 2.5045204162597656 <text:s/>(2.5679217435545847)</text:span></text:p>
      <text:p text:style-name="P3"><text:s text:c="5"/><text:span text:style-name="T1">| &gt; loss_disc_real_0: 0.20781771838665009 <text:s/>(0.1742496815020755)</text:span></text:p>
      <text:p text:style-name="P3"><text:s text:c="5"/><text:span text:style-name="T1">| &gt; loss_disc_real_1: 0.19793309271335602 <text:s/>(0.213518803655091)</text:span></text:p>
      <text:p text:style-name="P3"><text:s text:c="5"/><text:span text:style-name="T1">| &gt; loss_disc_real_2: 0.21053257584571838 <text:s/>(0.2244574846857685)</text:span></text:p>
      <text:p text:style-name="P3"><text:s text:c="5"/><text:span text:style-name="T1">| &gt; loss_disc_real_3: 0.20812630653381348 <text:s/>(0.22486118441921168)</text:span></text:p>
      <text:p text:style-name="P3"><text:s text:c="5"/><text:span text:style-name="T1">| &gt; loss_disc_real_4: 0.21115727722644806 <text:s/>(0.23832320560843256)</text:span></text:p>
      <text:p text:style-name="P3"><text:s text:c="5"/><text:span text:style-name="T1">| &gt; loss_disc_real_5: 0.2004176527261734 <text:s/>(0.22050474180003343)</text:span></text:p>
      <text:p text:style-name="P3"><text:s text:c="5"/><text:span text:style-name="T1">| &gt; loss_0: 2.5045204162597656 <text:s/>(2.5679217435545847)</text:span></text:p>
      <text:p text:style-name="P3"><text:s text:c="5"/><text:span text:style-name="T1">| &gt; grad_norm_0: tensor(36.0208, device='cuda:0') <text:s/>(tensor(29.8075, device='cuda:0'))</text:span></text:p>
      <text:p text:style-name="P3"><text:s text:c="5"/><text:span text:style-name="T1">| &gt; loss_gen: 2.37811541557312 <text:s/>(2.2568139868267507)</text:span></text:p>
      <text:p text:style-name="P3"><text:s text:c="5"/><text:span text:style-name="T1">| &gt; loss_kl: 1.8039168119430542 <text:s/>(1.533085592722489)</text:span></text:p>
      <text:p text:style-name="P3"><text:s text:c="5"/><text:span text:style-name="T1">| &gt; loss_feat: 7.731781005859375 <text:s/>(7.146505468982761)</text:span></text:p>
      <text:p text:style-name="P3"><text:s text:c="5"/><text:span text:style-name="T1">| &gt; loss_mel: 15.383301734924316 <text:s/>(15.676316713882706)</text:span></text:p>
      <text:p text:style-name="P3"><text:s text:c="5"/><text:span text:style-name="T1">| &gt; loss_duration: 1.4453880786895752 <text:s/>(1.4270807605678753)</text:span></text:p>
      <text:p text:style-name="P3"><text:s text:c="5"/><text:span text:style-name="T1">| &gt; amp_scaler: 128.0 <text:s/>(128.0)</text:span></text:p>
      <text:p text:style-name="P3"><text:s text:c="5"/><text:span text:style-name="T1">| &gt; loss_1: 28.742502212524414 <text:s/>(28.03980255126953)</text:span></text:p>
      <text:p text:style-name="P3"><text:s text:c="5"/><text:span text:style-name="T1">| &gt; grad_norm_1: tensor(477.6235, device='cuda:0') <text:s/>(tensor(384.1807, device='cuda:0'))</text:span></text:p>
      <text:p text:style-name="P3"><text:s text:c="5"/><text:span text:style-name="T1">| &gt; current_lr_0: 0.0001993011799713115 </text:span></text:p>
      <text:p text:style-name="P3"><text:s text:c="5"/><text:span text:style-name="T1">| &gt; current_lr_1: 0.0001993011799713115 </text:span></text:p>
      <text:p text:style-name="P3"><text:s text:c="5"/><text:span text:style-name="T1">| &gt; step_time: 0.5362 <text:s/>(0.5204879914299917)</text:span></text:p>
      <text:p text:style-name="P3"><text:s text:c="5"/><text:span text:style-name="T1">| &gt; loader_time: 0.0062 <text:s/>(0.00510347091545493)</text:span></text:p>
      <text:p text:style-name="P5"/>
      <text:p text:style-name="P5"/>
      <text:p text:style-name="P1">[1m <text:s text:c="2"/>--&gt; TIME: 2025-05-14 14:09:10 -- STEP: 159/630 -- GLOBAL_STEP: 894800[0m</text:p>
      <text:p text:style-name="P3"><text:s text:c="5"/><text:span text:style-name="T1">| &gt; loss_disc: 2.666640520095825 <text:s/>(2.5907527035887123)</text:span></text:p>
      <text:p text:style-name="P3"><text:s text:c="5"/><text:span text:style-name="T1">| &gt; loss_disc_real_0: 0.20960590243339539 <text:s/>(0.17348683883184163)</text:span></text:p>
      <text:p text:style-name="P3"><text:s text:c="5"/><text:span text:style-name="T1">| &gt; loss_disc_real_1: 0.23677273094654083 <text:s/>(0.21411696470008706)</text:span></text:p>
      <text:p text:style-name="P3"><text:s text:c="5"/><text:span text:style-name="T1">| &gt; loss_disc_real_2: 0.2378203123807907 <text:s/>(0.22714649590681185)</text:span></text:p>
      <text:p text:style-name="P3"><text:s text:c="5"/><text:span text:style-name="T1">| &gt; loss_disc_real_3: 0.2216479480266571 <text:s/>(0.2304960570807727)</text:span></text:p>
      <text:p text:style-name="P3"><text:s text:c="5"/><text:span text:style-name="T1">| &gt; loss_disc_real_4: 0.259529709815979 <text:s/>(0.24135806013203268)</text:span></text:p>
      <text:p text:style-name="P3"><text:s text:c="5"/><text:span text:style-name="T1">| &gt; loss_disc_real_5: 0.28263944387435913 <text:s/>(0.22973087308166912)</text:span></text:p>
      <text:p text:style-name="P3"><text:s text:c="5"/><text:span text:style-name="T1">| &gt; loss_0: 2.666640520095825 <text:s/>(2.5907527035887123)</text:span></text:p>
      <text:p text:style-name="P3"><text:s text:c="5"/><text:span text:style-name="T1">| &gt; grad_norm_0: tensor(12.6162, device='cuda:0') <text:s/>(tensor(26.2019, device='cuda:0'))</text:span></text:p>
      <text:p text:style-name="P3"><text:s text:c="5"/><text:span text:style-name="T1">| &gt; loss_gen: 2.2116270065307617 <text:s/>(2.236054106328473)</text:span></text:p>
      <text:p text:style-name="P3"><text:s text:c="5"/><text:span text:style-name="T1">| &gt; loss_kl: 1.0934131145477295 <text:s/>(1.552537454749054)</text:span></text:p>
      <text:p text:style-name="P3"><text:s text:c="5"/><text:span text:style-name="T1">| &gt; loss_feat: 5.932989597320557 <text:s/>(6.982803296742949)</text:span></text:p>
      <text:p text:style-name="P3"><text:s text:c="5"/><text:span text:style-name="T1">| &gt; loss_mel: 15.2632417678833 <text:s/>(15.588893218610272)</text:span></text:p>
      <text:p text:style-name="P3"><text:s text:c="5"/><text:span text:style-name="T1">| &gt; loss_duration: 1.4509385824203491 <text:s/>(1.384305790535309)</text:span></text:p>
      <text:p text:style-name="P3"><text:s text:c="5"/><text:span text:style-name="T1">| &gt; amp_scaler: 128.0 <text:s/>(128.0)</text:span></text:p>
      <text:p text:style-name="P3"><text:s text:c="5"/><text:span text:style-name="T1">| &gt; loss_1: 25.95220947265625 <text:s/>(27.744593746257273)</text:span></text:p>
      <text:p text:style-name="P3"><text:s text:c="5"/><text:span text:style-name="T1">| &gt; grad_norm_1: tensor(90.8011, device='cuda:0') <text:s/>(tensor(326.3665, device='cuda:0'))</text:span></text:p>
      <text:p text:style-name="P3"><text:s text:c="5"/><text:span text:style-name="T1">| &gt; current_lr_0: 0.0001993011799713115 </text:span></text:p>
      <text:p text:style-name="P3"><text:soft-page-break/><text:s text:c="5"/><text:span text:style-name="T1">| &gt; current_lr_1: 0.0001993011799713115 </text:span></text:p>
      <text:p text:style-name="P3"><text:s text:c="5"/><text:span text:style-name="T1">| &gt; step_time: 0.5636 <text:s/>(0.5470815064772122)</text:span></text:p>
      <text:p text:style-name="P3"><text:s text:c="5"/><text:span text:style-name="T1">| &gt; loader_time: 0.0064 <text:s/>(0.005662534221913079)</text:span></text:p>
      <text:p text:style-name="P5"/>
      <text:p text:style-name="P5"/>
      <text:p text:style-name="P1">[1m <text:s text:c="2"/>--&gt; TIME: 2025-05-14 14:10:11 -- STEP: 259/630 -- GLOBAL_STEP: 894900[0m</text:p>
      <text:p text:style-name="P3"><text:s text:c="5"/><text:span text:style-name="T1">| &gt; loss_disc: 2.5473580360412598 <text:s/>(2.593602023069463)</text:span></text:p>
      <text:p text:style-name="P3"><text:s text:c="5"/><text:span text:style-name="T1">| &gt; loss_disc_real_0: 0.10044188052415848 <text:s/>(0.17349501960986374)</text:span></text:p>
      <text:p text:style-name="P3"><text:s text:c="5"/><text:span text:style-name="T1">| &gt; loss_disc_real_1: 0.19221210479736328 <text:s/>(0.2136402589819146)</text:span></text:p>
      <text:p text:style-name="P3"><text:s text:c="5"/><text:span text:style-name="T1">| &gt; loss_disc_real_2: 0.2237100452184677 <text:s/>(0.2275184126549246)</text:span></text:p>
      <text:p text:style-name="P3"><text:s text:c="5"/><text:span text:style-name="T1">| &gt; loss_disc_real_3: 0.2318628877401352 <text:s/>(0.2292835208439919)</text:span></text:p>
      <text:p text:style-name="P3"><text:s text:c="5"/><text:span text:style-name="T1">| &gt; loss_disc_real_4: 0.22971005737781525 <text:s/>(0.24005549018447464)</text:span></text:p>
      <text:p text:style-name="P3"><text:s text:c="5"/><text:span text:style-name="T1">| &gt; loss_disc_real_5: 0.26549509167671204 <text:s/>(0.2315923104990403)</text:span></text:p>
      <text:p text:style-name="P3"><text:s text:c="5"/><text:span text:style-name="T1">| &gt; loss_0: 2.5473580360412598 <text:s/>(2.593602023069463)</text:span></text:p>
      <text:p text:style-name="P3"><text:s text:c="5"/><text:span text:style-name="T1">| &gt; grad_norm_0: tensor(11.2641, device='cuda:0') <text:s/>(tensor(21.6852, device='cuda:0'))</text:span></text:p>
      <text:p text:style-name="P3"><text:s text:c="5"/><text:span text:style-name="T1">| &gt; loss_gen: 2.276172399520874 <text:s/>(2.210513123674281)</text:span></text:p>
      <text:p text:style-name="P3"><text:s text:c="5"/><text:span text:style-name="T1">| &gt; loss_kl: 1.7830767631530762 <text:s/>(1.573916338585519)</text:span></text:p>
      <text:p text:style-name="P3"><text:s text:c="5"/><text:span text:style-name="T1">| &gt; loss_feat: 7.360772609710693 <text:s/>(6.869665696353986)</text:span></text:p>
      <text:p text:style-name="P3"><text:s text:c="5"/><text:span text:style-name="T1">| &gt; loss_mel: 15.708767890930176 <text:s/>(15.57840278802231)</text:span></text:p>
      <text:p text:style-name="P3"><text:s text:c="5"/><text:span text:style-name="T1">| &gt; loss_duration: 1.468316912651062 <text:s/>(1.3939614664173494)</text:span></text:p>
      <text:p text:style-name="P3"><text:s text:c="5"/><text:span text:style-name="T1">| &gt; amp_scaler: 128.0 <text:s/>(128.0)</text:span></text:p>
      <text:p text:style-name="P3"><text:s text:c="5"/><text:span text:style-name="T1">| &gt; loss_1: 28.59710693359375 <text:s/>(27.62645930581111)</text:span></text:p>
      <text:p text:style-name="P3"><text:s text:c="5"/><text:span text:style-name="T1">| &gt; grad_norm_1: tensor(277.5322, device='cuda:0') <text:s/>(tensor(259.5237, device='cuda:0'))</text:span></text:p>
      <text:p text:style-name="P3"><text:s text:c="5"/><text:span text:style-name="T1">| &gt; current_lr_0: 0.0001993011799713115 </text:span></text:p>
      <text:p text:style-name="P3"><text:s text:c="5"/><text:span text:style-name="T1">| &gt; current_lr_1: 0.0001993011799713115 </text:span></text:p>
      <text:p text:style-name="P3"><text:s text:c="5"/><text:span text:style-name="T1">| &gt; step_time: 0.6029 <text:s/>(0.5649048425976377)</text:span></text:p>
      <text:p text:style-name="P3"><text:s text:c="5"/><text:span text:style-name="T1">| &gt; loader_time: 0.007 <text:s/>(0.006213181727641335)</text:span></text:p>
      <text:p text:style-name="P5"/>
      <text:p text:style-name="P5"/>
      <text:p text:style-name="P1">[1m <text:s text:c="2"/>--&gt; TIME: 2025-05-14 14:11:15 -- STEP: 359/630 -- GLOBAL_STEP: 895000[0m</text:p>
      <text:p text:style-name="P3"><text:s text:c="5"/><text:span text:style-name="T1">| &gt; loss_disc: 2.585083484649658 <text:s/>(2.587473695324658)</text:span></text:p>
      <text:p text:style-name="P3"><text:s text:c="5"/><text:span text:style-name="T1">| &gt; loss_disc_real_0: 0.21131455898284912 <text:s/>(0.17249504153027828)</text:span></text:p>
      <text:p text:style-name="P3"><text:s text:c="5"/><text:span text:style-name="T1">| &gt; loss_disc_real_1: 0.174115389585495 <text:s/>(0.2132790407845569)</text:span></text:p>
      <text:p text:style-name="P3"><text:s text:c="5"/><text:span text:style-name="T1">| &gt; loss_disc_real_2: 0.219455748796463 <text:s/>(0.22757428104166866)</text:span></text:p>
      <text:p text:style-name="P3"><text:s text:c="5"/><text:span text:style-name="T1">| &gt; loss_disc_real_3: 0.21732445061206818 <text:s/>(0.22942441527557905)</text:span></text:p>
      <text:p text:style-name="P3"><text:s text:c="5"/><text:span text:style-name="T1">| &gt; loss_disc_real_4: 0.22894158959388733 <text:s/>(0.2399854657958809)</text:span></text:p>
      <text:p text:style-name="P3"><text:s text:c="5"/><text:span text:style-name="T1">| &gt; loss_disc_real_5: 0.2711358964443207 <text:s/>(0.22984134710930848)</text:span></text:p>
      <text:p text:style-name="P3"><text:s text:c="5"/><text:span text:style-name="T1">| &gt; loss_0: 2.585083484649658 <text:s/>(2.587473695324658)</text:span></text:p>
      <text:p text:style-name="P3"><text:s text:c="5"/><text:span text:style-name="T1">| &gt; grad_norm_0: tensor(15.5966, device='cuda:0') <text:s/>(tensor(22.4192, device='cuda:0'))</text:span></text:p>
      <text:p text:style-name="P3"><text:s text:c="5"/><text:span text:style-name="T1">| &gt; loss_gen: 2.098353385925293 <text:s/>(2.2205178146574824)</text:span></text:p>
      <text:p text:style-name="P3"><text:s text:c="5"/><text:span text:style-name="T1">| &gt; loss_kl: 1.7614009380340576 <text:s/>(1.5812828288436929)</text:span></text:p>
      <text:p text:style-name="P3"><text:s text:c="5"/><text:span text:style-name="T1">| &gt; loss_feat: 7.088401794433594 <text:s/>(6.8450320397910955)</text:span></text:p>
      <text:p text:style-name="P3"><text:s text:c="5"/><text:span text:style-name="T1">| &gt; loss_mel: 15.776224136352539 <text:s/>(15.537450243171543)</text:span></text:p>
      <text:p text:style-name="P3"><text:s text:c="5"/><text:span text:style-name="T1">| &gt; loss_duration: 1.4752357006072998 <text:s/>(1.4121298076050524)</text:span></text:p>
      <text:p text:style-name="P3"><text:s text:c="5"/><text:span text:style-name="T1">| &gt; amp_scaler: 128.0 <text:s/>(128.0)</text:span></text:p>
      <text:p text:style-name="P3"><text:s text:c="5"/><text:span text:style-name="T1">| &gt; loss_1: 28.199615478515625 <text:s/>(27.59641264806551)</text:span></text:p>
      <text:p text:style-name="P3"><text:s text:c="5"/><text:span text:style-name="T1">| &gt; grad_norm_1: tensor(123.0370, device='cuda:0') <text:s/>(tensor(270.5168, device='cuda:0'))</text:span></text:p>
      <text:p text:style-name="P3"><text:s text:c="5"/><text:span text:style-name="T1">| &gt; current_lr_0: 0.0001993011799713115 </text:span></text:p>
      <text:p text:style-name="P3"><text:s text:c="5"/><text:span text:style-name="T1">| &gt; current_lr_1: 0.0001993011799713115 </text:span></text:p>
      <text:p text:style-name="P3"><text:s text:c="5"/><text:span text:style-name="T1">| &gt; step_time: 0.6483 <text:s/>(0.5825143637431369)</text:span></text:p>
      <text:p text:style-name="P3"><text:s text:c="5"/><text:span text:style-name="T1">| &gt; loader_time: 0.0079 <text:s/>(0.006732390783623398)</text:span></text:p>
      <text:p text:style-name="P5"/>
      <text:p text:style-name="P5"/>
      <text:p text:style-name="P3"><text:s/><text:span text:style-name="T1">&gt; CHECKPOINT : /kaggle/working/vits_4_nov-May-14-2025_10+28AM-0000000/checkpoint_895000.pth</text:span></text:p>
      <text:p text:style-name="P5"/>
      <text:p text:style-name="P1">[1m <text:s text:c="2"/>--&gt; TIME: 2025-05-14 14:12:30 -- STEP: 459/630 -- GLOBAL_STEP: 895100[0m</text:p>
      <text:p text:style-name="P3"><text:s text:c="5"/><text:span text:style-name="T1">| &gt; loss_disc: 2.528414487838745 <text:s/>(2.584880705752406)</text:span></text:p>
      <text:p text:style-name="P3"><text:s text:c="5"/><text:span text:style-name="T1">| &gt; loss_disc_real_0: 0.18887893855571747 <text:s/>(0.1719691316741224)</text:span></text:p>
      <text:p text:style-name="P3"><text:s text:c="5"/><text:span text:style-name="T1">| &gt; loss_disc_real_1: 0.20222234725952148 <text:s/>(0.2124339821941193)</text:span></text:p>
      <text:p text:style-name="P3"><text:soft-page-break/><text:s text:c="5"/><text:span text:style-name="T1">| &gt; loss_disc_real_2: 0.2438184767961502 <text:s/>(0.22728932978410865)</text:span></text:p>
      <text:p text:style-name="P3"><text:s text:c="5"/><text:span text:style-name="T1">| &gt; loss_disc_real_3: 0.21780647337436676 <text:s/>(0.2288986541217189)</text:span></text:p>
      <text:p text:style-name="P3"><text:s text:c="5"/><text:span text:style-name="T1">| &gt; loss_disc_real_4: 0.24388763308525085 <text:s/>(0.2397290144870484)</text:span></text:p>
      <text:p text:style-name="P3"><text:s text:c="5"/><text:span text:style-name="T1">| &gt; loss_disc_real_5: 0.2381303608417511 <text:s/>(0.23084824059913361)</text:span></text:p>
      <text:p text:style-name="P3"><text:s text:c="5"/><text:span text:style-name="T1">| &gt; loss_0: 2.528414487838745 <text:s/>(2.584880705752406)</text:span></text:p>
      <text:p text:style-name="P3"><text:s text:c="5"/><text:span text:style-name="T1">| &gt; grad_norm_0: tensor(10.9716, device='cuda:0') <text:s/>(tensor(21.4652, device='cuda:0'))</text:span></text:p>
      <text:p text:style-name="P3"><text:s text:c="5"/><text:span text:style-name="T1">| &gt; loss_gen: 2.2065207958221436 <text:s/>(2.218483671643379)</text:span></text:p>
      <text:p text:style-name="P3"><text:s text:c="5"/><text:span text:style-name="T1">| &gt; loss_kl: 1.7004987001419067 <text:s/>(1.584812807101829)</text:span></text:p>
      <text:p text:style-name="P3"><text:s text:c="5"/><text:span text:style-name="T1">| &gt; loss_feat: 6.618616580963135 <text:s/>(6.826438760445787)</text:span></text:p>
      <text:p text:style-name="P3"><text:s text:c="5"/><text:span text:style-name="T1">| &gt; loss_mel: 15.840658187866211 <text:s/>(15.544654374548553)</text:span></text:p>
      <text:p text:style-name="P3"><text:s text:c="5"/><text:span text:style-name="T1">| &gt; loss_duration: 1.4139573574066162 <text:s/>(1.4141286406381972)</text:span></text:p>
      <text:p text:style-name="P3"><text:s text:c="5"/><text:span text:style-name="T1">| &gt; amp_scaler: 128.0 <text:s/>(128.0)</text:span></text:p>
      <text:p text:style-name="P3"><text:s text:c="5"/><text:span text:style-name="T1">| &gt; loss_1: 27.78025245666504 <text:s/>(27.588518196720962)</text:span></text:p>
      <text:p text:style-name="P3"><text:s text:c="5"/><text:span text:style-name="T1">| &gt; grad_norm_1: tensor(130.5781, device='cuda:0') <text:s/>(tensor(249.6866, device='cuda:0'))</text:span></text:p>
      <text:p text:style-name="P3"><text:s text:c="5"/><text:span text:style-name="T1">| &gt; current_lr_0: 0.0001993011799713115 </text:span></text:p>
      <text:p text:style-name="P3"><text:s text:c="5"/><text:span text:style-name="T1">| &gt; current_lr_1: 0.0001993011799713115 </text:span></text:p>
      <text:p text:style-name="P3"><text:s text:c="5"/><text:span text:style-name="T1">| &gt; step_time: 0.7969 <text:s/>(0.6103191183543161)</text:span></text:p>
      <text:p text:style-name="P3"><text:s text:c="5"/><text:span text:style-name="T1">| &gt; loader_time: 0.0093 <text:s/>(0.007255422783313491)</text:span></text:p>
      <text:p text:style-name="P5"/>
      <text:p text:style-name="P5"/>
      <text:p text:style-name="P1">[1m <text:s text:c="2"/>--&gt; TIME: 2025-05-14 14:13:53 -- STEP: 559/630 -- GLOBAL_STEP: 895200[0m</text:p>
      <text:p text:style-name="P3"><text:s text:c="5"/><text:span text:style-name="T1">| &gt; loss_disc: 2.6158013343811035 <text:s/>(2.5844753138281162)</text:span></text:p>
      <text:p text:style-name="P3"><text:s text:c="5"/><text:span text:style-name="T1">| &gt; loss_disc_real_0: 0.1978832185268402 <text:s/>(0.17201228391825618)</text:span></text:p>
      <text:p text:style-name="P3"><text:s text:c="5"/><text:span text:style-name="T1">| &gt; loss_disc_real_1: 0.20682136714458466 <text:s/>(0.21168630027707025)</text:span></text:p>
      <text:p text:style-name="P3"><text:s text:c="5"/><text:span text:style-name="T1">| &gt; loss_disc_real_2: 0.251901775598526 <text:s/>(0.2275729628816274)</text:span></text:p>
      <text:p text:style-name="P3"><text:s text:c="5"/><text:span text:style-name="T1">| &gt; loss_disc_real_3: 0.2470848709344864 <text:s/>(0.2290628748631008)</text:span></text:p>
      <text:p text:style-name="P3"><text:s text:c="5"/><text:span text:style-name="T1">| &gt; loss_disc_real_4: 0.34149542450904846 <text:s/>(0.23957701472562198)</text:span></text:p>
      <text:p text:style-name="P3"><text:s text:c="5"/><text:span text:style-name="T1">| &gt; loss_disc_real_5: 0.20431113243103027 <text:s/>(0.23180004557151487)</text:span></text:p>
      <text:p text:style-name="P3"><text:s text:c="5"/><text:span text:style-name="T1">| &gt; loss_0: 2.6158013343811035 <text:s/>(2.5844753138281162)</text:span></text:p>
      <text:p text:style-name="P3"><text:s text:c="5"/><text:span text:style-name="T1">| &gt; grad_norm_0: tensor(9.0554, device='cuda:0') <text:s/>(tensor(19.9265, device='cuda:0'))</text:span></text:p>
      <text:p text:style-name="P3"><text:s text:c="5"/><text:span text:style-name="T1">| &gt; loss_gen: 2.3224921226501465 <text:s/>(2.2151409242575437)</text:span></text:p>
      <text:p text:style-name="P3"><text:s text:c="5"/><text:span text:style-name="T1">| &gt; loss_kl: 1.521057367324829 <text:s/>(1.5861147072745991)</text:span></text:p>
      <text:p text:style-name="P3"><text:s text:c="5"/><text:span text:style-name="T1">| &gt; loss_feat: 7.284184455871582 <text:s/>(6.8106312308200545)</text:span></text:p>
      <text:p text:style-name="P3"><text:s text:c="5"/><text:span text:style-name="T1">| &gt; loss_mel: 15.664324760437012 <text:s/>(15.533660093658938)</text:span></text:p>
      <text:p text:style-name="P3"><text:s text:c="5"/><text:span text:style-name="T1">| &gt; loss_duration: 1.4864933490753174 <text:s/>(1.4230793036373866)</text:span></text:p>
      <text:p text:style-name="P3"><text:s text:c="5"/><text:span text:style-name="T1">| &gt; amp_scaler: 128.0 <text:s/>(128.0)</text:span></text:p>
      <text:p text:style-name="P3"><text:s text:c="5"/><text:span text:style-name="T1">| &gt; loss_1: 28.278553009033203 <text:s/>(27.56862621955667)</text:span></text:p>
      <text:p text:style-name="P3"><text:s text:c="5"/><text:span text:style-name="T1">| &gt; grad_norm_1: tensor(119.3670, device='cuda:0') <text:s/>(tensor(227.1752, device='cuda:0'))</text:span></text:p>
      <text:p text:style-name="P3"><text:s text:c="5"/><text:span text:style-name="T1">| &gt; current_lr_0: 0.0001993011799713115 </text:span></text:p>
      <text:p text:style-name="P3"><text:s text:c="5"/><text:span text:style-name="T1">| &gt; current_lr_1: 0.0001993011799713115 </text:span></text:p>
      <text:p text:style-name="P3"><text:s text:c="5"/><text:span text:style-name="T1">| &gt; step_time: 0.8635 <text:s/>(0.6457573749085025)</text:span></text:p>
      <text:p text:style-name="P3"><text:s text:c="5"/><text:span text:style-name="T1">| &gt; loader_time: 0.0122 <text:s/>(0.007837753176475892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352218945821126 [0m(+0.00014964739481608015)</text:span></text:p>
      <text:p text:style-name="P3"><text:s text:c="5"/><text:span text:style-name="T1">| &gt; avg_loss_disc:[92m 2.590180218219757 [0m(-0.10877706607182835)</text:span></text:p>
      <text:p text:style-name="P3"><text:s text:c="5"/><text:span text:style-name="T1">| &gt; avg_loss_disc_real_0:[92m 0.1609876248985529 [0m(-0.04927756078541279)</text:span></text:p>
      <text:p text:style-name="P3"><text:s text:c="5"/><text:span text:style-name="T1">| &gt; avg_loss_disc_real_1:[91m 0.2238335261742274 [0m(+0.010333437472581863)</text:span></text:p>
      <text:p text:style-name="P3"><text:s text:c="5"/><text:span text:style-name="T1">| &gt; avg_loss_disc_real_2:[91m 0.2520638604958852 [0m(+0.05926292141278583)</text:span></text:p>
      <text:p text:style-name="P3"><text:s text:c="5"/><text:span text:style-name="T1">| &gt; avg_loss_disc_real_3:[92m 0.21293373281757036 [0m(-0.04164065048098567)</text:span></text:p>
      <text:p text:style-name="P3"><text:s text:c="5"/><text:span text:style-name="T1">| &gt; avg_loss_disc_real_4:[91m 0.23162572210033736 [0m(+0.013365490982929884)</text:span></text:p>
      <text:p text:style-name="P3"><text:s text:c="5"/><text:span text:style-name="T1">| &gt; avg_loss_disc_real_5:[91m 0.24721476684014002 [0m(+0.044276926666498184)</text:span></text:p>
      <text:p text:style-name="P3"><text:s text:c="5"/><text:span text:style-name="T1">| &gt; avg_loss_0:[92m 2.590180218219757 [0m(-0.10877706607182835)</text:span></text:p>
      <text:p text:style-name="P3"><text:s text:c="5"/><text:span text:style-name="T1">| &gt; avg_loss_gen:[91m 2.12803324063619 [0m(+0.1782355308532717)</text:span></text:p>
      <text:p text:style-name="P3"><text:soft-page-break/><text:s text:c="5"/><text:span text:style-name="T1">| &gt; avg_loss_kl:[92m 1.717425376176834 [0m(-0.11150700847307848)</text:span></text:p>
      <text:p text:style-name="P3"><text:s text:c="5"/><text:span text:style-name="T1">| &gt; avg_loss_feat:[92m 6.499409278233846 [0m(-0.16346387068430612)</text:span></text:p>
      <text:p text:style-name="P3"><text:s text:c="5"/><text:span text:style-name="T1">| &gt; avg_loss_mel:[92m 15.328961849212646 [0m(-0.5944337844848633)</text:span></text:p>
      <text:p text:style-name="P3"><text:s text:c="5"/><text:span text:style-name="T1">| &gt; avg_loss_duration:[92m 1.5242623488108318 [0m(-0.015010863542556763)</text:span></text:p>
      <text:p text:style-name="P3"><text:s text:c="5"/><text:span text:style-name="T1">| &gt; avg_loss_1:[92m 27.198091824849445 [0m(-0.7061804135640486)</text:span></text:p>
      <text:p text:style-name="P5"/>
      <text:p text:style-name="P5"/>
      <text:p text:style-name="P1">[4m[1m &gt; EPOCH: 29/50[0m</text:p>
      <text:p text:style-name="P3"><text:s/><text:span text:style-name="T1">--&gt; /kaggle/working/vits_4_nov-May-14-2025_10+28AM-0000000</text:span></text:p>
      <text:p text:style-name="P5"/>
      <text:p text:style-name="P1">[1m &gt; TRAINING (2025-05-14 14:15:14) [0m</text:p>
      <text:p text:style-name="P5"/>
      <text:p text:style-name="P1">[1m <text:s text:c="2"/>--&gt; TIME: 2025-05-14 14:15:31 -- STEP: 29/630 -- GLOBAL_STEP: 895300[0m</text:p>
      <text:p text:style-name="P3"><text:s text:c="5"/><text:span text:style-name="T1">| &gt; loss_disc: 2.770977735519409 <text:s/>(2.587538324553391)</text:span></text:p>
      <text:p text:style-name="P3"><text:s text:c="5"/><text:span text:style-name="T1">| &gt; loss_disc_real_0: 0.21877139806747437 <text:s/>(0.17394947851526324)</text:span></text:p>
      <text:p text:style-name="P3"><text:s text:c="5"/><text:span text:style-name="T1">| &gt; loss_disc_real_1: 0.220976784825325 <text:s/>(0.2154935218136886)</text:span></text:p>
      <text:p text:style-name="P3"><text:s text:c="5"/><text:span text:style-name="T1">| &gt; loss_disc_real_2: 0.22721631824970245 <text:s/>(0.23018128450574546)</text:span></text:p>
      <text:p text:style-name="P3"><text:s text:c="5"/><text:span text:style-name="T1">| &gt; loss_disc_real_3: 0.3393315076828003 <text:s/>(0.23096890130947376)</text:span></text:p>
      <text:p text:style-name="P3"><text:s text:c="5"/><text:span text:style-name="T1">| &gt; loss_disc_real_4: 0.26138269901275635 <text:s/>(0.23685493089001755)</text:span></text:p>
      <text:p text:style-name="P3"><text:s text:c="5"/><text:span text:style-name="T1">| &gt; loss_disc_real_5: 0.23350368440151215 <text:s/>(0.23151773419873467)</text:span></text:p>
      <text:p text:style-name="P3"><text:s text:c="5"/><text:span text:style-name="T1">| &gt; loss_0: 2.770977735519409 <text:s/>(2.587538324553391)</text:span></text:p>
      <text:p text:style-name="P3"><text:s text:c="5"/><text:span text:style-name="T1">| &gt; grad_norm_0: tensor(24.3267, device='cuda:0') <text:s/>(tensor(24.2653, device='cuda:0'))</text:span></text:p>
      <text:p text:style-name="P3"><text:s text:c="5"/><text:span text:style-name="T1">| &gt; loss_gen: 2.1547749042510986 <text:s/>(2.215526095752059)</text:span></text:p>
      <text:p text:style-name="P3"><text:s text:c="5"/><text:span text:style-name="T1">| &gt; loss_kl: 1.7683271169662476 <text:s/>(1.5754655846234025)</text:span></text:p>
      <text:p text:style-name="P3"><text:s text:c="5"/><text:span text:style-name="T1">| &gt; loss_feat: 7.136878490447998 <text:s/>(6.883174452288397)</text:span></text:p>
      <text:p text:style-name="P3"><text:s text:c="5"/><text:span text:style-name="T1">| &gt; loss_mel: 15.52764892578125 <text:s/>(15.627282043983197)</text:span></text:p>
      <text:p text:style-name="P3"><text:s text:c="5"/><text:span text:style-name="T1">| &gt; loss_duration: 1.3928256034851074 <text:s/>(1.4216468868584469)</text:span></text:p>
      <text:p text:style-name="P3"><text:s text:c="5"/><text:span text:style-name="T1">| &gt; amp_scaler: 128.0 <text:s/>(128.0)</text:span></text:p>
      <text:p text:style-name="P3"><text:s text:c="5"/><text:span text:style-name="T1">| &gt; loss_1: 27.98045539855957 <text:s/>(27.72309507172683)</text:span></text:p>
      <text:p text:style-name="P3"><text:s text:c="5"/><text:span text:style-name="T1">| &gt; grad_norm_1: tensor(198.8776, device='cuda:0') <text:s/>(tensor(322.0692, device='cuda:0'))</text:span></text:p>
      <text:p text:style-name="P3"><text:s text:c="5"/><text:span text:style-name="T1">| &gt; current_lr_0: 0.00019927626732381507 </text:span></text:p>
      <text:p text:style-name="P3"><text:s text:c="5"/><text:span text:style-name="T1">| &gt; current_lr_1: 0.00019927626732381507 </text:span></text:p>
      <text:p text:style-name="P3"><text:s text:c="5"/><text:span text:style-name="T1">| &gt; step_time: 0.5438 <text:s/>(0.5289263807494065)</text:span></text:p>
      <text:p text:style-name="P3"><text:s text:c="5"/><text:span text:style-name="T1">| &gt; loader_time: 0.0055 <text:s/>(0.004910904785682415)</text:span></text:p>
      <text:p text:style-name="P5"/>
      <text:p text:style-name="P5"/>
      <text:p text:style-name="P1">[1m <text:s text:c="2"/>--&gt; TIME: 2025-05-14 14:16:26 -- STEP: 129/630 -- GLOBAL_STEP: 895400[0m</text:p>
      <text:p text:style-name="P3"><text:s text:c="5"/><text:span text:style-name="T1">| &gt; loss_disc: 2.6044716835021973 <text:s/>(2.5782894847929017)</text:span></text:p>
      <text:p text:style-name="P3"><text:s text:c="5"/><text:span text:style-name="T1">| &gt; loss_disc_real_0: 0.11463948339223862 <text:s/>(0.1681481528189755)</text:span></text:p>
      <text:p text:style-name="P3"><text:s text:c="5"/><text:span text:style-name="T1">| &gt; loss_disc_real_1: 0.21433113515377045 <text:s/>(0.21301883025917895)</text:span></text:p>
      <text:p text:style-name="P3"><text:s text:c="5"/><text:span text:style-name="T1">| &gt; loss_disc_real_2: 0.21250048279762268 <text:s/>(0.2282314778760422)</text:span></text:p>
      <text:p text:style-name="P3"><text:s text:c="5"/><text:span text:style-name="T1">| &gt; loss_disc_real_3: 0.17495469748973846 <text:s/>(0.2281581337830817)</text:span></text:p>
      <text:p text:style-name="P3"><text:s text:c="5"/><text:span text:style-name="T1">| &gt; loss_disc_real_4: 0.24711468815803528 <text:s/>(0.24092493489269137)</text:span></text:p>
      <text:p text:style-name="P3"><text:s text:c="5"/><text:span text:style-name="T1">| &gt; loss_disc_real_5: 0.22713473439216614 <text:s/>(0.23500759922718817)</text:span></text:p>
      <text:p text:style-name="P3"><text:s text:c="5"/><text:span text:style-name="T1">| &gt; loss_0: 2.6044716835021973 <text:s/>(2.5782894847929017)</text:span></text:p>
      <text:p text:style-name="P3"><text:s text:c="5"/><text:span text:style-name="T1">| &gt; grad_norm_0: tensor(6.9347, device='cuda:0') <text:s/>(tensor(17.0103, device='cuda:0'))</text:span></text:p>
      <text:p text:style-name="P3"><text:s text:c="5"/><text:span text:style-name="T1">| &gt; loss_gen: 2.287511110305786 <text:s/>(2.2066994156948363)</text:span></text:p>
      <text:p text:style-name="P3"><text:s text:c="5"/><text:span text:style-name="T1">| &gt; loss_kl: 1.8115170001983643 <text:s/>(1.5803090832954234)</text:span></text:p>
      <text:p text:style-name="P3"><text:s text:c="5"/><text:span text:style-name="T1">| &gt; loss_feat: 7.192992687225342 <text:s/>(6.846309488133866)</text:span></text:p>
      <text:p text:style-name="P3"><text:s text:c="5"/><text:span text:style-name="T1">| &gt; loss_mel: 15.238046646118164 <text:s/>(15.478057262509369)</text:span></text:p>
      <text:p text:style-name="P3"><text:s text:c="5"/><text:span text:style-name="T1">| &gt; loss_duration: 1.489389419555664 <text:s/>(1.4045683736949004)</text:span></text:p>
      <text:p text:style-name="P3"><text:s text:c="5"/><text:span text:style-name="T1">| &gt; amp_scaler: 128.0 <text:s/>(128.0)</text:span></text:p>
      <text:p text:style-name="P3"><text:s text:c="5"/><text:span text:style-name="T1">| &gt; loss_1: 28.019458770751953 <text:s/>(27.515943571578624)</text:span></text:p>
      <text:p text:style-name="P3"><text:s text:c="5"/><text:span text:style-name="T1">| &gt; grad_norm_1: tensor(69.1905, device='cuda:0') <text:s/>(tensor(202.7068, device='cuda:0'))</text:span></text:p>
      <text:p text:style-name="P3"><text:s text:c="5"/><text:span text:style-name="T1">| &gt; current_lr_0: 0.00019927626732381507 </text:span></text:p>
      <text:p text:style-name="P3"><text:s text:c="5"/><text:span text:style-name="T1">| &gt; current_lr_1: 0.00019927626732381507 </text:span></text:p>
      <text:p text:style-name="P3"><text:s text:c="5"/><text:span text:style-name="T1">| &gt; step_time: 0.5512 <text:s/>(0.5429940168247662)</text:span></text:p>
      <text:p text:style-name="P3"><text:s text:c="5"/><text:span text:style-name="T1">| &gt; loader_time: 0.0064 <text:s/>(0.005544527556545051)</text:span></text:p>
      <text:p text:style-name="P5"/>
      <text:p text:style-name="P5"/>
      <text:p text:style-name="P1"><text:soft-page-break/>[1m <text:s text:c="2"/>--&gt; TIME: 2025-05-14 14:17:27 -- STEP: 229/630 -- GLOBAL_STEP: 895500[0m</text:p>
      <text:p text:style-name="P3"><text:s text:c="5"/><text:span text:style-name="T1">| &gt; loss_disc: 2.537306785583496 <text:s/>(2.592810706800769)</text:span></text:p>
      <text:p text:style-name="P3"><text:s text:c="5"/><text:span text:style-name="T1">| &gt; loss_disc_real_0: 0.1757846474647522 <text:s/>(0.17121619392820836)</text:span></text:p>
      <text:p text:style-name="P3"><text:s text:c="5"/><text:span text:style-name="T1">| &gt; loss_disc_real_1: 0.18056756258010864 <text:s/>(0.2128550337717002)</text:span></text:p>
      <text:p text:style-name="P3"><text:s text:c="5"/><text:span text:style-name="T1">| &gt; loss_disc_real_2: 0.2731165289878845 <text:s/>(0.22902301598063723)</text:span></text:p>
      <text:p text:style-name="P3"><text:s text:c="5"/><text:span text:style-name="T1">| &gt; loss_disc_real_3: 0.27980390191078186 <text:s/>(0.22907493487976524)</text:span></text:p>
      <text:p text:style-name="P3"><text:s text:c="5"/><text:span text:style-name="T1">| &gt; loss_disc_real_4: 0.2223661243915558 <text:s/>(0.24138881578455845)</text:span></text:p>
      <text:p text:style-name="P3"><text:s text:c="5"/><text:span text:style-name="T1">| &gt; loss_disc_real_5: 0.21075275540351868 <text:s/>(0.23580046336463445)</text:span></text:p>
      <text:p text:style-name="P3"><text:s text:c="5"/><text:span text:style-name="T1">| &gt; loss_0: 2.537306785583496 <text:s/>(2.592810706800769)</text:span></text:p>
      <text:p text:style-name="P3"><text:s text:c="5"/><text:span text:style-name="T1">| &gt; grad_norm_0: tensor(15.4997, device='cuda:0') <text:s/>(tensor(14.8767, device='cuda:0'))</text:span></text:p>
      <text:p text:style-name="P3"><text:s text:c="5"/><text:span text:style-name="T1">| &gt; loss_gen: 2.322075843811035 <text:s/>(2.192859235809358)</text:span></text:p>
      <text:p text:style-name="P3"><text:s text:c="5"/><text:span text:style-name="T1">| &gt; loss_kl: 1.7202351093292236 <text:s/>(1.5947626475163423)</text:span></text:p>
      <text:p text:style-name="P3"><text:s text:c="5"/><text:span text:style-name="T1">| &gt; loss_feat: 7.857972145080566 <text:s/>(6.803605748055804)</text:span></text:p>
      <text:p text:style-name="P3"><text:s text:c="5"/><text:span text:style-name="T1">| &gt; loss_mel: 15.920849800109863 <text:s/>(15.506325721740723)</text:span></text:p>
      <text:p text:style-name="P3"><text:s text:c="5"/><text:span text:style-name="T1">| &gt; loss_duration: 1.4607415199279785 <text:s/>(1.3771071303879854)</text:span></text:p>
      <text:p text:style-name="P3"><text:s text:c="5"/><text:span text:style-name="T1">| &gt; amp_scaler: 128.0 <text:s/>(128.0)</text:span></text:p>
      <text:p text:style-name="P3"><text:s text:c="5"/><text:span text:style-name="T1">| &gt; loss_1: 29.28187370300293 <text:s/>(27.47466040698722)</text:span></text:p>
      <text:p text:style-name="P3"><text:s text:c="5"/><text:span text:style-name="T1">| &gt; grad_norm_1: tensor(207.7351, device='cuda:0') <text:s/>(tensor(162.8466, device='cuda:0'))</text:span></text:p>
      <text:p text:style-name="P3"><text:s text:c="5"/><text:span text:style-name="T1">| &gt; current_lr_0: 0.00019927626732381507 </text:span></text:p>
      <text:p text:style-name="P3"><text:s text:c="5"/><text:span text:style-name="T1">| &gt; current_lr_1: 0.00019927626732381507 </text:span></text:p>
      <text:p text:style-name="P3"><text:s text:c="5"/><text:span text:style-name="T1">| &gt; step_time: 0.6198 <text:s/>(0.567051090007265)</text:span></text:p>
      <text:p text:style-name="P3"><text:s text:c="5"/><text:span text:style-name="T1">| &gt; loader_time: 0.0079 <text:s/>(0.006102354765979484)</text:span></text:p>
      <text:p text:style-name="P5"/>
      <text:p text:style-name="P5"/>
      <text:p text:style-name="P3"><text:s/><text:span text:style-name="T1">&gt; CHECKPOINT : /kaggle/working/vits_4_nov-May-14-2025_10+28AM-0000000/checkpoint_895500.pth</text:span></text:p>
      <text:p text:style-name="P5"/>
      <text:p text:style-name="P1">[1m <text:s text:c="2"/>--&gt; TIME: 2025-05-14 14:18:35 -- STEP: 329/630 -- GLOBAL_STEP: 895600[0m</text:p>
      <text:p text:style-name="P3"><text:s text:c="5"/><text:span text:style-name="T1">| &gt; loss_disc: 2.7929582595825195 <text:s/>(2.5884861960599466)</text:span></text:p>
      <text:p text:style-name="P3"><text:s text:c="5"/><text:span text:style-name="T1">| &gt; loss_disc_real_0: 0.22252371907234192 <text:s/>(0.17151144227313042)</text:span></text:p>
      <text:p text:style-name="P3"><text:s text:c="5"/><text:span text:style-name="T1">| &gt; loss_disc_real_1: 0.26294025778770447 <text:s/>(0.21255682320489713)</text:span></text:p>
      <text:p text:style-name="P3"><text:s text:c="5"/><text:span text:style-name="T1">| &gt; loss_disc_real_2: 0.25875774025917053 <text:s/>(0.2282911243319149)</text:span></text:p>
      <text:p text:style-name="P3"><text:s text:c="5"/><text:span text:style-name="T1">| &gt; loss_disc_real_3: 0.24775323271751404 <text:s/>(0.22816053553736318)</text:span></text:p>
      <text:p text:style-name="P3"><text:s text:c="5"/><text:span text:style-name="T1">| &gt; loss_disc_real_4: 0.26078587770462036 <text:s/>(0.24085980141960017)</text:span></text:p>
      <text:p text:style-name="P3"><text:s text:c="5"/><text:span text:style-name="T1">| &gt; loss_disc_real_5: 0.2706845998764038 <text:s/>(0.2335290323637177)</text:span></text:p>
      <text:p text:style-name="P3"><text:s text:c="5"/><text:span text:style-name="T1">| &gt; loss_0: 2.7929582595825195 <text:s/>(2.5884861960599466)</text:span></text:p>
      <text:p text:style-name="P3"><text:s text:c="5"/><text:span text:style-name="T1">| &gt; grad_norm_0: tensor(13.9930, device='cuda:0') <text:s/>(tensor(17.5725, device='cuda:0'))</text:span></text:p>
      <text:p text:style-name="P3"><text:s text:c="5"/><text:span text:style-name="T1">| &gt; loss_gen: 2.0600099563598633 <text:s/>(2.2057089682407995)</text:span></text:p>
      <text:p text:style-name="P3"><text:s text:c="5"/><text:span text:style-name="T1">| &gt; loss_kl: 1.5783638954162598 <text:s/>(1.5964942047298865)</text:span></text:p>
      <text:p text:style-name="P3"><text:s text:c="5"/><text:span text:style-name="T1">| &gt; loss_feat: 6.54130220413208 <text:s/>(6.832209249397904)</text:span></text:p>
      <text:p text:style-name="P3"><text:s text:c="5"/><text:span text:style-name="T1">| &gt; loss_mel: 15.17801284790039 <text:s/>(15.503070524035978)</text:span></text:p>
      <text:p text:style-name="P3"><text:s text:c="5"/><text:span text:style-name="T1">| &gt; loss_duration: 1.471651315689087 <text:s/>(1.402072131090251)</text:span></text:p>
      <text:p text:style-name="P3"><text:s text:c="5"/><text:span text:style-name="T1">| &gt; amp_scaler: 128.0 <text:s/>(128.0)</text:span></text:p>
      <text:p text:style-name="P3"><text:s text:c="5"/><text:span text:style-name="T1">| &gt; loss_1: 26.8293399810791 <text:s/>(27.539554978576476)</text:span></text:p>
      <text:p text:style-name="P3"><text:s text:c="5"/><text:span text:style-name="T1">| &gt; grad_norm_1: tensor(106.1275, device='cuda:0') <text:s/>(tensor(195.1299, device='cuda:0'))</text:span></text:p>
      <text:p text:style-name="P3"><text:s text:c="5"/><text:span text:style-name="T1">| &gt; current_lr_0: 0.00019927626732381507 </text:span></text:p>
      <text:p text:style-name="P3"><text:s text:c="5"/><text:span text:style-name="T1">| &gt; current_lr_1: 0.00019927626732381507 </text:span></text:p>
      <text:p text:style-name="P3"><text:s text:c="5"/><text:span text:style-name="T1">| &gt; step_time: 0.6607 <text:s/>(0.5863769525452581)</text:span></text:p>
      <text:p text:style-name="P3"><text:s text:c="5"/><text:span text:style-name="T1">| &gt; loader_time: 0.0077 <text:s/>(0.006628643053280906)</text:span></text:p>
      <text:p text:style-name="P5"/>
      <text:p text:style-name="P5"/>
      <text:p text:style-name="P1">[1m <text:s text:c="2"/>--&gt; TIME: 2025-05-14 14:19:47 -- STEP: 429/630 -- GLOBAL_STEP: 895700[0m</text:p>
      <text:p text:style-name="P3"><text:s text:c="5"/><text:span text:style-name="T1">| &gt; loss_disc: 2.6206934452056885 <text:s/>(2.585637344902766)</text:span></text:p>
      <text:p text:style-name="P3"><text:s text:c="5"/><text:span text:style-name="T1">| &gt; loss_disc_real_0: 0.13844215869903564 <text:s/>(0.17067655617922609)</text:span></text:p>
      <text:p text:style-name="P3"><text:s text:c="5"/><text:span text:style-name="T1">| &gt; loss_disc_real_1: 0.19757547974586487 <text:s/>(0.21295699322626588)</text:span></text:p>
      <text:p text:style-name="P3"><text:s text:c="5"/><text:span text:style-name="T1">| &gt; loss_disc_real_2: 0.26974356174468994 <text:s/>(0.22837961758628036)</text:span></text:p>
      <text:p text:style-name="P3"><text:s text:c="5"/><text:span text:style-name="T1">| &gt; loss_disc_real_3: 0.2629674971103668 <text:s/>(0.2281450346146986)</text:span></text:p>
      <text:p text:style-name="P3"><text:s text:c="5"/><text:span text:style-name="T1">| &gt; loss_disc_real_4: 0.27174487709999084 <text:s/>(0.24010952397104188)</text:span></text:p>
      <text:p text:style-name="P3"><text:s text:c="5"/><text:span text:style-name="T1">| &gt; loss_disc_real_5: 0.25376859307289124 <text:s/>(0.2323821110603137)</text:span></text:p>
      <text:p text:style-name="P3"><text:s text:c="5"/><text:span text:style-name="T1">| &gt; loss_0: 2.6206934452056885 <text:s/>(2.585637344902766)</text:span></text:p>
      <text:p text:style-name="P3"><text:soft-page-break/><text:s text:c="5"/><text:span text:style-name="T1">| &gt; grad_norm_0: tensor(30.3318, device='cuda:0') <text:s/>(tensor(18.8724, device='cuda:0'))</text:span></text:p>
      <text:p text:style-name="P3"><text:s text:c="5"/><text:span text:style-name="T1">| &gt; loss_gen: 2.151759147644043 <text:s/>(2.20744526052808)</text:span></text:p>
      <text:p text:style-name="P3"><text:s text:c="5"/><text:span text:style-name="T1">| &gt; loss_kl: 1.6448142528533936 <text:s/>(1.5982486798768836)</text:span></text:p>
      <text:p text:style-name="P3"><text:s text:c="5"/><text:span text:style-name="T1">| &gt; loss_feat: 5.738891124725342 <text:s/>(6.814631376511011)</text:span></text:p>
      <text:p text:style-name="P3"><text:s text:c="5"/><text:span text:style-name="T1">| &gt; loss_mel: 15.324670791625977 <text:s/>(15.513132021977352)</text:span></text:p>
      <text:p text:style-name="P3"><text:s text:c="5"/><text:span text:style-name="T1">| &gt; loss_duration: 1.4720180034637451 <text:s/>(1.4072338665004105)</text:span></text:p>
      <text:p text:style-name="P3"><text:s text:c="5"/><text:span text:style-name="T1">| &gt; amp_scaler: 256.0 <text:s/>(156.64335664335673)</text:span></text:p>
      <text:p text:style-name="P3"><text:s text:c="5"/><text:span text:style-name="T1">| &gt; loss_1: 26.332151412963867 <text:s/>(27.540691108970375)</text:span></text:p>
      <text:p text:style-name="P3"><text:s text:c="5"/><text:span text:style-name="T1">| &gt; grad_norm_1: tensor(146.7918, device='cuda:0') <text:s/>(tensor(216.9925, device='cuda:0'))</text:span></text:p>
      <text:p text:style-name="P3"><text:s text:c="5"/><text:span text:style-name="T1">| &gt; current_lr_0: 0.00019927626732381507 </text:span></text:p>
      <text:p text:style-name="P3"><text:s text:c="5"/><text:span text:style-name="T1">| &gt; current_lr_1: 0.00019927626732381507 </text:span></text:p>
      <text:p text:style-name="P3"><text:s text:c="5"/><text:span text:style-name="T1">| &gt; step_time: 0.7303 <text:s/>(0.615360816875537)</text:span></text:p>
      <text:p text:style-name="P3"><text:s text:c="5"/><text:span text:style-name="T1">| &gt; loader_time: 0.009 <text:s/>(0.007176454806383393)</text:span></text:p>
      <text:p text:style-name="P5"/>
      <text:p text:style-name="P5"/>
      <text:p text:style-name="P1">[1m <text:s text:c="2"/>--&gt; TIME: 2025-05-14 14:21:16 -- STEP: 529/630 -- GLOBAL_STEP: 895800[0m</text:p>
      <text:p text:style-name="P3"><text:s text:c="5"/><text:span text:style-name="T1">| &gt; loss_disc: 2.696789026260376 <text:s/>(2.585464686211655)</text:span></text:p>
      <text:p text:style-name="P3"><text:s text:c="5"/><text:span text:style-name="T1">| &gt; loss_disc_real_0: 0.1815582662820816 <text:s/>(0.17001913209746822)</text:span></text:p>
      <text:p text:style-name="P3"><text:s text:c="5"/><text:span text:style-name="T1">| &gt; loss_disc_real_1: 0.20490306615829468 <text:s/>(0.2126376452399788)</text:span></text:p>
      <text:p text:style-name="P3"><text:s text:c="5"/><text:span text:style-name="T1">| &gt; loss_disc_real_2: 0.3046059012413025 <text:s/>(0.2286388727859198)</text:span></text:p>
      <text:p text:style-name="P3"><text:s text:c="5"/><text:span text:style-name="T1">| &gt; loss_disc_real_3: 0.2713591158390045 <text:s/>(0.22883796827103556)</text:span></text:p>
      <text:p text:style-name="P3"><text:s text:c="5"/><text:span text:style-name="T1">| &gt; loss_disc_real_4: 0.259976327419281 <text:s/>(0.24005793040664075)</text:span></text:p>
      <text:p text:style-name="P3"><text:s text:c="5"/><text:span text:style-name="T1">| &gt; loss_disc_real_5: 0.2297755777835846 <text:s/>(0.2318340145854283)</text:span></text:p>
      <text:p text:style-name="P3"><text:s text:c="5"/><text:span text:style-name="T1">| &gt; loss_0: 2.696789026260376 <text:s/>(2.585464686211655)</text:span></text:p>
      <text:p text:style-name="P3"><text:s text:c="5"/><text:span text:style-name="T1">| &gt; grad_norm_0: tensor(18.6559, device='cuda:0') <text:s/>(tensor(19.9419, device='cuda:0'))</text:span></text:p>
      <text:p text:style-name="P3"><text:s text:c="5"/><text:span text:style-name="T1">| &gt; loss_gen: 2.2573490142822266 <text:s/>(2.2107302754948375)</text:span></text:p>
      <text:p text:style-name="P3"><text:s text:c="5"/><text:span text:style-name="T1">| &gt; loss_kl: 1.646681547164917 <text:s/>(1.598977122730479)</text:span></text:p>
      <text:p text:style-name="P3"><text:s text:c="5"/><text:span text:style-name="T1">| &gt; loss_feat: 6.046257495880127 <text:s/>(6.79247479808353)</text:span></text:p>
      <text:p text:style-name="P3"><text:s text:c="5"/><text:span text:style-name="T1">| &gt; loss_mel: 15.138802528381348 <text:s/>(15.496741085737549)</text:span></text:p>
      <text:p text:style-name="P3"><text:s text:c="5"/><text:span text:style-name="T1">| &gt; loss_duration: 1.443295955657959 <text:s/>(1.4179127813512304)</text:span></text:p>
      <text:p text:style-name="P3"><text:s text:c="5"/><text:span text:style-name="T1">| &gt; amp_scaler: 256.0 <text:s/>(175.4253308128545)</text:span></text:p>
      <text:p text:style-name="P3"><text:s text:c="5"/><text:span text:style-name="T1">| &gt; loss_1: 26.532386779785156 <text:s/>(27.51683598970871)</text:span></text:p>
      <text:p text:style-name="P3"><text:s text:c="5"/><text:span text:style-name="T1">| &gt; grad_norm_1: tensor(216.4701, device='cuda:0') <text:s/>(tensor(234.4342, device='cuda:0'))</text:span></text:p>
      <text:p text:style-name="P3"><text:s text:c="5"/><text:span text:style-name="T1">| &gt; current_lr_0: 0.00019927626732381507 </text:span></text:p>
      <text:p text:style-name="P3"><text:s text:c="5"/><text:span text:style-name="T1">| &gt; current_lr_1: 0.00019927626732381507 </text:span></text:p>
      <text:p text:style-name="P3"><text:s text:c="5"/><text:span text:style-name="T1">| &gt; step_time: 0.827 <text:s/>(0.6505983074130537)</text:span></text:p>
      <text:p text:style-name="P3"><text:s text:c="5"/><text:span text:style-name="T1">| &gt; loader_time: 0.0101 <text:s/>(0.021350263422513505)</text:span></text:p>
      <text:p text:style-name="P5"/>
      <text:p text:style-name="P5"/>
      <text:p text:style-name="P1">[1m <text:s text:c="2"/>--&gt; TIME: 2025-05-14 14:23:01 -- STEP: 629/630 -- GLOBAL_STEP: 895900[0m</text:p>
      <text:p text:style-name="P3"><text:s text:c="5"/><text:span text:style-name="T1">| &gt; loss_disc: 2.584672451019287 <text:s/>(2.5843344235079098)</text:span></text:p>
      <text:p text:style-name="P3"><text:s text:c="5"/><text:span text:style-name="T1">| &gt; loss_disc_real_0: 0.176754891872406 <text:s/>(0.17040160072697924)</text:span></text:p>
      <text:p text:style-name="P3"><text:s text:c="5"/><text:span text:style-name="T1">| &gt; loss_disc_real_1: 0.20560337603092194 <text:s/>(0.21256611645458626)</text:span></text:p>
      <text:p text:style-name="P3"><text:s text:c="5"/><text:span text:style-name="T1">| &gt; loss_disc_real_2: 0.22913093864917755 <text:s/>(0.22809655125740033)</text:span></text:p>
      <text:p text:style-name="P3"><text:s text:c="5"/><text:span text:style-name="T1">| &gt; loss_disc_real_3: 0.2649998366832733 <text:s/>(0.22928338056054137)</text:span></text:p>
      <text:p text:style-name="P3"><text:s text:c="5"/><text:span text:style-name="T1">| &gt; loss_disc_real_4: 0.24881871044635773 <text:s/>(0.23980053804447618)</text:span></text:p>
      <text:p text:style-name="P3"><text:s text:c="5"/><text:span text:style-name="T1">| &gt; loss_disc_real_5: 0.2563698887825012 <text:s/>(0.2315194435026763)</text:span></text:p>
      <text:p text:style-name="P3"><text:s text:c="5"/><text:span text:style-name="T1">| &gt; loss_0: 2.584672451019287 <text:s/>(2.5843344235079098)</text:span></text:p>
      <text:p text:style-name="P3"><text:s text:c="5"/><text:span text:style-name="T1">| &gt; grad_norm_0: tensor(14.0682, device='cuda:0') <text:s/>(tensor(20.3715, device='cuda:0'))</text:span></text:p>
      <text:p text:style-name="P3"><text:s text:c="5"/><text:span text:style-name="T1">| &gt; loss_gen: 2.3372490406036377 <text:s/>(2.2107497080331355)</text:span></text:p>
      <text:p text:style-name="P3"><text:s text:c="5"/><text:span text:style-name="T1">| &gt; loss_kl: 1.5596281290054321 <text:s/>(1.6028613380862722)</text:span></text:p>
      <text:p text:style-name="P3"><text:s text:c="5"/><text:span text:style-name="T1">| &gt; loss_feat: 5.898149490356445 <text:s/>(6.782044642680397)</text:span></text:p>
      <text:p text:style-name="P3"><text:s text:c="5"/><text:span text:style-name="T1">| &gt; loss_mel: 14.744524955749512 <text:s/>(15.484405411445849)</text:span></text:p>
      <text:p text:style-name="P3"><text:s text:c="5"/><text:span text:style-name="T1">| &gt; loss_duration: 1.4959086179733276 <text:s/>(1.4268631656522408)</text:span></text:p>
      <text:p text:style-name="P3"><text:s text:c="5"/><text:span text:style-name="T1">| &gt; amp_scaler: 256.0 <text:s/>(188.2352941176471)</text:span></text:p>
      <text:p text:style-name="P3"><text:s text:c="5"/><text:span text:style-name="T1">| &gt; loss_1: 26.03546142578125 <text:s/>(27.506924206198487)</text:span></text:p>
      <text:p text:style-name="P3"><text:s text:c="5"/><text:span text:style-name="T1">| &gt; grad_norm_1: tensor(162.1804, device='cuda:0') <text:s/>(tensor(238.0099, device='cuda:0'))</text:span></text:p>
      <text:p text:style-name="P3"><text:s text:c="5"/><text:span text:style-name="T1">| &gt; current_lr_0: 0.00019927626732381507 </text:span></text:p>
      <text:p text:style-name="P3"><text:soft-page-break/><text:s text:c="5"/><text:span text:style-name="T1">| &gt; current_lr_1: 0.00019927626732381507 </text:span></text:p>
      <text:p text:style-name="P3"><text:s text:c="5"/><text:span text:style-name="T1">| &gt; step_time: 1.6643 <text:s/>(0.7115702124961037)</text:span></text:p>
      <text:p text:style-name="P3"><text:s text:c="5"/><text:span text:style-name="T1">| &gt; loader_time: 0.0148 <text:s/>(0.019924641413605285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300045013427734 [0m(-5.217393239339164e-05)</text:span></text:p>
      <text:p text:style-name="P3"><text:s text:c="5"/><text:span text:style-name="T1">| &gt; avg_loss_disc:[91m 2.681883672873179 [0m(+0.09170345465342189)</text:span></text:p>
      <text:p text:style-name="P3"><text:s text:c="5"/><text:span text:style-name="T1">| &gt; avg_loss_disc_real_0:[91m 0.2228593217829863 [0m(+0.06187169688443342)</text:span></text:p>
      <text:p text:style-name="P3"><text:s text:c="5"/><text:span text:style-name="T1">| &gt; avg_loss_disc_real_1:[91m 0.2368244801958402 [0m(+0.012990954021612822)</text:span></text:p>
      <text:p text:style-name="P3"><text:s text:c="5"/><text:span text:style-name="T1">| &gt; avg_loss_disc_real_2:[91m 0.2637351726492246 [0m(+0.011671312153339386)</text:span></text:p>
      <text:p text:style-name="P3"><text:s text:c="5"/><text:span text:style-name="T1">| &gt; avg_loss_disc_real_3:[91m 0.2915797407428424 [0m(+0.07864600792527202)</text:span></text:p>
      <text:p text:style-name="P3"><text:s text:c="5"/><text:span text:style-name="T1">| &gt; avg_loss_disc_real_4:[91m 0.2665112813313802 [0m(+0.034885559231042834)</text:span></text:p>
      <text:p text:style-name="P3"><text:s text:c="5"/><text:span text:style-name="T1">| &gt; avg_loss_disc_real_5:[92m 0.23880826185146967 [0m(-0.008406504988670349)</text:span></text:p>
      <text:p text:style-name="P3"><text:s text:c="5"/><text:span text:style-name="T1">| &gt; avg_loss_0:[91m 2.681883672873179 [0m(+0.09170345465342189)</text:span></text:p>
      <text:p text:style-name="P3"><text:s text:c="5"/><text:span text:style-name="T1">| &gt; avg_loss_gen:[91m 2.315833111604055 [0m(+0.187799870967865)</text:span></text:p>
      <text:p text:style-name="P3"><text:s text:c="5"/><text:span text:style-name="T1">| &gt; avg_loss_kl:[91m 1.7601235806941986 [0m(+0.0426982045173645)</text:span></text:p>
      <text:p text:style-name="P3"><text:s text:c="5"/><text:span text:style-name="T1">| &gt; avg_loss_feat:[91m 6.542269190152486 [0m(+0.04285991191864014)</text:span></text:p>
      <text:p text:style-name="P3"><text:s text:c="5"/><text:span text:style-name="T1">| &gt; avg_loss_mel:[92m 15.299624045689901 [0m(-0.029337803522745176)</text:span></text:p>
      <text:p text:style-name="P3"><text:s text:c="5"/><text:span text:style-name="T1">| &gt; avg_loss_duration:[91m 1.5329414109388988 [0m(+0.008679062128067017)</text:span></text:p>
      <text:p text:style-name="P3"><text:s text:c="5"/><text:span text:style-name="T1">| &gt; avg_loss_1:[91m 27.450791358947754 [0m(+0.2526995340983085)</text:span></text:p>
      <text:p text:style-name="P5"/>
      <text:p text:style-name="P5"/>
      <text:p text:style-name="P1">[4m[1m &gt; EPOCH: 30/50[0m</text:p>
      <text:p text:style-name="P3"><text:s/><text:span text:style-name="T1">--&gt; /kaggle/working/vits_4_nov-May-14-2025_10+28AM-0000000</text:span></text:p>
      <text:p text:style-name="P5"/>
      <text:p text:style-name="P1">[1m &gt; TRAINING (2025-05-14 14:23:07) [0m</text:p>
      <text:p text:style-name="P5"/>
      <text:p text:style-name="P1">[1m <text:s text:c="2"/>--&gt; TIME: 2025-05-14 14:24:02 -- STEP: 99/630 -- GLOBAL_STEP: 896000[0m</text:p>
      <text:p text:style-name="P3"><text:s text:c="5"/><text:span text:style-name="T1">| &gt; loss_disc: 2.492387533187866 <text:s/>(2.5834601310768517)</text:span></text:p>
      <text:p text:style-name="P3"><text:s text:c="5"/><text:span text:style-name="T1">| &gt; loss_disc_real_0: 0.13149598240852356 <text:s/>(0.16933441944796637)</text:span></text:p>
      <text:p text:style-name="P3"><text:s text:c="5"/><text:span text:style-name="T1">| &gt; loss_disc_real_1: 0.15738296508789062 <text:s/>(0.21101752149336267)</text:span></text:p>
      <text:p text:style-name="P3"><text:s text:c="5"/><text:span text:style-name="T1">| &gt; loss_disc_real_2: 0.24401673674583435 <text:s/>(0.22843928785637171)</text:span></text:p>
      <text:p text:style-name="P3"><text:s text:c="5"/><text:span text:style-name="T1">| &gt; loss_disc_real_3: 0.22596432268619537 <text:s/>(0.23074740020915716)</text:span></text:p>
      <text:p text:style-name="P3"><text:s text:c="5"/><text:span text:style-name="T1">| &gt; loss_disc_real_4: 0.211592435836792 <text:s/>(0.2392481682878552)</text:span></text:p>
      <text:p text:style-name="P3"><text:s text:c="5"/><text:span text:style-name="T1">| &gt; loss_disc_real_5: 0.24949344992637634 <text:s/>(0.23834014194782335)</text:span></text:p>
      <text:p text:style-name="P3"><text:s text:c="5"/><text:span text:style-name="T1">| &gt; loss_0: 2.492387533187866 <text:s/>(2.5834601310768517)</text:span></text:p>
      <text:p text:style-name="P3"><text:s text:c="5"/><text:span text:style-name="T1">| &gt; grad_norm_0: tensor(13.9562, device='cuda:0') <text:s/>(tensor(12.0531, device='cuda:0'))</text:span></text:p>
      <text:p text:style-name="P3"><text:s text:c="5"/><text:span text:style-name="T1">| &gt; loss_gen: 2.1057167053222656 <text:s/>(2.21596272666045)</text:span></text:p>
      <text:p text:style-name="P3"><text:s text:c="5"/><text:span text:style-name="T1">| &gt; loss_kl: 1.68856680393219 <text:s/>(1.5674012465910478)</text:span></text:p>
      <text:p text:style-name="P3"><text:s text:c="5"/><text:span text:style-name="T1">| &gt; loss_feat: 7.142721176147461 <text:s/>(6.993429140611128)</text:span></text:p>
      <text:p text:style-name="P3"><text:s text:c="5"/><text:span text:style-name="T1">| &gt; loss_mel: 14.802922248840332 <text:s/>(15.513881009034437)</text:span></text:p>
      <text:p text:style-name="P3"><text:s text:c="5"/><text:span text:style-name="T1">| &gt; loss_duration: 1.4580836296081543 <text:s/>(1.4326888852649264)</text:span></text:p>
      <text:p text:style-name="P3"><text:s text:c="5"/><text:span text:style-name="T1">| &gt; amp_scaler: 256.0 <text:s/>(256.0)</text:span></text:p>
      <text:p text:style-name="P3"><text:s text:c="5"/><text:span text:style-name="T1">| &gt; loss_1: 27.19801139831543 <text:s/>(27.723363144229147)</text:span></text:p>
      <text:p text:style-name="P3"><text:s text:c="5"/><text:span text:style-name="T1">| &gt; grad_norm_1: tensor(46.0604, device='cuda:0') <text:s/>(tensor(116.0587, device='cuda:0'))</text:span></text:p>
      <text:p text:style-name="P3"><text:s text:c="5"/><text:span text:style-name="T1">| &gt; current_lr_0: 0.00019925135779039958 </text:span></text:p>
      <text:p text:style-name="P3"><text:s text:c="5"/><text:span text:style-name="T1">| &gt; current_lr_1: 0.00019925135779039958 </text:span></text:p>
      <text:p text:style-name="P3"><text:s text:c="5"/><text:span text:style-name="T1">| &gt; step_time: 0.5342 <text:s/>(0.5297503543622567)</text:span></text:p>
      <text:p text:style-name="P3"><text:s text:c="5"/><text:span text:style-name="T1">| &gt; loader_time: 0.0061 <text:s/>(0.005311361466995391)</text:span></text:p>
      <text:p text:style-name="P5"/>
      <text:p text:style-name="P5"/>
      <text:p text:style-name="P3"><text:s/><text:span text:style-name="T1">&gt; CHECKPOINT : /kaggle/working/vits_4_nov-May-14-2025_10+28AM-0000000/checkpoint_896000.pth</text:span></text:p>
      <text:p text:style-name="P5"/>
      <text:p text:style-name="P1">[1m <text:s text:c="2"/>--&gt; TIME: 2025-05-14 14:25:03 -- STEP: 199/630 -- GLOBAL_STEP: 896100[0m</text:p>
      <text:p text:style-name="P3"><text:s text:c="5"/><text:span text:style-name="T1">| &gt; loss_disc: 2.5390002727508545 <text:s/>(2.5743883087407418)</text:span></text:p>
      <text:p text:style-name="P3"><text:s text:c="5"/><text:span text:style-name="T1">| &gt; loss_disc_real_0: 0.10975390672683716 <text:s/>(0.16886619515904233)</text:span></text:p>
      <text:p text:style-name="P3"><text:soft-page-break/><text:s text:c="5"/><text:span text:style-name="T1">| &gt; loss_disc_real_1: 0.28786778450012207 <text:s/>(0.21159934061556007)</text:span></text:p>
      <text:p text:style-name="P3"><text:s text:c="5"/><text:span text:style-name="T1">| &gt; loss_disc_real_2: 0.2361527681350708 <text:s/>(0.22809777285285932)</text:span></text:p>
      <text:p text:style-name="P3"><text:s text:c="5"/><text:span text:style-name="T1">| &gt; loss_disc_real_3: 0.21950344741344452 <text:s/>(0.22892449399334702)</text:span></text:p>
      <text:p text:style-name="P3"><text:s text:c="5"/><text:span text:style-name="T1">| &gt; loss_disc_real_4: 0.22832094132900238 <text:s/>(0.2396200710355337)</text:span></text:p>
      <text:p text:style-name="P3"><text:s text:c="5"/><text:span text:style-name="T1">| &gt; loss_disc_real_5: 0.1675490438938141 <text:s/>(0.2302596320833393)</text:span></text:p>
      <text:p text:style-name="P3"><text:s text:c="5"/><text:span text:style-name="T1">| &gt; loss_0: 2.5390002727508545 <text:s/>(2.5743883087407418)</text:span></text:p>
      <text:p text:style-name="P3"><text:s text:c="5"/><text:span text:style-name="T1">| &gt; grad_norm_0: tensor(30.6342, device='cuda:0') <text:s/>(tensor(18.8454, device='cuda:0'))</text:span></text:p>
      <text:p text:style-name="P3"><text:s text:c="5"/><text:span text:style-name="T1">| &gt; loss_gen: 2.4134750366210938 <text:s/>(2.2362227853219094)</text:span></text:p>
      <text:p text:style-name="P3"><text:s text:c="5"/><text:span text:style-name="T1">| &gt; loss_kl: 1.68876314163208 <text:s/>(1.5898040736739958)</text:span></text:p>
      <text:p text:style-name="P3"><text:s text:c="5"/><text:span text:style-name="T1">| &gt; loss_feat: 6.339339733123779 <text:s/>(6.932058645852247)</text:span></text:p>
      <text:p text:style-name="P3"><text:s text:c="5"/><text:span text:style-name="T1">| &gt; loss_mel: 15.628644943237305 <text:s/>(15.496036380978685)</text:span></text:p>
      <text:p text:style-name="P3"><text:s text:c="5"/><text:span text:style-name="T1">| &gt; loss_duration: 1.4281883239746094 <text:s/>(1.3940671520616548)</text:span></text:p>
      <text:p text:style-name="P3"><text:s text:c="5"/><text:span text:style-name="T1">| &gt; amp_scaler: 256.0 <text:s/>(256.0)</text:span></text:p>
      <text:p text:style-name="P3"><text:s text:c="5"/><text:span text:style-name="T1">| &gt; loss_1: 27.498411178588867 <text:s/>(27.64818911336774)</text:span></text:p>
      <text:p text:style-name="P3"><text:s text:c="5"/><text:span text:style-name="T1">| &gt; grad_norm_1: tensor(632.8674, device='cuda:0') <text:s/>(tensor(203.8495, device='cuda:0'))</text:span></text:p>
      <text:p text:style-name="P3"><text:s text:c="5"/><text:span text:style-name="T1">| &gt; current_lr_0: 0.00019925135779039958 </text:span></text:p>
      <text:p text:style-name="P3"><text:s text:c="5"/><text:span text:style-name="T1">| &gt; current_lr_1: 0.00019925135779039958 </text:span></text:p>
      <text:p text:style-name="P3"><text:s text:c="5"/><text:span text:style-name="T1">| &gt; step_time: 0.589 <text:s/>(0.5537432641839265)</text:span></text:p>
      <text:p text:style-name="P3"><text:s text:c="5"/><text:span text:style-name="T1">| &gt; loader_time: 0.0068 <text:s/>(0.00588385903056542)</text:span></text:p>
      <text:p text:style-name="P5"/>
      <text:p text:style-name="P5"/>
      <text:p text:style-name="P1">[1m <text:s text:c="2"/>--&gt; TIME: 2025-05-14 14:26:07 -- STEP: 299/630 -- GLOBAL_STEP: 896200[0m</text:p>
      <text:p text:style-name="P3"><text:s text:c="5"/><text:span text:style-name="T1">| &gt; loss_disc: 2.5538830757141113 <text:s/>(2.575090897920539)</text:span></text:p>
      <text:p text:style-name="P3"><text:s text:c="5"/><text:span text:style-name="T1">| &gt; loss_disc_real_0: 0.19318422675132751 <text:s/>(0.1687911978134742)</text:span></text:p>
      <text:p text:style-name="P3"><text:s text:c="5"/><text:span text:style-name="T1">| &gt; loss_disc_real_1: 0.22637128829956055 <text:s/>(0.2123304897776017)</text:span></text:p>
      <text:p text:style-name="P3"><text:s text:c="5"/><text:span text:style-name="T1">| &gt; loss_disc_real_2: 0.21187546849250793 <text:s/>(0.2279180496632056)</text:span></text:p>
      <text:p text:style-name="P3"><text:s text:c="5"/><text:span text:style-name="T1">| &gt; loss_disc_real_3: 0.26009899377822876 <text:s/>(0.22914513073437986)</text:span></text:p>
      <text:p text:style-name="P3"><text:s text:c="5"/><text:span text:style-name="T1">| &gt; loss_disc_real_4: 0.2770030200481415 <text:s/>(0.24001316267710465)</text:span></text:p>
      <text:p text:style-name="P3"><text:s text:c="5"/><text:span text:style-name="T1">| &gt; loss_disc_real_5: 0.2312958687543869 <text:s/>(0.2311305784212307)</text:span></text:p>
      <text:p text:style-name="P3"><text:s text:c="5"/><text:span text:style-name="T1">| &gt; loss_0: 2.5538830757141113 <text:s/>(2.575090897920539)</text:span></text:p>
      <text:p text:style-name="P3"><text:s text:c="5"/><text:span text:style-name="T1">| &gt; grad_norm_0: tensor(6.7703, device='cuda:0') <text:s/>(tensor(17.8964, device='cuda:0'))</text:span></text:p>
      <text:p text:style-name="P3"><text:s text:c="5"/><text:span text:style-name="T1">| &gt; loss_gen: 2.1683690547943115 <text:s/>(2.230940928028576)</text:span></text:p>
      <text:p text:style-name="P3"><text:s text:c="5"/><text:span text:style-name="T1">| &gt; loss_kl: 1.6948785781860352 <text:s/>(1.6014224187187527)</text:span></text:p>
      <text:p text:style-name="P3"><text:s text:c="5"/><text:span text:style-name="T1">| &gt; loss_feat: 6.061750888824463 <text:s/>(6.919680675136604)</text:span></text:p>
      <text:p text:style-name="P3"><text:s text:c="5"/><text:span text:style-name="T1">| &gt; loss_mel: 15.612981796264648 <text:s/>(15.484478593271312)</text:span></text:p>
      <text:p text:style-name="P3"><text:s text:c="5"/><text:span text:style-name="T1">| &gt; loss_duration: 1.4394227266311646 <text:s/>(1.397460969794156)</text:span></text:p>
      <text:p text:style-name="P3"><text:s text:c="5"/><text:span text:style-name="T1">| &gt; amp_scaler: 256.0 <text:s/>(256.0)</text:span></text:p>
      <text:p text:style-name="P3"><text:s text:c="5"/><text:span text:style-name="T1">| &gt; loss_1: 26.97740364074707 <text:s/>(27.63398365033509)</text:span></text:p>
      <text:p text:style-name="P3"><text:s text:c="5"/><text:span text:style-name="T1">| &gt; grad_norm_1: tensor(95.7695, device='cuda:0') <text:s/>(tensor(194.4717, device='cuda:0'))</text:span></text:p>
      <text:p text:style-name="P3"><text:s text:c="5"/><text:span text:style-name="T1">| &gt; current_lr_0: 0.00019925135779039958 </text:span></text:p>
      <text:p text:style-name="P3"><text:s text:c="5"/><text:span text:style-name="T1">| &gt; current_lr_1: 0.00019925135779039958 </text:span></text:p>
      <text:p text:style-name="P3"><text:s text:c="5"/><text:span text:style-name="T1">| &gt; step_time: 0.6768 <text:s/>(0.5776427007439144)</text:span></text:p>
      <text:p text:style-name="P3"><text:s text:c="5"/><text:span text:style-name="T1">| &gt; loader_time: 0.0089 <text:s/>(0.006424391150075852)</text:span></text:p>
      <text:p text:style-name="P5"/>
      <text:p text:style-name="P5"/>
      <text:p text:style-name="P1">[1m <text:s text:c="2"/>--&gt; TIME: 2025-05-14 14:27:18 -- STEP: 399/630 -- GLOBAL_STEP: 896300[0m</text:p>
      <text:p text:style-name="P3"><text:s text:c="5"/><text:span text:style-name="T1">| &gt; loss_disc: 2.31477952003479 <text:s/>(2.5751300891837996)</text:span></text:p>
      <text:p text:style-name="P3"><text:s text:c="5"/><text:span text:style-name="T1">| &gt; loss_disc_real_0: 0.15281584858894348 <text:s/>(0.1678010854207185)</text:span></text:p>
      <text:p text:style-name="P3"><text:s text:c="5"/><text:span text:style-name="T1">| &gt; loss_disc_real_1: 0.18052540719509125 <text:s/>(0.21282578252237244)</text:span></text:p>
      <text:p text:style-name="P3"><text:s text:c="5"/><text:span text:style-name="T1">| &gt; loss_disc_real_2: 0.16895723342895508 <text:s/>(0.22858039855508877)</text:span></text:p>
      <text:p text:style-name="P3"><text:s text:c="5"/><text:span text:style-name="T1">| &gt; loss_disc_real_3: 0.2053835242986679 <text:s/>(0.229470488384254)</text:span></text:p>
      <text:p text:style-name="P3"><text:s text:c="5"/><text:span text:style-name="T1">| &gt; loss_disc_real_4: 0.20209068059921265 <text:s/>(0.23931639930956944)</text:span></text:p>
      <text:p text:style-name="P3"><text:s text:c="5"/><text:span text:style-name="T1">| &gt; loss_disc_real_5: 0.19580577313899994 <text:s/>(0.23048424020521624)</text:span></text:p>
      <text:p text:style-name="P3"><text:s text:c="5"/><text:span text:style-name="T1">| &gt; loss_0: 2.31477952003479 <text:s/>(2.5751300891837996)</text:span></text:p>
      <text:p text:style-name="P3"><text:s text:c="5"/><text:span text:style-name="T1">| &gt; grad_norm_0: tensor(15.2438, device='cuda:0') <text:s/>(tensor(17.5159, device='cuda:0'))</text:span></text:p>
      <text:p text:style-name="P3"><text:s text:c="5"/><text:span text:style-name="T1">| &gt; loss_gen: 2.4101979732513428 <text:s/>(2.2256748272960287)</text:span></text:p>
      <text:p text:style-name="P3"><text:s text:c="5"/><text:span text:style-name="T1">| &gt; loss_kl: 1.8338301181793213 <text:s/>(1.6026373181426732)</text:span></text:p>
      <text:p text:style-name="P3"><text:s text:c="5"/><text:span text:style-name="T1">| &gt; loss_feat: 7.665280342102051 <text:s/>(6.883077781600761)</text:span></text:p>
      <text:p text:style-name="P3"><text:s text:c="5"/><text:span text:style-name="T1">| &gt; loss_mel: 15.986160278320312 <text:s/>(15.483407479479798)</text:span></text:p>
      <text:p text:style-name="P3"><text:soft-page-break/><text:s text:c="5"/><text:span text:style-name="T1">| &gt; loss_duration: 1.435424566268921 <text:s/>(1.4029123033198492)</text:span></text:p>
      <text:p text:style-name="P3"><text:s text:c="5"/><text:span text:style-name="T1">| &gt; amp_scaler: 256.0 <text:s/>(256.0)</text:span></text:p>
      <text:p text:style-name="P3"><text:s text:c="5"/><text:span text:style-name="T1">| &gt; loss_1: 29.330894470214844 <text:s/>(27.597709751368157)</text:span></text:p>
      <text:p text:style-name="P3"><text:s text:c="5"/><text:span text:style-name="T1">| &gt; grad_norm_1: tensor(459.7279, device='cuda:0') <text:s/>(tensor(196.4757, device='cuda:0'))</text:span></text:p>
      <text:p text:style-name="P3"><text:s text:c="5"/><text:span text:style-name="T1">| &gt; current_lr_0: 0.00019925135779039958 </text:span></text:p>
      <text:p text:style-name="P3"><text:s text:c="5"/><text:span text:style-name="T1">| &gt; current_lr_1: 0.00019925135779039958 </text:span></text:p>
      <text:p text:style-name="P3"><text:s text:c="5"/><text:span text:style-name="T1">| &gt; step_time: 0.7504 <text:s/>(0.6064663070783877)</text:span></text:p>
      <text:p text:style-name="P3"><text:s text:c="5"/><text:span text:style-name="T1">| &gt; loader_time: 0.0089 <text:s/>(0.006978728119890788)</text:span></text:p>
      <text:p text:style-name="P5"/>
      <text:p text:style-name="P5"/>
      <text:p text:style-name="P1">[1m <text:s text:c="2"/>--&gt; TIME: 2025-05-14 14:28:36 -- STEP: 499/630 -- GLOBAL_STEP: 896400[0m</text:p>
      <text:p text:style-name="P3"><text:s text:c="5"/><text:span text:style-name="T1">| &gt; loss_disc: 2.5791189670562744 <text:s/>(2.576936222508342)</text:span></text:p>
      <text:p text:style-name="P3"><text:s text:c="5"/><text:span text:style-name="T1">| &gt; loss_disc_real_0: 0.1848527491092682 <text:s/>(0.16935989895242012)</text:span></text:p>
      <text:p text:style-name="P3"><text:s text:c="5"/><text:span text:style-name="T1">| &gt; loss_disc_real_1: 0.25408828258514404 <text:s/>(0.21219528741193916)</text:span></text:p>
      <text:p text:style-name="P3"><text:s text:c="5"/><text:span text:style-name="T1">| &gt; loss_disc_real_2: 0.24411654472351074 <text:s/>(0.22886331785537437)</text:span></text:p>
      <text:p text:style-name="P3"><text:s text:c="5"/><text:span text:style-name="T1">| &gt; loss_disc_real_3: 0.23404455184936523 <text:s/>(0.2299148245063239)</text:span></text:p>
      <text:p text:style-name="P3"><text:s text:c="5"/><text:span text:style-name="T1">| &gt; loss_disc_real_4: 0.21628963947296143 <text:s/>(0.23950703391331232)</text:span></text:p>
      <text:p text:style-name="P3"><text:s text:c="5"/><text:span text:style-name="T1">| &gt; loss_disc_real_5: 0.2906271815299988 <text:s/>(0.22797806940241186)</text:span></text:p>
      <text:p text:style-name="P3"><text:s text:c="5"/><text:span text:style-name="T1">| &gt; loss_0: 2.5791189670562744 <text:s/>(2.576936222508342)</text:span></text:p>
      <text:p text:style-name="P3"><text:s text:c="5"/><text:span text:style-name="T1">| &gt; grad_norm_0: tensor(13.4028, device='cuda:0') <text:s/>(tensor(19.4571, device='cuda:0'))</text:span></text:p>
      <text:p text:style-name="P3"><text:s text:c="5"/><text:span text:style-name="T1">| &gt; loss_gen: 2.2903759479522705 <text:s/>(2.230959098898091)</text:span></text:p>
      <text:p text:style-name="P3"><text:s text:c="5"/><text:span text:style-name="T1">| &gt; loss_kl: 1.5474177598953247 <text:s/>(1.6063970131482292)</text:span></text:p>
      <text:p text:style-name="P3"><text:s text:c="5"/><text:span text:style-name="T1">| &gt; loss_feat: 6.103886604309082 <text:s/>(6.847482232149235)</text:span></text:p>
      <text:p text:style-name="P3"><text:s text:c="5"/><text:span text:style-name="T1">| &gt; loss_mel: 15.206357955932617 <text:s/>(15.470659508256015)</text:span></text:p>
      <text:p text:style-name="P3"><text:s text:c="5"/><text:span text:style-name="T1">| &gt; loss_duration: 1.5013067722320557 <text:s/>(1.4155760248581724)</text:span></text:p>
      <text:p text:style-name="P3"><text:s text:c="5"/><text:span text:style-name="T1">| &gt; amp_scaler: 256.0 <text:s/>(256.0)</text:span></text:p>
      <text:p text:style-name="P3"><text:s text:c="5"/><text:span text:style-name="T1">| &gt; loss_1: 26.64934539794922 <text:s/>(27.571073891404627)</text:span></text:p>
      <text:p text:style-name="P3"><text:s text:c="5"/><text:span text:style-name="T1">| &gt; grad_norm_1: tensor(42.6444, device='cuda:0') <text:s/>(tensor(222.1009, device='cuda:0'))</text:span></text:p>
      <text:p text:style-name="P3"><text:s text:c="5"/><text:span text:style-name="T1">| &gt; current_lr_0: 0.00019925135779039958 </text:span></text:p>
      <text:p text:style-name="P3"><text:s text:c="5"/><text:span text:style-name="T1">| &gt; current_lr_1: 0.00019925135779039958 </text:span></text:p>
      <text:p text:style-name="P3"><text:s text:c="5"/><text:span text:style-name="T1">| &gt; step_time: 0.833 <text:s/>(0.6380952192929558)</text:span></text:p>
      <text:p text:style-name="P3"><text:s text:c="5"/><text:span text:style-name="T1">| &gt; loader_time: 0.0109 <text:s/>(0.0074785539286886735)</text:span></text:p>
      <text:p text:style-name="P5"/>
      <text:p text:style-name="P5"/>
      <text:p text:style-name="P1">[1m <text:s text:c="2"/>--&gt; TIME: 2025-05-14 14:30:08 -- STEP: 599/630 -- GLOBAL_STEP: 896500[0m</text:p>
      <text:p text:style-name="P3"><text:s text:c="5"/><text:span text:style-name="T1">| &gt; loss_disc: 2.621278762817383 <text:s/>(2.5818490595968826)</text:span></text:p>
      <text:p text:style-name="P3"><text:s text:c="5"/><text:span text:style-name="T1">| &gt; loss_disc_real_0: 0.1773521900177002 <text:s/>(0.17005333397692948)</text:span></text:p>
      <text:p text:style-name="P3"><text:s text:c="5"/><text:span text:style-name="T1">| &gt; loss_disc_real_1: 0.1703961342573166 <text:s/>(0.2124017421933566)</text:span></text:p>
      <text:p text:style-name="P3"><text:s text:c="5"/><text:span text:style-name="T1">| &gt; loss_disc_real_2: 0.20795036852359772 <text:s/>(0.22908200599713396)</text:span></text:p>
      <text:p text:style-name="P3"><text:s text:c="5"/><text:span text:style-name="T1">| &gt; loss_disc_real_3: 0.2462727427482605 <text:s/>(0.2299883524095873)</text:span></text:p>
      <text:p text:style-name="P3"><text:s text:c="5"/><text:span text:style-name="T1">| &gt; loss_disc_real_4: 0.27755430340766907 <text:s/>(0.23939154940176885)</text:span></text:p>
      <text:p text:style-name="P3"><text:s text:c="5"/><text:span text:style-name="T1">| &gt; loss_disc_real_5: 0.28349748253822327 <text:s/>(0.2294494826626499)</text:span></text:p>
      <text:p text:style-name="P3"><text:s text:c="5"/><text:span text:style-name="T1">| &gt; loss_0: 2.621278762817383 <text:s/>(2.5818490595968826)</text:span></text:p>
      <text:p text:style-name="P3"><text:s text:c="5"/><text:span text:style-name="T1">| &gt; grad_norm_0: tensor(16.0479, device='cuda:0') <text:s/>(tensor(18.8505, device='cuda:0'))</text:span></text:p>
      <text:p text:style-name="P3"><text:s text:c="5"/><text:span text:style-name="T1">| &gt; loss_gen: 2.1414122581481934 <text:s/>(2.219238616389299)</text:span></text:p>
      <text:p text:style-name="P3"><text:s text:c="5"/><text:span text:style-name="T1">| &gt; loss_kl: 1.5891332626342773 <text:s/>(1.6089556867968857)</text:span></text:p>
      <text:p text:style-name="P3"><text:s text:c="5"/><text:span text:style-name="T1">| &gt; loss_feat: 6.351428985595703 <text:s/>(6.807189638905216)</text:span></text:p>
      <text:p text:style-name="P3"><text:s text:c="5"/><text:span text:style-name="T1">| &gt; loss_mel: 15.113811492919922 <text:s/>(15.46432338294282)</text:span></text:p>
      <text:p text:style-name="P3"><text:s text:c="5"/><text:span text:style-name="T1">| &gt; loss_duration: 1.4905493259429932 <text:s/>(1.4243868141620106)</text:span></text:p>
      <text:p text:style-name="P3"><text:s text:c="5"/><text:span text:style-name="T1">| &gt; amp_scaler: 256.0 <text:s/>(256.0)</text:span></text:p>
      <text:p text:style-name="P3"><text:s text:c="5"/><text:span text:style-name="T1">| &gt; loss_1: 26.686336517333984 <text:s/>(27.524094166063108)</text:span></text:p>
      <text:p text:style-name="P3"><text:s text:c="5"/><text:span text:style-name="T1">| &gt; grad_norm_1: tensor(70.7579, device='cuda:0') <text:s/>(tensor(213.0405, device='cuda:0'))</text:span></text:p>
      <text:p text:style-name="P3"><text:s text:c="5"/><text:span text:style-name="T1">| &gt; current_lr_0: 0.00019925135779039958 </text:span></text:p>
      <text:p text:style-name="P3"><text:s text:c="5"/><text:span text:style-name="T1">| &gt; current_lr_1: 0.00019925135779039958 </text:span></text:p>
      <text:p text:style-name="P3"><text:s text:c="5"/><text:span text:style-name="T1">| &gt; step_time: 1.0847 <text:s/>(0.6835776967476922)</text:span></text:p>
      <text:p text:style-name="P3"><text:s text:c="5"/><text:span text:style-name="T1">| &gt; loader_time: 0.0137 <text:s/>(0.008078684591888784)</text:span></text:p>
      <text:p text:style-name="P5"/>
      <text:p text:style-name="P5"/>
      <text:p text:style-name="P3"><text:soft-page-break/><text:s/><text:span text:style-name="T1">&gt; CHECKPOINT : /kaggle/working/vits_4_nov-May-14-2025_10+28AM-0000000/checkpoint_8965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902939001719157 [0m(-0.0003971060117085772)</text:span></text:p>
      <text:p text:style-name="P3"><text:s text:c="5"/><text:span text:style-name="T1">| &gt; avg_loss_disc:[91m 2.6949883898099265 [0m(+0.013104716936747529)</text:span></text:p>
      <text:p text:style-name="P3"><text:s text:c="5"/><text:span text:style-name="T1">| &gt; avg_loss_disc_real_0:[92m 0.18098333850502968 [0m(-0.041875983277956635)</text:span></text:p>
      <text:p text:style-name="P3"><text:s text:c="5"/><text:span text:style-name="T1">| &gt; avg_loss_disc_real_1:[92m 0.19756234685579935 [0m(-0.03926213334004086)</text:span></text:p>
      <text:p text:style-name="P3"><text:s text:c="5"/><text:span text:style-name="T1">| &gt; avg_loss_disc_real_2:[92m 0.24271289507548013 [0m(-0.021022277573744447)</text:span></text:p>
      <text:p text:style-name="P3"><text:s text:c="5"/><text:span text:style-name="T1">| &gt; avg_loss_disc_real_3:[92m 0.23135857780774435 [0m(-0.06022116293509802)</text:span></text:p>
      <text:p text:style-name="P3"><text:s text:c="5"/><text:span text:style-name="T1">| &gt; avg_loss_disc_real_4:[92m 0.25843309611082077 [0m(-0.00807818522055942)</text:span></text:p>
      <text:p text:style-name="P3"><text:s text:c="5"/><text:span text:style-name="T1">| &gt; avg_loss_disc_real_5:[92m 0.23537550369898477 [0m(-0.003432758152484894)</text:span></text:p>
      <text:p text:style-name="P3"><text:s text:c="5"/><text:span text:style-name="T1">| &gt; avg_loss_0:[91m 2.6949883898099265 [0m(+0.013104716936747529)</text:span></text:p>
      <text:p text:style-name="P3"><text:s text:c="5"/><text:span text:style-name="T1">| &gt; avg_loss_gen:[92m 2.042183746894201 [0m(-0.2736493647098541)</text:span></text:p>
      <text:p text:style-name="P3"><text:s text:c="5"/><text:span text:style-name="T1">| &gt; avg_loss_kl:[91m 1.7670665582021077 [0m(+0.006942977507909065)</text:span></text:p>
      <text:p text:style-name="P3"><text:s text:c="5"/><text:span text:style-name="T1">| &gt; avg_loss_feat:[92m 6.31814964612325 [0m(-0.22411954402923584)</text:span></text:p>
      <text:p text:style-name="P3"><text:s text:c="5"/><text:span text:style-name="T1">| &gt; avg_loss_mel:[91m 15.857055823008219 [0m(+0.5574317773183175)</text:span></text:p>
      <text:p text:style-name="P3"><text:s text:c="5"/><text:span text:style-name="T1">| &gt; avg_loss_duration:[92m 1.528798093398412 [0m(-0.004143317540486802)</text:span></text:p>
      <text:p text:style-name="P3"><text:s text:c="5"/><text:span text:style-name="T1">| &gt; avg_loss_1:[91m 27.51325337092082 [0m(+0.062462011973064335)</text:span></text:p>
      <text:p text:style-name="P5"/>
      <text:p text:style-name="P5"/>
      <text:p text:style-name="P1">[4m[1m &gt; EPOCH: 31/50[0m</text:p>
      <text:p text:style-name="P3"><text:s/><text:span text:style-name="T1">--&gt; /kaggle/working/vits_4_nov-May-14-2025_10+28AM-0000000</text:span></text:p>
      <text:p text:style-name="P5"/>
      <text:p text:style-name="P1">[1m &gt; TRAINING (2025-05-14 14:30:58) [0m</text:p>
      <text:p text:style-name="P5"/>
      <text:p text:style-name="P1">[1m <text:s text:c="2"/>--&gt; TIME: 2025-05-14 14:31:37 -- STEP: 69/630 -- GLOBAL_STEP: 896600[0m</text:p>
      <text:p text:style-name="P3"><text:s text:c="5"/><text:span text:style-name="T1">| &gt; loss_disc: 2.543262481689453 <text:s/>(2.582861706830453)</text:span></text:p>
      <text:p text:style-name="P3"><text:s text:c="5"/><text:span text:style-name="T1">| &gt; loss_disc_real_0: 0.16345863044261932 <text:s/>(0.17012407911428507)</text:span></text:p>
      <text:p text:style-name="P3"><text:s text:c="5"/><text:span text:style-name="T1">| &gt; loss_disc_real_1: 0.17437463998794556 <text:s/>(0.21148644344530243)</text:span></text:p>
      <text:p text:style-name="P3"><text:s text:c="5"/><text:span text:style-name="T1">| &gt; loss_disc_real_2: 0.27635765075683594 <text:s/>(0.22504053081291311)</text:span></text:p>
      <text:p text:style-name="P3"><text:s text:c="5"/><text:span text:style-name="T1">| &gt; loss_disc_real_3: 0.22673244774341583 <text:s/>(0.22624694804350534)</text:span></text:p>
      <text:p text:style-name="P3"><text:s text:c="5"/><text:span text:style-name="T1">| &gt; loss_disc_real_4: 0.24972233176231384 <text:s/>(0.24042235746763754)</text:span></text:p>
      <text:p text:style-name="P3"><text:s text:c="5"/><text:span text:style-name="T1">| &gt; loss_disc_real_5: 0.24779853224754333 <text:s/>(0.23951649709024292)</text:span></text:p>
      <text:p text:style-name="P3"><text:s text:c="5"/><text:span text:style-name="T1">| &gt; loss_0: 2.543262481689453 <text:s/>(2.582861706830453)</text:span></text:p>
      <text:p text:style-name="P3"><text:s text:c="5"/><text:span text:style-name="T1">| &gt; grad_norm_0: tensor(9.6934, device='cuda:0') <text:s/>(tensor(13.3437, device='cuda:0'))</text:span></text:p>
      <text:p text:style-name="P3"><text:s text:c="5"/><text:span text:style-name="T1">| &gt; loss_gen: 2.228480577468872 <text:s/>(2.2285197299459716)</text:span></text:p>
      <text:p text:style-name="P3"><text:s text:c="5"/><text:span text:style-name="T1">| &gt; loss_kl: 1.6802010536193848 <text:s/>(1.5678002022314763)</text:span></text:p>
      <text:p text:style-name="P3"><text:s text:c="5"/><text:span text:style-name="T1">| &gt; loss_feat: 6.4193010330200195 <text:s/>(7.004382168037304)</text:span></text:p>
      <text:p text:style-name="P3"><text:s text:c="5"/><text:span text:style-name="T1">| &gt; loss_mel: 15.598711967468262 <text:s/>(15.54788357278575)</text:span></text:p>
      <text:p text:style-name="P3"><text:s text:c="5"/><text:span text:style-name="T1">| &gt; loss_duration: 1.4558385610580444 <text:s/>(1.4302387185718701)</text:span></text:p>
      <text:p text:style-name="P3"><text:s text:c="5"/><text:span text:style-name="T1">| &gt; amp_scaler: 256.0 <text:s/>(256.0)</text:span></text:p>
      <text:p text:style-name="P3"><text:s text:c="5"/><text:span text:style-name="T1">| &gt; loss_1: 27.382535934448242 <text:s/>(27.778824460679207)</text:span></text:p>
      <text:p text:style-name="P3"><text:s text:c="5"/><text:span text:style-name="T1">| &gt; grad_norm_1: tensor(75.4880, device='cuda:0') <text:s/>(tensor(138.2408, device='cuda:0'))</text:span></text:p>
      <text:p text:style-name="P3"><text:s text:c="5"/><text:span text:style-name="T1">| &gt; current_lr_0: 0.00019922645137067577 </text:span></text:p>
      <text:p text:style-name="P3"><text:s text:c="5"/><text:span text:style-name="T1">| &gt; current_lr_1: 0.00019922645137067577 </text:span></text:p>
      <text:p text:style-name="P3"><text:s text:c="5"/><text:span text:style-name="T1">| &gt; step_time: 0.5379 <text:s/>(0.5297333710435508)</text:span></text:p>
      <text:p text:style-name="P3"><text:s text:c="5"/><text:span text:style-name="T1">| &gt; loader_time: 0.0052 <text:s/>(0.005324653957201087)</text:span></text:p>
      <text:p text:style-name="P5"/>
      <text:p text:style-name="P5"/>
      <text:p text:style-name="P1">[1m <text:s text:c="2"/>--&gt; TIME: 2025-05-14 14:32:35 -- STEP: 169/630 -- GLOBAL_STEP: 896700[0m</text:p>
      <text:p text:style-name="P3"><text:s text:c="5"/><text:span text:style-name="T1">| &gt; loss_disc: 2.5778615474700928 <text:s/>(2.5954165105988993)</text:span></text:p>
      <text:p text:style-name="P3"><text:s text:c="5"/><text:span text:style-name="T1">| &gt; loss_disc_real_0: 0.1659017652273178 <text:s/>(0.17121870220589214)</text:span></text:p>
      <text:p text:style-name="P3"><text:s text:c="5"/><text:span text:style-name="T1">| &gt; loss_disc_real_1: 0.16727761924266815 <text:s/>(0.2126058846183077)</text:span></text:p>
      <text:p text:style-name="P3"><text:s text:c="5"/><text:span text:style-name="T1">| &gt; loss_disc_real_2: 0.18294890224933624 <text:s/>(0.22880962790822137)</text:span></text:p>
      <text:p text:style-name="P3"><text:s text:c="5"/><text:span text:style-name="T1">| &gt; loss_disc_real_3: 0.2529226541519165 <text:s/>(0.22834809089200736)</text:span></text:p>
      <text:p text:style-name="P3"><text:soft-page-break/><text:s text:c="5"/><text:span text:style-name="T1">| &gt; loss_disc_real_4: 0.2533794939517975 <text:s/>(0.23919173695984677)</text:span></text:p>
      <text:p text:style-name="P3"><text:s text:c="5"/><text:span text:style-name="T1">| &gt; loss_disc_real_5: 0.18908673524856567 <text:s/>(0.2347492729947412)</text:span></text:p>
      <text:p text:style-name="P3"><text:s text:c="5"/><text:span text:style-name="T1">| &gt; loss_0: 2.5778615474700928 <text:s/>(2.5954165105988993)</text:span></text:p>
      <text:p text:style-name="P3"><text:s text:c="5"/><text:span text:style-name="T1">| &gt; grad_norm_0: tensor(28.3249, device='cuda:0') <text:s/>(tensor(18.2502, device='cuda:0'))</text:span></text:p>
      <text:p text:style-name="P3"><text:s text:c="5"/><text:span text:style-name="T1">| &gt; loss_gen: 2.2166085243225098 <text:s/>(2.212540326739204)</text:span></text:p>
      <text:p text:style-name="P3"><text:s text:c="5"/><text:span text:style-name="T1">| &gt; loss_kl: 1.6904319524765015 <text:s/>(1.5967881771234365)</text:span></text:p>
      <text:p text:style-name="P3"><text:s text:c="5"/><text:span text:style-name="T1">| &gt; loss_feat: 7.676005840301514 <text:s/>(6.870028055631197)</text:span></text:p>
      <text:p text:style-name="P3"><text:s text:c="5"/><text:span text:style-name="T1">| &gt; loss_mel: 16.104522705078125 <text:s/>(15.454087076807868)</text:span></text:p>
      <text:p text:style-name="P3"><text:s text:c="5"/><text:span text:style-name="T1">| &gt; loss_duration: 1.4676107168197632 <text:s/>(1.3811008401170994)</text:span></text:p>
      <text:p text:style-name="P3"><text:s text:c="5"/><text:span text:style-name="T1">| &gt; amp_scaler: 256.0 <text:s/>(256.0)</text:span></text:p>
      <text:p text:style-name="P3"><text:s text:c="5"/><text:span text:style-name="T1">| &gt; loss_1: 29.155179977416992 <text:s/>(27.514544582931247)</text:span></text:p>
      <text:p text:style-name="P3"><text:s text:c="5"/><text:span text:style-name="T1">| &gt; grad_norm_1: tensor(266.1927, device='cuda:0') <text:s/>(tensor(202.5907, device='cuda:0'))</text:span></text:p>
      <text:p text:style-name="P3"><text:s text:c="5"/><text:span text:style-name="T1">| &gt; current_lr_0: 0.00019922645137067577 </text:span></text:p>
      <text:p text:style-name="P3"><text:s text:c="5"/><text:span text:style-name="T1">| &gt; current_lr_1: 0.00019922645137067577 </text:span></text:p>
      <text:p text:style-name="P3"><text:s text:c="5"/><text:span text:style-name="T1">| &gt; step_time: 0.5992 <text:s/>(0.5576318326081043)</text:span></text:p>
      <text:p text:style-name="P3"><text:s text:c="5"/><text:span text:style-name="T1">| &gt; loader_time: 0.0067 <text:s/>(0.0059497821965866565)</text:span></text:p>
      <text:p text:style-name="P5"/>
      <text:p text:style-name="P5"/>
      <text:p text:style-name="P1">[1m <text:s text:c="2"/>--&gt; TIME: 2025-05-14 14:33:38 -- STEP: 269/630 -- GLOBAL_STEP: 896800[0m</text:p>
      <text:p text:style-name="P3"><text:s text:c="5"/><text:span text:style-name="T1">| &gt; loss_disc: 2.5610480308532715 <text:s/>(2.5926377569432577)</text:span></text:p>
      <text:p text:style-name="P3"><text:s text:c="5"/><text:span text:style-name="T1">| &gt; loss_disc_real_0: 0.11161787807941437 <text:s/>(0.17070053492890852)</text:span></text:p>
      <text:p text:style-name="P3"><text:s text:c="5"/><text:span text:style-name="T1">| &gt; loss_disc_real_1: 0.22083227336406708 <text:s/>(0.21229092100960614)</text:span></text:p>
      <text:p text:style-name="P3"><text:s text:c="5"/><text:span text:style-name="T1">| &gt; loss_disc_real_2: 0.23998156189918518 <text:s/>(0.22910085813485115)</text:span></text:p>
      <text:p text:style-name="P3"><text:s text:c="5"/><text:span text:style-name="T1">| &gt; loss_disc_real_3: 0.22441613674163818 <text:s/>(0.22930814303651617)</text:span></text:p>
      <text:p text:style-name="P3"><text:s text:c="5"/><text:span text:style-name="T1">| &gt; loss_disc_real_4: 0.23235231637954712 <text:s/>(0.23940648991600733)</text:span></text:p>
      <text:p text:style-name="P3"><text:s text:c="5"/><text:span text:style-name="T1">| &gt; loss_disc_real_5: 0.2734689712524414 <text:s/>(0.2337589478293316)</text:span></text:p>
      <text:p text:style-name="P3"><text:s text:c="5"/><text:span text:style-name="T1">| &gt; loss_0: 2.5610480308532715 <text:s/>(2.5926377569432577)</text:span></text:p>
      <text:p text:style-name="P3"><text:s text:c="5"/><text:span text:style-name="T1">| &gt; grad_norm_0: tensor(11.7095, device='cuda:0') <text:s/>(tensor(17.7281, device='cuda:0'))</text:span></text:p>
      <text:p text:style-name="P3"><text:s text:c="5"/><text:span text:style-name="T1">| &gt; loss_gen: 2.092686653137207 <text:s/>(2.2060695851159355)</text:span></text:p>
      <text:p text:style-name="P3"><text:s text:c="5"/><text:span text:style-name="T1">| &gt; loss_kl: 1.6080951690673828 <text:s/>(1.6038162659535178)</text:span></text:p>
      <text:p text:style-name="P3"><text:s text:c="5"/><text:span text:style-name="T1">| &gt; loss_feat: 6.220919132232666 <text:s/>(6.878744400123681)</text:span></text:p>
      <text:p text:style-name="P3"><text:s text:c="5"/><text:span text:style-name="T1">| &gt; loss_mel: 14.598409652709961 <text:s/>(15.523957748838518)</text:span></text:p>
      <text:p text:style-name="P3"><text:s text:c="5"/><text:span text:style-name="T1">| &gt; loss_duration: 1.4922876358032227 <text:s/>(1.3896652078983065)</text:span></text:p>
      <text:p text:style-name="P3"><text:s text:c="5"/><text:span text:style-name="T1">| &gt; amp_scaler: 256.0 <text:s/>(256.0)</text:span></text:p>
      <text:p text:style-name="P3"><text:s text:c="5"/><text:span text:style-name="T1">| &gt; loss_1: 26.01239776611328 <text:s/>(27.602253300549812)</text:span></text:p>
      <text:p text:style-name="P3"><text:s text:c="5"/><text:span text:style-name="T1">| &gt; grad_norm_1: tensor(46.8093, device='cuda:0') <text:s/>(tensor(200.0579, device='cuda:0'))</text:span></text:p>
      <text:p text:style-name="P3"><text:s text:c="5"/><text:span text:style-name="T1">| &gt; current_lr_0: 0.00019922645137067577 </text:span></text:p>
      <text:p text:style-name="P3"><text:s text:c="5"/><text:span text:style-name="T1">| &gt; current_lr_1: 0.00019922645137067577 </text:span></text:p>
      <text:p text:style-name="P3"><text:s text:c="5"/><text:span text:style-name="T1">| &gt; step_time: 0.6258 <text:s/>(0.5793449275998821)</text:span></text:p>
      <text:p text:style-name="P3"><text:s text:c="5"/><text:span text:style-name="T1">| &gt; loader_time: 0.007 <text:s/>(0.00648731547217387)</text:span></text:p>
      <text:p text:style-name="P5"/>
      <text:p text:style-name="P5"/>
      <text:p text:style-name="P1">[1m <text:s text:c="2"/>--&gt; TIME: 2025-05-14 14:34:47 -- STEP: 369/630 -- GLOBAL_STEP: 896900[0m</text:p>
      <text:p text:style-name="P3"><text:s text:c="5"/><text:span text:style-name="T1">| &gt; loss_disc: 2.412473678588867 <text:s/>(2.587144142243919)</text:span></text:p>
      <text:p text:style-name="P3"><text:s text:c="5"/><text:span text:style-name="T1">| &gt; loss_disc_real_0: 0.125201016664505 <text:s/>(0.16934594144504558)</text:span></text:p>
      <text:p text:style-name="P3"><text:s text:c="5"/><text:span text:style-name="T1">| &gt; loss_disc_real_1: 0.21053141355514526 <text:s/>(0.21167181371673335)</text:span></text:p>
      <text:p text:style-name="P3"><text:s text:c="5"/><text:span text:style-name="T1">| &gt; loss_disc_real_2: 0.24109941720962524 <text:s/>(0.22856508445772053)</text:span></text:p>
      <text:p text:style-name="P3"><text:s text:c="5"/><text:span text:style-name="T1">| &gt; loss_disc_real_3: 0.173531636595726 <text:s/>(0.22852840599651905)</text:span></text:p>
      <text:p text:style-name="P3"><text:s text:c="5"/><text:span text:style-name="T1">| &gt; loss_disc_real_4: 0.2149638682603836 <text:s/>(0.23952558297451917)</text:span></text:p>
      <text:p text:style-name="P3"><text:s text:c="5"/><text:span text:style-name="T1">| &gt; loss_disc_real_5: 0.17177711427211761 <text:s/>(0.23413625278770117)</text:span></text:p>
      <text:p text:style-name="P3"><text:s text:c="5"/><text:span text:style-name="T1">| &gt; loss_0: 2.412473678588867 <text:s/>(2.587144142243919)</text:span></text:p>
      <text:p text:style-name="P3"><text:s text:c="5"/><text:span text:style-name="T1">| &gt; grad_norm_0: tensor(6.3222, device='cuda:0') <text:s/>(tensor(15.9553, device='cuda:0'))</text:span></text:p>
      <text:p text:style-name="P3"><text:s text:c="5"/><text:span text:style-name="T1">| &gt; loss_gen: 2.2612802982330322 <text:s/>(2.2013611858130155)</text:span></text:p>
      <text:p text:style-name="P3"><text:s text:c="5"/><text:span text:style-name="T1">| &gt; loss_kl: 1.7230178117752075 <text:s/>(1.6056843676218178)</text:span></text:p>
      <text:p text:style-name="P3"><text:s text:c="5"/><text:span text:style-name="T1">| &gt; loss_feat: 6.39061975479126 <text:s/>(6.817879946897345)</text:span></text:p>
      <text:p text:style-name="P3"><text:s text:c="5"/><text:span text:style-name="T1">| &gt; loss_mel: 14.478240966796875 <text:s/>(15.495913963007734)</text:span></text:p>
      <text:p text:style-name="P3"><text:s text:c="5"/><text:span text:style-name="T1">| &gt; loss_duration: 1.4252872467041016 <text:s/>(1.408217083793991)</text:span></text:p>
      <text:p text:style-name="P3"><text:s text:c="5"/><text:span text:style-name="T1">| &gt; amp_scaler: 256.0 <text:s/>(256.0)</text:span></text:p>
      <text:p text:style-name="P3"><text:s text:c="5"/><text:span text:style-name="T1">| &gt; loss_1: 26.278446197509766 <text:s/>(27.529056590423988)</text:span></text:p>
      <text:p text:style-name="P3"><text:soft-page-break/><text:s text:c="5"/><text:span text:style-name="T1">| &gt; grad_norm_1: tensor(77.7768, device='cuda:0') <text:s/>(tensor(170.2482, device='cuda:0'))</text:span></text:p>
      <text:p text:style-name="P3"><text:s text:c="5"/><text:span text:style-name="T1">| &gt; current_lr_0: 0.00019922645137067577 </text:span></text:p>
      <text:p text:style-name="P3"><text:s text:c="5"/><text:span text:style-name="T1">| &gt; current_lr_1: 0.00019922645137067577 </text:span></text:p>
      <text:p text:style-name="P3"><text:s text:c="5"/><text:span text:style-name="T1">| &gt; step_time: 0.6978 <text:s/>(0.6042185456449097)</text:span></text:p>
      <text:p text:style-name="P3"><text:s text:c="5"/><text:span text:style-name="T1">| &gt; loader_time: 0.0087 <text:s/>(0.00699595901055065)</text:span></text:p>
      <text:p text:style-name="P5"/>
      <text:p text:style-name="P5"/>
      <text:p text:style-name="P1">[1m <text:s text:c="2"/>--&gt; TIME: 2025-05-14 14:36:03 -- STEP: 469/630 -- GLOBAL_STEP: 897000[0m</text:p>
      <text:p text:style-name="P3"><text:s text:c="5"/><text:span text:style-name="T1">| &gt; loss_disc: 2.6883645057678223 <text:s/>(2.5880507401057637)</text:span></text:p>
      <text:p text:style-name="P3"><text:s text:c="5"/><text:span text:style-name="T1">| &gt; loss_disc_real_0: 0.2936555743217468 <text:s/>(0.16928831715065268)</text:span></text:p>
      <text:p text:style-name="P3"><text:s text:c="5"/><text:span text:style-name="T1">| &gt; loss_disc_real_1: 0.2280992865562439 <text:s/>(0.21259064209867895)</text:span></text:p>
      <text:p text:style-name="P3"><text:s text:c="5"/><text:span text:style-name="T1">| &gt; loss_disc_real_2: 0.2667272090911865 <text:s/>(0.22873785840804134)</text:span></text:p>
      <text:p text:style-name="P3"><text:s text:c="5"/><text:span text:style-name="T1">| &gt; loss_disc_real_3: 0.21735790371894836 <text:s/>(0.22913686127296642)</text:span></text:p>
      <text:p text:style-name="P3"><text:s text:c="5"/><text:span text:style-name="T1">| &gt; loss_disc_real_4: 0.24190576374530792 <text:s/>(0.23951148542005624)</text:span></text:p>
      <text:p text:style-name="P3"><text:s text:c="5"/><text:span text:style-name="T1">| &gt; loss_disc_real_5: 0.26686590909957886 <text:s/>(0.23303084431299523)</text:span></text:p>
      <text:p text:style-name="P3"><text:s text:c="5"/><text:span text:style-name="T1">| &gt; loss_0: 2.6883645057678223 <text:s/>(2.5880507401057637)</text:span></text:p>
      <text:p text:style-name="P3"><text:s text:c="5"/><text:span text:style-name="T1">| &gt; grad_norm_0: tensor(39.4002, device='cuda:0') <text:s/>(tensor(17.1400, device='cuda:0'))</text:span></text:p>
      <text:p text:style-name="P3"><text:s text:c="5"/><text:span text:style-name="T1">| &gt; loss_gen: 2.3769965171813965 <text:s/>(2.2065512818822475)</text:span></text:p>
      <text:p text:style-name="P3"><text:s text:c="5"/><text:span text:style-name="T1">| &gt; loss_kl: 1.6776245832443237 <text:s/>(1.6025542226681582)</text:span></text:p>
      <text:p text:style-name="P3"><text:s text:c="5"/><text:span text:style-name="T1">| &gt; loss_feat: 6.450469970703125 <text:s/>(6.815479362951412)</text:span></text:p>
      <text:p text:style-name="P3"><text:s text:c="5"/><text:span text:style-name="T1">| &gt; loss_mel: 15.137331008911133 <text:s/>(15.5145094165924)</text:span></text:p>
      <text:p text:style-name="P3"><text:s text:c="5"/><text:span text:style-name="T1">| &gt; loss_duration: 1.4837684631347656 <text:s/>(1.410773215009205)</text:span></text:p>
      <text:p text:style-name="P3"><text:s text:c="5"/><text:span text:style-name="T1">| &gt; amp_scaler: 256.0 <text:s/>(256.0)</text:span></text:p>
      <text:p text:style-name="P3"><text:s text:c="5"/><text:span text:style-name="T1">| &gt; loss_1: 27.126192092895508 <text:s/>(27.54986756086857)</text:span></text:p>
      <text:p text:style-name="P3"><text:s text:c="5"/><text:span text:style-name="T1">| &gt; grad_norm_1: tensor(470.6466, device='cuda:0') <text:s/>(tensor(183.8926, device='cuda:0'))</text:span></text:p>
      <text:p text:style-name="P3"><text:s text:c="5"/><text:span text:style-name="T1">| &gt; current_lr_0: 0.00019922645137067577 </text:span></text:p>
      <text:p text:style-name="P3"><text:s text:c="5"/><text:span text:style-name="T1">| &gt; current_lr_1: 0.00019922645137067577 </text:span></text:p>
      <text:p text:style-name="P3"><text:s text:c="5"/><text:span text:style-name="T1">| &gt; step_time: 0.7775 <text:s/>(0.6355114298334505)</text:span></text:p>
      <text:p text:style-name="P3"><text:s text:c="5"/><text:span text:style-name="T1">| &gt; loader_time: 0.0096 <text:s/>(0.007510432810671551)</text:span></text:p>
      <text:p text:style-name="P5"/>
      <text:p text:style-name="P5"/>
      <text:p text:style-name="P3"><text:s/><text:span text:style-name="T1">&gt; CHECKPOINT : /kaggle/working/vits_4_nov-May-14-2025_10+28AM-0000000/checkpoint_897000.pth</text:span></text:p>
      <text:p text:style-name="P5"/>
      <text:p text:style-name="P1">[1m <text:s text:c="2"/>--&gt; TIME: 2025-05-14 14:37:31 -- STEP: 569/630 -- GLOBAL_STEP: 897100[0m</text:p>
      <text:p text:style-name="P3"><text:s text:c="5"/><text:span text:style-name="T1">| &gt; loss_disc: 2.553347110748291 <text:s/>(2.5880266291814435)</text:span></text:p>
      <text:p text:style-name="P3"><text:s text:c="5"/><text:span text:style-name="T1">| &gt; loss_disc_real_0: 0.15217477083206177 <text:s/>(0.16973131478670805)</text:span></text:p>
      <text:p text:style-name="P3"><text:s text:c="5"/><text:span text:style-name="T1">| &gt; loss_disc_real_1: 0.22508502006530762 <text:s/>(0.21232085356812905)</text:span></text:p>
      <text:p text:style-name="P3"><text:s text:c="5"/><text:span text:style-name="T1">| &gt; loss_disc_real_2: 0.20192453265190125 <text:s/>(0.22901693824514982)</text:span></text:p>
      <text:p text:style-name="P3"><text:s text:c="5"/><text:span text:style-name="T1">| &gt; loss_disc_real_3: 0.2143993079662323 <text:s/>(0.22888978477731112)</text:span></text:p>
      <text:p text:style-name="P3"><text:s text:c="5"/><text:span text:style-name="T1">| &gt; loss_disc_real_4: 0.20327697694301605 <text:s/>(0.23949051453275294)</text:span></text:p>
      <text:p text:style-name="P3"><text:s text:c="5"/><text:span text:style-name="T1">| &gt; loss_disc_real_5: 0.21651451289653778 <text:s/>(0.23373967390802078)</text:span></text:p>
      <text:p text:style-name="P3"><text:s text:c="5"/><text:span text:style-name="T1">| &gt; loss_0: 2.553347110748291 <text:s/>(2.5880266291814435)</text:span></text:p>
      <text:p text:style-name="P3"><text:s text:c="5"/><text:span text:style-name="T1">| &gt; grad_norm_0: tensor(6.0555, device='cuda:0') <text:s/>(tensor(16.8268, device='cuda:0'))</text:span></text:p>
      <text:p text:style-name="P3"><text:s text:c="5"/><text:span text:style-name="T1">| &gt; loss_gen: 2.0237059593200684 <text:s/>(2.205464867799689)</text:span></text:p>
      <text:p text:style-name="P3"><text:s text:c="5"/><text:span text:style-name="T1">| &gt; loss_kl: 1.582961916923523 <text:s/>(1.6083282921561464)</text:span></text:p>
      <text:p text:style-name="P3"><text:s text:c="5"/><text:span text:style-name="T1">| &gt; loss_feat: 7.09470796585083 <text:s/>(6.773000899014868)</text:span></text:p>
      <text:p text:style-name="P3"><text:s text:c="5"/><text:span text:style-name="T1">| &gt; loss_mel: 15.472702026367188 <text:s/>(15.510009554442286)</text:span></text:p>
      <text:p text:style-name="P3"><text:s text:c="5"/><text:span text:style-name="T1">| &gt; loss_duration: 1.4642661809921265 <text:s/>(1.4203866024637466)</text:span></text:p>
      <text:p text:style-name="P3"><text:s text:c="5"/><text:span text:style-name="T1">| &gt; amp_scaler: 256.0 <text:s/>(256.0)</text:span></text:p>
      <text:p text:style-name="P3"><text:s text:c="5"/><text:span text:style-name="T1">| &gt; loss_1: 27.638343811035156 <text:s/>(27.51719027286255)</text:span></text:p>
      <text:p text:style-name="P3"><text:s text:c="5"/><text:span text:style-name="T1">| &gt; grad_norm_1: tensor(46.7183, device='cuda:0') <text:s/>(tensor(178.0626, device='cuda:0'))</text:span></text:p>
      <text:p text:style-name="P3"><text:s text:c="5"/><text:span text:style-name="T1">| &gt; current_lr_0: 0.00019922645137067577 </text:span></text:p>
      <text:p text:style-name="P3"><text:s text:c="5"/><text:span text:style-name="T1">| &gt; current_lr_1: 0.00019922645137067577 </text:span></text:p>
      <text:p text:style-name="P3"><text:s text:c="5"/><text:span text:style-name="T1">| &gt; step_time: 0.8517 <text:s/>(0.6693734024865765)</text:span></text:p>
      <text:p text:style-name="P3"><text:s text:c="5"/><text:span text:style-name="T1">| &gt; loader_time: 0.0116 <text:s/>(0.008086065835399668)</text:span></text:p>
      <text:p text:style-name="P5"/>
      <text:p text:style-name="P5"/>
      <text:p text:style-name="P1">[1m &gt; EVALUATION [0m</text:p>
      <text:p text:style-name="P5"><text:soft-page-break/></text:p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4980146884918213 [0m(+7.72078831990557e-05)</text:span></text:p>
      <text:p text:style-name="P3"><text:s text:c="5"/><text:span text:style-name="T1">| &gt; avg_loss_disc:[92m 2.6775503357251487 [0m(-0.017438054084777832)</text:span></text:p>
      <text:p text:style-name="P3"><text:s text:c="5"/><text:span text:style-name="T1">| &gt; avg_loss_disc_real_0:[91m 0.21755751222372055 [0m(+0.03657417371869087)</text:span></text:p>
      <text:p text:style-name="P3"><text:s text:c="5"/><text:span text:style-name="T1">| &gt; avg_loss_disc_real_1:[91m 0.22268001238505045 [0m(+0.0251176655292511)</text:span></text:p>
      <text:p text:style-name="P3"><text:s text:c="5"/><text:span text:style-name="T1">| &gt; avg_loss_disc_real_2:[91m 0.25135298321644467 [0m(+0.008640088140964536)</text:span></text:p>
      <text:p text:style-name="P3"><text:s text:c="5"/><text:span text:style-name="T1">| &gt; avg_loss_disc_real_3:[91m 0.24957474321126938 [0m(+0.018216165403525025)</text:span></text:p>
      <text:p text:style-name="P3"><text:s text:c="5"/><text:span text:style-name="T1">| &gt; avg_loss_disc_real_4:[91m 0.2925233542919159 [0m(+0.03409025818109512)</text:span></text:p>
      <text:p text:style-name="P3"><text:s text:c="5"/><text:span text:style-name="T1">| &gt; avg_loss_disc_real_5:[91m 0.2706283355752627 [0m(+0.03525283187627795)</text:span></text:p>
      <text:p text:style-name="P3"><text:s text:c="5"/><text:span text:style-name="T1">| &gt; avg_loss_0:[92m 2.6775503357251487 [0m(-0.017438054084777832)</text:span></text:p>
      <text:p text:style-name="P3"><text:s text:c="5"/><text:span text:style-name="T1">| &gt; avg_loss_gen:[91m 2.203978717327118 [0m(+0.16179497043291713)</text:span></text:p>
      <text:p text:style-name="P3"><text:s text:c="5"/><text:span text:style-name="T1">| &gt; avg_loss_kl:[92m 1.7266619006792705 [0m(-0.04040465752283717)</text:span></text:p>
      <text:p text:style-name="P3"><text:s text:c="5"/><text:span text:style-name="T1">| &gt; avg_loss_feat:[91m 6.358975807825725 [0m(+0.04082616170247455)</text:span></text:p>
      <text:p text:style-name="P3"><text:s text:c="5"/><text:span text:style-name="T1">| &gt; avg_loss_mel:[92m 15.591796239217123 [0m(-0.2652595837910958)</text:span></text:p>
      <text:p text:style-name="P3"><text:s text:c="5"/><text:span text:style-name="T1">| &gt; avg_loss_duration:[91m 1.5293487409750621 [0m(+0.0005506475766501318)</text:span></text:p>
      <text:p text:style-name="P3"><text:s text:c="5"/><text:span text:style-name="T1">| &gt; avg_loss_1:[92m 27.41076151529948 [0m(-0.10249185562133789)</text:span></text:p>
      <text:p text:style-name="P5"/>
      <text:p text:style-name="P5"/>
      <text:p text:style-name="P1">[4m[1m &gt; EPOCH: 32/50[0m</text:p>
      <text:p text:style-name="P3"><text:s/><text:span text:style-name="T1">--&gt; /kaggle/working/vits_4_nov-May-14-2025_10+28AM-0000000</text:span></text:p>
      <text:p text:style-name="P5"/>
      <text:p text:style-name="P1">[1m &gt; TRAINING (2025-05-14 14:38:45) [0m</text:p>
      <text:p text:style-name="P5"/>
      <text:p text:style-name="P1">[1m <text:s text:c="2"/>--&gt; TIME: 2025-05-14 14:39:07 -- STEP: 39/630 -- GLOBAL_STEP: 897200[0m</text:p>
      <text:p text:style-name="P3"><text:s text:c="5"/><text:span text:style-name="T1">| &gt; loss_disc: 2.5396604537963867 <text:s/>(2.531262452785785)</text:span></text:p>
      <text:p text:style-name="P3"><text:s text:c="5"/><text:span text:style-name="T1">| &gt; loss_disc_real_0: 0.22440609335899353 <text:s/>(0.15969666953270256)</text:span></text:p>
      <text:p text:style-name="P3"><text:s text:c="5"/><text:span text:style-name="T1">| &gt; loss_disc_real_1: 0.19507573544979095 <text:s/>(0.20781127497171745)</text:span></text:p>
      <text:p text:style-name="P3"><text:s text:c="5"/><text:span text:style-name="T1">| &gt; loss_disc_real_2: 0.2030462771654129 <text:s/>(0.23171778443532112)</text:span></text:p>
      <text:p text:style-name="P3"><text:s text:c="5"/><text:span text:style-name="T1">| &gt; loss_disc_real_3: 0.20559386909008026 <text:s/>(0.23431659165101174)</text:span></text:p>
      <text:p text:style-name="P3"><text:s text:c="5"/><text:span text:style-name="T1">| &gt; loss_disc_real_4: 0.22726653516292572 <text:s/>(0.24901708922325036)</text:span></text:p>
      <text:p text:style-name="P3"><text:s text:c="5"/><text:span text:style-name="T1">| &gt; loss_disc_real_5: 0.24232953786849976 <text:s/>(0.206691841284434)</text:span></text:p>
      <text:p text:style-name="P3"><text:s text:c="5"/><text:span text:style-name="T1">| &gt; loss_0: 2.5396604537963867 <text:s/>(2.531262452785785)</text:span></text:p>
      <text:p text:style-name="P3"><text:s text:c="5"/><text:span text:style-name="T1">| &gt; grad_norm_0: tensor(14.5156, device='cuda:0') <text:s/>(tensor(20.6579, device='cuda:0'))</text:span></text:p>
      <text:p text:style-name="P3"><text:s text:c="5"/><text:span text:style-name="T1">| &gt; loss_gen: 2.1945033073425293 <text:s/>(2.3384870137923803)</text:span></text:p>
      <text:p text:style-name="P3"><text:s text:c="5"/><text:span text:style-name="T1">| &gt; loss_kl: 1.3741456270217896 <text:s/>(1.5289339744127715)</text:span></text:p>
      <text:p text:style-name="P3"><text:s text:c="5"/><text:span text:style-name="T1">| &gt; loss_feat: 6.7812113761901855 <text:s/>(7.3029698469699955)</text:span></text:p>
      <text:p text:style-name="P3"><text:s text:c="5"/><text:span text:style-name="T1">| &gt; loss_mel: 15.31379222869873 <text:s/>(15.532305668561886)</text:span></text:p>
      <text:p text:style-name="P3"><text:s text:c="5"/><text:span text:style-name="T1">| &gt; loss_duration: 1.423271656036377 <text:s/>(1.4243869200730934)</text:span></text:p>
      <text:p text:style-name="P3"><text:s text:c="5"/><text:span text:style-name="T1">| &gt; amp_scaler: 256.0 <text:s/>(256.0)</text:span></text:p>
      <text:p text:style-name="P3"><text:s text:c="5"/><text:span text:style-name="T1">| &gt; loss_1: 27.086925506591797 <text:s/>(28.127083411583534)</text:span></text:p>
      <text:p text:style-name="P3"><text:s text:c="5"/><text:span text:style-name="T1">| &gt; grad_norm_1: tensor(114.4440, device='cuda:0') <text:s/>(tensor(277.8428, device='cuda:0'))</text:span></text:p>
      <text:p text:style-name="P3"><text:s text:c="5"/><text:span text:style-name="T1">| &gt; current_lr_0: 0.00019920154806425444 </text:span></text:p>
      <text:p text:style-name="P3"><text:s text:c="5"/><text:span text:style-name="T1">| &gt; current_lr_1: 0.00019920154806425444 </text:span></text:p>
      <text:p text:style-name="P3"><text:s text:c="5"/><text:span text:style-name="T1">| &gt; step_time: 0.531 <text:s/>(0.5267206705533539)</text:span></text:p>
      <text:p text:style-name="P3"><text:s text:c="5"/><text:span text:style-name="T1">| &gt; loader_time: 0.0053 <text:s/>(0.005131917122082833)</text:span></text:p>
      <text:p text:style-name="P5"/>
      <text:p text:style-name="P5"/>
      <text:p text:style-name="P1">[1m <text:s text:c="2"/>--&gt; TIME: 2025-05-14 14:40:03 -- STEP: 139/630 -- GLOBAL_STEP: 897300[0m</text:p>
      <text:p text:style-name="P3"><text:s text:c="5"/><text:span text:style-name="T1">| &gt; loss_disc: 2.418463945388794 <text:s/>(2.562026866048359)</text:span></text:p>
      <text:p text:style-name="P3"><text:s text:c="5"/><text:span text:style-name="T1">| &gt; loss_disc_real_0: 0.09888115525245667 <text:s/>(0.16849753223091585)</text:span></text:p>
      <text:p text:style-name="P3"><text:s text:c="5"/><text:span text:style-name="T1">| &gt; loss_disc_real_1: 0.1987760215997696 <text:s/>(0.21063714318995852)</text:span></text:p>
      <text:p text:style-name="P3"><text:s text:c="5"/><text:span text:style-name="T1">| &gt; loss_disc_real_2: 0.2761313319206238 <text:s/>(0.22864353806852436)</text:span></text:p>
      <text:p text:style-name="P3"><text:s text:c="5"/><text:span text:style-name="T1">| &gt; loss_disc_real_3: 0.28086215257644653 <text:s/>(0.23029591153851517)</text:span></text:p>
      <text:p text:style-name="P3"><text:s text:c="5"/><text:span text:style-name="T1">| &gt; loss_disc_real_4: 0.23138707876205444 <text:s/>(0.2432475341952962)</text:span></text:p>
      <text:p text:style-name="P3"><text:s text:c="5"/><text:span text:style-name="T1">| &gt; loss_disc_real_5: 0.1999412477016449 <text:s/>(0.22147611383911517)</text:span></text:p>
      <text:p text:style-name="P3"><text:s text:c="5"/><text:span text:style-name="T1">| &gt; loss_0: 2.418463945388794 <text:s/>(2.562026866048359)</text:span></text:p>
      <text:p text:style-name="P3"><text:s text:c="5"/><text:span text:style-name="T1">| &gt; grad_norm_0: tensor(33.0532, device='cuda:0') <text:s/>(tensor(21.5132, device='cuda:0'))</text:span></text:p>
      <text:p text:style-name="P3"><text:soft-page-break/><text:s text:c="5"/><text:span text:style-name="T1">| &gt; loss_gen: 2.366720676422119 <text:s/>(2.2648354314214028)</text:span></text:p>
      <text:p text:style-name="P3"><text:s text:c="5"/><text:span text:style-name="T1">| &gt; loss_kl: 1.545178771018982 <text:s/>(1.5690393465028392)</text:span></text:p>
      <text:p text:style-name="P3"><text:s text:c="5"/><text:span text:style-name="T1">| &gt; loss_feat: 7.365007400512695 <text:s/>(7.040403877230856)</text:span></text:p>
      <text:p text:style-name="P3"><text:s text:c="5"/><text:span text:style-name="T1">| &gt; loss_mel: 16.301834106445312 <text:s/>(15.506792397807828)</text:span></text:p>
      <text:p text:style-name="P3"><text:s text:c="5"/><text:span text:style-name="T1">| &gt; loss_duration: 1.4316943883895874 <text:s/>(1.4032871740327464)</text:span></text:p>
      <text:p text:style-name="P3"><text:s text:c="5"/><text:span text:style-name="T1">| &gt; amp_scaler: 256.0 <text:s/>(256.0)</text:span></text:p>
      <text:p text:style-name="P3"><text:s text:c="5"/><text:span text:style-name="T1">| &gt; loss_1: 29.010435104370117 <text:s/>(27.784358251009053)</text:span></text:p>
      <text:p text:style-name="P3"><text:s text:c="5"/><text:span text:style-name="T1">| &gt; grad_norm_1: tensor(294.8273, device='cuda:0') <text:s/>(tensor(287.9978, device='cuda:0'))</text:span></text:p>
      <text:p text:style-name="P3"><text:s text:c="5"/><text:span text:style-name="T1">| &gt; current_lr_0: 0.00019920154806425444 </text:span></text:p>
      <text:p text:style-name="P3"><text:s text:c="5"/><text:span text:style-name="T1">| &gt; current_lr_1: 0.00019920154806425444 </text:span></text:p>
      <text:p text:style-name="P3"><text:s text:c="5"/><text:span text:style-name="T1">| &gt; step_time: 0.5509 <text:s/>(0.5428668509284369)</text:span></text:p>
      <text:p text:style-name="P3"><text:s text:c="5"/><text:span text:style-name="T1">| &gt; loader_time: 0.0058 <text:s/>(0.005612047456151292)</text:span></text:p>
      <text:p text:style-name="P5"/>
      <text:p text:style-name="P5"/>
      <text:p text:style-name="P1">[1m <text:s text:c="2"/>--&gt; TIME: 2025-05-14 14:41:04 -- STEP: 239/630 -- GLOBAL_STEP: 897400[0m</text:p>
      <text:p text:style-name="P3"><text:s text:c="5"/><text:span text:style-name="T1">| &gt; loss_disc: 2.7034664154052734 <text:s/>(2.5665329091219733)</text:span></text:p>
      <text:p text:style-name="P3"><text:s text:c="5"/><text:span text:style-name="T1">| &gt; loss_disc_real_0: 0.18353284895420074 <text:s/>(0.1695099898836104)</text:span></text:p>
      <text:p text:style-name="P3"><text:s text:c="5"/><text:span text:style-name="T1">| &gt; loss_disc_real_1: 0.21572938561439514 <text:s/>(0.21062685748772642)</text:span></text:p>
      <text:p text:style-name="P3"><text:s text:c="5"/><text:span text:style-name="T1">| &gt; loss_disc_real_2: 0.2509567439556122 <text:s/>(0.2288241320324742)</text:span></text:p>
      <text:p text:style-name="P3"><text:s text:c="5"/><text:span text:style-name="T1">| &gt; loss_disc_real_3: 0.3128962814807892 <text:s/>(0.22832518466845717)</text:span></text:p>
      <text:p text:style-name="P3"><text:s text:c="5"/><text:span text:style-name="T1">| &gt; loss_disc_real_4: 0.2124558687210083 <text:s/>(0.24124459224016598)</text:span></text:p>
      <text:p text:style-name="P3"><text:s text:c="5"/><text:span text:style-name="T1">| &gt; loss_disc_real_5: 0.23281539976596832 <text:s/>(0.22435905313641458)</text:span></text:p>
      <text:p text:style-name="P3"><text:s text:c="5"/><text:span text:style-name="T1">| &gt; loss_0: 2.7034664154052734 <text:s/>(2.5665329091219733)</text:span></text:p>
      <text:p text:style-name="P3"><text:s text:c="5"/><text:span text:style-name="T1">| &gt; grad_norm_0: tensor(17.5061, device='cuda:0') <text:s/>(tensor(22.7126, device='cuda:0'))</text:span></text:p>
      <text:p text:style-name="P3"><text:s text:c="5"/><text:span text:style-name="T1">| &gt; loss_gen: 1.9745062589645386 <text:s/>(2.2592054864851487)</text:span></text:p>
      <text:p text:style-name="P3"><text:s text:c="5"/><text:span text:style-name="T1">| &gt; loss_kl: 1.5910465717315674 <text:s/>(1.5963340598669014)</text:span></text:p>
      <text:p text:style-name="P3"><text:s text:c="5"/><text:span text:style-name="T1">| &gt; loss_feat: 6.432912826538086 <text:s/>(6.987115889912369)</text:span></text:p>
      <text:p text:style-name="P3"><text:s text:c="5"/><text:span text:style-name="T1">| &gt; loss_mel: 15.42198657989502 <text:s/>(15.516172648473763)</text:span></text:p>
      <text:p text:style-name="P3"><text:s text:c="5"/><text:span text:style-name="T1">| &gt; loss_duration: 1.4696247577667236 <text:s/>(1.3790149943100363)</text:span></text:p>
      <text:p text:style-name="P3"><text:s text:c="5"/><text:span text:style-name="T1">| &gt; amp_scaler: 256.0 <text:s/>(256.0)</text:span></text:p>
      <text:p text:style-name="P3"><text:s text:c="5"/><text:span text:style-name="T1">| &gt; loss_1: 26.890077590942383 <text:s/>(27.73784307854943)</text:span></text:p>
      <text:p text:style-name="P3"><text:s text:c="5"/><text:span text:style-name="T1">| &gt; grad_norm_1: tensor(42.0538, device='cuda:0') <text:s/>(tensor(292.4666, device='cuda:0'))</text:span></text:p>
      <text:p text:style-name="P3"><text:s text:c="5"/><text:span text:style-name="T1">| &gt; current_lr_0: 0.00019920154806425444 </text:span></text:p>
      <text:p text:style-name="P3"><text:s text:c="5"/><text:span text:style-name="T1">| &gt; current_lr_1: 0.00019920154806425444 </text:span></text:p>
      <text:p text:style-name="P3"><text:s text:c="5"/><text:span text:style-name="T1">| &gt; step_time: 0.6102 <text:s/>(0.5664548634485224)</text:span></text:p>
      <text:p text:style-name="P3"><text:s text:c="5"/><text:span text:style-name="T1">| &gt; loader_time: 0.0084 <text:s/>(0.006118545971156165)</text:span></text:p>
      <text:p text:style-name="P5"/>
      <text:p text:style-name="P5"/>
      <text:p text:style-name="P1">[1m <text:s text:c="2"/>--&gt; TIME: 2025-05-14 14:42:09 -- STEP: 339/630 -- GLOBAL_STEP: 897500[0m</text:p>
      <text:p text:style-name="P3"><text:s text:c="5"/><text:span text:style-name="T1">| &gt; loss_disc: 2.5629377365112305 <text:s/>(2.574390862895324)</text:span></text:p>
      <text:p text:style-name="P3"><text:s text:c="5"/><text:span text:style-name="T1">| &gt; loss_disc_real_0: 0.1967736780643463 <text:s/>(0.17098767884009708)</text:span></text:p>
      <text:p text:style-name="P3"><text:s text:c="5"/><text:span text:style-name="T1">| &gt; loss_disc_real_1: 0.1850001960992813 <text:s/>(0.21035804379742398)</text:span></text:p>
      <text:p text:style-name="P3"><text:s text:c="5"/><text:span text:style-name="T1">| &gt; loss_disc_real_2: 0.24765269458293915 <text:s/>(0.22813134906390423)</text:span></text:p>
      <text:p text:style-name="P3"><text:s text:c="5"/><text:span text:style-name="T1">| &gt; loss_disc_real_3: 0.22246384620666504 <text:s/>(0.22826228455632133)</text:span></text:p>
      <text:p text:style-name="P3"><text:s text:c="5"/><text:span text:style-name="T1">| &gt; loss_disc_real_4: 0.2617068290710449 <text:s/>(0.24056564438483707)</text:span></text:p>
      <text:p text:style-name="P3"><text:s text:c="5"/><text:span text:style-name="T1">| &gt; loss_disc_real_5: 0.23162700235843658 <text:s/>(0.22758580656354055)</text:span></text:p>
      <text:p text:style-name="P3"><text:s text:c="5"/><text:span text:style-name="T1">| &gt; loss_0: 2.5629377365112305 <text:s/>(2.574390862895324)</text:span></text:p>
      <text:p text:style-name="P3"><text:s text:c="5"/><text:span text:style-name="T1">| &gt; grad_norm_0: tensor(12.9803, device='cuda:0') <text:s/>(tensor(20.7803, device='cuda:0'))</text:span></text:p>
      <text:p text:style-name="P3"><text:s text:c="5"/><text:span text:style-name="T1">| &gt; loss_gen: 2.135162115097046 <text:s/>(2.2371824019778086)</text:span></text:p>
      <text:p text:style-name="P3"><text:s text:c="5"/><text:span text:style-name="T1">| &gt; loss_kl: 1.5423997640609741 <text:s/>(1.6033238728137853)</text:span></text:p>
      <text:p text:style-name="P3"><text:s text:c="5"/><text:span text:style-name="T1">| &gt; loss_feat: 7.070607662200928 <text:s/>(6.898900399165871)</text:span></text:p>
      <text:p text:style-name="P3"><text:s text:c="5"/><text:span text:style-name="T1">| &gt; loss_mel: 15.47858715057373 <text:s/>(15.488133770877985)</text:span></text:p>
      <text:p text:style-name="P3"><text:s text:c="5"/><text:span text:style-name="T1">| &gt; loss_duration: 1.4272699356079102 <text:s/>(1.4017117301271376)</text:span></text:p>
      <text:p text:style-name="P3"><text:s text:c="5"/><text:span text:style-name="T1">| &gt; amp_scaler: 256.0 <text:s/>(256.0)</text:span></text:p>
      <text:p text:style-name="P3"><text:s text:c="5"/><text:span text:style-name="T1">| &gt; loss_1: 27.65402603149414 <text:s/>(27.6292521327646)</text:span></text:p>
      <text:p text:style-name="P3"><text:s text:c="5"/><text:span text:style-name="T1">| &gt; grad_norm_1: tensor(312.6975, device='cuda:0') <text:s/>(tensor(265.5212, device='cuda:0'))</text:span></text:p>
      <text:p text:style-name="P3"><text:s text:c="5"/><text:span text:style-name="T1">| &gt; current_lr_0: 0.00019920154806425444 </text:span></text:p>
      <text:p text:style-name="P3"><text:s text:c="5"/><text:span text:style-name="T1">| &gt; current_lr_1: 0.00019920154806425444 </text:span></text:p>
      <text:p text:style-name="P3"><text:s text:c="5"/><text:span text:style-name="T1">| &gt; step_time: 0.6752 <text:s/>(0.5876029452039779)</text:span></text:p>
      <text:p text:style-name="P3"><text:soft-page-break/><text:s text:c="5"/><text:span text:style-name="T1">| &gt; loader_time: 0.0081 <text:s/>(0.006662479895757714)</text:span></text:p>
      <text:p text:style-name="P5"/>
      <text:p text:style-name="P5"/>
      <text:p text:style-name="P3"><text:s/><text:span text:style-name="T1">&gt; CHECKPOINT : /kaggle/working/vits_4_nov-May-14-2025_10+28AM-0000000/checkpoint_897500.pth</text:span></text:p>
      <text:p text:style-name="P5"/>
      <text:p text:style-name="P1">[1m <text:s text:c="2"/>--&gt; TIME: 2025-05-14 14:43:23 -- STEP: 439/630 -- GLOBAL_STEP: 897600[0m</text:p>
      <text:p text:style-name="P3"><text:s text:c="5"/><text:span text:style-name="T1">| &gt; loss_disc: 2.466315269470215 <text:s/>(2.575318318564691)</text:span></text:p>
      <text:p text:style-name="P3"><text:s text:c="5"/><text:span text:style-name="T1">| &gt; loss_disc_real_0: 0.2702219784259796 <text:s/>(0.17074945436659048)</text:span></text:p>
      <text:p text:style-name="P3"><text:s text:c="5"/><text:span text:style-name="T1">| &gt; loss_disc_real_1: 0.2057638019323349 <text:s/>(0.21089904188498815)</text:span></text:p>
      <text:p text:style-name="P3"><text:s text:c="5"/><text:span text:style-name="T1">| &gt; loss_disc_real_2: 0.22779056429862976 <text:s/>(0.2289657917951397)</text:span></text:p>
      <text:p text:style-name="P3"><text:s text:c="5"/><text:span text:style-name="T1">| &gt; loss_disc_real_3: 0.23462510108947754 <text:s/>(0.2279221643958928)</text:span></text:p>
      <text:p text:style-name="P3"><text:s text:c="5"/><text:span text:style-name="T1">| &gt; loss_disc_real_4: 0.2092885971069336 <text:s/>(0.24016663618810086)</text:span></text:p>
      <text:p text:style-name="P3"><text:s text:c="5"/><text:span text:style-name="T1">| &gt; loss_disc_real_5: 0.22804172337055206 <text:s/>(0.22653326840226906)</text:span></text:p>
      <text:p text:style-name="P3"><text:s text:c="5"/><text:span text:style-name="T1">| &gt; loss_0: 2.466315269470215 <text:s/>(2.575318318564691)</text:span></text:p>
      <text:p text:style-name="P3"><text:s text:c="5"/><text:span text:style-name="T1">| &gt; grad_norm_0: tensor(53.6063, device='cuda:0') <text:s/>(tensor(21.5606, device='cuda:0'))</text:span></text:p>
      <text:p text:style-name="P3"><text:s text:c="5"/><text:span text:style-name="T1">| &gt; loss_gen: 2.680696487426758 <text:s/>(2.2383453930157433)</text:span></text:p>
      <text:p text:style-name="P3"><text:s text:c="5"/><text:span text:style-name="T1">| &gt; loss_kl: 1.5598026514053345 <text:s/>(1.6001164234309104)</text:span></text:p>
      <text:p text:style-name="P3"><text:s text:c="5"/><text:span text:style-name="T1">| &gt; loss_feat: 7.7765936851501465 <text:s/>(6.861509470841879)</text:span></text:p>
      <text:p text:style-name="P3"><text:s text:c="5"/><text:span text:style-name="T1">| &gt; loss_mel: 15.835127830505371 <text:s/>(15.479427735191814)</text:span></text:p>
      <text:p text:style-name="P3"><text:s text:c="5"/><text:span text:style-name="T1">| &gt; loss_duration: 1.4712376594543457 <text:s/>(1.405135282622926)</text:span></text:p>
      <text:p text:style-name="P3"><text:s text:c="5"/><text:span text:style-name="T1">| &gt; amp_scaler: 256.0 <text:s/>(256.0)</text:span></text:p>
      <text:p text:style-name="P3"><text:s text:c="5"/><text:span text:style-name="T1">| &gt; loss_1: 29.323457717895508 <text:s/>(27.58453428229329)</text:span></text:p>
      <text:p text:style-name="P3"><text:s text:c="5"/><text:span text:style-name="T1">| &gt; grad_norm_1: tensor(730.7031, device='cuda:0') <text:s/>(tensor(272.0424, device='cuda:0'))</text:span></text:p>
      <text:p text:style-name="P3"><text:s text:c="5"/><text:span text:style-name="T1">| &gt; current_lr_0: 0.00019920154806425444 </text:span></text:p>
      <text:p text:style-name="P3"><text:s text:c="5"/><text:span text:style-name="T1">| &gt; current_lr_1: 0.00019920154806425444 </text:span></text:p>
      <text:p text:style-name="P3"><text:s text:c="5"/><text:span text:style-name="T1">| &gt; step_time: 0.6907 <text:s/>(0.6109164586642886)</text:span></text:p>
      <text:p text:style-name="P3"><text:s text:c="5"/><text:span text:style-name="T1">| &gt; loader_time: 0.0094 <text:s/>(0.007214917137302408)</text:span></text:p>
      <text:p text:style-name="P5"/>
      <text:p text:style-name="P5"/>
      <text:p text:style-name="P1">[1m <text:s text:c="2"/>--&gt; TIME: 2025-05-14 14:44:38 -- STEP: 539/630 -- GLOBAL_STEP: 897700[0m</text:p>
      <text:p text:style-name="P3"><text:s text:c="5"/><text:span text:style-name="T1">| &gt; loss_disc: 2.6754708290100098 <text:s/>(2.5802386271489133)</text:span></text:p>
      <text:p text:style-name="P3"><text:s text:c="5"/><text:span text:style-name="T1">| &gt; loss_disc_real_0: 0.261410653591156 <text:s/>(0.1716304258728513)</text:span></text:p>
      <text:p text:style-name="P3"><text:s text:c="5"/><text:span text:style-name="T1">| &gt; loss_disc_real_1: 0.19996553659439087 <text:s/>(0.21166384683192765)</text:span></text:p>
      <text:p text:style-name="P3"><text:s text:c="5"/><text:span text:style-name="T1">| &gt; loss_disc_real_2: 0.24471858143806458 <text:s/>(0.2288907017966591)</text:span></text:p>
      <text:p text:style-name="P3"><text:s text:c="5"/><text:span text:style-name="T1">| &gt; loss_disc_real_3: 0.21796157956123352 <text:s/>(0.22817478009632652)</text:span></text:p>
      <text:p text:style-name="P3"><text:s text:c="5"/><text:span text:style-name="T1">| &gt; loss_disc_real_4: 0.24078205227851868 <text:s/>(0.24008600455268195)</text:span></text:p>
      <text:p text:style-name="P3"><text:s text:c="5"/><text:span text:style-name="T1">| &gt; loss_disc_real_5: 0.27065661549568176 <text:s/>(0.22763617483273507)</text:span></text:p>
      <text:p text:style-name="P3"><text:s text:c="5"/><text:span text:style-name="T1">| &gt; loss_0: 2.6754708290100098 <text:s/>(2.5802386271489133)</text:span></text:p>
      <text:p text:style-name="P3"><text:s text:c="5"/><text:span text:style-name="T1">| &gt; grad_norm_0: tensor(15.4972, device='cuda:0') <text:s/>(tensor(21.8525, device='cuda:0'))</text:span></text:p>
      <text:p text:style-name="P3"><text:s text:c="5"/><text:span text:style-name="T1">| &gt; loss_gen: 1.9906830787658691 <text:s/>(2.2285983268316656)</text:span></text:p>
      <text:p text:style-name="P3"><text:s text:c="5"/><text:span text:style-name="T1">| &gt; loss_kl: 1.612855315208435 <text:s/>(1.6045897141900713)</text:span></text:p>
      <text:p text:style-name="P3"><text:s text:c="5"/><text:span text:style-name="T1">| &gt; loss_feat: 6.318711757659912 <text:s/>(6.8159169416480685)</text:span></text:p>
      <text:p text:style-name="P3"><text:s text:c="5"/><text:span text:style-name="T1">| &gt; loss_mel: 15.780976295471191 <text:s/>(15.477341361744728)</text:span></text:p>
      <text:p text:style-name="P3"><text:s text:c="5"/><text:span text:style-name="T1">| &gt; loss_duration: 1.4483387470245361 <text:s/>(1.4156555368639323)</text:span></text:p>
      <text:p text:style-name="P3"><text:s text:c="5"/><text:span text:style-name="T1">| &gt; amp_scaler: 256.0 <text:s/>(256.4749536178105)</text:span></text:p>
      <text:p text:style-name="P3"><text:s text:c="5"/><text:span text:style-name="T1">| &gt; loss_1: 27.151565551757812 <text:s/>(27.54210186889308)</text:span></text:p>
      <text:p text:style-name="P3"><text:s text:c="5"/><text:span text:style-name="T1">| &gt; grad_norm_1: tensor(168.8304, device='cuda:0') <text:s/>(tensor(273.5316, device='cuda:0'))</text:span></text:p>
      <text:p text:style-name="P3"><text:s text:c="5"/><text:span text:style-name="T1">| &gt; current_lr_0: 0.00019920154806425444 </text:span></text:p>
      <text:p text:style-name="P3"><text:s text:c="5"/><text:span text:style-name="T1">| &gt; current_lr_1: 0.00019920154806425444 </text:span></text:p>
      <text:p text:style-name="P3"><text:s text:c="5"/><text:span text:style-name="T1">| &gt; step_time: 0.8701 <text:s/>(0.6348489286284724)</text:span></text:p>
      <text:p text:style-name="P3"><text:s text:c="5"/><text:span text:style-name="T1">| &gt; loader_time: 0.0119 <text:s/>(0.007781687826747576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263050397237142 [0m(+0.00028290351231892875)</text:span></text:p>
      <text:p text:style-name="P3"><text:s text:c="5"/><text:span text:style-name="T1">| &gt; avg_loss_disc:[92m 2.6459139982859297 [0m(-0.03163633743921901)</text:span></text:p>
      <text:p text:style-name="P3"><text:soft-page-break/><text:s text:c="5"/><text:span text:style-name="T1">| &gt; avg_loss_disc_real_0:[91m 0.23093177874883017 [0m(+0.013374266525109618)</text:span></text:p>
      <text:p text:style-name="P3"><text:s text:c="5"/><text:span text:style-name="T1">| &gt; avg_loss_disc_real_1:[91m 0.2308391568561395 [0m(+0.008159144471089064)</text:span></text:p>
      <text:p text:style-name="P3"><text:s text:c="5"/><text:span text:style-name="T1">| &gt; avg_loss_disc_real_2:[92m 0.2213765780131022 [0m(-0.029976405203342465)</text:span></text:p>
      <text:p text:style-name="P3"><text:s text:c="5"/><text:span text:style-name="T1">| &gt; avg_loss_disc_real_3:[92m 0.21207704146703085 [0m(-0.037497701744238526)</text:span></text:p>
      <text:p text:style-name="P3"><text:s text:c="5"/><text:span text:style-name="T1">| &gt; avg_loss_disc_real_4:[92m 0.24023116752505302 [0m(-0.05229218676686287)</text:span></text:p>
      <text:p text:style-name="P3"><text:s text:c="5"/><text:span text:style-name="T1">| &gt; avg_loss_disc_real_5:[92m 0.22541260595122972 [0m(-0.045215729624033)</text:span></text:p>
      <text:p text:style-name="P3"><text:s text:c="5"/><text:span text:style-name="T1">| &gt; avg_loss_0:[92m 2.6459139982859297 [0m(-0.03163633743921901)</text:span></text:p>
      <text:p text:style-name="P3"><text:s text:c="5"/><text:span text:style-name="T1">| &gt; avg_loss_gen:[92m 2.075097024440765 [0m(-0.12888169288635298)</text:span></text:p>
      <text:p text:style-name="P3"><text:s text:c="5"/><text:span text:style-name="T1">| &gt; avg_loss_kl:[92m 1.7180614372094472 [0m(-0.00860046346982335)</text:span></text:p>
      <text:p text:style-name="P3"><text:s text:c="5"/><text:span text:style-name="T1">| &gt; avg_loss_feat:[91m 6.509936610857646 [0m(+0.1509608030319214)</text:span></text:p>
      <text:p text:style-name="P3"><text:s text:c="5"/><text:span text:style-name="T1">| &gt; avg_loss_mel:[92m 15.484007438023886 [0m(-0.1077888011932373)</text:span></text:p>
      <text:p text:style-name="P3"><text:s text:c="5"/><text:span text:style-name="T1">| &gt; avg_loss_duration:[91m 1.5348797937234242 [0m(+0.005531052748362075)</text:span></text:p>
      <text:p text:style-name="P3"><text:s text:c="5"/><text:span text:style-name="T1">| &gt; avg_loss_1:[92m 27.321982224782307 [0m(-0.08877929051717359)</text:span></text:p>
      <text:p text:style-name="P5"/>
      <text:p text:style-name="P5"/>
      <text:p text:style-name="P1">[4m[1m &gt; EPOCH: 33/50[0m</text:p>
      <text:p text:style-name="P3"><text:s/><text:span text:style-name="T1">--&gt; /kaggle/working/vits_4_nov-May-14-2025_10+28AM-0000000</text:span></text:p>
      <text:p text:style-name="P5"/>
      <text:p text:style-name="P1">[1m &gt; TRAINING (2025-05-14 14:46:13) [0m</text:p>
      <text:p text:style-name="P5"/>
      <text:p text:style-name="P1">[1m <text:s text:c="2"/>--&gt; TIME: 2025-05-14 14:46:18 -- STEP: 9/630 -- GLOBAL_STEP: 897800[0m</text:p>
      <text:p text:style-name="P3"><text:s text:c="5"/><text:span text:style-name="T1">| &gt; loss_disc: 2.5562422275543213 <text:s/>(2.523728953467475)</text:span></text:p>
      <text:p text:style-name="P3"><text:s text:c="5"/><text:span text:style-name="T1">| &gt; loss_disc_real_0: 0.21328608691692352 <text:s/>(0.1592095543940862)</text:span></text:p>
      <text:p text:style-name="P3"><text:s text:c="5"/><text:span text:style-name="T1">| &gt; loss_disc_real_1: 0.2392948418855667 <text:s/>(0.2168935371769799)</text:span></text:p>
      <text:p text:style-name="P3"><text:s text:c="5"/><text:span text:style-name="T1">| &gt; loss_disc_real_2: 0.26868727803230286 <text:s/>(0.2236895759900411)</text:span></text:p>
      <text:p text:style-name="P3"><text:s text:c="5"/><text:span text:style-name="T1">| &gt; loss_disc_real_3: 0.1987999826669693 <text:s/>(0.22275303138626945)</text:span></text:p>
      <text:p text:style-name="P3"><text:s text:c="5"/><text:span text:style-name="T1">| &gt; loss_disc_real_4: 0.22323398292064667 <text:s/>(0.23312292165226406)</text:span></text:p>
      <text:p text:style-name="P3"><text:s text:c="5"/><text:span text:style-name="T1">| &gt; loss_disc_real_5: 0.22474516928195953 <text:s/>(0.22813576294316185)</text:span></text:p>
      <text:p text:style-name="P3"><text:s text:c="5"/><text:span text:style-name="T1">| &gt; loss_0: 2.5562422275543213 <text:s/>(2.523728953467475)</text:span></text:p>
      <text:p text:style-name="P3"><text:s text:c="5"/><text:span text:style-name="T1">| &gt; grad_norm_0: tensor(12.3023, device='cuda:0') <text:s/>(tensor(11.9925, device='cuda:0'))</text:span></text:p>
      <text:p text:style-name="P3"><text:s text:c="5"/><text:span text:style-name="T1">| &gt; loss_gen: 2.366055727005005 <text:s/>(2.2406460444132485)</text:span></text:p>
      <text:p text:style-name="P3"><text:s text:c="5"/><text:span text:style-name="T1">| &gt; loss_kl: 1.4777699708938599 <text:s/>(1.5556683275434706)</text:span></text:p>
      <text:p text:style-name="P3"><text:s text:c="5"/><text:span text:style-name="T1">| &gt; loss_feat: 8.243067741394043 <text:s/>(7.017897288004558)</text:span></text:p>
      <text:p text:style-name="P3"><text:s text:c="5"/><text:span text:style-name="T1">| &gt; loss_mel: 15.739367485046387 <text:s/>(15.759702576531303)</text:span></text:p>
      <text:p text:style-name="P3"><text:s text:c="5"/><text:span text:style-name="T1">| &gt; loss_duration: 1.4245541095733643 <text:s/>(1.4062458409203424)</text:span></text:p>
      <text:p text:style-name="P3"><text:s text:c="5"/><text:span text:style-name="T1">| &gt; amp_scaler: 256.0 <text:s/>(256.0)</text:span></text:p>
      <text:p text:style-name="P3"><text:s text:c="5"/><text:span text:style-name="T1">| &gt; loss_1: 29.250816345214844 <text:s/>(27.980159971449112)</text:span></text:p>
      <text:p text:style-name="P3"><text:s text:c="5"/><text:span text:style-name="T1">| &gt; grad_norm_1: tensor(244.4388, device='cuda:0') <text:s/>(tensor(133.1332, device='cuda:0'))</text:span></text:p>
      <text:p text:style-name="P3"><text:s text:c="5"/><text:span text:style-name="T1">| &gt; current_lr_0: 0.0001991766478707464 </text:span></text:p>
      <text:p text:style-name="P3"><text:s text:c="5"/><text:span text:style-name="T1">| &gt; current_lr_1: 0.0001991766478707464 </text:span></text:p>
      <text:p text:style-name="P3"><text:s text:c="5"/><text:span text:style-name="T1">| &gt; step_time: 0.5226 <text:s/>(0.5098064210679796)</text:span></text:p>
      <text:p text:style-name="P3"><text:s text:c="5"/><text:span text:style-name="T1">| &gt; loader_time: 0.0045 <text:s/>(0.004319217469957139)</text:span></text:p>
      <text:p text:style-name="P5"/>
      <text:p text:style-name="P5"/>
      <text:p text:style-name="P1">[1m <text:s text:c="2"/>--&gt; TIME: 2025-05-14 14:47:14 -- STEP: 109/630 -- GLOBAL_STEP: 897900[0m</text:p>
      <text:p text:style-name="P3"><text:s text:c="5"/><text:span text:style-name="T1">| &gt; loss_disc: 2.6384623050689697 <text:s/>(2.5568003807592827)</text:span></text:p>
      <text:p text:style-name="P3"><text:s text:c="5"/><text:span text:style-name="T1">| &gt; loss_disc_real_0: 0.0991840586066246 <text:s/>(0.16203846782445905)</text:span></text:p>
      <text:p text:style-name="P3"><text:s text:c="5"/><text:span text:style-name="T1">| &gt; loss_disc_real_1: 0.19506707787513733 <text:s/>(0.2124052017653754)</text:span></text:p>
      <text:p text:style-name="P3"><text:s text:c="5"/><text:span text:style-name="T1">| &gt; loss_disc_real_2: 0.2002745270729065 <text:s/>(0.22625687376621667)</text:span></text:p>
      <text:p text:style-name="P3"><text:s text:c="5"/><text:span text:style-name="T1">| &gt; loss_disc_real_3: 0.2682802081108093 <text:s/>(0.22826414069998155)</text:span></text:p>
      <text:p text:style-name="P3"><text:s text:c="5"/><text:span text:style-name="T1">| &gt; loss_disc_real_4: 0.2563401758670807 <text:s/>(0.24229780673433882)</text:span></text:p>
      <text:p text:style-name="P3"><text:s text:c="5"/><text:span text:style-name="T1">| &gt; loss_disc_real_5: 0.25052767992019653 <text:s/>(0.22637520443408862)</text:span></text:p>
      <text:p text:style-name="P3"><text:s text:c="5"/><text:span text:style-name="T1">| &gt; loss_0: 2.6384623050689697 <text:s/>(2.5568003807592827)</text:span></text:p>
      <text:p text:style-name="P3"><text:s text:c="5"/><text:span text:style-name="T1">| &gt; grad_norm_0: tensor(24.7364, device='cuda:0') <text:s/>(tensor(21.5286, device='cuda:0'))</text:span></text:p>
      <text:p text:style-name="P3"><text:s text:c="5"/><text:span text:style-name="T1">| &gt; loss_gen: 1.9955470561981201 <text:s/>(2.271295162515905)</text:span></text:p>
      <text:p text:style-name="P3"><text:s text:c="5"/><text:span text:style-name="T1">| &gt; loss_kl: 1.6217588186264038 <text:s/>(1.5391625439355132)</text:span></text:p>
      <text:p text:style-name="P3"><text:s text:c="5"/><text:span text:style-name="T1">| &gt; loss_feat: 5.641001224517822 <text:s/>(7.033432015585243)</text:span></text:p>
      <text:p text:style-name="P3"><text:s text:c="5"/><text:span text:style-name="T1">| &gt; loss_mel: 15.280253410339355 <text:s/>(15.592628032789317)</text:span></text:p>
      <text:p text:style-name="P3"><text:s text:c="5"/><text:span text:style-name="T1">| &gt; loss_duration: 1.4680070877075195 <text:s/>(1.3900649831929341)</text:span></text:p>
      <text:p text:style-name="P3"><text:soft-page-break/><text:s text:c="5"/><text:span text:style-name="T1">| &gt; amp_scaler: 128.0 <text:s/>(193.76146788990826)</text:span></text:p>
      <text:p text:style-name="P3"><text:s text:c="5"/><text:span text:style-name="T1">| &gt; loss_1: 26.006568908691406 <text:s/>(27.826582882382453)</text:span></text:p>
      <text:p text:style-name="P3"><text:s text:c="5"/><text:span text:style-name="T1">| &gt; grad_norm_1: tensor(249.3422, device='cuda:0') <text:s/>(tensor(255.7138, device='cuda:0'))</text:span></text:p>
      <text:p text:style-name="P3"><text:s text:c="5"/><text:span text:style-name="T1">| &gt; current_lr_0: 0.0001991766478707464 </text:span></text:p>
      <text:p text:style-name="P3"><text:s text:c="5"/><text:span text:style-name="T1">| &gt; current_lr_1: 0.0001991766478707464 </text:span></text:p>
      <text:p text:style-name="P3"><text:s text:c="5"/><text:span text:style-name="T1">| &gt; step_time: 0.5433 <text:s/>(0.5397575317172829)</text:span></text:p>
      <text:p text:style-name="P3"><text:s text:c="5"/><text:span text:style-name="T1">| &gt; loader_time: 0.0056 <text:s/>(0.005343487503331736)</text:span></text:p>
      <text:p text:style-name="P5"/>
      <text:p text:style-name="P5"/>
      <text:p text:style-name="P1">[1m <text:s text:c="2"/>--&gt; TIME: 2025-05-14 14:48:13 -- STEP: 209/630 -- GLOBAL_STEP: 898000[0m</text:p>
      <text:p text:style-name="P3"><text:s text:c="5"/><text:span text:style-name="T1">| &gt; loss_disc: 2.398164749145508 <text:s/>(2.5682438617688046)</text:span></text:p>
      <text:p text:style-name="P3"><text:s text:c="5"/><text:span text:style-name="T1">| &gt; loss_disc_real_0: 0.1402733027935028 <text:s/>(0.16468926084241214)</text:span></text:p>
      <text:p text:style-name="P3"><text:s text:c="5"/><text:span text:style-name="T1">| &gt; loss_disc_real_1: 0.19250182807445526 <text:s/>(0.21260199157530044)</text:span></text:p>
      <text:p text:style-name="P3"><text:s text:c="5"/><text:span text:style-name="T1">| &gt; loss_disc_real_2: 0.2005774974822998 <text:s/>(0.2274458009803124)</text:span></text:p>
      <text:p text:style-name="P3"><text:s text:c="5"/><text:span text:style-name="T1">| &gt; loss_disc_real_3: 0.21657301485538483 <text:s/>(0.22989088418095877)</text:span></text:p>
      <text:p text:style-name="P3"><text:s text:c="5"/><text:span text:style-name="T1">| &gt; loss_disc_real_4: 0.21542243659496307 <text:s/>(0.24163081008566623)</text:span></text:p>
      <text:p text:style-name="P3"><text:s text:c="5"/><text:span text:style-name="T1">| &gt; loss_disc_real_5: 0.2365240603685379 <text:s/>(0.22662862515050258)</text:span></text:p>
      <text:p text:style-name="P3"><text:s text:c="5"/><text:span text:style-name="T1">| &gt; loss_0: 2.398164749145508 <text:s/>(2.5682438617688046)</text:span></text:p>
      <text:p text:style-name="P3"><text:s text:c="5"/><text:span text:style-name="T1">| &gt; grad_norm_0: tensor(13.3027, device='cuda:0') <text:s/>(tensor(23.6568, device='cuda:0'))</text:span></text:p>
      <text:p text:style-name="P3"><text:s text:c="5"/><text:span text:style-name="T1">| &gt; loss_gen: 2.2748935222625732 <text:s/>(2.256350129985355)</text:span></text:p>
      <text:p text:style-name="P3"><text:s text:c="5"/><text:span text:style-name="T1">| &gt; loss_kl: 1.5219768285751343 <text:s/>(1.5693874695654697)</text:span></text:p>
      <text:p text:style-name="P3"><text:s text:c="5"/><text:span text:style-name="T1">| &gt; loss_feat: 6.909457683563232 <text:s/>(6.971205271031868)</text:span></text:p>
      <text:p text:style-name="P3"><text:s text:c="5"/><text:span text:style-name="T1">| &gt; loss_mel: 16.061216354370117 <text:s/>(15.516189114328776)</text:span></text:p>
      <text:p text:style-name="P3"><text:s text:c="5"/><text:span text:style-name="T1">| &gt; loss_duration: 1.4496898651123047 <text:s/>(1.3697361278762088)</text:span></text:p>
      <text:p text:style-name="P3"><text:s text:c="5"/><text:span text:style-name="T1">| &gt; amp_scaler: 128.0 <text:s/>(162.2966507177034)</text:span></text:p>
      <text:p text:style-name="P3"><text:s text:c="5"/><text:span text:style-name="T1">| &gt; loss_1: 28.217233657836914 <text:s/>(27.68286810879502)</text:span></text:p>
      <text:p text:style-name="P3"><text:s text:c="5"/><text:span text:style-name="T1">| &gt; grad_norm_1: tensor(241.1748, device='cuda:0') <text:s/>(tensor(293.6336, device='cuda:0'))</text:span></text:p>
      <text:p text:style-name="P3"><text:s text:c="5"/><text:span text:style-name="T1">| &gt; current_lr_0: 0.0001991766478707464 </text:span></text:p>
      <text:p text:style-name="P3"><text:s text:c="5"/><text:span text:style-name="T1">| &gt; current_lr_1: 0.0001991766478707464 </text:span></text:p>
      <text:p text:style-name="P3"><text:s text:c="5"/><text:span text:style-name="T1">| &gt; step_time: 0.6081 <text:s/>(0.5620721949344613)</text:span></text:p>
      <text:p text:style-name="P3"><text:s text:c="5"/><text:span text:style-name="T1">| &gt; loader_time: 0.007 <text:s/>(0.00594857092679402)</text:span></text:p>
      <text:p text:style-name="P5"/>
      <text:p text:style-name="P5"/>
      <text:p text:style-name="P3"><text:s/><text:span text:style-name="T1">&gt; CHECKPOINT : /kaggle/working/vits_4_nov-May-14-2025_10+28AM-0000000/checkpoint_898000.pth</text:span></text:p>
      <text:p text:style-name="P5"/>
      <text:p text:style-name="P1">[1m <text:s text:c="2"/>--&gt; TIME: 2025-05-14 14:49:21 -- STEP: 309/630 -- GLOBAL_STEP: 898100[0m</text:p>
      <text:p text:style-name="P3"><text:s text:c="5"/><text:span text:style-name="T1">| &gt; loss_disc: 2.339240550994873 <text:s/>(2.5741999758871623)</text:span></text:p>
      <text:p text:style-name="P3"><text:s text:c="5"/><text:span text:style-name="T1">| &gt; loss_disc_real_0: 0.11917226016521454 <text:s/>(0.16721572013252367)</text:span></text:p>
      <text:p text:style-name="P3"><text:s text:c="5"/><text:span text:style-name="T1">| &gt; loss_disc_real_1: 0.20482169091701508 <text:s/>(0.21211170272533947)</text:span></text:p>
      <text:p text:style-name="P3"><text:s text:c="5"/><text:span text:style-name="T1">| &gt; loss_disc_real_2: 0.19769224524497986 <text:s/>(0.22807244903447177)</text:span></text:p>
      <text:p text:style-name="P3"><text:s text:c="5"/><text:span text:style-name="T1">| &gt; loss_disc_real_3: 0.17833714187145233 <text:s/>(0.23020439645619067)</text:span></text:p>
      <text:p text:style-name="P3"><text:s text:c="5"/><text:span text:style-name="T1">| &gt; loss_disc_real_4: 0.20485353469848633 <text:s/>(0.2400942103858905)</text:span></text:p>
      <text:p text:style-name="P3"><text:s text:c="5"/><text:span text:style-name="T1">| &gt; loss_disc_real_5: 0.157339945435524 <text:s/>(0.22797226804552725)</text:span></text:p>
      <text:p text:style-name="P3"><text:s text:c="5"/><text:span text:style-name="T1">| &gt; loss_0: 2.339240550994873 <text:s/>(2.5741999758871623)</text:span></text:p>
      <text:p text:style-name="P3"><text:s text:c="5"/><text:span text:style-name="T1">| &gt; grad_norm_0: tensor(16.2378, device='cuda:0') <text:s/>(tensor(21.1257, device='cuda:0'))</text:span></text:p>
      <text:p text:style-name="P3"><text:s text:c="5"/><text:span text:style-name="T1">| &gt; loss_gen: 2.3154208660125732 <text:s/>(2.23496614960791)</text:span></text:p>
      <text:p text:style-name="P3"><text:s text:c="5"/><text:span text:style-name="T1">| &gt; loss_kl: 1.638696551322937 <text:s/>(1.5785866979642216)</text:span></text:p>
      <text:p text:style-name="P3"><text:s text:c="5"/><text:span text:style-name="T1">| &gt; loss_feat: 7.133881092071533 <text:s/>(6.873276792297854)</text:span></text:p>
      <text:p text:style-name="P3"><text:s text:c="5"/><text:span text:style-name="T1">| &gt; loss_mel: 15.811195373535156 <text:s/>(15.509021481263984)</text:span></text:p>
      <text:p text:style-name="P3"><text:s text:c="5"/><text:span text:style-name="T1">| &gt; loss_duration: 1.4273741245269775 <text:s/>(1.399247720403579)</text:span></text:p>
      <text:p text:style-name="P3"><text:s text:c="5"/><text:span text:style-name="T1">| &gt; amp_scaler: 128.0 <text:s/>(151.19741100323625)</text:span></text:p>
      <text:p text:style-name="P3"><text:s text:c="5"/><text:span text:style-name="T1">| &gt; loss_1: 28.326566696166992 <text:s/>(27.595098822633812)</text:span></text:p>
      <text:p text:style-name="P3"><text:s text:c="5"/><text:span text:style-name="T1">| &gt; grad_norm_1: tensor(112.3615, device='cuda:0') <text:s/>(tensor(258.8123, device='cuda:0'))</text:span></text:p>
      <text:p text:style-name="P3"><text:s text:c="5"/><text:span text:style-name="T1">| &gt; current_lr_0: 0.0001991766478707464 </text:span></text:p>
      <text:p text:style-name="P3"><text:s text:c="5"/><text:span text:style-name="T1">| &gt; current_lr_1: 0.0001991766478707464 </text:span></text:p>
      <text:p text:style-name="P3"><text:s text:c="5"/><text:span text:style-name="T1">| &gt; step_time: 0.6648 <text:s/>(0.584716817707691)</text:span></text:p>
      <text:p text:style-name="P3"><text:s text:c="5"/><text:span text:style-name="T1">| &gt; loader_time: 0.0075 <text:s/>(0.006481307995743732)</text:span></text:p>
      <text:p text:style-name="P5"/>
      <text:p text:style-name="P5"><text:soft-page-break/></text:p>
      <text:p text:style-name="P1">[1m <text:s text:c="2"/>--&gt; TIME: 2025-05-14 14:50:33 -- STEP: 409/630 -- GLOBAL_STEP: 898200[0m</text:p>
      <text:p text:style-name="P3"><text:s text:c="5"/><text:span text:style-name="T1">| &gt; loss_disc: 2.627354621887207 <text:s/>(2.5748423696438665)</text:span></text:p>
      <text:p text:style-name="P3"><text:s text:c="5"/><text:span text:style-name="T1">| &gt; loss_disc_real_0: 0.18856804072856903 <text:s/>(0.16757296987588352)</text:span></text:p>
      <text:p text:style-name="P3"><text:s text:c="5"/><text:span text:style-name="T1">| &gt; loss_disc_real_1: 0.20679223537445068 <text:s/>(0.21207836962562318)</text:span></text:p>
      <text:p text:style-name="P3"><text:s text:c="5"/><text:span text:style-name="T1">| &gt; loss_disc_real_2: 0.24250084161758423 <text:s/>(0.2285404147757878)</text:span></text:p>
      <text:p text:style-name="P3"><text:s text:c="5"/><text:span text:style-name="T1">| &gt; loss_disc_real_3: 0.229591965675354 <text:s/>(0.23005162554731579)</text:span></text:p>
      <text:p text:style-name="P3"><text:s text:c="5"/><text:span text:style-name="T1">| &gt; loss_disc_real_4: 0.25138333439826965 <text:s/>(0.23998815681065794)</text:span></text:p>
      <text:p text:style-name="P3"><text:s text:c="5"/><text:span text:style-name="T1">| &gt; loss_disc_real_5: 0.279891699552536 <text:s/>(0.2281363042832004)</text:span></text:p>
      <text:p text:style-name="P3"><text:s text:c="5"/><text:span text:style-name="T1">| &gt; loss_0: 2.627354621887207 <text:s/>(2.5748423696438665)</text:span></text:p>
      <text:p text:style-name="P3"><text:s text:c="5"/><text:span text:style-name="T1">| &gt; grad_norm_0: tensor(9.9897, device='cuda:0') <text:s/>(tensor(21.8347, device='cuda:0'))</text:span></text:p>
      <text:p text:style-name="P3"><text:s text:c="5"/><text:span text:style-name="T1">| &gt; loss_gen: 2.0807058811187744 <text:s/>(2.231078923477231)</text:span></text:p>
      <text:p text:style-name="P3"><text:s text:c="5"/><text:span text:style-name="T1">| &gt; loss_kl: 1.7381190061569214 <text:s/>(1.5839465474732646)</text:span></text:p>
      <text:p text:style-name="P3"><text:s text:c="5"/><text:span text:style-name="T1">| &gt; loss_feat: 5.942470073699951 <text:s/>(6.853460092707774)</text:span></text:p>
      <text:p text:style-name="P3"><text:s text:c="5"/><text:span text:style-name="T1">| &gt; loss_mel: 15.120033264160156 <text:s/>(15.479821676147013)</text:span></text:p>
      <text:p text:style-name="P3"><text:s text:c="5"/><text:span text:style-name="T1">| &gt; loss_duration: 1.4754860401153564 <text:s/>(1.4028851682807533)</text:span></text:p>
      <text:p text:style-name="P3"><text:s text:c="5"/><text:span text:style-name="T1">| &gt; amp_scaler: 128.0 <text:s/>(145.52567237163828)</text:span></text:p>
      <text:p text:style-name="P3"><text:s text:c="5"/><text:span text:style-name="T1">| &gt; loss_1: 26.356815338134766 <text:s/>(27.55119239788475)</text:span></text:p>
      <text:p text:style-name="P3"><text:s text:c="5"/><text:span text:style-name="T1">| &gt; grad_norm_1: tensor(63.5322, device='cuda:0') <text:s/>(tensor(266.2996, device='cuda:0'))</text:span></text:p>
      <text:p text:style-name="P3"><text:s text:c="5"/><text:span text:style-name="T1">| &gt; current_lr_0: 0.0001991766478707464 </text:span></text:p>
      <text:p text:style-name="P3"><text:s text:c="5"/><text:span text:style-name="T1">| &gt; current_lr_1: 0.0001991766478707464 </text:span></text:p>
      <text:p text:style-name="P3"><text:s text:c="5"/><text:span text:style-name="T1">| &gt; step_time: 0.725 <text:s/>(0.6143002515900102)</text:span></text:p>
      <text:p text:style-name="P3"><text:s text:c="5"/><text:span text:style-name="T1">| &gt; loader_time: 0.0102 <text:s/>(0.007040120570175802)</text:span></text:p>
      <text:p text:style-name="P5"/>
      <text:p text:style-name="P5"/>
      <text:p text:style-name="P1">[1m <text:s text:c="2"/>--&gt; TIME: 2025-05-14 14:51:52 -- STEP: 509/630 -- GLOBAL_STEP: 898300[0m</text:p>
      <text:p text:style-name="P3"><text:s text:c="5"/><text:span text:style-name="T1">| &gt; loss_disc: 2.518625259399414 <text:s/>(2.577955303117194)</text:span></text:p>
      <text:p text:style-name="P3"><text:s text:c="5"/><text:span text:style-name="T1">| &gt; loss_disc_real_0: 0.2561902403831482 <text:s/>(0.16781162996071952)</text:span></text:p>
      <text:p text:style-name="P3"><text:s text:c="5"/><text:span text:style-name="T1">| &gt; loss_disc_real_1: 0.26820093393325806 <text:s/>(0.21207119913841277)</text:span></text:p>
      <text:p text:style-name="P3"><text:s text:c="5"/><text:span text:style-name="T1">| &gt; loss_disc_real_2: 0.2550453543663025 <text:s/>(0.22836922469214047)</text:span></text:p>
      <text:p text:style-name="P3"><text:s text:c="5"/><text:span text:style-name="T1">| &gt; loss_disc_real_3: 0.20421884953975677 <text:s/>(0.23010019574511964)</text:span></text:p>
      <text:p text:style-name="P3"><text:s text:c="5"/><text:span text:style-name="T1">| &gt; loss_disc_real_4: 0.27301499247550964 <text:s/>(0.23991675680770388)</text:span></text:p>
      <text:p text:style-name="P3"><text:s text:c="5"/><text:span text:style-name="T1">| &gt; loss_disc_real_5: 0.20127059519290924 <text:s/>(0.23007498230704623)</text:span></text:p>
      <text:p text:style-name="P3"><text:s text:c="5"/><text:span text:style-name="T1">| &gt; loss_0: 2.518625259399414 <text:s/>(2.577955303117194)</text:span></text:p>
      <text:p text:style-name="P3"><text:s text:c="5"/><text:span text:style-name="T1">| &gt; grad_norm_0: tensor(11.5068, device='cuda:0') <text:s/>(tensor(20.9427, device='cuda:0'))</text:span></text:p>
      <text:p text:style-name="P3"><text:s text:c="5"/><text:span text:style-name="T1">| &gt; loss_gen: 2.2372727394104004 <text:s/>(2.2217200572926346)</text:span></text:p>
      <text:p text:style-name="P3"><text:s text:c="5"/><text:span text:style-name="T1">| &gt; loss_kl: 1.847757339477539 <text:s/>(1.5911401400163276)</text:span></text:p>
      <text:p text:style-name="P3"><text:s text:c="5"/><text:span text:style-name="T1">| &gt; loss_feat: 6.884058475494385 <text:s/>(6.805303382498809)</text:span></text:p>
      <text:p text:style-name="P3"><text:s text:c="5"/><text:span text:style-name="T1">| &gt; loss_mel: 15.887514114379883 <text:s/>(15.48364722471106)</text:span></text:p>
      <text:p text:style-name="P3"><text:s text:c="5"/><text:span text:style-name="T1">| &gt; loss_duration: 1.4175479412078857 <text:s/>(1.414477230289362)</text:span></text:p>
      <text:p text:style-name="P3"><text:s text:c="5"/><text:span text:style-name="T1">| &gt; amp_scaler: 128.0 <text:s/>(142.08251473477418)</text:span></text:p>
      <text:p text:style-name="P3"><text:s text:c="5"/><text:span text:style-name="T1">| &gt; loss_1: 28.27414894104004 <text:s/>(27.516288019116594)</text:span></text:p>
      <text:p text:style-name="P3"><text:s text:c="5"/><text:span text:style-name="T1">| &gt; grad_norm_1: tensor(59.3258, device='cuda:0') <text:s/>(tensor(248.7932, device='cuda:0'))</text:span></text:p>
      <text:p text:style-name="P3"><text:s text:c="5"/><text:span text:style-name="T1">| &gt; current_lr_0: 0.0001991766478707464 </text:span></text:p>
      <text:p text:style-name="P3"><text:s text:c="5"/><text:span text:style-name="T1">| &gt; current_lr_1: 0.0001991766478707464 </text:span></text:p>
      <text:p text:style-name="P3"><text:s text:c="5"/><text:span text:style-name="T1">| &gt; step_time: 0.8649 <text:s/>(0.6456364292526993)</text:span></text:p>
      <text:p text:style-name="P3"><text:s text:c="5"/><text:span text:style-name="T1">| &gt; loader_time: 0.0102 <text:s/>(0.007566378486648287)</text:span></text:p>
      <text:p text:style-name="P5"/>
      <text:p text:style-name="P5"/>
      <text:p text:style-name="P1">[1m <text:s text:c="2"/>--&gt; TIME: 2025-05-14 14:53:24 -- STEP: 609/630 -- GLOBAL_STEP: 898400[0m</text:p>
      <text:p text:style-name="P3"><text:s text:c="5"/><text:span text:style-name="T1">| &gt; loss_disc: 2.5308890342712402 <text:s/>(2.5838625203995464)</text:span></text:p>
      <text:p text:style-name="P3"><text:s text:c="5"/><text:span text:style-name="T1">| &gt; loss_disc_real_0: 0.16803377866744995 <text:s/>(0.16852095761077926)</text:span></text:p>
      <text:p text:style-name="P3"><text:s text:c="5"/><text:span text:style-name="T1">| &gt; loss_disc_real_1: 0.22324925661087036 <text:s/>(0.2118951313943895)</text:span></text:p>
      <text:p text:style-name="P3"><text:s text:c="5"/><text:span text:style-name="T1">| &gt; loss_disc_real_2: 0.23681451380252838 <text:s/>(0.22860956187122952)</text:span></text:p>
      <text:p text:style-name="P3"><text:s text:c="5"/><text:span text:style-name="T1">| &gt; loss_disc_real_3: 0.23458760976791382 <text:s/>(0.23041888525822676)</text:span></text:p>
      <text:p text:style-name="P3"><text:s text:c="5"/><text:span text:style-name="T1">| &gt; loss_disc_real_4: 0.2279311567544937 <text:s/>(0.23965797941575104)</text:span></text:p>
      <text:p text:style-name="P3"><text:s text:c="5"/><text:span text:style-name="T1">| &gt; loss_disc_real_5: 0.24567294120788574 <text:s/>(0.23145864118496184)</text:span></text:p>
      <text:p text:style-name="P3"><text:s text:c="5"/><text:span text:style-name="T1">| &gt; loss_0: 2.5308890342712402 <text:s/>(2.5838625203995464)</text:span></text:p>
      <text:p text:style-name="P3"><text:s text:c="5"/><text:span text:style-name="T1">| &gt; grad_norm_0: tensor(10.9204, device='cuda:0') <text:s/>(tensor(19.5419, device='cuda:0'))</text:span></text:p>
      <text:p text:style-name="P3"><text:soft-page-break/><text:s text:c="5"/><text:span text:style-name="T1">| &gt; loss_gen: 2.1531784534454346 <text:s/>(2.208908011173382)</text:span></text:p>
      <text:p text:style-name="P3"><text:s text:c="5"/><text:span text:style-name="T1">| &gt; loss_kl: 1.574000358581543 <text:s/>(1.5994170549859368)</text:span></text:p>
      <text:p text:style-name="P3"><text:s text:c="5"/><text:span text:style-name="T1">| &gt; loss_feat: 6.0521240234375 <text:s/>(6.7467871941564885)</text:span></text:p>
      <text:p text:style-name="P3"><text:s text:c="5"/><text:span text:style-name="T1">| &gt; loss_mel: 15.38608455657959 <text:s/>(15.488119997610209)</text:span></text:p>
      <text:p text:style-name="P3"><text:s text:c="5"/><text:span text:style-name="T1">| &gt; loss_duration: 1.4926962852478027 <text:s/>(1.4238011645174564)</text:span></text:p>
      <text:p text:style-name="P3"><text:s text:c="5"/><text:span text:style-name="T1">| &gt; amp_scaler: 128.0 <text:s/>(139.77011494252892)</text:span></text:p>
      <text:p text:style-name="P3"><text:s text:c="5"/><text:span text:style-name="T1">| &gt; loss_1: 26.658084869384766 <text:s/>(27.467033430077553)</text:span></text:p>
      <text:p text:style-name="P3"><text:s text:c="5"/><text:span text:style-name="T1">| &gt; grad_norm_1: tensor(145.8639, device='cuda:0') <text:s/>(tensor(227.4299, device='cuda:0'))</text:span></text:p>
      <text:p text:style-name="P3"><text:s text:c="5"/><text:span text:style-name="T1">| &gt; current_lr_0: 0.0001991766478707464 </text:span></text:p>
      <text:p text:style-name="P3"><text:s text:c="5"/><text:span text:style-name="T1">| &gt; current_lr_1: 0.0001991766478707464 </text:span></text:p>
      <text:p text:style-name="P3"><text:s text:c="5"/><text:span text:style-name="T1">| &gt; step_time: 1.0082 <text:s/>(0.6878550765158113)</text:span></text:p>
      <text:p text:style-name="P3"><text:s text:c="5"/><text:span text:style-name="T1">| &gt; loader_time: 0.0121 <text:s/>(0.008180039661075481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9944718678792315 [0m(-0.00026857852935791016)</text:span></text:p>
      <text:p text:style-name="P3"><text:s text:c="5"/><text:span text:style-name="T1">| &gt; avg_loss_disc:[92m 2.5700851082801814 [0m(-0.07582889000574822)</text:span></text:p>
      <text:p text:style-name="P3"><text:s text:c="5"/><text:span text:style-name="T1">| &gt; avg_loss_disc_real_0:[92m 0.13117654745777446 [0m(-0.09975523129105571)</text:span></text:p>
      <text:p text:style-name="P3"><text:s text:c="5"/><text:span text:style-name="T1">| &gt; avg_loss_disc_real_1:[91m 0.24330608795086542 [0m(+0.012466931094725908)</text:span></text:p>
      <text:p text:style-name="P3"><text:s text:c="5"/><text:span text:style-name="T1">| &gt; avg_loss_disc_real_2:[91m 0.22379212329785028 [0m(+0.0024155452847480774)</text:span></text:p>
      <text:p text:style-name="P3"><text:s text:c="5"/><text:span text:style-name="T1">| &gt; avg_loss_disc_real_3:[91m 0.22776468843221664 [0m(+0.015687646965185792)</text:span></text:p>
      <text:p text:style-name="P3"><text:s text:c="5"/><text:span text:style-name="T1">| &gt; avg_loss_disc_real_4:[91m 0.265523595114549 [0m(+0.025292427589495958)</text:span></text:p>
      <text:p text:style-name="P3"><text:s text:c="5"/><text:span text:style-name="T1">| &gt; avg_loss_disc_real_5:[91m 0.23448720201849937 [0m(+0.009074596067269652)</text:span></text:p>
      <text:p text:style-name="P3"><text:s text:c="5"/><text:span text:style-name="T1">| &gt; avg_loss_0:[92m 2.5700851082801814 [0m(-0.07582889000574822)</text:span></text:p>
      <text:p text:style-name="P3"><text:s text:c="5"/><text:span text:style-name="T1">| &gt; avg_loss_gen:[91m 2.1220362385114035 [0m(+0.04693921407063861)</text:span></text:p>
      <text:p text:style-name="P3"><text:s text:c="5"/><text:span text:style-name="T1">| &gt; avg_loss_kl:[92m 1.6565354565779369 [0m(-0.06152598063151027)</text:span></text:p>
      <text:p text:style-name="P3"><text:s text:c="5"/><text:span text:style-name="T1">| &gt; avg_loss_feat:[91m 6.55951742331187 [0m(+0.04958081245422363)</text:span></text:p>
      <text:p text:style-name="P3"><text:s text:c="5"/><text:span text:style-name="T1">| &gt; avg_loss_mel:[92m 15.205196698506674 [0m(-0.2788107395172119)</text:span></text:p>
      <text:p text:style-name="P3"><text:s text:c="5"/><text:span text:style-name="T1">| &gt; avg_loss_duration:[91m 1.5444487531979878 [0m(+0.009568959474563599)</text:span></text:p>
      <text:p text:style-name="P3"><text:s text:c="5"/><text:span text:style-name="T1">| &gt; avg_loss_1:[92m 27.08773438135783 [0m(-0.2342478434244768)</text:span></text:p>
      <text:p text:style-name="P5"/>
      <text:p text:style-name="P5"/>
      <text:p text:style-name="P1">[4m[1m &gt; EPOCH: 34/50[0m</text:p>
      <text:p text:style-name="P3"><text:s/><text:span text:style-name="T1">--&gt; /kaggle/working/vits_4_nov-May-14-2025_10+28AM-0000000</text:span></text:p>
      <text:p text:style-name="P5"/>
      <text:p text:style-name="P1">[1m &gt; TRAINING (2025-05-14 14:53:57) [0m</text:p>
      <text:p text:style-name="P5"/>
      <text:p text:style-name="P1">[1m <text:s text:c="2"/>--&gt; TIME: 2025-05-14 14:54:41 -- STEP: 79/630 -- GLOBAL_STEP: 898500[0m</text:p>
      <text:p text:style-name="P3"><text:s text:c="5"/><text:span text:style-name="T1">| &gt; loss_disc: 2.5751755237579346 <text:s/>(2.57942318614525)</text:span></text:p>
      <text:p text:style-name="P3"><text:s text:c="5"/><text:span text:style-name="T1">| &gt; loss_disc_real_0: 0.19519412517547607 <text:s/>(0.1664852003885221)</text:span></text:p>
      <text:p text:style-name="P3"><text:s text:c="5"/><text:span text:style-name="T1">| &gt; loss_disc_real_1: 0.1793692409992218 <text:s/>(0.20924707266348827)</text:span></text:p>
      <text:p text:style-name="P3"><text:s text:c="5"/><text:span text:style-name="T1">| &gt; loss_disc_real_2: 0.27496373653411865 <text:s/>(0.2285476411822476)</text:span></text:p>
      <text:p text:style-name="P3"><text:s text:c="5"/><text:span text:style-name="T1">| &gt; loss_disc_real_3: 0.2280089557170868 <text:s/>(0.22917517755604996)</text:span></text:p>
      <text:p text:style-name="P3"><text:s text:c="5"/><text:span text:style-name="T1">| &gt; loss_disc_real_4: 0.24790190160274506 <text:s/>(0.24090282751035086)</text:span></text:p>
      <text:p text:style-name="P3"><text:s text:c="5"/><text:span text:style-name="T1">| &gt; loss_disc_real_5: 0.2551231384277344 <text:s/>(0.2378796022149581)</text:span></text:p>
      <text:p text:style-name="P3"><text:s text:c="5"/><text:span text:style-name="T1">| &gt; loss_0: 2.5751755237579346 <text:s/>(2.57942318614525)</text:span></text:p>
      <text:p text:style-name="P3"><text:s text:c="5"/><text:span text:style-name="T1">| &gt; grad_norm_0: tensor(10.2981, device='cuda:0') <text:s/>(tensor(11.8516, device='cuda:0'))</text:span></text:p>
      <text:p text:style-name="P3"><text:s text:c="5"/><text:span text:style-name="T1">| &gt; loss_gen: 2.232154607772827 <text:s/>(2.2155929154987577)</text:span></text:p>
      <text:p text:style-name="P3"><text:s text:c="5"/><text:span text:style-name="T1">| &gt; loss_kl: 1.7593824863433838 <text:s/>(1.578790260266654)</text:span></text:p>
      <text:p text:style-name="P3"><text:s text:c="5"/><text:span text:style-name="T1">| &gt; loss_feat: 6.659547805786133 <text:s/>(6.850612972356096)</text:span></text:p>
      <text:p text:style-name="P3"><text:s text:c="5"/><text:span text:style-name="T1">| &gt; loss_mel: 15.980627059936523 <text:s/>(15.413605122626583)</text:span></text:p>
      <text:p text:style-name="P3"><text:s text:c="5"/><text:span text:style-name="T1">| &gt; loss_duration: 1.4387905597686768 <text:s/>(1.432987954043135)</text:span></text:p>
      <text:p text:style-name="P3"><text:s text:c="5"/><text:span text:style-name="T1">| &gt; amp_scaler: 128.0 <text:s/>(128.0)</text:span></text:p>
      <text:p text:style-name="P3"><text:s text:c="5"/><text:span text:style-name="T1">| &gt; loss_1: 28.07050323486328 <text:s/>(27.491589268551596)</text:span></text:p>
      <text:p text:style-name="P3"><text:soft-page-break/><text:s text:c="5"/><text:span text:style-name="T1">| &gt; grad_norm_1: tensor(63.2488, device='cuda:0') <text:s/>(tensor(110.5854, device='cuda:0'))</text:span></text:p>
      <text:p text:style-name="P3"><text:s text:c="5"/><text:span text:style-name="T1">| &gt; current_lr_0: 0.00019915175078976256 </text:span></text:p>
      <text:p text:style-name="P3"><text:s text:c="5"/><text:span text:style-name="T1">| &gt; current_lr_1: 0.00019915175078976256 </text:span></text:p>
      <text:p text:style-name="P3"><text:s text:c="5"/><text:span text:style-name="T1">| &gt; step_time: 0.5323 <text:s/>(0.5263152062138424)</text:span></text:p>
      <text:p text:style-name="P3"><text:s text:c="5"/><text:span text:style-name="T1">| &gt; loader_time: 0.0058 <text:s/>(0.005187973191466512)</text:span></text:p>
      <text:p text:style-name="P5"/>
      <text:p text:style-name="P5"/>
      <text:p text:style-name="P3"><text:s/><text:span text:style-name="T1">&gt; CHECKPOINT : /kaggle/working/vits_4_nov-May-14-2025_10+28AM-0000000/checkpoint_898500.pth</text:span></text:p>
      <text:p text:style-name="P5"/>
      <text:p text:style-name="P1">[1m <text:s text:c="2"/>--&gt; TIME: 2025-05-14 14:55:43 -- STEP: 179/630 -- GLOBAL_STEP: 898600[0m</text:p>
      <text:p text:style-name="P3"><text:s text:c="5"/><text:span text:style-name="T1">| &gt; loss_disc: 2.616441249847412 <text:s/>(2.5734262919292767)</text:span></text:p>
      <text:p text:style-name="P3"><text:s text:c="5"/><text:span text:style-name="T1">| &gt; loss_disc_real_0: 0.11455436050891876 <text:s/>(0.1657541357188918)</text:span></text:p>
      <text:p text:style-name="P3"><text:s text:c="5"/><text:span text:style-name="T1">| &gt; loss_disc_real_1: 0.1824163794517517 <text:s/>(0.21057116935373016)</text:span></text:p>
      <text:p text:style-name="P3"><text:s text:c="5"/><text:span text:style-name="T1">| &gt; loss_disc_real_2: 0.2650325894355774 <text:s/>(0.22728455099979591)</text:span></text:p>
      <text:p text:style-name="P3"><text:s text:c="5"/><text:span text:style-name="T1">| &gt; loss_disc_real_3: 0.25396689772605896 <text:s/>(0.227660564736947)</text:span></text:p>
      <text:p text:style-name="P3"><text:s text:c="5"/><text:span text:style-name="T1">| &gt; loss_disc_real_4: 0.2734259068965912 <text:s/>(0.2398826713002594)</text:span></text:p>
      <text:p text:style-name="P3"><text:s text:c="5"/><text:span text:style-name="T1">| &gt; loss_disc_real_5: 0.27326464653015137 <text:s/>(0.23405347040245653)</text:span></text:p>
      <text:p text:style-name="P3"><text:s text:c="5"/><text:span text:style-name="T1">| &gt; loss_0: 2.616441249847412 <text:s/>(2.5734262919292767)</text:span></text:p>
      <text:p text:style-name="P3"><text:s text:c="5"/><text:span text:style-name="T1">| &gt; grad_norm_0: tensor(14.2551, device='cuda:0') <text:s/>(tensor(15.0219, device='cuda:0'))</text:span></text:p>
      <text:p text:style-name="P3"><text:s text:c="5"/><text:span text:style-name="T1">| &gt; loss_gen: 2.2671775817871094 <text:s/>(2.228391941699236)</text:span></text:p>
      <text:p text:style-name="P3"><text:s text:c="5"/><text:span text:style-name="T1">| &gt; loss_kl: 1.6068873405456543 <text:s/>(1.607609970609569)</text:span></text:p>
      <text:p text:style-name="P3"><text:s text:c="5"/><text:span text:style-name="T1">| &gt; loss_feat: 7.342446327209473 <text:s/>(6.915473314636911)</text:span></text:p>
      <text:p text:style-name="P3"><text:s text:c="5"/><text:span text:style-name="T1">| &gt; loss_mel: 14.940177917480469 <text:s/>(15.459526323073403)</text:span></text:p>
      <text:p text:style-name="P3"><text:s text:c="5"/><text:span text:style-name="T1">| &gt; loss_duration: 1.4499704837799072 <text:s/>(1.3797316331437173)</text:span></text:p>
      <text:p text:style-name="P3"><text:s text:c="5"/><text:span text:style-name="T1">| &gt; amp_scaler: 128.0 <text:s/>(128.0)</text:span></text:p>
      <text:p text:style-name="P3"><text:s text:c="5"/><text:span text:style-name="T1">| &gt; loss_1: 27.606658935546875 <text:s/>(27.590733213797627)</text:span></text:p>
      <text:p text:style-name="P3"><text:s text:c="5"/><text:span text:style-name="T1">| &gt; grad_norm_1: tensor(177.8401, device='cuda:0') <text:s/>(tensor(167.2509, device='cuda:0'))</text:span></text:p>
      <text:p text:style-name="P3"><text:s text:c="5"/><text:span text:style-name="T1">| &gt; current_lr_0: 0.00019915175078976256 </text:span></text:p>
      <text:p text:style-name="P3"><text:s text:c="5"/><text:span text:style-name="T1">| &gt; current_lr_1: 0.00019915175078976256 </text:span></text:p>
      <text:p text:style-name="P3"><text:s text:c="5"/><text:span text:style-name="T1">| &gt; step_time: 0.5681 <text:s/>(0.5569287305437655)</text:span></text:p>
      <text:p text:style-name="P3"><text:s text:c="5"/><text:span text:style-name="T1">| &gt; loader_time: 0.0061 <text:s/>(0.005810741605705386)</text:span></text:p>
      <text:p text:style-name="P5"/>
      <text:p text:style-name="P5"/>
      <text:p text:style-name="P1">[1m <text:s text:c="2"/>--&gt; TIME: 2025-05-14 14:56:45 -- STEP: 279/630 -- GLOBAL_STEP: 898700[0m</text:p>
      <text:p text:style-name="P3"><text:s text:c="5"/><text:span text:style-name="T1">| &gt; loss_disc: 2.514106273651123 <text:s/>(2.574667479402276)</text:span></text:p>
      <text:p text:style-name="P3"><text:s text:c="5"/><text:span text:style-name="T1">| &gt; loss_disc_real_0: 0.17739459872245789 <text:s/>(0.1671714676430576)</text:span></text:p>
      <text:p text:style-name="P3"><text:s text:c="5"/><text:span text:style-name="T1">| &gt; loss_disc_real_1: 0.21044428646564484 <text:s/>(0.21117966325693227)</text:span></text:p>
      <text:p text:style-name="P3"><text:s text:c="5"/><text:span text:style-name="T1">| &gt; loss_disc_real_2: 0.21813523769378662 <text:s/>(0.22781604608540895)</text:span></text:p>
      <text:p text:style-name="P3"><text:s text:c="5"/><text:span text:style-name="T1">| &gt; loss_disc_real_3: 0.24001382291316986 <text:s/>(0.22717621911811145)</text:span></text:p>
      <text:p text:style-name="P3"><text:s text:c="5"/><text:span text:style-name="T1">| &gt; loss_disc_real_4: 0.2345772236585617 <text:s/>(0.23905698100512174)</text:span></text:p>
      <text:p text:style-name="P3"><text:s text:c="5"/><text:span text:style-name="T1">| &gt; loss_disc_real_5: 0.28801098465919495 <text:s/>(0.23367515681678677)</text:span></text:p>
      <text:p text:style-name="P3"><text:s text:c="5"/><text:span text:style-name="T1">| &gt; loss_0: 2.514106273651123 <text:s/>(2.574667479402276)</text:span></text:p>
      <text:p text:style-name="P3"><text:s text:c="5"/><text:span text:style-name="T1">| &gt; grad_norm_0: tensor(25.6895, device='cuda:0') <text:s/>(tensor(15.5110, device='cuda:0'))</text:span></text:p>
      <text:p text:style-name="P3"><text:s text:c="5"/><text:span text:style-name="T1">| &gt; loss_gen: 2.333103656768799 <text:s/>(2.222872025650462)</text:span></text:p>
      <text:p text:style-name="P3"><text:s text:c="5"/><text:span text:style-name="T1">| &gt; loss_kl: 1.449756145477295 <text:s/>(1.6181598085656392)</text:span></text:p>
      <text:p text:style-name="P3"><text:s text:c="5"/><text:span text:style-name="T1">| &gt; loss_feat: 6.107773303985596 <text:s/>(6.882529880838155)</text:span></text:p>
      <text:p text:style-name="P3"><text:s text:c="5"/><text:span text:style-name="T1">| &gt; loss_mel: 14.46749210357666 <text:s/>(15.504972745013493)</text:span></text:p>
      <text:p text:style-name="P3"><text:s text:c="5"/><text:span text:style-name="T1">| &gt; loss_duration: 1.4727933406829834 <text:s/>(1.387740190311144)</text:span></text:p>
      <text:p text:style-name="P3"><text:s text:c="5"/><text:span text:style-name="T1">| &gt; amp_scaler: 128.0 <text:s/>(128.0)</text:span></text:p>
      <text:p text:style-name="P3"><text:s text:c="5"/><text:span text:style-name="T1">| &gt; loss_1: 25.830917358398438 <text:s/>(27.616274714042632)</text:span></text:p>
      <text:p text:style-name="P3"><text:s text:c="5"/><text:span text:style-name="T1">| &gt; grad_norm_1: tensor(332.4164, device='cuda:0') <text:s/>(tensor(176.4588, device='cuda:0'))</text:span></text:p>
      <text:p text:style-name="P3"><text:s text:c="5"/><text:span text:style-name="T1">| &gt; current_lr_0: 0.00019915175078976256 </text:span></text:p>
      <text:p text:style-name="P3"><text:s text:c="5"/><text:span text:style-name="T1">| &gt; current_lr_1: 0.00019915175078976256 </text:span></text:p>
      <text:p text:style-name="P3"><text:s text:c="5"/><text:span text:style-name="T1">| &gt; step_time: 0.6446 <text:s/>(0.576747384122623)</text:span></text:p>
      <text:p text:style-name="P3"><text:s text:c="5"/><text:span text:style-name="T1">| &gt; loader_time: 0.0081 <text:s/>(0.006345813846929952)</text:span></text:p>
      <text:p text:style-name="P5"/>
      <text:p text:style-name="P5"/>
      <text:p text:style-name="P1">[1m <text:s text:c="2"/>--&gt; TIME: 2025-05-14 14:57:53 -- STEP: 379/630 -- GLOBAL_STEP: 898800[0m</text:p>
      <text:p text:style-name="P3"><text:soft-page-break/><text:s text:c="5"/><text:span text:style-name="T1">| &gt; loss_disc: 2.360568046569824 <text:s/>(2.577730541807993)</text:span></text:p>
      <text:p text:style-name="P3"><text:s text:c="5"/><text:span text:style-name="T1">| &gt; loss_disc_real_0: 0.09256041049957275 <text:s/>(0.16810641958719827)</text:span></text:p>
      <text:p text:style-name="P3"><text:s text:c="5"/><text:span text:style-name="T1">| &gt; loss_disc_real_1: 0.2387160360813141 <text:s/>(0.21058675277201663)</text:span></text:p>
      <text:p text:style-name="P3"><text:s text:c="5"/><text:span text:style-name="T1">| &gt; loss_disc_real_2: 0.24945221841335297 <text:s/>(0.2289858471435104)</text:span></text:p>
      <text:p text:style-name="P3"><text:s text:c="5"/><text:span text:style-name="T1">| &gt; loss_disc_real_3: 0.2275611311197281 <text:s/>(0.2272106230573478)</text:span></text:p>
      <text:p text:style-name="P3"><text:s text:c="5"/><text:span text:style-name="T1">| &gt; loss_disc_real_4: 0.2424025535583496 <text:s/>(0.2401281678189074)</text:span></text:p>
      <text:p text:style-name="P3"><text:s text:c="5"/><text:span text:style-name="T1">| &gt; loss_disc_real_5: 0.2571871876716614 <text:s/>(0.23199504733793339)</text:span></text:p>
      <text:p text:style-name="P3"><text:s text:c="5"/><text:span text:style-name="T1">| &gt; loss_0: 2.360568046569824 <text:s/>(2.577730541807993)</text:span></text:p>
      <text:p text:style-name="P3"><text:s text:c="5"/><text:span text:style-name="T1">| &gt; grad_norm_0: tensor(8.6528, device='cuda:0') <text:s/>(tensor(17.0758, device='cuda:0'))</text:span></text:p>
      <text:p text:style-name="P3"><text:s text:c="5"/><text:span text:style-name="T1">| &gt; loss_gen: 2.610769271850586 <text:s/>(2.2280321404298573)</text:span></text:p>
      <text:p text:style-name="P3"><text:s text:c="5"/><text:span text:style-name="T1">| &gt; loss_kl: 1.6123363971710205 <text:s/>(1.6208945056693853)</text:span></text:p>
      <text:p text:style-name="P3"><text:s text:c="5"/><text:span text:style-name="T1">| &gt; loss_feat: 7.262279033660889 <text:s/>(6.866584540042525)</text:span></text:p>
      <text:p text:style-name="P3"><text:s text:c="5"/><text:span text:style-name="T1">| &gt; loss_mel: 16.88051414489746 <text:s/>(15.50877500901436)</text:span></text:p>
      <text:p text:style-name="P3"><text:s text:c="5"/><text:span text:style-name="T1">| &gt; loss_duration: 1.4828295707702637 <text:s/>(1.4065693689210421)</text:span></text:p>
      <text:p text:style-name="P3"><text:s text:c="5"/><text:span text:style-name="T1">| &gt; amp_scaler: 128.0 <text:s/>(128.0)</text:span></text:p>
      <text:p text:style-name="P3"><text:s text:c="5"/><text:span text:style-name="T1">| &gt; loss_1: 29.848730087280273 <text:s/>(27.630855650889213)</text:span></text:p>
      <text:p text:style-name="P3"><text:s text:c="5"/><text:span text:style-name="T1">| &gt; grad_norm_1: tensor(166.9787, device='cuda:0') <text:s/>(tensor(194.2847, device='cuda:0'))</text:span></text:p>
      <text:p text:style-name="P3"><text:s text:c="5"/><text:span text:style-name="T1">| &gt; current_lr_0: 0.00019915175078976256 </text:span></text:p>
      <text:p text:style-name="P3"><text:s text:c="5"/><text:span text:style-name="T1">| &gt; current_lr_1: 0.00019915175078976256 </text:span></text:p>
      <text:p text:style-name="P3"><text:s text:c="5"/><text:span text:style-name="T1">| &gt; step_time: 0.656 <text:s/>(0.5995579948525945)</text:span></text:p>
      <text:p text:style-name="P3"><text:s text:c="5"/><text:span text:style-name="T1">| &gt; loader_time: 0.0083 <text:s/>(0.006874539921340337)</text:span></text:p>
      <text:p text:style-name="P5"/>
      <text:p text:style-name="P5"/>
      <text:p text:style-name="P1">[1m <text:s text:c="2"/>--&gt; TIME: 2025-05-14 14:59:05 -- STEP: 479/630 -- GLOBAL_STEP: 898900[0m</text:p>
      <text:p text:style-name="P3"><text:s text:c="5"/><text:span text:style-name="T1">| &gt; loss_disc: 2.5074119567871094 <text:s/>(2.582017422717895)</text:span></text:p>
      <text:p text:style-name="P3"><text:s text:c="5"/><text:span text:style-name="T1">| &gt; loss_disc_real_0: 0.1782332807779312 <text:s/>(0.16884322246703828)</text:span></text:p>
      <text:p text:style-name="P3"><text:s text:c="5"/><text:span text:style-name="T1">| &gt; loss_disc_real_1: 0.18875743448734283 <text:s/>(0.21118961125301164)</text:span></text:p>
      <text:p text:style-name="P3"><text:s text:c="5"/><text:span text:style-name="T1">| &gt; loss_disc_real_2: 0.2203720062971115 <text:s/>(0.22879725377345633)</text:span></text:p>
      <text:p text:style-name="P3"><text:s text:c="5"/><text:span text:style-name="T1">| &gt; loss_disc_real_3: 0.2587841749191284 <text:s/>(0.22776528368538754)</text:span></text:p>
      <text:p text:style-name="P3"><text:s text:c="5"/><text:span text:style-name="T1">| &gt; loss_disc_real_4: 0.2251819372177124 <text:s/>(0.23996204162689241)</text:span></text:p>
      <text:p text:style-name="P3"><text:s text:c="5"/><text:span text:style-name="T1">| &gt; loss_disc_real_5: 0.2501223683357239 <text:s/>(0.2326188246585382)</text:span></text:p>
      <text:p text:style-name="P3"><text:s text:c="5"/><text:span text:style-name="T1">| &gt; loss_0: 2.5074119567871094 <text:s/>(2.582017422717895)</text:span></text:p>
      <text:p text:style-name="P3"><text:s text:c="5"/><text:span text:style-name="T1">| &gt; grad_norm_0: tensor(18.8510, device='cuda:0') <text:s/>(tensor(16.5405, device='cuda:0'))</text:span></text:p>
      <text:p text:style-name="P3"><text:s text:c="5"/><text:span text:style-name="T1">| &gt; loss_gen: 2.2034380435943604 <text:s/>(2.214116061156875)</text:span></text:p>
      <text:p text:style-name="P3"><text:s text:c="5"/><text:span text:style-name="T1">| &gt; loss_kl: 1.4875112771987915 <text:s/>(1.6182327668701684)</text:span></text:p>
      <text:p text:style-name="P3"><text:s text:c="5"/><text:span text:style-name="T1">| &gt; loss_feat: 6.506922245025635 <text:s/>(6.79622569114032)</text:span></text:p>
      <text:p text:style-name="P3"><text:s text:c="5"/><text:span text:style-name="T1">| &gt; loss_mel: 15.642420768737793 <text:s/>(15.487700786869311)</text:span></text:p>
      <text:p text:style-name="P3"><text:s text:c="5"/><text:span text:style-name="T1">| &gt; loss_duration: 1.4557018280029297 <text:s/>(1.4088842759301607)</text:span></text:p>
      <text:p text:style-name="P3"><text:s text:c="5"/><text:span text:style-name="T1">| &gt; amp_scaler: 128.0 <text:s/>(128.0)</text:span></text:p>
      <text:p text:style-name="P3"><text:s text:c="5"/><text:span text:style-name="T1">| &gt; loss_1: 27.29599380493164 <text:s/>(27.52515964866431)</text:span></text:p>
      <text:p text:style-name="P3"><text:s text:c="5"/><text:span text:style-name="T1">| &gt; grad_norm_1: tensor(227.5011, device='cuda:0') <text:s/>(tensor(184.3434, device='cuda:0'))</text:span></text:p>
      <text:p text:style-name="P3"><text:s text:c="5"/><text:span text:style-name="T1">| &gt; current_lr_0: 0.00019915175078976256 </text:span></text:p>
      <text:p text:style-name="P3"><text:s text:c="5"/><text:span text:style-name="T1">| &gt; current_lr_1: 0.00019915175078976256 </text:span></text:p>
      <text:p text:style-name="P3"><text:s text:c="5"/><text:span text:style-name="T1">| &gt; step_time: 0.7704 <text:s/>(0.6220550168780046)</text:span></text:p>
      <text:p text:style-name="P3"><text:s text:c="5"/><text:span text:style-name="T1">| &gt; loader_time: 0.0093 <text:s/>(0.0073957129659632794)</text:span></text:p>
      <text:p text:style-name="P5"/>
      <text:p text:style-name="P5"/>
      <text:p text:style-name="P1">[1m <text:s text:c="2"/>--&gt; TIME: 2025-05-14 15:00:26 -- STEP: 579/630 -- GLOBAL_STEP: 899000[0m</text:p>
      <text:p text:style-name="P3"><text:s text:c="5"/><text:span text:style-name="T1">| &gt; loss_disc: 2.480717182159424 <text:s/>(2.578635921955931)</text:span></text:p>
      <text:p text:style-name="P3"><text:s text:c="5"/><text:span text:style-name="T1">| &gt; loss_disc_real_0: 0.16271916031837463 <text:s/>(0.16899847222527495)</text:span></text:p>
      <text:p text:style-name="P3"><text:s text:c="5"/><text:span text:style-name="T1">| &gt; loss_disc_real_1: 0.22138024866580963 <text:s/>(0.21079658579229268)</text:span></text:p>
      <text:p text:style-name="P3"><text:s text:c="5"/><text:span text:style-name="T1">| &gt; loss_disc_real_2: 0.2110372930765152 <text:s/>(0.22874053337310468)</text:span></text:p>
      <text:p text:style-name="P3"><text:s text:c="5"/><text:span text:style-name="T1">| &gt; loss_disc_real_3: 0.2324146181344986 <text:s/>(0.2277560299696699)</text:span></text:p>
      <text:p text:style-name="P3"><text:s text:c="5"/><text:span text:style-name="T1">| &gt; loss_disc_real_4: 0.261865496635437 <text:s/>(0.2397013608244005)</text:span></text:p>
      <text:p text:style-name="P3"><text:s text:c="5"/><text:span text:style-name="T1">| &gt; loss_disc_real_5: 0.21992400288581848 <text:s/>(0.23129158649780177)</text:span></text:p>
      <text:p text:style-name="P3"><text:s text:c="5"/><text:span text:style-name="T1">| &gt; loss_0: 2.480717182159424 <text:s/>(2.578635921955931)</text:span></text:p>
      <text:p text:style-name="P3"><text:s text:c="5"/><text:span text:style-name="T1">| &gt; grad_norm_0: tensor(29.8113, device='cuda:0') <text:s/>(tensor(17.5170, device='cuda:0'))</text:span></text:p>
      <text:p text:style-name="P3"><text:s text:c="5"/><text:span text:style-name="T1">| &gt; loss_gen: 2.3853230476379395 <text:s/>(2.217253522551738)</text:span></text:p>
      <text:p text:style-name="P3"><text:s text:c="5"/><text:span text:style-name="T1">| &gt; loss_kl: 1.8124042749404907 <text:s/>(1.6186934845435184)</text:span></text:p>
      <text:p text:style-name="P3"><text:soft-page-break/><text:s text:c="5"/><text:span text:style-name="T1">| &gt; loss_feat: 7.7594733238220215 <text:s/>(6.787699851759152)</text:span></text:p>
      <text:p text:style-name="P3"><text:s text:c="5"/><text:span text:style-name="T1">| &gt; loss_mel: 16.20210838317871 <text:s/>(15.484115379873748)</text:span></text:p>
      <text:p text:style-name="P3"><text:s text:c="5"/><text:span text:style-name="T1">| &gt; loss_duration: 1.4862221479415894 <text:s/>(1.4189648580880558)</text:span></text:p>
      <text:p text:style-name="P3"><text:s text:c="5"/><text:span text:style-name="T1">| &gt; amp_scaler: 128.0 <text:s/>(128.0)</text:span></text:p>
      <text:p text:style-name="P3"><text:s text:c="5"/><text:span text:style-name="T1">| &gt; loss_1: 29.645530700683594 <text:s/>(27.526727155906137)</text:span></text:p>
      <text:p text:style-name="P3"><text:s text:c="5"/><text:span text:style-name="T1">| &gt; grad_norm_1: tensor(271.7693, device='cuda:0') <text:s/>(tensor(199.1724, device='cuda:0'))</text:span></text:p>
      <text:p text:style-name="P3"><text:s text:c="5"/><text:span text:style-name="T1">| &gt; current_lr_0: 0.00019915175078976256 </text:span></text:p>
      <text:p text:style-name="P3"><text:s text:c="5"/><text:span text:style-name="T1">| &gt; current_lr_1: 0.00019915175078976256 </text:span></text:p>
      <text:p text:style-name="P3"><text:s text:c="5"/><text:span text:style-name="T1">| &gt; step_time: 0.9655 <text:s/>(0.6508029096073022)</text:span></text:p>
      <text:p text:style-name="P3"><text:s text:c="5"/><text:span text:style-name="T1">| &gt; loader_time: 0.0133 <text:s/>(0.00800056572816944)</text:span></text:p>
      <text:p text:style-name="P5"/>
      <text:p text:style-name="P5"/>
      <text:p text:style-name="P3"><text:s/><text:span text:style-name="T1">&gt; CHECKPOINT : /kaggle/working/vits_4_nov-May-14-2025_10+28AM-0000000/checkpoint_8990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421082178751628 [0m(+0.0004266103108723964)</text:span></text:p>
      <text:p text:style-name="P3"><text:s text:c="5"/><text:span text:style-name="T1">| &gt; avg_loss_disc:[91m 2.7059929172197976 [0m(+0.13590780893961618)</text:span></text:p>
      <text:p text:style-name="P3"><text:s text:c="5"/><text:span text:style-name="T1">| &gt; avg_loss_disc_real_0:[91m 0.13427164591848853 [0m(+0.0030950984607140686)</text:span></text:p>
      <text:p text:style-name="P3"><text:s text:c="5"/><text:span text:style-name="T1">| &gt; avg_loss_disc_real_1:[91m 0.25899436076482135 [0m(+0.015688272813955934)</text:span></text:p>
      <text:p text:style-name="P3"><text:s text:c="5"/><text:span text:style-name="T1">| &gt; avg_loss_disc_real_2:[92m 0.21106203769644102 [0m(-0.012730085601409258)</text:span></text:p>
      <text:p text:style-name="P3"><text:s text:c="5"/><text:span text:style-name="T1">| &gt; avg_loss_disc_real_3:[91m 0.24557447681824365 [0m(+0.01780978838602701)</text:span></text:p>
      <text:p text:style-name="P3"><text:s text:c="5"/><text:span text:style-name="T1">| &gt; avg_loss_disc_real_4:[92m 0.2589929228027662 [0m(-0.006530672311782781)</text:span></text:p>
      <text:p text:style-name="P3"><text:s text:c="5"/><text:span text:style-name="T1">| &gt; avg_loss_disc_real_5:[91m 0.26592854658762616 [0m(+0.03144134456912678)</text:span></text:p>
      <text:p text:style-name="P3"><text:s text:c="5"/><text:span text:style-name="T1">| &gt; avg_loss_0:[91m 2.7059929172197976 [0m(+0.13590780893961618)</text:span></text:p>
      <text:p text:style-name="P3"><text:s text:c="5"/><text:span text:style-name="T1">| &gt; avg_loss_gen:[92m 2.0076655546824136 [0m(-0.11437068382898996)</text:span></text:p>
      <text:p text:style-name="P3"><text:s text:c="5"/><text:span text:style-name="T1">| &gt; avg_loss_kl:[92m 1.628996580839157 [0m(-0.027538875738779778)</text:span></text:p>
      <text:p text:style-name="P3"><text:s text:c="5"/><text:span text:style-name="T1">| &gt; avg_loss_feat:[92m 6.508604645729065 [0m(-0.05091277758280466)</text:span></text:p>
      <text:p text:style-name="P3"><text:s text:c="5"/><text:span text:style-name="T1">| &gt; avg_loss_mel:[91m 15.820404847462973 [0m(+0.6152081489562988)</text:span></text:p>
      <text:p text:style-name="P3"><text:s text:c="5"/><text:span text:style-name="T1">| &gt; avg_loss_duration:[92m 1.5369081695874531 [0m(-0.007540583610534668)</text:span></text:p>
      <text:p text:style-name="P3"><text:s text:c="5"/><text:span text:style-name="T1">| &gt; avg_loss_1:[91m 27.502580165863037 [0m(+0.41484578450520715)</text:span></text:p>
      <text:p text:style-name="P5"/>
      <text:p text:style-name="P5"/>
      <text:p text:style-name="P1">[4m[1m &gt; EPOCH: 35/50[0m</text:p>
      <text:p text:style-name="P3"><text:s/><text:span text:style-name="T1">--&gt; /kaggle/working/vits_4_nov-May-14-2025_10+28AM-0000000</text:span></text:p>
      <text:p text:style-name="P5"/>
      <text:p text:style-name="P1">[1m &gt; TRAINING (2025-05-14 15:01:32) [0m</text:p>
      <text:p text:style-name="P5"/>
      <text:p text:style-name="P1">[1m <text:s text:c="2"/>--&gt; TIME: 2025-05-14 15:01:59 -- STEP: 49/630 -- GLOBAL_STEP: 899100[0m</text:p>
      <text:p text:style-name="P3"><text:s text:c="5"/><text:span text:style-name="T1">| &gt; loss_disc: 2.4239773750305176 <text:s/>(2.5659909248352046)</text:span></text:p>
      <text:p text:style-name="P3"><text:s text:c="5"/><text:span text:style-name="T1">| &gt; loss_disc_real_0: 0.14973825216293335 <text:s/>(0.1641153284177488)</text:span></text:p>
      <text:p text:style-name="P3"><text:s text:c="5"/><text:span text:style-name="T1">| &gt; loss_disc_real_1: 0.22234749794006348 <text:s/>(0.22107549589507433)</text:span></text:p>
      <text:p text:style-name="P3"><text:s text:c="5"/><text:span text:style-name="T1">| &gt; loss_disc_real_2: 0.22665554285049438 <text:s/>(0.22521746797221048)</text:span></text:p>
      <text:p text:style-name="P3"><text:s text:c="5"/><text:span text:style-name="T1">| &gt; loss_disc_real_3: 0.22894230484962463 <text:s/>(0.22345253460261286)</text:span></text:p>
      <text:p text:style-name="P3"><text:s text:c="5"/><text:span text:style-name="T1">| &gt; loss_disc_real_4: 0.22130566835403442 <text:s/>(0.242072088986027)</text:span></text:p>
      <text:p text:style-name="P3"><text:s text:c="5"/><text:span text:style-name="T1">| &gt; loss_disc_real_5: 0.22072291374206543 <text:s/>(0.2231228476276203)</text:span></text:p>
      <text:p text:style-name="P3"><text:s text:c="5"/><text:span text:style-name="T1">| &gt; loss_0: 2.4239773750305176 <text:s/>(2.5659909248352046)</text:span></text:p>
      <text:p text:style-name="P3"><text:s text:c="5"/><text:span text:style-name="T1">| &gt; grad_norm_0: tensor(34.1354, device='cuda:0') <text:s/>(tensor(20.1411, device='cuda:0'))</text:span></text:p>
      <text:p text:style-name="P3"><text:s text:c="5"/><text:span text:style-name="T1">| &gt; loss_gen: 2.2493555545806885 <text:s/>(2.211717617755034)</text:span></text:p>
      <text:p text:style-name="P3"><text:s text:c="5"/><text:span text:style-name="T1">| &gt; loss_kl: 1.5215932130813599 <text:s/>(1.5095133805761531)</text:span></text:p>
      <text:p text:style-name="P3"><text:s text:c="5"/><text:span text:style-name="T1">| &gt; loss_feat: 6.718974590301514 <text:s/>(6.86573230003824)</text:span></text:p>
      <text:p text:style-name="P3"><text:s text:c="5"/><text:span text:style-name="T1">| &gt; loss_mel: 15.340112686157227 <text:s/>(15.590560952011419)</text:span></text:p>
      <text:p text:style-name="P3"><text:s text:c="5"/><text:span text:style-name="T1">| &gt; loss_duration: 1.4553570747375488 <text:s/>(1.426697952406747)</text:span></text:p>
      <text:p text:style-name="P3"><text:s text:c="5"/><text:span text:style-name="T1">| &gt; amp_scaler: 128.0 <text:s/>(128.0)</text:span></text:p>
      <text:p text:style-name="P3"><text:s text:c="5"/><text:span text:style-name="T1">| &gt; loss_1: 27.28539276123047 <text:s/>(27.6042223171312)</text:span></text:p>
      <text:p text:style-name="P3"><text:soft-page-break/><text:s text:c="5"/><text:span text:style-name="T1">| &gt; grad_norm_1: tensor(479.6996, device='cuda:0') <text:s/>(tensor(263.4774, device='cuda:0'))</text:span></text:p>
      <text:p text:style-name="P3"><text:s text:c="5"/><text:span text:style-name="T1">| &gt; current_lr_0: 0.00019912685682091382 </text:span></text:p>
      <text:p text:style-name="P3"><text:s text:c="5"/><text:span text:style-name="T1">| &gt; current_lr_1: 0.00019912685682091382 </text:span></text:p>
      <text:p text:style-name="P3"><text:s text:c="5"/><text:span text:style-name="T1">| &gt; step_time: 0.5418 <text:s/>(0.5259993952147816)</text:span></text:p>
      <text:p text:style-name="P3"><text:s text:c="5"/><text:span text:style-name="T1">| &gt; loader_time: 0.0056 <text:s/>(0.005122024185803471)</text:span></text:p>
      <text:p text:style-name="P5"/>
      <text:p text:style-name="P5"/>
      <text:p text:style-name="P1">[1m <text:s text:c="2"/>--&gt; TIME: 2025-05-14 15:02:56 -- STEP: 149/630 -- GLOBAL_STEP: 899200[0m</text:p>
      <text:p text:style-name="P3"><text:s text:c="5"/><text:span text:style-name="T1">| &gt; loss_disc: 2.5638556480407715 <text:s/>(2.5666363735326976)</text:span></text:p>
      <text:p text:style-name="P3"><text:s text:c="5"/><text:span text:style-name="T1">| &gt; loss_disc_real_0: 0.208571657538414 <text:s/>(0.16513079694853539)</text:span></text:p>
      <text:p text:style-name="P3"><text:s text:c="5"/><text:span text:style-name="T1">| &gt; loss_disc_real_1: 0.15306198596954346 <text:s/>(0.21395828379880663)</text:span></text:p>
      <text:p text:style-name="P3"><text:s text:c="5"/><text:span text:style-name="T1">| &gt; loss_disc_real_2: 0.24654851853847504 <text:s/>(0.22619443881831713)</text:span></text:p>
      <text:p text:style-name="P3"><text:s text:c="5"/><text:span text:style-name="T1">| &gt; loss_disc_real_3: 0.22353030741214752 <text:s/>(0.22981864143938027)</text:span></text:p>
      <text:p text:style-name="P3"><text:s text:c="5"/><text:span text:style-name="T1">| &gt; loss_disc_real_4: 0.2150917500257492 <text:s/>(0.24076791987723153)</text:span></text:p>
      <text:p text:style-name="P3"><text:s text:c="5"/><text:span text:style-name="T1">| &gt; loss_disc_real_5: 0.19888265430927277 <text:s/>(0.22401698293701913)</text:span></text:p>
      <text:p text:style-name="P3"><text:s text:c="5"/><text:span text:style-name="T1">| &gt; loss_0: 2.5638556480407715 <text:s/>(2.5666363735326976)</text:span></text:p>
      <text:p text:style-name="P3"><text:s text:c="5"/><text:span text:style-name="T1">| &gt; grad_norm_0: tensor(24.2762, device='cuda:0') <text:s/>(tensor(26.0935, device='cuda:0'))</text:span></text:p>
      <text:p text:style-name="P3"><text:s text:c="5"/><text:span text:style-name="T1">| &gt; loss_gen: 2.0916266441345215 <text:s/>(2.2426867493046996)</text:span></text:p>
      <text:p text:style-name="P3"><text:s text:c="5"/><text:span text:style-name="T1">| &gt; loss_kl: 1.705533742904663 <text:s/>(1.54833902528622)</text:span></text:p>
      <text:p text:style-name="P3"><text:s text:c="5"/><text:span text:style-name="T1">| &gt; loss_feat: 7.495947360992432 <text:s/>(6.885111680766879)</text:span></text:p>
      <text:p text:style-name="P3"><text:s text:c="5"/><text:span text:style-name="T1">| &gt; loss_mel: 15.605327606201172 <text:s/>(15.541430172504194)</text:span></text:p>
      <text:p text:style-name="P3"><text:s text:c="5"/><text:span text:style-name="T1">| &gt; loss_duration: 1.4233824014663696 <text:s/>(1.3716330608265512)</text:span></text:p>
      <text:p text:style-name="P3"><text:s text:c="5"/><text:span text:style-name="T1">| &gt; amp_scaler: 128.0 <text:s/>(128.0)</text:span></text:p>
      <text:p text:style-name="P3"><text:s text:c="5"/><text:span text:style-name="T1">| &gt; loss_1: 28.32181739807129 <text:s/>(27.58920062788382)</text:span></text:p>
      <text:p text:style-name="P3"><text:s text:c="5"/><text:span text:style-name="T1">| &gt; grad_norm_1: tensor(342.3159, device='cuda:0') <text:s/>(tensor(344.4819, device='cuda:0'))</text:span></text:p>
      <text:p text:style-name="P3"><text:s text:c="5"/><text:span text:style-name="T1">| &gt; current_lr_0: 0.00019912685682091382 </text:span></text:p>
      <text:p text:style-name="P3"><text:s text:c="5"/><text:span text:style-name="T1">| &gt; current_lr_1: 0.00019912685682091382 </text:span></text:p>
      <text:p text:style-name="P3"><text:s text:c="5"/><text:span text:style-name="T1">| &gt; step_time: 0.568 <text:s/>(0.5493572254308919)</text:span></text:p>
      <text:p text:style-name="P3"><text:s text:c="5"/><text:span text:style-name="T1">| &gt; loader_time: 0.006 <text:s/>(0.005684057338125752)</text:span></text:p>
      <text:p text:style-name="P5"/>
      <text:p text:style-name="P5"/>
      <text:p text:style-name="P1">[1m <text:s text:c="2"/>--&gt; TIME: 2025-05-14 15:03:58 -- STEP: 249/630 -- GLOBAL_STEP: 899300[0m</text:p>
      <text:p text:style-name="P3"><text:s text:c="5"/><text:span text:style-name="T1">| &gt; loss_disc: 2.654385566711426 <text:s/>(2.5772836055142805)</text:span></text:p>
      <text:p text:style-name="P3"><text:s text:c="5"/><text:span text:style-name="T1">| &gt; loss_disc_real_0: 0.2239164113998413 <text:s/>(0.16650425594853588)</text:span></text:p>
      <text:p text:style-name="P3"><text:s text:c="5"/><text:span text:style-name="T1">| &gt; loss_disc_real_1: 0.1997099220752716 <text:s/>(0.21308463051855325)</text:span></text:p>
      <text:p text:style-name="P3"><text:s text:c="5"/><text:span text:style-name="T1">| &gt; loss_disc_real_2: 0.2603133022785187 <text:s/>(0.22564542760331946)</text:span></text:p>
      <text:p text:style-name="P3"><text:s text:c="5"/><text:span text:style-name="T1">| &gt; loss_disc_real_3: 0.2167835831642151 <text:s/>(0.2286212031381676)</text:span></text:p>
      <text:p text:style-name="P3"><text:s text:c="5"/><text:span text:style-name="T1">| &gt; loss_disc_real_4: 0.23251387476921082 <text:s/>(0.24135160601761446)</text:span></text:p>
      <text:p text:style-name="P3"><text:s text:c="5"/><text:span text:style-name="T1">| &gt; loss_disc_real_5: 0.2363336980342865 <text:s/>(0.23030827753993882)</text:span></text:p>
      <text:p text:style-name="P3"><text:s text:c="5"/><text:span text:style-name="T1">| &gt; loss_0: 2.654385566711426 <text:s/>(2.5772836055142805)</text:span></text:p>
      <text:p text:style-name="P3"><text:s text:c="5"/><text:span text:style-name="T1">| &gt; grad_norm_0: tensor(8.6865, device='cuda:0') <text:s/>(tensor(21.1807, device='cuda:0'))</text:span></text:p>
      <text:p text:style-name="P3"><text:s text:c="5"/><text:span text:style-name="T1">| &gt; loss_gen: 2.0416574478149414 <text:s/>(2.216007636254089)</text:span></text:p>
      <text:p text:style-name="P3"><text:s text:c="5"/><text:span text:style-name="T1">| &gt; loss_kl: 1.902483582496643 <text:s/>(1.5706155625691853)</text:span></text:p>
      <text:p text:style-name="P3"><text:s text:c="5"/><text:span text:style-name="T1">| &gt; loss_feat: 6.051441669464111 <text:s/>(6.794444428869039)</text:span></text:p>
      <text:p text:style-name="P3"><text:s text:c="5"/><text:span text:style-name="T1">| &gt; loss_mel: 15.746969223022461 <text:s/>(15.481597992311041)</text:span></text:p>
      <text:p text:style-name="P3"><text:s text:c="5"/><text:span text:style-name="T1">| &gt; loss_duration: 1.4290142059326172 <text:s/>(1.38230753758825)</text:span></text:p>
      <text:p text:style-name="P3"><text:s text:c="5"/><text:span text:style-name="T1">| &gt; amp_scaler: 128.0 <text:s/>(128.0)</text:span></text:p>
      <text:p text:style-name="P3"><text:s text:c="5"/><text:span text:style-name="T1">| &gt; loss_1: 27.17156410217285 <text:s/>(27.444973068543714)</text:span></text:p>
      <text:p text:style-name="P3"><text:s text:c="5"/><text:span text:style-name="T1">| &gt; grad_norm_1: tensor(79.8894, device='cuda:0') <text:s/>(tensor(263.2690, device='cuda:0'))</text:span></text:p>
      <text:p text:style-name="P3"><text:s text:c="5"/><text:span text:style-name="T1">| &gt; current_lr_0: 0.00019912685682091382 </text:span></text:p>
      <text:p text:style-name="P3"><text:s text:c="5"/><text:span text:style-name="T1">| &gt; current_lr_1: 0.00019912685682091382 </text:span></text:p>
      <text:p text:style-name="P3"><text:s text:c="5"/><text:span text:style-name="T1">| &gt; step_time: 0.6218 <text:s/>(0.5722913770790559)</text:span></text:p>
      <text:p text:style-name="P3"><text:s text:c="5"/><text:span text:style-name="T1">| &gt; loader_time: 0.0074 <text:s/>(0.006260616233549921)</text:span></text:p>
      <text:p text:style-name="P5"/>
      <text:p text:style-name="P5"/>
      <text:p text:style-name="P1">[1m <text:s text:c="2"/>--&gt; TIME: 2025-05-14 15:05:06 -- STEP: 349/630 -- GLOBAL_STEP: 899400[0m</text:p>
      <text:p text:style-name="P3"><text:s text:c="5"/><text:span text:style-name="T1">| &gt; loss_disc: 2.562516927719116 <text:s/>(2.573511588197726)</text:span></text:p>
      <text:p text:style-name="P3"><text:s text:c="5"/><text:span text:style-name="T1">| &gt; loss_disc_real_0: 0.1511302888393402 <text:s/>(0.1667913094931482)</text:span></text:p>
      <text:p text:style-name="P3"><text:s text:c="5"/><text:span text:style-name="T1">| &gt; loss_disc_real_1: 0.2044755071401596 <text:s/>(0.21225141151074353)</text:span></text:p>
      <text:p text:style-name="P3"><text:soft-page-break/><text:s text:c="5"/><text:span text:style-name="T1">| &gt; loss_disc_real_2: 0.21291202306747437 <text:s/>(0.2260732884307987)</text:span></text:p>
      <text:p text:style-name="P3"><text:s text:c="5"/><text:span text:style-name="T1">| &gt; loss_disc_real_3: 0.23122258484363556 <text:s/>(0.22978072987074155)</text:span></text:p>
      <text:p text:style-name="P3"><text:s text:c="5"/><text:span text:style-name="T1">| &gt; loss_disc_real_4: 0.23428310453891754 <text:s/>(0.24016831196140082)</text:span></text:p>
      <text:p text:style-name="P3"><text:s text:c="5"/><text:span text:style-name="T1">| &gt; loss_disc_real_5: 0.18493328988552094 <text:s/>(0.2289823465753763)</text:span></text:p>
      <text:p text:style-name="P3"><text:s text:c="5"/><text:span text:style-name="T1">| &gt; loss_0: 2.562516927719116 <text:s/>(2.573511588197726)</text:span></text:p>
      <text:p text:style-name="P3"><text:s text:c="5"/><text:span text:style-name="T1">| &gt; grad_norm_0: tensor(10.5751, device='cuda:0') <text:s/>(tensor(19.8025, device='cuda:0'))</text:span></text:p>
      <text:p text:style-name="P3"><text:s text:c="5"/><text:span text:style-name="T1">| &gt; loss_gen: 2.2070443630218506 <text:s/>(2.219276367080926)</text:span></text:p>
      <text:p text:style-name="P3"><text:s text:c="5"/><text:span text:style-name="T1">| &gt; loss_kl: 1.6522713899612427 <text:s/>(1.5753004492866276)</text:span></text:p>
      <text:p text:style-name="P3"><text:s text:c="5"/><text:span text:style-name="T1">| &gt; loss_feat: 7.477463722229004 <text:s/>(6.799275078541226)</text:span></text:p>
      <text:p text:style-name="P3"><text:s text:c="5"/><text:span text:style-name="T1">| &gt; loss_mel: 15.232359886169434 <text:s/>(15.48468019764198)</text:span></text:p>
      <text:p text:style-name="P3"><text:s text:c="5"/><text:span text:style-name="T1">| &gt; loss_duration: 1.4287440776824951 <text:s/>(1.4037556176882435)</text:span></text:p>
      <text:p text:style-name="P3"><text:s text:c="5"/><text:span text:style-name="T1">| &gt; amp_scaler: 128.0 <text:s/>(128.0)</text:span></text:p>
      <text:p text:style-name="P3"><text:s text:c="5"/><text:span text:style-name="T1">| &gt; loss_1: 27.997882843017578 <text:s/>(27.48228766105237)</text:span></text:p>
      <text:p text:style-name="P3"><text:s text:c="5"/><text:span text:style-name="T1">| &gt; grad_norm_1: tensor(58.7481, device='cuda:0') <text:s/>(tensor(243.2588, device='cuda:0'))</text:span></text:p>
      <text:p text:style-name="P3"><text:s text:c="5"/><text:span text:style-name="T1">| &gt; current_lr_0: 0.00019912685682091382 </text:span></text:p>
      <text:p text:style-name="P3"><text:s text:c="5"/><text:span text:style-name="T1">| &gt; current_lr_1: 0.00019912685682091382 </text:span></text:p>
      <text:p text:style-name="P3"><text:s text:c="5"/><text:span text:style-name="T1">| &gt; step_time: 0.6905 <text:s/>(0.5998187208585546)</text:span></text:p>
      <text:p text:style-name="P3"><text:s text:c="5"/><text:span text:style-name="T1">| &gt; loader_time: 0.0093 <text:s/>(0.00676018802347702)</text:span></text:p>
      <text:p text:style-name="P5"/>
      <text:p text:style-name="P5"/>
      <text:p text:style-name="P1">[1m <text:s text:c="2"/>--&gt; TIME: 2025-05-14 15:06:23 -- STEP: 449/630 -- GLOBAL_STEP: 899500[0m</text:p>
      <text:p text:style-name="P3"><text:s text:c="5"/><text:span text:style-name="T1">| &gt; loss_disc: 2.685792922973633 <text:s/>(2.5750452086229907)</text:span></text:p>
      <text:p text:style-name="P3"><text:s text:c="5"/><text:span text:style-name="T1">| &gt; loss_disc_real_0: 0.20468907058238983 <text:s/>(0.16689070227881583)</text:span></text:p>
      <text:p text:style-name="P3"><text:s text:c="5"/><text:span text:style-name="T1">| &gt; loss_disc_real_1: 0.1749895066022873 <text:s/>(0.21244548032172272)</text:span></text:p>
      <text:p text:style-name="P3"><text:s text:c="5"/><text:span text:style-name="T1">| &gt; loss_disc_real_2: 0.2170199602842331 <text:s/>(0.22665118444337612)</text:span></text:p>
      <text:p text:style-name="P3"><text:s text:c="5"/><text:span text:style-name="T1">| &gt; loss_disc_real_3: 0.2478378266096115 <text:s/>(0.22937793515307336)</text:span></text:p>
      <text:p text:style-name="P3"><text:s text:c="5"/><text:span text:style-name="T1">| &gt; loss_disc_real_4: 0.29915785789489746 <text:s/>(0.2397081990018985)</text:span></text:p>
      <text:p text:style-name="P3"><text:s text:c="5"/><text:span text:style-name="T1">| &gt; loss_disc_real_5: 0.2987678349018097 <text:s/>(0.22990786236086508)</text:span></text:p>
      <text:p text:style-name="P3"><text:s text:c="5"/><text:span text:style-name="T1">| &gt; loss_0: 2.685792922973633 <text:s/>(2.5750452086229907)</text:span></text:p>
      <text:p text:style-name="P3"><text:s text:c="5"/><text:span text:style-name="T1">| &gt; grad_norm_0: tensor(7.6681, device='cuda:0') <text:s/>(tensor(20.6467, device='cuda:0'))</text:span></text:p>
      <text:p text:style-name="P3"><text:s text:c="5"/><text:span text:style-name="T1">| &gt; loss_gen: 2.2239737510681152 <text:s/>(2.224221526381696)</text:span></text:p>
      <text:p text:style-name="P3"><text:s text:c="5"/><text:span text:style-name="T1">| &gt; loss_kl: 1.5884007215499878 <text:s/>(1.579711956542425)</text:span></text:p>
      <text:p text:style-name="P3"><text:s text:c="5"/><text:span text:style-name="T1">| &gt; loss_feat: 5.7930755615234375 <text:s/>(6.807169661490049)</text:span></text:p>
      <text:p text:style-name="P3"><text:s text:c="5"/><text:span text:style-name="T1">| &gt; loss_mel: 15.50680160522461 <text:s/>(15.520425307989651)</text:span></text:p>
      <text:p text:style-name="P3"><text:s text:c="5"/><text:span text:style-name="T1">| &gt; loss_duration: 1.4403491020202637 <text:s/>(1.4064030472048155)</text:span></text:p>
      <text:p text:style-name="P3"><text:s text:c="5"/><text:span text:style-name="T1">| &gt; amp_scaler: 128.0 <text:s/>(128.0)</text:span></text:p>
      <text:p text:style-name="P3"><text:s text:c="5"/><text:span text:style-name="T1">| &gt; loss_1: 26.552602767944336 <text:s/>(27.537931425268777)</text:span></text:p>
      <text:p text:style-name="P3"><text:s text:c="5"/><text:span text:style-name="T1">| &gt; grad_norm_1: tensor(105.4764, device='cuda:0') <text:s/>(tensor(241.8343, device='cuda:0'))</text:span></text:p>
      <text:p text:style-name="P3"><text:s text:c="5"/><text:span text:style-name="T1">| &gt; current_lr_0: 0.00019912685682091382 </text:span></text:p>
      <text:p text:style-name="P3"><text:s text:c="5"/><text:span text:style-name="T1">| &gt; current_lr_1: 0.00019912685682091382 </text:span></text:p>
      <text:p text:style-name="P3"><text:s text:c="5"/><text:span text:style-name="T1">| &gt; step_time: 0.7743 <text:s/>(0.6323911209148928)</text:span></text:p>
      <text:p text:style-name="P3"><text:s text:c="5"/><text:span text:style-name="T1">| &gt; loader_time: 0.0102 <text:s/>(0.007355015102632855)</text:span></text:p>
      <text:p text:style-name="P5"/>
      <text:p text:style-name="P5"/>
      <text:p text:style-name="P3"><text:s/><text:span text:style-name="T1">&gt; CHECKPOINT : /kaggle/working/vits_4_nov-May-14-2025_10+28AM-0000000/checkpoint_899500.pth</text:span></text:p>
      <text:p text:style-name="P5"/>
      <text:p text:style-name="P1">[1m <text:s text:c="2"/>--&gt; TIME: 2025-05-14 15:07:50 -- STEP: 549/630 -- GLOBAL_STEP: 899600[0m</text:p>
      <text:p text:style-name="P3"><text:s text:c="5"/><text:span text:style-name="T1">| &gt; loss_disc: 2.5563273429870605 <text:s/>(2.5746900462061983)</text:span></text:p>
      <text:p text:style-name="P3"><text:s text:c="5"/><text:span text:style-name="T1">| &gt; loss_disc_real_0: 0.16526931524276733 <text:s/>(0.16740536877040654)</text:span></text:p>
      <text:p text:style-name="P3"><text:s text:c="5"/><text:span text:style-name="T1">| &gt; loss_disc_real_1: 0.18564102053642273 <text:s/>(0.21218660012403254)</text:span></text:p>
      <text:p text:style-name="P3"><text:s text:c="5"/><text:span text:style-name="T1">| &gt; loss_disc_real_2: 0.1910644918680191 <text:s/>(0.22633498250243875)</text:span></text:p>
      <text:p text:style-name="P3"><text:s text:c="5"/><text:span text:style-name="T1">| &gt; loss_disc_real_3: 0.2493700534105301 <text:s/>(0.22935790477663226)</text:span></text:p>
      <text:p text:style-name="P3"><text:s text:c="5"/><text:span text:style-name="T1">| &gt; loss_disc_real_4: 0.22177988290786743 <text:s/>(0.23933480785844105)</text:span></text:p>
      <text:p text:style-name="P3"><text:s text:c="5"/><text:span text:style-name="T1">| &gt; loss_disc_real_5: 0.2053566426038742 <text:s/>(0.23070440013877677)</text:span></text:p>
      <text:p text:style-name="P3"><text:s text:c="5"/><text:span text:style-name="T1">| &gt; loss_0: 2.5563273429870605 <text:s/>(2.5746900462061983)</text:span></text:p>
      <text:p text:style-name="P3"><text:s text:c="5"/><text:span text:style-name="T1">| &gt; grad_norm_0: tensor(13.3089, device='cuda:0') <text:s/>(tensor(19.0730, device='cuda:0'))</text:span></text:p>
      <text:p text:style-name="P3"><text:s text:c="5"/><text:span text:style-name="T1">| &gt; loss_gen: 2.202301263809204 <text:s/>(2.220295897598473)</text:span></text:p>
      <text:p text:style-name="P3"><text:s text:c="5"/><text:span text:style-name="T1">| &gt; loss_kl: 1.413133978843689 <text:s/>(1.580734455303199)</text:span></text:p>
      <text:p text:style-name="P3"><text:soft-page-break/><text:s text:c="5"/><text:span text:style-name="T1">| &gt; loss_feat: 6.551865100860596 <text:s/>(6.783484887989924)</text:span></text:p>
      <text:p text:style-name="P3"><text:s text:c="5"/><text:span text:style-name="T1">| &gt; loss_mel: 15.663331985473633 <text:s/>(15.508894809173974)</text:span></text:p>
      <text:p text:style-name="P3"><text:s text:c="5"/><text:span text:style-name="T1">| &gt; loss_duration: 1.4830223321914673 <text:s/>(1.416951588594198)</text:span></text:p>
      <text:p text:style-name="P3"><text:s text:c="5"/><text:span text:style-name="T1">| &gt; amp_scaler: 128.0 <text:s/>(128.0)</text:span></text:p>
      <text:p text:style-name="P3"><text:s text:c="5"/><text:span text:style-name="T1">| &gt; loss_1: 27.31365394592285 <text:s/>(27.510361544638602)</text:span></text:p>
      <text:p text:style-name="P3"><text:s text:c="5"/><text:span text:style-name="T1">| &gt; grad_norm_1: tensor(177.8032, device='cuda:0') <text:s/>(tensor(217.8615, device='cuda:0'))</text:span></text:p>
      <text:p text:style-name="P3"><text:s text:c="5"/><text:span text:style-name="T1">| &gt; current_lr_0: 0.00019912685682091382 </text:span></text:p>
      <text:p text:style-name="P3"><text:s text:c="5"/><text:span text:style-name="T1">| &gt; current_lr_1: 0.00019912685682091382 </text:span></text:p>
      <text:p text:style-name="P3"><text:s text:c="5"/><text:span text:style-name="T1">| &gt; step_time: 0.8742 <text:s/>(0.6675642266299558)</text:span></text:p>
      <text:p text:style-name="P3"><text:s text:c="5"/><text:span text:style-name="T1">| &gt; loader_time: 0.0124 <text:s/>(0.007919443978203667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267500877380371 [0m(-0.0001535813013712568)</text:span></text:p>
      <text:p text:style-name="P3"><text:s text:c="5"/><text:span text:style-name="T1">| &gt; avg_loss_disc:[92m 2.634272654851278 [0m(-0.0717202623685198)</text:span></text:p>
      <text:p text:style-name="P3"><text:s text:c="5"/><text:span text:style-name="T1">| &gt; avg_loss_disc_real_0:[91m 0.16900225604573885 [0m(+0.034730610127250316)</text:span></text:p>
      <text:p text:style-name="P3"><text:s text:c="5"/><text:span text:style-name="T1">| &gt; avg_loss_disc_real_1:[92m 0.20402215421199799 [0m(-0.054972206552823366)</text:span></text:p>
      <text:p text:style-name="P3"><text:s text:c="5"/><text:span text:style-name="T1">| &gt; avg_loss_disc_real_2:[92m 0.17274603620171547 [0m(-0.038316001494725554)</text:span></text:p>
      <text:p text:style-name="P3"><text:s text:c="5"/><text:span text:style-name="T1">| &gt; avg_loss_disc_real_3:[92m 0.21529229978720346 [0m(-0.03028217703104019)</text:span></text:p>
      <text:p text:style-name="P3"><text:s text:c="5"/><text:span text:style-name="T1">| &gt; avg_loss_disc_real_4:[92m 0.22162757565577826 [0m(-0.03736534714698794)</text:span></text:p>
      <text:p text:style-name="P3"><text:s text:c="5"/><text:span text:style-name="T1">| &gt; avg_loss_disc_real_5:[92m 0.23041601479053497 [0m(-0.035512531797091185)</text:span></text:p>
      <text:p text:style-name="P3"><text:s text:c="5"/><text:span text:style-name="T1">| &gt; avg_loss_0:[92m 2.634272654851278 [0m(-0.0717202623685198)</text:span></text:p>
      <text:p text:style-name="P3"><text:s text:c="5"/><text:span text:style-name="T1">| &gt; avg_loss_gen:[92m 1.9533033470312755 [0m(-0.054362207651138084)</text:span></text:p>
      <text:p text:style-name="P3"><text:s text:c="5"/><text:span text:style-name="T1">| &gt; avg_loss_kl:[91m 1.7371280292669933 [0m(+0.10813144842783617)</text:span></text:p>
      <text:p text:style-name="P3"><text:s text:c="5"/><text:span text:style-name="T1">| &gt; avg_loss_feat:[91m 6.790953318277995 [0m(+0.28234867254893015)</text:span></text:p>
      <text:p text:style-name="P3"><text:s text:c="5"/><text:span text:style-name="T1">| &gt; avg_loss_mel:[92m 15.33866278330485 [0m(-0.48174206415812293)</text:span></text:p>
      <text:p text:style-name="P3"><text:s text:c="5"/><text:span text:style-name="T1">| &gt; avg_loss_duration:[92m 1.5322692692279816 [0m(-0.004638900359471565)</text:span></text:p>
      <text:p text:style-name="P3"><text:s text:c="5"/><text:span text:style-name="T1">| &gt; avg_loss_1:[92m 27.352316697438557 [0m(-0.15026346842448035)</text:span></text:p>
      <text:p text:style-name="P5"/>
      <text:p text:style-name="P5"/>
      <text:p text:style-name="P1">[4m[1m &gt; EPOCH: 36/50[0m</text:p>
      <text:p text:style-name="P3"><text:s/><text:span text:style-name="T1">--&gt; /kaggle/working/vits_4_nov-May-14-2025_10+28AM-0000000</text:span></text:p>
      <text:p text:style-name="P5"/>
      <text:p text:style-name="P1">[1m &gt; TRAINING (2025-05-14 15:09:23) [0m</text:p>
      <text:p text:style-name="P5"/>
      <text:p text:style-name="P1">[1m <text:s text:c="2"/>--&gt; TIME: 2025-05-14 15:09:34 -- STEP: 19/630 -- GLOBAL_STEP: 899700[0m</text:p>
      <text:p text:style-name="P3"><text:s text:c="5"/><text:span text:style-name="T1">| &gt; loss_disc: 2.604736804962158 <text:s/>(2.6335750379060445)</text:span></text:p>
      <text:p text:style-name="P3"><text:s text:c="5"/><text:span text:style-name="T1">| &gt; loss_disc_real_0: 0.30384302139282227 <text:s/>(0.17254657612035149)</text:span></text:p>
      <text:p text:style-name="P3"><text:s text:c="5"/><text:span text:style-name="T1">| &gt; loss_disc_real_1: 0.23111411929130554 <text:s/>(0.22418618280636637)</text:span></text:p>
      <text:p text:style-name="P3"><text:s text:c="5"/><text:span text:style-name="T1">| &gt; loss_disc_real_2: 0.24448087811470032 <text:s/>(0.23490850470568003)</text:span></text:p>
      <text:p text:style-name="P3"><text:s text:c="5"/><text:span text:style-name="T1">| &gt; loss_disc_real_3: 0.23169288039207458 <text:s/>(0.24362017214298248)</text:span></text:p>
      <text:p text:style-name="P3"><text:s text:c="5"/><text:span text:style-name="T1">| &gt; loss_disc_real_4: 0.24205417931079865 <text:s/>(0.2404584947385286)</text:span></text:p>
      <text:p text:style-name="P3"><text:s text:c="5"/><text:span text:style-name="T1">| &gt; loss_disc_real_5: 0.27604666352272034 <text:s/>(0.24345202116589798)</text:span></text:p>
      <text:p text:style-name="P3"><text:s text:c="5"/><text:span text:style-name="T1">| &gt; loss_0: 2.604736804962158 <text:s/>(2.6335750379060445)</text:span></text:p>
      <text:p text:style-name="P3"><text:s text:c="5"/><text:span text:style-name="T1">| &gt; grad_norm_0: tensor(11.3216, device='cuda:0') <text:s/>(tensor(15.3785, device='cuda:0'))</text:span></text:p>
      <text:p text:style-name="P3"><text:s text:c="5"/><text:span text:style-name="T1">| &gt; loss_gen: 2.184623956680298 <text:s/>(2.2348152775513497)</text:span></text:p>
      <text:p text:style-name="P3"><text:s text:c="5"/><text:span text:style-name="T1">| &gt; loss_kl: 1.752730131149292 <text:s/>(1.5139408425280922)</text:span></text:p>
      <text:p text:style-name="P3"><text:s text:c="5"/><text:span text:style-name="T1">| &gt; loss_feat: 7.00317907333374 <text:s/>(7.065659673590409)</text:span></text:p>
      <text:p text:style-name="P3"><text:s text:c="5"/><text:span text:style-name="T1">| &gt; loss_mel: 14.873517036437988 <text:s/>(15.165256249277215)</text:span></text:p>
      <text:p text:style-name="P3"><text:s text:c="5"/><text:span text:style-name="T1">| &gt; loss_duration: 1.4095301628112793 <text:s/>(1.4217925322683234)</text:span></text:p>
      <text:p text:style-name="P3"><text:s text:c="5"/><text:span text:style-name="T1">| &gt; amp_scaler: 128.0 <text:s/>(128.0)</text:span></text:p>
      <text:p text:style-name="P3"><text:s text:c="5"/><text:span text:style-name="T1">| &gt; loss_1: 27.22357940673828 <text:s/>(27.401464863827353)</text:span></text:p>
      <text:p text:style-name="P3"><text:s text:c="5"/><text:span text:style-name="T1">| &gt; grad_norm_1: tensor(43.3221, device='cuda:0') <text:s/>(tensor(159.8932, device='cuda:0'))</text:span></text:p>
      <text:p text:style-name="P3"><text:s text:c="5"/><text:span text:style-name="T1">| &gt; current_lr_0: 0.0001991019659638112 </text:span></text:p>
      <text:p text:style-name="P3"><text:soft-page-break/><text:s text:c="5"/><text:span text:style-name="T1">| &gt; current_lr_1: 0.0001991019659638112 </text:span></text:p>
      <text:p text:style-name="P3"><text:s text:c="5"/><text:span text:style-name="T1">| &gt; step_time: 0.5245 <text:s/>(0.5212156145196212)</text:span></text:p>
      <text:p text:style-name="P3"><text:s text:c="5"/><text:span text:style-name="T1">| &gt; loader_time: 0.0055 <text:s/>(0.004809768576371043)</text:span></text:p>
      <text:p text:style-name="P5"/>
      <text:p text:style-name="P5"/>
      <text:p text:style-name="P1">[1m <text:s text:c="2"/>--&gt; TIME: 2025-05-14 15:10:30 -- STEP: 119/630 -- GLOBAL_STEP: 899800[0m</text:p>
      <text:p text:style-name="P3"><text:s text:c="5"/><text:span text:style-name="T1">| &gt; loss_disc: 2.6138527393341064 <text:s/>(2.586260002200344)</text:span></text:p>
      <text:p text:style-name="P3"><text:s text:c="5"/><text:span text:style-name="T1">| &gt; loss_disc_real_0: 0.14444002509117126 <text:s/>(0.1666585370397367)</text:span></text:p>
      <text:p text:style-name="P3"><text:s text:c="5"/><text:span text:style-name="T1">| &gt; loss_disc_real_1: 0.2545340657234192 <text:s/>(0.21399869976424368)</text:span></text:p>
      <text:p text:style-name="P3"><text:s text:c="5"/><text:span text:style-name="T1">| &gt; loss_disc_real_2: 0.23249328136444092 <text:s/>(0.2338636308407583)</text:span></text:p>
      <text:p text:style-name="P3"><text:s text:c="5"/><text:span text:style-name="T1">| &gt; loss_disc_real_3: 0.22955293953418732 <text:s/>(0.23256489960085444)</text:span></text:p>
      <text:p text:style-name="P3"><text:s text:c="5"/><text:span text:style-name="T1">| &gt; loss_disc_real_4: 0.23520922660827637 <text:s/>(0.23948139891404063)</text:span></text:p>
      <text:p text:style-name="P3"><text:s text:c="5"/><text:span text:style-name="T1">| &gt; loss_disc_real_5: 0.23552672564983368 <text:s/>(0.22955736830955795)</text:span></text:p>
      <text:p text:style-name="P3"><text:s text:c="5"/><text:span text:style-name="T1">| &gt; loss_0: 2.6138527393341064 <text:s/>(2.586260002200344)</text:span></text:p>
      <text:p text:style-name="P3"><text:s text:c="5"/><text:span text:style-name="T1">| &gt; grad_norm_0: tensor(48.8532, device='cuda:0') <text:s/>(tensor(19.5783, device='cuda:0'))</text:span></text:p>
      <text:p text:style-name="P3"><text:s text:c="5"/><text:span text:style-name="T1">| &gt; loss_gen: 2.0673723220825195 <text:s/>(2.2400804096911133)</text:span></text:p>
      <text:p text:style-name="P3"><text:s text:c="5"/><text:span text:style-name="T1">| &gt; loss_kl: 1.4993226528167725 <text:s/>(1.5792241407041792)</text:span></text:p>
      <text:p text:style-name="P3"><text:s text:c="5"/><text:span text:style-name="T1">| &gt; loss_feat: 6.916788578033447 <text:s/>(6.964194033326221)</text:span></text:p>
      <text:p text:style-name="P3"><text:s text:c="5"/><text:span text:style-name="T1">| &gt; loss_mel: 15.511136054992676 <text:s/>(15.430317710427676)</text:span></text:p>
      <text:p text:style-name="P3"><text:s text:c="5"/><text:span text:style-name="T1">| &gt; loss_duration: 1.4687144756317139 <text:s/>(1.3917450654406511)</text:span></text:p>
      <text:p text:style-name="P3"><text:s text:c="5"/><text:span text:style-name="T1">| &gt; amp_scaler: 128.0 <text:s/>(128.0)</text:span></text:p>
      <text:p text:style-name="P3"><text:s text:c="5"/><text:span text:style-name="T1">| &gt; loss_1: 27.46333122253418 <text:s/>(27.60556140867602)</text:span></text:p>
      <text:p text:style-name="P3"><text:s text:c="5"/><text:span text:style-name="T1">| &gt; grad_norm_1: tensor(295.3477, device='cuda:0') <text:s/>(tensor(237.3636, device='cuda:0'))</text:span></text:p>
      <text:p text:style-name="P3"><text:s text:c="5"/><text:span text:style-name="T1">| &gt; current_lr_0: 0.0001991019659638112 </text:span></text:p>
      <text:p text:style-name="P3"><text:s text:c="5"/><text:span text:style-name="T1">| &gt; current_lr_1: 0.0001991019659638112 </text:span></text:p>
      <text:p text:style-name="P3"><text:s text:c="5"/><text:span text:style-name="T1">| &gt; step_time: 0.5493 <text:s/>(0.5406288219099286)</text:span></text:p>
      <text:p text:style-name="P3"><text:s text:c="5"/><text:span text:style-name="T1">| &gt; loader_time: 0.0063 <text:s/>(0.005513772243211249)</text:span></text:p>
      <text:p text:style-name="P5"/>
      <text:p text:style-name="P5"/>
      <text:p text:style-name="P1">[1m <text:s text:c="2"/>--&gt; TIME: 2025-05-14 15:11:31 -- STEP: 219/630 -- GLOBAL_STEP: 899900[0m</text:p>
      <text:p text:style-name="P3"><text:s text:c="5"/><text:span text:style-name="T1">| &gt; loss_disc: 2.423008441925049 <text:s/>(2.5843412375341277)</text:span></text:p>
      <text:p text:style-name="P3"><text:s text:c="5"/><text:span text:style-name="T1">| &gt; loss_disc_real_0: 0.0981687381863594 <text:s/>(0.1669735361111762)</text:span></text:p>
      <text:p text:style-name="P3"><text:s text:c="5"/><text:span text:style-name="T1">| &gt; loss_disc_real_1: 0.15162530541419983 <text:s/>(0.21372426529181057)</text:span></text:p>
      <text:p text:style-name="P3"><text:s text:c="5"/><text:span text:style-name="T1">| &gt; loss_disc_real_2: 0.20324134826660156 <text:s/>(0.23159262578781337)</text:span></text:p>
      <text:p text:style-name="P3"><text:s text:c="5"/><text:span text:style-name="T1">| &gt; loss_disc_real_3: 0.19832831621170044 <text:s/>(0.23242419570276182)</text:span></text:p>
      <text:p text:style-name="P3"><text:s text:c="5"/><text:span text:style-name="T1">| &gt; loss_disc_real_4: 0.2127227932214737 <text:s/>(0.23965678782495733)</text:span></text:p>
      <text:p text:style-name="P3"><text:s text:c="5"/><text:span text:style-name="T1">| &gt; loss_disc_real_5: 0.2252073884010315 <text:s/>(0.22812059337962165)</text:span></text:p>
      <text:p text:style-name="P3"><text:s text:c="5"/><text:span text:style-name="T1">| &gt; loss_0: 2.423008441925049 <text:s/>(2.5843412375341277)</text:span></text:p>
      <text:p text:style-name="P3"><text:s text:c="5"/><text:span text:style-name="T1">| &gt; grad_norm_0: tensor(20.1493, device='cuda:0') <text:s/>(tensor(22.9055, device='cuda:0'))</text:span></text:p>
      <text:p text:style-name="P3"><text:s text:c="5"/><text:span text:style-name="T1">| &gt; loss_gen: 2.2251973152160645 <text:s/>(2.240224484983646)</text:span></text:p>
      <text:p text:style-name="P3"><text:s text:c="5"/><text:span text:style-name="T1">| &gt; loss_kl: 1.6351995468139648 <text:s/>(1.5746668163499877)</text:span></text:p>
      <text:p text:style-name="P3"><text:s text:c="5"/><text:span text:style-name="T1">| &gt; loss_feat: 7.056931018829346 <text:s/>(6.886826802606452)</text:span></text:p>
      <text:p text:style-name="P3"><text:s text:c="5"/><text:span text:style-name="T1">| &gt; loss_mel: 14.603894233703613 <text:s/>(15.457950883804392)</text:span></text:p>
      <text:p text:style-name="P3"><text:s text:c="5"/><text:span text:style-name="T1">| &gt; loss_duration: 1.4860332012176514 <text:s/>(1.3672558695213985)</text:span></text:p>
      <text:p text:style-name="P3"><text:s text:c="5"/><text:span text:style-name="T1">| &gt; amp_scaler: 256.0 <text:s/>(158.97716894977168)</text:span></text:p>
      <text:p text:style-name="P3"><text:s text:c="5"/><text:span text:style-name="T1">| &gt; loss_1: 27.007253646850586 <text:s/>(27.526924891014623)</text:span></text:p>
      <text:p text:style-name="P3"><text:s text:c="5"/><text:span text:style-name="T1">| &gt; grad_norm_1: tensor(298.2769, device='cuda:0') <text:s/>(tensor(273.6656, device='cuda:0'))</text:span></text:p>
      <text:p text:style-name="P3"><text:s text:c="5"/><text:span text:style-name="T1">| &gt; current_lr_0: 0.0001991019659638112 </text:span></text:p>
      <text:p text:style-name="P3"><text:s text:c="5"/><text:span text:style-name="T1">| &gt; current_lr_1: 0.0001991019659638112 </text:span></text:p>
      <text:p text:style-name="P3"><text:s text:c="5"/><text:span text:style-name="T1">| &gt; step_time: 0.5911 <text:s/>(0.5686666802184221)</text:span></text:p>
      <text:p text:style-name="P3"><text:s text:c="5"/><text:span text:style-name="T1">| &gt; loader_time: 0.0072 <text:s/>(0.0060954181026650345)</text:span></text:p>
      <text:p text:style-name="P5"/>
      <text:p text:style-name="P5"/>
      <text:p text:style-name="P1">[1m <text:s text:c="2"/>--&gt; TIME: 2025-05-14 15:12:36 -- STEP: 319/630 -- GLOBAL_STEP: 900000[0m</text:p>
      <text:p text:style-name="P3"><text:s text:c="5"/><text:span text:style-name="T1">| &gt; loss_disc: 2.5562350749969482 <text:s/>(2.5826840886501694)</text:span></text:p>
      <text:p text:style-name="P3"><text:s text:c="5"/><text:span text:style-name="T1">| &gt; loss_disc_real_0: 0.2568713426589966 <text:s/>(0.16746938114162513)</text:span></text:p>
      <text:p text:style-name="P3"><text:s text:c="5"/><text:span text:style-name="T1">| &gt; loss_disc_real_1: 0.1911785900592804 <text:s/>(0.21306358936438358)</text:span></text:p>
      <text:p text:style-name="P3"><text:s text:c="5"/><text:span text:style-name="T1">| &gt; loss_disc_real_2: 0.18227435648441315 <text:s/>(0.23058314046889636)</text:span></text:p>
      <text:p text:style-name="P3"><text:s text:c="5"/><text:span text:style-name="T1">| &gt; loss_disc_real_3: 0.21896277368068695 <text:s/>(0.23242367640558081)</text:span></text:p>
      <text:p text:style-name="P3"><text:s text:c="5"/><text:span text:style-name="T1">| &gt; loss_disc_real_4: 0.24479062855243683 <text:s/>(0.23931640778963095)</text:span></text:p>
      <text:p text:style-name="P3"><text:soft-page-break/><text:s text:c="5"/><text:span text:style-name="T1">| &gt; loss_disc_real_5: 0.24830856919288635 <text:s/>(0.2280244253178749)</text:span></text:p>
      <text:p text:style-name="P3"><text:s text:c="5"/><text:span text:style-name="T1">| &gt; loss_0: 2.5562350749969482 <text:s/>(2.5826840886501694)</text:span></text:p>
      <text:p text:style-name="P3"><text:s text:c="5"/><text:span text:style-name="T1">| &gt; grad_norm_0: tensor(48.3969, device='cuda:0') <text:s/>(tensor(22.5075, device='cuda:0'))</text:span></text:p>
      <text:p text:style-name="P3"><text:s text:c="5"/><text:span text:style-name="T1">| &gt; loss_gen: 2.229398727416992 <text:s/>(2.2336354285572027)</text:span></text:p>
      <text:p text:style-name="P3"><text:s text:c="5"/><text:span text:style-name="T1">| &gt; loss_kl: 1.7698734998703003 <text:s/>(1.5765974304892796)</text:span></text:p>
      <text:p text:style-name="P3"><text:s text:c="5"/><text:span text:style-name="T1">| &gt; loss_feat: 5.964440822601318 <text:s/>(6.8350577339483305)</text:span></text:p>
      <text:p text:style-name="P3"><text:s text:c="5"/><text:span text:style-name="T1">| &gt; loss_mel: 14.9555082321167 <text:s/>(15.431060892661163)</text:span></text:p>
      <text:p text:style-name="P3"><text:s text:c="5"/><text:span text:style-name="T1">| &gt; loss_duration: 1.489117980003357 <text:s/>(1.3954386666276997)</text:span></text:p>
      <text:p text:style-name="P3"><text:s text:c="5"/><text:span text:style-name="T1">| &gt; amp_scaler: 256.0 <text:s/>(189.39184952978053)</text:span></text:p>
      <text:p text:style-name="P3"><text:s text:c="5"/><text:span text:style-name="T1">| &gt; loss_1: 26.408340454101562 <text:s/>(27.471790182179408)</text:span></text:p>
      <text:p text:style-name="P3"><text:s text:c="5"/><text:span text:style-name="T1">| &gt; grad_norm_1: tensor(392.3644, device='cuda:0') <text:s/>(tensor(267.0042, device='cuda:0'))</text:span></text:p>
      <text:p text:style-name="P3"><text:s text:c="5"/><text:span text:style-name="T1">| &gt; current_lr_0: 0.0001991019659638112 </text:span></text:p>
      <text:p text:style-name="P3"><text:s text:c="5"/><text:span text:style-name="T1">| &gt; current_lr_1: 0.0001991019659638112 </text:span></text:p>
      <text:p text:style-name="P3"><text:s text:c="5"/><text:span text:style-name="T1">| &gt; step_time: 0.6711 <text:s/>(0.5901012876564435)</text:span></text:p>
      <text:p text:style-name="P3"><text:s text:c="5"/><text:span text:style-name="T1">| &gt; loader_time: 0.0079 <text:s/>(0.006613456343408662)</text:span></text:p>
      <text:p text:style-name="P5"/>
      <text:p text:style-name="P5"/>
      <text:p text:style-name="P3"><text:s/><text:span text:style-name="T1">&gt; CHECKPOINT : /kaggle/working/vits_4_nov-May-14-2025_10+28AM-0000000/checkpoint_900000.pth</text:span></text:p>
      <text:p text:style-name="P5"/>
      <text:p text:style-name="P1">[1m <text:s text:c="2"/>--&gt; TIME: 2025-05-14 15:13:53 -- STEP: 419/630 -- GLOBAL_STEP: 900100[0m</text:p>
      <text:p text:style-name="P3"><text:s text:c="5"/><text:span text:style-name="T1">| &gt; loss_disc: 2.7539546489715576 <text:s/>(2.5802943325270356)</text:span></text:p>
      <text:p text:style-name="P3"><text:s text:c="5"/><text:span text:style-name="T1">| &gt; loss_disc_real_0: 0.15019591152668 <text:s/>(0.16778919502630443)</text:span></text:p>
      <text:p text:style-name="P3"><text:s text:c="5"/><text:span text:style-name="T1">| &gt; loss_disc_real_1: 0.30123910307884216 <text:s/>(0.21265475935611627)</text:span></text:p>
      <text:p text:style-name="P3"><text:s text:c="5"/><text:span text:style-name="T1">| &gt; loss_disc_real_2: 0.2535560429096222 <text:s/>(0.22990406505532368)</text:span></text:p>
      <text:p text:style-name="P3"><text:s text:c="5"/><text:span text:style-name="T1">| &gt; loss_disc_real_3: 0.23110055923461914 <text:s/>(0.2317059536182226)</text:span></text:p>
      <text:p text:style-name="P3"><text:s text:c="5"/><text:span text:style-name="T1">| &gt; loss_disc_real_4: 0.2362973988056183 <text:s/>(0.2395584252896343)</text:span></text:p>
      <text:p text:style-name="P3"><text:s text:c="5"/><text:span text:style-name="T1">| &gt; loss_disc_real_5: 0.24299350380897522 <text:s/>(0.22849803330790172)</text:span></text:p>
      <text:p text:style-name="P3"><text:s text:c="5"/><text:span text:style-name="T1">| &gt; loss_0: 2.7539546489715576 <text:s/>(2.5802943325270356)</text:span></text:p>
      <text:p text:style-name="P3"><text:s text:c="5"/><text:span text:style-name="T1">| &gt; grad_norm_0: tensor(31.7259, device='cuda:0') <text:s/>(tensor(21.9885, device='cuda:0'))</text:span></text:p>
      <text:p text:style-name="P3"><text:s text:c="5"/><text:span text:style-name="T1">| &gt; loss_gen: 2.192085027694702 <text:s/>(2.2315405937254007)</text:span></text:p>
      <text:p text:style-name="P3"><text:s text:c="5"/><text:span text:style-name="T1">| &gt; loss_kl: 1.6633126735687256 <text:s/>(1.5884528680746763)</text:span></text:p>
      <text:p text:style-name="P3"><text:s text:c="5"/><text:span text:style-name="T1">| &gt; loss_feat: 6.212068557739258 <text:s/>(6.808568626713357)</text:span></text:p>
      <text:p text:style-name="P3"><text:s text:c="5"/><text:span text:style-name="T1">| &gt; loss_mel: 15.350135803222656 <text:s/>(15.411433288191839)</text:span></text:p>
      <text:p text:style-name="P3"><text:s text:c="5"/><text:span text:style-name="T1">| &gt; loss_duration: 1.4649348258972168 <text:s/>(1.3986830048458674)</text:span></text:p>
      <text:p text:style-name="P3"><text:s text:c="5"/><text:span text:style-name="T1">| &gt; amp_scaler: 256.0 <text:s/>(205.28878281622906)</text:span></text:p>
      <text:p text:style-name="P3"><text:s text:c="5"/><text:span text:style-name="T1">| &gt; loss_1: 26.882537841796875 <text:s/>(27.43867842280494)</text:span></text:p>
      <text:p text:style-name="P3"><text:s text:c="5"/><text:span text:style-name="T1">| &gt; grad_norm_1: tensor(199.6527, device='cuda:0') <text:s/>(tensor(260.7267, device='cuda:0'))</text:span></text:p>
      <text:p text:style-name="P3"><text:s text:c="5"/><text:span text:style-name="T1">| &gt; current_lr_0: 0.0001991019659638112 </text:span></text:p>
      <text:p text:style-name="P3"><text:s text:c="5"/><text:span text:style-name="T1">| &gt; current_lr_1: 0.0001991019659638112 </text:span></text:p>
      <text:p text:style-name="P3"><text:s text:c="5"/><text:span text:style-name="T1">| &gt; step_time: 0.7442 <text:s/>(0.6216731162515065)</text:span></text:p>
      <text:p text:style-name="P3"><text:s text:c="5"/><text:span text:style-name="T1">| &gt; loader_time: 0.0092 <text:s/>(0.007190774334928016)</text:span></text:p>
      <text:p text:style-name="P5"/>
      <text:p text:style-name="P5"/>
      <text:p text:style-name="P1">[1m <text:s text:c="2"/>--&gt; TIME: 2025-05-14 15:15:13 -- STEP: 519/630 -- GLOBAL_STEP: 900200[0m</text:p>
      <text:p text:style-name="P3"><text:s text:c="5"/><text:span text:style-name="T1">| &gt; loss_disc: 2.6507768630981445 <text:s/>(2.580366028067236)</text:span></text:p>
      <text:p text:style-name="P3"><text:s text:c="5"/><text:span text:style-name="T1">| &gt; loss_disc_real_0: 0.1502837985754013 <text:s/>(0.16807675407571374)</text:span></text:p>
      <text:p text:style-name="P3"><text:s text:c="5"/><text:span text:style-name="T1">| &gt; loss_disc_real_1: 0.19515953958034515 <text:s/>(0.21234556995260456)</text:span></text:p>
      <text:p text:style-name="P3"><text:s text:c="5"/><text:span text:style-name="T1">| &gt; loss_disc_real_2: 0.2330145686864853 <text:s/>(0.22934406613913116)</text:span></text:p>
      <text:p text:style-name="P3"><text:s text:c="5"/><text:span text:style-name="T1">| &gt; loss_disc_real_3: 0.19693204760551453 <text:s/>(0.23139424794326627)</text:span></text:p>
      <text:p text:style-name="P3"><text:s text:c="5"/><text:span text:style-name="T1">| &gt; loss_disc_real_4: 0.252015620470047 <text:s/>(0.23922423633651696)</text:span></text:p>
      <text:p text:style-name="P3"><text:s text:c="5"/><text:span text:style-name="T1">| &gt; loss_disc_real_5: 0.21145687997341156 <text:s/>(0.22961792550794421)</text:span></text:p>
      <text:p text:style-name="P3"><text:s text:c="5"/><text:span text:style-name="T1">| &gt; loss_0: 2.6507768630981445 <text:s/>(2.580366028067236)</text:span></text:p>
      <text:p text:style-name="P3"><text:s text:c="5"/><text:span text:style-name="T1">| &gt; grad_norm_0: tensor(12.3919, device='cuda:0') <text:s/>(tensor(21.7820, device='cuda:0'))</text:span></text:p>
      <text:p text:style-name="P3"><text:s text:c="5"/><text:span text:style-name="T1">| &gt; loss_gen: 2.0455868244171143 <text:s/>(2.226812587997127)</text:span></text:p>
      <text:p text:style-name="P3"><text:s text:c="5"/><text:span text:style-name="T1">| &gt; loss_kl: 1.4592654705047607 <text:s/>(1.592149616895613)</text:span></text:p>
      <text:p text:style-name="P3"><text:s text:c="5"/><text:span text:style-name="T1">| &gt; loss_feat: 7.500457286834717 <text:s/>(6.760775991487597)</text:span></text:p>
      <text:p text:style-name="P3"><text:s text:c="5"/><text:span text:style-name="T1">| &gt; loss_mel: 15.191999435424805 <text:s/>(15.401793619571164)</text:span></text:p>
      <text:p text:style-name="P3"><text:s text:c="5"/><text:span text:style-name="T1">| &gt; loss_duration: 1.4152519702911377 <text:s/>(1.4101942837353156)</text:span></text:p>
      <text:p text:style-name="P3"><text:soft-page-break/><text:s text:c="5"/><text:span text:style-name="T1">| &gt; amp_scaler: 256.0 <text:s/>(215.05973025048164)</text:span></text:p>
      <text:p text:style-name="P3"><text:s text:c="5"/><text:span text:style-name="T1">| &gt; loss_1: 27.61256217956543 <text:s/>(27.391726109793186)</text:span></text:p>
      <text:p text:style-name="P3"><text:s text:c="5"/><text:span text:style-name="T1">| &gt; grad_norm_1: tensor(38.2301, device='cuda:0') <text:s/>(tensor(253.7452, device='cuda:0'))</text:span></text:p>
      <text:p text:style-name="P3"><text:s text:c="5"/><text:span text:style-name="T1">| &gt; current_lr_0: 0.0001991019659638112 </text:span></text:p>
      <text:p text:style-name="P3"><text:s text:c="5"/><text:span text:style-name="T1">| &gt; current_lr_1: 0.0001991019659638112 </text:span></text:p>
      <text:p text:style-name="P3"><text:s text:c="5"/><text:span text:style-name="T1">| &gt; step_time: 0.8394 <text:s/>(0.6536615804440715)</text:span></text:p>
      <text:p text:style-name="P3"><text:s text:c="5"/><text:span text:style-name="T1">| &gt; loader_time: 0.0107 <text:s/>(0.007753377245570424)</text:span></text:p>
      <text:p text:style-name="P5"/>
      <text:p text:style-name="P5"/>
      <text:p text:style-name="P1">[1m <text:s text:c="2"/>--&gt; TIME: 2025-05-14 15:16:49 -- STEP: 619/630 -- GLOBAL_STEP: 900300[0m</text:p>
      <text:p text:style-name="P3"><text:s text:c="5"/><text:span text:style-name="T1">| &gt; loss_disc: 2.6136295795440674 <text:s/>(2.577116682379237)</text:span></text:p>
      <text:p text:style-name="P3"><text:s text:c="5"/><text:span text:style-name="T1">| &gt; loss_disc_real_0: 0.19605055451393127 <text:s/>(0.168316406488226)</text:span></text:p>
      <text:p text:style-name="P3"><text:s text:c="5"/><text:span text:style-name="T1">| &gt; loss_disc_real_1: 0.22597748041152954 <text:s/>(0.21222246242070228)</text:span></text:p>
      <text:p text:style-name="P3"><text:s text:c="5"/><text:span text:style-name="T1">| &gt; loss_disc_real_2: 0.2327105700969696 <text:s/>(0.22869995763594578)</text:span></text:p>
      <text:p text:style-name="P3"><text:s text:c="5"/><text:span text:style-name="T1">| &gt; loss_disc_real_3: 0.23400607705116272 <text:s/>(0.23102956593806992)</text:span></text:p>
      <text:p text:style-name="P3"><text:s text:c="5"/><text:span text:style-name="T1">| &gt; loss_disc_real_4: 0.22964051365852356 <text:s/>(0.2391178221569693)</text:span></text:p>
      <text:p text:style-name="P3"><text:s text:c="5"/><text:span text:style-name="T1">| &gt; loss_disc_real_5: 0.19730325043201447 <text:s/>(0.22936170583106397)</text:span></text:p>
      <text:p text:style-name="P3"><text:s text:c="5"/><text:span text:style-name="T1">| &gt; loss_0: 2.6136295795440674 <text:s/>(2.577116682379237)</text:span></text:p>
      <text:p text:style-name="P3"><text:s text:c="5"/><text:span text:style-name="T1">| &gt; grad_norm_0: tensor(12.8888, device='cuda:0') <text:s/>(tensor(21.0958, device='cuda:0'))</text:span></text:p>
      <text:p text:style-name="P3"><text:s text:c="5"/><text:span text:style-name="T1">| &gt; loss_gen: 2.18489670753479 <text:s/>(2.226555664627926)</text:span></text:p>
      <text:p text:style-name="P3"><text:s text:c="5"/><text:span text:style-name="T1">| &gt; loss_kl: 1.6281003952026367 <text:s/>(1.598407051867546)</text:span></text:p>
      <text:p text:style-name="P3"><text:s text:c="5"/><text:span text:style-name="T1">| &gt; loss_feat: 6.557600498199463 <text:s/>(6.749233287447685)</text:span></text:p>
      <text:p text:style-name="P3"><text:s text:c="5"/><text:span text:style-name="T1">| &gt; loss_mel: 15.305011749267578 <text:s/>(15.383578278906704)</text:span></text:p>
      <text:p text:style-name="P3"><text:s text:c="5"/><text:span text:style-name="T1">| &gt; loss_duration: 1.5268937349319458 <text:s/>(1.4200515148135118)</text:span></text:p>
      <text:p text:style-name="P3"><text:s text:c="5"/><text:span text:style-name="T1">| &gt; amp_scaler: 256.0 <text:s/>(221.67366720516958)</text:span></text:p>
      <text:p text:style-name="P3"><text:s text:c="5"/><text:span text:style-name="T1">| &gt; loss_1: 27.202503204345703 <text:s/>(27.377825803248292)</text:span></text:p>
      <text:p text:style-name="P3"><text:s text:c="5"/><text:span text:style-name="T1">| &gt; grad_norm_1: tensor(161.5792, device='cuda:0') <text:s/>(tensor(246.7506, device='cuda:0'))</text:span></text:p>
      <text:p text:style-name="P3"><text:s text:c="5"/><text:span text:style-name="T1">| &gt; current_lr_0: 0.0001991019659638112 </text:span></text:p>
      <text:p text:style-name="P3"><text:s text:c="5"/><text:span text:style-name="T1">| &gt; current_lr_1: 0.0001991019659638112 </text:span></text:p>
      <text:p text:style-name="P3"><text:s text:c="5"/><text:span text:style-name="T1">| &gt; step_time: 1.1319 <text:s/>(0.7001367840127534)</text:span></text:p>
      <text:p text:style-name="P3"><text:s text:c="5"/><text:span text:style-name="T1">| &gt; loader_time: 0.0143 <text:s/>(0.008425718748126539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117654800415039 [0m(-0.00014984607696533203)</text:span></text:p>
      <text:p text:style-name="P3"><text:s text:c="5"/><text:span text:style-name="T1">| &gt; avg_loss_disc:[92m 2.6213772892951965 [0m(-0.012895365556081284)</text:span></text:p>
      <text:p text:style-name="P3"><text:s text:c="5"/><text:span text:style-name="T1">| &gt; avg_loss_disc_real_0:[91m 0.29679201791683835 [0m(+0.1277897618710995)</text:span></text:p>
      <text:p text:style-name="P3"><text:s text:c="5"/><text:span text:style-name="T1">| &gt; avg_loss_disc_real_1:[92m 0.19582734008630118 [0m(-0.008194814125696809)</text:span></text:p>
      <text:p text:style-name="P3"><text:s text:c="5"/><text:span text:style-name="T1">| &gt; avg_loss_disc_real_2:[91m 0.2724359979232152 [0m(+0.09968996172149974)</text:span></text:p>
      <text:p text:style-name="P3"><text:s text:c="5"/><text:span text:style-name="T1">| &gt; avg_loss_disc_real_3:[91m 0.22745936488111815 [0m(+0.012167065093914686)</text:span></text:p>
      <text:p text:style-name="P3"><text:s text:c="5"/><text:span text:style-name="T1">| &gt; avg_loss_disc_real_4:[91m 0.257013193021218 [0m(+0.03538561736543974)</text:span></text:p>
      <text:p text:style-name="P3"><text:s text:c="5"/><text:span text:style-name="T1">| &gt; avg_loss_disc_real_5:[91m 0.24053462594747543 [0m(+0.01011861115694046)</text:span></text:p>
      <text:p text:style-name="P3"><text:s text:c="5"/><text:span text:style-name="T1">| &gt; avg_loss_0:[92m 2.6213772892951965 [0m(-0.012895365556081284)</text:span></text:p>
      <text:p text:style-name="P3"><text:s text:c="5"/><text:span text:style-name="T1">| &gt; avg_loss_gen:[91m 2.3334860205650325 [0m(+0.380182673533757)</text:span></text:p>
      <text:p text:style-name="P3"><text:s text:c="5"/><text:span text:style-name="T1">| &gt; avg_loss_kl:[91m 1.8034574588139851 [0m(+0.06632942954699184)</text:span></text:p>
      <text:p text:style-name="P3"><text:s text:c="5"/><text:span text:style-name="T1">| &gt; avg_loss_feat:[92m 6.5121144851048784 [0m(-0.27883883317311664)</text:span></text:p>
      <text:p text:style-name="P3"><text:s text:c="5"/><text:span text:style-name="T1">| &gt; avg_loss_mel:[91m 15.419529914855957 [0m(+0.08086713155110736)</text:span></text:p>
      <text:p text:style-name="P3"><text:s text:c="5"/><text:span text:style-name="T1">| &gt; avg_loss_duration:[92m 1.524087021748225 [0m(-0.0081822474797566)</text:span></text:p>
      <text:p text:style-name="P3"><text:s text:c="5"/><text:span text:style-name="T1">| &gt; avg_loss_1:[91m 27.592674732208252 [0m(+0.2403580347696952)</text:span></text:p>
      <text:p text:style-name="P5"/>
      <text:p text:style-name="P5"/>
      <text:p text:style-name="P1">[4m[1m &gt; EPOCH: 37/50[0m</text:p>
      <text:p text:style-name="P3"><text:s/><text:span text:style-name="T1">--&gt; /kaggle/working/vits_4_nov-May-14-2025_10+28AM-0000000</text:span></text:p>
      <text:p text:style-name="P5"/>
      <text:p text:style-name="P1">[1m &gt; TRAINING (2025-05-14 15:17:12) [0m</text:p>
      <text:p text:style-name="P5"/>
      <text:p text:style-name="P1"><text:soft-page-break/>[1m <text:s text:c="2"/>--&gt; TIME: 2025-05-14 15:18:01 -- STEP: 89/630 -- GLOBAL_STEP: 900400[0m</text:p>
      <text:p text:style-name="P3"><text:s text:c="5"/><text:span text:style-name="T1">| &gt; loss_disc: 2.4946541786193848 <text:s/>(2.560919847381249)</text:span></text:p>
      <text:p text:style-name="P3"><text:s text:c="5"/><text:span text:style-name="T1">| &gt; loss_disc_real_0: 0.14217323064804077 <text:s/>(0.1639767884370985)</text:span></text:p>
      <text:p text:style-name="P3"><text:s text:c="5"/><text:span text:style-name="T1">| &gt; loss_disc_real_1: 0.22339200973510742 <text:s/>(0.21002136689893317)</text:span></text:p>
      <text:p text:style-name="P3"><text:s text:c="5"/><text:span text:style-name="T1">| &gt; loss_disc_real_2: 0.20334972441196442 <text:s/>(0.22953846046094145)</text:span></text:p>
      <text:p text:style-name="P3"><text:s text:c="5"/><text:span text:style-name="T1">| &gt; loss_disc_real_3: 0.24117763340473175 <text:s/>(0.23136005893851933)</text:span></text:p>
      <text:p text:style-name="P3"><text:s text:c="5"/><text:span text:style-name="T1">| &gt; loss_disc_real_4: 0.23276643455028534 <text:s/>(0.23932999205053523)</text:span></text:p>
      <text:p text:style-name="P3"><text:s text:c="5"/><text:span text:style-name="T1">| &gt; loss_disc_real_5: 0.1934085637331009 <text:s/>(0.2291972374313333)</text:span></text:p>
      <text:p text:style-name="P3"><text:s text:c="5"/><text:span text:style-name="T1">| &gt; loss_0: 2.4946541786193848 <text:s/>(2.560919847381249)</text:span></text:p>
      <text:p text:style-name="P3"><text:s text:c="5"/><text:span text:style-name="T1">| &gt; grad_norm_0: tensor(7.3181, device='cuda:0') <text:s/>(tensor(16.4305, device='cuda:0'))</text:span></text:p>
      <text:p text:style-name="P3"><text:s text:c="5"/><text:span text:style-name="T1">| &gt; loss_gen: 2.168087959289551 <text:s/>(2.245085661330919)</text:span></text:p>
      <text:p text:style-name="P3"><text:s text:c="5"/><text:span text:style-name="T1">| &gt; loss_kl: 2.0154643058776855 <text:s/>(1.5813597574662623)</text:span></text:p>
      <text:p text:style-name="P3"><text:s text:c="5"/><text:span text:style-name="T1">| &gt; loss_feat: 7.1888322830200195 <text:s/>(7.0923343508431085)</text:span></text:p>
      <text:p text:style-name="P3"><text:s text:c="5"/><text:span text:style-name="T1">| &gt; loss_mel: 15.523865699768066 <text:s/>(15.384503171685036)</text:span></text:p>
      <text:p text:style-name="P3"><text:s text:c="5"/><text:span text:style-name="T1">| &gt; loss_duration: 1.4244070053100586 <text:s/>(1.429648819934116)</text:span></text:p>
      <text:p text:style-name="P3"><text:s text:c="5"/><text:span text:style-name="T1">| &gt; amp_scaler: 256.0 <text:s/>(256.0)</text:span></text:p>
      <text:p text:style-name="P3"><text:s text:c="5"/><text:span text:style-name="T1">| &gt; loss_1: 28.320655822753906 <text:s/>(27.7329316085644)</text:span></text:p>
      <text:p text:style-name="P3"><text:s text:c="5"/><text:span text:style-name="T1">| &gt; grad_norm_1: tensor(142.5478, device='cuda:0') <text:s/>(tensor(181.2209, device='cuda:0'))</text:span></text:p>
      <text:p text:style-name="P3"><text:s text:c="5"/><text:span text:style-name="T1">| &gt; current_lr_0: 0.0001990770782180657 </text:span></text:p>
      <text:p text:style-name="P3"><text:s text:c="5"/><text:span text:style-name="T1">| &gt; current_lr_1: 0.0001990770782180657 </text:span></text:p>
      <text:p text:style-name="P3"><text:s text:c="5"/><text:span text:style-name="T1">| &gt; step_time: 0.5519 <text:s/>(0.5320678025149226)</text:span></text:p>
      <text:p text:style-name="P3"><text:s text:c="5"/><text:span text:style-name="T1">| &gt; loader_time: 0.0066 <text:s/>(0.005331585916240564)</text:span></text:p>
      <text:p text:style-name="P5"/>
      <text:p text:style-name="P5"/>
      <text:p text:style-name="P1">[1m <text:s text:c="2"/>--&gt; TIME: 2025-05-14 15:19:00 -- STEP: 189/630 -- GLOBAL_STEP: 900500[0m</text:p>
      <text:p text:style-name="P3"><text:s text:c="5"/><text:span text:style-name="T1">| &gt; loss_disc: 2.5265345573425293 <text:s/>(2.5643232095809205)</text:span></text:p>
      <text:p text:style-name="P3"><text:s text:c="5"/><text:span text:style-name="T1">| &gt; loss_disc_real_0: 0.263235479593277 <text:s/>(0.1645793088529475)</text:span></text:p>
      <text:p text:style-name="P3"><text:s text:c="5"/><text:span text:style-name="T1">| &gt; loss_disc_real_1: 0.20201019942760468 <text:s/>(0.20912048378318707)</text:span></text:p>
      <text:p text:style-name="P3"><text:s text:c="5"/><text:span text:style-name="T1">| &gt; loss_disc_real_2: 0.23948323726654053 <text:s/>(0.2269853945604708)</text:span></text:p>
      <text:p text:style-name="P3"><text:s text:c="5"/><text:span text:style-name="T1">| &gt; loss_disc_real_3: 0.238648921251297 <text:s/>(0.23147026965857814)</text:span></text:p>
      <text:p text:style-name="P3"><text:s text:c="5"/><text:span text:style-name="T1">| &gt; loss_disc_real_4: 0.22878998517990112 <text:s/>(0.240077959324317)</text:span></text:p>
      <text:p text:style-name="P3"><text:s text:c="5"/><text:span text:style-name="T1">| &gt; loss_disc_real_5: 0.2375645637512207 <text:s/>(0.23105875753536426)</text:span></text:p>
      <text:p text:style-name="P3"><text:s text:c="5"/><text:span text:style-name="T1">| &gt; loss_0: 2.5265345573425293 <text:s/>(2.5643232095809205)</text:span></text:p>
      <text:p text:style-name="P3"><text:s text:c="5"/><text:span text:style-name="T1">| &gt; grad_norm_0: tensor(35.5330, device='cuda:0') <text:s/>(tensor(17.8945, device='cuda:0'))</text:span></text:p>
      <text:p text:style-name="P3"><text:s text:c="5"/><text:span text:style-name="T1">| &gt; loss_gen: 2.3065602779388428 <text:s/>(2.249178213417215)</text:span></text:p>
      <text:p text:style-name="P3"><text:s text:c="5"/><text:span text:style-name="T1">| &gt; loss_kl: 1.7032253742218018 <text:s/>(1.5984622366213919)</text:span></text:p>
      <text:p text:style-name="P3"><text:s text:c="5"/><text:span text:style-name="T1">| &gt; loss_feat: 6.126160621643066 <text:s/>(6.981725296646199)</text:span></text:p>
      <text:p text:style-name="P3"><text:s text:c="5"/><text:span text:style-name="T1">| &gt; loss_mel: 14.998109817504883 <text:s/>(15.469291142054967)</text:span></text:p>
      <text:p text:style-name="P3"><text:s text:c="5"/><text:span text:style-name="T1">| &gt; loss_duration: 1.4719207286834717 <text:s/>(1.3879470106155147)</text:span></text:p>
      <text:p text:style-name="P3"><text:s text:c="5"/><text:span text:style-name="T1">| &gt; amp_scaler: 256.0 <text:s/>(256.0)</text:span></text:p>
      <text:p text:style-name="P3"><text:s text:c="5"/><text:span text:style-name="T1">| &gt; loss_1: 26.605976104736328 <text:s/>(27.686603929630667)</text:span></text:p>
      <text:p text:style-name="P3"><text:s text:c="5"/><text:span text:style-name="T1">| &gt; grad_norm_1: tensor(233.7034, device='cuda:0') <text:s/>(tensor(214.8238, device='cuda:0'))</text:span></text:p>
      <text:p text:style-name="P3"><text:s text:c="5"/><text:span text:style-name="T1">| &gt; current_lr_0: 0.0001990770782180657 </text:span></text:p>
      <text:p text:style-name="P3"><text:s text:c="5"/><text:span text:style-name="T1">| &gt; current_lr_1: 0.0001990770782180657 </text:span></text:p>
      <text:p text:style-name="P3"><text:s text:c="5"/><text:span text:style-name="T1">| &gt; step_time: 0.5968 <text:s/>(0.5568190352626575)</text:span></text:p>
      <text:p text:style-name="P3"><text:s text:c="5"/><text:span text:style-name="T1">| &gt; loader_time: 0.0074 <text:s/>(0.005910725820632208)</text:span></text:p>
      <text:p text:style-name="P5"/>
      <text:p text:style-name="P5"/>
      <text:p text:style-name="P3"><text:s/><text:span text:style-name="T1">&gt; CHECKPOINT : /kaggle/working/vits_4_nov-May-14-2025_10+28AM-0000000/checkpoint_900500.pth</text:span></text:p>
      <text:p text:style-name="P5"/>
      <text:p text:style-name="P1">[1m <text:s text:c="2"/>--&gt; TIME: 2025-05-14 15:20:08 -- STEP: 289/630 -- GLOBAL_STEP: 900600[0m</text:p>
      <text:p text:style-name="P3"><text:s text:c="5"/><text:span text:style-name="T1">| &gt; loss_disc: 2.5537567138671875 <text:s/>(2.563810495356787)</text:span></text:p>
      <text:p text:style-name="P3"><text:s text:c="5"/><text:span text:style-name="T1">| &gt; loss_disc_real_0: 0.14214389026165009 <text:s/>(0.16520907134333282)</text:span></text:p>
      <text:p text:style-name="P3"><text:s text:c="5"/><text:span text:style-name="T1">| &gt; loss_disc_real_1: 0.22557945549488068 <text:s/>(0.20960737354924522)</text:span></text:p>
      <text:p text:style-name="P3"><text:s text:c="5"/><text:span text:style-name="T1">| &gt; loss_disc_real_2: 0.1938353180885315 <text:s/>(0.22736817149761226)</text:span></text:p>
      <text:p text:style-name="P3"><text:s text:c="5"/><text:span text:style-name="T1">| &gt; loss_disc_real_3: 0.22262853384017944 <text:s/>(0.22989189109175262)</text:span></text:p>
      <text:p text:style-name="P3"><text:s text:c="5"/><text:span text:style-name="T1">| &gt; loss_disc_real_4: 0.2379276156425476 <text:s/>(0.239697008654733)</text:span></text:p>
      <text:p text:style-name="P3"><text:s text:c="5"/><text:span text:style-name="T1">| &gt; loss_disc_real_5: 0.26693132519721985 <text:s/>(0.23040875972967248)</text:span></text:p>
      <text:p text:style-name="P3"><text:s text:c="5"/><text:span text:style-name="T1">| &gt; loss_0: 2.5537567138671875 <text:s/>(2.563810495356787)</text:span></text:p>
      <text:p text:style-name="P3"><text:soft-page-break/><text:s text:c="5"/><text:span text:style-name="T1">| &gt; grad_norm_0: tensor(8.0758, device='cuda:0') <text:s/>(tensor(19.9583, device='cuda:0'))</text:span></text:p>
      <text:p text:style-name="P3"><text:s text:c="5"/><text:span text:style-name="T1">| &gt; loss_gen: 2.057957649230957 <text:s/>(2.2515753128124354)</text:span></text:p>
      <text:p text:style-name="P3"><text:s text:c="5"/><text:span text:style-name="T1">| &gt; loss_kl: 1.57237708568573 <text:s/>(1.6109421570820788)</text:span></text:p>
      <text:p text:style-name="P3"><text:s text:c="5"/><text:span text:style-name="T1">| &gt; loss_feat: 5.544416427612305 <text:s/>(6.948611266060271)</text:span></text:p>
      <text:p text:style-name="P3"><text:s text:c="5"/><text:span text:style-name="T1">| &gt; loss_mel: 15.321554183959961 <text:s/>(15.471224299764138)</text:span></text:p>
      <text:p text:style-name="P3"><text:s text:c="5"/><text:span text:style-name="T1">| &gt; loss_duration: 1.4576241970062256 <text:s/>(1.3901927512409773)</text:span></text:p>
      <text:p text:style-name="P3"><text:s text:c="5"/><text:span text:style-name="T1">| &gt; amp_scaler: 256.0 <text:s/>(256.0)</text:span></text:p>
      <text:p text:style-name="P3"><text:s text:c="5"/><text:span text:style-name="T1">| &gt; loss_1: 25.953927993774414 <text:s/>(27.672545713536884)</text:span></text:p>
      <text:p text:style-name="P3"><text:s text:c="5"/><text:span text:style-name="T1">| &gt; grad_norm_1: tensor(48.0734, device='cuda:0') <text:s/>(tensor(238.8324, device='cuda:0'))</text:span></text:p>
      <text:p text:style-name="P3"><text:s text:c="5"/><text:span text:style-name="T1">| &gt; current_lr_0: 0.0001990770782180657 </text:span></text:p>
      <text:p text:style-name="P3"><text:s text:c="5"/><text:span text:style-name="T1">| &gt; current_lr_1: 0.0001990770782180657 </text:span></text:p>
      <text:p text:style-name="P3"><text:s text:c="5"/><text:span text:style-name="T1">| &gt; step_time: 0.6463 <text:s/>(0.5802389651433816)</text:span></text:p>
      <text:p text:style-name="P3"><text:s text:c="5"/><text:span text:style-name="T1">| &gt; loader_time: 0.0072 <text:s/>(0.00641419813294724)</text:span></text:p>
      <text:p text:style-name="P5"/>
      <text:p text:style-name="P5"/>
      <text:p text:style-name="P1">[1m <text:s text:c="2"/>--&gt; TIME: 2025-05-14 15:21:18 -- STEP: 389/630 -- GLOBAL_STEP: 900700[0m</text:p>
      <text:p text:style-name="P3"><text:s text:c="5"/><text:span text:style-name="T1">| &gt; loss_disc: 2.4389538764953613 <text:s/>(2.563735278529186)</text:span></text:p>
      <text:p text:style-name="P3"><text:s text:c="5"/><text:span text:style-name="T1">| &gt; loss_disc_real_0: 0.12935912609100342 <text:s/>(0.16500428008696108)</text:span></text:p>
      <text:p text:style-name="P3"><text:s text:c="5"/><text:span text:style-name="T1">| &gt; loss_disc_real_1: 0.15963426232337952 <text:s/>(0.20969231654638495)</text:span></text:p>
      <text:p text:style-name="P3"><text:s text:c="5"/><text:span text:style-name="T1">| &gt; loss_disc_real_2: 0.2706110179424286 <text:s/>(0.22697209626206397)</text:span></text:p>
      <text:p text:style-name="P3"><text:s text:c="5"/><text:span text:style-name="T1">| &gt; loss_disc_real_3: 0.2548009753227234 <text:s/>(0.23010131647776821)</text:span></text:p>
      <text:p text:style-name="P3"><text:s text:c="5"/><text:span text:style-name="T1">| &gt; loss_disc_real_4: 0.22664032876491547 <text:s/>(0.23908859261510304)</text:span></text:p>
      <text:p text:style-name="P3"><text:s text:c="5"/><text:span text:style-name="T1">| &gt; loss_disc_real_5: 0.24173569679260254 <text:s/>(0.2305611814049032)</text:span></text:p>
      <text:p text:style-name="P3"><text:s text:c="5"/><text:span text:style-name="T1">| &gt; loss_0: 2.4389538764953613 <text:s/>(2.563735278529186)</text:span></text:p>
      <text:p text:style-name="P3"><text:s text:c="5"/><text:span text:style-name="T1">| &gt; grad_norm_0: tensor(18.5758, device='cuda:0') <text:s/>(tensor(19.6987, device='cuda:0'))</text:span></text:p>
      <text:p text:style-name="P3"><text:s text:c="5"/><text:span text:style-name="T1">| &gt; loss_gen: 2.479889392852783 <text:s/>(2.2467529923872953)</text:span></text:p>
      <text:p text:style-name="P3"><text:s text:c="5"/><text:span text:style-name="T1">| &gt; loss_kl: 1.6370744705200195 <text:s/>(1.611285406397056)</text:span></text:p>
      <text:p text:style-name="P3"><text:s text:c="5"/><text:span text:style-name="T1">| &gt; loss_feat: 6.528133392333984 <text:s/>(6.9073673900417925)</text:span></text:p>
      <text:p text:style-name="P3"><text:s text:c="5"/><text:span text:style-name="T1">| &gt; loss_mel: 15.580540657043457 <text:s/>(15.466691286827421)</text:span></text:p>
      <text:p text:style-name="P3"><text:s text:c="5"/><text:span text:style-name="T1">| &gt; loss_duration: 1.4845266342163086 <text:s/>(1.4070994740586653)</text:span></text:p>
      <text:p text:style-name="P3"><text:s text:c="5"/><text:span text:style-name="T1">| &gt; amp_scaler: 256.0 <text:s/>(256.0)</text:span></text:p>
      <text:p text:style-name="P3"><text:s text:c="5"/><text:span text:style-name="T1">| &gt; loss_1: 27.710163116455078 <text:s/>(27.63919648903501)</text:span></text:p>
      <text:p text:style-name="P3"><text:s text:c="5"/><text:span text:style-name="T1">| &gt; grad_norm_1: tensor(473.5319, device='cuda:0') <text:s/>(tensor(233.9213, device='cuda:0'))</text:span></text:p>
      <text:p text:style-name="P3"><text:s text:c="5"/><text:span text:style-name="T1">| &gt; current_lr_0: 0.0001990770782180657 </text:span></text:p>
      <text:p text:style-name="P3"><text:s text:c="5"/><text:span text:style-name="T1">| &gt; current_lr_1: 0.0001990770782180657 </text:span></text:p>
      <text:p text:style-name="P3"><text:s text:c="5"/><text:span text:style-name="T1">| &gt; step_time: 0.7158 <text:s/>(0.6094239695826043)</text:span></text:p>
      <text:p text:style-name="P3"><text:s text:c="5"/><text:span text:style-name="T1">| &gt; loader_time: 0.0086 <text:s/>(0.006933052925953215)</text:span></text:p>
      <text:p text:style-name="P5"/>
      <text:p text:style-name="P5"/>
      <text:p text:style-name="P1">[1m <text:s text:c="2"/>--&gt; TIME: 2025-05-14 15:22:36 -- STEP: 489/630 -- GLOBAL_STEP: 900800[0m</text:p>
      <text:p text:style-name="P3"><text:s text:c="5"/><text:span text:style-name="T1">| &gt; loss_disc: 2.7677628993988037 <text:s/>(2.5582561434412265)</text:span></text:p>
      <text:p text:style-name="P3"><text:s text:c="5"/><text:span text:style-name="T1">| &gt; loss_disc_real_0: 0.17988191545009613 <text:s/>(0.16502449212020648)</text:span></text:p>
      <text:p text:style-name="P3"><text:s text:c="5"/><text:span text:style-name="T1">| &gt; loss_disc_real_1: 0.24900199472904205 <text:s/>(0.20940141363073225)</text:span></text:p>
      <text:p text:style-name="P3"><text:s text:c="5"/><text:span text:style-name="T1">| &gt; loss_disc_real_2: 0.27629420161247253 <text:s/>(0.22687199800170516)</text:span></text:p>
      <text:p text:style-name="P3"><text:s text:c="5"/><text:span text:style-name="T1">| &gt; loss_disc_real_3: 0.2480325847864151 <text:s/>(0.2292706666243832)</text:span></text:p>
      <text:p text:style-name="P3"><text:s text:c="5"/><text:span text:style-name="T1">| &gt; loss_disc_real_4: 0.3067357540130615 <text:s/>(0.2391684602313734)</text:span></text:p>
      <text:p text:style-name="P3"><text:s text:c="5"/><text:span text:style-name="T1">| &gt; loss_disc_real_5: 0.2584761381149292 <text:s/>(0.22847323329902133)</text:span></text:p>
      <text:p text:style-name="P3"><text:s text:c="5"/><text:span text:style-name="T1">| &gt; loss_0: 2.7677628993988037 <text:s/>(2.5582561434412265)</text:span></text:p>
      <text:p text:style-name="P3"><text:s text:c="5"/><text:span text:style-name="T1">| &gt; grad_norm_0: tensor(13.6712, device='cuda:0') <text:s/>(tensor(20.2246, device='cuda:0'))</text:span></text:p>
      <text:p text:style-name="P3"><text:s text:c="5"/><text:span text:style-name="T1">| &gt; loss_gen: 2.30202317237854 <text:s/>(2.254590614197932)</text:span></text:p>
      <text:p text:style-name="P3"><text:s text:c="5"/><text:span text:style-name="T1">| &gt; loss_kl: 1.597883939743042 <text:s/>(1.6056347931820916)</text:span></text:p>
      <text:p text:style-name="P3"><text:s text:c="5"/><text:span text:style-name="T1">| &gt; loss_feat: 6.5503950119018555 <text:s/>(6.905194791548091)</text:span></text:p>
      <text:p text:style-name="P3"><text:s text:c="5"/><text:span text:style-name="T1">| &gt; loss_mel: 15.915780067443848 <text:s/>(15.466520752155951)</text:span></text:p>
      <text:p text:style-name="P3"><text:s text:c="5"/><text:span text:style-name="T1">| &gt; loss_duration: 1.4743854999542236 <text:s/>(1.4093002353952944)</text:span></text:p>
      <text:p text:style-name="P3"><text:s text:c="5"/><text:span text:style-name="T1">| &gt; amp_scaler: 256.0 <text:s/>(256.0)</text:span></text:p>
      <text:p text:style-name="P3"><text:s text:c="5"/><text:span text:style-name="T1">| &gt; loss_1: 27.840469360351562 <text:s/>(27.641241108712975)</text:span></text:p>
      <text:p text:style-name="P3"><text:s text:c="5"/><text:span text:style-name="T1">| &gt; grad_norm_1: tensor(63.0065, device='cuda:0') <text:s/>(tensor(244.5108, device='cuda:0'))</text:span></text:p>
      <text:p text:style-name="P3"><text:s text:c="5"/><text:span text:style-name="T1">| &gt; current_lr_0: 0.0001990770782180657 </text:span></text:p>
      <text:p text:style-name="P3"><text:soft-page-break/><text:s text:c="5"/><text:span text:style-name="T1">| &gt; current_lr_1: 0.0001990770782180657 </text:span></text:p>
      <text:p text:style-name="P3"><text:s text:c="5"/><text:span text:style-name="T1">| &gt; step_time: 0.8004 <text:s/>(0.6406559349325291)</text:span></text:p>
      <text:p text:style-name="P3"><text:s text:c="5"/><text:span text:style-name="T1">| &gt; loader_time: 0.0106 <text:s/>(0.007493347721840949)</text:span></text:p>
      <text:p text:style-name="P5"/>
      <text:p text:style-name="P5"/>
      <text:p text:style-name="P1">[1m <text:s text:c="2"/>--&gt; TIME: 2025-05-14 15:24:05 -- STEP: 589/630 -- GLOBAL_STEP: 900900[0m</text:p>
      <text:p text:style-name="P3"><text:s text:c="5"/><text:span text:style-name="T1">| &gt; loss_disc: 2.536186933517456 <text:s/>(2.5667267784805143)</text:span></text:p>
      <text:p text:style-name="P3"><text:s text:c="5"/><text:span text:style-name="T1">| &gt; loss_disc_real_0: 0.20589879155158997 <text:s/>(0.16608169435164513)</text:span></text:p>
      <text:p text:style-name="P3"><text:s text:c="5"/><text:span text:style-name="T1">| &gt; loss_disc_real_1: 0.21708156168460846 <text:s/>(0.20994433959240824)</text:span></text:p>
      <text:p text:style-name="P3"><text:s text:c="5"/><text:span text:style-name="T1">| &gt; loss_disc_real_2: 0.22160182893276215 <text:s/>(0.22693781865877694)</text:span></text:p>
      <text:p text:style-name="P3"><text:s text:c="5"/><text:span text:style-name="T1">| &gt; loss_disc_real_3: 0.237621009349823 <text:s/>(0.2296813276354445)</text:span></text:p>
      <text:p text:style-name="P3"><text:s text:c="5"/><text:span text:style-name="T1">| &gt; loss_disc_real_4: 0.2318495810031891 <text:s/>(0.23963156216010983)</text:span></text:p>
      <text:p text:style-name="P3"><text:s text:c="5"/><text:span text:style-name="T1">| &gt; loss_disc_real_5: 0.24049730598926544 <text:s/>(0.2304885673806299)</text:span></text:p>
      <text:p text:style-name="P3"><text:s text:c="5"/><text:span text:style-name="T1">| &gt; loss_0: 2.536186933517456 <text:s/>(2.5667267784805143)</text:span></text:p>
      <text:p text:style-name="P3"><text:s text:c="5"/><text:span text:style-name="T1">| &gt; grad_norm_0: tensor(9.4817, device='cuda:0') <text:s/>(tensor(19.1451, device='cuda:0'))</text:span></text:p>
      <text:p text:style-name="P3"><text:s text:c="5"/><text:span text:style-name="T1">| &gt; loss_gen: 2.200383186340332 <text:s/>(2.240939173309832)</text:span></text:p>
      <text:p text:style-name="P3"><text:s text:c="5"/><text:span text:style-name="T1">| &gt; loss_kl: 1.817124843597412 <text:s/>(1.6076445014853225)</text:span></text:p>
      <text:p text:style-name="P3"><text:s text:c="5"/><text:span text:style-name="T1">| &gt; loss_feat: 6.466090202331543 <text:s/>(6.837496856274955)</text:span></text:p>
      <text:p text:style-name="P3"><text:s text:c="5"/><text:span text:style-name="T1">| &gt; loss_mel: 15.942034721374512 <text:s/>(15.471882735934038)</text:span></text:p>
      <text:p text:style-name="P3"><text:s text:c="5"/><text:span text:style-name="T1">| &gt; loss_duration: 1.4691238403320312 <text:s/>(1.418736334769956)</text:span></text:p>
      <text:p text:style-name="P3"><text:s text:c="5"/><text:span text:style-name="T1">| &gt; amp_scaler: 256.0 <text:s/>(256.0)</text:span></text:p>
      <text:p text:style-name="P3"><text:s text:c="5"/><text:span text:style-name="T1">| &gt; loss_1: 27.894756317138672 <text:s/>(27.57669953377015)</text:span></text:p>
      <text:p text:style-name="P3"><text:s text:c="5"/><text:span text:style-name="T1">| &gt; grad_norm_1: tensor(64.1545, device='cuda:0') <text:s/>(tensor(224.3870, device='cuda:0'))</text:span></text:p>
      <text:p text:style-name="P3"><text:s text:c="5"/><text:span text:style-name="T1">| &gt; current_lr_0: 0.0001990770782180657 </text:span></text:p>
      <text:p text:style-name="P3"><text:s text:c="5"/><text:span text:style-name="T1">| &gt; current_lr_1: 0.0001990770782180657 </text:span></text:p>
      <text:p text:style-name="P3"><text:s text:c="5"/><text:span text:style-name="T1">| &gt; step_time: 1.0043 <text:s/>(0.680469474889629)</text:span></text:p>
      <text:p text:style-name="P3"><text:s text:c="5"/><text:span text:style-name="T1">| &gt; loader_time: 0.013 <text:s/>(0.008134014942447677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035102367401123 [0m(-8.255243301391602e-05)</text:span></text:p>
      <text:p text:style-name="P3"><text:s text:c="5"/><text:span text:style-name="T1">| &gt; avg_loss_disc:[91m 2.6300350030263266 [0m(+0.008657713731130112)</text:span></text:p>
      <text:p text:style-name="P3"><text:s text:c="5"/><text:span text:style-name="T1">| &gt; avg_loss_disc_real_0:[92m 0.14678805073102316 [0m(-0.15000396718581518)</text:span></text:p>
      <text:p text:style-name="P3"><text:s text:c="5"/><text:span text:style-name="T1">| &gt; avg_loss_disc_real_1:[91m 0.27201201890905696 [0m(+0.07618467882275579)</text:span></text:p>
      <text:p text:style-name="P3"><text:s text:c="5"/><text:span text:style-name="T1">| &gt; avg_loss_disc_real_2:[92m 0.2508363078037898 [0m(-0.02159969011942542)</text:span></text:p>
      <text:p text:style-name="P3"><text:s text:c="5"/><text:span text:style-name="T1">| &gt; avg_loss_disc_real_3:[91m 0.27515751992662746 [0m(+0.04769815504550931)</text:span></text:p>
      <text:p text:style-name="P3"><text:s text:c="5"/><text:span text:style-name="T1">| &gt; avg_loss_disc_real_4:[91m 0.2868642248213291 [0m(+0.029851031800111116)</text:span></text:p>
      <text:p text:style-name="P3"><text:s text:c="5"/><text:span text:style-name="T1">| &gt; avg_loss_disc_real_5:[92m 0.22232718765735626 [0m(-0.01820743829011917)</text:span></text:p>
      <text:p text:style-name="P3"><text:s text:c="5"/><text:span text:style-name="T1">| &gt; avg_loss_0:[91m 2.6300350030263266 [0m(+0.008657713731130112)</text:span></text:p>
      <text:p text:style-name="P3"><text:s text:c="5"/><text:span text:style-name="T1">| &gt; avg_loss_gen:[92m 2.178561727205912 [0m(-0.1549242933591204)</text:span></text:p>
      <text:p text:style-name="P3"><text:s text:c="5"/><text:span text:style-name="T1">| &gt; avg_loss_kl:[92m 1.6424353917439778 [0m(-0.16102206707000732)</text:span></text:p>
      <text:p text:style-name="P3"><text:s text:c="5"/><text:span text:style-name="T1">| &gt; avg_loss_feat:[92m 6.0774409373601275 [0m(-0.434673547744751)</text:span></text:p>
      <text:p text:style-name="P3"><text:s text:c="5"/><text:span text:style-name="T1">| &gt; avg_loss_mel:[92m 15.343431870142618 [0m(-0.07609804471333881)</text:span></text:p>
      <text:p text:style-name="P3"><text:s text:c="5"/><text:span text:style-name="T1">| &gt; avg_loss_duration:[91m 1.5358441174030304 [0m(+0.011757095654805427)</text:span></text:p>
      <text:p text:style-name="P3"><text:s text:c="5"/><text:span text:style-name="T1">| &gt; avg_loss_1:[92m 26.777714252471924 [0m(-0.8149604797363281)</text:span></text:p>
      <text:p text:style-name="P5"/>
      <text:p text:style-name="P5"/>
      <text:p text:style-name="P1">[4m[1m &gt; EPOCH: 38/50[0m</text:p>
      <text:p text:style-name="P3"><text:s/><text:span text:style-name="T1">--&gt; /kaggle/working/vits_4_nov-May-14-2025_10+28AM-0000000</text:span></text:p>
      <text:p text:style-name="P5"/>
      <text:p text:style-name="P1">[1m &gt; TRAINING (2025-05-14 15:25:00) [0m</text:p>
      <text:p text:style-name="P5"/>
      <text:p text:style-name="P1">[1m <text:s text:c="2"/>--&gt; TIME: 2025-05-14 15:25:33 -- STEP: 59/630 -- GLOBAL_STEP: 901000[0m</text:p>
      <text:p text:style-name="P3"><text:s text:c="5"/><text:span text:style-name="T1">| &gt; loss_disc: 2.5185282230377197 <text:s/>(2.556205798003633)</text:span></text:p>
      <text:p text:style-name="P3"><text:s text:c="5"/><text:span text:style-name="T1">| &gt; loss_disc_real_0: 0.18509531021118164 <text:s/>(0.1628049130914575)</text:span></text:p>
      <text:p text:style-name="P3"><text:s text:c="5"/><text:span text:style-name="T1">| &gt; loss_disc_real_1: 0.1885831356048584 <text:s/>(0.2139875992374905)</text:span></text:p>
      <text:p text:style-name="P3"><text:s text:c="5"/><text:span text:style-name="T1">| &gt; loss_disc_real_2: 0.23172786831855774 <text:s/>(0.2294067475250212)</text:span></text:p>
      <text:p text:style-name="P3"><text:s text:c="5"/><text:span text:style-name="T1">| &gt; loss_disc_real_3: 0.24528905749320984 <text:s/>(0.22800456517833775)</text:span></text:p>
      <text:p text:style-name="P3"><text:s text:c="5"/><text:span text:style-name="T1">| &gt; loss_disc_real_4: 0.22017477452754974 <text:s/>(0.2403588466725107)</text:span></text:p>
      <text:p text:style-name="P3"><text:soft-page-break/><text:s text:c="5"/><text:span text:style-name="T1">| &gt; loss_disc_real_5: 0.20634160935878754 <text:s/>(0.22472496608556328)</text:span></text:p>
      <text:p text:style-name="P3"><text:s text:c="5"/><text:span text:style-name="T1">| &gt; loss_0: 2.5185282230377197 <text:s/>(2.556205798003633)</text:span></text:p>
      <text:p text:style-name="P3"><text:s text:c="5"/><text:span text:style-name="T1">| &gt; grad_norm_0: tensor(14.2574, device='cuda:0') <text:s/>(tensor(18.8968, device='cuda:0'))</text:span></text:p>
      <text:p text:style-name="P3"><text:s text:c="5"/><text:span text:style-name="T1">| &gt; loss_gen: 2.2241194248199463 <text:s/>(2.264292789717852)</text:span></text:p>
      <text:p text:style-name="P3"><text:s text:c="5"/><text:span text:style-name="T1">| &gt; loss_kl: 1.6596559286117554 <text:s/>(1.5253825874651896)</text:span></text:p>
      <text:p text:style-name="P3"><text:s text:c="5"/><text:span text:style-name="T1">| &gt; loss_feat: 7.3409528732299805 <text:s/>(7.209048044883598)</text:span></text:p>
      <text:p text:style-name="P3"><text:s text:c="5"/><text:span text:style-name="T1">| &gt; loss_mel: 15.78722858428955 <text:s/>(15.675198264041189)</text:span></text:p>
      <text:p text:style-name="P3"><text:s text:c="5"/><text:span text:style-name="T1">| &gt; loss_duration: 1.4343864917755127 <text:s/>(1.4250961865408946)</text:span></text:p>
      <text:p text:style-name="P3"><text:s text:c="5"/><text:span text:style-name="T1">| &gt; amp_scaler: 256.0 <text:s/>(256.0)</text:span></text:p>
      <text:p text:style-name="P3"><text:s text:c="5"/><text:span text:style-name="T1">| &gt; loss_1: 28.44634437561035 <text:s/>(28.099018064595885)</text:span></text:p>
      <text:p text:style-name="P3"><text:s text:c="5"/><text:span text:style-name="T1">| &gt; grad_norm_1: tensor(247.6453, device='cuda:0') <text:s/>(tensor(254.2647, device='cuda:0'))</text:span></text:p>
      <text:p text:style-name="P3"><text:s text:c="5"/><text:span text:style-name="T1">| &gt; current_lr_0: 0.00019905219358328844 </text:span></text:p>
      <text:p text:style-name="P3"><text:s text:c="5"/><text:span text:style-name="T1">| &gt; current_lr_1: 0.00019905219358328844 </text:span></text:p>
      <text:p text:style-name="P3"><text:s text:c="5"/><text:span text:style-name="T1">| &gt; step_time: 0.5293 <text:s/>(0.5288111799854344)</text:span></text:p>
      <text:p text:style-name="P3"><text:s text:c="5"/><text:span text:style-name="T1">| &gt; loader_time: 0.0053 <text:s/>(0.005220930455094677)</text:span></text:p>
      <text:p text:style-name="P5"/>
      <text:p text:style-name="P5"/>
      <text:p text:style-name="P3"><text:s/><text:span text:style-name="T1">&gt; CHECKPOINT : /kaggle/working/vits_4_nov-May-14-2025_10+28AM-0000000/checkpoint_901000.pth</text:span></text:p>
      <text:p text:style-name="P5"/>
      <text:p text:style-name="P1">[1m <text:s text:c="2"/>--&gt; TIME: 2025-05-14 15:26:34 -- STEP: 159/630 -- GLOBAL_STEP: 901100[0m</text:p>
      <text:p text:style-name="P3"><text:s text:c="5"/><text:span text:style-name="T1">| &gt; loss_disc: 2.630800247192383 <text:s/>(2.552709276571213)</text:span></text:p>
      <text:p text:style-name="P3"><text:s text:c="5"/><text:span text:style-name="T1">| &gt; loss_disc_real_0: 0.2224411815404892 <text:s/>(0.16167302776432632)</text:span></text:p>
      <text:p text:style-name="P3"><text:s text:c="5"/><text:span text:style-name="T1">| &gt; loss_disc_real_1: 0.237913116812706 <text:s/>(0.21122909398198877)</text:span></text:p>
      <text:p text:style-name="P3"><text:s text:c="5"/><text:span text:style-name="T1">| &gt; loss_disc_real_2: 0.22412468492984772 <text:s/>(0.22822815292286422)</text:span></text:p>
      <text:p text:style-name="P3"><text:s text:c="5"/><text:span text:style-name="T1">| &gt; loss_disc_real_3: 0.22555457055568695 <text:s/>(0.22776249032350457)</text:span></text:p>
      <text:p text:style-name="P3"><text:s text:c="5"/><text:span text:style-name="T1">| &gt; loss_disc_real_4: 0.2284373790025711 <text:s/>(0.23878155264464565)</text:span></text:p>
      <text:p text:style-name="P3"><text:s text:c="5"/><text:span text:style-name="T1">| &gt; loss_disc_real_5: 0.2330317348241806 <text:s/>(0.22671713834663607)</text:span></text:p>
      <text:p text:style-name="P3"><text:s text:c="5"/><text:span text:style-name="T1">| &gt; loss_0: 2.630800247192383 <text:s/>(2.552709276571213)</text:span></text:p>
      <text:p text:style-name="P3"><text:s text:c="5"/><text:span text:style-name="T1">| &gt; grad_norm_0: tensor(33.3042, device='cuda:0') <text:s/>(tensor(21.6334, device='cuda:0'))</text:span></text:p>
      <text:p text:style-name="P3"><text:s text:c="5"/><text:span text:style-name="T1">| &gt; loss_gen: 2.4192843437194824 <text:s/>(2.280580094775313)</text:span></text:p>
      <text:p text:style-name="P3"><text:s text:c="5"/><text:span text:style-name="T1">| &gt; loss_kl: 1.606482744216919 <text:s/>(1.5684294805586714)</text:span></text:p>
      <text:p text:style-name="P3"><text:s text:c="5"/><text:span text:style-name="T1">| &gt; loss_feat: 7.373716831207275 <text:s/>(7.158773380255551)</text:span></text:p>
      <text:p text:style-name="P3"><text:s text:c="5"/><text:span text:style-name="T1">| &gt; loss_mel: 16.529132843017578 <text:s/>(15.594487346193326)</text:span></text:p>
      <text:p text:style-name="P3"><text:s text:c="5"/><text:span text:style-name="T1">| &gt; loss_duration: 1.4332690238952637 <text:s/>(1.3697059274469532)</text:span></text:p>
      <text:p text:style-name="P3"><text:s text:c="5"/><text:span text:style-name="T1">| &gt; amp_scaler: 256.0 <text:s/>(256.0)</text:span></text:p>
      <text:p text:style-name="P3"><text:s text:c="5"/><text:span text:style-name="T1">| &gt; loss_1: 29.361886978149414 <text:s/>(27.97197634618987)</text:span></text:p>
      <text:p text:style-name="P3"><text:s text:c="5"/><text:span text:style-name="T1">| &gt; grad_norm_1: tensor(241.8498, device='cuda:0') <text:s/>(tensor(262.0580, device='cuda:0'))</text:span></text:p>
      <text:p text:style-name="P3"><text:s text:c="5"/><text:span text:style-name="T1">| &gt; current_lr_0: 0.00019905219358328844 </text:span></text:p>
      <text:p text:style-name="P3"><text:s text:c="5"/><text:span text:style-name="T1">| &gt; current_lr_1: 0.00019905219358328844 </text:span></text:p>
      <text:p text:style-name="P3"><text:s text:c="5"/><text:span text:style-name="T1">| &gt; step_time: 0.5831 <text:s/>(0.5543233178696544)</text:span></text:p>
      <text:p text:style-name="P3"><text:s text:c="5"/><text:span text:style-name="T1">| &gt; loader_time: 0.0072 <text:s/>(0.005871207459167864)</text:span></text:p>
      <text:p text:style-name="P5"/>
      <text:p text:style-name="P5"/>
      <text:p text:style-name="P1">[1m <text:s text:c="2"/>--&gt; TIME: 2025-05-14 15:27:37 -- STEP: 259/630 -- GLOBAL_STEP: 901200[0m</text:p>
      <text:p text:style-name="P3"><text:s text:c="5"/><text:span text:style-name="T1">| &gt; loss_disc: 2.6660959720611572 <text:s/>(2.562451159171617)</text:span></text:p>
      <text:p text:style-name="P3"><text:s text:c="5"/><text:span text:style-name="T1">| &gt; loss_disc_real_0: 0.10660277307033539 <text:s/>(0.16574852965398176)</text:span></text:p>
      <text:p text:style-name="P3"><text:s text:c="5"/><text:span text:style-name="T1">| &gt; loss_disc_real_1: 0.22888629138469696 <text:s/>(0.21019021956731915)</text:span></text:p>
      <text:p text:style-name="P3"><text:s text:c="5"/><text:span text:style-name="T1">| &gt; loss_disc_real_2: 0.2580595314502716 <text:s/>(0.22830411291260516)</text:span></text:p>
      <text:p text:style-name="P3"><text:s text:c="5"/><text:span text:style-name="T1">| &gt; loss_disc_real_3: 0.19226504862308502 <text:s/>(0.2281390586184719)</text:span></text:p>
      <text:p text:style-name="P3"><text:s text:c="5"/><text:span text:style-name="T1">| &gt; loss_disc_real_4: 0.2109064757823944 <text:s/>(0.23924634499209269)</text:span></text:p>
      <text:p text:style-name="P3"><text:s text:c="5"/><text:span text:style-name="T1">| &gt; loss_disc_real_5: 0.24312889575958252 <text:s/>(0.22967197432481185)</text:span></text:p>
      <text:p text:style-name="P3"><text:s text:c="5"/><text:span text:style-name="T1">| &gt; loss_0: 2.6660959720611572 <text:s/>(2.562451159171617)</text:span></text:p>
      <text:p text:style-name="P3"><text:s text:c="5"/><text:span text:style-name="T1">| &gt; grad_norm_0: tensor(26.9449, device='cuda:0') <text:s/>(tensor(20.4176, device='cuda:0'))</text:span></text:p>
      <text:p text:style-name="P3"><text:s text:c="5"/><text:span text:style-name="T1">| &gt; loss_gen: 2.173109769821167 <text:s/>(2.2628002866354677)</text:span></text:p>
      <text:p text:style-name="P3"><text:s text:c="5"/><text:span text:style-name="T1">| &gt; loss_kl: 1.4273626804351807 <text:s/>(1.591087410348723)</text:span></text:p>
      <text:p text:style-name="P3"><text:s text:c="5"/><text:span text:style-name="T1">| &gt; loss_feat: 7.348842620849609 <text:s/>(7.094260269150311)</text:span></text:p>
      <text:p text:style-name="P3"><text:s text:c="5"/><text:span text:style-name="T1">| &gt; loss_mel: 15.373960494995117 <text:s/>(15.60409335280017)</text:span></text:p>
      <text:p text:style-name="P3"><text:s text:c="5"/><text:span text:style-name="T1">| &gt; loss_duration: 1.4625492095947266 <text:s/>(1.380386243915926)</text:span></text:p>
      <text:p text:style-name="P3"><text:soft-page-break/><text:s text:c="5"/><text:span text:style-name="T1">| &gt; amp_scaler: 256.0 <text:s/>(256.0)</text:span></text:p>
      <text:p text:style-name="P3"><text:s text:c="5"/><text:span text:style-name="T1">| &gt; loss_1: 27.785823822021484 <text:s/>(27.932627659506778)</text:span></text:p>
      <text:p text:style-name="P3"><text:s text:c="5"/><text:span text:style-name="T1">| &gt; grad_norm_1: tensor(183.4960, device='cuda:0') <text:s/>(tensor(243.6676, device='cuda:0'))</text:span></text:p>
      <text:p text:style-name="P3"><text:s text:c="5"/><text:span text:style-name="T1">| &gt; current_lr_0: 0.00019905219358328844 </text:span></text:p>
      <text:p text:style-name="P3"><text:s text:c="5"/><text:span text:style-name="T1">| &gt; current_lr_1: 0.00019905219358328844 </text:span></text:p>
      <text:p text:style-name="P3"><text:s text:c="5"/><text:span text:style-name="T1">| &gt; step_time: 0.6345 <text:s/>(0.578820347325682)</text:span></text:p>
      <text:p text:style-name="P3"><text:s text:c="5"/><text:span text:style-name="T1">| &gt; loader_time: 0.0072 <text:s/>(0.00639091495381359)</text:span></text:p>
      <text:p text:style-name="P5"/>
      <text:p text:style-name="P5"/>
      <text:p text:style-name="P1">[1m <text:s text:c="2"/>--&gt; TIME: 2025-05-14 15:28:44 -- STEP: 359/630 -- GLOBAL_STEP: 901300[0m</text:p>
      <text:p text:style-name="P3"><text:s text:c="5"/><text:span text:style-name="T1">| &gt; loss_disc: 2.7308297157287598 <text:s/>(2.5677384705928734)</text:span></text:p>
      <text:p text:style-name="P3"><text:s text:c="5"/><text:span text:style-name="T1">| &gt; loss_disc_real_0: 0.11880795657634735 <text:s/>(0.1669332120868489)</text:span></text:p>
      <text:p text:style-name="P3"><text:s text:c="5"/><text:span text:style-name="T1">| &gt; loss_disc_real_1: 0.24341794848442078 <text:s/>(0.21126828263812078)</text:span></text:p>
      <text:p text:style-name="P3"><text:s text:c="5"/><text:span text:style-name="T1">| &gt; loss_disc_real_2: 0.25701704621315 <text:s/>(0.22831243172827537)</text:span></text:p>
      <text:p text:style-name="P3"><text:s text:c="5"/><text:span text:style-name="T1">| &gt; loss_disc_real_3: 0.2492767721414566 <text:s/>(0.22861604753643025)</text:span></text:p>
      <text:p text:style-name="P3"><text:s text:c="5"/><text:span text:style-name="T1">| &gt; loss_disc_real_4: 0.23797404766082764 <text:s/>(0.23851159659102766)</text:span></text:p>
      <text:p text:style-name="P3"><text:s text:c="5"/><text:span text:style-name="T1">| &gt; loss_disc_real_5: 0.22093914449214935 <text:s/>(0.22893793565483148)</text:span></text:p>
      <text:p text:style-name="P3"><text:s text:c="5"/><text:span text:style-name="T1">| &gt; loss_0: 2.7308297157287598 <text:s/>(2.5677384705928734)</text:span></text:p>
      <text:p text:style-name="P3"><text:s text:c="5"/><text:span text:style-name="T1">| &gt; grad_norm_0: tensor(27.7913, device='cuda:0') <text:s/>(tensor(21.5404, device='cuda:0'))</text:span></text:p>
      <text:p text:style-name="P3"><text:s text:c="5"/><text:span text:style-name="T1">| &gt; loss_gen: 2.0527164936065674 <text:s/>(2.250607088415733)</text:span></text:p>
      <text:p text:style-name="P3"><text:s text:c="5"/><text:span text:style-name="T1">| &gt; loss_kl: 1.6926060914993286 <text:s/>(1.5994834441660506)</text:span></text:p>
      <text:p text:style-name="P3"><text:s text:c="5"/><text:span text:style-name="T1">| &gt; loss_feat: 5.908674716949463 <text:s/>(7.001153781221439)</text:span></text:p>
      <text:p text:style-name="P3"><text:s text:c="5"/><text:span text:style-name="T1">| &gt; loss_mel: 14.255027770996094 <text:s/>(15.557488611481649)</text:span></text:p>
      <text:p text:style-name="P3"><text:s text:c="5"/><text:span text:style-name="T1">| &gt; loss_duration: 1.476501703262329 <text:s/>(1.4024218569891034)</text:span></text:p>
      <text:p text:style-name="P3"><text:s text:c="5"/><text:span text:style-name="T1">| &gt; amp_scaler: 256.0 <text:s/>(256.0)</text:span></text:p>
      <text:p text:style-name="P3"><text:s text:c="5"/><text:span text:style-name="T1">| &gt; loss_1: 25.385526657104492 <text:s/>(27.811154862300267)</text:span></text:p>
      <text:p text:style-name="P3"><text:s text:c="5"/><text:span text:style-name="T1">| &gt; grad_norm_1: tensor(70.3934, device='cuda:0') <text:s/>(tensor(249.4892, device='cuda:0'))</text:span></text:p>
      <text:p text:style-name="P3"><text:s text:c="5"/><text:span text:style-name="T1">| &gt; current_lr_0: 0.00019905219358328844 </text:span></text:p>
      <text:p text:style-name="P3"><text:s text:c="5"/><text:span text:style-name="T1">| &gt; current_lr_1: 0.00019905219358328844 </text:span></text:p>
      <text:p text:style-name="P3"><text:s text:c="5"/><text:span text:style-name="T1">| &gt; step_time: 0.6786 <text:s/>(0.6012179426496076)</text:span></text:p>
      <text:p text:style-name="P3"><text:s text:c="5"/><text:span text:style-name="T1">| &gt; loader_time: 0.0098 <text:s/>(0.006911229290337948)</text:span></text:p>
      <text:p text:style-name="P5"/>
      <text:p text:style-name="P5"/>
      <text:p text:style-name="P1">[1m <text:s text:c="2"/>--&gt; TIME: 2025-05-14 15:29:56 -- STEP: 459/630 -- GLOBAL_STEP: 901400[0m</text:p>
      <text:p text:style-name="P3"><text:s text:c="5"/><text:span text:style-name="T1">| &gt; loss_disc: 2.489041566848755 <text:s/>(2.571967736308615)</text:span></text:p>
      <text:p text:style-name="P3"><text:s text:c="5"/><text:span text:style-name="T1">| &gt; loss_disc_real_0: 0.17726770043373108 <text:s/>(0.1669735514552764)</text:span></text:p>
      <text:p text:style-name="P3"><text:s text:c="5"/><text:span text:style-name="T1">| &gt; loss_disc_real_1: 0.25628718733787537 <text:s/>(0.2110465292804641)</text:span></text:p>
      <text:p text:style-name="P3"><text:s text:c="5"/><text:span text:style-name="T1">| &gt; loss_disc_real_2: 0.2149880826473236 <text:s/>(0.22872659781529753)</text:span></text:p>
      <text:p text:style-name="P3"><text:s text:c="5"/><text:span text:style-name="T1">| &gt; loss_disc_real_3: 0.21658703684806824 <text:s/>(0.2290692858576515)</text:span></text:p>
      <text:p text:style-name="P3"><text:s text:c="5"/><text:span text:style-name="T1">| &gt; loss_disc_real_4: 0.22010236978530884 <text:s/>(0.2386698271259503)</text:span></text:p>
      <text:p text:style-name="P3"><text:s text:c="5"/><text:span text:style-name="T1">| &gt; loss_disc_real_5: 0.2067842185497284 <text:s/>(0.2305104651352419)</text:span></text:p>
      <text:p text:style-name="P3"><text:s text:c="5"/><text:span text:style-name="T1">| &gt; loss_0: 2.489041566848755 <text:s/>(2.571967736308615)</text:span></text:p>
      <text:p text:style-name="P3"><text:s text:c="5"/><text:span text:style-name="T1">| &gt; grad_norm_0: tensor(9.2610, device='cuda:0') <text:s/>(tensor(20.7129, device='cuda:0'))</text:span></text:p>
      <text:p text:style-name="P3"><text:s text:c="5"/><text:span text:style-name="T1">| &gt; loss_gen: 2.148062229156494 <text:s/>(2.2425030228359226)</text:span></text:p>
      <text:p text:style-name="P3"><text:s text:c="5"/><text:span text:style-name="T1">| &gt; loss_kl: 1.6264936923980713 <text:s/>(1.5982794340919046)</text:span></text:p>
      <text:p text:style-name="P3"><text:s text:c="5"/><text:span text:style-name="T1">| &gt; loss_feat: 6.504459857940674 <text:s/>(6.939959463730358)</text:span></text:p>
      <text:p text:style-name="P3"><text:s text:c="5"/><text:span text:style-name="T1">| &gt; loss_mel: 15.775476455688477 <text:s/>(15.532170112875813)</text:span></text:p>
      <text:p text:style-name="P3"><text:s text:c="5"/><text:span text:style-name="T1">| &gt; loss_duration: 1.4224169254302979 <text:s/>(1.4061815595834604)</text:span></text:p>
      <text:p text:style-name="P3"><text:s text:c="5"/><text:span text:style-name="T1">| &gt; amp_scaler: 256.0 <text:s/>(256.0)</text:span></text:p>
      <text:p text:style-name="P3"><text:s text:c="5"/><text:span text:style-name="T1">| &gt; loss_1: 27.47690773010254 <text:s/>(27.71909363441218)</text:span></text:p>
      <text:p text:style-name="P3"><text:s text:c="5"/><text:span text:style-name="T1">| &gt; grad_norm_1: tensor(75.6852, device='cuda:0') <text:s/>(tensor(236.0115, device='cuda:0'))</text:span></text:p>
      <text:p text:style-name="P3"><text:s text:c="5"/><text:span text:style-name="T1">| &gt; current_lr_0: 0.00019905219358328844 </text:span></text:p>
      <text:p text:style-name="P3"><text:s text:c="5"/><text:span text:style-name="T1">| &gt; current_lr_1: 0.00019905219358328844 </text:span></text:p>
      <text:p text:style-name="P3"><text:s text:c="5"/><text:span text:style-name="T1">| &gt; step_time: 0.7212 <text:s/>(0.6233238457075128)</text:span></text:p>
      <text:p text:style-name="P3"><text:s text:c="5"/><text:span text:style-name="T1">| &gt; loader_time: 0.0094 <text:s/>(0.007450398796264382)</text:span></text:p>
      <text:p text:style-name="P5"/>
      <text:p text:style-name="P5"/>
      <text:p text:style-name="P1">[1m <text:s text:c="2"/>--&gt; TIME: 2025-05-14 15:31:16 -- STEP: 559/630 -- GLOBAL_STEP: 901500[0m</text:p>
      <text:p text:style-name="P3"><text:s text:c="5"/><text:span text:style-name="T1">| &gt; loss_disc: 2.5825376510620117 <text:s/>(2.571430839238314)</text:span></text:p>
      <text:p text:style-name="P3"><text:soft-page-break/><text:s text:c="5"/><text:span text:style-name="T1">| &gt; loss_disc_real_0: 0.12629365921020508 <text:s/>(0.16759257205163847)</text:span></text:p>
      <text:p text:style-name="P3"><text:s text:c="5"/><text:span text:style-name="T1">| &gt; loss_disc_real_1: 0.22038231790065765 <text:s/>(0.21101919968141)</text:span></text:p>
      <text:p text:style-name="P3"><text:s text:c="5"/><text:span text:style-name="T1">| &gt; loss_disc_real_2: 0.2443368285894394 <text:s/>(0.22863948646406365)</text:span></text:p>
      <text:p text:style-name="P3"><text:s text:c="5"/><text:span text:style-name="T1">| &gt; loss_disc_real_3: 0.20819252729415894 <text:s/>(0.22915122006255106)</text:span></text:p>
      <text:p text:style-name="P3"><text:s text:c="5"/><text:span text:style-name="T1">| &gt; loss_disc_real_4: 0.20681782066822052 <text:s/>(0.2382361055593371)</text:span></text:p>
      <text:p text:style-name="P3"><text:s text:c="5"/><text:span text:style-name="T1">| &gt; loss_disc_real_5: 0.25949719548225403 <text:s/>(0.23023743351691525)</text:span></text:p>
      <text:p text:style-name="P3"><text:s text:c="5"/><text:span text:style-name="T1">| &gt; loss_0: 2.5825376510620117 <text:s/>(2.571430839238314)</text:span></text:p>
      <text:p text:style-name="P3"><text:s text:c="5"/><text:span text:style-name="T1">| &gt; grad_norm_0: tensor(28.3229, device='cuda:0') <text:s/>(tensor(21.2850, device='cuda:0'))</text:span></text:p>
      <text:p text:style-name="P3"><text:s text:c="5"/><text:span text:style-name="T1">| &gt; loss_gen: 2.296659231185913 <text:s/>(2.242081706553748)</text:span></text:p>
      <text:p text:style-name="P3"><text:s text:c="5"/><text:span text:style-name="T1">| &gt; loss_kl: 1.7460287809371948 <text:s/>(1.6050159656084502)</text:span></text:p>
      <text:p text:style-name="P3"><text:s text:c="5"/><text:span text:style-name="T1">| &gt; loss_feat: 7.435070514678955 <text:s/>(6.904407430420196)</text:span></text:p>
      <text:p text:style-name="P3"><text:s text:c="5"/><text:span text:style-name="T1">| &gt; loss_mel: 15.702213287353516 <text:s/>(15.509351360136794)</text:span></text:p>
      <text:p text:style-name="P3"><text:s text:c="5"/><text:span text:style-name="T1">| &gt; loss_duration: 1.484721064567566 <text:s/>(1.4167715793005682)</text:span></text:p>
      <text:p text:style-name="P3"><text:s text:c="5"/><text:span text:style-name="T1">| &gt; amp_scaler: 256.0 <text:s/>(256.0)</text:span></text:p>
      <text:p text:style-name="P3"><text:s text:c="5"/><text:span text:style-name="T1">| &gt; loss_1: 28.664691925048828 <text:s/>(27.677628061639176)</text:span></text:p>
      <text:p text:style-name="P3"><text:s text:c="5"/><text:span text:style-name="T1">| &gt; grad_norm_1: tensor(160.5189, device='cuda:0') <text:s/>(tensor(243.9824, device='cuda:0'))</text:span></text:p>
      <text:p text:style-name="P3"><text:s text:c="5"/><text:span text:style-name="T1">| &gt; current_lr_0: 0.00019905219358328844 </text:span></text:p>
      <text:p text:style-name="P3"><text:s text:c="5"/><text:span text:style-name="T1">| &gt; current_lr_1: 0.00019905219358328844 </text:span></text:p>
      <text:p text:style-name="P3"><text:s text:c="5"/><text:span text:style-name="T1">| &gt; step_time: 0.794 <text:s/>(0.6527088950912936)</text:span></text:p>
      <text:p text:style-name="P3"><text:s text:c="5"/><text:span text:style-name="T1">| &gt; loader_time: 0.0115 <text:s/>(0.007996841918590458)</text:span></text:p>
      <text:p text:style-name="P5"/>
      <text:p text:style-name="P5"/>
      <text:p text:style-name="P3"><text:s/><text:span text:style-name="T1">&gt; CHECKPOINT : /kaggle/working/vits_4_nov-May-14-2025_10+28AM-0000000/checkpoint_9015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169232686360677 [0m(+0.00013413031895955375)</text:span></text:p>
      <text:p text:style-name="P3"><text:s text:c="5"/><text:span text:style-name="T1">| &gt; avg_loss_disc:[91m 2.691781461238861 [0m(+0.06174645821253444)</text:span></text:p>
      <text:p text:style-name="P3"><text:s text:c="5"/><text:span text:style-name="T1">| &gt; avg_loss_disc_real_0:[91m 0.1740079695979754 [0m(+0.027219918866952242)</text:span></text:p>
      <text:p text:style-name="P3"><text:s text:c="5"/><text:span text:style-name="T1">| &gt; avg_loss_disc_real_1:[92m 0.1723965754111608 [0m(-0.09961544349789617)</text:span></text:p>
      <text:p text:style-name="P3"><text:s text:c="5"/><text:span text:style-name="T1">| &gt; avg_loss_disc_real_2:[92m 0.20904319485028586 [0m(-0.041793112953503936)</text:span></text:p>
      <text:p text:style-name="P3"><text:s text:c="5"/><text:span text:style-name="T1">| &gt; avg_loss_disc_real_3:[92m 0.2388224055369695 [0m(-0.036335114389657946)</text:span></text:p>
      <text:p text:style-name="P3"><text:s text:c="5"/><text:span text:style-name="T1">| &gt; avg_loss_disc_real_4:[92m 0.2677847209076087 [0m(-0.01907950391372043)</text:span></text:p>
      <text:p text:style-name="P3"><text:s text:c="5"/><text:span text:style-name="T1">| &gt; avg_loss_disc_real_5:[91m 0.249740240474542 [0m(+0.02741305281718573)</text:span></text:p>
      <text:p text:style-name="P3"><text:s text:c="5"/><text:span text:style-name="T1">| &gt; avg_loss_0:[91m 2.691781461238861 [0m(+0.06174645821253444)</text:span></text:p>
      <text:p text:style-name="P3"><text:s text:c="5"/><text:span text:style-name="T1">| &gt; avg_loss_gen:[92m 1.9844868779182434 [0m(-0.19407484928766872)</text:span></text:p>
      <text:p text:style-name="P3"><text:s text:c="5"/><text:span text:style-name="T1">| &gt; avg_loss_kl:[91m 1.7944643795490265 [0m(+0.1520289878050487)</text:span></text:p>
      <text:p text:style-name="P3"><text:s text:c="5"/><text:span text:style-name="T1">| &gt; avg_loss_feat:[91m 6.706584095954895 [0m(+0.6291431585947675)</text:span></text:p>
      <text:p text:style-name="P3"><text:s text:c="5"/><text:span text:style-name="T1">| &gt; avg_loss_mel:[91m 15.803575913111368 [0m(+0.46014404296875)</text:span></text:p>
      <text:p text:style-name="P3"><text:s text:c="5"/><text:span text:style-name="T1">| &gt; avg_loss_duration:[92m 1.5321936905384064 [0m(-0.0036504268646240234)</text:span></text:p>
      <text:p text:style-name="P3"><text:s text:c="5"/><text:span text:style-name="T1">| &gt; avg_loss_1:[91m 27.82130511601766 [0m(+1.0435908635457345)</text:span></text:p>
      <text:p text:style-name="P5"/>
      <text:p text:style-name="P5"/>
      <text:p text:style-name="P1">[4m[1m &gt; EPOCH: 39/50[0m</text:p>
      <text:p text:style-name="P3"><text:s/><text:span text:style-name="T1">--&gt; /kaggle/working/vits_4_nov-May-14-2025_10+28AM-0000000</text:span></text:p>
      <text:p text:style-name="P5"/>
      <text:p text:style-name="P1">[1m &gt; TRAINING (2025-05-14 15:32:39) [0m</text:p>
      <text:p text:style-name="P5"/>
      <text:p text:style-name="P1">[1m <text:s text:c="2"/>--&gt; TIME: 2025-05-14 15:32:56 -- STEP: 29/630 -- GLOBAL_STEP: 901600[0m</text:p>
      <text:p text:style-name="P3"><text:s text:c="5"/><text:span text:style-name="T1">| &gt; loss_disc: 2.65968656539917 <text:s/>(2.557833063191381)</text:span></text:p>
      <text:p text:style-name="P3"><text:s text:c="5"/><text:span text:style-name="T1">| &gt; loss_disc_real_0: 0.15838466584682465 <text:s/>(0.16295302736348125)</text:span></text:p>
      <text:p text:style-name="P3"><text:s text:c="5"/><text:span text:style-name="T1">| &gt; loss_disc_real_1: 0.1885339319705963 <text:s/>(0.21177721537392716)</text:span></text:p>
      <text:p text:style-name="P3"><text:s text:c="5"/><text:span text:style-name="T1">| &gt; loss_disc_real_2: 0.2600259780883789 <text:s/>(0.23214105182680592)</text:span></text:p>
      <text:p text:style-name="P3"><text:s text:c="5"/><text:span text:style-name="T1">| &gt; loss_disc_real_3: 0.27867716550827026 <text:s/>(0.23483930117097393)</text:span></text:p>
      <text:p text:style-name="P3"><text:s text:c="5"/><text:span text:style-name="T1">| &gt; loss_disc_real_4: 0.28509074449539185 <text:s/>(0.23973936613263755)</text:span></text:p>
      <text:p text:style-name="P3"><text:s text:c="5"/><text:span text:style-name="T1">| &gt; loss_disc_real_5: 0.2743983566761017 <text:s/>(0.21997172231304235)</text:span></text:p>
      <text:p text:style-name="P3"><text:s text:c="5"/><text:span text:style-name="T1">| &gt; loss_0: 2.65968656539917 <text:s/>(2.557833063191381)</text:span></text:p>
      <text:p text:style-name="P3"><text:soft-page-break/><text:s text:c="5"/><text:span text:style-name="T1">| &gt; grad_norm_0: tensor(11.6361, device='cuda:0') <text:s/>(tensor(25.1310, device='cuda:0'))</text:span></text:p>
      <text:p text:style-name="P3"><text:s text:c="5"/><text:span text:style-name="T1">| &gt; loss_gen: 2.059068202972412 <text:s/>(2.3334721203508058)</text:span></text:p>
      <text:p text:style-name="P3"><text:s text:c="5"/><text:span text:style-name="T1">| &gt; loss_kl: 1.5531129837036133 <text:s/>(1.5625938793708538)</text:span></text:p>
      <text:p text:style-name="P3"><text:s text:c="5"/><text:span text:style-name="T1">| &gt; loss_feat: 6.134647846221924 <text:s/>(7.296306626550082)</text:span></text:p>
      <text:p text:style-name="P3"><text:s text:c="5"/><text:span text:style-name="T1">| &gt; loss_mel: 16.679706573486328 <text:s/>(15.915826106893606)</text:span></text:p>
      <text:p text:style-name="P3"><text:s text:c="5"/><text:span text:style-name="T1">| &gt; loss_duration: 1.3970913887023926 <text:s/>(1.4208000158441478)</text:span></text:p>
      <text:p text:style-name="P3"><text:s text:c="5"/><text:span text:style-name="T1">| &gt; amp_scaler: 256.0 <text:s/>(256.0)</text:span></text:p>
      <text:p text:style-name="P3"><text:s text:c="5"/><text:span text:style-name="T1">| &gt; loss_1: 27.823627471923828 <text:s/>(28.528998868218785)</text:span></text:p>
      <text:p text:style-name="P3"><text:s text:c="5"/><text:span text:style-name="T1">| &gt; grad_norm_1: tensor(127.8953, device='cuda:0') <text:s/>(tensor(297.8583, device='cuda:0'))</text:span></text:p>
      <text:p text:style-name="P3"><text:s text:c="5"/><text:span text:style-name="T1">| &gt; current_lr_0: 0.0001990273120590905 </text:span></text:p>
      <text:p text:style-name="P3"><text:s text:c="5"/><text:span text:style-name="T1">| &gt; current_lr_1: 0.0001990273120590905 </text:span></text:p>
      <text:p text:style-name="P3"><text:s text:c="5"/><text:span text:style-name="T1">| &gt; step_time: 0.5366 <text:s/>(0.5202848746858796)</text:span></text:p>
      <text:p text:style-name="P3"><text:s text:c="5"/><text:span text:style-name="T1">| &gt; loader_time: 0.0057 <text:s/>(0.0048854104403791765)</text:span></text:p>
      <text:p text:style-name="P5"/>
      <text:p text:style-name="P5"/>
      <text:p text:style-name="P1">[1m <text:s text:c="2"/>--&gt; TIME: 2025-05-14 15:33:51 -- STEP: 129/630 -- GLOBAL_STEP: 901700[0m</text:p>
      <text:p text:style-name="P3"><text:s text:c="5"/><text:span text:style-name="T1">| &gt; loss_disc: 2.6312062740325928 <text:s/>(2.579284666120545)</text:span></text:p>
      <text:p text:style-name="P3"><text:s text:c="5"/><text:span text:style-name="T1">| &gt; loss_disc_real_0: 0.249118372797966 <text:s/>(0.1632089653564978)</text:span></text:p>
      <text:p text:style-name="P3"><text:s text:c="5"/><text:span text:style-name="T1">| &gt; loss_disc_real_1: 0.18683107197284698 <text:s/>(0.21085087504497793)</text:span></text:p>
      <text:p text:style-name="P3"><text:s text:c="5"/><text:span text:style-name="T1">| &gt; loss_disc_real_2: 0.16182762384414673 <text:s/>(0.2287862059450889)</text:span></text:p>
      <text:p text:style-name="P3"><text:s text:c="5"/><text:span text:style-name="T1">| &gt; loss_disc_real_3: 0.20109771192073822 <text:s/>(0.2278996927793636)</text:span></text:p>
      <text:p text:style-name="P3"><text:s text:c="5"/><text:span text:style-name="T1">| &gt; loss_disc_real_4: 0.20804037153720856 <text:s/>(0.24064018028651096)</text:span></text:p>
      <text:p text:style-name="P3"><text:s text:c="5"/><text:span text:style-name="T1">| &gt; loss_disc_real_5: 0.2171962559223175 <text:s/>(0.2342073525222697)</text:span></text:p>
      <text:p text:style-name="P3"><text:s text:c="5"/><text:span text:style-name="T1">| &gt; loss_0: 2.6312062740325928 <text:s/>(2.579284666120545)</text:span></text:p>
      <text:p text:style-name="P3"><text:s text:c="5"/><text:span text:style-name="T1">| &gt; grad_norm_0: tensor(8.6556, device='cuda:0') <text:s/>(tensor(19.2823, device='cuda:0'))</text:span></text:p>
      <text:p text:style-name="P3"><text:s text:c="5"/><text:span text:style-name="T1">| &gt; loss_gen: 2.046862840652466 <text:s/>(2.227453418480333)</text:span></text:p>
      <text:p text:style-name="P3"><text:s text:c="5"/><text:span text:style-name="T1">| &gt; loss_kl: 1.6454100608825684 <text:s/>(1.5899356002955474)</text:span></text:p>
      <text:p text:style-name="P3"><text:s text:c="5"/><text:span text:style-name="T1">| &gt; loss_feat: 6.775015354156494 <text:s/>(6.924052024072455)</text:span></text:p>
      <text:p text:style-name="P3"><text:s text:c="5"/><text:span text:style-name="T1">| &gt; loss_mel: 15.726806640625 <text:s/>(15.54492557141208)</text:span></text:p>
      <text:p text:style-name="P3"><text:s text:c="5"/><text:span text:style-name="T1">| &gt; loss_duration: 1.497175931930542 <text:s/>(1.4040731625963552)</text:span></text:p>
      <text:p text:style-name="P3"><text:s text:c="5"/><text:span text:style-name="T1">| &gt; amp_scaler: 256.0 <text:s/>(256.0)</text:span></text:p>
      <text:p text:style-name="P3"><text:s text:c="5"/><text:span text:style-name="T1">| &gt; loss_1: 27.69127082824707 <text:s/>(27.690439756526505)</text:span></text:p>
      <text:p text:style-name="P3"><text:s text:c="5"/><text:span text:style-name="T1">| &gt; grad_norm_1: tensor(39.4104, device='cuda:0') <text:s/>(tensor(209.0662, device='cuda:0'))</text:span></text:p>
      <text:p text:style-name="P3"><text:s text:c="5"/><text:span text:style-name="T1">| &gt; current_lr_0: 0.0001990273120590905 </text:span></text:p>
      <text:p text:style-name="P3"><text:s text:c="5"/><text:span text:style-name="T1">| &gt; current_lr_1: 0.0001990273120590905 </text:span></text:p>
      <text:p text:style-name="P3"><text:s text:c="5"/><text:span text:style-name="T1">| &gt; step_time: 0.5448 <text:s/>(0.541091185207515)</text:span></text:p>
      <text:p text:style-name="P3"><text:s text:c="5"/><text:span text:style-name="T1">| &gt; loader_time: 0.0063 <text:s/>(0.005592050478439923)</text:span></text:p>
      <text:p text:style-name="P5"/>
      <text:p text:style-name="P5"/>
      <text:p text:style-name="P1">[1m <text:s text:c="2"/>--&gt; TIME: 2025-05-14 15:34:53 -- STEP: 229/630 -- GLOBAL_STEP: 901800[0m</text:p>
      <text:p text:style-name="P3"><text:s text:c="5"/><text:span text:style-name="T1">| &gt; loss_disc: 2.3896007537841797 <text:s/>(2.5890675299032297)</text:span></text:p>
      <text:p text:style-name="P3"><text:s text:c="5"/><text:span text:style-name="T1">| &gt; loss_disc_real_0: 0.10780535638332367 <text:s/>(0.16510010722162421)</text:span></text:p>
      <text:p text:style-name="P3"><text:s text:c="5"/><text:span text:style-name="T1">| &gt; loss_disc_real_1: 0.19069182872772217 <text:s/>(0.2118321979280122)</text:span></text:p>
      <text:p text:style-name="P3"><text:s text:c="5"/><text:span text:style-name="T1">| &gt; loss_disc_real_2: 0.21608535945415497 <text:s/>(0.22998757256951394)</text:span></text:p>
      <text:p text:style-name="P3"><text:s text:c="5"/><text:span text:style-name="T1">| &gt; loss_disc_real_3: 0.194834366440773 <text:s/>(0.22841440746357347)</text:span></text:p>
      <text:p text:style-name="P3"><text:s text:c="5"/><text:span text:style-name="T1">| &gt; loss_disc_real_4: 0.23438626527786255 <text:s/>(0.24032968406333674)</text:span></text:p>
      <text:p text:style-name="P3"><text:s text:c="5"/><text:span text:style-name="T1">| &gt; loss_disc_real_5: 0.205485001206398 <text:s/>(0.23691515523663775)</text:span></text:p>
      <text:p text:style-name="P3"><text:s text:c="5"/><text:span text:style-name="T1">| &gt; loss_0: 2.3896007537841797 <text:s/>(2.5890675299032297)</text:span></text:p>
      <text:p text:style-name="P3"><text:s text:c="5"/><text:span text:style-name="T1">| &gt; grad_norm_0: tensor(12.5768, device='cuda:0') <text:s/>(tensor(15.6808, device='cuda:0'))</text:span></text:p>
      <text:p text:style-name="P3"><text:s text:c="5"/><text:span text:style-name="T1">| &gt; loss_gen: 2.2871341705322266 <text:s/>(2.2138389525975715)</text:span></text:p>
      <text:p text:style-name="P3"><text:s text:c="5"/><text:span text:style-name="T1">| &gt; loss_kl: 1.6684597730636597 <text:s/>(1.6174279472192823)</text:span></text:p>
      <text:p text:style-name="P3"><text:s text:c="5"/><text:span text:style-name="T1">| &gt; loss_feat: 6.800566673278809 <text:s/>(6.884741114737165)</text:span></text:p>
      <text:p text:style-name="P3"><text:s text:c="5"/><text:span text:style-name="T1">| &gt; loss_mel: 16.09637451171875 <text:s/>(15.56256433345345)</text:span></text:p>
      <text:p text:style-name="P3"><text:s text:c="5"/><text:span text:style-name="T1">| &gt; loss_duration: 1.4635398387908936 <text:s/>(1.3749243005394416)</text:span></text:p>
      <text:p text:style-name="P3"><text:s text:c="5"/><text:span text:style-name="T1">| &gt; amp_scaler: 256.0 <text:s/>(256.0)</text:span></text:p>
      <text:p text:style-name="P3"><text:s text:c="5"/><text:span text:style-name="T1">| &gt; loss_1: 28.31607437133789 <text:s/>(27.653496529858185)</text:span></text:p>
      <text:p text:style-name="P3"><text:s text:c="5"/><text:span text:style-name="T1">| &gt; grad_norm_1: tensor(227.4705, device='cuda:0') <text:s/>(tensor(158.3713, device='cuda:0'))</text:span></text:p>
      <text:p text:style-name="P3"><text:s text:c="5"/><text:span text:style-name="T1">| &gt; current_lr_0: 0.0001990273120590905 </text:span></text:p>
      <text:p text:style-name="P3"><text:soft-page-break/><text:s text:c="5"/><text:span text:style-name="T1">| &gt; current_lr_1: 0.0001990273120590905 </text:span></text:p>
      <text:p text:style-name="P3"><text:s text:c="5"/><text:span text:style-name="T1">| &gt; step_time: 0.6229 <text:s/>(0.5673333245073341)</text:span></text:p>
      <text:p text:style-name="P3"><text:s text:c="5"/><text:span text:style-name="T1">| &gt; loader_time: 0.0081 <text:s/>(0.00615673190121047)</text:span></text:p>
      <text:p text:style-name="P5"/>
      <text:p text:style-name="P5"/>
      <text:p text:style-name="P1">[1m <text:s text:c="2"/>--&gt; TIME: 2025-05-14 15:35:59 -- STEP: 329/630 -- GLOBAL_STEP: 901900[0m</text:p>
      <text:p text:style-name="P3"><text:s text:c="5"/><text:span text:style-name="T1">| &gt; loss_disc: 2.602339744567871 <text:s/>(2.5801597344476765)</text:span></text:p>
      <text:p text:style-name="P3"><text:s text:c="5"/><text:span text:style-name="T1">| &gt; loss_disc_real_0: 0.24479296803474426 <text:s/>(0.1663933987630174)</text:span></text:p>
      <text:p text:style-name="P3"><text:s text:c="5"/><text:span text:style-name="T1">| &gt; loss_disc_real_1: 0.1633639633655548 <text:s/>(0.21182623351598576)</text:span></text:p>
      <text:p text:style-name="P3"><text:s text:c="5"/><text:span text:style-name="T1">| &gt; loss_disc_real_2: 0.2527526617050171 <text:s/>(0.22929998340034194)</text:span></text:p>
      <text:p text:style-name="P3"><text:s text:c="5"/><text:span text:style-name="T1">| &gt; loss_disc_real_3: 0.22772975265979767 <text:s/>(0.2286196295794745)</text:span></text:p>
      <text:p text:style-name="P3"><text:s text:c="5"/><text:span text:style-name="T1">| &gt; loss_disc_real_4: 0.21123595535755157 <text:s/>(0.23897552458529778)</text:span></text:p>
      <text:p text:style-name="P3"><text:s text:c="5"/><text:span text:style-name="T1">| &gt; loss_disc_real_5: 0.21010452508926392 <text:s/>(0.23224525633735135)</text:span></text:p>
      <text:p text:style-name="P3"><text:s text:c="5"/><text:span text:style-name="T1">| &gt; loss_0: 2.602339744567871 <text:s/>(2.5801597344476765)</text:span></text:p>
      <text:p text:style-name="P3"><text:s text:c="5"/><text:span text:style-name="T1">| &gt; grad_norm_0: tensor(9.7127, device='cuda:0') <text:s/>(tensor(18.1872, device='cuda:0'))</text:span></text:p>
      <text:p text:style-name="P3"><text:s text:c="5"/><text:span text:style-name="T1">| &gt; loss_gen: 2.1300854682922363 <text:s/>(2.2365010382556627)</text:span></text:p>
      <text:p text:style-name="P3"><text:s text:c="5"/><text:span text:style-name="T1">| &gt; loss_kl: 1.7449519634246826 <text:s/>(1.6105745777170708)</text:span></text:p>
      <text:p text:style-name="P3"><text:s text:c="5"/><text:span text:style-name="T1">| &gt; loss_feat: 6.223038673400879 <text:s/>(6.903011279990243)</text:span></text:p>
      <text:p text:style-name="P3"><text:s text:c="5"/><text:span text:style-name="T1">| &gt; loss_mel: 15.546710014343262 <text:s/>(15.56813531661106)</text:span></text:p>
      <text:p text:style-name="P3"><text:s text:c="5"/><text:span text:style-name="T1">| &gt; loss_duration: 1.4638948440551758 <text:s/>(1.3996372523641152)</text:span></text:p>
      <text:p text:style-name="P3"><text:s text:c="5"/><text:span text:style-name="T1">| &gt; amp_scaler: 256.0 <text:s/>(261.4468085106383)</text:span></text:p>
      <text:p text:style-name="P3"><text:s text:c="5"/><text:span text:style-name="T1">| &gt; loss_1: 27.108680725097656 <text:s/>(27.71785935514966)</text:span></text:p>
      <text:p text:style-name="P3"><text:s text:c="5"/><text:span text:style-name="T1">| &gt; grad_norm_1: tensor(171.5905, device='cuda:0') <text:s/>(tensor(195.2043, device='cuda:0'))</text:span></text:p>
      <text:p text:style-name="P3"><text:s text:c="5"/><text:span text:style-name="T1">| &gt; current_lr_0: 0.0001990273120590905 </text:span></text:p>
      <text:p text:style-name="P3"><text:s text:c="5"/><text:span text:style-name="T1">| &gt; current_lr_1: 0.0001990273120590905 </text:span></text:p>
      <text:p text:style-name="P3"><text:s text:c="5"/><text:span text:style-name="T1">| &gt; step_time: 0.6745 <text:s/>(0.5918295861739877)</text:span></text:p>
      <text:p text:style-name="P3"><text:s text:c="5"/><text:span text:style-name="T1">| &gt; loader_time: 0.0083 <text:s/>(0.006747353040700988)</text:span></text:p>
      <text:p text:style-name="P5"/>
      <text:p text:style-name="P5"/>
      <text:p text:style-name="P1">[1m <text:s text:c="2"/>--&gt; TIME: 2025-05-14 15:37:11 -- STEP: 429/630 -- GLOBAL_STEP: 902000[0m</text:p>
      <text:p text:style-name="P3"><text:s text:c="5"/><text:span text:style-name="T1">| &gt; loss_disc: 2.442568778991699 <text:s/>(2.5768188985633396)</text:span></text:p>
      <text:p text:style-name="P3"><text:s text:c="5"/><text:span text:style-name="T1">| &gt; loss_disc_real_0: 0.10277460515499115 <text:s/>(0.16618490985015047)</text:span></text:p>
      <text:p text:style-name="P3"><text:s text:c="5"/><text:span text:style-name="T1">| &gt; loss_disc_real_1: 0.21314164996147156 <text:s/>(0.21087901474851545)</text:span></text:p>
      <text:p text:style-name="P3"><text:s text:c="5"/><text:span text:style-name="T1">| &gt; loss_disc_real_2: 0.1839693933725357 <text:s/>(0.2282211761444043)</text:span></text:p>
      <text:p text:style-name="P3"><text:s text:c="5"/><text:span text:style-name="T1">| &gt; loss_disc_real_3: 0.2352340817451477 <text:s/>(0.22836063506997825)</text:span></text:p>
      <text:p text:style-name="P3"><text:s text:c="5"/><text:span text:style-name="T1">| &gt; loss_disc_real_4: 0.2512665390968323 <text:s/>(0.23953003229655864)</text:span></text:p>
      <text:p text:style-name="P3"><text:s text:c="5"/><text:span text:style-name="T1">| &gt; loss_disc_real_5: 0.2563685476779938 <text:s/>(0.23197939613343396)</text:span></text:p>
      <text:p text:style-name="P3"><text:s text:c="5"/><text:span text:style-name="T1">| &gt; loss_0: 2.442568778991699 <text:s/>(2.5768188985633396)</text:span></text:p>
      <text:p text:style-name="P3"><text:s text:c="5"/><text:span text:style-name="T1">| &gt; grad_norm_0: tensor(9.6887, device='cuda:0') <text:s/>(tensor(18.6896, device='cuda:0'))</text:span></text:p>
      <text:p text:style-name="P3"><text:s text:c="5"/><text:span text:style-name="T1">| &gt; loss_gen: 2.369499921798706 <text:s/>(2.235538604098323)</text:span></text:p>
      <text:p text:style-name="P3"><text:s text:c="5"/><text:span text:style-name="T1">| &gt; loss_kl: 1.7807064056396484 <text:s/>(1.6171056657404332)</text:span></text:p>
      <text:p text:style-name="P3"><text:s text:c="5"/><text:span text:style-name="T1">| &gt; loss_feat: 5.751713752746582 <text:s/>(6.861714134127386)</text:span></text:p>
      <text:p text:style-name="P3"><text:s text:c="5"/><text:span text:style-name="T1">| &gt; loss_mel: 16.249595642089844 <text:s/>(15.538407790355194)</text:span></text:p>
      <text:p text:style-name="P3"><text:s text:c="5"/><text:span text:style-name="T1">| &gt; loss_duration: 1.4463553428649902 <text:s/>(1.402738608958282)</text:span></text:p>
      <text:p text:style-name="P3"><text:s text:c="5"/><text:span text:style-name="T1">| &gt; amp_scaler: 256.0 <text:s/>(260.1771561771564)</text:span></text:p>
      <text:p text:style-name="P3"><text:s text:c="5"/><text:span text:style-name="T1">| &gt; loss_1: 27.597871780395508 <text:s/>(27.65550472464039)</text:span></text:p>
      <text:p text:style-name="P3"><text:s text:c="5"/><text:span text:style-name="T1">| &gt; grad_norm_1: tensor(91.4515, device='cuda:0') <text:s/>(tensor(205.6107, device='cuda:0'))</text:span></text:p>
      <text:p text:style-name="P3"><text:s text:c="5"/><text:span text:style-name="T1">| &gt; current_lr_0: 0.0001990273120590905 </text:span></text:p>
      <text:p text:style-name="P3"><text:s text:c="5"/><text:span text:style-name="T1">| &gt; current_lr_1: 0.0001990273120590905 </text:span></text:p>
      <text:p text:style-name="P3"><text:s text:c="5"/><text:span text:style-name="T1">| &gt; step_time: 0.7489 <text:s/>(0.6175726738287297)</text:span></text:p>
      <text:p text:style-name="P3"><text:s text:c="5"/><text:span text:style-name="T1">| &gt; loader_time: 0.0102 <text:s/>(0.0072881097282285175)</text:span></text:p>
      <text:p text:style-name="P5"/>
      <text:p text:style-name="P5"/>
      <text:p text:style-name="P3"><text:s/><text:span text:style-name="T1">&gt; CHECKPOINT : /kaggle/working/vits_4_nov-May-14-2025_10+28AM-0000000/checkpoint_902000.pth</text:span></text:p>
      <text:p text:style-name="P5"/>
      <text:p text:style-name="P1">[1m <text:s text:c="2"/>--&gt; TIME: 2025-05-14 15:38:33 -- STEP: 529/630 -- GLOBAL_STEP: 902100[0m</text:p>
      <text:p text:style-name="P3"><text:s text:c="5"/><text:span text:style-name="T1">| &gt; loss_disc: 2.5654704570770264 <text:s/>(2.575031315221227)</text:span></text:p>
      <text:p text:style-name="P3"><text:s text:c="5"/><text:span text:style-name="T1">| &gt; loss_disc_real_0: 0.17790673673152924 <text:s/>(0.16631544788415575)</text:span></text:p>
      <text:p text:style-name="P3"><text:s text:c="5"/><text:span text:style-name="T1">| &gt; loss_disc_real_1: 0.21367619931697845 <text:s/>(0.21111345186914068)</text:span></text:p>
      <text:p text:style-name="P3"><text:soft-page-break/><text:s text:c="5"/><text:span text:style-name="T1">| &gt; loss_disc_real_2: 0.27226904034614563 <text:s/>(0.22763373960506714)</text:span></text:p>
      <text:p text:style-name="P3"><text:s text:c="5"/><text:span text:style-name="T1">| &gt; loss_disc_real_3: 0.22006037831306458 <text:s/>(0.22799203695556844)</text:span></text:p>
      <text:p text:style-name="P3"><text:s text:c="5"/><text:span text:style-name="T1">| &gt; loss_disc_real_4: 0.2567797899246216 <text:s/>(0.23945117948862016)</text:span></text:p>
      <text:p text:style-name="P3"><text:s text:c="5"/><text:span text:style-name="T1">| &gt; loss_disc_real_5: 0.2184712290763855 <text:s/>(0.23215902229112578)</text:span></text:p>
      <text:p text:style-name="P3"><text:s text:c="5"/><text:span text:style-name="T1">| &gt; loss_0: 2.5654704570770264 <text:s/>(2.575031315221227)</text:span></text:p>
      <text:p text:style-name="P3"><text:s text:c="5"/><text:span text:style-name="T1">| &gt; grad_norm_0: tensor(14.1710, device='cuda:0') <text:s/>(tensor(17.7869, device='cuda:0'))</text:span></text:p>
      <text:p text:style-name="P3"><text:s text:c="5"/><text:span text:style-name="T1">| &gt; loss_gen: 2.3493826389312744 <text:s/>(2.2289710705131585)</text:span></text:p>
      <text:p text:style-name="P3"><text:s text:c="5"/><text:span text:style-name="T1">| &gt; loss_kl: 1.662021279335022 <text:s/>(1.6145441678611452)</text:span></text:p>
      <text:p text:style-name="P3"><text:s text:c="5"/><text:span text:style-name="T1">| &gt; loss_feat: 6.925590515136719 <text:s/>(6.801367597453759)</text:span></text:p>
      <text:p text:style-name="P3"><text:s text:c="5"/><text:span text:style-name="T1">| &gt; loss_mel: 15.900267601013184 <text:s/>(15.5330360697438)</text:span></text:p>
      <text:p text:style-name="P3"><text:s text:c="5"/><text:span text:style-name="T1">| &gt; loss_duration: 1.4476351737976074 <text:s/>(1.4135681812163787)</text:span></text:p>
      <text:p text:style-name="P3"><text:s text:c="5"/><text:span text:style-name="T1">| &gt; amp_scaler: 256.0 <text:s/>(259.3875236294896)</text:span></text:p>
      <text:p text:style-name="P3"><text:s text:c="5"/><text:span text:style-name="T1">| &gt; loss_1: 28.28489875793457 <text:s/>(27.5914870372116)</text:span></text:p>
      <text:p text:style-name="P3"><text:s text:c="5"/><text:span text:style-name="T1">| &gt; grad_norm_1: tensor(280.7163, device='cuda:0') <text:s/>(tensor(193.5071, device='cuda:0'))</text:span></text:p>
      <text:p text:style-name="P3"><text:s text:c="5"/><text:span text:style-name="T1">| &gt; current_lr_0: 0.0001990273120590905 </text:span></text:p>
      <text:p text:style-name="P3"><text:s text:c="5"/><text:span text:style-name="T1">| &gt; current_lr_1: 0.0001990273120590905 </text:span></text:p>
      <text:p text:style-name="P3"><text:s text:c="5"/><text:span text:style-name="T1">| &gt; step_time: 0.8178 <text:s/>(0.6476738367278995)</text:span></text:p>
      <text:p text:style-name="P3"><text:s text:c="5"/><text:span text:style-name="T1">| &gt; loader_time: 0.0119 <text:s/>(0.007828155852896505)</text:span></text:p>
      <text:p text:style-name="P5"/>
      <text:p text:style-name="P5"/>
      <text:p text:style-name="P1">[1m <text:s text:c="2"/>--&gt; TIME: 2025-05-14 15:40:11 -- STEP: 629/630 -- GLOBAL_STEP: 902200[0m</text:p>
      <text:p text:style-name="P3"><text:s text:c="5"/><text:span text:style-name="T1">| &gt; loss_disc: 2.525696277618408 <text:s/>(2.573241720897024)</text:span></text:p>
      <text:p text:style-name="P3"><text:s text:c="5"/><text:span text:style-name="T1">| &gt; loss_disc_real_0: 0.17190925776958466 <text:s/>(0.1667480887948803)</text:span></text:p>
      <text:p text:style-name="P3"><text:s text:c="5"/><text:span text:style-name="T1">| &gt; loss_disc_real_1: 0.1580124944448471 <text:s/>(0.21085168075390945)</text:span></text:p>
      <text:p text:style-name="P3"><text:s text:c="5"/><text:span text:style-name="T1">| &gt; loss_disc_real_2: 0.23358018696308136 <text:s/>(0.22765001105011362)</text:span></text:p>
      <text:p text:style-name="P3"><text:s text:c="5"/><text:span text:style-name="T1">| &gt; loss_disc_real_3: 0.17649619281291962 <text:s/>(0.2279695821822353)</text:span></text:p>
      <text:p text:style-name="P3"><text:s text:c="5"/><text:span text:style-name="T1">| &gt; loss_disc_real_4: 0.23670455813407898 <text:s/>(0.23919462427994406)</text:span></text:p>
      <text:p text:style-name="P3"><text:s text:c="5"/><text:span text:style-name="T1">| &gt; loss_disc_real_5: 0.17978248000144958 <text:s/>(0.23111574105409066)</text:span></text:p>
      <text:p text:style-name="P3"><text:s text:c="5"/><text:span text:style-name="T1">| &gt; loss_0: 2.525696277618408 <text:s/>(2.573241720897024)</text:span></text:p>
      <text:p text:style-name="P3"><text:s text:c="5"/><text:span text:style-name="T1">| &gt; grad_norm_0: tensor(7.2923, device='cuda:0') <text:s/>(tensor(18.5342, device='cuda:0'))</text:span></text:p>
      <text:p text:style-name="P3"><text:s text:c="5"/><text:span text:style-name="T1">| &gt; loss_gen: 2.1674067974090576 <text:s/>(2.231555039249656)</text:span></text:p>
      <text:p text:style-name="P3"><text:s text:c="5"/><text:span text:style-name="T1">| &gt; loss_kl: 1.610292911529541 <text:s/>(1.61613995699132)</text:span></text:p>
      <text:p text:style-name="P3"><text:s text:c="5"/><text:span text:style-name="T1">| &gt; loss_feat: 7.303952217102051 <text:s/>(6.786861691831213)</text:span></text:p>
      <text:p text:style-name="P3"><text:s text:c="5"/><text:span text:style-name="T1">| &gt; loss_mel: 15.466412544250488 <text:s/>(15.523874144864955)</text:span></text:p>
      <text:p text:style-name="P3"><text:s text:c="5"/><text:span text:style-name="T1">| &gt; loss_duration: 1.4949822425842285 <text:s/>(1.4225856545240576)</text:span></text:p>
      <text:p text:style-name="P3"><text:s text:c="5"/><text:span text:style-name="T1">| &gt; amp_scaler: 256.0 <text:s/>(258.84896661367253)</text:span></text:p>
      <text:p text:style-name="P3"><text:s text:c="5"/><text:span text:style-name="T1">| &gt; loss_1: 28.043045043945312 <text:s/>(27.581016413168612)</text:span></text:p>
      <text:p text:style-name="P3"><text:s text:c="5"/><text:span text:style-name="T1">| &gt; grad_norm_1: tensor(68.6595, device='cuda:0') <text:s/>(tensor(202.6199, device='cuda:0'))</text:span></text:p>
      <text:p text:style-name="P3"><text:s text:c="5"/><text:span text:style-name="T1">| &gt; current_lr_0: 0.0001990273120590905 </text:span></text:p>
      <text:p text:style-name="P3"><text:s text:c="5"/><text:span text:style-name="T1">| &gt; current_lr_1: 0.0001990273120590905 </text:span></text:p>
      <text:p text:style-name="P3"><text:s text:c="5"/><text:span text:style-name="T1">| &gt; step_time: 1.4506 <text:s/>(0.698077900042026)</text:span></text:p>
      <text:p text:style-name="P3"><text:s text:c="5"/><text:span text:style-name="T1">| &gt; loader_time: 0.0161 <text:s/>(0.008535739537831903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314846833546956 [0m(+0.0001456141471862793)</text:span></text:p>
      <text:p text:style-name="P3"><text:s text:c="5"/><text:span text:style-name="T1">| &gt; avg_loss_disc:[92m 2.6674149433771768 [0m(-0.02436651786168431)</text:span></text:p>
      <text:p text:style-name="P3"><text:s text:c="5"/><text:span text:style-name="T1">| &gt; avg_loss_disc_real_0:[91m 0.22408062716325125 [0m(+0.05007265756527585)</text:span></text:p>
      <text:p text:style-name="P3"><text:s text:c="5"/><text:span text:style-name="T1">| &gt; avg_loss_disc_real_1:[91m 0.1946618097523848 [0m(+0.022265234341224016)</text:span></text:p>
      <text:p text:style-name="P3"><text:s text:c="5"/><text:span text:style-name="T1">| &gt; avg_loss_disc_real_2:[92m 0.20243489121397337 [0m(-0.006608303636312485)</text:span></text:p>
      <text:p text:style-name="P3"><text:s text:c="5"/><text:span text:style-name="T1">| &gt; avg_loss_disc_real_3:[91m 0.24231225376327833 [0m(+0.0034898482263088226)</text:span></text:p>
      <text:p text:style-name="P3"><text:s text:c="5"/><text:span text:style-name="T1">| &gt; avg_loss_disc_real_4:[91m 0.2734393775463104 [0m(+0.005654656638701738)</text:span></text:p>
      <text:p text:style-name="P3"><text:s text:c="5"/><text:span text:style-name="T1">| &gt; avg_loss_disc_real_5:[91m 0.2916317308942477 [0m(+0.04189149041970572)</text:span></text:p>
      <text:p text:style-name="P3"><text:s text:c="5"/><text:span text:style-name="T1">| &gt; avg_loss_0:[92m 2.6674149433771768 [0m(-0.02436651786168431)</text:span></text:p>
      <text:p text:style-name="P3"><text:s text:c="5"/><text:span text:style-name="T1">| &gt; avg_loss_gen:[91m 2.137625058492025 [0m(+0.15313818057378148)</text:span></text:p>
      <text:p text:style-name="P3"><text:soft-page-break/><text:s text:c="5"/><text:span text:style-name="T1">| &gt; avg_loss_kl:[92m 1.7241822183132172 [0m(-0.07028216123580933)</text:span></text:p>
      <text:p text:style-name="P3"><text:s text:c="5"/><text:span text:style-name="T1">| &gt; avg_loss_feat:[92m 5.997672438621521 [0m(-0.708911657333374)</text:span></text:p>
      <text:p text:style-name="P3"><text:s text:c="5"/><text:span text:style-name="T1">| &gt; avg_loss_mel:[92m 14.938910802205404 [0m(-0.864665110905964)</text:span></text:p>
      <text:p text:style-name="P3"><text:s text:c="5"/><text:span text:style-name="T1">| &gt; avg_loss_duration:[91m 1.533922831217448 [0m(+0.0017291406790416186)</text:span></text:p>
      <text:p text:style-name="P3"><text:s text:c="5"/><text:span text:style-name="T1">| &gt; avg_loss_1:[92m 26.33231274286906 [0m(-1.488992373148598)</text:span></text:p>
      <text:p text:style-name="P5"/>
      <text:p text:style-name="P3"><text:s/><text:span text:style-name="T1">&gt; BEST MODEL : /kaggle/working/vits_4_nov-May-14-2025_10+28AM-0000000/best_model_902201.pth</text:span></text:p>
      <text:p text:style-name="P5"/>
      <text:p text:style-name="P1">[4m[1m &gt; EPOCH: 40/50[0m</text:p>
      <text:p text:style-name="P3"><text:s/><text:span text:style-name="T1">--&gt; /kaggle/working/vits_4_nov-May-14-2025_10+28AM-0000000</text:span></text:p>
      <text:p text:style-name="P5"/>
      <text:p text:style-name="P1">[1m &gt; TRAINING (2025-05-14 15:40:22) [0m</text:p>
      <text:p text:style-name="P5"/>
      <text:p text:style-name="P1">[1m <text:s text:c="2"/>--&gt; TIME: 2025-05-14 15:41:18 -- STEP: 99/630 -- GLOBAL_STEP: 902300[0m</text:p>
      <text:p text:style-name="P3"><text:s text:c="5"/><text:span text:style-name="T1">| &gt; loss_disc: 2.6925249099731445 <text:s/>(2.5671665066420437)</text:span></text:p>
      <text:p text:style-name="P3"><text:s text:c="5"/><text:span text:style-name="T1">| &gt; loss_disc_real_0: 0.1266770362854004 <text:s/>(0.16709672275817758)</text:span></text:p>
      <text:p text:style-name="P3"><text:s text:c="5"/><text:span text:style-name="T1">| &gt; loss_disc_real_1: 0.17505598068237305 <text:s/>(0.2097400642103619)</text:span></text:p>
      <text:p text:style-name="P3"><text:s text:c="5"/><text:span text:style-name="T1">| &gt; loss_disc_real_2: 0.30704817175865173 <text:s/>(0.22713017448632403)</text:span></text:p>
      <text:p text:style-name="P3"><text:s text:c="5"/><text:span text:style-name="T1">| &gt; loss_disc_real_3: 0.2455466240644455 <text:s/>(0.22788873525580974)</text:span></text:p>
      <text:p text:style-name="P3"><text:s text:c="5"/><text:span text:style-name="T1">| &gt; loss_disc_real_4: 0.28374752402305603 <text:s/>(0.2393656379044658)</text:span></text:p>
      <text:p text:style-name="P3"><text:s text:c="5"/><text:span text:style-name="T1">| &gt; loss_disc_real_5: 0.24058698117733002 <text:s/>(0.23049323968213015)</text:span></text:p>
      <text:p text:style-name="P3"><text:s text:c="5"/><text:span text:style-name="T1">| &gt; loss_0: 2.6925249099731445 <text:s/>(2.5671665066420437)</text:span></text:p>
      <text:p text:style-name="P3"><text:s text:c="5"/><text:span text:style-name="T1">| &gt; grad_norm_0: tensor(28.3181, device='cuda:0') <text:s/>(tensor(22.8826, device='cuda:0'))</text:span></text:p>
      <text:p text:style-name="P3"><text:s text:c="5"/><text:span text:style-name="T1">| &gt; loss_gen: 2.3403091430664062 <text:s/>(2.2565862169169426)</text:span></text:p>
      <text:p text:style-name="P3"><text:s text:c="5"/><text:span text:style-name="T1">| &gt; loss_kl: 1.7348401546478271 <text:s/>(1.5736577113469439)</text:span></text:p>
      <text:p text:style-name="P3"><text:s text:c="5"/><text:span text:style-name="T1">| &gt; loss_feat: 6.220844268798828 <text:s/>(7.076242832222369)</text:span></text:p>
      <text:p text:style-name="P3"><text:s text:c="5"/><text:span text:style-name="T1">| &gt; loss_mel: 15.59705638885498 <text:s/>(15.589015084083634)</text:span></text:p>
      <text:p text:style-name="P3"><text:s text:c="5"/><text:span text:style-name="T1">| &gt; loss_duration: 1.4798212051391602 <text:s/>(1.4307521581649778)</text:span></text:p>
      <text:p text:style-name="P3"><text:s text:c="5"/><text:span text:style-name="T1">| &gt; amp_scaler: 256.0 <text:s/>(256.0)</text:span></text:p>
      <text:p text:style-name="P3"><text:s text:c="5"/><text:span text:style-name="T1">| &gt; loss_1: 27.37287139892578 <text:s/>(27.926253906404128)</text:span></text:p>
      <text:p text:style-name="P3"><text:s text:c="5"/><text:span text:style-name="T1">| &gt; grad_norm_1: tensor(477.0338, device='cuda:0') <text:s/>(tensor(284.5106, device='cuda:0'))</text:span></text:p>
      <text:p text:style-name="P3"><text:s text:c="5"/><text:span text:style-name="T1">| &gt; current_lr_0: 0.00019900243364508313 </text:span></text:p>
      <text:p text:style-name="P3"><text:s text:c="5"/><text:span text:style-name="T1">| &gt; current_lr_1: 0.00019900243364508313 </text:span></text:p>
      <text:p text:style-name="P3"><text:s text:c="5"/><text:span text:style-name="T1">| &gt; step_time: 0.5378 <text:s/>(0.5422258641984729)</text:span></text:p>
      <text:p text:style-name="P3"><text:s text:c="5"/><text:span text:style-name="T1">| &gt; loader_time: 0.0055 <text:s/>(0.005357034278638437)</text:span></text:p>
      <text:p text:style-name="P5"/>
      <text:p text:style-name="P5"/>
      <text:p text:style-name="P1">[1m <text:s text:c="2"/>--&gt; TIME: 2025-05-14 15:42:18 -- STEP: 199/630 -- GLOBAL_STEP: 902400[0m</text:p>
      <text:p text:style-name="P3"><text:s text:c="5"/><text:span text:style-name="T1">| &gt; loss_disc: 2.4839465618133545 <text:s/>(2.5656945549663)</text:span></text:p>
      <text:p text:style-name="P3"><text:s text:c="5"/><text:span text:style-name="T1">| &gt; loss_disc_real_0: 0.1440674364566803 <text:s/>(0.16667067135997765)</text:span></text:p>
      <text:p text:style-name="P3"><text:s text:c="5"/><text:span text:style-name="T1">| &gt; loss_disc_real_1: 0.20654456317424774 <text:s/>(0.21086499514292234)</text:span></text:p>
      <text:p text:style-name="P3"><text:s text:c="5"/><text:span text:style-name="T1">| &gt; loss_disc_real_2: 0.216953843832016 <text:s/>(0.22700319143395928)</text:span></text:p>
      <text:p text:style-name="P3"><text:s text:c="5"/><text:span text:style-name="T1">| &gt; loss_disc_real_3: 0.19349849224090576 <text:s/>(0.2273066849564787)</text:span></text:p>
      <text:p text:style-name="P3"><text:s text:c="5"/><text:span text:style-name="T1">| &gt; loss_disc_real_4: 0.20663736760616302 <text:s/>(0.23846133030838704)</text:span></text:p>
      <text:p text:style-name="P3"><text:s text:c="5"/><text:span text:style-name="T1">| &gt; loss_disc_real_5: 0.2502341866493225 <text:s/>(0.23237912993335244)</text:span></text:p>
      <text:p text:style-name="P3"><text:s text:c="5"/><text:span text:style-name="T1">| &gt; loss_0: 2.4839465618133545 <text:s/>(2.5656945549663)</text:span></text:p>
      <text:p text:style-name="P3"><text:s text:c="5"/><text:span text:style-name="T1">| &gt; grad_norm_0: tensor(20.8831, device='cuda:0') <text:s/>(tensor(22.9242, device='cuda:0'))</text:span></text:p>
      <text:p text:style-name="P3"><text:s text:c="5"/><text:span text:style-name="T1">| &gt; loss_gen: 2.1718127727508545 <text:s/>(2.241563151829209)</text:span></text:p>
      <text:p text:style-name="P3"><text:s text:c="5"/><text:span text:style-name="T1">| &gt; loss_kl: 1.5134583711624146 <text:s/>(1.5843424815029354)</text:span></text:p>
      <text:p text:style-name="P3"><text:s text:c="5"/><text:span text:style-name="T1">| &gt; loss_feat: 6.0543532371521 <text:s/>(6.941435689303144)</text:span></text:p>
      <text:p text:style-name="P3"><text:s text:c="5"/><text:span text:style-name="T1">| &gt; loss_mel: 15.213037490844727 <text:s/>(15.455782406294166)</text:span></text:p>
      <text:p text:style-name="P3"><text:s text:c="5"/><text:span text:style-name="T1">| &gt; loss_duration: 1.4400711059570312 <text:s/>(1.3855574610245278)</text:span></text:p>
      <text:p text:style-name="P3"><text:s text:c="5"/><text:span text:style-name="T1">| &gt; amp_scaler: 256.0 <text:s/>(256.0)</text:span></text:p>
      <text:p text:style-name="P3"><text:s text:c="5"/><text:span text:style-name="T1">| &gt; loss_1: 26.392732620239258 <text:s/>(27.608681175576972)</text:span></text:p>
      <text:p text:style-name="P3"><text:s text:c="5"/><text:span text:style-name="T1">| &gt; grad_norm_1: tensor(140.9548, device='cuda:0') <text:s/>(tensor(270.8176, device='cuda:0'))</text:span></text:p>
      <text:p text:style-name="P3"><text:s text:c="5"/><text:span text:style-name="T1">| &gt; current_lr_0: 0.00019900243364508313 </text:span></text:p>
      <text:p text:style-name="P3"><text:s text:c="5"/><text:span text:style-name="T1">| &gt; current_lr_1: 0.00019900243364508313 </text:span></text:p>
      <text:p text:style-name="P3"><text:s text:c="5"/><text:span text:style-name="T1">| &gt; step_time: 0.5918 <text:s/>(0.566705253256026)</text:span></text:p>
      <text:p text:style-name="P3"><text:s text:c="5"/><text:span text:style-name="T1">| &gt; loader_time: 0.0071 <text:s/>(0.005885215260874688)</text:span></text:p>
      <text:p text:style-name="P5"><text:soft-page-break/></text:p>
      <text:p text:style-name="P5"/>
      <text:p text:style-name="P1">[1m <text:s text:c="2"/>--&gt; TIME: 2025-05-14 15:43:23 -- STEP: 299/630 -- GLOBAL_STEP: 902500[0m</text:p>
      <text:p text:style-name="P3"><text:s text:c="5"/><text:span text:style-name="T1">| &gt; loss_disc: 2.581153392791748 <text:s/>(2.5661901319306035)</text:span></text:p>
      <text:p text:style-name="P3"><text:s text:c="5"/><text:span text:style-name="T1">| &gt; loss_disc_real_0: 0.19264672696590424 <text:s/>(0.16635787437193375)</text:span></text:p>
      <text:p text:style-name="P3"><text:s text:c="5"/><text:span text:style-name="T1">| &gt; loss_disc_real_1: 0.20049728453159332 <text:s/>(0.2101079870924902)</text:span></text:p>
      <text:p text:style-name="P3"><text:s text:c="5"/><text:span text:style-name="T1">| &gt; loss_disc_real_2: 0.239077627658844 <text:s/>(0.2266111454138389)</text:span></text:p>
      <text:p text:style-name="P3"><text:s text:c="5"/><text:span text:style-name="T1">| &gt; loss_disc_real_3: 0.24475567042827606 <text:s/>(0.22806340181907284)</text:span></text:p>
      <text:p text:style-name="P3"><text:s text:c="5"/><text:span text:style-name="T1">| &gt; loss_disc_real_4: 0.2584344446659088 <text:s/>(0.23822130497084015)</text:span></text:p>
      <text:p text:style-name="P3"><text:s text:c="5"/><text:span text:style-name="T1">| &gt; loss_disc_real_5: 0.2619909942150116 <text:s/>(0.23316980390046352)</text:span></text:p>
      <text:p text:style-name="P3"><text:s text:c="5"/><text:span text:style-name="T1">| &gt; loss_0: 2.581153392791748 <text:s/>(2.5661901319306035)</text:span></text:p>
      <text:p text:style-name="P3"><text:s text:c="5"/><text:span text:style-name="T1">| &gt; grad_norm_0: tensor(16.2291, device='cuda:0') <text:s/>(tensor(21.5668, device='cuda:0'))</text:span></text:p>
      <text:p text:style-name="P3"><text:s text:c="5"/><text:span text:style-name="T1">| &gt; loss_gen: 2.2741827964782715 <text:s/>(2.2368391728321457)</text:span></text:p>
      <text:p text:style-name="P3"><text:s text:c="5"/><text:span text:style-name="T1">| &gt; loss_kl: 1.799924373626709 <text:s/>(1.5934513356773352)</text:span></text:p>
      <text:p text:style-name="P3"><text:s text:c="5"/><text:span text:style-name="T1">| &gt; loss_feat: 6.604722499847412 <text:s/>(6.873319721540878)</text:span></text:p>
      <text:p text:style-name="P3"><text:s text:c="5"/><text:span text:style-name="T1">| &gt; loss_mel: 16.04664421081543 <text:s/>(15.438821228052861)</text:span></text:p>
      <text:p text:style-name="P3"><text:s text:c="5"/><text:span text:style-name="T1">| &gt; loss_duration: 1.425764799118042 <text:s/>(1.3892183810173466)</text:span></text:p>
      <text:p text:style-name="P3"><text:s text:c="5"/><text:span text:style-name="T1">| &gt; amp_scaler: 256.0 <text:s/>(256.0)</text:span></text:p>
      <text:p text:style-name="P3"><text:s text:c="5"/><text:span text:style-name="T1">| &gt; loss_1: 28.15123748779297 <text:s/>(27.531649822375442)</text:span></text:p>
      <text:p text:style-name="P3"><text:s text:c="5"/><text:span text:style-name="T1">| &gt; grad_norm_1: tensor(133.7475, device='cuda:0') <text:s/>(tensor(255.1164, device='cuda:0'))</text:span></text:p>
      <text:p text:style-name="P3"><text:s text:c="5"/><text:span text:style-name="T1">| &gt; current_lr_0: 0.00019900243364508313 </text:span></text:p>
      <text:p text:style-name="P3"><text:s text:c="5"/><text:span text:style-name="T1">| &gt; current_lr_1: 0.00019900243364508313 </text:span></text:p>
      <text:p text:style-name="P3"><text:s text:c="5"/><text:span text:style-name="T1">| &gt; step_time: 0.6661 <text:s/>(0.5874982175221014)</text:span></text:p>
      <text:p text:style-name="P3"><text:s text:c="5"/><text:span text:style-name="T1">| &gt; loader_time: 0.0089 <text:s/>(0.006428324657937757)</text:span></text:p>
      <text:p text:style-name="P5"/>
      <text:p text:style-name="P5"/>
      <text:p text:style-name="P3"><text:s/><text:span text:style-name="T1">&gt; CHECKPOINT : /kaggle/working/vits_4_nov-May-14-2025_10+28AM-0000000/checkpoint_902500.pth</text:span></text:p>
      <text:p text:style-name="P5"/>
      <text:p text:style-name="P1">[1m <text:s text:c="2"/>--&gt; TIME: 2025-05-14 15:44:37 -- STEP: 399/630 -- GLOBAL_STEP: 902600[0m</text:p>
      <text:p text:style-name="P3"><text:s text:c="5"/><text:span text:style-name="T1">| &gt; loss_disc: 2.519981622695923 <text:s/>(2.5694696807622317)</text:span></text:p>
      <text:p text:style-name="P3"><text:s text:c="5"/><text:span text:style-name="T1">| &gt; loss_disc_real_0: 0.16669434309005737 <text:s/>(0.1665311936373101)</text:span></text:p>
      <text:p text:style-name="P3"><text:s text:c="5"/><text:span text:style-name="T1">| &gt; loss_disc_real_1: 0.22273629903793335 <text:s/>(0.21109293649593994)</text:span></text:p>
      <text:p text:style-name="P3"><text:s text:c="5"/><text:span text:style-name="T1">| &gt; loss_disc_real_2: 0.254780650138855 <text:s/>(0.22680262156895228)</text:span></text:p>
      <text:p text:style-name="P3"><text:s text:c="5"/><text:span text:style-name="T1">| &gt; loss_disc_real_3: 0.22777016460895538 <text:s/>(0.22808851469728283)</text:span></text:p>
      <text:p text:style-name="P3"><text:s text:c="5"/><text:span text:style-name="T1">| &gt; loss_disc_real_4: 0.24084194004535675 <text:s/>(0.23849605315161826)</text:span></text:p>
      <text:p text:style-name="P3"><text:s text:c="5"/><text:span text:style-name="T1">| &gt; loss_disc_real_5: 0.21860654652118683 <text:s/>(0.23303048716003733)</text:span></text:p>
      <text:p text:style-name="P3"><text:s text:c="5"/><text:span text:style-name="T1">| &gt; loss_0: 2.519981622695923 <text:s/>(2.5694696807622317)</text:span></text:p>
      <text:p text:style-name="P3"><text:s text:c="5"/><text:span text:style-name="T1">| &gt; grad_norm_0: tensor(25.2984, device='cuda:0') <text:s/>(tensor(20.7182, device='cuda:0'))</text:span></text:p>
      <text:p text:style-name="P3"><text:s text:c="5"/><text:span text:style-name="T1">| &gt; loss_gen: 2.434544086456299 <text:s/>(2.2321990578993227)</text:span></text:p>
      <text:p text:style-name="P3"><text:s text:c="5"/><text:span text:style-name="T1">| &gt; loss_kl: 1.4517322778701782 <text:s/>(1.600519129506926)</text:span></text:p>
      <text:p text:style-name="P3"><text:s text:c="5"/><text:span text:style-name="T1">| &gt; loss_feat: 7.358145713806152 <text:s/>(6.8533074873730655)</text:span></text:p>
      <text:p text:style-name="P3"><text:s text:c="5"/><text:span text:style-name="T1">| &gt; loss_mel: 14.905921936035156 <text:s/>(15.444631012460045)</text:span></text:p>
      <text:p text:style-name="P3"><text:s text:c="5"/><text:span text:style-name="T1">| &gt; loss_duration: 1.4309886693954468 <text:s/>(1.3947818476454656)</text:span></text:p>
      <text:p text:style-name="P3"><text:s text:c="5"/><text:span text:style-name="T1">| &gt; amp_scaler: 256.0 <text:s/>(256.0)</text:span></text:p>
      <text:p text:style-name="P3"><text:s text:c="5"/><text:span text:style-name="T1">| &gt; loss_1: 27.58133316040039 <text:s/>(27.525438504709033)</text:span></text:p>
      <text:p text:style-name="P3"><text:s text:c="5"/><text:span text:style-name="T1">| &gt; grad_norm_1: tensor(259.4239, device='cuda:0') <text:s/>(tensor(241.6796, device='cuda:0'))</text:span></text:p>
      <text:p text:style-name="P3"><text:s text:c="5"/><text:span text:style-name="T1">| &gt; current_lr_0: 0.00019900243364508313 </text:span></text:p>
      <text:p text:style-name="P3"><text:s text:c="5"/><text:span text:style-name="T1">| &gt; current_lr_1: 0.00019900243364508313 </text:span></text:p>
      <text:p text:style-name="P3"><text:s text:c="5"/><text:span text:style-name="T1">| &gt; step_time: 0.7207 <text:s/>(0.6151943481655645)</text:span></text:p>
      <text:p text:style-name="P3"><text:s text:c="5"/><text:span text:style-name="T1">| &gt; loader_time: 0.0094 <text:s/>(0.007012178425800832)</text:span></text:p>
      <text:p text:style-name="P5"/>
      <text:p text:style-name="P5"/>
      <text:p text:style-name="P1">[1m <text:s text:c="2"/>--&gt; TIME: 2025-05-14 15:45:51 -- STEP: 499/630 -- GLOBAL_STEP: 902700[0m</text:p>
      <text:p text:style-name="P3"><text:s text:c="5"/><text:span text:style-name="T1">| &gt; loss_disc: 2.641077995300293 <text:s/>(2.5700220865811523)</text:span></text:p>
      <text:p text:style-name="P3"><text:s text:c="5"/><text:span text:style-name="T1">| &gt; loss_disc_real_0: 0.22767364978790283 <text:s/>(0.16736823450288693)</text:span></text:p>
      <text:p text:style-name="P3"><text:s text:c="5"/><text:span text:style-name="T1">| &gt; loss_disc_real_1: 0.21531155705451965 <text:s/>(0.21116135636706632)</text:span></text:p>
      <text:p text:style-name="P3"><text:s text:c="5"/><text:span text:style-name="T1">| &gt; loss_disc_real_2: 0.1977790892124176 <text:s/>(0.2275213801669692)</text:span></text:p>
      <text:p text:style-name="P3"><text:s text:c="5"/><text:span text:style-name="T1">| &gt; loss_disc_real_3: 0.21996767818927765 <text:s/>(0.22876917921708437)</text:span></text:p>
      <text:p text:style-name="P3"><text:s text:c="5"/><text:span text:style-name="T1">| &gt; loss_disc_real_4: 0.25727322697639465 <text:s/>(0.23821387698272903)</text:span></text:p>
      <text:p text:style-name="P3"><text:soft-page-break/><text:s text:c="5"/><text:span text:style-name="T1">| &gt; loss_disc_real_5: 0.23201607167720795 <text:s/>(0.2307154424115269)</text:span></text:p>
      <text:p text:style-name="P3"><text:s text:c="5"/><text:span text:style-name="T1">| &gt; loss_0: 2.641077995300293 <text:s/>(2.5700220865811523)</text:span></text:p>
      <text:p text:style-name="P3"><text:s text:c="5"/><text:span text:style-name="T1">| &gt; grad_norm_0: tensor(32.7710, device='cuda:0') <text:s/>(tensor(22.0048, device='cuda:0'))</text:span></text:p>
      <text:p text:style-name="P3"><text:s text:c="5"/><text:span text:style-name="T1">| &gt; loss_gen: 2.066633701324463 <text:s/>(2.2375705361605176)</text:span></text:p>
      <text:p text:style-name="P3"><text:s text:c="5"/><text:span text:style-name="T1">| &gt; loss_kl: 1.6734235286712646 <text:s/>(1.6053903884065892)</text:span></text:p>
      <text:p text:style-name="P3"><text:s text:c="5"/><text:span text:style-name="T1">| &gt; loss_feat: 6.6646013259887695 <text:s/>(6.845708071110483)</text:span></text:p>
      <text:p text:style-name="P3"><text:s text:c="5"/><text:span text:style-name="T1">| &gt; loss_mel: 15.561558723449707 <text:s/>(15.431338239528372)</text:span></text:p>
      <text:p text:style-name="P3"><text:s text:c="5"/><text:span text:style-name="T1">| &gt; loss_duration: 1.4889345169067383 <text:s/>(1.4083686130558082)</text:span></text:p>
      <text:p text:style-name="P3"><text:s text:c="5"/><text:span text:style-name="T1">| &gt; amp_scaler: 256.0 <text:s/>(256.0)</text:span></text:p>
      <text:p text:style-name="P3"><text:s text:c="5"/><text:span text:style-name="T1">| &gt; loss_1: 27.455150604248047 <text:s/>(27.528375812905104)</text:span></text:p>
      <text:p text:style-name="P3"><text:s text:c="5"/><text:span text:style-name="T1">| &gt; grad_norm_1: tensor(292.0414, device='cuda:0') <text:s/>(tensor(255.8800, device='cuda:0'))</text:span></text:p>
      <text:p text:style-name="P3"><text:s text:c="5"/><text:span text:style-name="T1">| &gt; current_lr_0: 0.00019900243364508313 </text:span></text:p>
      <text:p text:style-name="P3"><text:s text:c="5"/><text:span text:style-name="T1">| &gt; current_lr_1: 0.00019900243364508313 </text:span></text:p>
      <text:p text:style-name="P3"><text:s text:c="5"/><text:span text:style-name="T1">| &gt; step_time: 0.7367 <text:s/>(0.638222318851876)</text:span></text:p>
      <text:p text:style-name="P3"><text:s text:c="5"/><text:span text:style-name="T1">| &gt; loader_time: 0.0099 <text:s/>(0.007595330775381331)</text:span></text:p>
      <text:p text:style-name="P5"/>
      <text:p text:style-name="P5"/>
      <text:p text:style-name="P1">[1m <text:s text:c="2"/>--&gt; TIME: 2025-05-14 15:47:13 -- STEP: 599/630 -- GLOBAL_STEP: 902800[0m</text:p>
      <text:p text:style-name="P3"><text:s text:c="5"/><text:span text:style-name="T1">| &gt; loss_disc: 2.5235795974731445 <text:s/>(2.569399858356915)</text:span></text:p>
      <text:p text:style-name="P3"><text:s text:c="5"/><text:span text:style-name="T1">| &gt; loss_disc_real_0: 0.11918209493160248 <text:s/>(0.16669060554796944)</text:span></text:p>
      <text:p text:style-name="P3"><text:s text:c="5"/><text:span text:style-name="T1">| &gt; loss_disc_real_1: 0.23264454305171967 <text:s/>(0.21116446330521457)</text:span></text:p>
      <text:p text:style-name="P3"><text:s text:c="5"/><text:span text:style-name="T1">| &gt; loss_disc_real_2: 0.25229835510253906 <text:s/>(0.22725306894126435)</text:span></text:p>
      <text:p text:style-name="P3"><text:s text:c="5"/><text:span text:style-name="T1">| &gt; loss_disc_real_3: 0.2131033092737198 <text:s/>(0.22879140106385856)</text:span></text:p>
      <text:p text:style-name="P3"><text:s text:c="5"/><text:span text:style-name="T1">| &gt; loss_disc_real_4: 0.2333032637834549 <text:s/>(0.23842884418562377)</text:span></text:p>
      <text:p text:style-name="P3"><text:s text:c="5"/><text:span text:style-name="T1">| &gt; loss_disc_real_5: 0.19877669215202332 <text:s/>(0.23062133949517408)</text:span></text:p>
      <text:p text:style-name="P3"><text:s text:c="5"/><text:span text:style-name="T1">| &gt; loss_0: 2.5235795974731445 <text:s/>(2.569399858356915)</text:span></text:p>
      <text:p text:style-name="P3"><text:s text:c="5"/><text:span text:style-name="T1">| &gt; grad_norm_0: tensor(9.7717, device='cuda:0') <text:s/>(tensor(22.2539, device='cuda:0'))</text:span></text:p>
      <text:p text:style-name="P3"><text:s text:c="5"/><text:span text:style-name="T1">| &gt; loss_gen: 2.2589943408966064 <text:s/>(2.2351091234433236)</text:span></text:p>
      <text:p text:style-name="P3"><text:s text:c="5"/><text:span text:style-name="T1">| &gt; loss_kl: 1.6096079349517822 <text:s/>(1.611146857424052)</text:span></text:p>
      <text:p text:style-name="P3"><text:s text:c="5"/><text:span text:style-name="T1">| &gt; loss_feat: 6.577352523803711 <text:s/>(6.814170424249617)</text:span></text:p>
      <text:p text:style-name="P3"><text:s text:c="5"/><text:span text:style-name="T1">| &gt; loss_mel: 15.846778869628906 <text:s/>(15.430636057272578)</text:span></text:p>
      <text:p text:style-name="P3"><text:s text:c="5"/><text:span text:style-name="T1">| &gt; loss_duration: 1.4886131286621094 <text:s/>(1.4174363764379179)</text:span></text:p>
      <text:p text:style-name="P3"><text:s text:c="5"/><text:span text:style-name="T1">| &gt; amp_scaler: 256.0 <text:s/>(256.0)</text:span></text:p>
      <text:p text:style-name="P3"><text:s text:c="5"/><text:span text:style-name="T1">| &gt; loss_1: 27.781347274780273 <text:s/>(27.50849883982255)</text:span></text:p>
      <text:p text:style-name="P3"><text:s text:c="5"/><text:span text:style-name="T1">| &gt; grad_norm_1: tensor(164.6762, device='cuda:0') <text:s/>(tensor(256.4719, device='cuda:0'))</text:span></text:p>
      <text:p text:style-name="P3"><text:s text:c="5"/><text:span text:style-name="T1">| &gt; current_lr_0: 0.00019900243364508313 </text:span></text:p>
      <text:p text:style-name="P3"><text:s text:c="5"/><text:span text:style-name="T1">| &gt; current_lr_1: 0.00019900243364508313 </text:span></text:p>
      <text:p text:style-name="P3"><text:s text:c="5"/><text:span text:style-name="T1">| &gt; step_time: 0.9524 <text:s/>(0.6661569562698644)</text:span></text:p>
      <text:p text:style-name="P3"><text:s text:c="5"/><text:span text:style-name="T1">| &gt; loader_time: 0.0117 <text:s/>(0.008221150638663112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973014195760091 [0m(-0.00034183263778686523)</text:span></text:p>
      <text:p text:style-name="P3"><text:s text:c="5"/><text:span text:style-name="T1">| &gt; avg_loss_disc:[92m 2.6032769083976746 [0m(-0.06413803497950221)</text:span></text:p>
      <text:p text:style-name="P3"><text:s text:c="5"/><text:span text:style-name="T1">| &gt; avg_loss_disc_real_0:[92m 0.12108981423079967 [0m(-0.10299081293245158)</text:span></text:p>
      <text:p text:style-name="P3"><text:s text:c="5"/><text:span text:style-name="T1">| &gt; avg_loss_disc_real_1:[91m 0.26171865810950595 [0m(+0.06705684835712114)</text:span></text:p>
      <text:p text:style-name="P3"><text:s text:c="5"/><text:span text:style-name="T1">| &gt; avg_loss_disc_real_2:[92m 0.17625130588809648 [0m(-0.02618358532587689)</text:span></text:p>
      <text:p text:style-name="P3"><text:s text:c="5"/><text:span text:style-name="T1">| &gt; avg_loss_disc_real_3:[92m 0.20003419617811838 [0m(-0.042278057585159956)</text:span></text:p>
      <text:p text:style-name="P3"><text:s text:c="5"/><text:span text:style-name="T1">| &gt; avg_loss_disc_real_4:[92m 0.22239834318558374 [0m(-0.051041034360726684)</text:span></text:p>
      <text:p text:style-name="P3"><text:s text:c="5"/><text:span text:style-name="T1">| &gt; avg_loss_disc_real_5:[92m 0.22155125314990678 [0m(-0.07008047774434092)</text:span></text:p>
      <text:p text:style-name="P3"><text:s text:c="5"/><text:span text:style-name="T1">| &gt; avg_loss_0:[92m 2.6032769083976746 [0m(-0.06413803497950221)</text:span></text:p>
      <text:p text:style-name="P3"><text:s text:c="5"/><text:span text:style-name="T1">| &gt; avg_loss_gen:[92m 1.976204921801885 [0m(-0.16142013669014)</text:span></text:p>
      <text:p text:style-name="P3"><text:s text:c="5"/><text:span text:style-name="T1">| &gt; avg_loss_kl:[91m 1.761435478925705 [0m(+0.03725326061248779)</text:span></text:p>
      <text:p text:style-name="P3"><text:s text:c="5"/><text:span text:style-name="T1">| &gt; avg_loss_feat:[91m 7.010879635810852 [0m(+1.013207197189331)</text:span></text:p>
      <text:p text:style-name="P3"><text:s text:c="5"/><text:span text:style-name="T1">| &gt; avg_loss_mel:[91m 15.787194013595581 [0m(+0.8482832113901768)</text:span></text:p>
      <text:p text:style-name="P3"><text:soft-page-break/><text:s text:c="5"/><text:span text:style-name="T1">| &gt; avg_loss_duration:[92m 1.5290786226590474 [0m(-0.00484420855840062)</text:span></text:p>
      <text:p text:style-name="P3"><text:s text:c="5"/><text:span text:style-name="T1">| &gt; avg_loss_1:[91m 28.06479295094808 [0m(+1.7324802080790178)</text:span></text:p>
      <text:p text:style-name="P5"/>
      <text:p text:style-name="P5"/>
      <text:p text:style-name="P1">[4m[1m &gt; EPOCH: 41/50[0m</text:p>
      <text:p text:style-name="P3"><text:s/><text:span text:style-name="T1">--&gt; /kaggle/working/vits_4_nov-May-14-2025_10+28AM-0000000</text:span></text:p>
      <text:p text:style-name="P5"/>
      <text:p text:style-name="P1">[1m &gt; TRAINING (2025-05-14 15:47:57) [0m</text:p>
      <text:p text:style-name="P5"/>
      <text:p text:style-name="P1">[1m <text:s text:c="2"/>--&gt; TIME: 2025-05-14 15:48:35 -- STEP: 69/630 -- GLOBAL_STEP: 902900[0m</text:p>
      <text:p text:style-name="P3"><text:s text:c="5"/><text:span text:style-name="T1">| &gt; loss_disc: 2.5200247764587402 <text:s/>(2.56519821761311)</text:span></text:p>
      <text:p text:style-name="P3"><text:s text:c="5"/><text:span text:style-name="T1">| &gt; loss_disc_real_0: 0.1855366826057434 <text:s/>(0.1599322389001432)</text:span></text:p>
      <text:p text:style-name="P3"><text:s text:c="5"/><text:span text:style-name="T1">| &gt; loss_disc_real_1: 0.27245858311653137 <text:s/>(0.2158979570520097)</text:span></text:p>
      <text:p text:style-name="P3"><text:s text:c="5"/><text:span text:style-name="T1">| &gt; loss_disc_real_2: 0.21974126994609833 <text:s/>(0.2313169312217961)</text:span></text:p>
      <text:p text:style-name="P3"><text:s text:c="5"/><text:span text:style-name="T1">| &gt; loss_disc_real_3: 0.1902202069759369 <text:s/>(0.22864893964235333)</text:span></text:p>
      <text:p text:style-name="P3"><text:s text:c="5"/><text:span text:style-name="T1">| &gt; loss_disc_real_4: 0.22888587415218353 <text:s/>(0.24046348013739655)</text:span></text:p>
      <text:p text:style-name="P3"><text:s text:c="5"/><text:span text:style-name="T1">| &gt; loss_disc_real_5: 0.2206817865371704 <text:s/>(0.23420234650805377)</text:span></text:p>
      <text:p text:style-name="P3"><text:s text:c="5"/><text:span text:style-name="T1">| &gt; loss_0: 2.5200247764587402 <text:s/>(2.56519821761311)</text:span></text:p>
      <text:p text:style-name="P3"><text:s text:c="5"/><text:span text:style-name="T1">| &gt; grad_norm_0: tensor(12.5655, device='cuda:0') <text:s/>(tensor(17.2281, device='cuda:0'))</text:span></text:p>
      <text:p text:style-name="P3"><text:s text:c="5"/><text:span text:style-name="T1">| &gt; loss_gen: 2.168630599975586 <text:s/>(2.257650869480077)</text:span></text:p>
      <text:p text:style-name="P3"><text:s text:c="5"/><text:span text:style-name="T1">| &gt; loss_kl: 1.3471205234527588 <text:s/>(1.5784720009651736)</text:span></text:p>
      <text:p text:style-name="P3"><text:s text:c="5"/><text:span text:style-name="T1">| &gt; loss_feat: 6.669039249420166 <text:s/>(7.074008658312369)</text:span></text:p>
      <text:p text:style-name="P3"><text:s text:c="5"/><text:span text:style-name="T1">| &gt; loss_mel: 16.009897232055664 <text:s/>(15.664360820383266)</text:span></text:p>
      <text:p text:style-name="P3"><text:s text:c="5"/><text:span text:style-name="T1">| &gt; loss_duration: 1.4483076333999634 <text:s/>(1.426961053972659)</text:span></text:p>
      <text:p text:style-name="P3"><text:s text:c="5"/><text:span text:style-name="T1">| &gt; amp_scaler: 256.0 <text:s/>(256.0)</text:span></text:p>
      <text:p text:style-name="P3"><text:s text:c="5"/><text:span text:style-name="T1">| &gt; loss_1: 27.642995834350586 <text:s/>(28.00145353787187)</text:span></text:p>
      <text:p text:style-name="P3"><text:s text:c="5"/><text:span text:style-name="T1">| &gt; grad_norm_1: tensor(428.1897, device='cuda:0') <text:s/>(tensor(199.6729, device='cuda:0'))</text:span></text:p>
      <text:p text:style-name="P3"><text:s text:c="5"/><text:span text:style-name="T1">| &gt; current_lr_0: 0.0001989775583408775 </text:span></text:p>
      <text:p text:style-name="P3"><text:s text:c="5"/><text:span text:style-name="T1">| &gt; current_lr_1: 0.0001989775583408775 </text:span></text:p>
      <text:p text:style-name="P3"><text:s text:c="5"/><text:span text:style-name="T1">| &gt; step_time: 0.5524 <text:s/>(0.5305589627528536)</text:span></text:p>
      <text:p text:style-name="P3"><text:s text:c="5"/><text:span text:style-name="T1">| &gt; loader_time: 0.0056 <text:s/>(0.005276279173035553)</text:span></text:p>
      <text:p text:style-name="P5"/>
      <text:p text:style-name="P5"/>
      <text:p text:style-name="P1">[1m <text:s text:c="2"/>--&gt; TIME: 2025-05-14 15:49:33 -- STEP: 169/630 -- GLOBAL_STEP: 903000[0m</text:p>
      <text:p text:style-name="P3"><text:s text:c="5"/><text:span text:style-name="T1">| &gt; loss_disc: 2.557344675064087 <text:s/>(2.5797806463298016)</text:span></text:p>
      <text:p text:style-name="P3"><text:s text:c="5"/><text:span text:style-name="T1">| &gt; loss_disc_real_0: 0.2137032151222229 <text:s/>(0.16459719603054623)</text:span></text:p>
      <text:p text:style-name="P3"><text:s text:c="5"/><text:span text:style-name="T1">| &gt; loss_disc_real_1: 0.19184793531894684 <text:s/>(0.21364947121876937)</text:span></text:p>
      <text:p text:style-name="P3"><text:s text:c="5"/><text:span text:style-name="T1">| &gt; loss_disc_real_2: 0.23256394267082214 <text:s/>(0.22977003684410682)</text:span></text:p>
      <text:p text:style-name="P3"><text:s text:c="5"/><text:span text:style-name="T1">| &gt; loss_disc_real_3: 0.23505918681621552 <text:s/>(0.227787584066391)</text:span></text:p>
      <text:p text:style-name="P3"><text:s text:c="5"/><text:span text:style-name="T1">| &gt; loss_disc_real_4: 0.23932354152202606 <text:s/>(0.2393292445226534)</text:span></text:p>
      <text:p text:style-name="P3"><text:s text:c="5"/><text:span text:style-name="T1">| &gt; loss_disc_real_5: 0.22319847345352173 <text:s/>(0.23498768222755229)</text:span></text:p>
      <text:p text:style-name="P3"><text:s text:c="5"/><text:span text:style-name="T1">| &gt; loss_0: 2.557344675064087 <text:s/>(2.5797806463298016)</text:span></text:p>
      <text:p text:style-name="P3"><text:s text:c="5"/><text:span text:style-name="T1">| &gt; grad_norm_0: tensor(24.6395, device='cuda:0') <text:s/>(tensor(15.2714, device='cuda:0'))</text:span></text:p>
      <text:p text:style-name="P3"><text:s text:c="5"/><text:span text:style-name="T1">| &gt; loss_gen: 2.493558883666992 <text:s/>(2.224581142149028)</text:span></text:p>
      <text:p text:style-name="P3"><text:s text:c="5"/><text:span text:style-name="T1">| &gt; loss_kl: 1.5724493265151978 <text:s/>(1.6036878154122614)</text:span></text:p>
      <text:p text:style-name="P3"><text:s text:c="5"/><text:span text:style-name="T1">| &gt; loss_feat: 7.8270344734191895 <text:s/>(6.952655989742843)</text:span></text:p>
      <text:p text:style-name="P3"><text:s text:c="5"/><text:span text:style-name="T1">| &gt; loss_mel: 16.682628631591797 <text:s/>(15.613067745457034)</text:span></text:p>
      <text:p text:style-name="P3"><text:s text:c="5"/><text:span text:style-name="T1">| &gt; loss_duration: 1.4855912923812866 <text:s/>(1.3733256526247284)</text:span></text:p>
      <text:p text:style-name="P3"><text:s text:c="5"/><text:span text:style-name="T1">| &gt; amp_scaler: 256.0 <text:s/>(256.0)</text:span></text:p>
      <text:p text:style-name="P3"><text:s text:c="5"/><text:span text:style-name="T1">| &gt; loss_1: 30.061262130737305 <text:s/>(27.767318432147686)</text:span></text:p>
      <text:p text:style-name="P3"><text:s text:c="5"/><text:span text:style-name="T1">| &gt; grad_norm_1: tensor(318.9959, device='cuda:0') <text:s/>(tensor(172.1745, device='cuda:0'))</text:span></text:p>
      <text:p text:style-name="P3"><text:s text:c="5"/><text:span text:style-name="T1">| &gt; current_lr_0: 0.0001989775583408775 </text:span></text:p>
      <text:p text:style-name="P3"><text:s text:c="5"/><text:span text:style-name="T1">| &gt; current_lr_1: 0.0001989775583408775 </text:span></text:p>
      <text:p text:style-name="P3"><text:s text:c="5"/><text:span text:style-name="T1">| &gt; step_time: 0.5848 <text:s/>(0.5504241638635042)</text:span></text:p>
      <text:p text:style-name="P3"><text:s text:c="5"/><text:span text:style-name="T1">| &gt; loader_time: 0.0065 <text:s/>(0.005710930513912405)</text:span></text:p>
      <text:p text:style-name="P5"/>
      <text:p text:style-name="P5"/>
      <text:p text:style-name="P3"><text:s/><text:span text:style-name="T1">&gt; CHECKPOINT : /kaggle/working/vits_4_nov-May-14-2025_10+28AM-0000000/checkpoint_903000.pth</text:span></text:p>
      <text:p text:style-name="P5"/>
      <text:p text:style-name="P1"><text:soft-page-break/>[1m <text:s text:c="2"/>--&gt; TIME: 2025-05-14 15:50:39 -- STEP: 269/630 -- GLOBAL_STEP: 903100[0m</text:p>
      <text:p text:style-name="P3"><text:s text:c="5"/><text:span text:style-name="T1">| &gt; loss_disc: 2.4726812839508057 <text:s/>(2.5772083745126837)</text:span></text:p>
      <text:p text:style-name="P3"><text:s text:c="5"/><text:span text:style-name="T1">| &gt; loss_disc_real_0: 0.15159662067890167 <text:s/>(0.1672869906327982)</text:span></text:p>
      <text:p text:style-name="P3"><text:s text:c="5"/><text:span text:style-name="T1">| &gt; loss_disc_real_1: 0.19932246208190918 <text:s/>(0.21256896864525893)</text:span></text:p>
      <text:p text:style-name="P3"><text:s text:c="5"/><text:span text:style-name="T1">| &gt; loss_disc_real_2: 0.24463237822055817 <text:s/>(0.22937924705695042)</text:span></text:p>
      <text:p text:style-name="P3"><text:s text:c="5"/><text:span text:style-name="T1">| &gt; loss_disc_real_3: 0.18835240602493286 <text:s/>(0.22820868523147472)</text:span></text:p>
      <text:p text:style-name="P3"><text:s text:c="5"/><text:span text:style-name="T1">| &gt; loss_disc_real_4: 0.2492808699607849 <text:s/>(0.2387535788091142)</text:span></text:p>
      <text:p text:style-name="P3"><text:s text:c="5"/><text:span text:style-name="T1">| &gt; loss_disc_real_5: 0.21098768711090088 <text:s/>(0.2329625861241472)</text:span></text:p>
      <text:p text:style-name="P3"><text:s text:c="5"/><text:span text:style-name="T1">| &gt; loss_0: 2.4726812839508057 <text:s/>(2.5772083745126837)</text:span></text:p>
      <text:p text:style-name="P3"><text:s text:c="5"/><text:span text:style-name="T1">| &gt; grad_norm_0: tensor(16.0480, device='cuda:0') <text:s/>(tensor(16.4892, device='cuda:0'))</text:span></text:p>
      <text:p text:style-name="P3"><text:s text:c="5"/><text:span text:style-name="T1">| &gt; loss_gen: 2.2231173515319824 <text:s/>(2.2262996488344258)</text:span></text:p>
      <text:p text:style-name="P3"><text:s text:c="5"/><text:span text:style-name="T1">| &gt; loss_kl: 1.6435692310333252 <text:s/>(1.6171206563821954)</text:span></text:p>
      <text:p text:style-name="P3"><text:s text:c="5"/><text:span text:style-name="T1">| &gt; loss_feat: 7.233229637145996 <text:s/>(6.919785735332389)</text:span></text:p>
      <text:p text:style-name="P3"><text:s text:c="5"/><text:span text:style-name="T1">| &gt; loss_mel: 15.626862525939941 <text:s/>(15.5764133850438)</text:span></text:p>
      <text:p text:style-name="P3"><text:s text:c="5"/><text:span text:style-name="T1">| &gt; loss_duration: 1.4721505641937256 <text:s/>(1.3814198044596109)</text:span></text:p>
      <text:p text:style-name="P3"><text:s text:c="5"/><text:span text:style-name="T1">| &gt; amp_scaler: 256.0 <text:s/>(256.0)</text:span></text:p>
      <text:p text:style-name="P3"><text:s text:c="5"/><text:span text:style-name="T1">| &gt; loss_1: 28.198930740356445 <text:s/>(27.72103930051442)</text:span></text:p>
      <text:p text:style-name="P3"><text:s text:c="5"/><text:span text:style-name="T1">| &gt; grad_norm_1: tensor(391.8160, device='cuda:0') <text:s/>(tensor(191.1879, device='cuda:0'))</text:span></text:p>
      <text:p text:style-name="P3"><text:s text:c="5"/><text:span text:style-name="T1">| &gt; current_lr_0: 0.0001989775583408775 </text:span></text:p>
      <text:p text:style-name="P3"><text:s text:c="5"/><text:span text:style-name="T1">| &gt; current_lr_1: 0.0001989775583408775 </text:span></text:p>
      <text:p text:style-name="P3"><text:s text:c="5"/><text:span text:style-name="T1">| &gt; step_time: 0.6493 <text:s/>(0.5742539535224663)</text:span></text:p>
      <text:p text:style-name="P3"><text:s text:c="5"/><text:span text:style-name="T1">| &gt; loader_time: 0.0083 <text:s/>(0.006265307890881394)</text:span></text:p>
      <text:p text:style-name="P5"/>
      <text:p text:style-name="P5"/>
      <text:p text:style-name="P1">[1m <text:s text:c="2"/>--&gt; TIME: 2025-05-14 15:51:47 -- STEP: 369/630 -- GLOBAL_STEP: 903200[0m</text:p>
      <text:p text:style-name="P3"><text:s text:c="5"/><text:span text:style-name="T1">| &gt; loss_disc: 2.5231235027313232 <text:s/>(2.573667393790351)</text:span></text:p>
      <text:p text:style-name="P3"><text:s text:c="5"/><text:span text:style-name="T1">| &gt; loss_disc_real_0: 0.18790090084075928 <text:s/>(0.16652374520776728)</text:span></text:p>
      <text:p text:style-name="P3"><text:s text:c="5"/><text:span text:style-name="T1">| &gt; loss_disc_real_1: 0.1976436972618103 <text:s/>(0.21232822993745)</text:span></text:p>
      <text:p text:style-name="P3"><text:s text:c="5"/><text:span text:style-name="T1">| &gt; loss_disc_real_2: 0.28590574860572815 <text:s/>(0.22933612388323962)</text:span></text:p>
      <text:p text:style-name="P3"><text:s text:c="5"/><text:span text:style-name="T1">| &gt; loss_disc_real_3: 0.2329012155532837 <text:s/>(0.22877108824608453)</text:span></text:p>
      <text:p text:style-name="P3"><text:s text:c="5"/><text:span text:style-name="T1">| &gt; loss_disc_real_4: 0.2604881823062897 <text:s/>(0.23936251512549434)</text:span></text:p>
      <text:p text:style-name="P3"><text:s text:c="5"/><text:span text:style-name="T1">| &gt; loss_disc_real_5: 0.165146142244339 <text:s/>(0.23040310190460547)</text:span></text:p>
      <text:p text:style-name="P3"><text:s text:c="5"/><text:span text:style-name="T1">| &gt; loss_0: 2.5231235027313232 <text:s/>(2.573667393790351)</text:span></text:p>
      <text:p text:style-name="P3"><text:s text:c="5"/><text:span text:style-name="T1">| &gt; grad_norm_0: tensor(11.4713, device='cuda:0') <text:s/>(tensor(19.1918, device='cuda:0'))</text:span></text:p>
      <text:p text:style-name="P3"><text:s text:c="5"/><text:span text:style-name="T1">| &gt; loss_gen: 2.2085859775543213 <text:s/>(2.2407204523319133)</text:span></text:p>
      <text:p text:style-name="P3"><text:s text:c="5"/><text:span text:style-name="T1">| &gt; loss_kl: 1.4444475173950195 <text:s/>(1.6165199812834823)</text:span></text:p>
      <text:p text:style-name="P3"><text:s text:c="5"/><text:span text:style-name="T1">| &gt; loss_feat: 7.372424125671387 <text:s/>(6.890647354487804)</text:span></text:p>
      <text:p text:style-name="P3"><text:s text:c="5"/><text:span text:style-name="T1">| &gt; loss_mel: 14.871474266052246 <text:s/>(15.549826689205842)</text:span></text:p>
      <text:p text:style-name="P3"><text:s text:c="5"/><text:span text:style-name="T1">| &gt; loss_duration: 1.4344193935394287 <text:s/>(1.4018039751828202)</text:span></text:p>
      <text:p text:style-name="P3"><text:s text:c="5"/><text:span text:style-name="T1">| &gt; amp_scaler: 256.0 <text:s/>(256.0)</text:span></text:p>
      <text:p text:style-name="P3"><text:s text:c="5"/><text:span text:style-name="T1">| &gt; loss_1: 27.33135223388672 <text:s/>(27.69951850870437)</text:span></text:p>
      <text:p text:style-name="P3"><text:s text:c="5"/><text:span text:style-name="T1">| &gt; grad_norm_1: tensor(245.8659, device='cuda:0') <text:s/>(tensor(222.4372, device='cuda:0'))</text:span></text:p>
      <text:p text:style-name="P3"><text:s text:c="5"/><text:span text:style-name="T1">| &gt; current_lr_0: 0.0001989775583408775 </text:span></text:p>
      <text:p text:style-name="P3"><text:s text:c="5"/><text:span text:style-name="T1">| &gt; current_lr_1: 0.0001989775583408775 </text:span></text:p>
      <text:p text:style-name="P3"><text:s text:c="5"/><text:span text:style-name="T1">| &gt; step_time: 0.7027 <text:s/>(0.6009091490975567)</text:span></text:p>
      <text:p text:style-name="P3"><text:s text:c="5"/><text:span text:style-name="T1">| &gt; loader_time: 0.0094 <text:s/>(0.0068213183705399675)</text:span></text:p>
      <text:p text:style-name="P5"/>
      <text:p text:style-name="P5"/>
      <text:p text:style-name="P1">[1m <text:s text:c="2"/>--&gt; TIME: 2025-05-14 15:53:04 -- STEP: 469/630 -- GLOBAL_STEP: 903300[0m</text:p>
      <text:p text:style-name="P3"><text:s text:c="5"/><text:span text:style-name="T1">| &gt; loss_disc: 2.6378800868988037 <text:s/>(2.5714984397644174)</text:span></text:p>
      <text:p text:style-name="P3"><text:s text:c="5"/><text:span text:style-name="T1">| &gt; loss_disc_real_0: 0.20015808939933777 <text:s/>(0.16635498259939374)</text:span></text:p>
      <text:p text:style-name="P3"><text:s text:c="5"/><text:span text:style-name="T1">| &gt; loss_disc_real_1: 0.2113986760377884 <text:s/>(0.21191327175351857)</text:span></text:p>
      <text:p text:style-name="P3"><text:s text:c="5"/><text:span text:style-name="T1">| &gt; loss_disc_real_2: 0.23903600871562958 <text:s/>(0.22878472418037812)</text:span></text:p>
      <text:p text:style-name="P3"><text:s text:c="5"/><text:span text:style-name="T1">| &gt; loss_disc_real_3: 0.23498749732971191 <text:s/>(0.22870685156982848)</text:span></text:p>
      <text:p text:style-name="P3"><text:s text:c="5"/><text:span text:style-name="T1">| &gt; loss_disc_real_4: 0.24883729219436646 <text:s/>(0.23916786435697632)</text:span></text:p>
      <text:p text:style-name="P3"><text:s text:c="5"/><text:span text:style-name="T1">| &gt; loss_disc_real_5: 0.264068067073822 <text:s/>(0.2296943230224825)</text:span></text:p>
      <text:p text:style-name="P3"><text:s text:c="5"/><text:span text:style-name="T1">| &gt; loss_0: 2.6378800868988037 <text:s/>(2.5714984397644174)</text:span></text:p>
      <text:p text:style-name="P3"><text:s text:c="5"/><text:span text:style-name="T1">| &gt; grad_norm_0: tensor(35.4780, device='cuda:0') <text:s/>(tensor(20.2342, device='cuda:0'))</text:span></text:p>
      <text:p text:style-name="P3"><text:s text:c="5"/><text:span text:style-name="T1">| &gt; loss_gen: 2.2103817462921143 <text:s/>(2.2382585064434553)</text:span></text:p>
      <text:p text:style-name="P3"><text:soft-page-break/><text:s text:c="5"/><text:span text:style-name="T1">| &gt; loss_kl: 1.7295888662338257 <text:s/>(1.6081696306464512)</text:span></text:p>
      <text:p text:style-name="P3"><text:s text:c="5"/><text:span text:style-name="T1">| &gt; loss_feat: 5.186499118804932 <text:s/>(6.857035453893991)</text:span></text:p>
      <text:p text:style-name="P3"><text:s text:c="5"/><text:span text:style-name="T1">| &gt; loss_mel: 15.05675220489502 <text:s/>(15.53592521244529)</text:span></text:p>
      <text:p text:style-name="P3"><text:s text:c="5"/><text:span text:style-name="T1">| &gt; loss_duration: 1.4921493530273438 <text:s/>(1.404802521408748)</text:span></text:p>
      <text:p text:style-name="P3"><text:s text:c="5"/><text:span text:style-name="T1">| &gt; amp_scaler: 256.0 <text:s/>(256.0)</text:span></text:p>
      <text:p text:style-name="P3"><text:s text:c="5"/><text:span text:style-name="T1">| &gt; loss_1: 25.675371170043945 <text:s/>(27.644191367793944)</text:span></text:p>
      <text:p text:style-name="P3"><text:s text:c="5"/><text:span text:style-name="T1">| &gt; grad_norm_1: tensor(323.6645, device='cuda:0') <text:s/>(tensor(234.9243, device='cuda:0'))</text:span></text:p>
      <text:p text:style-name="P3"><text:s text:c="5"/><text:span text:style-name="T1">| &gt; current_lr_0: 0.0001989775583408775 </text:span></text:p>
      <text:p text:style-name="P3"><text:s text:c="5"/><text:span text:style-name="T1">| &gt; current_lr_1: 0.0001989775583408775 </text:span></text:p>
      <text:p text:style-name="P3"><text:s text:c="5"/><text:span text:style-name="T1">| &gt; step_time: 0.7825 <text:s/>(0.6331643854885465)</text:span></text:p>
      <text:p text:style-name="P3"><text:s text:c="5"/><text:span text:style-name="T1">| &gt; loader_time: 0.01 <text:s/>(0.007330015015754619)</text:span></text:p>
      <text:p text:style-name="P5"/>
      <text:p text:style-name="P5"/>
      <text:p text:style-name="P1">[1m <text:s text:c="2"/>--&gt; TIME: 2025-05-14 15:54:30 -- STEP: 569/630 -- GLOBAL_STEP: 903400[0m</text:p>
      <text:p text:style-name="P3"><text:s text:c="5"/><text:span text:style-name="T1">| &gt; loss_disc: 2.5151526927948 <text:s/>(2.573434463913285)</text:span></text:p>
      <text:p text:style-name="P3"><text:s text:c="5"/><text:span text:style-name="T1">| &gt; loss_disc_real_0: 0.23403996229171753 <text:s/>(0.16778899210722892)</text:span></text:p>
      <text:p text:style-name="P3"><text:s text:c="5"/><text:span text:style-name="T1">| &gt; loss_disc_real_1: 0.22521516680717468 <text:s/>(0.2115414866454154)</text:span></text:p>
      <text:p text:style-name="P3"><text:s text:c="5"/><text:span text:style-name="T1">| &gt; loss_disc_real_2: 0.2585729658603668 <text:s/>(0.22826368357783253)</text:span></text:p>
      <text:p text:style-name="P3"><text:s text:c="5"/><text:span text:style-name="T1">| &gt; loss_disc_real_3: 0.22284534573554993 <text:s/>(0.22872808099002542)</text:span></text:p>
      <text:p text:style-name="P3"><text:s text:c="5"/><text:span text:style-name="T1">| &gt; loss_disc_real_4: 0.27257663011550903 <text:s/>(0.23883261200309008)</text:span></text:p>
      <text:p text:style-name="P3"><text:s text:c="5"/><text:span text:style-name="T1">| &gt; loss_disc_real_5: 0.27294427156448364 <text:s/>(0.23091443163229836)</text:span></text:p>
      <text:p text:style-name="P3"><text:s text:c="5"/><text:span text:style-name="T1">| &gt; loss_0: 2.5151526927948 <text:s/>(2.573434463913285)</text:span></text:p>
      <text:p text:style-name="P3"><text:s text:c="5"/><text:span text:style-name="T1">| &gt; grad_norm_0: tensor(9.7746, device='cuda:0') <text:s/>(tensor(19.3512, device='cuda:0'))</text:span></text:p>
      <text:p text:style-name="P3"><text:s text:c="5"/><text:span text:style-name="T1">| &gt; loss_gen: 2.2964816093444824 <text:s/>(2.228387518381612)</text:span></text:p>
      <text:p text:style-name="P3"><text:s text:c="5"/><text:span text:style-name="T1">| &gt; loss_kl: 1.6325099468231201 <text:s/>(1.6091708780801564)</text:span></text:p>
      <text:p text:style-name="P3"><text:s text:c="5"/><text:span text:style-name="T1">| &gt; loss_feat: 6.178991794586182 <text:s/>(6.8067934056367525)</text:span></text:p>
      <text:p text:style-name="P3"><text:s text:c="5"/><text:span text:style-name="T1">| &gt; loss_mel: 15.078449249267578 <text:s/>(15.510200869220004)</text:span></text:p>
      <text:p text:style-name="P3"><text:s text:c="5"/><text:span text:style-name="T1">| &gt; loss_duration: 1.4675953388214111 <text:s/>(1.414921700011657)</text:span></text:p>
      <text:p text:style-name="P3"><text:s text:c="5"/><text:span text:style-name="T1">| &gt; amp_scaler: 256.0 <text:s/>(256.0)</text:span></text:p>
      <text:p text:style-name="P3"><text:s text:c="5"/><text:span text:style-name="T1">| &gt; loss_1: 26.654027938842773 <text:s/>(27.56947442643042)</text:span></text:p>
      <text:p text:style-name="P3"><text:s text:c="5"/><text:span text:style-name="T1">| &gt; grad_norm_1: tensor(76.7391, device='cuda:0') <text:s/>(tensor(217.1342, device='cuda:0'))</text:span></text:p>
      <text:p text:style-name="P3"><text:s text:c="5"/><text:span text:style-name="T1">| &gt; current_lr_0: 0.0001989775583408775 </text:span></text:p>
      <text:p text:style-name="P3"><text:s text:c="5"/><text:span text:style-name="T1">| &gt; current_lr_1: 0.0001989775583408775 </text:span></text:p>
      <text:p text:style-name="P3"><text:s text:c="5"/><text:span text:style-name="T1">| &gt; step_time: 0.8966 <text:s/>(0.6707398049232203)</text:span></text:p>
      <text:p text:style-name="P3"><text:s text:c="5"/><text:span text:style-name="T1">| &gt; loader_time: 0.0109 <text:s/>(0.007907419506401505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4984060923258464 [0m(+1.1046727498372974e-05)</text:span></text:p>
      <text:p text:style-name="P3"><text:s text:c="5"/><text:span text:style-name="T1">| &gt; avg_loss_disc:[92m 2.57511576016744 [0m(-0.028161148230234634)</text:span></text:p>
      <text:p text:style-name="P3"><text:s text:c="5"/><text:span text:style-name="T1">| &gt; avg_loss_disc_real_0:[91m 0.1997927539050579 [0m(+0.07870293967425823)</text:span></text:p>
      <text:p text:style-name="P3"><text:s text:c="5"/><text:span text:style-name="T1">| &gt; avg_loss_disc_real_1:[92m 0.20122268547614416 [0m(-0.06049597263336179)</text:span></text:p>
      <text:p text:style-name="P3"><text:s text:c="5"/><text:span text:style-name="T1">| &gt; avg_loss_disc_real_2:[91m 0.22824413453539213 [0m(+0.05199282864729565)</text:span></text:p>
      <text:p text:style-name="P3"><text:s text:c="5"/><text:span text:style-name="T1">| &gt; avg_loss_disc_real_3:[91m 0.23852236196398735 [0m(+0.03848816578586897)</text:span></text:p>
      <text:p text:style-name="P3"><text:s text:c="5"/><text:span text:style-name="T1">| &gt; avg_loss_disc_real_4:[91m 0.2620808780193329 [0m(+0.039682534833749145)</text:span></text:p>
      <text:p text:style-name="P3"><text:s text:c="5"/><text:span text:style-name="T1">| &gt; avg_loss_disc_real_5:[91m 0.23155219107866287 [0m(+0.010000937928756087)</text:span></text:p>
      <text:p text:style-name="P3"><text:s text:c="5"/><text:span text:style-name="T1">| &gt; avg_loss_0:[92m 2.57511576016744 [0m(-0.028161148230234634)</text:span></text:p>
      <text:p text:style-name="P3"><text:s text:c="5"/><text:span text:style-name="T1">| &gt; avg_loss_gen:[91m 2.197039624055227 [0m(+0.2208347022533419)</text:span></text:p>
      <text:p text:style-name="P3"><text:s text:c="5"/><text:span text:style-name="T1">| &gt; avg_loss_kl:[92m 1.7338032027085621 [0m(-0.027632276217142815)</text:span></text:p>
      <text:p text:style-name="P3"><text:s text:c="5"/><text:span text:style-name="T1">| &gt; avg_loss_feat:[92m 6.731028079986572 [0m(-0.2798515558242798)</text:span></text:p>
      <text:p text:style-name="P3"><text:s text:c="5"/><text:span text:style-name="T1">| &gt; avg_loss_mel:[92m 15.400558630625406 [0m(-0.38663538297017475)</text:span></text:p>
      <text:p text:style-name="P3"><text:s text:c="5"/><text:span text:style-name="T1">| &gt; avg_loss_duration:[91m 1.533058335383733 [0m(+0.003979712724685669)</text:span></text:p>
      <text:p text:style-name="P3"><text:s text:c="5"/><text:span text:style-name="T1">| &gt; avg_loss_1:[92m 27.59548807144165 [0m(-0.46930487950642785)</text:span></text:p>
      <text:p text:style-name="P5"/>
      <text:p text:style-name="P5"/>
      <text:p text:style-name="P1">[4m[1m &gt; EPOCH: 42/50[0m</text:p>
      <text:p text:style-name="P3"><text:s/><text:span text:style-name="T1">--&gt; /kaggle/working/vits_4_nov-May-14-2025_10+28AM-0000000</text:span></text:p>
      <text:p text:style-name="P5"><text:soft-page-break/></text:p>
      <text:p text:style-name="P1">[1m &gt; TRAINING (2025-05-14 15:55:42) [0m</text:p>
      <text:p text:style-name="P5"/>
      <text:p text:style-name="P1">[1m <text:s text:c="2"/>--&gt; TIME: 2025-05-14 15:56:04 -- STEP: 39/630 -- GLOBAL_STEP: 903500[0m</text:p>
      <text:p text:style-name="P3"><text:s text:c="5"/><text:span text:style-name="T1">| &gt; loss_disc: 2.582857847213745 <text:s/>(2.6067650012480907)</text:span></text:p>
      <text:p text:style-name="P3"><text:s text:c="5"/><text:span text:style-name="T1">| &gt; loss_disc_real_0: 0.1503279060125351 <text:s/>(0.17129808301344895)</text:span></text:p>
      <text:p text:style-name="P3"><text:s text:c="5"/><text:span text:style-name="T1">| &gt; loss_disc_real_1: 0.19938522577285767 <text:s/>(0.21952109917616233)</text:span></text:p>
      <text:p text:style-name="P3"><text:s text:c="5"/><text:span text:style-name="T1">| &gt; loss_disc_real_2: 0.19778390228748322 <text:s/>(0.23350436374163017)</text:span></text:p>
      <text:p text:style-name="P3"><text:s text:c="5"/><text:span text:style-name="T1">| &gt; loss_disc_real_3: 0.20104171335697174 <text:s/>(0.23268273052496788)</text:span></text:p>
      <text:p text:style-name="P3"><text:s text:c="5"/><text:span text:style-name="T1">| &gt; loss_disc_real_4: 0.2901756465435028 <text:s/>(0.24496797032845327)</text:span></text:p>
      <text:p text:style-name="P3"><text:s text:c="5"/><text:span text:style-name="T1">| &gt; loss_disc_real_5: 0.285319983959198 <text:s/>(0.2352410547244243)</text:span></text:p>
      <text:p text:style-name="P3"><text:s text:c="5"/><text:span text:style-name="T1">| &gt; loss_0: 2.582857847213745 <text:s/>(2.6067650012480907)</text:span></text:p>
      <text:p text:style-name="P3"><text:s text:c="5"/><text:span text:style-name="T1">| &gt; grad_norm_0: tensor(20.1462, device='cuda:0') <text:s/>(tensor(17.5656, device='cuda:0'))</text:span></text:p>
      <text:p text:style-name="P3"><text:s text:c="5"/><text:span text:style-name="T1">| &gt; loss_gen: 2.098240852355957 <text:s/>(2.2533202660389438)</text:span></text:p>
      <text:p text:style-name="P3"><text:s text:c="5"/><text:span text:style-name="T1">| &gt; loss_kl: 1.6029338836669922 <text:s/>(1.5331727281594885)</text:span></text:p>
      <text:p text:style-name="P3"><text:s text:c="5"/><text:span text:style-name="T1">| &gt; loss_feat: 6.4921674728393555 <text:s/>(7.011642773946126)</text:span></text:p>
      <text:p text:style-name="P3"><text:s text:c="5"/><text:span text:style-name="T1">| &gt; loss_mel: 14.869287490844727 <text:s/>(15.602424474862906)</text:span></text:p>
      <text:p text:style-name="P3"><text:s text:c="5"/><text:span text:style-name="T1">| &gt; loss_duration: 1.4015212059020996 <text:s/>(1.4255998531977336)</text:span></text:p>
      <text:p text:style-name="P3"><text:s text:c="5"/><text:span text:style-name="T1">| &gt; amp_scaler: 256.0 <text:s/>(256.0)</text:span></text:p>
      <text:p text:style-name="P3"><text:s text:c="5"/><text:span text:style-name="T1">| &gt; loss_1: 26.46415138244629 <text:s/>(27.826159990750828)</text:span></text:p>
      <text:p text:style-name="P3"><text:s text:c="5"/><text:span text:style-name="T1">| &gt; grad_norm_1: tensor(154.3740, device='cuda:0') <text:s/>(tensor(191.7318, device='cuda:0'))</text:span></text:p>
      <text:p text:style-name="P3"><text:s text:c="5"/><text:span text:style-name="T1">| &gt; current_lr_0: 0.00019895268614608487 </text:span></text:p>
      <text:p text:style-name="P3"><text:s text:c="5"/><text:span text:style-name="T1">| &gt; current_lr_1: 0.00019895268614608487 </text:span></text:p>
      <text:p text:style-name="P3"><text:s text:c="5"/><text:span text:style-name="T1">| &gt; step_time: 0.5319 <text:s/>(0.5275838313958584)</text:span></text:p>
      <text:p text:style-name="P3"><text:s text:c="5"/><text:span text:style-name="T1">| &gt; loader_time: 0.0051 <text:s/>(0.0051560524182441905)</text:span></text:p>
      <text:p text:style-name="P5"/>
      <text:p text:style-name="P5"/>
      <text:p text:style-name="P3"><text:s/><text:span text:style-name="T1">&gt; CHECKPOINT : /kaggle/working/vits_4_nov-May-14-2025_10+28AM-0000000/checkpoint_903500.pth</text:span></text:p>
      <text:p text:style-name="P5"/>
      <text:p text:style-name="P1">[1m <text:s text:c="2"/>--&gt; TIME: 2025-05-14 15:57:03 -- STEP: 139/630 -- GLOBAL_STEP: 903600[0m</text:p>
      <text:p text:style-name="P3"><text:s text:c="5"/><text:span text:style-name="T1">| &gt; loss_disc: 2.5594019889831543 <text:s/>(2.5677693713483194)</text:span></text:p>
      <text:p text:style-name="P3"><text:s text:c="5"/><text:span text:style-name="T1">| &gt; loss_disc_real_0: 0.16611018776893616 <text:s/>(0.16700669844373525)</text:span></text:p>
      <text:p text:style-name="P3"><text:s text:c="5"/><text:span text:style-name="T1">| &gt; loss_disc_real_1: 0.21486802399158478 <text:s/>(0.2128817342060933)</text:span></text:p>
      <text:p text:style-name="P3"><text:s text:c="5"/><text:span text:style-name="T1">| &gt; loss_disc_real_2: 0.2319435328245163 <text:s/>(0.22950299952527603)</text:span></text:p>
      <text:p text:style-name="P3"><text:s text:c="5"/><text:span text:style-name="T1">| &gt; loss_disc_real_3: 0.2847233712673187 <text:s/>(0.22947685817162766)</text:span></text:p>
      <text:p text:style-name="P3"><text:s text:c="5"/><text:span text:style-name="T1">| &gt; loss_disc_real_4: 0.2801338732242584 <text:s/>(0.23882798314523354)</text:span></text:p>
      <text:p text:style-name="P3"><text:s text:c="5"/><text:span text:style-name="T1">| &gt; loss_disc_real_5: 0.2732917070388794 <text:s/>(0.22733134208180064)</text:span></text:p>
      <text:p text:style-name="P3"><text:s text:c="5"/><text:span text:style-name="T1">| &gt; loss_0: 2.5594019889831543 <text:s/>(2.5677693713483194)</text:span></text:p>
      <text:p text:style-name="P3"><text:s text:c="5"/><text:span text:style-name="T1">| &gt; grad_norm_0: tensor(34.2111, device='cuda:0') <text:s/>(tensor(22.3641, device='cuda:0'))</text:span></text:p>
      <text:p text:style-name="P3"><text:s text:c="5"/><text:span text:style-name="T1">| &gt; loss_gen: 2.345066547393799 <text:s/>(2.2524068973047275)</text:span></text:p>
      <text:p text:style-name="P3"><text:s text:c="5"/><text:span text:style-name="T1">| &gt; loss_kl: 1.657960057258606 <text:s/>(1.541626047316215)</text:span></text:p>
      <text:p text:style-name="P3"><text:s text:c="5"/><text:span text:style-name="T1">| &gt; loss_feat: 6.460734844207764 <text:s/>(6.937390354897478)</text:span></text:p>
      <text:p text:style-name="P3"><text:s text:c="5"/><text:span text:style-name="T1">| &gt; loss_mel: 15.278526306152344 <text:s/>(15.468456590775963)</text:span></text:p>
      <text:p text:style-name="P3"><text:s text:c="5"/><text:span text:style-name="T1">| &gt; loss_duration: 1.4560067653656006 <text:s/>(1.403710726353762)</text:span></text:p>
      <text:p text:style-name="P3"><text:s text:c="5"/><text:span text:style-name="T1">| &gt; amp_scaler: 256.0 <text:s/>(256.0)</text:span></text:p>
      <text:p text:style-name="P3"><text:s text:c="5"/><text:span text:style-name="T1">| &gt; loss_1: 27.198293685913086 <text:s/>(27.60359068397138)</text:span></text:p>
      <text:p text:style-name="P3"><text:s text:c="5"/><text:span text:style-name="T1">| &gt; grad_norm_1: tensor(481.7257, device='cuda:0') <text:s/>(tensor(254.2543, device='cuda:0'))</text:span></text:p>
      <text:p text:style-name="P3"><text:s text:c="5"/><text:span text:style-name="T1">| &gt; current_lr_0: 0.00019895268614608487 </text:span></text:p>
      <text:p text:style-name="P3"><text:s text:c="5"/><text:span text:style-name="T1">| &gt; current_lr_1: 0.00019895268614608487 </text:span></text:p>
      <text:p text:style-name="P3"><text:s text:c="5"/><text:span text:style-name="T1">| &gt; step_time: 0.5566 <text:s/>(0.5441431656158222)</text:span></text:p>
      <text:p text:style-name="P3"><text:s text:c="5"/><text:span text:style-name="T1">| &gt; loader_time: 0.0064 <text:s/>(0.0056378669875988855)</text:span></text:p>
      <text:p text:style-name="P5"/>
      <text:p text:style-name="P5"/>
      <text:p text:style-name="P1">[1m <text:s text:c="2"/>--&gt; TIME: 2025-05-14 15:58:04 -- STEP: 239/630 -- GLOBAL_STEP: 903700[0m</text:p>
      <text:p text:style-name="P3"><text:s text:c="5"/><text:span text:style-name="T1">| &gt; loss_disc: 2.5803616046905518 <text:s/>(2.5698930538847864)</text:span></text:p>
      <text:p text:style-name="P3"><text:s text:c="5"/><text:span text:style-name="T1">| &gt; loss_disc_real_0: 0.1774095594882965 <text:s/>(0.16622289479028232)</text:span></text:p>
      <text:p text:style-name="P3"><text:s text:c="5"/><text:span text:style-name="T1">| &gt; loss_disc_real_1: 0.23204387724399567 <text:s/>(0.21229951329934543)</text:span></text:p>
      <text:p text:style-name="P3"><text:s text:c="5"/><text:span text:style-name="T1">| &gt; loss_disc_real_2: 0.3062106966972351 <text:s/>(0.2291489448008677)</text:span></text:p>
      <text:p text:style-name="P3"><text:s text:c="5"/><text:span text:style-name="T1">| &gt; loss_disc_real_3: 0.24665957689285278 <text:s/>(0.22996096662148272)</text:span></text:p>
      <text:p text:style-name="P3"><text:soft-page-break/><text:s text:c="5"/><text:span text:style-name="T1">| &gt; loss_disc_real_4: 0.28061217069625854 <text:s/>(0.23990725797589355)</text:span></text:p>
      <text:p text:style-name="P3"><text:s text:c="5"/><text:span text:style-name="T1">| &gt; loss_disc_real_5: 0.18415096402168274 <text:s/>(0.22862121235251925)</text:span></text:p>
      <text:p text:style-name="P3"><text:s text:c="5"/><text:span text:style-name="T1">| &gt; loss_0: 2.5803616046905518 <text:s/>(2.5698930538847864)</text:span></text:p>
      <text:p text:style-name="P3"><text:s text:c="5"/><text:span text:style-name="T1">| &gt; grad_norm_0: tensor(8.5476, device='cuda:0') <text:s/>(tensor(20.0691, device='cuda:0'))</text:span></text:p>
      <text:p text:style-name="P3"><text:s text:c="5"/><text:span text:style-name="T1">| &gt; loss_gen: 2.3571038246154785 <text:s/>(2.251589986070928)</text:span></text:p>
      <text:p text:style-name="P3"><text:s text:c="5"/><text:span text:style-name="T1">| &gt; loss_kl: 1.5005805492401123 <text:s/>(1.5737941382320355)</text:span></text:p>
      <text:p text:style-name="P3"><text:s text:c="5"/><text:span text:style-name="T1">| &gt; loss_feat: 7.507545471191406 <text:s/>(6.9309773205713245)</text:span></text:p>
      <text:p text:style-name="P3"><text:s text:c="5"/><text:span text:style-name="T1">| &gt; loss_mel: 15.695388793945312 <text:s/>(15.530560337848744)</text:span></text:p>
      <text:p text:style-name="P3"><text:s text:c="5"/><text:span text:style-name="T1">| &gt; loss_duration: 1.4663844108581543 <text:s/>(1.372526074054351)</text:span></text:p>
      <text:p text:style-name="P3"><text:s text:c="5"/><text:span text:style-name="T1">| &gt; amp_scaler: 256.0 <text:s/>(256.0)</text:span></text:p>
      <text:p text:style-name="P3"><text:s text:c="5"/><text:span text:style-name="T1">| &gt; loss_1: 28.527002334594727 <text:s/>(27.659447825603404)</text:span></text:p>
      <text:p text:style-name="P3"><text:s text:c="5"/><text:span text:style-name="T1">| &gt; grad_norm_1: tensor(202.0921, device='cuda:0') <text:s/>(tensor(233.6716, device='cuda:0'))</text:span></text:p>
      <text:p text:style-name="P3"><text:s text:c="5"/><text:span text:style-name="T1">| &gt; current_lr_0: 0.00019895268614608487 </text:span></text:p>
      <text:p text:style-name="P3"><text:s text:c="5"/><text:span text:style-name="T1">| &gt; current_lr_1: 0.00019895268614608487 </text:span></text:p>
      <text:p text:style-name="P3"><text:s text:c="5"/><text:span text:style-name="T1">| &gt; step_time: 0.61 <text:s/>(0.5678356791141138)</text:span></text:p>
      <text:p text:style-name="P3"><text:s text:c="5"/><text:span text:style-name="T1">| &gt; loader_time: 0.0076 <text:s/>(0.006156043527515364)</text:span></text:p>
      <text:p text:style-name="P5"/>
      <text:p text:style-name="P5"/>
      <text:p text:style-name="P1">[1m <text:s text:c="2"/>--&gt; TIME: 2025-05-14 15:59:10 -- STEP: 339/630 -- GLOBAL_STEP: 903800[0m</text:p>
      <text:p text:style-name="P3"><text:s text:c="5"/><text:span text:style-name="T1">| &gt; loss_disc: 2.5070667266845703 <text:s/>(2.5672774525870277)</text:span></text:p>
      <text:p text:style-name="P3"><text:s text:c="5"/><text:span text:style-name="T1">| &gt; loss_disc_real_0: 0.17254632711410522 <text:s/>(0.16625228062667669)</text:span></text:p>
      <text:p text:style-name="P3"><text:s text:c="5"/><text:span text:style-name="T1">| &gt; loss_disc_real_1: 0.2901706397533417 <text:s/>(0.2127457893835408)</text:span></text:p>
      <text:p text:style-name="P3"><text:s text:c="5"/><text:span text:style-name="T1">| &gt; loss_disc_real_2: 0.3359139561653137 <text:s/>(0.22937819691358413)</text:span></text:p>
      <text:p text:style-name="P3"><text:s text:c="5"/><text:span text:style-name="T1">| &gt; loss_disc_real_3: 0.2785979211330414 <text:s/>(0.2288070773392652)</text:span></text:p>
      <text:p text:style-name="P3"><text:s text:c="5"/><text:span text:style-name="T1">| &gt; loss_disc_real_4: 0.2207658439874649 <text:s/>(0.2390617354605402)</text:span></text:p>
      <text:p text:style-name="P3"><text:s text:c="5"/><text:span text:style-name="T1">| &gt; loss_disc_real_5: 0.2574629485607147 <text:s/>(0.22748864538813762)</text:span></text:p>
      <text:p text:style-name="P3"><text:s text:c="5"/><text:span text:style-name="T1">| &gt; loss_0: 2.5070667266845703 <text:s/>(2.5672774525870277)</text:span></text:p>
      <text:p text:style-name="P3"><text:s text:c="5"/><text:span text:style-name="T1">| &gt; grad_norm_0: tensor(19.2488, device='cuda:0') <text:s/>(tensor(21.7196, device='cuda:0'))</text:span></text:p>
      <text:p text:style-name="P3"><text:s text:c="5"/><text:span text:style-name="T1">| &gt; loss_gen: 2.473700761795044 <text:s/>(2.254402531986744)</text:span></text:p>
      <text:p text:style-name="P3"><text:s text:c="5"/><text:span text:style-name="T1">| &gt; loss_kl: 1.5182934999465942 <text:s/>(1.5838563763989826)</text:span></text:p>
      <text:p text:style-name="P3"><text:s text:c="5"/><text:span text:style-name="T1">| &gt; loss_feat: 6.5722246170043945 <text:s/>(6.92073572631431)</text:span></text:p>
      <text:p text:style-name="P3"><text:s text:c="5"/><text:span text:style-name="T1">| &gt; loss_mel: 16.07128143310547 <text:s/>(15.516768368296216)</text:span></text:p>
      <text:p text:style-name="P3"><text:s text:c="5"/><text:span text:style-name="T1">| &gt; loss_duration: 1.4316070079803467 <text:s/>(1.3963128254476902)</text:span></text:p>
      <text:p text:style-name="P3"><text:s text:c="5"/><text:span text:style-name="T1">| &gt; amp_scaler: 256.0 <text:s/>(256.0)</text:span></text:p>
      <text:p text:style-name="P3"><text:s text:c="5"/><text:span text:style-name="T1">| &gt; loss_1: 28.067108154296875 <text:s/>(27.672075794861385)</text:span></text:p>
      <text:p text:style-name="P3"><text:s text:c="5"/><text:span text:style-name="T1">| &gt; grad_norm_1: tensor(83.7846, device='cuda:0') <text:s/>(tensor(261.3468, device='cuda:0'))</text:span></text:p>
      <text:p text:style-name="P3"><text:s text:c="5"/><text:span text:style-name="T1">| &gt; current_lr_0: 0.00019895268614608487 </text:span></text:p>
      <text:p text:style-name="P3"><text:s text:c="5"/><text:span text:style-name="T1">| &gt; current_lr_1: 0.00019895268614608487 </text:span></text:p>
      <text:p text:style-name="P3"><text:s text:c="5"/><text:span text:style-name="T1">| &gt; step_time: 0.6702 <text:s/>(0.5914863857899441)</text:span></text:p>
      <text:p text:style-name="P3"><text:s text:c="5"/><text:span text:style-name="T1">| &gt; loader_time: 0.0079 <text:s/>(0.0067212187786721235)</text:span></text:p>
      <text:p text:style-name="P5"/>
      <text:p text:style-name="P5"/>
      <text:p text:style-name="P1">[1m <text:s text:c="2"/>--&gt; TIME: 2025-05-14 16:00:25 -- STEP: 439/630 -- GLOBAL_STEP: 903900[0m</text:p>
      <text:p text:style-name="P3"><text:s text:c="5"/><text:span text:style-name="T1">| &gt; loss_disc: 2.4605424404144287 <text:s/>(2.56656049161403)</text:span></text:p>
      <text:p text:style-name="P3"><text:s text:c="5"/><text:span text:style-name="T1">| &gt; loss_disc_real_0: 0.14271174371242523 <text:s/>(0.16593058855359813)</text:span></text:p>
      <text:p text:style-name="P3"><text:s text:c="5"/><text:span text:style-name="T1">| &gt; loss_disc_real_1: 0.21434113383293152 <text:s/>(0.21201771017427054)</text:span></text:p>
      <text:p text:style-name="P3"><text:s text:c="5"/><text:span text:style-name="T1">| &gt; loss_disc_real_2: 0.2388712614774704 <text:s/>(0.2295107816373569)</text:span></text:p>
      <text:p text:style-name="P3"><text:s text:c="5"/><text:span text:style-name="T1">| &gt; loss_disc_real_3: 0.20031774044036865 <text:s/>(0.22893116102131733)</text:span></text:p>
      <text:p text:style-name="P3"><text:s text:c="5"/><text:span text:style-name="T1">| &gt; loss_disc_real_4: 0.2067422717809677 <text:s/>(0.2392215110310661)</text:span></text:p>
      <text:p text:style-name="P3"><text:s text:c="5"/><text:span text:style-name="T1">| &gt; loss_disc_real_5: 0.2062377631664276 <text:s/>(0.22758257828635886)</text:span></text:p>
      <text:p text:style-name="P3"><text:s text:c="5"/><text:span text:style-name="T1">| &gt; loss_0: 2.4605424404144287 <text:s/>(2.56656049161403)</text:span></text:p>
      <text:p text:style-name="P3"><text:s text:c="5"/><text:span text:style-name="T1">| &gt; grad_norm_0: tensor(9.0687, device='cuda:0') <text:s/>(tensor(21.3780, device='cuda:0'))</text:span></text:p>
      <text:p text:style-name="P3"><text:s text:c="5"/><text:span text:style-name="T1">| &gt; loss_gen: 2.2226078510284424 <text:s/>(2.2532052714080644)</text:span></text:p>
      <text:p text:style-name="P3"><text:s text:c="5"/><text:span text:style-name="T1">| &gt; loss_kl: 1.8187624216079712 <text:s/>(1.5889115000911627)</text:span></text:p>
      <text:p text:style-name="P3"><text:s text:c="5"/><text:span text:style-name="T1">| &gt; loss_feat: 7.55617618560791 <text:s/>(6.882006052143211)</text:span></text:p>
      <text:p text:style-name="P3"><text:s text:c="5"/><text:span text:style-name="T1">| &gt; loss_mel: 15.903146743774414 <text:s/>(15.524152047541799)</text:span></text:p>
      <text:p text:style-name="P3"><text:s text:c="5"/><text:span text:style-name="T1">| &gt; loss_duration: 1.487046718597412 <text:s/>(1.4000080180331076)</text:span></text:p>
      <text:p text:style-name="P3"><text:s text:c="5"/><text:span text:style-name="T1">| &gt; amp_scaler: 256.0 <text:s/>(257.7494305239181)</text:span></text:p>
      <text:p text:style-name="P3"><text:s text:c="5"/><text:span text:style-name="T1">| &gt; loss_1: 28.987741470336914 <text:s/>(27.64828288745229)</text:span></text:p>
      <text:p text:style-name="P3"><text:soft-page-break/><text:s text:c="5"/><text:span text:style-name="T1">| &gt; grad_norm_1: tensor(89.1126, device='cuda:0') <text:s/>(tensor(251.2772, device='cuda:0'))</text:span></text:p>
      <text:p text:style-name="P3"><text:s text:c="5"/><text:span text:style-name="T1">| &gt; current_lr_0: 0.00019895268614608487 </text:span></text:p>
      <text:p text:style-name="P3"><text:s text:c="5"/><text:span text:style-name="T1">| &gt; current_lr_1: 0.00019895268614608487 </text:span></text:p>
      <text:p text:style-name="P3"><text:s text:c="5"/><text:span text:style-name="T1">| &gt; step_time: 0.75 <text:s/>(0.623377398097705)</text:span></text:p>
      <text:p text:style-name="P3"><text:s text:c="5"/><text:span text:style-name="T1">| &gt; loader_time: 0.0088 <text:s/>(0.0072274023416645196)</text:span></text:p>
      <text:p text:style-name="P5"/>
      <text:p text:style-name="P5"/>
      <text:p text:style-name="P1">[1m <text:s text:c="2"/>--&gt; TIME: 2025-05-14 16:01:47 -- STEP: 539/630 -- GLOBAL_STEP: 904000[0m</text:p>
      <text:p text:style-name="P3"><text:s text:c="5"/><text:span text:style-name="T1">| &gt; loss_disc: 2.6033856868743896 <text:s/>(2.566631629869538)</text:span></text:p>
      <text:p text:style-name="P3"><text:s text:c="5"/><text:span text:style-name="T1">| &gt; loss_disc_real_0: 0.17893560230731964 <text:s/>(0.16632600175648768)</text:span></text:p>
      <text:p text:style-name="P3"><text:s text:c="5"/><text:span text:style-name="T1">| &gt; loss_disc_real_1: 0.1881508231163025 <text:s/>(0.21191236668427046)</text:span></text:p>
      <text:p text:style-name="P3"><text:s text:c="5"/><text:span text:style-name="T1">| &gt; loss_disc_real_2: 0.20622244477272034 <text:s/>(0.22919942974933669)</text:span></text:p>
      <text:p text:style-name="P3"><text:s text:c="5"/><text:span text:style-name="T1">| &gt; loss_disc_real_3: 0.23218098282814026 <text:s/>(0.22902481625606488)</text:span></text:p>
      <text:p text:style-name="P3"><text:s text:c="5"/><text:span text:style-name="T1">| &gt; loss_disc_real_4: 0.2087317705154419 <text:s/>(0.23868874577953997)</text:span></text:p>
      <text:p text:style-name="P3"><text:s text:c="5"/><text:span text:style-name="T1">| &gt; loss_disc_real_5: 0.2940698564052582 <text:s/>(0.2280412171319376)</text:span></text:p>
      <text:p text:style-name="P3"><text:s text:c="5"/><text:span text:style-name="T1">| &gt; loss_0: 2.6033856868743896 <text:s/>(2.566631629869538)</text:span></text:p>
      <text:p text:style-name="P3"><text:s text:c="5"/><text:span text:style-name="T1">| &gt; grad_norm_0: tensor(22.0526, device='cuda:0') <text:s/>(tensor(20.3573, device='cuda:0'))</text:span></text:p>
      <text:p text:style-name="P3"><text:s text:c="5"/><text:span text:style-name="T1">| &gt; loss_gen: 2.186368942260742 <text:s/>(2.245375670617056)</text:span></text:p>
      <text:p text:style-name="P3"><text:s text:c="5"/><text:span text:style-name="T1">| &gt; loss_kl: 1.8016494512557983 <text:s/>(1.5997611307478579)</text:span></text:p>
      <text:p text:style-name="P3"><text:s text:c="5"/><text:span text:style-name="T1">| &gt; loss_feat: 6.450847148895264 <text:s/>(6.839469640728273)</text:span></text:p>
      <text:p text:style-name="P3"><text:s text:c="5"/><text:span text:style-name="T1">| &gt; loss_mel: 16.04085922241211 <text:s/>(15.519054676473472)</text:span></text:p>
      <text:p text:style-name="P3"><text:s text:c="5"/><text:span text:style-name="T1">| &gt; loss_duration: 1.4566248655319214 <text:s/>(1.4110270902265645)</text:span></text:p>
      <text:p text:style-name="P3"><text:s text:c="5"/><text:span text:style-name="T1">| &gt; amp_scaler: 256.0 <text:s/>(257.4248608534324)</text:span></text:p>
      <text:p text:style-name="P3"><text:s text:c="5"/><text:span text:style-name="T1">| &gt; loss_1: 27.936349868774414 <text:s/>(27.614688218635173)</text:span></text:p>
      <text:p text:style-name="P3"><text:s text:c="5"/><text:span text:style-name="T1">| &gt; grad_norm_1: tensor(231.1298, device='cuda:0') <text:s/>(tensor(234.3524, device='cuda:0'))</text:span></text:p>
      <text:p text:style-name="P3"><text:s text:c="5"/><text:span text:style-name="T1">| &gt; current_lr_0: 0.00019895268614608487 </text:span></text:p>
      <text:p text:style-name="P3"><text:s text:c="5"/><text:span text:style-name="T1">| &gt; current_lr_1: 0.00019895268614608487 </text:span></text:p>
      <text:p text:style-name="P3"><text:s text:c="5"/><text:span text:style-name="T1">| &gt; step_time: 0.8502 <text:s/>(0.6562953030687095)</text:span></text:p>
      <text:p text:style-name="P3"><text:s text:c="5"/><text:span text:style-name="T1">| &gt; loader_time: 0.0101 <text:s/>(0.007788414415490432)</text:span></text:p>
      <text:p text:style-name="P5"/>
      <text:p text:style-name="P5"/>
      <text:p text:style-name="P3"><text:s/><text:span text:style-name="T1">&gt; CHECKPOINT : /kaggle/working/vits_4_nov-May-14-2025_10+28AM-0000000/checkpoint_9040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913171132405599 [0m(-7.088979085286516e-05)</text:span></text:p>
      <text:p text:style-name="P3"><text:s text:c="5"/><text:span text:style-name="T1">| &gt; avg_loss_disc:[92m 2.569809595743815 [0m(-0.0053061644236249705)</text:span></text:p>
      <text:p text:style-name="P3"><text:s text:c="5"/><text:span text:style-name="T1">| &gt; avg_loss_disc_real_0:[92m 0.1303088236600161 [0m(-0.06948393024504182)</text:span></text:p>
      <text:p text:style-name="P3"><text:s text:c="5"/><text:span text:style-name="T1">| &gt; avg_loss_disc_real_1:[92m 0.1960697521766027 [0m(-0.005152933299541473)</text:span></text:p>
      <text:p text:style-name="P3"><text:s text:c="5"/><text:span text:style-name="T1">| &gt; avg_loss_disc_real_2:[92m 0.21457659204800925 [0m(-0.013667542487382889)</text:span></text:p>
      <text:p text:style-name="P3"><text:s text:c="5"/><text:span text:style-name="T1">| &gt; avg_loss_disc_real_3:[92m 0.2085180270175139 [0m(-0.03000433494647345)</text:span></text:p>
      <text:p text:style-name="P3"><text:s text:c="5"/><text:span text:style-name="T1">| &gt; avg_loss_disc_real_4:[92m 0.25207774961988133 [0m(-0.010003128399451555)</text:span></text:p>
      <text:p text:style-name="P3"><text:s text:c="5"/><text:span text:style-name="T1">| &gt; avg_loss_disc_real_5:[92m 0.21432634194691977 [0m(-0.017225849131743104)</text:span></text:p>
      <text:p text:style-name="P3"><text:s text:c="5"/><text:span text:style-name="T1">| &gt; avg_loss_0:[92m 2.569809595743815 [0m(-0.0053061644236249705)</text:span></text:p>
      <text:p text:style-name="P3"><text:s text:c="5"/><text:span text:style-name="T1">| &gt; avg_loss_gen:[92m 2.003121087948481 [0m(-0.1939185361067457)</text:span></text:p>
      <text:p text:style-name="P3"><text:s text:c="5"/><text:span text:style-name="T1">| &gt; avg_loss_kl:[91m 1.7886241177717845 [0m(+0.0548209150632224)</text:span></text:p>
      <text:p text:style-name="P3"><text:s text:c="5"/><text:span text:style-name="T1">| &gt; avg_loss_feat:[91m 6.941549738248189 [0m(+0.21052165826161673)</text:span></text:p>
      <text:p text:style-name="P3"><text:s text:c="5"/><text:span text:style-name="T1">| &gt; avg_loss_mel:[91m 15.715647141138712 [0m(+0.31508851051330566)</text:span></text:p>
      <text:p text:style-name="P3"><text:s text:c="5"/><text:span text:style-name="T1">| &gt; avg_loss_duration:[91m 1.5370716551939647 [0m(+0.004013319810231675)</text:span></text:p>
      <text:p text:style-name="P3"><text:s text:c="5"/><text:span text:style-name="T1">| &gt; avg_loss_1:[91m 27.986013571421307 [0m(+0.39052549997965613)</text:span></text:p>
      <text:p text:style-name="P5"/>
      <text:p text:style-name="P5"/>
      <text:p text:style-name="P1">[4m[1m &gt; EPOCH: 43/50[0m</text:p>
      <text:p text:style-name="P3"><text:s/><text:span text:style-name="T1">--&gt; /kaggle/working/vits_4_nov-May-14-2025_10+28AM-0000000</text:span></text:p>
      <text:p text:style-name="P5"/>
      <text:p text:style-name="P1"><text:soft-page-break/>[1m &gt; TRAINING (2025-05-14 16:03:31) [0m</text:p>
      <text:p text:style-name="P5"/>
      <text:p text:style-name="P1">[1m <text:s text:c="2"/>--&gt; TIME: 2025-05-14 16:03:37 -- STEP: 9/630 -- GLOBAL_STEP: 904100[0m</text:p>
      <text:p text:style-name="P3"><text:s text:c="5"/><text:span text:style-name="T1">| &gt; loss_disc: 2.5348687171936035 <text:s/>(2.5504141913519964)</text:span></text:p>
      <text:p text:style-name="P3"><text:s text:c="5"/><text:span text:style-name="T1">| &gt; loss_disc_real_0: 0.23577523231506348 <text:s/>(0.1604436660806338)</text:span></text:p>
      <text:p text:style-name="P3"><text:s text:c="5"/><text:span text:style-name="T1">| &gt; loss_disc_real_1: 0.20391811430454254 <text:s/>(0.21411415603425768)</text:span></text:p>
      <text:p text:style-name="P3"><text:s text:c="5"/><text:span text:style-name="T1">| &gt; loss_disc_real_2: 0.21341709792613983 <text:s/>(0.23463117414050633)</text:span></text:p>
      <text:p text:style-name="P3"><text:s text:c="5"/><text:span text:style-name="T1">| &gt; loss_disc_real_3: 0.193723663687706 <text:s/>(0.23541377319229972)</text:span></text:p>
      <text:p text:style-name="P3"><text:s text:c="5"/><text:span text:style-name="T1">| &gt; loss_disc_real_4: 0.2268066108226776 <text:s/>(0.22669733067353567)</text:span></text:p>
      <text:p text:style-name="P3"><text:s text:c="5"/><text:span text:style-name="T1">| &gt; loss_disc_real_5: 0.17516839504241943 <text:s/>(0.2148546708954705)</text:span></text:p>
      <text:p text:style-name="P3"><text:s text:c="5"/><text:span text:style-name="T1">| &gt; loss_0: 2.5348687171936035 <text:s/>(2.5504141913519964)</text:span></text:p>
      <text:p text:style-name="P3"><text:s text:c="5"/><text:span text:style-name="T1">| &gt; grad_norm_0: tensor(15.8549, device='cuda:0') <text:s/>(tensor(19.9779, device='cuda:0'))</text:span></text:p>
      <text:p text:style-name="P3"><text:s text:c="5"/><text:span text:style-name="T1">| &gt; loss_gen: 2.384507894515991 <text:s/>(2.3199088043636746)</text:span></text:p>
      <text:p text:style-name="P3"><text:s text:c="5"/><text:span text:style-name="T1">| &gt; loss_kl: 1.4373502731323242 <text:s/>(1.5246722830666437)</text:span></text:p>
      <text:p text:style-name="P3"><text:s text:c="5"/><text:span text:style-name="T1">| &gt; loss_feat: 7.312971115112305 <text:s/>(6.99778774049547)</text:span></text:p>
      <text:p text:style-name="P3"><text:s text:c="5"/><text:span text:style-name="T1">| &gt; loss_mel: 15.044208526611328 <text:s/>(15.191384527418348)</text:span></text:p>
      <text:p text:style-name="P3"><text:s text:c="5"/><text:span text:style-name="T1">| &gt; loss_duration: 1.4190843105316162 <text:s/>(1.4108215437995062)</text:span></text:p>
      <text:p text:style-name="P3"><text:s text:c="5"/><text:span text:style-name="T1">| &gt; amp_scaler: 256.0 <text:s/>(256.0)</text:span></text:p>
      <text:p text:style-name="P3"><text:s text:c="5"/><text:span text:style-name="T1">| &gt; loss_1: 27.598121643066406 <text:s/>(27.44457499186198)</text:span></text:p>
      <text:p text:style-name="P3"><text:s text:c="5"/><text:span text:style-name="T1">| &gt; grad_norm_1: tensor(207.8156, device='cuda:0') <text:s/>(tensor(204.2181, device='cuda:0'))</text:span></text:p>
      <text:p text:style-name="P3"><text:s text:c="5"/><text:span text:style-name="T1">| &gt; current_lr_0: 0.0001989278170603166 </text:span></text:p>
      <text:p text:style-name="P3"><text:s text:c="5"/><text:span text:style-name="T1">| &gt; current_lr_1: 0.0001989278170603166 </text:span></text:p>
      <text:p text:style-name="P3"><text:s text:c="5"/><text:span text:style-name="T1">| &gt; step_time: 0.5193 <text:s/>(0.5196740362379286)</text:span></text:p>
      <text:p text:style-name="P3"><text:s text:c="5"/><text:span text:style-name="T1">| &gt; loader_time: 0.0048 <text:s/>(0.004793034659491645)</text:span></text:p>
      <text:p text:style-name="P5"/>
      <text:p text:style-name="P5"/>
      <text:p text:style-name="P1">[1m <text:s text:c="2"/>--&gt; TIME: 2025-05-14 16:04:32 -- STEP: 109/630 -- GLOBAL_STEP: 904200[0m</text:p>
      <text:p text:style-name="P3"><text:s text:c="5"/><text:span text:style-name="T1">| &gt; loss_disc: 2.654417037963867 <text:s/>(2.546115085619304)</text:span></text:p>
      <text:p text:style-name="P3"><text:s text:c="5"/><text:span text:style-name="T1">| &gt; loss_disc_real_0: 0.10082683712244034 <text:s/>(0.16086385388850075)</text:span></text:p>
      <text:p text:style-name="P3"><text:s text:c="5"/><text:span text:style-name="T1">| &gt; loss_disc_real_1: 0.21886718273162842 <text:s/>(0.21122049013955876)</text:span></text:p>
      <text:p text:style-name="P3"><text:s text:c="5"/><text:span text:style-name="T1">| &gt; loss_disc_real_2: 0.2640398144721985 <text:s/>(0.228959526080604)</text:span></text:p>
      <text:p text:style-name="P3"><text:s text:c="5"/><text:span text:style-name="T1">| &gt; loss_disc_real_3: 0.1893538385629654 <text:s/>(0.22711739818984217)</text:span></text:p>
      <text:p text:style-name="P3"><text:s text:c="5"/><text:span text:style-name="T1">| &gt; loss_disc_real_4: 0.1982450634241104 <text:s/>(0.23545778153139515)</text:span></text:p>
      <text:p text:style-name="P3"><text:s text:c="5"/><text:span text:style-name="T1">| &gt; loss_disc_real_5: 0.19167757034301758 <text:s/>(0.2254931062049822)</text:span></text:p>
      <text:p text:style-name="P3"><text:s text:c="5"/><text:span text:style-name="T1">| &gt; loss_0: 2.654417037963867 <text:s/>(2.546115085619304)</text:span></text:p>
      <text:p text:style-name="P3"><text:s text:c="5"/><text:span text:style-name="T1">| &gt; grad_norm_0: tensor(13.0656, device='cuda:0') <text:s/>(tensor(21.3263, device='cuda:0'))</text:span></text:p>
      <text:p text:style-name="P3"><text:s text:c="5"/><text:span text:style-name="T1">| &gt; loss_gen: 2.012105703353882 <text:s/>(2.274404920569254)</text:span></text:p>
      <text:p text:style-name="P3"><text:s text:c="5"/><text:span text:style-name="T1">| &gt; loss_kl: 1.4818464517593384 <text:s/>(1.5777689962212096)</text:span></text:p>
      <text:p text:style-name="P3"><text:s text:c="5"/><text:span text:style-name="T1">| &gt; loss_feat: 7.466907978057861 <text:s/>(7.078971175972475)</text:span></text:p>
      <text:p text:style-name="P3"><text:s text:c="5"/><text:span text:style-name="T1">| &gt; loss_mel: 16.162473678588867 <text:s/>(15.351379980734729)</text:span></text:p>
      <text:p text:style-name="P3"><text:s text:c="5"/><text:span text:style-name="T1">| &gt; loss_duration: 1.478310465812683 <text:s/>(1.3908600730633518)</text:span></text:p>
      <text:p text:style-name="P3"><text:s text:c="5"/><text:span text:style-name="T1">| &gt; amp_scaler: 256.0 <text:s/>(256.0)</text:span></text:p>
      <text:p text:style-name="P3"><text:s text:c="5"/><text:span text:style-name="T1">| &gt; loss_1: 28.60164451599121 <text:s/>(27.67338509515885)</text:span></text:p>
      <text:p text:style-name="P3"><text:s text:c="5"/><text:span text:style-name="T1">| &gt; grad_norm_1: tensor(94.4746, device='cuda:0') <text:s/>(tensor(249.6729, device='cuda:0'))</text:span></text:p>
      <text:p text:style-name="P3"><text:s text:c="5"/><text:span text:style-name="T1">| &gt; current_lr_0: 0.0001989278170603166 </text:span></text:p>
      <text:p text:style-name="P3"><text:s text:c="5"/><text:span text:style-name="T1">| &gt; current_lr_1: 0.0001989278170603166 </text:span></text:p>
      <text:p text:style-name="P3"><text:s text:c="5"/><text:span text:style-name="T1">| &gt; step_time: 0.5442 <text:s/>(0.5356102077239149)</text:span></text:p>
      <text:p text:style-name="P3"><text:s text:c="5"/><text:span text:style-name="T1">| &gt; loader_time: 0.0067 <text:s/>(0.005496051333366184)</text:span></text:p>
      <text:p text:style-name="P5"/>
      <text:p text:style-name="P5"/>
      <text:p text:style-name="P1">[1m <text:s text:c="2"/>--&gt; TIME: 2025-05-14 16:05:31 -- STEP: 209/630 -- GLOBAL_STEP: 904300[0m</text:p>
      <text:p text:style-name="P3"><text:s text:c="5"/><text:span text:style-name="T1">| &gt; loss_disc: 2.5043623447418213 <text:s/>(2.5496665222222714)</text:span></text:p>
      <text:p text:style-name="P3"><text:s text:c="5"/><text:span text:style-name="T1">| &gt; loss_disc_real_0: 0.11071236431598663 <text:s/>(0.1617190756759289)</text:span></text:p>
      <text:p text:style-name="P3"><text:s text:c="5"/><text:span text:style-name="T1">| &gt; loss_disc_real_1: 0.22119593620300293 <text:s/>(0.20945358447481)</text:span></text:p>
      <text:p text:style-name="P3"><text:s text:c="5"/><text:span text:style-name="T1">| &gt; loss_disc_real_2: 0.22067515552043915 <text:s/>(0.22727697888059478)</text:span></text:p>
      <text:p text:style-name="P3"><text:s text:c="5"/><text:span text:style-name="T1">| &gt; loss_disc_real_3: 0.2193850427865982 <text:s/>(0.22754175625919726)</text:span></text:p>
      <text:p text:style-name="P3"><text:s text:c="5"/><text:span text:style-name="T1">| &gt; loss_disc_real_4: 0.2219720035791397 <text:s/>(0.2381802976274034)</text:span></text:p>
      <text:p text:style-name="P3"><text:s text:c="5"/><text:span text:style-name="T1">| &gt; loss_disc_real_5: 0.23841968178749084 <text:s/>(0.2310092402488421)</text:span></text:p>
      <text:p text:style-name="P3"><text:s text:c="5"/><text:span text:style-name="T1">| &gt; loss_0: 2.5043623447418213 <text:s/>(2.5496665222222714)</text:span></text:p>
      <text:p text:style-name="P3"><text:soft-page-break/><text:s text:c="5"/><text:span text:style-name="T1">| &gt; grad_norm_0: tensor(14.1418, device='cuda:0') <text:s/>(tensor(17.7192, device='cuda:0'))</text:span></text:p>
      <text:p text:style-name="P3"><text:s text:c="5"/><text:span text:style-name="T1">| &gt; loss_gen: 2.3968639373779297 <text:s/>(2.2598236542569388)</text:span></text:p>
      <text:p text:style-name="P3"><text:s text:c="5"/><text:span text:style-name="T1">| &gt; loss_kl: 1.576817512512207 <text:s/>(1.5973259712520398)</text:span></text:p>
      <text:p text:style-name="P3"><text:s text:c="5"/><text:span text:style-name="T1">| &gt; loss_feat: 7.948611736297607 <text:s/>(7.02373983301044)</text:span></text:p>
      <text:p text:style-name="P3"><text:s text:c="5"/><text:span text:style-name="T1">| &gt; loss_mel: 15.497909545898438 <text:s/>(15.389380208613199)</text:span></text:p>
      <text:p text:style-name="P3"><text:s text:c="5"/><text:span text:style-name="T1">| &gt; loss_duration: 1.4228291511535645 <text:s/>(1.358361058257983)</text:span></text:p>
      <text:p text:style-name="P3"><text:s text:c="5"/><text:span text:style-name="T1">| &gt; amp_scaler: 256.0 <text:s/>(256.0)</text:span></text:p>
      <text:p text:style-name="P3"><text:s text:c="5"/><text:span text:style-name="T1">| &gt; loss_1: 28.84303092956543 <text:s/>(27.628630788702715)</text:span></text:p>
      <text:p text:style-name="P3"><text:s text:c="5"/><text:span text:style-name="T1">| &gt; grad_norm_1: tensor(202.6582, device='cuda:0') <text:s/>(tensor(204.7374, device='cuda:0'))</text:span></text:p>
      <text:p text:style-name="P3"><text:s text:c="5"/><text:span text:style-name="T1">| &gt; current_lr_0: 0.0001989278170603166 </text:span></text:p>
      <text:p text:style-name="P3"><text:s text:c="5"/><text:span text:style-name="T1">| &gt; current_lr_1: 0.0001989278170603166 </text:span></text:p>
      <text:p text:style-name="P3"><text:s text:c="5"/><text:span text:style-name="T1">| &gt; step_time: 0.6067 <text:s/>(0.5600298717261505)</text:span></text:p>
      <text:p text:style-name="P3"><text:s text:c="5"/><text:span text:style-name="T1">| &gt; loader_time: 0.0073 <text:s/>(0.006050487454428055)</text:span></text:p>
      <text:p text:style-name="P5"/>
      <text:p text:style-name="P5"/>
      <text:p text:style-name="P1">[1m <text:s text:c="2"/>--&gt; TIME: 2025-05-14 16:06:37 -- STEP: 309/630 -- GLOBAL_STEP: 904400[0m</text:p>
      <text:p text:style-name="P3"><text:s text:c="5"/><text:span text:style-name="T1">| &gt; loss_disc: 2.4390077590942383 <text:s/>(2.552565065402427)</text:span></text:p>
      <text:p text:style-name="P3"><text:s text:c="5"/><text:span text:style-name="T1">| &gt; loss_disc_real_0: 0.13202768564224243 <text:s/>(0.16296752514528604)</text:span></text:p>
      <text:p text:style-name="P3"><text:s text:c="5"/><text:span text:style-name="T1">| &gt; loss_disc_real_1: 0.1577550768852234 <text:s/>(0.20993157999415232)</text:span></text:p>
      <text:p text:style-name="P3"><text:s text:c="5"/><text:span text:style-name="T1">| &gt; loss_disc_real_2: 0.21846292912960052 <text:s/>(0.22831646022673177)</text:span></text:p>
      <text:p text:style-name="P3"><text:s text:c="5"/><text:span text:style-name="T1">| &gt; loss_disc_real_3: 0.21730831265449524 <text:s/>(0.22809320230121366)</text:span></text:p>
      <text:p text:style-name="P3"><text:s text:c="5"/><text:span text:style-name="T1">| &gt; loss_disc_real_4: 0.2661985456943512 <text:s/>(0.23924168500699658)</text:span></text:p>
      <text:p text:style-name="P3"><text:s text:c="5"/><text:span text:style-name="T1">| &gt; loss_disc_real_5: 0.24367867410182953 <text:s/>(0.22893060818555672)</text:span></text:p>
      <text:p text:style-name="P3"><text:s text:c="5"/><text:span text:style-name="T1">| &gt; loss_0: 2.4390077590942383 <text:s/>(2.552565065402427)</text:span></text:p>
      <text:p text:style-name="P3"><text:s text:c="5"/><text:span text:style-name="T1">| &gt; grad_norm_0: tensor(6.8255, device='cuda:0') <text:s/>(tensor(17.6608, device='cuda:0'))</text:span></text:p>
      <text:p text:style-name="P3"><text:s text:c="5"/><text:span text:style-name="T1">| &gt; loss_gen: 2.0936310291290283 <text:s/>(2.251619560818842)</text:span></text:p>
      <text:p text:style-name="P3"><text:s text:c="5"/><text:span text:style-name="T1">| &gt; loss_kl: 2.004573106765747 <text:s/>(1.5961423965719521)</text:span></text:p>
      <text:p text:style-name="P3"><text:s text:c="5"/><text:span text:style-name="T1">| &gt; loss_feat: 6.537230968475342 <text:s/>(6.9498917601255155)</text:span></text:p>
      <text:p text:style-name="P3"><text:s text:c="5"/><text:span text:style-name="T1">| &gt; loss_mel: 15.554462432861328 <text:s/>(15.411741333871984)</text:span></text:p>
      <text:p text:style-name="P3"><text:s text:c="5"/><text:span text:style-name="T1">| &gt; loss_duration: 1.4182724952697754 <text:s/>(1.389383949508173)</text:span></text:p>
      <text:p text:style-name="P3"><text:s text:c="5"/><text:span text:style-name="T1">| &gt; amp_scaler: 256.0 <text:s/>(256.0)</text:span></text:p>
      <text:p text:style-name="P3"><text:s text:c="5"/><text:span text:style-name="T1">| &gt; loss_1: 27.608171463012695 <text:s/>(27.598779079597744)</text:span></text:p>
      <text:p text:style-name="P3"><text:s text:c="5"/><text:span text:style-name="T1">| &gt; grad_norm_1: tensor(120.0861, device='cuda:0') <text:s/>(tensor(204.6481, device='cuda:0'))</text:span></text:p>
      <text:p text:style-name="P3"><text:s text:c="5"/><text:span text:style-name="T1">| &gt; current_lr_0: 0.0001989278170603166 </text:span></text:p>
      <text:p text:style-name="P3"><text:s text:c="5"/><text:span text:style-name="T1">| &gt; current_lr_1: 0.0001989278170603166 </text:span></text:p>
      <text:p text:style-name="P3"><text:s text:c="5"/><text:span text:style-name="T1">| &gt; step_time: 0.6613 <text:s/>(0.5857880509015423)</text:span></text:p>
      <text:p text:style-name="P3"><text:s text:c="5"/><text:span text:style-name="T1">| &gt; loader_time: 0.0078 <text:s/>(0.00660680644334713)</text:span></text:p>
      <text:p text:style-name="P5"/>
      <text:p text:style-name="P5"/>
      <text:p text:style-name="P1">[1m <text:s text:c="2"/>--&gt; TIME: 2025-05-14 16:07:49 -- STEP: 409/630 -- GLOBAL_STEP: 904500[0m</text:p>
      <text:p text:style-name="P3"><text:s text:c="5"/><text:span text:style-name="T1">| &gt; loss_disc: 2.396761655807495 <text:s/>(2.548306991535174)</text:span></text:p>
      <text:p text:style-name="P3"><text:s text:c="5"/><text:span text:style-name="T1">| &gt; loss_disc_real_0: 0.1287705898284912 <text:s/>(0.16244566694703552)</text:span></text:p>
      <text:p text:style-name="P3"><text:s text:c="5"/><text:span text:style-name="T1">| &gt; loss_disc_real_1: 0.22064347565174103 <text:s/>(0.21023473493335887)</text:span></text:p>
      <text:p text:style-name="P3"><text:s text:c="5"/><text:span text:style-name="T1">| &gt; loss_disc_real_2: 0.2184584140777588 <text:s/>(0.2281222842214743)</text:span></text:p>
      <text:p text:style-name="P3"><text:s text:c="5"/><text:span text:style-name="T1">| &gt; loss_disc_real_3: 0.22705703973770142 <text:s/>(0.22793844211072387)</text:span></text:p>
      <text:p text:style-name="P3"><text:s text:c="5"/><text:span text:style-name="T1">| &gt; loss_disc_real_4: 0.23996582627296448 <text:s/>(0.23879606253069013)</text:span></text:p>
      <text:p text:style-name="P3"><text:s text:c="5"/><text:span text:style-name="T1">| &gt; loss_disc_real_5: 0.14856979250907898 <text:s/>(0.2273450039308928)</text:span></text:p>
      <text:p text:style-name="P3"><text:s text:c="5"/><text:span text:style-name="T1">| &gt; loss_0: 2.396761655807495 <text:s/>(2.548306991535174)</text:span></text:p>
      <text:p text:style-name="P3"><text:s text:c="5"/><text:span text:style-name="T1">| &gt; grad_norm_0: tensor(20.3131, device='cuda:0') <text:s/>(tensor(18.3582, device='cuda:0'))</text:span></text:p>
      <text:p text:style-name="P3"><text:s text:c="5"/><text:span text:style-name="T1">| &gt; loss_gen: 2.1926934719085693 <text:s/>(2.2571624703978563)</text:span></text:p>
      <text:p text:style-name="P3"><text:s text:c="5"/><text:span text:style-name="T1">| &gt; loss_kl: 1.766700267791748 <text:s/>(1.611359052669739)</text:span></text:p>
      <text:p text:style-name="P3"><text:s text:c="5"/><text:span text:style-name="T1">| &gt; loss_feat: 7.576368808746338 <text:s/>(6.935886934508904)</text:span></text:p>
      <text:p text:style-name="P3"><text:s text:c="5"/><text:span text:style-name="T1">| &gt; loss_mel: 15.532519340515137 <text:s/>(15.4223446974253)</text:span></text:p>
      <text:p text:style-name="P3"><text:s text:c="5"/><text:span text:style-name="T1">| &gt; loss_duration: 1.4879682064056396 <text:s/>(1.3949619479167719)</text:span></text:p>
      <text:p text:style-name="P3"><text:s text:c="5"/><text:span text:style-name="T1">| &gt; amp_scaler: 256.0 <text:s/>(256.0)</text:span></text:p>
      <text:p text:style-name="P3"><text:s text:c="5"/><text:span text:style-name="T1">| &gt; loss_1: 28.556249618530273 <text:s/>(27.6217151865691)</text:span></text:p>
      <text:p text:style-name="P3"><text:s text:c="5"/><text:span text:style-name="T1">| &gt; grad_norm_1: tensor(395.2199, device='cuda:0') <text:s/>(tensor(212.8351, device='cuda:0'))</text:span></text:p>
      <text:p text:style-name="P3"><text:s text:c="5"/><text:span text:style-name="T1">| &gt; current_lr_0: 0.0001989278170603166 </text:span></text:p>
      <text:p text:style-name="P3"><text:soft-page-break/><text:s text:c="5"/><text:span text:style-name="T1">| &gt; current_lr_1: 0.0001989278170603166 </text:span></text:p>
      <text:p text:style-name="P3"><text:s text:c="5"/><text:span text:style-name="T1">| &gt; step_time: 0.7255 <text:s/>(0.6155998112228508)</text:span></text:p>
      <text:p text:style-name="P3"><text:s text:c="5"/><text:span text:style-name="T1">| &gt; loader_time: 0.0088 <text:s/>(0.007107291070056721)</text:span></text:p>
      <text:p text:style-name="P5"/>
      <text:p text:style-name="P5"/>
      <text:p text:style-name="P3"><text:s/><text:span text:style-name="T1">&gt; CHECKPOINT : /kaggle/working/vits_4_nov-May-14-2025_10+28AM-0000000/checkpoint_904500.pth</text:span></text:p>
      <text:p text:style-name="P5"/>
      <text:p text:style-name="P1">[1m <text:s text:c="2"/>--&gt; TIME: 2025-05-14 16:09:11 -- STEP: 509/630 -- GLOBAL_STEP: 904600[0m</text:p>
      <text:p text:style-name="P3"><text:s text:c="5"/><text:span text:style-name="T1">| &gt; loss_disc: 2.4598445892333984 <text:s/>(2.553028757773586)</text:span></text:p>
      <text:p text:style-name="P3"><text:s text:c="5"/><text:span text:style-name="T1">| &gt; loss_disc_real_0: 0.08582353591918945 <text:s/>(0.16333359644578113)</text:span></text:p>
      <text:p text:style-name="P3"><text:s text:c="5"/><text:span text:style-name="T1">| &gt; loss_disc_real_1: 0.18029718101024628 <text:s/>(0.21044916974303768)</text:span></text:p>
      <text:p text:style-name="P3"><text:s text:c="5"/><text:span text:style-name="T1">| &gt; loss_disc_real_2: 0.27917060256004333 <text:s/>(0.2283408103733962)</text:span></text:p>
      <text:p text:style-name="P3"><text:s text:c="5"/><text:span text:style-name="T1">| &gt; loss_disc_real_3: 0.2246692180633545 <text:s/>(0.22850100602405712)</text:span></text:p>
      <text:p text:style-name="P3"><text:s text:c="5"/><text:span text:style-name="T1">| &gt; loss_disc_real_4: 0.24569158256053925 <text:s/>(0.23895562576287388)</text:span></text:p>
      <text:p text:style-name="P3"><text:s text:c="5"/><text:span text:style-name="T1">| &gt; loss_disc_real_5: 0.1874908059835434 <text:s/>(0.22740526127030666)</text:span></text:p>
      <text:p text:style-name="P3"><text:s text:c="5"/><text:span text:style-name="T1">| &gt; loss_0: 2.4598445892333984 <text:s/>(2.553028757773586)</text:span></text:p>
      <text:p text:style-name="P3"><text:s text:c="5"/><text:span text:style-name="T1">| &gt; grad_norm_0: tensor(8.8722, device='cuda:0') <text:s/>(tensor(19.0619, device='cuda:0'))</text:span></text:p>
      <text:p text:style-name="P3"><text:s text:c="5"/><text:span text:style-name="T1">| &gt; loss_gen: 2.1627511978149414 <text:s/>(2.253230866374107)</text:span></text:p>
      <text:p text:style-name="P3"><text:s text:c="5"/><text:span text:style-name="T1">| &gt; loss_kl: 1.788109540939331 <text:s/>(1.6110779070432617)</text:span></text:p>
      <text:p text:style-name="P3"><text:s text:c="5"/><text:span text:style-name="T1">| &gt; loss_feat: 7.106030464172363 <text:s/>(6.894257104232878)</text:span></text:p>
      <text:p text:style-name="P3"><text:s text:c="5"/><text:span text:style-name="T1">| &gt; loss_mel: 15.133905410766602 <text:s/>(15.41564684907205)</text:span></text:p>
      <text:p text:style-name="P3"><text:s text:c="5"/><text:span text:style-name="T1">| &gt; loss_duration: 1.4989898204803467 <text:s/>(1.40821886460767)</text:span></text:p>
      <text:p text:style-name="P3"><text:s text:c="5"/><text:span text:style-name="T1">| &gt; amp_scaler: 256.0 <text:s/>(256.0)</text:span></text:p>
      <text:p text:style-name="P3"><text:s text:c="5"/><text:span text:style-name="T1">| &gt; loss_1: 27.68978500366211 <text:s/>(27.582431669553745)</text:span></text:p>
      <text:p text:style-name="P3"><text:s text:c="5"/><text:span text:style-name="T1">| &gt; grad_norm_1: tensor(115.8528, device='cuda:0') <text:s/>(tensor(222.8762, device='cuda:0'))</text:span></text:p>
      <text:p text:style-name="P3"><text:s text:c="5"/><text:span text:style-name="T1">| &gt; current_lr_0: 0.0001989278170603166 </text:span></text:p>
      <text:p text:style-name="P3"><text:s text:c="5"/><text:span text:style-name="T1">| &gt; current_lr_1: 0.0001989278170603166 </text:span></text:p>
      <text:p text:style-name="P3"><text:s text:c="5"/><text:span text:style-name="T1">| &gt; step_time: 0.8699 <text:s/>(0.647900321863021)</text:span></text:p>
      <text:p text:style-name="P3"><text:s text:c="5"/><text:span text:style-name="T1">| &gt; loader_time: 0.0096 <text:s/>(0.007621113115771581)</text:span></text:p>
      <text:p text:style-name="P5"/>
      <text:p text:style-name="P5"/>
      <text:p text:style-name="P1">[1m <text:s text:c="2"/>--&gt; TIME: 2025-05-14 16:10:44 -- STEP: 609/630 -- GLOBAL_STEP: 904700[0m</text:p>
      <text:p text:style-name="P3"><text:s text:c="5"/><text:span text:style-name="T1">| &gt; loss_disc: 2.7128891944885254 <text:s/>(2.556847007403818)</text:span></text:p>
      <text:p text:style-name="P3"><text:s text:c="5"/><text:span text:style-name="T1">| &gt; loss_disc_real_0: 0.14104506373405457 <text:s/>(0.16361759500868614)</text:span></text:p>
      <text:p text:style-name="P3"><text:s text:c="5"/><text:span text:style-name="T1">| &gt; loss_disc_real_1: 0.1770966351032257 <text:s/>(0.2104256279607518)</text:span></text:p>
      <text:p text:style-name="P3"><text:s text:c="5"/><text:span text:style-name="T1">| &gt; loss_disc_real_2: 0.2058178037405014 <text:s/>(0.22826942033172629)</text:span></text:p>
      <text:p text:style-name="P3"><text:s text:c="5"/><text:span text:style-name="T1">| &gt; loss_disc_real_3: 0.23162196576595306 <text:s/>(0.2284773195954575)</text:span></text:p>
      <text:p text:style-name="P3"><text:s text:c="5"/><text:span text:style-name="T1">| &gt; loss_disc_real_4: 0.2576614022254944 <text:s/>(0.2394300720032017)</text:span></text:p>
      <text:p text:style-name="P3"><text:s text:c="5"/><text:span text:style-name="T1">| &gt; loss_disc_real_5: 0.2813703417778015 <text:s/>(0.22903503906991093)</text:span></text:p>
      <text:p text:style-name="P3"><text:s text:c="5"/><text:span text:style-name="T1">| &gt; loss_0: 2.7128891944885254 <text:s/>(2.556847007403818)</text:span></text:p>
      <text:p text:style-name="P3"><text:s text:c="5"/><text:span text:style-name="T1">| &gt; grad_norm_0: tensor(17.5384, device='cuda:0') <text:s/>(tensor(18.4236, device='cuda:0'))</text:span></text:p>
      <text:p text:style-name="P3"><text:s text:c="5"/><text:span text:style-name="T1">| &gt; loss_gen: 2.046832323074341 <text:s/>(2.246260320611777)</text:span></text:p>
      <text:p text:style-name="P3"><text:s text:c="5"/><text:span text:style-name="T1">| &gt; loss_kl: 1.6446545124053955 <text:s/>(1.6182913404380153)</text:span></text:p>
      <text:p text:style-name="P3"><text:s text:c="5"/><text:span text:style-name="T1">| &gt; loss_feat: 6.518320560455322 <text:s/>(6.8546227962512685)</text:span></text:p>
      <text:p text:style-name="P3"><text:s text:c="5"/><text:span text:style-name="T1">| &gt; loss_mel: 15.419140815734863 <text:s/>(15.415345121487022)</text:span></text:p>
      <text:p text:style-name="P3"><text:s text:c="5"/><text:span text:style-name="T1">| &gt; loss_duration: 1.4781367778778076 <text:s/>(1.4181419518976575)</text:span></text:p>
      <text:p text:style-name="P3"><text:s text:c="5"/><text:span text:style-name="T1">| &gt; amp_scaler: 256.0 <text:s/>(256.0)</text:span></text:p>
      <text:p text:style-name="P3"><text:s text:c="5"/><text:span text:style-name="T1">| &gt; loss_1: 27.107084274291992 <text:s/>(27.552661604481965)</text:span></text:p>
      <text:p text:style-name="P3"><text:s text:c="5"/><text:span text:style-name="T1">| &gt; grad_norm_1: tensor(94.6994, device='cuda:0') <text:s/>(tensor(212.8030, device='cuda:0'))</text:span></text:p>
      <text:p text:style-name="P3"><text:s text:c="5"/><text:span text:style-name="T1">| &gt; current_lr_0: 0.0001989278170603166 </text:span></text:p>
      <text:p text:style-name="P3"><text:s text:c="5"/><text:span text:style-name="T1">| &gt; current_lr_1: 0.0001989278170603166 </text:span></text:p>
      <text:p text:style-name="P3"><text:s text:c="5"/><text:span text:style-name="T1">| &gt; step_time: 0.9969 <text:s/>(0.6900706851032182)</text:span></text:p>
      <text:p text:style-name="P3"><text:s text:c="5"/><text:span text:style-name="T1">| &gt; loader_time: 0.012 <text:s/>(0.008214504652226891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oft-page-break/><text:s text:c="5"/><text:span text:style-name="T1">| &gt; avg_loader_time:[91m 0.005380034446716309 [0m(+0.0004668633143107099)</text:span></text:p>
      <text:p text:style-name="P3"><text:s text:c="5"/><text:span text:style-name="T1">| &gt; avg_loss_disc:[91m 2.5725507934888205 [0m(+0.0027411977450055858)</text:span></text:p>
      <text:p text:style-name="P3"><text:s text:c="5"/><text:span text:style-name="T1">| &gt; avg_loss_disc_real_0:[91m 0.1982779341439406 [0m(+0.06796911048392451)</text:span></text:p>
      <text:p text:style-name="P3"><text:s text:c="5"/><text:span text:style-name="T1">| &gt; avg_loss_disc_real_1:[91m 0.19623090450962385 [0m(+0.00016115233302116394)</text:span></text:p>
      <text:p text:style-name="P3"><text:s text:c="5"/><text:span text:style-name="T1">| &gt; avg_loss_disc_real_2:[91m 0.2146401380499204 [0m(+6.354600191116333e-05)</text:span></text:p>
      <text:p text:style-name="P3"><text:s text:c="5"/><text:span text:style-name="T1">| &gt; avg_loss_disc_real_3:[91m 0.2140937882165114 [0m(+0.0055757611989974976)</text:span></text:p>
      <text:p text:style-name="P3"><text:s text:c="5"/><text:span text:style-name="T1">| &gt; avg_loss_disc_real_4:[92m 0.21641879777113596 [0m(-0.035658951848745374)</text:span></text:p>
      <text:p text:style-name="P3"><text:s text:c="5"/><text:span text:style-name="T1">| &gt; avg_loss_disc_real_5:[92m 0.1901907299955686 [0m(-0.024135611951351166)</text:span></text:p>
      <text:p text:style-name="P3"><text:s text:c="5"/><text:span text:style-name="T1">| &gt; avg_loss_0:[91m 2.5725507934888205 [0m(+0.0027411977450055858)</text:span></text:p>
      <text:p text:style-name="P3"><text:s text:c="5"/><text:span text:style-name="T1">| &gt; avg_loss_gen:[91m 2.0137995382150016 [0m(+0.010678450266520478)</text:span></text:p>
      <text:p text:style-name="P3"><text:s text:c="5"/><text:span text:style-name="T1">| &gt; avg_loss_kl:[91m 1.796721190214157 [0m(+0.008097072442372566)</text:span></text:p>
      <text:p text:style-name="P3"><text:s text:c="5"/><text:span text:style-name="T1">| &gt; avg_loss_feat:[92m 6.665181597073873 [0m(-0.2763681411743164)</text:span></text:p>
      <text:p text:style-name="P3"><text:s text:c="5"/><text:span text:style-name="T1">| &gt; avg_loss_mel:[92m 15.699600776036581 [0m(-0.016046365102130977)</text:span></text:p>
      <text:p text:style-name="P3"><text:s text:c="5"/><text:span text:style-name="T1">| &gt; avg_loss_duration:[92m 1.5311489204565685 [0m(-0.00592273473739624)</text:span></text:p>
      <text:p text:style-name="P3"><text:s text:c="5"/><text:span text:style-name="T1">| &gt; avg_loss_1:[92m 27.706451892852783 [0m(-0.2795616785685233)</text:span></text:p>
      <text:p text:style-name="P5"/>
      <text:p text:style-name="P5"/>
      <text:p text:style-name="P1">[4m[1m &gt; EPOCH: 44/50[0m</text:p>
      <text:p text:style-name="P3"><text:s/><text:span text:style-name="T1">--&gt; /kaggle/working/vits_4_nov-May-14-2025_10+28AM-0000000</text:span></text:p>
      <text:p text:style-name="P5"/>
      <text:p text:style-name="P1">[1m &gt; TRAINING (2025-05-14 16:11:16) [0m</text:p>
      <text:p text:style-name="P5"/>
      <text:p text:style-name="P1">[1m <text:s text:c="2"/>--&gt; TIME: 2025-05-14 16:11:59 -- STEP: 79/630 -- GLOBAL_STEP: 904800[0m</text:p>
      <text:p text:style-name="P3"><text:s text:c="5"/><text:span text:style-name="T1">| &gt; loss_disc: 2.5331156253814697 <text:s/>(2.5591600212869756)</text:span></text:p>
      <text:p text:style-name="P3"><text:s text:c="5"/><text:span text:style-name="T1">| &gt; loss_disc_real_0: 0.1967470645904541 <text:s/>(0.1701591957030417)</text:span></text:p>
      <text:p text:style-name="P3"><text:s text:c="5"/><text:span text:style-name="T1">| &gt; loss_disc_real_1: 0.22293011844158173 <text:s/>(0.21075735514677024)</text:span></text:p>
      <text:p text:style-name="P3"><text:s text:c="5"/><text:span text:style-name="T1">| &gt; loss_disc_real_2: 0.252329021692276 <text:s/>(0.22764260934878)</text:span></text:p>
      <text:p text:style-name="P3"><text:s text:c="5"/><text:span text:style-name="T1">| &gt; loss_disc_real_3: 0.21201984584331512 <text:s/>(0.2261337911403632)</text:span></text:p>
      <text:p text:style-name="P3"><text:s text:c="5"/><text:span text:style-name="T1">| &gt; loss_disc_real_4: 0.2697852551937103 <text:s/>(0.24026658489734312)</text:span></text:p>
      <text:p text:style-name="P3"><text:s text:c="5"/><text:span text:style-name="T1">| &gt; loss_disc_real_5: 0.24263142049312592 <text:s/>(0.2240751383802559)</text:span></text:p>
      <text:p text:style-name="P3"><text:s text:c="5"/><text:span text:style-name="T1">| &gt; loss_0: 2.5331156253814697 <text:s/>(2.5591600212869756)</text:span></text:p>
      <text:p text:style-name="P3"><text:s text:c="5"/><text:span text:style-name="T1">| &gt; grad_norm_0: tensor(20.2093, device='cuda:0') <text:s/>(tensor(27.1800, device='cuda:0'))</text:span></text:p>
      <text:p text:style-name="P3"><text:s text:c="5"/><text:span text:style-name="T1">| &gt; loss_gen: 2.4130215644836426 <text:s/>(2.284218336962447)</text:span></text:p>
      <text:p text:style-name="P3"><text:s text:c="5"/><text:span text:style-name="T1">| &gt; loss_kl: 1.5815097093582153 <text:s/>(1.5344468324999265)</text:span></text:p>
      <text:p text:style-name="P3"><text:s text:c="5"/><text:span text:style-name="T1">| &gt; loss_feat: 6.750211715698242 <text:s/>(7.099249260335029)</text:span></text:p>
      <text:p text:style-name="P3"><text:s text:c="5"/><text:span text:style-name="T1">| &gt; loss_mel: 15.837685585021973 <text:s/>(15.550791390334503)</text:span></text:p>
      <text:p text:style-name="P3"><text:s text:c="5"/><text:span text:style-name="T1">| &gt; loss_duration: 1.438324213027954 <text:s/>(1.4293341048156158)</text:span></text:p>
      <text:p text:style-name="P3"><text:s text:c="5"/><text:span text:style-name="T1">| &gt; amp_scaler: 256.0 <text:s/>(256.0)</text:span></text:p>
      <text:p text:style-name="P3"><text:s text:c="5"/><text:span text:style-name="T1">| &gt; loss_1: 28.020751953125 <text:s/>(27.898039878169197)</text:span></text:p>
      <text:p text:style-name="P3"><text:s text:c="5"/><text:span text:style-name="T1">| &gt; grad_norm_1: tensor(66.9638, device='cuda:0') <text:s/>(tensor(349.3350, device='cuda:0'))</text:span></text:p>
      <text:p text:style-name="P3"><text:s text:c="5"/><text:span text:style-name="T1">| &gt; current_lr_0: 0.00019890295108318404 </text:span></text:p>
      <text:p text:style-name="P3"><text:s text:c="5"/><text:span text:style-name="T1">| &gt; current_lr_1: 0.00019890295108318404 </text:span></text:p>
      <text:p text:style-name="P3"><text:s text:c="5"/><text:span text:style-name="T1">| &gt; step_time: 0.5387 <text:s/>(0.5274816404415078)</text:span></text:p>
      <text:p text:style-name="P3"><text:s text:c="5"/><text:span text:style-name="T1">| &gt; loader_time: 0.006 <text:s/>(0.005229575724541386)</text:span></text:p>
      <text:p text:style-name="P5"/>
      <text:p text:style-name="P5"/>
      <text:p text:style-name="P1">[1m <text:s text:c="2"/>--&gt; TIME: 2025-05-14 16:12:57 -- STEP: 179/630 -- GLOBAL_STEP: 904900[0m</text:p>
      <text:p text:style-name="P3"><text:s text:c="5"/><text:span text:style-name="T1">| &gt; loss_disc: 2.439526081085205 <text:s/>(2.537034424989582)</text:span></text:p>
      <text:p text:style-name="P3"><text:s text:c="5"/><text:span text:style-name="T1">| &gt; loss_disc_real_0: 0.10929733514785767 <text:s/>(0.16330408725325618)</text:span></text:p>
      <text:p text:style-name="P3"><text:s text:c="5"/><text:span text:style-name="T1">| &gt; loss_disc_real_1: 0.22899112105369568 <text:s/>(0.20890533116609694)</text:span></text:p>
      <text:p text:style-name="P3"><text:s text:c="5"/><text:span text:style-name="T1">| &gt; loss_disc_real_2: 0.22828076779842377 <text:s/>(0.22629164733700247)</text:span></text:p>
      <text:p text:style-name="P3"><text:s text:c="5"/><text:span text:style-name="T1">| &gt; loss_disc_real_3: 0.21172304451465607 <text:s/>(0.22442809846148146)</text:span></text:p>
      <text:p text:style-name="P3"><text:s text:c="5"/><text:span text:style-name="T1">| &gt; loss_disc_real_4: 0.1975068300962448 <text:s/>(0.2376588145114856)</text:span></text:p>
      <text:p text:style-name="P3"><text:s text:c="5"/><text:span text:style-name="T1">| &gt; loss_disc_real_5: 0.1629936844110489 <text:s/>(0.22573407943355306)</text:span></text:p>
      <text:p text:style-name="P3"><text:s text:c="5"/><text:span text:style-name="T1">| &gt; loss_0: 2.439526081085205 <text:s/>(2.537034424989582)</text:span></text:p>
      <text:p text:style-name="P3"><text:s text:c="5"/><text:span text:style-name="T1">| &gt; grad_norm_0: tensor(12.4685, device='cuda:0') <text:s/>(tensor(24.9029, device='cuda:0'))</text:span></text:p>
      <text:p text:style-name="P3"><text:s text:c="5"/><text:span text:style-name="T1">| &gt; loss_gen: 2.1264209747314453 <text:s/>(2.291242633451962)</text:span></text:p>
      <text:p text:style-name="P3"><text:soft-page-break/><text:s text:c="5"/><text:span text:style-name="T1">| &gt; loss_kl: 1.446225643157959 <text:s/>(1.583088497875789)</text:span></text:p>
      <text:p text:style-name="P3"><text:s text:c="5"/><text:span text:style-name="T1">| &gt; loss_feat: 6.908904075622559 <text:s/>(7.091205583604355)</text:span></text:p>
      <text:p text:style-name="P3"><text:s text:c="5"/><text:span text:style-name="T1">| &gt; loss_mel: 15.822983741760254 <text:s/>(15.504043754918616)</text:span></text:p>
      <text:p text:style-name="P3"><text:s text:c="5"/><text:span text:style-name="T1">| &gt; loss_duration: 1.4495985507965088 <text:s/>(1.3787768952673376)</text:span></text:p>
      <text:p text:style-name="P3"><text:s text:c="5"/><text:span text:style-name="T1">| &gt; amp_scaler: 256.0 <text:s/>(256.0)</text:span></text:p>
      <text:p text:style-name="P3"><text:s text:c="5"/><text:span text:style-name="T1">| &gt; loss_1: 27.754131317138672 <text:s/>(27.848357344472873)</text:span></text:p>
      <text:p text:style-name="P3"><text:s text:c="5"/><text:span text:style-name="T1">| &gt; grad_norm_1: tensor(49.7044, device='cuda:0') <text:s/>(tensor(319.8240, device='cuda:0'))</text:span></text:p>
      <text:p text:style-name="P3"><text:s text:c="5"/><text:span text:style-name="T1">| &gt; current_lr_0: 0.00019890295108318404 </text:span></text:p>
      <text:p text:style-name="P3"><text:s text:c="5"/><text:span text:style-name="T1">| &gt; current_lr_1: 0.00019890295108318404 </text:span></text:p>
      <text:p text:style-name="P3"><text:s text:c="5"/><text:span text:style-name="T1">| &gt; step_time: 0.5668 <text:s/>(0.5511844451201026)</text:span></text:p>
      <text:p text:style-name="P3"><text:s text:c="5"/><text:span text:style-name="T1">| &gt; loader_time: 0.0064 <text:s/>(0.005807511633334879)</text:span></text:p>
      <text:p text:style-name="P5"/>
      <text:p text:style-name="P5"/>
      <text:p text:style-name="P1">[1m <text:s text:c="2"/>--&gt; TIME: 2025-05-14 16:14:00 -- STEP: 279/630 -- GLOBAL_STEP: 905000[0m</text:p>
      <text:p text:style-name="P3"><text:s text:c="5"/><text:span text:style-name="T1">| &gt; loss_disc: 2.601558208465576 <text:s/>(2.5546933485188363)</text:span></text:p>
      <text:p text:style-name="P3"><text:s text:c="5"/><text:span text:style-name="T1">| &gt; loss_disc_real_0: 0.11773237586021423 <text:s/>(0.16510741551503486)</text:span></text:p>
      <text:p text:style-name="P3"><text:s text:c="5"/><text:span text:style-name="T1">| &gt; loss_disc_real_1: 0.16413827240467072 <text:s/>(0.21023840684190023)</text:span></text:p>
      <text:p text:style-name="P3"><text:s text:c="5"/><text:span text:style-name="T1">| &gt; loss_disc_real_2: 0.2201421856880188 <text:s/>(0.22731198867162067)</text:span></text:p>
      <text:p text:style-name="P3"><text:s text:c="5"/><text:span text:style-name="T1">| &gt; loss_disc_real_3: 0.22039449214935303 <text:s/>(0.2266089807274521)</text:span></text:p>
      <text:p text:style-name="P3"><text:s text:c="5"/><text:span text:style-name="T1">| &gt; loss_disc_real_4: 0.24308615922927856 <text:s/>(0.23894097680045712)</text:span></text:p>
      <text:p text:style-name="P3"><text:s text:c="5"/><text:span text:style-name="T1">| &gt; loss_disc_real_5: 0.2286044955253601 <text:s/>(0.22985546023828582)</text:span></text:p>
      <text:p text:style-name="P3"><text:s text:c="5"/><text:span text:style-name="T1">| &gt; loss_0: 2.601558208465576 <text:s/>(2.5546933485188363)</text:span></text:p>
      <text:p text:style-name="P3"><text:s text:c="5"/><text:span text:style-name="T1">| &gt; grad_norm_0: tensor(7.9083, device='cuda:0') <text:s/>(tensor(21.0145, device='cuda:0'))</text:span></text:p>
      <text:p text:style-name="P3"><text:s text:c="5"/><text:span text:style-name="T1">| &gt; loss_gen: 2.0104153156280518 <text:s/>(2.2609994052558795)</text:span></text:p>
      <text:p text:style-name="P3"><text:s text:c="5"/><text:span text:style-name="T1">| &gt; loss_kl: 1.78037691116333 <text:s/>(1.5976321150325108)</text:span></text:p>
      <text:p text:style-name="P3"><text:s text:c="5"/><text:span text:style-name="T1">| &gt; loss_feat: 6.365033149719238 <text:s/>(6.958724095402653)</text:span></text:p>
      <text:p text:style-name="P3"><text:s text:c="5"/><text:span text:style-name="T1">| &gt; loss_mel: 15.118114471435547 <text:s/>(15.483148403919726)</text:span></text:p>
      <text:p text:style-name="P3"><text:s text:c="5"/><text:span text:style-name="T1">| &gt; loss_duration: 1.4759975671768188 <text:s/>(1.3818838092161336)</text:span></text:p>
      <text:p text:style-name="P3"><text:s text:c="5"/><text:span text:style-name="T1">| &gt; amp_scaler: 256.0 <text:s/>(256.0)</text:span></text:p>
      <text:p text:style-name="P3"><text:s text:c="5"/><text:span text:style-name="T1">| &gt; loss_1: 26.74993896484375 <text:s/>(27.682387806608684)</text:span></text:p>
      <text:p text:style-name="P3"><text:s text:c="5"/><text:span text:style-name="T1">| &gt; grad_norm_1: tensor(62.4265, device='cuda:0') <text:s/>(tensor(251.2988, device='cuda:0'))</text:span></text:p>
      <text:p text:style-name="P3"><text:s text:c="5"/><text:span text:style-name="T1">| &gt; current_lr_0: 0.00019890295108318404 </text:span></text:p>
      <text:p text:style-name="P3"><text:s text:c="5"/><text:span text:style-name="T1">| &gt; current_lr_1: 0.00019890295108318404 </text:span></text:p>
      <text:p text:style-name="P3"><text:s text:c="5"/><text:span text:style-name="T1">| &gt; step_time: 0.6356 <text:s/>(0.5743005352635538)</text:span></text:p>
      <text:p text:style-name="P3"><text:s text:c="5"/><text:span text:style-name="T1">| &gt; loader_time: 0.0086 <text:s/>(0.006319301530024484)</text:span></text:p>
      <text:p text:style-name="P5"/>
      <text:p text:style-name="P5"/>
      <text:p text:style-name="P3"><text:s/><text:span text:style-name="T1">&gt; CHECKPOINT : /kaggle/working/vits_4_nov-May-14-2025_10+28AM-0000000/checkpoint_905000.pth</text:span></text:p>
      <text:p text:style-name="P5"/>
      <text:p text:style-name="P1">[1m <text:s text:c="2"/>--&gt; TIME: 2025-05-14 16:15:12 -- STEP: 379/630 -- GLOBAL_STEP: 905100[0m</text:p>
      <text:p text:style-name="P3"><text:s text:c="5"/><text:span text:style-name="T1">| &gt; loss_disc: 2.493732452392578 <text:s/>(2.5622336820436318)</text:span></text:p>
      <text:p text:style-name="P3"><text:s text:c="5"/><text:span text:style-name="T1">| &gt; loss_disc_real_0: 0.2745824456214905 <text:s/>(0.16512371963356914)</text:span></text:p>
      <text:p text:style-name="P3"><text:s text:c="5"/><text:span text:style-name="T1">| &gt; loss_disc_real_1: 0.16166923940181732 <text:s/>(0.21084913517051132)</text:span></text:p>
      <text:p text:style-name="P3"><text:s text:c="5"/><text:span text:style-name="T1">| &gt; loss_disc_real_2: 0.2302941232919693 <text:s/>(0.22880053921236526)</text:span></text:p>
      <text:p text:style-name="P3"><text:s text:c="5"/><text:span text:style-name="T1">| &gt; loss_disc_real_3: 0.2049994170665741 <text:s/>(0.22757391525447213)</text:span></text:p>
      <text:p text:style-name="P3"><text:s text:c="5"/><text:span text:style-name="T1">| &gt; loss_disc_real_4: 0.2383309155702591 <text:s/>(0.2388986243342976)</text:span></text:p>
      <text:p text:style-name="P3"><text:s text:c="5"/><text:span text:style-name="T1">| &gt; loss_disc_real_5: 0.20407076179981232 <text:s/>(0.23091374990336183)</text:span></text:p>
      <text:p text:style-name="P3"><text:s text:c="5"/><text:span text:style-name="T1">| &gt; loss_0: 2.493732452392578 <text:s/>(2.5622336820436318)</text:span></text:p>
      <text:p text:style-name="P3"><text:s text:c="5"/><text:span text:style-name="T1">| &gt; grad_norm_0: tensor(28.6172, device='cuda:0') <text:s/>(tensor(19.1646, device='cuda:0'))</text:span></text:p>
      <text:p text:style-name="P3"><text:s text:c="5"/><text:span text:style-name="T1">| &gt; loss_gen: 2.3210830688476562 <text:s/>(2.2415630785959673)</text:span></text:p>
      <text:p text:style-name="P3"><text:s text:c="5"/><text:span text:style-name="T1">| &gt; loss_kl: 1.608771562576294 <text:s/>(1.6087124523827145)</text:span></text:p>
      <text:p text:style-name="P3"><text:s text:c="5"/><text:span text:style-name="T1">| &gt; loss_feat: 7.340764999389648 <text:s/>(6.85168913612265)</text:span></text:p>
      <text:p text:style-name="P3"><text:s text:c="5"/><text:span text:style-name="T1">| &gt; loss_mel: 15.997674942016602 <text:s/>(15.447238516996277)</text:span></text:p>
      <text:p text:style-name="P3"><text:s text:c="5"/><text:span text:style-name="T1">| &gt; loss_duration: 1.4568095207214355 <text:s/>(1.401123056940165)</text:span></text:p>
      <text:p text:style-name="P3"><text:s text:c="5"/><text:span text:style-name="T1">| &gt; amp_scaler: 256.0 <text:s/>(256.0)</text:span></text:p>
      <text:p text:style-name="P3"><text:s text:c="5"/><text:span text:style-name="T1">| &gt; loss_1: 28.72510528564453 <text:s/>(27.550326234117975)</text:span></text:p>
      <text:p text:style-name="P3"><text:s text:c="5"/><text:span text:style-name="T1">| &gt; grad_norm_1: tensor(122.3058, device='cuda:0') <text:s/>(tensor(221.6454, device='cuda:0'))</text:span></text:p>
      <text:p text:style-name="P3"><text:s text:c="5"/><text:span text:style-name="T1">| &gt; current_lr_0: 0.00019890295108318404 </text:span></text:p>
      <text:p text:style-name="P3"><text:soft-page-break/><text:s text:c="5"/><text:span text:style-name="T1">| &gt; current_lr_1: 0.00019890295108318404 </text:span></text:p>
      <text:p text:style-name="P3"><text:s text:c="5"/><text:span text:style-name="T1">| &gt; step_time: 0.6851 <text:s/>(0.5999369426264298)</text:span></text:p>
      <text:p text:style-name="P3"><text:s text:c="5"/><text:span text:style-name="T1">| &gt; loader_time: 0.0088 <text:s/>(0.006883921283530685)</text:span></text:p>
      <text:p text:style-name="P5"/>
      <text:p text:style-name="P5"/>
      <text:p text:style-name="P1">[1m <text:s text:c="2"/>--&gt; TIME: 2025-05-14 16:16:26 -- STEP: 479/630 -- GLOBAL_STEP: 905200[0m</text:p>
      <text:p text:style-name="P3"><text:s text:c="5"/><text:span text:style-name="T1">| &gt; loss_disc: 2.722883701324463 <text:s/>(2.5601760440181325)</text:span></text:p>
      <text:p text:style-name="P3"><text:s text:c="5"/><text:span text:style-name="T1">| &gt; loss_disc_real_0: 0.15025044977664948 <text:s/>(0.16557635597122483)</text:span></text:p>
      <text:p text:style-name="P3"><text:s text:c="5"/><text:span text:style-name="T1">| &gt; loss_disc_real_1: 0.20817196369171143 <text:s/>(0.21062856853506012)</text:span></text:p>
      <text:p text:style-name="P3"><text:s text:c="5"/><text:span text:style-name="T1">| &gt; loss_disc_real_2: 0.28055432438850403 <text:s/>(0.2286713368148545)</text:span></text:p>
      <text:p text:style-name="P3"><text:s text:c="5"/><text:span text:style-name="T1">| &gt; loss_disc_real_3: 0.25696638226509094 <text:s/>(0.22839444642400442)</text:span></text:p>
      <text:p text:style-name="P3"><text:s text:c="5"/><text:span text:style-name="T1">| &gt; loss_disc_real_4: 0.27828657627105713 <text:s/>(0.23919116573443244)</text:span></text:p>
      <text:p text:style-name="P3"><text:s text:c="5"/><text:span text:style-name="T1">| &gt; loss_disc_real_5: 0.23460093140602112 <text:s/>(0.22870786295181028)</text:span></text:p>
      <text:p text:style-name="P3"><text:s text:c="5"/><text:span text:style-name="T1">| &gt; loss_0: 2.722883701324463 <text:s/>(2.5601760440181325)</text:span></text:p>
      <text:p text:style-name="P3"><text:s text:c="5"/><text:span text:style-name="T1">| &gt; grad_norm_0: tensor(10.4160, device='cuda:0') <text:s/>(tensor(20.2527, device='cuda:0'))</text:span></text:p>
      <text:p text:style-name="P3"><text:s text:c="5"/><text:span text:style-name="T1">| &gt; loss_gen: 2.3251559734344482 <text:s/>(2.2491575643762416)</text:span></text:p>
      <text:p text:style-name="P3"><text:s text:c="5"/><text:span text:style-name="T1">| &gt; loss_kl: 1.6746571063995361 <text:s/>(1.6147058326167705)</text:span></text:p>
      <text:p text:style-name="P3"><text:s text:c="5"/><text:span text:style-name="T1">| &gt; loss_feat: 6.628537178039551 <text:s/>(6.837342762996856)</text:span></text:p>
      <text:p text:style-name="P3"><text:s text:c="5"/><text:span text:style-name="T1">| &gt; loss_mel: 16.30409049987793 <text:s/>(15.448312170072487)</text:span></text:p>
      <text:p text:style-name="P3"><text:s text:c="5"/><text:span text:style-name="T1">| &gt; loss_duration: 1.4448950290679932 <text:s/>(1.4034054025478806)</text:span></text:p>
      <text:p text:style-name="P3"><text:s text:c="5"/><text:span text:style-name="T1">| &gt; amp_scaler: 256.0 <text:s/>(256.0)</text:span></text:p>
      <text:p text:style-name="P3"><text:s text:c="5"/><text:span text:style-name="T1">| &gt; loss_1: 28.377334594726562 <text:s/>(27.552923708220863)</text:span></text:p>
      <text:p text:style-name="P3"><text:s text:c="5"/><text:span text:style-name="T1">| &gt; grad_norm_1: tensor(189.2550, device='cuda:0') <text:s/>(tensor(241.0621, device='cuda:0'))</text:span></text:p>
      <text:p text:style-name="P3"><text:s text:c="5"/><text:span text:style-name="T1">| &gt; current_lr_0: 0.00019890295108318404 </text:span></text:p>
      <text:p text:style-name="P3"><text:s text:c="5"/><text:span text:style-name="T1">| &gt; current_lr_1: 0.00019890295108318404 </text:span></text:p>
      <text:p text:style-name="P3"><text:s text:c="5"/><text:span text:style-name="T1">| &gt; step_time: 0.7355 <text:s/>(0.625561457337318)</text:span></text:p>
      <text:p text:style-name="P3"><text:s text:c="5"/><text:span text:style-name="T1">| &gt; loader_time: 0.0095 <text:s/>(0.007480225134990907)</text:span></text:p>
      <text:p text:style-name="P5"/>
      <text:p text:style-name="P5"/>
      <text:p text:style-name="P1">[1m <text:s text:c="2"/>--&gt; TIME: 2025-05-14 16:17:46 -- STEP: 579/630 -- GLOBAL_STEP: 905300[0m</text:p>
      <text:p text:style-name="P3"><text:s text:c="5"/><text:span text:style-name="T1">| &gt; loss_disc: 2.6032814979553223 <text:s/>(2.5612132557521408)</text:span></text:p>
      <text:p text:style-name="P3"><text:s text:c="5"/><text:span text:style-name="T1">| &gt; loss_disc_real_0: 0.13671919703483582 <text:s/>(0.16599899060728224)</text:span></text:p>
      <text:p text:style-name="P3"><text:s text:c="5"/><text:span text:style-name="T1">| &gt; loss_disc_real_1: 0.22749751806259155 <text:s/>(0.2106730002839125)</text:span></text:p>
      <text:p text:style-name="P3"><text:s text:c="5"/><text:span text:style-name="T1">| &gt; loss_disc_real_2: 0.1706048548221588 <text:s/>(0.22855887625089788)</text:span></text:p>
      <text:p text:style-name="P3"><text:s text:c="5"/><text:span text:style-name="T1">| &gt; loss_disc_real_3: 0.1680649220943451 <text:s/>(0.22872618489314855)</text:span></text:p>
      <text:p text:style-name="P3"><text:s text:c="5"/><text:span text:style-name="T1">| &gt; loss_disc_real_4: 0.1938702017068863 <text:s/>(0.23932535411059752)</text:span></text:p>
      <text:p text:style-name="P3"><text:s text:c="5"/><text:span text:style-name="T1">| &gt; loss_disc_real_5: 0.20271176099777222 <text:s/>(0.227688325051096)</text:span></text:p>
      <text:p text:style-name="P3"><text:s text:c="5"/><text:span text:style-name="T1">| &gt; loss_0: 2.6032814979553223 <text:s/>(2.5612132557521408)</text:span></text:p>
      <text:p text:style-name="P3"><text:s text:c="5"/><text:span text:style-name="T1">| &gt; grad_norm_0: tensor(19.1827, device='cuda:0') <text:s/>(tensor(21.3620, device='cuda:0'))</text:span></text:p>
      <text:p text:style-name="P3"><text:s text:c="5"/><text:span text:style-name="T1">| &gt; loss_gen: 2.1697194576263428 <text:s/>(2.249940763277506)</text:span></text:p>
      <text:p text:style-name="P3"><text:s text:c="5"/><text:span text:style-name="T1">| &gt; loss_kl: 1.7068116664886475 <text:s/>(1.615640084566436)</text:span></text:p>
      <text:p text:style-name="P3"><text:s text:c="5"/><text:span text:style-name="T1">| &gt; loss_feat: 6.478245258331299 <text:s/>(6.801452875549105)</text:span></text:p>
      <text:p text:style-name="P3"><text:s text:c="5"/><text:span text:style-name="T1">| &gt; loss_mel: 15.827506065368652 <text:s/>(15.433365347471879)</text:span></text:p>
      <text:p text:style-name="P3"><text:s text:c="5"/><text:span text:style-name="T1">| &gt; loss_duration: 1.4966517686843872 <text:s/>(1.4139729104099705)</text:span></text:p>
      <text:p text:style-name="P3"><text:s text:c="5"/><text:span text:style-name="T1">| &gt; amp_scaler: 256.0 <text:s/>(256.0)</text:span></text:p>
      <text:p text:style-name="P3"><text:s text:c="5"/><text:span text:style-name="T1">| &gt; loss_1: 27.67893409729004 <text:s/>(27.51437199053986)</text:span></text:p>
      <text:p text:style-name="P3"><text:s text:c="5"/><text:span text:style-name="T1">| &gt; grad_norm_1: tensor(161.3223, device='cuda:0') <text:s/>(tensor(250.6563, device='cuda:0'))</text:span></text:p>
      <text:p text:style-name="P3"><text:s text:c="5"/><text:span text:style-name="T1">| &gt; current_lr_0: 0.00019890295108318404 </text:span></text:p>
      <text:p text:style-name="P3"><text:s text:c="5"/><text:span text:style-name="T1">| &gt; current_lr_1: 0.00019890295108318404 </text:span></text:p>
      <text:p text:style-name="P3"><text:s text:c="5"/><text:span text:style-name="T1">| &gt; step_time: 0.832 <text:s/>(0.6529812326908938)</text:span></text:p>
      <text:p text:style-name="P3"><text:s text:c="5"/><text:span text:style-name="T1">| &gt; loader_time: 0.0127 <text:s/>(0.008071687760954294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208750565846761 [0m(-0.00017128388086954782)</text:span></text:p>
      <text:p text:style-name="P3"><text:s text:c="5"/><text:span text:style-name="T1">| &gt; avg_loss_disc:[92m 2.5700876116752625 [0m(-0.0024631818135580907)</text:span></text:p>
      <text:p text:style-name="P3"><text:soft-page-break/><text:s text:c="5"/><text:span text:style-name="T1">| &gt; avg_loss_disc_real_0:[92m 0.15161263508101305 [0m(-0.046665299062927545)</text:span></text:p>
      <text:p text:style-name="P3"><text:s text:c="5"/><text:span text:style-name="T1">| &gt; avg_loss_disc_real_1:[92m 0.17115088924765587 [0m(-0.025080015261967986)</text:span></text:p>
      <text:p text:style-name="P3"><text:s text:c="5"/><text:span text:style-name="T1">| &gt; avg_loss_disc_real_2:[91m 0.2286906118194262 [0m(+0.0140504737695058)</text:span></text:p>
      <text:p text:style-name="P3"><text:s text:c="5"/><text:span text:style-name="T1">| &gt; avg_loss_disc_real_3:[91m 0.24866418664654097 [0m(+0.03457039843002957)</text:span></text:p>
      <text:p text:style-name="P3"><text:s text:c="5"/><text:span text:style-name="T1">| &gt; avg_loss_disc_real_4:[91m 0.27528093010187155 [0m(+0.05886213233073559)</text:span></text:p>
      <text:p text:style-name="P3"><text:s text:c="5"/><text:span text:style-name="T1">| &gt; avg_loss_disc_real_5:[91m 0.25437356655796367 [0m(+0.06418283656239507)</text:span></text:p>
      <text:p text:style-name="P3"><text:s text:c="5"/><text:span text:style-name="T1">| &gt; avg_loss_0:[92m 2.5700876116752625 [0m(-0.0024631818135580907)</text:span></text:p>
      <text:p text:style-name="P3"><text:s text:c="5"/><text:span text:style-name="T1">| &gt; avg_loss_gen:[91m 2.11737268169721 [0m(+0.10357314348220825)</text:span></text:p>
      <text:p text:style-name="P3"><text:s text:c="5"/><text:span text:style-name="T1">| &gt; avg_loss_kl:[92m 1.7275589406490326 [0m(-0.06916224956512451)</text:span></text:p>
      <text:p text:style-name="P3"><text:s text:c="5"/><text:span text:style-name="T1">| &gt; avg_loss_feat:[92m 6.1956067482630415 [0m(-0.4695748488108311)</text:span></text:p>
      <text:p text:style-name="P3"><text:s text:c="5"/><text:span text:style-name="T1">| &gt; avg_loss_mel:[92m 15.455869197845459 [0m(-0.243731578191122)</text:span></text:p>
      <text:p text:style-name="P3"><text:s text:c="5"/><text:span text:style-name="T1">| &gt; avg_loss_duration:[92m 1.5307957728703816 [0m(-0.0003531475861868749)</text:span></text:p>
      <text:p text:style-name="P3"><text:s text:c="5"/><text:span text:style-name="T1">| &gt; avg_loss_1:[92m 27.02720324198405 [0m(-0.6792486508687325)</text:span></text:p>
      <text:p text:style-name="P5"/>
      <text:p text:style-name="P5"/>
      <text:p text:style-name="P1">[4m[1m &gt; EPOCH: 45/50[0m</text:p>
      <text:p text:style-name="P3"><text:s/><text:span text:style-name="T1">--&gt; /kaggle/working/vits_4_nov-May-14-2025_10+28AM-0000000</text:span></text:p>
      <text:p text:style-name="P5"/>
      <text:p text:style-name="P1">[1m &gt; TRAINING (2025-05-14 16:18:50) [0m</text:p>
      <text:p text:style-name="P5"/>
      <text:p text:style-name="P1">[1m <text:s text:c="2"/>--&gt; TIME: 2025-05-14 16:19:17 -- STEP: 49/630 -- GLOBAL_STEP: 905400[0m</text:p>
      <text:p text:style-name="P3"><text:s text:c="5"/><text:span text:style-name="T1">| &gt; loss_disc: 2.6082401275634766 <text:s/>(2.5740760978387325)</text:span></text:p>
      <text:p text:style-name="P3"><text:s text:c="5"/><text:span text:style-name="T1">| &gt; loss_disc_real_0: 0.07089465856552124 <text:s/>(0.1709259056619235)</text:span></text:p>
      <text:p text:style-name="P3"><text:s text:c="5"/><text:span text:style-name="T1">| &gt; loss_disc_real_1: 0.17557816207408905 <text:s/>(0.21121260584617146)</text:span></text:p>
      <text:p text:style-name="P3"><text:s text:c="5"/><text:span text:style-name="T1">| &gt; loss_disc_real_2: 0.19325175881385803 <text:s/>(0.22858809299614966)</text:span></text:p>
      <text:p text:style-name="P3"><text:s text:c="5"/><text:span text:style-name="T1">| &gt; loss_disc_real_3: 0.2628137469291687 <text:s/>(0.2313831603648711)</text:span></text:p>
      <text:p text:style-name="P3"><text:s text:c="5"/><text:span text:style-name="T1">| &gt; loss_disc_real_4: 0.20758232474327087 <text:s/>(0.2347668108283257)</text:span></text:p>
      <text:p text:style-name="P3"><text:s text:c="5"/><text:span text:style-name="T1">| &gt; loss_disc_real_5: 0.2542676329612732 <text:s/>(0.23283113569629435)</text:span></text:p>
      <text:p text:style-name="P3"><text:s text:c="5"/><text:span text:style-name="T1">| &gt; loss_0: 2.6082401275634766 <text:s/>(2.5740760978387325)</text:span></text:p>
      <text:p text:style-name="P3"><text:s text:c="5"/><text:span text:style-name="T1">| &gt; grad_norm_0: tensor(21.1259, device='cuda:0') <text:s/>(tensor(17.9584, device='cuda:0'))</text:span></text:p>
      <text:p text:style-name="P3"><text:s text:c="5"/><text:span text:style-name="T1">| &gt; loss_gen: 2.0707669258117676 <text:s/>(2.23885783127376)</text:span></text:p>
      <text:p text:style-name="P3"><text:s text:c="5"/><text:span text:style-name="T1">| &gt; loss_kl: 1.5466399192810059 <text:s/>(1.533362245073124)</text:span></text:p>
      <text:p text:style-name="P3"><text:s text:c="5"/><text:span text:style-name="T1">| &gt; loss_feat: 7.566462516784668 <text:s/>(6.96098484311785)</text:span></text:p>
      <text:p text:style-name="P3"><text:s text:c="5"/><text:span text:style-name="T1">| &gt; loss_mel: 15.594261169433594 <text:s/>(15.476647980359136)</text:span></text:p>
      <text:p text:style-name="P3"><text:s text:c="5"/><text:span text:style-name="T1">| &gt; loss_duration: 1.4374847412109375 <text:s/>(1.4231156986586901)</text:span></text:p>
      <text:p text:style-name="P3"><text:s text:c="5"/><text:span text:style-name="T1">| &gt; amp_scaler: 256.0 <text:s/>(256.0)</text:span></text:p>
      <text:p text:style-name="P3"><text:s text:c="5"/><text:span text:style-name="T1">| &gt; loss_1: 28.215614318847656 <text:s/>(27.63296851333307)</text:span></text:p>
      <text:p text:style-name="P3"><text:s text:c="5"/><text:span text:style-name="T1">| &gt; grad_norm_1: tensor(39.7969, device='cuda:0') <text:s/>(tensor(192.4112, device='cuda:0'))</text:span></text:p>
      <text:p text:style-name="P3"><text:s text:c="5"/><text:span text:style-name="T1">| &gt; current_lr_0: 0.00019887808821429862 </text:span></text:p>
      <text:p text:style-name="P3"><text:s text:c="5"/><text:span text:style-name="T1">| &gt; current_lr_1: 0.00019887808821429862 </text:span></text:p>
      <text:p text:style-name="P3"><text:s text:c="5"/><text:span text:style-name="T1">| &gt; step_time: 0.5231 <text:s/>(0.5247726099831718)</text:span></text:p>
      <text:p text:style-name="P3"><text:s text:c="5"/><text:span text:style-name="T1">| &gt; loader_time: 0.005 <text:s/>(0.0050269146354831)</text:span></text:p>
      <text:p text:style-name="P5"/>
      <text:p text:style-name="P5"/>
      <text:p text:style-name="P1">[1m <text:s text:c="2"/>--&gt; TIME: 2025-05-14 16:20:14 -- STEP: 149/630 -- GLOBAL_STEP: 905500[0m</text:p>
      <text:p text:style-name="P3"><text:s text:c="5"/><text:span text:style-name="T1">| &gt; loss_disc: 2.4178574085235596 <text:s/>(2.5715500412371335)</text:span></text:p>
      <text:p text:style-name="P3"><text:s text:c="5"/><text:span text:style-name="T1">| &gt; loss_disc_real_0: 0.11673969775438309 <text:s/>(0.16463928554682122)</text:span></text:p>
      <text:p text:style-name="P3"><text:s text:c="5"/><text:span text:style-name="T1">| &gt; loss_disc_real_1: 0.24827350676059723 <text:s/>(0.21170699566402698)</text:span></text:p>
      <text:p text:style-name="P3"><text:s text:c="5"/><text:span text:style-name="T1">| &gt; loss_disc_real_2: 0.23293988406658173 <text:s/>(0.23108693877322561)</text:span></text:p>
      <text:p text:style-name="P3"><text:s text:c="5"/><text:span text:style-name="T1">| &gt; loss_disc_real_3: 0.22829699516296387 <text:s/>(0.23041820586127723)</text:span></text:p>
      <text:p text:style-name="P3"><text:s text:c="5"/><text:span text:style-name="T1">| &gt; loss_disc_real_4: 0.2684765160083771 <text:s/>(0.2399427356735972)</text:span></text:p>
      <text:p text:style-name="P3"><text:s text:c="5"/><text:span text:style-name="T1">| &gt; loss_disc_real_5: 0.2364753931760788 <text:s/>(0.23279926690879285)</text:span></text:p>
      <text:p text:style-name="P3"><text:s text:c="5"/><text:span text:style-name="T1">| &gt; loss_0: 2.4178574085235596 <text:s/>(2.5715500412371335)</text:span></text:p>
      <text:p text:style-name="P3"><text:s text:c="5"/><text:span text:style-name="T1">| &gt; grad_norm_0: tensor(7.3243, device='cuda:0') <text:s/>(tensor(16.9723, device='cuda:0'))</text:span></text:p>
      <text:p text:style-name="P3"><text:s text:c="5"/><text:span text:style-name="T1">| &gt; loss_gen: 2.4341769218444824 <text:s/>(2.2384506383998284)</text:span></text:p>
      <text:p text:style-name="P3"><text:s text:c="5"/><text:span text:style-name="T1">| &gt; loss_kl: 1.7979813814163208 <text:s/>(1.6171170609109349)</text:span></text:p>
      <text:p text:style-name="P3"><text:s text:c="5"/><text:span text:style-name="T1">| &gt; loss_feat: 6.908005237579346 <text:s/>(7.005183226310167)</text:span></text:p>
      <text:p text:style-name="P3"><text:s text:c="5"/><text:span text:style-name="T1">| &gt; loss_mel: 15.645342826843262 <text:s/>(15.473239559455205)</text:span></text:p>
      <text:p text:style-name="P3"><text:s text:c="5"/><text:span text:style-name="T1">| &gt; loss_duration: 1.4421374797821045 <text:s/>(1.3609006540887303)</text:span></text:p>
      <text:p text:style-name="P3"><text:soft-page-break/><text:s text:c="5"/><text:span text:style-name="T1">| &gt; amp_scaler: 256.0 <text:s/>(256.0)</text:span></text:p>
      <text:p text:style-name="P3"><text:s text:c="5"/><text:span text:style-name="T1">| &gt; loss_1: 28.227643966674805 <text:s/>(27.694891155166115)</text:span></text:p>
      <text:p text:style-name="P3"><text:s text:c="5"/><text:span text:style-name="T1">| &gt; grad_norm_1: tensor(38.8190, device='cuda:0') <text:s/>(tensor(183.1619, device='cuda:0'))</text:span></text:p>
      <text:p text:style-name="P3"><text:s text:c="5"/><text:span text:style-name="T1">| &gt; current_lr_0: 0.00019887808821429862 </text:span></text:p>
      <text:p text:style-name="P3"><text:s text:c="5"/><text:span text:style-name="T1">| &gt; current_lr_1: 0.00019887808821429862 </text:span></text:p>
      <text:p text:style-name="P3"><text:s text:c="5"/><text:span text:style-name="T1">| &gt; step_time: 0.5684 <text:s/>(0.5468637383224179)</text:span></text:p>
      <text:p text:style-name="P3"><text:s text:c="5"/><text:span text:style-name="T1">| &gt; loader_time: 0.006 <text:s/>(0.005658741765374305)</text:span></text:p>
      <text:p text:style-name="P5"/>
      <text:p text:style-name="P5"/>
      <text:p text:style-name="P3"><text:s/><text:span text:style-name="T1">&gt; CHECKPOINT : /kaggle/working/vits_4_nov-May-14-2025_10+28AM-0000000/checkpoint_905500.pth</text:span></text:p>
      <text:p text:style-name="P5"/>
      <text:p text:style-name="P1">[1m <text:s text:c="2"/>--&gt; TIME: 2025-05-14 16:21:18 -- STEP: 249/630 -- GLOBAL_STEP: 905600[0m</text:p>
      <text:p text:style-name="P3"><text:s text:c="5"/><text:span text:style-name="T1">| &gt; loss_disc: 2.669708728790283 <text:s/>(2.55464370470928)</text:span></text:p>
      <text:p text:style-name="P3"><text:s text:c="5"/><text:span text:style-name="T1">| &gt; loss_disc_real_0: 0.23332422971725464 <text:s/>(0.1626432178669186)</text:span></text:p>
      <text:p text:style-name="P3"><text:s text:c="5"/><text:span text:style-name="T1">| &gt; loss_disc_real_1: 0.17527298629283905 <text:s/>(0.2096999281022444)</text:span></text:p>
      <text:p text:style-name="P3"><text:s text:c="5"/><text:span text:style-name="T1">| &gt; loss_disc_real_2: 0.20248757302761078 <text:s/>(0.22986590186036734)</text:span></text:p>
      <text:p text:style-name="P3"><text:s text:c="5"/><text:span text:style-name="T1">| &gt; loss_disc_real_3: 0.21025623381137848 <text:s/>(0.23039923584365463)</text:span></text:p>
      <text:p text:style-name="P3"><text:s text:c="5"/><text:span text:style-name="T1">| &gt; loss_disc_real_4: 0.252818763256073 <text:s/>(0.23970157434662662)</text:span></text:p>
      <text:p text:style-name="P3"><text:s text:c="5"/><text:span text:style-name="T1">| &gt; loss_disc_real_5: 0.26569390296936035 <text:s/>(0.22696565959348258)</text:span></text:p>
      <text:p text:style-name="P3"><text:s text:c="5"/><text:span text:style-name="T1">| &gt; loss_0: 2.669708728790283 <text:s/>(2.55464370470928)</text:span></text:p>
      <text:p text:style-name="P3"><text:s text:c="5"/><text:span text:style-name="T1">| &gt; grad_norm_0: tensor(51.7098, device='cuda:0') <text:s/>(tensor(19.7150, device='cuda:0'))</text:span></text:p>
      <text:p text:style-name="P3"><text:s text:c="5"/><text:span text:style-name="T1">| &gt; loss_gen: 2.2900242805480957 <text:s/>(2.2574688995698384)</text:span></text:p>
      <text:p text:style-name="P3"><text:s text:c="5"/><text:span text:style-name="T1">| &gt; loss_kl: 1.6419733762741089 <text:s/>(1.6221775347927962)</text:span></text:p>
      <text:p text:style-name="P3"><text:s text:c="5"/><text:span text:style-name="T1">| &gt; loss_feat: 7.3883843421936035 <text:s/>(6.992940266927083)</text:span></text:p>
      <text:p text:style-name="P3"><text:s text:c="5"/><text:span text:style-name="T1">| &gt; loss_mel: 16.055206298828125 <text:s/>(15.496504615109608)</text:span></text:p>
      <text:p text:style-name="P3"><text:s text:c="5"/><text:span text:style-name="T1">| &gt; loss_duration: 1.4159557819366455 <text:s/>(1.3721832587537033)</text:span></text:p>
      <text:p text:style-name="P3"><text:s text:c="5"/><text:span text:style-name="T1">| &gt; amp_scaler: 256.0 <text:s/>(256.0)</text:span></text:p>
      <text:p text:style-name="P3"><text:s text:c="5"/><text:span text:style-name="T1">| &gt; loss_1: 28.79154396057129 <text:s/>(27.74127458472807)</text:span></text:p>
      <text:p text:style-name="P3"><text:s text:c="5"/><text:span text:style-name="T1">| &gt; grad_norm_1: tensor(733.1777, device='cuda:0') <text:s/>(tensor(238.8897, device='cuda:0'))</text:span></text:p>
      <text:p text:style-name="P3"><text:s text:c="5"/><text:span text:style-name="T1">| &gt; current_lr_0: 0.00019887808821429862 </text:span></text:p>
      <text:p text:style-name="P3"><text:s text:c="5"/><text:span text:style-name="T1">| &gt; current_lr_1: 0.00019887808821429862 </text:span></text:p>
      <text:p text:style-name="P3"><text:s text:c="5"/><text:span text:style-name="T1">| &gt; step_time: 0.6248 <text:s/>(0.5691141182160281)</text:span></text:p>
      <text:p text:style-name="P3"><text:s text:c="5"/><text:span text:style-name="T1">| &gt; loader_time: 0.0074 <text:s/>(0.006208048288123198)</text:span></text:p>
      <text:p text:style-name="P5"/>
      <text:p text:style-name="P5"/>
      <text:p text:style-name="P1">[1m <text:s text:c="2"/>--&gt; TIME: 2025-05-14 16:22:26 -- STEP: 349/630 -- GLOBAL_STEP: 905700[0m</text:p>
      <text:p text:style-name="P3"><text:s text:c="5"/><text:span text:style-name="T1">| &gt; loss_disc: 2.6861016750335693 <text:s/>(2.555862026433207)</text:span></text:p>
      <text:p text:style-name="P3"><text:s text:c="5"/><text:span text:style-name="T1">| &gt; loss_disc_real_0: 0.18773765861988068 <text:s/>(0.16311930952577663)</text:span></text:p>
      <text:p text:style-name="P3"><text:s text:c="5"/><text:span text:style-name="T1">| &gt; loss_disc_real_1: 0.15421119332313538 <text:s/>(0.20983776855776173)</text:span></text:p>
      <text:p text:style-name="P3"><text:s text:c="5"/><text:span text:style-name="T1">| &gt; loss_disc_real_2: 0.19638533890247345 <text:s/>(0.22835803595518314)</text:span></text:p>
      <text:p text:style-name="P3"><text:s text:c="5"/><text:span text:style-name="T1">| &gt; loss_disc_real_3: 0.23615126311779022 <text:s/>(0.22996047668607325)</text:span></text:p>
      <text:p text:style-name="P3"><text:s text:c="5"/><text:span text:style-name="T1">| &gt; loss_disc_real_4: 0.20275261998176575 <text:s/>(0.23835179572631432)</text:span></text:p>
      <text:p text:style-name="P3"><text:s text:c="5"/><text:span text:style-name="T1">| &gt; loss_disc_real_5: 0.2439238727092743 <text:s/>(0.2284735559477847)</text:span></text:p>
      <text:p text:style-name="P3"><text:s text:c="5"/><text:span text:style-name="T1">| &gt; loss_0: 2.6861016750335693 <text:s/>(2.555862026433207)</text:span></text:p>
      <text:p text:style-name="P3"><text:s text:c="5"/><text:span text:style-name="T1">| &gt; grad_norm_0: tensor(34.2517, device='cuda:0') <text:s/>(tensor(20.5173, device='cuda:0'))</text:span></text:p>
      <text:p text:style-name="P3"><text:s text:c="5"/><text:span text:style-name="T1">| &gt; loss_gen: 2.3121232986450195 <text:s/>(2.253071995382665)</text:span></text:p>
      <text:p text:style-name="P3"><text:s text:c="5"/><text:span text:style-name="T1">| &gt; loss_kl: 1.60242760181427 <text:s/>(1.6228421011080374)</text:span></text:p>
      <text:p text:style-name="P3"><text:s text:c="5"/><text:span text:style-name="T1">| &gt; loss_feat: 7.326186656951904 <text:s/>(6.918640282912377)</text:span></text:p>
      <text:p text:style-name="P3"><text:s text:c="5"/><text:span text:style-name="T1">| &gt; loss_mel: 15.466581344604492 <text:s/>(15.469745493891587)</text:span></text:p>
      <text:p text:style-name="P3"><text:s text:c="5"/><text:span text:style-name="T1">| &gt; loss_duration: 1.4181454181671143 <text:s/>(1.3958920428267854)</text:span></text:p>
      <text:p text:style-name="P3"><text:s text:c="5"/><text:span text:style-name="T1">| &gt; amp_scaler: 256.0 <text:s/>(256.0)</text:span></text:p>
      <text:p text:style-name="P3"><text:s text:c="5"/><text:span text:style-name="T1">| &gt; loss_1: 28.125463485717773 <text:s/>(27.660191948570983)</text:span></text:p>
      <text:p text:style-name="P3"><text:s text:c="5"/><text:span text:style-name="T1">| &gt; grad_norm_1: tensor(115.4961, device='cuda:0') <text:s/>(tensor(240.9099, device='cuda:0'))</text:span></text:p>
      <text:p text:style-name="P3"><text:s text:c="5"/><text:span text:style-name="T1">| &gt; current_lr_0: 0.00019887808821429862 </text:span></text:p>
      <text:p text:style-name="P3"><text:s text:c="5"/><text:span text:style-name="T1">| &gt; current_lr_1: 0.00019887808821429862 </text:span></text:p>
      <text:p text:style-name="P3"><text:s text:c="5"/><text:span text:style-name="T1">| &gt; step_time: 0.7077 <text:s/>(0.5952830027714155)</text:span></text:p>
      <text:p text:style-name="P3"><text:s text:c="5"/><text:span text:style-name="T1">| &gt; loader_time: 0.0082 <text:s/>(0.006736776548675274)</text:span></text:p>
      <text:p text:style-name="P5"/>
      <text:p text:style-name="P5"><text:soft-page-break/></text:p>
      <text:p text:style-name="P1">[1m <text:s text:c="2"/>--&gt; TIME: 2025-05-14 16:23:41 -- STEP: 449/630 -- GLOBAL_STEP: 905800[0m</text:p>
      <text:p text:style-name="P3"><text:s text:c="5"/><text:span text:style-name="T1">| &gt; loss_disc: 2.6148247718811035 <text:s/>(2.565761063305997)</text:span></text:p>
      <text:p text:style-name="P3"><text:s text:c="5"/><text:span text:style-name="T1">| &gt; loss_disc_real_0: 0.10886061191558838 <text:s/>(0.166156656392964)</text:span></text:p>
      <text:p text:style-name="P3"><text:s text:c="5"/><text:span text:style-name="T1">| &gt; loss_disc_real_1: 0.24071013927459717 <text:s/>(0.21017241773334544)</text:span></text:p>
      <text:p text:style-name="P3"><text:s text:c="5"/><text:span text:style-name="T1">| &gt; loss_disc_real_2: 0.21383431553840637 <text:s/>(0.228453636501308)</text:span></text:p>
      <text:p text:style-name="P3"><text:s text:c="5"/><text:span text:style-name="T1">| &gt; loss_disc_real_3: 0.23159128427505493 <text:s/>(0.22982298952832253)</text:span></text:p>
      <text:p text:style-name="P3"><text:s text:c="5"/><text:span text:style-name="T1">| &gt; loss_disc_real_4: 0.2229686677455902 <text:s/>(0.23905753146832132)</text:span></text:p>
      <text:p text:style-name="P3"><text:s text:c="5"/><text:span text:style-name="T1">| &gt; loss_disc_real_5: 0.2029062658548355 <text:s/>(0.22913674250211907)</text:span></text:p>
      <text:p text:style-name="P3"><text:s text:c="5"/><text:span text:style-name="T1">| &gt; loss_0: 2.6148247718811035 <text:s/>(2.565761063305997)</text:span></text:p>
      <text:p text:style-name="P3"><text:s text:c="5"/><text:span text:style-name="T1">| &gt; grad_norm_0: tensor(13.7612, device='cuda:0') <text:s/>(tensor(21.9335, device='cuda:0'))</text:span></text:p>
      <text:p text:style-name="P3"><text:s text:c="5"/><text:span text:style-name="T1">| &gt; loss_gen: 2.0874552726745605 <text:s/>(2.247297144945055)</text:span></text:p>
      <text:p text:style-name="P3"><text:s text:c="5"/><text:span text:style-name="T1">| &gt; loss_kl: 1.318244457244873 <text:s/>(1.6212283399428982)</text:span></text:p>
      <text:p text:style-name="P3"><text:s text:c="5"/><text:span text:style-name="T1">| &gt; loss_feat: 5.872823715209961 <text:s/>(6.875183365658291)</text:span></text:p>
      <text:p text:style-name="P3"><text:s text:c="5"/><text:span text:style-name="T1">| &gt; loss_mel: 14.542522430419922 <text:s/>(15.479582376628782)</text:span></text:p>
      <text:p text:style-name="P3"><text:s text:c="5"/><text:span text:style-name="T1">| &gt; loss_duration: 1.4461426734924316 <text:s/>(1.3995625449713716)</text:span></text:p>
      <text:p text:style-name="P3"><text:s text:c="5"/><text:span text:style-name="T1">| &gt; amp_scaler: 256.0 <text:s/>(256.0)</text:span></text:p>
      <text:p text:style-name="P3"><text:s text:c="5"/><text:span text:style-name="T1">| &gt; loss_1: 25.267189025878906 <text:s/>(27.622853795244865)</text:span></text:p>
      <text:p text:style-name="P3"><text:s text:c="5"/><text:span text:style-name="T1">| &gt; grad_norm_1: tensor(93.5411, device='cuda:0') <text:s/>(tensor(251.5825, device='cuda:0'))</text:span></text:p>
      <text:p text:style-name="P3"><text:s text:c="5"/><text:span text:style-name="T1">| &gt; current_lr_0: 0.00019887808821429862 </text:span></text:p>
      <text:p text:style-name="P3"><text:s text:c="5"/><text:span text:style-name="T1">| &gt; current_lr_1: 0.00019887808821429862 </text:span></text:p>
      <text:p text:style-name="P3"><text:s text:c="5"/><text:span text:style-name="T1">| &gt; step_time: 0.7662 <text:s/>(0.6265049617911763)</text:span></text:p>
      <text:p text:style-name="P3"><text:s text:c="5"/><text:span text:style-name="T1">| &gt; loader_time: 0.0094 <text:s/>(0.007265986737801397)</text:span></text:p>
      <text:p text:style-name="P5"/>
      <text:p text:style-name="P5"/>
      <text:p text:style-name="P1">[1m <text:s text:c="2"/>--&gt; TIME: 2025-05-14 16:25:03 -- STEP: 549/630 -- GLOBAL_STEP: 905900[0m</text:p>
      <text:p text:style-name="P3"><text:s text:c="5"/><text:span text:style-name="T1">| &gt; loss_disc: 2.5196545124053955 <text:s/>(2.570347533634234)</text:span></text:p>
      <text:p text:style-name="P3"><text:s text:c="5"/><text:span text:style-name="T1">| &gt; loss_disc_real_0: 0.15043199062347412 <text:s/>(0.16680570081120627)</text:span></text:p>
      <text:p text:style-name="P3"><text:s text:c="5"/><text:span text:style-name="T1">| &gt; loss_disc_real_1: 0.25237393379211426 <text:s/>(0.20991276974072223)</text:span></text:p>
      <text:p text:style-name="P3"><text:s text:c="5"/><text:span text:style-name="T1">| &gt; loss_disc_real_2: 0.2415984570980072 <text:s/>(0.22816530141456964)</text:span></text:p>
      <text:p text:style-name="P3"><text:s text:c="5"/><text:span text:style-name="T1">| &gt; loss_disc_real_3: 0.2503471374511719 <text:s/>(0.2300664287447278)</text:span></text:p>
      <text:p text:style-name="P3"><text:s text:c="5"/><text:span text:style-name="T1">| &gt; loss_disc_real_4: 0.24464501440525055 <text:s/>(0.2387751872042272)</text:span></text:p>
      <text:p text:style-name="P3"><text:s text:c="5"/><text:span text:style-name="T1">| &gt; loss_disc_real_5: 0.1929907351732254 <text:s/>(0.23077498731934526)</text:span></text:p>
      <text:p text:style-name="P3"><text:s text:c="5"/><text:span text:style-name="T1">| &gt; loss_0: 2.5196545124053955 <text:s/>(2.570347533634234)</text:span></text:p>
      <text:p text:style-name="P3"><text:s text:c="5"/><text:span text:style-name="T1">| &gt; grad_norm_0: tensor(11.2867, device='cuda:0') <text:s/>(tensor(20.8438, device='cuda:0'))</text:span></text:p>
      <text:p text:style-name="P3"><text:s text:c="5"/><text:span text:style-name="T1">| &gt; loss_gen: 2.268826723098755 <text:s/>(2.2343865895749007)</text:span></text:p>
      <text:p text:style-name="P3"><text:s text:c="5"/><text:span text:style-name="T1">| &gt; loss_kl: 1.4663143157958984 <text:s/>(1.6145792541608133)</text:span></text:p>
      <text:p text:style-name="P3"><text:s text:c="5"/><text:span text:style-name="T1">| &gt; loss_feat: 6.268208980560303 <text:s/>(6.816092742162541)</text:span></text:p>
      <text:p text:style-name="P3"><text:s text:c="5"/><text:span text:style-name="T1">| &gt; loss_mel: 15.315787315368652 <text:s/>(15.460655024794281)</text:span></text:p>
      <text:p text:style-name="P3"><text:s text:c="5"/><text:span text:style-name="T1">| &gt; loss_duration: 1.471065878868103 <text:s/>(1.4103321112787348)</text:span></text:p>
      <text:p text:style-name="P3"><text:s text:c="5"/><text:span text:style-name="T1">| &gt; amp_scaler: 512.0 <text:s/>(276.0510018214936)</text:span></text:p>
      <text:p text:style-name="P3"><text:s text:c="5"/><text:span text:style-name="T1">| &gt; loss_1: 26.790203094482422 <text:s/>(27.53604573109112)</text:span></text:p>
      <text:p text:style-name="P3"><text:s text:c="5"/><text:span text:style-name="T1">| &gt; grad_norm_1: tensor(117.3010, device='cuda:0') <text:s/>(tensor(235.4239, device='cuda:0'))</text:span></text:p>
      <text:p text:style-name="P3"><text:s text:c="5"/><text:span text:style-name="T1">| &gt; current_lr_0: 0.00019887808821429862 </text:span></text:p>
      <text:p text:style-name="P3"><text:s text:c="5"/><text:span text:style-name="T1">| &gt; current_lr_1: 0.00019887808821429862 </text:span></text:p>
      <text:p text:style-name="P3"><text:s text:c="5"/><text:span text:style-name="T1">| &gt; step_time: 0.8611 <text:s/>(0.660065324362944)</text:span></text:p>
      <text:p text:style-name="P3"><text:s text:c="5"/><text:span text:style-name="T1">| &gt; loader_time: 0.0108 <text:s/>(0.007822131850028951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987935225168864 [0m(-0.00022081534067789656)</text:span></text:p>
      <text:p text:style-name="P3"><text:s text:c="5"/><text:span text:style-name="T1">| &gt; avg_loss_disc:[92m 2.4607336123784385 [0m(-0.10935399929682399)</text:span></text:p>
      <text:p text:style-name="P3"><text:s text:c="5"/><text:span text:style-name="T1">| &gt; avg_loss_disc_real_0:[92m 0.12913380501170954 [0m(-0.022478830069303513)</text:span></text:p>
      <text:p text:style-name="P3"><text:s text:c="5"/><text:span text:style-name="T1">| &gt; avg_loss_disc_real_1:[92m 0.15443130085865656 [0m(-0.016719588388999312)</text:span></text:p>
      <text:p text:style-name="P3"><text:s text:c="5"/><text:span text:style-name="T1">| &gt; avg_loss_disc_real_2:[92m 0.2126805062095324 [0m(-0.0160101056098938)</text:span></text:p>
      <text:p text:style-name="P3"><text:soft-page-break/><text:s text:c="5"/><text:span text:style-name="T1">| &gt; avg_loss_disc_real_3:[92m 0.22931132341424623 [0m(-0.019352863232294737)</text:span></text:p>
      <text:p text:style-name="P3"><text:s text:c="5"/><text:span text:style-name="T1">| &gt; avg_loss_disc_real_4:[92m 0.250047458956639 [0m(-0.025233471145232556)</text:span></text:p>
      <text:p text:style-name="P3"><text:s text:c="5"/><text:span text:style-name="T1">| &gt; avg_loss_disc_real_5:[92m 0.25408973172307014 [0m(-0.000283834834893526)</text:span></text:p>
      <text:p text:style-name="P3"><text:s text:c="5"/><text:span text:style-name="T1">| &gt; avg_loss_0:[92m 2.4607336123784385 [0m(-0.10935399929682399)</text:span></text:p>
      <text:p text:style-name="P3"><text:s text:c="5"/><text:span text:style-name="T1">| &gt; avg_loss_gen:[91m 2.119618048270543 [0m(+0.002245366573333296)</text:span></text:p>
      <text:p text:style-name="P3"><text:s text:c="5"/><text:span text:style-name="T1">| &gt; avg_loss_kl:[92m 1.7210847636063893 [0m(-0.006474177042643303)</text:span></text:p>
      <text:p text:style-name="P3"><text:s text:c="5"/><text:span text:style-name="T1">| &gt; avg_loss_feat:[91m 6.4755859375 [0m(+0.2799791892369585)</text:span></text:p>
      <text:p text:style-name="P3"><text:s text:c="5"/><text:span text:style-name="T1">| &gt; avg_loss_mel:[91m 15.477304220199585 [0m(+0.021435022354125977)</text:span></text:p>
      <text:p text:style-name="P3"><text:s text:c="5"/><text:span text:style-name="T1">| &gt; avg_loss_duration:[91m 1.5383084019025166 [0m(+0.00751262903213501)</text:span></text:p>
      <text:p text:style-name="P3"><text:s text:c="5"/><text:span text:style-name="T1">| &gt; avg_loss_1:[91m 27.33190155029297 [0m(+0.3046983083089181)</text:span></text:p>
      <text:p text:style-name="P5"/>
      <text:p text:style-name="P5"/>
      <text:p text:style-name="P1">[4m[1m &gt; EPOCH: 46/50[0m</text:p>
      <text:p text:style-name="P3"><text:s/><text:span text:style-name="T1">--&gt; /kaggle/working/vits_4_nov-May-14-2025_10+28AM-0000000</text:span></text:p>
      <text:p text:style-name="P5"/>
      <text:p text:style-name="P1">[1m &gt; TRAINING (2025-05-14 16:26:34) [0m</text:p>
      <text:p text:style-name="P5"/>
      <text:p text:style-name="P1">[1m <text:s text:c="2"/>--&gt; TIME: 2025-05-14 16:26:45 -- STEP: 19/630 -- GLOBAL_STEP: 906000[0m</text:p>
      <text:p text:style-name="P3"><text:s text:c="5"/><text:span text:style-name="T1">| &gt; loss_disc: 2.6466479301452637 <text:s/>(2.577318492688631)</text:span></text:p>
      <text:p text:style-name="P3"><text:s text:c="5"/><text:span text:style-name="T1">| &gt; loss_disc_real_0: 0.1626051515340805 <text:s/>(0.17639889685731186)</text:span></text:p>
      <text:p text:style-name="P3"><text:s text:c="5"/><text:span text:style-name="T1">| &gt; loss_disc_real_1: 0.2008684277534485 <text:s/>(0.21073889261797854)</text:span></text:p>
      <text:p text:style-name="P3"><text:s text:c="5"/><text:span text:style-name="T1">| &gt; loss_disc_real_2: 0.30461597442626953 <text:s/>(0.2273295953085548)</text:span></text:p>
      <text:p text:style-name="P3"><text:s text:c="5"/><text:span text:style-name="T1">| &gt; loss_disc_real_3: 0.20699448883533478 <text:s/>(0.21884701361781672)</text:span></text:p>
      <text:p text:style-name="P3"><text:s text:c="5"/><text:span text:style-name="T1">| &gt; loss_disc_real_4: 0.19751155376434326 <text:s/>(0.23784141164076955)</text:span></text:p>
      <text:p text:style-name="P3"><text:s text:c="5"/><text:span text:style-name="T1">| &gt; loss_disc_real_5: 0.19167570769786835 <text:s/>(0.2302524502340116)</text:span></text:p>
      <text:p text:style-name="P3"><text:s text:c="5"/><text:span text:style-name="T1">| &gt; loss_0: 2.6466479301452637 <text:s/>(2.577318492688631)</text:span></text:p>
      <text:p text:style-name="P3"><text:s text:c="5"/><text:span text:style-name="T1">| &gt; grad_norm_0: tensor(22.8168, device='cuda:0') <text:s/>(tensor(22.2460, device='cuda:0'))</text:span></text:p>
      <text:p text:style-name="P3"><text:s text:c="5"/><text:span text:style-name="T1">| &gt; loss_gen: 2.029331684112549 <text:s/>(2.1584970449146472)</text:span></text:p>
      <text:p text:style-name="P3"><text:s text:c="5"/><text:span text:style-name="T1">| &gt; loss_kl: 1.323673129081726 <text:s/>(1.4992448499328213)</text:span></text:p>
      <text:p text:style-name="P3"><text:s text:c="5"/><text:span text:style-name="T1">| &gt; loss_feat: 7.858119487762451 <text:s/>(6.7884745597839355)</text:span></text:p>
      <text:p text:style-name="P3"><text:s text:c="5"/><text:span text:style-name="T1">| &gt; loss_mel: 15.535990715026855 <text:s/>(15.212515529833341)</text:span></text:p>
      <text:p text:style-name="P3"><text:s text:c="5"/><text:span text:style-name="T1">| &gt; loss_duration: 1.4055569171905518 <text:s/>(1.420531900305497)</text:span></text:p>
      <text:p text:style-name="P3"><text:s text:c="5"/><text:span text:style-name="T1">| &gt; amp_scaler: 256.0 <text:s/>(256.0)</text:span></text:p>
      <text:p text:style-name="P3"><text:s text:c="5"/><text:span text:style-name="T1">| &gt; loss_1: 28.152671813964844 <text:s/>(27.07926428945441)</text:span></text:p>
      <text:p text:style-name="P3"><text:s text:c="5"/><text:span text:style-name="T1">| &gt; grad_norm_1: tensor(342.5720, device='cuda:0') <text:s/>(tensor(273.6542, device='cuda:0'))</text:span></text:p>
      <text:p text:style-name="P3"><text:s text:c="5"/><text:span text:style-name="T1">| &gt; current_lr_0: 0.00019885322845327182 </text:span></text:p>
      <text:p text:style-name="P3"><text:s text:c="5"/><text:span text:style-name="T1">| &gt; current_lr_1: 0.00019885322845327182 </text:span></text:p>
      <text:p text:style-name="P3"><text:s text:c="5"/><text:span text:style-name="T1">| &gt; step_time: 0.5495 <text:s/>(0.519160408722727)</text:span></text:p>
      <text:p text:style-name="P3"><text:s text:c="5"/><text:span text:style-name="T1">| &gt; loader_time: 0.0051 <text:s/>(0.004831038023296156)</text:span></text:p>
      <text:p text:style-name="P5"/>
      <text:p text:style-name="P5"/>
      <text:p text:style-name="P3"><text:s/><text:span text:style-name="T1">&gt; CHECKPOINT : /kaggle/working/vits_4_nov-May-14-2025_10+28AM-0000000/checkpoint_906000.pth</text:span></text:p>
      <text:p text:style-name="P5"/>
      <text:p text:style-name="P1">[1m <text:s text:c="2"/>--&gt; TIME: 2025-05-14 16:27:43 -- STEP: 119/630 -- GLOBAL_STEP: 906100[0m</text:p>
      <text:p text:style-name="P3"><text:s text:c="5"/><text:span text:style-name="T1">| &gt; loss_disc: 2.3234660625457764 <text:s/>(2.5586594152851254)</text:span></text:p>
      <text:p text:style-name="P3"><text:s text:c="5"/><text:span text:style-name="T1">| &gt; loss_disc_real_0: 0.1260722577571869 <text:s/>(0.16396270153903167)</text:span></text:p>
      <text:p text:style-name="P3"><text:s text:c="5"/><text:span text:style-name="T1">| &gt; loss_disc_real_1: 0.19233325123786926 <text:s/>(0.21069584098182806)</text:span></text:p>
      <text:p text:style-name="P3"><text:s text:c="5"/><text:span text:style-name="T1">| &gt; loss_disc_real_2: 0.21433453261852264 <text:s/>(0.2252143647740869)</text:span></text:p>
      <text:p text:style-name="P3"><text:s text:c="5"/><text:span text:style-name="T1">| &gt; loss_disc_real_3: 0.20410087704658508 <text:s/>(0.22778733563022452)</text:span></text:p>
      <text:p text:style-name="P3"><text:s text:c="5"/><text:span text:style-name="T1">| &gt; loss_disc_real_4: 0.2557752728462219 <text:s/>(0.24008907540505672)</text:span></text:p>
      <text:p text:style-name="P3"><text:s text:c="5"/><text:span text:style-name="T1">| &gt; loss_disc_real_5: 0.17017322778701782 <text:s/>(0.23120169404174098)</text:span></text:p>
      <text:p text:style-name="P3"><text:s text:c="5"/><text:span text:style-name="T1">| &gt; loss_0: 2.3234660625457764 <text:s/>(2.5586594152851254)</text:span></text:p>
      <text:p text:style-name="P3"><text:s text:c="5"/><text:span text:style-name="T1">| &gt; grad_norm_0: tensor(17.6495, device='cuda:0') <text:s/>(tensor(21.9891, device='cuda:0'))</text:span></text:p>
      <text:p text:style-name="P3"><text:s text:c="5"/><text:span text:style-name="T1">| &gt; loss_gen: 2.4730193614959717 <text:s/>(2.24444933498607)</text:span></text:p>
      <text:p text:style-name="P3"><text:s text:c="5"/><text:span text:style-name="T1">| &gt; loss_kl: 1.6669564247131348 <text:s/>(1.5634674840614573)</text:span></text:p>
      <text:p text:style-name="P3"><text:s text:c="5"/><text:span text:style-name="T1">| &gt; loss_feat: 6.83500862121582 <text:s/>(6.959178355561585)</text:span></text:p>
      <text:p text:style-name="P3"><text:s text:c="5"/><text:span text:style-name="T1">| &gt; loss_mel: 15.236495971679688 <text:s/>(15.449666103395094)</text:span></text:p>
      <text:p text:style-name="P3"><text:s text:c="5"/><text:span text:style-name="T1">| &gt; loss_duration: 1.4910368919372559 <text:s/>(1.3953775387852132)</text:span></text:p>
      <text:p text:style-name="P3"><text:soft-page-break/><text:s text:c="5"/><text:span text:style-name="T1">| &gt; amp_scaler: 256.0 <text:s/>(256.0)</text:span></text:p>
      <text:p text:style-name="P3"><text:s text:c="5"/><text:span text:style-name="T1">| &gt; loss_1: 27.702516555786133 <text:s/>(27.6121390527036)</text:span></text:p>
      <text:p text:style-name="P3"><text:s text:c="5"/><text:span text:style-name="T1">| &gt; grad_norm_1: tensor(410.2698, device='cuda:0') <text:s/>(tensor(262.4574, device='cuda:0'))</text:span></text:p>
      <text:p text:style-name="P3"><text:s text:c="5"/><text:span text:style-name="T1">| &gt; current_lr_0: 0.00019885322845327182 </text:span></text:p>
      <text:p text:style-name="P3"><text:s text:c="5"/><text:span text:style-name="T1">| &gt; current_lr_1: 0.00019885322845327182 </text:span></text:p>
      <text:p text:style-name="P3"><text:s text:c="5"/><text:span text:style-name="T1">| &gt; step_time: 0.544 <text:s/>(0.5387141985051772)</text:span></text:p>
      <text:p text:style-name="P3"><text:s text:c="5"/><text:span text:style-name="T1">| &gt; loader_time: 0.0061 <text:s/>(0.005521495803063658)</text:span></text:p>
      <text:p text:style-name="P5"/>
      <text:p text:style-name="P5"/>
      <text:p text:style-name="P1">[1m <text:s text:c="2"/>--&gt; TIME: 2025-05-14 16:28:44 -- STEP: 219/630 -- GLOBAL_STEP: 906200[0m</text:p>
      <text:p text:style-name="P3"><text:s text:c="5"/><text:span text:style-name="T1">| &gt; loss_disc: 2.65667724609375 <text:s/>(2.5496058899518013)</text:span></text:p>
      <text:p text:style-name="P3"><text:s text:c="5"/><text:span text:style-name="T1">| &gt; loss_disc_real_0: 0.16945724189281464 <text:s/>(0.1623740605499645)</text:span></text:p>
      <text:p text:style-name="P3"><text:s text:c="5"/><text:span text:style-name="T1">| &gt; loss_disc_real_1: 0.20389947295188904 <text:s/>(0.20933730641728662)</text:span></text:p>
      <text:p text:style-name="P3"><text:s text:c="5"/><text:span text:style-name="T1">| &gt; loss_disc_real_2: 0.16887511312961578 <text:s/>(0.2261036522856586)</text:span></text:p>
      <text:p text:style-name="P3"><text:s text:c="5"/><text:span text:style-name="T1">| &gt; loss_disc_real_3: 0.20426437258720398 <text:s/>(0.22677994624936962)</text:span></text:p>
      <text:p text:style-name="P3"><text:s text:c="5"/><text:span text:style-name="T1">| &gt; loss_disc_real_4: 0.2556861639022827 <text:s/>(0.24000901119894089)</text:span></text:p>
      <text:p text:style-name="P3"><text:s text:c="5"/><text:span text:style-name="T1">| &gt; loss_disc_real_5: 0.25326770544052124 <text:s/>(0.22844893100871344)</text:span></text:p>
      <text:p text:style-name="P3"><text:s text:c="5"/><text:span text:style-name="T1">| &gt; loss_0: 2.65667724609375 <text:s/>(2.5496058899518013)</text:span></text:p>
      <text:p text:style-name="P3"><text:s text:c="5"/><text:span text:style-name="T1">| &gt; grad_norm_0: tensor(10.9709, device='cuda:0') <text:s/>(tensor(23.8183, device='cuda:0'))</text:span></text:p>
      <text:p text:style-name="P3"><text:s text:c="5"/><text:span text:style-name="T1">| &gt; loss_gen: 2.1811718940734863 <text:s/>(2.256898248576682)</text:span></text:p>
      <text:p text:style-name="P3"><text:s text:c="5"/><text:span text:style-name="T1">| &gt; loss_kl: 1.40729820728302 <text:s/>(1.5817814338697147)</text:span></text:p>
      <text:p text:style-name="P3"><text:s text:c="5"/><text:span text:style-name="T1">| &gt; loss_feat: 5.703949928283691 <text:s/>(6.9424478866193935)</text:span></text:p>
      <text:p text:style-name="P3"><text:s text:c="5"/><text:span text:style-name="T1">| &gt; loss_mel: 15.4270601272583 <text:s/>(15.49130194589972)</text:span></text:p>
      <text:p text:style-name="P3"><text:s text:c="5"/><text:span text:style-name="T1">| &gt; loss_duration: 1.4716320037841797 <text:s/>(1.3636163941257073)</text:span></text:p>
      <text:p text:style-name="P3"><text:s text:c="5"/><text:span text:style-name="T1">| &gt; amp_scaler: 256.0 <text:s/>(256.0)</text:span></text:p>
      <text:p text:style-name="P3"><text:s text:c="5"/><text:span text:style-name="T1">| &gt; loss_1: 26.191110610961914 <text:s/>(27.636045952365823)</text:span></text:p>
      <text:p text:style-name="P3"><text:s text:c="5"/><text:span text:style-name="T1">| &gt; grad_norm_1: tensor(184.5296, device='cuda:0') <text:s/>(tensor(287.3689, device='cuda:0'))</text:span></text:p>
      <text:p text:style-name="P3"><text:s text:c="5"/><text:span text:style-name="T1">| &gt; current_lr_0: 0.00019885322845327182 </text:span></text:p>
      <text:p text:style-name="P3"><text:s text:c="5"/><text:span text:style-name="T1">| &gt; current_lr_1: 0.00019885322845327182 </text:span></text:p>
      <text:p text:style-name="P3"><text:s text:c="5"/><text:span text:style-name="T1">| &gt; step_time: 0.5944 <text:s/>(0.5623140117349147)</text:span></text:p>
      <text:p text:style-name="P3"><text:s text:c="5"/><text:span text:style-name="T1">| &gt; loader_time: 0.0071 <text:s/>(0.006063865200025307)</text:span></text:p>
      <text:p text:style-name="P5"/>
      <text:p text:style-name="P5"/>
      <text:p text:style-name="P1">[1m <text:s text:c="2"/>--&gt; TIME: 2025-05-14 16:29:48 -- STEP: 319/630 -- GLOBAL_STEP: 906300[0m</text:p>
      <text:p text:style-name="P3"><text:s text:c="5"/><text:span text:style-name="T1">| &gt; loss_disc: 2.485516309738159 <text:s/>(2.553867583738225)</text:span></text:p>
      <text:p text:style-name="P3"><text:s text:c="5"/><text:span text:style-name="T1">| &gt; loss_disc_real_0: 0.22089023888111115 <text:s/>(0.1624560988855585)</text:span></text:p>
      <text:p text:style-name="P3"><text:s text:c="5"/><text:span text:style-name="T1">| &gt; loss_disc_real_1: 0.1644173413515091 <text:s/>(0.2097653174848766)</text:span></text:p>
      <text:p text:style-name="P3"><text:s text:c="5"/><text:span text:style-name="T1">| &gt; loss_disc_real_2: 0.25509729981422424 <text:s/>(0.22688544903616173)</text:span></text:p>
      <text:p text:style-name="P3"><text:s text:c="5"/><text:span text:style-name="T1">| &gt; loss_disc_real_3: 0.24634915590286255 <text:s/>(0.22742886304107954)</text:span></text:p>
      <text:p text:style-name="P3"><text:s text:c="5"/><text:span text:style-name="T1">| &gt; loss_disc_real_4: 0.3058658540248871 <text:s/>(0.24000083045525986)</text:span></text:p>
      <text:p text:style-name="P3"><text:s text:c="5"/><text:span text:style-name="T1">| &gt; loss_disc_real_5: 0.2177150696516037 <text:s/>(0.22949647852059063)</text:span></text:p>
      <text:p text:style-name="P3"><text:s text:c="5"/><text:span text:style-name="T1">| &gt; loss_0: 2.485516309738159 <text:s/>(2.553867583738225)</text:span></text:p>
      <text:p text:style-name="P3"><text:s text:c="5"/><text:span text:style-name="T1">| &gt; grad_norm_0: tensor(39.7988, device='cuda:0') <text:s/>(tensor(22.0715, device='cuda:0'))</text:span></text:p>
      <text:p text:style-name="P3"><text:s text:c="5"/><text:span text:style-name="T1">| &gt; loss_gen: 2.389317035675049 <text:s/>(2.2485756989930485)</text:span></text:p>
      <text:p text:style-name="P3"><text:s text:c="5"/><text:span text:style-name="T1">| &gt; loss_kl: 1.5088616609573364 <text:s/>(1.5862320188818302)</text:span></text:p>
      <text:p text:style-name="P3"><text:s text:c="5"/><text:span text:style-name="T1">| &gt; loss_feat: 6.972185134887695 <text:s/>(6.9071918266320305)</text:span></text:p>
      <text:p text:style-name="P3"><text:s text:c="5"/><text:span text:style-name="T1">| &gt; loss_mel: 15.212329864501953 <text:s/>(15.499805274054548)</text:span></text:p>
      <text:p text:style-name="P3"><text:s text:c="5"/><text:span text:style-name="T1">| &gt; loss_duration: 1.4998867511749268 <text:s/>(1.3934373164251677)</text:span></text:p>
      <text:p text:style-name="P3"><text:s text:c="5"/><text:span text:style-name="T1">| &gt; amp_scaler: 256.0 <text:s/>(256.0)</text:span></text:p>
      <text:p text:style-name="P3"><text:s text:c="5"/><text:span text:style-name="T1">| &gt; loss_1: 27.58258056640625 <text:s/>(27.635242127325842)</text:span></text:p>
      <text:p text:style-name="P3"><text:s text:c="5"/><text:span text:style-name="T1">| &gt; grad_norm_1: tensor(416.6168, device='cuda:0') <text:s/>(tensor(262.1186, device='cuda:0'))</text:span></text:p>
      <text:p text:style-name="P3"><text:s text:c="5"/><text:span text:style-name="T1">| &gt; current_lr_0: 0.00019885322845327182 </text:span></text:p>
      <text:p text:style-name="P3"><text:s text:c="5"/><text:span text:style-name="T1">| &gt; current_lr_1: 0.00019885322845327182 </text:span></text:p>
      <text:p text:style-name="P3"><text:s text:c="5"/><text:span text:style-name="T1">| &gt; step_time: 0.6604 <text:s/>(0.5845448425197304)</text:span></text:p>
      <text:p text:style-name="P3"><text:s text:c="5"/><text:span text:style-name="T1">| &gt; loader_time: 0.0084 <text:s/>(0.006615547550883039)</text:span></text:p>
      <text:p text:style-name="P5"/>
      <text:p text:style-name="P5"/>
      <text:p text:style-name="P1">[1m <text:s text:c="2"/>--&gt; TIME: 2025-05-14 16:31:00 -- STEP: 419/630 -- GLOBAL_STEP: 906400[0m</text:p>
      <text:p text:style-name="P3"><text:s text:c="5"/><text:span text:style-name="T1">| &gt; loss_disc: 2.6117935180664062 <text:s/>(2.5566893579851757)</text:span></text:p>
      <text:p text:style-name="P3"><text:soft-page-break/><text:s text:c="5"/><text:span text:style-name="T1">| &gt; loss_disc_real_0: 0.20802024006843567 <text:s/>(0.1636157457967932)</text:span></text:p>
      <text:p text:style-name="P3"><text:s text:c="5"/><text:span text:style-name="T1">| &gt; loss_disc_real_1: 0.2239830642938614 <text:s/>(0.21110812533726842)</text:span></text:p>
      <text:p text:style-name="P3"><text:s text:c="5"/><text:span text:style-name="T1">| &gt; loss_disc_real_2: 0.1921502947807312 <text:s/>(0.22674193940967818)</text:span></text:p>
      <text:p text:style-name="P3"><text:s text:c="5"/><text:span text:style-name="T1">| &gt; loss_disc_real_3: 0.2348308265209198 <text:s/>(0.2270471976629874)</text:span></text:p>
      <text:p text:style-name="P3"><text:s text:c="5"/><text:span text:style-name="T1">| &gt; loss_disc_real_4: 0.2196788489818573 <text:s/>(0.23988749705664014)</text:span></text:p>
      <text:p text:style-name="P3"><text:s text:c="5"/><text:span text:style-name="T1">| &gt; loss_disc_real_5: 0.23550023138523102 <text:s/>(0.22905341377548497)</text:span></text:p>
      <text:p text:style-name="P3"><text:s text:c="5"/><text:span text:style-name="T1">| &gt; loss_0: 2.6117935180664062 <text:s/>(2.5566893579851757)</text:span></text:p>
      <text:p text:style-name="P3"><text:s text:c="5"/><text:span text:style-name="T1">| &gt; grad_norm_0: tensor(11.7729, device='cuda:0') <text:s/>(tensor(22.2786, device='cuda:0'))</text:span></text:p>
      <text:p text:style-name="P3"><text:s text:c="5"/><text:span text:style-name="T1">| &gt; loss_gen: 2.0408496856689453 <text:s/>(2.253009575932579)</text:span></text:p>
      <text:p text:style-name="P3"><text:s text:c="5"/><text:span text:style-name="T1">| &gt; loss_kl: 1.3186272382736206 <text:s/>(1.5954915997805628)</text:span></text:p>
      <text:p text:style-name="P3"><text:s text:c="5"/><text:span text:style-name="T1">| &gt; loss_feat: 6.573032855987549 <text:s/>(6.889751392218833)</text:span></text:p>
      <text:p text:style-name="P3"><text:s text:c="5"/><text:span text:style-name="T1">| &gt; loss_mel: 15.518760681152344 <text:s/>(15.5038628293677)</text:span></text:p>
      <text:p text:style-name="P3"><text:s text:c="5"/><text:span text:style-name="T1">| &gt; loss_duration: 1.4829157590866089 <text:s/>(1.3980869487248064)</text:span></text:p>
      <text:p text:style-name="P3"><text:s text:c="5"/><text:span text:style-name="T1">| &gt; amp_scaler: 256.0 <text:s/>(256.0)</text:span></text:p>
      <text:p text:style-name="P3"><text:s text:c="5"/><text:span text:style-name="T1">| &gt; loss_1: 26.934186935424805 <text:s/>(27.640202337915973)</text:span></text:p>
      <text:p text:style-name="P3"><text:s text:c="5"/><text:span text:style-name="T1">| &gt; grad_norm_1: tensor(227.7064, device='cuda:0') <text:s/>(tensor(266.7575, device='cuda:0'))</text:span></text:p>
      <text:p text:style-name="P3"><text:s text:c="5"/><text:span text:style-name="T1">| &gt; current_lr_0: 0.00019885322845327182 </text:span></text:p>
      <text:p text:style-name="P3"><text:s text:c="5"/><text:span text:style-name="T1">| &gt; current_lr_1: 0.00019885322845327182 </text:span></text:p>
      <text:p text:style-name="P3"><text:s text:c="5"/><text:span text:style-name="T1">| &gt; step_time: 0.7419 <text:s/>(0.6130944641222535)</text:span></text:p>
      <text:p text:style-name="P3"><text:s text:c="5"/><text:span text:style-name="T1">| &gt; loader_time: 0.0105 <text:s/>(0.007149023770716993)</text:span></text:p>
      <text:p text:style-name="P5"/>
      <text:p text:style-name="P5"/>
      <text:p text:style-name="P1">[1m <text:s text:c="2"/>--&gt; TIME: 2025-05-14 16:32:21 -- STEP: 519/630 -- GLOBAL_STEP: 906500[0m</text:p>
      <text:p text:style-name="P3"><text:s text:c="5"/><text:span text:style-name="T1">| &gt; loss_disc: 2.5691514015197754 <text:s/>(2.555333518338801)</text:span></text:p>
      <text:p text:style-name="P3"><text:s text:c="5"/><text:span text:style-name="T1">| &gt; loss_disc_real_0: 0.25294506549835205 <text:s/>(0.16345453278120317)</text:span></text:p>
      <text:p text:style-name="P3"><text:s text:c="5"/><text:span text:style-name="T1">| &gt; loss_disc_real_1: 0.18784935772418976 <text:s/>(0.210535576721377)</text:span></text:p>
      <text:p text:style-name="P3"><text:s text:c="5"/><text:span text:style-name="T1">| &gt; loss_disc_real_2: 0.2216593474149704 <text:s/>(0.22702342856079627)</text:span></text:p>
      <text:p text:style-name="P3"><text:s text:c="5"/><text:span text:style-name="T1">| &gt; loss_disc_real_3: 0.2713010907173157 <text:s/>(0.22711031642780138)</text:span></text:p>
      <text:p text:style-name="P3"><text:s text:c="5"/><text:span text:style-name="T1">| &gt; loss_disc_real_4: 0.2519499361515045 <text:s/>(0.23940310370255988)</text:span></text:p>
      <text:p text:style-name="P3"><text:s text:c="5"/><text:span text:style-name="T1">| &gt; loss_disc_real_5: 0.21837176382541656 <text:s/>(0.228635496572952)</text:span></text:p>
      <text:p text:style-name="P3"><text:s text:c="5"/><text:span text:style-name="T1">| &gt; loss_0: 2.5691514015197754 <text:s/>(2.555333518338801)</text:span></text:p>
      <text:p text:style-name="P3"><text:s text:c="5"/><text:span text:style-name="T1">| &gt; grad_norm_0: tensor(22.6293, device='cuda:0') <text:s/>(tensor(22.4995, device='cuda:0'))</text:span></text:p>
      <text:p text:style-name="P3"><text:s text:c="5"/><text:span text:style-name="T1">| &gt; loss_gen: 2.412602663040161 <text:s/>(2.2490767038396786)</text:span></text:p>
      <text:p text:style-name="P3"><text:s text:c="5"/><text:span text:style-name="T1">| &gt; loss_kl: 1.7379194498062134 <text:s/>(1.5954807742942043)</text:span></text:p>
      <text:p text:style-name="P3"><text:s text:c="5"/><text:span text:style-name="T1">| &gt; loss_feat: 6.404796123504639 <text:s/>(6.834518606263089)</text:span></text:p>
      <text:p text:style-name="P3"><text:s text:c="5"/><text:span text:style-name="T1">| &gt; loss_mel: 14.743484497070312 <text:s/>(15.470771914502329)</text:span></text:p>
      <text:p text:style-name="P3"><text:s text:c="5"/><text:span text:style-name="T1">| &gt; loss_duration: 1.4226861000061035 <text:s/>(1.410763607548841)</text:span></text:p>
      <text:p text:style-name="P3"><text:s text:c="5"/><text:span text:style-name="T1">| &gt; amp_scaler: 256.0 <text:s/>(256.0)</text:span></text:p>
      <text:p text:style-name="P3"><text:s text:c="5"/><text:span text:style-name="T1">| &gt; loss_1: 26.72148895263672 <text:s/>(27.560611555801422)</text:span></text:p>
      <text:p text:style-name="P3"><text:s text:c="5"/><text:span text:style-name="T1">| &gt; grad_norm_1: tensor(206.6958, device='cuda:0') <text:s/>(tensor(266.2888, device='cuda:0'))</text:span></text:p>
      <text:p text:style-name="P3"><text:s text:c="5"/><text:span text:style-name="T1">| &gt; current_lr_0: 0.00019885322845327182 </text:span></text:p>
      <text:p text:style-name="P3"><text:s text:c="5"/><text:span text:style-name="T1">| &gt; current_lr_1: 0.00019885322845327182 </text:span></text:p>
      <text:p text:style-name="P3"><text:s text:c="5"/><text:span text:style-name="T1">| &gt; step_time: 0.8305 <text:s/>(0.6480514819452071)</text:span></text:p>
      <text:p text:style-name="P3"><text:s text:c="5"/><text:span text:style-name="T1">| &gt; loader_time: 0.012 <text:s/>(0.007703140751245164)</text:span></text:p>
      <text:p text:style-name="P5"/>
      <text:p text:style-name="P5"/>
      <text:p text:style-name="P3"><text:s/><text:span text:style-name="T1">&gt; CHECKPOINT : /kaggle/working/vits_4_nov-May-14-2025_10+28AM-0000000/checkpoint_906500.pth</text:span></text:p>
      <text:p text:style-name="P5"/>
      <text:p text:style-name="P1">[1m <text:s text:c="2"/>--&gt; TIME: 2025-05-14 16:34:00 -- STEP: 619/630 -- GLOBAL_STEP: 906600[0m</text:p>
      <text:p text:style-name="P3"><text:s text:c="5"/><text:span text:style-name="T1">| &gt; loss_disc: 2.453540802001953 <text:s/>(2.558595782913184)</text:span></text:p>
      <text:p text:style-name="P3"><text:s text:c="5"/><text:span text:style-name="T1">| &gt; loss_disc_real_0: 0.15667027235031128 <text:s/>(0.16460770783834577)</text:span></text:p>
      <text:p text:style-name="P3"><text:s text:c="5"/><text:span text:style-name="T1">| &gt; loss_disc_real_1: 0.258129745721817 <text:s/>(0.21048500239608361)</text:span></text:p>
      <text:p text:style-name="P3"><text:s text:c="5"/><text:span text:style-name="T1">| &gt; loss_disc_real_2: 0.21925176680088043 <text:s/>(0.2272878899833305)</text:span></text:p>
      <text:p text:style-name="P3"><text:s text:c="5"/><text:span text:style-name="T1">| &gt; loss_disc_real_3: 0.23283205926418304 <text:s/>(0.22738286478502104)</text:span></text:p>
      <text:p text:style-name="P3"><text:s text:c="5"/><text:span text:style-name="T1">| &gt; loss_disc_real_4: 0.26045307517051697 <text:s/>(0.23943749886240828)</text:span></text:p>
      <text:p text:style-name="P3"><text:s text:c="5"/><text:span text:style-name="T1">| &gt; loss_disc_real_5: 0.19085918366909027 <text:s/>(0.22836373238455696)</text:span></text:p>
      <text:p text:style-name="P3"><text:s text:c="5"/><text:span text:style-name="T1">| &gt; loss_0: 2.453540802001953 <text:s/>(2.558595782913184)</text:span></text:p>
      <text:p text:style-name="P3"><text:s text:c="5"/><text:span text:style-name="T1">| &gt; grad_norm_0: tensor(17.6931, device='cuda:0') <text:s/>(tensor(22.6859, device='cuda:0'))</text:span></text:p>
      <text:p text:style-name="P3"><text:soft-page-break/><text:s text:c="5"/><text:span text:style-name="T1">| &gt; loss_gen: 2.4407408237457275 <text:s/>(2.2469025278322534)</text:span></text:p>
      <text:p text:style-name="P3"><text:s text:c="5"/><text:span text:style-name="T1">| &gt; loss_kl: 1.5995160341262817 <text:s/>(1.6016375771054148)</text:span></text:p>
      <text:p text:style-name="P3"><text:s text:c="5"/><text:span text:style-name="T1">| &gt; loss_feat: 6.837296962738037 <text:s/>(6.811300326241045)</text:span></text:p>
      <text:p text:style-name="P3"><text:s text:c="5"/><text:span text:style-name="T1">| &gt; loss_mel: 14.8704833984375 <text:s/>(15.458569569811104)</text:span></text:p>
      <text:p text:style-name="P3"><text:s text:c="5"/><text:span text:style-name="T1">| &gt; loss_duration: 1.5157597064971924 <text:s/>(1.4210254749304263)</text:span></text:p>
      <text:p text:style-name="P3"><text:s text:c="5"/><text:span text:style-name="T1">| &gt; amp_scaler: 256.0 <text:s/>(256.0)</text:span></text:p>
      <text:p text:style-name="P3"><text:s text:c="5"/><text:span text:style-name="T1">| &gt; loss_1: 27.263797760009766 <text:s/>(27.539435412849087)</text:span></text:p>
      <text:p text:style-name="P3"><text:s text:c="5"/><text:span text:style-name="T1">| &gt; grad_norm_1: tensor(458.0072, device='cuda:0') <text:s/>(tensor(267.8123, device='cuda:0'))</text:span></text:p>
      <text:p text:style-name="P3"><text:s text:c="5"/><text:span text:style-name="T1">| &gt; current_lr_0: 0.00019885322845327182 </text:span></text:p>
      <text:p text:style-name="P3"><text:s text:c="5"/><text:span text:style-name="T1">| &gt; current_lr_1: 0.00019885322845327182 </text:span></text:p>
      <text:p text:style-name="P3"><text:s text:c="5"/><text:span text:style-name="T1">| &gt; step_time: 1.1271 <text:s/>(0.6949596031416985)</text:span></text:p>
      <text:p text:style-name="P3"><text:s text:c="5"/><text:span text:style-name="T1">| &gt; loader_time: 0.0159 <text:s/>(0.00839005803060454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071500937143962 [0m(+8.356571197509766e-05)</text:span></text:p>
      <text:p text:style-name="P3"><text:s text:c="5"/><text:span text:style-name="T1">| &gt; avg_loss_disc:[91m 2.47554878393809 [0m(+0.014815171559651397)</text:span></text:p>
      <text:p text:style-name="P3"><text:s text:c="5"/><text:span text:style-name="T1">| &gt; avg_loss_disc_real_0:[91m 0.19802567611138025 [0m(+0.06889187109967071)</text:span></text:p>
      <text:p text:style-name="P3"><text:s text:c="5"/><text:span text:style-name="T1">| &gt; avg_loss_disc_real_1:[91m 0.19235053906838098 [0m(+0.037919238209724426)</text:span></text:p>
      <text:p text:style-name="P3"><text:s text:c="5"/><text:span text:style-name="T1">| &gt; avg_loss_disc_real_2:[91m 0.24042112131913504 [0m(+0.02774061510960263)</text:span></text:p>
      <text:p text:style-name="P3"><text:s text:c="5"/><text:span text:style-name="T1">| &gt; avg_loss_disc_real_3:[91m 0.257295864323775 [0m(+0.02798454090952876)</text:span></text:p>
      <text:p text:style-name="P3"><text:s text:c="5"/><text:span text:style-name="T1">| &gt; avg_loss_disc_real_4:[92m 0.24621331070860228 [0m(-0.0038341482480367117)</text:span></text:p>
      <text:p text:style-name="P3"><text:s text:c="5"/><text:span text:style-name="T1">| &gt; avg_loss_disc_real_5:[92m 0.22533472503225008 [0m(-0.028755006690820067)</text:span></text:p>
      <text:p text:style-name="P3"><text:s text:c="5"/><text:span text:style-name="T1">| &gt; avg_loss_0:[91m 2.47554878393809 [0m(+0.014815171559651397)</text:span></text:p>
      <text:p text:style-name="P3"><text:s text:c="5"/><text:span text:style-name="T1">| &gt; avg_loss_gen:[91m 2.347830792268117 [0m(+0.22821274399757385)</text:span></text:p>
      <text:p text:style-name="P3"><text:s text:c="5"/><text:span text:style-name="T1">| &gt; avg_loss_kl:[91m 1.7274486124515533 [0m(+0.006363848845164055)</text:span></text:p>
      <text:p text:style-name="P3"><text:s text:c="5"/><text:span text:style-name="T1">| &gt; avg_loss_feat:[92m 6.42671553293864 [0m(-0.04887040456136038)</text:span></text:p>
      <text:p text:style-name="P3"><text:s text:c="5"/><text:span text:style-name="T1">| &gt; avg_loss_mel:[92m 15.205394665400187 [0m(-0.2719095547993984)</text:span></text:p>
      <text:p text:style-name="P3"><text:s text:c="5"/><text:span text:style-name="T1">| &gt; avg_loss_duration:[92m 1.531374603509903 [0m(-0.006933798392613655)</text:span></text:p>
      <text:p text:style-name="P3"><text:s text:c="5"/><text:span text:style-name="T1">| &gt; avg_loss_1:[92m 27.238763968149822 [0m(-0.0931375821431466)</text:span></text:p>
      <text:p text:style-name="P5"/>
      <text:p text:style-name="P5"/>
      <text:p text:style-name="P1">[4m[1m &gt; EPOCH: 47/50[0m</text:p>
      <text:p text:style-name="P3"><text:s/><text:span text:style-name="T1">--&gt; /kaggle/working/vits_4_nov-May-14-2025_10+28AM-0000000</text:span></text:p>
      <text:p text:style-name="P5"/>
      <text:p text:style-name="P1">[1m &gt; TRAINING (2025-05-14 16:34:22) [0m</text:p>
      <text:p text:style-name="P5"/>
      <text:p text:style-name="P1">[1m <text:s text:c="2"/>--&gt; TIME: 2025-05-14 16:35:11 -- STEP: 89/630 -- GLOBAL_STEP: 906700[0m</text:p>
      <text:p text:style-name="P3"><text:s text:c="5"/><text:span text:style-name="T1">| &gt; loss_disc: 2.4660253524780273 <text:s/>(2.5635944082495867)</text:span></text:p>
      <text:p text:style-name="P3"><text:s text:c="5"/><text:span text:style-name="T1">| &gt; loss_disc_real_0: 0.26694273948669434 <text:s/>(0.16624661761053494)</text:span></text:p>
      <text:p text:style-name="P3"><text:s text:c="5"/><text:span text:style-name="T1">| &gt; loss_disc_real_1: 0.19293087720870972 <text:s/>(0.21170294134134657)</text:span></text:p>
      <text:p text:style-name="P3"><text:s text:c="5"/><text:span text:style-name="T1">| &gt; loss_disc_real_2: 0.20002765953540802 <text:s/>(0.2293565993228655)</text:span></text:p>
      <text:p text:style-name="P3"><text:s text:c="5"/><text:span text:style-name="T1">| &gt; loss_disc_real_3: 0.1726279854774475 <text:s/>(0.22523086292020392)</text:span></text:p>
      <text:p text:style-name="P3"><text:s text:c="5"/><text:span text:style-name="T1">| &gt; loss_disc_real_4: 0.1990397572517395 <text:s/>(0.23724611522106642)</text:span></text:p>
      <text:p text:style-name="P3"><text:s text:c="5"/><text:span text:style-name="T1">| &gt; loss_disc_real_5: 0.21260838210582733 <text:s/>(0.23243400504749812)</text:span></text:p>
      <text:p text:style-name="P3"><text:s text:c="5"/><text:span text:style-name="T1">| &gt; loss_0: 2.4660253524780273 <text:s/>(2.5635944082495867)</text:span></text:p>
      <text:p text:style-name="P3"><text:s text:c="5"/><text:span text:style-name="T1">| &gt; grad_norm_0: tensor(35.1580, device='cuda:0') <text:s/>(tensor(21.0366, device='cuda:0'))</text:span></text:p>
      <text:p text:style-name="P3"><text:s text:c="5"/><text:span text:style-name="T1">| &gt; loss_gen: 2.4087233543395996 <text:s/>(2.2537150329418405)</text:span></text:p>
      <text:p text:style-name="P3"><text:s text:c="5"/><text:span text:style-name="T1">| &gt; loss_kl: 1.4122964143753052 <text:s/>(1.5537107640437866)</text:span></text:p>
      <text:p text:style-name="P3"><text:s text:c="5"/><text:span text:style-name="T1">| &gt; loss_feat: 7.178004741668701 <text:s/>(7.036666146824869)</text:span></text:p>
      <text:p text:style-name="P3"><text:s text:c="5"/><text:span text:style-name="T1">| &gt; loss_mel: 15.135512351989746 <text:s/>(15.461032213789693)</text:span></text:p>
      <text:p text:style-name="P3"><text:s text:c="5"/><text:span text:style-name="T1">| &gt; loss_duration: 1.438550591468811 <text:s/>(1.4292470765917489)</text:span></text:p>
      <text:p text:style-name="P3"><text:s text:c="5"/><text:span text:style-name="T1">| &gt; amp_scaler: 256.0 <text:s/>(256.0)</text:span></text:p>
      <text:p text:style-name="P3"><text:s text:c="5"/><text:span text:style-name="T1">| &gt; loss_1: 27.573089599609375 <text:s/>(27.73437127102627)</text:span></text:p>
      <text:p text:style-name="P3"><text:s text:c="5"/><text:span text:style-name="T1">| &gt; grad_norm_1: tensor(277.1409, device='cuda:0') <text:s/>(tensor(262.0121, device='cuda:0'))</text:span></text:p>
      <text:p text:style-name="P3"><text:soft-page-break/><text:s text:c="5"/><text:span text:style-name="T1">| &gt; current_lr_0: 0.00019882837179971516 </text:span></text:p>
      <text:p text:style-name="P3"><text:s text:c="5"/><text:span text:style-name="T1">| &gt; current_lr_1: 0.00019882837179971516 </text:span></text:p>
      <text:p text:style-name="P3"><text:s text:c="5"/><text:span text:style-name="T1">| &gt; step_time: 0.5352 <text:s/>(0.5293894939208298)</text:span></text:p>
      <text:p text:style-name="P3"><text:s text:c="5"/><text:span text:style-name="T1">| &gt; loader_time: 0.0056 <text:s/>(0.005359805032108608)</text:span></text:p>
      <text:p text:style-name="P5"/>
      <text:p text:style-name="P5"/>
      <text:p text:style-name="P1">[1m <text:s text:c="2"/>--&gt; TIME: 2025-05-14 16:36:10 -- STEP: 189/630 -- GLOBAL_STEP: 906800[0m</text:p>
      <text:p text:style-name="P3"><text:s text:c="5"/><text:span text:style-name="T1">| &gt; loss_disc: 2.433060884475708 <text:s/>(2.5632210824855406)</text:span></text:p>
      <text:p text:style-name="P3"><text:s text:c="5"/><text:span text:style-name="T1">| &gt; loss_disc_real_0: 0.18311238288879395 <text:s/>(0.16605737702871765)</text:span></text:p>
      <text:p text:style-name="P3"><text:s text:c="5"/><text:span text:style-name="T1">| &gt; loss_disc_real_1: 0.19642576575279236 <text:s/>(0.2084423372985194)</text:span></text:p>
      <text:p text:style-name="P3"><text:s text:c="5"/><text:span text:style-name="T1">| &gt; loss_disc_real_2: 0.27093151211738586 <text:s/>(0.2290656246520855)</text:span></text:p>
      <text:p text:style-name="P3"><text:s text:c="5"/><text:span text:style-name="T1">| &gt; loss_disc_real_3: 0.24384130537509918 <text:s/>(0.22588141995763023)</text:span></text:p>
      <text:p text:style-name="P3"><text:s text:c="5"/><text:span text:style-name="T1">| &gt; loss_disc_real_4: 0.2509738802909851 <text:s/>(0.2378630514340426)</text:span></text:p>
      <text:p text:style-name="P3"><text:s text:c="5"/><text:span text:style-name="T1">| &gt; loss_disc_real_5: 0.2175753116607666 <text:s/>(0.23430152623741715)</text:span></text:p>
      <text:p text:style-name="P3"><text:s text:c="5"/><text:span text:style-name="T1">| &gt; loss_0: 2.433060884475708 <text:s/>(2.5632210824855406)</text:span></text:p>
      <text:p text:style-name="P3"><text:s text:c="5"/><text:span text:style-name="T1">| &gt; grad_norm_0: tensor(13.1692, device='cuda:0') <text:s/>(tensor(17.5794, device='cuda:0'))</text:span></text:p>
      <text:p text:style-name="P3"><text:s text:c="5"/><text:span text:style-name="T1">| &gt; loss_gen: 2.5610392093658447 <text:s/>(2.235766961461024)</text:span></text:p>
      <text:p text:style-name="P3"><text:s text:c="5"/><text:span text:style-name="T1">| &gt; loss_kl: 1.794082760810852 <text:s/>(1.5942960293204695)</text:span></text:p>
      <text:p text:style-name="P3"><text:s text:c="5"/><text:span text:style-name="T1">| &gt; loss_feat: 6.988674163818359 <text:s/>(6.927162051831604)</text:span></text:p>
      <text:p text:style-name="P3"><text:s text:c="5"/><text:span text:style-name="T1">| &gt; loss_mel: 16.03472137451172 <text:s/>(15.393576097236108)</text:span></text:p>
      <text:p text:style-name="P3"><text:s text:c="5"/><text:span text:style-name="T1">| &gt; loss_duration: 1.4486606121063232 <text:s/>(1.3806916002243284)</text:span></text:p>
      <text:p text:style-name="P3"><text:s text:c="5"/><text:span text:style-name="T1">| &gt; amp_scaler: 256.0 <text:s/>(256.0)</text:span></text:p>
      <text:p text:style-name="P3"><text:s text:c="5"/><text:span text:style-name="T1">| &gt; loss_1: 28.827177047729492 <text:s/>(27.531492818600285)</text:span></text:p>
      <text:p text:style-name="P3"><text:s text:c="5"/><text:span text:style-name="T1">| &gt; grad_norm_1: tensor(199.4626, device='cuda:0') <text:s/>(tensor(210.7130, device='cuda:0'))</text:span></text:p>
      <text:p text:style-name="P3"><text:s text:c="5"/><text:span text:style-name="T1">| &gt; current_lr_0: 0.00019882837179971516 </text:span></text:p>
      <text:p text:style-name="P3"><text:s text:c="5"/><text:span text:style-name="T1">| &gt; current_lr_1: 0.00019882837179971516 </text:span></text:p>
      <text:p text:style-name="P3"><text:s text:c="5"/><text:span text:style-name="T1">| &gt; step_time: 0.5914 <text:s/>(0.5545484452020552)</text:span></text:p>
      <text:p text:style-name="P3"><text:s text:c="5"/><text:span text:style-name="T1">| &gt; loader_time: 0.0076 <text:s/>(0.005971145377588022)</text:span></text:p>
      <text:p text:style-name="P5"/>
      <text:p text:style-name="P5"/>
      <text:p text:style-name="P1">[1m <text:s text:c="2"/>--&gt; TIME: 2025-05-14 16:37:14 -- STEP: 289/630 -- GLOBAL_STEP: 906900[0m</text:p>
      <text:p text:style-name="P3"><text:s text:c="5"/><text:span text:style-name="T1">| &gt; loss_disc: 2.5208239555358887 <text:s/>(2.5679458400369923)</text:span></text:p>
      <text:p text:style-name="P3"><text:s text:c="5"/><text:span text:style-name="T1">| &gt; loss_disc_real_0: 0.16224762797355652 <text:s/>(0.16677075784305392)</text:span></text:p>
      <text:p text:style-name="P3"><text:s text:c="5"/><text:span text:style-name="T1">| &gt; loss_disc_real_1: 0.2289031594991684 <text:s/>(0.20887109766163212)</text:span></text:p>
      <text:p text:style-name="P3"><text:s text:c="5"/><text:span text:style-name="T1">| &gt; loss_disc_real_2: 0.2685643434524536 <text:s/>(0.2279582808380721)</text:span></text:p>
      <text:p text:style-name="P3"><text:s text:c="5"/><text:span text:style-name="T1">| &gt; loss_disc_real_3: 0.24267253279685974 <text:s/>(0.22782535185863403)</text:span></text:p>
      <text:p text:style-name="P3"><text:s text:c="5"/><text:span text:style-name="T1">| &gt; loss_disc_real_4: 0.23226241767406464 <text:s/>(0.238720364224127)</text:span></text:p>
      <text:p text:style-name="P3"><text:s text:c="5"/><text:span text:style-name="T1">| &gt; loss_disc_real_5: 0.22182691097259521 <text:s/>(0.23302609790567708)</text:span></text:p>
      <text:p text:style-name="P3"><text:s text:c="5"/><text:span text:style-name="T1">| &gt; loss_0: 2.5208239555358887 <text:s/>(2.5679458400369923)</text:span></text:p>
      <text:p text:style-name="P3"><text:s text:c="5"/><text:span text:style-name="T1">| &gt; grad_norm_0: tensor(27.2448, device='cuda:0') <text:s/>(tensor(18.8723, device='cuda:0'))</text:span></text:p>
      <text:p text:style-name="P3"><text:s text:c="5"/><text:span text:style-name="T1">| &gt; loss_gen: 2.367121458053589 <text:s/>(2.238588325292596)</text:span></text:p>
      <text:p text:style-name="P3"><text:s text:c="5"/><text:span text:style-name="T1">| &gt; loss_kl: 1.6744446754455566 <text:s/>(1.612053232415737)</text:span></text:p>
      <text:p text:style-name="P3"><text:s text:c="5"/><text:span text:style-name="T1">| &gt; loss_feat: 6.654486179351807 <text:s/>(6.907201163084037)</text:span></text:p>
      <text:p text:style-name="P3"><text:s text:c="5"/><text:span text:style-name="T1">| &gt; loss_mel: 15.329843521118164 <text:s/>(15.434241344359506)</text:span></text:p>
      <text:p text:style-name="P3"><text:s text:c="5"/><text:span text:style-name="T1">| &gt; loss_duration: 1.4645180702209473 <text:s/>(1.3859635187267845)</text:span></text:p>
      <text:p text:style-name="P3"><text:s text:c="5"/><text:span text:style-name="T1">| &gt; amp_scaler: 256.0 <text:s/>(256.0)</text:span></text:p>
      <text:p text:style-name="P3"><text:s text:c="5"/><text:span text:style-name="T1">| &gt; loss_1: 27.490413665771484 <text:s/>(27.57804761708401)</text:span></text:p>
      <text:p text:style-name="P3"><text:s text:c="5"/><text:span text:style-name="T1">| &gt; grad_norm_1: tensor(272.2855, device='cuda:0') <text:s/>(tensor(218.1305, device='cuda:0'))</text:span></text:p>
      <text:p text:style-name="P3"><text:s text:c="5"/><text:span text:style-name="T1">| &gt; current_lr_0: 0.00019882837179971516 </text:span></text:p>
      <text:p text:style-name="P3"><text:s text:c="5"/><text:span text:style-name="T1">| &gt; current_lr_1: 0.00019882837179971516 </text:span></text:p>
      <text:p text:style-name="P3"><text:s text:c="5"/><text:span text:style-name="T1">| &gt; step_time: 0.6469 <text:s/>(0.5793683594898364)</text:span></text:p>
      <text:p text:style-name="P3"><text:s text:c="5"/><text:span text:style-name="T1">| &gt; loader_time: 0.008 <text:s/>(0.0065020326924571555)</text:span></text:p>
      <text:p text:style-name="P5"/>
      <text:p text:style-name="P5"/>
      <text:p text:style-name="P1">[1m <text:s text:c="2"/>--&gt; TIME: 2025-05-14 16:38:26 -- STEP: 389/630 -- GLOBAL_STEP: 907000[0m</text:p>
      <text:p text:style-name="P3"><text:s text:c="5"/><text:span text:style-name="T1">| &gt; loss_disc: 2.6934499740600586 <text:s/>(2.5691050428964197)</text:span></text:p>
      <text:p text:style-name="P3"><text:s text:c="5"/><text:span text:style-name="T1">| &gt; loss_disc_real_0: 0.22602680325508118 <text:s/>(0.1674264677271132)</text:span></text:p>
      <text:p text:style-name="P3"><text:s text:c="5"/><text:span text:style-name="T1">| &gt; loss_disc_real_1: 0.2607561945915222 <text:s/>(0.20966868692467938)</text:span></text:p>
      <text:p text:style-name="P3"><text:s text:c="5"/><text:span text:style-name="T1">| &gt; loss_disc_real_2: 0.26028767228126526 <text:s/>(0.2275726722414512)</text:span></text:p>
      <text:p text:style-name="P3"><text:s text:c="5"/><text:span text:style-name="T1">| &gt; loss_disc_real_3: 0.283143550157547 <text:s/>(0.22821418489006307)</text:span></text:p>
      <text:p text:style-name="P3"><text:soft-page-break/><text:s text:c="5"/><text:span text:style-name="T1">| &gt; loss_disc_real_4: 0.3162498474121094 <text:s/>(0.2386686706144583)</text:span></text:p>
      <text:p text:style-name="P3"><text:s text:c="5"/><text:span text:style-name="T1">| &gt; loss_disc_real_5: 0.22587421536445618 <text:s/>(0.23238290459453906)</text:span></text:p>
      <text:p text:style-name="P3"><text:s text:c="5"/><text:span text:style-name="T1">| &gt; loss_0: 2.6934499740600586 <text:s/>(2.5691050428964197)</text:span></text:p>
      <text:p text:style-name="P3"><text:s text:c="5"/><text:span text:style-name="T1">| &gt; grad_norm_0: tensor(14.8210, device='cuda:0') <text:s/>(tensor(19.8621, device='cuda:0'))</text:span></text:p>
      <text:p text:style-name="P3"><text:s text:c="5"/><text:span text:style-name="T1">| &gt; loss_gen: 2.2019307613372803 <text:s/>(2.2381624639187514)</text:span></text:p>
      <text:p text:style-name="P3"><text:s text:c="5"/><text:span text:style-name="T1">| &gt; loss_kl: 1.5636399984359741 <text:s/>(1.6121472219881485)</text:span></text:p>
      <text:p text:style-name="P3"><text:s text:c="5"/><text:span text:style-name="T1">| &gt; loss_feat: 6.345163822174072 <text:s/>(6.877969910982029)</text:span></text:p>
      <text:p text:style-name="P3"><text:s text:c="5"/><text:span text:style-name="T1">| &gt; loss_mel: 16.694910049438477 <text:s/>(15.451926187255388)</text:span></text:p>
      <text:p text:style-name="P3"><text:s text:c="5"/><text:span text:style-name="T1">| &gt; loss_duration: 1.4761475324630737 <text:s/>(1.403928182118963)</text:span></text:p>
      <text:p text:style-name="P3"><text:s text:c="5"/><text:span text:style-name="T1">| &gt; amp_scaler: 256.0 <text:s/>(256.0)</text:span></text:p>
      <text:p text:style-name="P3"><text:s text:c="5"/><text:span text:style-name="T1">| &gt; loss_1: 28.28179168701172 <text:s/>(27.584133927803727)</text:span></text:p>
      <text:p text:style-name="P3"><text:s text:c="5"/><text:span text:style-name="T1">| &gt; grad_norm_1: tensor(184.3196, device='cuda:0') <text:s/>(tensor(237.6870, device='cuda:0'))</text:span></text:p>
      <text:p text:style-name="P3"><text:s text:c="5"/><text:span text:style-name="T1">| &gt; current_lr_0: 0.00019882837179971516 </text:span></text:p>
      <text:p text:style-name="P3"><text:s text:c="5"/><text:span text:style-name="T1">| &gt; current_lr_1: 0.00019882837179971516 </text:span></text:p>
      <text:p text:style-name="P3"><text:s text:c="5"/><text:span text:style-name="T1">| &gt; step_time: 0.796 <text:s/>(0.6104985736023189)</text:span></text:p>
      <text:p text:style-name="P3"><text:s text:c="5"/><text:span text:style-name="T1">| &gt; loader_time: 0.0095 <text:s/>(0.0070670043288282415)</text:span></text:p>
      <text:p text:style-name="P5"/>
      <text:p text:style-name="P5"/>
      <text:p text:style-name="P3"><text:s/><text:span text:style-name="T1">&gt; CHECKPOINT : /kaggle/working/vits_4_nov-May-14-2025_10+28AM-0000000/checkpoint_907000.pth</text:span></text:p>
      <text:p text:style-name="P5"/>
      <text:p text:style-name="P1">[1m <text:s text:c="2"/>--&gt; TIME: 2025-05-14 16:39:48 -- STEP: 489/630 -- GLOBAL_STEP: 907100[0m</text:p>
      <text:p text:style-name="P3"><text:s text:c="5"/><text:span text:style-name="T1">| &gt; loss_disc: 2.601818084716797 <text:s/>(2.574027176527403)</text:span></text:p>
      <text:p text:style-name="P3"><text:s text:c="5"/><text:span text:style-name="T1">| &gt; loss_disc_real_0: 0.1536385864019394 <text:s/>(0.16788081145237804)</text:span></text:p>
      <text:p text:style-name="P3"><text:s text:c="5"/><text:span text:style-name="T1">| &gt; loss_disc_real_1: 0.17399926483631134 <text:s/>(0.21003407888982922)</text:span></text:p>
      <text:p text:style-name="P3"><text:s text:c="5"/><text:span text:style-name="T1">| &gt; loss_disc_real_2: 0.2161354422569275 <text:s/>(0.22771489297197883)</text:span></text:p>
      <text:p text:style-name="P3"><text:s text:c="5"/><text:span text:style-name="T1">| &gt; loss_disc_real_3: 0.20714060962200165 <text:s/>(0.22832588117059266)</text:span></text:p>
      <text:p text:style-name="P3"><text:s text:c="5"/><text:span text:style-name="T1">| &gt; loss_disc_real_4: 0.21138975024223328 <text:s/>(0.23890641572407176)</text:span></text:p>
      <text:p text:style-name="P3"><text:s text:c="5"/><text:span text:style-name="T1">| &gt; loss_disc_real_5: 0.24067173898220062 <text:s/>(0.2327024840382223)</text:span></text:p>
      <text:p text:style-name="P3"><text:s text:c="5"/><text:span text:style-name="T1">| &gt; loss_0: 2.601818084716797 <text:s/>(2.574027176527403)</text:span></text:p>
      <text:p text:style-name="P3"><text:s text:c="5"/><text:span text:style-name="T1">| &gt; grad_norm_0: tensor(27.2858, device='cuda:0') <text:s/>(tensor(19.6610, device='cuda:0'))</text:span></text:p>
      <text:p text:style-name="P3"><text:s text:c="5"/><text:span text:style-name="T1">| &gt; loss_gen: 2.2672762870788574 <text:s/>(2.226431114541973)</text:span></text:p>
      <text:p text:style-name="P3"><text:s text:c="5"/><text:span text:style-name="T1">| &gt; loss_kl: 1.5111942291259766 <text:s/>(1.6168400913416)</text:span></text:p>
      <text:p text:style-name="P3"><text:s text:c="5"/><text:span text:style-name="T1">| &gt; loss_feat: 7.123096466064453 <text:s/>(6.8002604667882)</text:span></text:p>
      <text:p text:style-name="P3"><text:s text:c="5"/><text:span text:style-name="T1">| &gt; loss_mel: 16.14273452758789 <text:s/>(15.437709985822744)</text:span></text:p>
      <text:p text:style-name="P3"><text:s text:c="5"/><text:span text:style-name="T1">| &gt; loss_duration: 1.4612520933151245 <text:s/>(1.4060391955580454)</text:span></text:p>
      <text:p text:style-name="P3"><text:s text:c="5"/><text:span text:style-name="T1">| &gt; amp_scaler: 256.0 <text:s/>(256.0)</text:span></text:p>
      <text:p text:style-name="P3"><text:s text:c="5"/><text:span text:style-name="T1">| &gt; loss_1: 28.50555419921875 <text:s/>(27.48728085149285)</text:span></text:p>
      <text:p text:style-name="P3"><text:s text:c="5"/><text:span text:style-name="T1">| &gt; grad_norm_1: tensor(60.7477, device='cuda:0') <text:s/>(tensor(232.4099, device='cuda:0'))</text:span></text:p>
      <text:p text:style-name="P3"><text:s text:c="5"/><text:span text:style-name="T1">| &gt; current_lr_0: 0.00019882837179971516 </text:span></text:p>
      <text:p text:style-name="P3"><text:s text:c="5"/><text:span text:style-name="T1">| &gt; current_lr_1: 0.00019882837179971516 </text:span></text:p>
      <text:p text:style-name="P3"><text:s text:c="5"/><text:span text:style-name="T1">| &gt; step_time: 0.8051 <text:s/>(0.6451353197936391)</text:span></text:p>
      <text:p text:style-name="P3"><text:s text:c="5"/><text:span text:style-name="T1">| &gt; loader_time: 0.0097 <text:s/>(0.007614455096316974)</text:span></text:p>
      <text:p text:style-name="P5"/>
      <text:p text:style-name="P5"/>
      <text:p text:style-name="P1">[1m <text:s text:c="2"/>--&gt; TIME: 2025-05-14 16:41:18 -- STEP: 589/630 -- GLOBAL_STEP: 907200[0m</text:p>
      <text:p text:style-name="P3"><text:s text:c="5"/><text:span text:style-name="T1">| &gt; loss_disc: 2.460636615753174 <text:s/>(2.577213091842186)</text:span></text:p>
      <text:p text:style-name="P3"><text:s text:c="5"/><text:span text:style-name="T1">| &gt; loss_disc_real_0: 0.21657803654670715 <text:s/>(0.16892155970751932)</text:span></text:p>
      <text:p text:style-name="P3"><text:s text:c="5"/><text:span text:style-name="T1">| &gt; loss_disc_real_1: 0.2556830942630768 <text:s/>(0.21022389055006777)</text:span></text:p>
      <text:p text:style-name="P3"><text:s text:c="5"/><text:span text:style-name="T1">| &gt; loss_disc_real_2: 0.1948137879371643 <text:s/>(0.22769540715298547)</text:span></text:p>
      <text:p text:style-name="P3"><text:s text:c="5"/><text:span text:style-name="T1">| &gt; loss_disc_real_3: 0.2406429797410965 <text:s/>(0.22902999666530532)</text:span></text:p>
      <text:p text:style-name="P3"><text:s text:c="5"/><text:span text:style-name="T1">| &gt; loss_disc_real_4: 0.27205902338027954 <text:s/>(0.23937285310748477)</text:span></text:p>
      <text:p text:style-name="P3"><text:s text:c="5"/><text:span text:style-name="T1">| &gt; loss_disc_real_5: 0.2556823492050171 <text:s/>(0.2330235916811257)</text:span></text:p>
      <text:p text:style-name="P3"><text:s text:c="5"/><text:span text:style-name="T1">| &gt; loss_0: 2.460636615753174 <text:s/>(2.577213091842186)</text:span></text:p>
      <text:p text:style-name="P3"><text:s text:c="5"/><text:span text:style-name="T1">| &gt; grad_norm_0: tensor(20.2630, device='cuda:0') <text:s/>(tensor(19.8654, device='cuda:0'))</text:span></text:p>
      <text:p text:style-name="P3"><text:s text:c="5"/><text:span text:style-name="T1">| &gt; loss_gen: 2.4104676246643066 <text:s/>(2.2220339125404944)</text:span></text:p>
      <text:p text:style-name="P3"><text:s text:c="5"/><text:span text:style-name="T1">| &gt; loss_kl: 1.7267612218856812 <text:s/>(1.6166027230803552)</text:span></text:p>
      <text:p text:style-name="P3"><text:s text:c="5"/><text:span text:style-name="T1">| &gt; loss_feat: 6.938033580780029 <text:s/>(6.763370334191312)</text:span></text:p>
      <text:p text:style-name="P3"><text:s text:c="5"/><text:span text:style-name="T1">| &gt; loss_mel: 16.093528747558594 <text:s/>(15.42704093881293)</text:span></text:p>
      <text:p text:style-name="P3"><text:soft-page-break/><text:s text:c="5"/><text:span text:style-name="T1">| &gt; loss_duration: 1.4810380935668945 <text:s/>(1.4160862454736574)</text:span></text:p>
      <text:p text:style-name="P3"><text:s text:c="5"/><text:span text:style-name="T1">| &gt; amp_scaler: 256.0 <text:s/>(256.0)</text:span></text:p>
      <text:p text:style-name="P3"><text:s text:c="5"/><text:span text:style-name="T1">| &gt; loss_1: 28.649829864501953 <text:s/>(27.445134148330546)</text:span></text:p>
      <text:p text:style-name="P3"><text:s text:c="5"/><text:span text:style-name="T1">| &gt; grad_norm_1: tensor(465.2372, device='cuda:0') <text:s/>(tensor(230.9328, device='cuda:0'))</text:span></text:p>
      <text:p text:style-name="P3"><text:s text:c="5"/><text:span text:style-name="T1">| &gt; current_lr_0: 0.00019882837179971516 </text:span></text:p>
      <text:p text:style-name="P3"><text:s text:c="5"/><text:span text:style-name="T1">| &gt; current_lr_1: 0.00019882837179971516 </text:span></text:p>
      <text:p text:style-name="P3"><text:s text:c="5"/><text:span text:style-name="T1">| &gt; step_time: 0.9499 <text:s/>(0.6849569715749225)</text:span></text:p>
      <text:p text:style-name="P3"><text:s text:c="5"/><text:span text:style-name="T1">| &gt; loader_time: 0.0117 <text:s/>(0.008195416024666289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021293958028157 [0m(-5.0206979115804615e-05)</text:span></text:p>
      <text:p text:style-name="P3"><text:s text:c="5"/><text:span text:style-name="T1">| &gt; avg_loss_disc:[91m 2.6969982584317527 [0m(+0.2214494744936628)</text:span></text:p>
      <text:p text:style-name="P3"><text:s text:c="5"/><text:span text:style-name="T1">| &gt; avg_loss_disc_real_0:[92m 0.17665601956347624 [0m(-0.021369656547904015)</text:span></text:p>
      <text:p text:style-name="P3"><text:s text:c="5"/><text:span text:style-name="T1">| &gt; avg_loss_disc_real_1:[91m 0.23152120411396027 [0m(+0.039170665045579284)</text:span></text:p>
      <text:p text:style-name="P3"><text:s text:c="5"/><text:span text:style-name="T1">| &gt; avg_loss_disc_real_2:[91m 0.24874108657240868 [0m(+0.008319965253273637)</text:span></text:p>
      <text:p text:style-name="P3"><text:s text:c="5"/><text:span text:style-name="T1">| &gt; avg_loss_disc_real_3:[91m 0.2639805488288402 [0m(+0.006684684505065208)</text:span></text:p>
      <text:p text:style-name="P3"><text:s text:c="5"/><text:span text:style-name="T1">| &gt; avg_loss_disc_real_4:[91m 0.2467911976079146 [0m(+0.0005778868993123187)</text:span></text:p>
      <text:p text:style-name="P3"><text:s text:c="5"/><text:span text:style-name="T1">| &gt; avg_loss_disc_real_5:[91m 0.22728962947924933 [0m(+0.0019549044469992505)</text:span></text:p>
      <text:p text:style-name="P3"><text:s text:c="5"/><text:span text:style-name="T1">| &gt; avg_loss_0:[91m 2.6969982584317527 [0m(+0.2214494744936628)</text:span></text:p>
      <text:p text:style-name="P3"><text:s text:c="5"/><text:span text:style-name="T1">| &gt; avg_loss_gen:[92m 2.020670602718989 [0m(-0.32716018954912807)</text:span></text:p>
      <text:p text:style-name="P3"><text:s text:c="5"/><text:span text:style-name="T1">| &gt; avg_loss_kl:[91m 1.733679622411728 [0m(+0.0062310099601745605)</text:span></text:p>
      <text:p text:style-name="P3"><text:s text:c="5"/><text:span text:style-name="T1">| &gt; avg_loss_feat:[91m 6.457570393880208 [0m(+0.03085486094156842)</text:span></text:p>
      <text:p text:style-name="P3"><text:s text:c="5"/><text:span text:style-name="T1">| &gt; avg_loss_mel:[91m 15.539507389068604 [0m(+0.33411272366841693)</text:span></text:p>
      <text:p text:style-name="P3"><text:s text:c="5"/><text:span text:style-name="T1">| &gt; avg_loss_duration:[91m 1.5345938603083293 [0m(+0.0032192567984263842)</text:span></text:p>
      <text:p text:style-name="P3"><text:s text:c="5"/><text:span text:style-name="T1">| &gt; avg_loss_1:[91m 27.286022027333576 [0m(+0.04725805918375414)</text:span></text:p>
      <text:p text:style-name="P5"/>
      <text:p text:style-name="P5"/>
      <text:p text:style-name="P1">[4m[1m &gt; EPOCH: 48/50[0m</text:p>
      <text:p text:style-name="P3"><text:s/><text:span text:style-name="T1">--&gt; /kaggle/working/vits_4_nov-May-14-2025_10+28AM-0000000</text:span></text:p>
      <text:p text:style-name="P5"/>
      <text:p text:style-name="P1">[1m &gt; TRAINING (2025-05-14 16:42:14) [0m</text:p>
      <text:p text:style-name="P5"/>
      <text:p text:style-name="P1">[1m <text:s text:c="2"/>--&gt; TIME: 2025-05-14 16:42:47 -- STEP: 59/630 -- GLOBAL_STEP: 907300[0m</text:p>
      <text:p text:style-name="P3"><text:s text:c="5"/><text:span text:style-name="T1">| &gt; loss_disc: 2.708859443664551 <text:s/>(2.532058998689813)</text:span></text:p>
      <text:p text:style-name="P3"><text:s text:c="5"/><text:span text:style-name="T1">| &gt; loss_disc_real_0: 0.18269100785255432 <text:s/>(0.1602484134294219)</text:span></text:p>
      <text:p text:style-name="P3"><text:s text:c="5"/><text:span text:style-name="T1">| &gt; loss_disc_real_1: 0.25057950615882874 <text:s/>(0.20917633605205407)</text:span></text:p>
      <text:p text:style-name="P3"><text:s text:c="5"/><text:span text:style-name="T1">| &gt; loss_disc_real_2: 0.30012235045433044 <text:s/>(0.22599309985920535)</text:span></text:p>
      <text:p text:style-name="P3"><text:s text:c="5"/><text:span text:style-name="T1">| &gt; loss_disc_real_3: 0.27515438199043274 <text:s/>(0.22371255922115454)</text:span></text:p>
      <text:p text:style-name="P3"><text:s text:c="5"/><text:span text:style-name="T1">| &gt; loss_disc_real_4: 0.2985328733921051 <text:s/>(0.2352582829988609)</text:span></text:p>
      <text:p text:style-name="P3"><text:s text:c="5"/><text:span text:style-name="T1">| &gt; loss_disc_real_5: 0.24439255893230438 <text:s/>(0.22741157321606653)</text:span></text:p>
      <text:p text:style-name="P3"><text:s text:c="5"/><text:span text:style-name="T1">| &gt; loss_0: 2.708859443664551 <text:s/>(2.532058998689813)</text:span></text:p>
      <text:p text:style-name="P3"><text:s text:c="5"/><text:span text:style-name="T1">| &gt; grad_norm_0: tensor(19.4765, device='cuda:0') <text:s/>(tensor(15.9373, device='cuda:0'))</text:span></text:p>
      <text:p text:style-name="P3"><text:s text:c="5"/><text:span text:style-name="T1">| &gt; loss_gen: 2.216700792312622 <text:s/>(2.2578781782570534)</text:span></text:p>
      <text:p text:style-name="P3"><text:s text:c="5"/><text:span text:style-name="T1">| &gt; loss_kl: 1.3044724464416504 <text:s/>(1.5518962427721186)</text:span></text:p>
      <text:p text:style-name="P3"><text:s text:c="5"/><text:span text:style-name="T1">| &gt; loss_feat: 7.152626037597656 <text:s/>(7.181845309370655)</text:span></text:p>
      <text:p text:style-name="P3"><text:s text:c="5"/><text:span text:style-name="T1">| &gt; loss_mel: 15.8108549118042 <text:s/>(15.327422255176609)</text:span></text:p>
      <text:p text:style-name="P3"><text:s text:c="5"/><text:span text:style-name="T1">| &gt; loss_duration: 1.42124605178833 <text:s/>(1.423167782314753)</text:span></text:p>
      <text:p text:style-name="P3"><text:s text:c="5"/><text:span text:style-name="T1">| &gt; amp_scaler: 256.0 <text:s/>(256.0)</text:span></text:p>
      <text:p text:style-name="P3"><text:s text:c="5"/><text:span text:style-name="T1">| &gt; loss_1: 27.905899047851562 <text:s/>(27.742209644640905)</text:span></text:p>
      <text:p text:style-name="P3"><text:s text:c="5"/><text:span text:style-name="T1">| &gt; grad_norm_1: tensor(192.8927, device='cuda:0') <text:s/>(tensor(188.3195, device='cuda:0'))</text:span></text:p>
      <text:p text:style-name="P3"><text:s text:c="5"/><text:span text:style-name="T1">| &gt; current_lr_0: 0.00019880351825324018 </text:span></text:p>
      <text:p text:style-name="P3"><text:s text:c="5"/><text:span text:style-name="T1">| &gt; current_lr_1: 0.00019880351825324018 </text:span></text:p>
      <text:p text:style-name="P3"><text:soft-page-break/><text:s text:c="5"/><text:span text:style-name="T1">| &gt; step_time: 0.5398 <text:s/>(0.5291442305354748)</text:span></text:p>
      <text:p text:style-name="P3"><text:s text:c="5"/><text:span text:style-name="T1">| &gt; loader_time: 0.006 <text:s/>(0.005221944744304076)</text:span></text:p>
      <text:p text:style-name="P5"/>
      <text:p text:style-name="P5"/>
      <text:p text:style-name="P1">[1m <text:s text:c="2"/>--&gt; TIME: 2025-05-14 16:43:44 -- STEP: 159/630 -- GLOBAL_STEP: 907400[0m</text:p>
      <text:p text:style-name="P3"><text:s text:c="5"/><text:span text:style-name="T1">| &gt; loss_disc: 2.7449822425842285 <text:s/>(2.5550695515278754)</text:span></text:p>
      <text:p text:style-name="P3"><text:s text:c="5"/><text:span text:style-name="T1">| &gt; loss_disc_real_0: 0.18663054704666138 <text:s/>(0.1618932599447808)</text:span></text:p>
      <text:p text:style-name="P3"><text:s text:c="5"/><text:span text:style-name="T1">| &gt; loss_disc_real_1: 0.2805441915988922 <text:s/>(0.20916655425380612)</text:span></text:p>
      <text:p text:style-name="P3"><text:s text:c="5"/><text:span text:style-name="T1">| &gt; loss_disc_real_2: 0.31488221883773804 <text:s/>(0.22569032528865263)</text:span></text:p>
      <text:p text:style-name="P3"><text:s text:c="5"/><text:span text:style-name="T1">| &gt; loss_disc_real_3: 0.25800755620002747 <text:s/>(0.2269854724594632)</text:span></text:p>
      <text:p text:style-name="P3"><text:s text:c="5"/><text:span text:style-name="T1">| &gt; loss_disc_real_4: 0.20022888481616974 <text:s/>(0.23759137393918428)</text:span></text:p>
      <text:p text:style-name="P3"><text:s text:c="5"/><text:span text:style-name="T1">| &gt; loss_disc_real_5: 0.20526786148548126 <text:s/>(0.23253649482562108)</text:span></text:p>
      <text:p text:style-name="P3"><text:s text:c="5"/><text:span text:style-name="T1">| &gt; loss_0: 2.7449822425842285 <text:s/>(2.5550695515278754)</text:span></text:p>
      <text:p text:style-name="P3"><text:s text:c="5"/><text:span text:style-name="T1">| &gt; grad_norm_0: tensor(36.0871, device='cuda:0') <text:s/>(tensor(16.8094, device='cuda:0'))</text:span></text:p>
      <text:p text:style-name="P3"><text:s text:c="5"/><text:span text:style-name="T1">| &gt; loss_gen: 2.352841377258301 <text:s/>(2.2466041576937315)</text:span></text:p>
      <text:p text:style-name="P3"><text:s text:c="5"/><text:span text:style-name="T1">| &gt; loss_kl: 1.6024749279022217 <text:s/>(1.5968181547128928)</text:span></text:p>
      <text:p text:style-name="P3"><text:s text:c="5"/><text:span text:style-name="T1">| &gt; loss_feat: 7.535106658935547 <text:s/>(7.044468168942432)</text:span></text:p>
      <text:p text:style-name="P3"><text:s text:c="5"/><text:span text:style-name="T1">| &gt; loss_mel: 15.606568336486816 <text:s/>(15.378687456718781)</text:span></text:p>
      <text:p text:style-name="P3"><text:s text:c="5"/><text:span text:style-name="T1">| &gt; loss_duration: 1.4590716361999512 <text:s/>(1.3632981139908793)</text:span></text:p>
      <text:p text:style-name="P3"><text:s text:c="5"/><text:span text:style-name="T1">| &gt; amp_scaler: 256.0 <text:s/>(256.0)</text:span></text:p>
      <text:p text:style-name="P3"><text:s text:c="5"/><text:span text:style-name="T1">| &gt; loss_1: 28.55606460571289 <text:s/>(27.629876118785937)</text:span></text:p>
      <text:p text:style-name="P3"><text:s text:c="5"/><text:span text:style-name="T1">| &gt; grad_norm_1: tensor(90.3392, device='cuda:0') <text:s/>(tensor(191.3198, device='cuda:0'))</text:span></text:p>
      <text:p text:style-name="P3"><text:s text:c="5"/><text:span text:style-name="T1">| &gt; current_lr_0: 0.00019880351825324018 </text:span></text:p>
      <text:p text:style-name="P3"><text:s text:c="5"/><text:span text:style-name="T1">| &gt; current_lr_1: 0.00019880351825324018 </text:span></text:p>
      <text:p text:style-name="P3"><text:s text:c="5"/><text:span text:style-name="T1">| &gt; step_time: 0.5747 <text:s/>(0.5525833675696415)</text:span></text:p>
      <text:p text:style-name="P3"><text:s text:c="5"/><text:span text:style-name="T1">| &gt; loader_time: 0.0071 <text:s/>(0.005813451682996452)</text:span></text:p>
      <text:p text:style-name="P5"/>
      <text:p text:style-name="P5"/>
      <text:p text:style-name="P1">[1m <text:s text:c="2"/>--&gt; TIME: 2025-05-14 16:44:47 -- STEP: 259/630 -- GLOBAL_STEP: 907500[0m</text:p>
      <text:p text:style-name="P3"><text:s text:c="5"/><text:span text:style-name="T1">| &gt; loss_disc: 2.438088893890381 <text:s/>(2.5671602584220268)</text:span></text:p>
      <text:p text:style-name="P3"><text:s text:c="5"/><text:span text:style-name="T1">| &gt; loss_disc_real_0: 0.24259084463119507 <text:s/>(0.16527028249497575)</text:span></text:p>
      <text:p text:style-name="P3"><text:s text:c="5"/><text:span text:style-name="T1">| &gt; loss_disc_real_1: 0.1760125309228897 <text:s/>(0.20972836305275847)</text:span></text:p>
      <text:p text:style-name="P3"><text:s text:c="5"/><text:span text:style-name="T1">| &gt; loss_disc_real_2: 0.20855094492435455 <text:s/>(0.22662068351125164)</text:span></text:p>
      <text:p text:style-name="P3"><text:s text:c="5"/><text:span text:style-name="T1">| &gt; loss_disc_real_3: 0.1881418079137802 <text:s/>(0.22835149837506785)</text:span></text:p>
      <text:p text:style-name="P3"><text:s text:c="5"/><text:span text:style-name="T1">| &gt; loss_disc_real_4: 0.21511606872081757 <text:s/>(0.23882324418275974)</text:span></text:p>
      <text:p text:style-name="P3"><text:s text:c="5"/><text:span text:style-name="T1">| &gt; loss_disc_real_5: 0.18912909924983978 <text:s/>(0.2323563713939954)</text:span></text:p>
      <text:p text:style-name="P3"><text:s text:c="5"/><text:span text:style-name="T1">| &gt; loss_0: 2.438088893890381 <text:s/>(2.5671602584220268)</text:span></text:p>
      <text:p text:style-name="P3"><text:s text:c="5"/><text:span text:style-name="T1">| &gt; grad_norm_0: tensor(39.1025, device='cuda:0') <text:s/>(tensor(19.1592, device='cuda:0'))</text:span></text:p>
      <text:p text:style-name="P3"><text:s text:c="5"/><text:span text:style-name="T1">| &gt; loss_gen: 2.3314297199249268 <text:s/>(2.239511549702943)</text:span></text:p>
      <text:p text:style-name="P3"><text:s text:c="5"/><text:span text:style-name="T1">| &gt; loss_kl: 1.5879281759262085 <text:s/>(1.595117244941387)</text:span></text:p>
      <text:p text:style-name="P3"><text:s text:c="5"/><text:span text:style-name="T1">| &gt; loss_feat: 6.0401716232299805 <text:s/>(6.979027617391932)</text:span></text:p>
      <text:p text:style-name="P3"><text:s text:c="5"/><text:span text:style-name="T1">| &gt; loss_mel: 15.239988327026367 <text:s/>(15.374718585069575)</text:span></text:p>
      <text:p text:style-name="P3"><text:s text:c="5"/><text:span text:style-name="T1">| &gt; loss_duration: 1.4766249656677246 <text:s/>(1.3738670606870915)</text:span></text:p>
      <text:p text:style-name="P3"><text:s text:c="5"/><text:span text:style-name="T1">| &gt; amp_scaler: 256.0 <text:s/>(256.0)</text:span></text:p>
      <text:p text:style-name="P3"><text:s text:c="5"/><text:span text:style-name="T1">| &gt; loss_1: 26.676143646240234 <text:s/>(27.562242080806307)</text:span></text:p>
      <text:p text:style-name="P3"><text:s text:c="5"/><text:span text:style-name="T1">| &gt; grad_norm_1: tensor(429.0744, device='cuda:0') <text:s/>(tensor(218.2307, device='cuda:0'))</text:span></text:p>
      <text:p text:style-name="P3"><text:s text:c="5"/><text:span text:style-name="T1">| &gt; current_lr_0: 0.00019880351825324018 </text:span></text:p>
      <text:p text:style-name="P3"><text:s text:c="5"/><text:span text:style-name="T1">| &gt; current_lr_1: 0.00019880351825324018 </text:span></text:p>
      <text:p text:style-name="P3"><text:s text:c="5"/><text:span text:style-name="T1">| &gt; step_time: 0.6501 <text:s/>(0.5744194468936404)</text:span></text:p>
      <text:p text:style-name="P3"><text:s text:c="5"/><text:span text:style-name="T1">| &gt; loader_time: 0.0075 <text:s/>(0.006333026186379689)</text:span></text:p>
      <text:p text:style-name="P5"/>
      <text:p text:style-name="P5"/>
      <text:p text:style-name="P3"><text:s/><text:span text:style-name="T1">&gt; CHECKPOINT : /kaggle/working/vits_4_nov-May-14-2025_10+28AM-0000000/checkpoint_907500.pth</text:span></text:p>
      <text:p text:style-name="P5"/>
      <text:p text:style-name="P1">[1m <text:s text:c="2"/>--&gt; TIME: 2025-05-14 16:45:59 -- STEP: 359/630 -- GLOBAL_STEP: 907600[0m</text:p>
      <text:p text:style-name="P3"><text:s text:c="5"/><text:span text:style-name="T1">| &gt; loss_disc: 2.240346908569336 <text:s/>(2.5687744637385723)</text:span></text:p>
      <text:p text:style-name="P3"><text:s text:c="5"/><text:span text:style-name="T1">| &gt; loss_disc_real_0: 0.17110762000083923 <text:s/>(0.16583651439144073)</text:span></text:p>
      <text:p text:style-name="P3"><text:s text:c="5"/><text:span text:style-name="T1">| &gt; loss_disc_real_1: 0.1976683884859085 <text:s/>(0.21072206872419394)</text:span></text:p>
      <text:p text:style-name="P3"><text:s text:c="5"/><text:span text:style-name="T1">| &gt; loss_disc_real_2: 0.21713091433048248 <text:s/>(0.2273532254284139)</text:span></text:p>
      <text:p text:style-name="P3"><text:soft-page-break/><text:s text:c="5"/><text:span text:style-name="T1">| &gt; loss_disc_real_3: 0.19800633192062378 <text:s/>(0.22745405868069374)</text:span></text:p>
      <text:p text:style-name="P3"><text:s text:c="5"/><text:span text:style-name="T1">| &gt; loss_disc_real_4: 0.201119065284729 <text:s/>(0.23873704165469306)</text:span></text:p>
      <text:p text:style-name="P3"><text:s text:c="5"/><text:span text:style-name="T1">| &gt; loss_disc_real_5: 0.17890743911266327 <text:s/>(0.2313900028347637)</text:span></text:p>
      <text:p text:style-name="P3"><text:s text:c="5"/><text:span text:style-name="T1">| &gt; loss_0: 2.240346908569336 <text:s/>(2.5687744637385723)</text:span></text:p>
      <text:p text:style-name="P3"><text:s text:c="5"/><text:span text:style-name="T1">| &gt; grad_norm_0: tensor(27.7569, device='cuda:0') <text:s/>(tensor(21.2422, device='cuda:0'))</text:span></text:p>
      <text:p text:style-name="P3"><text:s text:c="5"/><text:span text:style-name="T1">| &gt; loss_gen: 2.4282259941101074 <text:s/>(2.236562570821609)</text:span></text:p>
      <text:p text:style-name="P3"><text:s text:c="5"/><text:span text:style-name="T1">| &gt; loss_kl: 1.6256834268569946 <text:s/>(1.603032621500552)</text:span></text:p>
      <text:p text:style-name="P3"><text:s text:c="5"/><text:span text:style-name="T1">| &gt; loss_feat: 7.043108940124512 <text:s/>(6.890523128190744)</text:span></text:p>
      <text:p text:style-name="P3"><text:s text:c="5"/><text:span text:style-name="T1">| &gt; loss_mel: 16.011600494384766 <text:s/>(15.401534300992747)</text:span></text:p>
      <text:p text:style-name="P3"><text:s text:c="5"/><text:span text:style-name="T1">| &gt; loss_duration: 1.4799978733062744 <text:s/>(1.396234703595261)</text:span></text:p>
      <text:p text:style-name="P3"><text:s text:c="5"/><text:span text:style-name="T1">| &gt; amp_scaler: 256.0 <text:s/>(256.0)</text:span></text:p>
      <text:p text:style-name="P3"><text:s text:c="5"/><text:span text:style-name="T1">| &gt; loss_1: 28.5886173248291 <text:s/>(27.527887291230872)</text:span></text:p>
      <text:p text:style-name="P3"><text:s text:c="5"/><text:span text:style-name="T1">| &gt; grad_norm_1: tensor(571.7281, device='cuda:0') <text:s/>(tensor(234.7893, device='cuda:0'))</text:span></text:p>
      <text:p text:style-name="P3"><text:s text:c="5"/><text:span text:style-name="T1">| &gt; current_lr_0: 0.00019880351825324018 </text:span></text:p>
      <text:p text:style-name="P3"><text:s text:c="5"/><text:span text:style-name="T1">| &gt; current_lr_1: 0.00019880351825324018 </text:span></text:p>
      <text:p text:style-name="P3"><text:s text:c="5"/><text:span text:style-name="T1">| &gt; step_time: 0.6905 <text:s/>(0.6006674348145803)</text:span></text:p>
      <text:p text:style-name="P3"><text:s text:c="5"/><text:span text:style-name="T1">| &gt; loader_time: 0.0079 <text:s/>(0.006888605425948886)</text:span></text:p>
      <text:p text:style-name="P5"/>
      <text:p text:style-name="P5"/>
      <text:p text:style-name="P1">[1m <text:s text:c="2"/>--&gt; TIME: 2025-05-14 16:47:14 -- STEP: 459/630 -- GLOBAL_STEP: 907700[0m</text:p>
      <text:p text:style-name="P3"><text:s text:c="5"/><text:span text:style-name="T1">| &gt; loss_disc: 2.615466356277466 <text:s/>(2.5716567210901795)</text:span></text:p>
      <text:p text:style-name="P3"><text:s text:c="5"/><text:span text:style-name="T1">| &gt; loss_disc_real_0: 0.16766464710235596 <text:s/>(0.16570214222718943)</text:span></text:p>
      <text:p text:style-name="P3"><text:s text:c="5"/><text:span text:style-name="T1">| &gt; loss_disc_real_1: 0.21686236560344696 <text:s/>(0.21067839558997187)</text:span></text:p>
      <text:p text:style-name="P3"><text:s text:c="5"/><text:span text:style-name="T1">| &gt; loss_disc_real_2: 0.26104485988616943 <text:s/>(0.22728540363654595)</text:span></text:p>
      <text:p text:style-name="P3"><text:s text:c="5"/><text:span text:style-name="T1">| &gt; loss_disc_real_3: 0.24461378157138824 <text:s/>(0.22744770568829994)</text:span></text:p>
      <text:p text:style-name="P3"><text:s text:c="5"/><text:span text:style-name="T1">| &gt; loss_disc_real_4: 0.24639637768268585 <text:s/>(0.23941144814678267)</text:span></text:p>
      <text:p text:style-name="P3"><text:s text:c="5"/><text:span text:style-name="T1">| &gt; loss_disc_real_5: 0.2547076344490051 <text:s/>(0.232947906442717)</text:span></text:p>
      <text:p text:style-name="P3"><text:s text:c="5"/><text:span text:style-name="T1">| &gt; loss_0: 2.615466356277466 <text:s/>(2.5716567210901795)</text:span></text:p>
      <text:p text:style-name="P3"><text:s text:c="5"/><text:span text:style-name="T1">| &gt; grad_norm_0: tensor(8.6621, device='cuda:0') <text:s/>(tensor(19.7662, device='cuda:0'))</text:span></text:p>
      <text:p text:style-name="P3"><text:s text:c="5"/><text:span text:style-name="T1">| &gt; loss_gen: 2.23606538772583 <text:s/>(2.230616176569906)</text:span></text:p>
      <text:p text:style-name="P3"><text:s text:c="5"/><text:span text:style-name="T1">| &gt; loss_kl: 1.3665506839752197 <text:s/>(1.6080703548356599)</text:span></text:p>
      <text:p text:style-name="P3"><text:s text:c="5"/><text:span text:style-name="T1">| &gt; loss_feat: 5.277324676513672 <text:s/>(6.84259166592866)</text:span></text:p>
      <text:p text:style-name="P3"><text:s text:c="5"/><text:span text:style-name="T1">| &gt; loss_mel: 15.191995620727539 <text:s/>(15.423642513798733)</text:span></text:p>
      <text:p text:style-name="P3"><text:s text:c="5"/><text:span text:style-name="T1">| &gt; loss_duration: 1.411966323852539 <text:s/>(1.3998707940635609)</text:span></text:p>
      <text:p text:style-name="P3"><text:s text:c="5"/><text:span text:style-name="T1">| &gt; amp_scaler: 256.0 <text:s/>(256.0)</text:span></text:p>
      <text:p text:style-name="P3"><text:s text:c="5"/><text:span text:style-name="T1">| &gt; loss_1: 25.483901977539062 <text:s/>(27.50479146338237)</text:span></text:p>
      <text:p text:style-name="P3"><text:s text:c="5"/><text:span text:style-name="T1">| &gt; grad_norm_1: tensor(95.6202, device='cuda:0') <text:s/>(tensor(217.7020, device='cuda:0'))</text:span></text:p>
      <text:p text:style-name="P3"><text:s text:c="5"/><text:span text:style-name="T1">| &gt; current_lr_0: 0.00019880351825324018 </text:span></text:p>
      <text:p text:style-name="P3"><text:s text:c="5"/><text:span text:style-name="T1">| &gt; current_lr_1: 0.00019880351825324018 </text:span></text:p>
      <text:p text:style-name="P3"><text:s text:c="5"/><text:span text:style-name="T1">| &gt; step_time: 0.764 <text:s/>(0.630435514553959)</text:span></text:p>
      <text:p text:style-name="P3"><text:s text:c="5"/><text:span text:style-name="T1">| &gt; loader_time: 0.0099 <text:s/>(0.007396274662225596)</text:span></text:p>
      <text:p text:style-name="P5"/>
      <text:p text:style-name="P5"/>
      <text:p text:style-name="P1">[1m <text:s text:c="2"/>--&gt; TIME: 2025-05-14 16:48:36 -- STEP: 559/630 -- GLOBAL_STEP: 907800[0m</text:p>
      <text:p text:style-name="P3"><text:s text:c="5"/><text:span text:style-name="T1">| &gt; loss_disc: 2.706016778945923 <text:s/>(2.5732106292397052)</text:span></text:p>
      <text:p text:style-name="P3"><text:s text:c="5"/><text:span text:style-name="T1">| &gt; loss_disc_real_0: 0.17809391021728516 <text:s/>(0.1665672348922181)</text:span></text:p>
      <text:p text:style-name="P3"><text:s text:c="5"/><text:span text:style-name="T1">| &gt; loss_disc_real_1: 0.15877234935760498 <text:s/>(0.20978434501159168)</text:span></text:p>
      <text:p text:style-name="P3"><text:s text:c="5"/><text:span text:style-name="T1">| &gt; loss_disc_real_2: 0.24142494797706604 <text:s/>(0.2268270801932739)</text:span></text:p>
      <text:p text:style-name="P3"><text:s text:c="5"/><text:span text:style-name="T1">| &gt; loss_disc_real_3: 0.22433839738368988 <text:s/>(0.2276038812183524)</text:span></text:p>
      <text:p text:style-name="P3"><text:s text:c="5"/><text:span text:style-name="T1">| &gt; loss_disc_real_4: 0.2296670526266098 <text:s/>(0.23974619317993068)</text:span></text:p>
      <text:p text:style-name="P3"><text:s text:c="5"/><text:span text:style-name="T1">| &gt; loss_disc_real_5: 0.22133196890354156 <text:s/>(0.23394678002606564)</text:span></text:p>
      <text:p text:style-name="P3"><text:s text:c="5"/><text:span text:style-name="T1">| &gt; loss_0: 2.706016778945923 <text:s/>(2.5732106292397052)</text:span></text:p>
      <text:p text:style-name="P3"><text:s text:c="5"/><text:span text:style-name="T1">| &gt; grad_norm_0: tensor(12.8782, device='cuda:0') <text:s/>(tensor(18.9617, device='cuda:0'))</text:span></text:p>
      <text:p text:style-name="P3"><text:s text:c="5"/><text:span text:style-name="T1">| &gt; loss_gen: 2.098175048828125 <text:s/>(2.2275183672128747)</text:span></text:p>
      <text:p text:style-name="P3"><text:s text:c="5"/><text:span text:style-name="T1">| &gt; loss_kl: 1.6957305669784546 <text:s/>(1.606139981469443)</text:span></text:p>
      <text:p text:style-name="P3"><text:s text:c="5"/><text:span text:style-name="T1">| &gt; loss_feat: 6.670124053955078 <text:s/>(6.80454267969285)</text:span></text:p>
      <text:p text:style-name="P3"><text:s text:c="5"/><text:span text:style-name="T1">| &gt; loss_mel: 15.600085258483887 <text:s/>(15.439225162717651)</text:span></text:p>
      <text:p text:style-name="P3"><text:s text:c="5"/><text:span text:style-name="T1">| &gt; loss_duration: 1.4829665422439575 <text:s/>(1.4109342737999717)</text:span></text:p>
      <text:p text:style-name="P3"><text:s text:c="5"/><text:span text:style-name="T1">| &gt; amp_scaler: 256.0 <text:s/>(256.0)</text:span></text:p>
      <text:p text:style-name="P3"><text:soft-page-break/><text:s text:c="5"/><text:span text:style-name="T1">| &gt; loss_1: 27.547080993652344 <text:s/>(27.48836041691052)</text:span></text:p>
      <text:p text:style-name="P3"><text:s text:c="5"/><text:span text:style-name="T1">| &gt; grad_norm_1: tensor(53.4120, device='cuda:0') <text:s/>(tensor(205.3052, device='cuda:0'))</text:span></text:p>
      <text:p text:style-name="P3"><text:s text:c="5"/><text:span text:style-name="T1">| &gt; current_lr_0: 0.00019880351825324018 </text:span></text:p>
      <text:p text:style-name="P3"><text:s text:c="5"/><text:span text:style-name="T1">| &gt; current_lr_1: 0.00019880351825324018 </text:span></text:p>
      <text:p text:style-name="P3"><text:s text:c="5"/><text:span text:style-name="T1">| &gt; step_time: 0.8647 <text:s/>(0.6626149486343843)</text:span></text:p>
      <text:p text:style-name="P3"><text:s text:c="5"/><text:span text:style-name="T1">| &gt; loader_time: 0.0121 <text:s/>(0.007938297148893901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0858259201049805 [0m(+6.45319620768232e-05)</text:span></text:p>
      <text:p text:style-name="P3"><text:s text:c="5"/><text:span text:style-name="T1">| &gt; avg_loss_disc:[92m 2.588302473227183 [0m(-0.1086957852045698)</text:span></text:p>
      <text:p text:style-name="P3"><text:s text:c="5"/><text:span text:style-name="T1">| &gt; avg_loss_disc_real_0:[91m 0.2451520971953869 [0m(+0.06849607763191065)</text:span></text:p>
      <text:p text:style-name="P3"><text:s text:c="5"/><text:span text:style-name="T1">| &gt; avg_loss_disc_real_1:[92m 0.17595209926366806 [0m(-0.055569104850292206)</text:span></text:p>
      <text:p text:style-name="P3"><text:s text:c="5"/><text:span text:style-name="T1">| &gt; avg_loss_disc_real_2:[92m 0.2423033540447553 [0m(-0.006437732527653367)</text:span></text:p>
      <text:p text:style-name="P3"><text:s text:c="5"/><text:span text:style-name="T1">| &gt; avg_loss_disc_real_3:[92m 0.20747172832489014 [0m(-0.056508820503950064)</text:span></text:p>
      <text:p text:style-name="P3"><text:s text:c="5"/><text:span text:style-name="T1">| &gt; avg_loss_disc_real_4:[92m 0.22468254839380583 [0m(-0.022108649214108766)</text:span></text:p>
      <text:p text:style-name="P3"><text:s text:c="5"/><text:span text:style-name="T1">| &gt; avg_loss_disc_real_5:[91m 0.2318303349117438 [0m(+0.004540705432494463)</text:span></text:p>
      <text:p text:style-name="P3"><text:s text:c="5"/><text:span text:style-name="T1">| &gt; avg_loss_0:[92m 2.588302473227183 [0m(-0.1086957852045698)</text:span></text:p>
      <text:p text:style-name="P3"><text:s text:c="5"/><text:span text:style-name="T1">| &gt; avg_loss_gen:[91m 2.1615797579288483 [0m(+0.14090915520985936)</text:span></text:p>
      <text:p text:style-name="P3"><text:s text:c="5"/><text:span text:style-name="T1">| &gt; avg_loss_kl:[92m 1.6583293577035267 [0m(-0.07535026470820116)</text:span></text:p>
      <text:p text:style-name="P3"><text:s text:c="5"/><text:span text:style-name="T1">| &gt; avg_loss_feat:[91m 6.512588659922282 [0m(+0.05501826604207416)</text:span></text:p>
      <text:p text:style-name="P3"><text:s text:c="5"/><text:span text:style-name="T1">| &gt; avg_loss_mel:[92m 15.1087646484375 [0m(-0.4307427406311035)</text:span></text:p>
      <text:p text:style-name="P3"><text:s text:c="5"/><text:span text:style-name="T1">| &gt; avg_loss_duration:[91m 1.540999283393224 [0m(+0.006405423084894668)</text:span></text:p>
      <text:p text:style-name="P3"><text:s text:c="5"/><text:span text:style-name="T1">| &gt; avg_loss_1:[92m 26.982261339823406 [0m(-0.30376068751017016)</text:span></text:p>
      <text:p text:style-name="P5"/>
      <text:p text:style-name="P5"/>
      <text:p text:style-name="P1">[4m[1m &gt; EPOCH: 49/50[0m</text:p>
      <text:p text:style-name="P3"><text:s/><text:span text:style-name="T1">--&gt; /kaggle/working/vits_4_nov-May-14-2025_10+28AM-0000000</text:span></text:p>
      <text:p text:style-name="P5"/>
      <text:p text:style-name="P1">[1m &gt; TRAINING (2025-05-14 16:49:56) [0m</text:p>
      <text:p text:style-name="P5"/>
      <text:p text:style-name="P1">[1m <text:s text:c="2"/>--&gt; TIME: 2025-05-14 16:50:13 -- STEP: 29/630 -- GLOBAL_STEP: 907900[0m</text:p>
      <text:p text:style-name="P3"><text:s text:c="5"/><text:span text:style-name="T1">| &gt; loss_disc: 2.6616249084472656 <text:s/>(2.5744836577053727)</text:span></text:p>
      <text:p text:style-name="P3"><text:s text:c="5"/><text:span text:style-name="T1">| &gt; loss_disc_real_0: 0.2214498519897461 <text:s/>(0.15732754741249416)</text:span></text:p>
      <text:p text:style-name="P3"><text:s text:c="5"/><text:span text:style-name="T1">| &gt; loss_disc_real_1: 0.2451103925704956 <text:s/>(0.20944388416306725)</text:span></text:p>
      <text:p text:style-name="P3"><text:s text:c="5"/><text:span text:style-name="T1">| &gt; loss_disc_real_2: 0.24719074368476868 <text:s/>(0.23665636726494493)</text:span></text:p>
      <text:p text:style-name="P3"><text:s text:c="5"/><text:span text:style-name="T1">| &gt; loss_disc_real_3: 0.23956458270549774 <text:s/>(0.22852862446472563)</text:span></text:p>
      <text:p text:style-name="P3"><text:s text:c="5"/><text:span text:style-name="T1">| &gt; loss_disc_real_4: 0.19871793687343597 <text:s/>(0.238756633524237)</text:span></text:p>
      <text:p text:style-name="P3"><text:s text:c="5"/><text:span text:style-name="T1">| &gt; loss_disc_real_5: 0.22923749685287476 <text:s/>(0.23294839571262227)</text:span></text:p>
      <text:p text:style-name="P3"><text:s text:c="5"/><text:span text:style-name="T1">| &gt; loss_0: 2.6616249084472656 <text:s/>(2.5744836577053727)</text:span></text:p>
      <text:p text:style-name="P3"><text:s text:c="5"/><text:span text:style-name="T1">| &gt; grad_norm_0: tensor(10.3587, device='cuda:0') <text:s/>(tensor(26.1478, device='cuda:0'))</text:span></text:p>
      <text:p text:style-name="P3"><text:s text:c="5"/><text:span text:style-name="T1">| &gt; loss_gen: 2.289095401763916 <text:s/>(2.2760600385994745)</text:span></text:p>
      <text:p text:style-name="P3"><text:s text:c="5"/><text:span text:style-name="T1">| &gt; loss_kl: 1.6088107824325562 <text:s/>(1.4861159900139118)</text:span></text:p>
      <text:p text:style-name="P3"><text:s text:c="5"/><text:span text:style-name="T1">| &gt; loss_feat: 6.842335224151611 <text:s/>(7.017549794295738)</text:span></text:p>
      <text:p text:style-name="P3"><text:s text:c="5"/><text:span text:style-name="T1">| &gt; loss_mel: 15.437192916870117 <text:s/>(15.611165079577216)</text:span></text:p>
      <text:p text:style-name="P3"><text:s text:c="5"/><text:span text:style-name="T1">| &gt; loss_duration: 1.4022531509399414 <text:s/>(1.41692381891711)</text:span></text:p>
      <text:p text:style-name="P3"><text:s text:c="5"/><text:span text:style-name="T1">| &gt; amp_scaler: 256.0 <text:s/>(256.0)</text:span></text:p>
      <text:p text:style-name="P3"><text:s text:c="5"/><text:span text:style-name="T1">| &gt; loss_1: 27.579689025878906 <text:s/>(27.807814828280744)</text:span></text:p>
      <text:p text:style-name="P3"><text:s text:c="5"/><text:span text:style-name="T1">| &gt; grad_norm_1: tensor(270.8441, device='cuda:0') <text:s/>(tensor(294.0019, device='cuda:0'))</text:span></text:p>
      <text:p text:style-name="P3"><text:s text:c="5"/><text:span text:style-name="T1">| &gt; current_lr_0: 0.00019877866781345852 </text:span></text:p>
      <text:p text:style-name="P3"><text:s text:c="5"/><text:span text:style-name="T1">| &gt; current_lr_1: 0.00019877866781345852 </text:span></text:p>
      <text:p text:style-name="P3"><text:s text:c="5"/><text:span text:style-name="T1">| &gt; step_time: 0.536 <text:s/>(0.521903605296694)</text:span></text:p>
      <text:p text:style-name="P3"><text:s text:c="5"/><text:span text:style-name="T1">| &gt; loader_time: 0.0052 <text:s/>(0.0048648653359248725)</text:span></text:p>
      <text:p text:style-name="P5"/>
      <text:p text:style-name="P5"/>
      <text:p text:style-name="P1"><text:soft-page-break/>[1m <text:s text:c="2"/>--&gt; TIME: 2025-05-14 16:51:08 -- STEP: 129/630 -- GLOBAL_STEP: 908000[0m</text:p>
      <text:p text:style-name="P3"><text:s text:c="5"/><text:span text:style-name="T1">| &gt; loss_disc: 2.6096696853637695 <text:s/>(2.553782577662506)</text:span></text:p>
      <text:p text:style-name="P3"><text:s text:c="5"/><text:span text:style-name="T1">| &gt; loss_disc_real_0: 0.0923655554652214 <text:s/>(0.16104750161947207)</text:span></text:p>
      <text:p text:style-name="P3"><text:s text:c="5"/><text:span text:style-name="T1">| &gt; loss_disc_real_1: 0.18637090921401978 <text:s/>(0.20962314261484516)</text:span></text:p>
      <text:p text:style-name="P3"><text:s text:c="5"/><text:span text:style-name="T1">| &gt; loss_disc_real_2: 0.18162381649017334 <text:s/>(0.23047140644964323)</text:span></text:p>
      <text:p text:style-name="P3"><text:s text:c="5"/><text:span text:style-name="T1">| &gt; loss_disc_real_3: 0.2030901312828064 <text:s/>(0.224264749145323)</text:span></text:p>
      <text:p text:style-name="P3"><text:s text:c="5"/><text:span text:style-name="T1">| &gt; loss_disc_real_4: 0.22550131380558014 <text:s/>(0.23949343266413192)</text:span></text:p>
      <text:p text:style-name="P3"><text:s text:c="5"/><text:span text:style-name="T1">| &gt; loss_disc_real_5: 0.20229755342006683 <text:s/>(0.22651280069998067)</text:span></text:p>
      <text:p text:style-name="P3"><text:s text:c="5"/><text:span text:style-name="T1">| &gt; loss_0: 2.6096696853637695 <text:s/>(2.553782577662506)</text:span></text:p>
      <text:p text:style-name="P3"><text:s text:c="5"/><text:span text:style-name="T1">| &gt; grad_norm_0: tensor(19.0482, device='cuda:0') <text:s/>(tensor(24.5262, device='cuda:0'))</text:span></text:p>
      <text:p text:style-name="P3"><text:s text:c="5"/><text:span text:style-name="T1">| &gt; loss_gen: 2.18103289604187 <text:s/>(2.279563036999962)</text:span></text:p>
      <text:p text:style-name="P3"><text:s text:c="5"/><text:span text:style-name="T1">| &gt; loss_kl: 1.4165462255477905 <text:s/>(1.525559712750043)</text:span></text:p>
      <text:p text:style-name="P3"><text:s text:c="5"/><text:span text:style-name="T1">| &gt; loss_feat: 7.27138090133667 <text:s/>(7.048503616983576)</text:span></text:p>
      <text:p text:style-name="P3"><text:s text:c="5"/><text:span text:style-name="T1">| &gt; loss_mel: 15.12784481048584 <text:s/>(15.519334002058635)</text:span></text:p>
      <text:p text:style-name="P3"><text:s text:c="5"/><text:span text:style-name="T1">| &gt; loss_duration: 1.4758307933807373 <text:s/>(1.401184073714323)</text:span></text:p>
      <text:p text:style-name="P3"><text:s text:c="5"/><text:span text:style-name="T1">| &gt; amp_scaler: 256.0 <text:s/>(273.860465116279)</text:span></text:p>
      <text:p text:style-name="P3"><text:s text:c="5"/><text:span text:style-name="T1">| &gt; loss_1: 27.47263526916504 <text:s/>(27.774144579273784)</text:span></text:p>
      <text:p text:style-name="P3"><text:s text:c="5"/><text:span text:style-name="T1">| &gt; grad_norm_1: tensor(378.8158, device='cuda:0') <text:s/>(tensor(293.5519, device='cuda:0'))</text:span></text:p>
      <text:p text:style-name="P3"><text:s text:c="5"/><text:span text:style-name="T1">| &gt; current_lr_0: 0.00019877866781345852 </text:span></text:p>
      <text:p text:style-name="P3"><text:s text:c="5"/><text:span text:style-name="T1">| &gt; current_lr_1: 0.00019877866781345852 </text:span></text:p>
      <text:p text:style-name="P3"><text:s text:c="5"/><text:span text:style-name="T1">| &gt; step_time: 0.5504 <text:s/>(0.5384116856626762)</text:span></text:p>
      <text:p text:style-name="P3"><text:s text:c="5"/><text:span text:style-name="T1">| &gt; loader_time: 0.0064 <text:s/>(0.005491284436957781)</text:span></text:p>
      <text:p text:style-name="P5"/>
      <text:p text:style-name="P5"/>
      <text:p text:style-name="P3"><text:s/><text:span text:style-name="T1">&gt; CHECKPOINT : /kaggle/working/vits_4_nov-May-14-2025_10+28AM-0000000/checkpoint_908000.pth</text:span></text:p>
      <text:p text:style-name="P5"/>
      <text:p text:style-name="P1">[1m <text:s text:c="2"/>--&gt; TIME: 2025-05-14 16:52:13 -- STEP: 229/630 -- GLOBAL_STEP: 908100[0m</text:p>
      <text:p text:style-name="P3"><text:s text:c="5"/><text:span text:style-name="T1">| &gt; loss_disc: 2.5444839000701904 <text:s/>(2.5659493338072665)</text:span></text:p>
      <text:p text:style-name="P3"><text:s text:c="5"/><text:span text:style-name="T1">| &gt; loss_disc_real_0: 0.15850293636322021 <text:s/>(0.16396256861598216)</text:span></text:p>
      <text:p text:style-name="P3"><text:s text:c="5"/><text:span text:style-name="T1">| &gt; loss_disc_real_1: 0.17794261872768402 <text:s/>(0.21024383884329984)</text:span></text:p>
      <text:p text:style-name="P3"><text:s text:c="5"/><text:span text:style-name="T1">| &gt; loss_disc_real_2: 0.2212647944688797 <text:s/>(0.23057467539237575)</text:span></text:p>
      <text:p text:style-name="P3"><text:s text:c="5"/><text:span text:style-name="T1">| &gt; loss_disc_real_3: 0.23973438143730164 <text:s/>(0.225254214942195)</text:span></text:p>
      <text:p text:style-name="P3"><text:s text:c="5"/><text:span text:style-name="T1">| &gt; loss_disc_real_4: 0.2374771386384964 <text:s/>(0.24030208542097084)</text:span></text:p>
      <text:p text:style-name="P3"><text:s text:c="5"/><text:span text:style-name="T1">| &gt; loss_disc_real_5: 0.22883963584899902 <text:s/>(0.23027954247320584)</text:span></text:p>
      <text:p text:style-name="P3"><text:s text:c="5"/><text:span text:style-name="T1">| &gt; loss_0: 2.5444839000701904 <text:s/>(2.5659493338072665)</text:span></text:p>
      <text:p text:style-name="P3"><text:s text:c="5"/><text:span text:style-name="T1">| &gt; grad_norm_0: tensor(7.5723, device='cuda:0') <text:s/>(tensor(23.4954, device='cuda:0'))</text:span></text:p>
      <text:p text:style-name="P3"><text:s text:c="5"/><text:span text:style-name="T1">| &gt; loss_gen: 2.2465503215789795 <text:s/>(2.260780594234386)</text:span></text:p>
      <text:p text:style-name="P3"><text:s text:c="5"/><text:span text:style-name="T1">| &gt; loss_kl: 1.5368551015853882 <text:s/>(1.56851503474223)</text:span></text:p>
      <text:p text:style-name="P3"><text:s text:c="5"/><text:span text:style-name="T1">| &gt; loss_feat: 6.6572465896606445 <text:s/>(6.945921843749467)</text:span></text:p>
      <text:p text:style-name="P3"><text:s text:c="5"/><text:span text:style-name="T1">| &gt; loss_mel: 15.342655181884766 <text:s/>(15.499920028786471)</text:span></text:p>
      <text:p text:style-name="P3"><text:s text:c="5"/><text:span text:style-name="T1">| &gt; loss_duration: 1.4689538478851318 <text:s/>(1.3642879131058943)</text:span></text:p>
      <text:p text:style-name="P3"><text:s text:c="5"/><text:span text:style-name="T1">| &gt; amp_scaler: 256.0 <text:s/>(266.0611353711789)</text:span></text:p>
      <text:p text:style-name="P3"><text:s text:c="5"/><text:span text:style-name="T1">| &gt; loss_1: 27.252260208129883 <text:s/>(27.639425385987394)</text:span></text:p>
      <text:p text:style-name="P3"><text:s text:c="5"/><text:span text:style-name="T1">| &gt; grad_norm_1: tensor(135.6610, device='cuda:0') <text:s/>(tensor(277.8966, device='cuda:0'))</text:span></text:p>
      <text:p text:style-name="P3"><text:s text:c="5"/><text:span text:style-name="T1">| &gt; current_lr_0: 0.00019877866781345852 </text:span></text:p>
      <text:p text:style-name="P3"><text:s text:c="5"/><text:span text:style-name="T1">| &gt; current_lr_1: 0.00019877866781345852 </text:span></text:p>
      <text:p text:style-name="P3"><text:s text:c="5"/><text:span text:style-name="T1">| &gt; step_time: 0.6072 <text:s/>(0.5680048767656223)</text:span></text:p>
      <text:p text:style-name="P3"><text:s text:c="5"/><text:span text:style-name="T1">| &gt; loader_time: 0.0074 <text:s/>(0.006083529068392958)</text:span></text:p>
      <text:p text:style-name="P5"/>
      <text:p text:style-name="P5"/>
      <text:p text:style-name="P1">[1m <text:s text:c="2"/>--&gt; TIME: 2025-05-14 16:53:18 -- STEP: 329/630 -- GLOBAL_STEP: 908200[0m</text:p>
      <text:p text:style-name="P3"><text:s text:c="5"/><text:span text:style-name="T1">| &gt; loss_disc: 2.657395362854004 <text:s/>(2.567549917110918)</text:span></text:p>
      <text:p text:style-name="P3"><text:s text:c="5"/><text:span text:style-name="T1">| &gt; loss_disc_real_0: 0.1810968816280365 <text:s/>(0.16415706809077957)</text:span></text:p>
      <text:p text:style-name="P3"><text:s text:c="5"/><text:span text:style-name="T1">| &gt; loss_disc_real_1: 0.1859029233455658 <text:s/>(0.21052782450403487)</text:span></text:p>
      <text:p text:style-name="P3"><text:s text:c="5"/><text:span text:style-name="T1">| &gt; loss_disc_real_2: 0.24176613986492157 <text:s/>(0.22927875078557836)</text:span></text:p>
      <text:p text:style-name="P3"><text:s text:c="5"/><text:span text:style-name="T1">| &gt; loss_disc_real_3: 0.2481638491153717 <text:s/>(0.22577877329113274)</text:span></text:p>
      <text:p text:style-name="P3"><text:s text:c="5"/><text:span text:style-name="T1">| &gt; loss_disc_real_4: 0.2538553476333618 <text:s/>(0.2387663405445209)</text:span></text:p>
      <text:p text:style-name="P3"><text:s text:c="5"/><text:span text:style-name="T1">| &gt; loss_disc_real_5: 0.23463012278079987 <text:s/>(0.23155608188961052)</text:span></text:p>
      <text:p text:style-name="P3"><text:s text:c="5"/><text:span text:style-name="T1">| &gt; loss_0: 2.657395362854004 <text:s/>(2.567549917110918)</text:span></text:p>
      <text:p text:style-name="P3"><text:soft-page-break/><text:s text:c="5"/><text:span text:style-name="T1">| &gt; grad_norm_0: tensor(9.5226, device='cuda:0') <text:s/>(tensor(22.5779, device='cuda:0'))</text:span></text:p>
      <text:p text:style-name="P3"><text:s text:c="5"/><text:span text:style-name="T1">| &gt; loss_gen: 2.1824142932891846 <text:s/>(2.2524814993414863)</text:span></text:p>
      <text:p text:style-name="P3"><text:s text:c="5"/><text:span text:style-name="T1">| &gt; loss_kl: 1.7615606784820557 <text:s/>(1.5814765883796476)</text:span></text:p>
      <text:p text:style-name="P3"><text:s text:c="5"/><text:span text:style-name="T1">| &gt; loss_feat: 6.4736833572387695 <text:s/>(6.898788050677639)</text:span></text:p>
      <text:p text:style-name="P3"><text:s text:c="5"/><text:span text:style-name="T1">| &gt; loss_mel: 15.720820426940918 <text:s/>(15.46991304496139)</text:span></text:p>
      <text:p text:style-name="P3"><text:s text:c="5"/><text:span text:style-name="T1">| &gt; loss_duration: 1.4529811143875122 <text:s/>(1.3921287835187823)</text:span></text:p>
      <text:p text:style-name="P3"><text:s text:c="5"/><text:span text:style-name="T1">| &gt; amp_scaler: 256.0 <text:s/>(263.0030395136776)</text:span></text:p>
      <text:p text:style-name="P3"><text:s text:c="5"/><text:span text:style-name="T1">| &gt; loss_1: 27.591461181640625 <text:s/>(27.59478794550098)</text:span></text:p>
      <text:p text:style-name="P3"><text:s text:c="5"/><text:span text:style-name="T1">| &gt; grad_norm_1: tensor(41.7319, device='cuda:0') <text:s/>(tensor(261.0721, device='cuda:0'))</text:span></text:p>
      <text:p text:style-name="P3"><text:s text:c="5"/><text:span text:style-name="T1">| &gt; current_lr_0: 0.00019877866781345852 </text:span></text:p>
      <text:p text:style-name="P3"><text:s text:c="5"/><text:span text:style-name="T1">| &gt; current_lr_1: 0.00019877866781345852 </text:span></text:p>
      <text:p text:style-name="P3"><text:s text:c="5"/><text:span text:style-name="T1">| &gt; step_time: 0.679 <text:s/>(0.5904733062152809)</text:span></text:p>
      <text:p text:style-name="P3"><text:s text:c="5"/><text:span text:style-name="T1">| &gt; loader_time: 0.0095 <text:s/>(0.006604835255167767)</text:span></text:p>
      <text:p text:style-name="P5"/>
      <text:p text:style-name="P5"/>
      <text:p text:style-name="P1">[1m <text:s text:c="2"/>--&gt; TIME: 2025-05-14 16:54:32 -- STEP: 429/630 -- GLOBAL_STEP: 908300[0m</text:p>
      <text:p text:style-name="P3"><text:s text:c="5"/><text:span text:style-name="T1">| &gt; loss_disc: 2.760556697845459 <text:s/>(2.5740168428087538)</text:span></text:p>
      <text:p text:style-name="P3"><text:s text:c="5"/><text:span text:style-name="T1">| &gt; loss_disc_real_0: 0.2756688892841339 <text:s/>(0.1654080960439359)</text:span></text:p>
      <text:p text:style-name="P3"><text:s text:c="5"/><text:span text:style-name="T1">| &gt; loss_disc_real_1: 0.19150292873382568 <text:s/>(0.2109230135704254)</text:span></text:p>
      <text:p text:style-name="P3"><text:s text:c="5"/><text:span text:style-name="T1">| &gt; loss_disc_real_2: 0.2149345576763153 <text:s/>(0.22980664885822155)</text:span></text:p>
      <text:p text:style-name="P3"><text:s text:c="5"/><text:span text:style-name="T1">| &gt; loss_disc_real_3: 0.24183772504329681 <text:s/>(0.22717410749766653)</text:span></text:p>
      <text:p text:style-name="P3"><text:s text:c="5"/><text:span text:style-name="T1">| &gt; loss_disc_real_4: 0.2631058990955353 <text:s/>(0.23964117220787456)</text:span></text:p>
      <text:p text:style-name="P3"><text:s text:c="5"/><text:span text:style-name="T1">| &gt; loss_disc_real_5: 0.27418962121009827 <text:s/>(0.2315788538931133)</text:span></text:p>
      <text:p text:style-name="P3"><text:s text:c="5"/><text:span text:style-name="T1">| &gt; loss_0: 2.760556697845459 <text:s/>(2.5740168428087538)</text:span></text:p>
      <text:p text:style-name="P3"><text:s text:c="5"/><text:span text:style-name="T1">| &gt; grad_norm_0: tensor(12.7767, device='cuda:0') <text:s/>(tensor(22.5345, device='cuda:0'))</text:span></text:p>
      <text:p text:style-name="P3"><text:s text:c="5"/><text:span text:style-name="T1">| &gt; loss_gen: 2.099001169204712 <text:s/>(2.245793495978509)</text:span></text:p>
      <text:p text:style-name="P3"><text:s text:c="5"/><text:span text:style-name="T1">| &gt; loss_kl: 1.52912437915802 <text:s/>(1.5890724289389473)</text:span></text:p>
      <text:p text:style-name="P3"><text:s text:c="5"/><text:span text:style-name="T1">| &gt; loss_feat: 5.857060432434082 <text:s/>(6.853464297759227)</text:span></text:p>
      <text:p text:style-name="P3"><text:s text:c="5"/><text:span text:style-name="T1">| &gt; loss_mel: 15.514841079711914 <text:s/>(15.491784255821388)</text:span></text:p>
      <text:p text:style-name="P3"><text:s text:c="5"/><text:span text:style-name="T1">| &gt; loss_duration: 1.446942687034607 <text:s/>(1.3965461998830582)</text:span></text:p>
      <text:p text:style-name="P3"><text:s text:c="5"/><text:span text:style-name="T1">| &gt; amp_scaler: 256.0 <text:s/>(261.37062937062933)</text:span></text:p>
      <text:p text:style-name="P3"><text:s text:c="5"/><text:span text:style-name="T1">| &gt; loss_1: 26.446969985961914 <text:s/>(27.57666065865185)</text:span></text:p>
      <text:p text:style-name="P3"><text:s text:c="5"/><text:span text:style-name="T1">| &gt; grad_norm_1: tensor(121.0548, device='cuda:0') <text:s/>(tensor(264.2182, device='cuda:0'))</text:span></text:p>
      <text:p text:style-name="P3"><text:s text:c="5"/><text:span text:style-name="T1">| &gt; current_lr_0: 0.00019877866781345852 </text:span></text:p>
      <text:p text:style-name="P3"><text:s text:c="5"/><text:span text:style-name="T1">| &gt; current_lr_1: 0.00019877866781345852 </text:span></text:p>
      <text:p text:style-name="P3"><text:s text:c="5"/><text:span text:style-name="T1">| &gt; step_time: 0.7548 <text:s/>(0.6206197438540165)</text:span></text:p>
      <text:p text:style-name="P3"><text:s text:c="5"/><text:span text:style-name="T1">| &gt; loader_time: 0.0104 <text:s/>(0.007180495139880058)</text:span></text:p>
      <text:p text:style-name="P5"/>
      <text:p text:style-name="P5"/>
      <text:p text:style-name="P1">[1m <text:s text:c="2"/>--&gt; TIME: 2025-05-14 16:55:52 -- STEP: 529/630 -- GLOBAL_STEP: 908400[0m</text:p>
      <text:p text:style-name="P3"><text:s text:c="5"/><text:span text:style-name="T1">| &gt; loss_disc: 2.743053913116455 <text:s/>(2.575979536106994)</text:span></text:p>
      <text:p text:style-name="P3"><text:s text:c="5"/><text:span text:style-name="T1">| &gt; loss_disc_real_0: 0.20175021886825562 <text:s/>(0.1653653229454741)</text:span></text:p>
      <text:p text:style-name="P3"><text:s text:c="5"/><text:span text:style-name="T1">| &gt; loss_disc_real_1: 0.22764872014522552 <text:s/>(0.21137121277517992)</text:span></text:p>
      <text:p text:style-name="P3"><text:s text:c="5"/><text:span text:style-name="T1">| &gt; loss_disc_real_2: 0.2436574399471283 <text:s/>(0.2291393125665661)</text:span></text:p>
      <text:p text:style-name="P3"><text:s text:c="5"/><text:span text:style-name="T1">| &gt; loss_disc_real_3: 0.15880562365055084 <text:s/>(0.22721415006032739)</text:span></text:p>
      <text:p text:style-name="P3"><text:s text:c="5"/><text:span text:style-name="T1">| &gt; loss_disc_real_4: 0.2100616842508316 <text:s/>(0.23972337731003535)</text:span></text:p>
      <text:p text:style-name="P3"><text:s text:c="5"/><text:span text:style-name="T1">| &gt; loss_disc_real_5: 0.2016935795545578 <text:s/>(0.23183794913986006)</text:span></text:p>
      <text:p text:style-name="P3"><text:s text:c="5"/><text:span text:style-name="T1">| &gt; loss_0: 2.743053913116455 <text:s/>(2.575979536106994)</text:span></text:p>
      <text:p text:style-name="P3"><text:s text:c="5"/><text:span text:style-name="T1">| &gt; grad_norm_0: tensor(23.5072, device='cuda:0') <text:s/>(tensor(22.0251, device='cuda:0'))</text:span></text:p>
      <text:p text:style-name="P3"><text:s text:c="5"/><text:span text:style-name="T1">| &gt; loss_gen: 2.08036470413208 <text:s/>(2.237293578275887)</text:span></text:p>
      <text:p text:style-name="P3"><text:s text:c="5"/><text:span text:style-name="T1">| &gt; loss_kl: 1.5579745769500732 <text:s/>(1.5905111530102038)</text:span></text:p>
      <text:p text:style-name="P3"><text:s text:c="5"/><text:span text:style-name="T1">| &gt; loss_feat: 6.498382091522217 <text:s/>(6.797157258753065)</text:span></text:p>
      <text:p text:style-name="P3"><text:s text:c="5"/><text:span text:style-name="T1">| &gt; loss_mel: 15.206754684448242 <text:s/>(15.476862673047359)</text:span></text:p>
      <text:p text:style-name="P3"><text:s text:c="5"/><text:span text:style-name="T1">| &gt; loss_duration: 1.4613685607910156 <text:s/>(1.40897888722627)</text:span></text:p>
      <text:p text:style-name="P3"><text:s text:c="5"/><text:span text:style-name="T1">| &gt; amp_scaler: 256.0 <text:s/>(260.35538752362925)</text:span></text:p>
      <text:p text:style-name="P3"><text:s text:c="5"/><text:span text:style-name="T1">| &gt; loss_1: 26.80484390258789 <text:s/>(27.510803529130037)</text:span></text:p>
      <text:p text:style-name="P3"><text:s text:c="5"/><text:span text:style-name="T1">| &gt; grad_norm_1: tensor(267.5166, device='cuda:0') <text:s/>(tensor(254.8337, device='cuda:0'))</text:span></text:p>
      <text:p text:style-name="P3"><text:s text:c="5"/><text:span text:style-name="T1">| &gt; current_lr_0: 0.00019877866781345852 </text:span></text:p>
      <text:p text:style-name="P3"><text:soft-page-break/><text:s text:c="5"/><text:span text:style-name="T1">| &gt; current_lr_1: 0.00019877866781345852 </text:span></text:p>
      <text:p text:style-name="P3"><text:s text:c="5"/><text:span text:style-name="T1">| &gt; step_time: 0.8295 <text:s/>(0.652828571251075)</text:span></text:p>
      <text:p text:style-name="P3"><text:s text:c="5"/><text:span text:style-name="T1">| &gt; loader_time: 0.011 <text:s/>(0.007709061941712926)</text:span></text:p>
      <text:p text:style-name="P5"/>
      <text:p text:style-name="P5"/>
      <text:p text:style-name="P1">[1m <text:s text:c="2"/>--&gt; TIME: 2025-05-14 16:57:34 -- STEP: 629/630 -- GLOBAL_STEP: 908500[0m</text:p>
      <text:p text:style-name="P3"><text:s text:c="5"/><text:span text:style-name="T1">| &gt; loss_disc: 2.690427541732788 <text:s/>(2.5768167021164614)</text:span></text:p>
      <text:p text:style-name="P3"><text:s text:c="5"/><text:span text:style-name="T1">| &gt; loss_disc_real_0: 0.12850241363048553 <text:s/>(0.16586506691286046)</text:span></text:p>
      <text:p text:style-name="P3"><text:s text:c="5"/><text:span text:style-name="T1">| &gt; loss_disc_real_1: 0.2358187735080719 <text:s/>(0.21146432394443132)</text:span></text:p>
      <text:p text:style-name="P3"><text:s text:c="5"/><text:span text:style-name="T1">| &gt; loss_disc_real_2: 0.24538667500019073 <text:s/>(0.2289161060260097)</text:span></text:p>
      <text:p text:style-name="P3"><text:s text:c="5"/><text:span text:style-name="T1">| &gt; loss_disc_real_3: 0.22198206186294556 <text:s/>(0.22767085666118253)</text:span></text:p>
      <text:p text:style-name="P3"><text:s text:c="5"/><text:span text:style-name="T1">| &gt; loss_disc_real_4: 0.22647352516651154 <text:s/>(0.23981761870778423)</text:span></text:p>
      <text:p text:style-name="P3"><text:s text:c="5"/><text:span text:style-name="T1">| &gt; loss_disc_real_5: 0.2541733384132385 <text:s/>(0.2314493991612251)</text:span></text:p>
      <text:p text:style-name="P3"><text:s text:c="5"/><text:span text:style-name="T1">| &gt; loss_0: 2.690427541732788 <text:s/>(2.5768167021164614)</text:span></text:p>
      <text:p text:style-name="P3"><text:s text:c="5"/><text:span text:style-name="T1">| &gt; grad_norm_0: tensor(28.9038, device='cuda:0') <text:s/>(tensor(21.8210, device='cuda:0'))</text:span></text:p>
      <text:p text:style-name="P3"><text:s text:c="5"/><text:span text:style-name="T1">| &gt; loss_gen: 2.114532470703125 <text:s/>(2.2330803005039597)</text:span></text:p>
      <text:p text:style-name="P3"><text:s text:c="5"/><text:span text:style-name="T1">| &gt; loss_kl: 1.5152922868728638 <text:s/>(1.595832685218896)</text:span></text:p>
      <text:p text:style-name="P3"><text:s text:c="5"/><text:span text:style-name="T1">| &gt; loss_feat: 6.263685703277588 <text:s/>(6.768927214066064)</text:span></text:p>
      <text:p text:style-name="P3"><text:s text:c="5"/><text:span text:style-name="T1">| &gt; loss_mel: 15.707995414733887 <text:s/>(15.477037625396195)</text:span></text:p>
      <text:p text:style-name="P3"><text:s text:c="5"/><text:span text:style-name="T1">| &gt; loss_duration: 1.500966191291809 <text:s/>(1.4188346127447908)</text:span></text:p>
      <text:p text:style-name="P3"><text:s text:c="5"/><text:span text:style-name="T1">| &gt; amp_scaler: 256.0 <text:s/>(259.66295707472176)</text:span></text:p>
      <text:p text:style-name="P3"><text:s text:c="5"/><text:span text:style-name="T1">| &gt; loss_1: 27.10247230529785 <text:s/>(27.493712438877512)</text:span></text:p>
      <text:p text:style-name="P3"><text:s text:c="5"/><text:span text:style-name="T1">| &gt; grad_norm_1: tensor(153.5322, device='cuda:0') <text:s/>(tensor(251.8459, device='cuda:0'))</text:span></text:p>
      <text:p text:style-name="P3"><text:s text:c="5"/><text:span text:style-name="T1">| &gt; current_lr_0: 0.00019877866781345852 </text:span></text:p>
      <text:p text:style-name="P3"><text:s text:c="5"/><text:span text:style-name="T1">| &gt; current_lr_1: 0.00019877866781345852 </text:span></text:p>
      <text:p text:style-name="P3"><text:s text:c="5"/><text:span text:style-name="T1">| &gt; step_time: 1.5655 <text:s/>(0.7087607952293803)</text:span></text:p>
      <text:p text:style-name="P3"><text:s text:c="5"/><text:span text:style-name="T1">| &gt; loader_time: 0.0162 <text:s/>(0.008369630774178074)</text:span></text:p>
      <text:p text:style-name="P5"/>
      <text:p text:style-name="P5"/>
      <text:p text:style-name="P3"><text:s/><text:span text:style-name="T1">&gt; CHECKPOINT : /kaggle/working/vits_4_nov-May-14-2025_10+28AM-0000000/checkpoint_9085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988551139831543 [0m(-9.72747802734375e-05)</text:span></text:p>
      <text:p text:style-name="P3"><text:s text:c="5"/><text:span text:style-name="T1">| &gt; avg_loss_disc:[92m 2.5385541717211404 [0m(-0.04974830150604248)</text:span></text:p>
      <text:p text:style-name="P3"><text:s text:c="5"/><text:span text:style-name="T1">| &gt; avg_loss_disc_real_0:[92m 0.14499463451405367 [0m(-0.10015746268133321)</text:span></text:p>
      <text:p text:style-name="P3"><text:s text:c="5"/><text:span text:style-name="T1">| &gt; avg_loss_disc_real_1:[91m 0.22765343263745308 [0m(+0.05170133337378502)</text:span></text:p>
      <text:p text:style-name="P3"><text:s text:c="5"/><text:span text:style-name="T1">| &gt; avg_loss_disc_real_2:[92m 0.21781828999519348 [0m(-0.024485064049561828)</text:span></text:p>
      <text:p text:style-name="P3"><text:s text:c="5"/><text:span text:style-name="T1">| &gt; avg_loss_disc_real_3:[91m 0.2322657642265161 [0m(+0.02479403590162596)</text:span></text:p>
      <text:p text:style-name="P3"><text:s text:c="5"/><text:span text:style-name="T1">| &gt; avg_loss_disc_real_4:[91m 0.24615220725536346 [0m(+0.021469658861557633)</text:span></text:p>
      <text:p text:style-name="P3"><text:s text:c="5"/><text:span text:style-name="T1">| &gt; avg_loss_disc_real_5:[91m 0.2334055888156096 [0m(+0.0015752539038658142)</text:span></text:p>
      <text:p text:style-name="P3"><text:s text:c="5"/><text:span text:style-name="T1">| &gt; avg_loss_0:[92m 2.5385541717211404 [0m(-0.04974830150604248)</text:span></text:p>
      <text:p text:style-name="P3"><text:s text:c="5"/><text:span text:style-name="T1">| &gt; avg_loss_gen:[92m 2.102485458056132 [0m(-0.059094299872716416)</text:span></text:p>
      <text:p text:style-name="P3"><text:s text:c="5"/><text:span text:style-name="T1">| &gt; avg_loss_kl:[91m 1.6893857717514038 [0m(+0.031056414047877068)</text:span></text:p>
      <text:p text:style-name="P3"><text:s text:c="5"/><text:span text:style-name="T1">| &gt; avg_loss_feat:[92m 6.298617959022522 [0m(-0.21397070089976022)</text:span></text:p>
      <text:p text:style-name="P3"><text:s text:c="5"/><text:span text:style-name="T1">| &gt; avg_loss_mel:[91m 15.427426973978678 [0m(+0.3186623255411778)</text:span></text:p>
      <text:p text:style-name="P3"><text:s text:c="5"/><text:span text:style-name="T1">| &gt; avg_loss_duration:[92m 1.5267953872680664 [0m(-0.0142038961251576)</text:span></text:p>
      <text:p text:style-name="P4"><text:s text:c="5"/><text:span text:style-name="T1">| &gt; avg_loss_1:[91m 27.044711430867512 [0m(+0.062450091044105704)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21:30:41.589746596</meta:creation-date>
    <dc:date>2025-09-23T21:30:53.421306626</dc:date>
    <meta:editing-duration>PT12S</meta:editing-duration>
    <meta:editing-cycles>1</meta:editing-cycles>
    <meta:document-statistic meta:table-count="0" meta:image-count="0" meta:object-count="0" meta:page-count="154" meta:paragraph-count="8021" meta:word-count="42671" meta:character-count="501153" meta:non-whitespace-character-count="422607"/>
    <meta:generator>LibreOffice/7.3.7.2$Linux_X86_64 LibreOffice_project/30$Build-2</meta:generator>
  </office:meta>
</office:document-meta>
</file>